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18.87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52.09mm"/>
    </style:style>
    <style:style style:name="co6" style:family="table-column">
      <style:table-column-properties fo:break-before="auto" style:column-width="36.28mm"/>
    </style:style>
    <style:style style:name="co7" style:family="table-column">
      <style:table-column-properties fo:break-before="auto" style:column-width="30.25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6.49mm"/>
    </style:style>
    <style:style style:name="co10" style:family="table-column">
      <style:table-column-properties fo:break-before="auto" style:column-width="42.5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3" style:family="table-cell" style:parent-style-name="Default" style:data-style-name="N100">
      <style:table-cell-properties fo:border="0.06pt solid #000000"/>
      <style:text-properties fo:color="#808080"/>
    </style:style>
    <style:style style:name="ce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fo:color="#808080"/>
    </style:style>
    <style:style style:name="ce9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color="#808080"/>
    </style:style>
    <style:style style:name="ce1" style:family="table-cell" style:parent-style-name="Default" style:data-style-name="N100">
      <style:table-cell-properties fo:border="0.06pt solid #000000"/>
      <style:text-properties fo:color="#808080"/>
    </style:style>
    <style:style style:name="ce7" style:family="table-cell" style:parent-style-name="Default" style:data-style-name="N99">
      <style:table-cell-properties fo:background-color="#dee7e5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 style:data-style-name="N0">
      <style:table-cell-properties fo:background-color="#dee7e5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 style:data-style-name="N99">
      <style:table-cell-properties fo:background-color="#dee7e5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fo:background-color="#dee7e5" fo:border="0.06pt solid #000000"/>
    </style:style>
    <style:style style:name="ce17" style:family="table-cell" style:parent-style-name="Default" style:data-style-name="N0">
      <style:table-cell-properties fo:background-color="#dee7e5" fo:border="0.06pt solid #000000"/>
    </style:style>
    <style:style style:name="ce12" style:family="table-cell" style:parent-style-name="Default">
      <style:table-cell-properties fo:background-color="#dee7e5" fo:border="0.06pt solid #000000"/>
    </style:style>
    <style:style style:name="ce19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order="0.06pt solid #000000"/>
    </style:style>
    <style:style style:name="ce24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nj_ini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ce1"/>
        <table:table-column table:style-name="co5" table:default-cell-style-name="ce11"/>
        <table:table-column table:style-name="co6" table:default-cell-style-name="ce11"/>
        <table:table-column table:style-name="co7" table:default-cell-style-name="ce12"/>
        <table:table-column table:style-name="co8" table:visibility="collapse" table:default-cell-style-name="ce18"/>
        <table:table-column table:style-name="co9" table:default-cell-style-name="Default"/>
        <table:table-row table:style-name="ro1">
          <table:table-cell office:value-type="string" calcext:value-type="string">
            <text:p>Time [s]</text:p>
          </table:table-cell>
          <table:table-cell office:value-type="string" calcext:value-type="string">
            <text:p>Packet ID</text:p>
          </table:table-cell>
          <table:table-cell office:value-type="string" calcext:value-type="string">
            <text:p>MOSI</text:p>
          </table:table-cell>
          <table:table-cell table:style-name="ce3"/>
          <table:table-cell table:style-name="ce7" office:value-type="string" calcext:value-type="string">
            <text:p>COMMAND</text:p>
          </table:table-cell>
          <table:table-cell table:style-name="ce7" office:value-type="string" calcext:value-type="string">
            <text:p>COMMAND DATA</text:p>
          </table:table-cell>
          <table:table-cell table:style-name="ce14" office:value-type="string" calcext:value-type="string">
            <text:p>TX_PAYLOAD</text:p>
          </table:table-cell>
          <table:table-cell table:style-name="ce19"/>
          <table:table-cell/>
        </table:table-row>
        <table:table-row table:style-name="ro1">
          <table:table-cell office:value-type="string" calcext:value-type="string">
            <text:p>1.417225456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011 <text:s/>1111</text:p>
          </table:table-cell>
          <table:table-cell table:style-name="ce2" table:formula="of:=SUBSTITUTE([.C2];&quot; &quot;;&quot;&quot;)" office:value-type="string" office:string-value="00111111" calcext:value-type="string">
            <text:p>00111111</text:p>
          </table:table-cell>
          <table:table-cell table:style-name="ce13" table:formula="of:=IF([.B2]=[.B1];&quot;&quot;;VLOOKUP([.D2];[$Spec.A$1:$Spec.B$1048576];2;0))" office:value-type="string" office:string-value="W_REGISTER" calcext:value-type="string">
            <text:p>W_REGISTER</text:p>
          </table:table-cell>
          <table:table-cell table:style-name="ce13" table:formula="of:=IF([.E2]=&quot;W_REGISTER (RF_CH)&quot;;BIN2DEC([.D3]);IF([.E2]=&quot;W_REGISTER (TX_ADDR)&quot;;CONCATENATE(&quot;0x&quot;;BIN2HEX([.D7]);BIN2HEX([.D6]);BIN2HEX([.D5]);BIN2HEX([.D4]);BIN2HEX([.D3]));&quot;&quot;))">
            <text:p/>
          </table:table-cell>
          <table:table-cell table:style-name="ce17" table:formula="of:=IF(OR([.E1]=&quot;W_TX_PAYLOAD&quot;;AND([.G1]&lt;&gt;&quot;&quot;;[.E2]=&quot;&quot;));BIN2HEX([.D2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1.417342048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100 <text:s/>1100</text:p>
          </table:table-cell>
          <table:table-cell table:style-name="ce2" table:formula="of:=SUBSTITUTE([.C3];&quot; &quot;;&quot;&quot;)" office:value-type="string" office:string-value="01001100" calcext:value-type="string">
            <text:p>01001100</text:p>
          </table:table-cell>
          <table:table-cell table:style-name="ce13" table:formula="of:=IF([.B3]=[.B2];&quot;&quot;;VLOOKUP([.D3];[$Spec.A$1:$Spec.B$1048576];2;0))">
            <text:p/>
          </table:table-cell>
          <table:table-cell table:style-name="ce13" table:formula="of:=IF([.E3]=&quot;W_REGISTER (RF_CH)&quot;;BIN2DEC([.D4]);IF([.E3]=&quot;W_REGISTER (TX_ADDR)&quot;;CONCATENATE(&quot;0x&quot;;BIN2HEX([.D8]);BIN2HEX([.D7]);BIN2HEX([.D6]);BIN2HEX([.D5]);BIN2HEX([.D4]));&quot;&quot;))">
            <text:p/>
          </table:table-cell>
          <table:table-cell table:style-name="ce17" table:formula="of:=IF(OR([.E2]=&quot;W_TX_PAYLOAD&quot;;AND([.G2]&lt;&gt;&quot;&quot;;[.E3]=&quot;&quot;));BIN2HEX([.D3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1.41745864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000 <text:s/>0100</text:p>
          </table:table-cell>
          <table:table-cell table:style-name="ce9" table:formula="of:=SUBSTITUTE([.C4];&quot; &quot;;&quot;&quot;)" office:value-type="string" office:string-value="10000100" calcext:value-type="string">
            <text:p>10000100</text:p>
          </table:table-cell>
          <table:table-cell table:style-name="ce13" table:formula="of:=IF([.B4]=[.B3];&quot;&quot;;VLOOKUP([.D4];[$Spec.A$1:$Spec.B$1048576];2;0))">
            <text:p/>
          </table:table-cell>
          <table:table-cell table:style-name="ce13" table:formula="of:=IF([.E4]=&quot;W_REGISTER (RF_CH)&quot;;BIN2DEC([.D5]);IF([.E4]=&quot;W_REGISTER (TX_ADDR)&quot;;CONCATENATE(&quot;0x&quot;;BIN2HEX([.D9]);BIN2HEX([.D8]);BIN2HEX([.D7]);BIN2HEX([.D6]);BIN2HEX([.D5]));&quot;&quot;))">
            <text:p/>
          </table:table-cell>
          <table:table-cell table:style-name="ce17" table:formula="of:=IF(OR([.E3]=&quot;W_TX_PAYLOAD&quot;;AND([.G3]&lt;&gt;&quot;&quot;;[.E4]=&quot;&quot;));BIN2HEX([.D4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1.417575232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110 <text:s/>1111</text:p>
          </table:table-cell>
          <table:table-cell table:style-name="ce9" table:formula="of:=SUBSTITUTE([.C5];&quot; &quot;;&quot;&quot;)" office:value-type="string" office:string-value="01101111" calcext:value-type="string">
            <text:p>01101111</text:p>
          </table:table-cell>
          <table:table-cell table:style-name="ce13" table:formula="of:=IF([.B5]=[.B4];&quot;&quot;;VLOOKUP([.D5];[$Spec.A$1:$Spec.B$1048576];2;0))">
            <text:p/>
          </table:table-cell>
          <table:table-cell table:style-name="ce13" table:formula="of:=IF([.E5]=&quot;W_REGISTER (RF_CH)&quot;;BIN2DEC([.D6]);IF([.E5]=&quot;W_REGISTER (TX_ADDR)&quot;;CONCATENATE(&quot;0x&quot;;BIN2HEX([.D10]);BIN2HEX([.D9]);BIN2HEX([.D8]);BIN2HEX([.D7]);BIN2HEX([.D6]));&quot;&quot;))">
            <text:p/>
          </table:table-cell>
          <table:table-cell table:style-name="ce17" table:formula="of:=IF(OR([.E4]=&quot;W_TX_PAYLOAD&quot;;AND([.G4]&lt;&gt;&quot;&quot;;[.E5]=&quot;&quot;));BIN2HEX([.D5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1.417707772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001 <text:s/>1100</text:p>
          </table:table-cell>
          <table:table-cell table:style-name="ce9" table:formula="of:=SUBSTITUTE([.C6];&quot; &quot;;&quot;&quot;)" office:value-type="string" office:string-value="10011100" calcext:value-type="string">
            <text:p>10011100</text:p>
          </table:table-cell>
          <table:table-cell table:style-name="ce13" table:formula="of:=IF([.B6]=[.B5];&quot;&quot;;VLOOKUP([.D6];[$Spec.A$1:$Spec.B$1048576];2;0))">
            <text:p/>
          </table:table-cell>
          <table:table-cell table:style-name="ce13" table:formula="of:=IF([.E6]=&quot;W_REGISTER (RF_CH)&quot;;BIN2DEC([.D7]);IF([.E6]=&quot;W_REGISTER (TX_ADDR)&quot;;CONCATENATE(&quot;0x&quot;;BIN2HEX([.D11]);BIN2HEX([.D10]);BIN2HEX([.D9]);BIN2HEX([.D8]);BIN2HEX([.D7]));&quot;&quot;))">
            <text:p/>
          </table:table-cell>
          <table:table-cell table:style-name="ce17" table:formula="of:=IF(OR([.E5]=&quot;W_TX_PAYLOAD&quot;;AND([.G5]&lt;&gt;&quot;&quot;;[.E6]=&quot;&quot;));BIN2HEX([.D6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1.41782436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7];&quot; &quot;;&quot;&quot;)" office:value-type="string" office:string-value="00100000" calcext:value-type="string">
            <text:p>00100000</text:p>
          </table:table-cell>
          <table:table-cell table:style-name="ce13" table:formula="of:=IF([.B7]=[.B6];&quot;&quot;;VLOOKUP([.D7];[$Spec.A$1:$Spec.B$1048576];2;0))">
            <text:p/>
          </table:table-cell>
          <table:table-cell table:style-name="ce13" table:formula="of:=IF([.E7]=&quot;W_REGISTER (RF_CH)&quot;;BIN2DEC([.D8]);IF([.E7]=&quot;W_REGISTER (TX_ADDR)&quot;;CONCATENATE(&quot;0x&quot;;BIN2HEX([.D12]);BIN2HEX([.D11]);BIN2HEX([.D10]);BIN2HEX([.D9]);BIN2HEX([.D8]));&quot;&quot;))">
            <text:p/>
          </table:table-cell>
          <table:table-cell table:style-name="ce17" table:formula="of:=IF(OR([.E6]=&quot;W_TX_PAYLOAD&quot;;AND([.G6]&lt;&gt;&quot;&quot;;[.E7]=&quot;&quot;));BIN2HEX([.D7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1.417943936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011 <text:s/>1110</text:p>
          </table:table-cell>
          <table:table-cell table:style-name="ce9" table:formula="of:=SUBSTITUTE([.C8];&quot; &quot;;&quot;&quot;)" office:value-type="string" office:string-value="00111110" calcext:value-type="string">
            <text:p>00111110</text:p>
          </table:table-cell>
          <table:table-cell table:style-name="ce13" table:formula="of:=IF([.B8]=[.B7];&quot;&quot;;VLOOKUP([.D8];[$Spec.A$1:$Spec.B$1048576];2;0))" office:value-type="string" office:string-value="W_REGISTER" calcext:value-type="string">
            <text:p>W_REGISTER</text:p>
          </table:table-cell>
          <table:table-cell table:style-name="ce13" table:formula="of:=IF([.E8]=&quot;W_REGISTER (RF_CH)&quot;;BIN2DEC([.D9]);IF([.E8]=&quot;W_REGISTER (TX_ADDR)&quot;;CONCATENATE(&quot;0x&quot;;BIN2HEX([.D13]);BIN2HEX([.D12]);BIN2HEX([.D11]);BIN2HEX([.D10]);BIN2HEX([.D9]));&quot;&quot;))">
            <text:p/>
          </table:table-cell>
          <table:table-cell table:style-name="ce17" table:formula="of:=IF(OR([.E7]=&quot;W_TX_PAYLOAD&quot;;AND([.G7]&lt;&gt;&quot;&quot;;[.E8]=&quot;&quot;));BIN2HEX([.D8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1.418060528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100 <text:s/>1001</text:p>
          </table:table-cell>
          <table:table-cell table:style-name="ce9" table:formula="of:=SUBSTITUTE([.C9];&quot; &quot;;&quot;&quot;)" office:value-type="string" office:string-value="11001001" calcext:value-type="string">
            <text:p>11001001</text:p>
          </table:table-cell>
          <table:table-cell table:style-name="ce13" table:formula="of:=IF([.B9]=[.B8];&quot;&quot;;VLOOKUP([.D9];[$Spec.A$1:$Spec.B$1048576];2;0))">
            <text:p/>
          </table:table-cell>
          <table:table-cell table:style-name="ce13" table:formula="of:=IF([.E9]=&quot;W_REGISTER (RF_CH)&quot;;BIN2DEC([.D10]);IF([.E9]=&quot;W_REGISTER (TX_ADDR)&quot;;CONCATENATE(&quot;0x&quot;;BIN2HEX([.D14]);BIN2HEX([.D13]);BIN2HEX([.D12]);BIN2HEX([.D11]);BIN2HEX([.D10]));&quot;&quot;))">
            <text:p/>
          </table:table-cell>
          <table:table-cell table:style-name="ce17" table:formula="of:=IF(OR([.E8]=&quot;W_TX_PAYLOAD&quot;;AND([.G8]&lt;&gt;&quot;&quot;;[.E9]=&quot;&quot;));BIN2HEX([.D9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1.418177112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001 <text:s/>1010</text:p>
          </table:table-cell>
          <table:table-cell table:style-name="ce9" table:formula="of:=SUBSTITUTE([.C10];&quot; &quot;;&quot;&quot;)" office:value-type="string" office:string-value="10011010" calcext:value-type="string">
            <text:p>10011010</text:p>
          </table:table-cell>
          <table:table-cell table:style-name="ce13" table:formula="of:=IF([.B10]=[.B9];&quot;&quot;;VLOOKUP([.D10];[$Spec.A$1:$Spec.B$1048576];2;0))">
            <text:p/>
          </table:table-cell>
          <table:table-cell table:style-name="ce13" table:formula="of:=IF([.E10]=&quot;W_REGISTER (RF_CH)&quot;;BIN2DEC([.D11]);IF([.E10]=&quot;W_REGISTER (TX_ADDR)&quot;;CONCATENATE(&quot;0x&quot;;BIN2HEX([.D15]);BIN2HEX([.D14]);BIN2HEX([.D13]);BIN2HEX([.D12]);BIN2HEX([.D11]));&quot;&quot;))">
            <text:p/>
          </table:table-cell>
          <table:table-cell table:style-name="ce17" table:formula="of:=IF(OR([.E9]=&quot;W_TX_PAYLOAD&quot;;AND([.G9]&lt;&gt;&quot;&quot;;[.E10]=&quot;&quot;));BIN2HEX([.D10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1.418293704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011 <text:s/>0000</text:p>
          </table:table-cell>
          <table:table-cell table:style-name="ce9" table:formula="of:=SUBSTITUTE([.C11];&quot; &quot;;&quot;&quot;)" office:value-type="string" office:string-value="10110000" calcext:value-type="string">
            <text:p>10110000</text:p>
          </table:table-cell>
          <table:table-cell table:style-name="ce13" table:formula="of:=IF([.B11]=[.B10];&quot;&quot;;VLOOKUP([.D11];[$Spec.A$1:$Spec.B$1048576];2;0))">
            <text:p/>
          </table:table-cell>
          <table:table-cell table:style-name="ce13" table:formula="of:=IF([.E11]=&quot;W_REGISTER (RF_CH)&quot;;BIN2DEC([.D12]);IF([.E11]=&quot;W_REGISTER (TX_ADDR)&quot;;CONCATENATE(&quot;0x&quot;;BIN2HEX([.D16]);BIN2HEX([.D15]);BIN2HEX([.D14]);BIN2HEX([.D13]);BIN2HEX([.D12]));&quot;&quot;))">
            <text:p/>
          </table:table-cell>
          <table:table-cell table:style-name="ce17" table:formula="of:=IF(OR([.E10]=&quot;W_TX_PAYLOAD&quot;;AND([.G10]&lt;&gt;&quot;&quot;;[.E11]=&quot;&quot;));BIN2HEX([.D11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1.418410292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110 <text:s/>0001</text:p>
          </table:table-cell>
          <table:table-cell table:style-name="ce9" table:formula="of:=SUBSTITUTE([.C12];&quot; &quot;;&quot;&quot;)" office:value-type="string" office:string-value="01100001" calcext:value-type="string">
            <text:p>01100001</text:p>
          </table:table-cell>
          <table:table-cell table:style-name="ce13" table:formula="of:=IF([.B12]=[.B11];&quot;&quot;;VLOOKUP([.D12];[$Spec.A$1:$Spec.B$1048576];2;0))">
            <text:p/>
          </table:table-cell>
          <table:table-cell table:style-name="ce13" table:formula="of:=IF([.E12]=&quot;W_REGISTER (RF_CH)&quot;;BIN2DEC([.D13]);IF([.E12]=&quot;W_REGISTER (TX_ADDR)&quot;;CONCATENATE(&quot;0x&quot;;BIN2HEX([.D17]);BIN2HEX([.D16]);BIN2HEX([.D15]);BIN2HEX([.D14]);BIN2HEX([.D13]));&quot;&quot;))">
            <text:p/>
          </table:table-cell>
          <table:table-cell table:style-name="ce17" table:formula="of:=IF(OR([.E11]=&quot;W_TX_PAYLOAD&quot;;AND([.G11]&lt;&gt;&quot;&quot;;[.E12]=&quot;&quot;));BIN2HEX([.D12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1.418526880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011 <text:s/>1011</text:p>
          </table:table-cell>
          <table:table-cell table:style-name="ce9" table:formula="of:=SUBSTITUTE([.C13];&quot; &quot;;&quot;&quot;)" office:value-type="string" office:string-value="10111011" calcext:value-type="string">
            <text:p>10111011</text:p>
          </table:table-cell>
          <table:table-cell table:style-name="ce13" table:formula="of:=IF([.B13]=[.B12];&quot;&quot;;VLOOKUP([.D13];[$Spec.A$1:$Spec.B$1048576];2;0))">
            <text:p/>
          </table:table-cell>
          <table:table-cell table:style-name="ce13" table:formula="of:=IF([.E13]=&quot;W_REGISTER (RF_CH)&quot;;BIN2DEC([.D14]);IF([.E13]=&quot;W_REGISTER (TX_ADDR)&quot;;CONCATENATE(&quot;0x&quot;;BIN2HEX([.D18]);BIN2HEX([.D17]);BIN2HEX([.D16]);BIN2HEX([.D15]);BIN2HEX([.D14]));&quot;&quot;))">
            <text:p/>
          </table:table-cell>
          <table:table-cell table:style-name="ce17" table:formula="of:=IF(OR([.E12]=&quot;W_TX_PAYLOAD&quot;;AND([.G12]&lt;&gt;&quot;&quot;;[.E13]=&quot;&quot;));BIN2HEX([.D13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1.418659420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010 <text:s/>1011</text:p>
          </table:table-cell>
          <table:table-cell table:style-name="ce9" table:formula="of:=SUBSTITUTE([.C14];&quot; &quot;;&quot;&quot;)" office:value-type="string" office:string-value="10101011" calcext:value-type="string">
            <text:p>10101011</text:p>
          </table:table-cell>
          <table:table-cell table:style-name="ce13" table:formula="of:=IF([.B14]=[.B13];&quot;&quot;;VLOOKUP([.D14];[$Spec.A$1:$Spec.B$1048576];2;0))">
            <text:p/>
          </table:table-cell>
          <table:table-cell table:style-name="ce13" table:formula="of:=IF([.E14]=&quot;W_REGISTER (RF_CH)&quot;;BIN2DEC([.D15]);IF([.E14]=&quot;W_REGISTER (TX_ADDR)&quot;;CONCATENATE(&quot;0x&quot;;BIN2HEX([.D19]);BIN2HEX([.D18]);BIN2HEX([.D17]);BIN2HEX([.D16]);BIN2HEX([.D15]));&quot;&quot;))">
            <text:p/>
          </table:table-cell>
          <table:table-cell table:style-name="ce17" table:formula="of:=IF(OR([.E13]=&quot;W_TX_PAYLOAD&quot;;AND([.G13]&lt;&gt;&quot;&quot;;[.E14]=&quot;&quot;));BIN2HEX([.D14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1.418776008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001 <text:s/>1100</text:p>
          </table:table-cell>
          <table:table-cell table:style-name="ce9" table:formula="of:=SUBSTITUTE([.C15];&quot; &quot;;&quot;&quot;)" office:value-type="string" office:string-value="10011100" calcext:value-type="string">
            <text:p>10011100</text:p>
          </table:table-cell>
          <table:table-cell table:style-name="ce13" table:formula="of:=IF([.B15]=[.B14];&quot;&quot;;VLOOKUP([.D15];[$Spec.A$1:$Spec.B$1048576];2;0))">
            <text:p/>
          </table:table-cell>
          <table:table-cell table:style-name="ce13" table:formula="of:=IF([.E15]=&quot;W_REGISTER (RF_CH)&quot;;BIN2DEC([.D16]);IF([.E15]=&quot;W_REGISTER (TX_ADDR)&quot;;CONCATENATE(&quot;0x&quot;;BIN2HEX([.D20]);BIN2HEX([.D19]);BIN2HEX([.D18]);BIN2HEX([.D17]);BIN2HEX([.D16]));&quot;&quot;))">
            <text:p/>
          </table:table-cell>
          <table:table-cell table:style-name="ce17" table:formula="of:=IF(OR([.E14]=&quot;W_TX_PAYLOAD&quot;;AND([.G14]&lt;&gt;&quot;&quot;;[.E15]=&quot;&quot;));BIN2HEX([.D15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1.418895588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0011 <text:s/>1001</text:p>
          </table:table-cell>
          <table:table-cell table:style-name="ce9" table:formula="of:=SUBSTITUTE([.C16];&quot; &quot;;&quot;&quot;)" office:value-type="string" office:string-value="00111001" calcext:value-type="string">
            <text:p>00111001</text:p>
          </table:table-cell>
          <table:table-cell table:style-name="ce13" table:formula="of:=IF([.B16]=[.B15];&quot;&quot;;VLOOKUP([.D16];[$Spec.A$1:$Spec.B$1048576];2;0))" office:value-type="string" office:string-value="W_REGISTER" calcext:value-type="string">
            <text:p>W_REGISTER</text:p>
          </table:table-cell>
          <table:table-cell table:style-name="ce13" table:formula="of:=IF([.E16]=&quot;W_REGISTER (RF_CH)&quot;;BIN2DEC([.D17]);IF([.E16]=&quot;W_REGISTER (TX_ADDR)&quot;;CONCATENATE(&quot;0x&quot;;BIN2HEX([.D21]);BIN2HEX([.D20]);BIN2HEX([.D19]);BIN2HEX([.D18]);BIN2HEX([.D17]));&quot;&quot;))">
            <text:p/>
          </table:table-cell>
          <table:table-cell table:style-name="ce17" table:formula="of:=IF(OR([.E15]=&quot;W_TX_PAYLOAD&quot;;AND([.G15]&lt;&gt;&quot;&quot;;[.E16]=&quot;&quot;));BIN2HEX([.D16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1.419012180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0000 <text:s/>1011</text:p>
          </table:table-cell>
          <table:table-cell table:style-name="ce9" table:formula="of:=SUBSTITUTE([.C17];&quot; &quot;;&quot;&quot;)" office:value-type="string" office:string-value="00001011" calcext:value-type="string">
            <text:p>00001011</text:p>
          </table:table-cell>
          <table:table-cell table:style-name="ce13" table:formula="of:=IF([.B17]=[.B16];&quot;&quot;;VLOOKUP([.D17];[$Spec.A$1:$Spec.B$1048576];2;0))">
            <text:p/>
          </table:table-cell>
          <table:table-cell table:style-name="ce13" table:formula="of:=IF([.E17]=&quot;W_REGISTER (RF_CH)&quot;;BIN2DEC([.D18]);IF([.E17]=&quot;W_REGISTER (TX_ADDR)&quot;;CONCATENATE(&quot;0x&quot;;BIN2HEX([.D22]);BIN2HEX([.D21]);BIN2HEX([.D20]);BIN2HEX([.D19]);BIN2HEX([.D18]));&quot;&quot;))">
            <text:p/>
          </table:table-cell>
          <table:table-cell table:style-name="ce17" table:formula="of:=IF(OR([.E16]=&quot;W_TX_PAYLOAD&quot;;AND([.G16]&lt;&gt;&quot;&quot;;[.E17]=&quot;&quot;));BIN2HEX([.D17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1.419128768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101 <text:s/>1111</text:p>
          </table:table-cell>
          <table:table-cell table:style-name="ce9" table:formula="of:=SUBSTITUTE([.C18];&quot; &quot;;&quot;&quot;)" office:value-type="string" office:string-value="11011111" calcext:value-type="string">
            <text:p>11011111</text:p>
          </table:table-cell>
          <table:table-cell table:style-name="ce13" table:formula="of:=IF([.B18]=[.B17];&quot;&quot;;VLOOKUP([.D18];[$Spec.A$1:$Spec.B$1048576];2;0))">
            <text:p/>
          </table:table-cell>
          <table:table-cell table:style-name="ce13" table:formula="of:=IF([.E18]=&quot;W_REGISTER (RF_CH)&quot;;BIN2DEC([.D19]);IF([.E18]=&quot;W_REGISTER (TX_ADDR)&quot;;CONCATENATE(&quot;0x&quot;;BIN2HEX([.D23]);BIN2HEX([.D22]);BIN2HEX([.D21]);BIN2HEX([.D20]);BIN2HEX([.D19]));&quot;&quot;))">
            <text:p/>
          </table:table-cell>
          <table:table-cell table:style-name="ce17" table:formula="of:=IF(OR([.E17]=&quot;W_TX_PAYLOAD&quot;;AND([.G17]&lt;&gt;&quot;&quot;;[.E18]=&quot;&quot;));BIN2HEX([.D18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1.419245356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100 <text:s/>0100</text:p>
          </table:table-cell>
          <table:table-cell table:style-name="ce9" table:formula="of:=SUBSTITUTE([.C19];&quot; &quot;;&quot;&quot;)" office:value-type="string" office:string-value="11000100" calcext:value-type="string">
            <text:p>11000100</text:p>
          </table:table-cell>
          <table:table-cell table:style-name="ce13" table:formula="of:=IF([.B19]=[.B18];&quot;&quot;;VLOOKUP([.D19];[$Spec.A$1:$Spec.B$1048576];2;0))">
            <text:p/>
          </table:table-cell>
          <table:table-cell table:style-name="ce13" table:formula="of:=IF([.E19]=&quot;W_REGISTER (RF_CH)&quot;;BIN2DEC([.D20]);IF([.E19]=&quot;W_REGISTER (TX_ADDR)&quot;;CONCATENATE(&quot;0x&quot;;BIN2HEX([.D24]);BIN2HEX([.D23]);BIN2HEX([.D22]);BIN2HEX([.D21]);BIN2HEX([.D20]));&quot;&quot;))">
            <text:p/>
          </table:table-cell>
          <table:table-cell table:style-name="ce17" table:formula="of:=IF(OR([.E18]=&quot;W_TX_PAYLOAD&quot;;AND([.G18]&lt;&gt;&quot;&quot;;[.E19]=&quot;&quot;));BIN2HEX([.D19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1.419361944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010 <text:s/>0111</text:p>
          </table:table-cell>
          <table:table-cell table:style-name="ce9" table:formula="of:=SUBSTITUTE([.C20];&quot; &quot;;&quot;&quot;)" office:value-type="string" office:string-value="10100111" calcext:value-type="string">
            <text:p>10100111</text:p>
          </table:table-cell>
          <table:table-cell table:style-name="ce13" table:formula="of:=IF([.B20]=[.B19];&quot;&quot;;VLOOKUP([.D20];[$Spec.A$1:$Spec.B$1048576];2;0))">
            <text:p/>
          </table:table-cell>
          <table:table-cell table:style-name="ce13" table:formula="of:=IF([.E20]=&quot;W_REGISTER (RF_CH)&quot;;BIN2DEC([.D21]);IF([.E20]=&quot;W_REGISTER (TX_ADDR)&quot;;CONCATENATE(&quot;0x&quot;;BIN2HEX([.D25]);BIN2HEX([.D24]);BIN2HEX([.D23]);BIN2HEX([.D22]);BIN2HEX([.D21]));&quot;&quot;))">
            <text:p/>
          </table:table-cell>
          <table:table-cell table:style-name="ce17" table:formula="of:=IF(OR([.E19]=&quot;W_TX_PAYLOAD&quot;;AND([.G19]&lt;&gt;&quot;&quot;;[.E20]=&quot;&quot;));BIN2HEX([.D20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1.419478532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0000 <text:s/>0011</text:p>
          </table:table-cell>
          <table:table-cell table:style-name="ce9" table:formula="of:=SUBSTITUTE([.C21];&quot; &quot;;&quot;&quot;)" office:value-type="string" office:string-value="00000011" calcext:value-type="string">
            <text:p>00000011</text:p>
          </table:table-cell>
          <table:table-cell table:style-name="ce13" table:formula="of:=IF([.B21]=[.B20];&quot;&quot;;VLOOKUP([.D21];[$Spec.A$1:$Spec.B$1048576];2;0))">
            <text:p/>
          </table:table-cell>
          <table:table-cell table:style-name="ce13" table:formula="of:=IF([.E21]=&quot;W_REGISTER (RF_CH)&quot;;BIN2DEC([.D22]);IF([.E21]=&quot;W_REGISTER (TX_ADDR)&quot;;CONCATENATE(&quot;0x&quot;;BIN2HEX([.D26]);BIN2HEX([.D25]);BIN2HEX([.D24]);BIN2HEX([.D23]);BIN2HEX([.D22]));&quot;&quot;))">
            <text:p/>
          </table:table-cell>
          <table:table-cell table:style-name="ce17" table:formula="of:=IF(OR([.E20]=&quot;W_TX_PAYLOAD&quot;;AND([.G20]&lt;&gt;&quot;&quot;;[.E21]=&quot;&quot;));BIN2HEX([.D21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1.419603096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0011 <text:s/>0001</text:p>
          </table:table-cell>
          <table:table-cell table:style-name="ce9" table:formula="of:=SUBSTITUTE([.C22];&quot; &quot;;&quot;&quot;)" office:value-type="string" office:string-value="00110001" calcext:value-type="string">
            <text:p>00110001</text:p>
          </table:table-cell>
          <table:table-cell table:style-name="ce13" table:formula="of:=IF([.B22]=[.B21];&quot;&quot;;VLOOKUP([.D22];[$Spec.A$1:$Spec.B$1048576];2;0))" office:value-type="string" office:string-value="W_REGISTER" calcext:value-type="string">
            <text:p>W_REGISTER</text:p>
          </table:table-cell>
          <table:table-cell table:style-name="ce13" table:formula="of:=IF([.E22]=&quot;W_REGISTER (RF_CH)&quot;;BIN2DEC([.D23]);IF([.E22]=&quot;W_REGISTER (TX_ADDR)&quot;;CONCATENATE(&quot;0x&quot;;BIN2HEX([.D27]);BIN2HEX([.D26]);BIN2HEX([.D25]);BIN2HEX([.D24]);BIN2HEX([.D23]));&quot;&quot;))">
            <text:p/>
          </table:table-cell>
          <table:table-cell table:style-name="ce17" table:formula="of:=IF(OR([.E21]=&quot;W_TX_PAYLOAD&quot;;AND([.G21]&lt;&gt;&quot;&quot;;[.E22]=&quot;&quot;));BIN2HEX([.D22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1.419735636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0000 <text:s/>1000</text:p>
          </table:table-cell>
          <table:table-cell table:style-name="ce9" table:formula="of:=SUBSTITUTE([.C23];&quot; &quot;;&quot;&quot;)" office:value-type="string" office:string-value="00001000" calcext:value-type="string">
            <text:p>00001000</text:p>
          </table:table-cell>
          <table:table-cell table:style-name="ce13" table:formula="of:=IF([.B23]=[.B22];&quot;&quot;;VLOOKUP([.D23];[$Spec.A$1:$Spec.B$1048576];2;0))">
            <text:p/>
          </table:table-cell>
          <table:table-cell table:style-name="ce13" table:formula="of:=IF([.E23]=&quot;W_REGISTER (RF_CH)&quot;;BIN2DEC([.D24]);IF([.E23]=&quot;W_REGISTER (TX_ADDR)&quot;;CONCATENATE(&quot;0x&quot;;BIN2HEX([.D28]);BIN2HEX([.D27]);BIN2HEX([.D26]);BIN2HEX([.D25]);BIN2HEX([.D24]));&quot;&quot;))">
            <text:p/>
          </table:table-cell>
          <table:table-cell table:style-name="ce17" table:formula="of:=IF(OR([.E22]=&quot;W_TX_PAYLOAD&quot;;AND([.G22]&lt;&gt;&quot;&quot;;[.E23]=&quot;&quot;));BIN2HEX([.D23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1.4198611920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0010 <text:s/>0111</text:p>
          </table:table-cell>
          <table:table-cell table:style-name="ce9" table:formula="of:=SUBSTITUTE([.C24];&quot; &quot;;&quot;&quot;)" office:value-type="string" office:string-value="00100111" calcext:value-type="string">
            <text:p>00100111</text:p>
          </table:table-cell>
          <table:table-cell table:style-name="ce13" table:formula="of:=IF([.B24]=[.B23];&quot;&quot;;VLOOKUP([.D24];[$Spec.A$1:$Spec.B$1048576];2;0))" office:value-type="string" office:string-value="W_REGISTER (STATUS)" calcext:value-type="string">
            <text:p>W_REGISTER (STATUS)</text:p>
          </table:table-cell>
          <table:table-cell table:style-name="ce13" table:formula="of:=IF([.E24]=&quot;W_REGISTER (RF_CH)&quot;;BIN2DEC([.D25]);IF([.E24]=&quot;W_REGISTER (TX_ADDR)&quot;;CONCATENATE(&quot;0x&quot;;BIN2HEX([.D29]);BIN2HEX([.D28]);BIN2HEX([.D27]);BIN2HEX([.D26]);BIN2HEX([.D25]));&quot;&quot;))">
            <text:p/>
          </table:table-cell>
          <table:table-cell table:style-name="ce17" table:formula="of:=IF(OR([.E23]=&quot;W_TX_PAYLOAD&quot;;AND([.G23]&lt;&gt;&quot;&quot;;[.E24]=&quot;&quot;));BIN2HEX([.D24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1.4199777800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0111 <text:s/>0000</text:p>
          </table:table-cell>
          <table:table-cell table:style-name="ce9" table:formula="of:=SUBSTITUTE([.C25];&quot; &quot;;&quot;&quot;)" office:value-type="string" office:string-value="01110000" calcext:value-type="string">
            <text:p>01110000</text:p>
          </table:table-cell>
          <table:table-cell table:style-name="ce13" table:formula="of:=IF([.B25]=[.B24];&quot;&quot;;VLOOKUP([.D25];[$Spec.A$1:$Spec.B$1048576];2;0))">
            <text:p/>
          </table:table-cell>
          <table:table-cell table:style-name="ce13" table:formula="of:=IF([.E25]=&quot;W_REGISTER (RF_CH)&quot;;BIN2DEC([.D26]);IF([.E25]=&quot;W_REGISTER (TX_ADDR)&quot;;CONCATENATE(&quot;0x&quot;;BIN2HEX([.D30]);BIN2HEX([.D29]);BIN2HEX([.D28]);BIN2HEX([.D27]);BIN2HEX([.D26]));&quot;&quot;))">
            <text:p/>
          </table:table-cell>
          <table:table-cell table:style-name="ce17" table:formula="of:=IF(OR([.E24]=&quot;W_TX_PAYLOAD&quot;;AND([.G24]&lt;&gt;&quot;&quot;;[.E25]=&quot;&quot;));BIN2HEX([.D25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1.42010334000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0010 <text:s/>0110</text:p>
          </table:table-cell>
          <table:table-cell table:style-name="ce9" table:formula="of:=SUBSTITUTE([.C26];&quot; &quot;;&quot;&quot;)" office:value-type="string" office:string-value="00100110" calcext:value-type="string">
            <text:p>00100110</text:p>
          </table:table-cell>
          <table:table-cell table:style-name="ce13" table:formula="of:=IF([.B26]=[.B25];&quot;&quot;;VLOOKUP([.D26];[$Spec.A$1:$Spec.B$1048576];2;0))" office:value-type="string" office:string-value="W_REGISTER(RF_SETUP)" calcext:value-type="string">
            <text:p>W_REGISTER(RF_SETUP)</text:p>
          </table:table-cell>
          <table:table-cell table:style-name="ce13" table:formula="of:=IF([.E26]=&quot;W_REGISTER (RF_CH)&quot;;BIN2DEC([.D27]);IF([.E26]=&quot;W_REGISTER (TX_ADDR)&quot;;CONCATENATE(&quot;0x&quot;;BIN2HEX([.D31]);BIN2HEX([.D30]);BIN2HEX([.D29]);BIN2HEX([.D28]);BIN2HEX([.D27]));&quot;&quot;))">
            <text:p/>
          </table:table-cell>
          <table:table-cell table:style-name="ce17" table:formula="of:=IF(OR([.E25]=&quot;W_TX_PAYLOAD&quot;;AND([.G25]&lt;&gt;&quot;&quot;;[.E26]=&quot;&quot;));BIN2HEX([.D26]);&quot;&quot;)">
            <text:p/>
          </table:table-cell>
          <table:table-cell/>
          <table:table-cell office:value-type="string" calcext:value-type="string">
            <text:p>Data Rate 1MBps, +5dBm, High Gain</text:p>
          </table:table-cell>
        </table:table-row>
        <table:table-row table:style-name="ro1">
          <table:table-cell office:value-type="string" calcext:value-type="string">
            <text:p>1.42021992800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0000 <text:s/>0111</text:p>
          </table:table-cell>
          <table:table-cell table:style-name="ce9" table:formula="of:=SUBSTITUTE([.C27];&quot; &quot;;&quot;&quot;)" office:value-type="string" office:string-value="00000111" calcext:value-type="string">
            <text:p>00000111</text:p>
          </table:table-cell>
          <table:table-cell table:style-name="ce13" table:formula="of:=IF([.B27]=[.B26];&quot;&quot;;VLOOKUP([.D27];[$Spec.A$1:$Spec.B$1048576];2;0))">
            <text:p/>
          </table:table-cell>
          <table:table-cell table:style-name="ce13" table:formula="of:=IF([.E27]=&quot;W_REGISTER (RF_CH)&quot;;BIN2DEC([.D28]);IF([.E27]=&quot;W_REGISTER (TX_ADDR)&quot;;CONCATENATE(&quot;0x&quot;;BIN2HEX([.D32]);BIN2HEX([.D31]);BIN2HEX([.D30]);BIN2HEX([.D29]);BIN2HEX([.D28]));&quot;&quot;))">
            <text:p/>
          </table:table-cell>
          <table:table-cell table:style-name="ce17" table:formula="of:=IF(OR([.E26]=&quot;W_TX_PAYLOAD&quot;;AND([.G26]&lt;&gt;&quot;&quot;;[.E27]=&quot;&quot;));BIN2HEX([.D27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1.42034548800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0010 <text:s/>0101</text:p>
          </table:table-cell>
          <table:table-cell table:style-name="ce9" table:formula="of:=SUBSTITUTE([.C28];&quot; &quot;;&quot;&quot;)" office:value-type="string" office:string-value="00100101" calcext:value-type="string">
            <text:p>00100101</text:p>
          </table:table-cell>
          <table:table-cell table:style-name="ce13" table:formula="of:=IF([.B28]=[.B27];&quot;&quot;;VLOOKUP([.D28];[$Spec.A$1:$Spec.B$1048576];2;0))" office:value-type="string" office:string-value="W_REGISTER (RF_CH)" calcext:value-type="string">
            <text:p>W_REGISTER (RF_CH)</text:p>
          </table:table-cell>
          <table:table-cell table:style-name="ce13" table:formula="of:=IF([.E28]=&quot;W_REGISTER (RF_CH)&quot;;BIN2DEC([.D29]);IF([.E28]=&quot;W_REGISTER (TX_ADDR)&quot;;CONCATENATE(&quot;0x&quot;;BIN2HEX([.D33]);BIN2HEX([.D32]);BIN2HEX([.D31]);BIN2HEX([.D30]);BIN2HEX([.D29]));&quot;&quot;))" office:value-type="float" office:value="7" calcext:value-type="float">
            <text:p>7</text:p>
          </table:table-cell>
          <table:table-cell table:style-name="ce17" table:formula="of:=IF(OR([.E27]=&quot;W_TX_PAYLOAD&quot;;AND([.G27]&lt;&gt;&quot;&quot;;[.E28]=&quot;&quot;));BIN2HEX([.D28]);&quot;&quot;)">
            <text:p/>
          </table:table-cell>
          <table:table-cell/>
          <table:table-cell office:value-type="string" calcext:value-type="string">
            <text:p>RF Channel 7</text:p>
          </table:table-cell>
        </table:table-row>
        <table:table-row table:style-name="ro1">
          <table:table-cell office:value-type="string" calcext:value-type="string">
            <text:p>1.42046207600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0000 <text:s/>0111</text:p>
          </table:table-cell>
          <table:table-cell table:style-name="ce9" table:formula="of:=SUBSTITUTE([.C29];&quot; &quot;;&quot;&quot;)" office:value-type="string" office:string-value="00000111" calcext:value-type="string">
            <text:p>00000111</text:p>
          </table:table-cell>
          <table:table-cell table:style-name="ce13" table:formula="of:=IF([.B29]=[.B28];&quot;&quot;;VLOOKUP([.D29];[$Spec.A$1:$Spec.B$1048576];2;0))">
            <text:p/>
          </table:table-cell>
          <table:table-cell table:style-name="ce13" table:formula="of:=IF([.E29]=&quot;W_REGISTER (RF_CH)&quot;;BIN2DEC([.D30]);IF([.E29]=&quot;W_REGISTER (TX_ADDR)&quot;;CONCATENATE(&quot;0x&quot;;BIN2HEX([.D34]);BIN2HEX([.D33]);BIN2HEX([.D32]);BIN2HEX([.D31]);BIN2HEX([.D30]));&quot;&quot;))">
            <text:p/>
          </table:table-cell>
          <table:table-cell table:style-name="ce17" table:formula="of:=IF(OR([.E28]=&quot;W_TX_PAYLOAD&quot;;AND([.G28]&lt;&gt;&quot;&quot;;[.E29]=&quot;&quot;));BIN2HEX([.D29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1.42058763200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0010 <text:s/>0100</text:p>
          </table:table-cell>
          <table:table-cell table:style-name="ce9" table:formula="of:=SUBSTITUTE([.C30];&quot; &quot;;&quot;&quot;)" office:value-type="string" office:string-value="00100100" calcext:value-type="string">
            <text:p>00100100</text:p>
          </table:table-cell>
          <table:table-cell table:style-name="ce13" table:formula="of:=IF([.B30]=[.B29];&quot;&quot;;VLOOKUP([.D30];[$Spec.A$1:$Spec.B$1048576];2;0))" office:value-type="string" office:string-value="W_REGISTER" calcext:value-type="string">
            <text:p>W_REGISTER</text:p>
          </table:table-cell>
          <table:table-cell table:style-name="ce13" table:formula="of:=IF([.E30]=&quot;W_REGISTER (RF_CH)&quot;;BIN2DEC([.D31]);IF([.E30]=&quot;W_REGISTER (TX_ADDR)&quot;;CONCATENATE(&quot;0x&quot;;BIN2HEX([.D35]);BIN2HEX([.D34]);BIN2HEX([.D33]);BIN2HEX([.D32]);BIN2HEX([.D31]));&quot;&quot;))">
            <text:p/>
          </table:table-cell>
          <table:table-cell table:style-name="ce17" table:formula="of:=IF(OR([.E29]=&quot;W_TX_PAYLOAD&quot;;AND([.G29]&lt;&gt;&quot;&quot;;[.E30]=&quot;&quot;));BIN2HEX([.D30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1.42072016000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0010 <text:s/>0111</text:p>
          </table:table-cell>
          <table:table-cell table:style-name="ce9" table:formula="of:=SUBSTITUTE([.C31];&quot; &quot;;&quot;&quot;)" office:value-type="string" office:string-value="00100111" calcext:value-type="string">
            <text:p>00100111</text:p>
          </table:table-cell>
          <table:table-cell table:style-name="ce13" table:formula="of:=IF([.B31]=[.B30];&quot;&quot;;VLOOKUP([.D31];[$Spec.A$1:$Spec.B$1048576];2;0))">
            <text:p/>
          </table:table-cell>
          <table:table-cell table:style-name="ce13" table:formula="of:=IF([.E31]=&quot;W_REGISTER (RF_CH)&quot;;BIN2DEC([.D32]);IF([.E31]=&quot;W_REGISTER (TX_ADDR)&quot;;CONCATENATE(&quot;0x&quot;;BIN2HEX([.D36]);BIN2HEX([.D35]);BIN2HEX([.D34]);BIN2HEX([.D33]);BIN2HEX([.D32]));&quot;&quot;))">
            <text:p/>
          </table:table-cell>
          <table:table-cell table:style-name="ce17" table:formula="of:=IF(OR([.E30]=&quot;W_TX_PAYLOAD&quot;;AND([.G30]&lt;&gt;&quot;&quot;;[.E31]=&quot;&quot;));BIN2HEX([.D31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1.420845716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0010 <text:s/>0011</text:p>
          </table:table-cell>
          <table:table-cell table:style-name="ce9" table:formula="of:=SUBSTITUTE([.C32];&quot; &quot;;&quot;&quot;)" office:value-type="string" office:string-value="00100011" calcext:value-type="string">
            <text:p>00100011</text:p>
          </table:table-cell>
          <table:table-cell table:style-name="ce13" table:formula="of:=IF([.B32]=[.B31];&quot;&quot;;VLOOKUP([.D32];[$Spec.A$1:$Spec.B$1048576];2;0))" office:value-type="string" office:string-value="W_REGISTER (SETUP_AW)" calcext:value-type="string">
            <text:p>W_REGISTER (SETUP_AW)</text:p>
          </table:table-cell>
          <table:table-cell table:style-name="ce13" table:formula="of:=IF([.E32]=&quot;W_REGISTER (RF_CH)&quot;;BIN2DEC([.D33]);IF([.E32]=&quot;W_REGISTER (TX_ADDR)&quot;;CONCATENATE(&quot;0x&quot;;BIN2HEX([.D37]);BIN2HEX([.D36]);BIN2HEX([.D35]);BIN2HEX([.D34]);BIN2HEX([.D33]));&quot;&quot;))">
            <text:p/>
          </table:table-cell>
          <table:table-cell table:style-name="ce17" table:formula="of:=IF(OR([.E31]=&quot;W_TX_PAYLOAD&quot;;AND([.G31]&lt;&gt;&quot;&quot;;[.E32]=&quot;&quot;));BIN2HEX([.D32]);&quot;&quot;)">
            <text:p/>
          </table:table-cell>
          <table:table-cell/>
          <table:table-cell office:value-type="string" calcext:value-type="string">
            <text:p>RX/TX address is 5 Bytes</text:p>
          </table:table-cell>
        </table:table-row>
        <table:table-row table:style-name="ro1">
          <table:table-cell office:value-type="string" calcext:value-type="string">
            <text:p>1.420962308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0000 <text:s/>0011</text:p>
          </table:table-cell>
          <table:table-cell table:style-name="ce9" table:formula="of:=SUBSTITUTE([.C33];&quot; &quot;;&quot;&quot;)" office:value-type="string" office:string-value="00000011" calcext:value-type="string">
            <text:p>00000011</text:p>
          </table:table-cell>
          <table:table-cell table:style-name="ce13" table:formula="of:=IF([.B33]=[.B32];&quot;&quot;;VLOOKUP([.D33];[$Spec.A$1:$Spec.B$1048576];2;0))">
            <text:p/>
          </table:table-cell>
          <table:table-cell table:style-name="ce13" table:formula="of:=IF([.E33]=&quot;W_REGISTER (RF_CH)&quot;;BIN2DEC([.D34]);IF([.E33]=&quot;W_REGISTER (TX_ADDR)&quot;;CONCATENATE(&quot;0x&quot;;BIN2HEX([.D38]);BIN2HEX([.D37]);BIN2HEX([.D36]);BIN2HEX([.D35]);BIN2HEX([.D34]));&quot;&quot;))">
            <text:p/>
          </table:table-cell>
          <table:table-cell table:style-name="ce17" table:formula="of:=IF(OR([.E32]=&quot;W_TX_PAYLOAD&quot;;AND([.G32]&lt;&gt;&quot;&quot;;[.E33]=&quot;&quot;));BIN2HEX([.D33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1.421087864000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0010 <text:s/>0010</text:p>
          </table:table-cell>
          <table:table-cell table:style-name="ce9" table:formula="of:=SUBSTITUTE([.C34];&quot; &quot;;&quot;&quot;)" office:value-type="string" office:string-value="00100010" calcext:value-type="string">
            <text:p>00100010</text:p>
          </table:table-cell>
          <table:table-cell table:style-name="ce13" table:formula="of:=IF([.B34]=[.B33];&quot;&quot;;VLOOKUP([.D34];[$Spec.A$1:$Spec.B$1048576];2;0))" office:value-type="string" office:string-value="W_REGISTER" calcext:value-type="string">
            <text:p>W_REGISTER</text:p>
          </table:table-cell>
          <table:table-cell table:style-name="ce13" table:formula="of:=IF([.E34]=&quot;W_REGISTER (RF_CH)&quot;;BIN2DEC([.D35]);IF([.E34]=&quot;W_REGISTER (TX_ADDR)&quot;;CONCATENATE(&quot;0x&quot;;BIN2HEX([.D39]);BIN2HEX([.D38]);BIN2HEX([.D37]);BIN2HEX([.D36]);BIN2HEX([.D35]));&quot;&quot;))">
            <text:p/>
          </table:table-cell>
          <table:table-cell table:style-name="ce17" table:formula="of:=IF(OR([.E33]=&quot;W_TX_PAYLOAD&quot;;AND([.G33]&lt;&gt;&quot;&quot;;[.E34]=&quot;&quot;));BIN2HEX([.D34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1.421204452000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0000 <text:s/>0001</text:p>
          </table:table-cell>
          <table:table-cell table:style-name="ce9" table:formula="of:=SUBSTITUTE([.C35];&quot; &quot;;&quot;&quot;)" office:value-type="string" office:string-value="00000001" calcext:value-type="string">
            <text:p>00000001</text:p>
          </table:table-cell>
          <table:table-cell table:style-name="ce13" table:formula="of:=IF([.B35]=[.B34];&quot;&quot;;VLOOKUP([.D35];[$Spec.A$1:$Spec.B$1048576];2;0))">
            <text:p/>
          </table:table-cell>
          <table:table-cell table:style-name="ce13" table:formula="of:=IF([.E35]=&quot;W_REGISTER (RF_CH)&quot;;BIN2DEC([.D36]);IF([.E35]=&quot;W_REGISTER (TX_ADDR)&quot;;CONCATENATE(&quot;0x&quot;;BIN2HEX([.D40]);BIN2HEX([.D39]);BIN2HEX([.D38]);BIN2HEX([.D37]);BIN2HEX([.D36]));&quot;&quot;))">
            <text:p/>
          </table:table-cell>
          <table:table-cell table:style-name="ce17" table:formula="of:=IF(OR([.E34]=&quot;W_TX_PAYLOAD&quot;;AND([.G34]&lt;&gt;&quot;&quot;;[.E35]=&quot;&quot;));BIN2HEX([.D35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1.421330008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0010 <text:s/>0001</text:p>
          </table:table-cell>
          <table:table-cell table:style-name="ce9" table:formula="of:=SUBSTITUTE([.C36];&quot; &quot;;&quot;&quot;)" office:value-type="string" office:string-value="00100001" calcext:value-type="string">
            <text:p>00100001</text:p>
          </table:table-cell>
          <table:table-cell table:style-name="ce13" table:formula="of:=IF([.B36]=[.B35];&quot;&quot;;VLOOKUP([.D36];[$Spec.A$1:$Spec.B$1048576];2;0))" office:value-type="string" office:string-value="W_REGISTER" calcext:value-type="string">
            <text:p>W_REGISTER</text:p>
          </table:table-cell>
          <table:table-cell table:style-name="ce13" table:formula="of:=IF([.E36]=&quot;W_REGISTER (RF_CH)&quot;;BIN2DEC([.D37]);IF([.E36]=&quot;W_REGISTER (TX_ADDR)&quot;;CONCATENATE(&quot;0x&quot;;BIN2HEX([.D41]);BIN2HEX([.D40]);BIN2HEX([.D39]);BIN2HEX([.D38]);BIN2HEX([.D37]));&quot;&quot;))">
            <text:p/>
          </table:table-cell>
          <table:table-cell table:style-name="ce17" table:formula="of:=IF(OR([.E35]=&quot;W_TX_PAYLOAD&quot;;AND([.G35]&lt;&gt;&quot;&quot;;[.E36]=&quot;&quot;));BIN2HEX([.D36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1.421446592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0000 <text:s/>0001</text:p>
          </table:table-cell>
          <table:table-cell table:style-name="ce9" table:formula="of:=SUBSTITUTE([.C37];&quot; &quot;;&quot;&quot;)" office:value-type="string" office:string-value="00000001" calcext:value-type="string">
            <text:p>00000001</text:p>
          </table:table-cell>
          <table:table-cell table:style-name="ce13" table:formula="of:=IF([.B37]=[.B36];&quot;&quot;;VLOOKUP([.D37];[$Spec.A$1:$Spec.B$1048576];2;0))">
            <text:p/>
          </table:table-cell>
          <table:table-cell table:style-name="ce13" table:formula="of:=IF([.E37]=&quot;W_REGISTER (RF_CH)&quot;;BIN2DEC([.D38]);IF([.E37]=&quot;W_REGISTER (TX_ADDR)&quot;;CONCATENATE(&quot;0x&quot;;BIN2HEX([.D42]);BIN2HEX([.D41]);BIN2HEX([.D40]);BIN2HEX([.D39]);BIN2HEX([.D38]));&quot;&quot;))">
            <text:p/>
          </table:table-cell>
          <table:table-cell table:style-name="ce17" table:formula="of:=IF(OR([.E36]=&quot;W_TX_PAYLOAD&quot;;AND([.G36]&lt;&gt;&quot;&quot;;[.E37]=&quot;&quot;));BIN2HEX([.D37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1.4215721480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38];&quot; &quot;;&quot;&quot;)" office:value-type="string" office:string-value="00100000" calcext:value-type="string">
            <text:p>00100000</text:p>
          </table:table-cell>
          <table:table-cell table:style-name="ce13" table:formula="of:=IF([.B38]=[.B37];&quot;&quot;;VLOOKUP([.D38];[$Spec.A$1:$Spec.B$1048576];2;0))" office:value-type="string" office:string-value="W_REGISTER (CONFIG)" calcext:value-type="string">
            <text:p>W_REGISTER (CONFIG)</text:p>
          </table:table-cell>
          <table:table-cell table:style-name="ce13" table:formula="of:=IF([.E38]=&quot;W_REGISTER (RF_CH)&quot;;BIN2DEC([.D39]);IF([.E38]=&quot;W_REGISTER (TX_ADDR)&quot;;CONCATENATE(&quot;0x&quot;;BIN2HEX([.D43]);BIN2HEX([.D42]);BIN2HEX([.D41]);BIN2HEX([.D40]);BIN2HEX([.D39]));&quot;&quot;))">
            <text:p/>
          </table:table-cell>
          <table:table-cell table:style-name="ce17" table:formula="of:=IF(OR([.E37]=&quot;W_TX_PAYLOAD&quot;;AND([.G37]&lt;&gt;&quot;&quot;;[.E38]=&quot;&quot;));BIN2HEX([.D38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1.4216887360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0000 <text:s/>1101</text:p>
          </table:table-cell>
          <table:table-cell table:style-name="ce9" table:formula="of:=SUBSTITUTE([.C39];&quot; &quot;;&quot;&quot;)" office:value-type="string" office:string-value="00001101" calcext:value-type="string">
            <text:p>00001101</text:p>
          </table:table-cell>
          <table:table-cell table:style-name="ce13" table:formula="of:=IF([.B39]=[.B38];&quot;&quot;;VLOOKUP([.D39];[$Spec.A$1:$Spec.B$1048576];2;0))">
            <text:p/>
          </table:table-cell>
          <table:table-cell table:style-name="ce13" table:formula="of:=IF([.E39]=&quot;W_REGISTER (RF_CH)&quot;;BIN2DEC([.D40]);IF([.E39]=&quot;W_REGISTER (TX_ADDR)&quot;;CONCATENATE(&quot;0x&quot;;BIN2HEX([.D44]);BIN2HEX([.D43]);BIN2HEX([.D42]);BIN2HEX([.D41]);BIN2HEX([.D40]));&quot;&quot;))">
            <text:p/>
          </table:table-cell>
          <table:table-cell table:style-name="ce17" table:formula="of:=IF(OR([.E38]=&quot;W_TX_PAYLOAD&quot;;AND([.G38]&lt;&gt;&quot;&quot;;[.E39]=&quot;&quot;));BIN2HEX([.D39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1.421824260000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0101 <text:s/>0000</text:p>
          </table:table-cell>
          <table:table-cell table:style-name="ce9" table:formula="of:=SUBSTITUTE([.C40];&quot; &quot;;&quot;&quot;)" office:value-type="string" office:string-value="01010000" calcext:value-type="string">
            <text:p>01010000</text:p>
          </table:table-cell>
          <table:table-cell table:style-name="ce13" table:formula="of:=IF([.B40]=[.B39];&quot;&quot;;VLOOKUP([.D40];[$Spec.A$1:$Spec.B$1048576];2;0))" office:value-type="string" office:string-value="?" calcext:value-type="string">
            <text:p>?</text:p>
          </table:table-cell>
          <table:table-cell table:style-name="ce13" table:formula="of:=IF([.E40]=&quot;W_REGISTER (RF_CH)&quot;;BIN2DEC([.D41]);IF([.E40]=&quot;W_REGISTER (TX_ADDR)&quot;;CONCATENATE(&quot;0x&quot;;BIN2HEX([.D45]);BIN2HEX([.D44]);BIN2HEX([.D43]);BIN2HEX([.D42]);BIN2HEX([.D41]));&quot;&quot;))">
            <text:p/>
          </table:table-cell>
          <table:table-cell table:style-name="ce17" table:formula="of:=IF(OR([.E39]=&quot;W_TX_PAYLOAD&quot;;AND([.G39]&lt;&gt;&quot;&quot;;[.E40]=&quot;&quot;));BIN2HEX([.D40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1.421940848000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0111 <text:s/>0011</text:p>
          </table:table-cell>
          <table:table-cell table:style-name="ce9" table:formula="of:=SUBSTITUTE([.C41];&quot; &quot;;&quot;&quot;)" office:value-type="string" office:string-value="01110011" calcext:value-type="string">
            <text:p>01110011</text:p>
          </table:table-cell>
          <table:table-cell table:style-name="ce13" table:formula="of:=IF([.B41]=[.B40];&quot;&quot;;VLOOKUP([.D41];[$Spec.A$1:$Spec.B$1048576];2;0))">
            <text:p/>
          </table:table-cell>
          <table:table-cell table:style-name="ce13" table:formula="of:=IF([.E41]=&quot;W_REGISTER (RF_CH)&quot;;BIN2DEC([.D42]);IF([.E41]=&quot;W_REGISTER (TX_ADDR)&quot;;CONCATENATE(&quot;0x&quot;;BIN2HEX([.D46]);BIN2HEX([.D45]);BIN2HEX([.D44]);BIN2HEX([.D43]);BIN2HEX([.D42]));&quot;&quot;))">
            <text:p/>
          </table:table-cell>
          <table:table-cell table:style-name="ce17" table:formula="of:=IF(OR([.E40]=&quot;W_TX_PAYLOAD&quot;;AND([.G40]&lt;&gt;&quot;&quot;;[.E41]=&quot;&quot;));BIN2HEX([.D41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1.422065412000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0011 <text:s/>1100</text:p>
          </table:table-cell>
          <table:table-cell table:style-name="ce9" table:formula="of:=SUBSTITUTE([.C42];&quot; &quot;;&quot;&quot;)" office:value-type="string" office:string-value="00111100" calcext:value-type="string">
            <text:p>00111100</text:p>
          </table:table-cell>
          <table:table-cell table:style-name="ce13" table:formula="of:=IF([.B42]=[.B41];&quot;&quot;;VLOOKUP([.D42];[$Spec.A$1:$Spec.B$1048576];2;0))" office:value-type="string" office:string-value="W_REGISTER" calcext:value-type="string">
            <text:p>W_REGISTER</text:p>
          </table:table-cell>
          <table:table-cell table:style-name="ce13" table:formula="of:=IF([.E42]=&quot;W_REGISTER (RF_CH)&quot;;BIN2DEC([.D43]);IF([.E42]=&quot;W_REGISTER (TX_ADDR)&quot;;CONCATENATE(&quot;0x&quot;;BIN2HEX([.D47]);BIN2HEX([.D46]);BIN2HEX([.D45]);BIN2HEX([.D44]);BIN2HEX([.D43]));&quot;&quot;))">
            <text:p/>
          </table:table-cell>
          <table:table-cell table:style-name="ce17" table:formula="of:=IF(OR([.E41]=&quot;W_TX_PAYLOAD&quot;;AND([.G41]&lt;&gt;&quot;&quot;;[.E42]=&quot;&quot;));BIN2HEX([.D42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1.422182000000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0000 <text:s/>0001</text:p>
          </table:table-cell>
          <table:table-cell table:style-name="ce9" table:formula="of:=SUBSTITUTE([.C43];&quot; &quot;;&quot;&quot;)" office:value-type="string" office:string-value="00000001" calcext:value-type="string">
            <text:p>00000001</text:p>
          </table:table-cell>
          <table:table-cell table:style-name="ce13" table:formula="of:=IF([.B43]=[.B42];&quot;&quot;;VLOOKUP([.D43];[$Spec.A$1:$Spec.B$1048576];2;0))">
            <text:p/>
          </table:table-cell>
          <table:table-cell table:style-name="ce13" table:formula="of:=IF([.E43]=&quot;W_REGISTER (RF_CH)&quot;;BIN2DEC([.D44]);IF([.E43]=&quot;W_REGISTER (TX_ADDR)&quot;;CONCATENATE(&quot;0x&quot;;BIN2HEX([.D48]);BIN2HEX([.D47]);BIN2HEX([.D46]);BIN2HEX([.D45]);BIN2HEX([.D44]));&quot;&quot;))">
            <text:p/>
          </table:table-cell>
          <table:table-cell table:style-name="ce17" table:formula="of:=IF(OR([.E42]=&quot;W_TX_PAYLOAD&quot;;AND([.G42]&lt;&gt;&quot;&quot;;[.E43]=&quot;&quot;));BIN2HEX([.D43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1.422307556000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0011 <text:s/>1101</text:p>
          </table:table-cell>
          <table:table-cell table:style-name="ce9" table:formula="of:=SUBSTITUTE([.C44];&quot; &quot;;&quot;&quot;)" office:value-type="string" office:string-value="00111101" calcext:value-type="string">
            <text:p>00111101</text:p>
          </table:table-cell>
          <table:table-cell table:style-name="ce13" table:formula="of:=IF([.B44]=[.B43];&quot;&quot;;VLOOKUP([.D44];[$Spec.A$1:$Spec.B$1048576];2;0))" office:value-type="string" office:string-value="W_REGISTER" calcext:value-type="string">
            <text:p>W_REGISTER</text:p>
          </table:table-cell>
          <table:table-cell table:style-name="ce13" table:formula="of:=IF([.E44]=&quot;W_REGISTER (RF_CH)&quot;;BIN2DEC([.D45]);IF([.E44]=&quot;W_REGISTER (TX_ADDR)&quot;;CONCATENATE(&quot;0x&quot;;BIN2HEX([.D49]);BIN2HEX([.D48]);BIN2HEX([.D47]);BIN2HEX([.D46]);BIN2HEX([.D45]));&quot;&quot;))">
            <text:p/>
          </table:table-cell>
          <table:table-cell table:style-name="ce17" table:formula="of:=IF(OR([.E43]=&quot;W_TX_PAYLOAD&quot;;AND([.G43]&lt;&gt;&quot;&quot;;[.E44]=&quot;&quot;));BIN2HEX([.D44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1.422424144000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0000 <text:s/>0100</text:p>
          </table:table-cell>
          <table:table-cell table:style-name="ce9" table:formula="of:=SUBSTITUTE([.C45];&quot; &quot;;&quot;&quot;)" office:value-type="string" office:string-value="00000100" calcext:value-type="string">
            <text:p>00000100</text:p>
          </table:table-cell>
          <table:table-cell table:style-name="ce13" table:formula="of:=IF([.B45]=[.B44];&quot;&quot;;VLOOKUP([.D45];[$Spec.A$1:$Spec.B$1048576];2;0))">
            <text:p/>
          </table:table-cell>
          <table:table-cell table:style-name="ce13" table:formula="of:=IF([.E45]=&quot;W_REGISTER (RF_CH)&quot;;BIN2DEC([.D46]);IF([.E45]=&quot;W_REGISTER (TX_ADDR)&quot;;CONCATENATE(&quot;0x&quot;;BIN2HEX([.D50]);BIN2HEX([.D49]);BIN2HEX([.D48]);BIN2HEX([.D47]);BIN2HEX([.D46]));&quot;&quot;))">
            <text:p/>
          </table:table-cell>
          <table:table-cell table:style-name="ce17" table:formula="of:=IF(OR([.E44]=&quot;W_TX_PAYLOAD&quot;;AND([.G44]&lt;&gt;&quot;&quot;;[.E45]=&quot;&quot;));BIN2HEX([.D45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2359714000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0010 <text:s/>1010</text:p>
          </table:table-cell>
          <table:table-cell table:style-name="ce9" table:formula="of:=SUBSTITUTE([.C46];&quot; &quot;;&quot;&quot;)" office:value-type="string" office:string-value="00101010" calcext:value-type="string">
            <text:p>00101010</text:p>
          </table:table-cell>
          <table:table-cell table:style-name="ce13" table:formula="of:=IF([.B46]=[.B45];&quot;&quot;;VLOOKUP([.D46];[$Spec.A$1:$Spec.B$1048576];2;0))" office:value-type="string" office:string-value="W_REGISTER (OBSERVE_TX)" calcext:value-type="string">
            <text:p>W_REGISTER (OBSERVE_TX)</text:p>
          </table:table-cell>
          <table:table-cell table:style-name="ce13" table:formula="of:=IF([.E46]=&quot;W_REGISTER (RF_CH)&quot;;BIN2DEC([.D47]);IF([.E46]=&quot;W_REGISTER (TX_ADDR)&quot;;CONCATENATE(&quot;0x&quot;;BIN2HEX([.D51]);BIN2HEX([.D50]);BIN2HEX([.D49]);BIN2HEX([.D48]);BIN2HEX([.D47]));&quot;&quot;))">
            <text:p/>
          </table:table-cell>
          <table:table-cell table:style-name="ce17" table:formula="of:=IF(OR([.E45]=&quot;W_TX_PAYLOAD&quot;;AND([.G45]&lt;&gt;&quot;&quot;;[.E46]=&quot;&quot;));BIN2HEX([.D46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2371373200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47];&quot; &quot;;&quot;&quot;)" office:value-type="string" office:string-value="00100000" calcext:value-type="string">
            <text:p>00100000</text:p>
          </table:table-cell>
          <table:table-cell table:style-name="ce13" table:formula="of:=IF([.B47]=[.B46];&quot;&quot;;VLOOKUP([.D47];[$Spec.A$1:$Spec.B$1048576];2;0))">
            <text:p/>
          </table:table-cell>
          <table:table-cell table:style-name="ce13" table:formula="of:=IF([.E47]=&quot;W_REGISTER (RF_CH)&quot;;BIN2DEC([.D48]);IF([.E47]=&quot;W_REGISTER (TX_ADDR)&quot;;CONCATENATE(&quot;0x&quot;;BIN2HEX([.D52]);BIN2HEX([.D51]);BIN2HEX([.D50]);BIN2HEX([.D49]);BIN2HEX([.D48]));&quot;&quot;))">
            <text:p/>
          </table:table-cell>
          <table:table-cell table:style-name="ce17" table:formula="of:=IF(OR([.E46]=&quot;W_TX_PAYLOAD&quot;;AND([.G46]&lt;&gt;&quot;&quot;;[.E47]=&quot;&quot;));BIN2HEX([.D47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2383032000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001 <text:s/>0010</text:p>
          </table:table-cell>
          <table:table-cell table:style-name="ce9" table:formula="of:=SUBSTITUTE([.C48];&quot; &quot;;&quot;&quot;)" office:value-type="string" office:string-value="10010010" calcext:value-type="string">
            <text:p>10010010</text:p>
          </table:table-cell>
          <table:table-cell table:style-name="ce13" table:formula="of:=IF([.B48]=[.B47];&quot;&quot;;VLOOKUP([.D48];[$Spec.A$1:$Spec.B$1048576];2;0))">
            <text:p/>
          </table:table-cell>
          <table:table-cell table:style-name="ce13" table:formula="of:=IF([.E48]=&quot;W_REGISTER (RF_CH)&quot;;BIN2DEC([.D49]);IF([.E48]=&quot;W_REGISTER (TX_ADDR)&quot;;CONCATENATE(&quot;0x&quot;;BIN2HEX([.D53]);BIN2HEX([.D52]);BIN2HEX([.D51]);BIN2HEX([.D50]);BIN2HEX([.D49]));&quot;&quot;))">
            <text:p/>
          </table:table-cell>
          <table:table-cell table:style-name="ce17" table:formula="of:=IF(OR([.E47]=&quot;W_TX_PAYLOAD&quot;;AND([.G47]&lt;&gt;&quot;&quot;;[.E48]=&quot;&quot;));BIN2HEX([.D48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2394691200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0100 <text:s/>0000</text:p>
          </table:table-cell>
          <table:table-cell table:style-name="ce9" table:formula="of:=SUBSTITUTE([.C49];&quot; &quot;;&quot;&quot;)" office:value-type="string" office:string-value="01000000" calcext:value-type="string">
            <text:p>01000000</text:p>
          </table:table-cell>
          <table:table-cell table:style-name="ce13" table:formula="of:=IF([.B49]=[.B48];&quot;&quot;;VLOOKUP([.D49];[$Spec.A$1:$Spec.B$1048576];2;0))">
            <text:p/>
          </table:table-cell>
          <table:table-cell table:style-name="ce13" table:formula="of:=IF([.E49]=&quot;W_REGISTER (RF_CH)&quot;;BIN2DEC([.D50]);IF([.E49]=&quot;W_REGISTER (TX_ADDR)&quot;;CONCATENATE(&quot;0x&quot;;BIN2HEX([.D54]);BIN2HEX([.D53]);BIN2HEX([.D52]);BIN2HEX([.D51]);BIN2HEX([.D50]));&quot;&quot;))">
            <text:p/>
          </table:table-cell>
          <table:table-cell table:style-name="ce17" table:formula="of:=IF(OR([.E48]=&quot;W_TX_PAYLOAD&quot;;AND([.G48]&lt;&gt;&quot;&quot;;[.E49]=&quot;&quot;));BIN2HEX([.D49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2407944400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0000 <text:s/>0001</text:p>
          </table:table-cell>
          <table:table-cell table:style-name="ce9" table:formula="of:=SUBSTITUTE([.C50];&quot; &quot;;&quot;&quot;)" office:value-type="string" office:string-value="00000001" calcext:value-type="string">
            <text:p>00000001</text:p>
          </table:table-cell>
          <table:table-cell table:style-name="ce13" table:formula="of:=IF([.B50]=[.B49];&quot;&quot;;VLOOKUP([.D50];[$Spec.A$1:$Spec.B$1048576];2;0))">
            <text:p/>
          </table:table-cell>
          <table:table-cell table:style-name="ce13" table:formula="of:=IF([.E50]=&quot;W_REGISTER (RF_CH)&quot;;BIN2DEC([.D51]);IF([.E50]=&quot;W_REGISTER (TX_ADDR)&quot;;CONCATENATE(&quot;0x&quot;;BIN2HEX([.D55]);BIN2HEX([.D54]);BIN2HEX([.D53]);BIN2HEX([.D52]);BIN2HEX([.D51]));&quot;&quot;))">
            <text:p/>
          </table:table-cell>
          <table:table-cell table:style-name="ce17" table:formula="of:=IF(OR([.E49]=&quot;W_TX_PAYLOAD&quot;;AND([.G49]&lt;&gt;&quot;&quot;;[.E50]=&quot;&quot;));BIN2HEX([.D50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2419603600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51];&quot; &quot;;&quot;&quot;)" office:value-type="string" office:string-value="00100000" calcext:value-type="string">
            <text:p>00100000</text:p>
          </table:table-cell>
          <table:table-cell table:style-name="ce13" table:formula="of:=IF([.B51]=[.B50];&quot;&quot;;VLOOKUP([.D51];[$Spec.A$1:$Spec.B$1048576];2;0))">
            <text:p/>
          </table:table-cell>
          <table:table-cell table:style-name="ce13" table:formula="of:=IF([.E51]=&quot;W_REGISTER (RF_CH)&quot;;BIN2DEC([.D52]);IF([.E51]=&quot;W_REGISTER (TX_ADDR)&quot;;CONCATENATE(&quot;0x&quot;;BIN2HEX([.D56]);BIN2HEX([.D55]);BIN2HEX([.D54]);BIN2HEX([.D53]);BIN2HEX([.D52]));&quot;&quot;))">
            <text:p/>
          </table:table-cell>
          <table:table-cell table:style-name="ce17" table:formula="of:=IF(OR([.E50]=&quot;W_TX_PAYLOAD&quot;;AND([.G50]&lt;&gt;&quot;&quot;;[.E51]=&quot;&quot;));BIN2HEX([.D51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2431562000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0011 <text:s/>0000</text:p>
          </table:table-cell>
          <table:table-cell table:style-name="ce9" table:formula="of:=SUBSTITUTE([.C52];&quot; &quot;;&quot;&quot;)" office:value-type="string" office:string-value="00110000" calcext:value-type="string">
            <text:p>00110000</text:p>
          </table:table-cell>
          <table:table-cell table:style-name="ce13" table:formula="of:=IF([.B52]=[.B51];&quot;&quot;;VLOOKUP([.D52];[$Spec.A$1:$Spec.B$1048576];2;0))" office:value-type="string" office:string-value="W_REGISTER (TX_ADDR)" calcext:value-type="string">
            <text:p>W_REGISTER (TX_ADDR)</text:p>
          </table:table-cell>
          <table:table-cell table:style-name="ce13" table:formula="of:=IF([.E52]=&quot;W_REGISTER (RF_CH)&quot;;BIN2DEC([.D53]);IF([.E52]=&quot;W_REGISTER (TX_ADDR)&quot;;CONCATENATE(&quot;0x&quot;;BIN2HEX([.D57]);BIN2HEX([.D56]);BIN2HEX([.D55]);BIN2HEX([.D54]);BIN2HEX([.D53]));&quot;&quot;))" office:value-type="string" office:string-value="0x201409220" calcext:value-type="string">
            <text:p>0x201409220</text:p>
          </table:table-cell>
          <table:table-cell table:style-name="ce17" table:formula="of:=IF(OR([.E51]=&quot;W_TX_PAYLOAD&quot;;AND([.G51]&lt;&gt;&quot;&quot;;[.E52]=&quot;&quot;));BIN2HEX([.D52]);&quot;&quot;)">
            <text:p/>
          </table:table-cell>
          <table:table-cell/>
          <table:table-cell office:value-type="string" calcext:value-type="string">
            <text:p>Address is 0x2001409220</text:p>
          </table:table-cell>
        </table:table-row>
        <table:table-row table:style-name="ro1">
          <table:table-cell office:value-type="string" calcext:value-type="string">
            <text:p>3.52443221200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53];&quot; &quot;;&quot;&quot;)" office:value-type="string" office:string-value="00100000" calcext:value-type="string">
            <text:p>00100000</text:p>
          </table:table-cell>
          <table:table-cell table:style-name="ce13" table:formula="of:=IF([.B53]=[.B52];&quot;&quot;;VLOOKUP([.D53];[$Spec.A$1:$Spec.B$1048576];2;0))">
            <text:p/>
          </table:table-cell>
          <table:table-cell table:style-name="ce13" table:formula="of:=IF([.E53]=&quot;W_REGISTER (RF_CH)&quot;;BIN2DEC([.D54]);IF([.E53]=&quot;W_REGISTER (TX_ADDR)&quot;;CONCATENATE(&quot;0x&quot;;BIN2HEX([.D58]);BIN2HEX([.D57]);BIN2HEX([.D56]);BIN2HEX([.D55]);BIN2HEX([.D54]));&quot;&quot;))">
            <text:p/>
          </table:table-cell>
          <table:table-cell table:style-name="ce17" table:formula="of:=IF(OR([.E52]=&quot;W_TX_PAYLOAD&quot;;AND([.G52]&lt;&gt;&quot;&quot;;[.E53]=&quot;&quot;));BIN2HEX([.D53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2454880400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1001 <text:s/>0010</text:p>
          </table:table-cell>
          <table:table-cell table:style-name="ce9" table:formula="of:=SUBSTITUTE([.C54];&quot; &quot;;&quot;&quot;)" office:value-type="string" office:string-value="10010010" calcext:value-type="string">
            <text:p>10010010</text:p>
          </table:table-cell>
          <table:table-cell table:style-name="ce13" table:formula="of:=IF([.B54]=[.B53];&quot;&quot;;VLOOKUP([.D54];[$Spec.A$1:$Spec.B$1048576];2;0))">
            <text:p/>
          </table:table-cell>
          <table:table-cell table:style-name="ce13" table:formula="of:=IF([.E54]=&quot;W_REGISTER (RF_CH)&quot;;BIN2DEC([.D55]);IF([.E54]=&quot;W_REGISTER (TX_ADDR)&quot;;CONCATENATE(&quot;0x&quot;;BIN2HEX([.D59]);BIN2HEX([.D58]);BIN2HEX([.D57]);BIN2HEX([.D56]);BIN2HEX([.D55]));&quot;&quot;))">
            <text:p/>
          </table:table-cell>
          <table:table-cell table:style-name="ce17" table:formula="of:=IF(OR([.E53]=&quot;W_TX_PAYLOAD&quot;;AND([.G53]&lt;&gt;&quot;&quot;;[.E54]=&quot;&quot;));BIN2HEX([.D54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2466539600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0100 <text:s/>0000</text:p>
          </table:table-cell>
          <table:table-cell table:style-name="ce9" table:formula="of:=SUBSTITUTE([.C55];&quot; &quot;;&quot;&quot;)" office:value-type="string" office:string-value="01000000" calcext:value-type="string">
            <text:p>01000000</text:p>
          </table:table-cell>
          <table:table-cell table:style-name="ce13" table:formula="of:=IF([.B55]=[.B54];&quot;&quot;;VLOOKUP([.D55];[$Spec.A$1:$Spec.B$1048576];2;0))">
            <text:p/>
          </table:table-cell>
          <table:table-cell table:style-name="ce13" table:formula="of:=IF([.E55]=&quot;W_REGISTER (RF_CH)&quot;;BIN2DEC([.D56]);IF([.E55]=&quot;W_REGISTER (TX_ADDR)&quot;;CONCATENATE(&quot;0x&quot;;BIN2HEX([.D60]);BIN2HEX([.D59]);BIN2HEX([.D58]);BIN2HEX([.D57]);BIN2HEX([.D56]));&quot;&quot;))">
            <text:p/>
          </table:table-cell>
          <table:table-cell table:style-name="ce17" table:formula="of:=IF(OR([.E54]=&quot;W_TX_PAYLOAD&quot;;AND([.G54]&lt;&gt;&quot;&quot;;[.E55]=&quot;&quot;));BIN2HEX([.D55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2478198000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0000 <text:s/>0001</text:p>
          </table:table-cell>
          <table:table-cell table:style-name="ce9" table:formula="of:=SUBSTITUTE([.C56];&quot; &quot;;&quot;&quot;)" office:value-type="string" office:string-value="00000001" calcext:value-type="string">
            <text:p>00000001</text:p>
          </table:table-cell>
          <table:table-cell table:style-name="ce13" table:formula="of:=IF([.B56]=[.B55];&quot;&quot;;VLOOKUP([.D56];[$Spec.A$1:$Spec.B$1048576];2;0))">
            <text:p/>
          </table:table-cell>
          <table:table-cell table:style-name="ce13" table:formula="of:=IF([.E56]=&quot;W_REGISTER (RF_CH)&quot;;BIN2DEC([.D57]);IF([.E56]=&quot;W_REGISTER (TX_ADDR)&quot;;CONCATENATE(&quot;0x&quot;;BIN2HEX([.D61]);BIN2HEX([.D60]);BIN2HEX([.D59]);BIN2HEX([.D58]);BIN2HEX([.D57]));&quot;&quot;))">
            <text:p/>
          </table:table-cell>
          <table:table-cell table:style-name="ce17" table:formula="of:=IF(OR([.E55]=&quot;W_TX_PAYLOAD&quot;;AND([.G55]&lt;&gt;&quot;&quot;;[.E56]=&quot;&quot;));BIN2HEX([.D56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2489857600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57];&quot; &quot;;&quot;&quot;)" office:value-type="string" office:string-value="00100000" calcext:value-type="string">
            <text:p>00100000</text:p>
          </table:table-cell>
          <table:table-cell table:style-name="ce13" table:formula="of:=IF([.B57]=[.B56];&quot;&quot;;VLOOKUP([.D57];[$Spec.A$1:$Spec.B$1048576];2;0))">
            <text:p/>
          </table:table-cell>
          <table:table-cell table:style-name="ce13" table:formula="of:=IF([.E57]=&quot;W_REGISTER (RF_CH)&quot;;BIN2DEC([.D58]);IF([.E57]=&quot;W_REGISTER (TX_ADDR)&quot;;CONCATENATE(&quot;0x&quot;;BIN2HEX([.D62]);BIN2HEX([.D61]);BIN2HEX([.D60]);BIN2HEX([.D59]);BIN2HEX([.D58]));&quot;&quot;))">
            <text:p/>
          </table:table-cell>
          <table:table-cell table:style-name="ce17" table:formula="of:=IF(OR([.E56]=&quot;W_TX_PAYLOAD&quot;;AND([.G56]&lt;&gt;&quot;&quot;;[.E57]=&quot;&quot;));BIN2HEX([.D57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250939040000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0000 <text:s/>0111</text:p>
          </table:table-cell>
          <table:table-cell table:style-name="ce9" table:formula="of:=SUBSTITUTE([.C58];&quot; &quot;;&quot;&quot;)" office:value-type="string" office:string-value="00000111" calcext:value-type="string">
            <text:p>00000111</text:p>
          </table:table-cell>
          <table:table-cell table:style-name="ce13" table:formula="of:=IF([.B58]=[.B57];&quot;&quot;;VLOOKUP([.D58];[$Spec.A$1:$Spec.B$1048576];2;0))" office:value-type="string" office:string-value="R_REGISTER (STATUS)" calcext:value-type="string">
            <text:p>R_REGISTER (STATUS)</text:p>
          </table:table-cell>
          <table:table-cell table:style-name="ce13" table:formula="of:=IF([.E58]=&quot;W_REGISTER (RF_CH)&quot;;BIN2DEC([.D59]);IF([.E58]=&quot;W_REGISTER (TX_ADDR)&quot;;CONCATENATE(&quot;0x&quot;;BIN2HEX([.D63]);BIN2HEX([.D62]);BIN2HEX([.D61]);BIN2HEX([.D60]);BIN2HEX([.D59]));&quot;&quot;))">
            <text:p/>
          </table:table-cell>
          <table:table-cell table:style-name="ce17" table:formula="of:=IF(OR([.E57]=&quot;W_TX_PAYLOAD&quot;;AND([.G57]&lt;&gt;&quot;&quot;;[.E58]=&quot;&quot;));BIN2HEX([.D58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252055120000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111 <text:s/>1111</text:p>
          </table:table-cell>
          <table:table-cell table:style-name="ce9" table:formula="of:=SUBSTITUTE([.C59];&quot; &quot;;&quot;&quot;)" office:value-type="string" office:string-value="11111111" calcext:value-type="string">
            <text:p>11111111</text:p>
          </table:table-cell>
          <table:table-cell table:style-name="ce13" table:formula="of:=IF([.B59]=[.B58];&quot;&quot;;VLOOKUP([.D59];[$Spec.A$1:$Spec.B$1048576];2;0))">
            <text:p/>
          </table:table-cell>
          <table:table-cell table:style-name="ce13" table:formula="of:=IF([.E59]=&quot;W_REGISTER (RF_CH)&quot;;BIN2DEC([.D60]);IF([.E59]=&quot;W_REGISTER (TX_ADDR)&quot;;CONCATENATE(&quot;0x&quot;;BIN2HEX([.D64]);BIN2HEX([.D63]);BIN2HEX([.D62]);BIN2HEX([.D61]);BIN2HEX([.D60]));&quot;&quot;))">
            <text:p/>
          </table:table-cell>
          <table:table-cell table:style-name="ce17" table:formula="of:=IF(OR([.E58]=&quot;W_TX_PAYLOAD&quot;;AND([.G58]&lt;&gt;&quot;&quot;;[.E59]=&quot;&quot;));BIN2HEX([.D59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253380560000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1110 <text:s/>0001</text:p>
          </table:table-cell>
          <table:table-cell table:style-name="ce9" table:formula="of:=SUBSTITUTE([.C60];&quot; &quot;;&quot;&quot;)" office:value-type="string" office:string-value="11100001" calcext:value-type="string">
            <text:p>11100001</text:p>
          </table:table-cell>
          <table:table-cell table:style-name="ce13" table:formula="of:=IF([.B60]=[.B59];&quot;&quot;;VLOOKUP([.D60];[$Spec.A$1:$Spec.B$1048576];2;0))" office:value-type="string" office:string-value="FLUSH_RX" calcext:value-type="string">
            <text:p>FLUSH_RX</text:p>
          </table:table-cell>
          <table:table-cell table:style-name="ce13" table:formula="of:=IF([.E60]=&quot;W_REGISTER (RF_CH)&quot;;BIN2DEC([.D61]);IF([.E60]=&quot;W_REGISTER (TX_ADDR)&quot;;CONCATENATE(&quot;0x&quot;;BIN2HEX([.D65]);BIN2HEX([.D64]);BIN2HEX([.D63]);BIN2HEX([.D62]);BIN2HEX([.D61]));&quot;&quot;))">
            <text:p/>
          </table:table-cell>
          <table:table-cell table:style-name="ce17" table:formula="of:=IF(OR([.E59]=&quot;W_TX_PAYLOAD&quot;;AND([.G59]&lt;&gt;&quot;&quot;;[.E60]=&quot;&quot;));BIN2HEX([.D60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254666080000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0010 <text:s/>0111</text:p>
          </table:table-cell>
          <table:table-cell table:style-name="ce9" table:formula="of:=SUBSTITUTE([.C61];&quot; &quot;;&quot;&quot;)" office:value-type="string" office:string-value="00100111" calcext:value-type="string">
            <text:p>00100111</text:p>
          </table:table-cell>
          <table:table-cell table:style-name="ce13" table:formula="of:=IF([.B61]=[.B60];&quot;&quot;;VLOOKUP([.D61];[$Spec.A$1:$Spec.B$1048576];2;0))" office:value-type="string" office:string-value="W_REGISTER (STATUS)" calcext:value-type="string">
            <text:p>W_REGISTER (STATUS)</text:p>
          </table:table-cell>
          <table:table-cell table:style-name="ce13" table:formula="of:=IF([.E61]=&quot;W_REGISTER (RF_CH)&quot;;BIN2DEC([.D62]);IF([.E61]=&quot;W_REGISTER (TX_ADDR)&quot;;CONCATENATE(&quot;0x&quot;;BIN2HEX([.D66]);BIN2HEX([.D65]);BIN2HEX([.D64]);BIN2HEX([.D63]);BIN2HEX([.D62]));&quot;&quot;))">
            <text:p/>
          </table:table-cell>
          <table:table-cell table:style-name="ce17" table:formula="of:=IF(OR([.E60]=&quot;W_TX_PAYLOAD&quot;;AND([.G60]&lt;&gt;&quot;&quot;;[.E61]=&quot;&quot;));BIN2HEX([.D61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255832040000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0111 <text:s/>0000</text:p>
          </table:table-cell>
          <table:table-cell table:style-name="ce9" table:formula="of:=SUBSTITUTE([.C62];&quot; &quot;;&quot;&quot;)" office:value-type="string" office:string-value="01110000" calcext:value-type="string">
            <text:p>01110000</text:p>
          </table:table-cell>
          <table:table-cell table:style-name="ce13" table:formula="of:=IF([.B62]=[.B61];&quot;&quot;;VLOOKUP([.D62];[$Spec.A$1:$Spec.B$1048576];2;0))">
            <text:p/>
          </table:table-cell>
          <table:table-cell table:style-name="ce13" table:formula="of:=IF([.E62]=&quot;W_REGISTER (RF_CH)&quot;;BIN2DEC([.D63]);IF([.E62]=&quot;W_REGISTER (TX_ADDR)&quot;;CONCATENATE(&quot;0x&quot;;BIN2HEX([.D67]);BIN2HEX([.D66]);BIN2HEX([.D65]);BIN2HEX([.D64]);BIN2HEX([.D63]));&quot;&quot;))">
            <text:p/>
          </table:table-cell>
          <table:table-cell table:style-name="ce17" table:formula="of:=IF(OR([.E61]=&quot;W_TX_PAYLOAD&quot;;AND([.G61]&lt;&gt;&quot;&quot;;[.E62]=&quot;&quot;));BIN2HEX([.D62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25732684000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0010 <text:s/>0101</text:p>
          </table:table-cell>
          <table:table-cell table:style-name="ce9" table:formula="of:=SUBSTITUTE([.C63];&quot; &quot;;&quot;&quot;)" office:value-type="string" office:string-value="00100101" calcext:value-type="string">
            <text:p>00100101</text:p>
          </table:table-cell>
          <table:table-cell table:style-name="ce13" table:formula="of:=IF([.B63]=[.B62];&quot;&quot;;VLOOKUP([.D63];[$Spec.A$1:$Spec.B$1048576];2;0))" office:value-type="string" office:string-value="W_REGISTER (RF_CH)" calcext:value-type="string">
            <text:p>W_REGISTER (RF_CH)</text:p>
          </table:table-cell>
          <table:table-cell table:style-name="ce13" table:formula="of:=IF([.E63]=&quot;W_REGISTER (RF_CH)&quot;;BIN2DEC([.D64]);IF([.E63]=&quot;W_REGISTER (TX_ADDR)&quot;;CONCATENATE(&quot;0x&quot;;BIN2HEX([.D68]);BIN2HEX([.D67]);BIN2HEX([.D66]);BIN2HEX([.D65]);BIN2HEX([.D64]));&quot;&quot;))" office:value-type="float" office:value="70" calcext:value-type="float">
            <text:p>70</text:p>
          </table:table-cell>
          <table:table-cell table:style-name="ce17" table:formula="of:=IF(OR([.E62]=&quot;W_TX_PAYLOAD&quot;;AND([.G62]&lt;&gt;&quot;&quot;;[.E63]=&quot;&quot;));BIN2HEX([.D63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25849276000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0100 <text:s/>0110</text:p>
          </table:table-cell>
          <table:table-cell table:style-name="ce9" table:formula="of:=SUBSTITUTE([.C64];&quot; &quot;;&quot;&quot;)" office:value-type="string" office:string-value="01000110" calcext:value-type="string">
            <text:p>01000110</text:p>
          </table:table-cell>
          <table:table-cell table:style-name="ce13" table:formula="of:=IF([.B64]=[.B63];&quot;&quot;;VLOOKUP([.D64];[$Spec.A$1:$Spec.B$1048576];2;0))">
            <text:p/>
          </table:table-cell>
          <table:table-cell table:style-name="ce13" table:formula="of:=IF([.E64]=&quot;W_REGISTER (RF_CH)&quot;;BIN2DEC([.D65]);IF([.E64]=&quot;W_REGISTER (TX_ADDR)&quot;;CONCATENATE(&quot;0x&quot;;BIN2HEX([.D69]);BIN2HEX([.D68]);BIN2HEX([.D67]);BIN2HEX([.D66]);BIN2HEX([.D65]));&quot;&quot;))">
            <text:p/>
          </table:table-cell>
          <table:table-cell table:style-name="ce17" table:formula="of:=IF(OR([.E63]=&quot;W_TX_PAYLOAD&quot;;AND([.G63]&lt;&gt;&quot;&quot;;[.E64]=&quot;&quot;));BIN2HEX([.D64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259828080000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1110 <text:s/>0001</text:p>
          </table:table-cell>
          <table:table-cell table:style-name="ce9" table:formula="of:=SUBSTITUTE([.C65];&quot; &quot;;&quot;&quot;)" office:value-type="string" office:string-value="11100001" calcext:value-type="string">
            <text:p>11100001</text:p>
          </table:table-cell>
          <table:table-cell table:style-name="ce13" table:formula="of:=IF([.B65]=[.B64];&quot;&quot;;VLOOKUP([.D65];[$Spec.A$1:$Spec.B$1048576];2;0))" office:value-type="string" office:string-value="FLUSH_RX" calcext:value-type="string">
            <text:p>FLUSH_RX</text:p>
          </table:table-cell>
          <table:table-cell table:style-name="ce13" table:formula="of:=IF([.E65]=&quot;W_REGISTER (RF_CH)&quot;;BIN2DEC([.D66]);IF([.E65]=&quot;W_REGISTER (TX_ADDR)&quot;;CONCATENATE(&quot;0x&quot;;BIN2HEX([.D70]);BIN2HEX([.D69]);BIN2HEX([.D68]);BIN2HEX([.D67]);BIN2HEX([.D66]));&quot;&quot;))">
            <text:p/>
          </table:table-cell>
          <table:table-cell table:style-name="ce17" table:formula="of:=IF(OR([.E64]=&quot;W_TX_PAYLOAD&quot;;AND([.G64]&lt;&gt;&quot;&quot;;[.E65]=&quot;&quot;));BIN2HEX([.D65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261183400000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010 <text:s/>0000</text:p>
          </table:table-cell>
          <table:table-cell table:style-name="ce9" table:formula="of:=SUBSTITUTE([.C66];&quot; &quot;;&quot;&quot;)" office:value-type="string" office:string-value="10100000" calcext:value-type="string">
            <text:p>10100000</text:p>
          </table:table-cell>
          <table:table-cell table:style-name="ce13" table:formula="of:=IF([.B66]=[.B65];&quot;&quot;;VLOOKUP([.D66];[$Spec.A$1:$Spec.B$1048576];2;0))" office:value-type="string" office:string-value="W_TX_PAYLOAD" calcext:value-type="string">
            <text:p>W_TX_PAYLOAD</text:p>
          </table:table-cell>
          <table:table-cell table:style-name="ce13" table:formula="of:=IF([.E66]=&quot;W_REGISTER (RF_CH)&quot;;BIN2DEC([.D67]);IF([.E66]=&quot;W_REGISTER (TX_ADDR)&quot;;CONCATENATE(&quot;0x&quot;;BIN2HEX([.D71]);BIN2HEX([.D70]);BIN2HEX([.D69]);BIN2HEX([.D68]);BIN2HEX([.D67]));&quot;&quot;))">
            <text:p/>
          </table:table-cell>
          <table:table-cell table:style-name="ce17" table:formula="of:=IF(OR([.E65]=&quot;W_TX_PAYLOAD&quot;;AND([.G65]&lt;&gt;&quot;&quot;;[.E66]=&quot;&quot;));BIN2HEX([.D66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262349320000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100 <text:s/>0100</text:p>
          </table:table-cell>
          <table:table-cell table:style-name="ce9" table:formula="of:=SUBSTITUTE([.C67];&quot; &quot;;&quot;&quot;)" office:value-type="string" office:string-value="11000100" calcext:value-type="string">
            <text:p>11000100</text:p>
          </table:table-cell>
          <table:table-cell table:style-name="ce13" table:formula="of:=IF([.B67]=[.B66];&quot;&quot;;VLOOKUP([.D67];[$Spec.A$1:$Spec.B$1048576];2;0))">
            <text:p/>
          </table:table-cell>
          <table:table-cell table:style-name="ce13" table:formula="of:=IF([.E67]=&quot;W_REGISTER (RF_CH)&quot;;BIN2DEC([.D68]);IF([.E67]=&quot;W_REGISTER (TX_ADDR)&quot;;CONCATENATE(&quot;0x&quot;;BIN2HEX([.D72]);BIN2HEX([.D71]);BIN2HEX([.D70]);BIN2HEX([.D69]);BIN2HEX([.D68]));&quot;&quot;))">
            <text:p/>
          </table:table-cell>
          <table:table-cell table:style-name="ce17" table:formula="of:=IF(OR([.E66]=&quot;W_TX_PAYLOAD&quot;;AND([.G66]&lt;&gt;&quot;&quot;;[.E67]=&quot;&quot;));BIN2HEX([.D67]);&quot;&quot;)" office:value-type="string" office:string-value="C4" calcext:value-type="string">
            <text:p>C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5263515240000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0000 <text:s/>0000</text:p>
          </table:table-cell>
          <table:table-cell table:style-name="ce9" table:formula="of:=SUBSTITUTE([.C68];&quot; &quot;;&quot;&quot;)" office:value-type="string" office:string-value="00000000" calcext:value-type="string">
            <text:p>00000000</text:p>
          </table:table-cell>
          <table:table-cell table:style-name="ce13" table:formula="of:=IF([.B68]=[.B67];&quot;&quot;;VLOOKUP([.D68];[$Spec.A$1:$Spec.B$1048576];2;0))">
            <text:p/>
          </table:table-cell>
          <table:table-cell table:style-name="ce13" table:formula="of:=IF([.E68]=&quot;W_REGISTER (RF_CH)&quot;;BIN2DEC([.D69]);IF([.E68]=&quot;W_REGISTER (TX_ADDR)&quot;;CONCATENATE(&quot;0x&quot;;BIN2HEX([.D73]);BIN2HEX([.D72]);BIN2HEX([.D71]);BIN2HEX([.D70]);BIN2HEX([.D69]));&quot;&quot;))">
            <text:p/>
          </table:table-cell>
          <table:table-cell table:style-name="ce17" table:formula="of:=IF(OR([.E67]=&quot;W_TX_PAYLOAD&quot;;AND([.G67]&lt;&gt;&quot;&quot;;[.E68]=&quot;&quot;));BIN2HEX([.D68]);&quot;&quot;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5264681080000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111 <text:s/>1111</text:p>
          </table:table-cell>
          <table:table-cell table:style-name="ce9" table:formula="of:=SUBSTITUTE([.C69];&quot; &quot;;&quot;&quot;)" office:value-type="string" office:string-value="11111111" calcext:value-type="string">
            <text:p>11111111</text:p>
          </table:table-cell>
          <table:table-cell table:style-name="ce13" table:formula="of:=IF([.B69]=[.B68];&quot;&quot;;VLOOKUP([.D69];[$Spec.A$1:$Spec.B$1048576];2;0))">
            <text:p/>
          </table:table-cell>
          <table:table-cell table:style-name="ce13" table:formula="of:=IF([.E69]=&quot;W_REGISTER (RF_CH)&quot;;BIN2DEC([.D70]);IF([.E69]=&quot;W_REGISTER (TX_ADDR)&quot;;CONCATENATE(&quot;0x&quot;;BIN2HEX([.D74]);BIN2HEX([.D73]);BIN2HEX([.D72]);BIN2HEX([.D71]);BIN2HEX([.D70]));&quot;&quot;))">
            <text:p/>
          </table:table-cell>
          <table:table-cell table:style-name="ce17" table:formula="of:=IF(OR([.E68]=&quot;W_TX_PAYLOAD&quot;;AND([.G68]&lt;&gt;&quot;&quot;;[.E69]=&quot;&quot;));BIN2HEX([.D69]);&quot;&quot;)" office:value-type="string" office:string-value="FF" calcext:value-type="string">
            <text:p>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5265847040000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110 <text:s/>0000</text:p>
          </table:table-cell>
          <table:table-cell table:style-name="ce9" table:formula="of:=SUBSTITUTE([.C70];&quot; &quot;;&quot;&quot;)" office:value-type="string" office:string-value="11100000" calcext:value-type="string">
            <text:p>11100000</text:p>
          </table:table-cell>
          <table:table-cell table:style-name="ce13" table:formula="of:=IF([.B70]=[.B69];&quot;&quot;;VLOOKUP([.D70];[$Spec.A$1:$Spec.B$1048576];2;0))">
            <text:p/>
          </table:table-cell>
          <table:table-cell table:style-name="ce13" table:formula="of:=IF([.E70]=&quot;W_REGISTER (RF_CH)&quot;;BIN2DEC([.D71]);IF([.E70]=&quot;W_REGISTER (TX_ADDR)&quot;;CONCATENATE(&quot;0x&quot;;BIN2HEX([.D75]);BIN2HEX([.D74]);BIN2HEX([.D73]);BIN2HEX([.D72]);BIN2HEX([.D71]));&quot;&quot;))">
            <text:p/>
          </table:table-cell>
          <table:table-cell table:style-name="ce17" table:formula="of:=IF(OR([.E69]=&quot;W_TX_PAYLOAD&quot;;AND([.G69]&lt;&gt;&quot;&quot;;[.E70]=&quot;&quot;));BIN2HEX([.D70]);&quot;&quot;)" office:value-type="string" office:string-value="E0" calcext:value-type="string">
            <text:p>E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5267012960000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0110 <text:s/>0000</text:p>
          </table:table-cell>
          <table:table-cell table:style-name="ce9" table:formula="of:=SUBSTITUTE([.C71];&quot; &quot;;&quot;&quot;)" office:value-type="string" office:string-value="01100000" calcext:value-type="string">
            <text:p>01100000</text:p>
          </table:table-cell>
          <table:table-cell table:style-name="ce13" table:formula="of:=IF([.B71]=[.B70];&quot;&quot;;VLOOKUP([.D71];[$Spec.A$1:$Spec.B$1048576];2;0))">
            <text:p/>
          </table:table-cell>
          <table:table-cell table:style-name="ce13" table:formula="of:=IF([.E71]=&quot;W_REGISTER (RF_CH)&quot;;BIN2DEC([.D72]);IF([.E71]=&quot;W_REGISTER (TX_ADDR)&quot;;CONCATENATE(&quot;0x&quot;;BIN2HEX([.D76]);BIN2HEX([.D75]);BIN2HEX([.D74]);BIN2HEX([.D73]);BIN2HEX([.D72]));&quot;&quot;))">
            <text:p/>
          </table:table-cell>
          <table:table-cell table:style-name="ce17" table:formula="of:=IF(OR([.E70]=&quot;W_TX_PAYLOAD&quot;;AND([.G70]&lt;&gt;&quot;&quot;;[.E71]=&quot;&quot;));BIN2HEX([.D71]);&quot;&quot;)" office:value-type="string" office:string-value="60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5268178880000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72];&quot; &quot;;&quot;&quot;)" office:value-type="string" office:string-value="00100000" calcext:value-type="string">
            <text:p>00100000</text:p>
          </table:table-cell>
          <table:table-cell table:style-name="ce13" table:formula="of:=IF([.B72]=[.B71];&quot;&quot;;VLOOKUP([.D72];[$Spec.A$1:$Spec.B$1048576];2;0))">
            <text:p/>
          </table:table-cell>
          <table:table-cell table:style-name="ce13" table:formula="of:=IF([.E72]=&quot;W_REGISTER (RF_CH)&quot;;BIN2DEC([.D73]);IF([.E72]=&quot;W_REGISTER (TX_ADDR)&quot;;CONCATENATE(&quot;0x&quot;;BIN2HEX([.D77]);BIN2HEX([.D76]);BIN2HEX([.D75]);BIN2HEX([.D74]);BIN2HEX([.D73]));&quot;&quot;))">
            <text:p/>
          </table:table-cell>
          <table:table-cell table:style-name="ce17" table:formula="of:=IF(OR([.E71]=&quot;W_TX_PAYLOAD&quot;;AND([.G71]&lt;&gt;&quot;&quot;;[.E72]=&quot;&quot;));BIN2HEX([.D72]);&quot;&quot;)" office:value-type="string" office:string-value="20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5269344720000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73];&quot; &quot;;&quot;&quot;)" office:value-type="string" office:string-value="00100000" calcext:value-type="string">
            <text:p>00100000</text:p>
          </table:table-cell>
          <table:table-cell table:style-name="ce13" table:formula="of:=IF([.B73]=[.B72];&quot;&quot;;VLOOKUP([.D73];[$Spec.A$1:$Spec.B$1048576];2;0))">
            <text:p/>
          </table:table-cell>
          <table:table-cell table:style-name="ce13" table:formula="of:=IF([.E73]=&quot;W_REGISTER (RF_CH)&quot;;BIN2DEC([.D74]);IF([.E73]=&quot;W_REGISTER (TX_ADDR)&quot;;CONCATENATE(&quot;0x&quot;;BIN2HEX([.D78]);BIN2HEX([.D77]);BIN2HEX([.D76]);BIN2HEX([.D75]);BIN2HEX([.D74]));&quot;&quot;))">
            <text:p/>
          </table:table-cell>
          <table:table-cell table:style-name="ce17" table:formula="of:=IF(OR([.E72]=&quot;W_TX_PAYLOAD&quot;;AND([.G72]&lt;&gt;&quot;&quot;;[.E73]=&quot;&quot;));BIN2HEX([.D73]);&quot;&quot;)" office:value-type="string" office:string-value="20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5270670040000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0000 <text:s/>1111</text:p>
          </table:table-cell>
          <table:table-cell table:style-name="ce9" table:formula="of:=SUBSTITUTE([.C74];&quot; &quot;;&quot;&quot;)" office:value-type="string" office:string-value="00001111" calcext:value-type="string">
            <text:p>00001111</text:p>
          </table:table-cell>
          <table:table-cell table:style-name="ce13" table:formula="of:=IF([.B74]=[.B73];&quot;&quot;;VLOOKUP([.D74];[$Spec.A$1:$Spec.B$1048576];2;0))">
            <text:p/>
          </table:table-cell>
          <table:table-cell table:style-name="ce13" table:formula="of:=IF([.E74]=&quot;W_REGISTER (RF_CH)&quot;;BIN2DEC([.D75]);IF([.E74]=&quot;W_REGISTER (TX_ADDR)&quot;;CONCATENATE(&quot;0x&quot;;BIN2HEX([.D79]);BIN2HEX([.D78]);BIN2HEX([.D77]);BIN2HEX([.D76]);BIN2HEX([.D75]));&quot;&quot;))">
            <text:p/>
          </table:table-cell>
          <table:table-cell table:style-name="ce17" table:formula="of:=IF(OR([.E73]=&quot;W_TX_PAYLOAD&quot;;AND([.G73]&lt;&gt;&quot;&quot;;[.E74]=&quot;&quot;));BIN2HEX([.D74]);&quot;&quot;)" office:value-type="string" office:string-value="F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5271935600000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75];&quot; &quot;;&quot;&quot;)" office:value-type="string" office:string-value="00100000" calcext:value-type="string">
            <text:p>00100000</text:p>
          </table:table-cell>
          <table:table-cell table:style-name="ce13" table:formula="of:=IF([.B75]=[.B74];&quot;&quot;;VLOOKUP([.D75];[$Spec.A$1:$Spec.B$1048576];2;0))" office:value-type="string" office:string-value="W_REGISTER (CONFIG)" calcext:value-type="string">
            <text:p>W_REGISTER (CONFIG)</text:p>
          </table:table-cell>
          <table:table-cell table:style-name="ce13" table:formula="of:=IF([.E75]=&quot;W_REGISTER (RF_CH)&quot;;BIN2DEC([.D76]);IF([.E75]=&quot;W_REGISTER (TX_ADDR)&quot;;CONCATENATE(&quot;0x&quot;;BIN2HEX([.D80]);BIN2HEX([.D79]);BIN2HEX([.D78]);BIN2HEX([.D77]);BIN2HEX([.D76]));&quot;&quot;))">
            <text:p/>
          </table:table-cell>
          <table:table-cell table:style-name="ce17" table:formula="of:=IF(OR([.E74]=&quot;W_TX_PAYLOAD&quot;;AND([.G74]&lt;&gt;&quot;&quot;;[.E75]=&quot;&quot;));BIN2HEX([.D75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273101480000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0000 <text:s/>1110</text:p>
          </table:table-cell>
          <table:table-cell table:style-name="ce9" table:formula="of:=SUBSTITUTE([.C76];&quot; &quot;;&quot;&quot;)" office:value-type="string" office:string-value="00001110" calcext:value-type="string">
            <text:p>00001110</text:p>
          </table:table-cell>
          <table:table-cell table:style-name="ce13" table:formula="of:=IF([.B76]=[.B75];&quot;&quot;;VLOOKUP([.D76];[$Spec.A$1:$Spec.B$1048576];2;0))">
            <text:p/>
          </table:table-cell>
          <table:table-cell table:style-name="ce13" table:formula="of:=IF([.E76]=&quot;W_REGISTER (RF_CH)&quot;;BIN2DEC([.D77]);IF([.E76]=&quot;W_REGISTER (TX_ADDR)&quot;;CONCATENATE(&quot;0x&quot;;BIN2HEX([.D81]);BIN2HEX([.D80]);BIN2HEX([.D79]);BIN2HEX([.D78]);BIN2HEX([.D77]));&quot;&quot;))">
            <text:p/>
          </table:table-cell>
          <table:table-cell table:style-name="ce17" table:formula="of:=IF(OR([.E75]=&quot;W_TX_PAYLOAD&quot;;AND([.G75]&lt;&gt;&quot;&quot;;[.E76]=&quot;&quot;));BIN2HEX([.D76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301348040000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0000 <text:s/>0111</text:p>
          </table:table-cell>
          <table:table-cell table:style-name="ce9" table:formula="of:=SUBSTITUTE([.C77];&quot; &quot;;&quot;&quot;)" office:value-type="string" office:string-value="00000111" calcext:value-type="string">
            <text:p>00000111</text:p>
          </table:table-cell>
          <table:table-cell table:style-name="ce13" table:formula="of:=IF([.B77]=[.B76];&quot;&quot;;VLOOKUP([.D77];[$Spec.A$1:$Spec.B$1048576];2;0))" office:value-type="string" office:string-value="R_REGISTER (STATUS)" calcext:value-type="string">
            <text:p>R_REGISTER (STATUS)</text:p>
          </table:table-cell>
          <table:table-cell table:style-name="ce13" table:formula="of:=IF([.E77]=&quot;W_REGISTER (RF_CH)&quot;;BIN2DEC([.D78]);IF([.E77]=&quot;W_REGISTER (TX_ADDR)&quot;;CONCATENATE(&quot;0x&quot;;BIN2HEX([.D82]);BIN2HEX([.D81]);BIN2HEX([.D80]);BIN2HEX([.D79]);BIN2HEX([.D78]));&quot;&quot;))">
            <text:p/>
          </table:table-cell>
          <table:table-cell table:style-name="ce17" table:formula="of:=IF(OR([.E76]=&quot;W_TX_PAYLOAD&quot;;AND([.G76]&lt;&gt;&quot;&quot;;[.E77]=&quot;&quot;));BIN2HEX([.D77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302464120000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1111 <text:s/>1111</text:p>
          </table:table-cell>
          <table:table-cell table:style-name="ce9" table:formula="of:=SUBSTITUTE([.C78];&quot; &quot;;&quot;&quot;)" office:value-type="string" office:string-value="11111111" calcext:value-type="string">
            <text:p>11111111</text:p>
          </table:table-cell>
          <table:table-cell table:style-name="ce13" table:formula="of:=IF([.B78]=[.B77];&quot;&quot;;VLOOKUP([.D78];[$Spec.A$1:$Spec.B$1048576];2;0))">
            <text:p/>
          </table:table-cell>
          <table:table-cell table:style-name="ce13" table:formula="of:=IF([.E78]=&quot;W_REGISTER (RF_CH)&quot;;BIN2DEC([.D79]);IF([.E78]=&quot;W_REGISTER (TX_ADDR)&quot;;CONCATENATE(&quot;0x&quot;;BIN2HEX([.D83]);BIN2HEX([.D82]);BIN2HEX([.D81]);BIN2HEX([.D80]);BIN2HEX([.D79]));&quot;&quot;))">
            <text:p/>
          </table:table-cell>
          <table:table-cell table:style-name="ce17" table:formula="of:=IF(OR([.E77]=&quot;W_TX_PAYLOAD&quot;;AND([.G77]&lt;&gt;&quot;&quot;;[.E78]=&quot;&quot;));BIN2HEX([.D78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303789560000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110 <text:s/>0001</text:p>
          </table:table-cell>
          <table:table-cell table:style-name="ce9" table:formula="of:=SUBSTITUTE([.C79];&quot; &quot;;&quot;&quot;)" office:value-type="string" office:string-value="11100001" calcext:value-type="string">
            <text:p>11100001</text:p>
          </table:table-cell>
          <table:table-cell table:style-name="ce13" table:formula="of:=IF([.B79]=[.B78];&quot;&quot;;VLOOKUP([.D79];[$Spec.A$1:$Spec.B$1048576];2;0))" office:value-type="string" office:string-value="FLUSH_RX" calcext:value-type="string">
            <text:p>FLUSH_RX</text:p>
          </table:table-cell>
          <table:table-cell table:style-name="ce13" table:formula="of:=IF([.E79]=&quot;W_REGISTER (RF_CH)&quot;;BIN2DEC([.D80]);IF([.E79]=&quot;W_REGISTER (TX_ADDR)&quot;;CONCATENATE(&quot;0x&quot;;BIN2HEX([.D84]);BIN2HEX([.D83]);BIN2HEX([.D82]);BIN2HEX([.D81]);BIN2HEX([.D80]));&quot;&quot;))">
            <text:p/>
          </table:table-cell>
          <table:table-cell table:style-name="ce17" table:formula="of:=IF(OR([.E78]=&quot;W_TX_PAYLOAD&quot;;AND([.G78]&lt;&gt;&quot;&quot;;[.E79]=&quot;&quot;));BIN2HEX([.D79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305075080000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0010 <text:s/>0111</text:p>
          </table:table-cell>
          <table:table-cell table:style-name="ce9" table:formula="of:=SUBSTITUTE([.C80];&quot; &quot;;&quot;&quot;)" office:value-type="string" office:string-value="00100111" calcext:value-type="string">
            <text:p>00100111</text:p>
          </table:table-cell>
          <table:table-cell table:style-name="ce13" table:formula="of:=IF([.B80]=[.B79];&quot;&quot;;VLOOKUP([.D80];[$Spec.A$1:$Spec.B$1048576];2;0))" office:value-type="string" office:string-value="W_REGISTER (STATUS)" calcext:value-type="string">
            <text:p>W_REGISTER (STATUS)</text:p>
          </table:table-cell>
          <table:table-cell table:style-name="ce13" table:formula="of:=IF([.E80]=&quot;W_REGISTER (RF_CH)&quot;;BIN2DEC([.D81]);IF([.E80]=&quot;W_REGISTER (TX_ADDR)&quot;;CONCATENATE(&quot;0x&quot;;BIN2HEX([.D85]);BIN2HEX([.D84]);BIN2HEX([.D83]);BIN2HEX([.D82]);BIN2HEX([.D81]));&quot;&quot;))">
            <text:p/>
          </table:table-cell>
          <table:table-cell table:style-name="ce17" table:formula="of:=IF(OR([.E79]=&quot;W_TX_PAYLOAD&quot;;AND([.G79]&lt;&gt;&quot;&quot;;[.E80]=&quot;&quot;));BIN2HEX([.D80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306241040000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0111 <text:s/>0000</text:p>
          </table:table-cell>
          <table:table-cell table:style-name="ce9" table:formula="of:=SUBSTITUTE([.C81];&quot; &quot;;&quot;&quot;)" office:value-type="string" office:string-value="01110000" calcext:value-type="string">
            <text:p>01110000</text:p>
          </table:table-cell>
          <table:table-cell table:style-name="ce13" table:formula="of:=IF([.B81]=[.B80];&quot;&quot;;VLOOKUP([.D81];[$Spec.A$1:$Spec.B$1048576];2;0))">
            <text:p/>
          </table:table-cell>
          <table:table-cell table:style-name="ce13" table:formula="of:=IF([.E81]=&quot;W_REGISTER (RF_CH)&quot;;BIN2DEC([.D82]);IF([.E81]=&quot;W_REGISTER (TX_ADDR)&quot;;CONCATENATE(&quot;0x&quot;;BIN2HEX([.D86]);BIN2HEX([.D85]);BIN2HEX([.D84]);BIN2HEX([.D83]);BIN2HEX([.D82]));&quot;&quot;))">
            <text:p/>
          </table:table-cell>
          <table:table-cell table:style-name="ce17" table:formula="of:=IF(OR([.E80]=&quot;W_TX_PAYLOAD&quot;;AND([.G80]&lt;&gt;&quot;&quot;;[.E81]=&quot;&quot;));BIN2HEX([.D81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307626200000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1110 <text:s/>0001</text:p>
          </table:table-cell>
          <table:table-cell table:style-name="ce9" table:formula="of:=SUBSTITUTE([.C82];&quot; &quot;;&quot;&quot;)" office:value-type="string" office:string-value="11100001" calcext:value-type="string">
            <text:p>11100001</text:p>
          </table:table-cell>
          <table:table-cell table:style-name="ce13" table:formula="of:=IF([.B82]=[.B81];&quot;&quot;;VLOOKUP([.D82];[$Spec.A$1:$Spec.B$1048576];2;0))" office:value-type="string" office:string-value="FLUSH_RX" calcext:value-type="string">
            <text:p>FLUSH_RX</text:p>
          </table:table-cell>
          <table:table-cell table:style-name="ce13" table:formula="of:=IF([.E82]=&quot;W_REGISTER (RF_CH)&quot;;BIN2DEC([.D83]);IF([.E82]=&quot;W_REGISTER (TX_ADDR)&quot;;CONCATENATE(&quot;0x&quot;;BIN2HEX([.D87]);BIN2HEX([.D86]);BIN2HEX([.D85]);BIN2HEX([.D84]);BIN2HEX([.D83]));&quot;&quot;))">
            <text:p/>
          </table:table-cell>
          <table:table-cell table:style-name="ce17" table:formula="of:=IF(OR([.E81]=&quot;W_TX_PAYLOAD&quot;;AND([.G81]&lt;&gt;&quot;&quot;;[.E82]=&quot;&quot;));BIN2HEX([.D82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308822040000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1010 <text:s/>0000</text:p>
          </table:table-cell>
          <table:table-cell table:style-name="ce9" table:formula="of:=SUBSTITUTE([.C83];&quot; &quot;;&quot;&quot;)" office:value-type="string" office:string-value="10100000" calcext:value-type="string">
            <text:p>10100000</text:p>
          </table:table-cell>
          <table:table-cell table:style-name="ce13" table:formula="of:=IF([.B83]=[.B82];&quot;&quot;;VLOOKUP([.D83];[$Spec.A$1:$Spec.B$1048576];2;0))" office:value-type="string" office:string-value="W_TX_PAYLOAD" calcext:value-type="string">
            <text:p>W_TX_PAYLOAD</text:p>
          </table:table-cell>
          <table:table-cell table:style-name="ce13" table:formula="of:=IF([.E83]=&quot;W_REGISTER (RF_CH)&quot;;BIN2DEC([.D84]);IF([.E83]=&quot;W_REGISTER (TX_ADDR)&quot;;CONCATENATE(&quot;0x&quot;;BIN2HEX([.D88]);BIN2HEX([.D87]);BIN2HEX([.D86]);BIN2HEX([.D85]);BIN2HEX([.D84]));&quot;&quot;))">
            <text:p/>
          </table:table-cell>
          <table:table-cell table:style-name="ce17" table:formula="of:=IF(OR([.E82]=&quot;W_TX_PAYLOAD&quot;;AND([.G82]&lt;&gt;&quot;&quot;;[.E83]=&quot;&quot;));BIN2HEX([.D83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309987960000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1100 <text:s/>0100</text:p>
          </table:table-cell>
          <table:table-cell table:style-name="ce9" table:formula="of:=SUBSTITUTE([.C84];&quot; &quot;;&quot;&quot;)" office:value-type="string" office:string-value="11000100" calcext:value-type="string">
            <text:p>11000100</text:p>
          </table:table-cell>
          <table:table-cell table:style-name="ce13" table:formula="of:=IF([.B84]=[.B83];&quot;&quot;;VLOOKUP([.D84];[$Spec.A$1:$Spec.B$1048576];2;0))">
            <text:p/>
          </table:table-cell>
          <table:table-cell table:style-name="ce13" table:formula="of:=IF([.E84]=&quot;W_REGISTER (RF_CH)&quot;;BIN2DEC([.D85]);IF([.E84]=&quot;W_REGISTER (TX_ADDR)&quot;;CONCATENATE(&quot;0x&quot;;BIN2HEX([.D89]);BIN2HEX([.D88]);BIN2HEX([.D87]);BIN2HEX([.D86]);BIN2HEX([.D85]));&quot;&quot;))">
            <text:p/>
          </table:table-cell>
          <table:table-cell table:style-name="ce17" table:formula="of:=IF(OR([.E83]=&quot;W_TX_PAYLOAD&quot;;AND([.G83]&lt;&gt;&quot;&quot;;[.E84]=&quot;&quot;));BIN2HEX([.D84]);&quot;&quot;)" office:value-type="string" office:string-value="C4" calcext:value-type="string">
            <text:p>C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5311422920000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0000 <text:s/>0000</text:p>
          </table:table-cell>
          <table:table-cell table:style-name="ce9" table:formula="of:=SUBSTITUTE([.C85];&quot; &quot;;&quot;&quot;)" office:value-type="string" office:string-value="00000000" calcext:value-type="string">
            <text:p>00000000</text:p>
          </table:table-cell>
          <table:table-cell table:style-name="ce13" table:formula="of:=IF([.B85]=[.B84];&quot;&quot;;VLOOKUP([.D85];[$Spec.A$1:$Spec.B$1048576];2;0))">
            <text:p/>
          </table:table-cell>
          <table:table-cell table:style-name="ce13" table:formula="of:=IF([.E85]=&quot;W_REGISTER (RF_CH)&quot;;BIN2DEC([.D86]);IF([.E85]=&quot;W_REGISTER (TX_ADDR)&quot;;CONCATENATE(&quot;0x&quot;;BIN2HEX([.D90]);BIN2HEX([.D89]);BIN2HEX([.D88]);BIN2HEX([.D87]);BIN2HEX([.D86]));&quot;&quot;))">
            <text:p/>
          </table:table-cell>
          <table:table-cell table:style-name="ce17" table:formula="of:=IF(OR([.E84]=&quot;W_TX_PAYLOAD&quot;;AND([.G84]&lt;&gt;&quot;&quot;;[.E85]=&quot;&quot;));BIN2HEX([.D85]);&quot;&quot;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5312588760000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1111 <text:s/>1111</text:p>
          </table:table-cell>
          <table:table-cell table:style-name="ce9" table:formula="of:=SUBSTITUTE([.C86];&quot; &quot;;&quot;&quot;)" office:value-type="string" office:string-value="11111111" calcext:value-type="string">
            <text:p>11111111</text:p>
          </table:table-cell>
          <table:table-cell table:style-name="ce13" table:formula="of:=IF([.B86]=[.B85];&quot;&quot;;VLOOKUP([.D86];[$Spec.A$1:$Spec.B$1048576];2;0))">
            <text:p/>
          </table:table-cell>
          <table:table-cell table:style-name="ce13" table:formula="of:=IF([.E86]=&quot;W_REGISTER (RF_CH)&quot;;BIN2DEC([.D87]);IF([.E86]=&quot;W_REGISTER (TX_ADDR)&quot;;CONCATENATE(&quot;0x&quot;;BIN2HEX([.D91]);BIN2HEX([.D90]);BIN2HEX([.D89]);BIN2HEX([.D88]);BIN2HEX([.D87]));&quot;&quot;))">
            <text:p/>
          </table:table-cell>
          <table:table-cell table:style-name="ce17" table:formula="of:=IF(OR([.E85]=&quot;W_TX_PAYLOAD&quot;;AND([.G85]&lt;&gt;&quot;&quot;;[.E86]=&quot;&quot;));BIN2HEX([.D86]);&quot;&quot;)" office:value-type="string" office:string-value="FF" calcext:value-type="string">
            <text:p>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5313754720000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1110 <text:s/>0000</text:p>
          </table:table-cell>
          <table:table-cell table:style-name="ce9" table:formula="of:=SUBSTITUTE([.C87];&quot; &quot;;&quot;&quot;)" office:value-type="string" office:string-value="11100000" calcext:value-type="string">
            <text:p>11100000</text:p>
          </table:table-cell>
          <table:table-cell table:style-name="ce13" table:formula="of:=IF([.B87]=[.B86];&quot;&quot;;VLOOKUP([.D87];[$Spec.A$1:$Spec.B$1048576];2;0))">
            <text:p/>
          </table:table-cell>
          <table:table-cell table:style-name="ce13" table:formula="of:=IF([.E87]=&quot;W_REGISTER (RF_CH)&quot;;BIN2DEC([.D88]);IF([.E87]=&quot;W_REGISTER (TX_ADDR)&quot;;CONCATENATE(&quot;0x&quot;;BIN2HEX([.D92]);BIN2HEX([.D91]);BIN2HEX([.D90]);BIN2HEX([.D89]);BIN2HEX([.D88]));&quot;&quot;))">
            <text:p/>
          </table:table-cell>
          <table:table-cell table:style-name="ce17" table:formula="of:=IF(OR([.E86]=&quot;W_TX_PAYLOAD&quot;;AND([.G86]&lt;&gt;&quot;&quot;;[.E87]=&quot;&quot;));BIN2HEX([.D87]);&quot;&quot;)" office:value-type="string" office:string-value="E0" calcext:value-type="string">
            <text:p>E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5314920640000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0110 <text:s/>0000</text:p>
          </table:table-cell>
          <table:table-cell table:style-name="ce9" table:formula="of:=SUBSTITUTE([.C88];&quot; &quot;;&quot;&quot;)" office:value-type="string" office:string-value="01100000" calcext:value-type="string">
            <text:p>01100000</text:p>
          </table:table-cell>
          <table:table-cell table:style-name="ce13" table:formula="of:=IF([.B88]=[.B87];&quot;&quot;;VLOOKUP([.D88];[$Spec.A$1:$Spec.B$1048576];2;0))">
            <text:p/>
          </table:table-cell>
          <table:table-cell table:style-name="ce13" table:formula="of:=IF([.E88]=&quot;W_REGISTER (RF_CH)&quot;;BIN2DEC([.D89]);IF([.E88]=&quot;W_REGISTER (TX_ADDR)&quot;;CONCATENATE(&quot;0x&quot;;BIN2HEX([.D93]);BIN2HEX([.D92]);BIN2HEX([.D91]);BIN2HEX([.D90]);BIN2HEX([.D89]));&quot;&quot;))">
            <text:p/>
          </table:table-cell>
          <table:table-cell table:style-name="ce17" table:formula="of:=IF(OR([.E87]=&quot;W_TX_PAYLOAD&quot;;AND([.G87]&lt;&gt;&quot;&quot;;[.E88]=&quot;&quot;));BIN2HEX([.D88]);&quot;&quot;)" office:value-type="string" office:string-value="60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5316086560000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89];&quot; &quot;;&quot;&quot;)" office:value-type="string" office:string-value="00100000" calcext:value-type="string">
            <text:p>00100000</text:p>
          </table:table-cell>
          <table:table-cell table:style-name="ce13" table:formula="of:=IF([.B89]=[.B88];&quot;&quot;;VLOOKUP([.D89];[$Spec.A$1:$Spec.B$1048576];2;0))">
            <text:p/>
          </table:table-cell>
          <table:table-cell table:style-name="ce13" table:formula="of:=IF([.E89]=&quot;W_REGISTER (RF_CH)&quot;;BIN2DEC([.D90]);IF([.E89]=&quot;W_REGISTER (TX_ADDR)&quot;;CONCATENATE(&quot;0x&quot;;BIN2HEX([.D94]);BIN2HEX([.D93]);BIN2HEX([.D92]);BIN2HEX([.D91]);BIN2HEX([.D90]));&quot;&quot;))">
            <text:p/>
          </table:table-cell>
          <table:table-cell table:style-name="ce17" table:formula="of:=IF(OR([.E88]=&quot;W_TX_PAYLOAD&quot;;AND([.G88]&lt;&gt;&quot;&quot;;[.E89]=&quot;&quot;));BIN2HEX([.D89]);&quot;&quot;)" office:value-type="string" office:string-value="20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5317252440000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90];&quot; &quot;;&quot;&quot;)" office:value-type="string" office:string-value="00100000" calcext:value-type="string">
            <text:p>00100000</text:p>
          </table:table-cell>
          <table:table-cell table:style-name="ce13" table:formula="of:=IF([.B90]=[.B89];&quot;&quot;;VLOOKUP([.D90];[$Spec.A$1:$Spec.B$1048576];2;0))">
            <text:p/>
          </table:table-cell>
          <table:table-cell table:style-name="ce13" table:formula="of:=IF([.E90]=&quot;W_REGISTER (RF_CH)&quot;;BIN2DEC([.D91]);IF([.E90]=&quot;W_REGISTER (TX_ADDR)&quot;;CONCATENATE(&quot;0x&quot;;BIN2HEX([.D95]);BIN2HEX([.D94]);BIN2HEX([.D93]);BIN2HEX([.D92]);BIN2HEX([.D91]));&quot;&quot;))">
            <text:p/>
          </table:table-cell>
          <table:table-cell table:style-name="ce17" table:formula="of:=IF(OR([.E89]=&quot;W_TX_PAYLOAD&quot;;AND([.G89]&lt;&gt;&quot;&quot;;[.E90]=&quot;&quot;));BIN2HEX([.D90]);&quot;&quot;)" office:value-type="string" office:string-value="20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5318418320000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0000 <text:s/>1111</text:p>
          </table:table-cell>
          <table:table-cell table:style-name="ce9" table:formula="of:=SUBSTITUTE([.C91];&quot; &quot;;&quot;&quot;)" office:value-type="string" office:string-value="00001111" calcext:value-type="string">
            <text:p>00001111</text:p>
          </table:table-cell>
          <table:table-cell table:style-name="ce13" table:formula="of:=IF([.B91]=[.B90];&quot;&quot;;VLOOKUP([.D91];[$Spec.A$1:$Spec.B$1048576];2;0))">
            <text:p/>
          </table:table-cell>
          <table:table-cell table:style-name="ce13" table:formula="of:=IF([.E91]=&quot;W_REGISTER (RF_CH)&quot;;BIN2DEC([.D92]);IF([.E91]=&quot;W_REGISTER (TX_ADDR)&quot;;CONCATENATE(&quot;0x&quot;;BIN2HEX([.D96]);BIN2HEX([.D95]);BIN2HEX([.D94]);BIN2HEX([.D93]);BIN2HEX([.D92]));&quot;&quot;))">
            <text:p/>
          </table:table-cell>
          <table:table-cell table:style-name="ce17" table:formula="of:=IF(OR([.E90]=&quot;W_TX_PAYLOAD&quot;;AND([.G90]&lt;&gt;&quot;&quot;;[.E91]=&quot;&quot;));BIN2HEX([.D91]);&quot;&quot;)" office:value-type="string" office:string-value="F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5319683840000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92];&quot; &quot;;&quot;&quot;)" office:value-type="string" office:string-value="00100000" calcext:value-type="string">
            <text:p>00100000</text:p>
          </table:table-cell>
          <table:table-cell table:style-name="ce13" table:formula="of:=IF([.B92]=[.B91];&quot;&quot;;VLOOKUP([.D92];[$Spec.A$1:$Spec.B$1048576];2;0))" office:value-type="string" office:string-value="W_REGISTER (CONFIG)" calcext:value-type="string">
            <text:p>W_REGISTER (CONFIG)</text:p>
          </table:table-cell>
          <table:table-cell table:style-name="ce13" table:formula="of:=IF([.E92]=&quot;W_REGISTER (RF_CH)&quot;;BIN2DEC([.D93]);IF([.E92]=&quot;W_REGISTER (TX_ADDR)&quot;;CONCATENATE(&quot;0x&quot;;BIN2HEX([.D97]);BIN2HEX([.D96]);BIN2HEX([.D95]);BIN2HEX([.D94]);BIN2HEX([.D93]));&quot;&quot;))">
            <text:p/>
          </table:table-cell>
          <table:table-cell table:style-name="ce17" table:formula="of:=IF(OR([.E91]=&quot;W_TX_PAYLOAD&quot;;AND([.G91]&lt;&gt;&quot;&quot;;[.E92]=&quot;&quot;));BIN2HEX([.D92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320849720000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0000 <text:s/>1110</text:p>
          </table:table-cell>
          <table:table-cell table:style-name="ce9" table:formula="of:=SUBSTITUTE([.C93];&quot; &quot;;&quot;&quot;)" office:value-type="string" office:string-value="00001110" calcext:value-type="string">
            <text:p>00001110</text:p>
          </table:table-cell>
          <table:table-cell table:style-name="ce13" table:formula="of:=IF([.B93]=[.B92];&quot;&quot;;VLOOKUP([.D93];[$Spec.A$1:$Spec.B$1048576];2;0))">
            <text:p/>
          </table:table-cell>
          <table:table-cell table:style-name="ce13" table:formula="of:=IF([.E93]=&quot;W_REGISTER (RF_CH)&quot;;BIN2DEC([.D94]);IF([.E93]=&quot;W_REGISTER (TX_ADDR)&quot;;CONCATENATE(&quot;0x&quot;;BIN2HEX([.D98]);BIN2HEX([.D97]);BIN2HEX([.D96]);BIN2HEX([.D95]);BIN2HEX([.D94]));&quot;&quot;))">
            <text:p/>
          </table:table-cell>
          <table:table-cell table:style-name="ce17" table:formula="of:=IF(OR([.E92]=&quot;W_TX_PAYLOAD&quot;;AND([.G92]&lt;&gt;&quot;&quot;;[.E93]=&quot;&quot;));BIN2HEX([.D93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46110120000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0000 <text:s/>0111</text:p>
          </table:table-cell>
          <table:table-cell table:style-name="ce9" table:formula="of:=SUBSTITUTE([.C94];&quot; &quot;;&quot;&quot;)" office:value-type="string" office:string-value="00000111" calcext:value-type="string">
            <text:p>00000111</text:p>
          </table:table-cell>
          <table:table-cell table:style-name="ce13" table:formula="of:=IF([.B94]=[.B93];&quot;&quot;;VLOOKUP([.D94];[$Spec.A$1:$Spec.B$1048576];2;0))" office:value-type="string" office:string-value="R_REGISTER (STATUS)" calcext:value-type="string">
            <text:p>R_REGISTER (STATUS)</text:p>
          </table:table-cell>
          <table:table-cell table:style-name="ce13" table:formula="of:=IF([.E94]=&quot;W_REGISTER (RF_CH)&quot;;BIN2DEC([.D95]);IF([.E94]=&quot;W_REGISTER (TX_ADDR)&quot;;CONCATENATE(&quot;0x&quot;;BIN2HEX([.D99]);BIN2HEX([.D98]);BIN2HEX([.D97]);BIN2HEX([.D96]);BIN2HEX([.D95]));&quot;&quot;))">
            <text:p/>
          </table:table-cell>
          <table:table-cell table:style-name="ce17" table:formula="of:=IF(OR([.E93]=&quot;W_TX_PAYLOAD&quot;;AND([.G93]&lt;&gt;&quot;&quot;;[.E94]=&quot;&quot;));BIN2HEX([.D94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46221732000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1111 <text:s/>1111</text:p>
          </table:table-cell>
          <table:table-cell table:style-name="ce9" table:formula="of:=SUBSTITUTE([.C95];&quot; &quot;;&quot;&quot;)" office:value-type="string" office:string-value="11111111" calcext:value-type="string">
            <text:p>11111111</text:p>
          </table:table-cell>
          <table:table-cell table:style-name="ce13" table:formula="of:=IF([.B95]=[.B94];&quot;&quot;;VLOOKUP([.D95];[$Spec.A$1:$Spec.B$1048576];2;0))">
            <text:p/>
          </table:table-cell>
          <table:table-cell table:style-name="ce13" table:formula="of:=IF([.E95]=&quot;W_REGISTER (RF_CH)&quot;;BIN2DEC([.D96]);IF([.E95]=&quot;W_REGISTER (TX_ADDR)&quot;;CONCATENATE(&quot;0x&quot;;BIN2HEX([.D100]);BIN2HEX([.D99]);BIN2HEX([.D98]);BIN2HEX([.D97]);BIN2HEX([.D96]));&quot;&quot;))">
            <text:p/>
          </table:table-cell>
          <table:table-cell table:style-name="ce17" table:formula="of:=IF(OR([.E94]=&quot;W_TX_PAYLOAD&quot;;AND([.G94]&lt;&gt;&quot;&quot;;[.E95]=&quot;&quot;));BIN2HEX([.D95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463602560000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110 <text:s/>0001</text:p>
          </table:table-cell>
          <table:table-cell table:style-name="ce9" table:formula="of:=SUBSTITUTE([.C96];&quot; &quot;;&quot;&quot;)" office:value-type="string" office:string-value="11100001" calcext:value-type="string">
            <text:p>11100001</text:p>
          </table:table-cell>
          <table:table-cell table:style-name="ce13" table:formula="of:=IF([.B96]=[.B95];&quot;&quot;;VLOOKUP([.D96];[$Spec.A$1:$Spec.B$1048576];2;0))" office:value-type="string" office:string-value="FLUSH_RX" calcext:value-type="string">
            <text:p>FLUSH_RX</text:p>
          </table:table-cell>
          <table:table-cell table:style-name="ce13" table:formula="of:=IF([.E96]=&quot;W_REGISTER (RF_CH)&quot;;BIN2DEC([.D97]);IF([.E96]=&quot;W_REGISTER (TX_ADDR)&quot;;CONCATENATE(&quot;0x&quot;;BIN2HEX([.D101]);BIN2HEX([.D100]);BIN2HEX([.D99]);BIN2HEX([.D98]);BIN2HEX([.D97]));&quot;&quot;))">
            <text:p/>
          </table:table-cell>
          <table:table-cell table:style-name="ce17" table:formula="of:=IF(OR([.E95]=&quot;W_TX_PAYLOAD&quot;;AND([.G95]&lt;&gt;&quot;&quot;;[.E96]=&quot;&quot;));BIN2HEX([.D96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4650475600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0010 <text:s/>0111</text:p>
          </table:table-cell>
          <table:table-cell table:style-name="ce9" table:formula="of:=SUBSTITUTE([.C97];&quot; &quot;;&quot;&quot;)" office:value-type="string" office:string-value="00100111" calcext:value-type="string">
            <text:p>00100111</text:p>
          </table:table-cell>
          <table:table-cell table:style-name="ce13" table:formula="of:=IF([.B97]=[.B96];&quot;&quot;;VLOOKUP([.D97];[$Spec.A$1:$Spec.B$1048576];2;0))" office:value-type="string" office:string-value="W_REGISTER (STATUS)" calcext:value-type="string">
            <text:p>W_REGISTER (STATUS)</text:p>
          </table:table-cell>
          <table:table-cell table:style-name="ce13" table:formula="of:=IF([.E97]=&quot;W_REGISTER (RF_CH)&quot;;BIN2DEC([.D98]);IF([.E97]=&quot;W_REGISTER (TX_ADDR)&quot;;CONCATENATE(&quot;0x&quot;;BIN2HEX([.D102]);BIN2HEX([.D101]);BIN2HEX([.D100]);BIN2HEX([.D99]);BIN2HEX([.D98]));&quot;&quot;))">
            <text:p/>
          </table:table-cell>
          <table:table-cell table:style-name="ce17" table:formula="of:=IF(OR([.E96]=&quot;W_TX_PAYLOAD&quot;;AND([.G96]&lt;&gt;&quot;&quot;;[.E97]=&quot;&quot;));BIN2HEX([.D97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4662135200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0111 <text:s/>0000</text:p>
          </table:table-cell>
          <table:table-cell table:style-name="ce9" table:formula="of:=SUBSTITUTE([.C98];&quot; &quot;;&quot;&quot;)" office:value-type="string" office:string-value="01110000" calcext:value-type="string">
            <text:p>01110000</text:p>
          </table:table-cell>
          <table:table-cell table:style-name="ce13" table:formula="of:=IF([.B98]=[.B97];&quot;&quot;;VLOOKUP([.D98];[$Spec.A$1:$Spec.B$1048576];2;0))">
            <text:p/>
          </table:table-cell>
          <table:table-cell table:style-name="ce13" table:formula="of:=IF([.E98]=&quot;W_REGISTER (RF_CH)&quot;;BIN2DEC([.D99]);IF([.E98]=&quot;W_REGISTER (TX_ADDR)&quot;;CONCATENATE(&quot;0x&quot;;BIN2HEX([.D103]);BIN2HEX([.D102]);BIN2HEX([.D101]);BIN2HEX([.D100]);BIN2HEX([.D99]));&quot;&quot;))">
            <text:p/>
          </table:table-cell>
          <table:table-cell table:style-name="ce17" table:formula="of:=IF(OR([.E97]=&quot;W_TX_PAYLOAD&quot;;AND([.G97]&lt;&gt;&quot;&quot;;[.E98]=&quot;&quot;));BIN2HEX([.D98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467529000000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1110 <text:s/>0010</text:p>
          </table:table-cell>
          <table:table-cell table:style-name="ce9" table:formula="of:=SUBSTITUTE([.C99];&quot; &quot;;&quot;&quot;)" office:value-type="string" office:string-value="11100010" calcext:value-type="string">
            <text:p>11100010</text:p>
          </table:table-cell>
          <table:table-cell table:style-name="ce13" table:formula="of:=IF([.B99]=[.B98];&quot;&quot;;VLOOKUP([.D99];[$Spec.A$1:$Spec.B$1048576];2;0))" office:value-type="string" office:string-value="?" calcext:value-type="string">
            <text:p>?</text:p>
          </table:table-cell>
          <table:table-cell table:style-name="ce13" table:formula="of:=IF([.E99]=&quot;W_REGISTER (RF_CH)&quot;;BIN2DEC([.D100]);IF([.E99]=&quot;W_REGISTER (TX_ADDR)&quot;;CONCATENATE(&quot;0x&quot;;BIN2HEX([.D104]);BIN2HEX([.D103]);BIN2HEX([.D102]);BIN2HEX([.D101]);BIN2HEX([.D100]));&quot;&quot;))">
            <text:p/>
          </table:table-cell>
          <table:table-cell table:style-name="ce17" table:formula="of:=IF(OR([.E98]=&quot;W_TX_PAYLOAD&quot;;AND([.G98]&lt;&gt;&quot;&quot;;[.E99]=&quot;&quot;));BIN2HEX([.D99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468784560000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100];&quot; &quot;;&quot;&quot;)" office:value-type="string" office:string-value="00100000" calcext:value-type="string">
            <text:p>00100000</text:p>
          </table:table-cell>
          <table:table-cell table:style-name="ce13" table:formula="of:=IF([.B100]=[.B99];&quot;&quot;;VLOOKUP([.D100];[$Spec.A$1:$Spec.B$1048576];2;0))" office:value-type="string" office:string-value="W_REGISTER (CONFIG)" calcext:value-type="string">
            <text:p>W_REGISTER (CONFIG)</text:p>
          </table:table-cell>
          <table:table-cell table:style-name="ce13" table:formula="of:=IF([.E100]=&quot;W_REGISTER (RF_CH)&quot;;BIN2DEC([.D101]);IF([.E100]=&quot;W_REGISTER (TX_ADDR)&quot;;CONCATENATE(&quot;0x&quot;;BIN2HEX([.D105]);BIN2HEX([.D104]);BIN2HEX([.D103]);BIN2HEX([.D102]);BIN2HEX([.D101]));&quot;&quot;))">
            <text:p/>
          </table:table-cell>
          <table:table-cell table:style-name="ce17" table:formula="of:=IF(OR([.E99]=&quot;W_TX_PAYLOAD&quot;;AND([.G99]&lt;&gt;&quot;&quot;;[.E100]=&quot;&quot;));BIN2HEX([.D100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469950440000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0000 <text:s/>1111</text:p>
          </table:table-cell>
          <table:table-cell table:style-name="ce9" table:formula="of:=SUBSTITUTE([.C101];&quot; &quot;;&quot;&quot;)" office:value-type="string" office:string-value="00001111" calcext:value-type="string">
            <text:p>00001111</text:p>
          </table:table-cell>
          <table:table-cell table:style-name="ce13" table:formula="of:=IF([.B101]=[.B100];&quot;&quot;;VLOOKUP([.D101];[$Spec.A$1:$Spec.B$1048576];2;0))">
            <text:p/>
          </table:table-cell>
          <table:table-cell table:style-name="ce13" table:formula="of:=IF([.E101]=&quot;W_REGISTER (RF_CH)&quot;;BIN2DEC([.D102]);IF([.E101]=&quot;W_REGISTER (TX_ADDR)&quot;;CONCATENATE(&quot;0x&quot;;BIN2HEX([.D106]);BIN2HEX([.D105]);BIN2HEX([.D104]);BIN2HEX([.D103]);BIN2HEX([.D102]));&quot;&quot;))">
            <text:p/>
          </table:table-cell>
          <table:table-cell table:style-name="ce17" table:formula="of:=IF(OR([.E100]=&quot;W_TX_PAYLOAD&quot;;AND([.G100]&lt;&gt;&quot;&quot;;[.E101]=&quot;&quot;));BIN2HEX([.D101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505413600000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0000 <text:s/>0111</text:p>
          </table:table-cell>
          <table:table-cell table:style-name="ce9" table:formula="of:=SUBSTITUTE([.C102];&quot; &quot;;&quot;&quot;)" office:value-type="string" office:string-value="00000111" calcext:value-type="string">
            <text:p>00000111</text:p>
          </table:table-cell>
          <table:table-cell table:style-name="ce13" table:formula="of:=IF([.B102]=[.B101];&quot;&quot;;VLOOKUP([.D102];[$Spec.A$1:$Spec.B$1048576];2;0))" office:value-type="string" office:string-value="R_REGISTER (STATUS)" calcext:value-type="string">
            <text:p>R_REGISTER (STATUS)</text:p>
          </table:table-cell>
          <table:table-cell table:style-name="ce13" table:formula="of:=IF([.E102]=&quot;W_REGISTER (RF_CH)&quot;;BIN2DEC([.D103]);IF([.E102]=&quot;W_REGISTER (TX_ADDR)&quot;;CONCATENATE(&quot;0x&quot;;BIN2HEX([.D107]);BIN2HEX([.D106]);BIN2HEX([.D105]);BIN2HEX([.D104]);BIN2HEX([.D103]));&quot;&quot;))">
            <text:p/>
          </table:table-cell>
          <table:table-cell table:style-name="ce17" table:formula="of:=IF(OR([.E101]=&quot;W_TX_PAYLOAD&quot;;AND([.G101]&lt;&gt;&quot;&quot;;[.E102]=&quot;&quot;));BIN2HEX([.D102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506529680000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1111 <text:s/>1111</text:p>
          </table:table-cell>
          <table:table-cell table:style-name="ce9" table:formula="of:=SUBSTITUTE([.C103];&quot; &quot;;&quot;&quot;)" office:value-type="string" office:string-value="11111111" calcext:value-type="string">
            <text:p>11111111</text:p>
          </table:table-cell>
          <table:table-cell table:style-name="ce13" table:formula="of:=IF([.B103]=[.B102];&quot;&quot;;VLOOKUP([.D103];[$Spec.A$1:$Spec.B$1048576];2;0))">
            <text:p/>
          </table:table-cell>
          <table:table-cell table:style-name="ce13" table:formula="of:=IF([.E103]=&quot;W_REGISTER (RF_CH)&quot;;BIN2DEC([.D104]);IF([.E103]=&quot;W_REGISTER (TX_ADDR)&quot;;CONCATENATE(&quot;0x&quot;;BIN2HEX([.D108]);BIN2HEX([.D107]);BIN2HEX([.D106]);BIN2HEX([.D105]);BIN2HEX([.D104]));&quot;&quot;))">
            <text:p/>
          </table:table-cell>
          <table:table-cell table:style-name="ce17" table:formula="of:=IF(OR([.E102]=&quot;W_TX_PAYLOAD&quot;;AND([.G102]&lt;&gt;&quot;&quot;;[.E103]=&quot;&quot;));BIN2HEX([.D103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507835200000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0110 <text:s/>0001</text:p>
          </table:table-cell>
          <table:table-cell table:style-name="ce9" table:formula="of:=SUBSTITUTE([.C104];&quot; &quot;;&quot;&quot;)" office:value-type="string" office:string-value="01100001" calcext:value-type="string">
            <text:p>01100001</text:p>
          </table:table-cell>
          <table:table-cell table:style-name="ce13" table:formula="of:=IF([.B104]=[.B103];&quot;&quot;;VLOOKUP([.D104];[$Spec.A$1:$Spec.B$1048576];2;0))" office:value-type="string" office:string-value="?" calcext:value-type="string">
            <text:p>?</text:p>
          </table:table-cell>
          <table:table-cell table:style-name="ce13" table:formula="of:=IF([.E104]=&quot;W_REGISTER (RF_CH)&quot;;BIN2DEC([.D105]);IF([.E104]=&quot;W_REGISTER (TX_ADDR)&quot;;CONCATENATE(&quot;0x&quot;;BIN2HEX([.D109]);BIN2HEX([.D108]);BIN2HEX([.D107]);BIN2HEX([.D106]);BIN2HEX([.D105]));&quot;&quot;))">
            <text:p/>
          </table:table-cell>
          <table:table-cell table:style-name="ce17" table:formula="of:=IF(OR([.E103]=&quot;W_TX_PAYLOAD&quot;;AND([.G103]&lt;&gt;&quot;&quot;;[.E104]=&quot;&quot;));BIN2HEX([.D104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508951280000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1111 <text:s/>1111</text:p>
          </table:table-cell>
          <table:table-cell table:style-name="ce9" table:formula="of:=SUBSTITUTE([.C105];&quot; &quot;;&quot;&quot;)" office:value-type="string" office:string-value="11111111" calcext:value-type="string">
            <text:p>11111111</text:p>
          </table:table-cell>
          <table:table-cell table:style-name="ce13" table:formula="of:=IF([.B105]=[.B104];&quot;&quot;;VLOOKUP([.D105];[$Spec.A$1:$Spec.B$1048576];2;0))">
            <text:p/>
          </table:table-cell>
          <table:table-cell table:style-name="ce13" table:formula="of:=IF([.E105]=&quot;W_REGISTER (RF_CH)&quot;;BIN2DEC([.D106]);IF([.E105]=&quot;W_REGISTER (TX_ADDR)&quot;;CONCATENATE(&quot;0x&quot;;BIN2HEX([.D110]);BIN2HEX([.D109]);BIN2HEX([.D108]);BIN2HEX([.D107]);BIN2HEX([.D106]));&quot;&quot;))">
            <text:p/>
          </table:table-cell>
          <table:table-cell table:style-name="ce17" table:formula="of:=IF(OR([.E104]=&quot;W_TX_PAYLOAD&quot;;AND([.G104]&lt;&gt;&quot;&quot;;[.E105]=&quot;&quot;));BIN2HEX([.D105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510157120000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1111 <text:s/>1111</text:p>
          </table:table-cell>
          <table:table-cell table:style-name="ce9" table:formula="of:=SUBSTITUTE([.C106];&quot; &quot;;&quot;&quot;)" office:value-type="string" office:string-value="11111111" calcext:value-type="string">
            <text:p>11111111</text:p>
          </table:table-cell>
          <table:table-cell table:style-name="ce13" table:formula="of:=IF([.B106]=[.B105];&quot;&quot;;VLOOKUP([.D106];[$Spec.A$1:$Spec.B$1048576];2;0))">
            <text:p/>
          </table:table-cell>
          <table:table-cell table:style-name="ce13" table:formula="of:=IF([.E106]=&quot;W_REGISTER (RF_CH)&quot;;BIN2DEC([.D107]);IF([.E106]=&quot;W_REGISTER (TX_ADDR)&quot;;CONCATENATE(&quot;0x&quot;;BIN2HEX([.D111]);BIN2HEX([.D110]);BIN2HEX([.D109]);BIN2HEX([.D108]);BIN2HEX([.D107]));&quot;&quot;))">
            <text:p/>
          </table:table-cell>
          <table:table-cell table:style-name="ce17" table:formula="of:=IF(OR([.E105]=&quot;W_TX_PAYLOAD&quot;;AND([.G105]&lt;&gt;&quot;&quot;;[.E106]=&quot;&quot;));BIN2HEX([.D106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511323080000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1111 <text:s/>1111</text:p>
          </table:table-cell>
          <table:table-cell table:style-name="ce9" table:formula="of:=SUBSTITUTE([.C107];&quot; &quot;;&quot;&quot;)" office:value-type="string" office:string-value="11111111" calcext:value-type="string">
            <text:p>11111111</text:p>
          </table:table-cell>
          <table:table-cell table:style-name="ce13" table:formula="of:=IF([.B107]=[.B106];&quot;&quot;;VLOOKUP([.D107];[$Spec.A$1:$Spec.B$1048576];2;0))">
            <text:p/>
          </table:table-cell>
          <table:table-cell table:style-name="ce13" table:formula="of:=IF([.E107]=&quot;W_REGISTER (RF_CH)&quot;;BIN2DEC([.D108]);IF([.E107]=&quot;W_REGISTER (TX_ADDR)&quot;;CONCATENATE(&quot;0x&quot;;BIN2HEX([.D112]);BIN2HEX([.D111]);BIN2HEX([.D110]);BIN2HEX([.D109]);BIN2HEX([.D108]));&quot;&quot;))">
            <text:p/>
          </table:table-cell>
          <table:table-cell table:style-name="ce17" table:formula="of:=IF(OR([.E106]=&quot;W_TX_PAYLOAD&quot;;AND([.G106]&lt;&gt;&quot;&quot;;[.E107]=&quot;&quot;));BIN2HEX([.D107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512568760000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1111 <text:s/>1111</text:p>
          </table:table-cell>
          <table:table-cell table:style-name="ce9" table:formula="of:=SUBSTITUTE([.C108];&quot; &quot;;&quot;&quot;)" office:value-type="string" office:string-value="11111111" calcext:value-type="string">
            <text:p>11111111</text:p>
          </table:table-cell>
          <table:table-cell table:style-name="ce13" table:formula="of:=IF([.B108]=[.B107];&quot;&quot;;VLOOKUP([.D108];[$Spec.A$1:$Spec.B$1048576];2;0))">
            <text:p/>
          </table:table-cell>
          <table:table-cell table:style-name="ce13" table:formula="of:=IF([.E108]=&quot;W_REGISTER (RF_CH)&quot;;BIN2DEC([.D109]);IF([.E108]=&quot;W_REGISTER (TX_ADDR)&quot;;CONCATENATE(&quot;0x&quot;;BIN2HEX([.D113]);BIN2HEX([.D112]);BIN2HEX([.D111]);BIN2HEX([.D110]);BIN2HEX([.D109]));&quot;&quot;))">
            <text:p/>
          </table:table-cell>
          <table:table-cell table:style-name="ce17" table:formula="of:=IF(OR([.E107]=&quot;W_TX_PAYLOAD&quot;;AND([.G107]&lt;&gt;&quot;&quot;;[.E108]=&quot;&quot;));BIN2HEX([.D108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513764640000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1111 <text:s/>1111</text:p>
          </table:table-cell>
          <table:table-cell table:style-name="ce9" table:formula="of:=SUBSTITUTE([.C109];&quot; &quot;;&quot;&quot;)" office:value-type="string" office:string-value="11111111" calcext:value-type="string">
            <text:p>11111111</text:p>
          </table:table-cell>
          <table:table-cell table:style-name="ce13" table:formula="of:=IF([.B109]=[.B108];&quot;&quot;;VLOOKUP([.D109];[$Spec.A$1:$Spec.B$1048576];2;0))">
            <text:p/>
          </table:table-cell>
          <table:table-cell table:style-name="ce13" table:formula="of:=IF([.E109]=&quot;W_REGISTER (RF_CH)&quot;;BIN2DEC([.D110]);IF([.E109]=&quot;W_REGISTER (TX_ADDR)&quot;;CONCATENATE(&quot;0x&quot;;BIN2HEX([.D114]);BIN2HEX([.D113]);BIN2HEX([.D112]);BIN2HEX([.D111]);BIN2HEX([.D110]));&quot;&quot;))">
            <text:p/>
          </table:table-cell>
          <table:table-cell table:style-name="ce17" table:formula="of:=IF(OR([.E108]=&quot;W_TX_PAYLOAD&quot;;AND([.G108]&lt;&gt;&quot;&quot;;[.E109]=&quot;&quot;));BIN2HEX([.D109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514950520000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1111 <text:s/>1111</text:p>
          </table:table-cell>
          <table:table-cell table:style-name="ce9" table:formula="of:=SUBSTITUTE([.C110];&quot; &quot;;&quot;&quot;)" office:value-type="string" office:string-value="11111111" calcext:value-type="string">
            <text:p>11111111</text:p>
          </table:table-cell>
          <table:table-cell table:style-name="ce13" table:formula="of:=IF([.B110]=[.B109];&quot;&quot;;VLOOKUP([.D110];[$Spec.A$1:$Spec.B$1048576];2;0))">
            <text:p/>
          </table:table-cell>
          <table:table-cell table:style-name="ce13" table:formula="of:=IF([.E110]=&quot;W_REGISTER (RF_CH)&quot;;BIN2DEC([.D111]);IF([.E110]=&quot;W_REGISTER (TX_ADDR)&quot;;CONCATENATE(&quot;0x&quot;;BIN2HEX([.D115]);BIN2HEX([.D114]);BIN2HEX([.D113]);BIN2HEX([.D112]);BIN2HEX([.D111]));&quot;&quot;))">
            <text:p/>
          </table:table-cell>
          <table:table-cell table:style-name="ce17" table:formula="of:=IF(OR([.E109]=&quot;W_TX_PAYLOAD&quot;;AND([.G109]&lt;&gt;&quot;&quot;;[.E110]=&quot;&quot;));BIN2HEX([.D110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516395560000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1111 <text:s/>1111</text:p>
          </table:table-cell>
          <table:table-cell table:style-name="ce9" table:formula="of:=SUBSTITUTE([.C111];&quot; &quot;;&quot;&quot;)" office:value-type="string" office:string-value="11111111" calcext:value-type="string">
            <text:p>11111111</text:p>
          </table:table-cell>
          <table:table-cell table:style-name="ce13" table:formula="of:=IF([.B111]=[.B110];&quot;&quot;;VLOOKUP([.D111];[$Spec.A$1:$Spec.B$1048576];2;0))">
            <text:p/>
          </table:table-cell>
          <table:table-cell table:style-name="ce13" table:formula="of:=IF([.E111]=&quot;W_REGISTER (RF_CH)&quot;;BIN2DEC([.D112]);IF([.E111]=&quot;W_REGISTER (TX_ADDR)&quot;;CONCATENATE(&quot;0x&quot;;BIN2HEX([.D116]);BIN2HEX([.D115]);BIN2HEX([.D114]);BIN2HEX([.D113]);BIN2HEX([.D112]));&quot;&quot;))">
            <text:p/>
          </table:table-cell>
          <table:table-cell table:style-name="ce17" table:formula="of:=IF(OR([.E110]=&quot;W_TX_PAYLOAD&quot;;AND([.G110]&lt;&gt;&quot;&quot;;[.E111]=&quot;&quot;));BIN2HEX([.D111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517571440000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1111 <text:s/>1111</text:p>
          </table:table-cell>
          <table:table-cell table:style-name="ce9" table:formula="of:=SUBSTITUTE([.C112];&quot; &quot;;&quot;&quot;)" office:value-type="string" office:string-value="11111111" calcext:value-type="string">
            <text:p>11111111</text:p>
          </table:table-cell>
          <table:table-cell table:style-name="ce13" table:formula="of:=IF([.B112]=[.B111];&quot;&quot;;VLOOKUP([.D112];[$Spec.A$1:$Spec.B$1048576];2;0))">
            <text:p/>
          </table:table-cell>
          <table:table-cell table:style-name="ce13" table:formula="of:=IF([.E112]=&quot;W_REGISTER (RF_CH)&quot;;BIN2DEC([.D113]);IF([.E112]=&quot;W_REGISTER (TX_ADDR)&quot;;CONCATENATE(&quot;0x&quot;;BIN2HEX([.D117]);BIN2HEX([.D116]);BIN2HEX([.D115]);BIN2HEX([.D114]);BIN2HEX([.D113]));&quot;&quot;))">
            <text:p/>
          </table:table-cell>
          <table:table-cell table:style-name="ce17" table:formula="of:=IF(OR([.E111]=&quot;W_TX_PAYLOAD&quot;;AND([.G111]&lt;&gt;&quot;&quot;;[.E112]=&quot;&quot;));BIN2HEX([.D112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518866960000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1110 <text:s/>0010</text:p>
          </table:table-cell>
          <table:table-cell table:style-name="ce9" table:formula="of:=SUBSTITUTE([.C113];&quot; &quot;;&quot;&quot;)" office:value-type="string" office:string-value="11100010" calcext:value-type="string">
            <text:p>11100010</text:p>
          </table:table-cell>
          <table:table-cell table:style-name="ce13" table:formula="of:=IF([.B113]=[.B112];&quot;&quot;;VLOOKUP([.D113];[$Spec.A$1:$Spec.B$1048576];2;0))" office:value-type="string" office:string-value="?" calcext:value-type="string">
            <text:p>?</text:p>
          </table:table-cell>
          <table:table-cell table:style-name="ce13" table:formula="of:=IF([.E113]=&quot;W_REGISTER (RF_CH)&quot;;BIN2DEC([.D114]);IF([.E113]=&quot;W_REGISTER (TX_ADDR)&quot;;CONCATENATE(&quot;0x&quot;;BIN2HEX([.D118]);BIN2HEX([.D117]);BIN2HEX([.D116]);BIN2HEX([.D115]);BIN2HEX([.D114]));&quot;&quot;))">
            <text:p/>
          </table:table-cell>
          <table:table-cell table:style-name="ce17" table:formula="of:=IF(OR([.E112]=&quot;W_TX_PAYLOAD&quot;;AND([.G112]&lt;&gt;&quot;&quot;;[.E113]=&quot;&quot;));BIN2HEX([.D113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520301960000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0010 <text:s/>0111</text:p>
          </table:table-cell>
          <table:table-cell table:style-name="ce9" table:formula="of:=SUBSTITUTE([.C114];&quot; &quot;;&quot;&quot;)" office:value-type="string" office:string-value="00100111" calcext:value-type="string">
            <text:p>00100111</text:p>
          </table:table-cell>
          <table:table-cell table:style-name="ce13" table:formula="of:=IF([.B114]=[.B113];&quot;&quot;;VLOOKUP([.D114];[$Spec.A$1:$Spec.B$1048576];2;0))" office:value-type="string" office:string-value="W_REGISTER (STATUS)" calcext:value-type="string">
            <text:p>W_REGISTER (STATUS)</text:p>
          </table:table-cell>
          <table:table-cell table:style-name="ce13" table:formula="of:=IF([.E114]=&quot;W_REGISTER (RF_CH)&quot;;BIN2DEC([.D115]);IF([.E114]=&quot;W_REGISTER (TX_ADDR)&quot;;CONCATENATE(&quot;0x&quot;;BIN2HEX([.D119]);BIN2HEX([.D118]);BIN2HEX([.D117]);BIN2HEX([.D116]);BIN2HEX([.D115]));&quot;&quot;))">
            <text:p/>
          </table:table-cell>
          <table:table-cell table:style-name="ce17" table:formula="of:=IF(OR([.E113]=&quot;W_TX_PAYLOAD&quot;;AND([.G113]&lt;&gt;&quot;&quot;;[.E114]=&quot;&quot;));BIN2HEX([.D114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521467920000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0111 <text:s/>0000</text:p>
          </table:table-cell>
          <table:table-cell table:style-name="ce9" table:formula="of:=SUBSTITUTE([.C115];&quot; &quot;;&quot;&quot;)" office:value-type="string" office:string-value="01110000" calcext:value-type="string">
            <text:p>01110000</text:p>
          </table:table-cell>
          <table:table-cell table:style-name="ce13" table:formula="of:=IF([.B115]=[.B114];&quot;&quot;;VLOOKUP([.D115];[$Spec.A$1:$Spec.B$1048576];2;0))">
            <text:p/>
          </table:table-cell>
          <table:table-cell table:style-name="ce13" table:formula="of:=IF([.E115]=&quot;W_REGISTER (RF_CH)&quot;;BIN2DEC([.D116]);IF([.E115]=&quot;W_REGISTER (TX_ADDR)&quot;;CONCATENATE(&quot;0x&quot;;BIN2HEX([.D120]);BIN2HEX([.D119]);BIN2HEX([.D118]);BIN2HEX([.D117]);BIN2HEX([.D116]));&quot;&quot;))">
            <text:p/>
          </table:table-cell>
          <table:table-cell table:style-name="ce17" table:formula="of:=IF(OR([.E114]=&quot;W_TX_PAYLOAD&quot;;AND([.G114]&lt;&gt;&quot;&quot;;[.E115]=&quot;&quot;));BIN2HEX([.D115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522673680000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1110 <text:s/>0001</text:p>
          </table:table-cell>
          <table:table-cell table:style-name="ce9" table:formula="of:=SUBSTITUTE([.C116];&quot; &quot;;&quot;&quot;)" office:value-type="string" office:string-value="11100001" calcext:value-type="string">
            <text:p>11100001</text:p>
          </table:table-cell>
          <table:table-cell table:style-name="ce13" table:formula="of:=IF([.B116]=[.B115];&quot;&quot;;VLOOKUP([.D116];[$Spec.A$1:$Spec.B$1048576];2;0))" office:value-type="string" office:string-value="FLUSH_RX" calcext:value-type="string">
            <text:p>FLUSH_RX</text:p>
          </table:table-cell>
          <table:table-cell table:style-name="ce13" table:formula="of:=IF([.E116]=&quot;W_REGISTER (RF_CH)&quot;;BIN2DEC([.D117]);IF([.E116]=&quot;W_REGISTER (TX_ADDR)&quot;;CONCATENATE(&quot;0x&quot;;BIN2HEX([.D121]);BIN2HEX([.D120]);BIN2HEX([.D119]);BIN2HEX([.D118]);BIN2HEX([.D117]));&quot;&quot;))">
            <text:p/>
          </table:table-cell>
          <table:table-cell table:style-name="ce17" table:formula="of:=IF(OR([.E115]=&quot;W_TX_PAYLOAD&quot;;AND([.G115]&lt;&gt;&quot;&quot;;[.E116]=&quot;&quot;));BIN2HEX([.D116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52387952000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1110 <text:s/>0010</text:p>
          </table:table-cell>
          <table:table-cell table:style-name="ce9" table:formula="of:=SUBSTITUTE([.C117];&quot; &quot;;&quot;&quot;)" office:value-type="string" office:string-value="11100010" calcext:value-type="string">
            <text:p>11100010</text:p>
          </table:table-cell>
          <table:table-cell table:style-name="ce13" table:formula="of:=IF([.B117]=[.B116];&quot;&quot;;VLOOKUP([.D117];[$Spec.A$1:$Spec.B$1048576];2;0))" office:value-type="string" office:string-value="?" calcext:value-type="string">
            <text:p>?</text:p>
          </table:table-cell>
          <table:table-cell table:style-name="ce13" table:formula="of:=IF([.E117]=&quot;W_REGISTER (RF_CH)&quot;;BIN2DEC([.D118]);IF([.E117]=&quot;W_REGISTER (TX_ADDR)&quot;;CONCATENATE(&quot;0x&quot;;BIN2HEX([.D122]);BIN2HEX([.D121]);BIN2HEX([.D120]);BIN2HEX([.D119]);BIN2HEX([.D118]));&quot;&quot;))">
            <text:p/>
          </table:table-cell>
          <table:table-cell table:style-name="ce17" table:formula="of:=IF(OR([.E116]=&quot;W_TX_PAYLOAD&quot;;AND([.G116]&lt;&gt;&quot;&quot;;[.E117]=&quot;&quot;));BIN2HEX([.D117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525095240000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1110 <text:s/>0001</text:p>
          </table:table-cell>
          <table:table-cell table:style-name="ce9" table:formula="of:=SUBSTITUTE([.C118];&quot; &quot;;&quot;&quot;)" office:value-type="string" office:string-value="11100001" calcext:value-type="string">
            <text:p>11100001</text:p>
          </table:table-cell>
          <table:table-cell table:style-name="ce13" table:formula="of:=IF([.B118]=[.B117];&quot;&quot;;VLOOKUP([.D118];[$Spec.A$1:$Spec.B$1048576];2;0))" office:value-type="string" office:string-value="FLUSH_RX" calcext:value-type="string">
            <text:p>FLUSH_RX</text:p>
          </table:table-cell>
          <table:table-cell table:style-name="ce13" table:formula="of:=IF([.E118]=&quot;W_REGISTER (RF_CH)&quot;;BIN2DEC([.D119]);IF([.E118]=&quot;W_REGISTER (TX_ADDR)&quot;;CONCATENATE(&quot;0x&quot;;BIN2HEX([.D123]);BIN2HEX([.D122]);BIN2HEX([.D121]);BIN2HEX([.D120]);BIN2HEX([.D119]));&quot;&quot;))">
            <text:p/>
          </table:table-cell>
          <table:table-cell table:style-name="ce17" table:formula="of:=IF(OR([.E117]=&quot;W_TX_PAYLOAD&quot;;AND([.G117]&lt;&gt;&quot;&quot;;[.E118]=&quot;&quot;));BIN2HEX([.D118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526450520000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1010 <text:s/>0000</text:p>
          </table:table-cell>
          <table:table-cell table:style-name="ce9" table:formula="of:=SUBSTITUTE([.C119];&quot; &quot;;&quot;&quot;)" office:value-type="string" office:string-value="10100000" calcext:value-type="string">
            <text:p>10100000</text:p>
          </table:table-cell>
          <table:table-cell table:style-name="ce13" table:formula="of:=IF([.B119]=[.B118];&quot;&quot;;VLOOKUP([.D119];[$Spec.A$1:$Spec.B$1048576];2;0))" office:value-type="string" office:string-value="W_TX_PAYLOAD" calcext:value-type="string">
            <text:p>W_TX_PAYLOAD</text:p>
          </table:table-cell>
          <table:table-cell table:style-name="ce13" table:formula="of:=IF([.E119]=&quot;W_REGISTER (RF_CH)&quot;;BIN2DEC([.D120]);IF([.E119]=&quot;W_REGISTER (TX_ADDR)&quot;;CONCATENATE(&quot;0x&quot;;BIN2HEX([.D124]);BIN2HEX([.D123]);BIN2HEX([.D122]);BIN2HEX([.D121]);BIN2HEX([.D120]));&quot;&quot;))">
            <text:p/>
          </table:table-cell>
          <table:table-cell table:style-name="ce17" table:formula="of:=IF(OR([.E118]=&quot;W_TX_PAYLOAD&quot;;AND([.G118]&lt;&gt;&quot;&quot;;[.E119]=&quot;&quot;));BIN2HEX([.D119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527616360000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1100 <text:s/>0100</text:p>
          </table:table-cell>
          <table:table-cell table:style-name="ce9" table:formula="of:=SUBSTITUTE([.C120];&quot; &quot;;&quot;&quot;)" office:value-type="string" office:string-value="11000100" calcext:value-type="string">
            <text:p>11000100</text:p>
          </table:table-cell>
          <table:table-cell table:style-name="ce13" table:formula="of:=IF([.B120]=[.B119];&quot;&quot;;VLOOKUP([.D120];[$Spec.A$1:$Spec.B$1048576];2;0))">
            <text:p/>
          </table:table-cell>
          <table:table-cell table:style-name="ce13" table:formula="of:=IF([.E120]=&quot;W_REGISTER (RF_CH)&quot;;BIN2DEC([.D121]);IF([.E120]=&quot;W_REGISTER (TX_ADDR)&quot;;CONCATENATE(&quot;0x&quot;;BIN2HEX([.D125]);BIN2HEX([.D124]);BIN2HEX([.D123]);BIN2HEX([.D122]);BIN2HEX([.D121]));&quot;&quot;))">
            <text:p/>
          </table:table-cell>
          <table:table-cell table:style-name="ce17" table:formula="of:=IF(OR([.E119]=&quot;W_TX_PAYLOAD&quot;;AND([.G119]&lt;&gt;&quot;&quot;;[.E120]=&quot;&quot;));BIN2HEX([.D120]);&quot;&quot;)" office:value-type="string" office:string-value="C4" calcext:value-type="string">
            <text:p>C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5528782280000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0000 <text:s/>0000</text:p>
          </table:table-cell>
          <table:table-cell table:style-name="ce9" table:formula="of:=SUBSTITUTE([.C121];&quot; &quot;;&quot;&quot;)" office:value-type="string" office:string-value="00000000" calcext:value-type="string">
            <text:p>00000000</text:p>
          </table:table-cell>
          <table:table-cell table:style-name="ce13" table:formula="of:=IF([.B121]=[.B120];&quot;&quot;;VLOOKUP([.D121];[$Spec.A$1:$Spec.B$1048576];2;0))">
            <text:p/>
          </table:table-cell>
          <table:table-cell table:style-name="ce13" table:formula="of:=IF([.E121]=&quot;W_REGISTER (RF_CH)&quot;;BIN2DEC([.D122]);IF([.E121]=&quot;W_REGISTER (TX_ADDR)&quot;;CONCATENATE(&quot;0x&quot;;BIN2HEX([.D126]);BIN2HEX([.D125]);BIN2HEX([.D124]);BIN2HEX([.D123]);BIN2HEX([.D122]));&quot;&quot;))">
            <text:p/>
          </table:table-cell>
          <table:table-cell table:style-name="ce17" table:formula="of:=IF(OR([.E120]=&quot;W_TX_PAYLOAD&quot;;AND([.G120]&lt;&gt;&quot;&quot;;[.E121]=&quot;&quot;));BIN2HEX([.D121]);&quot;&quot;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5529948240000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1000 <text:s/>0011</text:p>
          </table:table-cell>
          <table:table-cell table:style-name="ce9" table:formula="of:=SUBSTITUTE([.C122];&quot; &quot;;&quot;&quot;)" office:value-type="string" office:string-value="10000011" calcext:value-type="string">
            <text:p>10000011</text:p>
          </table:table-cell>
          <table:table-cell table:style-name="ce13" table:formula="of:=IF([.B122]=[.B121];&quot;&quot;;VLOOKUP([.D122];[$Spec.A$1:$Spec.B$1048576];2;0))">
            <text:p/>
          </table:table-cell>
          <table:table-cell table:style-name="ce13" table:formula="of:=IF([.E122]=&quot;W_REGISTER (RF_CH)&quot;;BIN2DEC([.D123]);IF([.E122]=&quot;W_REGISTER (TX_ADDR)&quot;;CONCATENATE(&quot;0x&quot;;BIN2HEX([.D127]);BIN2HEX([.D126]);BIN2HEX([.D125]);BIN2HEX([.D124]);BIN2HEX([.D123]));&quot;&quot;))">
            <text:p/>
          </table:table-cell>
          <table:table-cell table:style-name="ce17" table:formula="of:=IF(OR([.E121]=&quot;W_TX_PAYLOAD&quot;;AND([.G121]&lt;&gt;&quot;&quot;;[.E122]=&quot;&quot;));BIN2HEX([.D122]);&quot;&quot;)" office:value-type="string" office:string-value="83" calcext:value-type="string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5531114160000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1110 <text:s/>0000</text:p>
          </table:table-cell>
          <table:table-cell table:style-name="ce9" table:formula="of:=SUBSTITUTE([.C123];&quot; &quot;;&quot;&quot;)" office:value-type="string" office:string-value="11100000" calcext:value-type="string">
            <text:p>11100000</text:p>
          </table:table-cell>
          <table:table-cell table:style-name="ce13" table:formula="of:=IF([.B123]=[.B122];&quot;&quot;;VLOOKUP([.D123];[$Spec.A$1:$Spec.B$1048576];2;0))">
            <text:p/>
          </table:table-cell>
          <table:table-cell table:style-name="ce13" table:formula="of:=IF([.E123]=&quot;W_REGISTER (RF_CH)&quot;;BIN2DEC([.D124]);IF([.E123]=&quot;W_REGISTER (TX_ADDR)&quot;;CONCATENATE(&quot;0x&quot;;BIN2HEX([.D128]);BIN2HEX([.D127]);BIN2HEX([.D126]);BIN2HEX([.D125]);BIN2HEX([.D124]));&quot;&quot;))">
            <text:p/>
          </table:table-cell>
          <table:table-cell table:style-name="ce17" table:formula="of:=IF(OR([.E122]=&quot;W_TX_PAYLOAD&quot;;AND([.G122]&lt;&gt;&quot;&quot;;[.E123]=&quot;&quot;));BIN2HEX([.D123]);&quot;&quot;)" office:value-type="string" office:string-value="E0" calcext:value-type="string">
            <text:p>E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5532280080000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0110 <text:s/>0000</text:p>
          </table:table-cell>
          <table:table-cell table:style-name="ce9" table:formula="of:=SUBSTITUTE([.C124];&quot; &quot;;&quot;&quot;)" office:value-type="string" office:string-value="01100000" calcext:value-type="string">
            <text:p>01100000</text:p>
          </table:table-cell>
          <table:table-cell table:style-name="ce13" table:formula="of:=IF([.B124]=[.B123];&quot;&quot;;VLOOKUP([.D124];[$Spec.A$1:$Spec.B$1048576];2;0))">
            <text:p/>
          </table:table-cell>
          <table:table-cell table:style-name="ce13" table:formula="of:=IF([.E124]=&quot;W_REGISTER (RF_CH)&quot;;BIN2DEC([.D125]);IF([.E124]=&quot;W_REGISTER (TX_ADDR)&quot;;CONCATENATE(&quot;0x&quot;;BIN2HEX([.D129]);BIN2HEX([.D128]);BIN2HEX([.D127]);BIN2HEX([.D126]);BIN2HEX([.D125]));&quot;&quot;))">
            <text:p/>
          </table:table-cell>
          <table:table-cell table:style-name="ce17" table:formula="of:=IF(OR([.E123]=&quot;W_TX_PAYLOAD&quot;;AND([.G123]&lt;&gt;&quot;&quot;;[.E124]=&quot;&quot;));BIN2HEX([.D124]);&quot;&quot;)" office:value-type="string" office:string-value="60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5533445960000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125];&quot; &quot;;&quot;&quot;)" office:value-type="string" office:string-value="00100000" calcext:value-type="string">
            <text:p>00100000</text:p>
          </table:table-cell>
          <table:table-cell table:style-name="ce13" table:formula="of:=IF([.B125]=[.B124];&quot;&quot;;VLOOKUP([.D125];[$Spec.A$1:$Spec.B$1048576];2;0))">
            <text:p/>
          </table:table-cell>
          <table:table-cell table:style-name="ce13" table:formula="of:=IF([.E125]=&quot;W_REGISTER (RF_CH)&quot;;BIN2DEC([.D126]);IF([.E125]=&quot;W_REGISTER (TX_ADDR)&quot;;CONCATENATE(&quot;0x&quot;;BIN2HEX([.D130]);BIN2HEX([.D129]);BIN2HEX([.D128]);BIN2HEX([.D127]);BIN2HEX([.D126]));&quot;&quot;))">
            <text:p/>
          </table:table-cell>
          <table:table-cell table:style-name="ce17" table:formula="of:=IF(OR([.E124]=&quot;W_TX_PAYLOAD&quot;;AND([.G124]&lt;&gt;&quot;&quot;;[.E125]=&quot;&quot;));BIN2HEX([.D125]);&quot;&quot;)" office:value-type="string" office:string-value="20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5534611880000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126];&quot; &quot;;&quot;&quot;)" office:value-type="string" office:string-value="00100000" calcext:value-type="string">
            <text:p>00100000</text:p>
          </table:table-cell>
          <table:table-cell table:style-name="ce13" table:formula="of:=IF([.B126]=[.B125];&quot;&quot;;VLOOKUP([.D126];[$Spec.A$1:$Spec.B$1048576];2;0))">
            <text:p/>
          </table:table-cell>
          <table:table-cell table:style-name="ce13" table:formula="of:=IF([.E126]=&quot;W_REGISTER (RF_CH)&quot;;BIN2DEC([.D127]);IF([.E126]=&quot;W_REGISTER (TX_ADDR)&quot;;CONCATENATE(&quot;0x&quot;;BIN2HEX([.D131]);BIN2HEX([.D130]);BIN2HEX([.D129]);BIN2HEX([.D128]);BIN2HEX([.D127]));&quot;&quot;))">
            <text:p/>
          </table:table-cell>
          <table:table-cell table:style-name="ce17" table:formula="of:=IF(OR([.E125]=&quot;W_TX_PAYLOAD&quot;;AND([.G125]&lt;&gt;&quot;&quot;;[.E126]=&quot;&quot;));BIN2HEX([.D126]);&quot;&quot;)" office:value-type="string" office:string-value="20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5535937280000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0000 <text:s/>0011</text:p>
          </table:table-cell>
          <table:table-cell table:style-name="ce9" table:formula="of:=SUBSTITUTE([.C127];&quot; &quot;;&quot;&quot;)" office:value-type="string" office:string-value="00000011" calcext:value-type="string">
            <text:p>00000011</text:p>
          </table:table-cell>
          <table:table-cell table:style-name="ce13" table:formula="of:=IF([.B127]=[.B126];&quot;&quot;;VLOOKUP([.D127];[$Spec.A$1:$Spec.B$1048576];2;0))">
            <text:p/>
          </table:table-cell>
          <table:table-cell table:style-name="ce13" table:formula="of:=IF([.E127]=&quot;W_REGISTER (RF_CH)&quot;;BIN2DEC([.D128]);IF([.E127]=&quot;W_REGISTER (TX_ADDR)&quot;;CONCATENATE(&quot;0x&quot;;BIN2HEX([.D132]);BIN2HEX([.D131]);BIN2HEX([.D130]);BIN2HEX([.D129]);BIN2HEX([.D128]));&quot;&quot;))">
            <text:p/>
          </table:table-cell>
          <table:table-cell table:style-name="ce17" table:formula="of:=IF(OR([.E126]=&quot;W_TX_PAYLOAD&quot;;AND([.G126]&lt;&gt;&quot;&quot;;[.E127]=&quot;&quot;));BIN2HEX([.D127]);&quot;&quot;)" office:value-type="string" office:string-value="3" calcext:value-type="string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55372028800000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128];&quot; &quot;;&quot;&quot;)" office:value-type="string" office:string-value="00100000" calcext:value-type="string">
            <text:p>00100000</text:p>
          </table:table-cell>
          <table:table-cell table:style-name="ce13" table:formula="of:=IF([.B128]=[.B127];&quot;&quot;;VLOOKUP([.D128];[$Spec.A$1:$Spec.B$1048576];2;0))" office:value-type="string" office:string-value="W_REGISTER (CONFIG)" calcext:value-type="string">
            <text:p>W_REGISTER (CONFIG)</text:p>
          </table:table-cell>
          <table:table-cell table:style-name="ce13" table:formula="of:=IF([.E128]=&quot;W_REGISTER (RF_CH)&quot;;BIN2DEC([.D129]);IF([.E128]=&quot;W_REGISTER (TX_ADDR)&quot;;CONCATENATE(&quot;0x&quot;;BIN2HEX([.D133]);BIN2HEX([.D132]);BIN2HEX([.D131]);BIN2HEX([.D130]);BIN2HEX([.D129]));&quot;&quot;))">
            <text:p/>
          </table:table-cell>
          <table:table-cell table:style-name="ce17" table:formula="of:=IF(OR([.E127]=&quot;W_TX_PAYLOAD&quot;;AND([.G127]&lt;&gt;&quot;&quot;;[.E128]=&quot;&quot;));BIN2HEX([.D128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5383687600000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0000 <text:s/>1110</text:p>
          </table:table-cell>
          <table:table-cell table:style-name="ce9" table:formula="of:=SUBSTITUTE([.C129];&quot; &quot;;&quot;&quot;)" office:value-type="string" office:string-value="00001110" calcext:value-type="string">
            <text:p>00001110</text:p>
          </table:table-cell>
          <table:table-cell table:style-name="ce13" table:formula="of:=IF([.B129]=[.B128];&quot;&quot;;VLOOKUP([.D129];[$Spec.A$1:$Spec.B$1048576];2;0))">
            <text:p/>
          </table:table-cell>
          <table:table-cell table:style-name="ce13" table:formula="of:=IF([.E129]=&quot;W_REGISTER (RF_CH)&quot;;BIN2DEC([.D130]);IF([.E129]=&quot;W_REGISTER (TX_ADDR)&quot;;CONCATENATE(&quot;0x&quot;;BIN2HEX([.D134]);BIN2HEX([.D133]);BIN2HEX([.D132]);BIN2HEX([.D131]);BIN2HEX([.D130]));&quot;&quot;))">
            <text:p/>
          </table:table-cell>
          <table:table-cell table:style-name="ce17" table:formula="of:=IF(OR([.E128]=&quot;W_TX_PAYLOAD&quot;;AND([.G128]&lt;&gt;&quot;&quot;;[.E129]=&quot;&quot;));BIN2HEX([.D129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678719880000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0000 <text:s/>0111</text:p>
          </table:table-cell>
          <table:table-cell table:style-name="ce9" table:formula="of:=SUBSTITUTE([.C130];&quot; &quot;;&quot;&quot;)" office:value-type="string" office:string-value="00000111" calcext:value-type="string">
            <text:p>00000111</text:p>
          </table:table-cell>
          <table:table-cell table:style-name="ce13" table:formula="of:=IF([.B130]=[.B129];&quot;&quot;;VLOOKUP([.D130];[$Spec.A$1:$Spec.B$1048576];2;0))" office:value-type="string" office:string-value="R_REGISTER (STATUS)" calcext:value-type="string">
            <text:p>R_REGISTER (STATUS)</text:p>
          </table:table-cell>
          <table:table-cell table:style-name="ce13" table:formula="of:=IF([.E130]=&quot;W_REGISTER (RF_CH)&quot;;BIN2DEC([.D131]);IF([.E130]=&quot;W_REGISTER (TX_ADDR)&quot;;CONCATENATE(&quot;0x&quot;;BIN2HEX([.D135]);BIN2HEX([.D134]);BIN2HEX([.D133]);BIN2HEX([.D132]);BIN2HEX([.D131]));&quot;&quot;))">
            <text:p/>
          </table:table-cell>
          <table:table-cell table:style-name="ce17" table:formula="of:=IF(OR([.E129]=&quot;W_TX_PAYLOAD&quot;;AND([.G129]&lt;&gt;&quot;&quot;;[.E130]=&quot;&quot;));BIN2HEX([.D130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679835960000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1111 <text:s/>1111</text:p>
          </table:table-cell>
          <table:table-cell table:style-name="ce9" table:formula="of:=SUBSTITUTE([.C131];&quot; &quot;;&quot;&quot;)" office:value-type="string" office:string-value="11111111" calcext:value-type="string">
            <text:p>11111111</text:p>
          </table:table-cell>
          <table:table-cell table:style-name="ce13" table:formula="of:=IF([.B131]=[.B130];&quot;&quot;;VLOOKUP([.D131];[$Spec.A$1:$Spec.B$1048576];2;0))">
            <text:p/>
          </table:table-cell>
          <table:table-cell table:style-name="ce13" table:formula="of:=IF([.E131]=&quot;W_REGISTER (RF_CH)&quot;;BIN2DEC([.D132]);IF([.E131]=&quot;W_REGISTER (TX_ADDR)&quot;;CONCATENATE(&quot;0x&quot;;BIN2HEX([.D136]);BIN2HEX([.D135]);BIN2HEX([.D134]);BIN2HEX([.D133]);BIN2HEX([.D132]));&quot;&quot;))">
            <text:p/>
          </table:table-cell>
          <table:table-cell table:style-name="ce17" table:formula="of:=IF(OR([.E130]=&quot;W_TX_PAYLOAD&quot;;AND([.G130]&lt;&gt;&quot;&quot;;[.E131]=&quot;&quot;));BIN2HEX([.D131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681161360000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1110 <text:s/>0001</text:p>
          </table:table-cell>
          <table:table-cell table:style-name="ce9" table:formula="of:=SUBSTITUTE([.C132];&quot; &quot;;&quot;&quot;)" office:value-type="string" office:string-value="11100001" calcext:value-type="string">
            <text:p>11100001</text:p>
          </table:table-cell>
          <table:table-cell table:style-name="ce13" table:formula="of:=IF([.B132]=[.B131];&quot;&quot;;VLOOKUP([.D132];[$Spec.A$1:$Spec.B$1048576];2;0))" office:value-type="string" office:string-value="FLUSH_RX" calcext:value-type="string">
            <text:p>FLUSH_RX</text:p>
          </table:table-cell>
          <table:table-cell table:style-name="ce13" table:formula="of:=IF([.E132]=&quot;W_REGISTER (RF_CH)&quot;;BIN2DEC([.D133]);IF([.E132]=&quot;W_REGISTER (TX_ADDR)&quot;;CONCATENATE(&quot;0x&quot;;BIN2HEX([.D137]);BIN2HEX([.D136]);BIN2HEX([.D135]);BIN2HEX([.D134]);BIN2HEX([.D133]));&quot;&quot;))">
            <text:p/>
          </table:table-cell>
          <table:table-cell table:style-name="ce17" table:formula="of:=IF(OR([.E131]=&quot;W_TX_PAYLOAD&quot;;AND([.G131]&lt;&gt;&quot;&quot;;[.E132]=&quot;&quot;));BIN2HEX([.D132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6824468800000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0010 <text:s/>0111</text:p>
          </table:table-cell>
          <table:table-cell table:style-name="ce9" table:formula="of:=SUBSTITUTE([.C133];&quot; &quot;;&quot;&quot;)" office:value-type="string" office:string-value="00100111" calcext:value-type="string">
            <text:p>00100111</text:p>
          </table:table-cell>
          <table:table-cell table:style-name="ce13" table:formula="of:=IF([.B133]=[.B132];&quot;&quot;;VLOOKUP([.D133];[$Spec.A$1:$Spec.B$1048576];2;0))" office:value-type="string" office:string-value="W_REGISTER (STATUS)" calcext:value-type="string">
            <text:p>W_REGISTER (STATUS)</text:p>
          </table:table-cell>
          <table:table-cell table:style-name="ce13" table:formula="of:=IF([.E133]=&quot;W_REGISTER (RF_CH)&quot;;BIN2DEC([.D134]);IF([.E133]=&quot;W_REGISTER (TX_ADDR)&quot;;CONCATENATE(&quot;0x&quot;;BIN2HEX([.D138]);BIN2HEX([.D137]);BIN2HEX([.D136]);BIN2HEX([.D135]);BIN2HEX([.D134]));&quot;&quot;))">
            <text:p/>
          </table:table-cell>
          <table:table-cell table:style-name="ce17" table:formula="of:=IF(OR([.E132]=&quot;W_TX_PAYLOAD&quot;;AND([.G132]&lt;&gt;&quot;&quot;;[.E133]=&quot;&quot;));BIN2HEX([.D133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6836128000000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0111 <text:s/>0000</text:p>
          </table:table-cell>
          <table:table-cell table:style-name="ce9" table:formula="of:=SUBSTITUTE([.C134];&quot; &quot;;&quot;&quot;)" office:value-type="string" office:string-value="01110000" calcext:value-type="string">
            <text:p>01110000</text:p>
          </table:table-cell>
          <table:table-cell table:style-name="ce13" table:formula="of:=IF([.B134]=[.B133];&quot;&quot;;VLOOKUP([.D134];[$Spec.A$1:$Spec.B$1048576];2;0))">
            <text:p/>
          </table:table-cell>
          <table:table-cell table:style-name="ce13" table:formula="of:=IF([.E134]=&quot;W_REGISTER (RF_CH)&quot;;BIN2DEC([.D135]);IF([.E134]=&quot;W_REGISTER (TX_ADDR)&quot;;CONCATENATE(&quot;0x&quot;;BIN2HEX([.D139]);BIN2HEX([.D138]);BIN2HEX([.D137]);BIN2HEX([.D136]);BIN2HEX([.D135]));&quot;&quot;))">
            <text:p/>
          </table:table-cell>
          <table:table-cell table:style-name="ce17" table:formula="of:=IF(OR([.E133]=&quot;W_TX_PAYLOAD&quot;;AND([.G133]&lt;&gt;&quot;&quot;;[.E134]=&quot;&quot;));BIN2HEX([.D134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6849980000000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1110 <text:s/>0001</text:p>
          </table:table-cell>
          <table:table-cell table:style-name="ce9" table:formula="of:=SUBSTITUTE([.C135];&quot; &quot;;&quot;&quot;)" office:value-type="string" office:string-value="11100001" calcext:value-type="string">
            <text:p>11100001</text:p>
          </table:table-cell>
          <table:table-cell table:style-name="ce13" table:formula="of:=IF([.B135]=[.B134];&quot;&quot;;VLOOKUP([.D135];[$Spec.A$1:$Spec.B$1048576];2;0))" office:value-type="string" office:string-value="FLUSH_RX" calcext:value-type="string">
            <text:p>FLUSH_RX</text:p>
          </table:table-cell>
          <table:table-cell table:style-name="ce13" table:formula="of:=IF([.E135]=&quot;W_REGISTER (RF_CH)&quot;;BIN2DEC([.D136]);IF([.E135]=&quot;W_REGISTER (TX_ADDR)&quot;;CONCATENATE(&quot;0x&quot;;BIN2HEX([.D140]);BIN2HEX([.D139]);BIN2HEX([.D138]);BIN2HEX([.D137]);BIN2HEX([.D136]));&quot;&quot;))">
            <text:p/>
          </table:table-cell>
          <table:table-cell table:style-name="ce17" table:formula="of:=IF(OR([.E134]=&quot;W_TX_PAYLOAD&quot;;AND([.G134]&lt;&gt;&quot;&quot;;[.E135]=&quot;&quot;));BIN2HEX([.D135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686193800000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1010 <text:s/>0000</text:p>
          </table:table-cell>
          <table:table-cell table:style-name="ce9" table:formula="of:=SUBSTITUTE([.C136];&quot; &quot;;&quot;&quot;)" office:value-type="string" office:string-value="10100000" calcext:value-type="string">
            <text:p>10100000</text:p>
          </table:table-cell>
          <table:table-cell table:style-name="ce13" table:formula="of:=IF([.B136]=[.B135];&quot;&quot;;VLOOKUP([.D136];[$Spec.A$1:$Spec.B$1048576];2;0))" office:value-type="string" office:string-value="W_TX_PAYLOAD" calcext:value-type="string">
            <text:p>W_TX_PAYLOAD</text:p>
          </table:table-cell>
          <table:table-cell table:style-name="ce13" table:formula="of:=IF([.E136]=&quot;W_REGISTER (RF_CH)&quot;;BIN2DEC([.D137]);IF([.E136]=&quot;W_REGISTER (TX_ADDR)&quot;;CONCATENATE(&quot;0x&quot;;BIN2HEX([.D141]);BIN2HEX([.D140]);BIN2HEX([.D139]);BIN2HEX([.D138]);BIN2HEX([.D137]));&quot;&quot;))">
            <text:p/>
          </table:table-cell>
          <table:table-cell table:style-name="ce17" table:formula="of:=IF(OR([.E135]=&quot;W_TX_PAYLOAD&quot;;AND([.G135]&lt;&gt;&quot;&quot;;[.E136]=&quot;&quot;));BIN2HEX([.D136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687359800000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1100 <text:s/>0100</text:p>
          </table:table-cell>
          <table:table-cell table:style-name="ce9" table:formula="of:=SUBSTITUTE([.C137];&quot; &quot;;&quot;&quot;)" office:value-type="string" office:string-value="11000100" calcext:value-type="string">
            <text:p>11000100</text:p>
          </table:table-cell>
          <table:table-cell table:style-name="ce13" table:formula="of:=IF([.B137]=[.B136];&quot;&quot;;VLOOKUP([.D137];[$Spec.A$1:$Spec.B$1048576];2;0))">
            <text:p/>
          </table:table-cell>
          <table:table-cell table:style-name="ce13" table:formula="of:=IF([.E137]=&quot;W_REGISTER (RF_CH)&quot;;BIN2DEC([.D138]);IF([.E137]=&quot;W_REGISTER (TX_ADDR)&quot;;CONCATENATE(&quot;0x&quot;;BIN2HEX([.D142]);BIN2HEX([.D141]);BIN2HEX([.D140]);BIN2HEX([.D139]);BIN2HEX([.D138]));&quot;&quot;))">
            <text:p/>
          </table:table-cell>
          <table:table-cell table:style-name="ce17" table:formula="of:=IF(OR([.E136]=&quot;W_TX_PAYLOAD&quot;;AND([.G136]&lt;&gt;&quot;&quot;;[.E137]=&quot;&quot;));BIN2HEX([.D137]);&quot;&quot;)" office:value-type="string" office:string-value="C4" calcext:value-type="string">
            <text:p>C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5688525680000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0000 <text:s/>0000</text:p>
          </table:table-cell>
          <table:table-cell table:style-name="ce9" table:formula="of:=SUBSTITUTE([.C138];&quot; &quot;;&quot;&quot;)" office:value-type="string" office:string-value="00000000" calcext:value-type="string">
            <text:p>00000000</text:p>
          </table:table-cell>
          <table:table-cell table:style-name="ce13" table:formula="of:=IF([.B138]=[.B137];&quot;&quot;;VLOOKUP([.D138];[$Spec.A$1:$Spec.B$1048576];2;0))">
            <text:p/>
          </table:table-cell>
          <table:table-cell table:style-name="ce13" table:formula="of:=IF([.E138]=&quot;W_REGISTER (RF_CH)&quot;;BIN2DEC([.D139]);IF([.E138]=&quot;W_REGISTER (TX_ADDR)&quot;;CONCATENATE(&quot;0x&quot;;BIN2HEX([.D143]);BIN2HEX([.D142]);BIN2HEX([.D141]);BIN2HEX([.D140]);BIN2HEX([.D139]));&quot;&quot;))">
            <text:p/>
          </table:table-cell>
          <table:table-cell table:style-name="ce17" table:formula="of:=IF(OR([.E137]=&quot;W_TX_PAYLOAD&quot;;AND([.G137]&lt;&gt;&quot;&quot;;[.E138]=&quot;&quot;));BIN2HEX([.D138]);&quot;&quot;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5689851080000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1000 <text:s/>0100</text:p>
          </table:table-cell>
          <table:table-cell table:style-name="ce9" table:formula="of:=SUBSTITUTE([.C139];&quot; &quot;;&quot;&quot;)" office:value-type="string" office:string-value="10000100" calcext:value-type="string">
            <text:p>10000100</text:p>
          </table:table-cell>
          <table:table-cell table:style-name="ce13" table:formula="of:=IF([.B139]=[.B138];&quot;&quot;;VLOOKUP([.D139];[$Spec.A$1:$Spec.B$1048576];2;0))">
            <text:p/>
          </table:table-cell>
          <table:table-cell table:style-name="ce13" table:formula="of:=IF([.E139]=&quot;W_REGISTER (RF_CH)&quot;;BIN2DEC([.D140]);IF([.E139]=&quot;W_REGISTER (TX_ADDR)&quot;;CONCATENATE(&quot;0x&quot;;BIN2HEX([.D144]);BIN2HEX([.D143]);BIN2HEX([.D142]);BIN2HEX([.D141]);BIN2HEX([.D140]));&quot;&quot;))">
            <text:p/>
          </table:table-cell>
          <table:table-cell table:style-name="ce17" table:formula="of:=IF(OR([.E138]=&quot;W_TX_PAYLOAD&quot;;AND([.G138]&lt;&gt;&quot;&quot;;[.E139]=&quot;&quot;));BIN2HEX([.D139]);&quot;&quot;)" office:value-type="string" office:string-value="84" calcext:value-type="string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5691016960000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140];&quot; &quot;;&quot;&quot;)" office:value-type="string" office:string-value="00100000" calcext:value-type="string">
            <text:p>00100000</text:p>
          </table:table-cell>
          <table:table-cell table:style-name="ce13" table:formula="of:=IF([.B140]=[.B139];&quot;&quot;;VLOOKUP([.D140];[$Spec.A$1:$Spec.B$1048576];2;0))">
            <text:p/>
          </table:table-cell>
          <table:table-cell table:style-name="ce13" table:formula="of:=IF([.E140]=&quot;W_REGISTER (RF_CH)&quot;;BIN2DEC([.D141]);IF([.E140]=&quot;W_REGISTER (TX_ADDR)&quot;;CONCATENATE(&quot;0x&quot;;BIN2HEX([.D145]);BIN2HEX([.D144]);BIN2HEX([.D143]);BIN2HEX([.D142]);BIN2HEX([.D141]));&quot;&quot;))">
            <text:p/>
          </table:table-cell>
          <table:table-cell table:style-name="ce17" table:formula="of:=IF(OR([.E139]=&quot;W_TX_PAYLOAD&quot;;AND([.G139]&lt;&gt;&quot;&quot;;[.E140]=&quot;&quot;));BIN2HEX([.D140]);&quot;&quot;)" office:value-type="string" office:string-value="20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5692182880000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0110 <text:s/>0000</text:p>
          </table:table-cell>
          <table:table-cell table:style-name="ce9" table:formula="of:=SUBSTITUTE([.C141];&quot; &quot;;&quot;&quot;)" office:value-type="string" office:string-value="01100000" calcext:value-type="string">
            <text:p>01100000</text:p>
          </table:table-cell>
          <table:table-cell table:style-name="ce13" table:formula="of:=IF([.B141]=[.B140];&quot;&quot;;VLOOKUP([.D141];[$Spec.A$1:$Spec.B$1048576];2;0))">
            <text:p/>
          </table:table-cell>
          <table:table-cell table:style-name="ce13" table:formula="of:=IF([.E141]=&quot;W_REGISTER (RF_CH)&quot;;BIN2DEC([.D142]);IF([.E141]=&quot;W_REGISTER (TX_ADDR)&quot;;CONCATENATE(&quot;0x&quot;;BIN2HEX([.D146]);BIN2HEX([.D145]);BIN2HEX([.D144]);BIN2HEX([.D143]);BIN2HEX([.D142]));&quot;&quot;))">
            <text:p/>
          </table:table-cell>
          <table:table-cell table:style-name="ce17" table:formula="of:=IF(OR([.E140]=&quot;W_TX_PAYLOAD&quot;;AND([.G140]&lt;&gt;&quot;&quot;;[.E141]=&quot;&quot;));BIN2HEX([.D141]);&quot;&quot;)" office:value-type="string" office:string-value="60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5693348800000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142];&quot; &quot;;&quot;&quot;)" office:value-type="string" office:string-value="00100000" calcext:value-type="string">
            <text:p>00100000</text:p>
          </table:table-cell>
          <table:table-cell table:style-name="ce13" table:formula="of:=IF([.B142]=[.B141];&quot;&quot;;VLOOKUP([.D142];[$Spec.A$1:$Spec.B$1048576];2;0))">
            <text:p/>
          </table:table-cell>
          <table:table-cell table:style-name="ce13" table:formula="of:=IF([.E142]=&quot;W_REGISTER (RF_CH)&quot;;BIN2DEC([.D143]);IF([.E142]=&quot;W_REGISTER (TX_ADDR)&quot;;CONCATENATE(&quot;0x&quot;;BIN2HEX([.D147]);BIN2HEX([.D146]);BIN2HEX([.D145]);BIN2HEX([.D144]);BIN2HEX([.D143]));&quot;&quot;))">
            <text:p/>
          </table:table-cell>
          <table:table-cell table:style-name="ce17" table:formula="of:=IF(OR([.E141]=&quot;W_TX_PAYLOAD&quot;;AND([.G141]&lt;&gt;&quot;&quot;;[.E142]=&quot;&quot;));BIN2HEX([.D142]);&quot;&quot;)" office:value-type="string" office:string-value="20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5694514760000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143];&quot; &quot;;&quot;&quot;)" office:value-type="string" office:string-value="00100000" calcext:value-type="string">
            <text:p>00100000</text:p>
          </table:table-cell>
          <table:table-cell table:style-name="ce13" table:formula="of:=IF([.B143]=[.B142];&quot;&quot;;VLOOKUP([.D143];[$Spec.A$1:$Spec.B$1048576];2;0))">
            <text:p/>
          </table:table-cell>
          <table:table-cell table:style-name="ce13" table:formula="of:=IF([.E143]=&quot;W_REGISTER (RF_CH)&quot;;BIN2DEC([.D144]);IF([.E143]=&quot;W_REGISTER (TX_ADDR)&quot;;CONCATENATE(&quot;0x&quot;;BIN2HEX([.D148]);BIN2HEX([.D147]);BIN2HEX([.D146]);BIN2HEX([.D145]);BIN2HEX([.D144]));&quot;&quot;))">
            <text:p/>
          </table:table-cell>
          <table:table-cell table:style-name="ce17" table:formula="of:=IF(OR([.E142]=&quot;W_TX_PAYLOAD&quot;;AND([.G142]&lt;&gt;&quot;&quot;;[.E143]=&quot;&quot;));BIN2HEX([.D143]);&quot;&quot;)" office:value-type="string" office:string-value="20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5695680640000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0000 <text:s/>0100</text:p>
          </table:table-cell>
          <table:table-cell table:style-name="ce9" table:formula="of:=SUBSTITUTE([.C144];&quot; &quot;;&quot;&quot;)" office:value-type="string" office:string-value="00000100" calcext:value-type="string">
            <text:p>00000100</text:p>
          </table:table-cell>
          <table:table-cell table:style-name="ce13" table:formula="of:=IF([.B144]=[.B143];&quot;&quot;;VLOOKUP([.D144];[$Spec.A$1:$Spec.B$1048576];2;0))">
            <text:p/>
          </table:table-cell>
          <table:table-cell table:style-name="ce13" table:formula="of:=IF([.E144]=&quot;W_REGISTER (RF_CH)&quot;;BIN2DEC([.D145]);IF([.E144]=&quot;W_REGISTER (TX_ADDR)&quot;;CONCATENATE(&quot;0x&quot;;BIN2HEX([.D149]);BIN2HEX([.D148]);BIN2HEX([.D147]);BIN2HEX([.D146]);BIN2HEX([.D145]));&quot;&quot;))">
            <text:p/>
          </table:table-cell>
          <table:table-cell table:style-name="ce17" table:formula="of:=IF(OR([.E143]=&quot;W_TX_PAYLOAD&quot;;AND([.G143]&lt;&gt;&quot;&quot;;[.E144]=&quot;&quot;));BIN2HEX([.D144]);&quot;&quot;)" office:value-type="string" office:string-value="4" calcext:value-type="string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56969462400000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145];&quot; &quot;;&quot;&quot;)" office:value-type="string" office:string-value="00100000" calcext:value-type="string">
            <text:p>00100000</text:p>
          </table:table-cell>
          <table:table-cell table:style-name="ce13" table:formula="of:=IF([.B145]=[.B144];&quot;&quot;;VLOOKUP([.D145];[$Spec.A$1:$Spec.B$1048576];2;0))" office:value-type="string" office:string-value="W_REGISTER (CONFIG)" calcext:value-type="string">
            <text:p>W_REGISTER (CONFIG)</text:p>
          </table:table-cell>
          <table:table-cell table:style-name="ce13" table:formula="of:=IF([.E145]=&quot;W_REGISTER (RF_CH)&quot;;BIN2DEC([.D146]);IF([.E145]=&quot;W_REGISTER (TX_ADDR)&quot;;CONCATENATE(&quot;0x&quot;;BIN2HEX([.D150]);BIN2HEX([.D149]);BIN2HEX([.D148]);BIN2HEX([.D147]);BIN2HEX([.D146]));&quot;&quot;))">
            <text:p/>
          </table:table-cell>
          <table:table-cell table:style-name="ce17" table:formula="of:=IF(OR([.E144]=&quot;W_TX_PAYLOAD&quot;;AND([.G144]&lt;&gt;&quot;&quot;;[.E145]=&quot;&quot;));BIN2HEX([.D145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6981121200000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0000 <text:s/>1110</text:p>
          </table:table-cell>
          <table:table-cell table:style-name="ce9" table:formula="of:=SUBSTITUTE([.C146];&quot; &quot;;&quot;&quot;)" office:value-type="string" office:string-value="00001110" calcext:value-type="string">
            <text:p>00001110</text:p>
          </table:table-cell>
          <table:table-cell table:style-name="ce13" table:formula="of:=IF([.B146]=[.B145];&quot;&quot;;VLOOKUP([.D146];[$Spec.A$1:$Spec.B$1048576];2;0))">
            <text:p/>
          </table:table-cell>
          <table:table-cell table:style-name="ce13" table:formula="of:=IF([.E146]=&quot;W_REGISTER (RF_CH)&quot;;BIN2DEC([.D147]);IF([.E146]=&quot;W_REGISTER (TX_ADDR)&quot;;CONCATENATE(&quot;0x&quot;;BIN2HEX([.D151]);BIN2HEX([.D150]);BIN2HEX([.D149]);BIN2HEX([.D148]);BIN2HEX([.D147]));&quot;&quot;))">
            <text:p/>
          </table:table-cell>
          <table:table-cell table:style-name="ce17" table:formula="of:=IF(OR([.E145]=&quot;W_TX_PAYLOAD&quot;;AND([.G145]&lt;&gt;&quot;&quot;;[.E146]=&quot;&quot;));BIN2HEX([.D146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7197312400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0000 <text:s/>0111</text:p>
          </table:table-cell>
          <table:table-cell table:style-name="ce9" table:formula="of:=SUBSTITUTE([.C147];&quot; &quot;;&quot;&quot;)" office:value-type="string" office:string-value="00000111" calcext:value-type="string">
            <text:p>00000111</text:p>
          </table:table-cell>
          <table:table-cell table:style-name="ce13" table:formula="of:=IF([.B147]=[.B146];&quot;&quot;;VLOOKUP([.D147];[$Spec.A$1:$Spec.B$1048576];2;0))" office:value-type="string" office:string-value="R_REGISTER (STATUS)" calcext:value-type="string">
            <text:p>R_REGISTER (STATUS)</text:p>
          </table:table-cell>
          <table:table-cell table:style-name="ce13" table:formula="of:=IF([.E147]=&quot;W_REGISTER (RF_CH)&quot;;BIN2DEC([.D148]);IF([.E147]=&quot;W_REGISTER (TX_ADDR)&quot;;CONCATENATE(&quot;0x&quot;;BIN2HEX([.D152]);BIN2HEX([.D151]);BIN2HEX([.D150]);BIN2HEX([.D149]);BIN2HEX([.D148]));&quot;&quot;))">
            <text:p/>
          </table:table-cell>
          <table:table-cell table:style-name="ce17" table:formula="of:=IF(OR([.E146]=&quot;W_TX_PAYLOAD&quot;;AND([.G146]&lt;&gt;&quot;&quot;;[.E147]=&quot;&quot;));BIN2HEX([.D147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7208473600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1111 <text:s/>1111</text:p>
          </table:table-cell>
          <table:table-cell table:style-name="ce9" table:formula="of:=SUBSTITUTE([.C148];&quot; &quot;;&quot;&quot;)" office:value-type="string" office:string-value="11111111" calcext:value-type="string">
            <text:p>11111111</text:p>
          </table:table-cell>
          <table:table-cell table:style-name="ce13" table:formula="of:=IF([.B148]=[.B147];&quot;&quot;;VLOOKUP([.D148];[$Spec.A$1:$Spec.B$1048576];2;0))">
            <text:p/>
          </table:table-cell>
          <table:table-cell table:style-name="ce13" table:formula="of:=IF([.E148]=&quot;W_REGISTER (RF_CH)&quot;;BIN2DEC([.D149]);IF([.E148]=&quot;W_REGISTER (TX_ADDR)&quot;;CONCATENATE(&quot;0x&quot;;BIN2HEX([.D153]);BIN2HEX([.D152]);BIN2HEX([.D151]);BIN2HEX([.D150]);BIN2HEX([.D149]));&quot;&quot;))">
            <text:p/>
          </table:table-cell>
          <table:table-cell table:style-name="ce17" table:formula="of:=IF(OR([.E147]=&quot;W_TX_PAYLOAD&quot;;AND([.G147]&lt;&gt;&quot;&quot;;[.E148]=&quot;&quot;));BIN2HEX([.D148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722232640000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1110 <text:s/>0001</text:p>
          </table:table-cell>
          <table:table-cell table:style-name="ce9" table:formula="of:=SUBSTITUTE([.C149];&quot; &quot;;&quot;&quot;)" office:value-type="string" office:string-value="11100001" calcext:value-type="string">
            <text:p>11100001</text:p>
          </table:table-cell>
          <table:table-cell table:style-name="ce13" table:formula="of:=IF([.B149]=[.B148];&quot;&quot;;VLOOKUP([.D149];[$Spec.A$1:$Spec.B$1048576];2;0))" office:value-type="string" office:string-value="FLUSH_RX" calcext:value-type="string">
            <text:p>FLUSH_RX</text:p>
          </table:table-cell>
          <table:table-cell table:style-name="ce13" table:formula="of:=IF([.E149]=&quot;W_REGISTER (RF_CH)&quot;;BIN2DEC([.D150]);IF([.E149]=&quot;W_REGISTER (TX_ADDR)&quot;;CONCATENATE(&quot;0x&quot;;BIN2HEX([.D154]);BIN2HEX([.D153]);BIN2HEX([.D152]);BIN2HEX([.D151]);BIN2HEX([.D150]));&quot;&quot;))">
            <text:p/>
          </table:table-cell>
          <table:table-cell table:style-name="ce17" table:formula="of:=IF(OR([.E148]=&quot;W_TX_PAYLOAD&quot;;AND([.G148]&lt;&gt;&quot;&quot;;[.E149]=&quot;&quot;));BIN2HEX([.D149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7235181600000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0010 <text:s/>0111</text:p>
          </table:table-cell>
          <table:table-cell table:style-name="ce9" table:formula="of:=SUBSTITUTE([.C150];&quot; &quot;;&quot;&quot;)" office:value-type="string" office:string-value="00100111" calcext:value-type="string">
            <text:p>00100111</text:p>
          </table:table-cell>
          <table:table-cell table:style-name="ce13" table:formula="of:=IF([.B150]=[.B149];&quot;&quot;;VLOOKUP([.D150];[$Spec.A$1:$Spec.B$1048576];2;0))" office:value-type="string" office:string-value="W_REGISTER (STATUS)" calcext:value-type="string">
            <text:p>W_REGISTER (STATUS)</text:p>
          </table:table-cell>
          <table:table-cell table:style-name="ce13" table:formula="of:=IF([.E150]=&quot;W_REGISTER (RF_CH)&quot;;BIN2DEC([.D151]);IF([.E150]=&quot;W_REGISTER (TX_ADDR)&quot;;CONCATENATE(&quot;0x&quot;;BIN2HEX([.D155]);BIN2HEX([.D154]);BIN2HEX([.D153]);BIN2HEX([.D152]);BIN2HEX([.D151]));&quot;&quot;))">
            <text:p/>
          </table:table-cell>
          <table:table-cell table:style-name="ce17" table:formula="of:=IF(OR([.E149]=&quot;W_TX_PAYLOAD&quot;;AND([.G149]&lt;&gt;&quot;&quot;;[.E150]=&quot;&quot;));BIN2HEX([.D150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7246841200000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0111 <text:s/>0000</text:p>
          </table:table-cell>
          <table:table-cell table:style-name="ce9" table:formula="of:=SUBSTITUTE([.C151];&quot; &quot;;&quot;&quot;)" office:value-type="string" office:string-value="01110000" calcext:value-type="string">
            <text:p>01110000</text:p>
          </table:table-cell>
          <table:table-cell table:style-name="ce13" table:formula="of:=IF([.B151]=[.B150];&quot;&quot;;VLOOKUP([.D151];[$Spec.A$1:$Spec.B$1048576];2;0))">
            <text:p/>
          </table:table-cell>
          <table:table-cell table:style-name="ce13" table:formula="of:=IF([.E151]=&quot;W_REGISTER (RF_CH)&quot;;BIN2DEC([.D152]);IF([.E151]=&quot;W_REGISTER (TX_ADDR)&quot;;CONCATENATE(&quot;0x&quot;;BIN2HEX([.D156]);BIN2HEX([.D155]);BIN2HEX([.D154]);BIN2HEX([.D153]);BIN2HEX([.D152]));&quot;&quot;))">
            <text:p/>
          </table:table-cell>
          <table:table-cell table:style-name="ce17" table:formula="of:=IF(OR([.E150]=&quot;W_TX_PAYLOAD&quot;;AND([.G150]&lt;&gt;&quot;&quot;;[.E151]=&quot;&quot;));BIN2HEX([.D151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7259995600000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1110 <text:s/>0010</text:p>
          </table:table-cell>
          <table:table-cell table:style-name="ce9" table:formula="of:=SUBSTITUTE([.C152];&quot; &quot;;&quot;&quot;)" office:value-type="string" office:string-value="11100010" calcext:value-type="string">
            <text:p>11100010</text:p>
          </table:table-cell>
          <table:table-cell table:style-name="ce13" table:formula="of:=IF([.B152]=[.B151];&quot;&quot;;VLOOKUP([.D152];[$Spec.A$1:$Spec.B$1048576];2;0))" office:value-type="string" office:string-value="?" calcext:value-type="string">
            <text:p>?</text:p>
          </table:table-cell>
          <table:table-cell table:style-name="ce13" table:formula="of:=IF([.E152]=&quot;W_REGISTER (RF_CH)&quot;;BIN2DEC([.D153]);IF([.E152]=&quot;W_REGISTER (TX_ADDR)&quot;;CONCATENATE(&quot;0x&quot;;BIN2HEX([.D157]);BIN2HEX([.D156]);BIN2HEX([.D155]);BIN2HEX([.D154]);BIN2HEX([.D153]));&quot;&quot;))">
            <text:p/>
          </table:table-cell>
          <table:table-cell table:style-name="ce17" table:formula="of:=IF(OR([.E151]=&quot;W_TX_PAYLOAD&quot;;AND([.G151]&lt;&gt;&quot;&quot;;[.E152]=&quot;&quot;));BIN2HEX([.D152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7272552000000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153];&quot; &quot;;&quot;&quot;)" office:value-type="string" office:string-value="00100000" calcext:value-type="string">
            <text:p>00100000</text:p>
          </table:table-cell>
          <table:table-cell table:style-name="ce13" table:formula="of:=IF([.B153]=[.B152];&quot;&quot;;VLOOKUP([.D153];[$Spec.A$1:$Spec.B$1048576];2;0))" office:value-type="string" office:string-value="W_REGISTER (CONFIG)" calcext:value-type="string">
            <text:p>W_REGISTER (CONFIG)</text:p>
          </table:table-cell>
          <table:table-cell table:style-name="ce13" table:formula="of:=IF([.E153]=&quot;W_REGISTER (RF_CH)&quot;;BIN2DEC([.D154]);IF([.E153]=&quot;W_REGISTER (TX_ADDR)&quot;;CONCATENATE(&quot;0x&quot;;BIN2HEX([.D158]);BIN2HEX([.D157]);BIN2HEX([.D156]);BIN2HEX([.D155]);BIN2HEX([.D154]));&quot;&quot;))">
            <text:p/>
          </table:table-cell>
          <table:table-cell table:style-name="ce17" table:formula="of:=IF(OR([.E152]=&quot;W_TX_PAYLOAD&quot;;AND([.G152]&lt;&gt;&quot;&quot;;[.E153]=&quot;&quot;));BIN2HEX([.D153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7284211200000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0000 <text:s/>1111</text:p>
          </table:table-cell>
          <table:table-cell table:style-name="ce9" table:formula="of:=SUBSTITUTE([.C154];&quot; &quot;;&quot;&quot;)" office:value-type="string" office:string-value="00001111" calcext:value-type="string">
            <text:p>00001111</text:p>
          </table:table-cell>
          <table:table-cell table:style-name="ce13" table:formula="of:=IF([.B154]=[.B153];&quot;&quot;;VLOOKUP([.D154];[$Spec.A$1:$Spec.B$1048576];2;0))">
            <text:p/>
          </table:table-cell>
          <table:table-cell table:style-name="ce13" table:formula="of:=IF([.E154]=&quot;W_REGISTER (RF_CH)&quot;;BIN2DEC([.D155]);IF([.E154]=&quot;W_REGISTER (TX_ADDR)&quot;;CONCATENATE(&quot;0x&quot;;BIN2HEX([.D159]);BIN2HEX([.D158]);BIN2HEX([.D157]);BIN2HEX([.D156]);BIN2HEX([.D155]));&quot;&quot;))">
            <text:p/>
          </table:table-cell>
          <table:table-cell table:style-name="ce17" table:formula="of:=IF(OR([.E153]=&quot;W_TX_PAYLOAD&quot;;AND([.G153]&lt;&gt;&quot;&quot;;[.E154]=&quot;&quot;));BIN2HEX([.D154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8689833200000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0000 <text:s/>0111</text:p>
          </table:table-cell>
          <table:table-cell table:style-name="ce9" table:formula="of:=SUBSTITUTE([.C155];&quot; &quot;;&quot;&quot;)" office:value-type="string" office:string-value="00000111" calcext:value-type="string">
            <text:p>00000111</text:p>
          </table:table-cell>
          <table:table-cell table:style-name="ce13" table:formula="of:=IF([.B155]=[.B154];&quot;&quot;;VLOOKUP([.D155];[$Spec.A$1:$Spec.B$1048576];2;0))" office:value-type="string" office:string-value="R_REGISTER (STATUS)" calcext:value-type="string">
            <text:p>R_REGISTER (STATUS)</text:p>
          </table:table-cell>
          <table:table-cell table:style-name="ce13" table:formula="of:=IF([.E155]=&quot;W_REGISTER (RF_CH)&quot;;BIN2DEC([.D156]);IF([.E155]=&quot;W_REGISTER (TX_ADDR)&quot;;CONCATENATE(&quot;0x&quot;;BIN2HEX([.D160]);BIN2HEX([.D159]);BIN2HEX([.D158]);BIN2HEX([.D157]);BIN2HEX([.D156]));&quot;&quot;))">
            <text:p/>
          </table:table-cell>
          <table:table-cell table:style-name="ce17" table:formula="of:=IF(OR([.E154]=&quot;W_TX_PAYLOAD&quot;;AND([.G154]&lt;&gt;&quot;&quot;;[.E155]=&quot;&quot;));BIN2HEX([.D155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8700994000000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1111 <text:s/>1111</text:p>
          </table:table-cell>
          <table:table-cell table:style-name="ce9" table:formula="of:=SUBSTITUTE([.C156];&quot; &quot;;&quot;&quot;)" office:value-type="string" office:string-value="11111111" calcext:value-type="string">
            <text:p>11111111</text:p>
          </table:table-cell>
          <table:table-cell table:style-name="ce13" table:formula="of:=IF([.B156]=[.B155];&quot;&quot;;VLOOKUP([.D156];[$Spec.A$1:$Spec.B$1048576];2;0))">
            <text:p/>
          </table:table-cell>
          <table:table-cell table:style-name="ce13" table:formula="of:=IF([.E156]=&quot;W_REGISTER (RF_CH)&quot;;BIN2DEC([.D157]);IF([.E156]=&quot;W_REGISTER (TX_ADDR)&quot;;CONCATENATE(&quot;0x&quot;;BIN2HEX([.D161]);BIN2HEX([.D160]);BIN2HEX([.D159]);BIN2HEX([.D158]);BIN2HEX([.D157]));&quot;&quot;))">
            <text:p/>
          </table:table-cell>
          <table:table-cell table:style-name="ce17" table:formula="of:=IF(OR([.E155]=&quot;W_TX_PAYLOAD&quot;;AND([.G155]&lt;&gt;&quot;&quot;;[.E156]=&quot;&quot;));BIN2HEX([.D156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871404920000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0110 <text:s/>0001</text:p>
          </table:table-cell>
          <table:table-cell table:style-name="ce9" table:formula="of:=SUBSTITUTE([.C157];&quot; &quot;;&quot;&quot;)" office:value-type="string" office:string-value="01100001" calcext:value-type="string">
            <text:p>01100001</text:p>
          </table:table-cell>
          <table:table-cell table:style-name="ce13" table:formula="of:=IF([.B157]=[.B156];&quot;&quot;;VLOOKUP([.D157];[$Spec.A$1:$Spec.B$1048576];2;0))" office:value-type="string" office:string-value="?" calcext:value-type="string">
            <text:p>?</text:p>
          </table:table-cell>
          <table:table-cell table:style-name="ce13" table:formula="of:=IF([.E157]=&quot;W_REGISTER (RF_CH)&quot;;BIN2DEC([.D158]);IF([.E157]=&quot;W_REGISTER (TX_ADDR)&quot;;CONCATENATE(&quot;0x&quot;;BIN2HEX([.D162]);BIN2HEX([.D161]);BIN2HEX([.D160]);BIN2HEX([.D159]);BIN2HEX([.D158]));&quot;&quot;))">
            <text:p/>
          </table:table-cell>
          <table:table-cell table:style-name="ce17" table:formula="of:=IF(OR([.E156]=&quot;W_TX_PAYLOAD&quot;;AND([.G156]&lt;&gt;&quot;&quot;;[.E157]=&quot;&quot;));BIN2HEX([.D157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872680520000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1111 <text:s/>1111</text:p>
          </table:table-cell>
          <table:table-cell table:style-name="ce9" table:formula="of:=SUBSTITUTE([.C158];&quot; &quot;;&quot;&quot;)" office:value-type="string" office:string-value="11111111" calcext:value-type="string">
            <text:p>11111111</text:p>
          </table:table-cell>
          <table:table-cell table:style-name="ce13" table:formula="of:=IF([.B158]=[.B157];&quot;&quot;;VLOOKUP([.D158];[$Spec.A$1:$Spec.B$1048576];2;0))">
            <text:p/>
          </table:table-cell>
          <table:table-cell table:style-name="ce13" table:formula="of:=IF([.E158]=&quot;W_REGISTER (RF_CH)&quot;;BIN2DEC([.D159]);IF([.E158]=&quot;W_REGISTER (TX_ADDR)&quot;;CONCATENATE(&quot;0x&quot;;BIN2HEX([.D163]);BIN2HEX([.D162]);BIN2HEX([.D161]);BIN2HEX([.D160]);BIN2HEX([.D159]));&quot;&quot;))">
            <text:p/>
          </table:table-cell>
          <table:table-cell table:style-name="ce17" table:formula="of:=IF(OR([.E157]=&quot;W_TX_PAYLOAD&quot;;AND([.G157]&lt;&gt;&quot;&quot;;[.E158]=&quot;&quot;));BIN2HEX([.D158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873886400000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1111 <text:s/>1111</text:p>
          </table:table-cell>
          <table:table-cell table:style-name="ce9" table:formula="of:=SUBSTITUTE([.C159];&quot; &quot;;&quot;&quot;)" office:value-type="string" office:string-value="11111111" calcext:value-type="string">
            <text:p>11111111</text:p>
          </table:table-cell>
          <table:table-cell table:style-name="ce13" table:formula="of:=IF([.B159]=[.B158];&quot;&quot;;VLOOKUP([.D159];[$Spec.A$1:$Spec.B$1048576];2;0))">
            <text:p/>
          </table:table-cell>
          <table:table-cell table:style-name="ce13" table:formula="of:=IF([.E159]=&quot;W_REGISTER (RF_CH)&quot;;BIN2DEC([.D160]);IF([.E159]=&quot;W_REGISTER (TX_ADDR)&quot;;CONCATENATE(&quot;0x&quot;;BIN2HEX([.D164]);BIN2HEX([.D163]);BIN2HEX([.D162]);BIN2HEX([.D161]);BIN2HEX([.D160]));&quot;&quot;))">
            <text:p/>
          </table:table-cell>
          <table:table-cell table:style-name="ce17" table:formula="of:=IF(OR([.E158]=&quot;W_TX_PAYLOAD&quot;;AND([.G158]&lt;&gt;&quot;&quot;;[.E159]=&quot;&quot;));BIN2HEX([.D159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875052400000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1111 <text:s/>1111</text:p>
          </table:table-cell>
          <table:table-cell table:style-name="ce9" table:formula="of:=SUBSTITUTE([.C160];&quot; &quot;;&quot;&quot;)" office:value-type="string" office:string-value="11111111" calcext:value-type="string">
            <text:p>11111111</text:p>
          </table:table-cell>
          <table:table-cell table:style-name="ce13" table:formula="of:=IF([.B160]=[.B159];&quot;&quot;;VLOOKUP([.D160];[$Spec.A$1:$Spec.B$1048576];2;0))">
            <text:p/>
          </table:table-cell>
          <table:table-cell table:style-name="ce13" table:formula="of:=IF([.E160]=&quot;W_REGISTER (RF_CH)&quot;;BIN2DEC([.D161]);IF([.E160]=&quot;W_REGISTER (TX_ADDR)&quot;;CONCATENATE(&quot;0x&quot;;BIN2HEX([.D165]);BIN2HEX([.D164]);BIN2HEX([.D163]);BIN2HEX([.D162]);BIN2HEX([.D161]));&quot;&quot;))">
            <text:p/>
          </table:table-cell>
          <table:table-cell table:style-name="ce17" table:formula="of:=IF(OR([.E159]=&quot;W_TX_PAYLOAD&quot;;AND([.G159]&lt;&gt;&quot;&quot;;[.E160]=&quot;&quot;));BIN2HEX([.D160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876238320000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1111 <text:s/>1111</text:p>
          </table:table-cell>
          <table:table-cell table:style-name="ce9" table:formula="of:=SUBSTITUTE([.C161];&quot; &quot;;&quot;&quot;)" office:value-type="string" office:string-value="11111111" calcext:value-type="string">
            <text:p>11111111</text:p>
          </table:table-cell>
          <table:table-cell table:style-name="ce13" table:formula="of:=IF([.B161]=[.B160];&quot;&quot;;VLOOKUP([.D161];[$Spec.A$1:$Spec.B$1048576];2;0))">
            <text:p/>
          </table:table-cell>
          <table:table-cell table:style-name="ce13" table:formula="of:=IF([.E161]=&quot;W_REGISTER (RF_CH)&quot;;BIN2DEC([.D162]);IF([.E161]=&quot;W_REGISTER (TX_ADDR)&quot;;CONCATENATE(&quot;0x&quot;;BIN2HEX([.D166]);BIN2HEX([.D165]);BIN2HEX([.D164]);BIN2HEX([.D163]);BIN2HEX([.D162]));&quot;&quot;))">
            <text:p/>
          </table:table-cell>
          <table:table-cell table:style-name="ce17" table:formula="of:=IF(OR([.E160]=&quot;W_TX_PAYLOAD&quot;;AND([.G160]&lt;&gt;&quot;&quot;;[.E161]=&quot;&quot;));BIN2HEX([.D161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877414320000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1111 <text:s/>1111</text:p>
          </table:table-cell>
          <table:table-cell table:style-name="ce9" table:formula="of:=SUBSTITUTE([.C162];&quot; &quot;;&quot;&quot;)" office:value-type="string" office:string-value="11111111" calcext:value-type="string">
            <text:p>11111111</text:p>
          </table:table-cell>
          <table:table-cell table:style-name="ce13" table:formula="of:=IF([.B162]=[.B161];&quot;&quot;;VLOOKUP([.D162];[$Spec.A$1:$Spec.B$1048576];2;0))">
            <text:p/>
          </table:table-cell>
          <table:table-cell table:style-name="ce13" table:formula="of:=IF([.E162]=&quot;W_REGISTER (RF_CH)&quot;;BIN2DEC([.D163]);IF([.E162]=&quot;W_REGISTER (TX_ADDR)&quot;;CONCATENATE(&quot;0x&quot;;BIN2HEX([.D167]);BIN2HEX([.D166]);BIN2HEX([.D165]);BIN2HEX([.D164]);BIN2HEX([.D163]));&quot;&quot;))">
            <text:p/>
          </table:table-cell>
          <table:table-cell table:style-name="ce17" table:formula="of:=IF(OR([.E161]=&quot;W_TX_PAYLOAD&quot;;AND([.G161]&lt;&gt;&quot;&quot;;[.E162]=&quot;&quot;));BIN2HEX([.D162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878600240000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1111 <text:s/>1111</text:p>
          </table:table-cell>
          <table:table-cell table:style-name="ce9" table:formula="of:=SUBSTITUTE([.C163];&quot; &quot;;&quot;&quot;)" office:value-type="string" office:string-value="11111111" calcext:value-type="string">
            <text:p>11111111</text:p>
          </table:table-cell>
          <table:table-cell table:style-name="ce13" table:formula="of:=IF([.B163]=[.B162];&quot;&quot;;VLOOKUP([.D163];[$Spec.A$1:$Spec.B$1048576];2;0))">
            <text:p/>
          </table:table-cell>
          <table:table-cell table:style-name="ce13" table:formula="of:=IF([.E163]=&quot;W_REGISTER (RF_CH)&quot;;BIN2DEC([.D164]);IF([.E163]=&quot;W_REGISTER (TX_ADDR)&quot;;CONCATENATE(&quot;0x&quot;;BIN2HEX([.D168]);BIN2HEX([.D167]);BIN2HEX([.D166]);BIN2HEX([.D165]);BIN2HEX([.D164]));&quot;&quot;))">
            <text:p/>
          </table:table-cell>
          <table:table-cell table:style-name="ce17" table:formula="of:=IF(OR([.E162]=&quot;W_TX_PAYLOAD&quot;;AND([.G162]&lt;&gt;&quot;&quot;;[.E163]=&quot;&quot;));BIN2HEX([.D163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879776240000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1111 <text:s/>1111</text:p>
          </table:table-cell>
          <table:table-cell table:style-name="ce9" table:formula="of:=SUBSTITUTE([.C164];&quot; &quot;;&quot;&quot;)" office:value-type="string" office:string-value="11111111" calcext:value-type="string">
            <text:p>11111111</text:p>
          </table:table-cell>
          <table:table-cell table:style-name="ce13" table:formula="of:=IF([.B164]=[.B163];&quot;&quot;;VLOOKUP([.D164];[$Spec.A$1:$Spec.B$1048576];2;0))">
            <text:p/>
          </table:table-cell>
          <table:table-cell table:style-name="ce13" table:formula="of:=IF([.E164]=&quot;W_REGISTER (RF_CH)&quot;;BIN2DEC([.D165]);IF([.E164]=&quot;W_REGISTER (TX_ADDR)&quot;;CONCATENATE(&quot;0x&quot;;BIN2HEX([.D169]);BIN2HEX([.D168]);BIN2HEX([.D167]);BIN2HEX([.D166]);BIN2HEX([.D165]));&quot;&quot;))">
            <text:p/>
          </table:table-cell>
          <table:table-cell table:style-name="ce17" table:formula="of:=IF(OR([.E163]=&quot;W_TX_PAYLOAD&quot;;AND([.G163]&lt;&gt;&quot;&quot;;[.E164]=&quot;&quot;));BIN2HEX([.D164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880952200000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1111 <text:s/>1111</text:p>
          </table:table-cell>
          <table:table-cell table:style-name="ce9" table:formula="of:=SUBSTITUTE([.C165];&quot; &quot;;&quot;&quot;)" office:value-type="string" office:string-value="11111111" calcext:value-type="string">
            <text:p>11111111</text:p>
          </table:table-cell>
          <table:table-cell table:style-name="ce13" table:formula="of:=IF([.B165]=[.B164];&quot;&quot;;VLOOKUP([.D165];[$Spec.A$1:$Spec.B$1048576];2;0))">
            <text:p/>
          </table:table-cell>
          <table:table-cell table:style-name="ce13" table:formula="of:=IF([.E165]=&quot;W_REGISTER (RF_CH)&quot;;BIN2DEC([.D166]);IF([.E165]=&quot;W_REGISTER (TX_ADDR)&quot;;CONCATENATE(&quot;0x&quot;;BIN2HEX([.D170]);BIN2HEX([.D169]);BIN2HEX([.D168]);BIN2HEX([.D167]);BIN2HEX([.D166]));&quot;&quot;))">
            <text:p/>
          </table:table-cell>
          <table:table-cell table:style-name="ce17" table:formula="of:=IF(OR([.E164]=&quot;W_TX_PAYLOAD&quot;;AND([.G164]&lt;&gt;&quot;&quot;;[.E165]=&quot;&quot;));BIN2HEX([.D165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882217880000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1110 <text:s/>0010</text:p>
          </table:table-cell>
          <table:table-cell table:style-name="ce9" table:formula="of:=SUBSTITUTE([.C166];&quot; &quot;;&quot;&quot;)" office:value-type="string" office:string-value="11100010" calcext:value-type="string">
            <text:p>11100010</text:p>
          </table:table-cell>
          <table:table-cell table:style-name="ce13" table:formula="of:=IF([.B166]=[.B165];&quot;&quot;;VLOOKUP([.D166];[$Spec.A$1:$Spec.B$1048576];2;0))" office:value-type="string" office:string-value="?" calcext:value-type="string">
            <text:p>?</text:p>
          </table:table-cell>
          <table:table-cell table:style-name="ce13" table:formula="of:=IF([.E166]=&quot;W_REGISTER (RF_CH)&quot;;BIN2DEC([.D167]);IF([.E166]=&quot;W_REGISTER (TX_ADDR)&quot;;CONCATENATE(&quot;0x&quot;;BIN2HEX([.D171]);BIN2HEX([.D170]);BIN2HEX([.D169]);BIN2HEX([.D168]);BIN2HEX([.D167]));&quot;&quot;))">
            <text:p/>
          </table:table-cell>
          <table:table-cell table:style-name="ce17" table:formula="of:=IF(OR([.E165]=&quot;W_TX_PAYLOAD&quot;;AND([.G165]&lt;&gt;&quot;&quot;;[.E166]=&quot;&quot;));BIN2HEX([.D166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8838124000000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0010 <text:s/>0111</text:p>
          </table:table-cell>
          <table:table-cell table:style-name="ce9" table:formula="of:=SUBSTITUTE([.C167];&quot; &quot;;&quot;&quot;)" office:value-type="string" office:string-value="00100111" calcext:value-type="string">
            <text:p>00100111</text:p>
          </table:table-cell>
          <table:table-cell table:style-name="ce13" table:formula="of:=IF([.B167]=[.B166];&quot;&quot;;VLOOKUP([.D167];[$Spec.A$1:$Spec.B$1048576];2;0))" office:value-type="string" office:string-value="W_REGISTER (STATUS)" calcext:value-type="string">
            <text:p>W_REGISTER (STATUS)</text:p>
          </table:table-cell>
          <table:table-cell table:style-name="ce13" table:formula="of:=IF([.E167]=&quot;W_REGISTER (RF_CH)&quot;;BIN2DEC([.D168]);IF([.E167]=&quot;W_REGISTER (TX_ADDR)&quot;;CONCATENATE(&quot;0x&quot;;BIN2HEX([.D172]);BIN2HEX([.D171]);BIN2HEX([.D170]);BIN2HEX([.D169]);BIN2HEX([.D168]));&quot;&quot;))">
            <text:p/>
          </table:table-cell>
          <table:table-cell table:style-name="ce17" table:formula="of:=IF(OR([.E166]=&quot;W_TX_PAYLOAD&quot;;AND([.G166]&lt;&gt;&quot;&quot;;[.E167]=&quot;&quot;));BIN2HEX([.D167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8849783200000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0111 <text:s/>0000</text:p>
          </table:table-cell>
          <table:table-cell table:style-name="ce9" table:formula="of:=SUBSTITUTE([.C168];&quot; &quot;;&quot;&quot;)" office:value-type="string" office:string-value="01110000" calcext:value-type="string">
            <text:p>01110000</text:p>
          </table:table-cell>
          <table:table-cell table:style-name="ce13" table:formula="of:=IF([.B168]=[.B167];&quot;&quot;;VLOOKUP([.D168];[$Spec.A$1:$Spec.B$1048576];2;0))">
            <text:p/>
          </table:table-cell>
          <table:table-cell table:style-name="ce13" table:formula="of:=IF([.E168]=&quot;W_REGISTER (RF_CH)&quot;;BIN2DEC([.D169]);IF([.E168]=&quot;W_REGISTER (TX_ADDR)&quot;;CONCATENATE(&quot;0x&quot;;BIN2HEX([.D173]);BIN2HEX([.D172]);BIN2HEX([.D171]);BIN2HEX([.D170]);BIN2HEX([.D169]));&quot;&quot;))">
            <text:p/>
          </table:table-cell>
          <table:table-cell table:style-name="ce17" table:formula="of:=IF(OR([.E167]=&quot;W_TX_PAYLOAD&quot;;AND([.G167]&lt;&gt;&quot;&quot;;[.E168]=&quot;&quot;));BIN2HEX([.D168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8861841200000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1110 <text:s/>0001</text:p>
          </table:table-cell>
          <table:table-cell table:style-name="ce9" table:formula="of:=SUBSTITUTE([.C169];&quot; &quot;;&quot;&quot;)" office:value-type="string" office:string-value="11100001" calcext:value-type="string">
            <text:p>11100001</text:p>
          </table:table-cell>
          <table:table-cell table:style-name="ce13" table:formula="of:=IF([.B169]=[.B168];&quot;&quot;;VLOOKUP([.D169];[$Spec.A$1:$Spec.B$1048576];2;0))" office:value-type="string" office:string-value="FLUSH_RX" calcext:value-type="string">
            <text:p>FLUSH_RX</text:p>
          </table:table-cell>
          <table:table-cell table:style-name="ce13" table:formula="of:=IF([.E169]=&quot;W_REGISTER (RF_CH)&quot;;BIN2DEC([.D170]);IF([.E169]=&quot;W_REGISTER (TX_ADDR)&quot;;CONCATENATE(&quot;0x&quot;;BIN2HEX([.D174]);BIN2HEX([.D173]);BIN2HEX([.D172]);BIN2HEX([.D171]);BIN2HEX([.D170]));&quot;&quot;))">
            <text:p/>
          </table:table-cell>
          <table:table-cell table:style-name="ce17" table:formula="of:=IF(OR([.E168]=&quot;W_TX_PAYLOAD&quot;;AND([.G168]&lt;&gt;&quot;&quot;;[.E169]=&quot;&quot;));BIN2HEX([.D169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887389960000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1110 <text:s/>0010</text:p>
          </table:table-cell>
          <table:table-cell table:style-name="ce9" table:formula="of:=SUBSTITUTE([.C170];&quot; &quot;;&quot;&quot;)" office:value-type="string" office:string-value="11100010" calcext:value-type="string">
            <text:p>11100010</text:p>
          </table:table-cell>
          <table:table-cell table:style-name="ce13" table:formula="of:=IF([.B170]=[.B169];&quot;&quot;;VLOOKUP([.D170];[$Spec.A$1:$Spec.B$1048576];2;0))" office:value-type="string" office:string-value="?" calcext:value-type="string">
            <text:p>?</text:p>
          </table:table-cell>
          <table:table-cell table:style-name="ce13" table:formula="of:=IF([.E170]=&quot;W_REGISTER (RF_CH)&quot;;BIN2DEC([.D171]);IF([.E170]=&quot;W_REGISTER (TX_ADDR)&quot;;CONCATENATE(&quot;0x&quot;;BIN2HEX([.D175]);BIN2HEX([.D174]);BIN2HEX([.D173]);BIN2HEX([.D172]);BIN2HEX([.D171]));&quot;&quot;))">
            <text:p/>
          </table:table-cell>
          <table:table-cell table:style-name="ce17" table:formula="of:=IF(OR([.E169]=&quot;W_TX_PAYLOAD&quot;;AND([.G169]&lt;&gt;&quot;&quot;;[.E170]=&quot;&quot;));BIN2HEX([.D170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8886056800000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1110 <text:s/>0001</text:p>
          </table:table-cell>
          <table:table-cell table:style-name="ce9" table:formula="of:=SUBSTITUTE([.C171];&quot; &quot;;&quot;&quot;)" office:value-type="string" office:string-value="11100001" calcext:value-type="string">
            <text:p>11100001</text:p>
          </table:table-cell>
          <table:table-cell table:style-name="ce13" table:formula="of:=IF([.B171]=[.B170];&quot;&quot;;VLOOKUP([.D171];[$Spec.A$1:$Spec.B$1048576];2;0))" office:value-type="string" office:string-value="FLUSH_RX" calcext:value-type="string">
            <text:p>FLUSH_RX</text:p>
          </table:table-cell>
          <table:table-cell table:style-name="ce13" table:formula="of:=IF([.E171]=&quot;W_REGISTER (RF_CH)&quot;;BIN2DEC([.D172]);IF([.E171]=&quot;W_REGISTER (TX_ADDR)&quot;;CONCATENATE(&quot;0x&quot;;BIN2HEX([.D176]);BIN2HEX([.D175]);BIN2HEX([.D174]);BIN2HEX([.D173]);BIN2HEX([.D172]));&quot;&quot;))">
            <text:p/>
          </table:table-cell>
          <table:table-cell table:style-name="ce17" table:formula="of:=IF(OR([.E170]=&quot;W_TX_PAYLOAD&quot;;AND([.G170]&lt;&gt;&quot;&quot;;[.E171]=&quot;&quot;));BIN2HEX([.D171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8898015200000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1010 <text:s/>0000</text:p>
          </table:table-cell>
          <table:table-cell table:style-name="ce9" table:formula="of:=SUBSTITUTE([.C172];&quot; &quot;;&quot;&quot;)" office:value-type="string" office:string-value="10100000" calcext:value-type="string">
            <text:p>10100000</text:p>
          </table:table-cell>
          <table:table-cell table:style-name="ce13" table:formula="of:=IF([.B172]=[.B171];&quot;&quot;;VLOOKUP([.D172];[$Spec.A$1:$Spec.B$1048576];2;0))" office:value-type="string" office:string-value="W_TX_PAYLOAD" calcext:value-type="string">
            <text:p>W_TX_PAYLOAD</text:p>
          </table:table-cell>
          <table:table-cell table:style-name="ce13" table:formula="of:=IF([.E172]=&quot;W_REGISTER (RF_CH)&quot;;BIN2DEC([.D173]);IF([.E172]=&quot;W_REGISTER (TX_ADDR)&quot;;CONCATENATE(&quot;0x&quot;;BIN2HEX([.D177]);BIN2HEX([.D176]);BIN2HEX([.D175]);BIN2HEX([.D174]);BIN2HEX([.D173]));&quot;&quot;))">
            <text:p/>
          </table:table-cell>
          <table:table-cell table:style-name="ce17" table:formula="of:=IF(OR([.E171]=&quot;W_TX_PAYLOAD&quot;;AND([.G171]&lt;&gt;&quot;&quot;;[.E172]=&quot;&quot;));BIN2HEX([.D172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8909674400000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1100 <text:s/>0100</text:p>
          </table:table-cell>
          <table:table-cell table:style-name="ce9" table:formula="of:=SUBSTITUTE([.C173];&quot; &quot;;&quot;&quot;)" office:value-type="string" office:string-value="11000100" calcext:value-type="string">
            <text:p>11000100</text:p>
          </table:table-cell>
          <table:table-cell table:style-name="ce13" table:formula="of:=IF([.B173]=[.B172];&quot;&quot;;VLOOKUP([.D173];[$Spec.A$1:$Spec.B$1048576];2;0))">
            <text:p/>
          </table:table-cell>
          <table:table-cell table:style-name="ce13" table:formula="of:=IF([.E173]=&quot;W_REGISTER (RF_CH)&quot;;BIN2DEC([.D174]);IF([.E173]=&quot;W_REGISTER (TX_ADDR)&quot;;CONCATENATE(&quot;0x&quot;;BIN2HEX([.D178]);BIN2HEX([.D177]);BIN2HEX([.D176]);BIN2HEX([.D175]);BIN2HEX([.D174]));&quot;&quot;))">
            <text:p/>
          </table:table-cell>
          <table:table-cell table:style-name="ce17" table:formula="of:=IF(OR([.E172]=&quot;W_TX_PAYLOAD&quot;;AND([.G172]&lt;&gt;&quot;&quot;;[.E173]=&quot;&quot;));BIN2HEX([.D173]);&quot;&quot;)" office:value-type="string" office:string-value="C4" calcext:value-type="string">
            <text:p>C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58921333200000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0000 <text:s/>0000</text:p>
          </table:table-cell>
          <table:table-cell table:style-name="ce9" table:formula="of:=SUBSTITUTE([.C174];&quot; &quot;;&quot;&quot;)" office:value-type="string" office:string-value="00000000" calcext:value-type="string">
            <text:p>00000000</text:p>
          </table:table-cell>
          <table:table-cell table:style-name="ce13" table:formula="of:=IF([.B174]=[.B173];&quot;&quot;;VLOOKUP([.D174];[$Spec.A$1:$Spec.B$1048576];2;0))">
            <text:p/>
          </table:table-cell>
          <table:table-cell table:style-name="ce13" table:formula="of:=IF([.E174]=&quot;W_REGISTER (RF_CH)&quot;;BIN2DEC([.D175]);IF([.E174]=&quot;W_REGISTER (TX_ADDR)&quot;;CONCATENATE(&quot;0x&quot;;BIN2HEX([.D179]);BIN2HEX([.D178]);BIN2HEX([.D177]);BIN2HEX([.D176]);BIN2HEX([.D175]));&quot;&quot;))">
            <text:p/>
          </table:table-cell>
          <table:table-cell table:style-name="ce17" table:formula="of:=IF(OR([.E173]=&quot;W_TX_PAYLOAD&quot;;AND([.G173]&lt;&gt;&quot;&quot;;[.E174]=&quot;&quot;));BIN2HEX([.D174]);&quot;&quot;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58934587200000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1000 <text:s/>0011</text:p>
          </table:table-cell>
          <table:table-cell table:style-name="ce9" table:formula="of:=SUBSTITUTE([.C175];&quot; &quot;;&quot;&quot;)" office:value-type="string" office:string-value="10000011" calcext:value-type="string">
            <text:p>10000011</text:p>
          </table:table-cell>
          <table:table-cell table:style-name="ce13" table:formula="of:=IF([.B175]=[.B174];&quot;&quot;;VLOOKUP([.D175];[$Spec.A$1:$Spec.B$1048576];2;0))">
            <text:p/>
          </table:table-cell>
          <table:table-cell table:style-name="ce13" table:formula="of:=IF([.E175]=&quot;W_REGISTER (RF_CH)&quot;;BIN2DEC([.D176]);IF([.E175]=&quot;W_REGISTER (TX_ADDR)&quot;;CONCATENATE(&quot;0x&quot;;BIN2HEX([.D180]);BIN2HEX([.D179]);BIN2HEX([.D178]);BIN2HEX([.D177]);BIN2HEX([.D176]));&quot;&quot;))">
            <text:p/>
          </table:table-cell>
          <table:table-cell table:style-name="ce17" table:formula="of:=IF(OR([.E174]=&quot;W_TX_PAYLOAD&quot;;AND([.G174]&lt;&gt;&quot;&quot;;[.E175]=&quot;&quot;));BIN2HEX([.D175]);&quot;&quot;)" office:value-type="string" office:string-value="83" calcext:value-type="string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58946246400000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1110 <text:s/>0000</text:p>
          </table:table-cell>
          <table:table-cell table:style-name="ce9" table:formula="of:=SUBSTITUTE([.C176];&quot; &quot;;&quot;&quot;)" office:value-type="string" office:string-value="11100000" calcext:value-type="string">
            <text:p>11100000</text:p>
          </table:table-cell>
          <table:table-cell table:style-name="ce13" table:formula="of:=IF([.B176]=[.B175];&quot;&quot;;VLOOKUP([.D176];[$Spec.A$1:$Spec.B$1048576];2;0))">
            <text:p/>
          </table:table-cell>
          <table:table-cell table:style-name="ce13" table:formula="of:=IF([.E176]=&quot;W_REGISTER (RF_CH)&quot;;BIN2DEC([.D177]);IF([.E176]=&quot;W_REGISTER (TX_ADDR)&quot;;CONCATENATE(&quot;0x&quot;;BIN2HEX([.D181]);BIN2HEX([.D180]);BIN2HEX([.D179]);BIN2HEX([.D178]);BIN2HEX([.D177]));&quot;&quot;))">
            <text:p/>
          </table:table-cell>
          <table:table-cell table:style-name="ce17" table:formula="of:=IF(OR([.E175]=&quot;W_TX_PAYLOAD&quot;;AND([.G175]&lt;&gt;&quot;&quot;;[.E176]=&quot;&quot;));BIN2HEX([.D176]);&quot;&quot;)" office:value-type="string" office:string-value="E0" calcext:value-type="string">
            <text:p>E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58957905200000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0110 <text:s/>0000</text:p>
          </table:table-cell>
          <table:table-cell table:style-name="ce9" table:formula="of:=SUBSTITUTE([.C177];&quot; &quot;;&quot;&quot;)" office:value-type="string" office:string-value="01100000" calcext:value-type="string">
            <text:p>01100000</text:p>
          </table:table-cell>
          <table:table-cell table:style-name="ce13" table:formula="of:=IF([.B177]=[.B176];&quot;&quot;;VLOOKUP([.D177];[$Spec.A$1:$Spec.B$1048576];2;0))">
            <text:p/>
          </table:table-cell>
          <table:table-cell table:style-name="ce13" table:formula="of:=IF([.E177]=&quot;W_REGISTER (RF_CH)&quot;;BIN2DEC([.D178]);IF([.E177]=&quot;W_REGISTER (TX_ADDR)&quot;;CONCATENATE(&quot;0x&quot;;BIN2HEX([.D182]);BIN2HEX([.D181]);BIN2HEX([.D180]);BIN2HEX([.D179]);BIN2HEX([.D178]));&quot;&quot;))">
            <text:p/>
          </table:table-cell>
          <table:table-cell table:style-name="ce17" table:formula="of:=IF(OR([.E176]=&quot;W_TX_PAYLOAD&quot;;AND([.G176]&lt;&gt;&quot;&quot;;[.E177]=&quot;&quot;));BIN2HEX([.D177]);&quot;&quot;)" office:value-type="string" office:string-value="60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58969564400000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178];&quot; &quot;;&quot;&quot;)" office:value-type="string" office:string-value="00100000" calcext:value-type="string">
            <text:p>00100000</text:p>
          </table:table-cell>
          <table:table-cell table:style-name="ce13" table:formula="of:=IF([.B178]=[.B177];&quot;&quot;;VLOOKUP([.D178];[$Spec.A$1:$Spec.B$1048576];2;0))">
            <text:p/>
          </table:table-cell>
          <table:table-cell table:style-name="ce13" table:formula="of:=IF([.E178]=&quot;W_REGISTER (RF_CH)&quot;;BIN2DEC([.D179]);IF([.E178]=&quot;W_REGISTER (TX_ADDR)&quot;;CONCATENATE(&quot;0x&quot;;BIN2HEX([.D183]);BIN2HEX([.D182]);BIN2HEX([.D181]);BIN2HEX([.D180]);BIN2HEX([.D179]));&quot;&quot;))">
            <text:p/>
          </table:table-cell>
          <table:table-cell table:style-name="ce17" table:formula="of:=IF(OR([.E177]=&quot;W_TX_PAYLOAD&quot;;AND([.G177]&lt;&gt;&quot;&quot;;[.E178]=&quot;&quot;));BIN2HEX([.D178]);&quot;&quot;)" office:value-type="string" office:string-value="20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58981223600000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179];&quot; &quot;;&quot;&quot;)" office:value-type="string" office:string-value="00100000" calcext:value-type="string">
            <text:p>00100000</text:p>
          </table:table-cell>
          <table:table-cell table:style-name="ce13" table:formula="of:=IF([.B179]=[.B178];&quot;&quot;;VLOOKUP([.D179];[$Spec.A$1:$Spec.B$1048576];2;0))">
            <text:p/>
          </table:table-cell>
          <table:table-cell table:style-name="ce13" table:formula="of:=IF([.E179]=&quot;W_REGISTER (RF_CH)&quot;;BIN2DEC([.D180]);IF([.E179]=&quot;W_REGISTER (TX_ADDR)&quot;;CONCATENATE(&quot;0x&quot;;BIN2HEX([.D184]);BIN2HEX([.D183]);BIN2HEX([.D182]);BIN2HEX([.D181]);BIN2HEX([.D180]));&quot;&quot;))">
            <text:p/>
          </table:table-cell>
          <table:table-cell table:style-name="ce17" table:formula="of:=IF(OR([.E178]=&quot;W_TX_PAYLOAD&quot;;AND([.G178]&lt;&gt;&quot;&quot;;[.E179]=&quot;&quot;));BIN2HEX([.D179]);&quot;&quot;)" office:value-type="string" office:string-value="20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58992882400000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0000 <text:s/>0011</text:p>
          </table:table-cell>
          <table:table-cell table:style-name="ce9" table:formula="of:=SUBSTITUTE([.C180];&quot; &quot;;&quot;&quot;)" office:value-type="string" office:string-value="00000011" calcext:value-type="string">
            <text:p>00000011</text:p>
          </table:table-cell>
          <table:table-cell table:style-name="ce13" table:formula="of:=IF([.B180]=[.B179];&quot;&quot;;VLOOKUP([.D180];[$Spec.A$1:$Spec.B$1048576];2;0))">
            <text:p/>
          </table:table-cell>
          <table:table-cell table:style-name="ce13" table:formula="of:=IF([.E180]=&quot;W_REGISTER (RF_CH)&quot;;BIN2DEC([.D181]);IF([.E180]=&quot;W_REGISTER (TX_ADDR)&quot;;CONCATENATE(&quot;0x&quot;;BIN2HEX([.D185]);BIN2HEX([.D184]);BIN2HEX([.D183]);BIN2HEX([.D182]);BIN2HEX([.D181]));&quot;&quot;))">
            <text:p/>
          </table:table-cell>
          <table:table-cell table:style-name="ce17" table:formula="of:=IF(OR([.E179]=&quot;W_TX_PAYLOAD&quot;;AND([.G179]&lt;&gt;&quot;&quot;;[.E180]=&quot;&quot;));BIN2HEX([.D180]);&quot;&quot;)" office:value-type="string" office:string-value="3" calcext:value-type="string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59005538400000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181];&quot; &quot;;&quot;&quot;)" office:value-type="string" office:string-value="00100000" calcext:value-type="string">
            <text:p>00100000</text:p>
          </table:table-cell>
          <table:table-cell table:style-name="ce13" table:formula="of:=IF([.B181]=[.B180];&quot;&quot;;VLOOKUP([.D181];[$Spec.A$1:$Spec.B$1048576];2;0))" office:value-type="string" office:string-value="W_REGISTER (CONFIG)" calcext:value-type="string">
            <text:p>W_REGISTER (CONFIG)</text:p>
          </table:table-cell>
          <table:table-cell table:style-name="ce13" table:formula="of:=IF([.E181]=&quot;W_REGISTER (RF_CH)&quot;;BIN2DEC([.D182]);IF([.E181]=&quot;W_REGISTER (TX_ADDR)&quot;;CONCATENATE(&quot;0x&quot;;BIN2HEX([.D186]);BIN2HEX([.D185]);BIN2HEX([.D184]);BIN2HEX([.D183]);BIN2HEX([.D182]));&quot;&quot;))">
            <text:p/>
          </table:table-cell>
          <table:table-cell table:style-name="ce17" table:formula="of:=IF(OR([.E180]=&quot;W_TX_PAYLOAD&quot;;AND([.G180]&lt;&gt;&quot;&quot;;[.E181]=&quot;&quot;));BIN2HEX([.D181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59017197200000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0000 <text:s/>1110</text:p>
          </table:table-cell>
          <table:table-cell table:style-name="ce9" table:formula="of:=SUBSTITUTE([.C182];&quot; &quot;;&quot;&quot;)" office:value-type="string" office:string-value="00001110" calcext:value-type="string">
            <text:p>00001110</text:p>
          </table:table-cell>
          <table:table-cell table:style-name="ce13" table:formula="of:=IF([.B182]=[.B181];&quot;&quot;;VLOOKUP([.D182];[$Spec.A$1:$Spec.B$1048576];2;0))">
            <text:p/>
          </table:table-cell>
          <table:table-cell table:style-name="ce13" table:formula="of:=IF([.E182]=&quot;W_REGISTER (RF_CH)&quot;;BIN2DEC([.D183]);IF([.E182]=&quot;W_REGISTER (TX_ADDR)&quot;;CONCATENATE(&quot;0x&quot;;BIN2HEX([.D187]);BIN2HEX([.D186]);BIN2HEX([.D185]);BIN2HEX([.D184]);BIN2HEX([.D183]));&quot;&quot;))">
            <text:p/>
          </table:table-cell>
          <table:table-cell table:style-name="ce17" table:formula="of:=IF(OR([.E181]=&quot;W_TX_PAYLOAD&quot;;AND([.G181]&lt;&gt;&quot;&quot;;[.E182]=&quot;&quot;));BIN2HEX([.D182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60629118800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0000 <text:s/>0111</text:p>
          </table:table-cell>
          <table:table-cell table:style-name="ce9" table:formula="of:=SUBSTITUTE([.C183];&quot; &quot;;&quot;&quot;)" office:value-type="string" office:string-value="00000111" calcext:value-type="string">
            <text:p>00000111</text:p>
          </table:table-cell>
          <table:table-cell table:style-name="ce13" table:formula="of:=IF([.B183]=[.B182];&quot;&quot;;VLOOKUP([.D183];[$Spec.A$1:$Spec.B$1048576];2;0))" office:value-type="string" office:string-value="R_REGISTER (STATUS)" calcext:value-type="string">
            <text:p>R_REGISTER (STATUS)</text:p>
          </table:table-cell>
          <table:table-cell table:style-name="ce13" table:formula="of:=IF([.E183]=&quot;W_REGISTER (RF_CH)&quot;;BIN2DEC([.D184]);IF([.E183]=&quot;W_REGISTER (TX_ADDR)&quot;;CONCATENATE(&quot;0x&quot;;BIN2HEX([.D188]);BIN2HEX([.D187]);BIN2HEX([.D186]);BIN2HEX([.D185]);BIN2HEX([.D184]));&quot;&quot;))">
            <text:p/>
          </table:table-cell>
          <table:table-cell table:style-name="ce17" table:formula="of:=IF(OR([.E182]=&quot;W_TX_PAYLOAD&quot;;AND([.G182]&lt;&gt;&quot;&quot;;[.E183]=&quot;&quot;));BIN2HEX([.D183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60640279600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1111 <text:s/>1111</text:p>
          </table:table-cell>
          <table:table-cell table:style-name="ce9" table:formula="of:=SUBSTITUTE([.C184];&quot; &quot;;&quot;&quot;)" office:value-type="string" office:string-value="11111111" calcext:value-type="string">
            <text:p>11111111</text:p>
          </table:table-cell>
          <table:table-cell table:style-name="ce13" table:formula="of:=IF([.B184]=[.B183];&quot;&quot;;VLOOKUP([.D184];[$Spec.A$1:$Spec.B$1048576];2;0))">
            <text:p/>
          </table:table-cell>
          <table:table-cell table:style-name="ce13" table:formula="of:=IF([.E184]=&quot;W_REGISTER (RF_CH)&quot;;BIN2DEC([.D185]);IF([.E184]=&quot;W_REGISTER (TX_ADDR)&quot;;CONCATENATE(&quot;0x&quot;;BIN2HEX([.D189]);BIN2HEX([.D188]);BIN2HEX([.D187]);BIN2HEX([.D186]);BIN2HEX([.D185]));&quot;&quot;))">
            <text:p/>
          </table:table-cell>
          <table:table-cell table:style-name="ce17" table:formula="of:=IF(OR([.E183]=&quot;W_TX_PAYLOAD&quot;;AND([.G183]&lt;&gt;&quot;&quot;;[.E184]=&quot;&quot;));BIN2HEX([.D184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6065353400000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1110 <text:s/>0001</text:p>
          </table:table-cell>
          <table:table-cell table:style-name="ce9" table:formula="of:=SUBSTITUTE([.C185];&quot; &quot;;&quot;&quot;)" office:value-type="string" office:string-value="11100001" calcext:value-type="string">
            <text:p>11100001</text:p>
          </table:table-cell>
          <table:table-cell table:style-name="ce13" table:formula="of:=IF([.B185]=[.B184];&quot;&quot;;VLOOKUP([.D185];[$Spec.A$1:$Spec.B$1048576];2;0))" office:value-type="string" office:string-value="FLUSH_RX" calcext:value-type="string">
            <text:p>FLUSH_RX</text:p>
          </table:table-cell>
          <table:table-cell table:style-name="ce13" table:formula="of:=IF([.E185]=&quot;W_REGISTER (RF_CH)&quot;;BIN2DEC([.D186]);IF([.E185]=&quot;W_REGISTER (TX_ADDR)&quot;;CONCATENATE(&quot;0x&quot;;BIN2HEX([.D190]);BIN2HEX([.D189]);BIN2HEX([.D188]);BIN2HEX([.D187]);BIN2HEX([.D186]));&quot;&quot;))">
            <text:p/>
          </table:table-cell>
          <table:table-cell table:style-name="ce17" table:formula="of:=IF(OR([.E184]=&quot;W_TX_PAYLOAD&quot;;AND([.G184]&lt;&gt;&quot;&quot;;[.E185]=&quot;&quot;));BIN2HEX([.D185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60667984400000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0010 <text:s/>0111</text:p>
          </table:table-cell>
          <table:table-cell table:style-name="ce9" table:formula="of:=SUBSTITUTE([.C186];&quot; &quot;;&quot;&quot;)" office:value-type="string" office:string-value="00100111" calcext:value-type="string">
            <text:p>00100111</text:p>
          </table:table-cell>
          <table:table-cell table:style-name="ce13" table:formula="of:=IF([.B186]=[.B185];&quot;&quot;;VLOOKUP([.D186];[$Spec.A$1:$Spec.B$1048576];2;0))" office:value-type="string" office:string-value="W_REGISTER (STATUS)" calcext:value-type="string">
            <text:p>W_REGISTER (STATUS)</text:p>
          </table:table-cell>
          <table:table-cell table:style-name="ce13" table:formula="of:=IF([.E186]=&quot;W_REGISTER (RF_CH)&quot;;BIN2DEC([.D187]);IF([.E186]=&quot;W_REGISTER (TX_ADDR)&quot;;CONCATENATE(&quot;0x&quot;;BIN2HEX([.D191]);BIN2HEX([.D190]);BIN2HEX([.D189]);BIN2HEX([.D188]);BIN2HEX([.D187]));&quot;&quot;))">
            <text:p/>
          </table:table-cell>
          <table:table-cell table:style-name="ce17" table:formula="of:=IF(OR([.E185]=&quot;W_TX_PAYLOAD&quot;;AND([.G185]&lt;&gt;&quot;&quot;;[.E186]=&quot;&quot;));BIN2HEX([.D186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60679643200000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0111 <text:s/>0000</text:p>
          </table:table-cell>
          <table:table-cell table:style-name="ce9" table:formula="of:=SUBSTITUTE([.C187];&quot; &quot;;&quot;&quot;)" office:value-type="string" office:string-value="01110000" calcext:value-type="string">
            <text:p>01110000</text:p>
          </table:table-cell>
          <table:table-cell table:style-name="ce13" table:formula="of:=IF([.B187]=[.B186];&quot;&quot;;VLOOKUP([.D187];[$Spec.A$1:$Spec.B$1048576];2;0))">
            <text:p/>
          </table:table-cell>
          <table:table-cell table:style-name="ce13" table:formula="of:=IF([.E187]=&quot;W_REGISTER (RF_CH)&quot;;BIN2DEC([.D188]);IF([.E187]=&quot;W_REGISTER (TX_ADDR)&quot;;CONCATENATE(&quot;0x&quot;;BIN2HEX([.D192]);BIN2HEX([.D191]);BIN2HEX([.D190]);BIN2HEX([.D189]);BIN2HEX([.D188]));&quot;&quot;))">
            <text:p/>
          </table:table-cell>
          <table:table-cell table:style-name="ce17" table:formula="of:=IF(OR([.E186]=&quot;W_TX_PAYLOAD&quot;;AND([.G186]&lt;&gt;&quot;&quot;;[.E187]=&quot;&quot;));BIN2HEX([.D187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6069349480000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1110 <text:s/>0001</text:p>
          </table:table-cell>
          <table:table-cell table:style-name="ce9" table:formula="of:=SUBSTITUTE([.C188];&quot; &quot;;&quot;&quot;)" office:value-type="string" office:string-value="11100001" calcext:value-type="string">
            <text:p>11100001</text:p>
          </table:table-cell>
          <table:table-cell table:style-name="ce13" table:formula="of:=IF([.B188]=[.B187];&quot;&quot;;VLOOKUP([.D188];[$Spec.A$1:$Spec.B$1048576];2;0))" office:value-type="string" office:string-value="FLUSH_RX" calcext:value-type="string">
            <text:p>FLUSH_RX</text:p>
          </table:table-cell>
          <table:table-cell table:style-name="ce13" table:formula="of:=IF([.E188]=&quot;W_REGISTER (RF_CH)&quot;;BIN2DEC([.D189]);IF([.E188]=&quot;W_REGISTER (TX_ADDR)&quot;;CONCATENATE(&quot;0x&quot;;BIN2HEX([.D193]);BIN2HEX([.D192]);BIN2HEX([.D191]);BIN2HEX([.D190]);BIN2HEX([.D189]));&quot;&quot;))">
            <text:p/>
          </table:table-cell>
          <table:table-cell table:style-name="ce17" table:formula="of:=IF(OR([.E187]=&quot;W_TX_PAYLOAD&quot;;AND([.G187]&lt;&gt;&quot;&quot;;[.E188]=&quot;&quot;));BIN2HEX([.D188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60705453200000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1010 <text:s/>0000</text:p>
          </table:table-cell>
          <table:table-cell table:style-name="ce9" table:formula="of:=SUBSTITUTE([.C189];&quot; &quot;;&quot;&quot;)" office:value-type="string" office:string-value="10100000" calcext:value-type="string">
            <text:p>10100000</text:p>
          </table:table-cell>
          <table:table-cell table:style-name="ce13" table:formula="of:=IF([.B189]=[.B188];&quot;&quot;;VLOOKUP([.D189];[$Spec.A$1:$Spec.B$1048576];2;0))" office:value-type="string" office:string-value="W_TX_PAYLOAD" calcext:value-type="string">
            <text:p>W_TX_PAYLOAD</text:p>
          </table:table-cell>
          <table:table-cell table:style-name="ce13" table:formula="of:=IF([.E189]=&quot;W_REGISTER (RF_CH)&quot;;BIN2DEC([.D190]);IF([.E189]=&quot;W_REGISTER (TX_ADDR)&quot;;CONCATENATE(&quot;0x&quot;;BIN2HEX([.D194]);BIN2HEX([.D193]);BIN2HEX([.D192]);BIN2HEX([.D191]);BIN2HEX([.D190]));&quot;&quot;))">
            <text:p/>
          </table:table-cell>
          <table:table-cell table:style-name="ce17" table:formula="of:=IF(OR([.E188]=&quot;W_TX_PAYLOAD&quot;;AND([.G188]&lt;&gt;&quot;&quot;;[.E189]=&quot;&quot;));BIN2HEX([.D189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60717112400000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1100 <text:s/>0100</text:p>
          </table:table-cell>
          <table:table-cell table:style-name="ce9" table:formula="of:=SUBSTITUTE([.C190];&quot; &quot;;&quot;&quot;)" office:value-type="string" office:string-value="11000100" calcext:value-type="string">
            <text:p>11000100</text:p>
          </table:table-cell>
          <table:table-cell table:style-name="ce13" table:formula="of:=IF([.B190]=[.B189];&quot;&quot;;VLOOKUP([.D190];[$Spec.A$1:$Spec.B$1048576];2;0))">
            <text:p/>
          </table:table-cell>
          <table:table-cell table:style-name="ce13" table:formula="of:=IF([.E190]=&quot;W_REGISTER (RF_CH)&quot;;BIN2DEC([.D191]);IF([.E190]=&quot;W_REGISTER (TX_ADDR)&quot;;CONCATENATE(&quot;0x&quot;;BIN2HEX([.D195]);BIN2HEX([.D194]);BIN2HEX([.D193]);BIN2HEX([.D192]);BIN2HEX([.D191]));&quot;&quot;))">
            <text:p/>
          </table:table-cell>
          <table:table-cell table:style-name="ce17" table:formula="of:=IF(OR([.E189]=&quot;W_TX_PAYLOAD&quot;;AND([.G189]&lt;&gt;&quot;&quot;;[.E190]=&quot;&quot;));BIN2HEX([.D190]);&quot;&quot;)" office:value-type="string" office:string-value="C4" calcext:value-type="string">
            <text:p>C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60728771200000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0000 <text:s/>0000</text:p>
          </table:table-cell>
          <table:table-cell table:style-name="ce9" table:formula="of:=SUBSTITUTE([.C191];&quot; &quot;;&quot;&quot;)" office:value-type="string" office:string-value="00000000" calcext:value-type="string">
            <text:p>00000000</text:p>
          </table:table-cell>
          <table:table-cell table:style-name="ce13" table:formula="of:=IF([.B191]=[.B190];&quot;&quot;;VLOOKUP([.D191];[$Spec.A$1:$Spec.B$1048576];2;0))">
            <text:p/>
          </table:table-cell>
          <table:table-cell table:style-name="ce13" table:formula="of:=IF([.E191]=&quot;W_REGISTER (RF_CH)&quot;;BIN2DEC([.D192]);IF([.E191]=&quot;W_REGISTER (TX_ADDR)&quot;;CONCATENATE(&quot;0x&quot;;BIN2HEX([.D196]);BIN2HEX([.D195]);BIN2HEX([.D194]);BIN2HEX([.D193]);BIN2HEX([.D192]));&quot;&quot;))">
            <text:p/>
          </table:table-cell>
          <table:table-cell table:style-name="ce17" table:formula="of:=IF(OR([.E190]=&quot;W_TX_PAYLOAD&quot;;AND([.G190]&lt;&gt;&quot;&quot;;[.E191]=&quot;&quot;));BIN2HEX([.D191]);&quot;&quot;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60740430400000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1000 <text:s/>0100</text:p>
          </table:table-cell>
          <table:table-cell table:style-name="ce9" table:formula="of:=SUBSTITUTE([.C192];&quot; &quot;;&quot;&quot;)" office:value-type="string" office:string-value="10000100" calcext:value-type="string">
            <text:p>10000100</text:p>
          </table:table-cell>
          <table:table-cell table:style-name="ce13" table:formula="of:=IF([.B192]=[.B191];&quot;&quot;;VLOOKUP([.D192];[$Spec.A$1:$Spec.B$1048576];2;0))">
            <text:p/>
          </table:table-cell>
          <table:table-cell table:style-name="ce13" table:formula="of:=IF([.E192]=&quot;W_REGISTER (RF_CH)&quot;;BIN2DEC([.D193]);IF([.E192]=&quot;W_REGISTER (TX_ADDR)&quot;;CONCATENATE(&quot;0x&quot;;BIN2HEX([.D197]);BIN2HEX([.D196]);BIN2HEX([.D195]);BIN2HEX([.D194]);BIN2HEX([.D193]));&quot;&quot;))">
            <text:p/>
          </table:table-cell>
          <table:table-cell table:style-name="ce17" table:formula="of:=IF(OR([.E191]=&quot;W_TX_PAYLOAD&quot;;AND([.G191]&lt;&gt;&quot;&quot;;[.E192]=&quot;&quot;));BIN2HEX([.D192]);&quot;&quot;)" office:value-type="string" office:string-value="84" calcext:value-type="string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60752089200000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193];&quot; &quot;;&quot;&quot;)" office:value-type="string" office:string-value="00100000" calcext:value-type="string">
            <text:p>00100000</text:p>
          </table:table-cell>
          <table:table-cell table:style-name="ce13" table:formula="of:=IF([.B193]=[.B192];&quot;&quot;;VLOOKUP([.D193];[$Spec.A$1:$Spec.B$1048576];2;0))">
            <text:p/>
          </table:table-cell>
          <table:table-cell table:style-name="ce13" table:formula="of:=IF([.E193]=&quot;W_REGISTER (RF_CH)&quot;;BIN2DEC([.D194]);IF([.E193]=&quot;W_REGISTER (TX_ADDR)&quot;;CONCATENATE(&quot;0x&quot;;BIN2HEX([.D198]);BIN2HEX([.D197]);BIN2HEX([.D196]);BIN2HEX([.D195]);BIN2HEX([.D194]));&quot;&quot;))">
            <text:p/>
          </table:table-cell>
          <table:table-cell table:style-name="ce17" table:formula="of:=IF(OR([.E192]=&quot;W_TX_PAYLOAD&quot;;AND([.G192]&lt;&gt;&quot;&quot;;[.E193]=&quot;&quot;));BIN2HEX([.D193]);&quot;&quot;)" office:value-type="string" office:string-value="20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60765342800000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0110 <text:s/>0000</text:p>
          </table:table-cell>
          <table:table-cell table:style-name="ce9" table:formula="of:=SUBSTITUTE([.C194];&quot; &quot;;&quot;&quot;)" office:value-type="string" office:string-value="01100000" calcext:value-type="string">
            <text:p>01100000</text:p>
          </table:table-cell>
          <table:table-cell table:style-name="ce13" table:formula="of:=IF([.B194]=[.B193];&quot;&quot;;VLOOKUP([.D194];[$Spec.A$1:$Spec.B$1048576];2;0))">
            <text:p/>
          </table:table-cell>
          <table:table-cell table:style-name="ce13" table:formula="of:=IF([.E194]=&quot;W_REGISTER (RF_CH)&quot;;BIN2DEC([.D195]);IF([.E194]=&quot;W_REGISTER (TX_ADDR)&quot;;CONCATENATE(&quot;0x&quot;;BIN2HEX([.D199]);BIN2HEX([.D198]);BIN2HEX([.D197]);BIN2HEX([.D196]);BIN2HEX([.D195]));&quot;&quot;))">
            <text:p/>
          </table:table-cell>
          <table:table-cell table:style-name="ce17" table:formula="of:=IF(OR([.E193]=&quot;W_TX_PAYLOAD&quot;;AND([.G193]&lt;&gt;&quot;&quot;;[.E194]=&quot;&quot;));BIN2HEX([.D194]);&quot;&quot;)" office:value-type="string" office:string-value="60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60777002000000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195];&quot; &quot;;&quot;&quot;)" office:value-type="string" office:string-value="00100000" calcext:value-type="string">
            <text:p>00100000</text:p>
          </table:table-cell>
          <table:table-cell table:style-name="ce13" table:formula="of:=IF([.B195]=[.B194];&quot;&quot;;VLOOKUP([.D195];[$Spec.A$1:$Spec.B$1048576];2;0))">
            <text:p/>
          </table:table-cell>
          <table:table-cell table:style-name="ce13" table:formula="of:=IF([.E195]=&quot;W_REGISTER (RF_CH)&quot;;BIN2DEC([.D196]);IF([.E195]=&quot;W_REGISTER (TX_ADDR)&quot;;CONCATENATE(&quot;0x&quot;;BIN2HEX([.D200]);BIN2HEX([.D199]);BIN2HEX([.D198]);BIN2HEX([.D197]);BIN2HEX([.D196]));&quot;&quot;))">
            <text:p/>
          </table:table-cell>
          <table:table-cell table:style-name="ce17" table:formula="of:=IF(OR([.E194]=&quot;W_TX_PAYLOAD&quot;;AND([.G194]&lt;&gt;&quot;&quot;;[.E195]=&quot;&quot;));BIN2HEX([.D195]);&quot;&quot;)" office:value-type="string" office:string-value="20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60788660800000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196];&quot; &quot;;&quot;&quot;)" office:value-type="string" office:string-value="00100000" calcext:value-type="string">
            <text:p>00100000</text:p>
          </table:table-cell>
          <table:table-cell table:style-name="ce13" table:formula="of:=IF([.B196]=[.B195];&quot;&quot;;VLOOKUP([.D196];[$Spec.A$1:$Spec.B$1048576];2;0))">
            <text:p/>
          </table:table-cell>
          <table:table-cell table:style-name="ce13" table:formula="of:=IF([.E196]=&quot;W_REGISTER (RF_CH)&quot;;BIN2DEC([.D197]);IF([.E196]=&quot;W_REGISTER (TX_ADDR)&quot;;CONCATENATE(&quot;0x&quot;;BIN2HEX([.D201]);BIN2HEX([.D200]);BIN2HEX([.D199]);BIN2HEX([.D198]);BIN2HEX([.D197]));&quot;&quot;))">
            <text:p/>
          </table:table-cell>
          <table:table-cell table:style-name="ce17" table:formula="of:=IF(OR([.E195]=&quot;W_TX_PAYLOAD&quot;;AND([.G195]&lt;&gt;&quot;&quot;;[.E196]=&quot;&quot;));BIN2HEX([.D196]);&quot;&quot;)" office:value-type="string" office:string-value="20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60800320000000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0000 <text:s/>0100</text:p>
          </table:table-cell>
          <table:table-cell table:style-name="ce9" table:formula="of:=SUBSTITUTE([.C197];&quot; &quot;;&quot;&quot;)" office:value-type="string" office:string-value="00000100" calcext:value-type="string">
            <text:p>00000100</text:p>
          </table:table-cell>
          <table:table-cell table:style-name="ce13" table:formula="of:=IF([.B197]=[.B196];&quot;&quot;;VLOOKUP([.D197];[$Spec.A$1:$Spec.B$1048576];2;0))">
            <text:p/>
          </table:table-cell>
          <table:table-cell table:style-name="ce13" table:formula="of:=IF([.E197]=&quot;W_REGISTER (RF_CH)&quot;;BIN2DEC([.D198]);IF([.E197]=&quot;W_REGISTER (TX_ADDR)&quot;;CONCATENATE(&quot;0x&quot;;BIN2HEX([.D202]);BIN2HEX([.D201]);BIN2HEX([.D200]);BIN2HEX([.D199]);BIN2HEX([.D198]));&quot;&quot;))">
            <text:p/>
          </table:table-cell>
          <table:table-cell table:style-name="ce17" table:formula="of:=IF(OR([.E196]=&quot;W_TX_PAYLOAD&quot;;AND([.G196]&lt;&gt;&quot;&quot;;[.E197]=&quot;&quot;));BIN2HEX([.D197]);&quot;&quot;)" office:value-type="string" office:string-value="4" calcext:value-type="string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6081297600000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198];&quot; &quot;;&quot;&quot;)" office:value-type="string" office:string-value="00100000" calcext:value-type="string">
            <text:p>00100000</text:p>
          </table:table-cell>
          <table:table-cell table:style-name="ce13" table:formula="of:=IF([.B198]=[.B197];&quot;&quot;;VLOOKUP([.D198];[$Spec.A$1:$Spec.B$1048576];2;0))" office:value-type="string" office:string-value="W_REGISTER (CONFIG)" calcext:value-type="string">
            <text:p>W_REGISTER (CONFIG)</text:p>
          </table:table-cell>
          <table:table-cell table:style-name="ce13" table:formula="of:=IF([.E198]=&quot;W_REGISTER (RF_CH)&quot;;BIN2DEC([.D199]);IF([.E198]=&quot;W_REGISTER (TX_ADDR)&quot;;CONCATENATE(&quot;0x&quot;;BIN2HEX([.D203]);BIN2HEX([.D202]);BIN2HEX([.D201]);BIN2HEX([.D200]);BIN2HEX([.D199]));&quot;&quot;))">
            <text:p/>
          </table:table-cell>
          <table:table-cell table:style-name="ce17" table:formula="of:=IF(OR([.E197]=&quot;W_TX_PAYLOAD&quot;;AND([.G197]&lt;&gt;&quot;&quot;;[.E198]=&quot;&quot;));BIN2HEX([.D198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6082463480000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0000 <text:s/>1110</text:p>
          </table:table-cell>
          <table:table-cell table:style-name="ce9" table:formula="of:=SUBSTITUTE([.C199];&quot; &quot;;&quot;&quot;)" office:value-type="string" office:string-value="00001110" calcext:value-type="string">
            <text:p>00001110</text:p>
          </table:table-cell>
          <table:table-cell table:style-name="ce13" table:formula="of:=IF([.B199]=[.B198];&quot;&quot;;VLOOKUP([.D199];[$Spec.A$1:$Spec.B$1048576];2;0))">
            <text:p/>
          </table:table-cell>
          <table:table-cell table:style-name="ce13" table:formula="of:=IF([.E199]=&quot;W_REGISTER (RF_CH)&quot;;BIN2DEC([.D200]);IF([.E199]=&quot;W_REGISTER (TX_ADDR)&quot;;CONCATENATE(&quot;0x&quot;;BIN2HEX([.D204]);BIN2HEX([.D203]);BIN2HEX([.D202]);BIN2HEX([.D201]);BIN2HEX([.D200]));&quot;&quot;))">
            <text:p/>
          </table:table-cell>
          <table:table-cell table:style-name="ce17" table:formula="of:=IF(OR([.E198]=&quot;W_TX_PAYLOAD&quot;;AND([.G198]&lt;&gt;&quot;&quot;;[.E199]=&quot;&quot;));BIN2HEX([.D199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610760116000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0000 <text:s/>0111</text:p>
          </table:table-cell>
          <table:table-cell table:style-name="ce9" table:formula="of:=SUBSTITUTE([.C200];&quot; &quot;;&quot;&quot;)" office:value-type="string" office:string-value="00000111" calcext:value-type="string">
            <text:p>00000111</text:p>
          </table:table-cell>
          <table:table-cell table:style-name="ce13" table:formula="of:=IF([.B200]=[.B199];&quot;&quot;;VLOOKUP([.D200];[$Spec.A$1:$Spec.B$1048576];2;0))" office:value-type="string" office:string-value="R_REGISTER (STATUS)" calcext:value-type="string">
            <text:p>R_REGISTER (STATUS)</text:p>
          </table:table-cell>
          <table:table-cell table:style-name="ce13" table:formula="of:=IF([.E200]=&quot;W_REGISTER (RF_CH)&quot;;BIN2DEC([.D201]);IF([.E200]=&quot;W_REGISTER (TX_ADDR)&quot;;CONCATENATE(&quot;0x&quot;;BIN2HEX([.D205]);BIN2HEX([.D204]);BIN2HEX([.D203]);BIN2HEX([.D202]);BIN2HEX([.D201]));&quot;&quot;))">
            <text:p/>
          </table:table-cell>
          <table:table-cell table:style-name="ce17" table:formula="of:=IF(OR([.E199]=&quot;W_TX_PAYLOAD&quot;;AND([.G199]&lt;&gt;&quot;&quot;;[.E200]=&quot;&quot;));BIN2HEX([.D200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610871728000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1111 <text:s/>1111</text:p>
          </table:table-cell>
          <table:table-cell table:style-name="ce9" table:formula="of:=SUBSTITUTE([.C201];&quot; &quot;;&quot;&quot;)" office:value-type="string" office:string-value="11111111" calcext:value-type="string">
            <text:p>11111111</text:p>
          </table:table-cell>
          <table:table-cell table:style-name="ce13" table:formula="of:=IF([.B201]=[.B200];&quot;&quot;;VLOOKUP([.D201];[$Spec.A$1:$Spec.B$1048576];2;0))">
            <text:p/>
          </table:table-cell>
          <table:table-cell table:style-name="ce13" table:formula="of:=IF([.E201]=&quot;W_REGISTER (RF_CH)&quot;;BIN2DEC([.D202]);IF([.E201]=&quot;W_REGISTER (TX_ADDR)&quot;;CONCATENATE(&quot;0x&quot;;BIN2HEX([.D206]);BIN2HEX([.D205]);BIN2HEX([.D204]);BIN2HEX([.D203]);BIN2HEX([.D202]));&quot;&quot;))">
            <text:p/>
          </table:table-cell>
          <table:table-cell table:style-name="ce17" table:formula="of:=IF(OR([.E200]=&quot;W_TX_PAYLOAD&quot;;AND([.G200]&lt;&gt;&quot;&quot;;[.E201]=&quot;&quot;));BIN2HEX([.D201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61101024800000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1110 <text:s/>0001</text:p>
          </table:table-cell>
          <table:table-cell table:style-name="ce9" table:formula="of:=SUBSTITUTE([.C202];&quot; &quot;;&quot;&quot;)" office:value-type="string" office:string-value="11100001" calcext:value-type="string">
            <text:p>11100001</text:p>
          </table:table-cell>
          <table:table-cell table:style-name="ce13" table:formula="of:=IF([.B202]=[.B201];&quot;&quot;;VLOOKUP([.D202];[$Spec.A$1:$Spec.B$1048576];2;0))" office:value-type="string" office:string-value="FLUSH_RX" calcext:value-type="string">
            <text:p>FLUSH_RX</text:p>
          </table:table-cell>
          <table:table-cell table:style-name="ce13" table:formula="of:=IF([.E202]=&quot;W_REGISTER (RF_CH)&quot;;BIN2DEC([.D203]);IF([.E202]=&quot;W_REGISTER (TX_ADDR)&quot;;CONCATENATE(&quot;0x&quot;;BIN2HEX([.D207]);BIN2HEX([.D206]);BIN2HEX([.D205]);BIN2HEX([.D204]);BIN2HEX([.D203]));&quot;&quot;))">
            <text:p/>
          </table:table-cell>
          <table:table-cell table:style-name="ce17" table:formula="of:=IF(OR([.E201]=&quot;W_TX_PAYLOAD&quot;;AND([.G201]&lt;&gt;&quot;&quot;;[.E202]=&quot;&quot;));BIN2HEX([.D202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6111387960000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0010 <text:s/>0111</text:p>
          </table:table-cell>
          <table:table-cell table:style-name="ce9" table:formula="of:=SUBSTITUTE([.C203];&quot; &quot;;&quot;&quot;)" office:value-type="string" office:string-value="00100111" calcext:value-type="string">
            <text:p>00100111</text:p>
          </table:table-cell>
          <table:table-cell table:style-name="ce13" table:formula="of:=IF([.B203]=[.B202];&quot;&quot;;VLOOKUP([.D203];[$Spec.A$1:$Spec.B$1048576];2;0))" office:value-type="string" office:string-value="W_REGISTER (STATUS)" calcext:value-type="string">
            <text:p>W_REGISTER (STATUS)</text:p>
          </table:table-cell>
          <table:table-cell table:style-name="ce13" table:formula="of:=IF([.E203]=&quot;W_REGISTER (RF_CH)&quot;;BIN2DEC([.D204]);IF([.E203]=&quot;W_REGISTER (TX_ADDR)&quot;;CONCATENATE(&quot;0x&quot;;BIN2HEX([.D208]);BIN2HEX([.D207]);BIN2HEX([.D206]);BIN2HEX([.D205]);BIN2HEX([.D204]));&quot;&quot;))">
            <text:p/>
          </table:table-cell>
          <table:table-cell table:style-name="ce17" table:formula="of:=IF(OR([.E202]=&quot;W_TX_PAYLOAD&quot;;AND([.G202]&lt;&gt;&quot;&quot;;[.E203]=&quot;&quot;));BIN2HEX([.D203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6112553880000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0111 <text:s/>0000</text:p>
          </table:table-cell>
          <table:table-cell table:style-name="ce9" table:formula="of:=SUBSTITUTE([.C204];&quot; &quot;;&quot;&quot;)" office:value-type="string" office:string-value="01110000" calcext:value-type="string">
            <text:p>01110000</text:p>
          </table:table-cell>
          <table:table-cell table:style-name="ce13" table:formula="of:=IF([.B204]=[.B203];&quot;&quot;;VLOOKUP([.D204];[$Spec.A$1:$Spec.B$1048576];2;0))">
            <text:p/>
          </table:table-cell>
          <table:table-cell table:style-name="ce13" table:formula="of:=IF([.E204]=&quot;W_REGISTER (RF_CH)&quot;;BIN2DEC([.D205]);IF([.E204]=&quot;W_REGISTER (TX_ADDR)&quot;;CONCATENATE(&quot;0x&quot;;BIN2HEX([.D209]);BIN2HEX([.D208]);BIN2HEX([.D207]);BIN2HEX([.D206]);BIN2HEX([.D205]));&quot;&quot;))">
            <text:p/>
          </table:table-cell>
          <table:table-cell table:style-name="ce17" table:formula="of:=IF(OR([.E203]=&quot;W_TX_PAYLOAD&quot;;AND([.G203]&lt;&gt;&quot;&quot;;[.E204]=&quot;&quot;));BIN2HEX([.D204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611386928000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1110 <text:s/>0010</text:p>
          </table:table-cell>
          <table:table-cell table:style-name="ce9" table:formula="of:=SUBSTITUTE([.C205];&quot; &quot;;&quot;&quot;)" office:value-type="string" office:string-value="11100010" calcext:value-type="string">
            <text:p>11100010</text:p>
          </table:table-cell>
          <table:table-cell table:style-name="ce13" table:formula="of:=IF([.B205]=[.B204];&quot;&quot;;VLOOKUP([.D205];[$Spec.A$1:$Spec.B$1048576];2;0))" office:value-type="string" office:string-value="?" calcext:value-type="string">
            <text:p>?</text:p>
          </table:table-cell>
          <table:table-cell table:style-name="ce13" table:formula="of:=IF([.E205]=&quot;W_REGISTER (RF_CH)&quot;;BIN2DEC([.D206]);IF([.E205]=&quot;W_REGISTER (TX_ADDR)&quot;;CONCATENATE(&quot;0x&quot;;BIN2HEX([.D210]);BIN2HEX([.D209]);BIN2HEX([.D208]);BIN2HEX([.D207]);BIN2HEX([.D206]));&quot;&quot;))">
            <text:p/>
          </table:table-cell>
          <table:table-cell table:style-name="ce17" table:formula="of:=IF(OR([.E204]=&quot;W_TX_PAYLOAD&quot;;AND([.G204]&lt;&gt;&quot;&quot;;[.E205]=&quot;&quot;));BIN2HEX([.D205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61151248800000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206];&quot; &quot;;&quot;&quot;)" office:value-type="string" office:string-value="00100000" calcext:value-type="string">
            <text:p>00100000</text:p>
          </table:table-cell>
          <table:table-cell table:style-name="ce13" table:formula="of:=IF([.B206]=[.B205];&quot;&quot;;VLOOKUP([.D206];[$Spec.A$1:$Spec.B$1048576];2;0))" office:value-type="string" office:string-value="W_REGISTER (CONFIG)" calcext:value-type="string">
            <text:p>W_REGISTER (CONFIG)</text:p>
          </table:table-cell>
          <table:table-cell table:style-name="ce13" table:formula="of:=IF([.E206]=&quot;W_REGISTER (RF_CH)&quot;;BIN2DEC([.D207]);IF([.E206]=&quot;W_REGISTER (TX_ADDR)&quot;;CONCATENATE(&quot;0x&quot;;BIN2HEX([.D211]);BIN2HEX([.D210]);BIN2HEX([.D209]);BIN2HEX([.D208]);BIN2HEX([.D207]));&quot;&quot;))">
            <text:p/>
          </table:table-cell>
          <table:table-cell table:style-name="ce17" table:formula="of:=IF(OR([.E205]=&quot;W_TX_PAYLOAD&quot;;AND([.G205]&lt;&gt;&quot;&quot;;[.E206]=&quot;&quot;));BIN2HEX([.D206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61162907600000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0000 <text:s/>1111</text:p>
          </table:table-cell>
          <table:table-cell table:style-name="ce9" table:formula="of:=SUBSTITUTE([.C207];&quot; &quot;;&quot;&quot;)" office:value-type="string" office:string-value="00001111" calcext:value-type="string">
            <text:p>00001111</text:p>
          </table:table-cell>
          <table:table-cell table:style-name="ce13" table:formula="of:=IF([.B207]=[.B206];&quot;&quot;;VLOOKUP([.D207];[$Spec.A$1:$Spec.B$1048576];2;0))">
            <text:p/>
          </table:table-cell>
          <table:table-cell table:style-name="ce13" table:formula="of:=IF([.E207]=&quot;W_REGISTER (RF_CH)&quot;;BIN2DEC([.D208]);IF([.E207]=&quot;W_REGISTER (TX_ADDR)&quot;;CONCATENATE(&quot;0x&quot;;BIN2HEX([.D212]);BIN2HEX([.D211]);BIN2HEX([.D210]);BIN2HEX([.D209]);BIN2HEX([.D208]));&quot;&quot;))">
            <text:p/>
          </table:table-cell>
          <table:table-cell table:style-name="ce17" table:formula="of:=IF(OR([.E206]=&quot;W_TX_PAYLOAD&quot;;AND([.G206]&lt;&gt;&quot;&quot;;[.E207]=&quot;&quot;));BIN2HEX([.D207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6266570120000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0000 <text:s/>0111</text:p>
          </table:table-cell>
          <table:table-cell table:style-name="ce9" table:formula="of:=SUBSTITUTE([.C208];&quot; &quot;;&quot;&quot;)" office:value-type="string" office:string-value="00000111" calcext:value-type="string">
            <text:p>00000111</text:p>
          </table:table-cell>
          <table:table-cell table:style-name="ce13" table:formula="of:=IF([.B208]=[.B207];&quot;&quot;;VLOOKUP([.D208];[$Spec.A$1:$Spec.B$1048576];2;0))" office:value-type="string" office:string-value="R_REGISTER (STATUS)" calcext:value-type="string">
            <text:p>R_REGISTER (STATUS)</text:p>
          </table:table-cell>
          <table:table-cell table:style-name="ce13" table:formula="of:=IF([.E208]=&quot;W_REGISTER (RF_CH)&quot;;BIN2DEC([.D209]);IF([.E208]=&quot;W_REGISTER (TX_ADDR)&quot;;CONCATENATE(&quot;0x&quot;;BIN2HEX([.D213]);BIN2HEX([.D212]);BIN2HEX([.D211]);BIN2HEX([.D210]);BIN2HEX([.D209]));&quot;&quot;))">
            <text:p/>
          </table:table-cell>
          <table:table-cell table:style-name="ce17" table:formula="of:=IF(OR([.E207]=&quot;W_TX_PAYLOAD&quot;;AND([.G207]&lt;&gt;&quot;&quot;;[.E208]=&quot;&quot;));BIN2HEX([.D208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6267686240000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1111 <text:s/>1111</text:p>
          </table:table-cell>
          <table:table-cell table:style-name="ce9" table:formula="of:=SUBSTITUTE([.C209];&quot; &quot;;&quot;&quot;)" office:value-type="string" office:string-value="11111111" calcext:value-type="string">
            <text:p>11111111</text:p>
          </table:table-cell>
          <table:table-cell table:style-name="ce13" table:formula="of:=IF([.B209]=[.B208];&quot;&quot;;VLOOKUP([.D209];[$Spec.A$1:$Spec.B$1048576];2;0))">
            <text:p/>
          </table:table-cell>
          <table:table-cell table:style-name="ce13" table:formula="of:=IF([.E209]=&quot;W_REGISTER (RF_CH)&quot;;BIN2DEC([.D210]);IF([.E209]=&quot;W_REGISTER (TX_ADDR)&quot;;CONCATENATE(&quot;0x&quot;;BIN2HEX([.D214]);BIN2HEX([.D213]);BIN2HEX([.D212]);BIN2HEX([.D211]);BIN2HEX([.D210]));&quot;&quot;))">
            <text:p/>
          </table:table-cell>
          <table:table-cell table:style-name="ce17" table:formula="of:=IF(OR([.E208]=&quot;W_TX_PAYLOAD&quot;;AND([.G208]&lt;&gt;&quot;&quot;;[.E209]=&quot;&quot;));BIN2HEX([.D209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62689917600000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0110 <text:s/>0001</text:p>
          </table:table-cell>
          <table:table-cell table:style-name="ce9" table:formula="of:=SUBSTITUTE([.C210];&quot; &quot;;&quot;&quot;)" office:value-type="string" office:string-value="01100001" calcext:value-type="string">
            <text:p>01100001</text:p>
          </table:table-cell>
          <table:table-cell table:style-name="ce13" table:formula="of:=IF([.B210]=[.B209];&quot;&quot;;VLOOKUP([.D210];[$Spec.A$1:$Spec.B$1048576];2;0))" office:value-type="string" office:string-value="?" calcext:value-type="string">
            <text:p>?</text:p>
          </table:table-cell>
          <table:table-cell table:style-name="ce13" table:formula="of:=IF([.E210]=&quot;W_REGISTER (RF_CH)&quot;;BIN2DEC([.D211]);IF([.E210]=&quot;W_REGISTER (TX_ADDR)&quot;;CONCATENATE(&quot;0x&quot;;BIN2HEX([.D215]);BIN2HEX([.D214]);BIN2HEX([.D213]);BIN2HEX([.D212]);BIN2HEX([.D211]));&quot;&quot;))">
            <text:p/>
          </table:table-cell>
          <table:table-cell table:style-name="ce17" table:formula="of:=IF(OR([.E209]=&quot;W_TX_PAYLOAD&quot;;AND([.G209]&lt;&gt;&quot;&quot;;[.E210]=&quot;&quot;));BIN2HEX([.D210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62701078800000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1111 <text:s/>1111</text:p>
          </table:table-cell>
          <table:table-cell table:style-name="ce9" table:formula="of:=SUBSTITUTE([.C211];&quot; &quot;;&quot;&quot;)" office:value-type="string" office:string-value="11111111" calcext:value-type="string">
            <text:p>11111111</text:p>
          </table:table-cell>
          <table:table-cell table:style-name="ce13" table:formula="of:=IF([.B211]=[.B210];&quot;&quot;;VLOOKUP([.D211];[$Spec.A$1:$Spec.B$1048576];2;0))">
            <text:p/>
          </table:table-cell>
          <table:table-cell table:style-name="ce13" table:formula="of:=IF([.E211]=&quot;W_REGISTER (RF_CH)&quot;;BIN2DEC([.D212]);IF([.E211]=&quot;W_REGISTER (TX_ADDR)&quot;;CONCATENATE(&quot;0x&quot;;BIN2HEX([.D216]);BIN2HEX([.D215]);BIN2HEX([.D214]);BIN2HEX([.D213]);BIN2HEX([.D212]));&quot;&quot;))">
            <text:p/>
          </table:table-cell>
          <table:table-cell table:style-name="ce17" table:formula="of:=IF(OR([.E210]=&quot;W_TX_PAYLOAD&quot;;AND([.G210]&lt;&gt;&quot;&quot;;[.E211]=&quot;&quot;));BIN2HEX([.D211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62714732400000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1111 <text:s/>1111</text:p>
          </table:table-cell>
          <table:table-cell table:style-name="ce9" table:formula="of:=SUBSTITUTE([.C212];&quot; &quot;;&quot;&quot;)" office:value-type="string" office:string-value="11111111" calcext:value-type="string">
            <text:p>11111111</text:p>
          </table:table-cell>
          <table:table-cell table:style-name="ce13" table:formula="of:=IF([.B212]=[.B211];&quot;&quot;;VLOOKUP([.D212];[$Spec.A$1:$Spec.B$1048576];2;0))">
            <text:p/>
          </table:table-cell>
          <table:table-cell table:style-name="ce13" table:formula="of:=IF([.E212]=&quot;W_REGISTER (RF_CH)&quot;;BIN2DEC([.D213]);IF([.E212]=&quot;W_REGISTER (TX_ADDR)&quot;;CONCATENATE(&quot;0x&quot;;BIN2HEX([.D217]);BIN2HEX([.D216]);BIN2HEX([.D215]);BIN2HEX([.D214]);BIN2HEX([.D213]));&quot;&quot;))">
            <text:p/>
          </table:table-cell>
          <table:table-cell table:style-name="ce17" table:formula="of:=IF(OR([.E211]=&quot;W_TX_PAYLOAD&quot;;AND([.G211]&lt;&gt;&quot;&quot;;[.E212]=&quot;&quot;));BIN2HEX([.D212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62726392400000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1111 <text:s/>1111</text:p>
          </table:table-cell>
          <table:table-cell table:style-name="ce9" table:formula="of:=SUBSTITUTE([.C213];&quot; &quot;;&quot;&quot;)" office:value-type="string" office:string-value="11111111" calcext:value-type="string">
            <text:p>11111111</text:p>
          </table:table-cell>
          <table:table-cell table:style-name="ce13" table:formula="of:=IF([.B213]=[.B212];&quot;&quot;;VLOOKUP([.D213];[$Spec.A$1:$Spec.B$1048576];2;0))">
            <text:p/>
          </table:table-cell>
          <table:table-cell table:style-name="ce13" table:formula="of:=IF([.E213]=&quot;W_REGISTER (RF_CH)&quot;;BIN2DEC([.D214]);IF([.E213]=&quot;W_REGISTER (TX_ADDR)&quot;;CONCATENATE(&quot;0x&quot;;BIN2HEX([.D218]);BIN2HEX([.D217]);BIN2HEX([.D216]);BIN2HEX([.D215]);BIN2HEX([.D214]));&quot;&quot;))">
            <text:p/>
          </table:table-cell>
          <table:table-cell table:style-name="ce17" table:formula="of:=IF(OR([.E212]=&quot;W_TX_PAYLOAD&quot;;AND([.G212]&lt;&gt;&quot;&quot;;[.E213]=&quot;&quot;));BIN2HEX([.D213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62738251200000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1111 <text:s/>1111</text:p>
          </table:table-cell>
          <table:table-cell table:style-name="ce9" table:formula="of:=SUBSTITUTE([.C214];&quot; &quot;;&quot;&quot;)" office:value-type="string" office:string-value="11111111" calcext:value-type="string">
            <text:p>11111111</text:p>
          </table:table-cell>
          <table:table-cell table:style-name="ce13" table:formula="of:=IF([.B214]=[.B213];&quot;&quot;;VLOOKUP([.D214];[$Spec.A$1:$Spec.B$1048576];2;0))">
            <text:p/>
          </table:table-cell>
          <table:table-cell table:style-name="ce13" table:formula="of:=IF([.E214]=&quot;W_REGISTER (RF_CH)&quot;;BIN2DEC([.D215]);IF([.E214]=&quot;W_REGISTER (TX_ADDR)&quot;;CONCATENATE(&quot;0x&quot;;BIN2HEX([.D219]);BIN2HEX([.D218]);BIN2HEX([.D217]);BIN2HEX([.D216]);BIN2HEX([.D215]));&quot;&quot;))">
            <text:p/>
          </table:table-cell>
          <table:table-cell table:style-name="ce17" table:formula="of:=IF(OR([.E213]=&quot;W_TX_PAYLOAD&quot;;AND([.G213]&lt;&gt;&quot;&quot;;[.E214]=&quot;&quot;));BIN2HEX([.D214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62750010800000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1111 <text:s/>1111</text:p>
          </table:table-cell>
          <table:table-cell table:style-name="ce9" table:formula="of:=SUBSTITUTE([.C215];&quot; &quot;;&quot;&quot;)" office:value-type="string" office:string-value="11111111" calcext:value-type="string">
            <text:p>11111111</text:p>
          </table:table-cell>
          <table:table-cell table:style-name="ce13" table:formula="of:=IF([.B215]=[.B214];&quot;&quot;;VLOOKUP([.D215];[$Spec.A$1:$Spec.B$1048576];2;0))">
            <text:p/>
          </table:table-cell>
          <table:table-cell table:style-name="ce13" table:formula="of:=IF([.E215]=&quot;W_REGISTER (RF_CH)&quot;;BIN2DEC([.D216]);IF([.E215]=&quot;W_REGISTER (TX_ADDR)&quot;;CONCATENATE(&quot;0x&quot;;BIN2HEX([.D220]);BIN2HEX([.D219]);BIN2HEX([.D218]);BIN2HEX([.D217]);BIN2HEX([.D216]));&quot;&quot;))">
            <text:p/>
          </table:table-cell>
          <table:table-cell table:style-name="ce17" table:formula="of:=IF(OR([.E214]=&quot;W_TX_PAYLOAD&quot;;AND([.G214]&lt;&gt;&quot;&quot;;[.E215]=&quot;&quot;));BIN2HEX([.D215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62761870400000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1111 <text:s/>1111</text:p>
          </table:table-cell>
          <table:table-cell table:style-name="ce9" table:formula="of:=SUBSTITUTE([.C216];&quot; &quot;;&quot;&quot;)" office:value-type="string" office:string-value="11111111" calcext:value-type="string">
            <text:p>11111111</text:p>
          </table:table-cell>
          <table:table-cell table:style-name="ce13" table:formula="of:=IF([.B216]=[.B215];&quot;&quot;;VLOOKUP([.D216];[$Spec.A$1:$Spec.B$1048576];2;0))">
            <text:p/>
          </table:table-cell>
          <table:table-cell table:style-name="ce13" table:formula="of:=IF([.E216]=&quot;W_REGISTER (RF_CH)&quot;;BIN2DEC([.D217]);IF([.E216]=&quot;W_REGISTER (TX_ADDR)&quot;;CONCATENATE(&quot;0x&quot;;BIN2HEX([.D221]);BIN2HEX([.D220]);BIN2HEX([.D219]);BIN2HEX([.D218]);BIN2HEX([.D217]));&quot;&quot;))">
            <text:p/>
          </table:table-cell>
          <table:table-cell table:style-name="ce17" table:formula="of:=IF(OR([.E215]=&quot;W_TX_PAYLOAD&quot;;AND([.G215]&lt;&gt;&quot;&quot;;[.E216]=&quot;&quot;));BIN2HEX([.D216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62773630400000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1111 <text:s/>1111</text:p>
          </table:table-cell>
          <table:table-cell table:style-name="ce9" table:formula="of:=SUBSTITUTE([.C217];&quot; &quot;;&quot;&quot;)" office:value-type="string" office:string-value="11111111" calcext:value-type="string">
            <text:p>11111111</text:p>
          </table:table-cell>
          <table:table-cell table:style-name="ce13" table:formula="of:=IF([.B217]=[.B216];&quot;&quot;;VLOOKUP([.D217];[$Spec.A$1:$Spec.B$1048576];2;0))">
            <text:p/>
          </table:table-cell>
          <table:table-cell table:style-name="ce13" table:formula="of:=IF([.E217]=&quot;W_REGISTER (RF_CH)&quot;;BIN2DEC([.D218]);IF([.E217]=&quot;W_REGISTER (TX_ADDR)&quot;;CONCATENATE(&quot;0x&quot;;BIN2HEX([.D222]);BIN2HEX([.D221]);BIN2HEX([.D220]);BIN2HEX([.D219]);BIN2HEX([.D218]));&quot;&quot;))">
            <text:p/>
          </table:table-cell>
          <table:table-cell table:style-name="ce17" table:formula="of:=IF(OR([.E216]=&quot;W_TX_PAYLOAD&quot;;AND([.G216]&lt;&gt;&quot;&quot;;[.E217]=&quot;&quot;));BIN2HEX([.D217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62785389600000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1111 <text:s/>1111</text:p>
          </table:table-cell>
          <table:table-cell table:style-name="ce9" table:formula="of:=SUBSTITUTE([.C218];&quot; &quot;;&quot;&quot;)" office:value-type="string" office:string-value="11111111" calcext:value-type="string">
            <text:p>11111111</text:p>
          </table:table-cell>
          <table:table-cell table:style-name="ce13" table:formula="of:=IF([.B218]=[.B217];&quot;&quot;;VLOOKUP([.D218];[$Spec.A$1:$Spec.B$1048576];2;0))">
            <text:p/>
          </table:table-cell>
          <table:table-cell table:style-name="ce13" table:formula="of:=IF([.E218]=&quot;W_REGISTER (RF_CH)&quot;;BIN2DEC([.D219]);IF([.E218]=&quot;W_REGISTER (TX_ADDR)&quot;;CONCATENATE(&quot;0x&quot;;BIN2HEX([.D223]);BIN2HEX([.D222]);BIN2HEX([.D221]);BIN2HEX([.D220]);BIN2HEX([.D219]));&quot;&quot;))">
            <text:p/>
          </table:table-cell>
          <table:table-cell table:style-name="ce17" table:formula="of:=IF(OR([.E217]=&quot;W_TX_PAYLOAD&quot;;AND([.G217]&lt;&gt;&quot;&quot;;[.E218]=&quot;&quot;));BIN2HEX([.D218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.62798045600000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1110 <text:s/>0010</text:p>
          </table:table-cell>
          <table:table-cell table:style-name="ce9" table:formula="of:=SUBSTITUTE([.C219];&quot; &quot;;&quot;&quot;)" office:value-type="string" office:string-value="11100010" calcext:value-type="string">
            <text:p>11100010</text:p>
          </table:table-cell>
          <table:table-cell table:style-name="ce13" table:formula="of:=IF([.B219]=[.B218];&quot;&quot;;VLOOKUP([.D219];[$Spec.A$1:$Spec.B$1048576];2;0))" office:value-type="string" office:string-value="?" calcext:value-type="string">
            <text:p>?</text:p>
          </table:table-cell>
          <table:table-cell table:style-name="ce13" table:formula="of:=IF([.E219]=&quot;W_REGISTER (RF_CH)&quot;;BIN2DEC([.D220]);IF([.E219]=&quot;W_REGISTER (TX_ADDR)&quot;;CONCATENATE(&quot;0x&quot;;BIN2HEX([.D224]);BIN2HEX([.D223]);BIN2HEX([.D222]);BIN2HEX([.D221]);BIN2HEX([.D220]));&quot;&quot;))">
            <text:p/>
          </table:table-cell>
          <table:table-cell table:style-name="ce17" table:formula="of:=IF(OR([.E218]=&quot;W_TX_PAYLOAD&quot;;AND([.G218]&lt;&gt;&quot;&quot;;[.E219]=&quot;&quot;));BIN2HEX([.D219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4.08827263600000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0010 <text:s/>0111</text:p>
          </table:table-cell>
          <table:table-cell table:style-name="ce9" table:formula="of:=SUBSTITUTE([.C220];&quot; &quot;;&quot;&quot;)" office:value-type="string" office:string-value="00100111" calcext:value-type="string">
            <text:p>00100111</text:p>
          </table:table-cell>
          <table:table-cell table:style-name="ce13" table:formula="of:=IF([.B220]=[.B219];&quot;&quot;;VLOOKUP([.D220];[$Spec.A$1:$Spec.B$1048576];2;0))" office:value-type="string" office:string-value="W_REGISTER (STATUS)" calcext:value-type="string">
            <text:p>W_REGISTER (STATUS)</text:p>
          </table:table-cell>
          <table:table-cell table:style-name="ce13" table:formula="of:=IF([.E220]=&quot;W_REGISTER (RF_CH)&quot;;BIN2DEC([.D221]);IF([.E220]=&quot;W_REGISTER (TX_ADDR)&quot;;CONCATENATE(&quot;0x&quot;;BIN2HEX([.D225]);BIN2HEX([.D224]);BIN2HEX([.D223]);BIN2HEX([.D222]);BIN2HEX([.D221]));&quot;&quot;))">
            <text:p/>
          </table:table-cell>
          <table:table-cell table:style-name="ce17" table:formula="of:=IF(OR([.E219]=&quot;W_TX_PAYLOAD&quot;;AND([.G219]&lt;&gt;&quot;&quot;;[.E220]=&quot;&quot;));BIN2HEX([.D220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4.08840517600000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0111 <text:s/>0000</text:p>
          </table:table-cell>
          <table:table-cell table:style-name="ce9" table:formula="of:=SUBSTITUTE([.C221];&quot; &quot;;&quot;&quot;)" office:value-type="string" office:string-value="01110000" calcext:value-type="string">
            <text:p>01110000</text:p>
          </table:table-cell>
          <table:table-cell table:style-name="ce13" table:formula="of:=IF([.B221]=[.B220];&quot;&quot;;VLOOKUP([.D221];[$Spec.A$1:$Spec.B$1048576];2;0))">
            <text:p/>
          </table:table-cell>
          <table:table-cell table:style-name="ce13" table:formula="of:=IF([.E221]=&quot;W_REGISTER (RF_CH)&quot;;BIN2DEC([.D222]);IF([.E221]=&quot;W_REGISTER (TX_ADDR)&quot;;CONCATENATE(&quot;0x&quot;;BIN2HEX([.D226]);BIN2HEX([.D225]);BIN2HEX([.D224]);BIN2HEX([.D223]);BIN2HEX([.D222]));&quot;&quot;))">
            <text:p/>
          </table:table-cell>
          <table:table-cell table:style-name="ce17" table:formula="of:=IF(OR([.E220]=&quot;W_TX_PAYLOAD&quot;;AND([.G220]&lt;&gt;&quot;&quot;;[.E221]=&quot;&quot;));BIN2HEX([.D221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4.08852575600000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1110 <text:s/>0001</text:p>
          </table:table-cell>
          <table:table-cell table:style-name="ce9" table:formula="of:=SUBSTITUTE([.C222];&quot; &quot;;&quot;&quot;)" office:value-type="string" office:string-value="11100001" calcext:value-type="string">
            <text:p>11100001</text:p>
          </table:table-cell>
          <table:table-cell table:style-name="ce13" table:formula="of:=IF([.B222]=[.B221];&quot;&quot;;VLOOKUP([.D222];[$Spec.A$1:$Spec.B$1048576];2;0))" office:value-type="string" office:string-value="FLUSH_RX" calcext:value-type="string">
            <text:p>FLUSH_RX</text:p>
          </table:table-cell>
          <table:table-cell table:style-name="ce13" table:formula="of:=IF([.E222]=&quot;W_REGISTER (RF_CH)&quot;;BIN2DEC([.D223]);IF([.E222]=&quot;W_REGISTER (TX_ADDR)&quot;;CONCATENATE(&quot;0x&quot;;BIN2HEX([.D227]);BIN2HEX([.D226]);BIN2HEX([.D225]);BIN2HEX([.D224]);BIN2HEX([.D223]));&quot;&quot;))">
            <text:p/>
          </table:table-cell>
          <table:table-cell table:style-name="ce17" table:formula="of:=IF(OR([.E221]=&quot;W_TX_PAYLOAD&quot;;AND([.G221]&lt;&gt;&quot;&quot;;[.E222]=&quot;&quot;));BIN2HEX([.D222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4.0886463360000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1110 <text:s/>0010</text:p>
          </table:table-cell>
          <table:table-cell table:style-name="ce9" table:formula="of:=SUBSTITUTE([.C223];&quot; &quot;;&quot;&quot;)" office:value-type="string" office:string-value="11100010" calcext:value-type="string">
            <text:p>11100010</text:p>
          </table:table-cell>
          <table:table-cell table:style-name="ce13" table:formula="of:=IF([.B223]=[.B222];&quot;&quot;;VLOOKUP([.D223];[$Spec.A$1:$Spec.B$1048576];2;0))" office:value-type="string" office:string-value="?" calcext:value-type="string">
            <text:p>?</text:p>
          </table:table-cell>
          <table:table-cell table:style-name="ce13" table:formula="of:=IF([.E223]=&quot;W_REGISTER (RF_CH)&quot;;BIN2DEC([.D224]);IF([.E223]=&quot;W_REGISTER (TX_ADDR)&quot;;CONCATENATE(&quot;0x&quot;;BIN2HEX([.D228]);BIN2HEX([.D227]);BIN2HEX([.D226]);BIN2HEX([.D225]);BIN2HEX([.D224]));&quot;&quot;))">
            <text:p/>
          </table:table-cell>
          <table:table-cell table:style-name="ce17" table:formula="of:=IF(OR([.E222]=&quot;W_TX_PAYLOAD&quot;;AND([.G222]&lt;&gt;&quot;&quot;;[.E223]=&quot;&quot;));BIN2HEX([.D223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4.08876791200000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1110 <text:s/>0001</text:p>
          </table:table-cell>
          <table:table-cell table:style-name="ce9" table:formula="of:=SUBSTITUTE([.C224];&quot; &quot;;&quot;&quot;)" office:value-type="string" office:string-value="11100001" calcext:value-type="string">
            <text:p>11100001</text:p>
          </table:table-cell>
          <table:table-cell table:style-name="ce13" table:formula="of:=IF([.B224]=[.B223];&quot;&quot;;VLOOKUP([.D224];[$Spec.A$1:$Spec.B$1048576];2;0))" office:value-type="string" office:string-value="FLUSH_RX" calcext:value-type="string">
            <text:p>FLUSH_RX</text:p>
          </table:table-cell>
          <table:table-cell table:style-name="ce13" table:formula="of:=IF([.E224]=&quot;W_REGISTER (RF_CH)&quot;;BIN2DEC([.D225]);IF([.E224]=&quot;W_REGISTER (TX_ADDR)&quot;;CONCATENATE(&quot;0x&quot;;BIN2HEX([.D229]);BIN2HEX([.D228]);BIN2HEX([.D227]);BIN2HEX([.D226]);BIN2HEX([.D225]));&quot;&quot;))">
            <text:p/>
          </table:table-cell>
          <table:table-cell table:style-name="ce17" table:formula="of:=IF(OR([.E223]=&quot;W_TX_PAYLOAD&quot;;AND([.G223]&lt;&gt;&quot;&quot;;[.E224]=&quot;&quot;));BIN2HEX([.D224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4.08888748800000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1010 <text:s/>0000</text:p>
          </table:table-cell>
          <table:table-cell table:style-name="ce9" table:formula="of:=SUBSTITUTE([.C225];&quot; &quot;;&quot;&quot;)" office:value-type="string" office:string-value="10100000" calcext:value-type="string">
            <text:p>10100000</text:p>
          </table:table-cell>
          <table:table-cell table:style-name="ce13" table:formula="of:=IF([.B225]=[.B224];&quot;&quot;;VLOOKUP([.D225];[$Spec.A$1:$Spec.B$1048576];2;0))" office:value-type="string" office:string-value="W_TX_PAYLOAD" calcext:value-type="string">
            <text:p>W_TX_PAYLOAD</text:p>
          </table:table-cell>
          <table:table-cell table:style-name="ce13" table:formula="of:=IF([.E225]=&quot;W_REGISTER (RF_CH)&quot;;BIN2DEC([.D226]);IF([.E225]=&quot;W_REGISTER (TX_ADDR)&quot;;CONCATENATE(&quot;0x&quot;;BIN2HEX([.D230]);BIN2HEX([.D229]);BIN2HEX([.D228]);BIN2HEX([.D227]);BIN2HEX([.D226]));&quot;&quot;))">
            <text:p/>
          </table:table-cell>
          <table:table-cell table:style-name="ce17" table:formula="of:=IF(OR([.E224]=&quot;W_TX_PAYLOAD&quot;;AND([.G224]&lt;&gt;&quot;&quot;;[.E225]=&quot;&quot;));BIN2HEX([.D225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4.08900408400000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1100 <text:s/>0100</text:p>
          </table:table-cell>
          <table:table-cell table:style-name="ce9" table:formula="of:=SUBSTITUTE([.C226];&quot; &quot;;&quot;&quot;)" office:value-type="string" office:string-value="11000100" calcext:value-type="string">
            <text:p>11000100</text:p>
          </table:table-cell>
          <table:table-cell table:style-name="ce13" table:formula="of:=IF([.B226]=[.B225];&quot;&quot;;VLOOKUP([.D226];[$Spec.A$1:$Spec.B$1048576];2;0))">
            <text:p/>
          </table:table-cell>
          <table:table-cell table:style-name="ce13" table:formula="of:=IF([.E226]=&quot;W_REGISTER (RF_CH)&quot;;BIN2DEC([.D227]);IF([.E226]=&quot;W_REGISTER (TX_ADDR)&quot;;CONCATENATE(&quot;0x&quot;;BIN2HEX([.D231]);BIN2HEX([.D230]);BIN2HEX([.D229]);BIN2HEX([.D228]);BIN2HEX([.D227]));&quot;&quot;))">
            <text:p/>
          </table:table-cell>
          <table:table-cell table:style-name="ce17" table:formula="of:=IF(OR([.E225]=&quot;W_TX_PAYLOAD&quot;;AND([.G225]&lt;&gt;&quot;&quot;;[.E226]=&quot;&quot;));BIN2HEX([.D226]);&quot;&quot;)" office:value-type="string" office:string-value="C4" calcext:value-type="string">
            <text:p>C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08912067200000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0000 <text:s/>0000</text:p>
          </table:table-cell>
          <table:table-cell table:style-name="ce9" table:formula="of:=SUBSTITUTE([.C227];&quot; &quot;;&quot;&quot;)" office:value-type="string" office:string-value="00000000" calcext:value-type="string">
            <text:p>00000000</text:p>
          </table:table-cell>
          <table:table-cell table:style-name="ce13" table:formula="of:=IF([.B227]=[.B226];&quot;&quot;;VLOOKUP([.D227];[$Spec.A$1:$Spec.B$1048576];2;0))">
            <text:p/>
          </table:table-cell>
          <table:table-cell table:style-name="ce13" table:formula="of:=IF([.E227]=&quot;W_REGISTER (RF_CH)&quot;;BIN2DEC([.D228]);IF([.E227]=&quot;W_REGISTER (TX_ADDR)&quot;;CONCATENATE(&quot;0x&quot;;BIN2HEX([.D232]);BIN2HEX([.D231]);BIN2HEX([.D230]);BIN2HEX([.D229]);BIN2HEX([.D228]));&quot;&quot;))">
            <text:p/>
          </table:table-cell>
          <table:table-cell table:style-name="ce17" table:formula="of:=IF(OR([.E226]=&quot;W_TX_PAYLOAD&quot;;AND([.G226]&lt;&gt;&quot;&quot;;[.E227]=&quot;&quot;));BIN2HEX([.D227]);&quot;&quot;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08923726000000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1000 <text:s/>0011</text:p>
          </table:table-cell>
          <table:table-cell table:style-name="ce9" table:formula="of:=SUBSTITUTE([.C228];&quot; &quot;;&quot;&quot;)" office:value-type="string" office:string-value="10000011" calcext:value-type="string">
            <text:p>10000011</text:p>
          </table:table-cell>
          <table:table-cell table:style-name="ce13" table:formula="of:=IF([.B228]=[.B227];&quot;&quot;;VLOOKUP([.D228];[$Spec.A$1:$Spec.B$1048576];2;0))">
            <text:p/>
          </table:table-cell>
          <table:table-cell table:style-name="ce13" table:formula="of:=IF([.E228]=&quot;W_REGISTER (RF_CH)&quot;;BIN2DEC([.D229]);IF([.E228]=&quot;W_REGISTER (TX_ADDR)&quot;;CONCATENATE(&quot;0x&quot;;BIN2HEX([.D233]);BIN2HEX([.D232]);BIN2HEX([.D231]);BIN2HEX([.D230]);BIN2HEX([.D229]));&quot;&quot;))">
            <text:p/>
          </table:table-cell>
          <table:table-cell table:style-name="ce17" table:formula="of:=IF(OR([.E227]=&quot;W_TX_PAYLOAD&quot;;AND([.G227]&lt;&gt;&quot;&quot;;[.E228]=&quot;&quot;));BIN2HEX([.D228]);&quot;&quot;)" office:value-type="string" office:string-value="83" calcext:value-type="string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08935385200000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1110 <text:s/>0000</text:p>
          </table:table-cell>
          <table:table-cell table:style-name="ce9" table:formula="of:=SUBSTITUTE([.C229];&quot; &quot;;&quot;&quot;)" office:value-type="string" office:string-value="11100000" calcext:value-type="string">
            <text:p>11100000</text:p>
          </table:table-cell>
          <table:table-cell table:style-name="ce13" table:formula="of:=IF([.B229]=[.B228];&quot;&quot;;VLOOKUP([.D229];[$Spec.A$1:$Spec.B$1048576];2;0))">
            <text:p/>
          </table:table-cell>
          <table:table-cell table:style-name="ce13" table:formula="of:=IF([.E229]=&quot;W_REGISTER (RF_CH)&quot;;BIN2DEC([.D230]);IF([.E229]=&quot;W_REGISTER (TX_ADDR)&quot;;CONCATENATE(&quot;0x&quot;;BIN2HEX([.D234]);BIN2HEX([.D233]);BIN2HEX([.D232]);BIN2HEX([.D231]);BIN2HEX([.D230]));&quot;&quot;))">
            <text:p/>
          </table:table-cell>
          <table:table-cell table:style-name="ce17" table:formula="of:=IF(OR([.E228]=&quot;W_TX_PAYLOAD&quot;;AND([.G228]&lt;&gt;&quot;&quot;;[.E229]=&quot;&quot;));BIN2HEX([.D229]);&quot;&quot;)" office:value-type="string" office:string-value="E0" calcext:value-type="string">
            <text:p>E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08948638800000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0110 <text:s/>0000</text:p>
          </table:table-cell>
          <table:table-cell table:style-name="ce9" table:formula="of:=SUBSTITUTE([.C230];&quot; &quot;;&quot;&quot;)" office:value-type="string" office:string-value="01100000" calcext:value-type="string">
            <text:p>01100000</text:p>
          </table:table-cell>
          <table:table-cell table:style-name="ce13" table:formula="of:=IF([.B230]=[.B229];&quot;&quot;;VLOOKUP([.D230];[$Spec.A$1:$Spec.B$1048576];2;0))">
            <text:p/>
          </table:table-cell>
          <table:table-cell table:style-name="ce13" table:formula="of:=IF([.E230]=&quot;W_REGISTER (RF_CH)&quot;;BIN2DEC([.D231]);IF([.E230]=&quot;W_REGISTER (TX_ADDR)&quot;;CONCATENATE(&quot;0x&quot;;BIN2HEX([.D235]);BIN2HEX([.D234]);BIN2HEX([.D233]);BIN2HEX([.D232]);BIN2HEX([.D231]));&quot;&quot;))">
            <text:p/>
          </table:table-cell>
          <table:table-cell table:style-name="ce17" table:formula="of:=IF(OR([.E229]=&quot;W_TX_PAYLOAD&quot;;AND([.G229]&lt;&gt;&quot;&quot;;[.E230]=&quot;&quot;));BIN2HEX([.D230]);&quot;&quot;)" office:value-type="string" office:string-value="60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08960298000000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231];&quot; &quot;;&quot;&quot;)" office:value-type="string" office:string-value="00100000" calcext:value-type="string">
            <text:p>00100000</text:p>
          </table:table-cell>
          <table:table-cell table:style-name="ce13" table:formula="of:=IF([.B231]=[.B230];&quot;&quot;;VLOOKUP([.D231];[$Spec.A$1:$Spec.B$1048576];2;0))">
            <text:p/>
          </table:table-cell>
          <table:table-cell table:style-name="ce13" table:formula="of:=IF([.E231]=&quot;W_REGISTER (RF_CH)&quot;;BIN2DEC([.D232]);IF([.E231]=&quot;W_REGISTER (TX_ADDR)&quot;;CONCATENATE(&quot;0x&quot;;BIN2HEX([.D236]);BIN2HEX([.D235]);BIN2HEX([.D234]);BIN2HEX([.D233]);BIN2HEX([.D232]));&quot;&quot;))">
            <text:p/>
          </table:table-cell>
          <table:table-cell table:style-name="ce17" table:formula="of:=IF(OR([.E230]=&quot;W_TX_PAYLOAD&quot;;AND([.G230]&lt;&gt;&quot;&quot;;[.E231]=&quot;&quot;));BIN2HEX([.D231]);&quot;&quot;)" office:value-type="string" office:string-value="20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08971956800000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232];&quot; &quot;;&quot;&quot;)" office:value-type="string" office:string-value="00100000" calcext:value-type="string">
            <text:p>00100000</text:p>
          </table:table-cell>
          <table:table-cell table:style-name="ce13" table:formula="of:=IF([.B232]=[.B231];&quot;&quot;;VLOOKUP([.D232];[$Spec.A$1:$Spec.B$1048576];2;0))">
            <text:p/>
          </table:table-cell>
          <table:table-cell table:style-name="ce13" table:formula="of:=IF([.E232]=&quot;W_REGISTER (RF_CH)&quot;;BIN2DEC([.D233]);IF([.E232]=&quot;W_REGISTER (TX_ADDR)&quot;;CONCATENATE(&quot;0x&quot;;BIN2HEX([.D237]);BIN2HEX([.D236]);BIN2HEX([.D235]);BIN2HEX([.D234]);BIN2HEX([.D233]));&quot;&quot;))">
            <text:p/>
          </table:table-cell>
          <table:table-cell table:style-name="ce17" table:formula="of:=IF(OR([.E231]=&quot;W_TX_PAYLOAD&quot;;AND([.G231]&lt;&gt;&quot;&quot;;[.E232]=&quot;&quot;));BIN2HEX([.D232]);&quot;&quot;)" office:value-type="string" office:string-value="20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08983615600000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0000 <text:s/>0011</text:p>
          </table:table-cell>
          <table:table-cell table:style-name="ce9" table:formula="of:=SUBSTITUTE([.C233];&quot; &quot;;&quot;&quot;)" office:value-type="string" office:string-value="00000011" calcext:value-type="string">
            <text:p>00000011</text:p>
          </table:table-cell>
          <table:table-cell table:style-name="ce13" table:formula="of:=IF([.B233]=[.B232];&quot;&quot;;VLOOKUP([.D233];[$Spec.A$1:$Spec.B$1048576];2;0))">
            <text:p/>
          </table:table-cell>
          <table:table-cell table:style-name="ce13" table:formula="of:=IF([.E233]=&quot;W_REGISTER (RF_CH)&quot;;BIN2DEC([.D234]);IF([.E233]=&quot;W_REGISTER (TX_ADDR)&quot;;CONCATENATE(&quot;0x&quot;;BIN2HEX([.D238]);BIN2HEX([.D237]);BIN2HEX([.D236]);BIN2HEX([.D235]);BIN2HEX([.D234]));&quot;&quot;))">
            <text:p/>
          </table:table-cell>
          <table:table-cell table:style-name="ce17" table:formula="of:=IF(OR([.E232]=&quot;W_TX_PAYLOAD&quot;;AND([.G232]&lt;&gt;&quot;&quot;;[.E233]=&quot;&quot;));BIN2HEX([.D233]);&quot;&quot;)" office:value-type="string" office:string-value="3" calcext:value-type="string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08996271600000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234];&quot; &quot;;&quot;&quot;)" office:value-type="string" office:string-value="00100000" calcext:value-type="string">
            <text:p>00100000</text:p>
          </table:table-cell>
          <table:table-cell table:style-name="ce13" table:formula="of:=IF([.B234]=[.B233];&quot;&quot;;VLOOKUP([.D234];[$Spec.A$1:$Spec.B$1048576];2;0))" office:value-type="string" office:string-value="W_REGISTER (CONFIG)" calcext:value-type="string">
            <text:p>W_REGISTER (CONFIG)</text:p>
          </table:table-cell>
          <table:table-cell table:style-name="ce13" table:formula="of:=IF([.E234]=&quot;W_REGISTER (RF_CH)&quot;;BIN2DEC([.D235]);IF([.E234]=&quot;W_REGISTER (TX_ADDR)&quot;;CONCATENATE(&quot;0x&quot;;BIN2HEX([.D239]);BIN2HEX([.D238]);BIN2HEX([.D237]);BIN2HEX([.D236]);BIN2HEX([.D235]));&quot;&quot;))">
            <text:p/>
          </table:table-cell>
          <table:table-cell table:style-name="ce17" table:formula="of:=IF(OR([.E233]=&quot;W_TX_PAYLOAD&quot;;AND([.G233]&lt;&gt;&quot;&quot;;[.E234]=&quot;&quot;));BIN2HEX([.D234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4.09007930400000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0000 <text:s/>1110</text:p>
          </table:table-cell>
          <table:table-cell table:style-name="ce9" table:formula="of:=SUBSTITUTE([.C235];&quot; &quot;;&quot;&quot;)" office:value-type="string" office:string-value="00001110" calcext:value-type="string">
            <text:p>00001110</text:p>
          </table:table-cell>
          <table:table-cell table:style-name="ce13" table:formula="of:=IF([.B235]=[.B234];&quot;&quot;;VLOOKUP([.D235];[$Spec.A$1:$Spec.B$1048576];2;0))">
            <text:p/>
          </table:table-cell>
          <table:table-cell table:style-name="ce13" table:formula="of:=IF([.E235]=&quot;W_REGISTER (RF_CH)&quot;;BIN2DEC([.D236]);IF([.E235]=&quot;W_REGISTER (TX_ADDR)&quot;;CONCATENATE(&quot;0x&quot;;BIN2HEX([.D240]);BIN2HEX([.D239]);BIN2HEX([.D238]);BIN2HEX([.D237]);BIN2HEX([.D236]));&quot;&quot;))">
            <text:p/>
          </table:table-cell>
          <table:table-cell table:style-name="ce17" table:formula="of:=IF(OR([.E234]=&quot;W_TX_PAYLOAD&quot;;AND([.G234]&lt;&gt;&quot;&quot;;[.E235]=&quot;&quot;));BIN2HEX([.D235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4.10607655600000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0000 <text:s/>0111</text:p>
          </table:table-cell>
          <table:table-cell table:style-name="ce9" table:formula="of:=SUBSTITUTE([.C236];&quot; &quot;;&quot;&quot;)" office:value-type="string" office:string-value="00000111" calcext:value-type="string">
            <text:p>00000111</text:p>
          </table:table-cell>
          <table:table-cell table:style-name="ce13" table:formula="of:=IF([.B236]=[.B235];&quot;&quot;;VLOOKUP([.D236];[$Spec.A$1:$Spec.B$1048576];2;0))" office:value-type="string" office:string-value="R_REGISTER (STATUS)" calcext:value-type="string">
            <text:p>R_REGISTER (STATUS)</text:p>
          </table:table-cell>
          <table:table-cell table:style-name="ce13" table:formula="of:=IF([.E236]=&quot;W_REGISTER (RF_CH)&quot;;BIN2DEC([.D237]);IF([.E236]=&quot;W_REGISTER (TX_ADDR)&quot;;CONCATENATE(&quot;0x&quot;;BIN2HEX([.D241]);BIN2HEX([.D240]);BIN2HEX([.D239]);BIN2HEX([.D238]);BIN2HEX([.D237]));&quot;&quot;))">
            <text:p/>
          </table:table-cell>
          <table:table-cell table:style-name="ce17" table:formula="of:=IF(OR([.E235]=&quot;W_TX_PAYLOAD&quot;;AND([.G235]&lt;&gt;&quot;&quot;;[.E236]=&quot;&quot;));BIN2HEX([.D236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4.10618817200000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1111 <text:s/>1111</text:p>
          </table:table-cell>
          <table:table-cell table:style-name="ce9" table:formula="of:=SUBSTITUTE([.C237];&quot; &quot;;&quot;&quot;)" office:value-type="string" office:string-value="11111111" calcext:value-type="string">
            <text:p>11111111</text:p>
          </table:table-cell>
          <table:table-cell table:style-name="ce13" table:formula="of:=IF([.B237]=[.B236];&quot;&quot;;VLOOKUP([.D237];[$Spec.A$1:$Spec.B$1048576];2;0))">
            <text:p/>
          </table:table-cell>
          <table:table-cell table:style-name="ce13" table:formula="of:=IF([.E237]=&quot;W_REGISTER (RF_CH)&quot;;BIN2DEC([.D238]);IF([.E237]=&quot;W_REGISTER (TX_ADDR)&quot;;CONCATENATE(&quot;0x&quot;;BIN2HEX([.D242]);BIN2HEX([.D241]);BIN2HEX([.D240]);BIN2HEX([.D239]);BIN2HEX([.D238]));&quot;&quot;))">
            <text:p/>
          </table:table-cell>
          <table:table-cell table:style-name="ce17" table:formula="of:=IF(OR([.E236]=&quot;W_TX_PAYLOAD&quot;;AND([.G236]&lt;&gt;&quot;&quot;;[.E237]=&quot;&quot;));BIN2HEX([.D237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4.1063207160000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1110 <text:s/>0001</text:p>
          </table:table-cell>
          <table:table-cell table:style-name="ce9" table:formula="of:=SUBSTITUTE([.C238];&quot; &quot;;&quot;&quot;)" office:value-type="string" office:string-value="11100001" calcext:value-type="string">
            <text:p>11100001</text:p>
          </table:table-cell>
          <table:table-cell table:style-name="ce13" table:formula="of:=IF([.B238]=[.B237];&quot;&quot;;VLOOKUP([.D238];[$Spec.A$1:$Spec.B$1048576];2;0))" office:value-type="string" office:string-value="FLUSH_RX" calcext:value-type="string">
            <text:p>FLUSH_RX</text:p>
          </table:table-cell>
          <table:table-cell table:style-name="ce13" table:formula="of:=IF([.E238]=&quot;W_REGISTER (RF_CH)&quot;;BIN2DEC([.D239]);IF([.E238]=&quot;W_REGISTER (TX_ADDR)&quot;;CONCATENATE(&quot;0x&quot;;BIN2HEX([.D243]);BIN2HEX([.D242]);BIN2HEX([.D241]);BIN2HEX([.D240]);BIN2HEX([.D239]));&quot;&quot;))">
            <text:p/>
          </table:table-cell>
          <table:table-cell table:style-name="ce17" table:formula="of:=IF(OR([.E237]=&quot;W_TX_PAYLOAD&quot;;AND([.G237]&lt;&gt;&quot;&quot;;[.E238]=&quot;&quot;));BIN2HEX([.D238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4.10644926800000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0010 <text:s/>0111</text:p>
          </table:table-cell>
          <table:table-cell table:style-name="ce9" table:formula="of:=SUBSTITUTE([.C239];&quot; &quot;;&quot;&quot;)" office:value-type="string" office:string-value="00100111" calcext:value-type="string">
            <text:p>00100111</text:p>
          </table:table-cell>
          <table:table-cell table:style-name="ce13" table:formula="of:=IF([.B239]=[.B238];&quot;&quot;;VLOOKUP([.D239];[$Spec.A$1:$Spec.B$1048576];2;0))" office:value-type="string" office:string-value="W_REGISTER (STATUS)" calcext:value-type="string">
            <text:p>W_REGISTER (STATUS)</text:p>
          </table:table-cell>
          <table:table-cell table:style-name="ce13" table:formula="of:=IF([.E239]=&quot;W_REGISTER (RF_CH)&quot;;BIN2DEC([.D240]);IF([.E239]=&quot;W_REGISTER (TX_ADDR)&quot;;CONCATENATE(&quot;0x&quot;;BIN2HEX([.D244]);BIN2HEX([.D243]);BIN2HEX([.D242]);BIN2HEX([.D241]);BIN2HEX([.D240]));&quot;&quot;))">
            <text:p/>
          </table:table-cell>
          <table:table-cell table:style-name="ce17" table:formula="of:=IF(OR([.E238]=&quot;W_TX_PAYLOAD&quot;;AND([.G238]&lt;&gt;&quot;&quot;;[.E239]=&quot;&quot;));BIN2HEX([.D239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4.10656586000000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0111 <text:s/>0000</text:p>
          </table:table-cell>
          <table:table-cell table:style-name="ce9" table:formula="of:=SUBSTITUTE([.C240];&quot; &quot;;&quot;&quot;)" office:value-type="string" office:string-value="01110000" calcext:value-type="string">
            <text:p>01110000</text:p>
          </table:table-cell>
          <table:table-cell table:style-name="ce13" table:formula="of:=IF([.B240]=[.B239];&quot;&quot;;VLOOKUP([.D240];[$Spec.A$1:$Spec.B$1048576];2;0))">
            <text:p/>
          </table:table-cell>
          <table:table-cell table:style-name="ce13" table:formula="of:=IF([.E240]=&quot;W_REGISTER (RF_CH)&quot;;BIN2DEC([.D241]);IF([.E240]=&quot;W_REGISTER (TX_ADDR)&quot;;CONCATENATE(&quot;0x&quot;;BIN2HEX([.D245]);BIN2HEX([.D244]);BIN2HEX([.D243]);BIN2HEX([.D242]);BIN2HEX([.D241]));&quot;&quot;))">
            <text:p/>
          </table:table-cell>
          <table:table-cell table:style-name="ce17" table:formula="of:=IF(OR([.E239]=&quot;W_TX_PAYLOAD&quot;;AND([.G239]&lt;&gt;&quot;&quot;;[.E240]=&quot;&quot;));BIN2HEX([.D240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4.10672929600000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0010 <text:s/>0101</text:p>
          </table:table-cell>
          <table:table-cell table:style-name="ce9" table:formula="of:=SUBSTITUTE([.C241];&quot; &quot;;&quot;&quot;)" office:value-type="string" office:string-value="00100101" calcext:value-type="string">
            <text:p>00100101</text:p>
          </table:table-cell>
          <table:table-cell table:style-name="ce13" table:formula="of:=IF([.B241]=[.B240];&quot;&quot;;VLOOKUP([.D241];[$Spec.A$1:$Spec.B$1048576];2;0))" office:value-type="string" office:string-value="W_REGISTER (RF_CH)" calcext:value-type="string">
            <text:p>W_REGISTER (RF_CH)</text:p>
          </table:table-cell>
          <table:table-cell table:style-name="ce13" table:formula="of:=IF([.E241]=&quot;W_REGISTER (RF_CH)&quot;;BIN2DEC([.D242]);IF([.E241]=&quot;W_REGISTER (TX_ADDR)&quot;;CONCATENATE(&quot;0x&quot;;BIN2HEX([.D246]);BIN2HEX([.D245]);BIN2HEX([.D244]);BIN2HEX([.D243]);BIN2HEX([.D242]));&quot;&quot;))" office:value-type="float" office:value="63" calcext:value-type="float">
            <text:p>63</text:p>
          </table:table-cell>
          <table:table-cell table:style-name="ce17" table:formula="of:=IF(OR([.E240]=&quot;W_TX_PAYLOAD&quot;;AND([.G240]&lt;&gt;&quot;&quot;;[.E241]=&quot;&quot;));BIN2HEX([.D241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4.10684588400000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0011 <text:s/>1111</text:p>
          </table:table-cell>
          <table:table-cell table:style-name="ce9" table:formula="of:=SUBSTITUTE([.C242];&quot; &quot;;&quot;&quot;)" office:value-type="string" office:string-value="00111111" calcext:value-type="string">
            <text:p>00111111</text:p>
          </table:table-cell>
          <table:table-cell table:style-name="ce13" table:formula="of:=IF([.B242]=[.B241];&quot;&quot;;VLOOKUP([.D242];[$Spec.A$1:$Spec.B$1048576];2;0))">
            <text:p/>
          </table:table-cell>
          <table:table-cell table:style-name="ce13" table:formula="of:=IF([.E242]=&quot;W_REGISTER (RF_CH)&quot;;BIN2DEC([.D243]);IF([.E242]=&quot;W_REGISTER (TX_ADDR)&quot;;CONCATENATE(&quot;0x&quot;;BIN2HEX([.D247]);BIN2HEX([.D246]);BIN2HEX([.D245]);BIN2HEX([.D244]);BIN2HEX([.D243]));&quot;&quot;))">
            <text:p/>
          </table:table-cell>
          <table:table-cell table:style-name="ce17" table:formula="of:=IF(OR([.E241]=&quot;W_TX_PAYLOAD&quot;;AND([.G241]&lt;&gt;&quot;&quot;;[.E242]=&quot;&quot;));BIN2HEX([.D242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4.10697443200000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1110 <text:s/>0001</text:p>
          </table:table-cell>
          <table:table-cell table:style-name="ce9" table:formula="of:=SUBSTITUTE([.C243];&quot; &quot;;&quot;&quot;)" office:value-type="string" office:string-value="11100001" calcext:value-type="string">
            <text:p>11100001</text:p>
          </table:table-cell>
          <table:table-cell table:style-name="ce13" table:formula="of:=IF([.B243]=[.B242];&quot;&quot;;VLOOKUP([.D243];[$Spec.A$1:$Spec.B$1048576];2;0))" office:value-type="string" office:string-value="FLUSH_RX" calcext:value-type="string">
            <text:p>FLUSH_RX</text:p>
          </table:table-cell>
          <table:table-cell table:style-name="ce13" table:formula="of:=IF([.E243]=&quot;W_REGISTER (RF_CH)&quot;;BIN2DEC([.D244]);IF([.E243]=&quot;W_REGISTER (TX_ADDR)&quot;;CONCATENATE(&quot;0x&quot;;BIN2HEX([.D248]);BIN2HEX([.D247]);BIN2HEX([.D246]);BIN2HEX([.D245]);BIN2HEX([.D244]));&quot;&quot;))">
            <text:p/>
          </table:table-cell>
          <table:table-cell table:style-name="ce17" table:formula="of:=IF(OR([.E242]=&quot;W_TX_PAYLOAD&quot;;AND([.G242]&lt;&gt;&quot;&quot;;[.E243]=&quot;&quot;));BIN2HEX([.D243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4.10709400800000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1010 <text:s/>0000</text:p>
          </table:table-cell>
          <table:table-cell table:style-name="ce9" table:formula="of:=SUBSTITUTE([.C244];&quot; &quot;;&quot;&quot;)" office:value-type="string" office:string-value="10100000" calcext:value-type="string">
            <text:p>10100000</text:p>
          </table:table-cell>
          <table:table-cell table:style-name="ce13" table:formula="of:=IF([.B244]=[.B243];&quot;&quot;;VLOOKUP([.D244];[$Spec.A$1:$Spec.B$1048576];2;0))" office:value-type="string" office:string-value="W_TX_PAYLOAD" calcext:value-type="string">
            <text:p>W_TX_PAYLOAD</text:p>
          </table:table-cell>
          <table:table-cell table:style-name="ce13" table:formula="of:=IF([.E244]=&quot;W_REGISTER (RF_CH)&quot;;BIN2DEC([.D245]);IF([.E244]=&quot;W_REGISTER (TX_ADDR)&quot;;CONCATENATE(&quot;0x&quot;;BIN2HEX([.D249]);BIN2HEX([.D248]);BIN2HEX([.D247]);BIN2HEX([.D246]);BIN2HEX([.D245]));&quot;&quot;))">
            <text:p/>
          </table:table-cell>
          <table:table-cell table:style-name="ce17" table:formula="of:=IF(OR([.E243]=&quot;W_TX_PAYLOAD&quot;;AND([.G243]&lt;&gt;&quot;&quot;;[.E244]=&quot;&quot;));BIN2HEX([.D244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4.10721059600000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1100 <text:s/>0100</text:p>
          </table:table-cell>
          <table:table-cell table:style-name="ce9" table:formula="of:=SUBSTITUTE([.C245];&quot; &quot;;&quot;&quot;)" office:value-type="string" office:string-value="11000100" calcext:value-type="string">
            <text:p>11000100</text:p>
          </table:table-cell>
          <table:table-cell table:style-name="ce13" table:formula="of:=IF([.B245]=[.B244];&quot;&quot;;VLOOKUP([.D245];[$Spec.A$1:$Spec.B$1048576];2;0))">
            <text:p/>
          </table:table-cell>
          <table:table-cell table:style-name="ce13" table:formula="of:=IF([.E245]=&quot;W_REGISTER (RF_CH)&quot;;BIN2DEC([.D246]);IF([.E245]=&quot;W_REGISTER (TX_ADDR)&quot;;CONCATENATE(&quot;0x&quot;;BIN2HEX([.D250]);BIN2HEX([.D249]);BIN2HEX([.D248]);BIN2HEX([.D247]);BIN2HEX([.D246]));&quot;&quot;))">
            <text:p/>
          </table:table-cell>
          <table:table-cell table:style-name="ce17" table:formula="of:=IF(OR([.E244]=&quot;W_TX_PAYLOAD&quot;;AND([.G244]&lt;&gt;&quot;&quot;;[.E245]=&quot;&quot;));BIN2HEX([.D245]);&quot;&quot;)" office:value-type="string" office:string-value="C4" calcext:value-type="string">
            <text:p>C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0732718400000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0000 <text:s/>0000</text:p>
          </table:table-cell>
          <table:table-cell table:style-name="ce9" table:formula="of:=SUBSTITUTE([.C246];&quot; &quot;;&quot;&quot;)" office:value-type="string" office:string-value="00000000" calcext:value-type="string">
            <text:p>00000000</text:p>
          </table:table-cell>
          <table:table-cell table:style-name="ce13" table:formula="of:=IF([.B246]=[.B245];&quot;&quot;;VLOOKUP([.D246];[$Spec.A$1:$Spec.B$1048576];2;0))">
            <text:p/>
          </table:table-cell>
          <table:table-cell table:style-name="ce13" table:formula="of:=IF([.E246]=&quot;W_REGISTER (RF_CH)&quot;;BIN2DEC([.D247]);IF([.E246]=&quot;W_REGISTER (TX_ADDR)&quot;;CONCATENATE(&quot;0x&quot;;BIN2HEX([.D251]);BIN2HEX([.D250]);BIN2HEX([.D249]);BIN2HEX([.D248]);BIN2HEX([.D247]));&quot;&quot;))">
            <text:p/>
          </table:table-cell>
          <table:table-cell table:style-name="ce17" table:formula="of:=IF(OR([.E245]=&quot;W_TX_PAYLOAD&quot;;AND([.G245]&lt;&gt;&quot;&quot;;[.E246]=&quot;&quot;));BIN2HEX([.D246]);&quot;&quot;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0744377200000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1000 <text:s/>0100</text:p>
          </table:table-cell>
          <table:table-cell table:style-name="ce9" table:formula="of:=SUBSTITUTE([.C247];&quot; &quot;;&quot;&quot;)" office:value-type="string" office:string-value="10000100" calcext:value-type="string">
            <text:p>10000100</text:p>
          </table:table-cell>
          <table:table-cell table:style-name="ce13" table:formula="of:=IF([.B247]=[.B246];&quot;&quot;;VLOOKUP([.D247];[$Spec.A$1:$Spec.B$1048576];2;0))">
            <text:p/>
          </table:table-cell>
          <table:table-cell table:style-name="ce13" table:formula="of:=IF([.E247]=&quot;W_REGISTER (RF_CH)&quot;;BIN2DEC([.D248]);IF([.E247]=&quot;W_REGISTER (TX_ADDR)&quot;;CONCATENATE(&quot;0x&quot;;BIN2HEX([.D252]);BIN2HEX([.D251]);BIN2HEX([.D250]);BIN2HEX([.D249]);BIN2HEX([.D248]));&quot;&quot;))">
            <text:p/>
          </table:table-cell>
          <table:table-cell table:style-name="ce17" table:formula="of:=IF(OR([.E246]=&quot;W_TX_PAYLOAD&quot;;AND([.G246]&lt;&gt;&quot;&quot;;[.E247]=&quot;&quot;));BIN2HEX([.D247]);&quot;&quot;)" office:value-type="string" office:string-value="84" calcext:value-type="string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0756036000000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248];&quot; &quot;;&quot;&quot;)" office:value-type="string" office:string-value="00100000" calcext:value-type="string">
            <text:p>00100000</text:p>
          </table:table-cell>
          <table:table-cell table:style-name="ce13" table:formula="of:=IF([.B248]=[.B247];&quot;&quot;;VLOOKUP([.D248];[$Spec.A$1:$Spec.B$1048576];2;0))">
            <text:p/>
          </table:table-cell>
          <table:table-cell table:style-name="ce13" table:formula="of:=IF([.E248]=&quot;W_REGISTER (RF_CH)&quot;;BIN2DEC([.D249]);IF([.E248]=&quot;W_REGISTER (TX_ADDR)&quot;;CONCATENATE(&quot;0x&quot;;BIN2HEX([.D253]);BIN2HEX([.D252]);BIN2HEX([.D251]);BIN2HEX([.D250]);BIN2HEX([.D249]));&quot;&quot;))">
            <text:p/>
          </table:table-cell>
          <table:table-cell table:style-name="ce17" table:formula="of:=IF(OR([.E247]=&quot;W_TX_PAYLOAD&quot;;AND([.G247]&lt;&gt;&quot;&quot;;[.E248]=&quot;&quot;));BIN2HEX([.D248]);&quot;&quot;)" office:value-type="string" office:string-value="20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0767694800000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0110 <text:s/>0000</text:p>
          </table:table-cell>
          <table:table-cell table:style-name="ce9" table:formula="of:=SUBSTITUTE([.C249];&quot; &quot;;&quot;&quot;)" office:value-type="string" office:string-value="01100000" calcext:value-type="string">
            <text:p>01100000</text:p>
          </table:table-cell>
          <table:table-cell table:style-name="ce13" table:formula="of:=IF([.B249]=[.B248];&quot;&quot;;VLOOKUP([.D249];[$Spec.A$1:$Spec.B$1048576];2;0))">
            <text:p/>
          </table:table-cell>
          <table:table-cell table:style-name="ce13" table:formula="of:=IF([.E249]=&quot;W_REGISTER (RF_CH)&quot;;BIN2DEC([.D250]);IF([.E249]=&quot;W_REGISTER (TX_ADDR)&quot;;CONCATENATE(&quot;0x&quot;;BIN2HEX([.D254]);BIN2HEX([.D253]);BIN2HEX([.D252]);BIN2HEX([.D251]);BIN2HEX([.D250]));&quot;&quot;))">
            <text:p/>
          </table:table-cell>
          <table:table-cell table:style-name="ce17" table:formula="of:=IF(OR([.E248]=&quot;W_TX_PAYLOAD&quot;;AND([.G248]&lt;&gt;&quot;&quot;;[.E249]=&quot;&quot;));BIN2HEX([.D249]);&quot;&quot;)" office:value-type="string" office:string-value="60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0780948800000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250];&quot; &quot;;&quot;&quot;)" office:value-type="string" office:string-value="00100000" calcext:value-type="string">
            <text:p>00100000</text:p>
          </table:table-cell>
          <table:table-cell table:style-name="ce13" table:formula="of:=IF([.B250]=[.B249];&quot;&quot;;VLOOKUP([.D250];[$Spec.A$1:$Spec.B$1048576];2;0))">
            <text:p/>
          </table:table-cell>
          <table:table-cell table:style-name="ce13" table:formula="of:=IF([.E250]=&quot;W_REGISTER (RF_CH)&quot;;BIN2DEC([.D251]);IF([.E250]=&quot;W_REGISTER (TX_ADDR)&quot;;CONCATENATE(&quot;0x&quot;;BIN2HEX([.D255]);BIN2HEX([.D254]);BIN2HEX([.D253]);BIN2HEX([.D252]);BIN2HEX([.D251]));&quot;&quot;))">
            <text:p/>
          </table:table-cell>
          <table:table-cell table:style-name="ce17" table:formula="of:=IF(OR([.E249]=&quot;W_TX_PAYLOAD&quot;;AND([.G249]&lt;&gt;&quot;&quot;;[.E250]=&quot;&quot;));BIN2HEX([.D250]);&quot;&quot;)" office:value-type="string" office:string-value="20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0792608000000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251];&quot; &quot;;&quot;&quot;)" office:value-type="string" office:string-value="00100000" calcext:value-type="string">
            <text:p>00100000</text:p>
          </table:table-cell>
          <table:table-cell table:style-name="ce13" table:formula="of:=IF([.B251]=[.B250];&quot;&quot;;VLOOKUP([.D251];[$Spec.A$1:$Spec.B$1048576];2;0))">
            <text:p/>
          </table:table-cell>
          <table:table-cell table:style-name="ce13" table:formula="of:=IF([.E251]=&quot;W_REGISTER (RF_CH)&quot;;BIN2DEC([.D252]);IF([.E251]=&quot;W_REGISTER (TX_ADDR)&quot;;CONCATENATE(&quot;0x&quot;;BIN2HEX([.D256]);BIN2HEX([.D255]);BIN2HEX([.D254]);BIN2HEX([.D253]);BIN2HEX([.D252]));&quot;&quot;))">
            <text:p/>
          </table:table-cell>
          <table:table-cell table:style-name="ce17" table:formula="of:=IF(OR([.E250]=&quot;W_TX_PAYLOAD&quot;;AND([.G250]&lt;&gt;&quot;&quot;;[.E251]=&quot;&quot;));BIN2HEX([.D251]);&quot;&quot;)" office:value-type="string" office:string-value="20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0804267200000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0000 <text:s/>0100</text:p>
          </table:table-cell>
          <table:table-cell table:style-name="ce9" table:formula="of:=SUBSTITUTE([.C252];&quot; &quot;;&quot;&quot;)" office:value-type="string" office:string-value="00000100" calcext:value-type="string">
            <text:p>00000100</text:p>
          </table:table-cell>
          <table:table-cell table:style-name="ce13" table:formula="of:=IF([.B252]=[.B251];&quot;&quot;;VLOOKUP([.D252];[$Spec.A$1:$Spec.B$1048576];2;0))">
            <text:p/>
          </table:table-cell>
          <table:table-cell table:style-name="ce13" table:formula="of:=IF([.E252]=&quot;W_REGISTER (RF_CH)&quot;;BIN2DEC([.D253]);IF([.E252]=&quot;W_REGISTER (TX_ADDR)&quot;;CONCATENATE(&quot;0x&quot;;BIN2HEX([.D257]);BIN2HEX([.D256]);BIN2HEX([.D255]);BIN2HEX([.D254]);BIN2HEX([.D253]));&quot;&quot;))">
            <text:p/>
          </table:table-cell>
          <table:table-cell table:style-name="ce17" table:formula="of:=IF(OR([.E251]=&quot;W_TX_PAYLOAD&quot;;AND([.G251]&lt;&gt;&quot;&quot;;[.E252]=&quot;&quot;));BIN2HEX([.D252]);&quot;&quot;)" office:value-type="string" office:string-value="4" calcext:value-type="string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081692240000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253];&quot; &quot;;&quot;&quot;)" office:value-type="string" office:string-value="00100000" calcext:value-type="string">
            <text:p>00100000</text:p>
          </table:table-cell>
          <table:table-cell table:style-name="ce13" table:formula="of:=IF([.B253]=[.B252];&quot;&quot;;VLOOKUP([.D253];[$Spec.A$1:$Spec.B$1048576];2;0))" office:value-type="string" office:string-value="W_REGISTER (CONFIG)" calcext:value-type="string">
            <text:p>W_REGISTER (CONFIG)</text:p>
          </table:table-cell>
          <table:table-cell table:style-name="ce13" table:formula="of:=IF([.E253]=&quot;W_REGISTER (RF_CH)&quot;;BIN2DEC([.D254]);IF([.E253]=&quot;W_REGISTER (TX_ADDR)&quot;;CONCATENATE(&quot;0x&quot;;BIN2HEX([.D258]);BIN2HEX([.D257]);BIN2HEX([.D256]);BIN2HEX([.D255]);BIN2HEX([.D254]));&quot;&quot;))">
            <text:p/>
          </table:table-cell>
          <table:table-cell table:style-name="ce17" table:formula="of:=IF(OR([.E252]=&quot;W_TX_PAYLOAD&quot;;AND([.G252]&lt;&gt;&quot;&quot;;[.E253]=&quot;&quot;));BIN2HEX([.D253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4.1082858160000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0000 <text:s/>1110</text:p>
          </table:table-cell>
          <table:table-cell table:style-name="ce9" table:formula="of:=SUBSTITUTE([.C254];&quot; &quot;;&quot;&quot;)" office:value-type="string" office:string-value="00001110" calcext:value-type="string">
            <text:p>00001110</text:p>
          </table:table-cell>
          <table:table-cell table:style-name="ce13" table:formula="of:=IF([.B254]=[.B253];&quot;&quot;;VLOOKUP([.D254];[$Spec.A$1:$Spec.B$1048576];2;0))">
            <text:p/>
          </table:table-cell>
          <table:table-cell table:style-name="ce13" table:formula="of:=IF([.E254]=&quot;W_REGISTER (RF_CH)&quot;;BIN2DEC([.D255]);IF([.E254]=&quot;W_REGISTER (TX_ADDR)&quot;;CONCATENATE(&quot;0x&quot;;BIN2HEX([.D259]);BIN2HEX([.D258]);BIN2HEX([.D257]);BIN2HEX([.D256]);BIN2HEX([.D255]));&quot;&quot;))">
            <text:p/>
          </table:table-cell>
          <table:table-cell table:style-name="ce17" table:formula="of:=IF(OR([.E253]=&quot;W_TX_PAYLOAD&quot;;AND([.G253]&lt;&gt;&quot;&quot;;[.E254]=&quot;&quot;));BIN2HEX([.D254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4.12012988400000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0000 <text:s/>0111</text:p>
          </table:table-cell>
          <table:table-cell table:style-name="ce9" table:formula="of:=SUBSTITUTE([.C255];&quot; &quot;;&quot;&quot;)" office:value-type="string" office:string-value="00000111" calcext:value-type="string">
            <text:p>00000111</text:p>
          </table:table-cell>
          <table:table-cell table:style-name="ce13" table:formula="of:=IF([.B255]=[.B254];&quot;&quot;;VLOOKUP([.D255];[$Spec.A$1:$Spec.B$1048576];2;0))" office:value-type="string" office:string-value="R_REGISTER (STATUS)" calcext:value-type="string">
            <text:p>R_REGISTER (STATUS)</text:p>
          </table:table-cell>
          <table:table-cell table:style-name="ce13" table:formula="of:=IF([.E255]=&quot;W_REGISTER (RF_CH)&quot;;BIN2DEC([.D256]);IF([.E255]=&quot;W_REGISTER (TX_ADDR)&quot;;CONCATENATE(&quot;0x&quot;;BIN2HEX([.D260]);BIN2HEX([.D259]);BIN2HEX([.D258]);BIN2HEX([.D257]);BIN2HEX([.D256]));&quot;&quot;))">
            <text:p/>
          </table:table-cell>
          <table:table-cell table:style-name="ce17" table:formula="of:=IF(OR([.E254]=&quot;W_TX_PAYLOAD&quot;;AND([.G254]&lt;&gt;&quot;&quot;;[.E255]=&quot;&quot;));BIN2HEX([.D255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4.12024149600000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1111 <text:s/>1111</text:p>
          </table:table-cell>
          <table:table-cell table:style-name="ce9" table:formula="of:=SUBSTITUTE([.C256];&quot; &quot;;&quot;&quot;)" office:value-type="string" office:string-value="11111111" calcext:value-type="string">
            <text:p>11111111</text:p>
          </table:table-cell>
          <table:table-cell table:style-name="ce13" table:formula="of:=IF([.B256]=[.B255];&quot;&quot;;VLOOKUP([.D256];[$Spec.A$1:$Spec.B$1048576];2;0))">
            <text:p/>
          </table:table-cell>
          <table:table-cell table:style-name="ce13" table:formula="of:=IF([.E256]=&quot;W_REGISTER (RF_CH)&quot;;BIN2DEC([.D257]);IF([.E256]=&quot;W_REGISTER (TX_ADDR)&quot;;CONCATENATE(&quot;0x&quot;;BIN2HEX([.D261]);BIN2HEX([.D260]);BIN2HEX([.D259]);BIN2HEX([.D258]);BIN2HEX([.D257]));&quot;&quot;))">
            <text:p/>
          </table:table-cell>
          <table:table-cell table:style-name="ce17" table:formula="of:=IF(OR([.E255]=&quot;W_TX_PAYLOAD&quot;;AND([.G255]&lt;&gt;&quot;&quot;;[.E256]=&quot;&quot;));BIN2HEX([.D256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4.12037404000000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1110 <text:s/>0001</text:p>
          </table:table-cell>
          <table:table-cell table:style-name="ce9" table:formula="of:=SUBSTITUTE([.C257];&quot; &quot;;&quot;&quot;)" office:value-type="string" office:string-value="11100001" calcext:value-type="string">
            <text:p>11100001</text:p>
          </table:table-cell>
          <table:table-cell table:style-name="ce13" table:formula="of:=IF([.B257]=[.B256];&quot;&quot;;VLOOKUP([.D257];[$Spec.A$1:$Spec.B$1048576];2;0))" office:value-type="string" office:string-value="FLUSH_RX" calcext:value-type="string">
            <text:p>FLUSH_RX</text:p>
          </table:table-cell>
          <table:table-cell table:style-name="ce13" table:formula="of:=IF([.E257]=&quot;W_REGISTER (RF_CH)&quot;;BIN2DEC([.D258]);IF([.E257]=&quot;W_REGISTER (TX_ADDR)&quot;;CONCATENATE(&quot;0x&quot;;BIN2HEX([.D262]);BIN2HEX([.D261]);BIN2HEX([.D260]);BIN2HEX([.D259]);BIN2HEX([.D258]));&quot;&quot;))">
            <text:p/>
          </table:table-cell>
          <table:table-cell table:style-name="ce17" table:formula="of:=IF(OR([.E256]=&quot;W_TX_PAYLOAD&quot;;AND([.G256]&lt;&gt;&quot;&quot;;[.E257]=&quot;&quot;));BIN2HEX([.D257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4.12050259200000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0010 <text:s/>0111</text:p>
          </table:table-cell>
          <table:table-cell table:style-name="ce9" table:formula="of:=SUBSTITUTE([.C258];&quot; &quot;;&quot;&quot;)" office:value-type="string" office:string-value="00100111" calcext:value-type="string">
            <text:p>00100111</text:p>
          </table:table-cell>
          <table:table-cell table:style-name="ce13" table:formula="of:=IF([.B258]=[.B257];&quot;&quot;;VLOOKUP([.D258];[$Spec.A$1:$Spec.B$1048576];2;0))" office:value-type="string" office:string-value="W_REGISTER (STATUS)" calcext:value-type="string">
            <text:p>W_REGISTER (STATUS)</text:p>
          </table:table-cell>
          <table:table-cell table:style-name="ce13" table:formula="of:=IF([.E258]=&quot;W_REGISTER (RF_CH)&quot;;BIN2DEC([.D259]);IF([.E258]=&quot;W_REGISTER (TX_ADDR)&quot;;CONCATENATE(&quot;0x&quot;;BIN2HEX([.D263]);BIN2HEX([.D262]);BIN2HEX([.D261]);BIN2HEX([.D260]);BIN2HEX([.D259]));&quot;&quot;))">
            <text:p/>
          </table:table-cell>
          <table:table-cell table:style-name="ce17" table:formula="of:=IF(OR([.E257]=&quot;W_TX_PAYLOAD&quot;;AND([.G257]&lt;&gt;&quot;&quot;;[.E258]=&quot;&quot;));BIN2HEX([.D258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4.12061918400000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0111 <text:s/>0000</text:p>
          </table:table-cell>
          <table:table-cell table:style-name="ce9" table:formula="of:=SUBSTITUTE([.C259];&quot; &quot;;&quot;&quot;)" office:value-type="string" office:string-value="01110000" calcext:value-type="string">
            <text:p>01110000</text:p>
          </table:table-cell>
          <table:table-cell table:style-name="ce13" table:formula="of:=IF([.B259]=[.B258];&quot;&quot;;VLOOKUP([.D259];[$Spec.A$1:$Spec.B$1048576];2;0))">
            <text:p/>
          </table:table-cell>
          <table:table-cell table:style-name="ce13" table:formula="of:=IF([.E259]=&quot;W_REGISTER (RF_CH)&quot;;BIN2DEC([.D260]);IF([.E259]=&quot;W_REGISTER (TX_ADDR)&quot;;CONCATENATE(&quot;0x&quot;;BIN2HEX([.D264]);BIN2HEX([.D263]);BIN2HEX([.D262]);BIN2HEX([.D261]);BIN2HEX([.D260]));&quot;&quot;))">
            <text:p/>
          </table:table-cell>
          <table:table-cell table:style-name="ce17" table:formula="of:=IF(OR([.E258]=&quot;W_TX_PAYLOAD&quot;;AND([.G258]&lt;&gt;&quot;&quot;;[.E259]=&quot;&quot;));BIN2HEX([.D259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4.12075770000000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1110 <text:s/>0001</text:p>
          </table:table-cell>
          <table:table-cell table:style-name="ce9" table:formula="of:=SUBSTITUTE([.C260];&quot; &quot;;&quot;&quot;)" office:value-type="string" office:string-value="11100001" calcext:value-type="string">
            <text:p>11100001</text:p>
          </table:table-cell>
          <table:table-cell table:style-name="ce13" table:formula="of:=IF([.B260]=[.B259];&quot;&quot;;VLOOKUP([.D260];[$Spec.A$1:$Spec.B$1048576];2;0))" office:value-type="string" office:string-value="FLUSH_RX" calcext:value-type="string">
            <text:p>FLUSH_RX</text:p>
          </table:table-cell>
          <table:table-cell table:style-name="ce13" table:formula="of:=IF([.E260]=&quot;W_REGISTER (RF_CH)&quot;;BIN2DEC([.D261]);IF([.E260]=&quot;W_REGISTER (TX_ADDR)&quot;;CONCATENATE(&quot;0x&quot;;BIN2HEX([.D265]);BIN2HEX([.D264]);BIN2HEX([.D263]);BIN2HEX([.D262]);BIN2HEX([.D261]));&quot;&quot;))">
            <text:p/>
          </table:table-cell>
          <table:table-cell table:style-name="ce17" table:formula="of:=IF(OR([.E259]=&quot;W_TX_PAYLOAD&quot;;AND([.G259]&lt;&gt;&quot;&quot;;[.E260]=&quot;&quot;));BIN2HEX([.D260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4.1208772840000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1010 <text:s/>0000</text:p>
          </table:table-cell>
          <table:table-cell table:style-name="ce9" table:formula="of:=SUBSTITUTE([.C261];&quot; &quot;;&quot;&quot;)" office:value-type="string" office:string-value="10100000" calcext:value-type="string">
            <text:p>10100000</text:p>
          </table:table-cell>
          <table:table-cell table:style-name="ce13" table:formula="of:=IF([.B261]=[.B260];&quot;&quot;;VLOOKUP([.D261];[$Spec.A$1:$Spec.B$1048576];2;0))" office:value-type="string" office:string-value="W_TX_PAYLOAD" calcext:value-type="string">
            <text:p>W_TX_PAYLOAD</text:p>
          </table:table-cell>
          <table:table-cell table:style-name="ce13" table:formula="of:=IF([.E261]=&quot;W_REGISTER (RF_CH)&quot;;BIN2DEC([.D262]);IF([.E261]=&quot;W_REGISTER (TX_ADDR)&quot;;CONCATENATE(&quot;0x&quot;;BIN2HEX([.D266]);BIN2HEX([.D265]);BIN2HEX([.D264]);BIN2HEX([.D263]);BIN2HEX([.D262]));&quot;&quot;))">
            <text:p/>
          </table:table-cell>
          <table:table-cell table:style-name="ce17" table:formula="of:=IF(OR([.E260]=&quot;W_TX_PAYLOAD&quot;;AND([.G260]&lt;&gt;&quot;&quot;;[.E261]=&quot;&quot;));BIN2HEX([.D261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4.1210098240000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1100 <text:s/>0100</text:p>
          </table:table-cell>
          <table:table-cell table:style-name="ce9" table:formula="of:=SUBSTITUTE([.C262];&quot; &quot;;&quot;&quot;)" office:value-type="string" office:string-value="11000100" calcext:value-type="string">
            <text:p>11000100</text:p>
          </table:table-cell>
          <table:table-cell table:style-name="ce13" table:formula="of:=IF([.B262]=[.B261];&quot;&quot;;VLOOKUP([.D262];[$Spec.A$1:$Spec.B$1048576];2;0))">
            <text:p/>
          </table:table-cell>
          <table:table-cell table:style-name="ce13" table:formula="of:=IF([.E262]=&quot;W_REGISTER (RF_CH)&quot;;BIN2DEC([.D263]);IF([.E262]=&quot;W_REGISTER (TX_ADDR)&quot;;CONCATENATE(&quot;0x&quot;;BIN2HEX([.D267]);BIN2HEX([.D266]);BIN2HEX([.D265]);BIN2HEX([.D264]);BIN2HEX([.D263]));&quot;&quot;))">
            <text:p/>
          </table:table-cell>
          <table:table-cell table:style-name="ce17" table:formula="of:=IF(OR([.E261]=&quot;W_TX_PAYLOAD&quot;;AND([.G261]&lt;&gt;&quot;&quot;;[.E262]=&quot;&quot;));BIN2HEX([.D262]);&quot;&quot;)" office:value-type="string" office:string-value="C4" calcext:value-type="string">
            <text:p>C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211264120000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0000 <text:s/>0000</text:p>
          </table:table-cell>
          <table:table-cell table:style-name="ce9" table:formula="of:=SUBSTITUTE([.C263];&quot; &quot;;&quot;&quot;)" office:value-type="string" office:string-value="00000000" calcext:value-type="string">
            <text:p>00000000</text:p>
          </table:table-cell>
          <table:table-cell table:style-name="ce13" table:formula="of:=IF([.B263]=[.B262];&quot;&quot;;VLOOKUP([.D263];[$Spec.A$1:$Spec.B$1048576];2;0))">
            <text:p/>
          </table:table-cell>
          <table:table-cell table:style-name="ce13" table:formula="of:=IF([.E263]=&quot;W_REGISTER (RF_CH)&quot;;BIN2DEC([.D264]);IF([.E263]=&quot;W_REGISTER (TX_ADDR)&quot;;CONCATENATE(&quot;0x&quot;;BIN2HEX([.D268]);BIN2HEX([.D267]);BIN2HEX([.D266]);BIN2HEX([.D265]);BIN2HEX([.D264]));&quot;&quot;))">
            <text:p/>
          </table:table-cell>
          <table:table-cell table:style-name="ce17" table:formula="of:=IF(OR([.E262]=&quot;W_TX_PAYLOAD&quot;;AND([.G262]&lt;&gt;&quot;&quot;;[.E263]=&quot;&quot;));BIN2HEX([.D263]);&quot;&quot;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212430040000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1000 <text:s/>0011</text:p>
          </table:table-cell>
          <table:table-cell table:style-name="ce9" table:formula="of:=SUBSTITUTE([.C264];&quot; &quot;;&quot;&quot;)" office:value-type="string" office:string-value="10000011" calcext:value-type="string">
            <text:p>10000011</text:p>
          </table:table-cell>
          <table:table-cell table:style-name="ce13" table:formula="of:=IF([.B264]=[.B263];&quot;&quot;;VLOOKUP([.D264];[$Spec.A$1:$Spec.B$1048576];2;0))">
            <text:p/>
          </table:table-cell>
          <table:table-cell table:style-name="ce13" table:formula="of:=IF([.E264]=&quot;W_REGISTER (RF_CH)&quot;;BIN2DEC([.D265]);IF([.E264]=&quot;W_REGISTER (TX_ADDR)&quot;;CONCATENATE(&quot;0x&quot;;BIN2HEX([.D269]);BIN2HEX([.D268]);BIN2HEX([.D267]);BIN2HEX([.D266]);BIN2HEX([.D265]));&quot;&quot;))">
            <text:p/>
          </table:table-cell>
          <table:table-cell table:style-name="ce17" table:formula="of:=IF(OR([.E263]=&quot;W_TX_PAYLOAD&quot;;AND([.G263]&lt;&gt;&quot;&quot;;[.E264]=&quot;&quot;));BIN2HEX([.D264]);&quot;&quot;)" office:value-type="string" office:string-value="83" calcext:value-type="string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213595960000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1110 <text:s/>0000</text:p>
          </table:table-cell>
          <table:table-cell table:style-name="ce9" table:formula="of:=SUBSTITUTE([.C265];&quot; &quot;;&quot;&quot;)" office:value-type="string" office:string-value="11100000" calcext:value-type="string">
            <text:p>11100000</text:p>
          </table:table-cell>
          <table:table-cell table:style-name="ce13" table:formula="of:=IF([.B265]=[.B264];&quot;&quot;;VLOOKUP([.D265];[$Spec.A$1:$Spec.B$1048576];2;0))">
            <text:p/>
          </table:table-cell>
          <table:table-cell table:style-name="ce13" table:formula="of:=IF([.E265]=&quot;W_REGISTER (RF_CH)&quot;;BIN2DEC([.D266]);IF([.E265]=&quot;W_REGISTER (TX_ADDR)&quot;;CONCATENATE(&quot;0x&quot;;BIN2HEX([.D270]);BIN2HEX([.D269]);BIN2HEX([.D268]);BIN2HEX([.D267]);BIN2HEX([.D266]));&quot;&quot;))">
            <text:p/>
          </table:table-cell>
          <table:table-cell table:style-name="ce17" table:formula="of:=IF(OR([.E264]=&quot;W_TX_PAYLOAD&quot;;AND([.G264]&lt;&gt;&quot;&quot;;[.E265]=&quot;&quot;));BIN2HEX([.D265]);&quot;&quot;)" office:value-type="string" office:string-value="E0" calcext:value-type="string">
            <text:p>E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214761920000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0110 <text:s/>0000</text:p>
          </table:table-cell>
          <table:table-cell table:style-name="ce9" table:formula="of:=SUBSTITUTE([.C266];&quot; &quot;;&quot;&quot;)" office:value-type="string" office:string-value="01100000" calcext:value-type="string">
            <text:p>01100000</text:p>
          </table:table-cell>
          <table:table-cell table:style-name="ce13" table:formula="of:=IF([.B266]=[.B265];&quot;&quot;;VLOOKUP([.D266];[$Spec.A$1:$Spec.B$1048576];2;0))">
            <text:p/>
          </table:table-cell>
          <table:table-cell table:style-name="ce13" table:formula="of:=IF([.E266]=&quot;W_REGISTER (RF_CH)&quot;;BIN2DEC([.D267]);IF([.E266]=&quot;W_REGISTER (TX_ADDR)&quot;;CONCATENATE(&quot;0x&quot;;BIN2HEX([.D271]);BIN2HEX([.D270]);BIN2HEX([.D269]);BIN2HEX([.D268]);BIN2HEX([.D267]));&quot;&quot;))">
            <text:p/>
          </table:table-cell>
          <table:table-cell table:style-name="ce17" table:formula="of:=IF(OR([.E265]=&quot;W_TX_PAYLOAD&quot;;AND([.G265]&lt;&gt;&quot;&quot;;[.E266]=&quot;&quot;));BIN2HEX([.D266]);&quot;&quot;)" office:value-type="string" office:string-value="60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215927840000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267];&quot; &quot;;&quot;&quot;)" office:value-type="string" office:string-value="00100000" calcext:value-type="string">
            <text:p>00100000</text:p>
          </table:table-cell>
          <table:table-cell table:style-name="ce13" table:formula="of:=IF([.B267]=[.B266];&quot;&quot;;VLOOKUP([.D267];[$Spec.A$1:$Spec.B$1048576];2;0))">
            <text:p/>
          </table:table-cell>
          <table:table-cell table:style-name="ce13" table:formula="of:=IF([.E267]=&quot;W_REGISTER (RF_CH)&quot;;BIN2DEC([.D268]);IF([.E267]=&quot;W_REGISTER (TX_ADDR)&quot;;CONCATENATE(&quot;0x&quot;;BIN2HEX([.D272]);BIN2HEX([.D271]);BIN2HEX([.D270]);BIN2HEX([.D269]);BIN2HEX([.D268]));&quot;&quot;))">
            <text:p/>
          </table:table-cell>
          <table:table-cell table:style-name="ce17" table:formula="of:=IF(OR([.E266]=&quot;W_TX_PAYLOAD&quot;;AND([.G266]&lt;&gt;&quot;&quot;;[.E267]=&quot;&quot;));BIN2HEX([.D267]);&quot;&quot;)" office:value-type="string" office:string-value="20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217093760000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268];&quot; &quot;;&quot;&quot;)" office:value-type="string" office:string-value="00100000" calcext:value-type="string">
            <text:p>00100000</text:p>
          </table:table-cell>
          <table:table-cell table:style-name="ce13" table:formula="of:=IF([.B268]=[.B267];&quot;&quot;;VLOOKUP([.D268];[$Spec.A$1:$Spec.B$1048576];2;0))">
            <text:p/>
          </table:table-cell>
          <table:table-cell table:style-name="ce13" table:formula="of:=IF([.E268]=&quot;W_REGISTER (RF_CH)&quot;;BIN2DEC([.D269]);IF([.E268]=&quot;W_REGISTER (TX_ADDR)&quot;;CONCATENATE(&quot;0x&quot;;BIN2HEX([.D273]);BIN2HEX([.D272]);BIN2HEX([.D271]);BIN2HEX([.D270]);BIN2HEX([.D269]));&quot;&quot;))">
            <text:p/>
          </table:table-cell>
          <table:table-cell table:style-name="ce17" table:formula="of:=IF(OR([.E267]=&quot;W_TX_PAYLOAD&quot;;AND([.G267]&lt;&gt;&quot;&quot;;[.E268]=&quot;&quot;));BIN2HEX([.D268]);&quot;&quot;)" office:value-type="string" office:string-value="20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218259680000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0000 <text:s/>0011</text:p>
          </table:table-cell>
          <table:table-cell table:style-name="ce9" table:formula="of:=SUBSTITUTE([.C269];&quot; &quot;;&quot;&quot;)" office:value-type="string" office:string-value="00000011" calcext:value-type="string">
            <text:p>00000011</text:p>
          </table:table-cell>
          <table:table-cell table:style-name="ce13" table:formula="of:=IF([.B269]=[.B268];&quot;&quot;;VLOOKUP([.D269];[$Spec.A$1:$Spec.B$1048576];2;0))">
            <text:p/>
          </table:table-cell>
          <table:table-cell table:style-name="ce13" table:formula="of:=IF([.E269]=&quot;W_REGISTER (RF_CH)&quot;;BIN2DEC([.D270]);IF([.E269]=&quot;W_REGISTER (TX_ADDR)&quot;;CONCATENATE(&quot;0x&quot;;BIN2HEX([.D274]);BIN2HEX([.D273]);BIN2HEX([.D272]);BIN2HEX([.D271]);BIN2HEX([.D270]));&quot;&quot;))">
            <text:p/>
          </table:table-cell>
          <table:table-cell table:style-name="ce17" table:formula="of:=IF(OR([.E268]=&quot;W_TX_PAYLOAD&quot;;AND([.G268]&lt;&gt;&quot;&quot;;[.E269]=&quot;&quot;));BIN2HEX([.D269]);&quot;&quot;)" office:value-type="string" office:string-value="3" calcext:value-type="string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2195252800000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270];&quot; &quot;;&quot;&quot;)" office:value-type="string" office:string-value="00100000" calcext:value-type="string">
            <text:p>00100000</text:p>
          </table:table-cell>
          <table:table-cell table:style-name="ce13" table:formula="of:=IF([.B270]=[.B269];&quot;&quot;;VLOOKUP([.D270];[$Spec.A$1:$Spec.B$1048576];2;0))" office:value-type="string" office:string-value="W_REGISTER (CONFIG)" calcext:value-type="string">
            <text:p>W_REGISTER (CONFIG)</text:p>
          </table:table-cell>
          <table:table-cell table:style-name="ce13" table:formula="of:=IF([.E270]=&quot;W_REGISTER (RF_CH)&quot;;BIN2DEC([.D271]);IF([.E270]=&quot;W_REGISTER (TX_ADDR)&quot;;CONCATENATE(&quot;0x&quot;;BIN2HEX([.D275]);BIN2HEX([.D274]);BIN2HEX([.D273]);BIN2HEX([.D272]);BIN2HEX([.D271]));&quot;&quot;))">
            <text:p/>
          </table:table-cell>
          <table:table-cell table:style-name="ce17" table:formula="of:=IF(OR([.E269]=&quot;W_TX_PAYLOAD&quot;;AND([.G269]&lt;&gt;&quot;&quot;;[.E270]=&quot;&quot;));BIN2HEX([.D270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4.12208507200000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0000 <text:s/>1110</text:p>
          </table:table-cell>
          <table:table-cell table:style-name="ce9" table:formula="of:=SUBSTITUTE([.C271];&quot; &quot;;&quot;&quot;)" office:value-type="string" office:string-value="00001110" calcext:value-type="string">
            <text:p>00001110</text:p>
          </table:table-cell>
          <table:table-cell table:style-name="ce13" table:formula="of:=IF([.B271]=[.B270];&quot;&quot;;VLOOKUP([.D271];[$Spec.A$1:$Spec.B$1048576];2;0))">
            <text:p/>
          </table:table-cell>
          <table:table-cell table:style-name="ce13" table:formula="of:=IF([.E271]=&quot;W_REGISTER (RF_CH)&quot;;BIN2DEC([.D272]);IF([.E271]=&quot;W_REGISTER (TX_ADDR)&quot;;CONCATENATE(&quot;0x&quot;;BIN2HEX([.D276]);BIN2HEX([.D275]);BIN2HEX([.D274]);BIN2HEX([.D273]);BIN2HEX([.D272]));&quot;&quot;))">
            <text:p/>
          </table:table-cell>
          <table:table-cell table:style-name="ce17" table:formula="of:=IF(OR([.E270]=&quot;W_TX_PAYLOAD&quot;;AND([.G270]&lt;&gt;&quot;&quot;;[.E271]=&quot;&quot;));BIN2HEX([.D271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4.13474934800000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0000 <text:s/>0111</text:p>
          </table:table-cell>
          <table:table-cell table:style-name="ce9" table:formula="of:=SUBSTITUTE([.C272];&quot; &quot;;&quot;&quot;)" office:value-type="string" office:string-value="00000111" calcext:value-type="string">
            <text:p>00000111</text:p>
          </table:table-cell>
          <table:table-cell table:style-name="ce13" table:formula="of:=IF([.B272]=[.B271];&quot;&quot;;VLOOKUP([.D272];[$Spec.A$1:$Spec.B$1048576];2;0))" office:value-type="string" office:string-value="R_REGISTER (STATUS)" calcext:value-type="string">
            <text:p>R_REGISTER (STATUS)</text:p>
          </table:table-cell>
          <table:table-cell table:style-name="ce13" table:formula="of:=IF([.E272]=&quot;W_REGISTER (RF_CH)&quot;;BIN2DEC([.D273]);IF([.E272]=&quot;W_REGISTER (TX_ADDR)&quot;;CONCATENATE(&quot;0x&quot;;BIN2HEX([.D277]);BIN2HEX([.D276]);BIN2HEX([.D275]);BIN2HEX([.D274]);BIN2HEX([.D273]));&quot;&quot;))">
            <text:p/>
          </table:table-cell>
          <table:table-cell table:style-name="ce17" table:formula="of:=IF(OR([.E271]=&quot;W_TX_PAYLOAD&quot;;AND([.G271]&lt;&gt;&quot;&quot;;[.E272]=&quot;&quot;));BIN2HEX([.D272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4.13486096000000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1111 <text:s/>1111</text:p>
          </table:table-cell>
          <table:table-cell table:style-name="ce9" table:formula="of:=SUBSTITUTE([.C273];&quot; &quot;;&quot;&quot;)" office:value-type="string" office:string-value="11111111" calcext:value-type="string">
            <text:p>11111111</text:p>
          </table:table-cell>
          <table:table-cell table:style-name="ce13" table:formula="of:=IF([.B273]=[.B272];&quot;&quot;;VLOOKUP([.D273];[$Spec.A$1:$Spec.B$1048576];2;0))">
            <text:p/>
          </table:table-cell>
          <table:table-cell table:style-name="ce13" table:formula="of:=IF([.E273]=&quot;W_REGISTER (RF_CH)&quot;;BIN2DEC([.D274]);IF([.E273]=&quot;W_REGISTER (TX_ADDR)&quot;;CONCATENATE(&quot;0x&quot;;BIN2HEX([.D278]);BIN2HEX([.D277]);BIN2HEX([.D276]);BIN2HEX([.D275]);BIN2HEX([.D274]));&quot;&quot;))">
            <text:p/>
          </table:table-cell>
          <table:table-cell table:style-name="ce17" table:formula="of:=IF(OR([.E272]=&quot;W_TX_PAYLOAD&quot;;AND([.G272]&lt;&gt;&quot;&quot;;[.E273]=&quot;&quot;));BIN2HEX([.D273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4.13499948800000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1110 <text:s/>0001</text:p>
          </table:table-cell>
          <table:table-cell table:style-name="ce9" table:formula="of:=SUBSTITUTE([.C274];&quot; &quot;;&quot;&quot;)" office:value-type="string" office:string-value="11100001" calcext:value-type="string">
            <text:p>11100001</text:p>
          </table:table-cell>
          <table:table-cell table:style-name="ce13" table:formula="of:=IF([.B274]=[.B273];&quot;&quot;;VLOOKUP([.D274];[$Spec.A$1:$Spec.B$1048576];2;0))" office:value-type="string" office:string-value="FLUSH_RX" calcext:value-type="string">
            <text:p>FLUSH_RX</text:p>
          </table:table-cell>
          <table:table-cell table:style-name="ce13" table:formula="of:=IF([.E274]=&quot;W_REGISTER (RF_CH)&quot;;BIN2DEC([.D275]);IF([.E274]=&quot;W_REGISTER (TX_ADDR)&quot;;CONCATENATE(&quot;0x&quot;;BIN2HEX([.D279]);BIN2HEX([.D278]);BIN2HEX([.D277]);BIN2HEX([.D276]);BIN2HEX([.D275]));&quot;&quot;))">
            <text:p/>
          </table:table-cell>
          <table:table-cell table:style-name="ce17" table:formula="of:=IF(OR([.E273]=&quot;W_TX_PAYLOAD&quot;;AND([.G273]&lt;&gt;&quot;&quot;;[.E274]=&quot;&quot;));BIN2HEX([.D274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4.13512804400000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0010 <text:s/>0111</text:p>
          </table:table-cell>
          <table:table-cell table:style-name="ce9" table:formula="of:=SUBSTITUTE([.C275];&quot; &quot;;&quot;&quot;)" office:value-type="string" office:string-value="00100111" calcext:value-type="string">
            <text:p>00100111</text:p>
          </table:table-cell>
          <table:table-cell table:style-name="ce13" table:formula="of:=IF([.B275]=[.B274];&quot;&quot;;VLOOKUP([.D275];[$Spec.A$1:$Spec.B$1048576];2;0))" office:value-type="string" office:string-value="W_REGISTER (STATUS)" calcext:value-type="string">
            <text:p>W_REGISTER (STATUS)</text:p>
          </table:table-cell>
          <table:table-cell table:style-name="ce13" table:formula="of:=IF([.E275]=&quot;W_REGISTER (RF_CH)&quot;;BIN2DEC([.D276]);IF([.E275]=&quot;W_REGISTER (TX_ADDR)&quot;;CONCATENATE(&quot;0x&quot;;BIN2HEX([.D280]);BIN2HEX([.D279]);BIN2HEX([.D278]);BIN2HEX([.D277]);BIN2HEX([.D276]));&quot;&quot;))">
            <text:p/>
          </table:table-cell>
          <table:table-cell table:style-name="ce17" table:formula="of:=IF(OR([.E274]=&quot;W_TX_PAYLOAD&quot;;AND([.G274]&lt;&gt;&quot;&quot;;[.E275]=&quot;&quot;));BIN2HEX([.D275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4.13524464000000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0111 <text:s/>0000</text:p>
          </table:table-cell>
          <table:table-cell table:style-name="ce9" table:formula="of:=SUBSTITUTE([.C276];&quot; &quot;;&quot;&quot;)" office:value-type="string" office:string-value="01110000" calcext:value-type="string">
            <text:p>01110000</text:p>
          </table:table-cell>
          <table:table-cell table:style-name="ce13" table:formula="of:=IF([.B276]=[.B275];&quot;&quot;;VLOOKUP([.D276];[$Spec.A$1:$Spec.B$1048576];2;0))">
            <text:p/>
          </table:table-cell>
          <table:table-cell table:style-name="ce13" table:formula="of:=IF([.E276]=&quot;W_REGISTER (RF_CH)&quot;;BIN2DEC([.D277]);IF([.E276]=&quot;W_REGISTER (TX_ADDR)&quot;;CONCATENATE(&quot;0x&quot;;BIN2HEX([.D281]);BIN2HEX([.D280]);BIN2HEX([.D279]);BIN2HEX([.D278]);BIN2HEX([.D277]));&quot;&quot;))">
            <text:p/>
          </table:table-cell>
          <table:table-cell table:style-name="ce17" table:formula="of:=IF(OR([.E275]=&quot;W_TX_PAYLOAD&quot;;AND([.G275]&lt;&gt;&quot;&quot;;[.E276]=&quot;&quot;));BIN2HEX([.D276])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4.13539213600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277]=[.B276];&quot;&quot;;VLOOKUP([.D277];[$Spec.A$1:$Spec.B$1048576];2;0))" office:value-type="string" office:string-value="" calcext:value-type="error">
            <text:p>#N/D</text:p>
          </table:table-cell>
          <table:table-cell table:style-name="ce13" table:formula="of:=IF([.E277]=&quot;W_REGISTER (RF_CH)&quot;;BIN2DEC([.D278]);IF([.E277]=&quot;W_REGISTER (TX_ADDR)&quot;;CONCATENATE(&quot;0x&quot;;BIN2HEX([.D282]);BIN2HEX([.D281]);BIN2HEX([.D280]);BIN2HEX([.D279]);BIN2HEX([.D278]));&quot;&quot;))" office:value-type="string" office:string-value="" calcext:value-type="error">
            <text:p>#N/D</text:p>
          </table:table-cell>
          <table:table-cell table:style-name="ce17" table:formula="of:=IF(OR([.E276]=&quot;W_TX_PAYLOAD&quot;;AND([.G276]&lt;&gt;&quot;&quot;;[.E277]=&quot;&quot;));BIN2HEX([.D27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355177000000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278]=[.B277];&quot;&quot;;VLOOKUP([.D278];[$Spec.A$1:$Spec.B$1048576];2;0))" office:value-type="string" office:string-value="" calcext:value-type="error">
            <text:p>#N/D</text:p>
          </table:table-cell>
          <table:table-cell table:style-name="ce13" table:formula="of:=IF([.E278]=&quot;W_REGISTER (RF_CH)&quot;;BIN2DEC([.D279]);IF([.E278]=&quot;W_REGISTER (TX_ADDR)&quot;;CONCATENATE(&quot;0x&quot;;BIN2HEX([.D283]);BIN2HEX([.D282]);BIN2HEX([.D281]);BIN2HEX([.D280]);BIN2HEX([.D279]));&quot;&quot;))" office:value-type="string" office:string-value="" calcext:value-type="error">
            <text:p>#N/D</text:p>
          </table:table-cell>
          <table:table-cell table:style-name="ce17" table:formula="of:=IF(OR([.E277]=&quot;W_TX_PAYLOAD&quot;;AND([.G277]&lt;&gt;&quot;&quot;;[.E278]=&quot;&quot;));BIN2HEX([.D27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356342920000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0000 <text:s/>1111</text:p>
          </table:table-cell>
          <table:table-cell/>
          <table:table-cell table:style-name="ce13" table:formula="of:=IF([.B279]=[.B278];&quot;&quot;;VLOOKUP([.D279];[$Spec.A$1:$Spec.B$1048576];2;0))">
            <text:p/>
          </table:table-cell>
          <table:table-cell table:style-name="ce13" table:formula="of:=IF([.E279]=&quot;W_REGISTER (RF_CH)&quot;;BIN2DEC([.D280]);IF([.E279]=&quot;W_REGISTER (TX_ADDR)&quot;;CONCATENATE(&quot;0x&quot;;BIN2HEX([.D284]);BIN2HEX([.D283]);BIN2HEX([.D282]);BIN2HEX([.D281]);BIN2HEX([.D280]));&quot;&quot;))">
            <text:p/>
          </table:table-cell>
          <table:table-cell table:style-name="ce17" table:formula="of:=IF(OR([.E278]=&quot;W_TX_PAYLOAD&quot;;AND([.G278]&lt;&gt;&quot;&quot;;[.E279]=&quot;&quot;));BIN2HEX([.D27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393949360000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280]=[.B279];&quot;&quot;;VLOOKUP([.D280];[$Spec.A$1:$Spec.B$1048576];2;0))" office:value-type="string" office:string-value="" calcext:value-type="error">
            <text:p>#N/D</text:p>
          </table:table-cell>
          <table:table-cell table:style-name="ce13" table:formula="of:=IF([.E280]=&quot;W_REGISTER (RF_CH)&quot;;BIN2DEC([.D281]);IF([.E280]=&quot;W_REGISTER (TX_ADDR)&quot;;CONCATENATE(&quot;0x&quot;;BIN2HEX([.D285]);BIN2HEX([.D284]);BIN2HEX([.D283]);BIN2HEX([.D282]);BIN2HEX([.D281]));&quot;&quot;))" office:value-type="string" office:string-value="" calcext:value-type="error">
            <text:p>#N/D</text:p>
          </table:table-cell>
          <table:table-cell table:style-name="ce17" table:formula="of:=IF(OR([.E279]=&quot;W_TX_PAYLOAD&quot;;AND([.G279]&lt;&gt;&quot;&quot;;[.E280]=&quot;&quot;));BIN2HEX([.D28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395065440000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281]=[.B280];&quot;&quot;;VLOOKUP([.D281];[$Spec.A$1:$Spec.B$1048576];2;0))">
            <text:p/>
          </table:table-cell>
          <table:table-cell table:style-name="ce13" table:formula="of:=IF([.E281]=&quot;W_REGISTER (RF_CH)&quot;;BIN2DEC([.D282]);IF([.E281]=&quot;W_REGISTER (TX_ADDR)&quot;;CONCATENATE(&quot;0x&quot;;BIN2HEX([.D286]);BIN2HEX([.D285]);BIN2HEX([.D284]);BIN2HEX([.D283]);BIN2HEX([.D282]));&quot;&quot;))">
            <text:p/>
          </table:table-cell>
          <table:table-cell table:style-name="ce17" table:formula="of:=IF(OR([.E280]=&quot;W_TX_PAYLOAD&quot;;AND([.G280]&lt;&gt;&quot;&quot;;[.E281]=&quot;&quot;));BIN2HEX([.D28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3964606400000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282]=[.B281];&quot;&quot;;VLOOKUP([.D282];[$Spec.A$1:$Spec.B$1048576];2;0))" office:value-type="string" office:string-value="" calcext:value-type="error">
            <text:p>#N/D</text:p>
          </table:table-cell>
          <table:table-cell table:style-name="ce13" table:formula="of:=IF([.E282]=&quot;W_REGISTER (RF_CH)&quot;;BIN2DEC([.D283]);IF([.E282]=&quot;W_REGISTER (TX_ADDR)&quot;;CONCATENATE(&quot;0x&quot;;BIN2HEX([.D287]);BIN2HEX([.D286]);BIN2HEX([.D285]);BIN2HEX([.D284]);BIN2HEX([.D283]));&quot;&quot;))" office:value-type="string" office:string-value="" calcext:value-type="error">
            <text:p>#N/D</text:p>
          </table:table-cell>
          <table:table-cell table:style-name="ce17" table:formula="of:=IF(OR([.E281]=&quot;W_TX_PAYLOAD&quot;;AND([.G281]&lt;&gt;&quot;&quot;;[.E282]=&quot;&quot;));BIN2HEX([.D28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3976265600000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283]=[.B282];&quot;&quot;;VLOOKUP([.D283];[$Spec.A$1:$Spec.B$1048576];2;0))">
            <text:p/>
          </table:table-cell>
          <table:table-cell table:style-name="ce13" table:formula="of:=IF([.E283]=&quot;W_REGISTER (RF_CH)&quot;;BIN2DEC([.D284]);IF([.E283]=&quot;W_REGISTER (TX_ADDR)&quot;;CONCATENATE(&quot;0x&quot;;BIN2HEX([.D288]);BIN2HEX([.D287]);BIN2HEX([.D286]);BIN2HEX([.D285]);BIN2HEX([.D284]));&quot;&quot;))">
            <text:p/>
          </table:table-cell>
          <table:table-cell table:style-name="ce17" table:formula="of:=IF(OR([.E282]=&quot;W_TX_PAYLOAD&quot;;AND([.G282]&lt;&gt;&quot;&quot;;[.E283]=&quot;&quot;));BIN2HEX([.D28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3988323600000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284]=[.B283];&quot;&quot;;VLOOKUP([.D284];[$Spec.A$1:$Spec.B$1048576];2;0))" office:value-type="string" office:string-value="" calcext:value-type="error">
            <text:p>#N/D</text:p>
          </table:table-cell>
          <table:table-cell table:style-name="ce13" table:formula="of:=IF([.E284]=&quot;W_REGISTER (RF_CH)&quot;;BIN2DEC([.D285]);IF([.E284]=&quot;W_REGISTER (TX_ADDR)&quot;;CONCATENATE(&quot;0x&quot;;BIN2HEX([.D289]);BIN2HEX([.D288]);BIN2HEX([.D287]);BIN2HEX([.D286]);BIN2HEX([.D285]));&quot;&quot;))" office:value-type="string" office:string-value="" calcext:value-type="error">
            <text:p>#N/D</text:p>
          </table:table-cell>
          <table:table-cell table:style-name="ce17" table:formula="of:=IF(OR([.E283]=&quot;W_TX_PAYLOAD&quot;;AND([.G283]&lt;&gt;&quot;&quot;;[.E284]=&quot;&quot;));BIN2HEX([.D28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4000480800000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285]=[.B284];&quot;&quot;;VLOOKUP([.D285];[$Spec.A$1:$Spec.B$1048576];2;0))" office:value-type="string" office:string-value="" calcext:value-type="error">
            <text:p>#N/D</text:p>
          </table:table-cell>
          <table:table-cell table:style-name="ce13" table:formula="of:=IF([.E285]=&quot;W_REGISTER (RF_CH)&quot;;BIN2DEC([.D286]);IF([.E285]=&quot;W_REGISTER (TX_ADDR)&quot;;CONCATENATE(&quot;0x&quot;;BIN2HEX([.D290]);BIN2HEX([.D289]);BIN2HEX([.D288]);BIN2HEX([.D287]);BIN2HEX([.D286]));&quot;&quot;))" office:value-type="string" office:string-value="" calcext:value-type="error">
            <text:p>#N/D</text:p>
          </table:table-cell>
          <table:table-cell table:style-name="ce17" table:formula="of:=IF(OR([.E284]=&quot;W_TX_PAYLOAD&quot;;AND([.G284]&lt;&gt;&quot;&quot;;[.E285]=&quot;&quot;));BIN2HEX([.D28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4013036400000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286]=[.B285];&quot;&quot;;VLOOKUP([.D286];[$Spec.A$1:$Spec.B$1048576];2;0))" office:value-type="string" office:string-value="" calcext:value-type="error">
            <text:p>#N/D</text:p>
          </table:table-cell>
          <table:table-cell table:style-name="ce13" table:formula="of:=IF([.E286]=&quot;W_REGISTER (RF_CH)&quot;;BIN2DEC([.D287]);IF([.E286]=&quot;W_REGISTER (TX_ADDR)&quot;;CONCATENATE(&quot;0x&quot;;BIN2HEX([.D291]);BIN2HEX([.D290]);BIN2HEX([.D289]);BIN2HEX([.D288]);BIN2HEX([.D287]));&quot;&quot;))" office:value-type="string" office:string-value="" calcext:value-type="error">
            <text:p>#N/D</text:p>
          </table:table-cell>
          <table:table-cell table:style-name="ce17" table:formula="of:=IF(OR([.E285]=&quot;W_TX_PAYLOAD&quot;;AND([.G285]&lt;&gt;&quot;&quot;;[.E286]=&quot;&quot;));BIN2HEX([.D28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4024695200000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0000 <text:s/>1111</text:p>
          </table:table-cell>
          <table:table-cell/>
          <table:table-cell table:style-name="ce13" table:formula="of:=IF([.B287]=[.B286];&quot;&quot;;VLOOKUP([.D287];[$Spec.A$1:$Spec.B$1048576];2;0))">
            <text:p/>
          </table:table-cell>
          <table:table-cell table:style-name="ce13" table:formula="of:=IF([.E287]=&quot;W_REGISTER (RF_CH)&quot;;BIN2DEC([.D288]);IF([.E287]=&quot;W_REGISTER (TX_ADDR)&quot;;CONCATENATE(&quot;0x&quot;;BIN2HEX([.D292]);BIN2HEX([.D291]);BIN2HEX([.D290]);BIN2HEX([.D289]);BIN2HEX([.D288]));&quot;&quot;))">
            <text:p/>
          </table:table-cell>
          <table:table-cell table:style-name="ce17" table:formula="of:=IF(OR([.E286]=&quot;W_TX_PAYLOAD&quot;;AND([.G286]&lt;&gt;&quot;&quot;;[.E287]=&quot;&quot;));BIN2HEX([.D28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5737088400000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288]=[.B287];&quot;&quot;;VLOOKUP([.D288];[$Spec.A$1:$Spec.B$1048576];2;0))" office:value-type="string" office:string-value="" calcext:value-type="error">
            <text:p>#N/D</text:p>
          </table:table-cell>
          <table:table-cell table:style-name="ce13" table:formula="of:=IF([.E288]=&quot;W_REGISTER (RF_CH)&quot;;BIN2DEC([.D289]);IF([.E288]=&quot;W_REGISTER (TX_ADDR)&quot;;CONCATENATE(&quot;0x&quot;;BIN2HEX([.D293]);BIN2HEX([.D292]);BIN2HEX([.D291]);BIN2HEX([.D290]);BIN2HEX([.D289]));&quot;&quot;))" office:value-type="string" office:string-value="" calcext:value-type="error">
            <text:p>#N/D</text:p>
          </table:table-cell>
          <table:table-cell table:style-name="ce17" table:formula="of:=IF(OR([.E287]=&quot;W_TX_PAYLOAD&quot;;AND([.G287]&lt;&gt;&quot;&quot;;[.E288]=&quot;&quot;));BIN2HEX([.D28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5748249200000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289]=[.B288];&quot;&quot;;VLOOKUP([.D289];[$Spec.A$1:$Spec.B$1048576];2;0))">
            <text:p/>
          </table:table-cell>
          <table:table-cell table:style-name="ce13" table:formula="of:=IF([.E289]=&quot;W_REGISTER (RF_CH)&quot;;BIN2DEC([.D290]);IF([.E289]=&quot;W_REGISTER (TX_ADDR)&quot;;CONCATENATE(&quot;0x&quot;;BIN2HEX([.D294]);BIN2HEX([.D293]);BIN2HEX([.D292]);BIN2HEX([.D291]);BIN2HEX([.D290]));&quot;&quot;))">
            <text:p/>
          </table:table-cell>
          <table:table-cell table:style-name="ce17" table:formula="of:=IF(OR([.E288]=&quot;W_TX_PAYLOAD&quot;;AND([.G288]&lt;&gt;&quot;&quot;;[.E289]=&quot;&quot;));BIN2HEX([.D28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5761303600000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0110 <text:s/>0001</text:p>
          </table:table-cell>
          <table:table-cell/>
          <table:table-cell table:style-name="ce13" table:formula="of:=IF([.B290]=[.B289];&quot;&quot;;VLOOKUP([.D290];[$Spec.A$1:$Spec.B$1048576];2;0))" office:value-type="string" office:string-value="" calcext:value-type="error">
            <text:p>#N/D</text:p>
          </table:table-cell>
          <table:table-cell table:style-name="ce13" table:formula="of:=IF([.E290]=&quot;W_REGISTER (RF_CH)&quot;;BIN2DEC([.D291]);IF([.E290]=&quot;W_REGISTER (TX_ADDR)&quot;;CONCATENATE(&quot;0x&quot;;BIN2HEX([.D295]);BIN2HEX([.D294]);BIN2HEX([.D293]);BIN2HEX([.D292]);BIN2HEX([.D291]));&quot;&quot;))" office:value-type="string" office:string-value="" calcext:value-type="error">
            <text:p>#N/D</text:p>
          </table:table-cell>
          <table:table-cell table:style-name="ce17" table:formula="of:=IF(OR([.E289]=&quot;W_TX_PAYLOAD&quot;;AND([.G289]&lt;&gt;&quot;&quot;;[.E290]=&quot;&quot;));BIN2HEX([.D29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5772464800000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291]=[.B290];&quot;&quot;;VLOOKUP([.D291];[$Spec.A$1:$Spec.B$1048576];2;0))">
            <text:p/>
          </table:table-cell>
          <table:table-cell table:style-name="ce13" table:formula="of:=IF([.E291]=&quot;W_REGISTER (RF_CH)&quot;;BIN2DEC([.D292]);IF([.E291]=&quot;W_REGISTER (TX_ADDR)&quot;;CONCATENATE(&quot;0x&quot;;BIN2HEX([.D296]);BIN2HEX([.D295]);BIN2HEX([.D294]);BIN2HEX([.D293]);BIN2HEX([.D292]));&quot;&quot;))">
            <text:p/>
          </table:table-cell>
          <table:table-cell table:style-name="ce17" table:formula="of:=IF(OR([.E290]=&quot;W_TX_PAYLOAD&quot;;AND([.G290]&lt;&gt;&quot;&quot;;[.E291]=&quot;&quot;));BIN2HEX([.D29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5786118400000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292]=[.B291];&quot;&quot;;VLOOKUP([.D292];[$Spec.A$1:$Spec.B$1048576];2;0))">
            <text:p/>
          </table:table-cell>
          <table:table-cell table:style-name="ce13" table:formula="of:=IF([.E292]=&quot;W_REGISTER (RF_CH)&quot;;BIN2DEC([.D293]);IF([.E292]=&quot;W_REGISTER (TX_ADDR)&quot;;CONCATENATE(&quot;0x&quot;;BIN2HEX([.D297]);BIN2HEX([.D296]);BIN2HEX([.D295]);BIN2HEX([.D294]);BIN2HEX([.D293]));&quot;&quot;))">
            <text:p/>
          </table:table-cell>
          <table:table-cell table:style-name="ce17" table:formula="of:=IF(OR([.E291]=&quot;W_TX_PAYLOAD&quot;;AND([.G291]&lt;&gt;&quot;&quot;;[.E292]=&quot;&quot;));BIN2HEX([.D29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5797778400000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293]=[.B292];&quot;&quot;;VLOOKUP([.D293];[$Spec.A$1:$Spec.B$1048576];2;0))">
            <text:p/>
          </table:table-cell>
          <table:table-cell table:style-name="ce13" table:formula="of:=IF([.E293]=&quot;W_REGISTER (RF_CH)&quot;;BIN2DEC([.D294]);IF([.E293]=&quot;W_REGISTER (TX_ADDR)&quot;;CONCATENATE(&quot;0x&quot;;BIN2HEX([.D298]);BIN2HEX([.D297]);BIN2HEX([.D296]);BIN2HEX([.D295]);BIN2HEX([.D294]));&quot;&quot;))">
            <text:p/>
          </table:table-cell>
          <table:table-cell table:style-name="ce17" table:formula="of:=IF(OR([.E292]=&quot;W_TX_PAYLOAD&quot;;AND([.G292]&lt;&gt;&quot;&quot;;[.E293]=&quot;&quot;));BIN2HEX([.D29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5809736800000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294]=[.B293];&quot;&quot;;VLOOKUP([.D294];[$Spec.A$1:$Spec.B$1048576];2;0))">
            <text:p/>
          </table:table-cell>
          <table:table-cell table:style-name="ce13" table:formula="of:=IF([.E294]=&quot;W_REGISTER (RF_CH)&quot;;BIN2DEC([.D295]);IF([.E294]=&quot;W_REGISTER (TX_ADDR)&quot;;CONCATENATE(&quot;0x&quot;;BIN2HEX([.D299]);BIN2HEX([.D298]);BIN2HEX([.D297]);BIN2HEX([.D296]);BIN2HEX([.D295]));&quot;&quot;))">
            <text:p/>
          </table:table-cell>
          <table:table-cell table:style-name="ce17" table:formula="of:=IF(OR([.E293]=&quot;W_TX_PAYLOAD&quot;;AND([.G293]&lt;&gt;&quot;&quot;;[.E294]=&quot;&quot;));BIN2HEX([.D29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5821695200000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295]=[.B294];&quot;&quot;;VLOOKUP([.D295];[$Spec.A$1:$Spec.B$1048576];2;0))">
            <text:p/>
          </table:table-cell>
          <table:table-cell table:style-name="ce13" table:formula="of:=IF([.E295]=&quot;W_REGISTER (RF_CH)&quot;;BIN2DEC([.D296]);IF([.E295]=&quot;W_REGISTER (TX_ADDR)&quot;;CONCATENATE(&quot;0x&quot;;BIN2HEX([.D300]);BIN2HEX([.D299]);BIN2HEX([.D298]);BIN2HEX([.D297]);BIN2HEX([.D296]));&quot;&quot;))">
            <text:p/>
          </table:table-cell>
          <table:table-cell table:style-name="ce17" table:formula="of:=IF(OR([.E294]=&quot;W_TX_PAYLOAD&quot;;AND([.G294]&lt;&gt;&quot;&quot;;[.E295]=&quot;&quot;));BIN2HEX([.D29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5833554800000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296]=[.B295];&quot;&quot;;VLOOKUP([.D296];[$Spec.A$1:$Spec.B$1048576];2;0))">
            <text:p/>
          </table:table-cell>
          <table:table-cell table:style-name="ce13" table:formula="of:=IF([.E296]=&quot;W_REGISTER (RF_CH)&quot;;BIN2DEC([.D297]);IF([.E296]=&quot;W_REGISTER (TX_ADDR)&quot;;CONCATENATE(&quot;0x&quot;;BIN2HEX([.D301]);BIN2HEX([.D300]);BIN2HEX([.D299]);BIN2HEX([.D298]);BIN2HEX([.D297]));&quot;&quot;))">
            <text:p/>
          </table:table-cell>
          <table:table-cell table:style-name="ce17" table:formula="of:=IF(OR([.E295]=&quot;W_TX_PAYLOAD&quot;;AND([.G295]&lt;&gt;&quot;&quot;;[.E296]=&quot;&quot;));BIN2HEX([.D29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5845313600000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297]=[.B296];&quot;&quot;;VLOOKUP([.D297];[$Spec.A$1:$Spec.B$1048576];2;0))">
            <text:p/>
          </table:table-cell>
          <table:table-cell table:style-name="ce13" table:formula="of:=IF([.E297]=&quot;W_REGISTER (RF_CH)&quot;;BIN2DEC([.D298]);IF([.E297]=&quot;W_REGISTER (TX_ADDR)&quot;;CONCATENATE(&quot;0x&quot;;BIN2HEX([.D302]);BIN2HEX([.D301]);BIN2HEX([.D300]);BIN2HEX([.D299]);BIN2HEX([.D298]));&quot;&quot;))">
            <text:p/>
          </table:table-cell>
          <table:table-cell table:style-name="ce17" table:formula="of:=IF(OR([.E296]=&quot;W_TX_PAYLOAD&quot;;AND([.G296]&lt;&gt;&quot;&quot;;[.E297]=&quot;&quot;));BIN2HEX([.D29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5857072800000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298]=[.B297];&quot;&quot;;VLOOKUP([.D298];[$Spec.A$1:$Spec.B$1048576];2;0))">
            <text:p/>
          </table:table-cell>
          <table:table-cell table:style-name="ce13" table:formula="of:=IF([.E298]=&quot;W_REGISTER (RF_CH)&quot;;BIN2DEC([.D299]);IF([.E298]=&quot;W_REGISTER (TX_ADDR)&quot;;CONCATENATE(&quot;0x&quot;;BIN2HEX([.D303]);BIN2HEX([.D302]);BIN2HEX([.D301]);BIN2HEX([.D300]);BIN2HEX([.D299]));&quot;&quot;))">
            <text:p/>
          </table:table-cell>
          <table:table-cell table:style-name="ce17" table:formula="of:=IF(OR([.E297]=&quot;W_TX_PAYLOAD&quot;;AND([.G297]&lt;&gt;&quot;&quot;;[.E298]=&quot;&quot;));BIN2HEX([.D29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5869828800000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299]=[.B298];&quot;&quot;;VLOOKUP([.D299];[$Spec.A$1:$Spec.B$1048576];2;0))" office:value-type="string" office:string-value="" calcext:value-type="error">
            <text:p>#N/D</text:p>
          </table:table-cell>
          <table:table-cell table:style-name="ce13" table:formula="of:=IF([.E299]=&quot;W_REGISTER (RF_CH)&quot;;BIN2DEC([.D300]);IF([.E299]=&quot;W_REGISTER (TX_ADDR)&quot;;CONCATENATE(&quot;0x&quot;;BIN2HEX([.D304]);BIN2HEX([.D303]);BIN2HEX([.D302]);BIN2HEX([.D301]);BIN2HEX([.D300]));&quot;&quot;))" office:value-type="string" office:string-value="" calcext:value-type="error">
            <text:p>#N/D</text:p>
          </table:table-cell>
          <table:table-cell table:style-name="ce17" table:formula="of:=IF(OR([.E298]=&quot;W_TX_PAYLOAD&quot;;AND([.G298]&lt;&gt;&quot;&quot;;[.E299]=&quot;&quot;));BIN2HEX([.D29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5885276000000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300]=[.B299];&quot;&quot;;VLOOKUP([.D300];[$Spec.A$1:$Spec.B$1048576];2;0))" office:value-type="string" office:string-value="" calcext:value-type="error">
            <text:p>#N/D</text:p>
          </table:table-cell>
          <table:table-cell table:style-name="ce13" table:formula="of:=IF([.E300]=&quot;W_REGISTER (RF_CH)&quot;;BIN2DEC([.D301]);IF([.E300]=&quot;W_REGISTER (TX_ADDR)&quot;;CONCATENATE(&quot;0x&quot;;BIN2HEX([.D305]);BIN2HEX([.D304]);BIN2HEX([.D303]);BIN2HEX([.D302]);BIN2HEX([.D301]));&quot;&quot;))" office:value-type="string" office:string-value="" calcext:value-type="error">
            <text:p>#N/D</text:p>
          </table:table-cell>
          <table:table-cell table:style-name="ce17" table:formula="of:=IF(OR([.E299]=&quot;W_TX_PAYLOAD&quot;;AND([.G299]&lt;&gt;&quot;&quot;;[.E300]=&quot;&quot;));BIN2HEX([.D30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5896934800000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301]=[.B300];&quot;&quot;;VLOOKUP([.D301];[$Spec.A$1:$Spec.B$1048576];2;0))">
            <text:p/>
          </table:table-cell>
          <table:table-cell table:style-name="ce13" table:formula="of:=IF([.E301]=&quot;W_REGISTER (RF_CH)&quot;;BIN2DEC([.D302]);IF([.E301]=&quot;W_REGISTER (TX_ADDR)&quot;;CONCATENATE(&quot;0x&quot;;BIN2HEX([.D306]);BIN2HEX([.D305]);BIN2HEX([.D304]);BIN2HEX([.D303]);BIN2HEX([.D302]));&quot;&quot;))">
            <text:p/>
          </table:table-cell>
          <table:table-cell table:style-name="ce17" table:formula="of:=IF(OR([.E300]=&quot;W_TX_PAYLOAD&quot;;AND([.G300]&lt;&gt;&quot;&quot;;[.E301]=&quot;&quot;));BIN2HEX([.D30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5908992400000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302]=[.B301];&quot;&quot;;VLOOKUP([.D302];[$Spec.A$1:$Spec.B$1048576];2;0))" office:value-type="string" office:string-value="" calcext:value-type="error">
            <text:p>#N/D</text:p>
          </table:table-cell>
          <table:table-cell table:style-name="ce13" table:formula="of:=IF([.E302]=&quot;W_REGISTER (RF_CH)&quot;;BIN2DEC([.D303]);IF([.E302]=&quot;W_REGISTER (TX_ADDR)&quot;;CONCATENATE(&quot;0x&quot;;BIN2HEX([.D307]);BIN2HEX([.D306]);BIN2HEX([.D305]);BIN2HEX([.D304]);BIN2HEX([.D303]));&quot;&quot;))" office:value-type="string" office:string-value="" calcext:value-type="error">
            <text:p>#N/D</text:p>
          </table:table-cell>
          <table:table-cell table:style-name="ce17" table:formula="of:=IF(OR([.E301]=&quot;W_TX_PAYLOAD&quot;;AND([.G301]&lt;&gt;&quot;&quot;;[.E302]=&quot;&quot;));BIN2HEX([.D30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5921050000000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303]=[.B302];&quot;&quot;;VLOOKUP([.D303];[$Spec.A$1:$Spec.B$1048576];2;0))" office:value-type="string" office:string-value="" calcext:value-type="error">
            <text:p>#N/D</text:p>
          </table:table-cell>
          <table:table-cell table:style-name="ce13" table:formula="of:=IF([.E303]=&quot;W_REGISTER (RF_CH)&quot;;BIN2DEC([.D304]);IF([.E303]=&quot;W_REGISTER (TX_ADDR)&quot;;CONCATENATE(&quot;0x&quot;;BIN2HEX([.D308]);BIN2HEX([.D307]);BIN2HEX([.D306]);BIN2HEX([.D305]);BIN2HEX([.D304]));&quot;&quot;))" office:value-type="string" office:string-value="" calcext:value-type="error">
            <text:p>#N/D</text:p>
          </table:table-cell>
          <table:table-cell table:style-name="ce17" table:formula="of:=IF(OR([.E302]=&quot;W_TX_PAYLOAD&quot;;AND([.G302]&lt;&gt;&quot;&quot;;[.E303]=&quot;&quot;));BIN2HEX([.D30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5933207200000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304]=[.B303];&quot;&quot;;VLOOKUP([.D304];[$Spec.A$1:$Spec.B$1048576];2;0))" office:value-type="string" office:string-value="" calcext:value-type="error">
            <text:p>#N/D</text:p>
          </table:table-cell>
          <table:table-cell table:style-name="ce13" table:formula="of:=IF([.E304]=&quot;W_REGISTER (RF_CH)&quot;;BIN2DEC([.D305]);IF([.E304]=&quot;W_REGISTER (TX_ADDR)&quot;;CONCATENATE(&quot;0x&quot;;BIN2HEX([.D309]);BIN2HEX([.D308]);BIN2HEX([.D307]);BIN2HEX([.D306]);BIN2HEX([.D305]));&quot;&quot;))" office:value-type="string" office:string-value="" calcext:value-type="error">
            <text:p>#N/D</text:p>
          </table:table-cell>
          <table:table-cell table:style-name="ce17" table:formula="of:=IF(OR([.E303]=&quot;W_TX_PAYLOAD&quot;;AND([.G303]&lt;&gt;&quot;&quot;;[.E304]=&quot;&quot;));BIN2HEX([.D30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5945165600000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305]=[.B304];&quot;&quot;;VLOOKUP([.D305];[$Spec.A$1:$Spec.B$1048576];2;0))" office:value-type="string" office:string-value="" calcext:value-type="error">
            <text:p>#N/D</text:p>
          </table:table-cell>
          <table:table-cell table:style-name="ce13" table:formula="of:=IF([.E305]=&quot;W_REGISTER (RF_CH)&quot;;BIN2DEC([.D306]);IF([.E305]=&quot;W_REGISTER (TX_ADDR)&quot;;CONCATENATE(&quot;0x&quot;;BIN2HEX([.D310]);BIN2HEX([.D309]);BIN2HEX([.D308]);BIN2HEX([.D307]);BIN2HEX([.D306]));&quot;&quot;))" office:value-type="string" office:string-value="" calcext:value-type="error">
            <text:p>#N/D</text:p>
          </table:table-cell>
          <table:table-cell table:style-name="ce17" table:formula="of:=IF(OR([.E304]=&quot;W_TX_PAYLOAD&quot;;AND([.G304]&lt;&gt;&quot;&quot;;[.E305]=&quot;&quot;));BIN2HEX([.D30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5956825200000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306]=[.B305];&quot;&quot;;VLOOKUP([.D306];[$Spec.A$1:$Spec.B$1048576];2;0))">
            <text:p/>
          </table:table-cell>
          <table:table-cell table:style-name="ce13" table:formula="of:=IF([.E306]=&quot;W_REGISTER (RF_CH)&quot;;BIN2DEC([.D307]);IF([.E306]=&quot;W_REGISTER (TX_ADDR)&quot;;CONCATENATE(&quot;0x&quot;;BIN2HEX([.D311]);BIN2HEX([.D310]);BIN2HEX([.D309]);BIN2HEX([.D308]);BIN2HEX([.D307]));&quot;&quot;))">
            <text:p/>
          </table:table-cell>
          <table:table-cell table:style-name="ce17" table:formula="of:=IF(OR([.E305]=&quot;W_TX_PAYLOAD&quot;;AND([.G305]&lt;&gt;&quot;&quot;;[.E306]=&quot;&quot;));BIN2HEX([.D30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5968484400000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307]=[.B306];&quot;&quot;;VLOOKUP([.D307];[$Spec.A$1:$Spec.B$1048576];2;0))">
            <text:p/>
          </table:table-cell>
          <table:table-cell table:style-name="ce13" table:formula="of:=IF([.E307]=&quot;W_REGISTER (RF_CH)&quot;;BIN2DEC([.D308]);IF([.E307]=&quot;W_REGISTER (TX_ADDR)&quot;;CONCATENATE(&quot;0x&quot;;BIN2HEX([.D312]);BIN2HEX([.D311]);BIN2HEX([.D310]);BIN2HEX([.D309]);BIN2HEX([.D308]));&quot;&quot;))">
            <text:p/>
          </table:table-cell>
          <table:table-cell table:style-name="ce17" table:formula="of:=IF(OR([.E306]=&quot;W_TX_PAYLOAD&quot;;AND([.G306]&lt;&gt;&quot;&quot;;[.E307]=&quot;&quot;));BIN2HEX([.D30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5981738000000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1000 <text:s/>0011</text:p>
          </table:table-cell>
          <table:table-cell/>
          <table:table-cell table:style-name="ce13" table:formula="of:=IF([.B308]=[.B307];&quot;&quot;;VLOOKUP([.D308];[$Spec.A$1:$Spec.B$1048576];2;0))">
            <text:p/>
          </table:table-cell>
          <table:table-cell table:style-name="ce13" table:formula="of:=IF([.E308]=&quot;W_REGISTER (RF_CH)&quot;;BIN2DEC([.D309]);IF([.E308]=&quot;W_REGISTER (TX_ADDR)&quot;;CONCATENATE(&quot;0x&quot;;BIN2HEX([.D313]);BIN2HEX([.D312]);BIN2HEX([.D311]);BIN2HEX([.D310]);BIN2HEX([.D309]));&quot;&quot;))">
            <text:p/>
          </table:table-cell>
          <table:table-cell table:style-name="ce17" table:formula="of:=IF(OR([.E307]=&quot;W_TX_PAYLOAD&quot;;AND([.G307]&lt;&gt;&quot;&quot;;[.E308]=&quot;&quot;));BIN2HEX([.D30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5993397200000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1110 <text:s/>0000</text:p>
          </table:table-cell>
          <table:table-cell/>
          <table:table-cell table:style-name="ce13" table:formula="of:=IF([.B309]=[.B308];&quot;&quot;;VLOOKUP([.D309];[$Spec.A$1:$Spec.B$1048576];2;0))">
            <text:p/>
          </table:table-cell>
          <table:table-cell table:style-name="ce13" table:formula="of:=IF([.E309]=&quot;W_REGISTER (RF_CH)&quot;;BIN2DEC([.D310]);IF([.E309]=&quot;W_REGISTER (TX_ADDR)&quot;;CONCATENATE(&quot;0x&quot;;BIN2HEX([.D314]);BIN2HEX([.D313]);BIN2HEX([.D312]);BIN2HEX([.D311]);BIN2HEX([.D310]));&quot;&quot;))">
            <text:p/>
          </table:table-cell>
          <table:table-cell table:style-name="ce17" table:formula="of:=IF(OR([.E308]=&quot;W_TX_PAYLOAD&quot;;AND([.G308]&lt;&gt;&quot;&quot;;[.E309]=&quot;&quot;));BIN2HEX([.D30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6005055600000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310]=[.B309];&quot;&quot;;VLOOKUP([.D310];[$Spec.A$1:$Spec.B$1048576];2;0))">
            <text:p/>
          </table:table-cell>
          <table:table-cell table:style-name="ce13" table:formula="of:=IF([.E310]=&quot;W_REGISTER (RF_CH)&quot;;BIN2DEC([.D311]);IF([.E310]=&quot;W_REGISTER (TX_ADDR)&quot;;CONCATENATE(&quot;0x&quot;;BIN2HEX([.D315]);BIN2HEX([.D314]);BIN2HEX([.D313]);BIN2HEX([.D312]);BIN2HEX([.D311]));&quot;&quot;))">
            <text:p/>
          </table:table-cell>
          <table:table-cell table:style-name="ce17" table:formula="of:=IF(OR([.E309]=&quot;W_TX_PAYLOAD&quot;;AND([.G309]&lt;&gt;&quot;&quot;;[.E310]=&quot;&quot;));BIN2HEX([.D31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6016714400000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311]=[.B310];&quot;&quot;;VLOOKUP([.D311];[$Spec.A$1:$Spec.B$1048576];2;0))">
            <text:p/>
          </table:table-cell>
          <table:table-cell table:style-name="ce13" table:formula="of:=IF([.E311]=&quot;W_REGISTER (RF_CH)&quot;;BIN2DEC([.D312]);IF([.E311]=&quot;W_REGISTER (TX_ADDR)&quot;;CONCATENATE(&quot;0x&quot;;BIN2HEX([.D316]);BIN2HEX([.D315]);BIN2HEX([.D314]);BIN2HEX([.D313]);BIN2HEX([.D312]));&quot;&quot;))">
            <text:p/>
          </table:table-cell>
          <table:table-cell table:style-name="ce17" table:formula="of:=IF(OR([.E310]=&quot;W_TX_PAYLOAD&quot;;AND([.G310]&lt;&gt;&quot;&quot;;[.E311]=&quot;&quot;));BIN2HEX([.D31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6028372800000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312]=[.B311];&quot;&quot;;VLOOKUP([.D312];[$Spec.A$1:$Spec.B$1048576];2;0))">
            <text:p/>
          </table:table-cell>
          <table:table-cell table:style-name="ce13" table:formula="of:=IF([.E312]=&quot;W_REGISTER (RF_CH)&quot;;BIN2DEC([.D313]);IF([.E312]=&quot;W_REGISTER (TX_ADDR)&quot;;CONCATENATE(&quot;0x&quot;;BIN2HEX([.D317]);BIN2HEX([.D316]);BIN2HEX([.D315]);BIN2HEX([.D314]);BIN2HEX([.D313]));&quot;&quot;))">
            <text:p/>
          </table:table-cell>
          <table:table-cell table:style-name="ce17" table:formula="of:=IF(OR([.E311]=&quot;W_TX_PAYLOAD&quot;;AND([.G311]&lt;&gt;&quot;&quot;;[.E312]=&quot;&quot;));BIN2HEX([.D31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6040031600000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0000 <text:s/>0011</text:p>
          </table:table-cell>
          <table:table-cell/>
          <table:table-cell table:style-name="ce13" table:formula="of:=IF([.B313]=[.B312];&quot;&quot;;VLOOKUP([.D313];[$Spec.A$1:$Spec.B$1048576];2;0))">
            <text:p/>
          </table:table-cell>
          <table:table-cell table:style-name="ce13" table:formula="of:=IF([.E313]=&quot;W_REGISTER (RF_CH)&quot;;BIN2DEC([.D314]);IF([.E313]=&quot;W_REGISTER (TX_ADDR)&quot;;CONCATENATE(&quot;0x&quot;;BIN2HEX([.D318]);BIN2HEX([.D317]);BIN2HEX([.D316]);BIN2HEX([.D315]);BIN2HEX([.D314]));&quot;&quot;))">
            <text:p/>
          </table:table-cell>
          <table:table-cell table:style-name="ce17" table:formula="of:=IF(OR([.E312]=&quot;W_TX_PAYLOAD&quot;;AND([.G312]&lt;&gt;&quot;&quot;;[.E313]=&quot;&quot;));BIN2HEX([.D31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6052687600000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314]=[.B313];&quot;&quot;;VLOOKUP([.D314];[$Spec.A$1:$Spec.B$1048576];2;0))" office:value-type="string" office:string-value="" calcext:value-type="error">
            <text:p>#N/D</text:p>
          </table:table-cell>
          <table:table-cell table:style-name="ce13" table:formula="of:=IF([.E314]=&quot;W_REGISTER (RF_CH)&quot;;BIN2DEC([.D315]);IF([.E314]=&quot;W_REGISTER (TX_ADDR)&quot;;CONCATENATE(&quot;0x&quot;;BIN2HEX([.D319]);BIN2HEX([.D318]);BIN2HEX([.D317]);BIN2HEX([.D316]);BIN2HEX([.D315]));&quot;&quot;))" office:value-type="string" office:string-value="" calcext:value-type="error">
            <text:p>#N/D</text:p>
          </table:table-cell>
          <table:table-cell table:style-name="ce17" table:formula="of:=IF(OR([.E313]=&quot;W_TX_PAYLOAD&quot;;AND([.G313]&lt;&gt;&quot;&quot;;[.E314]=&quot;&quot;));BIN2HEX([.D31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6064346400000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315]=[.B314];&quot;&quot;;VLOOKUP([.D315];[$Spec.A$1:$Spec.B$1048576];2;0))">
            <text:p/>
          </table:table-cell>
          <table:table-cell table:style-name="ce13" table:formula="of:=IF([.E315]=&quot;W_REGISTER (RF_CH)&quot;;BIN2DEC([.D316]);IF([.E315]=&quot;W_REGISTER (TX_ADDR)&quot;;CONCATENATE(&quot;0x&quot;;BIN2HEX([.D320]);BIN2HEX([.D319]);BIN2HEX([.D318]);BIN2HEX([.D317]);BIN2HEX([.D316]));&quot;&quot;))">
            <text:p/>
          </table:table-cell>
          <table:table-cell table:style-name="ce17" table:formula="of:=IF(OR([.E314]=&quot;W_TX_PAYLOAD&quot;;AND([.G314]&lt;&gt;&quot;&quot;;[.E315]=&quot;&quot;));BIN2HEX([.D31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7780711200000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316]=[.B315];&quot;&quot;;VLOOKUP([.D316];[$Spec.A$1:$Spec.B$1048576];2;0))" office:value-type="string" office:string-value="" calcext:value-type="error">
            <text:p>#N/D</text:p>
          </table:table-cell>
          <table:table-cell table:style-name="ce13" table:formula="of:=IF([.E316]=&quot;W_REGISTER (RF_CH)&quot;;BIN2DEC([.D317]);IF([.E316]=&quot;W_REGISTER (TX_ADDR)&quot;;CONCATENATE(&quot;0x&quot;;BIN2HEX([.D321]);BIN2HEX([.D320]);BIN2HEX([.D319]);BIN2HEX([.D318]);BIN2HEX([.D317]));&quot;&quot;))" office:value-type="string" office:string-value="" calcext:value-type="error">
            <text:p>#N/D</text:p>
          </table:table-cell>
          <table:table-cell table:style-name="ce17" table:formula="of:=IF(OR([.E315]=&quot;W_TX_PAYLOAD&quot;;AND([.G315]&lt;&gt;&quot;&quot;;[.E316]=&quot;&quot;));BIN2HEX([.D31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7791871600000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317]=[.B316];&quot;&quot;;VLOOKUP([.D317];[$Spec.A$1:$Spec.B$1048576];2;0))">
            <text:p/>
          </table:table-cell>
          <table:table-cell table:style-name="ce13" table:formula="of:=IF([.E317]=&quot;W_REGISTER (RF_CH)&quot;;BIN2DEC([.D318]);IF([.E317]=&quot;W_REGISTER (TX_ADDR)&quot;;CONCATENATE(&quot;0x&quot;;BIN2HEX([.D322]);BIN2HEX([.D321]);BIN2HEX([.D320]);BIN2HEX([.D319]);BIN2HEX([.D318]));&quot;&quot;))">
            <text:p/>
          </table:table-cell>
          <table:table-cell table:style-name="ce17" table:formula="of:=IF(OR([.E316]=&quot;W_TX_PAYLOAD&quot;;AND([.G316]&lt;&gt;&quot;&quot;;[.E317]=&quot;&quot;));BIN2HEX([.D31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780512560000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318]=[.B317];&quot;&quot;;VLOOKUP([.D318];[$Spec.A$1:$Spec.B$1048576];2;0))" office:value-type="string" office:string-value="" calcext:value-type="error">
            <text:p>#N/D</text:p>
          </table:table-cell>
          <table:table-cell table:style-name="ce13" table:formula="of:=IF([.E318]=&quot;W_REGISTER (RF_CH)&quot;;BIN2DEC([.D319]);IF([.E318]=&quot;W_REGISTER (TX_ADDR)&quot;;CONCATENATE(&quot;0x&quot;;BIN2HEX([.D323]);BIN2HEX([.D322]);BIN2HEX([.D321]);BIN2HEX([.D320]);BIN2HEX([.D319]));&quot;&quot;))" office:value-type="string" office:string-value="" calcext:value-type="error">
            <text:p>#N/D</text:p>
          </table:table-cell>
          <table:table-cell table:style-name="ce17" table:formula="of:=IF(OR([.E317]=&quot;W_TX_PAYLOAD&quot;;AND([.G317]&lt;&gt;&quot;&quot;;[.E318]=&quot;&quot;));BIN2HEX([.D31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7819575600000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319]=[.B318];&quot;&quot;;VLOOKUP([.D319];[$Spec.A$1:$Spec.B$1048576];2;0))" office:value-type="string" office:string-value="" calcext:value-type="error">
            <text:p>#N/D</text:p>
          </table:table-cell>
          <table:table-cell table:style-name="ce13" table:formula="of:=IF([.E319]=&quot;W_REGISTER (RF_CH)&quot;;BIN2DEC([.D320]);IF([.E319]=&quot;W_REGISTER (TX_ADDR)&quot;;CONCATENATE(&quot;0x&quot;;BIN2HEX([.D324]);BIN2HEX([.D323]);BIN2HEX([.D322]);BIN2HEX([.D321]);BIN2HEX([.D320]));&quot;&quot;))" office:value-type="string" office:string-value="" calcext:value-type="error">
            <text:p>#N/D</text:p>
          </table:table-cell>
          <table:table-cell table:style-name="ce17" table:formula="of:=IF(OR([.E318]=&quot;W_TX_PAYLOAD&quot;;AND([.G318]&lt;&gt;&quot;&quot;;[.E319]=&quot;&quot;));BIN2HEX([.D31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7831234800000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320]=[.B319];&quot;&quot;;VLOOKUP([.D320];[$Spec.A$1:$Spec.B$1048576];2;0))">
            <text:p/>
          </table:table-cell>
          <table:table-cell table:style-name="ce13" table:formula="of:=IF([.E320]=&quot;W_REGISTER (RF_CH)&quot;;BIN2DEC([.D321]);IF([.E320]=&quot;W_REGISTER (TX_ADDR)&quot;;CONCATENATE(&quot;0x&quot;;BIN2HEX([.D325]);BIN2HEX([.D324]);BIN2HEX([.D323]);BIN2HEX([.D322]);BIN2HEX([.D321]));&quot;&quot;))">
            <text:p/>
          </table:table-cell>
          <table:table-cell table:style-name="ce17" table:formula="of:=IF(OR([.E319]=&quot;W_TX_PAYLOAD&quot;;AND([.G319]&lt;&gt;&quot;&quot;;[.E320]=&quot;&quot;));BIN2HEX([.D32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7845086800000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321]=[.B320];&quot;&quot;;VLOOKUP([.D321];[$Spec.A$1:$Spec.B$1048576];2;0))" office:value-type="string" office:string-value="" calcext:value-type="error">
            <text:p>#N/D</text:p>
          </table:table-cell>
          <table:table-cell table:style-name="ce13" table:formula="of:=IF([.E321]=&quot;W_REGISTER (RF_CH)&quot;;BIN2DEC([.D322]);IF([.E321]=&quot;W_REGISTER (TX_ADDR)&quot;;CONCATENATE(&quot;0x&quot;;BIN2HEX([.D326]);BIN2HEX([.D325]);BIN2HEX([.D324]);BIN2HEX([.D323]);BIN2HEX([.D322]));&quot;&quot;))" office:value-type="string" office:string-value="" calcext:value-type="error">
            <text:p>#N/D</text:p>
          </table:table-cell>
          <table:table-cell table:style-name="ce17" table:formula="of:=IF(OR([.E320]=&quot;W_TX_PAYLOAD&quot;;AND([.G320]&lt;&gt;&quot;&quot;;[.E321]=&quot;&quot;));BIN2HEX([.D32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785704480000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322]=[.B321];&quot;&quot;;VLOOKUP([.D322];[$Spec.A$1:$Spec.B$1048576];2;0))" office:value-type="string" office:string-value="" calcext:value-type="error">
            <text:p>#N/D</text:p>
          </table:table-cell>
          <table:table-cell table:style-name="ce13" table:formula="of:=IF([.E322]=&quot;W_REGISTER (RF_CH)&quot;;BIN2DEC([.D323]);IF([.E322]=&quot;W_REGISTER (TX_ADDR)&quot;;CONCATENATE(&quot;0x&quot;;BIN2HEX([.D327]);BIN2HEX([.D326]);BIN2HEX([.D325]);BIN2HEX([.D324]);BIN2HEX([.D323]));&quot;&quot;))" office:value-type="string" office:string-value="" calcext:value-type="error">
            <text:p>#N/D</text:p>
          </table:table-cell>
          <table:table-cell table:style-name="ce17" table:formula="of:=IF(OR([.E321]=&quot;W_TX_PAYLOAD&quot;;AND([.G321]&lt;&gt;&quot;&quot;;[.E322]=&quot;&quot;));BIN2HEX([.D32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786870400000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323]=[.B322];&quot;&quot;;VLOOKUP([.D323];[$Spec.A$1:$Spec.B$1048576];2;0))">
            <text:p/>
          </table:table-cell>
          <table:table-cell table:style-name="ce13" table:formula="of:=IF([.E323]=&quot;W_REGISTER (RF_CH)&quot;;BIN2DEC([.D324]);IF([.E323]=&quot;W_REGISTER (TX_ADDR)&quot;;CONCATENATE(&quot;0x&quot;;BIN2HEX([.D328]);BIN2HEX([.D327]);BIN2HEX([.D326]);BIN2HEX([.D325]);BIN2HEX([.D324]));&quot;&quot;))">
            <text:p/>
          </table:table-cell>
          <table:table-cell table:style-name="ce17" table:formula="of:=IF(OR([.E322]=&quot;W_TX_PAYLOAD&quot;;AND([.G322]&lt;&gt;&quot;&quot;;[.E323]=&quot;&quot;));BIN2HEX([.D32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788036240000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324]=[.B323];&quot;&quot;;VLOOKUP([.D324];[$Spec.A$1:$Spec.B$1048576];2;0))">
            <text:p/>
          </table:table-cell>
          <table:table-cell table:style-name="ce13" table:formula="of:=IF([.E324]=&quot;W_REGISTER (RF_CH)&quot;;BIN2DEC([.D325]);IF([.E324]=&quot;W_REGISTER (TX_ADDR)&quot;;CONCATENATE(&quot;0x&quot;;BIN2HEX([.D329]);BIN2HEX([.D328]);BIN2HEX([.D327]);BIN2HEX([.D326]);BIN2HEX([.D325]));&quot;&quot;))">
            <text:p/>
          </table:table-cell>
          <table:table-cell table:style-name="ce17" table:formula="of:=IF(OR([.E323]=&quot;W_TX_PAYLOAD&quot;;AND([.G323]&lt;&gt;&quot;&quot;;[.E324]=&quot;&quot;));BIN2HEX([.D32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789202120000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1000 <text:s/>0100</text:p>
          </table:table-cell>
          <table:table-cell/>
          <table:table-cell table:style-name="ce13" table:formula="of:=IF([.B325]=[.B324];&quot;&quot;;VLOOKUP([.D325];[$Spec.A$1:$Spec.B$1048576];2;0))">
            <text:p/>
          </table:table-cell>
          <table:table-cell table:style-name="ce13" table:formula="of:=IF([.E325]=&quot;W_REGISTER (RF_CH)&quot;;BIN2DEC([.D326]);IF([.E325]=&quot;W_REGISTER (TX_ADDR)&quot;;CONCATENATE(&quot;0x&quot;;BIN2HEX([.D330]);BIN2HEX([.D329]);BIN2HEX([.D328]);BIN2HEX([.D327]);BIN2HEX([.D326]));&quot;&quot;))">
            <text:p/>
          </table:table-cell>
          <table:table-cell table:style-name="ce17" table:formula="of:=IF(OR([.E324]=&quot;W_TX_PAYLOAD&quot;;AND([.G324]&lt;&gt;&quot;&quot;;[.E325]=&quot;&quot;));BIN2HEX([.D32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790368000000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326]=[.B325];&quot;&quot;;VLOOKUP([.D326];[$Spec.A$1:$Spec.B$1048576];2;0))">
            <text:p/>
          </table:table-cell>
          <table:table-cell table:style-name="ce13" table:formula="of:=IF([.E326]=&quot;W_REGISTER (RF_CH)&quot;;BIN2DEC([.D327]);IF([.E326]=&quot;W_REGISTER (TX_ADDR)&quot;;CONCATENATE(&quot;0x&quot;;BIN2HEX([.D331]);BIN2HEX([.D330]);BIN2HEX([.D329]);BIN2HEX([.D328]);BIN2HEX([.D327]));&quot;&quot;))">
            <text:p/>
          </table:table-cell>
          <table:table-cell table:style-name="ce17" table:formula="of:=IF(OR([.E325]=&quot;W_TX_PAYLOAD&quot;;AND([.G325]&lt;&gt;&quot;&quot;;[.E326]=&quot;&quot;));BIN2HEX([.D32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791533960000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327]=[.B326];&quot;&quot;;VLOOKUP([.D327];[$Spec.A$1:$Spec.B$1048576];2;0))">
            <text:p/>
          </table:table-cell>
          <table:table-cell table:style-name="ce13" table:formula="of:=IF([.E327]=&quot;W_REGISTER (RF_CH)&quot;;BIN2DEC([.D328]);IF([.E327]=&quot;W_REGISTER (TX_ADDR)&quot;;CONCATENATE(&quot;0x&quot;;BIN2HEX([.D332]);BIN2HEX([.D331]);BIN2HEX([.D330]);BIN2HEX([.D329]);BIN2HEX([.D328]));&quot;&quot;))">
            <text:p/>
          </table:table-cell>
          <table:table-cell table:style-name="ce17" table:formula="of:=IF(OR([.E326]=&quot;W_TX_PAYLOAD&quot;;AND([.G326]&lt;&gt;&quot;&quot;;[.E327]=&quot;&quot;));BIN2HEX([.D32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792859320000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328]=[.B327];&quot;&quot;;VLOOKUP([.D328];[$Spec.A$1:$Spec.B$1048576];2;0))">
            <text:p/>
          </table:table-cell>
          <table:table-cell table:style-name="ce13" table:formula="of:=IF([.E328]=&quot;W_REGISTER (RF_CH)&quot;;BIN2DEC([.D329]);IF([.E328]=&quot;W_REGISTER (TX_ADDR)&quot;;CONCATENATE(&quot;0x&quot;;BIN2HEX([.D333]);BIN2HEX([.D332]);BIN2HEX([.D331]);BIN2HEX([.D330]);BIN2HEX([.D329]));&quot;&quot;))">
            <text:p/>
          </table:table-cell>
          <table:table-cell table:style-name="ce17" table:formula="of:=IF(OR([.E327]=&quot;W_TX_PAYLOAD&quot;;AND([.G327]&lt;&gt;&quot;&quot;;[.E328]=&quot;&quot;));BIN2HEX([.D32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794025240000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329]=[.B328];&quot;&quot;;VLOOKUP([.D329];[$Spec.A$1:$Spec.B$1048576];2;0))">
            <text:p/>
          </table:table-cell>
          <table:table-cell table:style-name="ce13" table:formula="of:=IF([.E329]=&quot;W_REGISTER (RF_CH)&quot;;BIN2DEC([.D330]);IF([.E329]=&quot;W_REGISTER (TX_ADDR)&quot;;CONCATENATE(&quot;0x&quot;;BIN2HEX([.D334]);BIN2HEX([.D333]);BIN2HEX([.D332]);BIN2HEX([.D331]);BIN2HEX([.D330]));&quot;&quot;))">
            <text:p/>
          </table:table-cell>
          <table:table-cell table:style-name="ce17" table:formula="of:=IF(OR([.E328]=&quot;W_TX_PAYLOAD&quot;;AND([.G328]&lt;&gt;&quot;&quot;;[.E329]=&quot;&quot;));BIN2HEX([.D32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795191120000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0000 <text:s/>0100</text:p>
          </table:table-cell>
          <table:table-cell/>
          <table:table-cell table:style-name="ce13" table:formula="of:=IF([.B330]=[.B329];&quot;&quot;;VLOOKUP([.D330];[$Spec.A$1:$Spec.B$1048576];2;0))">
            <text:p/>
          </table:table-cell>
          <table:table-cell table:style-name="ce13" table:formula="of:=IF([.E330]=&quot;W_REGISTER (RF_CH)&quot;;BIN2DEC([.D331]);IF([.E330]=&quot;W_REGISTER (TX_ADDR)&quot;;CONCATENATE(&quot;0x&quot;;BIN2HEX([.D335]);BIN2HEX([.D334]);BIN2HEX([.D333]);BIN2HEX([.D332]);BIN2HEX([.D331]));&quot;&quot;))">
            <text:p/>
          </table:table-cell>
          <table:table-cell table:style-name="ce17" table:formula="of:=IF(OR([.E329]=&quot;W_TX_PAYLOAD&quot;;AND([.G329]&lt;&gt;&quot;&quot;;[.E330]=&quot;&quot;));BIN2HEX([.D33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7964567200000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331]=[.B330];&quot;&quot;;VLOOKUP([.D331];[$Spec.A$1:$Spec.B$1048576];2;0))" office:value-type="string" office:string-value="" calcext:value-type="error">
            <text:p>#N/D</text:p>
          </table:table-cell>
          <table:table-cell table:style-name="ce13" table:formula="of:=IF([.E331]=&quot;W_REGISTER (RF_CH)&quot;;BIN2DEC([.D332]);IF([.E331]=&quot;W_REGISTER (TX_ADDR)&quot;;CONCATENATE(&quot;0x&quot;;BIN2HEX([.D336]);BIN2HEX([.D335]);BIN2HEX([.D334]);BIN2HEX([.D333]);BIN2HEX([.D332]));&quot;&quot;))" office:value-type="string" office:string-value="" calcext:value-type="error">
            <text:p>#N/D</text:p>
          </table:table-cell>
          <table:table-cell table:style-name="ce17" table:formula="of:=IF(OR([.E330]=&quot;W_TX_PAYLOAD&quot;;AND([.G330]&lt;&gt;&quot;&quot;;[.E331]=&quot;&quot;));BIN2HEX([.D33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7976226800000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332]=[.B331];&quot;&quot;;VLOOKUP([.D332];[$Spec.A$1:$Spec.B$1048576];2;0))">
            <text:p/>
          </table:table-cell>
          <table:table-cell table:style-name="ce13" table:formula="of:=IF([.E332]=&quot;W_REGISTER (RF_CH)&quot;;BIN2DEC([.D333]);IF([.E332]=&quot;W_REGISTER (TX_ADDR)&quot;;CONCATENATE(&quot;0x&quot;;BIN2HEX([.D337]);BIN2HEX([.D336]);BIN2HEX([.D335]);BIN2HEX([.D334]);BIN2HEX([.D333]));&quot;&quot;))">
            <text:p/>
          </table:table-cell>
          <table:table-cell table:style-name="ce17" table:formula="of:=IF(OR([.E331]=&quot;W_TX_PAYLOAD&quot;;AND([.G331]&lt;&gt;&quot;&quot;;[.E332]=&quot;&quot;));BIN2HEX([.D33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8228203200000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333]=[.B332];&quot;&quot;;VLOOKUP([.D333];[$Spec.A$1:$Spec.B$1048576];2;0))" office:value-type="string" office:string-value="" calcext:value-type="error">
            <text:p>#N/D</text:p>
          </table:table-cell>
          <table:table-cell table:style-name="ce13" table:formula="of:=IF([.E333]=&quot;W_REGISTER (RF_CH)&quot;;BIN2DEC([.D334]);IF([.E333]=&quot;W_REGISTER (TX_ADDR)&quot;;CONCATENATE(&quot;0x&quot;;BIN2HEX([.D338]);BIN2HEX([.D337]);BIN2HEX([.D336]);BIN2HEX([.D335]);BIN2HEX([.D334]));&quot;&quot;))" office:value-type="string" office:string-value="" calcext:value-type="error">
            <text:p>#N/D</text:p>
          </table:table-cell>
          <table:table-cell table:style-name="ce17" table:formula="of:=IF(OR([.E332]=&quot;W_TX_PAYLOAD&quot;;AND([.G332]&lt;&gt;&quot;&quot;;[.E333]=&quot;&quot;));BIN2HEX([.D33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8239364800000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334]=[.B333];&quot;&quot;;VLOOKUP([.D334];[$Spec.A$1:$Spec.B$1048576];2;0))">
            <text:p/>
          </table:table-cell>
          <table:table-cell table:style-name="ce13" table:formula="of:=IF([.E334]=&quot;W_REGISTER (RF_CH)&quot;;BIN2DEC([.D335]);IF([.E334]=&quot;W_REGISTER (TX_ADDR)&quot;;CONCATENATE(&quot;0x&quot;;BIN2HEX([.D339]);BIN2HEX([.D338]);BIN2HEX([.D337]);BIN2HEX([.D336]);BIN2HEX([.D335]));&quot;&quot;))">
            <text:p/>
          </table:table-cell>
          <table:table-cell table:style-name="ce17" table:formula="of:=IF(OR([.E333]=&quot;W_TX_PAYLOAD&quot;;AND([.G333]&lt;&gt;&quot;&quot;;[.E334]=&quot;&quot;));BIN2HEX([.D33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8252620000000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335]=[.B334];&quot;&quot;;VLOOKUP([.D335];[$Spec.A$1:$Spec.B$1048576];2;0))" office:value-type="string" office:string-value="" calcext:value-type="error">
            <text:p>#N/D</text:p>
          </table:table-cell>
          <table:table-cell table:style-name="ce13" table:formula="of:=IF([.E335]=&quot;W_REGISTER (RF_CH)&quot;;BIN2DEC([.D336]);IF([.E335]=&quot;W_REGISTER (TX_ADDR)&quot;;CONCATENATE(&quot;0x&quot;;BIN2HEX([.D340]);BIN2HEX([.D339]);BIN2HEX([.D338]);BIN2HEX([.D337]);BIN2HEX([.D336]));&quot;&quot;))" office:value-type="string" office:string-value="" calcext:value-type="error">
            <text:p>#N/D</text:p>
          </table:table-cell>
          <table:table-cell table:style-name="ce17" table:formula="of:=IF(OR([.E334]=&quot;W_TX_PAYLOAD&quot;;AND([.G334]&lt;&gt;&quot;&quot;;[.E335]=&quot;&quot;));BIN2HEX([.D33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8265476000000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336]=[.B335];&quot;&quot;;VLOOKUP([.D336];[$Spec.A$1:$Spec.B$1048576];2;0))" office:value-type="string" office:string-value="" calcext:value-type="error">
            <text:p>#N/D</text:p>
          </table:table-cell>
          <table:table-cell table:style-name="ce13" table:formula="of:=IF([.E336]=&quot;W_REGISTER (RF_CH)&quot;;BIN2DEC([.D337]);IF([.E336]=&quot;W_REGISTER (TX_ADDR)&quot;;CONCATENATE(&quot;0x&quot;;BIN2HEX([.D341]);BIN2HEX([.D340]);BIN2HEX([.D339]);BIN2HEX([.D338]);BIN2HEX([.D337]));&quot;&quot;))" office:value-type="string" office:string-value="" calcext:value-type="error">
            <text:p>#N/D</text:p>
          </table:table-cell>
          <table:table-cell table:style-name="ce17" table:formula="of:=IF(OR([.E335]=&quot;W_TX_PAYLOAD&quot;;AND([.G335]&lt;&gt;&quot;&quot;;[.E336]=&quot;&quot;));BIN2HEX([.D33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8277136000000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337]=[.B336];&quot;&quot;;VLOOKUP([.D337];[$Spec.A$1:$Spec.B$1048576];2;0))">
            <text:p/>
          </table:table-cell>
          <table:table-cell table:style-name="ce13" table:formula="of:=IF([.E337]=&quot;W_REGISTER (RF_CH)&quot;;BIN2DEC([.D338]);IF([.E337]=&quot;W_REGISTER (TX_ADDR)&quot;;CONCATENATE(&quot;0x&quot;;BIN2HEX([.D342]);BIN2HEX([.D341]);BIN2HEX([.D340]);BIN2HEX([.D339]);BIN2HEX([.D338]));&quot;&quot;))">
            <text:p/>
          </table:table-cell>
          <table:table-cell table:style-name="ce17" table:formula="of:=IF(OR([.E336]=&quot;W_TX_PAYLOAD&quot;;AND([.G336]&lt;&gt;&quot;&quot;;[.E337]=&quot;&quot;));BIN2HEX([.D33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8290988400000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338]=[.B337];&quot;&quot;;VLOOKUP([.D338];[$Spec.A$1:$Spec.B$1048576];2;0))" office:value-type="string" office:string-value="" calcext:value-type="error">
            <text:p>#N/D</text:p>
          </table:table-cell>
          <table:table-cell table:style-name="ce13" table:formula="of:=IF([.E338]=&quot;W_REGISTER (RF_CH)&quot;;BIN2DEC([.D339]);IF([.E338]=&quot;W_REGISTER (TX_ADDR)&quot;;CONCATENATE(&quot;0x&quot;;BIN2HEX([.D343]);BIN2HEX([.D342]);BIN2HEX([.D341]);BIN2HEX([.D340]);BIN2HEX([.D339]));&quot;&quot;))" office:value-type="string" office:string-value="" calcext:value-type="error">
            <text:p>#N/D</text:p>
          </table:table-cell>
          <table:table-cell table:style-name="ce17" table:formula="of:=IF(OR([.E337]=&quot;W_TX_PAYLOAD&quot;;AND([.G337]&lt;&gt;&quot;&quot;;[.E338]=&quot;&quot;));BIN2HEX([.D33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8302946000000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339]=[.B338];&quot;&quot;;VLOOKUP([.D339];[$Spec.A$1:$Spec.B$1048576];2;0))" office:value-type="string" office:string-value="" calcext:value-type="error">
            <text:p>#N/D</text:p>
          </table:table-cell>
          <table:table-cell table:style-name="ce13" table:formula="of:=IF([.E339]=&quot;W_REGISTER (RF_CH)&quot;;BIN2DEC([.D340]);IF([.E339]=&quot;W_REGISTER (TX_ADDR)&quot;;CONCATENATE(&quot;0x&quot;;BIN2HEX([.D344]);BIN2HEX([.D343]);BIN2HEX([.D342]);BIN2HEX([.D341]);BIN2HEX([.D340]));&quot;&quot;))" office:value-type="string" office:string-value="" calcext:value-type="error">
            <text:p>#N/D</text:p>
          </table:table-cell>
          <table:table-cell table:style-name="ce17" table:formula="of:=IF(OR([.E338]=&quot;W_TX_PAYLOAD&quot;;AND([.G338]&lt;&gt;&quot;&quot;;[.E339]=&quot;&quot;));BIN2HEX([.D33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8314605200000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340]=[.B339];&quot;&quot;;VLOOKUP([.D340];[$Spec.A$1:$Spec.B$1048576];2;0))">
            <text:p/>
          </table:table-cell>
          <table:table-cell table:style-name="ce13" table:formula="of:=IF([.E340]=&quot;W_REGISTER (RF_CH)&quot;;BIN2DEC([.D341]);IF([.E340]=&quot;W_REGISTER (TX_ADDR)&quot;;CONCATENATE(&quot;0x&quot;;BIN2HEX([.D345]);BIN2HEX([.D344]);BIN2HEX([.D343]);BIN2HEX([.D342]);BIN2HEX([.D341]));&quot;&quot;))">
            <text:p/>
          </table:table-cell>
          <table:table-cell table:style-name="ce17" table:formula="of:=IF(OR([.E339]=&quot;W_TX_PAYLOAD&quot;;AND([.G339]&lt;&gt;&quot;&quot;;[.E340]=&quot;&quot;));BIN2HEX([.D34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8327859600000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341]=[.B340];&quot;&quot;;VLOOKUP([.D341];[$Spec.A$1:$Spec.B$1048576];2;0))">
            <text:p/>
          </table:table-cell>
          <table:table-cell table:style-name="ce13" table:formula="of:=IF([.E341]=&quot;W_REGISTER (RF_CH)&quot;;BIN2DEC([.D342]);IF([.E341]=&quot;W_REGISTER (TX_ADDR)&quot;;CONCATENATE(&quot;0x&quot;;BIN2HEX([.D346]);BIN2HEX([.D345]);BIN2HEX([.D344]);BIN2HEX([.D343]);BIN2HEX([.D342]));&quot;&quot;))">
            <text:p/>
          </table:table-cell>
          <table:table-cell table:style-name="ce17" table:formula="of:=IF(OR([.E340]=&quot;W_TX_PAYLOAD&quot;;AND([.G340]&lt;&gt;&quot;&quot;;[.E341]=&quot;&quot;));BIN2HEX([.D34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8339519200000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1000 <text:s/>0100</text:p>
          </table:table-cell>
          <table:table-cell/>
          <table:table-cell table:style-name="ce13" table:formula="of:=IF([.B342]=[.B341];&quot;&quot;;VLOOKUP([.D342];[$Spec.A$1:$Spec.B$1048576];2;0))">
            <text:p/>
          </table:table-cell>
          <table:table-cell table:style-name="ce13" table:formula="of:=IF([.E342]=&quot;W_REGISTER (RF_CH)&quot;;BIN2DEC([.D343]);IF([.E342]=&quot;W_REGISTER (TX_ADDR)&quot;;CONCATENATE(&quot;0x&quot;;BIN2HEX([.D347]);BIN2HEX([.D346]);BIN2HEX([.D345]);BIN2HEX([.D344]);BIN2HEX([.D343]));&quot;&quot;))">
            <text:p/>
          </table:table-cell>
          <table:table-cell table:style-name="ce17" table:formula="of:=IF(OR([.E341]=&quot;W_TX_PAYLOAD&quot;;AND([.G341]&lt;&gt;&quot;&quot;;[.E342]=&quot;&quot;));BIN2HEX([.D34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8351178400000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343]=[.B342];&quot;&quot;;VLOOKUP([.D343];[$Spec.A$1:$Spec.B$1048576];2;0))">
            <text:p/>
          </table:table-cell>
          <table:table-cell table:style-name="ce13" table:formula="of:=IF([.E343]=&quot;W_REGISTER (RF_CH)&quot;;BIN2DEC([.D344]);IF([.E343]=&quot;W_REGISTER (TX_ADDR)&quot;;CONCATENATE(&quot;0x&quot;;BIN2HEX([.D348]);BIN2HEX([.D347]);BIN2HEX([.D346]);BIN2HEX([.D345]);BIN2HEX([.D344]));&quot;&quot;))">
            <text:p/>
          </table:table-cell>
          <table:table-cell table:style-name="ce17" table:formula="of:=IF(OR([.E342]=&quot;W_TX_PAYLOAD&quot;;AND([.G342]&lt;&gt;&quot;&quot;;[.E343]=&quot;&quot;));BIN2HEX([.D34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8362837600000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344]=[.B343];&quot;&quot;;VLOOKUP([.D344];[$Spec.A$1:$Spec.B$1048576];2;0))">
            <text:p/>
          </table:table-cell>
          <table:table-cell table:style-name="ce13" table:formula="of:=IF([.E344]=&quot;W_REGISTER (RF_CH)&quot;;BIN2DEC([.D345]);IF([.E344]=&quot;W_REGISTER (TX_ADDR)&quot;;CONCATENATE(&quot;0x&quot;;BIN2HEX([.D349]);BIN2HEX([.D348]);BIN2HEX([.D347]);BIN2HEX([.D346]);BIN2HEX([.D345]));&quot;&quot;))">
            <text:p/>
          </table:table-cell>
          <table:table-cell table:style-name="ce17" table:formula="of:=IF(OR([.E343]=&quot;W_TX_PAYLOAD&quot;;AND([.G343]&lt;&gt;&quot;&quot;;[.E344]=&quot;&quot;));BIN2HEX([.D34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8374497200000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345]=[.B344];&quot;&quot;;VLOOKUP([.D345];[$Spec.A$1:$Spec.B$1048576];2;0))">
            <text:p/>
          </table:table-cell>
          <table:table-cell table:style-name="ce13" table:formula="of:=IF([.E345]=&quot;W_REGISTER (RF_CH)&quot;;BIN2DEC([.D346]);IF([.E345]=&quot;W_REGISTER (TX_ADDR)&quot;;CONCATENATE(&quot;0x&quot;;BIN2HEX([.D350]);BIN2HEX([.D349]);BIN2HEX([.D348]);BIN2HEX([.D347]);BIN2HEX([.D346]));&quot;&quot;))">
            <text:p/>
          </table:table-cell>
          <table:table-cell table:style-name="ce17" table:formula="of:=IF(OR([.E344]=&quot;W_TX_PAYLOAD&quot;;AND([.G344]&lt;&gt;&quot;&quot;;[.E345]=&quot;&quot;));BIN2HEX([.D34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8386156400000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346]=[.B345];&quot;&quot;;VLOOKUP([.D346];[$Spec.A$1:$Spec.B$1048576];2;0))">
            <text:p/>
          </table:table-cell>
          <table:table-cell table:style-name="ce13" table:formula="of:=IF([.E346]=&quot;W_REGISTER (RF_CH)&quot;;BIN2DEC([.D347]);IF([.E346]=&quot;W_REGISTER (TX_ADDR)&quot;;CONCATENATE(&quot;0x&quot;;BIN2HEX([.D351]);BIN2HEX([.D350]);BIN2HEX([.D349]);BIN2HEX([.D348]);BIN2HEX([.D347]));&quot;&quot;))">
            <text:p/>
          </table:table-cell>
          <table:table-cell table:style-name="ce17" table:formula="of:=IF(OR([.E345]=&quot;W_TX_PAYLOAD&quot;;AND([.G345]&lt;&gt;&quot;&quot;;[.E346]=&quot;&quot;));BIN2HEX([.D34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8397815600000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0000 <text:s/>0100</text:p>
          </table:table-cell>
          <table:table-cell/>
          <table:table-cell table:style-name="ce13" table:formula="of:=IF([.B347]=[.B346];&quot;&quot;;VLOOKUP([.D347];[$Spec.A$1:$Spec.B$1048576];2;0))">
            <text:p/>
          </table:table-cell>
          <table:table-cell table:style-name="ce13" table:formula="of:=IF([.E347]=&quot;W_REGISTER (RF_CH)&quot;;BIN2DEC([.D348]);IF([.E347]=&quot;W_REGISTER (TX_ADDR)&quot;;CONCATENATE(&quot;0x&quot;;BIN2HEX([.D352]);BIN2HEX([.D351]);BIN2HEX([.D350]);BIN2HEX([.D349]);BIN2HEX([.D348]));&quot;&quot;))">
            <text:p/>
          </table:table-cell>
          <table:table-cell table:style-name="ce17" table:formula="of:=IF(OR([.E346]=&quot;W_TX_PAYLOAD&quot;;AND([.G346]&lt;&gt;&quot;&quot;;[.E347]=&quot;&quot;));BIN2HEX([.D34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8410471600000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348]=[.B347];&quot;&quot;;VLOOKUP([.D348];[$Spec.A$1:$Spec.B$1048576];2;0))" office:value-type="string" office:string-value="" calcext:value-type="error">
            <text:p>#N/D</text:p>
          </table:table-cell>
          <table:table-cell table:style-name="ce13" table:formula="of:=IF([.E348]=&quot;W_REGISTER (RF_CH)&quot;;BIN2DEC([.D349]);IF([.E348]=&quot;W_REGISTER (TX_ADDR)&quot;;CONCATENATE(&quot;0x&quot;;BIN2HEX([.D353]);BIN2HEX([.D352]);BIN2HEX([.D351]);BIN2HEX([.D350]);BIN2HEX([.D349]));&quot;&quot;))" office:value-type="string" office:string-value="" calcext:value-type="error">
            <text:p>#N/D</text:p>
          </table:table-cell>
          <table:table-cell table:style-name="ce17" table:formula="of:=IF(OR([.E347]=&quot;W_TX_PAYLOAD&quot;;AND([.G347]&lt;&gt;&quot;&quot;;[.E348]=&quot;&quot;));BIN2HEX([.D34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8422130400000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349]=[.B348];&quot;&quot;;VLOOKUP([.D349];[$Spec.A$1:$Spec.B$1048576];2;0))">
            <text:p/>
          </table:table-cell>
          <table:table-cell table:style-name="ce13" table:formula="of:=IF([.E349]=&quot;W_REGISTER (RF_CH)&quot;;BIN2DEC([.D350]);IF([.E349]=&quot;W_REGISTER (TX_ADDR)&quot;;CONCATENATE(&quot;0x&quot;;BIN2HEX([.D354]);BIN2HEX([.D353]);BIN2HEX([.D352]);BIN2HEX([.D351]);BIN2HEX([.D350]));&quot;&quot;))">
            <text:p/>
          </table:table-cell>
          <table:table-cell table:style-name="ce17" table:formula="of:=IF(OR([.E348]=&quot;W_TX_PAYLOAD&quot;;AND([.G348]&lt;&gt;&quot;&quot;;[.E349]=&quot;&quot;));BIN2HEX([.D34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9826680000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350]=[.B349];&quot;&quot;;VLOOKUP([.D350];[$Spec.A$1:$Spec.B$1048576];2;0))" office:value-type="string" office:string-value="" calcext:value-type="error">
            <text:p>#N/D</text:p>
          </table:table-cell>
          <table:table-cell table:style-name="ce13" table:formula="of:=IF([.E350]=&quot;W_REGISTER (RF_CH)&quot;;BIN2DEC([.D351]);IF([.E350]=&quot;W_REGISTER (TX_ADDR)&quot;;CONCATENATE(&quot;0x&quot;;BIN2HEX([.D355]);BIN2HEX([.D354]);BIN2HEX([.D353]);BIN2HEX([.D352]);BIN2HEX([.D351]));&quot;&quot;))" office:value-type="string" office:string-value="" calcext:value-type="error">
            <text:p>#N/D</text:p>
          </table:table-cell>
          <table:table-cell table:style-name="ce17" table:formula="of:=IF(OR([.E349]=&quot;W_TX_PAYLOAD&quot;;AND([.G349]&lt;&gt;&quot;&quot;;[.E350]=&quot;&quot;));BIN2HEX([.D35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9837841200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351]=[.B350];&quot;&quot;;VLOOKUP([.D351];[$Spec.A$1:$Spec.B$1048576];2;0))">
            <text:p/>
          </table:table-cell>
          <table:table-cell table:style-name="ce13" table:formula="of:=IF([.E351]=&quot;W_REGISTER (RF_CH)&quot;;BIN2DEC([.D352]);IF([.E351]=&quot;W_REGISTER (TX_ADDR)&quot;;CONCATENATE(&quot;0x&quot;;BIN2HEX([.D356]);BIN2HEX([.D355]);BIN2HEX([.D354]);BIN2HEX([.D353]);BIN2HEX([.D352]));&quot;&quot;))">
            <text:p/>
          </table:table-cell>
          <table:table-cell table:style-name="ce17" table:formula="of:=IF(OR([.E350]=&quot;W_TX_PAYLOAD&quot;;AND([.G350]&lt;&gt;&quot;&quot;;[.E351]=&quot;&quot;));BIN2HEX([.D35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9851694000000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352]=[.B351];&quot;&quot;;VLOOKUP([.D352];[$Spec.A$1:$Spec.B$1048576];2;0))" office:value-type="string" office:string-value="" calcext:value-type="error">
            <text:p>#N/D</text:p>
          </table:table-cell>
          <table:table-cell table:style-name="ce13" table:formula="of:=IF([.E352]=&quot;W_REGISTER (RF_CH)&quot;;BIN2DEC([.D353]);IF([.E352]=&quot;W_REGISTER (TX_ADDR)&quot;;CONCATENATE(&quot;0x&quot;;BIN2HEX([.D357]);BIN2HEX([.D356]);BIN2HEX([.D355]);BIN2HEX([.D354]);BIN2HEX([.D353]));&quot;&quot;))" office:value-type="string" office:string-value="" calcext:value-type="error">
            <text:p>#N/D</text:p>
          </table:table-cell>
          <table:table-cell table:style-name="ce17" table:formula="of:=IF(OR([.E351]=&quot;W_TX_PAYLOAD&quot;;AND([.G351]&lt;&gt;&quot;&quot;;[.E352]=&quot;&quot;));BIN2HEX([.D35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9866144400000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353]=[.B352];&quot;&quot;;VLOOKUP([.D353];[$Spec.A$1:$Spec.B$1048576];2;0))" office:value-type="string" office:string-value="" calcext:value-type="error">
            <text:p>#N/D</text:p>
          </table:table-cell>
          <table:table-cell table:style-name="ce13" table:formula="of:=IF([.E353]=&quot;W_REGISTER (RF_CH)&quot;;BIN2DEC([.D354]);IF([.E353]=&quot;W_REGISTER (TX_ADDR)&quot;;CONCATENATE(&quot;0x&quot;;BIN2HEX([.D358]);BIN2HEX([.D357]);BIN2HEX([.D356]);BIN2HEX([.D355]);BIN2HEX([.D354]));&quot;&quot;))" office:value-type="string" office:string-value="" calcext:value-type="error">
            <text:p>#N/D</text:p>
          </table:table-cell>
          <table:table-cell table:style-name="ce17" table:formula="of:=IF(OR([.E352]=&quot;W_TX_PAYLOAD&quot;;AND([.G352]&lt;&gt;&quot;&quot;;[.E353]=&quot;&quot;));BIN2HEX([.D35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9877803600000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354]=[.B353];&quot;&quot;;VLOOKUP([.D354];[$Spec.A$1:$Spec.B$1048576];2;0))">
            <text:p/>
          </table:table-cell>
          <table:table-cell table:style-name="ce13" table:formula="of:=IF([.E354]=&quot;W_REGISTER (RF_CH)&quot;;BIN2DEC([.D355]);IF([.E354]=&quot;W_REGISTER (TX_ADDR)&quot;;CONCATENATE(&quot;0x&quot;;BIN2HEX([.D359]);BIN2HEX([.D358]);BIN2HEX([.D357]);BIN2HEX([.D356]);BIN2HEX([.D355]));&quot;&quot;))">
            <text:p/>
          </table:table-cell>
          <table:table-cell table:style-name="ce17" table:formula="of:=IF(OR([.E353]=&quot;W_TX_PAYLOAD&quot;;AND([.G353]&lt;&gt;&quot;&quot;;[.E354]=&quot;&quot;));BIN2HEX([.D35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9890958000000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355]=[.B354];&quot;&quot;;VLOOKUP([.D355];[$Spec.A$1:$Spec.B$1048576];2;0))" office:value-type="string" office:string-value="" calcext:value-type="error">
            <text:p>#N/D</text:p>
          </table:table-cell>
          <table:table-cell table:style-name="ce13" table:formula="of:=IF([.E355]=&quot;W_REGISTER (RF_CH)&quot;;BIN2DEC([.D356]);IF([.E355]=&quot;W_REGISTER (TX_ADDR)&quot;;CONCATENATE(&quot;0x&quot;;BIN2HEX([.D360]);BIN2HEX([.D359]);BIN2HEX([.D358]);BIN2HEX([.D357]);BIN2HEX([.D356]));&quot;&quot;))" office:value-type="string" office:string-value="" calcext:value-type="error">
            <text:p>#N/D</text:p>
          </table:table-cell>
          <table:table-cell table:style-name="ce17" table:formula="of:=IF(OR([.E354]=&quot;W_TX_PAYLOAD&quot;;AND([.G354]&lt;&gt;&quot;&quot;;[.E355]=&quot;&quot;));BIN2HEX([.D35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9903514400000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356]=[.B355];&quot;&quot;;VLOOKUP([.D356];[$Spec.A$1:$Spec.B$1048576];2;0))" office:value-type="string" office:string-value="" calcext:value-type="error">
            <text:p>#N/D</text:p>
          </table:table-cell>
          <table:table-cell table:style-name="ce13" table:formula="of:=IF([.E356]=&quot;W_REGISTER (RF_CH)&quot;;BIN2DEC([.D357]);IF([.E356]=&quot;W_REGISTER (TX_ADDR)&quot;;CONCATENATE(&quot;0x&quot;;BIN2HEX([.D361]);BIN2HEX([.D360]);BIN2HEX([.D359]);BIN2HEX([.D358]);BIN2HEX([.D357]));&quot;&quot;))" office:value-type="string" office:string-value="" calcext:value-type="error">
            <text:p>#N/D</text:p>
          </table:table-cell>
          <table:table-cell table:style-name="ce17" table:formula="of:=IF(OR([.E355]=&quot;W_TX_PAYLOAD&quot;;AND([.G355]&lt;&gt;&quot;&quot;;[.E356]=&quot;&quot;));BIN2HEX([.D35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9915173600000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0000 <text:s/>1111</text:p>
          </table:table-cell>
          <table:table-cell/>
          <table:table-cell table:style-name="ce13" table:formula="of:=IF([.B357]=[.B356];&quot;&quot;;VLOOKUP([.D357];[$Spec.A$1:$Spec.B$1048576];2;0))">
            <text:p/>
          </table:table-cell>
          <table:table-cell table:style-name="ce13" table:formula="of:=IF([.E357]=&quot;W_REGISTER (RF_CH)&quot;;BIN2DEC([.D358]);IF([.E357]=&quot;W_REGISTER (TX_ADDR)&quot;;CONCATENATE(&quot;0x&quot;;BIN2HEX([.D362]);BIN2HEX([.D361]);BIN2HEX([.D360]);BIN2HEX([.D359]);BIN2HEX([.D358]));&quot;&quot;))">
            <text:p/>
          </table:table-cell>
          <table:table-cell table:style-name="ce17" table:formula="of:=IF(OR([.E356]=&quot;W_TX_PAYLOAD&quot;;AND([.G356]&lt;&gt;&quot;&quot;;[.E357]=&quot;&quot;));BIN2HEX([.D35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0269311600000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358]=[.B357];&quot;&quot;;VLOOKUP([.D358];[$Spec.A$1:$Spec.B$1048576];2;0))" office:value-type="string" office:string-value="" calcext:value-type="error">
            <text:p>#N/D</text:p>
          </table:table-cell>
          <table:table-cell table:style-name="ce13" table:formula="of:=IF([.E358]=&quot;W_REGISTER (RF_CH)&quot;;BIN2DEC([.D359]);IF([.E358]=&quot;W_REGISTER (TX_ADDR)&quot;;CONCATENATE(&quot;0x&quot;;BIN2HEX([.D363]);BIN2HEX([.D362]);BIN2HEX([.D361]);BIN2HEX([.D360]);BIN2HEX([.D359]));&quot;&quot;))" office:value-type="string" office:string-value="" calcext:value-type="error">
            <text:p>#N/D</text:p>
          </table:table-cell>
          <table:table-cell table:style-name="ce17" table:formula="of:=IF(OR([.E357]=&quot;W_TX_PAYLOAD&quot;;AND([.G357]&lt;&gt;&quot;&quot;;[.E358]=&quot;&quot;));BIN2HEX([.D35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0280473200000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359]=[.B358];&quot;&quot;;VLOOKUP([.D359];[$Spec.A$1:$Spec.B$1048576];2;0))">
            <text:p/>
          </table:table-cell>
          <table:table-cell table:style-name="ce13" table:formula="of:=IF([.E359]=&quot;W_REGISTER (RF_CH)&quot;;BIN2DEC([.D360]);IF([.E359]=&quot;W_REGISTER (TX_ADDR)&quot;;CONCATENATE(&quot;0x&quot;;BIN2HEX([.D364]);BIN2HEX([.D363]);BIN2HEX([.D362]);BIN2HEX([.D361]);BIN2HEX([.D360]));&quot;&quot;))">
            <text:p/>
          </table:table-cell>
          <table:table-cell table:style-name="ce17" table:formula="of:=IF(OR([.E358]=&quot;W_TX_PAYLOAD&quot;;AND([.G358]&lt;&gt;&quot;&quot;;[.E359]=&quot;&quot;));BIN2HEX([.D35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0293528400000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0110 <text:s/>0001</text:p>
          </table:table-cell>
          <table:table-cell/>
          <table:table-cell table:style-name="ce13" table:formula="of:=IF([.B360]=[.B359];&quot;&quot;;VLOOKUP([.D360];[$Spec.A$1:$Spec.B$1048576];2;0))" office:value-type="string" office:string-value="" calcext:value-type="error">
            <text:p>#N/D</text:p>
          </table:table-cell>
          <table:table-cell table:style-name="ce13" table:formula="of:=IF([.E360]=&quot;W_REGISTER (RF_CH)&quot;;BIN2DEC([.D361]);IF([.E360]=&quot;W_REGISTER (TX_ADDR)&quot;;CONCATENATE(&quot;0x&quot;;BIN2HEX([.D365]);BIN2HEX([.D364]);BIN2HEX([.D363]);BIN2HEX([.D362]);BIN2HEX([.D361]));&quot;&quot;))" office:value-type="string" office:string-value="" calcext:value-type="error">
            <text:p>#N/D</text:p>
          </table:table-cell>
          <table:table-cell table:style-name="ce17" table:formula="of:=IF(OR([.E359]=&quot;W_TX_PAYLOAD&quot;;AND([.G359]&lt;&gt;&quot;&quot;;[.E360]=&quot;&quot;));BIN2HEX([.D36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0304690000000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361]=[.B360];&quot;&quot;;VLOOKUP([.D361];[$Spec.A$1:$Spec.B$1048576];2;0))">
            <text:p/>
          </table:table-cell>
          <table:table-cell table:style-name="ce13" table:formula="of:=IF([.E361]=&quot;W_REGISTER (RF_CH)&quot;;BIN2DEC([.D362]);IF([.E361]=&quot;W_REGISTER (TX_ADDR)&quot;;CONCATENATE(&quot;0x&quot;;BIN2HEX([.D366]);BIN2HEX([.D365]);BIN2HEX([.D364]);BIN2HEX([.D363]);BIN2HEX([.D362]));&quot;&quot;))">
            <text:p/>
          </table:table-cell>
          <table:table-cell table:style-name="ce17" table:formula="of:=IF(OR([.E360]=&quot;W_TX_PAYLOAD&quot;;AND([.G360]&lt;&gt;&quot;&quot;;[.E361]=&quot;&quot;));BIN2HEX([.D36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0316748800000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362]=[.B361];&quot;&quot;;VLOOKUP([.D362];[$Spec.A$1:$Spec.B$1048576];2;0))">
            <text:p/>
          </table:table-cell>
          <table:table-cell table:style-name="ce13" table:formula="of:=IF([.E362]=&quot;W_REGISTER (RF_CH)&quot;;BIN2DEC([.D363]);IF([.E362]=&quot;W_REGISTER (TX_ADDR)&quot;;CONCATENATE(&quot;0x&quot;;BIN2HEX([.D367]);BIN2HEX([.D366]);BIN2HEX([.D365]);BIN2HEX([.D364]);BIN2HEX([.D363]));&quot;&quot;))">
            <text:p/>
          </table:table-cell>
          <table:table-cell table:style-name="ce17" table:formula="of:=IF(OR([.E361]=&quot;W_TX_PAYLOAD&quot;;AND([.G361]&lt;&gt;&quot;&quot;;[.E362]=&quot;&quot;));BIN2HEX([.D36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0328408800000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363]=[.B362];&quot;&quot;;VLOOKUP([.D363];[$Spec.A$1:$Spec.B$1048576];2;0))">
            <text:p/>
          </table:table-cell>
          <table:table-cell table:style-name="ce13" table:formula="of:=IF([.E363]=&quot;W_REGISTER (RF_CH)&quot;;BIN2DEC([.D364]);IF([.E363]=&quot;W_REGISTER (TX_ADDR)&quot;;CONCATENATE(&quot;0x&quot;;BIN2HEX([.D368]);BIN2HEX([.D367]);BIN2HEX([.D366]);BIN2HEX([.D365]);BIN2HEX([.D364]));&quot;&quot;))">
            <text:p/>
          </table:table-cell>
          <table:table-cell table:style-name="ce17" table:formula="of:=IF(OR([.E362]=&quot;W_TX_PAYLOAD&quot;;AND([.G362]&lt;&gt;&quot;&quot;;[.E363]=&quot;&quot;));BIN2HEX([.D36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0340268400000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364]=[.B363];&quot;&quot;;VLOOKUP([.D364];[$Spec.A$1:$Spec.B$1048576];2;0))">
            <text:p/>
          </table:table-cell>
          <table:table-cell table:style-name="ce13" table:formula="of:=IF([.E364]=&quot;W_REGISTER (RF_CH)&quot;;BIN2DEC([.D365]);IF([.E364]=&quot;W_REGISTER (TX_ADDR)&quot;;CONCATENATE(&quot;0x&quot;;BIN2HEX([.D369]);BIN2HEX([.D368]);BIN2HEX([.D367]);BIN2HEX([.D366]);BIN2HEX([.D365]));&quot;&quot;))">
            <text:p/>
          </table:table-cell>
          <table:table-cell table:style-name="ce17" table:formula="of:=IF(OR([.E363]=&quot;W_TX_PAYLOAD&quot;;AND([.G363]&lt;&gt;&quot;&quot;;[.E364]=&quot;&quot;));BIN2HEX([.D36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0352027600000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365]=[.B364];&quot;&quot;;VLOOKUP([.D365];[$Spec.A$1:$Spec.B$1048576];2;0))">
            <text:p/>
          </table:table-cell>
          <table:table-cell table:style-name="ce13" table:formula="of:=IF([.E365]=&quot;W_REGISTER (RF_CH)&quot;;BIN2DEC([.D366]);IF([.E365]=&quot;W_REGISTER (TX_ADDR)&quot;;CONCATENATE(&quot;0x&quot;;BIN2HEX([.D370]);BIN2HEX([.D369]);BIN2HEX([.D368]);BIN2HEX([.D367]);BIN2HEX([.D366]));&quot;&quot;))">
            <text:p/>
          </table:table-cell>
          <table:table-cell table:style-name="ce17" table:formula="of:=IF(OR([.E364]=&quot;W_TX_PAYLOAD&quot;;AND([.G364]&lt;&gt;&quot;&quot;;[.E365]=&quot;&quot;));BIN2HEX([.D36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0363887200000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366]=[.B365];&quot;&quot;;VLOOKUP([.D366];[$Spec.A$1:$Spec.B$1048576];2;0))">
            <text:p/>
          </table:table-cell>
          <table:table-cell table:style-name="ce13" table:formula="of:=IF([.E366]=&quot;W_REGISTER (RF_CH)&quot;;BIN2DEC([.D367]);IF([.E366]=&quot;W_REGISTER (TX_ADDR)&quot;;CONCATENATE(&quot;0x&quot;;BIN2HEX([.D371]);BIN2HEX([.D370]);BIN2HEX([.D369]);BIN2HEX([.D368]);BIN2HEX([.D367]));&quot;&quot;))">
            <text:p/>
          </table:table-cell>
          <table:table-cell table:style-name="ce17" table:formula="of:=IF(OR([.E365]=&quot;W_TX_PAYLOAD&quot;;AND([.G365]&lt;&gt;&quot;&quot;;[.E366]=&quot;&quot;));BIN2HEX([.D36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0377241600000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367]=[.B366];&quot;&quot;;VLOOKUP([.D367];[$Spec.A$1:$Spec.B$1048576];2;0))">
            <text:p/>
          </table:table-cell>
          <table:table-cell table:style-name="ce13" table:formula="of:=IF([.E367]=&quot;W_REGISTER (RF_CH)&quot;;BIN2DEC([.D368]);IF([.E367]=&quot;W_REGISTER (TX_ADDR)&quot;;CONCATENATE(&quot;0x&quot;;BIN2HEX([.D372]);BIN2HEX([.D371]);BIN2HEX([.D370]);BIN2HEX([.D369]);BIN2HEX([.D368]));&quot;&quot;))">
            <text:p/>
          </table:table-cell>
          <table:table-cell table:style-name="ce17" table:formula="of:=IF(OR([.E366]=&quot;W_TX_PAYLOAD&quot;;AND([.G366]&lt;&gt;&quot;&quot;;[.E367]=&quot;&quot;));BIN2HEX([.D36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0389000800000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368]=[.B367];&quot;&quot;;VLOOKUP([.D368];[$Spec.A$1:$Spec.B$1048576];2;0))">
            <text:p/>
          </table:table-cell>
          <table:table-cell table:style-name="ce13" table:formula="of:=IF([.E368]=&quot;W_REGISTER (RF_CH)&quot;;BIN2DEC([.D369]);IF([.E368]=&quot;W_REGISTER (TX_ADDR)&quot;;CONCATENATE(&quot;0x&quot;;BIN2HEX([.D373]);BIN2HEX([.D372]);BIN2HEX([.D371]);BIN2HEX([.D370]);BIN2HEX([.D369]));&quot;&quot;))">
            <text:p/>
          </table:table-cell>
          <table:table-cell table:style-name="ce17" table:formula="of:=IF(OR([.E367]=&quot;W_TX_PAYLOAD&quot;;AND([.G367]&lt;&gt;&quot;&quot;;[.E368]=&quot;&quot;));BIN2HEX([.D36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0401657200000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369]=[.B368];&quot;&quot;;VLOOKUP([.D369];[$Spec.A$1:$Spec.B$1048576];2;0))" office:value-type="string" office:string-value="" calcext:value-type="error">
            <text:p>#N/D</text:p>
          </table:table-cell>
          <table:table-cell table:style-name="ce13" table:formula="of:=IF([.E369]=&quot;W_REGISTER (RF_CH)&quot;;BIN2DEC([.D370]);IF([.E369]=&quot;W_REGISTER (TX_ADDR)&quot;;CONCATENATE(&quot;0x&quot;;BIN2HEX([.D374]);BIN2HEX([.D373]);BIN2HEX([.D372]);BIN2HEX([.D371]);BIN2HEX([.D370]));&quot;&quot;))" office:value-type="string" office:string-value="" calcext:value-type="error">
            <text:p>#N/D</text:p>
          </table:table-cell>
          <table:table-cell table:style-name="ce17" table:formula="of:=IF(OR([.E368]=&quot;W_TX_PAYLOAD&quot;;AND([.G368]&lt;&gt;&quot;&quot;;[.E369]=&quot;&quot;));BIN2HEX([.D36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0415509200000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370]=[.B369];&quot;&quot;;VLOOKUP([.D370];[$Spec.A$1:$Spec.B$1048576];2;0))" office:value-type="string" office:string-value="" calcext:value-type="error">
            <text:p>#N/D</text:p>
          </table:table-cell>
          <table:table-cell table:style-name="ce13" table:formula="of:=IF([.E370]=&quot;W_REGISTER (RF_CH)&quot;;BIN2DEC([.D371]);IF([.E370]=&quot;W_REGISTER (TX_ADDR)&quot;;CONCATENATE(&quot;0x&quot;;BIN2HEX([.D375]);BIN2HEX([.D374]);BIN2HEX([.D373]);BIN2HEX([.D372]);BIN2HEX([.D371]));&quot;&quot;))" office:value-type="string" office:string-value="" calcext:value-type="error">
            <text:p>#N/D</text:p>
          </table:table-cell>
          <table:table-cell table:style-name="ce17" table:formula="of:=IF(OR([.E369]=&quot;W_TX_PAYLOAD&quot;;AND([.G369]&lt;&gt;&quot;&quot;;[.E370]=&quot;&quot;));BIN2HEX([.D37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0427168000000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371]=[.B370];&quot;&quot;;VLOOKUP([.D371];[$Spec.A$1:$Spec.B$1048576];2;0))">
            <text:p/>
          </table:table-cell>
          <table:table-cell table:style-name="ce13" table:formula="of:=IF([.E371]=&quot;W_REGISTER (RF_CH)&quot;;BIN2DEC([.D372]);IF([.E371]=&quot;W_REGISTER (TX_ADDR)&quot;;CONCATENATE(&quot;0x&quot;;BIN2HEX([.D376]);BIN2HEX([.D375]);BIN2HEX([.D374]);BIN2HEX([.D373]);BIN2HEX([.D372]));&quot;&quot;))">
            <text:p/>
          </table:table-cell>
          <table:table-cell table:style-name="ce17" table:formula="of:=IF(OR([.E370]=&quot;W_TX_PAYLOAD&quot;;AND([.G370]&lt;&gt;&quot;&quot;;[.E371]=&quot;&quot;));BIN2HEX([.D37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0439226400000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372]=[.B371];&quot;&quot;;VLOOKUP([.D372];[$Spec.A$1:$Spec.B$1048576];2;0))" office:value-type="string" office:string-value="" calcext:value-type="error">
            <text:p>#N/D</text:p>
          </table:table-cell>
          <table:table-cell table:style-name="ce13" table:formula="of:=IF([.E372]=&quot;W_REGISTER (RF_CH)&quot;;BIN2DEC([.D373]);IF([.E372]=&quot;W_REGISTER (TX_ADDR)&quot;;CONCATENATE(&quot;0x&quot;;BIN2HEX([.D377]);BIN2HEX([.D376]);BIN2HEX([.D375]);BIN2HEX([.D374]);BIN2HEX([.D373]));&quot;&quot;))" office:value-type="string" office:string-value="" calcext:value-type="error">
            <text:p>#N/D</text:p>
          </table:table-cell>
          <table:table-cell table:style-name="ce17" table:formula="of:=IF(OR([.E371]=&quot;W_TX_PAYLOAD&quot;;AND([.G371]&lt;&gt;&quot;&quot;;[.E372]=&quot;&quot;));BIN2HEX([.D37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045128440000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373]=[.B372];&quot;&quot;;VLOOKUP([.D373];[$Spec.A$1:$Spec.B$1048576];2;0))" office:value-type="string" office:string-value="" calcext:value-type="error">
            <text:p>#N/D</text:p>
          </table:table-cell>
          <table:table-cell table:style-name="ce13" table:formula="of:=IF([.E373]=&quot;W_REGISTER (RF_CH)&quot;;BIN2DEC([.D374]);IF([.E373]=&quot;W_REGISTER (TX_ADDR)&quot;;CONCATENATE(&quot;0x&quot;;BIN2HEX([.D378]);BIN2HEX([.D377]);BIN2HEX([.D376]);BIN2HEX([.D375]);BIN2HEX([.D374]));&quot;&quot;))" office:value-type="string" office:string-value="" calcext:value-type="error">
            <text:p>#N/D</text:p>
          </table:table-cell>
          <table:table-cell table:style-name="ce17" table:formula="of:=IF(OR([.E372]=&quot;W_TX_PAYLOAD&quot;;AND([.G372]&lt;&gt;&quot;&quot;;[.E373]=&quot;&quot;));BIN2HEX([.D37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0463441600000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374]=[.B373];&quot;&quot;;VLOOKUP([.D374];[$Spec.A$1:$Spec.B$1048576];2;0))" office:value-type="string" office:string-value="" calcext:value-type="error">
            <text:p>#N/D</text:p>
          </table:table-cell>
          <table:table-cell table:style-name="ce13" table:formula="of:=IF([.E374]=&quot;W_REGISTER (RF_CH)&quot;;BIN2DEC([.D375]);IF([.E374]=&quot;W_REGISTER (TX_ADDR)&quot;;CONCATENATE(&quot;0x&quot;;BIN2HEX([.D379]);BIN2HEX([.D378]);BIN2HEX([.D377]);BIN2HEX([.D376]);BIN2HEX([.D375]));&quot;&quot;))" office:value-type="string" office:string-value="" calcext:value-type="error">
            <text:p>#N/D</text:p>
          </table:table-cell>
          <table:table-cell table:style-name="ce17" table:formula="of:=IF(OR([.E373]=&quot;W_TX_PAYLOAD&quot;;AND([.G373]&lt;&gt;&quot;&quot;;[.E374]=&quot;&quot;));BIN2HEX([.D37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0478090800000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375]=[.B374];&quot;&quot;;VLOOKUP([.D375];[$Spec.A$1:$Spec.B$1048576];2;0))" office:value-type="string" office:string-value="" calcext:value-type="error">
            <text:p>#N/D</text:p>
          </table:table-cell>
          <table:table-cell table:style-name="ce13" table:formula="of:=IF([.E375]=&quot;W_REGISTER (RF_CH)&quot;;BIN2DEC([.D376]);IF([.E375]=&quot;W_REGISTER (TX_ADDR)&quot;;CONCATENATE(&quot;0x&quot;;BIN2HEX([.D380]);BIN2HEX([.D379]);BIN2HEX([.D378]);BIN2HEX([.D377]);BIN2HEX([.D376]));&quot;&quot;))" office:value-type="string" office:string-value="" calcext:value-type="error">
            <text:p>#N/D</text:p>
          </table:table-cell>
          <table:table-cell table:style-name="ce17" table:formula="of:=IF(OR([.E374]=&quot;W_TX_PAYLOAD&quot;;AND([.G374]&lt;&gt;&quot;&quot;;[.E375]=&quot;&quot;));BIN2HEX([.D37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0489749600000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376]=[.B375];&quot;&quot;;VLOOKUP([.D376];[$Spec.A$1:$Spec.B$1048576];2;0))">
            <text:p/>
          </table:table-cell>
          <table:table-cell table:style-name="ce13" table:formula="of:=IF([.E376]=&quot;W_REGISTER (RF_CH)&quot;;BIN2DEC([.D377]);IF([.E376]=&quot;W_REGISTER (TX_ADDR)&quot;;CONCATENATE(&quot;0x&quot;;BIN2HEX([.D381]);BIN2HEX([.D380]);BIN2HEX([.D379]);BIN2HEX([.D378]);BIN2HEX([.D377]));&quot;&quot;))">
            <text:p/>
          </table:table-cell>
          <table:table-cell table:style-name="ce17" table:formula="of:=IF(OR([.E375]=&quot;W_TX_PAYLOAD&quot;;AND([.G375]&lt;&gt;&quot;&quot;;[.E376]=&quot;&quot;));BIN2HEX([.D37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0501408400000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377]=[.B376];&quot;&quot;;VLOOKUP([.D377];[$Spec.A$1:$Spec.B$1048576];2;0))">
            <text:p/>
          </table:table-cell>
          <table:table-cell table:style-name="ce13" table:formula="of:=IF([.E377]=&quot;W_REGISTER (RF_CH)&quot;;BIN2DEC([.D378]);IF([.E377]=&quot;W_REGISTER (TX_ADDR)&quot;;CONCATENATE(&quot;0x&quot;;BIN2HEX([.D382]);BIN2HEX([.D381]);BIN2HEX([.D380]);BIN2HEX([.D379]);BIN2HEX([.D378]));&quot;&quot;))">
            <text:p/>
          </table:table-cell>
          <table:table-cell table:style-name="ce17" table:formula="of:=IF(OR([.E376]=&quot;W_TX_PAYLOAD&quot;;AND([.G376]&lt;&gt;&quot;&quot;;[.E377]=&quot;&quot;));BIN2HEX([.D37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0513067200000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1000 <text:s/>0011</text:p>
          </table:table-cell>
          <table:table-cell/>
          <table:table-cell table:style-name="ce13" table:formula="of:=IF([.B378]=[.B377];&quot;&quot;;VLOOKUP([.D378];[$Spec.A$1:$Spec.B$1048576];2;0))">
            <text:p/>
          </table:table-cell>
          <table:table-cell table:style-name="ce13" table:formula="of:=IF([.E378]=&quot;W_REGISTER (RF_CH)&quot;;BIN2DEC([.D379]);IF([.E378]=&quot;W_REGISTER (TX_ADDR)&quot;;CONCATENATE(&quot;0x&quot;;BIN2HEX([.D383]);BIN2HEX([.D382]);BIN2HEX([.D381]);BIN2HEX([.D380]);BIN2HEX([.D379]));&quot;&quot;))">
            <text:p/>
          </table:table-cell>
          <table:table-cell table:style-name="ce17" table:formula="of:=IF(OR([.E377]=&quot;W_TX_PAYLOAD&quot;;AND([.G377]&lt;&gt;&quot;&quot;;[.E378]=&quot;&quot;));BIN2HEX([.D37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0524726400000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1110 <text:s/>0000</text:p>
          </table:table-cell>
          <table:table-cell/>
          <table:table-cell table:style-name="ce13" table:formula="of:=IF([.B379]=[.B378];&quot;&quot;;VLOOKUP([.D379];[$Spec.A$1:$Spec.B$1048576];2;0))">
            <text:p/>
          </table:table-cell>
          <table:table-cell table:style-name="ce13" table:formula="of:=IF([.E379]=&quot;W_REGISTER (RF_CH)&quot;;BIN2DEC([.D380]);IF([.E379]=&quot;W_REGISTER (TX_ADDR)&quot;;CONCATENATE(&quot;0x&quot;;BIN2HEX([.D384]);BIN2HEX([.D383]);BIN2HEX([.D382]);BIN2HEX([.D381]);BIN2HEX([.D380]));&quot;&quot;))">
            <text:p/>
          </table:table-cell>
          <table:table-cell table:style-name="ce17" table:formula="of:=IF(OR([.E378]=&quot;W_TX_PAYLOAD&quot;;AND([.G378]&lt;&gt;&quot;&quot;;[.E379]=&quot;&quot;));BIN2HEX([.D37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0536385600000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380]=[.B379];&quot;&quot;;VLOOKUP([.D380];[$Spec.A$1:$Spec.B$1048576];2;0))">
            <text:p/>
          </table:table-cell>
          <table:table-cell table:style-name="ce13" table:formula="of:=IF([.E380]=&quot;W_REGISTER (RF_CH)&quot;;BIN2DEC([.D381]);IF([.E380]=&quot;W_REGISTER (TX_ADDR)&quot;;CONCATENATE(&quot;0x&quot;;BIN2HEX([.D385]);BIN2HEX([.D384]);BIN2HEX([.D383]);BIN2HEX([.D382]);BIN2HEX([.D381]));&quot;&quot;))">
            <text:p/>
          </table:table-cell>
          <table:table-cell table:style-name="ce17" table:formula="of:=IF(OR([.E379]=&quot;W_TX_PAYLOAD&quot;;AND([.G379]&lt;&gt;&quot;&quot;;[.E380]=&quot;&quot;));BIN2HEX([.D38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0548044800000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381]=[.B380];&quot;&quot;;VLOOKUP([.D381];[$Spec.A$1:$Spec.B$1048576];2;0))">
            <text:p/>
          </table:table-cell>
          <table:table-cell table:style-name="ce13" table:formula="of:=IF([.E381]=&quot;W_REGISTER (RF_CH)&quot;;BIN2DEC([.D382]);IF([.E381]=&quot;W_REGISTER (TX_ADDR)&quot;;CONCATENATE(&quot;0x&quot;;BIN2HEX([.D386]);BIN2HEX([.D385]);BIN2HEX([.D384]);BIN2HEX([.D383]);BIN2HEX([.D382]));&quot;&quot;))">
            <text:p/>
          </table:table-cell>
          <table:table-cell table:style-name="ce17" table:formula="of:=IF(OR([.E380]=&quot;W_TX_PAYLOAD&quot;;AND([.G380]&lt;&gt;&quot;&quot;;[.E381]=&quot;&quot;));BIN2HEX([.D38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0559703600000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382]=[.B381];&quot;&quot;;VLOOKUP([.D382];[$Spec.A$1:$Spec.B$1048576];2;0))">
            <text:p/>
          </table:table-cell>
          <table:table-cell table:style-name="ce13" table:formula="of:=IF([.E382]=&quot;W_REGISTER (RF_CH)&quot;;BIN2DEC([.D383]);IF([.E382]=&quot;W_REGISTER (TX_ADDR)&quot;;CONCATENATE(&quot;0x&quot;;BIN2HEX([.D387]);BIN2HEX([.D386]);BIN2HEX([.D385]);BIN2HEX([.D384]);BIN2HEX([.D383]));&quot;&quot;))">
            <text:p/>
          </table:table-cell>
          <table:table-cell table:style-name="ce17" table:formula="of:=IF(OR([.E381]=&quot;W_TX_PAYLOAD&quot;;AND([.G381]&lt;&gt;&quot;&quot;;[.E382]=&quot;&quot;));BIN2HEX([.D38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0572956400000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0000 <text:s/>0011</text:p>
          </table:table-cell>
          <table:table-cell/>
          <table:table-cell table:style-name="ce13" table:formula="of:=IF([.B383]=[.B382];&quot;&quot;;VLOOKUP([.D383];[$Spec.A$1:$Spec.B$1048576];2;0))">
            <text:p/>
          </table:table-cell>
          <table:table-cell table:style-name="ce13" table:formula="of:=IF([.E383]=&quot;W_REGISTER (RF_CH)&quot;;BIN2DEC([.D384]);IF([.E383]=&quot;W_REGISTER (TX_ADDR)&quot;;CONCATENATE(&quot;0x&quot;;BIN2HEX([.D388]);BIN2HEX([.D387]);BIN2HEX([.D386]);BIN2HEX([.D385]);BIN2HEX([.D384]));&quot;&quot;))">
            <text:p/>
          </table:table-cell>
          <table:table-cell table:style-name="ce17" table:formula="of:=IF(OR([.E382]=&quot;W_TX_PAYLOAD&quot;;AND([.G382]&lt;&gt;&quot;&quot;;[.E383]=&quot;&quot;));BIN2HEX([.D38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0585612000000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384]=[.B383];&quot;&quot;;VLOOKUP([.D384];[$Spec.A$1:$Spec.B$1048576];2;0))" office:value-type="string" office:string-value="" calcext:value-type="error">
            <text:p>#N/D</text:p>
          </table:table-cell>
          <table:table-cell table:style-name="ce13" table:formula="of:=IF([.E384]=&quot;W_REGISTER (RF_CH)&quot;;BIN2DEC([.D385]);IF([.E384]=&quot;W_REGISTER (TX_ADDR)&quot;;CONCATENATE(&quot;0x&quot;;BIN2HEX([.D389]);BIN2HEX([.D388]);BIN2HEX([.D387]);BIN2HEX([.D386]);BIN2HEX([.D385]));&quot;&quot;))" office:value-type="string" office:string-value="" calcext:value-type="error">
            <text:p>#N/D</text:p>
          </table:table-cell>
          <table:table-cell table:style-name="ce17" table:formula="of:=IF(OR([.E383]=&quot;W_TX_PAYLOAD&quot;;AND([.G383]&lt;&gt;&quot;&quot;;[.E384]=&quot;&quot;));BIN2HEX([.D38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0597270800000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385]=[.B384];&quot;&quot;;VLOOKUP([.D385];[$Spec.A$1:$Spec.B$1048576];2;0))">
            <text:p/>
          </table:table-cell>
          <table:table-cell table:style-name="ce13" table:formula="of:=IF([.E385]=&quot;W_REGISTER (RF_CH)&quot;;BIN2DEC([.D386]);IF([.E385]=&quot;W_REGISTER (TX_ADDR)&quot;;CONCATENATE(&quot;0x&quot;;BIN2HEX([.D390]);BIN2HEX([.D389]);BIN2HEX([.D388]);BIN2HEX([.D387]);BIN2HEX([.D386]));&quot;&quot;))">
            <text:p/>
          </table:table-cell>
          <table:table-cell table:style-name="ce17" table:formula="of:=IF(OR([.E384]=&quot;W_TX_PAYLOAD&quot;;AND([.G384]&lt;&gt;&quot;&quot;;[.E385]=&quot;&quot;));BIN2HEX([.D38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2000597600000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386]=[.B385];&quot;&quot;;VLOOKUP([.D386];[$Spec.A$1:$Spec.B$1048576];2;0))" office:value-type="string" office:string-value="" calcext:value-type="error">
            <text:p>#N/D</text:p>
          </table:table-cell>
          <table:table-cell table:style-name="ce13" table:formula="of:=IF([.E386]=&quot;W_REGISTER (RF_CH)&quot;;BIN2DEC([.D387]);IF([.E386]=&quot;W_REGISTER (TX_ADDR)&quot;;CONCATENATE(&quot;0x&quot;;BIN2HEX([.D391]);BIN2HEX([.D390]);BIN2HEX([.D389]);BIN2HEX([.D388]);BIN2HEX([.D387]));&quot;&quot;))" office:value-type="string" office:string-value="" calcext:value-type="error">
            <text:p>#N/D</text:p>
          </table:table-cell>
          <table:table-cell table:style-name="ce17" table:formula="of:=IF(OR([.E385]=&quot;W_TX_PAYLOAD&quot;;AND([.G385]&lt;&gt;&quot;&quot;;[.E386]=&quot;&quot;));BIN2HEX([.D38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2011758400000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387]=[.B386];&quot;&quot;;VLOOKUP([.D387];[$Spec.A$1:$Spec.B$1048576];2;0))">
            <text:p/>
          </table:table-cell>
          <table:table-cell table:style-name="ce13" table:formula="of:=IF([.E387]=&quot;W_REGISTER (RF_CH)&quot;;BIN2DEC([.D388]);IF([.E387]=&quot;W_REGISTER (TX_ADDR)&quot;;CONCATENATE(&quot;0x&quot;;BIN2HEX([.D392]);BIN2HEX([.D391]);BIN2HEX([.D390]);BIN2HEX([.D389]);BIN2HEX([.D388]));&quot;&quot;))">
            <text:p/>
          </table:table-cell>
          <table:table-cell table:style-name="ce17" table:formula="of:=IF(OR([.E386]=&quot;W_TX_PAYLOAD&quot;;AND([.G386]&lt;&gt;&quot;&quot;;[.E387]=&quot;&quot;));BIN2HEX([.D38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2025012400000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388]=[.B387];&quot;&quot;;VLOOKUP([.D388];[$Spec.A$1:$Spec.B$1048576];2;0))" office:value-type="string" office:string-value="" calcext:value-type="error">
            <text:p>#N/D</text:p>
          </table:table-cell>
          <table:table-cell table:style-name="ce13" table:formula="of:=IF([.E388]=&quot;W_REGISTER (RF_CH)&quot;;BIN2DEC([.D389]);IF([.E388]=&quot;W_REGISTER (TX_ADDR)&quot;;CONCATENATE(&quot;0x&quot;;BIN2HEX([.D393]);BIN2HEX([.D392]);BIN2HEX([.D391]);BIN2HEX([.D390]);BIN2HEX([.D389]));&quot;&quot;))" office:value-type="string" office:string-value="" calcext:value-type="error">
            <text:p>#N/D</text:p>
          </table:table-cell>
          <table:table-cell table:style-name="ce17" table:formula="of:=IF(OR([.E387]=&quot;W_TX_PAYLOAD&quot;;AND([.G387]&lt;&gt;&quot;&quot;;[.E388]=&quot;&quot;));BIN2HEX([.D38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2037867600000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389]=[.B388];&quot;&quot;;VLOOKUP([.D389];[$Spec.A$1:$Spec.B$1048576];2;0))" office:value-type="string" office:string-value="" calcext:value-type="error">
            <text:p>#N/D</text:p>
          </table:table-cell>
          <table:table-cell table:style-name="ce13" table:formula="of:=IF([.E389]=&quot;W_REGISTER (RF_CH)&quot;;BIN2DEC([.D390]);IF([.E389]=&quot;W_REGISTER (TX_ADDR)&quot;;CONCATENATE(&quot;0x&quot;;BIN2HEX([.D394]);BIN2HEX([.D393]);BIN2HEX([.D392]);BIN2HEX([.D391]);BIN2HEX([.D390]));&quot;&quot;))" office:value-type="string" office:string-value="" calcext:value-type="error">
            <text:p>#N/D</text:p>
          </table:table-cell>
          <table:table-cell table:style-name="ce17" table:formula="of:=IF(OR([.E388]=&quot;W_TX_PAYLOAD&quot;;AND([.G388]&lt;&gt;&quot;&quot;;[.E389]=&quot;&quot;));BIN2HEX([.D38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2049526800000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390]=[.B389];&quot;&quot;;VLOOKUP([.D390];[$Spec.A$1:$Spec.B$1048576];2;0))">
            <text:p/>
          </table:table-cell>
          <table:table-cell table:style-name="ce13" table:formula="of:=IF([.E390]=&quot;W_REGISTER (RF_CH)&quot;;BIN2DEC([.D391]);IF([.E390]=&quot;W_REGISTER (TX_ADDR)&quot;;CONCATENATE(&quot;0x&quot;;BIN2HEX([.D395]);BIN2HEX([.D394]);BIN2HEX([.D393]);BIN2HEX([.D392]);BIN2HEX([.D391]));&quot;&quot;))">
            <text:p/>
          </table:table-cell>
          <table:table-cell table:style-name="ce17" table:formula="of:=IF(OR([.E389]=&quot;W_TX_PAYLOAD&quot;;AND([.G389]&lt;&gt;&quot;&quot;;[.E390]=&quot;&quot;));BIN2HEX([.D39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2063378000000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391]=[.B390];&quot;&quot;;VLOOKUP([.D391];[$Spec.A$1:$Spec.B$1048576];2;0))" office:value-type="string" office:string-value="" calcext:value-type="error">
            <text:p>#N/D</text:p>
          </table:table-cell>
          <table:table-cell table:style-name="ce13" table:formula="of:=IF([.E391]=&quot;W_REGISTER (RF_CH)&quot;;BIN2DEC([.D392]);IF([.E391]=&quot;W_REGISTER (TX_ADDR)&quot;;CONCATENATE(&quot;0x&quot;;BIN2HEX([.D396]);BIN2HEX([.D395]);BIN2HEX([.D394]);BIN2HEX([.D393]);BIN2HEX([.D392]));&quot;&quot;))" office:value-type="string" office:string-value="" calcext:value-type="error">
            <text:p>#N/D</text:p>
          </table:table-cell>
          <table:table-cell table:style-name="ce17" table:formula="of:=IF(OR([.E390]=&quot;W_TX_PAYLOAD&quot;;AND([.G390]&lt;&gt;&quot;&quot;;[.E391]=&quot;&quot;));BIN2HEX([.D39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2075336000000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392]=[.B391];&quot;&quot;;VLOOKUP([.D392];[$Spec.A$1:$Spec.B$1048576];2;0))" office:value-type="string" office:string-value="" calcext:value-type="error">
            <text:p>#N/D</text:p>
          </table:table-cell>
          <table:table-cell table:style-name="ce13" table:formula="of:=IF([.E392]=&quot;W_REGISTER (RF_CH)&quot;;BIN2DEC([.D393]);IF([.E392]=&quot;W_REGISTER (TX_ADDR)&quot;;CONCATENATE(&quot;0x&quot;;BIN2HEX([.D397]);BIN2HEX([.D396]);BIN2HEX([.D395]);BIN2HEX([.D394]);BIN2HEX([.D393]));&quot;&quot;))" office:value-type="string" office:string-value="" calcext:value-type="error">
            <text:p>#N/D</text:p>
          </table:table-cell>
          <table:table-cell table:style-name="ce17" table:formula="of:=IF(OR([.E391]=&quot;W_TX_PAYLOAD&quot;;AND([.G391]&lt;&gt;&quot;&quot;;[.E392]=&quot;&quot;));BIN2HEX([.D39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2086995200000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393]=[.B392];&quot;&quot;;VLOOKUP([.D393];[$Spec.A$1:$Spec.B$1048576];2;0))">
            <text:p/>
          </table:table-cell>
          <table:table-cell table:style-name="ce13" table:formula="of:=IF([.E393]=&quot;W_REGISTER (RF_CH)&quot;;BIN2DEC([.D394]);IF([.E393]=&quot;W_REGISTER (TX_ADDR)&quot;;CONCATENATE(&quot;0x&quot;;BIN2HEX([.D398]);BIN2HEX([.D397]);BIN2HEX([.D396]);BIN2HEX([.D395]);BIN2HEX([.D394]));&quot;&quot;))">
            <text:p/>
          </table:table-cell>
          <table:table-cell table:style-name="ce17" table:formula="of:=IF(OR([.E392]=&quot;W_TX_PAYLOAD&quot;;AND([.G392]&lt;&gt;&quot;&quot;;[.E393]=&quot;&quot;));BIN2HEX([.D39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2098654400000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394]=[.B393];&quot;&quot;;VLOOKUP([.D394];[$Spec.A$1:$Spec.B$1048576];2;0))">
            <text:p/>
          </table:table-cell>
          <table:table-cell table:style-name="ce13" table:formula="of:=IF([.E394]=&quot;W_REGISTER (RF_CH)&quot;;BIN2DEC([.D395]);IF([.E394]=&quot;W_REGISTER (TX_ADDR)&quot;;CONCATENATE(&quot;0x&quot;;BIN2HEX([.D399]);BIN2HEX([.D398]);BIN2HEX([.D397]);BIN2HEX([.D396]);BIN2HEX([.D395]));&quot;&quot;))">
            <text:p/>
          </table:table-cell>
          <table:table-cell table:style-name="ce17" table:formula="of:=IF(OR([.E393]=&quot;W_TX_PAYLOAD&quot;;AND([.G393]&lt;&gt;&quot;&quot;;[.E394]=&quot;&quot;));BIN2HEX([.D39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2111908400000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1000 <text:s/>0100</text:p>
          </table:table-cell>
          <table:table-cell/>
          <table:table-cell table:style-name="ce13" table:formula="of:=IF([.B395]=[.B394];&quot;&quot;;VLOOKUP([.D395];[$Spec.A$1:$Spec.B$1048576];2;0))">
            <text:p/>
          </table:table-cell>
          <table:table-cell table:style-name="ce13" table:formula="of:=IF([.E395]=&quot;W_REGISTER (RF_CH)&quot;;BIN2DEC([.D396]);IF([.E395]=&quot;W_REGISTER (TX_ADDR)&quot;;CONCATENATE(&quot;0x&quot;;BIN2HEX([.D400]);BIN2HEX([.D399]);BIN2HEX([.D398]);BIN2HEX([.D397]);BIN2HEX([.D396]));&quot;&quot;))">
            <text:p/>
          </table:table-cell>
          <table:table-cell table:style-name="ce17" table:formula="of:=IF(OR([.E394]=&quot;W_TX_PAYLOAD&quot;;AND([.G394]&lt;&gt;&quot;&quot;;[.E395]=&quot;&quot;));BIN2HEX([.D39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2123567600000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396]=[.B395];&quot;&quot;;VLOOKUP([.D396];[$Spec.A$1:$Spec.B$1048576];2;0))">
            <text:p/>
          </table:table-cell>
          <table:table-cell table:style-name="ce13" table:formula="of:=IF([.E396]=&quot;W_REGISTER (RF_CH)&quot;;BIN2DEC([.D397]);IF([.E396]=&quot;W_REGISTER (TX_ADDR)&quot;;CONCATENATE(&quot;0x&quot;;BIN2HEX([.D401]);BIN2HEX([.D400]);BIN2HEX([.D399]);BIN2HEX([.D398]);BIN2HEX([.D397]));&quot;&quot;))">
            <text:p/>
          </table:table-cell>
          <table:table-cell table:style-name="ce17" table:formula="of:=IF(OR([.E395]=&quot;W_TX_PAYLOAD&quot;;AND([.G395]&lt;&gt;&quot;&quot;;[.E396]=&quot;&quot;));BIN2HEX([.D39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2135226800000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397]=[.B396];&quot;&quot;;VLOOKUP([.D397];[$Spec.A$1:$Spec.B$1048576];2;0))">
            <text:p/>
          </table:table-cell>
          <table:table-cell table:style-name="ce13" table:formula="of:=IF([.E397]=&quot;W_REGISTER (RF_CH)&quot;;BIN2DEC([.D398]);IF([.E397]=&quot;W_REGISTER (TX_ADDR)&quot;;CONCATENATE(&quot;0x&quot;;BIN2HEX([.D402]);BIN2HEX([.D401]);BIN2HEX([.D400]);BIN2HEX([.D399]);BIN2HEX([.D398]));&quot;&quot;))">
            <text:p/>
          </table:table-cell>
          <table:table-cell table:style-name="ce17" table:formula="of:=IF(OR([.E396]=&quot;W_TX_PAYLOAD&quot;;AND([.G396]&lt;&gt;&quot;&quot;;[.E397]=&quot;&quot;));BIN2HEX([.D39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2146885200000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398]=[.B397];&quot;&quot;;VLOOKUP([.D398];[$Spec.A$1:$Spec.B$1048576];2;0))">
            <text:p/>
          </table:table-cell>
          <table:table-cell table:style-name="ce13" table:formula="of:=IF([.E398]=&quot;W_REGISTER (RF_CH)&quot;;BIN2DEC([.D399]);IF([.E398]=&quot;W_REGISTER (TX_ADDR)&quot;;CONCATENATE(&quot;0x&quot;;BIN2HEX([.D403]);BIN2HEX([.D402]);BIN2HEX([.D401]);BIN2HEX([.D400]);BIN2HEX([.D399]));&quot;&quot;))">
            <text:p/>
          </table:table-cell>
          <table:table-cell table:style-name="ce17" table:formula="of:=IF(OR([.E397]=&quot;W_TX_PAYLOAD&quot;;AND([.G397]&lt;&gt;&quot;&quot;;[.E398]=&quot;&quot;));BIN2HEX([.D39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2158544000000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399]=[.B398];&quot;&quot;;VLOOKUP([.D399];[$Spec.A$1:$Spec.B$1048576];2;0))">
            <text:p/>
          </table:table-cell>
          <table:table-cell table:style-name="ce13" table:formula="of:=IF([.E399]=&quot;W_REGISTER (RF_CH)&quot;;BIN2DEC([.D400]);IF([.E399]=&quot;W_REGISTER (TX_ADDR)&quot;;CONCATENATE(&quot;0x&quot;;BIN2HEX([.D404]);BIN2HEX([.D403]);BIN2HEX([.D402]);BIN2HEX([.D401]);BIN2HEX([.D400]));&quot;&quot;))">
            <text:p/>
          </table:table-cell>
          <table:table-cell table:style-name="ce17" table:formula="of:=IF(OR([.E398]=&quot;W_TX_PAYLOAD&quot;;AND([.G398]&lt;&gt;&quot;&quot;;[.E399]=&quot;&quot;));BIN2HEX([.D39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2170203200000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0000 <text:s/>0100</text:p>
          </table:table-cell>
          <table:table-cell/>
          <table:table-cell table:style-name="ce13" table:formula="of:=IF([.B400]=[.B399];&quot;&quot;;VLOOKUP([.D400];[$Spec.A$1:$Spec.B$1048576];2;0))">
            <text:p/>
          </table:table-cell>
          <table:table-cell table:style-name="ce13" table:formula="of:=IF([.E400]=&quot;W_REGISTER (RF_CH)&quot;;BIN2DEC([.D401]);IF([.E400]=&quot;W_REGISTER (TX_ADDR)&quot;;CONCATENATE(&quot;0x&quot;;BIN2HEX([.D405]);BIN2HEX([.D404]);BIN2HEX([.D403]);BIN2HEX([.D402]);BIN2HEX([.D401]));&quot;&quot;))">
            <text:p/>
          </table:table-cell>
          <table:table-cell table:style-name="ce17" table:formula="of:=IF(OR([.E399]=&quot;W_TX_PAYLOAD&quot;;AND([.G399]&lt;&gt;&quot;&quot;;[.E400]=&quot;&quot;));BIN2HEX([.D40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2182859200000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401]=[.B400];&quot;&quot;;VLOOKUP([.D401];[$Spec.A$1:$Spec.B$1048576];2;0))" office:value-type="string" office:string-value="" calcext:value-type="error">
            <text:p>#N/D</text:p>
          </table:table-cell>
          <table:table-cell table:style-name="ce13" table:formula="of:=IF([.E401]=&quot;W_REGISTER (RF_CH)&quot;;BIN2DEC([.D402]);IF([.E401]=&quot;W_REGISTER (TX_ADDR)&quot;;CONCATENATE(&quot;0x&quot;;BIN2HEX([.D406]);BIN2HEX([.D405]);BIN2HEX([.D404]);BIN2HEX([.D403]);BIN2HEX([.D402]));&quot;&quot;))" office:value-type="string" office:string-value="" calcext:value-type="error">
            <text:p>#N/D</text:p>
          </table:table-cell>
          <table:table-cell table:style-name="ce17" table:formula="of:=IF(OR([.E400]=&quot;W_TX_PAYLOAD&quot;;AND([.G400]&lt;&gt;&quot;&quot;;[.E401]=&quot;&quot;));BIN2HEX([.D40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2194518000000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402]=[.B401];&quot;&quot;;VLOOKUP([.D402];[$Spec.A$1:$Spec.B$1048576];2;0))">
            <text:p/>
          </table:table-cell>
          <table:table-cell table:style-name="ce13" table:formula="of:=IF([.E402]=&quot;W_REGISTER (RF_CH)&quot;;BIN2DEC([.D403]);IF([.E402]=&quot;W_REGISTER (TX_ADDR)&quot;;CONCATENATE(&quot;0x&quot;;BIN2HEX([.D407]);BIN2HEX([.D406]);BIN2HEX([.D405]);BIN2HEX([.D404]);BIN2HEX([.D403]));&quot;&quot;))">
            <text:p/>
          </table:table-cell>
          <table:table-cell table:style-name="ce17" table:formula="of:=IF(OR([.E401]=&quot;W_TX_PAYLOAD&quot;;AND([.G401]&lt;&gt;&quot;&quot;;[.E402]=&quot;&quot;));BIN2HEX([.D40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2410909600000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403]=[.B402];&quot;&quot;;VLOOKUP([.D403];[$Spec.A$1:$Spec.B$1048576];2;0))" office:value-type="string" office:string-value="" calcext:value-type="error">
            <text:p>#N/D</text:p>
          </table:table-cell>
          <table:table-cell table:style-name="ce13" table:formula="of:=IF([.E403]=&quot;W_REGISTER (RF_CH)&quot;;BIN2DEC([.D404]);IF([.E403]=&quot;W_REGISTER (TX_ADDR)&quot;;CONCATENATE(&quot;0x&quot;;BIN2HEX([.D408]);BIN2HEX([.D407]);BIN2HEX([.D406]);BIN2HEX([.D405]);BIN2HEX([.D404]));&quot;&quot;))" office:value-type="string" office:string-value="" calcext:value-type="error">
            <text:p>#N/D</text:p>
          </table:table-cell>
          <table:table-cell table:style-name="ce17" table:formula="of:=IF(OR([.E402]=&quot;W_TX_PAYLOAD&quot;;AND([.G402]&lt;&gt;&quot;&quot;;[.E403]=&quot;&quot;));BIN2HEX([.D40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2422070800000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404]=[.B403];&quot;&quot;;VLOOKUP([.D404];[$Spec.A$1:$Spec.B$1048576];2;0))">
            <text:p/>
          </table:table-cell>
          <table:table-cell table:style-name="ce13" table:formula="of:=IF([.E404]=&quot;W_REGISTER (RF_CH)&quot;;BIN2DEC([.D405]);IF([.E404]=&quot;W_REGISTER (TX_ADDR)&quot;;CONCATENATE(&quot;0x&quot;;BIN2HEX([.D409]);BIN2HEX([.D408]);BIN2HEX([.D407]);BIN2HEX([.D406]);BIN2HEX([.D405]));&quot;&quot;))">
            <text:p/>
          </table:table-cell>
          <table:table-cell table:style-name="ce17" table:formula="of:=IF(OR([.E403]=&quot;W_TX_PAYLOAD&quot;;AND([.G403]&lt;&gt;&quot;&quot;;[.E404]=&quot;&quot;));BIN2HEX([.D40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2435325200000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405]=[.B404];&quot;&quot;;VLOOKUP([.D405];[$Spec.A$1:$Spec.B$1048576];2;0))" office:value-type="string" office:string-value="" calcext:value-type="error">
            <text:p>#N/D</text:p>
          </table:table-cell>
          <table:table-cell table:style-name="ce13" table:formula="of:=IF([.E405]=&quot;W_REGISTER (RF_CH)&quot;;BIN2DEC([.D406]);IF([.E405]=&quot;W_REGISTER (TX_ADDR)&quot;;CONCATENATE(&quot;0x&quot;;BIN2HEX([.D410]);BIN2HEX([.D409]);BIN2HEX([.D408]);BIN2HEX([.D407]);BIN2HEX([.D406]));&quot;&quot;))" office:value-type="string" office:string-value="" calcext:value-type="error">
            <text:p>#N/D</text:p>
          </table:table-cell>
          <table:table-cell table:style-name="ce17" table:formula="of:=IF(OR([.E404]=&quot;W_TX_PAYLOAD&quot;;AND([.G404]&lt;&gt;&quot;&quot;;[.E405]=&quot;&quot;));BIN2HEX([.D40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2448180400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406]=[.B405];&quot;&quot;;VLOOKUP([.D406];[$Spec.A$1:$Spec.B$1048576];2;0))" office:value-type="string" office:string-value="" calcext:value-type="error">
            <text:p>#N/D</text:p>
          </table:table-cell>
          <table:table-cell table:style-name="ce13" table:formula="of:=IF([.E406]=&quot;W_REGISTER (RF_CH)&quot;;BIN2DEC([.D407]);IF([.E406]=&quot;W_REGISTER (TX_ADDR)&quot;;CONCATENATE(&quot;0x&quot;;BIN2HEX([.D411]);BIN2HEX([.D410]);BIN2HEX([.D409]);BIN2HEX([.D408]);BIN2HEX([.D407]));&quot;&quot;))" office:value-type="string" office:string-value="" calcext:value-type="error">
            <text:p>#N/D</text:p>
          </table:table-cell>
          <table:table-cell table:style-name="ce17" table:formula="of:=IF(OR([.E405]=&quot;W_TX_PAYLOAD&quot;;AND([.G405]&lt;&gt;&quot;&quot;;[.E406]=&quot;&quot;));BIN2HEX([.D40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2459840000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407]=[.B406];&quot;&quot;;VLOOKUP([.D407];[$Spec.A$1:$Spec.B$1048576];2;0))">
            <text:p/>
          </table:table-cell>
          <table:table-cell table:style-name="ce13" table:formula="of:=IF([.E407]=&quot;W_REGISTER (RF_CH)&quot;;BIN2DEC([.D408]);IF([.E407]=&quot;W_REGISTER (TX_ADDR)&quot;;CONCATENATE(&quot;0x&quot;;BIN2HEX([.D412]);BIN2HEX([.D411]);BIN2HEX([.D410]);BIN2HEX([.D409]);BIN2HEX([.D408]));&quot;&quot;))">
            <text:p/>
          </table:table-cell>
          <table:table-cell table:style-name="ce17" table:formula="of:=IF(OR([.E406]=&quot;W_TX_PAYLOAD&quot;;AND([.G406]&lt;&gt;&quot;&quot;;[.E407]=&quot;&quot;));BIN2HEX([.D40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2474190800000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408]=[.B407];&quot;&quot;;VLOOKUP([.D408];[$Spec.A$1:$Spec.B$1048576];2;0))" office:value-type="string" office:string-value="" calcext:value-type="error">
            <text:p>#N/D</text:p>
          </table:table-cell>
          <table:table-cell table:style-name="ce13" table:formula="of:=IF([.E408]=&quot;W_REGISTER (RF_CH)&quot;;BIN2DEC([.D409]);IF([.E408]=&quot;W_REGISTER (TX_ADDR)&quot;;CONCATENATE(&quot;0x&quot;;BIN2HEX([.D413]);BIN2HEX([.D412]);BIN2HEX([.D411]);BIN2HEX([.D410]);BIN2HEX([.D409]));&quot;&quot;))" office:value-type="string" office:string-value="" calcext:value-type="error">
            <text:p>#N/D</text:p>
          </table:table-cell>
          <table:table-cell table:style-name="ce17" table:formula="of:=IF(OR([.E407]=&quot;W_TX_PAYLOAD&quot;;AND([.G407]&lt;&gt;&quot;&quot;;[.E408]=&quot;&quot;));BIN2HEX([.D40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2486149200000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409]=[.B408];&quot;&quot;;VLOOKUP([.D409];[$Spec.A$1:$Spec.B$1048576];2;0))" office:value-type="string" office:string-value="" calcext:value-type="error">
            <text:p>#N/D</text:p>
          </table:table-cell>
          <table:table-cell table:style-name="ce13" table:formula="of:=IF([.E409]=&quot;W_REGISTER (RF_CH)&quot;;BIN2DEC([.D410]);IF([.E409]=&quot;W_REGISTER (TX_ADDR)&quot;;CONCATENATE(&quot;0x&quot;;BIN2HEX([.D414]);BIN2HEX([.D413]);BIN2HEX([.D412]);BIN2HEX([.D411]);BIN2HEX([.D410]));&quot;&quot;))" office:value-type="string" office:string-value="" calcext:value-type="error">
            <text:p>#N/D</text:p>
          </table:table-cell>
          <table:table-cell table:style-name="ce17" table:formula="of:=IF(OR([.E408]=&quot;W_TX_PAYLOAD&quot;;AND([.G408]&lt;&gt;&quot;&quot;;[.E409]=&quot;&quot;));BIN2HEX([.D40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2497809600000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410]=[.B409];&quot;&quot;;VLOOKUP([.D410];[$Spec.A$1:$Spec.B$1048576];2;0))">
            <text:p/>
          </table:table-cell>
          <table:table-cell table:style-name="ce13" table:formula="of:=IF([.E410]=&quot;W_REGISTER (RF_CH)&quot;;BIN2DEC([.D411]);IF([.E410]=&quot;W_REGISTER (TX_ADDR)&quot;;CONCATENATE(&quot;0x&quot;;BIN2HEX([.D415]);BIN2HEX([.D414]);BIN2HEX([.D413]);BIN2HEX([.D412]);BIN2HEX([.D411]));&quot;&quot;))">
            <text:p/>
          </table:table-cell>
          <table:table-cell table:style-name="ce17" table:formula="of:=IF(OR([.E409]=&quot;W_TX_PAYLOAD&quot;;AND([.G409]&lt;&gt;&quot;&quot;;[.E410]=&quot;&quot;));BIN2HEX([.D41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2512160000000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411]=[.B410];&quot;&quot;;VLOOKUP([.D411];[$Spec.A$1:$Spec.B$1048576];2;0))">
            <text:p/>
          </table:table-cell>
          <table:table-cell table:style-name="ce13" table:formula="of:=IF([.E411]=&quot;W_REGISTER (RF_CH)&quot;;BIN2DEC([.D412]);IF([.E411]=&quot;W_REGISTER (TX_ADDR)&quot;;CONCATENATE(&quot;0x&quot;;BIN2HEX([.D416]);BIN2HEX([.D415]);BIN2HEX([.D414]);BIN2HEX([.D413]);BIN2HEX([.D412]));&quot;&quot;))">
            <text:p/>
          </table:table-cell>
          <table:table-cell table:style-name="ce17" table:formula="of:=IF(OR([.E410]=&quot;W_TX_PAYLOAD&quot;;AND([.G410]&lt;&gt;&quot;&quot;;[.E411]=&quot;&quot;));BIN2HEX([.D41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2523820000000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1000 <text:s/>0100</text:p>
          </table:table-cell>
          <table:table-cell/>
          <table:table-cell table:style-name="ce13" table:formula="of:=IF([.B412]=[.B411];&quot;&quot;;VLOOKUP([.D412];[$Spec.A$1:$Spec.B$1048576];2;0))">
            <text:p/>
          </table:table-cell>
          <table:table-cell table:style-name="ce13" table:formula="of:=IF([.E412]=&quot;W_REGISTER (RF_CH)&quot;;BIN2DEC([.D413]);IF([.E412]=&quot;W_REGISTER (TX_ADDR)&quot;;CONCATENATE(&quot;0x&quot;;BIN2HEX([.D417]);BIN2HEX([.D416]);BIN2HEX([.D415]);BIN2HEX([.D414]);BIN2HEX([.D413]));&quot;&quot;))">
            <text:p/>
          </table:table-cell>
          <table:table-cell table:style-name="ce17" table:formula="of:=IF(OR([.E411]=&quot;W_TX_PAYLOAD&quot;;AND([.G411]&lt;&gt;&quot;&quot;;[.E412]=&quot;&quot;));BIN2HEX([.D41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2535479600000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413]=[.B412];&quot;&quot;;VLOOKUP([.D413];[$Spec.A$1:$Spec.B$1048576];2;0))">
            <text:p/>
          </table:table-cell>
          <table:table-cell table:style-name="ce13" table:formula="of:=IF([.E413]=&quot;W_REGISTER (RF_CH)&quot;;BIN2DEC([.D414]);IF([.E413]=&quot;W_REGISTER (TX_ADDR)&quot;;CONCATENATE(&quot;0x&quot;;BIN2HEX([.D418]);BIN2HEX([.D417]);BIN2HEX([.D416]);BIN2HEX([.D415]);BIN2HEX([.D414]));&quot;&quot;))">
            <text:p/>
          </table:table-cell>
          <table:table-cell table:style-name="ce17" table:formula="of:=IF(OR([.E412]=&quot;W_TX_PAYLOAD&quot;;AND([.G412]&lt;&gt;&quot;&quot;;[.E413]=&quot;&quot;));BIN2HEX([.D41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2547139200000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414]=[.B413];&quot;&quot;;VLOOKUP([.D414];[$Spec.A$1:$Spec.B$1048576];2;0))">
            <text:p/>
          </table:table-cell>
          <table:table-cell table:style-name="ce13" table:formula="of:=IF([.E414]=&quot;W_REGISTER (RF_CH)&quot;;BIN2DEC([.D415]);IF([.E414]=&quot;W_REGISTER (TX_ADDR)&quot;;CONCATENATE(&quot;0x&quot;;BIN2HEX([.D419]);BIN2HEX([.D418]);BIN2HEX([.D417]);BIN2HEX([.D416]);BIN2HEX([.D415]));&quot;&quot;))">
            <text:p/>
          </table:table-cell>
          <table:table-cell table:style-name="ce17" table:formula="of:=IF(OR([.E413]=&quot;W_TX_PAYLOAD&quot;;AND([.G413]&lt;&gt;&quot;&quot;;[.E414]=&quot;&quot;));BIN2HEX([.D41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2558798800000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415]=[.B414];&quot;&quot;;VLOOKUP([.D415];[$Spec.A$1:$Spec.B$1048576];2;0))">
            <text:p/>
          </table:table-cell>
          <table:table-cell table:style-name="ce13" table:formula="of:=IF([.E415]=&quot;W_REGISTER (RF_CH)&quot;;BIN2DEC([.D416]);IF([.E415]=&quot;W_REGISTER (TX_ADDR)&quot;;CONCATENATE(&quot;0x&quot;;BIN2HEX([.D420]);BIN2HEX([.D419]);BIN2HEX([.D418]);BIN2HEX([.D417]);BIN2HEX([.D416]));&quot;&quot;))">
            <text:p/>
          </table:table-cell>
          <table:table-cell table:style-name="ce17" table:formula="of:=IF(OR([.E414]=&quot;W_TX_PAYLOAD&quot;;AND([.G414]&lt;&gt;&quot;&quot;;[.E415]=&quot;&quot;));BIN2HEX([.D41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2570458800000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416]=[.B415];&quot;&quot;;VLOOKUP([.D416];[$Spec.A$1:$Spec.B$1048576];2;0))">
            <text:p/>
          </table:table-cell>
          <table:table-cell table:style-name="ce13" table:formula="of:=IF([.E416]=&quot;W_REGISTER (RF_CH)&quot;;BIN2DEC([.D417]);IF([.E416]=&quot;W_REGISTER (TX_ADDR)&quot;;CONCATENATE(&quot;0x&quot;;BIN2HEX([.D421]);BIN2HEX([.D420]);BIN2HEX([.D419]);BIN2HEX([.D418]);BIN2HEX([.D417]));&quot;&quot;))">
            <text:p/>
          </table:table-cell>
          <table:table-cell table:style-name="ce17" table:formula="of:=IF(OR([.E415]=&quot;W_TX_PAYLOAD&quot;;AND([.G415]&lt;&gt;&quot;&quot;;[.E416]=&quot;&quot;));BIN2HEX([.D41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2582118000000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0000 <text:s/>0100</text:p>
          </table:table-cell>
          <table:table-cell/>
          <table:table-cell table:style-name="ce13" table:formula="of:=IF([.B417]=[.B416];&quot;&quot;;VLOOKUP([.D417];[$Spec.A$1:$Spec.B$1048576];2;0))">
            <text:p/>
          </table:table-cell>
          <table:table-cell table:style-name="ce13" table:formula="of:=IF([.E417]=&quot;W_REGISTER (RF_CH)&quot;;BIN2DEC([.D418]);IF([.E417]=&quot;W_REGISTER (TX_ADDR)&quot;;CONCATENATE(&quot;0x&quot;;BIN2HEX([.D422]);BIN2HEX([.D421]);BIN2HEX([.D420]);BIN2HEX([.D419]);BIN2HEX([.D418]));&quot;&quot;))">
            <text:p/>
          </table:table-cell>
          <table:table-cell table:style-name="ce17" table:formula="of:=IF(OR([.E416]=&quot;W_TX_PAYLOAD&quot;;AND([.G416]&lt;&gt;&quot;&quot;;[.E417]=&quot;&quot;));BIN2HEX([.D41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2594774400000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418]=[.B417];&quot;&quot;;VLOOKUP([.D418];[$Spec.A$1:$Spec.B$1048576];2;0))" office:value-type="string" office:string-value="" calcext:value-type="error">
            <text:p>#N/D</text:p>
          </table:table-cell>
          <table:table-cell table:style-name="ce13" table:formula="of:=IF([.E418]=&quot;W_REGISTER (RF_CH)&quot;;BIN2DEC([.D419]);IF([.E418]=&quot;W_REGISTER (TX_ADDR)&quot;;CONCATENATE(&quot;0x&quot;;BIN2HEX([.D423]);BIN2HEX([.D422]);BIN2HEX([.D421]);BIN2HEX([.D420]);BIN2HEX([.D419]));&quot;&quot;))" office:value-type="string" office:string-value="" calcext:value-type="error">
            <text:p>#N/D</text:p>
          </table:table-cell>
          <table:table-cell table:style-name="ce17" table:formula="of:=IF(OR([.E417]=&quot;W_TX_PAYLOAD&quot;;AND([.G417]&lt;&gt;&quot;&quot;;[.E418]=&quot;&quot;));BIN2HEX([.D41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2606434000000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419]=[.B418];&quot;&quot;;VLOOKUP([.D419];[$Spec.A$1:$Spec.B$1048576];2;0))">
            <text:p/>
          </table:table-cell>
          <table:table-cell table:style-name="ce13" table:formula="of:=IF([.E419]=&quot;W_REGISTER (RF_CH)&quot;;BIN2DEC([.D420]);IF([.E419]=&quot;W_REGISTER (TX_ADDR)&quot;;CONCATENATE(&quot;0x&quot;;BIN2HEX([.D424]);BIN2HEX([.D423]);BIN2HEX([.D422]);BIN2HEX([.D421]);BIN2HEX([.D420]));&quot;&quot;))">
            <text:p/>
          </table:table-cell>
          <table:table-cell table:style-name="ce17" table:formula="of:=IF(OR([.E418]=&quot;W_TX_PAYLOAD&quot;;AND([.G418]&lt;&gt;&quot;&quot;;[.E419]=&quot;&quot;));BIN2HEX([.D41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4009840000000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420]=[.B419];&quot;&quot;;VLOOKUP([.D420];[$Spec.A$1:$Spec.B$1048576];2;0))" office:value-type="string" office:string-value="" calcext:value-type="error">
            <text:p>#N/D</text:p>
          </table:table-cell>
          <table:table-cell table:style-name="ce13" table:formula="of:=IF([.E420]=&quot;W_REGISTER (RF_CH)&quot;;BIN2DEC([.D421]);IF([.E420]=&quot;W_REGISTER (TX_ADDR)&quot;;CONCATENATE(&quot;0x&quot;;BIN2HEX([.D425]);BIN2HEX([.D424]);BIN2HEX([.D423]);BIN2HEX([.D422]);BIN2HEX([.D421]));&quot;&quot;))" office:value-type="string" office:string-value="" calcext:value-type="error">
            <text:p>#N/D</text:p>
          </table:table-cell>
          <table:table-cell table:style-name="ce17" table:formula="of:=IF(OR([.E419]=&quot;W_TX_PAYLOAD&quot;;AND([.G419]&lt;&gt;&quot;&quot;;[.E420]=&quot;&quot;));BIN2HEX([.D42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4021000800000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421]=[.B420];&quot;&quot;;VLOOKUP([.D421];[$Spec.A$1:$Spec.B$1048576];2;0))">
            <text:p/>
          </table:table-cell>
          <table:table-cell table:style-name="ce13" table:formula="of:=IF([.E421]=&quot;W_REGISTER (RF_CH)&quot;;BIN2DEC([.D422]);IF([.E421]=&quot;W_REGISTER (TX_ADDR)&quot;;CONCATENATE(&quot;0x&quot;;BIN2HEX([.D426]);BIN2HEX([.D425]);BIN2HEX([.D424]);BIN2HEX([.D423]);BIN2HEX([.D422]));&quot;&quot;))">
            <text:p/>
          </table:table-cell>
          <table:table-cell table:style-name="ce17" table:formula="of:=IF(OR([.E420]=&quot;W_TX_PAYLOAD&quot;;AND([.G420]&lt;&gt;&quot;&quot;;[.E421]=&quot;&quot;));BIN2HEX([.D42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4034852800000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422]=[.B421];&quot;&quot;;VLOOKUP([.D422];[$Spec.A$1:$Spec.B$1048576];2;0))" office:value-type="string" office:string-value="" calcext:value-type="error">
            <text:p>#N/D</text:p>
          </table:table-cell>
          <table:table-cell table:style-name="ce13" table:formula="of:=IF([.E422]=&quot;W_REGISTER (RF_CH)&quot;;BIN2DEC([.D423]);IF([.E422]=&quot;W_REGISTER (TX_ADDR)&quot;;CONCATENATE(&quot;0x&quot;;BIN2HEX([.D427]);BIN2HEX([.D426]);BIN2HEX([.D425]);BIN2HEX([.D424]);BIN2HEX([.D423]));&quot;&quot;))" office:value-type="string" office:string-value="" calcext:value-type="error">
            <text:p>#N/D</text:p>
          </table:table-cell>
          <table:table-cell table:style-name="ce17" table:formula="of:=IF(OR([.E421]=&quot;W_TX_PAYLOAD&quot;;AND([.G421]&lt;&gt;&quot;&quot;;[.E422]=&quot;&quot;));BIN2HEX([.D42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4049302400000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423]=[.B422];&quot;&quot;;VLOOKUP([.D423];[$Spec.A$1:$Spec.B$1048576];2;0))" office:value-type="string" office:string-value="" calcext:value-type="error">
            <text:p>#N/D</text:p>
          </table:table-cell>
          <table:table-cell table:style-name="ce13" table:formula="of:=IF([.E423]=&quot;W_REGISTER (RF_CH)&quot;;BIN2DEC([.D424]);IF([.E423]=&quot;W_REGISTER (TX_ADDR)&quot;;CONCATENATE(&quot;0x&quot;;BIN2HEX([.D428]);BIN2HEX([.D427]);BIN2HEX([.D426]);BIN2HEX([.D425]);BIN2HEX([.D424]));&quot;&quot;))" office:value-type="string" office:string-value="" calcext:value-type="error">
            <text:p>#N/D</text:p>
          </table:table-cell>
          <table:table-cell table:style-name="ce17" table:formula="of:=IF(OR([.E422]=&quot;W_TX_PAYLOAD&quot;;AND([.G422]&lt;&gt;&quot;&quot;;[.E423]=&quot;&quot;));BIN2HEX([.D42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4060961200000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424]=[.B423];&quot;&quot;;VLOOKUP([.D424];[$Spec.A$1:$Spec.B$1048576];2;0))">
            <text:p/>
          </table:table-cell>
          <table:table-cell table:style-name="ce13" table:formula="of:=IF([.E424]=&quot;W_REGISTER (RF_CH)&quot;;BIN2DEC([.D425]);IF([.E424]=&quot;W_REGISTER (TX_ADDR)&quot;;CONCATENATE(&quot;0x&quot;;BIN2HEX([.D429]);BIN2HEX([.D428]);BIN2HEX([.D427]);BIN2HEX([.D426]);BIN2HEX([.D425]));&quot;&quot;))">
            <text:p/>
          </table:table-cell>
          <table:table-cell table:style-name="ce17" table:formula="of:=IF(OR([.E423]=&quot;W_TX_PAYLOAD&quot;;AND([.G423]&lt;&gt;&quot;&quot;;[.E424]=&quot;&quot;));BIN2HEX([.D42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40741156000000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425]=[.B424];&quot;&quot;;VLOOKUP([.D425];[$Spec.A$1:$Spec.B$1048576];2;0))" office:value-type="string" office:string-value="" calcext:value-type="error">
            <text:p>#N/D</text:p>
          </table:table-cell>
          <table:table-cell table:style-name="ce13" table:formula="of:=IF([.E425]=&quot;W_REGISTER (RF_CH)&quot;;BIN2DEC([.D426]);IF([.E425]=&quot;W_REGISTER (TX_ADDR)&quot;;CONCATENATE(&quot;0x&quot;;BIN2HEX([.D430]);BIN2HEX([.D429]);BIN2HEX([.D428]);BIN2HEX([.D427]);BIN2HEX([.D426]));&quot;&quot;))" office:value-type="string" office:string-value="" calcext:value-type="error">
            <text:p>#N/D</text:p>
          </table:table-cell>
          <table:table-cell table:style-name="ce17" table:formula="of:=IF(OR([.E424]=&quot;W_TX_PAYLOAD&quot;;AND([.G424]&lt;&gt;&quot;&quot;;[.E425]=&quot;&quot;));BIN2HEX([.D42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4086671200000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426]=[.B425];&quot;&quot;;VLOOKUP([.D426];[$Spec.A$1:$Spec.B$1048576];2;0))" office:value-type="string" office:string-value="" calcext:value-type="error">
            <text:p>#N/D</text:p>
          </table:table-cell>
          <table:table-cell table:style-name="ce13" table:formula="of:=IF([.E426]=&quot;W_REGISTER (RF_CH)&quot;;BIN2DEC([.D427]);IF([.E426]=&quot;W_REGISTER (TX_ADDR)&quot;;CONCATENATE(&quot;0x&quot;;BIN2HEX([.D431]);BIN2HEX([.D430]);BIN2HEX([.D429]);BIN2HEX([.D428]);BIN2HEX([.D427]));&quot;&quot;))" office:value-type="string" office:string-value="" calcext:value-type="error">
            <text:p>#N/D</text:p>
          </table:table-cell>
          <table:table-cell table:style-name="ce17" table:formula="of:=IF(OR([.E425]=&quot;W_TX_PAYLOAD&quot;;AND([.G425]&lt;&gt;&quot;&quot;;[.E426]=&quot;&quot;));BIN2HEX([.D42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4098329600000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0000 <text:s/>1111</text:p>
          </table:table-cell>
          <table:table-cell/>
          <table:table-cell table:style-name="ce13" table:formula="of:=IF([.B427]=[.B426];&quot;&quot;;VLOOKUP([.D427];[$Spec.A$1:$Spec.B$1048576];2;0))">
            <text:p/>
          </table:table-cell>
          <table:table-cell table:style-name="ce13" table:formula="of:=IF([.E427]=&quot;W_REGISTER (RF_CH)&quot;;BIN2DEC([.D428]);IF([.E427]=&quot;W_REGISTER (TX_ADDR)&quot;;CONCATENATE(&quot;0x&quot;;BIN2HEX([.D432]);BIN2HEX([.D431]);BIN2HEX([.D430]);BIN2HEX([.D429]);BIN2HEX([.D428]));&quot;&quot;))">
            <text:p/>
          </table:table-cell>
          <table:table-cell table:style-name="ce17" table:formula="of:=IF(OR([.E426]=&quot;W_TX_PAYLOAD&quot;;AND([.G426]&lt;&gt;&quot;&quot;;[.E427]=&quot;&quot;));BIN2HEX([.D42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4452460800000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428]=[.B427];&quot;&quot;;VLOOKUP([.D428];[$Spec.A$1:$Spec.B$1048576];2;0))" office:value-type="string" office:string-value="" calcext:value-type="error">
            <text:p>#N/D</text:p>
          </table:table-cell>
          <table:table-cell table:style-name="ce13" table:formula="of:=IF([.E428]=&quot;W_REGISTER (RF_CH)&quot;;BIN2DEC([.D429]);IF([.E428]=&quot;W_REGISTER (TX_ADDR)&quot;;CONCATENATE(&quot;0x&quot;;BIN2HEX([.D433]);BIN2HEX([.D432]);BIN2HEX([.D431]);BIN2HEX([.D430]);BIN2HEX([.D429]));&quot;&quot;))" office:value-type="string" office:string-value="" calcext:value-type="error">
            <text:p>#N/D</text:p>
          </table:table-cell>
          <table:table-cell table:style-name="ce17" table:formula="of:=IF(OR([.E427]=&quot;W_TX_PAYLOAD&quot;;AND([.G427]&lt;&gt;&quot;&quot;;[.E428]=&quot;&quot;));BIN2HEX([.D42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4463621600000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429]=[.B428];&quot;&quot;;VLOOKUP([.D429];[$Spec.A$1:$Spec.B$1048576];2;0))">
            <text:p/>
          </table:table-cell>
          <table:table-cell table:style-name="ce13" table:formula="of:=IF([.E429]=&quot;W_REGISTER (RF_CH)&quot;;BIN2DEC([.D430]);IF([.E429]=&quot;W_REGISTER (TX_ADDR)&quot;;CONCATENATE(&quot;0x&quot;;BIN2HEX([.D434]);BIN2HEX([.D433]);BIN2HEX([.D432]);BIN2HEX([.D431]);BIN2HEX([.D430]));&quot;&quot;))">
            <text:p/>
          </table:table-cell>
          <table:table-cell table:style-name="ce17" table:formula="of:=IF(OR([.E428]=&quot;W_TX_PAYLOAD&quot;;AND([.G428]&lt;&gt;&quot;&quot;;[.E429]=&quot;&quot;));BIN2HEX([.D42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4477574000000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430]=[.B429];&quot;&quot;;VLOOKUP([.D430];[$Spec.A$1:$Spec.B$1048576];2;0))" office:value-type="string" office:string-value="" calcext:value-type="error">
            <text:p>#N/D</text:p>
          </table:table-cell>
          <table:table-cell table:style-name="ce13" table:formula="of:=IF([.E430]=&quot;W_REGISTER (RF_CH)&quot;;BIN2DEC([.D431]);IF([.E430]=&quot;W_REGISTER (TX_ADDR)&quot;;CONCATENATE(&quot;0x&quot;;BIN2HEX([.D435]);BIN2HEX([.D434]);BIN2HEX([.D433]);BIN2HEX([.D432]);BIN2HEX([.D431]));&quot;&quot;))" office:value-type="string" office:string-value="" calcext:value-type="error">
            <text:p>#N/D</text:p>
          </table:table-cell>
          <table:table-cell table:style-name="ce17" table:formula="of:=IF(OR([.E429]=&quot;W_TX_PAYLOAD&quot;;AND([.G429]&lt;&gt;&quot;&quot;;[.E430]=&quot;&quot;));BIN2HEX([.D43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4489233600000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431]=[.B430];&quot;&quot;;VLOOKUP([.D431];[$Spec.A$1:$Spec.B$1048576];2;0))">
            <text:p/>
          </table:table-cell>
          <table:table-cell table:style-name="ce13" table:formula="of:=IF([.E431]=&quot;W_REGISTER (RF_CH)&quot;;BIN2DEC([.D432]);IF([.E431]=&quot;W_REGISTER (TX_ADDR)&quot;;CONCATENATE(&quot;0x&quot;;BIN2HEX([.D436]);BIN2HEX([.D435]);BIN2HEX([.D434]);BIN2HEX([.D433]);BIN2HEX([.D432]));&quot;&quot;))">
            <text:p/>
          </table:table-cell>
          <table:table-cell table:style-name="ce17" table:formula="of:=IF(OR([.E430]=&quot;W_TX_PAYLOAD&quot;;AND([.G430]&lt;&gt;&quot;&quot;;[.E431]=&quot;&quot;));BIN2HEX([.D43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4501291600000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432]=[.B431];&quot;&quot;;VLOOKUP([.D432];[$Spec.A$1:$Spec.B$1048576];2;0))" office:value-type="string" office:string-value="" calcext:value-type="error">
            <text:p>#N/D</text:p>
          </table:table-cell>
          <table:table-cell table:style-name="ce13" table:formula="of:=IF([.E432]=&quot;W_REGISTER (RF_CH)&quot;;BIN2DEC([.D433]);IF([.E432]=&quot;W_REGISTER (TX_ADDR)&quot;;CONCATENATE(&quot;0x&quot;;BIN2HEX([.D437]);BIN2HEX([.D436]);BIN2HEX([.D435]);BIN2HEX([.D434]);BIN2HEX([.D433]));&quot;&quot;))" office:value-type="string" office:string-value="" calcext:value-type="error">
            <text:p>#N/D</text:p>
          </table:table-cell>
          <table:table-cell table:style-name="ce17" table:formula="of:=IF(OR([.E431]=&quot;W_TX_PAYLOAD&quot;;AND([.G431]&lt;&gt;&quot;&quot;;[.E432]=&quot;&quot;));BIN2HEX([.D43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4513449600000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433]=[.B432];&quot;&quot;;VLOOKUP([.D433];[$Spec.A$1:$Spec.B$1048576];2;0))" office:value-type="string" office:string-value="" calcext:value-type="error">
            <text:p>#N/D</text:p>
          </table:table-cell>
          <table:table-cell table:style-name="ce13" table:formula="of:=IF([.E433]=&quot;W_REGISTER (RF_CH)&quot;;BIN2DEC([.D434]);IF([.E433]=&quot;W_REGISTER (TX_ADDR)&quot;;CONCATENATE(&quot;0x&quot;;BIN2HEX([.D438]);BIN2HEX([.D437]);BIN2HEX([.D436]);BIN2HEX([.D435]);BIN2HEX([.D434]));&quot;&quot;))" office:value-type="string" office:string-value="" calcext:value-type="error">
            <text:p>#N/D</text:p>
          </table:table-cell>
          <table:table-cell table:style-name="ce17" table:formula="of:=IF(OR([.E432]=&quot;W_TX_PAYLOAD&quot;;AND([.G432]&lt;&gt;&quot;&quot;;[.E433]=&quot;&quot;));BIN2HEX([.D43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4526005600000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434]=[.B433];&quot;&quot;;VLOOKUP([.D434];[$Spec.A$1:$Spec.B$1048576];2;0))" office:value-type="string" office:string-value="" calcext:value-type="error">
            <text:p>#N/D</text:p>
          </table:table-cell>
          <table:table-cell table:style-name="ce13" table:formula="of:=IF([.E434]=&quot;W_REGISTER (RF_CH)&quot;;BIN2DEC([.D435]);IF([.E434]=&quot;W_REGISTER (TX_ADDR)&quot;;CONCATENATE(&quot;0x&quot;;BIN2HEX([.D439]);BIN2HEX([.D438]);BIN2HEX([.D437]);BIN2HEX([.D436]);BIN2HEX([.D435]));&quot;&quot;))" office:value-type="string" office:string-value="" calcext:value-type="error">
            <text:p>#N/D</text:p>
          </table:table-cell>
          <table:table-cell table:style-name="ce17" table:formula="of:=IF(OR([.E433]=&quot;W_TX_PAYLOAD&quot;;AND([.G433]&lt;&gt;&quot;&quot;;[.E434]=&quot;&quot;));BIN2HEX([.D43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4537664800000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0000 <text:s/>1111</text:p>
          </table:table-cell>
          <table:table-cell/>
          <table:table-cell table:style-name="ce13" table:formula="of:=IF([.B435]=[.B434];&quot;&quot;;VLOOKUP([.D435];[$Spec.A$1:$Spec.B$1048576];2;0))">
            <text:p/>
          </table:table-cell>
          <table:table-cell table:style-name="ce13" table:formula="of:=IF([.E435]=&quot;W_REGISTER (RF_CH)&quot;;BIN2DEC([.D436]);IF([.E435]=&quot;W_REGISTER (TX_ADDR)&quot;;CONCATENATE(&quot;0x&quot;;BIN2HEX([.D440]);BIN2HEX([.D439]);BIN2HEX([.D438]);BIN2HEX([.D437]);BIN2HEX([.D436]));&quot;&quot;))">
            <text:p/>
          </table:table-cell>
          <table:table-cell table:style-name="ce17" table:formula="of:=IF(OR([.E434]=&quot;W_TX_PAYLOAD&quot;;AND([.G434]&lt;&gt;&quot;&quot;;[.E435]=&quot;&quot;));BIN2HEX([.D43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5943486400000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436]=[.B435];&quot;&quot;;VLOOKUP([.D436];[$Spec.A$1:$Spec.B$1048576];2;0))" office:value-type="string" office:string-value="" calcext:value-type="error">
            <text:p>#N/D</text:p>
          </table:table-cell>
          <table:table-cell table:style-name="ce13" table:formula="of:=IF([.E436]=&quot;W_REGISTER (RF_CH)&quot;;BIN2DEC([.D437]);IF([.E436]=&quot;W_REGISTER (TX_ADDR)&quot;;CONCATENATE(&quot;0x&quot;;BIN2HEX([.D441]);BIN2HEX([.D440]);BIN2HEX([.D439]);BIN2HEX([.D438]);BIN2HEX([.D437]));&quot;&quot;))" office:value-type="string" office:string-value="" calcext:value-type="error">
            <text:p>#N/D</text:p>
          </table:table-cell>
          <table:table-cell table:style-name="ce17" table:formula="of:=IF(OR([.E435]=&quot;W_TX_PAYLOAD&quot;;AND([.G435]&lt;&gt;&quot;&quot;;[.E436]=&quot;&quot;));BIN2HEX([.D43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5954647200000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437]=[.B436];&quot;&quot;;VLOOKUP([.D437];[$Spec.A$1:$Spec.B$1048576];2;0))">
            <text:p/>
          </table:table-cell>
          <table:table-cell table:style-name="ce13" table:formula="of:=IF([.E437]=&quot;W_REGISTER (RF_CH)&quot;;BIN2DEC([.D438]);IF([.E437]=&quot;W_REGISTER (TX_ADDR)&quot;;CONCATENATE(&quot;0x&quot;;BIN2HEX([.D442]);BIN2HEX([.D441]);BIN2HEX([.D440]);BIN2HEX([.D439]);BIN2HEX([.D438]));&quot;&quot;))">
            <text:p/>
          </table:table-cell>
          <table:table-cell table:style-name="ce17" table:formula="of:=IF(OR([.E436]=&quot;W_TX_PAYLOAD&quot;;AND([.G436]&lt;&gt;&quot;&quot;;[.E437]=&quot;&quot;));BIN2HEX([.D43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5968599200000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438]=[.B437];&quot;&quot;;VLOOKUP([.D438];[$Spec.A$1:$Spec.B$1048576];2;0))" office:value-type="string" office:string-value="" calcext:value-type="error">
            <text:p>#N/D</text:p>
          </table:table-cell>
          <table:table-cell table:style-name="ce13" table:formula="of:=IF([.E438]=&quot;W_REGISTER (RF_CH)&quot;;BIN2DEC([.D439]);IF([.E438]=&quot;W_REGISTER (TX_ADDR)&quot;;CONCATENATE(&quot;0x&quot;;BIN2HEX([.D443]);BIN2HEX([.D442]);BIN2HEX([.D441]);BIN2HEX([.D440]);BIN2HEX([.D439]));&quot;&quot;))" office:value-type="string" office:string-value="" calcext:value-type="error">
            <text:p>#N/D</text:p>
          </table:table-cell>
          <table:table-cell table:style-name="ce17" table:formula="of:=IF(OR([.E437]=&quot;W_TX_PAYLOAD&quot;;AND([.G437]&lt;&gt;&quot;&quot;;[.E438]=&quot;&quot;));BIN2HEX([.D43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5981853200000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439]=[.B438];&quot;&quot;;VLOOKUP([.D439];[$Spec.A$1:$Spec.B$1048576];2;0))">
            <text:p/>
          </table:table-cell>
          <table:table-cell table:style-name="ce13" table:formula="of:=IF([.E439]=&quot;W_REGISTER (RF_CH)&quot;;BIN2DEC([.D440]);IF([.E439]=&quot;W_REGISTER (TX_ADDR)&quot;;CONCATENATE(&quot;0x&quot;;BIN2HEX([.D444]);BIN2HEX([.D443]);BIN2HEX([.D442]);BIN2HEX([.D441]);BIN2HEX([.D440]));&quot;&quot;))">
            <text:p/>
          </table:table-cell>
          <table:table-cell table:style-name="ce17" table:formula="of:=IF(OR([.E438]=&quot;W_TX_PAYLOAD&quot;;AND([.G438]&lt;&gt;&quot;&quot;;[.E439]=&quot;&quot;));BIN2HEX([.D43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5993911600000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440]=[.B439];&quot;&quot;;VLOOKUP([.D440];[$Spec.A$1:$Spec.B$1048576];2;0))" office:value-type="string" office:string-value="" calcext:value-type="error">
            <text:p>#N/D</text:p>
          </table:table-cell>
          <table:table-cell table:style-name="ce13" table:formula="of:=IF([.E440]=&quot;W_REGISTER (RF_CH)&quot;;BIN2DEC([.D441]);IF([.E440]=&quot;W_REGISTER (TX_ADDR)&quot;;CONCATENATE(&quot;0x&quot;;BIN2HEX([.D445]);BIN2HEX([.D444]);BIN2HEX([.D443]);BIN2HEX([.D442]);BIN2HEX([.D441]));&quot;&quot;))" office:value-type="string" office:string-value="" calcext:value-type="error">
            <text:p>#N/D</text:p>
          </table:table-cell>
          <table:table-cell table:style-name="ce17" table:formula="of:=IF(OR([.E439]=&quot;W_TX_PAYLOAD&quot;;AND([.G439]&lt;&gt;&quot;&quot;;[.E440]=&quot;&quot;));BIN2HEX([.D44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6006069200000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441]=[.B440];&quot;&quot;;VLOOKUP([.D441];[$Spec.A$1:$Spec.B$1048576];2;0))" office:value-type="string" office:string-value="" calcext:value-type="error">
            <text:p>#N/D</text:p>
          </table:table-cell>
          <table:table-cell table:style-name="ce13" table:formula="of:=IF([.E441]=&quot;W_REGISTER (RF_CH)&quot;;BIN2DEC([.D442]);IF([.E441]=&quot;W_REGISTER (TX_ADDR)&quot;;CONCATENATE(&quot;0x&quot;;BIN2HEX([.D446]);BIN2HEX([.D445]);BIN2HEX([.D444]);BIN2HEX([.D443]);BIN2HEX([.D442]));&quot;&quot;))" office:value-type="string" office:string-value="" calcext:value-type="error">
            <text:p>#N/D</text:p>
          </table:table-cell>
          <table:table-cell table:style-name="ce17" table:formula="of:=IF(OR([.E440]=&quot;W_TX_PAYLOAD&quot;;AND([.G440]&lt;&gt;&quot;&quot;;[.E441]=&quot;&quot;));BIN2HEX([.D44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6018625200000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442]=[.B441];&quot;&quot;;VLOOKUP([.D442];[$Spec.A$1:$Spec.B$1048576];2;0))" office:value-type="string" office:string-value="" calcext:value-type="error">
            <text:p>#N/D</text:p>
          </table:table-cell>
          <table:table-cell table:style-name="ce13" table:formula="of:=IF([.E442]=&quot;W_REGISTER (RF_CH)&quot;;BIN2DEC([.D443]);IF([.E442]=&quot;W_REGISTER (TX_ADDR)&quot;;CONCATENATE(&quot;0x&quot;;BIN2HEX([.D447]);BIN2HEX([.D446]);BIN2HEX([.D445]);BIN2HEX([.D444]);BIN2HEX([.D443]));&quot;&quot;))" office:value-type="string" office:string-value="" calcext:value-type="error">
            <text:p>#N/D</text:p>
          </table:table-cell>
          <table:table-cell table:style-name="ce17" table:formula="of:=IF(OR([.E441]=&quot;W_TX_PAYLOAD&quot;;AND([.G441]&lt;&gt;&quot;&quot;;[.E442]=&quot;&quot;));BIN2HEX([.D44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6030284400000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0000 <text:s/>1111</text:p>
          </table:table-cell>
          <table:table-cell/>
          <table:table-cell table:style-name="ce13" table:formula="of:=IF([.B443]=[.B442];&quot;&quot;;VLOOKUP([.D443];[$Spec.A$1:$Spec.B$1048576];2;0))">
            <text:p/>
          </table:table-cell>
          <table:table-cell table:style-name="ce13" table:formula="of:=IF([.E443]=&quot;W_REGISTER (RF_CH)&quot;;BIN2DEC([.D444]);IF([.E443]=&quot;W_REGISTER (TX_ADDR)&quot;;CONCATENATE(&quot;0x&quot;;BIN2HEX([.D448]);BIN2HEX([.D447]);BIN2HEX([.D446]);BIN2HEX([.D445]);BIN2HEX([.D444]));&quot;&quot;))">
            <text:p/>
          </table:table-cell>
          <table:table-cell table:style-name="ce17" table:formula="of:=IF(OR([.E442]=&quot;W_TX_PAYLOAD&quot;;AND([.G442]&lt;&gt;&quot;&quot;;[.E443]=&quot;&quot;));BIN2HEX([.D44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60435380000000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444]=[.B443];&quot;&quot;;VLOOKUP([.D444];[$Spec.A$1:$Spec.B$1048576];2;0))" office:value-type="string" office:string-value="" calcext:value-type="error">
            <text:p>#N/D</text:p>
          </table:table-cell>
          <table:table-cell table:style-name="ce13" table:formula="of:=IF([.E444]=&quot;W_REGISTER (RF_CH)&quot;;BIN2DEC([.D445]);IF([.E444]=&quot;W_REGISTER (TX_ADDR)&quot;;CONCATENATE(&quot;0x&quot;;BIN2HEX([.D449]);BIN2HEX([.D448]);BIN2HEX([.D447]);BIN2HEX([.D446]);BIN2HEX([.D445]));&quot;&quot;))" office:value-type="string" office:string-value="" calcext:value-type="error">
            <text:p>#N/D</text:p>
          </table:table-cell>
          <table:table-cell table:style-name="ce17" table:formula="of:=IF(OR([.E443]=&quot;W_TX_PAYLOAD&quot;;AND([.G443]&lt;&gt;&quot;&quot;;[.E444]=&quot;&quot;));BIN2HEX([.D44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60551968000000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445]=[.B444];&quot;&quot;;VLOOKUP([.D445];[$Spec.A$1:$Spec.B$1048576];2;0))">
            <text:p/>
          </table:table-cell>
          <table:table-cell table:style-name="ce13" table:formula="of:=IF([.E445]=&quot;W_REGISTER (RF_CH)&quot;;BIN2DEC([.D446]);IF([.E445]=&quot;W_REGISTER (TX_ADDR)&quot;;CONCATENATE(&quot;0x&quot;;BIN2HEX([.D450]);BIN2HEX([.D449]);BIN2HEX([.D448]);BIN2HEX([.D447]);BIN2HEX([.D446]));&quot;&quot;))">
            <text:p/>
          </table:table-cell>
          <table:table-cell table:style-name="ce17" table:formula="of:=IF(OR([.E444]=&quot;W_TX_PAYLOAD&quot;;AND([.G444]&lt;&gt;&quot;&quot;;[.E445]=&quot;&quot;));BIN2HEX([.D44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6067255200000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446]=[.B445];&quot;&quot;;VLOOKUP([.D446];[$Spec.A$1:$Spec.B$1048576];2;0))" office:value-type="string" office:string-value="" calcext:value-type="error">
            <text:p>#N/D</text:p>
          </table:table-cell>
          <table:table-cell table:style-name="ce13" table:formula="of:=IF([.E446]=&quot;W_REGISTER (RF_CH)&quot;;BIN2DEC([.D447]);IF([.E446]=&quot;W_REGISTER (TX_ADDR)&quot;;CONCATENATE(&quot;0x&quot;;BIN2HEX([.D451]);BIN2HEX([.D450]);BIN2HEX([.D449]);BIN2HEX([.D448]);BIN2HEX([.D447]));&quot;&quot;))" office:value-type="string" office:string-value="" calcext:value-type="error">
            <text:p>#N/D</text:p>
          </table:table-cell>
          <table:table-cell table:style-name="ce17" table:formula="of:=IF(OR([.E445]=&quot;W_TX_PAYLOAD&quot;;AND([.G445]&lt;&gt;&quot;&quot;;[.E446]=&quot;&quot;));BIN2HEX([.D44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6079312800000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447]=[.B446];&quot;&quot;;VLOOKUP([.D447];[$Spec.A$1:$Spec.B$1048576];2;0))" office:value-type="string" office:string-value="" calcext:value-type="error">
            <text:p>#N/D</text:p>
          </table:table-cell>
          <table:table-cell table:style-name="ce13" table:formula="of:=IF([.E447]=&quot;W_REGISTER (RF_CH)&quot;;BIN2DEC([.D448]);IF([.E447]=&quot;W_REGISTER (TX_ADDR)&quot;;CONCATENATE(&quot;0x&quot;;BIN2HEX([.D452]);BIN2HEX([.D451]);BIN2HEX([.D450]);BIN2HEX([.D449]);BIN2HEX([.D448]));&quot;&quot;))" office:value-type="string" office:string-value="" calcext:value-type="error">
            <text:p>#N/D</text:p>
          </table:table-cell>
          <table:table-cell table:style-name="ce17" table:formula="of:=IF(OR([.E446]=&quot;W_TX_PAYLOAD&quot;;AND([.G446]&lt;&gt;&quot;&quot;;[.E447]=&quot;&quot;));BIN2HEX([.D44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6093065200000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448]=[.B447];&quot;&quot;;VLOOKUP([.D448];[$Spec.A$1:$Spec.B$1048576];2;0))" office:value-type="string" office:string-value="" calcext:value-type="error">
            <text:p>#N/D</text:p>
          </table:table-cell>
          <table:table-cell table:style-name="ce13" table:formula="of:=IF([.E448]=&quot;W_REGISTER (RF_CH)&quot;;BIN2DEC([.D449]);IF([.E448]=&quot;W_REGISTER (TX_ADDR)&quot;;CONCATENATE(&quot;0x&quot;;BIN2HEX([.D453]);BIN2HEX([.D452]);BIN2HEX([.D451]);BIN2HEX([.D450]);BIN2HEX([.D449]));&quot;&quot;))" office:value-type="string" office:string-value="" calcext:value-type="error">
            <text:p>#N/D</text:p>
          </table:table-cell>
          <table:table-cell table:style-name="ce17" table:formula="of:=IF(OR([.E447]=&quot;W_TX_PAYLOAD&quot;;AND([.G447]&lt;&gt;&quot;&quot;;[.E448]=&quot;&quot;));BIN2HEX([.D44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6105023200000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449]=[.B448];&quot;&quot;;VLOOKUP([.D449];[$Spec.A$1:$Spec.B$1048576];2;0))" office:value-type="string" office:string-value="" calcext:value-type="error">
            <text:p>#N/D</text:p>
          </table:table-cell>
          <table:table-cell table:style-name="ce13" table:formula="of:=IF([.E449]=&quot;W_REGISTER (RF_CH)&quot;;BIN2DEC([.D450]);IF([.E449]=&quot;W_REGISTER (TX_ADDR)&quot;;CONCATENATE(&quot;0x&quot;;BIN2HEX([.D454]);BIN2HEX([.D453]);BIN2HEX([.D452]);BIN2HEX([.D451]);BIN2HEX([.D450]));&quot;&quot;))" office:value-type="string" office:string-value="" calcext:value-type="error">
            <text:p>#N/D</text:p>
          </table:table-cell>
          <table:table-cell table:style-name="ce17" table:formula="of:=IF(OR([.E448]=&quot;W_TX_PAYLOAD&quot;;AND([.G448]&lt;&gt;&quot;&quot;;[.E449]=&quot;&quot;));BIN2HEX([.D44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6116682800000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450]=[.B449];&quot;&quot;;VLOOKUP([.D450];[$Spec.A$1:$Spec.B$1048576];2;0))">
            <text:p/>
          </table:table-cell>
          <table:table-cell table:style-name="ce13" table:formula="of:=IF([.E450]=&quot;W_REGISTER (RF_CH)&quot;;BIN2DEC([.D451]);IF([.E450]=&quot;W_REGISTER (TX_ADDR)&quot;;CONCATENATE(&quot;0x&quot;;BIN2HEX([.D455]);BIN2HEX([.D454]);BIN2HEX([.D453]);BIN2HEX([.D452]);BIN2HEX([.D451]));&quot;&quot;))">
            <text:p/>
          </table:table-cell>
          <table:table-cell table:style-name="ce17" table:formula="of:=IF(OR([.E449]=&quot;W_TX_PAYLOAD&quot;;AND([.G449]&lt;&gt;&quot;&quot;;[.E450]=&quot;&quot;));BIN2HEX([.D45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6128342400000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451]=[.B450];&quot;&quot;;VLOOKUP([.D451];[$Spec.A$1:$Spec.B$1048576];2;0))">
            <text:p/>
          </table:table-cell>
          <table:table-cell table:style-name="ce13" table:formula="of:=IF([.E451]=&quot;W_REGISTER (RF_CH)&quot;;BIN2DEC([.D452]);IF([.E451]=&quot;W_REGISTER (TX_ADDR)&quot;;CONCATENATE(&quot;0x&quot;;BIN2HEX([.D456]);BIN2HEX([.D455]);BIN2HEX([.D454]);BIN2HEX([.D453]);BIN2HEX([.D452]));&quot;&quot;))">
            <text:p/>
          </table:table-cell>
          <table:table-cell table:style-name="ce17" table:formula="of:=IF(OR([.E450]=&quot;W_TX_PAYLOAD&quot;;AND([.G450]&lt;&gt;&quot;&quot;;[.E451]=&quot;&quot;));BIN2HEX([.D45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6140001600000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/>1000 <text:s/>0011</text:p>
          </table:table-cell>
          <table:table-cell/>
          <table:table-cell table:style-name="ce13" table:formula="of:=IF([.B452]=[.B451];&quot;&quot;;VLOOKUP([.D452];[$Spec.A$1:$Spec.B$1048576];2;0))">
            <text:p/>
          </table:table-cell>
          <table:table-cell table:style-name="ce13" table:formula="of:=IF([.E452]=&quot;W_REGISTER (RF_CH)&quot;;BIN2DEC([.D453]);IF([.E452]=&quot;W_REGISTER (TX_ADDR)&quot;;CONCATENATE(&quot;0x&quot;;BIN2HEX([.D457]);BIN2HEX([.D456]);BIN2HEX([.D455]);BIN2HEX([.D454]);BIN2HEX([.D453]));&quot;&quot;))">
            <text:p/>
          </table:table-cell>
          <table:table-cell table:style-name="ce17" table:formula="of:=IF(OR([.E451]=&quot;W_TX_PAYLOAD&quot;;AND([.G451]&lt;&gt;&quot;&quot;;[.E452]=&quot;&quot;));BIN2HEX([.D45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6151661200000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/>1110 <text:s/>0000</text:p>
          </table:table-cell>
          <table:table-cell/>
          <table:table-cell table:style-name="ce13" table:formula="of:=IF([.B453]=[.B452];&quot;&quot;;VLOOKUP([.D453];[$Spec.A$1:$Spec.B$1048576];2;0))">
            <text:p/>
          </table:table-cell>
          <table:table-cell table:style-name="ce13" table:formula="of:=IF([.E453]=&quot;W_REGISTER (RF_CH)&quot;;BIN2DEC([.D454]);IF([.E453]=&quot;W_REGISTER (TX_ADDR)&quot;;CONCATENATE(&quot;0x&quot;;BIN2HEX([.D458]);BIN2HEX([.D457]);BIN2HEX([.D456]);BIN2HEX([.D455]);BIN2HEX([.D454]));&quot;&quot;))">
            <text:p/>
          </table:table-cell>
          <table:table-cell table:style-name="ce17" table:formula="of:=IF(OR([.E452]=&quot;W_TX_PAYLOAD&quot;;AND([.G452]&lt;&gt;&quot;&quot;;[.E453]=&quot;&quot;));BIN2HEX([.D45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6163320400000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454]=[.B453];&quot;&quot;;VLOOKUP([.D454];[$Spec.A$1:$Spec.B$1048576];2;0))">
            <text:p/>
          </table:table-cell>
          <table:table-cell table:style-name="ce13" table:formula="of:=IF([.E454]=&quot;W_REGISTER (RF_CH)&quot;;BIN2DEC([.D455]);IF([.E454]=&quot;W_REGISTER (TX_ADDR)&quot;;CONCATENATE(&quot;0x&quot;;BIN2HEX([.D459]);BIN2HEX([.D458]);BIN2HEX([.D457]);BIN2HEX([.D456]);BIN2HEX([.D455]));&quot;&quot;))">
            <text:p/>
          </table:table-cell>
          <table:table-cell table:style-name="ce17" table:formula="of:=IF(OR([.E453]=&quot;W_TX_PAYLOAD&quot;;AND([.G453]&lt;&gt;&quot;&quot;;[.E454]=&quot;&quot;));BIN2HEX([.D45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6174979600000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455]=[.B454];&quot;&quot;;VLOOKUP([.D455];[$Spec.A$1:$Spec.B$1048576];2;0))">
            <text:p/>
          </table:table-cell>
          <table:table-cell table:style-name="ce13" table:formula="of:=IF([.E455]=&quot;W_REGISTER (RF_CH)&quot;;BIN2DEC([.D456]);IF([.E455]=&quot;W_REGISTER (TX_ADDR)&quot;;CONCATENATE(&quot;0x&quot;;BIN2HEX([.D460]);BIN2HEX([.D459]);BIN2HEX([.D458]);BIN2HEX([.D457]);BIN2HEX([.D456]));&quot;&quot;))">
            <text:p/>
          </table:table-cell>
          <table:table-cell table:style-name="ce17" table:formula="of:=IF(OR([.E454]=&quot;W_TX_PAYLOAD&quot;;AND([.G454]&lt;&gt;&quot;&quot;;[.E455]=&quot;&quot;));BIN2HEX([.D45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6188233200000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456]=[.B455];&quot;&quot;;VLOOKUP([.D456];[$Spec.A$1:$Spec.B$1048576];2;0))">
            <text:p/>
          </table:table-cell>
          <table:table-cell table:style-name="ce13" table:formula="of:=IF([.E456]=&quot;W_REGISTER (RF_CH)&quot;;BIN2DEC([.D457]);IF([.E456]=&quot;W_REGISTER (TX_ADDR)&quot;;CONCATENATE(&quot;0x&quot;;BIN2HEX([.D461]);BIN2HEX([.D460]);BIN2HEX([.D459]);BIN2HEX([.D458]);BIN2HEX([.D457]));&quot;&quot;))">
            <text:p/>
          </table:table-cell>
          <table:table-cell table:style-name="ce17" table:formula="of:=IF(OR([.E455]=&quot;W_TX_PAYLOAD&quot;;AND([.G455]&lt;&gt;&quot;&quot;;[.E456]=&quot;&quot;));BIN2HEX([.D45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6199892400000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/>0000 <text:s/>0011</text:p>
          </table:table-cell>
          <table:table-cell/>
          <table:table-cell table:style-name="ce13" table:formula="of:=IF([.B457]=[.B456];&quot;&quot;;VLOOKUP([.D457];[$Spec.A$1:$Spec.B$1048576];2;0))">
            <text:p/>
          </table:table-cell>
          <table:table-cell table:style-name="ce13" table:formula="of:=IF([.E457]=&quot;W_REGISTER (RF_CH)&quot;;BIN2DEC([.D458]);IF([.E457]=&quot;W_REGISTER (TX_ADDR)&quot;;CONCATENATE(&quot;0x&quot;;BIN2HEX([.D462]);BIN2HEX([.D461]);BIN2HEX([.D460]);BIN2HEX([.D459]);BIN2HEX([.D458]));&quot;&quot;))">
            <text:p/>
          </table:table-cell>
          <table:table-cell table:style-name="ce17" table:formula="of:=IF(OR([.E456]=&quot;W_TX_PAYLOAD&quot;;AND([.G456]&lt;&gt;&quot;&quot;;[.E457]=&quot;&quot;));BIN2HEX([.D45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621254840000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458]=[.B457];&quot;&quot;;VLOOKUP([.D458];[$Spec.A$1:$Spec.B$1048576];2;0))" office:value-type="string" office:string-value="" calcext:value-type="error">
            <text:p>#N/D</text:p>
          </table:table-cell>
          <table:table-cell table:style-name="ce13" table:formula="of:=IF([.E458]=&quot;W_REGISTER (RF_CH)&quot;;BIN2DEC([.D459]);IF([.E458]=&quot;W_REGISTER (TX_ADDR)&quot;;CONCATENATE(&quot;0x&quot;;BIN2HEX([.D463]);BIN2HEX([.D462]);BIN2HEX([.D461]);BIN2HEX([.D460]);BIN2HEX([.D459]));&quot;&quot;))" office:value-type="string" office:string-value="" calcext:value-type="error">
            <text:p>#N/D</text:p>
          </table:table-cell>
          <table:table-cell table:style-name="ce17" table:formula="of:=IF(OR([.E457]=&quot;W_TX_PAYLOAD&quot;;AND([.G457]&lt;&gt;&quot;&quot;;[.E458]=&quot;&quot;));BIN2HEX([.D45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622420720000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459]=[.B458];&quot;&quot;;VLOOKUP([.D459];[$Spec.A$1:$Spec.B$1048576];2;0))">
            <text:p/>
          </table:table-cell>
          <table:table-cell table:style-name="ce13" table:formula="of:=IF([.E459]=&quot;W_REGISTER (RF_CH)&quot;;BIN2DEC([.D460]);IF([.E459]=&quot;W_REGISTER (TX_ADDR)&quot;;CONCATENATE(&quot;0x&quot;;BIN2HEX([.D464]);BIN2HEX([.D463]);BIN2HEX([.D462]);BIN2HEX([.D461]);BIN2HEX([.D460]));&quot;&quot;))">
            <text:p/>
          </table:table-cell>
          <table:table-cell table:style-name="ce17" table:formula="of:=IF(OR([.E458]=&quot;W_TX_PAYLOAD&quot;;AND([.G458]&lt;&gt;&quot;&quot;;[.E459]=&quot;&quot;));BIN2HEX([.D45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7986351200000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460]=[.B459];&quot;&quot;;VLOOKUP([.D460];[$Spec.A$1:$Spec.B$1048576];2;0))" office:value-type="string" office:string-value="" calcext:value-type="error">
            <text:p>#N/D</text:p>
          </table:table-cell>
          <table:table-cell table:style-name="ce13" table:formula="of:=IF([.E460]=&quot;W_REGISTER (RF_CH)&quot;;BIN2DEC([.D461]);IF([.E460]=&quot;W_REGISTER (TX_ADDR)&quot;;CONCATENATE(&quot;0x&quot;;BIN2HEX([.D465]);BIN2HEX([.D464]);BIN2HEX([.D463]);BIN2HEX([.D462]);BIN2HEX([.D461]));&quot;&quot;))" office:value-type="string" office:string-value="" calcext:value-type="error">
            <text:p>#N/D</text:p>
          </table:table-cell>
          <table:table-cell table:style-name="ce17" table:formula="of:=IF(OR([.E459]=&quot;W_TX_PAYLOAD&quot;;AND([.G459]&lt;&gt;&quot;&quot;;[.E460]=&quot;&quot;));BIN2HEX([.D46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7997512400000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461]=[.B460];&quot;&quot;;VLOOKUP([.D461];[$Spec.A$1:$Spec.B$1048576];2;0))">
            <text:p/>
          </table:table-cell>
          <table:table-cell table:style-name="ce13" table:formula="of:=IF([.E461]=&quot;W_REGISTER (RF_CH)&quot;;BIN2DEC([.D462]);IF([.E461]=&quot;W_REGISTER (TX_ADDR)&quot;;CONCATENATE(&quot;0x&quot;;BIN2HEX([.D466]);BIN2HEX([.D465]);BIN2HEX([.D464]);BIN2HEX([.D463]);BIN2HEX([.D462]));&quot;&quot;))">
            <text:p/>
          </table:table-cell>
          <table:table-cell table:style-name="ce17" table:formula="of:=IF(OR([.E460]=&quot;W_TX_PAYLOAD&quot;;AND([.G460]&lt;&gt;&quot;&quot;;[.E461]=&quot;&quot;));BIN2HEX([.D46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8010766800000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462]=[.B461];&quot;&quot;;VLOOKUP([.D462];[$Spec.A$1:$Spec.B$1048576];2;0))" office:value-type="string" office:string-value="" calcext:value-type="error">
            <text:p>#N/D</text:p>
          </table:table-cell>
          <table:table-cell table:style-name="ce13" table:formula="of:=IF([.E462]=&quot;W_REGISTER (RF_CH)&quot;;BIN2DEC([.D463]);IF([.E462]=&quot;W_REGISTER (TX_ADDR)&quot;;CONCATENATE(&quot;0x&quot;;BIN2HEX([.D467]);BIN2HEX([.D466]);BIN2HEX([.D465]);BIN2HEX([.D464]);BIN2HEX([.D463]));&quot;&quot;))" office:value-type="string" office:string-value="" calcext:value-type="error">
            <text:p>#N/D</text:p>
          </table:table-cell>
          <table:table-cell table:style-name="ce17" table:formula="of:=IF(OR([.E461]=&quot;W_TX_PAYLOAD&quot;;AND([.G461]&lt;&gt;&quot;&quot;;[.E462]=&quot;&quot;));BIN2HEX([.D46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8025216000000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463]=[.B462];&quot;&quot;;VLOOKUP([.D463];[$Spec.A$1:$Spec.B$1048576];2;0))" office:value-type="string" office:string-value="" calcext:value-type="error">
            <text:p>#N/D</text:p>
          </table:table-cell>
          <table:table-cell table:style-name="ce13" table:formula="of:=IF([.E463]=&quot;W_REGISTER (RF_CH)&quot;;BIN2DEC([.D464]);IF([.E463]=&quot;W_REGISTER (TX_ADDR)&quot;;CONCATENATE(&quot;0x&quot;;BIN2HEX([.D468]);BIN2HEX([.D467]);BIN2HEX([.D466]);BIN2HEX([.D465]);BIN2HEX([.D464]));&quot;&quot;))" office:value-type="string" office:string-value="" calcext:value-type="error">
            <text:p>#N/D</text:p>
          </table:table-cell>
          <table:table-cell table:style-name="ce17" table:formula="of:=IF(OR([.E462]=&quot;W_TX_PAYLOAD&quot;;AND([.G462]&lt;&gt;&quot;&quot;;[.E463]=&quot;&quot;));BIN2HEX([.D46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8036875200000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464]=[.B463];&quot;&quot;;VLOOKUP([.D464];[$Spec.A$1:$Spec.B$1048576];2;0))">
            <text:p/>
          </table:table-cell>
          <table:table-cell table:style-name="ce13" table:formula="of:=IF([.E464]=&quot;W_REGISTER (RF_CH)&quot;;BIN2DEC([.D465]);IF([.E464]=&quot;W_REGISTER (TX_ADDR)&quot;;CONCATENATE(&quot;0x&quot;;BIN2HEX([.D469]);BIN2HEX([.D468]);BIN2HEX([.D467]);BIN2HEX([.D466]);BIN2HEX([.D465]));&quot;&quot;))">
            <text:p/>
          </table:table-cell>
          <table:table-cell table:style-name="ce17" table:formula="of:=IF(OR([.E463]=&quot;W_TX_PAYLOAD&quot;;AND([.G463]&lt;&gt;&quot;&quot;;[.E464]=&quot;&quot;));BIN2HEX([.D46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8050726400000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465]=[.B464];&quot;&quot;;VLOOKUP([.D465];[$Spec.A$1:$Spec.B$1048576];2;0))" office:value-type="string" office:string-value="" calcext:value-type="error">
            <text:p>#N/D</text:p>
          </table:table-cell>
          <table:table-cell table:style-name="ce13" table:formula="of:=IF([.E465]=&quot;W_REGISTER (RF_CH)&quot;;BIN2DEC([.D466]);IF([.E465]=&quot;W_REGISTER (TX_ADDR)&quot;;CONCATENATE(&quot;0x&quot;;BIN2HEX([.D470]);BIN2HEX([.D469]);BIN2HEX([.D468]);BIN2HEX([.D467]);BIN2HEX([.D466]));&quot;&quot;))" office:value-type="string" office:string-value="" calcext:value-type="error">
            <text:p>#N/D</text:p>
          </table:table-cell>
          <table:table-cell table:style-name="ce17" table:formula="of:=IF(OR([.E464]=&quot;W_TX_PAYLOAD&quot;;AND([.G464]&lt;&gt;&quot;&quot;;[.E465]=&quot;&quot;));BIN2HEX([.D46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8062683600000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466]=[.B465];&quot;&quot;;VLOOKUP([.D466];[$Spec.A$1:$Spec.B$1048576];2;0))" office:value-type="string" office:string-value="" calcext:value-type="error">
            <text:p>#N/D</text:p>
          </table:table-cell>
          <table:table-cell table:style-name="ce13" table:formula="of:=IF([.E466]=&quot;W_REGISTER (RF_CH)&quot;;BIN2DEC([.D467]);IF([.E466]=&quot;W_REGISTER (TX_ADDR)&quot;;CONCATENATE(&quot;0x&quot;;BIN2HEX([.D471]);BIN2HEX([.D470]);BIN2HEX([.D469]);BIN2HEX([.D468]);BIN2HEX([.D467]));&quot;&quot;))" office:value-type="string" office:string-value="" calcext:value-type="error">
            <text:p>#N/D</text:p>
          </table:table-cell>
          <table:table-cell table:style-name="ce17" table:formula="of:=IF(OR([.E465]=&quot;W_TX_PAYLOAD&quot;;AND([.G465]&lt;&gt;&quot;&quot;;[.E466]=&quot;&quot;));BIN2HEX([.D46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8074342800000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467]=[.B466];&quot;&quot;;VLOOKUP([.D467];[$Spec.A$1:$Spec.B$1048576];2;0))">
            <text:p/>
          </table:table-cell>
          <table:table-cell table:style-name="ce13" table:formula="of:=IF([.E467]=&quot;W_REGISTER (RF_CH)&quot;;BIN2DEC([.D468]);IF([.E467]=&quot;W_REGISTER (TX_ADDR)&quot;;CONCATENATE(&quot;0x&quot;;BIN2HEX([.D472]);BIN2HEX([.D471]);BIN2HEX([.D470]);BIN2HEX([.D469]);BIN2HEX([.D468]));&quot;&quot;))">
            <text:p/>
          </table:table-cell>
          <table:table-cell table:style-name="ce17" table:formula="of:=IF(OR([.E466]=&quot;W_TX_PAYLOAD&quot;;AND([.G466]&lt;&gt;&quot;&quot;;[.E467]=&quot;&quot;));BIN2HEX([.D46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8086001600000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468]=[.B467];&quot;&quot;;VLOOKUP([.D468];[$Spec.A$1:$Spec.B$1048576];2;0))">
            <text:p/>
          </table:table-cell>
          <table:table-cell table:style-name="ce13" table:formula="of:=IF([.E468]=&quot;W_REGISTER (RF_CH)&quot;;BIN2DEC([.D469]);IF([.E468]=&quot;W_REGISTER (TX_ADDR)&quot;;CONCATENATE(&quot;0x&quot;;BIN2HEX([.D473]);BIN2HEX([.D472]);BIN2HEX([.D471]);BIN2HEX([.D470]);BIN2HEX([.D469]));&quot;&quot;))">
            <text:p/>
          </table:table-cell>
          <table:table-cell table:style-name="ce17" table:formula="of:=IF(OR([.E467]=&quot;W_TX_PAYLOAD&quot;;AND([.G467]&lt;&gt;&quot;&quot;;[.E468]=&quot;&quot;));BIN2HEX([.D46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8097660000000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1000 <text:s/>0100</text:p>
          </table:table-cell>
          <table:table-cell/>
          <table:table-cell table:style-name="ce13" table:formula="of:=IF([.B469]=[.B468];&quot;&quot;;VLOOKUP([.D469];[$Spec.A$1:$Spec.B$1048576];2;0))">
            <text:p/>
          </table:table-cell>
          <table:table-cell table:style-name="ce13" table:formula="of:=IF([.E469]=&quot;W_REGISTER (RF_CH)&quot;;BIN2DEC([.D470]);IF([.E469]=&quot;W_REGISTER (TX_ADDR)&quot;;CONCATENATE(&quot;0x&quot;;BIN2HEX([.D474]);BIN2HEX([.D473]);BIN2HEX([.D472]);BIN2HEX([.D471]);BIN2HEX([.D470]));&quot;&quot;))">
            <text:p/>
          </table:table-cell>
          <table:table-cell table:style-name="ce17" table:formula="of:=IF(OR([.E468]=&quot;W_TX_PAYLOAD&quot;;AND([.G468]&lt;&gt;&quot;&quot;;[.E469]=&quot;&quot;));BIN2HEX([.D46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8109319200000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470]=[.B469];&quot;&quot;;VLOOKUP([.D470];[$Spec.A$1:$Spec.B$1048576];2;0))">
            <text:p/>
          </table:table-cell>
          <table:table-cell table:style-name="ce13" table:formula="of:=IF([.E470]=&quot;W_REGISTER (RF_CH)&quot;;BIN2DEC([.D471]);IF([.E470]=&quot;W_REGISTER (TX_ADDR)&quot;;CONCATENATE(&quot;0x&quot;;BIN2HEX([.D475]);BIN2HEX([.D474]);BIN2HEX([.D473]);BIN2HEX([.D472]);BIN2HEX([.D471]));&quot;&quot;))">
            <text:p/>
          </table:table-cell>
          <table:table-cell table:style-name="ce17" table:formula="of:=IF(OR([.E469]=&quot;W_TX_PAYLOAD&quot;;AND([.G469]&lt;&gt;&quot;&quot;;[.E470]=&quot;&quot;));BIN2HEX([.D47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8122572800000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471]=[.B470];&quot;&quot;;VLOOKUP([.D471];[$Spec.A$1:$Spec.B$1048576];2;0))">
            <text:p/>
          </table:table-cell>
          <table:table-cell table:style-name="ce13" table:formula="of:=IF([.E471]=&quot;W_REGISTER (RF_CH)&quot;;BIN2DEC([.D472]);IF([.E471]=&quot;W_REGISTER (TX_ADDR)&quot;;CONCATENATE(&quot;0x&quot;;BIN2HEX([.D476]);BIN2HEX([.D475]);BIN2HEX([.D474]);BIN2HEX([.D473]);BIN2HEX([.D472]));&quot;&quot;))">
            <text:p/>
          </table:table-cell>
          <table:table-cell table:style-name="ce17" table:formula="of:=IF(OR([.E470]=&quot;W_TX_PAYLOAD&quot;;AND([.G470]&lt;&gt;&quot;&quot;;[.E471]=&quot;&quot;));BIN2HEX([.D47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8134232000000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472]=[.B471];&quot;&quot;;VLOOKUP([.D472];[$Spec.A$1:$Spec.B$1048576];2;0))">
            <text:p/>
          </table:table-cell>
          <table:table-cell table:style-name="ce13" table:formula="of:=IF([.E472]=&quot;W_REGISTER (RF_CH)&quot;;BIN2DEC([.D473]);IF([.E472]=&quot;W_REGISTER (TX_ADDR)&quot;;CONCATENATE(&quot;0x&quot;;BIN2HEX([.D477]);BIN2HEX([.D476]);BIN2HEX([.D475]);BIN2HEX([.D474]);BIN2HEX([.D473]));&quot;&quot;))">
            <text:p/>
          </table:table-cell>
          <table:table-cell table:style-name="ce17" table:formula="of:=IF(OR([.E471]=&quot;W_TX_PAYLOAD&quot;;AND([.G471]&lt;&gt;&quot;&quot;;[.E472]=&quot;&quot;));BIN2HEX([.D47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8145891200000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473]=[.B472];&quot;&quot;;VLOOKUP([.D473];[$Spec.A$1:$Spec.B$1048576];2;0))">
            <text:p/>
          </table:table-cell>
          <table:table-cell table:style-name="ce13" table:formula="of:=IF([.E473]=&quot;W_REGISTER (RF_CH)&quot;;BIN2DEC([.D474]);IF([.E473]=&quot;W_REGISTER (TX_ADDR)&quot;;CONCATENATE(&quot;0x&quot;;BIN2HEX([.D478]);BIN2HEX([.D477]);BIN2HEX([.D476]);BIN2HEX([.D475]);BIN2HEX([.D474]));&quot;&quot;))">
            <text:p/>
          </table:table-cell>
          <table:table-cell table:style-name="ce17" table:formula="of:=IF(OR([.E472]=&quot;W_TX_PAYLOAD&quot;;AND([.G472]&lt;&gt;&quot;&quot;;[.E473]=&quot;&quot;));BIN2HEX([.D47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8157550800000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0000 <text:s/>0100</text:p>
          </table:table-cell>
          <table:table-cell/>
          <table:table-cell table:style-name="ce13" table:formula="of:=IF([.B474]=[.B473];&quot;&quot;;VLOOKUP([.D474];[$Spec.A$1:$Spec.B$1048576];2;0))">
            <text:p/>
          </table:table-cell>
          <table:table-cell table:style-name="ce13" table:formula="of:=IF([.E474]=&quot;W_REGISTER (RF_CH)&quot;;BIN2DEC([.D475]);IF([.E474]=&quot;W_REGISTER (TX_ADDR)&quot;;CONCATENATE(&quot;0x&quot;;BIN2HEX([.D479]);BIN2HEX([.D478]);BIN2HEX([.D477]);BIN2HEX([.D476]);BIN2HEX([.D475]));&quot;&quot;))">
            <text:p/>
          </table:table-cell>
          <table:table-cell table:style-name="ce17" table:formula="of:=IF(OR([.E473]=&quot;W_TX_PAYLOAD&quot;;AND([.G473]&lt;&gt;&quot;&quot;;[.E474]=&quot;&quot;));BIN2HEX([.D47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8170206400000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475]=[.B474];&quot;&quot;;VLOOKUP([.D475];[$Spec.A$1:$Spec.B$1048576];2;0))" office:value-type="string" office:string-value="" calcext:value-type="error">
            <text:p>#N/D</text:p>
          </table:table-cell>
          <table:table-cell table:style-name="ce13" table:formula="of:=IF([.E475]=&quot;W_REGISTER (RF_CH)&quot;;BIN2DEC([.D476]);IF([.E475]=&quot;W_REGISTER (TX_ADDR)&quot;;CONCATENATE(&quot;0x&quot;;BIN2HEX([.D480]);BIN2HEX([.D479]);BIN2HEX([.D478]);BIN2HEX([.D477]);BIN2HEX([.D476]));&quot;&quot;))" office:value-type="string" office:string-value="" calcext:value-type="error">
            <text:p>#N/D</text:p>
          </table:table-cell>
          <table:table-cell table:style-name="ce17" table:formula="of:=IF(OR([.E474]=&quot;W_TX_PAYLOAD&quot;;AND([.G474]&lt;&gt;&quot;&quot;;[.E475]=&quot;&quot;));BIN2HEX([.D47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8181865600000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476]=[.B475];&quot;&quot;;VLOOKUP([.D476];[$Spec.A$1:$Spec.B$1048576];2;0))">
            <text:p/>
          </table:table-cell>
          <table:table-cell table:style-name="ce13" table:formula="of:=IF([.E476]=&quot;W_REGISTER (RF_CH)&quot;;BIN2DEC([.D477]);IF([.E476]=&quot;W_REGISTER (TX_ADDR)&quot;;CONCATENATE(&quot;0x&quot;;BIN2HEX([.D481]);BIN2HEX([.D480]);BIN2HEX([.D479]);BIN2HEX([.D478]);BIN2HEX([.D477]));&quot;&quot;))">
            <text:p/>
          </table:table-cell>
          <table:table-cell table:style-name="ce17" table:formula="of:=IF(OR([.E475]=&quot;W_TX_PAYLOAD&quot;;AND([.G475]&lt;&gt;&quot;&quot;;[.E476]=&quot;&quot;));BIN2HEX([.D47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84338344000000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477]=[.B476];&quot;&quot;;VLOOKUP([.D477];[$Spec.A$1:$Spec.B$1048576];2;0))" office:value-type="string" office:string-value="" calcext:value-type="error">
            <text:p>#N/D</text:p>
          </table:table-cell>
          <table:table-cell table:style-name="ce13" table:formula="of:=IF([.E477]=&quot;W_REGISTER (RF_CH)&quot;;BIN2DEC([.D478]);IF([.E477]=&quot;W_REGISTER (TX_ADDR)&quot;;CONCATENATE(&quot;0x&quot;;BIN2HEX([.D482]);BIN2HEX([.D481]);BIN2HEX([.D480]);BIN2HEX([.D479]);BIN2HEX([.D478]));&quot;&quot;))" office:value-type="string" office:string-value="" calcext:value-type="error">
            <text:p>#N/D</text:p>
          </table:table-cell>
          <table:table-cell table:style-name="ce17" table:formula="of:=IF(OR([.E476]=&quot;W_TX_PAYLOAD&quot;;AND([.G476]&lt;&gt;&quot;&quot;;[.E477]=&quot;&quot;));BIN2HEX([.D47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84449956000000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478]=[.B477];&quot;&quot;;VLOOKUP([.D478];[$Spec.A$1:$Spec.B$1048576];2;0))">
            <text:p/>
          </table:table-cell>
          <table:table-cell table:style-name="ce13" table:formula="of:=IF([.E478]=&quot;W_REGISTER (RF_CH)&quot;;BIN2DEC([.D479]);IF([.E478]=&quot;W_REGISTER (TX_ADDR)&quot;;CONCATENATE(&quot;0x&quot;;BIN2HEX([.D483]);BIN2HEX([.D482]);BIN2HEX([.D481]);BIN2HEX([.D480]);BIN2HEX([.D479]));&quot;&quot;))">
            <text:p/>
          </table:table-cell>
          <table:table-cell table:style-name="ce17" table:formula="of:=IF(OR([.E477]=&quot;W_TX_PAYLOAD&quot;;AND([.G477]&lt;&gt;&quot;&quot;;[.E478]=&quot;&quot;));BIN2HEX([.D47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8458250800000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479]=[.B478];&quot;&quot;;VLOOKUP([.D479];[$Spec.A$1:$Spec.B$1048576];2;0))" office:value-type="string" office:string-value="" calcext:value-type="error">
            <text:p>#N/D</text:p>
          </table:table-cell>
          <table:table-cell table:style-name="ce13" table:formula="of:=IF([.E479]=&quot;W_REGISTER (RF_CH)&quot;;BIN2DEC([.D480]);IF([.E479]=&quot;W_REGISTER (TX_ADDR)&quot;;CONCATENATE(&quot;0x&quot;;BIN2HEX([.D484]);BIN2HEX([.D483]);BIN2HEX([.D482]);BIN2HEX([.D481]);BIN2HEX([.D480]));&quot;&quot;))" office:value-type="string" office:string-value="" calcext:value-type="error">
            <text:p>#N/D</text:p>
          </table:table-cell>
          <table:table-cell table:style-name="ce17" table:formula="of:=IF(OR([.E478]=&quot;W_TX_PAYLOAD&quot;;AND([.G478]&lt;&gt;&quot;&quot;;[.E479]=&quot;&quot;));BIN2HEX([.D47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847110720000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480]=[.B479];&quot;&quot;;VLOOKUP([.D480];[$Spec.A$1:$Spec.B$1048576];2;0))" office:value-type="string" office:string-value="" calcext:value-type="error">
            <text:p>#N/D</text:p>
          </table:table-cell>
          <table:table-cell table:style-name="ce13" table:formula="of:=IF([.E480]=&quot;W_REGISTER (RF_CH)&quot;;BIN2DEC([.D481]);IF([.E480]=&quot;W_REGISTER (TX_ADDR)&quot;;CONCATENATE(&quot;0x&quot;;BIN2HEX([.D485]);BIN2HEX([.D484]);BIN2HEX([.D483]);BIN2HEX([.D482]);BIN2HEX([.D481]));&quot;&quot;))" office:value-type="string" office:string-value="" calcext:value-type="error">
            <text:p>#N/D</text:p>
          </table:table-cell>
          <table:table-cell table:style-name="ce17" table:formula="of:=IF(OR([.E479]=&quot;W_TX_PAYLOAD&quot;;AND([.G479]&lt;&gt;&quot;&quot;;[.E480]=&quot;&quot;));BIN2HEX([.D48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848276680000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481]=[.B480];&quot;&quot;;VLOOKUP([.D481];[$Spec.A$1:$Spec.B$1048576];2;0))">
            <text:p/>
          </table:table-cell>
          <table:table-cell table:style-name="ce13" table:formula="of:=IF([.E481]=&quot;W_REGISTER (RF_CH)&quot;;BIN2DEC([.D482]);IF([.E481]=&quot;W_REGISTER (TX_ADDR)&quot;;CONCATENATE(&quot;0x&quot;;BIN2HEX([.D486]);BIN2HEX([.D485]);BIN2HEX([.D484]);BIN2HEX([.D483]);BIN2HEX([.D482]));&quot;&quot;))">
            <text:p/>
          </table:table-cell>
          <table:table-cell table:style-name="ce17" table:formula="of:=IF(OR([.E480]=&quot;W_TX_PAYLOAD&quot;;AND([.G480]&lt;&gt;&quot;&quot;;[.E481]=&quot;&quot;));BIN2HEX([.D48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8496619200000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482]=[.B481];&quot;&quot;;VLOOKUP([.D482];[$Spec.A$1:$Spec.B$1048576];2;0))" office:value-type="string" office:string-value="" calcext:value-type="error">
            <text:p>#N/D</text:p>
          </table:table-cell>
          <table:table-cell table:style-name="ce13" table:formula="of:=IF([.E482]=&quot;W_REGISTER (RF_CH)&quot;;BIN2DEC([.D483]);IF([.E482]=&quot;W_REGISTER (TX_ADDR)&quot;;CONCATENATE(&quot;0x&quot;;BIN2HEX([.D487]);BIN2HEX([.D486]);BIN2HEX([.D485]);BIN2HEX([.D484]);BIN2HEX([.D483]));&quot;&quot;))" office:value-type="string" office:string-value="" calcext:value-type="error">
            <text:p>#N/D</text:p>
          </table:table-cell>
          <table:table-cell table:style-name="ce17" table:formula="of:=IF(OR([.E481]=&quot;W_TX_PAYLOAD&quot;;AND([.G481]&lt;&gt;&quot;&quot;;[.E482]=&quot;&quot;));BIN2HEX([.D48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8508577200000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483]=[.B482];&quot;&quot;;VLOOKUP([.D483];[$Spec.A$1:$Spec.B$1048576];2;0))" office:value-type="string" office:string-value="" calcext:value-type="error">
            <text:p>#N/D</text:p>
          </table:table-cell>
          <table:table-cell table:style-name="ce13" table:formula="of:=IF([.E483]=&quot;W_REGISTER (RF_CH)&quot;;BIN2DEC([.D484]);IF([.E483]=&quot;W_REGISTER (TX_ADDR)&quot;;CONCATENATE(&quot;0x&quot;;BIN2HEX([.D488]);BIN2HEX([.D487]);BIN2HEX([.D486]);BIN2HEX([.D485]);BIN2HEX([.D484]));&quot;&quot;))" office:value-type="string" office:string-value="" calcext:value-type="error">
            <text:p>#N/D</text:p>
          </table:table-cell>
          <table:table-cell table:style-name="ce17" table:formula="of:=IF(OR([.E482]=&quot;W_TX_PAYLOAD&quot;;AND([.G482]&lt;&gt;&quot;&quot;;[.E483]=&quot;&quot;));BIN2HEX([.D48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8520236400000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484]=[.B483];&quot;&quot;;VLOOKUP([.D484];[$Spec.A$1:$Spec.B$1048576];2;0))">
            <text:p/>
          </table:table-cell>
          <table:table-cell table:style-name="ce13" table:formula="of:=IF([.E484]=&quot;W_REGISTER (RF_CH)&quot;;BIN2DEC([.D485]);IF([.E484]=&quot;W_REGISTER (TX_ADDR)&quot;;CONCATENATE(&quot;0x&quot;;BIN2HEX([.D489]);BIN2HEX([.D488]);BIN2HEX([.D487]);BIN2HEX([.D486]);BIN2HEX([.D485]));&quot;&quot;))">
            <text:p/>
          </table:table-cell>
          <table:table-cell table:style-name="ce17" table:formula="of:=IF(OR([.E483]=&quot;W_TX_PAYLOAD&quot;;AND([.G483]&lt;&gt;&quot;&quot;;[.E484]=&quot;&quot;));BIN2HEX([.D48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8533490400000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485]=[.B484];&quot;&quot;;VLOOKUP([.D485];[$Spec.A$1:$Spec.B$1048576];2;0))">
            <text:p/>
          </table:table-cell>
          <table:table-cell table:style-name="ce13" table:formula="of:=IF([.E485]=&quot;W_REGISTER (RF_CH)&quot;;BIN2DEC([.D486]);IF([.E485]=&quot;W_REGISTER (TX_ADDR)&quot;;CONCATENATE(&quot;0x&quot;;BIN2HEX([.D490]);BIN2HEX([.D489]);BIN2HEX([.D488]);BIN2HEX([.D487]);BIN2HEX([.D486]));&quot;&quot;))">
            <text:p/>
          </table:table-cell>
          <table:table-cell table:style-name="ce17" table:formula="of:=IF(OR([.E484]=&quot;W_TX_PAYLOAD&quot;;AND([.G484]&lt;&gt;&quot;&quot;;[.E485]=&quot;&quot;));BIN2HEX([.D48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8545149600000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/>1000 <text:s/>0100</text:p>
          </table:table-cell>
          <table:table-cell/>
          <table:table-cell table:style-name="ce13" table:formula="of:=IF([.B486]=[.B485];&quot;&quot;;VLOOKUP([.D486];[$Spec.A$1:$Spec.B$1048576];2;0))">
            <text:p/>
          </table:table-cell>
          <table:table-cell table:style-name="ce13" table:formula="of:=IF([.E486]=&quot;W_REGISTER (RF_CH)&quot;;BIN2DEC([.D487]);IF([.E486]=&quot;W_REGISTER (TX_ADDR)&quot;;CONCATENATE(&quot;0x&quot;;BIN2HEX([.D491]);BIN2HEX([.D490]);BIN2HEX([.D489]);BIN2HEX([.D488]);BIN2HEX([.D487]));&quot;&quot;))">
            <text:p/>
          </table:table-cell>
          <table:table-cell table:style-name="ce17" table:formula="of:=IF(OR([.E485]=&quot;W_TX_PAYLOAD&quot;;AND([.G485]&lt;&gt;&quot;&quot;;[.E486]=&quot;&quot;));BIN2HEX([.D48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8556808000000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487]=[.B486];&quot;&quot;;VLOOKUP([.D487];[$Spec.A$1:$Spec.B$1048576];2;0))">
            <text:p/>
          </table:table-cell>
          <table:table-cell table:style-name="ce13" table:formula="of:=IF([.E487]=&quot;W_REGISTER (RF_CH)&quot;;BIN2DEC([.D488]);IF([.E487]=&quot;W_REGISTER (TX_ADDR)&quot;;CONCATENATE(&quot;0x&quot;;BIN2HEX([.D492]);BIN2HEX([.D491]);BIN2HEX([.D490]);BIN2HEX([.D489]);BIN2HEX([.D488]));&quot;&quot;))">
            <text:p/>
          </table:table-cell>
          <table:table-cell table:style-name="ce17" table:formula="of:=IF(OR([.E486]=&quot;W_TX_PAYLOAD&quot;;AND([.G486]&lt;&gt;&quot;&quot;;[.E487]=&quot;&quot;));BIN2HEX([.D48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8568467600000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488]=[.B487];&quot;&quot;;VLOOKUP([.D488];[$Spec.A$1:$Spec.B$1048576];2;0))">
            <text:p/>
          </table:table-cell>
          <table:table-cell table:style-name="ce13" table:formula="of:=IF([.E488]=&quot;W_REGISTER (RF_CH)&quot;;BIN2DEC([.D489]);IF([.E488]=&quot;W_REGISTER (TX_ADDR)&quot;;CONCATENATE(&quot;0x&quot;;BIN2HEX([.D493]);BIN2HEX([.D492]);BIN2HEX([.D491]);BIN2HEX([.D490]);BIN2HEX([.D489]));&quot;&quot;))">
            <text:p/>
          </table:table-cell>
          <table:table-cell table:style-name="ce17" table:formula="of:=IF(OR([.E487]=&quot;W_TX_PAYLOAD&quot;;AND([.G487]&lt;&gt;&quot;&quot;;[.E488]=&quot;&quot;));BIN2HEX([.D48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8580126800000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489]=[.B488];&quot;&quot;;VLOOKUP([.D489];[$Spec.A$1:$Spec.B$1048576];2;0))">
            <text:p/>
          </table:table-cell>
          <table:table-cell table:style-name="ce13" table:formula="of:=IF([.E489]=&quot;W_REGISTER (RF_CH)&quot;;BIN2DEC([.D490]);IF([.E489]=&quot;W_REGISTER (TX_ADDR)&quot;;CONCATENATE(&quot;0x&quot;;BIN2HEX([.D494]);BIN2HEX([.D493]);BIN2HEX([.D492]);BIN2HEX([.D491]);BIN2HEX([.D490]));&quot;&quot;))">
            <text:p/>
          </table:table-cell>
          <table:table-cell table:style-name="ce17" table:formula="of:=IF(OR([.E488]=&quot;W_TX_PAYLOAD&quot;;AND([.G488]&lt;&gt;&quot;&quot;;[.E489]=&quot;&quot;));BIN2HEX([.D48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8591785600000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490]=[.B489];&quot;&quot;;VLOOKUP([.D490];[$Spec.A$1:$Spec.B$1048576];2;0))">
            <text:p/>
          </table:table-cell>
          <table:table-cell table:style-name="ce13" table:formula="of:=IF([.E490]=&quot;W_REGISTER (RF_CH)&quot;;BIN2DEC([.D491]);IF([.E490]=&quot;W_REGISTER (TX_ADDR)&quot;;CONCATENATE(&quot;0x&quot;;BIN2HEX([.D495]);BIN2HEX([.D494]);BIN2HEX([.D493]);BIN2HEX([.D492]);BIN2HEX([.D491]));&quot;&quot;))">
            <text:p/>
          </table:table-cell>
          <table:table-cell table:style-name="ce17" table:formula="of:=IF(OR([.E489]=&quot;W_TX_PAYLOAD&quot;;AND([.G489]&lt;&gt;&quot;&quot;;[.E490]=&quot;&quot;));BIN2HEX([.D49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8603444400000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/>0000 <text:s/>0100</text:p>
          </table:table-cell>
          <table:table-cell/>
          <table:table-cell table:style-name="ce13" table:formula="of:=IF([.B491]=[.B490];&quot;&quot;;VLOOKUP([.D491];[$Spec.A$1:$Spec.B$1048576];2;0))">
            <text:p/>
          </table:table-cell>
          <table:table-cell table:style-name="ce13" table:formula="of:=IF([.E491]=&quot;W_REGISTER (RF_CH)&quot;;BIN2DEC([.D492]);IF([.E491]=&quot;W_REGISTER (TX_ADDR)&quot;;CONCATENATE(&quot;0x&quot;;BIN2HEX([.D496]);BIN2HEX([.D495]);BIN2HEX([.D494]);BIN2HEX([.D493]);BIN2HEX([.D492]));&quot;&quot;))">
            <text:p/>
          </table:table-cell>
          <table:table-cell table:style-name="ce17" table:formula="of:=IF(OR([.E490]=&quot;W_TX_PAYLOAD&quot;;AND([.G490]&lt;&gt;&quot;&quot;;[.E491]=&quot;&quot;));BIN2HEX([.D49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861610000000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492]=[.B491];&quot;&quot;;VLOOKUP([.D492];[$Spec.A$1:$Spec.B$1048576];2;0))" office:value-type="string" office:string-value="" calcext:value-type="error">
            <text:p>#N/D</text:p>
          </table:table-cell>
          <table:table-cell table:style-name="ce13" table:formula="of:=IF([.E492]=&quot;W_REGISTER (RF_CH)&quot;;BIN2DEC([.D493]);IF([.E492]=&quot;W_REGISTER (TX_ADDR)&quot;;CONCATENATE(&quot;0x&quot;;BIN2HEX([.D497]);BIN2HEX([.D496]);BIN2HEX([.D495]);BIN2HEX([.D494]);BIN2HEX([.D493]));&quot;&quot;))" office:value-type="string" office:string-value="" calcext:value-type="error">
            <text:p>#N/D</text:p>
          </table:table-cell>
          <table:table-cell table:style-name="ce17" table:formula="of:=IF(OR([.E491]=&quot;W_TX_PAYLOAD&quot;;AND([.G491]&lt;&gt;&quot;&quot;;[.E492]=&quot;&quot;));BIN2HEX([.D49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862775960000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493]=[.B492];&quot;&quot;;VLOOKUP([.D493];[$Spec.A$1:$Spec.B$1048576];2;0))">
            <text:p/>
          </table:table-cell>
          <table:table-cell table:style-name="ce13" table:formula="of:=IF([.E493]=&quot;W_REGISTER (RF_CH)&quot;;BIN2DEC([.D494]);IF([.E493]=&quot;W_REGISTER (TX_ADDR)&quot;;CONCATENATE(&quot;0x&quot;;BIN2HEX([.D498]);BIN2HEX([.D497]);BIN2HEX([.D496]);BIN2HEX([.D495]);BIN2HEX([.D494]));&quot;&quot;))">
            <text:p/>
          </table:table-cell>
          <table:table-cell table:style-name="ce17" table:formula="of:=IF(OR([.E492]=&quot;W_TX_PAYLOAD&quot;;AND([.G492]&lt;&gt;&quot;&quot;;[.E493]=&quot;&quot;));BIN2HEX([.D49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01808656000000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494]=[.B493];&quot;&quot;;VLOOKUP([.D494];[$Spec.A$1:$Spec.B$1048576];2;0))" office:value-type="string" office:string-value="" calcext:value-type="error">
            <text:p>#N/D</text:p>
          </table:table-cell>
          <table:table-cell table:style-name="ce13" table:formula="of:=IF([.E494]=&quot;W_REGISTER (RF_CH)&quot;;BIN2DEC([.D495]);IF([.E494]=&quot;W_REGISTER (TX_ADDR)&quot;;CONCATENATE(&quot;0x&quot;;BIN2HEX([.D499]);BIN2HEX([.D498]);BIN2HEX([.D497]);BIN2HEX([.D496]);BIN2HEX([.D495]));&quot;&quot;))" office:value-type="string" office:string-value="" calcext:value-type="error">
            <text:p>#N/D</text:p>
          </table:table-cell>
          <table:table-cell table:style-name="ce17" table:formula="of:=IF(OR([.E493]=&quot;W_TX_PAYLOAD&quot;;AND([.G493]&lt;&gt;&quot;&quot;;[.E494]=&quot;&quot;));BIN2HEX([.D49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01920272000000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495]=[.B494];&quot;&quot;;VLOOKUP([.D495];[$Spec.A$1:$Spec.B$1048576];2;0))">
            <text:p/>
          </table:table-cell>
          <table:table-cell table:style-name="ce13" table:formula="of:=IF([.E495]=&quot;W_REGISTER (RF_CH)&quot;;BIN2DEC([.D496]);IF([.E495]=&quot;W_REGISTER (TX_ADDR)&quot;;CONCATENATE(&quot;0x&quot;;BIN2HEX([.D500]);BIN2HEX([.D499]);BIN2HEX([.D498]);BIN2HEX([.D497]);BIN2HEX([.D496]));&quot;&quot;))">
            <text:p/>
          </table:table-cell>
          <table:table-cell table:style-name="ce17" table:formula="of:=IF(OR([.E494]=&quot;W_TX_PAYLOAD&quot;;AND([.G494]&lt;&gt;&quot;&quot;;[.E495]=&quot;&quot;));BIN2HEX([.D49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02058796000000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496]=[.B495];&quot;&quot;;VLOOKUP([.D496];[$Spec.A$1:$Spec.B$1048576];2;0))" office:value-type="string" office:string-value="" calcext:value-type="error">
            <text:p>#N/D</text:p>
          </table:table-cell>
          <table:table-cell table:style-name="ce13" table:formula="of:=IF([.E496]=&quot;W_REGISTER (RF_CH)&quot;;BIN2DEC([.D497]);IF([.E496]=&quot;W_REGISTER (TX_ADDR)&quot;;CONCATENATE(&quot;0x&quot;;BIN2HEX([.D501]);BIN2HEX([.D500]);BIN2HEX([.D499]);BIN2HEX([.D498]);BIN2HEX([.D497]));&quot;&quot;))" office:value-type="string" office:string-value="" calcext:value-type="error">
            <text:p>#N/D</text:p>
          </table:table-cell>
          <table:table-cell table:style-name="ce17" table:formula="of:=IF(OR([.E495]=&quot;W_TX_PAYLOAD&quot;;AND([.G495]&lt;&gt;&quot;&quot;;[.E496]=&quot;&quot;));BIN2HEX([.D49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02187352000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497]=[.B496];&quot;&quot;;VLOOKUP([.D497];[$Spec.A$1:$Spec.B$1048576];2;0))" office:value-type="string" office:string-value="" calcext:value-type="error">
            <text:p>#N/D</text:p>
          </table:table-cell>
          <table:table-cell table:style-name="ce13" table:formula="of:=IF([.E497]=&quot;W_REGISTER (RF_CH)&quot;;BIN2DEC([.D498]);IF([.E497]=&quot;W_REGISTER (TX_ADDR)&quot;;CONCATENATE(&quot;0x&quot;;BIN2HEX([.D502]);BIN2HEX([.D501]);BIN2HEX([.D500]);BIN2HEX([.D499]);BIN2HEX([.D498]));&quot;&quot;))" office:value-type="string" office:string-value="" calcext:value-type="error">
            <text:p>#N/D</text:p>
          </table:table-cell>
          <table:table-cell table:style-name="ce17" table:formula="of:=IF(OR([.E496]=&quot;W_TX_PAYLOAD&quot;;AND([.G496]&lt;&gt;&quot;&quot;;[.E497]=&quot;&quot;));BIN2HEX([.D49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02303948000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498]=[.B497];&quot;&quot;;VLOOKUP([.D498];[$Spec.A$1:$Spec.B$1048576];2;0))">
            <text:p/>
          </table:table-cell>
          <table:table-cell table:style-name="ce13" table:formula="of:=IF([.E498]=&quot;W_REGISTER (RF_CH)&quot;;BIN2DEC([.D499]);IF([.E498]=&quot;W_REGISTER (TX_ADDR)&quot;;CONCATENATE(&quot;0x&quot;;BIN2HEX([.D503]);BIN2HEX([.D502]);BIN2HEX([.D501]);BIN2HEX([.D500]);BIN2HEX([.D499]));&quot;&quot;))">
            <text:p/>
          </table:table-cell>
          <table:table-cell table:style-name="ce17" table:formula="of:=IF(OR([.E497]=&quot;W_TX_PAYLOAD&quot;;AND([.G497]&lt;&gt;&quot;&quot;;[.E498]=&quot;&quot;));BIN2HEX([.D49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0243549200000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499]=[.B498];&quot;&quot;;VLOOKUP([.D499];[$Spec.A$1:$Spec.B$1048576];2;0))" office:value-type="string" office:string-value="" calcext:value-type="error">
            <text:p>#N/D</text:p>
          </table:table-cell>
          <table:table-cell table:style-name="ce13" table:formula="of:=IF([.E499]=&quot;W_REGISTER (RF_CH)&quot;;BIN2DEC([.D500]);IF([.E499]=&quot;W_REGISTER (TX_ADDR)&quot;;CONCATENATE(&quot;0x&quot;;BIN2HEX([.D504]);BIN2HEX([.D503]);BIN2HEX([.D502]);BIN2HEX([.D501]);BIN2HEX([.D500]));&quot;&quot;))" office:value-type="string" office:string-value="" calcext:value-type="error">
            <text:p>#N/D</text:p>
          </table:table-cell>
          <table:table-cell table:style-name="ce17" table:formula="of:=IF(OR([.E498]=&quot;W_TX_PAYLOAD&quot;;AND([.G498]&lt;&gt;&quot;&quot;;[.E499]=&quot;&quot;));BIN2HEX([.D49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025610520000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500]=[.B499];&quot;&quot;;VLOOKUP([.D500];[$Spec.A$1:$Spec.B$1048576];2;0))" office:value-type="string" office:string-value="" calcext:value-type="error">
            <text:p>#N/D</text:p>
          </table:table-cell>
          <table:table-cell table:style-name="ce13" table:formula="of:=IF([.E500]=&quot;W_REGISTER (RF_CH)&quot;;BIN2DEC([.D501]);IF([.E500]=&quot;W_REGISTER (TX_ADDR)&quot;;CONCATENATE(&quot;0x&quot;;BIN2HEX([.D505]);BIN2HEX([.D504]);BIN2HEX([.D503]);BIN2HEX([.D502]);BIN2HEX([.D501]));&quot;&quot;))" office:value-type="string" office:string-value="" calcext:value-type="error">
            <text:p>#N/D</text:p>
          </table:table-cell>
          <table:table-cell table:style-name="ce17" table:formula="of:=IF(OR([.E499]=&quot;W_TX_PAYLOAD&quot;;AND([.G499]&lt;&gt;&quot;&quot;;[.E500]=&quot;&quot;));BIN2HEX([.D50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026935920000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0000 <text:s/>1111</text:p>
          </table:table-cell>
          <table:table-cell/>
          <table:table-cell table:style-name="ce13" table:formula="of:=IF([.B501]=[.B500];&quot;&quot;;VLOOKUP([.D501];[$Spec.A$1:$Spec.B$1048576];2;0))">
            <text:p/>
          </table:table-cell>
          <table:table-cell table:style-name="ce13" table:formula="of:=IF([.E501]=&quot;W_REGISTER (RF_CH)&quot;;BIN2DEC([.D502]);IF([.E501]=&quot;W_REGISTER (TX_ADDR)&quot;;CONCATENATE(&quot;0x&quot;;BIN2HEX([.D506]);BIN2HEX([.D505]);BIN2HEX([.D504]);BIN2HEX([.D503]);BIN2HEX([.D502]));&quot;&quot;))">
            <text:p/>
          </table:table-cell>
          <table:table-cell table:style-name="ce17" table:formula="of:=IF(OR([.E500]=&quot;W_TX_PAYLOAD&quot;;AND([.G500]&lt;&gt;&quot;&quot;;[.E501]=&quot;&quot;));BIN2HEX([.D50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2064010000000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502]=[.B501];&quot;&quot;;VLOOKUP([.D502];[$Spec.A$1:$Spec.B$1048576];2;0))" office:value-type="string" office:string-value="" calcext:value-type="error">
            <text:p>#N/D</text:p>
          </table:table-cell>
          <table:table-cell table:style-name="ce13" table:formula="of:=IF([.E502]=&quot;W_REGISTER (RF_CH)&quot;;BIN2DEC([.D503]);IF([.E502]=&quot;W_REGISTER (TX_ADDR)&quot;;CONCATENATE(&quot;0x&quot;;BIN2HEX([.D507]);BIN2HEX([.D506]);BIN2HEX([.D505]);BIN2HEX([.D504]);BIN2HEX([.D503]));&quot;&quot;))" office:value-type="string" office:string-value="" calcext:value-type="error">
            <text:p>#N/D</text:p>
          </table:table-cell>
          <table:table-cell table:style-name="ce17" table:formula="of:=IF(OR([.E501]=&quot;W_TX_PAYLOAD&quot;;AND([.G501]&lt;&gt;&quot;&quot;;[.E502]=&quot;&quot;));BIN2HEX([.D50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2075171200000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503]=[.B502];&quot;&quot;;VLOOKUP([.D503];[$Spec.A$1:$Spec.B$1048576];2;0))">
            <text:p/>
          </table:table-cell>
          <table:table-cell table:style-name="ce13" table:formula="of:=IF([.E503]=&quot;W_REGISTER (RF_CH)&quot;;BIN2DEC([.D504]);IF([.E503]=&quot;W_REGISTER (TX_ADDR)&quot;;CONCATENATE(&quot;0x&quot;;BIN2HEX([.D508]);BIN2HEX([.D507]);BIN2HEX([.D506]);BIN2HEX([.D505]);BIN2HEX([.D504]));&quot;&quot;))">
            <text:p/>
          </table:table-cell>
          <table:table-cell table:style-name="ce17" table:formula="of:=IF(OR([.E502]=&quot;W_TX_PAYLOAD&quot;;AND([.G502]&lt;&gt;&quot;&quot;;[.E503]=&quot;&quot;));BIN2HEX([.D50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2089123200000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504]=[.B503];&quot;&quot;;VLOOKUP([.D504];[$Spec.A$1:$Spec.B$1048576];2;0))" office:value-type="string" office:string-value="" calcext:value-type="error">
            <text:p>#N/D</text:p>
          </table:table-cell>
          <table:table-cell table:style-name="ce13" table:formula="of:=IF([.E504]=&quot;W_REGISTER (RF_CH)&quot;;BIN2DEC([.D505]);IF([.E504]=&quot;W_REGISTER (TX_ADDR)&quot;;CONCATENATE(&quot;0x&quot;;BIN2HEX([.D509]);BIN2HEX([.D508]);BIN2HEX([.D507]);BIN2HEX([.D506]);BIN2HEX([.D505]));&quot;&quot;))" office:value-type="string" office:string-value="" calcext:value-type="error">
            <text:p>#N/D</text:p>
          </table:table-cell>
          <table:table-cell table:style-name="ce17" table:formula="of:=IF(OR([.E503]=&quot;W_TX_PAYLOAD&quot;;AND([.G503]&lt;&gt;&quot;&quot;;[.E504]=&quot;&quot;));BIN2HEX([.D50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2102377200000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505]=[.B504];&quot;&quot;;VLOOKUP([.D505];[$Spec.A$1:$Spec.B$1048576];2;0))">
            <text:p/>
          </table:table-cell>
          <table:table-cell table:style-name="ce13" table:formula="of:=IF([.E505]=&quot;W_REGISTER (RF_CH)&quot;;BIN2DEC([.D506]);IF([.E505]=&quot;W_REGISTER (TX_ADDR)&quot;;CONCATENATE(&quot;0x&quot;;BIN2HEX([.D510]);BIN2HEX([.D509]);BIN2HEX([.D508]);BIN2HEX([.D507]);BIN2HEX([.D506]));&quot;&quot;))">
            <text:p/>
          </table:table-cell>
          <table:table-cell table:style-name="ce17" table:formula="of:=IF(OR([.E504]=&quot;W_TX_PAYLOAD&quot;;AND([.G504]&lt;&gt;&quot;&quot;;[.E505]=&quot;&quot;));BIN2HEX([.D50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21144352000000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506]=[.B505];&quot;&quot;;VLOOKUP([.D506];[$Spec.A$1:$Spec.B$1048576];2;0))" office:value-type="string" office:string-value="" calcext:value-type="error">
            <text:p>#N/D</text:p>
          </table:table-cell>
          <table:table-cell table:style-name="ce13" table:formula="of:=IF([.E506]=&quot;W_REGISTER (RF_CH)&quot;;BIN2DEC([.D507]);IF([.E506]=&quot;W_REGISTER (TX_ADDR)&quot;;CONCATENATE(&quot;0x&quot;;BIN2HEX([.D511]);BIN2HEX([.D510]);BIN2HEX([.D509]);BIN2HEX([.D508]);BIN2HEX([.D507]));&quot;&quot;))" office:value-type="string" office:string-value="" calcext:value-type="error">
            <text:p>#N/D</text:p>
          </table:table-cell>
          <table:table-cell table:style-name="ce17" table:formula="of:=IF(OR([.E505]=&quot;W_TX_PAYLOAD&quot;;AND([.G505]&lt;&gt;&quot;&quot;;[.E506]=&quot;&quot;));BIN2HEX([.D50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2126593200000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507]=[.B506];&quot;&quot;;VLOOKUP([.D507];[$Spec.A$1:$Spec.B$1048576];2;0))" office:value-type="string" office:string-value="" calcext:value-type="error">
            <text:p>#N/D</text:p>
          </table:table-cell>
          <table:table-cell table:style-name="ce13" table:formula="of:=IF([.E507]=&quot;W_REGISTER (RF_CH)&quot;;BIN2DEC([.D508]);IF([.E507]=&quot;W_REGISTER (TX_ADDR)&quot;;CONCATENATE(&quot;0x&quot;;BIN2HEX([.D512]);BIN2HEX([.D511]);BIN2HEX([.D510]);BIN2HEX([.D509]);BIN2HEX([.D508]));&quot;&quot;))" office:value-type="string" office:string-value="" calcext:value-type="error">
            <text:p>#N/D</text:p>
          </table:table-cell>
          <table:table-cell table:style-name="ce17" table:formula="of:=IF(OR([.E506]=&quot;W_TX_PAYLOAD&quot;;AND([.G506]&lt;&gt;&quot;&quot;;[.E507]=&quot;&quot;));BIN2HEX([.D50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2139148800000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508]=[.B507];&quot;&quot;;VLOOKUP([.D508];[$Spec.A$1:$Spec.B$1048576];2;0))" office:value-type="string" office:string-value="" calcext:value-type="error">
            <text:p>#N/D</text:p>
          </table:table-cell>
          <table:table-cell table:style-name="ce13" table:formula="of:=IF([.E508]=&quot;W_REGISTER (RF_CH)&quot;;BIN2DEC([.D509]);IF([.E508]=&quot;W_REGISTER (TX_ADDR)&quot;;CONCATENATE(&quot;0x&quot;;BIN2HEX([.D513]);BIN2HEX([.D512]);BIN2HEX([.D511]);BIN2HEX([.D510]);BIN2HEX([.D509]));&quot;&quot;))" office:value-type="string" office:string-value="" calcext:value-type="error">
            <text:p>#N/D</text:p>
          </table:table-cell>
          <table:table-cell table:style-name="ce17" table:formula="of:=IF(OR([.E507]=&quot;W_TX_PAYLOAD&quot;;AND([.G507]&lt;&gt;&quot;&quot;;[.E508]=&quot;&quot;));BIN2HEX([.D50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2150808000000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/>0000 <text:s/>1111</text:p>
          </table:table-cell>
          <table:table-cell/>
          <table:table-cell table:style-name="ce13" table:formula="of:=IF([.B509]=[.B508];&quot;&quot;;VLOOKUP([.D509];[$Spec.A$1:$Spec.B$1048576];2;0))">
            <text:p/>
          </table:table-cell>
          <table:table-cell table:style-name="ce13" table:formula="of:=IF([.E509]=&quot;W_REGISTER (RF_CH)&quot;;BIN2DEC([.D510]);IF([.E509]=&quot;W_REGISTER (TX_ADDR)&quot;;CONCATENATE(&quot;0x&quot;;BIN2HEX([.D514]);BIN2HEX([.D513]);BIN2HEX([.D512]);BIN2HEX([.D511]);BIN2HEX([.D510]));&quot;&quot;))">
            <text:p/>
          </table:table-cell>
          <table:table-cell table:style-name="ce17" table:formula="of:=IF(OR([.E508]=&quot;W_TX_PAYLOAD&quot;;AND([.G508]&lt;&gt;&quot;&quot;;[.E509]=&quot;&quot;));BIN2HEX([.D50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216406200000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510]=[.B509];&quot;&quot;;VLOOKUP([.D510];[$Spec.A$1:$Spec.B$1048576];2;0))" office:value-type="string" office:string-value="" calcext:value-type="error">
            <text:p>#N/D</text:p>
          </table:table-cell>
          <table:table-cell table:style-name="ce13" table:formula="of:=IF([.E510]=&quot;W_REGISTER (RF_CH)&quot;;BIN2DEC([.D511]);IF([.E510]=&quot;W_REGISTER (TX_ADDR)&quot;;CONCATENATE(&quot;0x&quot;;BIN2HEX([.D515]);BIN2HEX([.D514]);BIN2HEX([.D513]);BIN2HEX([.D512]);BIN2HEX([.D511]));&quot;&quot;))" office:value-type="string" office:string-value="" calcext:value-type="error">
            <text:p>#N/D</text:p>
          </table:table-cell>
          <table:table-cell table:style-name="ce17" table:formula="of:=IF(OR([.E509]=&quot;W_TX_PAYLOAD&quot;;AND([.G509]&lt;&gt;&quot;&quot;;[.E510]=&quot;&quot;));BIN2HEX([.D51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217572160000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511]=[.B510];&quot;&quot;;VLOOKUP([.D511];[$Spec.A$1:$Spec.B$1048576];2;0))">
            <text:p/>
          </table:table-cell>
          <table:table-cell table:style-name="ce13" table:formula="of:=IF([.E511]=&quot;W_REGISTER (RF_CH)&quot;;BIN2DEC([.D512]);IF([.E511]=&quot;W_REGISTER (TX_ADDR)&quot;;CONCATENATE(&quot;0x&quot;;BIN2HEX([.D516]);BIN2HEX([.D515]);BIN2HEX([.D514]);BIN2HEX([.D513]);BIN2HEX([.D512]));&quot;&quot;))">
            <text:p/>
          </table:table-cell>
          <table:table-cell table:style-name="ce17" table:formula="of:=IF(OR([.E510]=&quot;W_TX_PAYLOAD&quot;;AND([.G510]&lt;&gt;&quot;&quot;;[.E511]=&quot;&quot;));BIN2HEX([.D51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2187779600000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512]=[.B511];&quot;&quot;;VLOOKUP([.D512];[$Spec.A$1:$Spec.B$1048576];2;0))" office:value-type="string" office:string-value="" calcext:value-type="error">
            <text:p>#N/D</text:p>
          </table:table-cell>
          <table:table-cell table:style-name="ce13" table:formula="of:=IF([.E512]=&quot;W_REGISTER (RF_CH)&quot;;BIN2DEC([.D513]);IF([.E512]=&quot;W_REGISTER (TX_ADDR)&quot;;CONCATENATE(&quot;0x&quot;;BIN2HEX([.D517]);BIN2HEX([.D516]);BIN2HEX([.D515]);BIN2HEX([.D514]);BIN2HEX([.D513]));&quot;&quot;))" office:value-type="string" office:string-value="" calcext:value-type="error">
            <text:p>#N/D</text:p>
          </table:table-cell>
          <table:table-cell table:style-name="ce17" table:formula="of:=IF(OR([.E511]=&quot;W_TX_PAYLOAD&quot;;AND([.G511]&lt;&gt;&quot;&quot;;[.E512]=&quot;&quot;));BIN2HEX([.D51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2199837600000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513]=[.B512];&quot;&quot;;VLOOKUP([.D513];[$Spec.A$1:$Spec.B$1048576];2;0))" office:value-type="string" office:string-value="" calcext:value-type="error">
            <text:p>#N/D</text:p>
          </table:table-cell>
          <table:table-cell table:style-name="ce13" table:formula="of:=IF([.E513]=&quot;W_REGISTER (RF_CH)&quot;;BIN2DEC([.D514]);IF([.E513]=&quot;W_REGISTER (TX_ADDR)&quot;;CONCATENATE(&quot;0x&quot;;BIN2HEX([.D518]);BIN2HEX([.D517]);BIN2HEX([.D516]);BIN2HEX([.D515]);BIN2HEX([.D514]));&quot;&quot;))" office:value-type="string" office:string-value="" calcext:value-type="error">
            <text:p>#N/D</text:p>
          </table:table-cell>
          <table:table-cell table:style-name="ce17" table:formula="of:=IF(OR([.E512]=&quot;W_TX_PAYLOAD&quot;;AND([.G512]&lt;&gt;&quot;&quot;;[.E513]=&quot;&quot;));BIN2HEX([.D51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22135896000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514]=[.B513];&quot;&quot;;VLOOKUP([.D514];[$Spec.A$1:$Spec.B$1048576];2;0))" office:value-type="string" office:string-value="" calcext:value-type="error">
            <text:p>#N/D</text:p>
          </table:table-cell>
          <table:table-cell table:style-name="ce13" table:formula="of:=IF([.E514]=&quot;W_REGISTER (RF_CH)&quot;;BIN2DEC([.D515]);IF([.E514]=&quot;W_REGISTER (TX_ADDR)&quot;;CONCATENATE(&quot;0x&quot;;BIN2HEX([.D519]);BIN2HEX([.D518]);BIN2HEX([.D517]);BIN2HEX([.D516]);BIN2HEX([.D515]));&quot;&quot;))" office:value-type="string" office:string-value="" calcext:value-type="error">
            <text:p>#N/D</text:p>
          </table:table-cell>
          <table:table-cell table:style-name="ce17" table:formula="of:=IF(OR([.E513]=&quot;W_TX_PAYLOAD&quot;;AND([.G513]&lt;&gt;&quot;&quot;;[.E514]=&quot;&quot;));BIN2HEX([.D51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222554800000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515]=[.B514];&quot;&quot;;VLOOKUP([.D515];[$Spec.A$1:$Spec.B$1048576];2;0))" office:value-type="string" office:string-value="" calcext:value-type="error">
            <text:p>#N/D</text:p>
          </table:table-cell>
          <table:table-cell table:style-name="ce13" table:formula="of:=IF([.E515]=&quot;W_REGISTER (RF_CH)&quot;;BIN2DEC([.D516]);IF([.E515]=&quot;W_REGISTER (TX_ADDR)&quot;;CONCATENATE(&quot;0x&quot;;BIN2HEX([.D520]);BIN2HEX([.D519]);BIN2HEX([.D518]);BIN2HEX([.D517]);BIN2HEX([.D516]));&quot;&quot;))" office:value-type="string" office:string-value="" calcext:value-type="error">
            <text:p>#N/D</text:p>
          </table:table-cell>
          <table:table-cell table:style-name="ce17" table:formula="of:=IF(OR([.E514]=&quot;W_TX_PAYLOAD&quot;;AND([.G514]&lt;&gt;&quot;&quot;;[.E515]=&quot;&quot;));BIN2HEX([.D51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223720760000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516]=[.B515];&quot;&quot;;VLOOKUP([.D516];[$Spec.A$1:$Spec.B$1048576];2;0))">
            <text:p/>
          </table:table-cell>
          <table:table-cell table:style-name="ce13" table:formula="of:=IF([.E516]=&quot;W_REGISTER (RF_CH)&quot;;BIN2DEC([.D517]);IF([.E516]=&quot;W_REGISTER (TX_ADDR)&quot;;CONCATENATE(&quot;0x&quot;;BIN2HEX([.D521]);BIN2HEX([.D520]);BIN2HEX([.D519]);BIN2HEX([.D518]);BIN2HEX([.D517]));&quot;&quot;))">
            <text:p/>
          </table:table-cell>
          <table:table-cell table:style-name="ce17" table:formula="of:=IF(OR([.E515]=&quot;W_TX_PAYLOAD&quot;;AND([.G515]&lt;&gt;&quot;&quot;;[.E516]=&quot;&quot;));BIN2HEX([.D51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224886680000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517]=[.B516];&quot;&quot;;VLOOKUP([.D517];[$Spec.A$1:$Spec.B$1048576];2;0))">
            <text:p/>
          </table:table-cell>
          <table:table-cell table:style-name="ce13" table:formula="of:=IF([.E517]=&quot;W_REGISTER (RF_CH)&quot;;BIN2DEC([.D518]);IF([.E517]=&quot;W_REGISTER (TX_ADDR)&quot;;CONCATENATE(&quot;0x&quot;;BIN2HEX([.D522]);BIN2HEX([.D521]);BIN2HEX([.D520]);BIN2HEX([.D519]);BIN2HEX([.D518]));&quot;&quot;))">
            <text:p/>
          </table:table-cell>
          <table:table-cell table:style-name="ce17" table:formula="of:=IF(OR([.E516]=&quot;W_TX_PAYLOAD&quot;;AND([.G516]&lt;&gt;&quot;&quot;;[.E517]=&quot;&quot;));BIN2HEX([.D51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226052600000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<text:s/>1000 <text:s/>0011</text:p>
          </table:table-cell>
          <table:table-cell/>
          <table:table-cell table:style-name="ce13" table:formula="of:=IF([.B518]=[.B517];&quot;&quot;;VLOOKUP([.D518];[$Spec.A$1:$Spec.B$1048576];2;0))">
            <text:p/>
          </table:table-cell>
          <table:table-cell table:style-name="ce13" table:formula="of:=IF([.E518]=&quot;W_REGISTER (RF_CH)&quot;;BIN2DEC([.D519]);IF([.E518]=&quot;W_REGISTER (TX_ADDR)&quot;;CONCATENATE(&quot;0x&quot;;BIN2HEX([.D523]);BIN2HEX([.D522]);BIN2HEX([.D521]);BIN2HEX([.D520]);BIN2HEX([.D519]));&quot;&quot;))">
            <text:p/>
          </table:table-cell>
          <table:table-cell table:style-name="ce17" table:formula="of:=IF(OR([.E517]=&quot;W_TX_PAYLOAD&quot;;AND([.G517]&lt;&gt;&quot;&quot;;[.E518]=&quot;&quot;));BIN2HEX([.D51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227218480000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<text:s/>1110 <text:s/>0000</text:p>
          </table:table-cell>
          <table:table-cell/>
          <table:table-cell table:style-name="ce13" table:formula="of:=IF([.B519]=[.B518];&quot;&quot;;VLOOKUP([.D519];[$Spec.A$1:$Spec.B$1048576];2;0))">
            <text:p/>
          </table:table-cell>
          <table:table-cell table:style-name="ce13" table:formula="of:=IF([.E519]=&quot;W_REGISTER (RF_CH)&quot;;BIN2DEC([.D520]);IF([.E519]=&quot;W_REGISTER (TX_ADDR)&quot;;CONCATENATE(&quot;0x&quot;;BIN2HEX([.D524]);BIN2HEX([.D523]);BIN2HEX([.D522]);BIN2HEX([.D521]);BIN2HEX([.D520]));&quot;&quot;))">
            <text:p/>
          </table:table-cell>
          <table:table-cell table:style-name="ce17" table:formula="of:=IF(OR([.E518]=&quot;W_TX_PAYLOAD&quot;;AND([.G518]&lt;&gt;&quot;&quot;;[.E519]=&quot;&quot;));BIN2HEX([.D51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228384400000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520]=[.B519];&quot;&quot;;VLOOKUP([.D520];[$Spec.A$1:$Spec.B$1048576];2;0))">
            <text:p/>
          </table:table-cell>
          <table:table-cell table:style-name="ce13" table:formula="of:=IF([.E520]=&quot;W_REGISTER (RF_CH)&quot;;BIN2DEC([.D521]);IF([.E520]=&quot;W_REGISTER (TX_ADDR)&quot;;CONCATENATE(&quot;0x&quot;;BIN2HEX([.D525]);BIN2HEX([.D524]);BIN2HEX([.D523]);BIN2HEX([.D522]);BIN2HEX([.D521]));&quot;&quot;))">
            <text:p/>
          </table:table-cell>
          <table:table-cell table:style-name="ce17" table:formula="of:=IF(OR([.E519]=&quot;W_TX_PAYLOAD&quot;;AND([.G519]&lt;&gt;&quot;&quot;;[.E520]=&quot;&quot;));BIN2HEX([.D52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229550320000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521]=[.B520];&quot;&quot;;VLOOKUP([.D521];[$Spec.A$1:$Spec.B$1048576];2;0))">
            <text:p/>
          </table:table-cell>
          <table:table-cell table:style-name="ce13" table:formula="of:=IF([.E521]=&quot;W_REGISTER (RF_CH)&quot;;BIN2DEC([.D522]);IF([.E521]=&quot;W_REGISTER (TX_ADDR)&quot;;CONCATENATE(&quot;0x&quot;;BIN2HEX([.D526]);BIN2HEX([.D525]);BIN2HEX([.D524]);BIN2HEX([.D523]);BIN2HEX([.D522]));&quot;&quot;))">
            <text:p/>
          </table:table-cell>
          <table:table-cell table:style-name="ce17" table:formula="of:=IF(OR([.E520]=&quot;W_TX_PAYLOAD&quot;;AND([.G520]&lt;&gt;&quot;&quot;;[.E521]=&quot;&quot;));BIN2HEX([.D52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230875720000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522]=[.B521];&quot;&quot;;VLOOKUP([.D522];[$Spec.A$1:$Spec.B$1048576];2;0))">
            <text:p/>
          </table:table-cell>
          <table:table-cell table:style-name="ce13" table:formula="of:=IF([.E522]=&quot;W_REGISTER (RF_CH)&quot;;BIN2DEC([.D523]);IF([.E522]=&quot;W_REGISTER (TX_ADDR)&quot;;CONCATENATE(&quot;0x&quot;;BIN2HEX([.D527]);BIN2HEX([.D526]);BIN2HEX([.D525]);BIN2HEX([.D524]);BIN2HEX([.D523]));&quot;&quot;))">
            <text:p/>
          </table:table-cell>
          <table:table-cell table:style-name="ce17" table:formula="of:=IF(OR([.E521]=&quot;W_TX_PAYLOAD&quot;;AND([.G521]&lt;&gt;&quot;&quot;;[.E522]=&quot;&quot;));BIN2HEX([.D52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232041680000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<text:s/>0000 <text:s/>0011</text:p>
          </table:table-cell>
          <table:table-cell/>
          <table:table-cell table:style-name="ce13" table:formula="of:=IF([.B523]=[.B522];&quot;&quot;;VLOOKUP([.D523];[$Spec.A$1:$Spec.B$1048576];2;0))">
            <text:p/>
          </table:table-cell>
          <table:table-cell table:style-name="ce13" table:formula="of:=IF([.E523]=&quot;W_REGISTER (RF_CH)&quot;;BIN2DEC([.D524]);IF([.E523]=&quot;W_REGISTER (TX_ADDR)&quot;;CONCATENATE(&quot;0x&quot;;BIN2HEX([.D528]);BIN2HEX([.D527]);BIN2HEX([.D526]);BIN2HEX([.D525]);BIN2HEX([.D524]));&quot;&quot;))">
            <text:p/>
          </table:table-cell>
          <table:table-cell table:style-name="ce17" table:formula="of:=IF(OR([.E522]=&quot;W_TX_PAYLOAD&quot;;AND([.G522]&lt;&gt;&quot;&quot;;[.E523]=&quot;&quot;));BIN2HEX([.D52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2333072400000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524]=[.B523];&quot;&quot;;VLOOKUP([.D524];[$Spec.A$1:$Spec.B$1048576];2;0))" office:value-type="string" office:string-value="" calcext:value-type="error">
            <text:p>#N/D</text:p>
          </table:table-cell>
          <table:table-cell table:style-name="ce13" table:formula="of:=IF([.E524]=&quot;W_REGISTER (RF_CH)&quot;;BIN2DEC([.D525]);IF([.E524]=&quot;W_REGISTER (TX_ADDR)&quot;;CONCATENATE(&quot;0x&quot;;BIN2HEX([.D529]);BIN2HEX([.D528]);BIN2HEX([.D527]);BIN2HEX([.D526]);BIN2HEX([.D525]));&quot;&quot;))" office:value-type="string" office:string-value="" calcext:value-type="error">
            <text:p>#N/D</text:p>
          </table:table-cell>
          <table:table-cell table:style-name="ce17" table:formula="of:=IF(OR([.E523]=&quot;W_TX_PAYLOAD&quot;;AND([.G523]&lt;&gt;&quot;&quot;;[.E524]=&quot;&quot;));BIN2HEX([.D52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2344731200000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525]=[.B524];&quot;&quot;;VLOOKUP([.D525];[$Spec.A$1:$Spec.B$1048576];2;0))">
            <text:p/>
          </table:table-cell>
          <table:table-cell table:style-name="ce13" table:formula="of:=IF([.E525]=&quot;W_REGISTER (RF_CH)&quot;;BIN2DEC([.D526]);IF([.E525]=&quot;W_REGISTER (TX_ADDR)&quot;;CONCATENATE(&quot;0x&quot;;BIN2HEX([.D530]);BIN2HEX([.D529]);BIN2HEX([.D528]);BIN2HEX([.D527]);BIN2HEX([.D526]));&quot;&quot;))">
            <text:p/>
          </table:table-cell>
          <table:table-cell table:style-name="ce17" table:formula="of:=IF(OR([.E524]=&quot;W_TX_PAYLOAD&quot;;AND([.G524]&lt;&gt;&quot;&quot;;[.E525]=&quot;&quot;));BIN2HEX([.D52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4106883200000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526]=[.B525];&quot;&quot;;VLOOKUP([.D526];[$Spec.A$1:$Spec.B$1048576];2;0))" office:value-type="string" office:string-value="" calcext:value-type="error">
            <text:p>#N/D</text:p>
          </table:table-cell>
          <table:table-cell table:style-name="ce13" table:formula="of:=IF([.E526]=&quot;W_REGISTER (RF_CH)&quot;;BIN2DEC([.D527]);IF([.E526]=&quot;W_REGISTER (TX_ADDR)&quot;;CONCATENATE(&quot;0x&quot;;BIN2HEX([.D531]);BIN2HEX([.D530]);BIN2HEX([.D529]);BIN2HEX([.D528]);BIN2HEX([.D527]));&quot;&quot;))" office:value-type="string" office:string-value="" calcext:value-type="error">
            <text:p>#N/D</text:p>
          </table:table-cell>
          <table:table-cell table:style-name="ce17" table:formula="of:=IF(OR([.E525]=&quot;W_TX_PAYLOAD&quot;;AND([.G525]&lt;&gt;&quot;&quot;;[.E526]=&quot;&quot;));BIN2HEX([.D52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4118043600000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527]=[.B526];&quot;&quot;;VLOOKUP([.D527];[$Spec.A$1:$Spec.B$1048576];2;0))">
            <text:p/>
          </table:table-cell>
          <table:table-cell table:style-name="ce13" table:formula="of:=IF([.E527]=&quot;W_REGISTER (RF_CH)&quot;;BIN2DEC([.D528]);IF([.E527]=&quot;W_REGISTER (TX_ADDR)&quot;;CONCATENATE(&quot;0x&quot;;BIN2HEX([.D532]);BIN2HEX([.D531]);BIN2HEX([.D530]);BIN2HEX([.D529]);BIN2HEX([.D528]));&quot;&quot;))">
            <text:p/>
          </table:table-cell>
          <table:table-cell table:style-name="ce17" table:formula="of:=IF(OR([.E526]=&quot;W_TX_PAYLOAD&quot;;AND([.G526]&lt;&gt;&quot;&quot;;[.E527]=&quot;&quot;));BIN2HEX([.D52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4131298000000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528]=[.B527];&quot;&quot;;VLOOKUP([.D528];[$Spec.A$1:$Spec.B$1048576];2;0))" office:value-type="string" office:string-value="" calcext:value-type="error">
            <text:p>#N/D</text:p>
          </table:table-cell>
          <table:table-cell table:style-name="ce13" table:formula="of:=IF([.E528]=&quot;W_REGISTER (RF_CH)&quot;;BIN2DEC([.D529]);IF([.E528]=&quot;W_REGISTER (TX_ADDR)&quot;;CONCATENATE(&quot;0x&quot;;BIN2HEX([.D533]);BIN2HEX([.D532]);BIN2HEX([.D531]);BIN2HEX([.D530]);BIN2HEX([.D529]));&quot;&quot;))" office:value-type="string" office:string-value="" calcext:value-type="error">
            <text:p>#N/D</text:p>
          </table:table-cell>
          <table:table-cell table:style-name="ce17" table:formula="of:=IF(OR([.E527]=&quot;W_TX_PAYLOAD&quot;;AND([.G527]&lt;&gt;&quot;&quot;;[.E528]=&quot;&quot;));BIN2HEX([.D52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4145748000000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529]=[.B528];&quot;&quot;;VLOOKUP([.D529];[$Spec.A$1:$Spec.B$1048576];2;0))" office:value-type="string" office:string-value="" calcext:value-type="error">
            <text:p>#N/D</text:p>
          </table:table-cell>
          <table:table-cell table:style-name="ce13" table:formula="of:=IF([.E529]=&quot;W_REGISTER (RF_CH)&quot;;BIN2DEC([.D530]);IF([.E529]=&quot;W_REGISTER (TX_ADDR)&quot;;CONCATENATE(&quot;0x&quot;;BIN2HEX([.D534]);BIN2HEX([.D533]);BIN2HEX([.D532]);BIN2HEX([.D531]);BIN2HEX([.D530]));&quot;&quot;))" office:value-type="string" office:string-value="" calcext:value-type="error">
            <text:p>#N/D</text:p>
          </table:table-cell>
          <table:table-cell table:style-name="ce17" table:formula="of:=IF(OR([.E528]=&quot;W_TX_PAYLOAD&quot;;AND([.G528]&lt;&gt;&quot;&quot;;[.E529]=&quot;&quot;));BIN2HEX([.D52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4157407200000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530]=[.B529];&quot;&quot;;VLOOKUP([.D530];[$Spec.A$1:$Spec.B$1048576];2;0))">
            <text:p/>
          </table:table-cell>
          <table:table-cell table:style-name="ce13" table:formula="of:=IF([.E530]=&quot;W_REGISTER (RF_CH)&quot;;BIN2DEC([.D531]);IF([.E530]=&quot;W_REGISTER (TX_ADDR)&quot;;CONCATENATE(&quot;0x&quot;;BIN2HEX([.D535]);BIN2HEX([.D534]);BIN2HEX([.D533]);BIN2HEX([.D532]);BIN2HEX([.D531]));&quot;&quot;))">
            <text:p/>
          </table:table-cell>
          <table:table-cell table:style-name="ce17" table:formula="of:=IF(OR([.E529]=&quot;W_TX_PAYLOAD&quot;;AND([.G529]&lt;&gt;&quot;&quot;;[.E530]=&quot;&quot;));BIN2HEX([.D53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4171259200000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531]=[.B530];&quot;&quot;;VLOOKUP([.D531];[$Spec.A$1:$Spec.B$1048576];2;0))" office:value-type="string" office:string-value="" calcext:value-type="error">
            <text:p>#N/D</text:p>
          </table:table-cell>
          <table:table-cell table:style-name="ce13" table:formula="of:=IF([.E531]=&quot;W_REGISTER (RF_CH)&quot;;BIN2DEC([.D532]);IF([.E531]=&quot;W_REGISTER (TX_ADDR)&quot;;CONCATENATE(&quot;0x&quot;;BIN2HEX([.D536]);BIN2HEX([.D535]);BIN2HEX([.D534]);BIN2HEX([.D533]);BIN2HEX([.D532]));&quot;&quot;))" office:value-type="string" office:string-value="" calcext:value-type="error">
            <text:p>#N/D</text:p>
          </table:table-cell>
          <table:table-cell table:style-name="ce17" table:formula="of:=IF(OR([.E530]=&quot;W_TX_PAYLOAD&quot;;AND([.G530]&lt;&gt;&quot;&quot;;[.E531]=&quot;&quot;));BIN2HEX([.D53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4183217600000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532]=[.B531];&quot;&quot;;VLOOKUP([.D532];[$Spec.A$1:$Spec.B$1048576];2;0))" office:value-type="string" office:string-value="" calcext:value-type="error">
            <text:p>#N/D</text:p>
          </table:table-cell>
          <table:table-cell table:style-name="ce13" table:formula="of:=IF([.E532]=&quot;W_REGISTER (RF_CH)&quot;;BIN2DEC([.D533]);IF([.E532]=&quot;W_REGISTER (TX_ADDR)&quot;;CONCATENATE(&quot;0x&quot;;BIN2HEX([.D537]);BIN2HEX([.D536]);BIN2HEX([.D535]);BIN2HEX([.D534]);BIN2HEX([.D533]));&quot;&quot;))" office:value-type="string" office:string-value="" calcext:value-type="error">
            <text:p>#N/D</text:p>
          </table:table-cell>
          <table:table-cell table:style-name="ce17" table:formula="of:=IF(OR([.E531]=&quot;W_TX_PAYLOAD&quot;;AND([.G531]&lt;&gt;&quot;&quot;;[.E532]=&quot;&quot;));BIN2HEX([.D53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4194876400000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533]=[.B532];&quot;&quot;;VLOOKUP([.D533];[$Spec.A$1:$Spec.B$1048576];2;0))">
            <text:p/>
          </table:table-cell>
          <table:table-cell table:style-name="ce13" table:formula="of:=IF([.E533]=&quot;W_REGISTER (RF_CH)&quot;;BIN2DEC([.D534]);IF([.E533]=&quot;W_REGISTER (TX_ADDR)&quot;;CONCATENATE(&quot;0x&quot;;BIN2HEX([.D538]);BIN2HEX([.D537]);BIN2HEX([.D536]);BIN2HEX([.D535]);BIN2HEX([.D534]));&quot;&quot;))">
            <text:p/>
          </table:table-cell>
          <table:table-cell table:style-name="ce17" table:formula="of:=IF(OR([.E532]=&quot;W_TX_PAYLOAD&quot;;AND([.G532]&lt;&gt;&quot;&quot;;[.E533]=&quot;&quot;));BIN2HEX([.D53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4206535600000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534]=[.B533];&quot;&quot;;VLOOKUP([.D534];[$Spec.A$1:$Spec.B$1048576];2;0))">
            <text:p/>
          </table:table-cell>
          <table:table-cell table:style-name="ce13" table:formula="of:=IF([.E534]=&quot;W_REGISTER (RF_CH)&quot;;BIN2DEC([.D535]);IF([.E534]=&quot;W_REGISTER (TX_ADDR)&quot;;CONCATENATE(&quot;0x&quot;;BIN2HEX([.D539]);BIN2HEX([.D538]);BIN2HEX([.D537]);BIN2HEX([.D536]);BIN2HEX([.D535]));&quot;&quot;))">
            <text:p/>
          </table:table-cell>
          <table:table-cell table:style-name="ce17" table:formula="of:=IF(OR([.E533]=&quot;W_TX_PAYLOAD&quot;;AND([.G533]&lt;&gt;&quot;&quot;;[.E534]=&quot;&quot;));BIN2HEX([.D53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4218194800000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/>1000 <text:s/>0100</text:p>
          </table:table-cell>
          <table:table-cell/>
          <table:table-cell table:style-name="ce13" table:formula="of:=IF([.B535]=[.B534];&quot;&quot;;VLOOKUP([.D535];[$Spec.A$1:$Spec.B$1048576];2;0))">
            <text:p/>
          </table:table-cell>
          <table:table-cell table:style-name="ce13" table:formula="of:=IF([.E535]=&quot;W_REGISTER (RF_CH)&quot;;BIN2DEC([.D536]);IF([.E535]=&quot;W_REGISTER (TX_ADDR)&quot;;CONCATENATE(&quot;0x&quot;;BIN2HEX([.D540]);BIN2HEX([.D539]);BIN2HEX([.D538]);BIN2HEX([.D537]);BIN2HEX([.D536]));&quot;&quot;))">
            <text:p/>
          </table:table-cell>
          <table:table-cell table:style-name="ce17" table:formula="of:=IF(OR([.E534]=&quot;W_TX_PAYLOAD&quot;;AND([.G534]&lt;&gt;&quot;&quot;;[.E535]=&quot;&quot;));BIN2HEX([.D53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4229854000000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536]=[.B535];&quot;&quot;;VLOOKUP([.D536];[$Spec.A$1:$Spec.B$1048576];2;0))">
            <text:p/>
          </table:table-cell>
          <table:table-cell table:style-name="ce13" table:formula="of:=IF([.E536]=&quot;W_REGISTER (RF_CH)&quot;;BIN2DEC([.D537]);IF([.E536]=&quot;W_REGISTER (TX_ADDR)&quot;;CONCATENATE(&quot;0x&quot;;BIN2HEX([.D541]);BIN2HEX([.D540]);BIN2HEX([.D539]);BIN2HEX([.D538]);BIN2HEX([.D537]));&quot;&quot;))">
            <text:p/>
          </table:table-cell>
          <table:table-cell table:style-name="ce17" table:formula="of:=IF(OR([.E535]=&quot;W_TX_PAYLOAD&quot;;AND([.G535]&lt;&gt;&quot;&quot;;[.E536]=&quot;&quot;));BIN2HEX([.D53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4241513200000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537]=[.B536];&quot;&quot;;VLOOKUP([.D537];[$Spec.A$1:$Spec.B$1048576];2;0))">
            <text:p/>
          </table:table-cell>
          <table:table-cell table:style-name="ce13" table:formula="of:=IF([.E537]=&quot;W_REGISTER (RF_CH)&quot;;BIN2DEC([.D538]);IF([.E537]=&quot;W_REGISTER (TX_ADDR)&quot;;CONCATENATE(&quot;0x&quot;;BIN2HEX([.D542]);BIN2HEX([.D541]);BIN2HEX([.D540]);BIN2HEX([.D539]);BIN2HEX([.D538]));&quot;&quot;))">
            <text:p/>
          </table:table-cell>
          <table:table-cell table:style-name="ce17" table:formula="of:=IF(OR([.E536]=&quot;W_TX_PAYLOAD&quot;;AND([.G536]&lt;&gt;&quot;&quot;;[.E537]=&quot;&quot;));BIN2HEX([.D53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4254767200000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538]=[.B537];&quot;&quot;;VLOOKUP([.D538];[$Spec.A$1:$Spec.B$1048576];2;0))">
            <text:p/>
          </table:table-cell>
          <table:table-cell table:style-name="ce13" table:formula="of:=IF([.E538]=&quot;W_REGISTER (RF_CH)&quot;;BIN2DEC([.D539]);IF([.E538]=&quot;W_REGISTER (TX_ADDR)&quot;;CONCATENATE(&quot;0x&quot;;BIN2HEX([.D543]);BIN2HEX([.D542]);BIN2HEX([.D541]);BIN2HEX([.D540]);BIN2HEX([.D539]));&quot;&quot;))">
            <text:p/>
          </table:table-cell>
          <table:table-cell table:style-name="ce17" table:formula="of:=IF(OR([.E537]=&quot;W_TX_PAYLOAD&quot;;AND([.G537]&lt;&gt;&quot;&quot;;[.E538]=&quot;&quot;));BIN2HEX([.D53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4266426400000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539]=[.B538];&quot;&quot;;VLOOKUP([.D539];[$Spec.A$1:$Spec.B$1048576];2;0))">
            <text:p/>
          </table:table-cell>
          <table:table-cell table:style-name="ce13" table:formula="of:=IF([.E539]=&quot;W_REGISTER (RF_CH)&quot;;BIN2DEC([.D540]);IF([.E539]=&quot;W_REGISTER (TX_ADDR)&quot;;CONCATENATE(&quot;0x&quot;;BIN2HEX([.D544]);BIN2HEX([.D543]);BIN2HEX([.D542]);BIN2HEX([.D541]);BIN2HEX([.D540]));&quot;&quot;))">
            <text:p/>
          </table:table-cell>
          <table:table-cell table:style-name="ce17" table:formula="of:=IF(OR([.E538]=&quot;W_TX_PAYLOAD&quot;;AND([.G538]&lt;&gt;&quot;&quot;;[.E539]=&quot;&quot;));BIN2HEX([.D53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4278085200000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/>0000 <text:s/>0100</text:p>
          </table:table-cell>
          <table:table-cell/>
          <table:table-cell table:style-name="ce13" table:formula="of:=IF([.B540]=[.B539];&quot;&quot;;VLOOKUP([.D540];[$Spec.A$1:$Spec.B$1048576];2;0))">
            <text:p/>
          </table:table-cell>
          <table:table-cell table:style-name="ce13" table:formula="of:=IF([.E540]=&quot;W_REGISTER (RF_CH)&quot;;BIN2DEC([.D541]);IF([.E540]=&quot;W_REGISTER (TX_ADDR)&quot;;CONCATENATE(&quot;0x&quot;;BIN2HEX([.D545]);BIN2HEX([.D544]);BIN2HEX([.D543]);BIN2HEX([.D542]);BIN2HEX([.D541]));&quot;&quot;))">
            <text:p/>
          </table:table-cell>
          <table:table-cell table:style-name="ce17" table:formula="of:=IF(OR([.E539]=&quot;W_TX_PAYLOAD&quot;;AND([.G539]&lt;&gt;&quot;&quot;;[.E540]=&quot;&quot;));BIN2HEX([.D54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42907404000000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541]=[.B540];&quot;&quot;;VLOOKUP([.D541];[$Spec.A$1:$Spec.B$1048576];2;0))" office:value-type="string" office:string-value="" calcext:value-type="error">
            <text:p>#N/D</text:p>
          </table:table-cell>
          <table:table-cell table:style-name="ce13" table:formula="of:=IF([.E541]=&quot;W_REGISTER (RF_CH)&quot;;BIN2DEC([.D542]);IF([.E541]=&quot;W_REGISTER (TX_ADDR)&quot;;CONCATENATE(&quot;0x&quot;;BIN2HEX([.D546]);BIN2HEX([.D545]);BIN2HEX([.D544]);BIN2HEX([.D543]);BIN2HEX([.D542]));&quot;&quot;))" office:value-type="string" office:string-value="" calcext:value-type="error">
            <text:p>#N/D</text:p>
          </table:table-cell>
          <table:table-cell table:style-name="ce17" table:formula="of:=IF(OR([.E540]=&quot;W_TX_PAYLOAD&quot;;AND([.G540]&lt;&gt;&quot;&quot;;[.E541]=&quot;&quot;));BIN2HEX([.D54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43024000000000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542]=[.B541];&quot;&quot;;VLOOKUP([.D542];[$Spec.A$1:$Spec.B$1048576];2;0))">
            <text:p/>
          </table:table-cell>
          <table:table-cell table:style-name="ce13" table:formula="of:=IF([.E542]=&quot;W_REGISTER (RF_CH)&quot;;BIN2DEC([.D543]);IF([.E542]=&quot;W_REGISTER (TX_ADDR)&quot;;CONCATENATE(&quot;0x&quot;;BIN2HEX([.D547]);BIN2HEX([.D546]);BIN2HEX([.D545]);BIN2HEX([.D544]);BIN2HEX([.D543]));&quot;&quot;))">
            <text:p/>
          </table:table-cell>
          <table:table-cell table:style-name="ce17" table:formula="of:=IF(OR([.E541]=&quot;W_TX_PAYLOAD&quot;;AND([.G541]&lt;&gt;&quot;&quot;;[.E542]=&quot;&quot;));BIN2HEX([.D54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45543760000000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543]=[.B542];&quot;&quot;;VLOOKUP([.D543];[$Spec.A$1:$Spec.B$1048576];2;0))" office:value-type="string" office:string-value="" calcext:value-type="error">
            <text:p>#N/D</text:p>
          </table:table-cell>
          <table:table-cell table:style-name="ce13" table:formula="of:=IF([.E543]=&quot;W_REGISTER (RF_CH)&quot;;BIN2DEC([.D544]);IF([.E543]=&quot;W_REGISTER (TX_ADDR)&quot;;CONCATENATE(&quot;0x&quot;;BIN2HEX([.D548]);BIN2HEX([.D547]);BIN2HEX([.D546]);BIN2HEX([.D545]);BIN2HEX([.D544]));&quot;&quot;))" office:value-type="string" office:string-value="" calcext:value-type="error">
            <text:p>#N/D</text:p>
          </table:table-cell>
          <table:table-cell table:style-name="ce17" table:formula="of:=IF(OR([.E542]=&quot;W_TX_PAYLOAD&quot;;AND([.G542]&lt;&gt;&quot;&quot;;[.E543]=&quot;&quot;));BIN2HEX([.D54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45655372000000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544]=[.B543];&quot;&quot;;VLOOKUP([.D544];[$Spec.A$1:$Spec.B$1048576];2;0))">
            <text:p/>
          </table:table-cell>
          <table:table-cell table:style-name="ce13" table:formula="of:=IF([.E544]=&quot;W_REGISTER (RF_CH)&quot;;BIN2DEC([.D545]);IF([.E544]=&quot;W_REGISTER (TX_ADDR)&quot;;CONCATENATE(&quot;0x&quot;;BIN2HEX([.D549]);BIN2HEX([.D548]);BIN2HEX([.D547]);BIN2HEX([.D546]);BIN2HEX([.D545]));&quot;&quot;))">
            <text:p/>
          </table:table-cell>
          <table:table-cell table:style-name="ce17" table:formula="of:=IF(OR([.E543]=&quot;W_TX_PAYLOAD&quot;;AND([.G543]&lt;&gt;&quot;&quot;;[.E544]=&quot;&quot;));BIN2HEX([.D54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4578792400000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545]=[.B544];&quot;&quot;;VLOOKUP([.D545];[$Spec.A$1:$Spec.B$1048576];2;0))" office:value-type="string" office:string-value="" calcext:value-type="error">
            <text:p>#N/D</text:p>
          </table:table-cell>
          <table:table-cell table:style-name="ce13" table:formula="of:=IF([.E545]=&quot;W_REGISTER (RF_CH)&quot;;BIN2DEC([.D546]);IF([.E545]=&quot;W_REGISTER (TX_ADDR)&quot;;CONCATENATE(&quot;0x&quot;;BIN2HEX([.D550]);BIN2HEX([.D549]);BIN2HEX([.D548]);BIN2HEX([.D547]);BIN2HEX([.D546]));&quot;&quot;))" office:value-type="string" office:string-value="" calcext:value-type="error">
            <text:p>#N/D</text:p>
          </table:table-cell>
          <table:table-cell table:style-name="ce17" table:formula="of:=IF(OR([.E544]=&quot;W_TX_PAYLOAD&quot;;AND([.G544]&lt;&gt;&quot;&quot;;[.E545]=&quot;&quot;));BIN2HEX([.D54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4591648800000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546]=[.B545];&quot;&quot;;VLOOKUP([.D546];[$Spec.A$1:$Spec.B$1048576];2;0))" office:value-type="string" office:string-value="" calcext:value-type="error">
            <text:p>#N/D</text:p>
          </table:table-cell>
          <table:table-cell table:style-name="ce13" table:formula="of:=IF([.E546]=&quot;W_REGISTER (RF_CH)&quot;;BIN2DEC([.D547]);IF([.E546]=&quot;W_REGISTER (TX_ADDR)&quot;;CONCATENATE(&quot;0x&quot;;BIN2HEX([.D551]);BIN2HEX([.D550]);BIN2HEX([.D549]);BIN2HEX([.D548]);BIN2HEX([.D547]));&quot;&quot;))" office:value-type="string" office:string-value="" calcext:value-type="error">
            <text:p>#N/D</text:p>
          </table:table-cell>
          <table:table-cell table:style-name="ce17" table:formula="of:=IF(OR([.E545]=&quot;W_TX_PAYLOAD&quot;;AND([.G545]&lt;&gt;&quot;&quot;;[.E546]=&quot;&quot;));BIN2HEX([.D54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4603308400000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547]=[.B546];&quot;&quot;;VLOOKUP([.D547];[$Spec.A$1:$Spec.B$1048576];2;0))">
            <text:p/>
          </table:table-cell>
          <table:table-cell table:style-name="ce13" table:formula="of:=IF([.E547]=&quot;W_REGISTER (RF_CH)&quot;;BIN2DEC([.D548]);IF([.E547]=&quot;W_REGISTER (TX_ADDR)&quot;;CONCATENATE(&quot;0x&quot;;BIN2HEX([.D552]);BIN2HEX([.D551]);BIN2HEX([.D550]);BIN2HEX([.D549]);BIN2HEX([.D548]));&quot;&quot;))">
            <text:p/>
          </table:table-cell>
          <table:table-cell table:style-name="ce17" table:formula="of:=IF(OR([.E546]=&quot;W_TX_PAYLOAD&quot;;AND([.G546]&lt;&gt;&quot;&quot;;[.E547]=&quot;&quot;));BIN2HEX([.D54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46171612000000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548]=[.B547];&quot;&quot;;VLOOKUP([.D548];[$Spec.A$1:$Spec.B$1048576];2;0))" office:value-type="string" office:string-value="" calcext:value-type="error">
            <text:p>#N/D</text:p>
          </table:table-cell>
          <table:table-cell table:style-name="ce13" table:formula="of:=IF([.E548]=&quot;W_REGISTER (RF_CH)&quot;;BIN2DEC([.D549]);IF([.E548]=&quot;W_REGISTER (TX_ADDR)&quot;;CONCATENATE(&quot;0x&quot;;BIN2HEX([.D553]);BIN2HEX([.D552]);BIN2HEX([.D551]);BIN2HEX([.D550]);BIN2HEX([.D549]));&quot;&quot;))" office:value-type="string" office:string-value="" calcext:value-type="error">
            <text:p>#N/D</text:p>
          </table:table-cell>
          <table:table-cell table:style-name="ce17" table:formula="of:=IF(OR([.E547]=&quot;W_TX_PAYLOAD&quot;;AND([.G547]&lt;&gt;&quot;&quot;;[.E548]=&quot;&quot;));BIN2HEX([.D54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4629119600000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549]=[.B548];&quot;&quot;;VLOOKUP([.D549];[$Spec.A$1:$Spec.B$1048576];2;0))" office:value-type="string" office:string-value="" calcext:value-type="error">
            <text:p>#N/D</text:p>
          </table:table-cell>
          <table:table-cell table:style-name="ce13" table:formula="of:=IF([.E549]=&quot;W_REGISTER (RF_CH)&quot;;BIN2DEC([.D550]);IF([.E549]=&quot;W_REGISTER (TX_ADDR)&quot;;CONCATENATE(&quot;0x&quot;;BIN2HEX([.D554]);BIN2HEX([.D553]);BIN2HEX([.D552]);BIN2HEX([.D551]);BIN2HEX([.D550]));&quot;&quot;))" office:value-type="string" office:string-value="" calcext:value-type="error">
            <text:p>#N/D</text:p>
          </table:table-cell>
          <table:table-cell table:style-name="ce17" table:formula="of:=IF(OR([.E548]=&quot;W_TX_PAYLOAD&quot;;AND([.G548]&lt;&gt;&quot;&quot;;[.E549]=&quot;&quot;));BIN2HEX([.D54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4640778800000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550]=[.B549];&quot;&quot;;VLOOKUP([.D550];[$Spec.A$1:$Spec.B$1048576];2;0))">
            <text:p/>
          </table:table-cell>
          <table:table-cell table:style-name="ce13" table:formula="of:=IF([.E550]=&quot;W_REGISTER (RF_CH)&quot;;BIN2DEC([.D551]);IF([.E550]=&quot;W_REGISTER (TX_ADDR)&quot;;CONCATENATE(&quot;0x&quot;;BIN2HEX([.D555]);BIN2HEX([.D554]);BIN2HEX([.D553]);BIN2HEX([.D552]);BIN2HEX([.D551]));&quot;&quot;))">
            <text:p/>
          </table:table-cell>
          <table:table-cell table:style-name="ce17" table:formula="of:=IF(OR([.E549]=&quot;W_TX_PAYLOAD&quot;;AND([.G549]&lt;&gt;&quot;&quot;;[.E550]=&quot;&quot;));BIN2HEX([.D55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4654033200000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551]=[.B550];&quot;&quot;;VLOOKUP([.D551];[$Spec.A$1:$Spec.B$1048576];2;0))">
            <text:p/>
          </table:table-cell>
          <table:table-cell table:style-name="ce13" table:formula="of:=IF([.E551]=&quot;W_REGISTER (RF_CH)&quot;;BIN2DEC([.D552]);IF([.E551]=&quot;W_REGISTER (TX_ADDR)&quot;;CONCATENATE(&quot;0x&quot;;BIN2HEX([.D556]);BIN2HEX([.D555]);BIN2HEX([.D554]);BIN2HEX([.D553]);BIN2HEX([.D552]));&quot;&quot;))">
            <text:p/>
          </table:table-cell>
          <table:table-cell table:style-name="ce17" table:formula="of:=IF(OR([.E550]=&quot;W_TX_PAYLOAD&quot;;AND([.G550]&lt;&gt;&quot;&quot;;[.E551]=&quot;&quot;));BIN2HEX([.D55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4665692000000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/>1000 <text:s/>0100</text:p>
          </table:table-cell>
          <table:table-cell/>
          <table:table-cell table:style-name="ce13" table:formula="of:=IF([.B552]=[.B551];&quot;&quot;;VLOOKUP([.D552];[$Spec.A$1:$Spec.B$1048576];2;0))">
            <text:p/>
          </table:table-cell>
          <table:table-cell table:style-name="ce13" table:formula="of:=IF([.E552]=&quot;W_REGISTER (RF_CH)&quot;;BIN2DEC([.D553]);IF([.E552]=&quot;W_REGISTER (TX_ADDR)&quot;;CONCATENATE(&quot;0x&quot;;BIN2HEX([.D557]);BIN2HEX([.D556]);BIN2HEX([.D555]);BIN2HEX([.D554]);BIN2HEX([.D553]));&quot;&quot;))">
            <text:p/>
          </table:table-cell>
          <table:table-cell table:style-name="ce17" table:formula="of:=IF(OR([.E551]=&quot;W_TX_PAYLOAD&quot;;AND([.G551]&lt;&gt;&quot;&quot;;[.E552]=&quot;&quot;));BIN2HEX([.D55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4677351200000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553]=[.B552];&quot;&quot;;VLOOKUP([.D553];[$Spec.A$1:$Spec.B$1048576];2;0))">
            <text:p/>
          </table:table-cell>
          <table:table-cell table:style-name="ce13" table:formula="of:=IF([.E553]=&quot;W_REGISTER (RF_CH)&quot;;BIN2DEC([.D554]);IF([.E553]=&quot;W_REGISTER (TX_ADDR)&quot;;CONCATENATE(&quot;0x&quot;;BIN2HEX([.D558]);BIN2HEX([.D557]);BIN2HEX([.D556]);BIN2HEX([.D555]);BIN2HEX([.D554]));&quot;&quot;))">
            <text:p/>
          </table:table-cell>
          <table:table-cell table:style-name="ce17" table:formula="of:=IF(OR([.E552]=&quot;W_TX_PAYLOAD&quot;;AND([.G552]&lt;&gt;&quot;&quot;;[.E553]=&quot;&quot;));BIN2HEX([.D55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4689010800000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554]=[.B553];&quot;&quot;;VLOOKUP([.D554];[$Spec.A$1:$Spec.B$1048576];2;0))">
            <text:p/>
          </table:table-cell>
          <table:table-cell table:style-name="ce13" table:formula="of:=IF([.E554]=&quot;W_REGISTER (RF_CH)&quot;;BIN2DEC([.D555]);IF([.E554]=&quot;W_REGISTER (TX_ADDR)&quot;;CONCATENATE(&quot;0x&quot;;BIN2HEX([.D559]);BIN2HEX([.D558]);BIN2HEX([.D557]);BIN2HEX([.D556]);BIN2HEX([.D555]));&quot;&quot;))">
            <text:p/>
          </table:table-cell>
          <table:table-cell table:style-name="ce17" table:formula="of:=IF(OR([.E553]=&quot;W_TX_PAYLOAD&quot;;AND([.G553]&lt;&gt;&quot;&quot;;[.E554]=&quot;&quot;));BIN2HEX([.D55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4700670400000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555]=[.B554];&quot;&quot;;VLOOKUP([.D555];[$Spec.A$1:$Spec.B$1048576];2;0))">
            <text:p/>
          </table:table-cell>
          <table:table-cell table:style-name="ce13" table:formula="of:=IF([.E555]=&quot;W_REGISTER (RF_CH)&quot;;BIN2DEC([.D556]);IF([.E555]=&quot;W_REGISTER (TX_ADDR)&quot;;CONCATENATE(&quot;0x&quot;;BIN2HEX([.D560]);BIN2HEX([.D559]);BIN2HEX([.D558]);BIN2HEX([.D557]);BIN2HEX([.D556]));&quot;&quot;))">
            <text:p/>
          </table:table-cell>
          <table:table-cell table:style-name="ce17" table:formula="of:=IF(OR([.E554]=&quot;W_TX_PAYLOAD&quot;;AND([.G554]&lt;&gt;&quot;&quot;;[.E555]=&quot;&quot;));BIN2HEX([.D55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4712330000000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556]=[.B555];&quot;&quot;;VLOOKUP([.D556];[$Spec.A$1:$Spec.B$1048576];2;0))">
            <text:p/>
          </table:table-cell>
          <table:table-cell table:style-name="ce13" table:formula="of:=IF([.E556]=&quot;W_REGISTER (RF_CH)&quot;;BIN2DEC([.D557]);IF([.E556]=&quot;W_REGISTER (TX_ADDR)&quot;;CONCATENATE(&quot;0x&quot;;BIN2HEX([.D561]);BIN2HEX([.D560]);BIN2HEX([.D559]);BIN2HEX([.D558]);BIN2HEX([.D557]));&quot;&quot;))">
            <text:p/>
          </table:table-cell>
          <table:table-cell table:style-name="ce17" table:formula="of:=IF(OR([.E555]=&quot;W_TX_PAYLOAD&quot;;AND([.G555]&lt;&gt;&quot;&quot;;[.E556]=&quot;&quot;));BIN2HEX([.D55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4723989600000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/>0000 <text:s/>0100</text:p>
          </table:table-cell>
          <table:table-cell/>
          <table:table-cell table:style-name="ce13" table:formula="of:=IF([.B557]=[.B556];&quot;&quot;;VLOOKUP([.D557];[$Spec.A$1:$Spec.B$1048576];2;0))">
            <text:p/>
          </table:table-cell>
          <table:table-cell table:style-name="ce13" table:formula="of:=IF([.E557]=&quot;W_REGISTER (RF_CH)&quot;;BIN2DEC([.D558]);IF([.E557]=&quot;W_REGISTER (TX_ADDR)&quot;;CONCATENATE(&quot;0x&quot;;BIN2HEX([.D562]);BIN2HEX([.D561]);BIN2HEX([.D560]);BIN2HEX([.D559]);BIN2HEX([.D558]));&quot;&quot;))">
            <text:p/>
          </table:table-cell>
          <table:table-cell table:style-name="ce17" table:formula="of:=IF(OR([.E556]=&quot;W_TX_PAYLOAD&quot;;AND([.G556]&lt;&gt;&quot;&quot;;[.E557]=&quot;&quot;));BIN2HEX([.D55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47366456000000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558]=[.B557];&quot;&quot;;VLOOKUP([.D558];[$Spec.A$1:$Spec.B$1048576];2;0))" office:value-type="string" office:string-value="" calcext:value-type="error">
            <text:p>#N/D</text:p>
          </table:table-cell>
          <table:table-cell table:style-name="ce13" table:formula="of:=IF([.E558]=&quot;W_REGISTER (RF_CH)&quot;;BIN2DEC([.D559]);IF([.E558]=&quot;W_REGISTER (TX_ADDR)&quot;;CONCATENATE(&quot;0x&quot;;BIN2HEX([.D563]);BIN2HEX([.D562]);BIN2HEX([.D561]);BIN2HEX([.D560]);BIN2HEX([.D559]));&quot;&quot;))" office:value-type="string" office:string-value="" calcext:value-type="error">
            <text:p>#N/D</text:p>
          </table:table-cell>
          <table:table-cell table:style-name="ce17" table:formula="of:=IF(OR([.E557]=&quot;W_TX_PAYLOAD&quot;;AND([.G557]&lt;&gt;&quot;&quot;;[.E558]=&quot;&quot;));BIN2HEX([.D55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47483052000000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559]=[.B558];&quot;&quot;;VLOOKUP([.D559];[$Spec.A$1:$Spec.B$1048576];2;0))">
            <text:p/>
          </table:table-cell>
          <table:table-cell table:style-name="ce13" table:formula="of:=IF([.E559]=&quot;W_REGISTER (RF_CH)&quot;;BIN2DEC([.D560]);IF([.E559]=&quot;W_REGISTER (TX_ADDR)&quot;;CONCATENATE(&quot;0x&quot;;BIN2HEX([.D564]);BIN2HEX([.D563]);BIN2HEX([.D562]);BIN2HEX([.D561]);BIN2HEX([.D560]));&quot;&quot;))">
            <text:p/>
          </table:table-cell>
          <table:table-cell table:style-name="ce17" table:formula="of:=IF(OR([.E558]=&quot;W_TX_PAYLOAD&quot;;AND([.G558]&lt;&gt;&quot;&quot;;[.E559]=&quot;&quot;));BIN2HEX([.D55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6152851600000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560]=[.B559];&quot;&quot;;VLOOKUP([.D560];[$Spec.A$1:$Spec.B$1048576];2;0))" office:value-type="string" office:string-value="" calcext:value-type="error">
            <text:p>#N/D</text:p>
          </table:table-cell>
          <table:table-cell table:style-name="ce13" table:formula="of:=IF([.E560]=&quot;W_REGISTER (RF_CH)&quot;;BIN2DEC([.D561]);IF([.E560]=&quot;W_REGISTER (TX_ADDR)&quot;;CONCATENATE(&quot;0x&quot;;BIN2HEX([.D565]);BIN2HEX([.D564]);BIN2HEX([.D563]);BIN2HEX([.D562]);BIN2HEX([.D561]));&quot;&quot;))" office:value-type="string" office:string-value="" calcext:value-type="error">
            <text:p>#N/D</text:p>
          </table:table-cell>
          <table:table-cell table:style-name="ce17" table:formula="of:=IF(OR([.E559]=&quot;W_TX_PAYLOAD&quot;;AND([.G559]&lt;&gt;&quot;&quot;;[.E560]=&quot;&quot;));BIN2HEX([.D56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6164012800000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561]=[.B560];&quot;&quot;;VLOOKUP([.D561];[$Spec.A$1:$Spec.B$1048576];2;0))">
            <text:p/>
          </table:table-cell>
          <table:table-cell table:style-name="ce13" table:formula="of:=IF([.E561]=&quot;W_REGISTER (RF_CH)&quot;;BIN2DEC([.D562]);IF([.E561]=&quot;W_REGISTER (TX_ADDR)&quot;;CONCATENATE(&quot;0x&quot;;BIN2HEX([.D566]);BIN2HEX([.D565]);BIN2HEX([.D564]);BIN2HEX([.D563]);BIN2HEX([.D562]));&quot;&quot;))">
            <text:p/>
          </table:table-cell>
          <table:table-cell table:style-name="ce17" table:formula="of:=IF(OR([.E560]=&quot;W_TX_PAYLOAD&quot;;AND([.G560]&lt;&gt;&quot;&quot;;[.E561]=&quot;&quot;));BIN2HEX([.D56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6177866000000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562]=[.B561];&quot;&quot;;VLOOKUP([.D562];[$Spec.A$1:$Spec.B$1048576];2;0))" office:value-type="string" office:string-value="" calcext:value-type="error">
            <text:p>#N/D</text:p>
          </table:table-cell>
          <table:table-cell table:style-name="ce13" table:formula="of:=IF([.E562]=&quot;W_REGISTER (RF_CH)&quot;;BIN2DEC([.D563]);IF([.E562]=&quot;W_REGISTER (TX_ADDR)&quot;;CONCATENATE(&quot;0x&quot;;BIN2HEX([.D567]);BIN2HEX([.D566]);BIN2HEX([.D565]);BIN2HEX([.D564]);BIN2HEX([.D563]));&quot;&quot;))" office:value-type="string" office:string-value="" calcext:value-type="error">
            <text:p>#N/D</text:p>
          </table:table-cell>
          <table:table-cell table:style-name="ce17" table:formula="of:=IF(OR([.E561]=&quot;W_TX_PAYLOAD&quot;;AND([.G561]&lt;&gt;&quot;&quot;;[.E562]=&quot;&quot;));BIN2HEX([.D56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6192316000000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563]=[.B562];&quot;&quot;;VLOOKUP([.D563];[$Spec.A$1:$Spec.B$1048576];2;0))" office:value-type="string" office:string-value="" calcext:value-type="error">
            <text:p>#N/D</text:p>
          </table:table-cell>
          <table:table-cell table:style-name="ce13" table:formula="of:=IF([.E563]=&quot;W_REGISTER (RF_CH)&quot;;BIN2DEC([.D564]);IF([.E563]=&quot;W_REGISTER (TX_ADDR)&quot;;CONCATENATE(&quot;0x&quot;;BIN2HEX([.D568]);BIN2HEX([.D567]);BIN2HEX([.D566]);BIN2HEX([.D565]);BIN2HEX([.D564]));&quot;&quot;))" office:value-type="string" office:string-value="" calcext:value-type="error">
            <text:p>#N/D</text:p>
          </table:table-cell>
          <table:table-cell table:style-name="ce17" table:formula="of:=IF(OR([.E562]=&quot;W_TX_PAYLOAD&quot;;AND([.G562]&lt;&gt;&quot;&quot;;[.E563]=&quot;&quot;));BIN2HEX([.D56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6203975200000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564]=[.B563];&quot;&quot;;VLOOKUP([.D564];[$Spec.A$1:$Spec.B$1048576];2;0))">
            <text:p/>
          </table:table-cell>
          <table:table-cell table:style-name="ce13" table:formula="of:=IF([.E564]=&quot;W_REGISTER (RF_CH)&quot;;BIN2DEC([.D565]);IF([.E564]=&quot;W_REGISTER (TX_ADDR)&quot;;CONCATENATE(&quot;0x&quot;;BIN2HEX([.D569]);BIN2HEX([.D568]);BIN2HEX([.D567]);BIN2HEX([.D566]);BIN2HEX([.D565]));&quot;&quot;))">
            <text:p/>
          </table:table-cell>
          <table:table-cell table:style-name="ce17" table:formula="of:=IF(OR([.E563]=&quot;W_TX_PAYLOAD&quot;;AND([.G563]&lt;&gt;&quot;&quot;;[.E564]=&quot;&quot;));BIN2HEX([.D56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62171292000000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565]=[.B564];&quot;&quot;;VLOOKUP([.D565];[$Spec.A$1:$Spec.B$1048576];2;0))" office:value-type="string" office:string-value="" calcext:value-type="error">
            <text:p>#N/D</text:p>
          </table:table-cell>
          <table:table-cell table:style-name="ce13" table:formula="of:=IF([.E565]=&quot;W_REGISTER (RF_CH)&quot;;BIN2DEC([.D566]);IF([.E565]=&quot;W_REGISTER (TX_ADDR)&quot;;CONCATENATE(&quot;0x&quot;;BIN2HEX([.D570]);BIN2HEX([.D569]);BIN2HEX([.D568]);BIN2HEX([.D567]);BIN2HEX([.D566]));&quot;&quot;))" office:value-type="string" office:string-value="" calcext:value-type="error">
            <text:p>#N/D</text:p>
          </table:table-cell>
          <table:table-cell table:style-name="ce17" table:formula="of:=IF(OR([.E564]=&quot;W_TX_PAYLOAD&quot;;AND([.G564]&lt;&gt;&quot;&quot;;[.E565]=&quot;&quot;));BIN2HEX([.D56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62296852000000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566]=[.B565];&quot;&quot;;VLOOKUP([.D566];[$Spec.A$1:$Spec.B$1048576];2;0))" office:value-type="string" office:string-value="" calcext:value-type="error">
            <text:p>#N/D</text:p>
          </table:table-cell>
          <table:table-cell table:style-name="ce13" table:formula="of:=IF([.E566]=&quot;W_REGISTER (RF_CH)&quot;;BIN2DEC([.D567]);IF([.E566]=&quot;W_REGISTER (TX_ADDR)&quot;;CONCATENATE(&quot;0x&quot;;BIN2HEX([.D571]);BIN2HEX([.D570]);BIN2HEX([.D569]);BIN2HEX([.D568]);BIN2HEX([.D567]));&quot;&quot;))" office:value-type="string" office:string-value="" calcext:value-type="error">
            <text:p>#N/D</text:p>
          </table:table-cell>
          <table:table-cell table:style-name="ce17" table:formula="of:=IF(OR([.E565]=&quot;W_TX_PAYLOAD&quot;;AND([.G565]&lt;&gt;&quot;&quot;;[.E566]=&quot;&quot;));BIN2HEX([.D56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62413440000000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s/>0000 <text:s/>1111</text:p>
          </table:table-cell>
          <table:table-cell/>
          <table:table-cell table:style-name="ce13" table:formula="of:=IF([.B567]=[.B566];&quot;&quot;;VLOOKUP([.D567];[$Spec.A$1:$Spec.B$1048576];2;0))">
            <text:p/>
          </table:table-cell>
          <table:table-cell table:style-name="ce13" table:formula="of:=IF([.E567]=&quot;W_REGISTER (RF_CH)&quot;;BIN2DEC([.D568]);IF([.E567]=&quot;W_REGISTER (TX_ADDR)&quot;;CONCATENATE(&quot;0x&quot;;BIN2HEX([.D572]);BIN2HEX([.D571]);BIN2HEX([.D570]);BIN2HEX([.D569]);BIN2HEX([.D568]));&quot;&quot;))">
            <text:p/>
          </table:table-cell>
          <table:table-cell table:style-name="ce17" table:formula="of:=IF(OR([.E566]=&quot;W_TX_PAYLOAD&quot;;AND([.G566]&lt;&gt;&quot;&quot;;[.E567]=&quot;&quot;));BIN2HEX([.D56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6595480400000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568]=[.B567];&quot;&quot;;VLOOKUP([.D568];[$Spec.A$1:$Spec.B$1048576];2;0))" office:value-type="string" office:string-value="" calcext:value-type="error">
            <text:p>#N/D</text:p>
          </table:table-cell>
          <table:table-cell table:style-name="ce13" table:formula="of:=IF([.E568]=&quot;W_REGISTER (RF_CH)&quot;;BIN2DEC([.D569]);IF([.E568]=&quot;W_REGISTER (TX_ADDR)&quot;;CONCATENATE(&quot;0x&quot;;BIN2HEX([.D573]);BIN2HEX([.D572]);BIN2HEX([.D571]);BIN2HEX([.D570]);BIN2HEX([.D569]));&quot;&quot;))" office:value-type="string" office:string-value="" calcext:value-type="error">
            <text:p>#N/D</text:p>
          </table:table-cell>
          <table:table-cell table:style-name="ce17" table:formula="of:=IF(OR([.E567]=&quot;W_TX_PAYLOAD&quot;;AND([.G567]&lt;&gt;&quot;&quot;;[.E568]=&quot;&quot;));BIN2HEX([.D56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6606641600000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569]=[.B568];&quot;&quot;;VLOOKUP([.D569];[$Spec.A$1:$Spec.B$1048576];2;0))">
            <text:p/>
          </table:table-cell>
          <table:table-cell table:style-name="ce13" table:formula="of:=IF([.E569]=&quot;W_REGISTER (RF_CH)&quot;;BIN2DEC([.D570]);IF([.E569]=&quot;W_REGISTER (TX_ADDR)&quot;;CONCATENATE(&quot;0x&quot;;BIN2HEX([.D574]);BIN2HEX([.D573]);BIN2HEX([.D572]);BIN2HEX([.D571]);BIN2HEX([.D570]));&quot;&quot;))">
            <text:p/>
          </table:table-cell>
          <table:table-cell table:style-name="ce17" table:formula="of:=IF(OR([.E568]=&quot;W_TX_PAYLOAD&quot;;AND([.G568]&lt;&gt;&quot;&quot;;[.E569]=&quot;&quot;));BIN2HEX([.D56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66205932000000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570]=[.B569];&quot;&quot;;VLOOKUP([.D570];[$Spec.A$1:$Spec.B$1048576];2;0))" office:value-type="string" office:string-value="" calcext:value-type="error">
            <text:p>#N/D</text:p>
          </table:table-cell>
          <table:table-cell table:style-name="ce13" table:formula="of:=IF([.E570]=&quot;W_REGISTER (RF_CH)&quot;;BIN2DEC([.D571]);IF([.E570]=&quot;W_REGISTER (TX_ADDR)&quot;;CONCATENATE(&quot;0x&quot;;BIN2HEX([.D575]);BIN2HEX([.D574]);BIN2HEX([.D573]);BIN2HEX([.D572]);BIN2HEX([.D571]));&quot;&quot;))" office:value-type="string" office:string-value="" calcext:value-type="error">
            <text:p>#N/D</text:p>
          </table:table-cell>
          <table:table-cell table:style-name="ce17" table:formula="of:=IF(OR([.E569]=&quot;W_TX_PAYLOAD&quot;;AND([.G569]&lt;&gt;&quot;&quot;;[.E570]=&quot;&quot;));BIN2HEX([.D57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66322524000000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571]=[.B570];&quot;&quot;;VLOOKUP([.D571];[$Spec.A$1:$Spec.B$1048576];2;0))">
            <text:p/>
          </table:table-cell>
          <table:table-cell table:style-name="ce13" table:formula="of:=IF([.E571]=&quot;W_REGISTER (RF_CH)&quot;;BIN2DEC([.D572]);IF([.E571]=&quot;W_REGISTER (TX_ADDR)&quot;;CONCATENATE(&quot;0x&quot;;BIN2HEX([.D576]);BIN2HEX([.D575]);BIN2HEX([.D574]);BIN2HEX([.D573]);BIN2HEX([.D572]));&quot;&quot;))">
            <text:p/>
          </table:table-cell>
          <table:table-cell table:style-name="ce17" table:formula="of:=IF(OR([.E570]=&quot;W_TX_PAYLOAD&quot;;AND([.G570]&lt;&gt;&quot;&quot;;[.E571]=&quot;&quot;));BIN2HEX([.D57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6644310400000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572]=[.B571];&quot;&quot;;VLOOKUP([.D572];[$Spec.A$1:$Spec.B$1048576];2;0))" office:value-type="string" office:string-value="" calcext:value-type="error">
            <text:p>#N/D</text:p>
          </table:table-cell>
          <table:table-cell table:style-name="ce13" table:formula="of:=IF([.E572]=&quot;W_REGISTER (RF_CH)&quot;;BIN2DEC([.D573]);IF([.E572]=&quot;W_REGISTER (TX_ADDR)&quot;;CONCATENATE(&quot;0x&quot;;BIN2HEX([.D577]);BIN2HEX([.D576]);BIN2HEX([.D575]);BIN2HEX([.D574]);BIN2HEX([.D573]));&quot;&quot;))" office:value-type="string" office:string-value="" calcext:value-type="error">
            <text:p>#N/D</text:p>
          </table:table-cell>
          <table:table-cell table:style-name="ce17" table:formula="of:=IF(OR([.E571]=&quot;W_TX_PAYLOAD&quot;;AND([.G571]&lt;&gt;&quot;&quot;;[.E572]=&quot;&quot;));BIN2HEX([.D57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66564676000000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573]=[.B572];&quot;&quot;;VLOOKUP([.D573];[$Spec.A$1:$Spec.B$1048576];2;0))" office:value-type="string" office:string-value="" calcext:value-type="error">
            <text:p>#N/D</text:p>
          </table:table-cell>
          <table:table-cell table:style-name="ce13" table:formula="of:=IF([.E573]=&quot;W_REGISTER (RF_CH)&quot;;BIN2DEC([.D574]);IF([.E573]=&quot;W_REGISTER (TX_ADDR)&quot;;CONCATENATE(&quot;0x&quot;;BIN2HEX([.D578]);BIN2HEX([.D577]);BIN2HEX([.D576]);BIN2HEX([.D575]);BIN2HEX([.D574]));&quot;&quot;))" office:value-type="string" office:string-value="" calcext:value-type="error">
            <text:p>#N/D</text:p>
          </table:table-cell>
          <table:table-cell table:style-name="ce17" table:formula="of:=IF(OR([.E572]=&quot;W_TX_PAYLOAD&quot;;AND([.G572]&lt;&gt;&quot;&quot;;[.E573]=&quot;&quot;));BIN2HEX([.D57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6669023600000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574]=[.B573];&quot;&quot;;VLOOKUP([.D574];[$Spec.A$1:$Spec.B$1048576];2;0))" office:value-type="string" office:string-value="" calcext:value-type="error">
            <text:p>#N/D</text:p>
          </table:table-cell>
          <table:table-cell table:style-name="ce13" table:formula="of:=IF([.E574]=&quot;W_REGISTER (RF_CH)&quot;;BIN2DEC([.D575]);IF([.E574]=&quot;W_REGISTER (TX_ADDR)&quot;;CONCATENATE(&quot;0x&quot;;BIN2HEX([.D579]);BIN2HEX([.D578]);BIN2HEX([.D577]);BIN2HEX([.D576]);BIN2HEX([.D575]));&quot;&quot;))" office:value-type="string" office:string-value="" calcext:value-type="error">
            <text:p>#N/D</text:p>
          </table:table-cell>
          <table:table-cell table:style-name="ce17" table:formula="of:=IF(OR([.E573]=&quot;W_TX_PAYLOAD&quot;;AND([.G573]&lt;&gt;&quot;&quot;;[.E574]=&quot;&quot;));BIN2HEX([.D57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6680682800000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s/>0000 <text:s/>1111</text:p>
          </table:table-cell>
          <table:table-cell/>
          <table:table-cell table:style-name="ce13" table:formula="of:=IF([.B575]=[.B574];&quot;&quot;;VLOOKUP([.D575];[$Spec.A$1:$Spec.B$1048576];2;0))">
            <text:p/>
          </table:table-cell>
          <table:table-cell table:style-name="ce13" table:formula="of:=IF([.E575]=&quot;W_REGISTER (RF_CH)&quot;;BIN2DEC([.D576]);IF([.E575]=&quot;W_REGISTER (TX_ADDR)&quot;;CONCATENATE(&quot;0x&quot;;BIN2HEX([.D580]);BIN2HEX([.D579]);BIN2HEX([.D578]);BIN2HEX([.D577]);BIN2HEX([.D576]));&quot;&quot;))">
            <text:p/>
          </table:table-cell>
          <table:table-cell table:style-name="ce17" table:formula="of:=IF(OR([.E574]=&quot;W_TX_PAYLOAD&quot;;AND([.G574]&lt;&gt;&quot;&quot;;[.E575]=&quot;&quot;));BIN2HEX([.D57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8187009200000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576]=[.B575];&quot;&quot;;VLOOKUP([.D576];[$Spec.A$1:$Spec.B$1048576];2;0))" office:value-type="string" office:string-value="" calcext:value-type="error">
            <text:p>#N/D</text:p>
          </table:table-cell>
          <table:table-cell table:style-name="ce13" table:formula="of:=IF([.E576]=&quot;W_REGISTER (RF_CH)&quot;;BIN2DEC([.D577]);IF([.E576]=&quot;W_REGISTER (TX_ADDR)&quot;;CONCATENATE(&quot;0x&quot;;BIN2HEX([.D581]);BIN2HEX([.D580]);BIN2HEX([.D579]);BIN2HEX([.D578]);BIN2HEX([.D577]));&quot;&quot;))" office:value-type="string" office:string-value="" calcext:value-type="error">
            <text:p>#N/D</text:p>
          </table:table-cell>
          <table:table-cell table:style-name="ce17" table:formula="of:=IF(OR([.E575]=&quot;W_TX_PAYLOAD&quot;;AND([.G575]&lt;&gt;&quot;&quot;;[.E576]=&quot;&quot;));BIN2HEX([.D57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8198170800000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577]=[.B576];&quot;&quot;;VLOOKUP([.D577];[$Spec.A$1:$Spec.B$1048576];2;0))">
            <text:p/>
          </table:table-cell>
          <table:table-cell table:style-name="ce13" table:formula="of:=IF([.E577]=&quot;W_REGISTER (RF_CH)&quot;;BIN2DEC([.D578]);IF([.E577]=&quot;W_REGISTER (TX_ADDR)&quot;;CONCATENATE(&quot;0x&quot;;BIN2HEX([.D582]);BIN2HEX([.D581]);BIN2HEX([.D580]);BIN2HEX([.D579]);BIN2HEX([.D578]));&quot;&quot;))">
            <text:p/>
          </table:table-cell>
          <table:table-cell table:style-name="ce17" table:formula="of:=IF(OR([.E576]=&quot;W_TX_PAYLOAD&quot;;AND([.G576]&lt;&gt;&quot;&quot;;[.E577]=&quot;&quot;));BIN2HEX([.D57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82121236000000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578]=[.B577];&quot;&quot;;VLOOKUP([.D578];[$Spec.A$1:$Spec.B$1048576];2;0))" office:value-type="string" office:string-value="" calcext:value-type="error">
            <text:p>#N/D</text:p>
          </table:table-cell>
          <table:table-cell table:style-name="ce13" table:formula="of:=IF([.E578]=&quot;W_REGISTER (RF_CH)&quot;;BIN2DEC([.D579]);IF([.E578]=&quot;W_REGISTER (TX_ADDR)&quot;;CONCATENATE(&quot;0x&quot;;BIN2HEX([.D583]);BIN2HEX([.D582]);BIN2HEX([.D581]);BIN2HEX([.D580]);BIN2HEX([.D579]));&quot;&quot;))" office:value-type="string" office:string-value="" calcext:value-type="error">
            <text:p>#N/D</text:p>
          </table:table-cell>
          <table:table-cell table:style-name="ce17" table:formula="of:=IF(OR([.E577]=&quot;W_TX_PAYLOAD&quot;;AND([.G577]&lt;&gt;&quot;&quot;;[.E578]=&quot;&quot;));BIN2HEX([.D57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82253780000000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579]=[.B578];&quot;&quot;;VLOOKUP([.D579];[$Spec.A$1:$Spec.B$1048576];2;0))">
            <text:p/>
          </table:table-cell>
          <table:table-cell table:style-name="ce13" table:formula="of:=IF([.E579]=&quot;W_REGISTER (RF_CH)&quot;;BIN2DEC([.D580]);IF([.E579]=&quot;W_REGISTER (TX_ADDR)&quot;;CONCATENATE(&quot;0x&quot;;BIN2HEX([.D584]);BIN2HEX([.D583]);BIN2HEX([.D582]);BIN2HEX([.D581]);BIN2HEX([.D580]));&quot;&quot;))">
            <text:p/>
          </table:table-cell>
          <table:table-cell table:style-name="ce17" table:formula="of:=IF(OR([.E578]=&quot;W_TX_PAYLOAD&quot;;AND([.G578]&lt;&gt;&quot;&quot;;[.E579]=&quot;&quot;));BIN2HEX([.D57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82374356000000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580]=[.B579];&quot;&quot;;VLOOKUP([.D580];[$Spec.A$1:$Spec.B$1048576];2;0))" office:value-type="string" office:string-value="" calcext:value-type="error">
            <text:p>#N/D</text:p>
          </table:table-cell>
          <table:table-cell table:style-name="ce13" table:formula="of:=IF([.E580]=&quot;W_REGISTER (RF_CH)&quot;;BIN2DEC([.D581]);IF([.E580]=&quot;W_REGISTER (TX_ADDR)&quot;;CONCATENATE(&quot;0x&quot;;BIN2HEX([.D585]);BIN2HEX([.D584]);BIN2HEX([.D583]);BIN2HEX([.D582]);BIN2HEX([.D581]));&quot;&quot;))" office:value-type="string" office:string-value="" calcext:value-type="error">
            <text:p>#N/D</text:p>
          </table:table-cell>
          <table:table-cell table:style-name="ce17" table:formula="of:=IF(OR([.E579]=&quot;W_TX_PAYLOAD&quot;;AND([.G579]&lt;&gt;&quot;&quot;;[.E580]=&quot;&quot;));BIN2HEX([.D58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82495936000000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581]=[.B580];&quot;&quot;;VLOOKUP([.D581];[$Spec.A$1:$Spec.B$1048576];2;0))" office:value-type="string" office:string-value="" calcext:value-type="error">
            <text:p>#N/D</text:p>
          </table:table-cell>
          <table:table-cell table:style-name="ce13" table:formula="of:=IF([.E581]=&quot;W_REGISTER (RF_CH)&quot;;BIN2DEC([.D582]);IF([.E581]=&quot;W_REGISTER (TX_ADDR)&quot;;CONCATENATE(&quot;0x&quot;;BIN2HEX([.D586]);BIN2HEX([.D585]);BIN2HEX([.D584]);BIN2HEX([.D583]);BIN2HEX([.D582]));&quot;&quot;))" office:value-type="string" office:string-value="" calcext:value-type="error">
            <text:p>#N/D</text:p>
          </table:table-cell>
          <table:table-cell table:style-name="ce17" table:formula="of:=IF(OR([.E580]=&quot;W_TX_PAYLOAD&quot;;AND([.G580]&lt;&gt;&quot;&quot;;[.E581]=&quot;&quot;));BIN2HEX([.D58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82621496000000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582]=[.B581];&quot;&quot;;VLOOKUP([.D582];[$Spec.A$1:$Spec.B$1048576];2;0))" office:value-type="string" office:string-value="" calcext:value-type="error">
            <text:p>#N/D</text:p>
          </table:table-cell>
          <table:table-cell table:style-name="ce13" table:formula="of:=IF([.E582]=&quot;W_REGISTER (RF_CH)&quot;;BIN2DEC([.D583]);IF([.E582]=&quot;W_REGISTER (TX_ADDR)&quot;;CONCATENATE(&quot;0x&quot;;BIN2HEX([.D587]);BIN2HEX([.D586]);BIN2HEX([.D585]);BIN2HEX([.D584]);BIN2HEX([.D583]));&quot;&quot;))" office:value-type="string" office:string-value="" calcext:value-type="error">
            <text:p>#N/D</text:p>
          </table:table-cell>
          <table:table-cell table:style-name="ce17" table:formula="of:=IF(OR([.E581]=&quot;W_TX_PAYLOAD&quot;;AND([.G581]&lt;&gt;&quot;&quot;;[.E582]=&quot;&quot;));BIN2HEX([.D58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82738084000000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s/>0000 <text:s/>1111</text:p>
          </table:table-cell>
          <table:table-cell/>
          <table:table-cell table:style-name="ce13" table:formula="of:=IF([.B583]=[.B582];&quot;&quot;;VLOOKUP([.D583];[$Spec.A$1:$Spec.B$1048576];2;0))">
            <text:p/>
          </table:table-cell>
          <table:table-cell table:style-name="ce13" table:formula="of:=IF([.E583]=&quot;W_REGISTER (RF_CH)&quot;;BIN2DEC([.D584]);IF([.E583]=&quot;W_REGISTER (TX_ADDR)&quot;;CONCATENATE(&quot;0x&quot;;BIN2HEX([.D588]);BIN2HEX([.D587]);BIN2HEX([.D586]);BIN2HEX([.D585]);BIN2HEX([.D584]));&quot;&quot;))">
            <text:p/>
          </table:table-cell>
          <table:table-cell table:style-name="ce17" table:formula="of:=IF(OR([.E582]=&quot;W_TX_PAYLOAD&quot;;AND([.G582]&lt;&gt;&quot;&quot;;[.E583]=&quot;&quot;));BIN2HEX([.D58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8287062400000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584]=[.B583];&quot;&quot;;VLOOKUP([.D584];[$Spec.A$1:$Spec.B$1048576];2;0))" office:value-type="string" office:string-value="" calcext:value-type="error">
            <text:p>#N/D</text:p>
          </table:table-cell>
          <table:table-cell table:style-name="ce13" table:formula="of:=IF([.E584]=&quot;W_REGISTER (RF_CH)&quot;;BIN2DEC([.D585]);IF([.E584]=&quot;W_REGISTER (TX_ADDR)&quot;;CONCATENATE(&quot;0x&quot;;BIN2HEX([.D589]);BIN2HEX([.D588]);BIN2HEX([.D587]);BIN2HEX([.D586]);BIN2HEX([.D585]));&quot;&quot;))" office:value-type="string" office:string-value="" calcext:value-type="error">
            <text:p>#N/D</text:p>
          </table:table-cell>
          <table:table-cell table:style-name="ce17" table:formula="of:=IF(OR([.E583]=&quot;W_TX_PAYLOAD&quot;;AND([.G583]&lt;&gt;&quot;&quot;;[.E584]=&quot;&quot;));BIN2HEX([.D58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8298721600000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585]=[.B584];&quot;&quot;;VLOOKUP([.D585];[$Spec.A$1:$Spec.B$1048576];2;0))">
            <text:p/>
          </table:table-cell>
          <table:table-cell table:style-name="ce13" table:formula="of:=IF([.E585]=&quot;W_REGISTER (RF_CH)&quot;;BIN2DEC([.D586]);IF([.E585]=&quot;W_REGISTER (TX_ADDR)&quot;;CONCATENATE(&quot;0x&quot;;BIN2HEX([.D590]);BIN2HEX([.D589]);BIN2HEX([.D588]);BIN2HEX([.D587]);BIN2HEX([.D586]));&quot;&quot;))">
            <text:p/>
          </table:table-cell>
          <table:table-cell table:style-name="ce17" table:formula="of:=IF(OR([.E584]=&quot;W_TX_PAYLOAD&quot;;AND([.G584]&lt;&gt;&quot;&quot;;[.E585]=&quot;&quot;));BIN2HEX([.D58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83107788000000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586]=[.B585];&quot;&quot;;VLOOKUP([.D586];[$Spec.A$1:$Spec.B$1048576];2;0))" office:value-type="string" office:string-value="" calcext:value-type="error">
            <text:p>#N/D</text:p>
          </table:table-cell>
          <table:table-cell table:style-name="ce13" table:formula="of:=IF([.E586]=&quot;W_REGISTER (RF_CH)&quot;;BIN2DEC([.D587]);IF([.E586]=&quot;W_REGISTER (TX_ADDR)&quot;;CONCATENATE(&quot;0x&quot;;BIN2HEX([.D591]);BIN2HEX([.D590]);BIN2HEX([.D589]);BIN2HEX([.D588]);BIN2HEX([.D587]));&quot;&quot;))" office:value-type="string" office:string-value="" calcext:value-type="error">
            <text:p>#N/D</text:p>
          </table:table-cell>
          <table:table-cell table:style-name="ce17" table:formula="of:=IF(OR([.E585]=&quot;W_TX_PAYLOAD&quot;;AND([.G585]&lt;&gt;&quot;&quot;;[.E586]=&quot;&quot;));BIN2HEX([.D58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8322836800000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587]=[.B586];&quot;&quot;;VLOOKUP([.D587];[$Spec.A$1:$Spec.B$1048576];2;0))" office:value-type="string" office:string-value="" calcext:value-type="error">
            <text:p>#N/D</text:p>
          </table:table-cell>
          <table:table-cell table:style-name="ce13" table:formula="of:=IF([.E587]=&quot;W_REGISTER (RF_CH)&quot;;BIN2DEC([.D588]);IF([.E587]=&quot;W_REGISTER (TX_ADDR)&quot;;CONCATENATE(&quot;0x&quot;;BIN2HEX([.D592]);BIN2HEX([.D591]);BIN2HEX([.D590]);BIN2HEX([.D589]);BIN2HEX([.D588]));&quot;&quot;))" office:value-type="string" office:string-value="" calcext:value-type="error">
            <text:p>#N/D</text:p>
          </table:table-cell>
          <table:table-cell table:style-name="ce17" table:formula="of:=IF(OR([.E586]=&quot;W_TX_PAYLOAD&quot;;AND([.G586]&lt;&gt;&quot;&quot;;[.E587]=&quot;&quot;));BIN2HEX([.D58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8336589200000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588]=[.B587];&quot;&quot;;VLOOKUP([.D588];[$Spec.A$1:$Spec.B$1048576];2;0))" office:value-type="string" office:string-value="" calcext:value-type="error">
            <text:p>#N/D</text:p>
          </table:table-cell>
          <table:table-cell table:style-name="ce13" table:formula="of:=IF([.E588]=&quot;W_REGISTER (RF_CH)&quot;;BIN2DEC([.D589]);IF([.E588]=&quot;W_REGISTER (TX_ADDR)&quot;;CONCATENATE(&quot;0x&quot;;BIN2HEX([.D593]);BIN2HEX([.D592]);BIN2HEX([.D591]);BIN2HEX([.D590]);BIN2HEX([.D589]));&quot;&quot;))" office:value-type="string" office:string-value="" calcext:value-type="error">
            <text:p>#N/D</text:p>
          </table:table-cell>
          <table:table-cell table:style-name="ce17" table:formula="of:=IF(OR([.E587]=&quot;W_TX_PAYLOAD&quot;;AND([.G587]&lt;&gt;&quot;&quot;;[.E588]=&quot;&quot;));BIN2HEX([.D58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8348547600000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589]=[.B588];&quot;&quot;;VLOOKUP([.D589];[$Spec.A$1:$Spec.B$1048576];2;0))" office:value-type="string" office:string-value="" calcext:value-type="error">
            <text:p>#N/D</text:p>
          </table:table-cell>
          <table:table-cell table:style-name="ce13" table:formula="of:=IF([.E589]=&quot;W_REGISTER (RF_CH)&quot;;BIN2DEC([.D590]);IF([.E589]=&quot;W_REGISTER (TX_ADDR)&quot;;CONCATENATE(&quot;0x&quot;;BIN2HEX([.D594]);BIN2HEX([.D593]);BIN2HEX([.D592]);BIN2HEX([.D591]);BIN2HEX([.D590]));&quot;&quot;))" office:value-type="string" office:string-value="" calcext:value-type="error">
            <text:p>#N/D</text:p>
          </table:table-cell>
          <table:table-cell table:style-name="ce17" table:formula="of:=IF(OR([.E588]=&quot;W_TX_PAYLOAD&quot;;AND([.G588]&lt;&gt;&quot;&quot;;[.E589]=&quot;&quot;));BIN2HEX([.D58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8360206400000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590]=[.B589];&quot;&quot;;VLOOKUP([.D590];[$Spec.A$1:$Spec.B$1048576];2;0))">
            <text:p/>
          </table:table-cell>
          <table:table-cell table:style-name="ce13" table:formula="of:=IF([.E590]=&quot;W_REGISTER (RF_CH)&quot;;BIN2DEC([.D591]);IF([.E590]=&quot;W_REGISTER (TX_ADDR)&quot;;CONCATENATE(&quot;0x&quot;;BIN2HEX([.D595]);BIN2HEX([.D594]);BIN2HEX([.D593]);BIN2HEX([.D592]);BIN2HEX([.D591]));&quot;&quot;))">
            <text:p/>
          </table:table-cell>
          <table:table-cell table:style-name="ce17" table:formula="of:=IF(OR([.E589]=&quot;W_TX_PAYLOAD&quot;;AND([.G589]&lt;&gt;&quot;&quot;;[.E590]=&quot;&quot;));BIN2HEX([.D59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8371865600000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591]=[.B590];&quot;&quot;;VLOOKUP([.D591];[$Spec.A$1:$Spec.B$1048576];2;0))">
            <text:p/>
          </table:table-cell>
          <table:table-cell table:style-name="ce13" table:formula="of:=IF([.E591]=&quot;W_REGISTER (RF_CH)&quot;;BIN2DEC([.D592]);IF([.E591]=&quot;W_REGISTER (TX_ADDR)&quot;;CONCATENATE(&quot;0x&quot;;BIN2HEX([.D596]);BIN2HEX([.D595]);BIN2HEX([.D594]);BIN2HEX([.D593]);BIN2HEX([.D592]));&quot;&quot;))">
            <text:p/>
          </table:table-cell>
          <table:table-cell table:style-name="ce17" table:formula="of:=IF(OR([.E590]=&quot;W_TX_PAYLOAD&quot;;AND([.G590]&lt;&gt;&quot;&quot;;[.E591]=&quot;&quot;));BIN2HEX([.D59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8383525200000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s/>1000 <text:s/>0011</text:p>
          </table:table-cell>
          <table:table-cell/>
          <table:table-cell table:style-name="ce13" table:formula="of:=IF([.B592]=[.B591];&quot;&quot;;VLOOKUP([.D592];[$Spec.A$1:$Spec.B$1048576];2;0))">
            <text:p/>
          </table:table-cell>
          <table:table-cell table:style-name="ce13" table:formula="of:=IF([.E592]=&quot;W_REGISTER (RF_CH)&quot;;BIN2DEC([.D593]);IF([.E592]=&quot;W_REGISTER (TX_ADDR)&quot;;CONCATENATE(&quot;0x&quot;;BIN2HEX([.D597]);BIN2HEX([.D596]);BIN2HEX([.D595]);BIN2HEX([.D594]);BIN2HEX([.D593]));&quot;&quot;))">
            <text:p/>
          </table:table-cell>
          <table:table-cell table:style-name="ce17" table:formula="of:=IF(OR([.E591]=&quot;W_TX_PAYLOAD&quot;;AND([.G591]&lt;&gt;&quot;&quot;;[.E592]=&quot;&quot;));BIN2HEX([.D59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8395184000000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s/>1110 <text:s/>0000</text:p>
          </table:table-cell>
          <table:table-cell/>
          <table:table-cell table:style-name="ce13" table:formula="of:=IF([.B593]=[.B592];&quot;&quot;;VLOOKUP([.D593];[$Spec.A$1:$Spec.B$1048576];2;0))">
            <text:p/>
          </table:table-cell>
          <table:table-cell table:style-name="ce13" table:formula="of:=IF([.E593]=&quot;W_REGISTER (RF_CH)&quot;;BIN2DEC([.D594]);IF([.E593]=&quot;W_REGISTER (TX_ADDR)&quot;;CONCATENATE(&quot;0x&quot;;BIN2HEX([.D598]);BIN2HEX([.D597]);BIN2HEX([.D596]);BIN2HEX([.D595]);BIN2HEX([.D594]));&quot;&quot;))">
            <text:p/>
          </table:table-cell>
          <table:table-cell table:style-name="ce17" table:formula="of:=IF(OR([.E592]=&quot;W_TX_PAYLOAD&quot;;AND([.G592]&lt;&gt;&quot;&quot;;[.E593]=&quot;&quot;));BIN2HEX([.D59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8406843200000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594]=[.B593];&quot;&quot;;VLOOKUP([.D594];[$Spec.A$1:$Spec.B$1048576];2;0))">
            <text:p/>
          </table:table-cell>
          <table:table-cell table:style-name="ce13" table:formula="of:=IF([.E594]=&quot;W_REGISTER (RF_CH)&quot;;BIN2DEC([.D595]);IF([.E594]=&quot;W_REGISTER (TX_ADDR)&quot;;CONCATENATE(&quot;0x&quot;;BIN2HEX([.D599]);BIN2HEX([.D598]);BIN2HEX([.D597]);BIN2HEX([.D596]);BIN2HEX([.D595]));&quot;&quot;))">
            <text:p/>
          </table:table-cell>
          <table:table-cell table:style-name="ce17" table:formula="of:=IF(OR([.E593]=&quot;W_TX_PAYLOAD&quot;;AND([.G593]&lt;&gt;&quot;&quot;;[.E594]=&quot;&quot;));BIN2HEX([.D59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8418502000000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595]=[.B594];&quot;&quot;;VLOOKUP([.D595];[$Spec.A$1:$Spec.B$1048576];2;0))">
            <text:p/>
          </table:table-cell>
          <table:table-cell table:style-name="ce13" table:formula="of:=IF([.E595]=&quot;W_REGISTER (RF_CH)&quot;;BIN2DEC([.D596]);IF([.E595]=&quot;W_REGISTER (TX_ADDR)&quot;;CONCATENATE(&quot;0x&quot;;BIN2HEX([.D600]);BIN2HEX([.D599]);BIN2HEX([.D598]);BIN2HEX([.D597]);BIN2HEX([.D596]));&quot;&quot;))">
            <text:p/>
          </table:table-cell>
          <table:table-cell table:style-name="ce17" table:formula="of:=IF(OR([.E594]=&quot;W_TX_PAYLOAD&quot;;AND([.G594]&lt;&gt;&quot;&quot;;[.E595]=&quot;&quot;));BIN2HEX([.D59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8431756000000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596]=[.B595];&quot;&quot;;VLOOKUP([.D596];[$Spec.A$1:$Spec.B$1048576];2;0))">
            <text:p/>
          </table:table-cell>
          <table:table-cell table:style-name="ce13" table:formula="of:=IF([.E596]=&quot;W_REGISTER (RF_CH)&quot;;BIN2DEC([.D597]);IF([.E596]=&quot;W_REGISTER (TX_ADDR)&quot;;CONCATENATE(&quot;0x&quot;;BIN2HEX([.D601]);BIN2HEX([.D600]);BIN2HEX([.D599]);BIN2HEX([.D598]);BIN2HEX([.D597]));&quot;&quot;))">
            <text:p/>
          </table:table-cell>
          <table:table-cell table:style-name="ce17" table:formula="of:=IF(OR([.E595]=&quot;W_TX_PAYLOAD&quot;;AND([.G595]&lt;&gt;&quot;&quot;;[.E596]=&quot;&quot;));BIN2HEX([.D59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8443415600000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s/>0000 <text:s/>0011</text:p>
          </table:table-cell>
          <table:table-cell/>
          <table:table-cell table:style-name="ce13" table:formula="of:=IF([.B597]=[.B596];&quot;&quot;;VLOOKUP([.D597];[$Spec.A$1:$Spec.B$1048576];2;0))">
            <text:p/>
          </table:table-cell>
          <table:table-cell table:style-name="ce13" table:formula="of:=IF([.E597]=&quot;W_REGISTER (RF_CH)&quot;;BIN2DEC([.D598]);IF([.E597]=&quot;W_REGISTER (TX_ADDR)&quot;;CONCATENATE(&quot;0x&quot;;BIN2HEX([.D602]);BIN2HEX([.D601]);BIN2HEX([.D600]);BIN2HEX([.D599]);BIN2HEX([.D598]));&quot;&quot;))">
            <text:p/>
          </table:table-cell>
          <table:table-cell table:style-name="ce17" table:formula="of:=IF(OR([.E596]=&quot;W_TX_PAYLOAD&quot;;AND([.G596]&lt;&gt;&quot;&quot;;[.E597]=&quot;&quot;));BIN2HEX([.D59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8456071200000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598]=[.B597];&quot;&quot;;VLOOKUP([.D598];[$Spec.A$1:$Spec.B$1048576];2;0))" office:value-type="string" office:string-value="" calcext:value-type="error">
            <text:p>#N/D</text:p>
          </table:table-cell>
          <table:table-cell table:style-name="ce13" table:formula="of:=IF([.E598]=&quot;W_REGISTER (RF_CH)&quot;;BIN2DEC([.D599]);IF([.E598]=&quot;W_REGISTER (TX_ADDR)&quot;;CONCATENATE(&quot;0x&quot;;BIN2HEX([.D603]);BIN2HEX([.D602]);BIN2HEX([.D601]);BIN2HEX([.D600]);BIN2HEX([.D599]));&quot;&quot;))" office:value-type="string" office:string-value="" calcext:value-type="error">
            <text:p>#N/D</text:p>
          </table:table-cell>
          <table:table-cell table:style-name="ce17" table:formula="of:=IF(OR([.E597]=&quot;W_TX_PAYLOAD&quot;;AND([.G597]&lt;&gt;&quot;&quot;;[.E598]=&quot;&quot;));BIN2HEX([.D59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38467730800000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599]=[.B598];&quot;&quot;;VLOOKUP([.D599];[$Spec.A$1:$Spec.B$1048576];2;0))">
            <text:p/>
          </table:table-cell>
          <table:table-cell table:style-name="ce13" table:formula="of:=IF([.E599]=&quot;W_REGISTER (RF_CH)&quot;;BIN2DEC([.D600]);IF([.E599]=&quot;W_REGISTER (TX_ADDR)&quot;;CONCATENATE(&quot;0x&quot;;BIN2HEX([.D604]);BIN2HEX([.D603]);BIN2HEX([.D602]);BIN2HEX([.D601]);BIN2HEX([.D600]));&quot;&quot;))">
            <text:p/>
          </table:table-cell>
          <table:table-cell table:style-name="ce17" table:formula="of:=IF(OR([.E598]=&quot;W_TX_PAYLOAD&quot;;AND([.G598]&lt;&gt;&quot;&quot;;[.E599]=&quot;&quot;));BIN2HEX([.D59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02737416000000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600]=[.B599];&quot;&quot;;VLOOKUP([.D600];[$Spec.A$1:$Spec.B$1048576];2;0))" office:value-type="string" office:string-value="" calcext:value-type="error">
            <text:p>#N/D</text:p>
          </table:table-cell>
          <table:table-cell table:style-name="ce13" table:formula="of:=IF([.E600]=&quot;W_REGISTER (RF_CH)&quot;;BIN2DEC([.D601]);IF([.E600]=&quot;W_REGISTER (TX_ADDR)&quot;;CONCATENATE(&quot;0x&quot;;BIN2HEX([.D605]);BIN2HEX([.D604]);BIN2HEX([.D603]);BIN2HEX([.D602]);BIN2HEX([.D601]));&quot;&quot;))" office:value-type="string" office:string-value="" calcext:value-type="error">
            <text:p>#N/D</text:p>
          </table:table-cell>
          <table:table-cell table:style-name="ce17" table:formula="of:=IF(OR([.E599]=&quot;W_TX_PAYLOAD&quot;;AND([.G599]&lt;&gt;&quot;&quot;;[.E600]=&quot;&quot;));BIN2HEX([.D60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02849032000000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601]=[.B600];&quot;&quot;;VLOOKUP([.D601];[$Spec.A$1:$Spec.B$1048576];2;0))">
            <text:p/>
          </table:table-cell>
          <table:table-cell table:style-name="ce13" table:formula="of:=IF([.E601]=&quot;W_REGISTER (RF_CH)&quot;;BIN2DEC([.D602]);IF([.E601]=&quot;W_REGISTER (TX_ADDR)&quot;;CONCATENATE(&quot;0x&quot;;BIN2HEX([.D606]);BIN2HEX([.D605]);BIN2HEX([.D604]);BIN2HEX([.D603]);BIN2HEX([.D602]));&quot;&quot;))">
            <text:p/>
          </table:table-cell>
          <table:table-cell table:style-name="ce17" table:formula="of:=IF(OR([.E600]=&quot;W_TX_PAYLOAD&quot;;AND([.G600]&lt;&gt;&quot;&quot;;[.E601]=&quot;&quot;));BIN2HEX([.D60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02981576000000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602]=[.B601];&quot;&quot;;VLOOKUP([.D602];[$Spec.A$1:$Spec.B$1048576];2;0))" office:value-type="string" office:string-value="" calcext:value-type="error">
            <text:p>#N/D</text:p>
          </table:table-cell>
          <table:table-cell table:style-name="ce13" table:formula="of:=IF([.E602]=&quot;W_REGISTER (RF_CH)&quot;;BIN2DEC([.D603]);IF([.E602]=&quot;W_REGISTER (TX_ADDR)&quot;;CONCATENATE(&quot;0x&quot;;BIN2HEX([.D607]);BIN2HEX([.D606]);BIN2HEX([.D605]);BIN2HEX([.D604]);BIN2HEX([.D603]));&quot;&quot;))" office:value-type="string" office:string-value="" calcext:value-type="error">
            <text:p>#N/D</text:p>
          </table:table-cell>
          <table:table-cell table:style-name="ce17" table:formula="of:=IF(OR([.E601]=&quot;W_TX_PAYLOAD&quot;;AND([.G601]&lt;&gt;&quot;&quot;;[.E602]=&quot;&quot;));BIN2HEX([.D60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03110132000000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603]=[.B602];&quot;&quot;;VLOOKUP([.D603];[$Spec.A$1:$Spec.B$1048576];2;0))" office:value-type="string" office:string-value="" calcext:value-type="error">
            <text:p>#N/D</text:p>
          </table:table-cell>
          <table:table-cell table:style-name="ce13" table:formula="of:=IF([.E603]=&quot;W_REGISTER (RF_CH)&quot;;BIN2DEC([.D604]);IF([.E603]=&quot;W_REGISTER (TX_ADDR)&quot;;CONCATENATE(&quot;0x&quot;;BIN2HEX([.D608]);BIN2HEX([.D607]);BIN2HEX([.D606]);BIN2HEX([.D605]);BIN2HEX([.D604]));&quot;&quot;))" office:value-type="string" office:string-value="" calcext:value-type="error">
            <text:p>#N/D</text:p>
          </table:table-cell>
          <table:table-cell table:style-name="ce17" table:formula="of:=IF(OR([.E602]=&quot;W_TX_PAYLOAD&quot;;AND([.G602]&lt;&gt;&quot;&quot;;[.E603]=&quot;&quot;));BIN2HEX([.D60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03226728000000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604]=[.B603];&quot;&quot;;VLOOKUP([.D604];[$Spec.A$1:$Spec.B$1048576];2;0))">
            <text:p/>
          </table:table-cell>
          <table:table-cell table:style-name="ce13" table:formula="of:=IF([.E604]=&quot;W_REGISTER (RF_CH)&quot;;BIN2DEC([.D605]);IF([.E604]=&quot;W_REGISTER (TX_ADDR)&quot;;CONCATENATE(&quot;0x&quot;;BIN2HEX([.D609]);BIN2HEX([.D608]);BIN2HEX([.D607]);BIN2HEX([.D606]);BIN2HEX([.D605]));&quot;&quot;))">
            <text:p/>
          </table:table-cell>
          <table:table-cell table:style-name="ce17" table:formula="of:=IF(OR([.E603]=&quot;W_TX_PAYLOAD&quot;;AND([.G603]&lt;&gt;&quot;&quot;;[.E604]=&quot;&quot;));BIN2HEX([.D60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03365248000000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605]=[.B604];&quot;&quot;;VLOOKUP([.D605];[$Spec.A$1:$Spec.B$1048576];2;0))" office:value-type="string" office:string-value="" calcext:value-type="error">
            <text:p>#N/D</text:p>
          </table:table-cell>
          <table:table-cell table:style-name="ce13" table:formula="of:=IF([.E605]=&quot;W_REGISTER (RF_CH)&quot;;BIN2DEC([.D606]);IF([.E605]=&quot;W_REGISTER (TX_ADDR)&quot;;CONCATENATE(&quot;0x&quot;;BIN2HEX([.D610]);BIN2HEX([.D609]);BIN2HEX([.D608]);BIN2HEX([.D607]);BIN2HEX([.D606]));&quot;&quot;))" office:value-type="string" office:string-value="" calcext:value-type="error">
            <text:p>#N/D</text:p>
          </table:table-cell>
          <table:table-cell table:style-name="ce17" table:formula="of:=IF(OR([.E604]=&quot;W_TX_PAYLOAD&quot;;AND([.G604]&lt;&gt;&quot;&quot;;[.E605]=&quot;&quot;));BIN2HEX([.D60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03484836000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606]=[.B605];&quot;&quot;;VLOOKUP([.D606];[$Spec.A$1:$Spec.B$1048576];2;0))" office:value-type="string" office:string-value="" calcext:value-type="error">
            <text:p>#N/D</text:p>
          </table:table-cell>
          <table:table-cell table:style-name="ce13" table:formula="of:=IF([.E606]=&quot;W_REGISTER (RF_CH)&quot;;BIN2DEC([.D607]);IF([.E606]=&quot;W_REGISTER (TX_ADDR)&quot;;CONCATENATE(&quot;0x&quot;;BIN2HEX([.D611]);BIN2HEX([.D610]);BIN2HEX([.D609]);BIN2HEX([.D608]);BIN2HEX([.D607]));&quot;&quot;))" office:value-type="string" office:string-value="" calcext:value-type="error">
            <text:p>#N/D</text:p>
          </table:table-cell>
          <table:table-cell table:style-name="ce17" table:formula="of:=IF(OR([.E605]=&quot;W_TX_PAYLOAD&quot;;AND([.G605]&lt;&gt;&quot;&quot;;[.E606]=&quot;&quot;));BIN2HEX([.D60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03601428000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607]=[.B606];&quot;&quot;;VLOOKUP([.D607];[$Spec.A$1:$Spec.B$1048576];2;0))">
            <text:p/>
          </table:table-cell>
          <table:table-cell table:style-name="ce13" table:formula="of:=IF([.E607]=&quot;W_REGISTER (RF_CH)&quot;;BIN2DEC([.D608]);IF([.E607]=&quot;W_REGISTER (TX_ADDR)&quot;;CONCATENATE(&quot;0x&quot;;BIN2HEX([.D612]);BIN2HEX([.D611]);BIN2HEX([.D610]);BIN2HEX([.D609]);BIN2HEX([.D608]));&quot;&quot;))">
            <text:p/>
          </table:table-cell>
          <table:table-cell table:style-name="ce17" table:formula="of:=IF(OR([.E606]=&quot;W_TX_PAYLOAD&quot;;AND([.G606]&lt;&gt;&quot;&quot;;[.E607]=&quot;&quot;));BIN2HEX([.D60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03733968000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608]=[.B607];&quot;&quot;;VLOOKUP([.D608];[$Spec.A$1:$Spec.B$1048576];2;0))">
            <text:p/>
          </table:table-cell>
          <table:table-cell table:style-name="ce13" table:formula="of:=IF([.E608]=&quot;W_REGISTER (RF_CH)&quot;;BIN2DEC([.D609]);IF([.E608]=&quot;W_REGISTER (TX_ADDR)&quot;;CONCATENATE(&quot;0x&quot;;BIN2HEX([.D613]);BIN2HEX([.D612]);BIN2HEX([.D611]);BIN2HEX([.D610]);BIN2HEX([.D609]));&quot;&quot;))">
            <text:p/>
          </table:table-cell>
          <table:table-cell table:style-name="ce17" table:formula="of:=IF(OR([.E607]=&quot;W_TX_PAYLOAD&quot;;AND([.G607]&lt;&gt;&quot;&quot;;[.E608]=&quot;&quot;));BIN2HEX([.D60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03850564000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/>1000 <text:s/>0100</text:p>
          </table:table-cell>
          <table:table-cell/>
          <table:table-cell table:style-name="ce13" table:formula="of:=IF([.B609]=[.B608];&quot;&quot;;VLOOKUP([.D609];[$Spec.A$1:$Spec.B$1048576];2;0))">
            <text:p/>
          </table:table-cell>
          <table:table-cell table:style-name="ce13" table:formula="of:=IF([.E609]=&quot;W_REGISTER (RF_CH)&quot;;BIN2DEC([.D610]);IF([.E609]=&quot;W_REGISTER (TX_ADDR)&quot;;CONCATENATE(&quot;0x&quot;;BIN2HEX([.D614]);BIN2HEX([.D613]);BIN2HEX([.D612]);BIN2HEX([.D611]);BIN2HEX([.D610]));&quot;&quot;))">
            <text:p/>
          </table:table-cell>
          <table:table-cell table:style-name="ce17" table:formula="of:=IF(OR([.E608]=&quot;W_TX_PAYLOAD&quot;;AND([.G608]&lt;&gt;&quot;&quot;;[.E609]=&quot;&quot;));BIN2HEX([.D60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03967156000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610]=[.B609];&quot;&quot;;VLOOKUP([.D610];[$Spec.A$1:$Spec.B$1048576];2;0))">
            <text:p/>
          </table:table-cell>
          <table:table-cell table:style-name="ce13" table:formula="of:=IF([.E610]=&quot;W_REGISTER (RF_CH)&quot;;BIN2DEC([.D611]);IF([.E610]=&quot;W_REGISTER (TX_ADDR)&quot;;CONCATENATE(&quot;0x&quot;;BIN2HEX([.D615]);BIN2HEX([.D614]);BIN2HEX([.D613]);BIN2HEX([.D612]);BIN2HEX([.D611]));&quot;&quot;))">
            <text:p/>
          </table:table-cell>
          <table:table-cell table:style-name="ce17" table:formula="of:=IF(OR([.E609]=&quot;W_TX_PAYLOAD&quot;;AND([.G609]&lt;&gt;&quot;&quot;;[.E610]=&quot;&quot;));BIN2HEX([.D61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04083744000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611]=[.B610];&quot;&quot;;VLOOKUP([.D611];[$Spec.A$1:$Spec.B$1048576];2;0))">
            <text:p/>
          </table:table-cell>
          <table:table-cell table:style-name="ce13" table:formula="of:=IF([.E611]=&quot;W_REGISTER (RF_CH)&quot;;BIN2DEC([.D612]);IF([.E611]=&quot;W_REGISTER (TX_ADDR)&quot;;CONCATENATE(&quot;0x&quot;;BIN2HEX([.D616]);BIN2HEX([.D615]);BIN2HEX([.D614]);BIN2HEX([.D613]);BIN2HEX([.D612]));&quot;&quot;))">
            <text:p/>
          </table:table-cell>
          <table:table-cell table:style-name="ce17" table:formula="of:=IF(OR([.E610]=&quot;W_TX_PAYLOAD&quot;;AND([.G610]&lt;&gt;&quot;&quot;;[.E611]=&quot;&quot;));BIN2HEX([.D61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04200340000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612]=[.B611];&quot;&quot;;VLOOKUP([.D612];[$Spec.A$1:$Spec.B$1048576];2;0))">
            <text:p/>
          </table:table-cell>
          <table:table-cell table:style-name="ce13" table:formula="of:=IF([.E612]=&quot;W_REGISTER (RF_CH)&quot;;BIN2DEC([.D613]);IF([.E612]=&quot;W_REGISTER (TX_ADDR)&quot;;CONCATENATE(&quot;0x&quot;;BIN2HEX([.D617]);BIN2HEX([.D616]);BIN2HEX([.D615]);BIN2HEX([.D614]);BIN2HEX([.D613]));&quot;&quot;))">
            <text:p/>
          </table:table-cell>
          <table:table-cell table:style-name="ce17" table:formula="of:=IF(OR([.E611]=&quot;W_TX_PAYLOAD&quot;;AND([.G611]&lt;&gt;&quot;&quot;;[.E612]=&quot;&quot;));BIN2HEX([.D61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04316932000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613]=[.B612];&quot;&quot;;VLOOKUP([.D613];[$Spec.A$1:$Spec.B$1048576];2;0))">
            <text:p/>
          </table:table-cell>
          <table:table-cell table:style-name="ce13" table:formula="of:=IF([.E613]=&quot;W_REGISTER (RF_CH)&quot;;BIN2DEC([.D614]);IF([.E613]=&quot;W_REGISTER (TX_ADDR)&quot;;CONCATENATE(&quot;0x&quot;;BIN2HEX([.D618]);BIN2HEX([.D617]);BIN2HEX([.D616]);BIN2HEX([.D615]);BIN2HEX([.D614]));&quot;&quot;))">
            <text:p/>
          </table:table-cell>
          <table:table-cell table:style-name="ce17" table:formula="of:=IF(OR([.E612]=&quot;W_TX_PAYLOAD&quot;;AND([.G612]&lt;&gt;&quot;&quot;;[.E613]=&quot;&quot;));BIN2HEX([.D61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04433528000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/>0000 <text:s/>0100</text:p>
          </table:table-cell>
          <table:table-cell/>
          <table:table-cell table:style-name="ce13" table:formula="of:=IF([.B614]=[.B613];&quot;&quot;;VLOOKUP([.D614];[$Spec.A$1:$Spec.B$1048576];2;0))">
            <text:p/>
          </table:table-cell>
          <table:table-cell table:style-name="ce13" table:formula="of:=IF([.E614]=&quot;W_REGISTER (RF_CH)&quot;;BIN2DEC([.D615]);IF([.E614]=&quot;W_REGISTER (TX_ADDR)&quot;;CONCATENATE(&quot;0x&quot;;BIN2HEX([.D619]);BIN2HEX([.D618]);BIN2HEX([.D617]);BIN2HEX([.D616]);BIN2HEX([.D615]));&quot;&quot;))">
            <text:p/>
          </table:table-cell>
          <table:table-cell table:style-name="ce17" table:formula="of:=IF(OR([.E613]=&quot;W_TX_PAYLOAD&quot;;AND([.G613]&lt;&gt;&quot;&quot;;[.E614]=&quot;&quot;));BIN2HEX([.D61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04560084000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615]=[.B614];&quot;&quot;;VLOOKUP([.D615];[$Spec.A$1:$Spec.B$1048576];2;0))" office:value-type="string" office:string-value="" calcext:value-type="error">
            <text:p>#N/D</text:p>
          </table:table-cell>
          <table:table-cell table:style-name="ce13" table:formula="of:=IF([.E615]=&quot;W_REGISTER (RF_CH)&quot;;BIN2DEC([.D616]);IF([.E615]=&quot;W_REGISTER (TX_ADDR)&quot;;CONCATENATE(&quot;0x&quot;;BIN2HEX([.D620]);BIN2HEX([.D619]);BIN2HEX([.D618]);BIN2HEX([.D617]);BIN2HEX([.D616]));&quot;&quot;))" office:value-type="string" office:string-value="" calcext:value-type="error">
            <text:p>#N/D</text:p>
          </table:table-cell>
          <table:table-cell table:style-name="ce17" table:formula="of:=IF(OR([.E614]=&quot;W_TX_PAYLOAD&quot;;AND([.G614]&lt;&gt;&quot;&quot;;[.E615]=&quot;&quot;));BIN2HEX([.D61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04676680000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616]=[.B615];&quot;&quot;;VLOOKUP([.D616];[$Spec.A$1:$Spec.B$1048576];2;0))">
            <text:p/>
          </table:table-cell>
          <table:table-cell table:style-name="ce13" table:formula="of:=IF([.E616]=&quot;W_REGISTER (RF_CH)&quot;;BIN2DEC([.D617]);IF([.E616]=&quot;W_REGISTER (TX_ADDR)&quot;;CONCATENATE(&quot;0x&quot;;BIN2HEX([.D621]);BIN2HEX([.D620]);BIN2HEX([.D619]);BIN2HEX([.D618]);BIN2HEX([.D617]));&quot;&quot;))">
            <text:p/>
          </table:table-cell>
          <table:table-cell table:style-name="ce17" table:formula="of:=IF(OR([.E615]=&quot;W_TX_PAYLOAD&quot;;AND([.G615]&lt;&gt;&quot;&quot;;[.E616]=&quot;&quot;));BIN2HEX([.D61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0782240000000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617]=[.B616];&quot;&quot;;VLOOKUP([.D617];[$Spec.A$1:$Spec.B$1048576];2;0))" office:value-type="string" office:string-value="" calcext:value-type="error">
            <text:p>#N/D</text:p>
          </table:table-cell>
          <table:table-cell table:style-name="ce13" table:formula="of:=IF([.E617]=&quot;W_REGISTER (RF_CH)&quot;;BIN2DEC([.D618]);IF([.E617]=&quot;W_REGISTER (TX_ADDR)&quot;;CONCATENATE(&quot;0x&quot;;BIN2HEX([.D622]);BIN2HEX([.D621]);BIN2HEX([.D620]);BIN2HEX([.D619]);BIN2HEX([.D618]));&quot;&quot;))" office:value-type="string" office:string-value="" calcext:value-type="error">
            <text:p>#N/D</text:p>
          </table:table-cell>
          <table:table-cell table:style-name="ce17" table:formula="of:=IF(OR([.E616]=&quot;W_TX_PAYLOAD&quot;;AND([.G616]&lt;&gt;&quot;&quot;;[.E617]=&quot;&quot;));BIN2HEX([.D61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0793401600000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618]=[.B617];&quot;&quot;;VLOOKUP([.D618];[$Spec.A$1:$Spec.B$1048576];2;0))">
            <text:p/>
          </table:table-cell>
          <table:table-cell table:style-name="ce13" table:formula="of:=IF([.E618]=&quot;W_REGISTER (RF_CH)&quot;;BIN2DEC([.D619]);IF([.E618]=&quot;W_REGISTER (TX_ADDR)&quot;;CONCATENATE(&quot;0x&quot;;BIN2HEX([.D623]);BIN2HEX([.D622]);BIN2HEX([.D621]);BIN2HEX([.D620]);BIN2HEX([.D619]));&quot;&quot;))">
            <text:p/>
          </table:table-cell>
          <table:table-cell table:style-name="ce17" table:formula="of:=IF(OR([.E617]=&quot;W_TX_PAYLOAD&quot;;AND([.G617]&lt;&gt;&quot;&quot;;[.E618]=&quot;&quot;));BIN2HEX([.D61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08066556000000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619]=[.B618];&quot;&quot;;VLOOKUP([.D619];[$Spec.A$1:$Spec.B$1048576];2;0))" office:value-type="string" office:string-value="" calcext:value-type="error">
            <text:p>#N/D</text:p>
          </table:table-cell>
          <table:table-cell table:style-name="ce13" table:formula="of:=IF([.E619]=&quot;W_REGISTER (RF_CH)&quot;;BIN2DEC([.D620]);IF([.E619]=&quot;W_REGISTER (TX_ADDR)&quot;;CONCATENATE(&quot;0x&quot;;BIN2HEX([.D624]);BIN2HEX([.D623]);BIN2HEX([.D622]);BIN2HEX([.D621]);BIN2HEX([.D620]));&quot;&quot;))" office:value-type="string" office:string-value="" calcext:value-type="error">
            <text:p>#N/D</text:p>
          </table:table-cell>
          <table:table-cell table:style-name="ce17" table:formula="of:=IF(OR([.E618]=&quot;W_TX_PAYLOAD&quot;;AND([.G618]&lt;&gt;&quot;&quot;;[.E619]=&quot;&quot;));BIN2HEX([.D61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08195112000000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620]=[.B619];&quot;&quot;;VLOOKUP([.D620];[$Spec.A$1:$Spec.B$1048576];2;0))" office:value-type="string" office:string-value="" calcext:value-type="error">
            <text:p>#N/D</text:p>
          </table:table-cell>
          <table:table-cell table:style-name="ce13" table:formula="of:=IF([.E620]=&quot;W_REGISTER (RF_CH)&quot;;BIN2DEC([.D621]);IF([.E620]=&quot;W_REGISTER (TX_ADDR)&quot;;CONCATENATE(&quot;0x&quot;;BIN2HEX([.D625]);BIN2HEX([.D624]);BIN2HEX([.D623]);BIN2HEX([.D622]);BIN2HEX([.D621]));&quot;&quot;))" office:value-type="string" office:string-value="" calcext:value-type="error">
            <text:p>#N/D</text:p>
          </table:table-cell>
          <table:table-cell table:style-name="ce17" table:formula="of:=IF(OR([.E619]=&quot;W_TX_PAYLOAD&quot;;AND([.G619]&lt;&gt;&quot;&quot;;[.E620]=&quot;&quot;));BIN2HEX([.D62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08311704000000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621]=[.B620];&quot;&quot;;VLOOKUP([.D621];[$Spec.A$1:$Spec.B$1048576];2;0))">
            <text:p/>
          </table:table-cell>
          <table:table-cell table:style-name="ce13" table:formula="of:=IF([.E621]=&quot;W_REGISTER (RF_CH)&quot;;BIN2DEC([.D622]);IF([.E621]=&quot;W_REGISTER (TX_ADDR)&quot;;CONCATENATE(&quot;0x&quot;;BIN2HEX([.D626]);BIN2HEX([.D625]);BIN2HEX([.D624]);BIN2HEX([.D623]);BIN2HEX([.D622]));&quot;&quot;))">
            <text:p/>
          </table:table-cell>
          <table:table-cell table:style-name="ce17" table:formula="of:=IF(OR([.E620]=&quot;W_TX_PAYLOAD&quot;;AND([.G620]&lt;&gt;&quot;&quot;;[.E621]=&quot;&quot;));BIN2HEX([.D62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08450224000000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622]=[.B621];&quot;&quot;;VLOOKUP([.D622];[$Spec.A$1:$Spec.B$1048576];2;0))" office:value-type="string" office:string-value="" calcext:value-type="error">
            <text:p>#N/D</text:p>
          </table:table-cell>
          <table:table-cell table:style-name="ce13" table:formula="of:=IF([.E622]=&quot;W_REGISTER (RF_CH)&quot;;BIN2DEC([.D623]);IF([.E622]=&quot;W_REGISTER (TX_ADDR)&quot;;CONCATENATE(&quot;0x&quot;;BIN2HEX([.D627]);BIN2HEX([.D626]);BIN2HEX([.D625]);BIN2HEX([.D624]);BIN2HEX([.D623]));&quot;&quot;))" office:value-type="string" office:string-value="" calcext:value-type="error">
            <text:p>#N/D</text:p>
          </table:table-cell>
          <table:table-cell table:style-name="ce17" table:formula="of:=IF(OR([.E621]=&quot;W_TX_PAYLOAD&quot;;AND([.G621]&lt;&gt;&quot;&quot;;[.E622]=&quot;&quot;));BIN2HEX([.D62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08569804000000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623]=[.B622];&quot;&quot;;VLOOKUP([.D623];[$Spec.A$1:$Spec.B$1048576];2;0))" office:value-type="string" office:string-value="" calcext:value-type="error">
            <text:p>#N/D</text:p>
          </table:table-cell>
          <table:table-cell table:style-name="ce13" table:formula="of:=IF([.E623]=&quot;W_REGISTER (RF_CH)&quot;;BIN2DEC([.D624]);IF([.E623]=&quot;W_REGISTER (TX_ADDR)&quot;;CONCATENATE(&quot;0x&quot;;BIN2HEX([.D628]);BIN2HEX([.D627]);BIN2HEX([.D626]);BIN2HEX([.D625]);BIN2HEX([.D624]));&quot;&quot;))" office:value-type="string" office:string-value="" calcext:value-type="error">
            <text:p>#N/D</text:p>
          </table:table-cell>
          <table:table-cell table:style-name="ce17" table:formula="of:=IF(OR([.E622]=&quot;W_TX_PAYLOAD&quot;;AND([.G622]&lt;&gt;&quot;&quot;;[.E623]=&quot;&quot;));BIN2HEX([.D62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08686396000000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624]=[.B623];&quot;&quot;;VLOOKUP([.D624];[$Spec.A$1:$Spec.B$1048576];2;0))">
            <text:p/>
          </table:table-cell>
          <table:table-cell table:style-name="ce13" table:formula="of:=IF([.E624]=&quot;W_REGISTER (RF_CH)&quot;;BIN2DEC([.D625]);IF([.E624]=&quot;W_REGISTER (TX_ADDR)&quot;;CONCATENATE(&quot;0x&quot;;BIN2HEX([.D629]);BIN2HEX([.D628]);BIN2HEX([.D627]);BIN2HEX([.D626]);BIN2HEX([.D625]));&quot;&quot;))">
            <text:p/>
          </table:table-cell>
          <table:table-cell table:style-name="ce17" table:formula="of:=IF(OR([.E623]=&quot;W_TX_PAYLOAD&quot;;AND([.G623]&lt;&gt;&quot;&quot;;[.E624]=&quot;&quot;));BIN2HEX([.D62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08829896000000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625]=[.B624];&quot;&quot;;VLOOKUP([.D625];[$Spec.A$1:$Spec.B$1048576];2;0))">
            <text:p/>
          </table:table-cell>
          <table:table-cell table:style-name="ce13" table:formula="of:=IF([.E625]=&quot;W_REGISTER (RF_CH)&quot;;BIN2DEC([.D626]);IF([.E625]=&quot;W_REGISTER (TX_ADDR)&quot;;CONCATENATE(&quot;0x&quot;;BIN2HEX([.D630]);BIN2HEX([.D629]);BIN2HEX([.D628]);BIN2HEX([.D627]);BIN2HEX([.D626]));&quot;&quot;))">
            <text:p/>
          </table:table-cell>
          <table:table-cell table:style-name="ce17" table:formula="of:=IF(OR([.E624]=&quot;W_TX_PAYLOAD&quot;;AND([.G624]&lt;&gt;&quot;&quot;;[.E625]=&quot;&quot;));BIN2HEX([.D62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08946484000000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/>1000 <text:s/>0100</text:p>
          </table:table-cell>
          <table:table-cell/>
          <table:table-cell table:style-name="ce13" table:formula="of:=IF([.B626]=[.B625];&quot;&quot;;VLOOKUP([.D626];[$Spec.A$1:$Spec.B$1048576];2;0))">
            <text:p/>
          </table:table-cell>
          <table:table-cell table:style-name="ce13" table:formula="of:=IF([.E626]=&quot;W_REGISTER (RF_CH)&quot;;BIN2DEC([.D627]);IF([.E626]=&quot;W_REGISTER (TX_ADDR)&quot;;CONCATENATE(&quot;0x&quot;;BIN2HEX([.D631]);BIN2HEX([.D630]);BIN2HEX([.D629]);BIN2HEX([.D628]);BIN2HEX([.D627]));&quot;&quot;))">
            <text:p/>
          </table:table-cell>
          <table:table-cell table:style-name="ce17" table:formula="of:=IF(OR([.E625]=&quot;W_TX_PAYLOAD&quot;;AND([.G625]&lt;&gt;&quot;&quot;;[.E626]=&quot;&quot;));BIN2HEX([.D62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09063076000000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627]=[.B626];&quot;&quot;;VLOOKUP([.D627];[$Spec.A$1:$Spec.B$1048576];2;0))">
            <text:p/>
          </table:table-cell>
          <table:table-cell table:style-name="ce13" table:formula="of:=IF([.E627]=&quot;W_REGISTER (RF_CH)&quot;;BIN2DEC([.D628]);IF([.E627]=&quot;W_REGISTER (TX_ADDR)&quot;;CONCATENATE(&quot;0x&quot;;BIN2HEX([.D632]);BIN2HEX([.D631]);BIN2HEX([.D630]);BIN2HEX([.D629]);BIN2HEX([.D628]));&quot;&quot;))">
            <text:p/>
          </table:table-cell>
          <table:table-cell table:style-name="ce17" table:formula="of:=IF(OR([.E626]=&quot;W_TX_PAYLOAD&quot;;AND([.G626]&lt;&gt;&quot;&quot;;[.E627]=&quot;&quot;));BIN2HEX([.D62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09179668000000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628]=[.B627];&quot;&quot;;VLOOKUP([.D628];[$Spec.A$1:$Spec.B$1048576];2;0))">
            <text:p/>
          </table:table-cell>
          <table:table-cell table:style-name="ce13" table:formula="of:=IF([.E628]=&quot;W_REGISTER (RF_CH)&quot;;BIN2DEC([.D629]);IF([.E628]=&quot;W_REGISTER (TX_ADDR)&quot;;CONCATENATE(&quot;0x&quot;;BIN2HEX([.D633]);BIN2HEX([.D632]);BIN2HEX([.D631]);BIN2HEX([.D630]);BIN2HEX([.D629]));&quot;&quot;))">
            <text:p/>
          </table:table-cell>
          <table:table-cell table:style-name="ce17" table:formula="of:=IF(OR([.E627]=&quot;W_TX_PAYLOAD&quot;;AND([.G627]&lt;&gt;&quot;&quot;;[.E628]=&quot;&quot;));BIN2HEX([.D62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09296260000000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629]=[.B628];&quot;&quot;;VLOOKUP([.D629];[$Spec.A$1:$Spec.B$1048576];2;0))">
            <text:p/>
          </table:table-cell>
          <table:table-cell table:style-name="ce13" table:formula="of:=IF([.E629]=&quot;W_REGISTER (RF_CH)&quot;;BIN2DEC([.D630]);IF([.E629]=&quot;W_REGISTER (TX_ADDR)&quot;;CONCATENATE(&quot;0x&quot;;BIN2HEX([.D634]);BIN2HEX([.D633]);BIN2HEX([.D632]);BIN2HEX([.D631]);BIN2HEX([.D630]));&quot;&quot;))">
            <text:p/>
          </table:table-cell>
          <table:table-cell table:style-name="ce17" table:formula="of:=IF(OR([.E628]=&quot;W_TX_PAYLOAD&quot;;AND([.G628]&lt;&gt;&quot;&quot;;[.E629]=&quot;&quot;));BIN2HEX([.D62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09412852000000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630]=[.B629];&quot;&quot;;VLOOKUP([.D630];[$Spec.A$1:$Spec.B$1048576];2;0))">
            <text:p/>
          </table:table-cell>
          <table:table-cell table:style-name="ce13" table:formula="of:=IF([.E630]=&quot;W_REGISTER (RF_CH)&quot;;BIN2DEC([.D631]);IF([.E630]=&quot;W_REGISTER (TX_ADDR)&quot;;CONCATENATE(&quot;0x&quot;;BIN2HEX([.D635]);BIN2HEX([.D634]);BIN2HEX([.D633]);BIN2HEX([.D632]);BIN2HEX([.D631]));&quot;&quot;))">
            <text:p/>
          </table:table-cell>
          <table:table-cell table:style-name="ce17" table:formula="of:=IF(OR([.E629]=&quot;W_TX_PAYLOAD&quot;;AND([.G629]&lt;&gt;&quot;&quot;;[.E630]=&quot;&quot;));BIN2HEX([.D63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09529448000000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/>0000 <text:s/>0100</text:p>
          </table:table-cell>
          <table:table-cell/>
          <table:table-cell table:style-name="ce13" table:formula="of:=IF([.B631]=[.B630];&quot;&quot;;VLOOKUP([.D631];[$Spec.A$1:$Spec.B$1048576];2;0))">
            <text:p/>
          </table:table-cell>
          <table:table-cell table:style-name="ce13" table:formula="of:=IF([.E631]=&quot;W_REGISTER (RF_CH)&quot;;BIN2DEC([.D632]);IF([.E631]=&quot;W_REGISTER (TX_ADDR)&quot;;CONCATENATE(&quot;0x&quot;;BIN2HEX([.D636]);BIN2HEX([.D635]);BIN2HEX([.D634]);BIN2HEX([.D633]);BIN2HEX([.D632]));&quot;&quot;))">
            <text:p/>
          </table:table-cell>
          <table:table-cell table:style-name="ce17" table:formula="of:=IF(OR([.E630]=&quot;W_TX_PAYLOAD&quot;;AND([.G630]&lt;&gt;&quot;&quot;;[.E631]=&quot;&quot;));BIN2HEX([.D63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09656012000000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632]=[.B631];&quot;&quot;;VLOOKUP([.D632];[$Spec.A$1:$Spec.B$1048576];2;0))" office:value-type="string" office:string-value="" calcext:value-type="error">
            <text:p>#N/D</text:p>
          </table:table-cell>
          <table:table-cell table:style-name="ce13" table:formula="of:=IF([.E632]=&quot;W_REGISTER (RF_CH)&quot;;BIN2DEC([.D633]);IF([.E632]=&quot;W_REGISTER (TX_ADDR)&quot;;CONCATENATE(&quot;0x&quot;;BIN2HEX([.D637]);BIN2HEX([.D636]);BIN2HEX([.D635]);BIN2HEX([.D634]);BIN2HEX([.D633]));&quot;&quot;))" office:value-type="string" office:string-value="" calcext:value-type="error">
            <text:p>#N/D</text:p>
          </table:table-cell>
          <table:table-cell table:style-name="ce17" table:formula="of:=IF(OR([.E631]=&quot;W_TX_PAYLOAD&quot;;AND([.G631]&lt;&gt;&quot;&quot;;[.E632]=&quot;&quot;));BIN2HEX([.D63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09772608000000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633]=[.B632];&quot;&quot;;VLOOKUP([.D633];[$Spec.A$1:$Spec.B$1048576];2;0))">
            <text:p/>
          </table:table-cell>
          <table:table-cell table:style-name="ce13" table:formula="of:=IF([.E633]=&quot;W_REGISTER (RF_CH)&quot;;BIN2DEC([.D634]);IF([.E633]=&quot;W_REGISTER (TX_ADDR)&quot;;CONCATENATE(&quot;0x&quot;;BIN2HEX([.D638]);BIN2HEX([.D637]);BIN2HEX([.D636]);BIN2HEX([.D635]);BIN2HEX([.D634]));&quot;&quot;))">
            <text:p/>
          </table:table-cell>
          <table:table-cell table:style-name="ce17" table:formula="of:=IF(OR([.E632]=&quot;W_TX_PAYLOAD&quot;;AND([.G632]&lt;&gt;&quot;&quot;;[.E633]=&quot;&quot;));BIN2HEX([.D63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23803104000000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634]=[.B633];&quot;&quot;;VLOOKUP([.D634];[$Spec.A$1:$Spec.B$1048576];2;0))" office:value-type="string" office:string-value="" calcext:value-type="error">
            <text:p>#N/D</text:p>
          </table:table-cell>
          <table:table-cell table:style-name="ce13" table:formula="of:=IF([.E634]=&quot;W_REGISTER (RF_CH)&quot;;BIN2DEC([.D635]);IF([.E634]=&quot;W_REGISTER (TX_ADDR)&quot;;CONCATENATE(&quot;0x&quot;;BIN2HEX([.D639]);BIN2HEX([.D638]);BIN2HEX([.D637]);BIN2HEX([.D636]);BIN2HEX([.D635]));&quot;&quot;))" office:value-type="string" office:string-value="" calcext:value-type="error">
            <text:p>#N/D</text:p>
          </table:table-cell>
          <table:table-cell table:style-name="ce17" table:formula="of:=IF(OR([.E633]=&quot;W_TX_PAYLOAD&quot;;AND([.G633]&lt;&gt;&quot;&quot;;[.E634]=&quot;&quot;));BIN2HEX([.D63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23914720000000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635]=[.B634];&quot;&quot;;VLOOKUP([.D635];[$Spec.A$1:$Spec.B$1048576];2;0))">
            <text:p/>
          </table:table-cell>
          <table:table-cell table:style-name="ce13" table:formula="of:=IF([.E635]=&quot;W_REGISTER (RF_CH)&quot;;BIN2DEC([.D636]);IF([.E635]=&quot;W_REGISTER (TX_ADDR)&quot;;CONCATENATE(&quot;0x&quot;;BIN2HEX([.D640]);BIN2HEX([.D639]);BIN2HEX([.D638]);BIN2HEX([.D637]);BIN2HEX([.D636]));&quot;&quot;))">
            <text:p/>
          </table:table-cell>
          <table:table-cell table:style-name="ce17" table:formula="of:=IF(OR([.E634]=&quot;W_TX_PAYLOAD&quot;;AND([.G634]&lt;&gt;&quot;&quot;;[.E635]=&quot;&quot;));BIN2HEX([.D63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24053256000000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636]=[.B635];&quot;&quot;;VLOOKUP([.D636];[$Spec.A$1:$Spec.B$1048576];2;0))" office:value-type="string" office:string-value="" calcext:value-type="error">
            <text:p>#N/D</text:p>
          </table:table-cell>
          <table:table-cell table:style-name="ce13" table:formula="of:=IF([.E636]=&quot;W_REGISTER (RF_CH)&quot;;BIN2DEC([.D637]);IF([.E636]=&quot;W_REGISTER (TX_ADDR)&quot;;CONCATENATE(&quot;0x&quot;;BIN2HEX([.D641]);BIN2HEX([.D640]);BIN2HEX([.D639]);BIN2HEX([.D638]);BIN2HEX([.D637]));&quot;&quot;))" office:value-type="string" office:string-value="" calcext:value-type="error">
            <text:p>#N/D</text:p>
          </table:table-cell>
          <table:table-cell table:style-name="ce17" table:formula="of:=IF(OR([.E635]=&quot;W_TX_PAYLOAD&quot;;AND([.G635]&lt;&gt;&quot;&quot;;[.E636]=&quot;&quot;));BIN2HEX([.D63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241977560000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637]=[.B636];&quot;&quot;;VLOOKUP([.D637];[$Spec.A$1:$Spec.B$1048576];2;0))" office:value-type="string" office:string-value="" calcext:value-type="error">
            <text:p>#N/D</text:p>
          </table:table-cell>
          <table:table-cell table:style-name="ce13" table:formula="of:=IF([.E637]=&quot;W_REGISTER (RF_CH)&quot;;BIN2DEC([.D638]);IF([.E637]=&quot;W_REGISTER (TX_ADDR)&quot;;CONCATENATE(&quot;0x&quot;;BIN2HEX([.D642]);BIN2HEX([.D641]);BIN2HEX([.D640]);BIN2HEX([.D639]);BIN2HEX([.D638]));&quot;&quot;))" office:value-type="string" office:string-value="" calcext:value-type="error">
            <text:p>#N/D</text:p>
          </table:table-cell>
          <table:table-cell table:style-name="ce17" table:formula="of:=IF(OR([.E636]=&quot;W_TX_PAYLOAD&quot;;AND([.G636]&lt;&gt;&quot;&quot;;[.E637]=&quot;&quot;));BIN2HEX([.D63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243143560000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638]=[.B637];&quot;&quot;;VLOOKUP([.D638];[$Spec.A$1:$Spec.B$1048576];2;0))">
            <text:p/>
          </table:table-cell>
          <table:table-cell table:style-name="ce13" table:formula="of:=IF([.E638]=&quot;W_REGISTER (RF_CH)&quot;;BIN2DEC([.D639]);IF([.E638]=&quot;W_REGISTER (TX_ADDR)&quot;;CONCATENATE(&quot;0x&quot;;BIN2HEX([.D643]);BIN2HEX([.D642]);BIN2HEX([.D641]);BIN2HEX([.D640]);BIN2HEX([.D639]));&quot;&quot;))">
            <text:p/>
          </table:table-cell>
          <table:table-cell table:style-name="ce17" table:formula="of:=IF(OR([.E637]=&quot;W_TX_PAYLOAD&quot;;AND([.G637]&lt;&gt;&quot;&quot;;[.E638]=&quot;&quot;));BIN2HEX([.D63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24445908000000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639]=[.B638];&quot;&quot;;VLOOKUP([.D639];[$Spec.A$1:$Spec.B$1048576];2;0))" office:value-type="string" office:string-value="" calcext:value-type="error">
            <text:p>#N/D</text:p>
          </table:table-cell>
          <table:table-cell table:style-name="ce13" table:formula="of:=IF([.E639]=&quot;W_REGISTER (RF_CH)&quot;;BIN2DEC([.D640]);IF([.E639]=&quot;W_REGISTER (TX_ADDR)&quot;;CONCATENATE(&quot;0x&quot;;BIN2HEX([.D644]);BIN2HEX([.D643]);BIN2HEX([.D642]);BIN2HEX([.D641]);BIN2HEX([.D640]));&quot;&quot;))" office:value-type="string" office:string-value="" calcext:value-type="error">
            <text:p>#N/D</text:p>
          </table:table-cell>
          <table:table-cell table:style-name="ce17" table:formula="of:=IF(OR([.E638]=&quot;W_TX_PAYLOAD&quot;;AND([.G638]&lt;&gt;&quot;&quot;;[.E639]=&quot;&quot;));BIN2HEX([.D63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2457147200000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640]=[.B639];&quot;&quot;;VLOOKUP([.D640];[$Spec.A$1:$Spec.B$1048576];2;0))" office:value-type="string" office:string-value="" calcext:value-type="error">
            <text:p>#N/D</text:p>
          </table:table-cell>
          <table:table-cell table:style-name="ce13" table:formula="of:=IF([.E640]=&quot;W_REGISTER (RF_CH)&quot;;BIN2DEC([.D641]);IF([.E640]=&quot;W_REGISTER (TX_ADDR)&quot;;CONCATENATE(&quot;0x&quot;;BIN2HEX([.D645]);BIN2HEX([.D644]);BIN2HEX([.D643]);BIN2HEX([.D642]);BIN2HEX([.D641]));&quot;&quot;))" office:value-type="string" office:string-value="" calcext:value-type="error">
            <text:p>#N/D</text:p>
          </table:table-cell>
          <table:table-cell table:style-name="ce17" table:formula="of:=IF(OR([.E639]=&quot;W_TX_PAYLOAD&quot;;AND([.G639]&lt;&gt;&quot;&quot;;[.E640]=&quot;&quot;));BIN2HEX([.D64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2468806800000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/>0000 <text:s/>1111</text:p>
          </table:table-cell>
          <table:table-cell/>
          <table:table-cell table:style-name="ce13" table:formula="of:=IF([.B641]=[.B640];&quot;&quot;;VLOOKUP([.D641];[$Spec.A$1:$Spec.B$1048576];2;0))">
            <text:p/>
          </table:table-cell>
          <table:table-cell table:style-name="ce13" table:formula="of:=IF([.E641]=&quot;W_REGISTER (RF_CH)&quot;;BIN2DEC([.D642]);IF([.E641]=&quot;W_REGISTER (TX_ADDR)&quot;;CONCATENATE(&quot;0x&quot;;BIN2HEX([.D646]);BIN2HEX([.D645]);BIN2HEX([.D644]);BIN2HEX([.D643]);BIN2HEX([.D642]));&quot;&quot;))">
            <text:p/>
          </table:table-cell>
          <table:table-cell table:style-name="ce17" table:formula="of:=IF(OR([.E640]=&quot;W_TX_PAYLOAD&quot;;AND([.G640]&lt;&gt;&quot;&quot;;[.E641]=&quot;&quot;));BIN2HEX([.D64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28229580000000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642]=[.B641];&quot;&quot;;VLOOKUP([.D642];[$Spec.A$1:$Spec.B$1048576];2;0))" office:value-type="string" office:string-value="" calcext:value-type="error">
            <text:p>#N/D</text:p>
          </table:table-cell>
          <table:table-cell table:style-name="ce13" table:formula="of:=IF([.E642]=&quot;W_REGISTER (RF_CH)&quot;;BIN2DEC([.D643]);IF([.E642]=&quot;W_REGISTER (TX_ADDR)&quot;;CONCATENATE(&quot;0x&quot;;BIN2HEX([.D647]);BIN2HEX([.D646]);BIN2HEX([.D645]);BIN2HEX([.D644]);BIN2HEX([.D643]));&quot;&quot;))" office:value-type="string" office:string-value="" calcext:value-type="error">
            <text:p>#N/D</text:p>
          </table:table-cell>
          <table:table-cell table:style-name="ce17" table:formula="of:=IF(OR([.E641]=&quot;W_TX_PAYLOAD&quot;;AND([.G641]&lt;&gt;&quot;&quot;;[.E642]=&quot;&quot;));BIN2HEX([.D64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28341192000000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643]=[.B642];&quot;&quot;;VLOOKUP([.D643];[$Spec.A$1:$Spec.B$1048576];2;0))">
            <text:p/>
          </table:table-cell>
          <table:table-cell table:style-name="ce13" table:formula="of:=IF([.E643]=&quot;W_REGISTER (RF_CH)&quot;;BIN2DEC([.D644]);IF([.E643]=&quot;W_REGISTER (TX_ADDR)&quot;;CONCATENATE(&quot;0x&quot;;BIN2HEX([.D648]);BIN2HEX([.D647]);BIN2HEX([.D646]);BIN2HEX([.D645]);BIN2HEX([.D644]));&quot;&quot;))">
            <text:p/>
          </table:table-cell>
          <table:table-cell table:style-name="ce17" table:formula="of:=IF(OR([.E642]=&quot;W_TX_PAYLOAD&quot;;AND([.G642]&lt;&gt;&quot;&quot;;[.E643]=&quot;&quot;));BIN2HEX([.D64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28480716000000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644]=[.B643];&quot;&quot;;VLOOKUP([.D644];[$Spec.A$1:$Spec.B$1048576];2;0))" office:value-type="string" office:string-value="" calcext:value-type="error">
            <text:p>#N/D</text:p>
          </table:table-cell>
          <table:table-cell table:style-name="ce13" table:formula="of:=IF([.E644]=&quot;W_REGISTER (RF_CH)&quot;;BIN2DEC([.D645]);IF([.E644]=&quot;W_REGISTER (TX_ADDR)&quot;;CONCATENATE(&quot;0x&quot;;BIN2HEX([.D649]);BIN2HEX([.D648]);BIN2HEX([.D647]);BIN2HEX([.D646]);BIN2HEX([.D645]));&quot;&quot;))" office:value-type="string" office:string-value="" calcext:value-type="error">
            <text:p>#N/D</text:p>
          </table:table-cell>
          <table:table-cell table:style-name="ce17" table:formula="of:=IF(OR([.E643]=&quot;W_TX_PAYLOAD&quot;;AND([.G643]&lt;&gt;&quot;&quot;;[.E644]=&quot;&quot;));BIN2HEX([.D64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28597312000000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645]=[.B644];&quot;&quot;;VLOOKUP([.D645];[$Spec.A$1:$Spec.B$1048576];2;0))">
            <text:p/>
          </table:table-cell>
          <table:table-cell table:style-name="ce13" table:formula="of:=IF([.E645]=&quot;W_REGISTER (RF_CH)&quot;;BIN2DEC([.D646]);IF([.E645]=&quot;W_REGISTER (TX_ADDR)&quot;;CONCATENATE(&quot;0x&quot;;BIN2HEX([.D650]);BIN2HEX([.D649]);BIN2HEX([.D648]);BIN2HEX([.D647]);BIN2HEX([.D646]));&quot;&quot;))">
            <text:p/>
          </table:table-cell>
          <table:table-cell table:style-name="ce17" table:formula="of:=IF(OR([.E644]=&quot;W_TX_PAYLOAD&quot;;AND([.G644]&lt;&gt;&quot;&quot;;[.E645]=&quot;&quot;));BIN2HEX([.D64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287178960000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646]=[.B645];&quot;&quot;;VLOOKUP([.D646];[$Spec.A$1:$Spec.B$1048576];2;0))" office:value-type="string" office:string-value="" calcext:value-type="error">
            <text:p>#N/D</text:p>
          </table:table-cell>
          <table:table-cell table:style-name="ce13" table:formula="of:=IF([.E646]=&quot;W_REGISTER (RF_CH)&quot;;BIN2DEC([.D647]);IF([.E646]=&quot;W_REGISTER (TX_ADDR)&quot;;CONCATENATE(&quot;0x&quot;;BIN2HEX([.D651]);BIN2HEX([.D650]);BIN2HEX([.D649]);BIN2HEX([.D648]);BIN2HEX([.D647]));&quot;&quot;))" office:value-type="string" office:string-value="" calcext:value-type="error">
            <text:p>#N/D</text:p>
          </table:table-cell>
          <table:table-cell table:style-name="ce17" table:formula="of:=IF(OR([.E645]=&quot;W_TX_PAYLOAD&quot;;AND([.G645]&lt;&gt;&quot;&quot;;[.E646]=&quot;&quot;));BIN2HEX([.D64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2883947600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647]=[.B646];&quot;&quot;;VLOOKUP([.D647];[$Spec.A$1:$Spec.B$1048576];2;0))" office:value-type="string" office:string-value="" calcext:value-type="error">
            <text:p>#N/D</text:p>
          </table:table-cell>
          <table:table-cell table:style-name="ce13" table:formula="of:=IF([.E647]=&quot;W_REGISTER (RF_CH)&quot;;BIN2DEC([.D648]);IF([.E647]=&quot;W_REGISTER (TX_ADDR)&quot;;CONCATENATE(&quot;0x&quot;;BIN2HEX([.D652]);BIN2HEX([.D651]);BIN2HEX([.D650]);BIN2HEX([.D649]);BIN2HEX([.D648]));&quot;&quot;))" office:value-type="string" office:string-value="" calcext:value-type="error">
            <text:p>#N/D</text:p>
          </table:table-cell>
          <table:table-cell table:style-name="ce17" table:formula="of:=IF(OR([.E646]=&quot;W_TX_PAYLOAD&quot;;AND([.G646]&lt;&gt;&quot;&quot;;[.E647]=&quot;&quot;));BIN2HEX([.D64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28965040000000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648]=[.B647];&quot;&quot;;VLOOKUP([.D648];[$Spec.A$1:$Spec.B$1048576];2;0))" office:value-type="string" office:string-value="" calcext:value-type="error">
            <text:p>#N/D</text:p>
          </table:table-cell>
          <table:table-cell table:style-name="ce13" table:formula="of:=IF([.E648]=&quot;W_REGISTER (RF_CH)&quot;;BIN2DEC([.D649]);IF([.E648]=&quot;W_REGISTER (TX_ADDR)&quot;;CONCATENATE(&quot;0x&quot;;BIN2HEX([.D653]);BIN2HEX([.D652]);BIN2HEX([.D651]);BIN2HEX([.D650]);BIN2HEX([.D649]));&quot;&quot;))" office:value-type="string" office:string-value="" calcext:value-type="error">
            <text:p>#N/D</text:p>
          </table:table-cell>
          <table:table-cell table:style-name="ce17" table:formula="of:=IF(OR([.E647]=&quot;W_TX_PAYLOAD&quot;;AND([.G647]&lt;&gt;&quot;&quot;;[.E648]=&quot;&quot;));BIN2HEX([.D64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29081632000000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<text:s/>0000 <text:s/>1111</text:p>
          </table:table-cell>
          <table:table-cell/>
          <table:table-cell table:style-name="ce13" table:formula="of:=IF([.B649]=[.B648];&quot;&quot;;VLOOKUP([.D649];[$Spec.A$1:$Spec.B$1048576];2;0))">
            <text:p/>
          </table:table-cell>
          <table:table-cell table:style-name="ce13" table:formula="of:=IF([.E649]=&quot;W_REGISTER (RF_CH)&quot;;BIN2DEC([.D650]);IF([.E649]=&quot;W_REGISTER (TX_ADDR)&quot;;CONCATENATE(&quot;0x&quot;;BIN2HEX([.D654]);BIN2HEX([.D653]);BIN2HEX([.D652]);BIN2HEX([.D651]);BIN2HEX([.D650]));&quot;&quot;))">
            <text:p/>
          </table:table-cell>
          <table:table-cell table:style-name="ce17" table:formula="of:=IF(OR([.E648]=&quot;W_TX_PAYLOAD&quot;;AND([.G648]&lt;&gt;&quot;&quot;;[.E649]=&quot;&quot;));BIN2HEX([.D64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43140036000000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650]=[.B649];&quot;&quot;;VLOOKUP([.D650];[$Spec.A$1:$Spec.B$1048576];2;0))" office:value-type="string" office:string-value="" calcext:value-type="error">
            <text:p>#N/D</text:p>
          </table:table-cell>
          <table:table-cell table:style-name="ce13" table:formula="of:=IF([.E650]=&quot;W_REGISTER (RF_CH)&quot;;BIN2DEC([.D651]);IF([.E650]=&quot;W_REGISTER (TX_ADDR)&quot;;CONCATENATE(&quot;0x&quot;;BIN2HEX([.D655]);BIN2HEX([.D654]);BIN2HEX([.D653]);BIN2HEX([.D652]);BIN2HEX([.D651]));&quot;&quot;))" office:value-type="string" office:string-value="" calcext:value-type="error">
            <text:p>#N/D</text:p>
          </table:table-cell>
          <table:table-cell table:style-name="ce17" table:formula="of:=IF(OR([.E649]=&quot;W_TX_PAYLOAD&quot;;AND([.G649]&lt;&gt;&quot;&quot;;[.E650]=&quot;&quot;));BIN2HEX([.D65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43251644000000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651]=[.B650];&quot;&quot;;VLOOKUP([.D651];[$Spec.A$1:$Spec.B$1048576];2;0))">
            <text:p/>
          </table:table-cell>
          <table:table-cell table:style-name="ce13" table:formula="of:=IF([.E651]=&quot;W_REGISTER (RF_CH)&quot;;BIN2DEC([.D652]);IF([.E651]=&quot;W_REGISTER (TX_ADDR)&quot;;CONCATENATE(&quot;0x&quot;;BIN2HEX([.D656]);BIN2HEX([.D655]);BIN2HEX([.D654]);BIN2HEX([.D653]);BIN2HEX([.D652]));&quot;&quot;))">
            <text:p/>
          </table:table-cell>
          <table:table-cell table:style-name="ce17" table:formula="of:=IF(OR([.E650]=&quot;W_TX_PAYLOAD&quot;;AND([.G650]&lt;&gt;&quot;&quot;;[.E651]=&quot;&quot;));BIN2HEX([.D65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43391164000000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652]=[.B651];&quot;&quot;;VLOOKUP([.D652];[$Spec.A$1:$Spec.B$1048576];2;0))" office:value-type="string" office:string-value="" calcext:value-type="error">
            <text:p>#N/D</text:p>
          </table:table-cell>
          <table:table-cell table:style-name="ce13" table:formula="of:=IF([.E652]=&quot;W_REGISTER (RF_CH)&quot;;BIN2DEC([.D653]);IF([.E652]=&quot;W_REGISTER (TX_ADDR)&quot;;CONCATENATE(&quot;0x&quot;;BIN2HEX([.D657]);BIN2HEX([.D656]);BIN2HEX([.D655]);BIN2HEX([.D654]);BIN2HEX([.D653]));&quot;&quot;))" office:value-type="string" office:string-value="" calcext:value-type="error">
            <text:p>#N/D</text:p>
          </table:table-cell>
          <table:table-cell table:style-name="ce17" table:formula="of:=IF(OR([.E651]=&quot;W_TX_PAYLOAD&quot;;AND([.G651]&lt;&gt;&quot;&quot;;[.E652]=&quot;&quot;));BIN2HEX([.D65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43523708000000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653]=[.B652];&quot;&quot;;VLOOKUP([.D653];[$Spec.A$1:$Spec.B$1048576];2;0))">
            <text:p/>
          </table:table-cell>
          <table:table-cell table:style-name="ce13" table:formula="of:=IF([.E653]=&quot;W_REGISTER (RF_CH)&quot;;BIN2DEC([.D654]);IF([.E653]=&quot;W_REGISTER (TX_ADDR)&quot;;CONCATENATE(&quot;0x&quot;;BIN2HEX([.D658]);BIN2HEX([.D657]);BIN2HEX([.D656]);BIN2HEX([.D655]);BIN2HEX([.D654]));&quot;&quot;))">
            <text:p/>
          </table:table-cell>
          <table:table-cell table:style-name="ce17" table:formula="of:=IF(OR([.E652]=&quot;W_TX_PAYLOAD&quot;;AND([.G652]&lt;&gt;&quot;&quot;;[.E653]=&quot;&quot;));BIN2HEX([.D65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4364429200000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654]=[.B653];&quot;&quot;;VLOOKUP([.D654];[$Spec.A$1:$Spec.B$1048576];2;0))" office:value-type="string" office:string-value="" calcext:value-type="error">
            <text:p>#N/D</text:p>
          </table:table-cell>
          <table:table-cell table:style-name="ce13" table:formula="of:=IF([.E654]=&quot;W_REGISTER (RF_CH)&quot;;BIN2DEC([.D655]);IF([.E654]=&quot;W_REGISTER (TX_ADDR)&quot;;CONCATENATE(&quot;0x&quot;;BIN2HEX([.D659]);BIN2HEX([.D658]);BIN2HEX([.D657]);BIN2HEX([.D656]);BIN2HEX([.D655]));&quot;&quot;))" office:value-type="string" office:string-value="" calcext:value-type="error">
            <text:p>#N/D</text:p>
          </table:table-cell>
          <table:table-cell table:style-name="ce17" table:formula="of:=IF(OR([.E653]=&quot;W_TX_PAYLOAD&quot;;AND([.G653]&lt;&gt;&quot;&quot;;[.E654]=&quot;&quot;));BIN2HEX([.D65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4376587200000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655]=[.B654];&quot;&quot;;VLOOKUP([.D655];[$Spec.A$1:$Spec.B$1048576];2;0))" office:value-type="string" office:string-value="" calcext:value-type="error">
            <text:p>#N/D</text:p>
          </table:table-cell>
          <table:table-cell table:style-name="ce13" table:formula="of:=IF([.E655]=&quot;W_REGISTER (RF_CH)&quot;;BIN2DEC([.D656]);IF([.E655]=&quot;W_REGISTER (TX_ADDR)&quot;;CONCATENATE(&quot;0x&quot;;BIN2HEX([.D660]);BIN2HEX([.D659]);BIN2HEX([.D658]);BIN2HEX([.D657]);BIN2HEX([.D656]));&quot;&quot;))" office:value-type="string" office:string-value="" calcext:value-type="error">
            <text:p>#N/D</text:p>
          </table:table-cell>
          <table:table-cell table:style-name="ce17" table:formula="of:=IF(OR([.E654]=&quot;W_TX_PAYLOAD&quot;;AND([.G654]&lt;&gt;&quot;&quot;;[.E655]=&quot;&quot;));BIN2HEX([.D65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43891436000000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656]=[.B655];&quot;&quot;;VLOOKUP([.D656];[$Spec.A$1:$Spec.B$1048576];2;0))" office:value-type="string" office:string-value="" calcext:value-type="error">
            <text:p>#N/D</text:p>
          </table:table-cell>
          <table:table-cell table:style-name="ce13" table:formula="of:=IF([.E656]=&quot;W_REGISTER (RF_CH)&quot;;BIN2DEC([.D657]);IF([.E656]=&quot;W_REGISTER (TX_ADDR)&quot;;CONCATENATE(&quot;0x&quot;;BIN2HEX([.D661]);BIN2HEX([.D660]);BIN2HEX([.D659]);BIN2HEX([.D658]);BIN2HEX([.D657]));&quot;&quot;))" office:value-type="string" office:string-value="" calcext:value-type="error">
            <text:p>#N/D</text:p>
          </table:table-cell>
          <table:table-cell table:style-name="ce17" table:formula="of:=IF(OR([.E655]=&quot;W_TX_PAYLOAD&quot;;AND([.G655]&lt;&gt;&quot;&quot;;[.E656]=&quot;&quot;));BIN2HEX([.D65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44008032000000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<text:s/>0000 <text:s/>1111</text:p>
          </table:table-cell>
          <table:table-cell/>
          <table:table-cell table:style-name="ce13" table:formula="of:=IF([.B657]=[.B656];&quot;&quot;;VLOOKUP([.D657];[$Spec.A$1:$Spec.B$1048576];2;0))">
            <text:p/>
          </table:table-cell>
          <table:table-cell table:style-name="ce13" table:formula="of:=IF([.E657]=&quot;W_REGISTER (RF_CH)&quot;;BIN2DEC([.D658]);IF([.E657]=&quot;W_REGISTER (TX_ADDR)&quot;;CONCATENATE(&quot;0x&quot;;BIN2HEX([.D662]);BIN2HEX([.D661]);BIN2HEX([.D660]);BIN2HEX([.D659]);BIN2HEX([.D658]));&quot;&quot;))">
            <text:p/>
          </table:table-cell>
          <table:table-cell table:style-name="ce17" table:formula="of:=IF(OR([.E656]=&quot;W_TX_PAYLOAD&quot;;AND([.G656]&lt;&gt;&quot;&quot;;[.E657]=&quot;&quot;));BIN2HEX([.D65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441405760000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658]=[.B657];&quot;&quot;;VLOOKUP([.D658];[$Spec.A$1:$Spec.B$1048576];2;0))" office:value-type="string" office:string-value="" calcext:value-type="error">
            <text:p>#N/D</text:p>
          </table:table-cell>
          <table:table-cell table:style-name="ce13" table:formula="of:=IF([.E658]=&quot;W_REGISTER (RF_CH)&quot;;BIN2DEC([.D659]);IF([.E658]=&quot;W_REGISTER (TX_ADDR)&quot;;CONCATENATE(&quot;0x&quot;;BIN2HEX([.D663]);BIN2HEX([.D662]);BIN2HEX([.D661]);BIN2HEX([.D660]);BIN2HEX([.D659]));&quot;&quot;))" office:value-type="string" office:string-value="" calcext:value-type="error">
            <text:p>#N/D</text:p>
          </table:table-cell>
          <table:table-cell table:style-name="ce17" table:formula="of:=IF(OR([.E657]=&quot;W_TX_PAYLOAD&quot;;AND([.G657]&lt;&gt;&quot;&quot;;[.E658]=&quot;&quot;));BIN2HEX([.D65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442571680000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659]=[.B658];&quot;&quot;;VLOOKUP([.D659];[$Spec.A$1:$Spec.B$1048576];2;0))">
            <text:p/>
          </table:table-cell>
          <table:table-cell table:style-name="ce13" table:formula="of:=IF([.E659]=&quot;W_REGISTER (RF_CH)&quot;;BIN2DEC([.D660]);IF([.E659]=&quot;W_REGISTER (TX_ADDR)&quot;;CONCATENATE(&quot;0x&quot;;BIN2HEX([.D664]);BIN2HEX([.D663]);BIN2HEX([.D662]);BIN2HEX([.D661]);BIN2HEX([.D660]));&quot;&quot;))">
            <text:p/>
          </table:table-cell>
          <table:table-cell table:style-name="ce17" table:formula="of:=IF(OR([.E658]=&quot;W_TX_PAYLOAD&quot;;AND([.G658]&lt;&gt;&quot;&quot;;[.E659]=&quot;&quot;));BIN2HEX([.D65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44377752000000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660]=[.B659];&quot;&quot;;VLOOKUP([.D660];[$Spec.A$1:$Spec.B$1048576];2;0))" office:value-type="string" office:string-value="" calcext:value-type="error">
            <text:p>#N/D</text:p>
          </table:table-cell>
          <table:table-cell table:style-name="ce13" table:formula="of:=IF([.E660]=&quot;W_REGISTER (RF_CH)&quot;;BIN2DEC([.D661]);IF([.E660]=&quot;W_REGISTER (TX_ADDR)&quot;;CONCATENATE(&quot;0x&quot;;BIN2HEX([.D665]);BIN2HEX([.D664]);BIN2HEX([.D663]);BIN2HEX([.D662]);BIN2HEX([.D661]));&quot;&quot;))" office:value-type="string" office:string-value="" calcext:value-type="error">
            <text:p>#N/D</text:p>
          </table:table-cell>
          <table:table-cell table:style-name="ce17" table:formula="of:=IF(OR([.E659]=&quot;W_TX_PAYLOAD&quot;;AND([.G659]&lt;&gt;&quot;&quot;;[.E660]=&quot;&quot;));BIN2HEX([.D66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4451428800000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661]=[.B660];&quot;&quot;;VLOOKUP([.D661];[$Spec.A$1:$Spec.B$1048576];2;0))" office:value-type="string" office:string-value="" calcext:value-type="error">
            <text:p>#N/D</text:p>
          </table:table-cell>
          <table:table-cell table:style-name="ce13" table:formula="of:=IF([.E661]=&quot;W_REGISTER (RF_CH)&quot;;BIN2DEC([.D662]);IF([.E661]=&quot;W_REGISTER (TX_ADDR)&quot;;CONCATENATE(&quot;0x&quot;;BIN2HEX([.D666]);BIN2HEX([.D665]);BIN2HEX([.D664]);BIN2HEX([.D663]);BIN2HEX([.D662]));&quot;&quot;))" office:value-type="string" office:string-value="" calcext:value-type="error">
            <text:p>#N/D</text:p>
          </table:table-cell>
          <table:table-cell table:style-name="ce17" table:formula="of:=IF(OR([.E660]=&quot;W_TX_PAYLOAD&quot;;AND([.G660]&lt;&gt;&quot;&quot;;[.E661]=&quot;&quot;));BIN2HEX([.D66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44635864000000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662]=[.B661];&quot;&quot;;VLOOKUP([.D662];[$Spec.A$1:$Spec.B$1048576];2;0))" office:value-type="string" office:string-value="" calcext:value-type="error">
            <text:p>#N/D</text:p>
          </table:table-cell>
          <table:table-cell table:style-name="ce13" table:formula="of:=IF([.E662]=&quot;W_REGISTER (RF_CH)&quot;;BIN2DEC([.D663]);IF([.E662]=&quot;W_REGISTER (TX_ADDR)&quot;;CONCATENATE(&quot;0x&quot;;BIN2HEX([.D667]);BIN2HEX([.D666]);BIN2HEX([.D665]);BIN2HEX([.D664]);BIN2HEX([.D663]));&quot;&quot;))" office:value-type="string" office:string-value="" calcext:value-type="error">
            <text:p>#N/D</text:p>
          </table:table-cell>
          <table:table-cell table:style-name="ce17" table:formula="of:=IF(OR([.E661]=&quot;W_TX_PAYLOAD&quot;;AND([.G661]&lt;&gt;&quot;&quot;;[.E662]=&quot;&quot;));BIN2HEX([.D66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44755448000000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663]=[.B662];&quot;&quot;;VLOOKUP([.D663];[$Spec.A$1:$Spec.B$1048576];2;0))" office:value-type="string" office:string-value="" calcext:value-type="error">
            <text:p>#N/D</text:p>
          </table:table-cell>
          <table:table-cell table:style-name="ce13" table:formula="of:=IF([.E663]=&quot;W_REGISTER (RF_CH)&quot;;BIN2DEC([.D664]);IF([.E663]=&quot;W_REGISTER (TX_ADDR)&quot;;CONCATENATE(&quot;0x&quot;;BIN2HEX([.D668]);BIN2HEX([.D667]);BIN2HEX([.D666]);BIN2HEX([.D665]);BIN2HEX([.D664]));&quot;&quot;))" office:value-type="string" office:string-value="" calcext:value-type="error">
            <text:p>#N/D</text:p>
          </table:table-cell>
          <table:table-cell table:style-name="ce17" table:formula="of:=IF(OR([.E662]=&quot;W_TX_PAYLOAD&quot;;AND([.G662]&lt;&gt;&quot;&quot;;[.E663]=&quot;&quot;));BIN2HEX([.D66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44872044000000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664]=[.B663];&quot;&quot;;VLOOKUP([.D664];[$Spec.A$1:$Spec.B$1048576];2;0))">
            <text:p/>
          </table:table-cell>
          <table:table-cell table:style-name="ce13" table:formula="of:=IF([.E664]=&quot;W_REGISTER (RF_CH)&quot;;BIN2DEC([.D665]);IF([.E664]=&quot;W_REGISTER (TX_ADDR)&quot;;CONCATENATE(&quot;0x&quot;;BIN2HEX([.D669]);BIN2HEX([.D668]);BIN2HEX([.D667]);BIN2HEX([.D666]);BIN2HEX([.D665]));&quot;&quot;))">
            <text:p/>
          </table:table-cell>
          <table:table-cell table:style-name="ce17" table:formula="of:=IF(OR([.E663]=&quot;W_TX_PAYLOAD&quot;;AND([.G663]&lt;&gt;&quot;&quot;;[.E664]=&quot;&quot;));BIN2HEX([.D66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44988644000000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665]=[.B664];&quot;&quot;;VLOOKUP([.D665];[$Spec.A$1:$Spec.B$1048576];2;0))">
            <text:p/>
          </table:table-cell>
          <table:table-cell table:style-name="ce13" table:formula="of:=IF([.E665]=&quot;W_REGISTER (RF_CH)&quot;;BIN2DEC([.D666]);IF([.E665]=&quot;W_REGISTER (TX_ADDR)&quot;;CONCATENATE(&quot;0x&quot;;BIN2HEX([.D670]);BIN2HEX([.D669]);BIN2HEX([.D668]);BIN2HEX([.D667]);BIN2HEX([.D666]));&quot;&quot;))">
            <text:p/>
          </table:table-cell>
          <table:table-cell table:style-name="ce17" table:formula="of:=IF(OR([.E664]=&quot;W_TX_PAYLOAD&quot;;AND([.G664]&lt;&gt;&quot;&quot;;[.E665]=&quot;&quot;));BIN2HEX([.D66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45105240000000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<text:s/>1000 <text:s/>0011</text:p>
          </table:table-cell>
          <table:table-cell/>
          <table:table-cell table:style-name="ce13" table:formula="of:=IF([.B666]=[.B665];&quot;&quot;;VLOOKUP([.D666];[$Spec.A$1:$Spec.B$1048576];2;0))">
            <text:p/>
          </table:table-cell>
          <table:table-cell table:style-name="ce13" table:formula="of:=IF([.E666]=&quot;W_REGISTER (RF_CH)&quot;;BIN2DEC([.D667]);IF([.E666]=&quot;W_REGISTER (TX_ADDR)&quot;;CONCATENATE(&quot;0x&quot;;BIN2HEX([.D671]);BIN2HEX([.D670]);BIN2HEX([.D669]);BIN2HEX([.D668]);BIN2HEX([.D667]));&quot;&quot;))">
            <text:p/>
          </table:table-cell>
          <table:table-cell table:style-name="ce17" table:formula="of:=IF(OR([.E665]=&quot;W_TX_PAYLOAD&quot;;AND([.G665]&lt;&gt;&quot;&quot;;[.E666]=&quot;&quot;));BIN2HEX([.D66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45221840000000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<text:s/>1110 <text:s/>0000</text:p>
          </table:table-cell>
          <table:table-cell/>
          <table:table-cell table:style-name="ce13" table:formula="of:=IF([.B667]=[.B666];&quot;&quot;;VLOOKUP([.D667];[$Spec.A$1:$Spec.B$1048576];2;0))">
            <text:p/>
          </table:table-cell>
          <table:table-cell table:style-name="ce13" table:formula="of:=IF([.E667]=&quot;W_REGISTER (RF_CH)&quot;;BIN2DEC([.D668]);IF([.E667]=&quot;W_REGISTER (TX_ADDR)&quot;;CONCATENATE(&quot;0x&quot;;BIN2HEX([.D672]);BIN2HEX([.D671]);BIN2HEX([.D670]);BIN2HEX([.D669]);BIN2HEX([.D668]));&quot;&quot;))">
            <text:p/>
          </table:table-cell>
          <table:table-cell table:style-name="ce17" table:formula="of:=IF(OR([.E666]=&quot;W_TX_PAYLOAD&quot;;AND([.G666]&lt;&gt;&quot;&quot;;[.E667]=&quot;&quot;));BIN2HEX([.D66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45338440000000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668]=[.B667];&quot;&quot;;VLOOKUP([.D668];[$Spec.A$1:$Spec.B$1048576];2;0))">
            <text:p/>
          </table:table-cell>
          <table:table-cell table:style-name="ce13" table:formula="of:=IF([.E668]=&quot;W_REGISTER (RF_CH)&quot;;BIN2DEC([.D669]);IF([.E668]=&quot;W_REGISTER (TX_ADDR)&quot;;CONCATENATE(&quot;0x&quot;;BIN2HEX([.D673]);BIN2HEX([.D672]);BIN2HEX([.D671]);BIN2HEX([.D670]);BIN2HEX([.D669]));&quot;&quot;))">
            <text:p/>
          </table:table-cell>
          <table:table-cell table:style-name="ce17" table:formula="of:=IF(OR([.E667]=&quot;W_TX_PAYLOAD&quot;;AND([.G667]&lt;&gt;&quot;&quot;;[.E668]=&quot;&quot;));BIN2HEX([.D66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45455040000000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669]=[.B668];&quot;&quot;;VLOOKUP([.D669];[$Spec.A$1:$Spec.B$1048576];2;0))">
            <text:p/>
          </table:table-cell>
          <table:table-cell table:style-name="ce13" table:formula="of:=IF([.E669]=&quot;W_REGISTER (RF_CH)&quot;;BIN2DEC([.D670]);IF([.E669]=&quot;W_REGISTER (TX_ADDR)&quot;;CONCATENATE(&quot;0x&quot;;BIN2HEX([.D674]);BIN2HEX([.D673]);BIN2HEX([.D672]);BIN2HEX([.D671]);BIN2HEX([.D670]));&quot;&quot;))">
            <text:p/>
          </table:table-cell>
          <table:table-cell table:style-name="ce17" table:formula="of:=IF(OR([.E668]=&quot;W_TX_PAYLOAD&quot;;AND([.G668]&lt;&gt;&quot;&quot;;[.E669]=&quot;&quot;));BIN2HEX([.D66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45587580000000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670]=[.B669];&quot;&quot;;VLOOKUP([.D670];[$Spec.A$1:$Spec.B$1048576];2;0))">
            <text:p/>
          </table:table-cell>
          <table:table-cell table:style-name="ce13" table:formula="of:=IF([.E670]=&quot;W_REGISTER (RF_CH)&quot;;BIN2DEC([.D671]);IF([.E670]=&quot;W_REGISTER (TX_ADDR)&quot;;CONCATENATE(&quot;0x&quot;;BIN2HEX([.D675]);BIN2HEX([.D674]);BIN2HEX([.D673]);BIN2HEX([.D672]);BIN2HEX([.D671]));&quot;&quot;))">
            <text:p/>
          </table:table-cell>
          <table:table-cell table:style-name="ce17" table:formula="of:=IF(OR([.E669]=&quot;W_TX_PAYLOAD&quot;;AND([.G669]&lt;&gt;&quot;&quot;;[.E670]=&quot;&quot;));BIN2HEX([.D67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45704176000000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<text:s/>0000 <text:s/>0011</text:p>
          </table:table-cell>
          <table:table-cell/>
          <table:table-cell table:style-name="ce13" table:formula="of:=IF([.B671]=[.B670];&quot;&quot;;VLOOKUP([.D671];[$Spec.A$1:$Spec.B$1048576];2;0))">
            <text:p/>
          </table:table-cell>
          <table:table-cell table:style-name="ce13" table:formula="of:=IF([.E671]=&quot;W_REGISTER (RF_CH)&quot;;BIN2DEC([.D672]);IF([.E671]=&quot;W_REGISTER (TX_ADDR)&quot;;CONCATENATE(&quot;0x&quot;;BIN2HEX([.D676]);BIN2HEX([.D675]);BIN2HEX([.D674]);BIN2HEX([.D673]);BIN2HEX([.D672]));&quot;&quot;))">
            <text:p/>
          </table:table-cell>
          <table:table-cell table:style-name="ce17" table:formula="of:=IF(OR([.E670]=&quot;W_TX_PAYLOAD&quot;;AND([.G670]&lt;&gt;&quot;&quot;;[.E671]=&quot;&quot;));BIN2HEX([.D67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45830736000000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672]=[.B671];&quot;&quot;;VLOOKUP([.D672];[$Spec.A$1:$Spec.B$1048576];2;0))" office:value-type="string" office:string-value="" calcext:value-type="error">
            <text:p>#N/D</text:p>
          </table:table-cell>
          <table:table-cell table:style-name="ce13" table:formula="of:=IF([.E672]=&quot;W_REGISTER (RF_CH)&quot;;BIN2DEC([.D673]);IF([.E672]=&quot;W_REGISTER (TX_ADDR)&quot;;CONCATENATE(&quot;0x&quot;;BIN2HEX([.D677]);BIN2HEX([.D676]);BIN2HEX([.D675]);BIN2HEX([.D674]);BIN2HEX([.D673]));&quot;&quot;))" office:value-type="string" office:string-value="" calcext:value-type="error">
            <text:p>#N/D</text:p>
          </table:table-cell>
          <table:table-cell table:style-name="ce17" table:formula="of:=IF(OR([.E671]=&quot;W_TX_PAYLOAD&quot;;AND([.G671]&lt;&gt;&quot;&quot;;[.E672]=&quot;&quot;));BIN2HEX([.D67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45947320000000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673]=[.B672];&quot;&quot;;VLOOKUP([.D673];[$Spec.A$1:$Spec.B$1048576];2;0))">
            <text:p/>
          </table:table-cell>
          <table:table-cell table:style-name="ce13" table:formula="of:=IF([.E673]=&quot;W_REGISTER (RF_CH)&quot;;BIN2DEC([.D674]);IF([.E673]=&quot;W_REGISTER (TX_ADDR)&quot;;CONCATENATE(&quot;0x&quot;;BIN2HEX([.D678]);BIN2HEX([.D677]);BIN2HEX([.D676]);BIN2HEX([.D675]);BIN2HEX([.D674]));&quot;&quot;))">
            <text:p/>
          </table:table-cell>
          <table:table-cell table:style-name="ce17" table:formula="of:=IF(OR([.E672]=&quot;W_TX_PAYLOAD&quot;;AND([.G672]&lt;&gt;&quot;&quot;;[.E673]=&quot;&quot;));BIN2HEX([.D67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6351333600000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674]=[.B673];&quot;&quot;;VLOOKUP([.D674];[$Spec.A$1:$Spec.B$1048576];2;0))" office:value-type="string" office:string-value="" calcext:value-type="error">
            <text:p>#N/D</text:p>
          </table:table-cell>
          <table:table-cell table:style-name="ce13" table:formula="of:=IF([.E674]=&quot;W_REGISTER (RF_CH)&quot;;BIN2DEC([.D675]);IF([.E674]=&quot;W_REGISTER (TX_ADDR)&quot;;CONCATENATE(&quot;0x&quot;;BIN2HEX([.D679]);BIN2HEX([.D678]);BIN2HEX([.D677]);BIN2HEX([.D676]);BIN2HEX([.D675]));&quot;&quot;))" office:value-type="string" office:string-value="" calcext:value-type="error">
            <text:p>#N/D</text:p>
          </table:table-cell>
          <table:table-cell table:style-name="ce17" table:formula="of:=IF(OR([.E673]=&quot;W_TX_PAYLOAD&quot;;AND([.G673]&lt;&gt;&quot;&quot;;[.E674]=&quot;&quot;));BIN2HEX([.D67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6362494800000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675]=[.B674];&quot;&quot;;VLOOKUP([.D675];[$Spec.A$1:$Spec.B$1048576];2;0))">
            <text:p/>
          </table:table-cell>
          <table:table-cell table:style-name="ce13" table:formula="of:=IF([.E675]=&quot;W_REGISTER (RF_CH)&quot;;BIN2DEC([.D676]);IF([.E675]=&quot;W_REGISTER (TX_ADDR)&quot;;CONCATENATE(&quot;0x&quot;;BIN2HEX([.D680]);BIN2HEX([.D679]);BIN2HEX([.D678]);BIN2HEX([.D677]);BIN2HEX([.D676]));&quot;&quot;))">
            <text:p/>
          </table:table-cell>
          <table:table-cell table:style-name="ce17" table:formula="of:=IF(OR([.E674]=&quot;W_TX_PAYLOAD&quot;;AND([.G674]&lt;&gt;&quot;&quot;;[.E675]=&quot;&quot;));BIN2HEX([.D67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6375750000000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676]=[.B675];&quot;&quot;;VLOOKUP([.D676];[$Spec.A$1:$Spec.B$1048576];2;0))" office:value-type="string" office:string-value="" calcext:value-type="error">
            <text:p>#N/D</text:p>
          </table:table-cell>
          <table:table-cell table:style-name="ce13" table:formula="of:=IF([.E676]=&quot;W_REGISTER (RF_CH)&quot;;BIN2DEC([.D677]);IF([.E676]=&quot;W_REGISTER (TX_ADDR)&quot;;CONCATENATE(&quot;0x&quot;;BIN2HEX([.D681]);BIN2HEX([.D680]);BIN2HEX([.D679]);BIN2HEX([.D678]);BIN2HEX([.D677]));&quot;&quot;))" office:value-type="string" office:string-value="" calcext:value-type="error">
            <text:p>#N/D</text:p>
          </table:table-cell>
          <table:table-cell table:style-name="ce17" table:formula="of:=IF(OR([.E675]=&quot;W_TX_PAYLOAD&quot;;AND([.G675]&lt;&gt;&quot;&quot;;[.E676]=&quot;&quot;));BIN2HEX([.D67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6390200400000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677]=[.B676];&quot;&quot;;VLOOKUP([.D677];[$Spec.A$1:$Spec.B$1048576];2;0))" office:value-type="string" office:string-value="" calcext:value-type="error">
            <text:p>#N/D</text:p>
          </table:table-cell>
          <table:table-cell table:style-name="ce13" table:formula="of:=IF([.E677]=&quot;W_REGISTER (RF_CH)&quot;;BIN2DEC([.D678]);IF([.E677]=&quot;W_REGISTER (TX_ADDR)&quot;;CONCATENATE(&quot;0x&quot;;BIN2HEX([.D682]);BIN2HEX([.D681]);BIN2HEX([.D680]);BIN2HEX([.D679]);BIN2HEX([.D678]));&quot;&quot;))" office:value-type="string" office:string-value="" calcext:value-type="error">
            <text:p>#N/D</text:p>
          </table:table-cell>
          <table:table-cell table:style-name="ce17" table:formula="of:=IF(OR([.E676]=&quot;W_TX_PAYLOAD&quot;;AND([.G676]&lt;&gt;&quot;&quot;;[.E677]=&quot;&quot;));BIN2HEX([.D67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6401860400000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678]=[.B677];&quot;&quot;;VLOOKUP([.D678];[$Spec.A$1:$Spec.B$1048576];2;0))">
            <text:p/>
          </table:table-cell>
          <table:table-cell table:style-name="ce13" table:formula="of:=IF([.E678]=&quot;W_REGISTER (RF_CH)&quot;;BIN2DEC([.D679]);IF([.E678]=&quot;W_REGISTER (TX_ADDR)&quot;;CONCATENATE(&quot;0x&quot;;BIN2HEX([.D683]);BIN2HEX([.D682]);BIN2HEX([.D681]);BIN2HEX([.D680]);BIN2HEX([.D679]));&quot;&quot;))">
            <text:p/>
          </table:table-cell>
          <table:table-cell table:style-name="ce17" table:formula="of:=IF(OR([.E677]=&quot;W_TX_PAYLOAD&quot;;AND([.G677]&lt;&gt;&quot;&quot;;[.E678]=&quot;&quot;));BIN2HEX([.D67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64157124000000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679]=[.B678];&quot;&quot;;VLOOKUP([.D679];[$Spec.A$1:$Spec.B$1048576];2;0))" office:value-type="string" office:string-value="" calcext:value-type="error">
            <text:p>#N/D</text:p>
          </table:table-cell>
          <table:table-cell table:style-name="ce13" table:formula="of:=IF([.E679]=&quot;W_REGISTER (RF_CH)&quot;;BIN2DEC([.D680]);IF([.E679]=&quot;W_REGISTER (TX_ADDR)&quot;;CONCATENATE(&quot;0x&quot;;BIN2HEX([.D684]);BIN2HEX([.D683]);BIN2HEX([.D682]);BIN2HEX([.D681]);BIN2HEX([.D680]));&quot;&quot;))" office:value-type="string" office:string-value="" calcext:value-type="error">
            <text:p>#N/D</text:p>
          </table:table-cell>
          <table:table-cell table:style-name="ce17" table:formula="of:=IF(OR([.E678]=&quot;W_TX_PAYLOAD&quot;;AND([.G678]&lt;&gt;&quot;&quot;;[.E679]=&quot;&quot;));BIN2HEX([.D67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6427671200000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680]=[.B679];&quot;&quot;;VLOOKUP([.D680];[$Spec.A$1:$Spec.B$1048576];2;0))" office:value-type="string" office:string-value="" calcext:value-type="error">
            <text:p>#N/D</text:p>
          </table:table-cell>
          <table:table-cell table:style-name="ce13" table:formula="of:=IF([.E680]=&quot;W_REGISTER (RF_CH)&quot;;BIN2DEC([.D681]);IF([.E680]=&quot;W_REGISTER (TX_ADDR)&quot;;CONCATENATE(&quot;0x&quot;;BIN2HEX([.D685]);BIN2HEX([.D684]);BIN2HEX([.D683]);BIN2HEX([.D682]);BIN2HEX([.D681]));&quot;&quot;))" office:value-type="string" office:string-value="" calcext:value-type="error">
            <text:p>#N/D</text:p>
          </table:table-cell>
          <table:table-cell table:style-name="ce17" table:formula="of:=IF(OR([.E679]=&quot;W_TX_PAYLOAD&quot;;AND([.G679]&lt;&gt;&quot;&quot;;[.E680]=&quot;&quot;));BIN2HEX([.D68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6439330800000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681]=[.B680];&quot;&quot;;VLOOKUP([.D681];[$Spec.A$1:$Spec.B$1048576];2;0))">
            <text:p/>
          </table:table-cell>
          <table:table-cell table:style-name="ce13" table:formula="of:=IF([.E681]=&quot;W_REGISTER (RF_CH)&quot;;BIN2DEC([.D682]);IF([.E681]=&quot;W_REGISTER (TX_ADDR)&quot;;CONCATENATE(&quot;0x&quot;;BIN2HEX([.D686]);BIN2HEX([.D685]);BIN2HEX([.D684]);BIN2HEX([.D683]);BIN2HEX([.D682]));&quot;&quot;))">
            <text:p/>
          </table:table-cell>
          <table:table-cell table:style-name="ce17" table:formula="of:=IF(OR([.E680]=&quot;W_TX_PAYLOAD&quot;;AND([.G680]&lt;&gt;&quot;&quot;;[.E681]=&quot;&quot;));BIN2HEX([.D68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6450990000000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682]=[.B681];&quot;&quot;;VLOOKUP([.D682];[$Spec.A$1:$Spec.B$1048576];2;0))">
            <text:p/>
          </table:table-cell>
          <table:table-cell table:style-name="ce13" table:formula="of:=IF([.E682]=&quot;W_REGISTER (RF_CH)&quot;;BIN2DEC([.D683]);IF([.E682]=&quot;W_REGISTER (TX_ADDR)&quot;;CONCATENATE(&quot;0x&quot;;BIN2HEX([.D687]);BIN2HEX([.D686]);BIN2HEX([.D685]);BIN2HEX([.D684]);BIN2HEX([.D683]));&quot;&quot;))">
            <text:p/>
          </table:table-cell>
          <table:table-cell table:style-name="ce17" table:formula="of:=IF(OR([.E681]=&quot;W_TX_PAYLOAD&quot;;AND([.G681]&lt;&gt;&quot;&quot;;[.E682]=&quot;&quot;));BIN2HEX([.D68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6462650000000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<text:s/>1000 <text:s/>0100</text:p>
          </table:table-cell>
          <table:table-cell/>
          <table:table-cell table:style-name="ce13" table:formula="of:=IF([.B683]=[.B682];&quot;&quot;;VLOOKUP([.D683];[$Spec.A$1:$Spec.B$1048576];2;0))">
            <text:p/>
          </table:table-cell>
          <table:table-cell table:style-name="ce13" table:formula="of:=IF([.E683]=&quot;W_REGISTER (RF_CH)&quot;;BIN2DEC([.D684]);IF([.E683]=&quot;W_REGISTER (TX_ADDR)&quot;;CONCATENATE(&quot;0x&quot;;BIN2HEX([.D688]);BIN2HEX([.D687]);BIN2HEX([.D686]);BIN2HEX([.D685]);BIN2HEX([.D684]));&quot;&quot;))">
            <text:p/>
          </table:table-cell>
          <table:table-cell table:style-name="ce17" table:formula="of:=IF(OR([.E682]=&quot;W_TX_PAYLOAD&quot;;AND([.G682]&lt;&gt;&quot;&quot;;[.E683]=&quot;&quot;));BIN2HEX([.D68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6474309600000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684]=[.B683];&quot;&quot;;VLOOKUP([.D684];[$Spec.A$1:$Spec.B$1048576];2;0))">
            <text:p/>
          </table:table-cell>
          <table:table-cell table:style-name="ce13" table:formula="of:=IF([.E684]=&quot;W_REGISTER (RF_CH)&quot;;BIN2DEC([.D685]);IF([.E684]=&quot;W_REGISTER (TX_ADDR)&quot;;CONCATENATE(&quot;0x&quot;;BIN2HEX([.D689]);BIN2HEX([.D688]);BIN2HEX([.D687]);BIN2HEX([.D686]);BIN2HEX([.D685]));&quot;&quot;))">
            <text:p/>
          </table:table-cell>
          <table:table-cell table:style-name="ce17" table:formula="of:=IF(OR([.E683]=&quot;W_TX_PAYLOAD&quot;;AND([.G683]&lt;&gt;&quot;&quot;;[.E684]=&quot;&quot;));BIN2HEX([.D68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6485969200000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685]=[.B684];&quot;&quot;;VLOOKUP([.D685];[$Spec.A$1:$Spec.B$1048576];2;0))">
            <text:p/>
          </table:table-cell>
          <table:table-cell table:style-name="ce13" table:formula="of:=IF([.E685]=&quot;W_REGISTER (RF_CH)&quot;;BIN2DEC([.D686]);IF([.E685]=&quot;W_REGISTER (TX_ADDR)&quot;;CONCATENATE(&quot;0x&quot;;BIN2HEX([.D690]);BIN2HEX([.D689]);BIN2HEX([.D688]);BIN2HEX([.D687]);BIN2HEX([.D686]));&quot;&quot;))">
            <text:p/>
          </table:table-cell>
          <table:table-cell table:style-name="ce17" table:formula="of:=IF(OR([.E684]=&quot;W_TX_PAYLOAD&quot;;AND([.G684]&lt;&gt;&quot;&quot;;[.E685]=&quot;&quot;));BIN2HEX([.D68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6499223600000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686]=[.B685];&quot;&quot;;VLOOKUP([.D686];[$Spec.A$1:$Spec.B$1048576];2;0))">
            <text:p/>
          </table:table-cell>
          <table:table-cell table:style-name="ce13" table:formula="of:=IF([.E686]=&quot;W_REGISTER (RF_CH)&quot;;BIN2DEC([.D687]);IF([.E686]=&quot;W_REGISTER (TX_ADDR)&quot;;CONCATENATE(&quot;0x&quot;;BIN2HEX([.D691]);BIN2HEX([.D690]);BIN2HEX([.D689]);BIN2HEX([.D688]);BIN2HEX([.D687]));&quot;&quot;))">
            <text:p/>
          </table:table-cell>
          <table:table-cell table:style-name="ce17" table:formula="of:=IF(OR([.E685]=&quot;W_TX_PAYLOAD&quot;;AND([.G685]&lt;&gt;&quot;&quot;;[.E686]=&quot;&quot;));BIN2HEX([.D68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6510883200000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687]=[.B686];&quot;&quot;;VLOOKUP([.D687];[$Spec.A$1:$Spec.B$1048576];2;0))">
            <text:p/>
          </table:table-cell>
          <table:table-cell table:style-name="ce13" table:formula="of:=IF([.E687]=&quot;W_REGISTER (RF_CH)&quot;;BIN2DEC([.D688]);IF([.E687]=&quot;W_REGISTER (TX_ADDR)&quot;;CONCATENATE(&quot;0x&quot;;BIN2HEX([.D692]);BIN2HEX([.D691]);BIN2HEX([.D690]);BIN2HEX([.D689]);BIN2HEX([.D688]));&quot;&quot;))">
            <text:p/>
          </table:table-cell>
          <table:table-cell table:style-name="ce17" table:formula="of:=IF(OR([.E686]=&quot;W_TX_PAYLOAD&quot;;AND([.G686]&lt;&gt;&quot;&quot;;[.E687]=&quot;&quot;));BIN2HEX([.D68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6522542800000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<text:s/>0000 <text:s/>0100</text:p>
          </table:table-cell>
          <table:table-cell/>
          <table:table-cell table:style-name="ce13" table:formula="of:=IF([.B688]=[.B687];&quot;&quot;;VLOOKUP([.D688];[$Spec.A$1:$Spec.B$1048576];2;0))">
            <text:p/>
          </table:table-cell>
          <table:table-cell table:style-name="ce13" table:formula="of:=IF([.E688]=&quot;W_REGISTER (RF_CH)&quot;;BIN2DEC([.D689]);IF([.E688]=&quot;W_REGISTER (TX_ADDR)&quot;;CONCATENATE(&quot;0x&quot;;BIN2HEX([.D693]);BIN2HEX([.D692]);BIN2HEX([.D691]);BIN2HEX([.D690]);BIN2HEX([.D689]));&quot;&quot;))">
            <text:p/>
          </table:table-cell>
          <table:table-cell table:style-name="ce17" table:formula="of:=IF(OR([.E687]=&quot;W_TX_PAYLOAD&quot;;AND([.G687]&lt;&gt;&quot;&quot;;[.E688]=&quot;&quot;));BIN2HEX([.D68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6535199200000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689]=[.B688];&quot;&quot;;VLOOKUP([.D689];[$Spec.A$1:$Spec.B$1048576];2;0))" office:value-type="string" office:string-value="" calcext:value-type="error">
            <text:p>#N/D</text:p>
          </table:table-cell>
          <table:table-cell table:style-name="ce13" table:formula="of:=IF([.E689]=&quot;W_REGISTER (RF_CH)&quot;;BIN2DEC([.D690]);IF([.E689]=&quot;W_REGISTER (TX_ADDR)&quot;;CONCATENATE(&quot;0x&quot;;BIN2HEX([.D694]);BIN2HEX([.D693]);BIN2HEX([.D692]);BIN2HEX([.D691]);BIN2HEX([.D690]));&quot;&quot;))" office:value-type="string" office:string-value="" calcext:value-type="error">
            <text:p>#N/D</text:p>
          </table:table-cell>
          <table:table-cell table:style-name="ce17" table:formula="of:=IF(OR([.E688]=&quot;W_TX_PAYLOAD&quot;;AND([.G688]&lt;&gt;&quot;&quot;;[.E689]=&quot;&quot;));BIN2HEX([.D68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6546859200000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690]=[.B689];&quot;&quot;;VLOOKUP([.D690];[$Spec.A$1:$Spec.B$1048576];2;0))">
            <text:p/>
          </table:table-cell>
          <table:table-cell table:style-name="ce13" table:formula="of:=IF([.E690]=&quot;W_REGISTER (RF_CH)&quot;;BIN2DEC([.D691]);IF([.E690]=&quot;W_REGISTER (TX_ADDR)&quot;;CONCATENATE(&quot;0x&quot;;BIN2HEX([.D695]);BIN2HEX([.D694]);BIN2HEX([.D693]);BIN2HEX([.D692]);BIN2HEX([.D691]));&quot;&quot;))">
            <text:p/>
          </table:table-cell>
          <table:table-cell table:style-name="ce17" table:formula="of:=IF(OR([.E689]=&quot;W_TX_PAYLOAD&quot;;AND([.G689]&lt;&gt;&quot;&quot;;[.E690]=&quot;&quot;));BIN2HEX([.D69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6803924800000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691]=[.B690];&quot;&quot;;VLOOKUP([.D691];[$Spec.A$1:$Spec.B$1048576];2;0))" office:value-type="string" office:string-value="" calcext:value-type="error">
            <text:p>#N/D</text:p>
          </table:table-cell>
          <table:table-cell table:style-name="ce13" table:formula="of:=IF([.E691]=&quot;W_REGISTER (RF_CH)&quot;;BIN2DEC([.D692]);IF([.E691]=&quot;W_REGISTER (TX_ADDR)&quot;;CONCATENATE(&quot;0x&quot;;BIN2HEX([.D696]);BIN2HEX([.D695]);BIN2HEX([.D694]);BIN2HEX([.D693]);BIN2HEX([.D692]));&quot;&quot;))" office:value-type="string" office:string-value="" calcext:value-type="error">
            <text:p>#N/D</text:p>
          </table:table-cell>
          <table:table-cell table:style-name="ce17" table:formula="of:=IF(OR([.E690]=&quot;W_TX_PAYLOAD&quot;;AND([.G690]&lt;&gt;&quot;&quot;;[.E691]=&quot;&quot;));BIN2HEX([.D69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6815086400000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692]=[.B691];&quot;&quot;;VLOOKUP([.D692];[$Spec.A$1:$Spec.B$1048576];2;0))">
            <text:p/>
          </table:table-cell>
          <table:table-cell table:style-name="ce13" table:formula="of:=IF([.E692]=&quot;W_REGISTER (RF_CH)&quot;;BIN2DEC([.D693]);IF([.E692]=&quot;W_REGISTER (TX_ADDR)&quot;;CONCATENATE(&quot;0x&quot;;BIN2HEX([.D697]);BIN2HEX([.D696]);BIN2HEX([.D695]);BIN2HEX([.D694]);BIN2HEX([.D693]));&quot;&quot;))">
            <text:p/>
          </table:table-cell>
          <table:table-cell table:style-name="ce17" table:formula="of:=IF(OR([.E691]=&quot;W_TX_PAYLOAD&quot;;AND([.G691]&lt;&gt;&quot;&quot;;[.E692]=&quot;&quot;));BIN2HEX([.D69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6828342000000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693]=[.B692];&quot;&quot;;VLOOKUP([.D693];[$Spec.A$1:$Spec.B$1048576];2;0))" office:value-type="string" office:string-value="" calcext:value-type="error">
            <text:p>#N/D</text:p>
          </table:table-cell>
          <table:table-cell table:style-name="ce13" table:formula="of:=IF([.E693]=&quot;W_REGISTER (RF_CH)&quot;;BIN2DEC([.D694]);IF([.E693]=&quot;W_REGISTER (TX_ADDR)&quot;;CONCATENATE(&quot;0x&quot;;BIN2HEX([.D698]);BIN2HEX([.D697]);BIN2HEX([.D696]);BIN2HEX([.D695]);BIN2HEX([.D694]));&quot;&quot;))" office:value-type="string" office:string-value="" calcext:value-type="error">
            <text:p>#N/D</text:p>
          </table:table-cell>
          <table:table-cell table:style-name="ce17" table:formula="of:=IF(OR([.E692]=&quot;W_TX_PAYLOAD&quot;;AND([.G692]&lt;&gt;&quot;&quot;;[.E693]=&quot;&quot;));BIN2HEX([.D69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6841198000000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694]=[.B693];&quot;&quot;;VLOOKUP([.D694];[$Spec.A$1:$Spec.B$1048576];2;0))" office:value-type="string" office:string-value="" calcext:value-type="error">
            <text:p>#N/D</text:p>
          </table:table-cell>
          <table:table-cell table:style-name="ce13" table:formula="of:=IF([.E694]=&quot;W_REGISTER (RF_CH)&quot;;BIN2DEC([.D695]);IF([.E694]=&quot;W_REGISTER (TX_ADDR)&quot;;CONCATENATE(&quot;0x&quot;;BIN2HEX([.D699]);BIN2HEX([.D698]);BIN2HEX([.D697]);BIN2HEX([.D696]);BIN2HEX([.D695]));&quot;&quot;))" office:value-type="string" office:string-value="" calcext:value-type="error">
            <text:p>#N/D</text:p>
          </table:table-cell>
          <table:table-cell table:style-name="ce17" table:formula="of:=IF(OR([.E693]=&quot;W_TX_PAYLOAD&quot;;AND([.G693]&lt;&gt;&quot;&quot;;[.E694]=&quot;&quot;));BIN2HEX([.D69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6852858400000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695]=[.B694];&quot;&quot;;VLOOKUP([.D695];[$Spec.A$1:$Spec.B$1048576];2;0))">
            <text:p/>
          </table:table-cell>
          <table:table-cell table:style-name="ce13" table:formula="of:=IF([.E695]=&quot;W_REGISTER (RF_CH)&quot;;BIN2DEC([.D696]);IF([.E695]=&quot;W_REGISTER (TX_ADDR)&quot;;CONCATENATE(&quot;0x&quot;;BIN2HEX([.D700]);BIN2HEX([.D699]);BIN2HEX([.D698]);BIN2HEX([.D697]);BIN2HEX([.D696]));&quot;&quot;))">
            <text:p/>
          </table:table-cell>
          <table:table-cell table:style-name="ce17" table:formula="of:=IF(OR([.E694]=&quot;W_TX_PAYLOAD&quot;;AND([.G694]&lt;&gt;&quot;&quot;;[.E695]=&quot;&quot;));BIN2HEX([.D69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68672096000000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696]=[.B695];&quot;&quot;;VLOOKUP([.D696];[$Spec.A$1:$Spec.B$1048576];2;0))" office:value-type="string" office:string-value="" calcext:value-type="error">
            <text:p>#N/D</text:p>
          </table:table-cell>
          <table:table-cell table:style-name="ce13" table:formula="of:=IF([.E696]=&quot;W_REGISTER (RF_CH)&quot;;BIN2DEC([.D697]);IF([.E696]=&quot;W_REGISTER (TX_ADDR)&quot;;CONCATENATE(&quot;0x&quot;;BIN2HEX([.D701]);BIN2HEX([.D700]);BIN2HEX([.D699]);BIN2HEX([.D698]);BIN2HEX([.D697]));&quot;&quot;))" office:value-type="string" office:string-value="" calcext:value-type="error">
            <text:p>#N/D</text:p>
          </table:table-cell>
          <table:table-cell table:style-name="ce17" table:formula="of:=IF(OR([.E695]=&quot;W_TX_PAYLOAD&quot;;AND([.G695]&lt;&gt;&quot;&quot;;[.E696]=&quot;&quot;));BIN2HEX([.D69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6879168400000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697]=[.B696];&quot;&quot;;VLOOKUP([.D697];[$Spec.A$1:$Spec.B$1048576];2;0))" office:value-type="string" office:string-value="" calcext:value-type="error">
            <text:p>#N/D</text:p>
          </table:table-cell>
          <table:table-cell table:style-name="ce13" table:formula="of:=IF([.E697]=&quot;W_REGISTER (RF_CH)&quot;;BIN2DEC([.D698]);IF([.E697]=&quot;W_REGISTER (TX_ADDR)&quot;;CONCATENATE(&quot;0x&quot;;BIN2HEX([.D702]);BIN2HEX([.D701]);BIN2HEX([.D700]);BIN2HEX([.D699]);BIN2HEX([.D698]));&quot;&quot;))" office:value-type="string" office:string-value="" calcext:value-type="error">
            <text:p>#N/D</text:p>
          </table:table-cell>
          <table:table-cell table:style-name="ce17" table:formula="of:=IF(OR([.E696]=&quot;W_TX_PAYLOAD&quot;;AND([.G696]&lt;&gt;&quot;&quot;;[.E697]=&quot;&quot;));BIN2HEX([.D69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6890828400000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698]=[.B697];&quot;&quot;;VLOOKUP([.D698];[$Spec.A$1:$Spec.B$1048576];2;0))">
            <text:p/>
          </table:table-cell>
          <table:table-cell table:style-name="ce13" table:formula="of:=IF([.E698]=&quot;W_REGISTER (RF_CH)&quot;;BIN2DEC([.D699]);IF([.E698]=&quot;W_REGISTER (TX_ADDR)&quot;;CONCATENATE(&quot;0x&quot;;BIN2HEX([.D703]);BIN2HEX([.D702]);BIN2HEX([.D701]);BIN2HEX([.D700]);BIN2HEX([.D699]));&quot;&quot;))">
            <text:p/>
          </table:table-cell>
          <table:table-cell table:style-name="ce17" table:formula="of:=IF(OR([.E697]=&quot;W_TX_PAYLOAD&quot;;AND([.G697]&lt;&gt;&quot;&quot;;[.E698]=&quot;&quot;));BIN2HEX([.D69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6904082800000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699]=[.B698];&quot;&quot;;VLOOKUP([.D699];[$Spec.A$1:$Spec.B$1048576];2;0))">
            <text:p/>
          </table:table-cell>
          <table:table-cell table:style-name="ce13" table:formula="of:=IF([.E699]=&quot;W_REGISTER (RF_CH)&quot;;BIN2DEC([.D700]);IF([.E699]=&quot;W_REGISTER (TX_ADDR)&quot;;CONCATENATE(&quot;0x&quot;;BIN2HEX([.D704]);BIN2HEX([.D703]);BIN2HEX([.D702]);BIN2HEX([.D701]);BIN2HEX([.D700]));&quot;&quot;))">
            <text:p/>
          </table:table-cell>
          <table:table-cell table:style-name="ce17" table:formula="of:=IF(OR([.E698]=&quot;W_TX_PAYLOAD&quot;;AND([.G698]&lt;&gt;&quot;&quot;;[.E699]=&quot;&quot;));BIN2HEX([.D69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6915742400000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<text:s/>1000 <text:s/>0100</text:p>
          </table:table-cell>
          <table:table-cell/>
          <table:table-cell table:style-name="ce13" table:formula="of:=IF([.B700]=[.B699];&quot;&quot;;VLOOKUP([.D700];[$Spec.A$1:$Spec.B$1048576];2;0))">
            <text:p/>
          </table:table-cell>
          <table:table-cell table:style-name="ce13" table:formula="of:=IF([.E700]=&quot;W_REGISTER (RF_CH)&quot;;BIN2DEC([.D701]);IF([.E700]=&quot;W_REGISTER (TX_ADDR)&quot;;CONCATENATE(&quot;0x&quot;;BIN2HEX([.D705]);BIN2HEX([.D704]);BIN2HEX([.D703]);BIN2HEX([.D702]);BIN2HEX([.D701]));&quot;&quot;))">
            <text:p/>
          </table:table-cell>
          <table:table-cell table:style-name="ce17" table:formula="of:=IF(OR([.E699]=&quot;W_TX_PAYLOAD&quot;;AND([.G699]&lt;&gt;&quot;&quot;;[.E700]=&quot;&quot;));BIN2HEX([.D70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6927402000000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701]=[.B700];&quot;&quot;;VLOOKUP([.D701];[$Spec.A$1:$Spec.B$1048576];2;0))">
            <text:p/>
          </table:table-cell>
          <table:table-cell table:style-name="ce13" table:formula="of:=IF([.E701]=&quot;W_REGISTER (RF_CH)&quot;;BIN2DEC([.D702]);IF([.E701]=&quot;W_REGISTER (TX_ADDR)&quot;;CONCATENATE(&quot;0x&quot;;BIN2HEX([.D706]);BIN2HEX([.D705]);BIN2HEX([.D704]);BIN2HEX([.D703]);BIN2HEX([.D702]));&quot;&quot;))">
            <text:p/>
          </table:table-cell>
          <table:table-cell table:style-name="ce17" table:formula="of:=IF(OR([.E700]=&quot;W_TX_PAYLOAD&quot;;AND([.G700]&lt;&gt;&quot;&quot;;[.E701]=&quot;&quot;));BIN2HEX([.D70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6939061200000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702]=[.B701];&quot;&quot;;VLOOKUP([.D702];[$Spec.A$1:$Spec.B$1048576];2;0))">
            <text:p/>
          </table:table-cell>
          <table:table-cell table:style-name="ce13" table:formula="of:=IF([.E702]=&quot;W_REGISTER (RF_CH)&quot;;BIN2DEC([.D703]);IF([.E702]=&quot;W_REGISTER (TX_ADDR)&quot;;CONCATENATE(&quot;0x&quot;;BIN2HEX([.D707]);BIN2HEX([.D706]);BIN2HEX([.D705]);BIN2HEX([.D704]);BIN2HEX([.D703]));&quot;&quot;))">
            <text:p/>
          </table:table-cell>
          <table:table-cell table:style-name="ce17" table:formula="of:=IF(OR([.E701]=&quot;W_TX_PAYLOAD&quot;;AND([.G701]&lt;&gt;&quot;&quot;;[.E702]=&quot;&quot;));BIN2HEX([.D70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6950721200000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703]=[.B702];&quot;&quot;;VLOOKUP([.D703];[$Spec.A$1:$Spec.B$1048576];2;0))">
            <text:p/>
          </table:table-cell>
          <table:table-cell table:style-name="ce13" table:formula="of:=IF([.E703]=&quot;W_REGISTER (RF_CH)&quot;;BIN2DEC([.D704]);IF([.E703]=&quot;W_REGISTER (TX_ADDR)&quot;;CONCATENATE(&quot;0x&quot;;BIN2HEX([.D708]);BIN2HEX([.D707]);BIN2HEX([.D706]);BIN2HEX([.D705]);BIN2HEX([.D704]));&quot;&quot;))">
            <text:p/>
          </table:table-cell>
          <table:table-cell table:style-name="ce17" table:formula="of:=IF(OR([.E702]=&quot;W_TX_PAYLOAD&quot;;AND([.G702]&lt;&gt;&quot;&quot;;[.E703]=&quot;&quot;));BIN2HEX([.D70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6962380800000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704]=[.B703];&quot;&quot;;VLOOKUP([.D704];[$Spec.A$1:$Spec.B$1048576];2;0))">
            <text:p/>
          </table:table-cell>
          <table:table-cell table:style-name="ce13" table:formula="of:=IF([.E704]=&quot;W_REGISTER (RF_CH)&quot;;BIN2DEC([.D705]);IF([.E704]=&quot;W_REGISTER (TX_ADDR)&quot;;CONCATENATE(&quot;0x&quot;;BIN2HEX([.D709]);BIN2HEX([.D708]);BIN2HEX([.D707]);BIN2HEX([.D706]);BIN2HEX([.D705]));&quot;&quot;))">
            <text:p/>
          </table:table-cell>
          <table:table-cell table:style-name="ce17" table:formula="of:=IF(OR([.E703]=&quot;W_TX_PAYLOAD&quot;;AND([.G703]&lt;&gt;&quot;&quot;;[.E704]=&quot;&quot;));BIN2HEX([.D70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6974040000000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<text:s/>0000 <text:s/>0100</text:p>
          </table:table-cell>
          <table:table-cell/>
          <table:table-cell table:style-name="ce13" table:formula="of:=IF([.B705]=[.B704];&quot;&quot;;VLOOKUP([.D705];[$Spec.A$1:$Spec.B$1048576];2;0))">
            <text:p/>
          </table:table-cell>
          <table:table-cell table:style-name="ce13" table:formula="of:=IF([.E705]=&quot;W_REGISTER (RF_CH)&quot;;BIN2DEC([.D706]);IF([.E705]=&quot;W_REGISTER (TX_ADDR)&quot;;CONCATENATE(&quot;0x&quot;;BIN2HEX([.D710]);BIN2HEX([.D709]);BIN2HEX([.D708]);BIN2HEX([.D707]);BIN2HEX([.D706]));&quot;&quot;))">
            <text:p/>
          </table:table-cell>
          <table:table-cell table:style-name="ce17" table:formula="of:=IF(OR([.E704]=&quot;W_TX_PAYLOAD&quot;;AND([.G704]&lt;&gt;&quot;&quot;;[.E705]=&quot;&quot;));BIN2HEX([.D70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69866964000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706]=[.B705];&quot;&quot;;VLOOKUP([.D706];[$Spec.A$1:$Spec.B$1048576];2;0))" office:value-type="string" office:string-value="" calcext:value-type="error">
            <text:p>#N/D</text:p>
          </table:table-cell>
          <table:table-cell table:style-name="ce13" table:formula="of:=IF([.E706]=&quot;W_REGISTER (RF_CH)&quot;;BIN2DEC([.D707]);IF([.E706]=&quot;W_REGISTER (TX_ADDR)&quot;;CONCATENATE(&quot;0x&quot;;BIN2HEX([.D711]);BIN2HEX([.D710]);BIN2HEX([.D709]);BIN2HEX([.D708]);BIN2HEX([.D707]));&quot;&quot;))" office:value-type="string" office:string-value="" calcext:value-type="error">
            <text:p>#N/D</text:p>
          </table:table-cell>
          <table:table-cell table:style-name="ce17" table:formula="of:=IF(OR([.E705]=&quot;W_TX_PAYLOAD&quot;;AND([.G705]&lt;&gt;&quot;&quot;;[.E706]=&quot;&quot;));BIN2HEX([.D70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69983556000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707]=[.B706];&quot;&quot;;VLOOKUP([.D707];[$Spec.A$1:$Spec.B$1048576];2;0))">
            <text:p/>
          </table:table-cell>
          <table:table-cell table:style-name="ce13" table:formula="of:=IF([.E707]=&quot;W_REGISTER (RF_CH)&quot;;BIN2DEC([.D708]);IF([.E707]=&quot;W_REGISTER (TX_ADDR)&quot;;CONCATENATE(&quot;0x&quot;;BIN2HEX([.D712]);BIN2HEX([.D711]);BIN2HEX([.D710]);BIN2HEX([.D709]);BIN2HEX([.D708]));&quot;&quot;))">
            <text:p/>
          </table:table-cell>
          <table:table-cell table:style-name="ce17" table:formula="of:=IF(OR([.E706]=&quot;W_TX_PAYLOAD&quot;;AND([.G706]&lt;&gt;&quot;&quot;;[.E707]=&quot;&quot;));BIN2HEX([.D70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8402930000000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708]=[.B707];&quot;&quot;;VLOOKUP([.D708];[$Spec.A$1:$Spec.B$1048576];2;0))" office:value-type="string" office:string-value="" calcext:value-type="error">
            <text:p>#N/D</text:p>
          </table:table-cell>
          <table:table-cell table:style-name="ce13" table:formula="of:=IF([.E708]=&quot;W_REGISTER (RF_CH)&quot;;BIN2DEC([.D709]);IF([.E708]=&quot;W_REGISTER (TX_ADDR)&quot;;CONCATENATE(&quot;0x&quot;;BIN2HEX([.D713]);BIN2HEX([.D712]);BIN2HEX([.D711]);BIN2HEX([.D710]);BIN2HEX([.D709]));&quot;&quot;))" office:value-type="string" office:string-value="" calcext:value-type="error">
            <text:p>#N/D</text:p>
          </table:table-cell>
          <table:table-cell table:style-name="ce17" table:formula="of:=IF(OR([.E707]=&quot;W_TX_PAYLOAD&quot;;AND([.G707]&lt;&gt;&quot;&quot;;[.E708]=&quot;&quot;));BIN2HEX([.D70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8414091200000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709]=[.B708];&quot;&quot;;VLOOKUP([.D709];[$Spec.A$1:$Spec.B$1048576];2;0))">
            <text:p/>
          </table:table-cell>
          <table:table-cell table:style-name="ce13" table:formula="of:=IF([.E709]=&quot;W_REGISTER (RF_CH)&quot;;BIN2DEC([.D710]);IF([.E709]=&quot;W_REGISTER (TX_ADDR)&quot;;CONCATENATE(&quot;0x&quot;;BIN2HEX([.D714]);BIN2HEX([.D713]);BIN2HEX([.D712]);BIN2HEX([.D711]);BIN2HEX([.D710]));&quot;&quot;))">
            <text:p/>
          </table:table-cell>
          <table:table-cell table:style-name="ce17" table:formula="of:=IF(OR([.E708]=&quot;W_TX_PAYLOAD&quot;;AND([.G708]&lt;&gt;&quot;&quot;;[.E709]=&quot;&quot;));BIN2HEX([.D70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84279440000000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710]=[.B709];&quot;&quot;;VLOOKUP([.D710];[$Spec.A$1:$Spec.B$1048576];2;0))" office:value-type="string" office:string-value="" calcext:value-type="error">
            <text:p>#N/D</text:p>
          </table:table-cell>
          <table:table-cell table:style-name="ce13" table:formula="of:=IF([.E710]=&quot;W_REGISTER (RF_CH)&quot;;BIN2DEC([.D711]);IF([.E710]=&quot;W_REGISTER (TX_ADDR)&quot;;CONCATENATE(&quot;0x&quot;;BIN2HEX([.D715]);BIN2HEX([.D714]);BIN2HEX([.D713]);BIN2HEX([.D712]);BIN2HEX([.D711]));&quot;&quot;))" office:value-type="string" office:string-value="" calcext:value-type="error">
            <text:p>#N/D</text:p>
          </table:table-cell>
          <table:table-cell table:style-name="ce17" table:formula="of:=IF(OR([.E709]=&quot;W_TX_PAYLOAD&quot;;AND([.G709]&lt;&gt;&quot;&quot;;[.E710]=&quot;&quot;));BIN2HEX([.D71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84423944000000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711]=[.B710];&quot;&quot;;VLOOKUP([.D711];[$Spec.A$1:$Spec.B$1048576];2;0))" office:value-type="string" office:string-value="" calcext:value-type="error">
            <text:p>#N/D</text:p>
          </table:table-cell>
          <table:table-cell table:style-name="ce13" table:formula="of:=IF([.E711]=&quot;W_REGISTER (RF_CH)&quot;;BIN2DEC([.D712]);IF([.E711]=&quot;W_REGISTER (TX_ADDR)&quot;;CONCATENATE(&quot;0x&quot;;BIN2HEX([.D716]);BIN2HEX([.D715]);BIN2HEX([.D714]);BIN2HEX([.D713]);BIN2HEX([.D712]));&quot;&quot;))" office:value-type="string" office:string-value="" calcext:value-type="error">
            <text:p>#N/D</text:p>
          </table:table-cell>
          <table:table-cell table:style-name="ce17" table:formula="of:=IF(OR([.E710]=&quot;W_TX_PAYLOAD&quot;;AND([.G710]&lt;&gt;&quot;&quot;;[.E711]=&quot;&quot;));BIN2HEX([.D71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84540544000000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712]=[.B711];&quot;&quot;;VLOOKUP([.D712];[$Spec.A$1:$Spec.B$1048576];2;0))">
            <text:p/>
          </table:table-cell>
          <table:table-cell table:style-name="ce13" table:formula="of:=IF([.E712]=&quot;W_REGISTER (RF_CH)&quot;;BIN2DEC([.D713]);IF([.E712]=&quot;W_REGISTER (TX_ADDR)&quot;;CONCATENATE(&quot;0x&quot;;BIN2HEX([.D717]);BIN2HEX([.D716]);BIN2HEX([.D715]);BIN2HEX([.D714]);BIN2HEX([.D713]));&quot;&quot;))">
            <text:p/>
          </table:table-cell>
          <table:table-cell table:style-name="ce17" table:formula="of:=IF(OR([.E711]=&quot;W_TX_PAYLOAD&quot;;AND([.G711]&lt;&gt;&quot;&quot;;[.E712]=&quot;&quot;));BIN2HEX([.D71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84688040000000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<text:s/>0010 <text:s/>0101</text:p>
          </table:table-cell>
          <table:table-cell/>
          <table:table-cell table:style-name="ce13" table:formula="of:=IF([.B713]=[.B712];&quot;&quot;;VLOOKUP([.D713];[$Spec.A$1:$Spec.B$1048576];2;0))" office:value-type="string" office:string-value="" calcext:value-type="error">
            <text:p>#N/D</text:p>
          </table:table-cell>
          <table:table-cell table:style-name="ce13" table:formula="of:=IF([.E713]=&quot;W_REGISTER (RF_CH)&quot;;BIN2DEC([.D714]);IF([.E713]=&quot;W_REGISTER (TX_ADDR)&quot;;CONCATENATE(&quot;0x&quot;;BIN2HEX([.D718]);BIN2HEX([.D717]);BIN2HEX([.D716]);BIN2HEX([.D715]);BIN2HEX([.D714]));&quot;&quot;))" office:value-type="string" office:string-value="" calcext:value-type="error">
            <text:p>#N/D</text:p>
          </table:table-cell>
          <table:table-cell table:style-name="ce17" table:formula="of:=IF(OR([.E712]=&quot;W_TX_PAYLOAD&quot;;AND([.G712]&lt;&gt;&quot;&quot;;[.E713]=&quot;&quot;));BIN2HEX([.D71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84804636000000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<text:s/>0011 <text:s/>1000</text:p>
          </table:table-cell>
          <table:table-cell/>
          <table:table-cell table:style-name="ce13" table:formula="of:=IF([.B714]=[.B713];&quot;&quot;;VLOOKUP([.D714];[$Spec.A$1:$Spec.B$1048576];2;0))">
            <text:p/>
          </table:table-cell>
          <table:table-cell table:style-name="ce13" table:formula="of:=IF([.E714]=&quot;W_REGISTER (RF_CH)&quot;;BIN2DEC([.D715]);IF([.E714]=&quot;W_REGISTER (TX_ADDR)&quot;;CONCATENATE(&quot;0x&quot;;BIN2HEX([.D719]);BIN2HEX([.D718]);BIN2HEX([.D717]);BIN2HEX([.D716]);BIN2HEX([.D715]));&quot;&quot;))">
            <text:p/>
          </table:table-cell>
          <table:table-cell table:style-name="ce17" table:formula="of:=IF(OR([.E713]=&quot;W_TX_PAYLOAD&quot;;AND([.G713]&lt;&gt;&quot;&quot;;[.E714]=&quot;&quot;));BIN2HEX([.D71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8493818000000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715]=[.B714];&quot;&quot;;VLOOKUP([.D715];[$Spec.A$1:$Spec.B$1048576];2;0))" office:value-type="string" office:string-value="" calcext:value-type="error">
            <text:p>#N/D</text:p>
          </table:table-cell>
          <table:table-cell table:style-name="ce13" table:formula="of:=IF([.E715]=&quot;W_REGISTER (RF_CH)&quot;;BIN2DEC([.D716]);IF([.E715]=&quot;W_REGISTER (TX_ADDR)&quot;;CONCATENATE(&quot;0x&quot;;BIN2HEX([.D720]);BIN2HEX([.D719]);BIN2HEX([.D718]);BIN2HEX([.D717]);BIN2HEX([.D716]));&quot;&quot;))" office:value-type="string" office:string-value="" calcext:value-type="error">
            <text:p>#N/D</text:p>
          </table:table-cell>
          <table:table-cell table:style-name="ce17" table:formula="of:=IF(OR([.E714]=&quot;W_TX_PAYLOAD&quot;;AND([.G714]&lt;&gt;&quot;&quot;;[.E715]=&quot;&quot;));BIN2HEX([.D71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8505776800000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716]=[.B715];&quot;&quot;;VLOOKUP([.D716];[$Spec.A$1:$Spec.B$1048576];2;0))" office:value-type="string" office:string-value="" calcext:value-type="error">
            <text:p>#N/D</text:p>
          </table:table-cell>
          <table:table-cell table:style-name="ce13" table:formula="of:=IF([.E716]=&quot;W_REGISTER (RF_CH)&quot;;BIN2DEC([.D717]);IF([.E716]=&quot;W_REGISTER (TX_ADDR)&quot;;CONCATENATE(&quot;0x&quot;;BIN2HEX([.D721]);BIN2HEX([.D720]);BIN2HEX([.D719]);BIN2HEX([.D718]);BIN2HEX([.D717]));&quot;&quot;))" office:value-type="string" office:string-value="" calcext:value-type="error">
            <text:p>#N/D</text:p>
          </table:table-cell>
          <table:table-cell table:style-name="ce17" table:formula="of:=IF(OR([.E715]=&quot;W_TX_PAYLOAD&quot;;AND([.G715]&lt;&gt;&quot;&quot;;[.E716]=&quot;&quot;));BIN2HEX([.D71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8517436400000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717]=[.B716];&quot;&quot;;VLOOKUP([.D717];[$Spec.A$1:$Spec.B$1048576];2;0))">
            <text:p/>
          </table:table-cell>
          <table:table-cell table:style-name="ce13" table:formula="of:=IF([.E717]=&quot;W_REGISTER (RF_CH)&quot;;BIN2DEC([.D718]);IF([.E717]=&quot;W_REGISTER (TX_ADDR)&quot;;CONCATENATE(&quot;0x&quot;;BIN2HEX([.D722]);BIN2HEX([.D721]);BIN2HEX([.D720]);BIN2HEX([.D719]);BIN2HEX([.D718]));&quot;&quot;))">
            <text:p/>
          </table:table-cell>
          <table:table-cell table:style-name="ce17" table:formula="of:=IF(OR([.E716]=&quot;W_TX_PAYLOAD&quot;;AND([.G716]&lt;&gt;&quot;&quot;;[.E717]=&quot;&quot;));BIN2HEX([.D71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8529096000000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718]=[.B717];&quot;&quot;;VLOOKUP([.D718];[$Spec.A$1:$Spec.B$1048576];2;0))">
            <text:p/>
          </table:table-cell>
          <table:table-cell table:style-name="ce13" table:formula="of:=IF([.E718]=&quot;W_REGISTER (RF_CH)&quot;;BIN2DEC([.D719]);IF([.E718]=&quot;W_REGISTER (TX_ADDR)&quot;;CONCATENATE(&quot;0x&quot;;BIN2HEX([.D723]);BIN2HEX([.D722]);BIN2HEX([.D721]);BIN2HEX([.D720]);BIN2HEX([.D719]));&quot;&quot;))">
            <text:p/>
          </table:table-cell>
          <table:table-cell table:style-name="ce17" table:formula="of:=IF(OR([.E717]=&quot;W_TX_PAYLOAD&quot;;AND([.G717]&lt;&gt;&quot;&quot;;[.E718]=&quot;&quot;));BIN2HEX([.D71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8542350400000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<text:s/>1000 <text:s/>0011</text:p>
          </table:table-cell>
          <table:table-cell/>
          <table:table-cell table:style-name="ce13" table:formula="of:=IF([.B719]=[.B718];&quot;&quot;;VLOOKUP([.D719];[$Spec.A$1:$Spec.B$1048576];2;0))">
            <text:p/>
          </table:table-cell>
          <table:table-cell table:style-name="ce13" table:formula="of:=IF([.E719]=&quot;W_REGISTER (RF_CH)&quot;;BIN2DEC([.D720]);IF([.E719]=&quot;W_REGISTER (TX_ADDR)&quot;;CONCATENATE(&quot;0x&quot;;BIN2HEX([.D724]);BIN2HEX([.D723]);BIN2HEX([.D722]);BIN2HEX([.D721]);BIN2HEX([.D720]));&quot;&quot;))">
            <text:p/>
          </table:table-cell>
          <table:table-cell table:style-name="ce17" table:formula="of:=IF(OR([.E718]=&quot;W_TX_PAYLOAD&quot;;AND([.G718]&lt;&gt;&quot;&quot;;[.E719]=&quot;&quot;));BIN2HEX([.D71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8554010400000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<text:s/>1110 <text:s/>0000</text:p>
          </table:table-cell>
          <table:table-cell/>
          <table:table-cell table:style-name="ce13" table:formula="of:=IF([.B720]=[.B719];&quot;&quot;;VLOOKUP([.D720];[$Spec.A$1:$Spec.B$1048576];2;0))">
            <text:p/>
          </table:table-cell>
          <table:table-cell table:style-name="ce13" table:formula="of:=IF([.E720]=&quot;W_REGISTER (RF_CH)&quot;;BIN2DEC([.D721]);IF([.E720]=&quot;W_REGISTER (TX_ADDR)&quot;;CONCATENATE(&quot;0x&quot;;BIN2HEX([.D725]);BIN2HEX([.D724]);BIN2HEX([.D723]);BIN2HEX([.D722]);BIN2HEX([.D721]));&quot;&quot;))">
            <text:p/>
          </table:table-cell>
          <table:table-cell table:style-name="ce17" table:formula="of:=IF(OR([.E719]=&quot;W_TX_PAYLOAD&quot;;AND([.G719]&lt;&gt;&quot;&quot;;[.E720]=&quot;&quot;));BIN2HEX([.D72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8565670000000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721]=[.B720];&quot;&quot;;VLOOKUP([.D721];[$Spec.A$1:$Spec.B$1048576];2;0))">
            <text:p/>
          </table:table-cell>
          <table:table-cell table:style-name="ce13" table:formula="of:=IF([.E721]=&quot;W_REGISTER (RF_CH)&quot;;BIN2DEC([.D722]);IF([.E721]=&quot;W_REGISTER (TX_ADDR)&quot;;CONCATENATE(&quot;0x&quot;;BIN2HEX([.D726]);BIN2HEX([.D725]);BIN2HEX([.D724]);BIN2HEX([.D723]);BIN2HEX([.D722]));&quot;&quot;))">
            <text:p/>
          </table:table-cell>
          <table:table-cell table:style-name="ce17" table:formula="of:=IF(OR([.E720]=&quot;W_TX_PAYLOAD&quot;;AND([.G720]&lt;&gt;&quot;&quot;;[.E721]=&quot;&quot;));BIN2HEX([.D72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8577329600000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722]=[.B721];&quot;&quot;;VLOOKUP([.D722];[$Spec.A$1:$Spec.B$1048576];2;0))">
            <text:p/>
          </table:table-cell>
          <table:table-cell table:style-name="ce13" table:formula="of:=IF([.E722]=&quot;W_REGISTER (RF_CH)&quot;;BIN2DEC([.D723]);IF([.E722]=&quot;W_REGISTER (TX_ADDR)&quot;;CONCATENATE(&quot;0x&quot;;BIN2HEX([.D727]);BIN2HEX([.D726]);BIN2HEX([.D725]);BIN2HEX([.D724]);BIN2HEX([.D723]));&quot;&quot;))">
            <text:p/>
          </table:table-cell>
          <table:table-cell table:style-name="ce17" table:formula="of:=IF(OR([.E721]=&quot;W_TX_PAYLOAD&quot;;AND([.G721]&lt;&gt;&quot;&quot;;[.E722]=&quot;&quot;));BIN2HEX([.D72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8588989200000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723]=[.B722];&quot;&quot;;VLOOKUP([.D723];[$Spec.A$1:$Spec.B$1048576];2;0))">
            <text:p/>
          </table:table-cell>
          <table:table-cell table:style-name="ce13" table:formula="of:=IF([.E723]=&quot;W_REGISTER (RF_CH)&quot;;BIN2DEC([.D724]);IF([.E723]=&quot;W_REGISTER (TX_ADDR)&quot;;CONCATENATE(&quot;0x&quot;;BIN2HEX([.D728]);BIN2HEX([.D727]);BIN2HEX([.D726]);BIN2HEX([.D725]);BIN2HEX([.D724]));&quot;&quot;))">
            <text:p/>
          </table:table-cell>
          <table:table-cell table:style-name="ce17" table:formula="of:=IF(OR([.E722]=&quot;W_TX_PAYLOAD&quot;;AND([.G722]&lt;&gt;&quot;&quot;;[.E723]=&quot;&quot;));BIN2HEX([.D72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8600648800000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<text:s/>0000 <text:s/>0011</text:p>
          </table:table-cell>
          <table:table-cell/>
          <table:table-cell table:style-name="ce13" table:formula="of:=IF([.B724]=[.B723];&quot;&quot;;VLOOKUP([.D724];[$Spec.A$1:$Spec.B$1048576];2;0))">
            <text:p/>
          </table:table-cell>
          <table:table-cell table:style-name="ce13" table:formula="of:=IF([.E724]=&quot;W_REGISTER (RF_CH)&quot;;BIN2DEC([.D725]);IF([.E724]=&quot;W_REGISTER (TX_ADDR)&quot;;CONCATENATE(&quot;0x&quot;;BIN2HEX([.D729]);BIN2HEX([.D728]);BIN2HEX([.D727]);BIN2HEX([.D726]);BIN2HEX([.D725]));&quot;&quot;))">
            <text:p/>
          </table:table-cell>
          <table:table-cell table:style-name="ce17" table:formula="of:=IF(OR([.E723]=&quot;W_TX_PAYLOAD&quot;;AND([.G723]&lt;&gt;&quot;&quot;;[.E724]=&quot;&quot;));BIN2HEX([.D72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8613305200000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725]=[.B724];&quot;&quot;;VLOOKUP([.D725];[$Spec.A$1:$Spec.B$1048576];2;0))" office:value-type="string" office:string-value="" calcext:value-type="error">
            <text:p>#N/D</text:p>
          </table:table-cell>
          <table:table-cell table:style-name="ce13" table:formula="of:=IF([.E725]=&quot;W_REGISTER (RF_CH)&quot;;BIN2DEC([.D726]);IF([.E725]=&quot;W_REGISTER (TX_ADDR)&quot;;CONCATENATE(&quot;0x&quot;;BIN2HEX([.D730]);BIN2HEX([.D729]);BIN2HEX([.D728]);BIN2HEX([.D727]);BIN2HEX([.D726]));&quot;&quot;))" office:value-type="string" office:string-value="" calcext:value-type="error">
            <text:p>#N/D</text:p>
          </table:table-cell>
          <table:table-cell table:style-name="ce17" table:formula="of:=IF(OR([.E724]=&quot;W_TX_PAYLOAD&quot;;AND([.G724]&lt;&gt;&quot;&quot;;[.E725]=&quot;&quot;));BIN2HEX([.D72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48624964400000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726]=[.B725];&quot;&quot;;VLOOKUP([.D726];[$Spec.A$1:$Spec.B$1048576];2;0))">
            <text:p/>
          </table:table-cell>
          <table:table-cell table:style-name="ce13" table:formula="of:=IF([.E726]=&quot;W_REGISTER (RF_CH)&quot;;BIN2DEC([.D727]);IF([.E726]=&quot;W_REGISTER (TX_ADDR)&quot;;CONCATENATE(&quot;0x&quot;;BIN2HEX([.D731]);BIN2HEX([.D730]);BIN2HEX([.D729]);BIN2HEX([.D728]);BIN2HEX([.D727]));&quot;&quot;))">
            <text:p/>
          </table:table-cell>
          <table:table-cell table:style-name="ce17" table:formula="of:=IF(OR([.E725]=&quot;W_TX_PAYLOAD&quot;;AND([.G725]&lt;&gt;&quot;&quot;;[.E726]=&quot;&quot;));BIN2HEX([.D72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0583037200000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727]=[.B726];&quot;&quot;;VLOOKUP([.D727];[$Spec.A$1:$Spec.B$1048576];2;0))" office:value-type="string" office:string-value="" calcext:value-type="error">
            <text:p>#N/D</text:p>
          </table:table-cell>
          <table:table-cell table:style-name="ce13" table:formula="of:=IF([.E727]=&quot;W_REGISTER (RF_CH)&quot;;BIN2DEC([.D728]);IF([.E727]=&quot;W_REGISTER (TX_ADDR)&quot;;CONCATENATE(&quot;0x&quot;;BIN2HEX([.D732]);BIN2HEX([.D731]);BIN2HEX([.D730]);BIN2HEX([.D729]);BIN2HEX([.D728]));&quot;&quot;))" office:value-type="string" office:string-value="" calcext:value-type="error">
            <text:p>#N/D</text:p>
          </table:table-cell>
          <table:table-cell table:style-name="ce17" table:formula="of:=IF(OR([.E726]=&quot;W_TX_PAYLOAD&quot;;AND([.G726]&lt;&gt;&quot;&quot;;[.E727]=&quot;&quot;));BIN2HEX([.D72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0594198800000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728]=[.B727];&quot;&quot;;VLOOKUP([.D728];[$Spec.A$1:$Spec.B$1048576];2;0))">
            <text:p/>
          </table:table-cell>
          <table:table-cell table:style-name="ce13" table:formula="of:=IF([.E728]=&quot;W_REGISTER (RF_CH)&quot;;BIN2DEC([.D729]);IF([.E728]=&quot;W_REGISTER (TX_ADDR)&quot;;CONCATENATE(&quot;0x&quot;;BIN2HEX([.D733]);BIN2HEX([.D732]);BIN2HEX([.D731]);BIN2HEX([.D730]);BIN2HEX([.D729]));&quot;&quot;))">
            <text:p/>
          </table:table-cell>
          <table:table-cell table:style-name="ce17" table:formula="of:=IF(OR([.E727]=&quot;W_TX_PAYLOAD&quot;;AND([.G727]&lt;&gt;&quot;&quot;;[.E728]=&quot;&quot;));BIN2HEX([.D72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0608151600000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729]=[.B728];&quot;&quot;;VLOOKUP([.D729];[$Spec.A$1:$Spec.B$1048576];2;0))" office:value-type="string" office:string-value="" calcext:value-type="error">
            <text:p>#N/D</text:p>
          </table:table-cell>
          <table:table-cell table:style-name="ce13" table:formula="of:=IF([.E729]=&quot;W_REGISTER (RF_CH)&quot;;BIN2DEC([.D730]);IF([.E729]=&quot;W_REGISTER (TX_ADDR)&quot;;CONCATENATE(&quot;0x&quot;;BIN2HEX([.D734]);BIN2HEX([.D733]);BIN2HEX([.D732]);BIN2HEX([.D731]);BIN2HEX([.D730]));&quot;&quot;))" office:value-type="string" office:string-value="" calcext:value-type="error">
            <text:p>#N/D</text:p>
          </table:table-cell>
          <table:table-cell table:style-name="ce17" table:formula="of:=IF(OR([.E728]=&quot;W_TX_PAYLOAD&quot;;AND([.G728]&lt;&gt;&quot;&quot;;[.E729]=&quot;&quot;));BIN2HEX([.D72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0621006800000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730]=[.B729];&quot;&quot;;VLOOKUP([.D730];[$Spec.A$1:$Spec.B$1048576];2;0))" office:value-type="string" office:string-value="" calcext:value-type="error">
            <text:p>#N/D</text:p>
          </table:table-cell>
          <table:table-cell table:style-name="ce13" table:formula="of:=IF([.E730]=&quot;W_REGISTER (RF_CH)&quot;;BIN2DEC([.D731]);IF([.E730]=&quot;W_REGISTER (TX_ADDR)&quot;;CONCATENATE(&quot;0x&quot;;BIN2HEX([.D735]);BIN2HEX([.D734]);BIN2HEX([.D733]);BIN2HEX([.D732]);BIN2HEX([.D731]));&quot;&quot;))" office:value-type="string" office:string-value="" calcext:value-type="error">
            <text:p>#N/D</text:p>
          </table:table-cell>
          <table:table-cell table:style-name="ce17" table:formula="of:=IF(OR([.E729]=&quot;W_TX_PAYLOAD&quot;;AND([.G729]&lt;&gt;&quot;&quot;;[.E730]=&quot;&quot;));BIN2HEX([.D73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0632666800000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731]=[.B730];&quot;&quot;;VLOOKUP([.D731];[$Spec.A$1:$Spec.B$1048576];2;0))">
            <text:p/>
          </table:table-cell>
          <table:table-cell table:style-name="ce13" table:formula="of:=IF([.E731]=&quot;W_REGISTER (RF_CH)&quot;;BIN2DEC([.D732]);IF([.E731]=&quot;W_REGISTER (TX_ADDR)&quot;;CONCATENATE(&quot;0x&quot;;BIN2HEX([.D736]);BIN2HEX([.D735]);BIN2HEX([.D734]);BIN2HEX([.D733]);BIN2HEX([.D732]));&quot;&quot;))">
            <text:p/>
          </table:table-cell>
          <table:table-cell table:style-name="ce17" table:formula="of:=IF(OR([.E730]=&quot;W_TX_PAYLOAD&quot;;AND([.G730]&lt;&gt;&quot;&quot;;[.E731]=&quot;&quot;));BIN2HEX([.D73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06458220000000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732]=[.B731];&quot;&quot;;VLOOKUP([.D732];[$Spec.A$1:$Spec.B$1048576];2;0))" office:value-type="string" office:string-value="" calcext:value-type="error">
            <text:p>#N/D</text:p>
          </table:table-cell>
          <table:table-cell table:style-name="ce13" table:formula="of:=IF([.E732]=&quot;W_REGISTER (RF_CH)&quot;;BIN2DEC([.D733]);IF([.E732]=&quot;W_REGISTER (TX_ADDR)&quot;;CONCATENATE(&quot;0x&quot;;BIN2HEX([.D737]);BIN2HEX([.D736]);BIN2HEX([.D735]);BIN2HEX([.D734]);BIN2HEX([.D733]));&quot;&quot;))" office:value-type="string" office:string-value="" calcext:value-type="error">
            <text:p>#N/D</text:p>
          </table:table-cell>
          <table:table-cell table:style-name="ce17" table:formula="of:=IF(OR([.E731]=&quot;W_TX_PAYLOAD&quot;;AND([.G731]&lt;&gt;&quot;&quot;;[.E732]=&quot;&quot;));BIN2HEX([.D73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0658378800000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733]=[.B732];&quot;&quot;;VLOOKUP([.D733];[$Spec.A$1:$Spec.B$1048576];2;0))" office:value-type="string" office:string-value="" calcext:value-type="error">
            <text:p>#N/D</text:p>
          </table:table-cell>
          <table:table-cell table:style-name="ce13" table:formula="of:=IF([.E733]=&quot;W_REGISTER (RF_CH)&quot;;BIN2DEC([.D734]);IF([.E733]=&quot;W_REGISTER (TX_ADDR)&quot;;CONCATENATE(&quot;0x&quot;;BIN2HEX([.D738]);BIN2HEX([.D737]);BIN2HEX([.D736]);BIN2HEX([.D735]);BIN2HEX([.D734]));&quot;&quot;))" office:value-type="string" office:string-value="" calcext:value-type="error">
            <text:p>#N/D</text:p>
          </table:table-cell>
          <table:table-cell table:style-name="ce17" table:formula="of:=IF(OR([.E732]=&quot;W_TX_PAYLOAD&quot;;AND([.G732]&lt;&gt;&quot;&quot;;[.E733]=&quot;&quot;));BIN2HEX([.D73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0670038400000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<text:s/>0000 <text:s/>1111</text:p>
          </table:table-cell>
          <table:table-cell/>
          <table:table-cell table:style-name="ce13" table:formula="of:=IF([.B734]=[.B733];&quot;&quot;;VLOOKUP([.D734];[$Spec.A$1:$Spec.B$1048576];2;0))">
            <text:p/>
          </table:table-cell>
          <table:table-cell table:style-name="ce13" table:formula="of:=IF([.E734]=&quot;W_REGISTER (RF_CH)&quot;;BIN2DEC([.D735]);IF([.E734]=&quot;W_REGISTER (TX_ADDR)&quot;;CONCATENATE(&quot;0x&quot;;BIN2HEX([.D739]);BIN2HEX([.D738]);BIN2HEX([.D737]);BIN2HEX([.D736]);BIN2HEX([.D735]));&quot;&quot;))">
            <text:p/>
          </table:table-cell>
          <table:table-cell table:style-name="ce17" table:formula="of:=IF(OR([.E733]=&quot;W_TX_PAYLOAD&quot;;AND([.G733]&lt;&gt;&quot;&quot;;[.E734]=&quot;&quot;));BIN2HEX([.D73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1087187200000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735]=[.B734];&quot;&quot;;VLOOKUP([.D735];[$Spec.A$1:$Spec.B$1048576];2;0))" office:value-type="string" office:string-value="" calcext:value-type="error">
            <text:p>#N/D</text:p>
          </table:table-cell>
          <table:table-cell table:style-name="ce13" table:formula="of:=IF([.E735]=&quot;W_REGISTER (RF_CH)&quot;;BIN2DEC([.D736]);IF([.E735]=&quot;W_REGISTER (TX_ADDR)&quot;;CONCATENATE(&quot;0x&quot;;BIN2HEX([.D740]);BIN2HEX([.D739]);BIN2HEX([.D738]);BIN2HEX([.D737]);BIN2HEX([.D736]));&quot;&quot;))" office:value-type="string" office:string-value="" calcext:value-type="error">
            <text:p>#N/D</text:p>
          </table:table-cell>
          <table:table-cell table:style-name="ce17" table:formula="of:=IF(OR([.E734]=&quot;W_TX_PAYLOAD&quot;;AND([.G734]&lt;&gt;&quot;&quot;;[.E735]=&quot;&quot;));BIN2HEX([.D73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1098349200000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736]=[.B735];&quot;&quot;;VLOOKUP([.D736];[$Spec.A$1:$Spec.B$1048576];2;0))">
            <text:p/>
          </table:table-cell>
          <table:table-cell table:style-name="ce13" table:formula="of:=IF([.E736]=&quot;W_REGISTER (RF_CH)&quot;;BIN2DEC([.D737]);IF([.E736]=&quot;W_REGISTER (TX_ADDR)&quot;;CONCATENATE(&quot;0x&quot;;BIN2HEX([.D741]);BIN2HEX([.D740]);BIN2HEX([.D739]);BIN2HEX([.D738]);BIN2HEX([.D737]));&quot;&quot;))">
            <text:p/>
          </table:table-cell>
          <table:table-cell table:style-name="ce17" table:formula="of:=IF(OR([.E735]=&quot;W_TX_PAYLOAD&quot;;AND([.G735]&lt;&gt;&quot;&quot;;[.E736]=&quot;&quot;));BIN2HEX([.D73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11123016000000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737]=[.B736];&quot;&quot;;VLOOKUP([.D737];[$Spec.A$1:$Spec.B$1048576];2;0))" office:value-type="string" office:string-value="" calcext:value-type="error">
            <text:p>#N/D</text:p>
          </table:table-cell>
          <table:table-cell table:style-name="ce13" table:formula="of:=IF([.E737]=&quot;W_REGISTER (RF_CH)&quot;;BIN2DEC([.D738]);IF([.E737]=&quot;W_REGISTER (TX_ADDR)&quot;;CONCATENATE(&quot;0x&quot;;BIN2HEX([.D742]);BIN2HEX([.D741]);BIN2HEX([.D740]);BIN2HEX([.D739]);BIN2HEX([.D738]));&quot;&quot;))" office:value-type="string" office:string-value="" calcext:value-type="error">
            <text:p>#N/D</text:p>
          </table:table-cell>
          <table:table-cell table:style-name="ce17" table:formula="of:=IF(OR([.E736]=&quot;W_TX_PAYLOAD&quot;;AND([.G736]&lt;&gt;&quot;&quot;;[.E737]=&quot;&quot;));BIN2HEX([.D73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11239616000000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738]=[.B737];&quot;&quot;;VLOOKUP([.D738];[$Spec.A$1:$Spec.B$1048576];2;0))">
            <text:p/>
          </table:table-cell>
          <table:table-cell table:style-name="ce13" table:formula="of:=IF([.E738]=&quot;W_REGISTER (RF_CH)&quot;;BIN2DEC([.D739]);IF([.E738]=&quot;W_REGISTER (TX_ADDR)&quot;;CONCATENATE(&quot;0x&quot;;BIN2HEX([.D743]);BIN2HEX([.D742]);BIN2HEX([.D741]);BIN2HEX([.D740]);BIN2HEX([.D739]));&quot;&quot;))">
            <text:p/>
          </table:table-cell>
          <table:table-cell table:style-name="ce17" table:formula="of:=IF(OR([.E737]=&quot;W_TX_PAYLOAD&quot;;AND([.G737]&lt;&gt;&quot;&quot;;[.E738]=&quot;&quot;));BIN2HEX([.D73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1136020800000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739]=[.B738];&quot;&quot;;VLOOKUP([.D739];[$Spec.A$1:$Spec.B$1048576];2;0))" office:value-type="string" office:string-value="" calcext:value-type="error">
            <text:p>#N/D</text:p>
          </table:table-cell>
          <table:table-cell table:style-name="ce13" table:formula="of:=IF([.E739]=&quot;W_REGISTER (RF_CH)&quot;;BIN2DEC([.D740]);IF([.E739]=&quot;W_REGISTER (TX_ADDR)&quot;;CONCATENATE(&quot;0x&quot;;BIN2HEX([.D744]);BIN2HEX([.D743]);BIN2HEX([.D742]);BIN2HEX([.D741]);BIN2HEX([.D740]));&quot;&quot;))" office:value-type="string" office:string-value="" calcext:value-type="error">
            <text:p>#N/D</text:p>
          </table:table-cell>
          <table:table-cell table:style-name="ce17" table:formula="of:=IF(OR([.E738]=&quot;W_TX_PAYLOAD&quot;;AND([.G738]&lt;&gt;&quot;&quot;;[.E739]=&quot;&quot;));BIN2HEX([.D73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11481796000000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740]=[.B739];&quot;&quot;;VLOOKUP([.D740];[$Spec.A$1:$Spec.B$1048576];2;0))" office:value-type="string" office:string-value="" calcext:value-type="error">
            <text:p>#N/D</text:p>
          </table:table-cell>
          <table:table-cell table:style-name="ce13" table:formula="of:=IF([.E740]=&quot;W_REGISTER (RF_CH)&quot;;BIN2DEC([.D741]);IF([.E740]=&quot;W_REGISTER (TX_ADDR)&quot;;CONCATENATE(&quot;0x&quot;;BIN2HEX([.D745]);BIN2HEX([.D744]);BIN2HEX([.D743]);BIN2HEX([.D742]);BIN2HEX([.D741]));&quot;&quot;))" office:value-type="string" office:string-value="" calcext:value-type="error">
            <text:p>#N/D</text:p>
          </table:table-cell>
          <table:table-cell table:style-name="ce17" table:formula="of:=IF(OR([.E739]=&quot;W_TX_PAYLOAD&quot;;AND([.G739]&lt;&gt;&quot;&quot;;[.E740]=&quot;&quot;));BIN2HEX([.D74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1160736800000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741]=[.B740];&quot;&quot;;VLOOKUP([.D741];[$Spec.A$1:$Spec.B$1048576];2;0))" office:value-type="string" office:string-value="" calcext:value-type="error">
            <text:p>#N/D</text:p>
          </table:table-cell>
          <table:table-cell table:style-name="ce13" table:formula="of:=IF([.E741]=&quot;W_REGISTER (RF_CH)&quot;;BIN2DEC([.D742]);IF([.E741]=&quot;W_REGISTER (TX_ADDR)&quot;;CONCATENATE(&quot;0x&quot;;BIN2HEX([.D746]);BIN2HEX([.D745]);BIN2HEX([.D744]);BIN2HEX([.D743]);BIN2HEX([.D742]));&quot;&quot;))" office:value-type="string" office:string-value="" calcext:value-type="error">
            <text:p>#N/D</text:p>
          </table:table-cell>
          <table:table-cell table:style-name="ce17" table:formula="of:=IF(OR([.E740]=&quot;W_TX_PAYLOAD&quot;;AND([.G740]&lt;&gt;&quot;&quot;;[.E741]=&quot;&quot;));BIN2HEX([.D74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1172396800000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<text:s/>0000 <text:s/>1111</text:p>
          </table:table-cell>
          <table:table-cell/>
          <table:table-cell table:style-name="ce13" table:formula="of:=IF([.B742]=[.B741];&quot;&quot;;VLOOKUP([.D742];[$Spec.A$1:$Spec.B$1048576];2;0))">
            <text:p/>
          </table:table-cell>
          <table:table-cell table:style-name="ce13" table:formula="of:=IF([.E742]=&quot;W_REGISTER (RF_CH)&quot;;BIN2DEC([.D743]);IF([.E742]=&quot;W_REGISTER (TX_ADDR)&quot;;CONCATENATE(&quot;0x&quot;;BIN2HEX([.D747]);BIN2HEX([.D746]);BIN2HEX([.D745]);BIN2HEX([.D744]);BIN2HEX([.D743]));&quot;&quot;))">
            <text:p/>
          </table:table-cell>
          <table:table-cell table:style-name="ce17" table:formula="of:=IF(OR([.E741]=&quot;W_TX_PAYLOAD&quot;;AND([.G741]&lt;&gt;&quot;&quot;;[.E742]=&quot;&quot;));BIN2HEX([.D74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25770832000000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743]=[.B742];&quot;&quot;;VLOOKUP([.D743];[$Spec.A$1:$Spec.B$1048576];2;0))" office:value-type="string" office:string-value="" calcext:value-type="error">
            <text:p>#N/D</text:p>
          </table:table-cell>
          <table:table-cell table:style-name="ce13" table:formula="of:=IF([.E743]=&quot;W_REGISTER (RF_CH)&quot;;BIN2DEC([.D744]);IF([.E743]=&quot;W_REGISTER (TX_ADDR)&quot;;CONCATENATE(&quot;0x&quot;;BIN2HEX([.D748]);BIN2HEX([.D747]);BIN2HEX([.D746]);BIN2HEX([.D745]);BIN2HEX([.D744]));&quot;&quot;))" office:value-type="string" office:string-value="" calcext:value-type="error">
            <text:p>#N/D</text:p>
          </table:table-cell>
          <table:table-cell table:style-name="ce17" table:formula="of:=IF(OR([.E742]=&quot;W_TX_PAYLOAD&quot;;AND([.G742]&lt;&gt;&quot;&quot;;[.E743]=&quot;&quot;));BIN2HEX([.D74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25882452000000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744]=[.B743];&quot;&quot;;VLOOKUP([.D744];[$Spec.A$1:$Spec.B$1048576];2;0))">
            <text:p/>
          </table:table-cell>
          <table:table-cell table:style-name="ce13" table:formula="of:=IF([.E744]=&quot;W_REGISTER (RF_CH)&quot;;BIN2DEC([.D745]);IF([.E744]=&quot;W_REGISTER (TX_ADDR)&quot;;CONCATENATE(&quot;0x&quot;;BIN2HEX([.D749]);BIN2HEX([.D748]);BIN2HEX([.D747]);BIN2HEX([.D746]);BIN2HEX([.D745]));&quot;&quot;))">
            <text:p/>
          </table:table-cell>
          <table:table-cell table:style-name="ce17" table:formula="of:=IF(OR([.E743]=&quot;W_TX_PAYLOAD&quot;;AND([.G743]&lt;&gt;&quot;&quot;;[.E744]=&quot;&quot;));BIN2HEX([.D74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26016000000000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<text:s/>0110 <text:s/>0001</text:p>
          </table:table-cell>
          <table:table-cell/>
          <table:table-cell table:style-name="ce13" table:formula="of:=IF([.B745]=[.B744];&quot;&quot;;VLOOKUP([.D745];[$Spec.A$1:$Spec.B$1048576];2;0))" office:value-type="string" office:string-value="" calcext:value-type="error">
            <text:p>#N/D</text:p>
          </table:table-cell>
          <table:table-cell table:style-name="ce13" table:formula="of:=IF([.E745]=&quot;W_REGISTER (RF_CH)&quot;;BIN2DEC([.D746]);IF([.E745]=&quot;W_REGISTER (TX_ADDR)&quot;;CONCATENATE(&quot;0x&quot;;BIN2HEX([.D750]);BIN2HEX([.D749]);BIN2HEX([.D748]);BIN2HEX([.D747]);BIN2HEX([.D746]));&quot;&quot;))" office:value-type="string" office:string-value="" calcext:value-type="error">
            <text:p>#N/D</text:p>
          </table:table-cell>
          <table:table-cell table:style-name="ce17" table:formula="of:=IF(OR([.E744]=&quot;W_TX_PAYLOAD&quot;;AND([.G744]&lt;&gt;&quot;&quot;;[.E745]=&quot;&quot;));BIN2HEX([.D74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26127612000000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746]=[.B745];&quot;&quot;;VLOOKUP([.D746];[$Spec.A$1:$Spec.B$1048576];2;0))">
            <text:p/>
          </table:table-cell>
          <table:table-cell table:style-name="ce13" table:formula="of:=IF([.E746]=&quot;W_REGISTER (RF_CH)&quot;;BIN2DEC([.D747]);IF([.E746]=&quot;W_REGISTER (TX_ADDR)&quot;;CONCATENATE(&quot;0x&quot;;BIN2HEX([.D751]);BIN2HEX([.D750]);BIN2HEX([.D749]);BIN2HEX([.D748]);BIN2HEX([.D747]));&quot;&quot;))">
            <text:p/>
          </table:table-cell>
          <table:table-cell table:style-name="ce17" table:formula="of:=IF(OR([.E745]=&quot;W_TX_PAYLOAD&quot;;AND([.G745]&lt;&gt;&quot;&quot;;[.E746]=&quot;&quot;));BIN2HEX([.D74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26260160000000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747]=[.B746];&quot;&quot;;VLOOKUP([.D747];[$Spec.A$1:$Spec.B$1048576];2;0))">
            <text:p/>
          </table:table-cell>
          <table:table-cell table:style-name="ce13" table:formula="of:=IF([.E747]=&quot;W_REGISTER (RF_CH)&quot;;BIN2DEC([.D748]);IF([.E747]=&quot;W_REGISTER (TX_ADDR)&quot;;CONCATENATE(&quot;0x&quot;;BIN2HEX([.D752]);BIN2HEX([.D751]);BIN2HEX([.D750]);BIN2HEX([.D749]);BIN2HEX([.D748]));&quot;&quot;))">
            <text:p/>
          </table:table-cell>
          <table:table-cell table:style-name="ce17" table:formula="of:=IF(OR([.E746]=&quot;W_TX_PAYLOAD&quot;;AND([.G746]&lt;&gt;&quot;&quot;;[.E747]=&quot;&quot;));BIN2HEX([.D74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26376760000000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748]=[.B747];&quot;&quot;;VLOOKUP([.D748];[$Spec.A$1:$Spec.B$1048576];2;0))">
            <text:p/>
          </table:table-cell>
          <table:table-cell table:style-name="ce13" table:formula="of:=IF([.E748]=&quot;W_REGISTER (RF_CH)&quot;;BIN2DEC([.D749]);IF([.E748]=&quot;W_REGISTER (TX_ADDR)&quot;;CONCATENATE(&quot;0x&quot;;BIN2HEX([.D753]);BIN2HEX([.D752]);BIN2HEX([.D751]);BIN2HEX([.D750]);BIN2HEX([.D749]));&quot;&quot;))">
            <text:p/>
          </table:table-cell>
          <table:table-cell table:style-name="ce17" table:formula="of:=IF(OR([.E747]=&quot;W_TX_PAYLOAD&quot;;AND([.G747]&lt;&gt;&quot;&quot;;[.E748]=&quot;&quot;));BIN2HEX([.D74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26493360000000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749]=[.B748];&quot;&quot;;VLOOKUP([.D749];[$Spec.A$1:$Spec.B$1048576];2;0))">
            <text:p/>
          </table:table-cell>
          <table:table-cell table:style-name="ce13" table:formula="of:=IF([.E749]=&quot;W_REGISTER (RF_CH)&quot;;BIN2DEC([.D750]);IF([.E749]=&quot;W_REGISTER (TX_ADDR)&quot;;CONCATENATE(&quot;0x&quot;;BIN2HEX([.D754]);BIN2HEX([.D753]);BIN2HEX([.D752]);BIN2HEX([.D751]);BIN2HEX([.D750]));&quot;&quot;))">
            <text:p/>
          </table:table-cell>
          <table:table-cell table:style-name="ce17" table:formula="of:=IF(OR([.E748]=&quot;W_TX_PAYLOAD&quot;;AND([.G748]&lt;&gt;&quot;&quot;;[.E749]=&quot;&quot;));BIN2HEX([.D74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26609964000000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750]=[.B749];&quot;&quot;;VLOOKUP([.D750];[$Spec.A$1:$Spec.B$1048576];2;0))">
            <text:p/>
          </table:table-cell>
          <table:table-cell table:style-name="ce13" table:formula="of:=IF([.E750]=&quot;W_REGISTER (RF_CH)&quot;;BIN2DEC([.D751]);IF([.E750]=&quot;W_REGISTER (TX_ADDR)&quot;;CONCATENATE(&quot;0x&quot;;BIN2HEX([.D755]);BIN2HEX([.D754]);BIN2HEX([.D753]);BIN2HEX([.D752]);BIN2HEX([.D751]));&quot;&quot;))">
            <text:p/>
          </table:table-cell>
          <table:table-cell table:style-name="ce17" table:formula="of:=IF(OR([.E749]=&quot;W_TX_PAYLOAD&quot;;AND([.G749]&lt;&gt;&quot;&quot;;[.E750]=&quot;&quot;));BIN2HEX([.D75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26726564000000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751]=[.B750];&quot;&quot;;VLOOKUP([.D751];[$Spec.A$1:$Spec.B$1048576];2;0))">
            <text:p/>
          </table:table-cell>
          <table:table-cell table:style-name="ce13" table:formula="of:=IF([.E751]=&quot;W_REGISTER (RF_CH)&quot;;BIN2DEC([.D752]);IF([.E751]=&quot;W_REGISTER (TX_ADDR)&quot;;CONCATENATE(&quot;0x&quot;;BIN2HEX([.D756]);BIN2HEX([.D755]);BIN2HEX([.D754]);BIN2HEX([.D753]);BIN2HEX([.D752]));&quot;&quot;))">
            <text:p/>
          </table:table-cell>
          <table:table-cell table:style-name="ce17" table:formula="of:=IF(OR([.E750]=&quot;W_TX_PAYLOAD&quot;;AND([.G750]&lt;&gt;&quot;&quot;;[.E751]=&quot;&quot;));BIN2HEX([.D75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26843168000000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752]=[.B751];&quot;&quot;;VLOOKUP([.D752];[$Spec.A$1:$Spec.B$1048576];2;0))">
            <text:p/>
          </table:table-cell>
          <table:table-cell table:style-name="ce13" table:formula="of:=IF([.E752]=&quot;W_REGISTER (RF_CH)&quot;;BIN2DEC([.D753]);IF([.E752]=&quot;W_REGISTER (TX_ADDR)&quot;;CONCATENATE(&quot;0x&quot;;BIN2HEX([.D757]);BIN2HEX([.D756]);BIN2HEX([.D755]);BIN2HEX([.D754]);BIN2HEX([.D753]));&quot;&quot;))">
            <text:p/>
          </table:table-cell>
          <table:table-cell table:style-name="ce17" table:formula="of:=IF(OR([.E751]=&quot;W_TX_PAYLOAD&quot;;AND([.G751]&lt;&gt;&quot;&quot;;[.E752]=&quot;&quot;));BIN2HEX([.D75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26959776000000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753]=[.B752];&quot;&quot;;VLOOKUP([.D753];[$Spec.A$1:$Spec.B$1048576];2;0))">
            <text:p/>
          </table:table-cell>
          <table:table-cell table:style-name="ce13" table:formula="of:=IF([.E753]=&quot;W_REGISTER (RF_CH)&quot;;BIN2DEC([.D754]);IF([.E753]=&quot;W_REGISTER (TX_ADDR)&quot;;CONCATENATE(&quot;0x&quot;;BIN2HEX([.D758]);BIN2HEX([.D757]);BIN2HEX([.D756]);BIN2HEX([.D755]);BIN2HEX([.D754]));&quot;&quot;))">
            <text:p/>
          </table:table-cell>
          <table:table-cell table:style-name="ce17" table:formula="of:=IF(OR([.E752]=&quot;W_TX_PAYLOAD&quot;;AND([.G752]&lt;&gt;&quot;&quot;;[.E753]=&quot;&quot;));BIN2HEX([.D75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270853480000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754]=[.B753];&quot;&quot;;VLOOKUP([.D754];[$Spec.A$1:$Spec.B$1048576];2;0))" office:value-type="string" office:string-value="" calcext:value-type="error">
            <text:p>#N/D</text:p>
          </table:table-cell>
          <table:table-cell table:style-name="ce13" table:formula="of:=IF([.E754]=&quot;W_REGISTER (RF_CH)&quot;;BIN2DEC([.D755]);IF([.E754]=&quot;W_REGISTER (TX_ADDR)&quot;;CONCATENATE(&quot;0x&quot;;BIN2HEX([.D759]);BIN2HEX([.D758]);BIN2HEX([.D757]);BIN2HEX([.D756]);BIN2HEX([.D755]));&quot;&quot;))" office:value-type="string" office:string-value="" calcext:value-type="error">
            <text:p>#N/D</text:p>
          </table:table-cell>
          <table:table-cell table:style-name="ce17" table:formula="of:=IF(OR([.E753]=&quot;W_TX_PAYLOAD&quot;;AND([.G753]&lt;&gt;&quot;&quot;;[.E754]=&quot;&quot;));BIN2HEX([.D75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2724879600000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755]=[.B754];&quot;&quot;;VLOOKUP([.D755];[$Spec.A$1:$Spec.B$1048576];2;0))" office:value-type="string" office:string-value="" calcext:value-type="error">
            <text:p>#N/D</text:p>
          </table:table-cell>
          <table:table-cell table:style-name="ce13" table:formula="of:=IF([.E755]=&quot;W_REGISTER (RF_CH)&quot;;BIN2DEC([.D756]);IF([.E755]=&quot;W_REGISTER (TX_ADDR)&quot;;CONCATENATE(&quot;0x&quot;;BIN2HEX([.D760]);BIN2HEX([.D759]);BIN2HEX([.D758]);BIN2HEX([.D757]);BIN2HEX([.D756]));&quot;&quot;))" office:value-type="string" office:string-value="" calcext:value-type="error">
            <text:p>#N/D</text:p>
          </table:table-cell>
          <table:table-cell table:style-name="ce17" table:formula="of:=IF(OR([.E754]=&quot;W_TX_PAYLOAD&quot;;AND([.G754]&lt;&gt;&quot;&quot;;[.E755]=&quot;&quot;));BIN2HEX([.D75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2736540000000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756]=[.B755];&quot;&quot;;VLOOKUP([.D756];[$Spec.A$1:$Spec.B$1048576];2;0))">
            <text:p/>
          </table:table-cell>
          <table:table-cell table:style-name="ce13" table:formula="of:=IF([.E756]=&quot;W_REGISTER (RF_CH)&quot;;BIN2DEC([.D757]);IF([.E756]=&quot;W_REGISTER (TX_ADDR)&quot;;CONCATENATE(&quot;0x&quot;;BIN2HEX([.D761]);BIN2HEX([.D760]);BIN2HEX([.D759]);BIN2HEX([.D758]);BIN2HEX([.D757]));&quot;&quot;))">
            <text:p/>
          </table:table-cell>
          <table:table-cell table:style-name="ce17" table:formula="of:=IF(OR([.E755]=&quot;W_TX_PAYLOAD&quot;;AND([.G755]&lt;&gt;&quot;&quot;;[.E756]=&quot;&quot;));BIN2HEX([.D75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2748598400000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757]=[.B756];&quot;&quot;;VLOOKUP([.D757];[$Spec.A$1:$Spec.B$1048576];2;0))" office:value-type="string" office:string-value="" calcext:value-type="error">
            <text:p>#N/D</text:p>
          </table:table-cell>
          <table:table-cell table:style-name="ce13" table:formula="of:=IF([.E757]=&quot;W_REGISTER (RF_CH)&quot;;BIN2DEC([.D758]);IF([.E757]=&quot;W_REGISTER (TX_ADDR)&quot;;CONCATENATE(&quot;0x&quot;;BIN2HEX([.D762]);BIN2HEX([.D761]);BIN2HEX([.D760]);BIN2HEX([.D759]);BIN2HEX([.D758]));&quot;&quot;))" office:value-type="string" office:string-value="" calcext:value-type="error">
            <text:p>#N/D</text:p>
          </table:table-cell>
          <table:table-cell table:style-name="ce17" table:formula="of:=IF(OR([.E756]=&quot;W_TX_PAYLOAD&quot;;AND([.G756]&lt;&gt;&quot;&quot;;[.E757]=&quot;&quot;));BIN2HEX([.D75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2760656800000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758]=[.B757];&quot;&quot;;VLOOKUP([.D758];[$Spec.A$1:$Spec.B$1048576];2;0))" office:value-type="string" office:string-value="" calcext:value-type="error">
            <text:p>#N/D</text:p>
          </table:table-cell>
          <table:table-cell table:style-name="ce13" table:formula="of:=IF([.E758]=&quot;W_REGISTER (RF_CH)&quot;;BIN2DEC([.D759]);IF([.E758]=&quot;W_REGISTER (TX_ADDR)&quot;;CONCATENATE(&quot;0x&quot;;BIN2HEX([.D763]);BIN2HEX([.D762]);BIN2HEX([.D761]);BIN2HEX([.D760]);BIN2HEX([.D759]));&quot;&quot;))" office:value-type="string" office:string-value="" calcext:value-type="error">
            <text:p>#N/D</text:p>
          </table:table-cell>
          <table:table-cell table:style-name="ce17" table:formula="of:=IF(OR([.E757]=&quot;W_TX_PAYLOAD&quot;;AND([.G757]&lt;&gt;&quot;&quot;;[.E758]=&quot;&quot;));BIN2HEX([.D75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2772815600000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759]=[.B758];&quot;&quot;;VLOOKUP([.D759];[$Spec.A$1:$Spec.B$1048576];2;0))" office:value-type="string" office:string-value="" calcext:value-type="error">
            <text:p>#N/D</text:p>
          </table:table-cell>
          <table:table-cell table:style-name="ce13" table:formula="of:=IF([.E759]=&quot;W_REGISTER (RF_CH)&quot;;BIN2DEC([.D760]);IF([.E759]=&quot;W_REGISTER (TX_ADDR)&quot;;CONCATENATE(&quot;0x&quot;;BIN2HEX([.D764]);BIN2HEX([.D763]);BIN2HEX([.D762]);BIN2HEX([.D761]);BIN2HEX([.D760]));&quot;&quot;))" office:value-type="string" office:string-value="" calcext:value-type="error">
            <text:p>#N/D</text:p>
          </table:table-cell>
          <table:table-cell table:style-name="ce17" table:formula="of:=IF(OR([.E758]=&quot;W_TX_PAYLOAD&quot;;AND([.G758]&lt;&gt;&quot;&quot;;[.E759]=&quot;&quot;));BIN2HEX([.D75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2784773600000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760]=[.B759];&quot;&quot;;VLOOKUP([.D760];[$Spec.A$1:$Spec.B$1048576];2;0))" office:value-type="string" office:string-value="" calcext:value-type="error">
            <text:p>#N/D</text:p>
          </table:table-cell>
          <table:table-cell table:style-name="ce13" table:formula="of:=IF([.E760]=&quot;W_REGISTER (RF_CH)&quot;;BIN2DEC([.D761]);IF([.E760]=&quot;W_REGISTER (TX_ADDR)&quot;;CONCATENATE(&quot;0x&quot;;BIN2HEX([.D765]);BIN2HEX([.D764]);BIN2HEX([.D763]);BIN2HEX([.D762]);BIN2HEX([.D761]));&quot;&quot;))" office:value-type="string" office:string-value="" calcext:value-type="error">
            <text:p>#N/D</text:p>
          </table:table-cell>
          <table:table-cell table:style-name="ce17" table:formula="of:=IF(OR([.E759]=&quot;W_TX_PAYLOAD&quot;;AND([.G759]&lt;&gt;&quot;&quot;;[.E760]=&quot;&quot;));BIN2HEX([.D76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2796433600000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761]=[.B760];&quot;&quot;;VLOOKUP([.D761];[$Spec.A$1:$Spec.B$1048576];2;0))">
            <text:p/>
          </table:table-cell>
          <table:table-cell table:style-name="ce13" table:formula="of:=IF([.E761]=&quot;W_REGISTER (RF_CH)&quot;;BIN2DEC([.D762]);IF([.E761]=&quot;W_REGISTER (TX_ADDR)&quot;;CONCATENATE(&quot;0x&quot;;BIN2HEX([.D766]);BIN2HEX([.D765]);BIN2HEX([.D764]);BIN2HEX([.D763]);BIN2HEX([.D762]));&quot;&quot;))">
            <text:p/>
          </table:table-cell>
          <table:table-cell table:style-name="ce17" table:formula="of:=IF(OR([.E760]=&quot;W_TX_PAYLOAD&quot;;AND([.G760]&lt;&gt;&quot;&quot;;[.E761]=&quot;&quot;));BIN2HEX([.D76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2808093200000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762]=[.B761];&quot;&quot;;VLOOKUP([.D762];[$Spec.A$1:$Spec.B$1048576];2;0))">
            <text:p/>
          </table:table-cell>
          <table:table-cell table:style-name="ce13" table:formula="of:=IF([.E762]=&quot;W_REGISTER (RF_CH)&quot;;BIN2DEC([.D763]);IF([.E762]=&quot;W_REGISTER (TX_ADDR)&quot;;CONCATENATE(&quot;0x&quot;;BIN2HEX([.D767]);BIN2HEX([.D766]);BIN2HEX([.D765]);BIN2HEX([.D764]);BIN2HEX([.D763]));&quot;&quot;))">
            <text:p/>
          </table:table-cell>
          <table:table-cell table:style-name="ce17" table:formula="of:=IF(OR([.E761]=&quot;W_TX_PAYLOAD&quot;;AND([.G761]&lt;&gt;&quot;&quot;;[.E762]=&quot;&quot;));BIN2HEX([.D76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2821347600000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<text:s/>1000 <text:s/>0011</text:p>
          </table:table-cell>
          <table:table-cell/>
          <table:table-cell table:style-name="ce13" table:formula="of:=IF([.B763]=[.B762];&quot;&quot;;VLOOKUP([.D763];[$Spec.A$1:$Spec.B$1048576];2;0))">
            <text:p/>
          </table:table-cell>
          <table:table-cell table:style-name="ce13" table:formula="of:=IF([.E763]=&quot;W_REGISTER (RF_CH)&quot;;BIN2DEC([.D764]);IF([.E763]=&quot;W_REGISTER (TX_ADDR)&quot;;CONCATENATE(&quot;0x&quot;;BIN2HEX([.D768]);BIN2HEX([.D767]);BIN2HEX([.D766]);BIN2HEX([.D765]);BIN2HEX([.D764]));&quot;&quot;))">
            <text:p/>
          </table:table-cell>
          <table:table-cell table:style-name="ce17" table:formula="of:=IF(OR([.E762]=&quot;W_TX_PAYLOAD&quot;;AND([.G762]&lt;&gt;&quot;&quot;;[.E763]=&quot;&quot;));BIN2HEX([.D76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2833007600000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<text:s/>1110 <text:s/>0000</text:p>
          </table:table-cell>
          <table:table-cell/>
          <table:table-cell table:style-name="ce13" table:formula="of:=IF([.B764]=[.B763];&quot;&quot;;VLOOKUP([.D764];[$Spec.A$1:$Spec.B$1048576];2;0))">
            <text:p/>
          </table:table-cell>
          <table:table-cell table:style-name="ce13" table:formula="of:=IF([.E764]=&quot;W_REGISTER (RF_CH)&quot;;BIN2DEC([.D765]);IF([.E764]=&quot;W_REGISTER (TX_ADDR)&quot;;CONCATENATE(&quot;0x&quot;;BIN2HEX([.D769]);BIN2HEX([.D768]);BIN2HEX([.D767]);BIN2HEX([.D766]);BIN2HEX([.D765]));&quot;&quot;))">
            <text:p/>
          </table:table-cell>
          <table:table-cell table:style-name="ce17" table:formula="of:=IF(OR([.E763]=&quot;W_TX_PAYLOAD&quot;;AND([.G763]&lt;&gt;&quot;&quot;;[.E764]=&quot;&quot;));BIN2HEX([.D76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2844667200000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765]=[.B764];&quot;&quot;;VLOOKUP([.D765];[$Spec.A$1:$Spec.B$1048576];2;0))">
            <text:p/>
          </table:table-cell>
          <table:table-cell table:style-name="ce13" table:formula="of:=IF([.E765]=&quot;W_REGISTER (RF_CH)&quot;;BIN2DEC([.D766]);IF([.E765]=&quot;W_REGISTER (TX_ADDR)&quot;;CONCATENATE(&quot;0x&quot;;BIN2HEX([.D770]);BIN2HEX([.D769]);BIN2HEX([.D768]);BIN2HEX([.D767]);BIN2HEX([.D766]));&quot;&quot;))">
            <text:p/>
          </table:table-cell>
          <table:table-cell table:style-name="ce17" table:formula="of:=IF(OR([.E764]=&quot;W_TX_PAYLOAD&quot;;AND([.G764]&lt;&gt;&quot;&quot;;[.E765]=&quot;&quot;));BIN2HEX([.D76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2856326400000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766]=[.B765];&quot;&quot;;VLOOKUP([.D766];[$Spec.A$1:$Spec.B$1048576];2;0))">
            <text:p/>
          </table:table-cell>
          <table:table-cell table:style-name="ce13" table:formula="of:=IF([.E766]=&quot;W_REGISTER (RF_CH)&quot;;BIN2DEC([.D767]);IF([.E766]=&quot;W_REGISTER (TX_ADDR)&quot;;CONCATENATE(&quot;0x&quot;;BIN2HEX([.D771]);BIN2HEX([.D770]);BIN2HEX([.D769]);BIN2HEX([.D768]);BIN2HEX([.D767]));&quot;&quot;))">
            <text:p/>
          </table:table-cell>
          <table:table-cell table:style-name="ce17" table:formula="of:=IF(OR([.E765]=&quot;W_TX_PAYLOAD&quot;;AND([.G765]&lt;&gt;&quot;&quot;;[.E766]=&quot;&quot;));BIN2HEX([.D76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2867986000000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767]=[.B766];&quot;&quot;;VLOOKUP([.D767];[$Spec.A$1:$Spec.B$1048576];2;0))">
            <text:p/>
          </table:table-cell>
          <table:table-cell table:style-name="ce13" table:formula="of:=IF([.E767]=&quot;W_REGISTER (RF_CH)&quot;;BIN2DEC([.D768]);IF([.E767]=&quot;W_REGISTER (TX_ADDR)&quot;;CONCATENATE(&quot;0x&quot;;BIN2HEX([.D772]);BIN2HEX([.D771]);BIN2HEX([.D770]);BIN2HEX([.D769]);BIN2HEX([.D768]));&quot;&quot;))">
            <text:p/>
          </table:table-cell>
          <table:table-cell table:style-name="ce17" table:formula="of:=IF(OR([.E766]=&quot;W_TX_PAYLOAD&quot;;AND([.G766]&lt;&gt;&quot;&quot;;[.E767]=&quot;&quot;));BIN2HEX([.D76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2879646000000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<text:s/>0000 <text:s/>0011</text:p>
          </table:table-cell>
          <table:table-cell/>
          <table:table-cell table:style-name="ce13" table:formula="of:=IF([.B768]=[.B767];&quot;&quot;;VLOOKUP([.D768];[$Spec.A$1:$Spec.B$1048576];2;0))">
            <text:p/>
          </table:table-cell>
          <table:table-cell table:style-name="ce13" table:formula="of:=IF([.E768]=&quot;W_REGISTER (RF_CH)&quot;;BIN2DEC([.D769]);IF([.E768]=&quot;W_REGISTER (TX_ADDR)&quot;;CONCATENATE(&quot;0x&quot;;BIN2HEX([.D773]);BIN2HEX([.D772]);BIN2HEX([.D771]);BIN2HEX([.D770]);BIN2HEX([.D769]));&quot;&quot;))">
            <text:p/>
          </table:table-cell>
          <table:table-cell table:style-name="ce17" table:formula="of:=IF(OR([.E767]=&quot;W_TX_PAYLOAD&quot;;AND([.G767]&lt;&gt;&quot;&quot;;[.E768]=&quot;&quot;));BIN2HEX([.D76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2892302400000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769]=[.B768];&quot;&quot;;VLOOKUP([.D769];[$Spec.A$1:$Spec.B$1048576];2;0))" office:value-type="string" office:string-value="" calcext:value-type="error">
            <text:p>#N/D</text:p>
          </table:table-cell>
          <table:table-cell table:style-name="ce13" table:formula="of:=IF([.E769]=&quot;W_REGISTER (RF_CH)&quot;;BIN2DEC([.D770]);IF([.E769]=&quot;W_REGISTER (TX_ADDR)&quot;;CONCATENATE(&quot;0x&quot;;BIN2HEX([.D774]);BIN2HEX([.D773]);BIN2HEX([.D772]);BIN2HEX([.D771]);BIN2HEX([.D770]));&quot;&quot;))" office:value-type="string" office:string-value="" calcext:value-type="error">
            <text:p>#N/D</text:p>
          </table:table-cell>
          <table:table-cell table:style-name="ce17" table:formula="of:=IF(OR([.E768]=&quot;W_TX_PAYLOAD&quot;;AND([.G768]&lt;&gt;&quot;&quot;;[.E769]=&quot;&quot;));BIN2HEX([.D76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2903962000000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770]=[.B769];&quot;&quot;;VLOOKUP([.D770];[$Spec.A$1:$Spec.B$1048576];2;0))">
            <text:p/>
          </table:table-cell>
          <table:table-cell table:style-name="ce13" table:formula="of:=IF([.E770]=&quot;W_REGISTER (RF_CH)&quot;;BIN2DEC([.D771]);IF([.E770]=&quot;W_REGISTER (TX_ADDR)&quot;;CONCATENATE(&quot;0x&quot;;BIN2HEX([.D775]);BIN2HEX([.D774]);BIN2HEX([.D773]);BIN2HEX([.D772]);BIN2HEX([.D771]));&quot;&quot;))">
            <text:p/>
          </table:table-cell>
          <table:table-cell table:style-name="ce17" table:formula="of:=IF(OR([.E769]=&quot;W_TX_PAYLOAD&quot;;AND([.G769]&lt;&gt;&quot;&quot;;[.E770]=&quot;&quot;));BIN2HEX([.D77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4517119200000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771]=[.B770];&quot;&quot;;VLOOKUP([.D771];[$Spec.A$1:$Spec.B$1048576];2;0))" office:value-type="string" office:string-value="" calcext:value-type="error">
            <text:p>#N/D</text:p>
          </table:table-cell>
          <table:table-cell table:style-name="ce13" table:formula="of:=IF([.E771]=&quot;W_REGISTER (RF_CH)&quot;;BIN2DEC([.D772]);IF([.E771]=&quot;W_REGISTER (TX_ADDR)&quot;;CONCATENATE(&quot;0x&quot;;BIN2HEX([.D776]);BIN2HEX([.D775]);BIN2HEX([.D774]);BIN2HEX([.D773]);BIN2HEX([.D772]));&quot;&quot;))" office:value-type="string" office:string-value="" calcext:value-type="error">
            <text:p>#N/D</text:p>
          </table:table-cell>
          <table:table-cell table:style-name="ce17" table:formula="of:=IF(OR([.E770]=&quot;W_TX_PAYLOAD&quot;;AND([.G770]&lt;&gt;&quot;&quot;;[.E771]=&quot;&quot;));BIN2HEX([.D77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4528279600000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772]=[.B771];&quot;&quot;;VLOOKUP([.D772];[$Spec.A$1:$Spec.B$1048576];2;0))">
            <text:p/>
          </table:table-cell>
          <table:table-cell table:style-name="ce13" table:formula="of:=IF([.E772]=&quot;W_REGISTER (RF_CH)&quot;;BIN2DEC([.D773]);IF([.E772]=&quot;W_REGISTER (TX_ADDR)&quot;;CONCATENATE(&quot;0x&quot;;BIN2HEX([.D777]);BIN2HEX([.D776]);BIN2HEX([.D775]);BIN2HEX([.D774]);BIN2HEX([.D773]));&quot;&quot;))">
            <text:p/>
          </table:table-cell>
          <table:table-cell table:style-name="ce17" table:formula="of:=IF(OR([.E771]=&quot;W_TX_PAYLOAD&quot;;AND([.G771]&lt;&gt;&quot;&quot;;[.E772]=&quot;&quot;));BIN2HEX([.D77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4541534400000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773]=[.B772];&quot;&quot;;VLOOKUP([.D773];[$Spec.A$1:$Spec.B$1048576];2;0))" office:value-type="string" office:string-value="" calcext:value-type="error">
            <text:p>#N/D</text:p>
          </table:table-cell>
          <table:table-cell table:style-name="ce13" table:formula="of:=IF([.E773]=&quot;W_REGISTER (RF_CH)&quot;;BIN2DEC([.D774]);IF([.E773]=&quot;W_REGISTER (TX_ADDR)&quot;;CONCATENATE(&quot;0x&quot;;BIN2HEX([.D778]);BIN2HEX([.D777]);BIN2HEX([.D776]);BIN2HEX([.D775]);BIN2HEX([.D774]));&quot;&quot;))" office:value-type="string" office:string-value="" calcext:value-type="error">
            <text:p>#N/D</text:p>
          </table:table-cell>
          <table:table-cell table:style-name="ce17" table:formula="of:=IF(OR([.E772]=&quot;W_TX_PAYLOAD&quot;;AND([.G772]&lt;&gt;&quot;&quot;;[.E773]=&quot;&quot;));BIN2HEX([.D77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4555984800000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774]=[.B773];&quot;&quot;;VLOOKUP([.D774];[$Spec.A$1:$Spec.B$1048576];2;0))" office:value-type="string" office:string-value="" calcext:value-type="error">
            <text:p>#N/D</text:p>
          </table:table-cell>
          <table:table-cell table:style-name="ce13" table:formula="of:=IF([.E774]=&quot;W_REGISTER (RF_CH)&quot;;BIN2DEC([.D775]);IF([.E774]=&quot;W_REGISTER (TX_ADDR)&quot;;CONCATENATE(&quot;0x&quot;;BIN2HEX([.D779]);BIN2HEX([.D778]);BIN2HEX([.D777]);BIN2HEX([.D776]);BIN2HEX([.D775]));&quot;&quot;))" office:value-type="string" office:string-value="" calcext:value-type="error">
            <text:p>#N/D</text:p>
          </table:table-cell>
          <table:table-cell table:style-name="ce17" table:formula="of:=IF(OR([.E773]=&quot;W_TX_PAYLOAD&quot;;AND([.G773]&lt;&gt;&quot;&quot;;[.E774]=&quot;&quot;));BIN2HEX([.D77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4567644400000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775]=[.B774];&quot;&quot;;VLOOKUP([.D775];[$Spec.A$1:$Spec.B$1048576];2;0))">
            <text:p/>
          </table:table-cell>
          <table:table-cell table:style-name="ce13" table:formula="of:=IF([.E775]=&quot;W_REGISTER (RF_CH)&quot;;BIN2DEC([.D776]);IF([.E775]=&quot;W_REGISTER (TX_ADDR)&quot;;CONCATENATE(&quot;0x&quot;;BIN2HEX([.D780]);BIN2HEX([.D779]);BIN2HEX([.D778]);BIN2HEX([.D777]);BIN2HEX([.D776]));&quot;&quot;))">
            <text:p/>
          </table:table-cell>
          <table:table-cell table:style-name="ce17" table:formula="of:=IF(OR([.E774]=&quot;W_TX_PAYLOAD&quot;;AND([.G774]&lt;&gt;&quot;&quot;;[.E775]=&quot;&quot;));BIN2HEX([.D77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4581496000000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776]=[.B775];&quot;&quot;;VLOOKUP([.D776];[$Spec.A$1:$Spec.B$1048576];2;0))" office:value-type="string" office:string-value="" calcext:value-type="error">
            <text:p>#N/D</text:p>
          </table:table-cell>
          <table:table-cell table:style-name="ce13" table:formula="of:=IF([.E776]=&quot;W_REGISTER (RF_CH)&quot;;BIN2DEC([.D777]);IF([.E776]=&quot;W_REGISTER (TX_ADDR)&quot;;CONCATENATE(&quot;0x&quot;;BIN2HEX([.D781]);BIN2HEX([.D780]);BIN2HEX([.D779]);BIN2HEX([.D778]);BIN2HEX([.D777]));&quot;&quot;))" office:value-type="string" office:string-value="" calcext:value-type="error">
            <text:p>#N/D</text:p>
          </table:table-cell>
          <table:table-cell table:style-name="ce17" table:formula="of:=IF(OR([.E775]=&quot;W_TX_PAYLOAD&quot;;AND([.G775]&lt;&gt;&quot;&quot;;[.E776]=&quot;&quot;));BIN2HEX([.D77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4593454000000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777]=[.B776];&quot;&quot;;VLOOKUP([.D777];[$Spec.A$1:$Spec.B$1048576];2;0))" office:value-type="string" office:string-value="" calcext:value-type="error">
            <text:p>#N/D</text:p>
          </table:table-cell>
          <table:table-cell table:style-name="ce13" table:formula="of:=IF([.E777]=&quot;W_REGISTER (RF_CH)&quot;;BIN2DEC([.D778]);IF([.E777]=&quot;W_REGISTER (TX_ADDR)&quot;;CONCATENATE(&quot;0x&quot;;BIN2HEX([.D782]);BIN2HEX([.D781]);BIN2HEX([.D780]);BIN2HEX([.D779]);BIN2HEX([.D778]));&quot;&quot;))" office:value-type="string" office:string-value="" calcext:value-type="error">
            <text:p>#N/D</text:p>
          </table:table-cell>
          <table:table-cell table:style-name="ce17" table:formula="of:=IF(OR([.E776]=&quot;W_TX_PAYLOAD&quot;;AND([.G776]&lt;&gt;&quot;&quot;;[.E777]=&quot;&quot;));BIN2HEX([.D77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4605112800000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778]=[.B777];&quot;&quot;;VLOOKUP([.D778];[$Spec.A$1:$Spec.B$1048576];2;0))">
            <text:p/>
          </table:table-cell>
          <table:table-cell table:style-name="ce13" table:formula="of:=IF([.E778]=&quot;W_REGISTER (RF_CH)&quot;;BIN2DEC([.D779]);IF([.E778]=&quot;W_REGISTER (TX_ADDR)&quot;;CONCATENATE(&quot;0x&quot;;BIN2HEX([.D783]);BIN2HEX([.D782]);BIN2HEX([.D781]);BIN2HEX([.D780]);BIN2HEX([.D779]));&quot;&quot;))">
            <text:p/>
          </table:table-cell>
          <table:table-cell table:style-name="ce17" table:formula="of:=IF(OR([.E777]=&quot;W_TX_PAYLOAD&quot;;AND([.G777]&lt;&gt;&quot;&quot;;[.E778]=&quot;&quot;));BIN2HEX([.D77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4616772000000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779]=[.B778];&quot;&quot;;VLOOKUP([.D779];[$Spec.A$1:$Spec.B$1048576];2;0))">
            <text:p/>
          </table:table-cell>
          <table:table-cell table:style-name="ce13" table:formula="of:=IF([.E779]=&quot;W_REGISTER (RF_CH)&quot;;BIN2DEC([.D780]);IF([.E779]=&quot;W_REGISTER (TX_ADDR)&quot;;CONCATENATE(&quot;0x&quot;;BIN2HEX([.D784]);BIN2HEX([.D783]);BIN2HEX([.D782]);BIN2HEX([.D781]);BIN2HEX([.D780]));&quot;&quot;))">
            <text:p/>
          </table:table-cell>
          <table:table-cell table:style-name="ce17" table:formula="of:=IF(OR([.E778]=&quot;W_TX_PAYLOAD&quot;;AND([.G778]&lt;&gt;&quot;&quot;;[.E779]=&quot;&quot;));BIN2HEX([.D77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4628431200000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<text:s/>1000 <text:s/>0100</text:p>
          </table:table-cell>
          <table:table-cell/>
          <table:table-cell table:style-name="ce13" table:formula="of:=IF([.B780]=[.B779];&quot;&quot;;VLOOKUP([.D780];[$Spec.A$1:$Spec.B$1048576];2;0))">
            <text:p/>
          </table:table-cell>
          <table:table-cell table:style-name="ce13" table:formula="of:=IF([.E780]=&quot;W_REGISTER (RF_CH)&quot;;BIN2DEC([.D781]);IF([.E780]=&quot;W_REGISTER (TX_ADDR)&quot;;CONCATENATE(&quot;0x&quot;;BIN2HEX([.D785]);BIN2HEX([.D784]);BIN2HEX([.D783]);BIN2HEX([.D782]);BIN2HEX([.D781]));&quot;&quot;))">
            <text:p/>
          </table:table-cell>
          <table:table-cell table:style-name="ce17" table:formula="of:=IF(OR([.E779]=&quot;W_TX_PAYLOAD&quot;;AND([.G779]&lt;&gt;&quot;&quot;;[.E780]=&quot;&quot;));BIN2HEX([.D78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4640090400000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781]=[.B780];&quot;&quot;;VLOOKUP([.D781];[$Spec.A$1:$Spec.B$1048576];2;0))">
            <text:p/>
          </table:table-cell>
          <table:table-cell table:style-name="ce13" table:formula="of:=IF([.E781]=&quot;W_REGISTER (RF_CH)&quot;;BIN2DEC([.D782]);IF([.E781]=&quot;W_REGISTER (TX_ADDR)&quot;;CONCATENATE(&quot;0x&quot;;BIN2HEX([.D786]);BIN2HEX([.D785]);BIN2HEX([.D784]);BIN2HEX([.D783]);BIN2HEX([.D782]));&quot;&quot;))">
            <text:p/>
          </table:table-cell>
          <table:table-cell table:style-name="ce17" table:formula="of:=IF(OR([.E780]=&quot;W_TX_PAYLOAD&quot;;AND([.G780]&lt;&gt;&quot;&quot;;[.E781]=&quot;&quot;));BIN2HEX([.D78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4651749600000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782]=[.B781];&quot;&quot;;VLOOKUP([.D782];[$Spec.A$1:$Spec.B$1048576];2;0))">
            <text:p/>
          </table:table-cell>
          <table:table-cell table:style-name="ce13" table:formula="of:=IF([.E782]=&quot;W_REGISTER (RF_CH)&quot;;BIN2DEC([.D783]);IF([.E782]=&quot;W_REGISTER (TX_ADDR)&quot;;CONCATENATE(&quot;0x&quot;;BIN2HEX([.D787]);BIN2HEX([.D786]);BIN2HEX([.D785]);BIN2HEX([.D784]);BIN2HEX([.D783]));&quot;&quot;))">
            <text:p/>
          </table:table-cell>
          <table:table-cell table:style-name="ce17" table:formula="of:=IF(OR([.E781]=&quot;W_TX_PAYLOAD&quot;;AND([.G781]&lt;&gt;&quot;&quot;;[.E782]=&quot;&quot;));BIN2HEX([.D78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4665003600000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783]=[.B782];&quot;&quot;;VLOOKUP([.D783];[$Spec.A$1:$Spec.B$1048576];2;0))">
            <text:p/>
          </table:table-cell>
          <table:table-cell table:style-name="ce13" table:formula="of:=IF([.E783]=&quot;W_REGISTER (RF_CH)&quot;;BIN2DEC([.D784]);IF([.E783]=&quot;W_REGISTER (TX_ADDR)&quot;;CONCATENATE(&quot;0x&quot;;BIN2HEX([.D788]);BIN2HEX([.D787]);BIN2HEX([.D786]);BIN2HEX([.D785]);BIN2HEX([.D784]));&quot;&quot;))">
            <text:p/>
          </table:table-cell>
          <table:table-cell table:style-name="ce17" table:formula="of:=IF(OR([.E782]=&quot;W_TX_PAYLOAD&quot;;AND([.G782]&lt;&gt;&quot;&quot;;[.E783]=&quot;&quot;));BIN2HEX([.D78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4676662800000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784]=[.B783];&quot;&quot;;VLOOKUP([.D784];[$Spec.A$1:$Spec.B$1048576];2;0))">
            <text:p/>
          </table:table-cell>
          <table:table-cell table:style-name="ce13" table:formula="of:=IF([.E784]=&quot;W_REGISTER (RF_CH)&quot;;BIN2DEC([.D785]);IF([.E784]=&quot;W_REGISTER (TX_ADDR)&quot;;CONCATENATE(&quot;0x&quot;;BIN2HEX([.D789]);BIN2HEX([.D788]);BIN2HEX([.D787]);BIN2HEX([.D786]);BIN2HEX([.D785]));&quot;&quot;))">
            <text:p/>
          </table:table-cell>
          <table:table-cell table:style-name="ce17" table:formula="of:=IF(OR([.E783]=&quot;W_TX_PAYLOAD&quot;;AND([.G783]&lt;&gt;&quot;&quot;;[.E784]=&quot;&quot;));BIN2HEX([.D78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4688322000000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<text:s/>0000 <text:s/>0100</text:p>
          </table:table-cell>
          <table:table-cell/>
          <table:table-cell table:style-name="ce13" table:formula="of:=IF([.B785]=[.B784];&quot;&quot;;VLOOKUP([.D785];[$Spec.A$1:$Spec.B$1048576];2;0))">
            <text:p/>
          </table:table-cell>
          <table:table-cell table:style-name="ce13" table:formula="of:=IF([.E785]=&quot;W_REGISTER (RF_CH)&quot;;BIN2DEC([.D786]);IF([.E785]=&quot;W_REGISTER (TX_ADDR)&quot;;CONCATENATE(&quot;0x&quot;;BIN2HEX([.D790]);BIN2HEX([.D789]);BIN2HEX([.D788]);BIN2HEX([.D787]);BIN2HEX([.D786]));&quot;&quot;))">
            <text:p/>
          </table:table-cell>
          <table:table-cell table:style-name="ce17" table:formula="of:=IF(OR([.E784]=&quot;W_TX_PAYLOAD&quot;;AND([.G784]&lt;&gt;&quot;&quot;;[.E785]=&quot;&quot;));BIN2HEX([.D78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47009776000000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786]=[.B785];&quot;&quot;;VLOOKUP([.D786];[$Spec.A$1:$Spec.B$1048576];2;0))" office:value-type="string" office:string-value="" calcext:value-type="error">
            <text:p>#N/D</text:p>
          </table:table-cell>
          <table:table-cell table:style-name="ce13" table:formula="of:=IF([.E786]=&quot;W_REGISTER (RF_CH)&quot;;BIN2DEC([.D787]);IF([.E786]=&quot;W_REGISTER (TX_ADDR)&quot;;CONCATENATE(&quot;0x&quot;;BIN2HEX([.D791]);BIN2HEX([.D790]);BIN2HEX([.D789]);BIN2HEX([.D788]);BIN2HEX([.D787]));&quot;&quot;))" office:value-type="string" office:string-value="" calcext:value-type="error">
            <text:p>#N/D</text:p>
          </table:table-cell>
          <table:table-cell table:style-name="ce17" table:formula="of:=IF(OR([.E785]=&quot;W_TX_PAYLOAD&quot;;AND([.G785]&lt;&gt;&quot;&quot;;[.E786]=&quot;&quot;));BIN2HEX([.D78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47126372000000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787]=[.B786];&quot;&quot;;VLOOKUP([.D787];[$Spec.A$1:$Spec.B$1048576];2;0))">
            <text:p/>
          </table:table-cell>
          <table:table-cell table:style-name="ce13" table:formula="of:=IF([.E787]=&quot;W_REGISTER (RF_CH)&quot;;BIN2DEC([.D788]);IF([.E787]=&quot;W_REGISTER (TX_ADDR)&quot;;CONCATENATE(&quot;0x&quot;;BIN2HEX([.D792]);BIN2HEX([.D791]);BIN2HEX([.D790]);BIN2HEX([.D789]);BIN2HEX([.D788]));&quot;&quot;))">
            <text:p/>
          </table:table-cell>
          <table:table-cell table:style-name="ce17" table:formula="of:=IF(OR([.E786]=&quot;W_TX_PAYLOAD&quot;;AND([.G786]&lt;&gt;&quot;&quot;;[.E787]=&quot;&quot;));BIN2HEX([.D78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49646116000000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788]=[.B787];&quot;&quot;;VLOOKUP([.D788];[$Spec.A$1:$Spec.B$1048576];2;0))" office:value-type="string" office:string-value="" calcext:value-type="error">
            <text:p>#N/D</text:p>
          </table:table-cell>
          <table:table-cell table:style-name="ce13" table:formula="of:=IF([.E788]=&quot;W_REGISTER (RF_CH)&quot;;BIN2DEC([.D789]);IF([.E788]=&quot;W_REGISTER (TX_ADDR)&quot;;CONCATENATE(&quot;0x&quot;;BIN2HEX([.D793]);BIN2HEX([.D792]);BIN2HEX([.D791]);BIN2HEX([.D790]);BIN2HEX([.D789]));&quot;&quot;))" office:value-type="string" office:string-value="" calcext:value-type="error">
            <text:p>#N/D</text:p>
          </table:table-cell>
          <table:table-cell table:style-name="ce17" table:formula="of:=IF(OR([.E787]=&quot;W_TX_PAYLOAD&quot;;AND([.G787]&lt;&gt;&quot;&quot;;[.E788]=&quot;&quot;));BIN2HEX([.D78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49757724000000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789]=[.B788];&quot;&quot;;VLOOKUP([.D789];[$Spec.A$1:$Spec.B$1048576];2;0))">
            <text:p/>
          </table:table-cell>
          <table:table-cell table:style-name="ce13" table:formula="of:=IF([.E789]=&quot;W_REGISTER (RF_CH)&quot;;BIN2DEC([.D790]);IF([.E789]=&quot;W_REGISTER (TX_ADDR)&quot;;CONCATENATE(&quot;0x&quot;;BIN2HEX([.D794]);BIN2HEX([.D793]);BIN2HEX([.D792]);BIN2HEX([.D791]);BIN2HEX([.D790]));&quot;&quot;))">
            <text:p/>
          </table:table-cell>
          <table:table-cell table:style-name="ce17" table:formula="of:=IF(OR([.E788]=&quot;W_TX_PAYLOAD&quot;;AND([.G788]&lt;&gt;&quot;&quot;;[.E789]=&quot;&quot;));BIN2HEX([.D78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4989625200000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790]=[.B789];&quot;&quot;;VLOOKUP([.D790];[$Spec.A$1:$Spec.B$1048576];2;0))" office:value-type="string" office:string-value="" calcext:value-type="error">
            <text:p>#N/D</text:p>
          </table:table-cell>
          <table:table-cell table:style-name="ce13" table:formula="of:=IF([.E790]=&quot;W_REGISTER (RF_CH)&quot;;BIN2DEC([.D791]);IF([.E790]=&quot;W_REGISTER (TX_ADDR)&quot;;CONCATENATE(&quot;0x&quot;;BIN2HEX([.D795]);BIN2HEX([.D794]);BIN2HEX([.D793]);BIN2HEX([.D792]);BIN2HEX([.D791]));&quot;&quot;))" office:value-type="string" office:string-value="" calcext:value-type="error">
            <text:p>#N/D</text:p>
          </table:table-cell>
          <table:table-cell table:style-name="ce17" table:formula="of:=IF(OR([.E789]=&quot;W_TX_PAYLOAD&quot;;AND([.G789]&lt;&gt;&quot;&quot;;[.E790]=&quot;&quot;));BIN2HEX([.D79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5002480800000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791]=[.B790];&quot;&quot;;VLOOKUP([.D791];[$Spec.A$1:$Spec.B$1048576];2;0))" office:value-type="string" office:string-value="" calcext:value-type="error">
            <text:p>#N/D</text:p>
          </table:table-cell>
          <table:table-cell table:style-name="ce13" table:formula="of:=IF([.E791]=&quot;W_REGISTER (RF_CH)&quot;;BIN2DEC([.D792]);IF([.E791]=&quot;W_REGISTER (TX_ADDR)&quot;;CONCATENATE(&quot;0x&quot;;BIN2HEX([.D796]);BIN2HEX([.D795]);BIN2HEX([.D794]);BIN2HEX([.D793]);BIN2HEX([.D792]));&quot;&quot;))" office:value-type="string" office:string-value="" calcext:value-type="error">
            <text:p>#N/D</text:p>
          </table:table-cell>
          <table:table-cell table:style-name="ce17" table:formula="of:=IF(OR([.E790]=&quot;W_TX_PAYLOAD&quot;;AND([.G790]&lt;&gt;&quot;&quot;;[.E791]=&quot;&quot;));BIN2HEX([.D79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5014140000000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792]=[.B791];&quot;&quot;;VLOOKUP([.D792];[$Spec.A$1:$Spec.B$1048576];2;0))">
            <text:p/>
          </table:table-cell>
          <table:table-cell table:style-name="ce13" table:formula="of:=IF([.E792]=&quot;W_REGISTER (RF_CH)&quot;;BIN2DEC([.D793]);IF([.E792]=&quot;W_REGISTER (TX_ADDR)&quot;;CONCATENATE(&quot;0x&quot;;BIN2HEX([.D797]);BIN2HEX([.D796]);BIN2HEX([.D795]);BIN2HEX([.D794]);BIN2HEX([.D793]));&quot;&quot;))">
            <text:p/>
          </table:table-cell>
          <table:table-cell table:style-name="ce17" table:formula="of:=IF(OR([.E791]=&quot;W_TX_PAYLOAD&quot;;AND([.G791]&lt;&gt;&quot;&quot;;[.E792]=&quot;&quot;));BIN2HEX([.D79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50272940000000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793]=[.B792];&quot;&quot;;VLOOKUP([.D793];[$Spec.A$1:$Spec.B$1048576];2;0))" office:value-type="string" office:string-value="" calcext:value-type="error">
            <text:p>#N/D</text:p>
          </table:table-cell>
          <table:table-cell table:style-name="ce13" table:formula="of:=IF([.E793]=&quot;W_REGISTER (RF_CH)&quot;;BIN2DEC([.D794]);IF([.E793]=&quot;W_REGISTER (TX_ADDR)&quot;;CONCATENATE(&quot;0x&quot;;BIN2HEX([.D798]);BIN2HEX([.D797]);BIN2HEX([.D796]);BIN2HEX([.D795]);BIN2HEX([.D794]));&quot;&quot;))" office:value-type="string" office:string-value="" calcext:value-type="error">
            <text:p>#N/D</text:p>
          </table:table-cell>
          <table:table-cell table:style-name="ce17" table:formula="of:=IF(OR([.E792]=&quot;W_TX_PAYLOAD&quot;;AND([.G792]&lt;&gt;&quot;&quot;;[.E793]=&quot;&quot;));BIN2HEX([.D79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50398500000000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794]=[.B793];&quot;&quot;;VLOOKUP([.D794];[$Spec.A$1:$Spec.B$1048576];2;0))" office:value-type="string" office:string-value="" calcext:value-type="error">
            <text:p>#N/D</text:p>
          </table:table-cell>
          <table:table-cell table:style-name="ce13" table:formula="of:=IF([.E794]=&quot;W_REGISTER (RF_CH)&quot;;BIN2DEC([.D795]);IF([.E794]=&quot;W_REGISTER (TX_ADDR)&quot;;CONCATENATE(&quot;0x&quot;;BIN2HEX([.D799]);BIN2HEX([.D798]);BIN2HEX([.D797]);BIN2HEX([.D796]);BIN2HEX([.D795]));&quot;&quot;))" office:value-type="string" office:string-value="" calcext:value-type="error">
            <text:p>#N/D</text:p>
          </table:table-cell>
          <table:table-cell table:style-name="ce17" table:formula="of:=IF(OR([.E793]=&quot;W_TX_PAYLOAD&quot;;AND([.G793]&lt;&gt;&quot;&quot;;[.E794]=&quot;&quot;));BIN2HEX([.D79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50515088000000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<text:s/>0000 <text:s/>1111</text:p>
          </table:table-cell>
          <table:table-cell/>
          <table:table-cell table:style-name="ce13" table:formula="of:=IF([.B795]=[.B794];&quot;&quot;;VLOOKUP([.D795];[$Spec.A$1:$Spec.B$1048576];2;0))">
            <text:p/>
          </table:table-cell>
          <table:table-cell table:style-name="ce13" table:formula="of:=IF([.E795]=&quot;W_REGISTER (RF_CH)&quot;;BIN2DEC([.D796]);IF([.E795]=&quot;W_REGISTER (TX_ADDR)&quot;;CONCATENATE(&quot;0x&quot;;BIN2HEX([.D800]);BIN2HEX([.D799]);BIN2HEX([.D798]);BIN2HEX([.D797]);BIN2HEX([.D796]));&quot;&quot;))">
            <text:p/>
          </table:table-cell>
          <table:table-cell table:style-name="ce17" table:formula="of:=IF(OR([.E794]=&quot;W_TX_PAYLOAD&quot;;AND([.G794]&lt;&gt;&quot;&quot;;[.E795]=&quot;&quot;));BIN2HEX([.D79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6558522800000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796]=[.B795];&quot;&quot;;VLOOKUP([.D796];[$Spec.A$1:$Spec.B$1048576];2;0))" office:value-type="string" office:string-value="" calcext:value-type="error">
            <text:p>#N/D</text:p>
          </table:table-cell>
          <table:table-cell table:style-name="ce13" table:formula="of:=IF([.E796]=&quot;W_REGISTER (RF_CH)&quot;;BIN2DEC([.D797]);IF([.E796]=&quot;W_REGISTER (TX_ADDR)&quot;;CONCATENATE(&quot;0x&quot;;BIN2HEX([.D801]);BIN2HEX([.D800]);BIN2HEX([.D799]);BIN2HEX([.D798]);BIN2HEX([.D797]));&quot;&quot;))" office:value-type="string" office:string-value="" calcext:value-type="error">
            <text:p>#N/D</text:p>
          </table:table-cell>
          <table:table-cell table:style-name="ce17" table:formula="of:=IF(OR([.E795]=&quot;W_TX_PAYLOAD&quot;;AND([.G795]&lt;&gt;&quot;&quot;;[.E796]=&quot;&quot;));BIN2HEX([.D79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6569684000000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797]=[.B796];&quot;&quot;;VLOOKUP([.D797];[$Spec.A$1:$Spec.B$1048576];2;0))">
            <text:p/>
          </table:table-cell>
          <table:table-cell table:style-name="ce13" table:formula="of:=IF([.E797]=&quot;W_REGISTER (RF_CH)&quot;;BIN2DEC([.D798]);IF([.E797]=&quot;W_REGISTER (TX_ADDR)&quot;;CONCATENATE(&quot;0x&quot;;BIN2HEX([.D802]);BIN2HEX([.D801]);BIN2HEX([.D800]);BIN2HEX([.D799]);BIN2HEX([.D798]));&quot;&quot;))">
            <text:p/>
          </table:table-cell>
          <table:table-cell table:style-name="ce17" table:formula="of:=IF(OR([.E796]=&quot;W_TX_PAYLOAD&quot;;AND([.G796]&lt;&gt;&quot;&quot;;[.E797]=&quot;&quot;));BIN2HEX([.D79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6582739200000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<text:s/>0110 <text:s/>0001</text:p>
          </table:table-cell>
          <table:table-cell/>
          <table:table-cell table:style-name="ce13" table:formula="of:=IF([.B798]=[.B797];&quot;&quot;;VLOOKUP([.D798];[$Spec.A$1:$Spec.B$1048576];2;0))" office:value-type="string" office:string-value="" calcext:value-type="error">
            <text:p>#N/D</text:p>
          </table:table-cell>
          <table:table-cell table:style-name="ce13" table:formula="of:=IF([.E798]=&quot;W_REGISTER (RF_CH)&quot;;BIN2DEC([.D799]);IF([.E798]=&quot;W_REGISTER (TX_ADDR)&quot;;CONCATENATE(&quot;0x&quot;;BIN2HEX([.D803]);BIN2HEX([.D802]);BIN2HEX([.D801]);BIN2HEX([.D800]);BIN2HEX([.D799]));&quot;&quot;))" office:value-type="string" office:string-value="" calcext:value-type="error">
            <text:p>#N/D</text:p>
          </table:table-cell>
          <table:table-cell table:style-name="ce17" table:formula="of:=IF(OR([.E797]=&quot;W_TX_PAYLOAD&quot;;AND([.G797]&lt;&gt;&quot;&quot;;[.E798]=&quot;&quot;));BIN2HEX([.D79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6595495600000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799]=[.B798];&quot;&quot;;VLOOKUP([.D799];[$Spec.A$1:$Spec.B$1048576];2;0))">
            <text:p/>
          </table:table-cell>
          <table:table-cell table:style-name="ce13" table:formula="of:=IF([.E799]=&quot;W_REGISTER (RF_CH)&quot;;BIN2DEC([.D800]);IF([.E799]=&quot;W_REGISTER (TX_ADDR)&quot;;CONCATENATE(&quot;0x&quot;;BIN2HEX([.D804]);BIN2HEX([.D803]);BIN2HEX([.D802]);BIN2HEX([.D801]);BIN2HEX([.D800]));&quot;&quot;))">
            <text:p/>
          </table:table-cell>
          <table:table-cell table:style-name="ce17" table:formula="of:=IF(OR([.E798]=&quot;W_TX_PAYLOAD&quot;;AND([.G798]&lt;&gt;&quot;&quot;;[.E799]=&quot;&quot;));BIN2HEX([.D79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6607554800000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800]=[.B799];&quot;&quot;;VLOOKUP([.D800];[$Spec.A$1:$Spec.B$1048576];2;0))">
            <text:p/>
          </table:table-cell>
          <table:table-cell table:style-name="ce13" table:formula="of:=IF([.E800]=&quot;W_REGISTER (RF_CH)&quot;;BIN2DEC([.D801]);IF([.E800]=&quot;W_REGISTER (TX_ADDR)&quot;;CONCATENATE(&quot;0x&quot;;BIN2HEX([.D805]);BIN2HEX([.D804]);BIN2HEX([.D803]);BIN2HEX([.D802]);BIN2HEX([.D801]));&quot;&quot;))">
            <text:p/>
          </table:table-cell>
          <table:table-cell table:style-name="ce17" table:formula="of:=IF(OR([.E799]=&quot;W_TX_PAYLOAD&quot;;AND([.G799]&lt;&gt;&quot;&quot;;[.E800]=&quot;&quot;));BIN2HEX([.D80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6619214800000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801]=[.B800];&quot;&quot;;VLOOKUP([.D801];[$Spec.A$1:$Spec.B$1048576];2;0))">
            <text:p/>
          </table:table-cell>
          <table:table-cell table:style-name="ce13" table:formula="of:=IF([.E801]=&quot;W_REGISTER (RF_CH)&quot;;BIN2DEC([.D802]);IF([.E801]=&quot;W_REGISTER (TX_ADDR)&quot;;CONCATENATE(&quot;0x&quot;;BIN2HEX([.D806]);BIN2HEX([.D805]);BIN2HEX([.D804]);BIN2HEX([.D803]);BIN2HEX([.D802]));&quot;&quot;))">
            <text:p/>
          </table:table-cell>
          <table:table-cell table:style-name="ce17" table:formula="of:=IF(OR([.E800]=&quot;W_TX_PAYLOAD&quot;;AND([.G800]&lt;&gt;&quot;&quot;;[.E801]=&quot;&quot;));BIN2HEX([.D80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6631074000000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802]=[.B801];&quot;&quot;;VLOOKUP([.D802];[$Spec.A$1:$Spec.B$1048576];2;0))">
            <text:p/>
          </table:table-cell>
          <table:table-cell table:style-name="ce13" table:formula="of:=IF([.E802]=&quot;W_REGISTER (RF_CH)&quot;;BIN2DEC([.D803]);IF([.E802]=&quot;W_REGISTER (TX_ADDR)&quot;;CONCATENATE(&quot;0x&quot;;BIN2HEX([.D807]);BIN2HEX([.D806]);BIN2HEX([.D805]);BIN2HEX([.D804]);BIN2HEX([.D803]));&quot;&quot;))">
            <text:p/>
          </table:table-cell>
          <table:table-cell table:style-name="ce17" table:formula="of:=IF(OR([.E801]=&quot;W_TX_PAYLOAD&quot;;AND([.G801]&lt;&gt;&quot;&quot;;[.E802]=&quot;&quot;));BIN2HEX([.D80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6642833600000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803]=[.B802];&quot;&quot;;VLOOKUP([.D803];[$Spec.A$1:$Spec.B$1048576];2;0))">
            <text:p/>
          </table:table-cell>
          <table:table-cell table:style-name="ce13" table:formula="of:=IF([.E803]=&quot;W_REGISTER (RF_CH)&quot;;BIN2DEC([.D804]);IF([.E803]=&quot;W_REGISTER (TX_ADDR)&quot;;CONCATENATE(&quot;0x&quot;;BIN2HEX([.D808]);BIN2HEX([.D807]);BIN2HEX([.D806]);BIN2HEX([.D805]);BIN2HEX([.D804]));&quot;&quot;))">
            <text:p/>
          </table:table-cell>
          <table:table-cell table:style-name="ce17" table:formula="of:=IF(OR([.E802]=&quot;W_TX_PAYLOAD&quot;;AND([.G802]&lt;&gt;&quot;&quot;;[.E803]=&quot;&quot;));BIN2HEX([.D80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6654693200000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804]=[.B803];&quot;&quot;;VLOOKUP([.D804];[$Spec.A$1:$Spec.B$1048576];2;0))">
            <text:p/>
          </table:table-cell>
          <table:table-cell table:style-name="ce13" table:formula="of:=IF([.E804]=&quot;W_REGISTER (RF_CH)&quot;;BIN2DEC([.D805]);IF([.E804]=&quot;W_REGISTER (TX_ADDR)&quot;;CONCATENATE(&quot;0x&quot;;BIN2HEX([.D809]);BIN2HEX([.D808]);BIN2HEX([.D807]);BIN2HEX([.D806]);BIN2HEX([.D805]));&quot;&quot;))">
            <text:p/>
          </table:table-cell>
          <table:table-cell table:style-name="ce17" table:formula="of:=IF(OR([.E803]=&quot;W_TX_PAYLOAD&quot;;AND([.G803]&lt;&gt;&quot;&quot;;[.E804]=&quot;&quot;));BIN2HEX([.D80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6666452800000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805]=[.B804];&quot;&quot;;VLOOKUP([.D805];[$Spec.A$1:$Spec.B$1048576];2;0))">
            <text:p/>
          </table:table-cell>
          <table:table-cell table:style-name="ce13" table:formula="of:=IF([.E805]=&quot;W_REGISTER (RF_CH)&quot;;BIN2DEC([.D806]);IF([.E805]=&quot;W_REGISTER (TX_ADDR)&quot;;CONCATENATE(&quot;0x&quot;;BIN2HEX([.D810]);BIN2HEX([.D809]);BIN2HEX([.D808]);BIN2HEX([.D807]);BIN2HEX([.D806]));&quot;&quot;))">
            <text:p/>
          </table:table-cell>
          <table:table-cell table:style-name="ce17" table:formula="of:=IF(OR([.E804]=&quot;W_TX_PAYLOAD&quot;;AND([.G804]&lt;&gt;&quot;&quot;;[.E805]=&quot;&quot;));BIN2HEX([.D80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6678212800000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806]=[.B805];&quot;&quot;;VLOOKUP([.D806];[$Spec.A$1:$Spec.B$1048576];2;0))">
            <text:p/>
          </table:table-cell>
          <table:table-cell table:style-name="ce13" table:formula="of:=IF([.E806]=&quot;W_REGISTER (RF_CH)&quot;;BIN2DEC([.D807]);IF([.E806]=&quot;W_REGISTER (TX_ADDR)&quot;;CONCATENATE(&quot;0x&quot;;BIN2HEX([.D811]);BIN2HEX([.D810]);BIN2HEX([.D809]);BIN2HEX([.D808]);BIN2HEX([.D807]));&quot;&quot;))">
            <text:p/>
          </table:table-cell>
          <table:table-cell table:style-name="ce17" table:formula="of:=IF(OR([.E805]=&quot;W_TX_PAYLOAD&quot;;AND([.G805]&lt;&gt;&quot;&quot;;[.E806]=&quot;&quot;));BIN2HEX([.D80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6690869200000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807]=[.B806];&quot;&quot;;VLOOKUP([.D807];[$Spec.A$1:$Spec.B$1048576];2;0))" office:value-type="string" office:string-value="" calcext:value-type="error">
            <text:p>#N/D</text:p>
          </table:table-cell>
          <table:table-cell table:style-name="ce13" table:formula="of:=IF([.E807]=&quot;W_REGISTER (RF_CH)&quot;;BIN2DEC([.D808]);IF([.E807]=&quot;W_REGISTER (TX_ADDR)&quot;;CONCATENATE(&quot;0x&quot;;BIN2HEX([.D812]);BIN2HEX([.D811]);BIN2HEX([.D810]);BIN2HEX([.D809]);BIN2HEX([.D808]));&quot;&quot;))" office:value-type="string" office:string-value="" calcext:value-type="error">
            <text:p>#N/D</text:p>
          </table:table-cell>
          <table:table-cell table:style-name="ce17" table:formula="of:=IF(OR([.E806]=&quot;W_TX_PAYLOAD&quot;;AND([.G806]&lt;&gt;&quot;&quot;;[.E807]=&quot;&quot;));BIN2HEX([.D80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67063164000000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808]=[.B807];&quot;&quot;;VLOOKUP([.D808];[$Spec.A$1:$Spec.B$1048576];2;0))" office:value-type="string" office:string-value="" calcext:value-type="error">
            <text:p>#N/D</text:p>
          </table:table-cell>
          <table:table-cell table:style-name="ce13" table:formula="of:=IF([.E808]=&quot;W_REGISTER (RF_CH)&quot;;BIN2DEC([.D809]);IF([.E808]=&quot;W_REGISTER (TX_ADDR)&quot;;CONCATENATE(&quot;0x&quot;;BIN2HEX([.D813]);BIN2HEX([.D812]);BIN2HEX([.D811]);BIN2HEX([.D810]);BIN2HEX([.D809]));&quot;&quot;))" office:value-type="string" office:string-value="" calcext:value-type="error">
            <text:p>#N/D</text:p>
          </table:table-cell>
          <table:table-cell table:style-name="ce17" table:formula="of:=IF(OR([.E807]=&quot;W_TX_PAYLOAD&quot;;AND([.G807]&lt;&gt;&quot;&quot;;[.E808]=&quot;&quot;));BIN2HEX([.D80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67179764000000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809]=[.B808];&quot;&quot;;VLOOKUP([.D809];[$Spec.A$1:$Spec.B$1048576];2;0))">
            <text:p/>
          </table:table-cell>
          <table:table-cell table:style-name="ce13" table:formula="of:=IF([.E809]=&quot;W_REGISTER (RF_CH)&quot;;BIN2DEC([.D810]);IF([.E809]=&quot;W_REGISTER (TX_ADDR)&quot;;CONCATENATE(&quot;0x&quot;;BIN2HEX([.D814]);BIN2HEX([.D813]);BIN2HEX([.D812]);BIN2HEX([.D811]);BIN2HEX([.D810]));&quot;&quot;))">
            <text:p/>
          </table:table-cell>
          <table:table-cell table:style-name="ce17" table:formula="of:=IF(OR([.E808]=&quot;W_TX_PAYLOAD&quot;;AND([.G808]&lt;&gt;&quot;&quot;;[.E809]=&quot;&quot;));BIN2HEX([.D80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67300344000000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810]=[.B809];&quot;&quot;;VLOOKUP([.D810];[$Spec.A$1:$Spec.B$1048576];2;0))" office:value-type="string" office:string-value="" calcext:value-type="error">
            <text:p>#N/D</text:p>
          </table:table-cell>
          <table:table-cell table:style-name="ce13" table:formula="of:=IF([.E810]=&quot;W_REGISTER (RF_CH)&quot;;BIN2DEC([.D811]);IF([.E810]=&quot;W_REGISTER (TX_ADDR)&quot;;CONCATENATE(&quot;0x&quot;;BIN2HEX([.D815]);BIN2HEX([.D814]);BIN2HEX([.D813]);BIN2HEX([.D812]);BIN2HEX([.D811]));&quot;&quot;))" office:value-type="string" office:string-value="" calcext:value-type="error">
            <text:p>#N/D</text:p>
          </table:table-cell>
          <table:table-cell table:style-name="ce17" table:formula="of:=IF(OR([.E809]=&quot;W_TX_PAYLOAD&quot;;AND([.G809]&lt;&gt;&quot;&quot;;[.E810]=&quot;&quot;));BIN2HEX([.D81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67420924000000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811]=[.B810];&quot;&quot;;VLOOKUP([.D811];[$Spec.A$1:$Spec.B$1048576];2;0))" office:value-type="string" office:string-value="" calcext:value-type="error">
            <text:p>#N/D</text:p>
          </table:table-cell>
          <table:table-cell table:style-name="ce13" table:formula="of:=IF([.E811]=&quot;W_REGISTER (RF_CH)&quot;;BIN2DEC([.D812]);IF([.E811]=&quot;W_REGISTER (TX_ADDR)&quot;;CONCATENATE(&quot;0x&quot;;BIN2HEX([.D816]);BIN2HEX([.D815]);BIN2HEX([.D814]);BIN2HEX([.D813]);BIN2HEX([.D812]));&quot;&quot;))" office:value-type="string" office:string-value="" calcext:value-type="error">
            <text:p>#N/D</text:p>
          </table:table-cell>
          <table:table-cell table:style-name="ce17" table:formula="of:=IF(OR([.E810]=&quot;W_TX_PAYLOAD&quot;;AND([.G810]&lt;&gt;&quot;&quot;;[.E811]=&quot;&quot;));BIN2HEX([.D81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67542508000000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812]=[.B811];&quot;&quot;;VLOOKUP([.D812];[$Spec.A$1:$Spec.B$1048576];2;0))" office:value-type="string" office:string-value="" calcext:value-type="error">
            <text:p>#N/D</text:p>
          </table:table-cell>
          <table:table-cell table:style-name="ce13" table:formula="of:=IF([.E812]=&quot;W_REGISTER (RF_CH)&quot;;BIN2DEC([.D813]);IF([.E812]=&quot;W_REGISTER (TX_ADDR)&quot;;CONCATENATE(&quot;0x&quot;;BIN2HEX([.D817]);BIN2HEX([.D816]);BIN2HEX([.D815]);BIN2HEX([.D814]);BIN2HEX([.D813]));&quot;&quot;))" office:value-type="string" office:string-value="" calcext:value-type="error">
            <text:p>#N/D</text:p>
          </table:table-cell>
          <table:table-cell table:style-name="ce17" table:formula="of:=IF(OR([.E811]=&quot;W_TX_PAYLOAD&quot;;AND([.G811]&lt;&gt;&quot;&quot;;[.E812]=&quot;&quot;));BIN2HEX([.D81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6766209200000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813]=[.B812];&quot;&quot;;VLOOKUP([.D813];[$Spec.A$1:$Spec.B$1048576];2;0))" office:value-type="string" office:string-value="" calcext:value-type="error">
            <text:p>#N/D</text:p>
          </table:table-cell>
          <table:table-cell table:style-name="ce13" table:formula="of:=IF([.E813]=&quot;W_REGISTER (RF_CH)&quot;;BIN2DEC([.D814]);IF([.E813]=&quot;W_REGISTER (TX_ADDR)&quot;;CONCATENATE(&quot;0x&quot;;BIN2HEX([.D818]);BIN2HEX([.D817]);BIN2HEX([.D816]);BIN2HEX([.D815]);BIN2HEX([.D814]));&quot;&quot;))" office:value-type="string" office:string-value="" calcext:value-type="error">
            <text:p>#N/D</text:p>
          </table:table-cell>
          <table:table-cell table:style-name="ce17" table:formula="of:=IF(OR([.E812]=&quot;W_TX_PAYLOAD&quot;;AND([.G812]&lt;&gt;&quot;&quot;;[.E813]=&quot;&quot;));BIN2HEX([.D81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6777868400000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814]=[.B813];&quot;&quot;;VLOOKUP([.D814];[$Spec.A$1:$Spec.B$1048576];2;0))">
            <text:p/>
          </table:table-cell>
          <table:table-cell table:style-name="ce13" table:formula="of:=IF([.E814]=&quot;W_REGISTER (RF_CH)&quot;;BIN2DEC([.D815]);IF([.E814]=&quot;W_REGISTER (TX_ADDR)&quot;;CONCATENATE(&quot;0x&quot;;BIN2HEX([.D819]);BIN2HEX([.D818]);BIN2HEX([.D817]);BIN2HEX([.D816]);BIN2HEX([.D815]));&quot;&quot;))">
            <text:p/>
          </table:table-cell>
          <table:table-cell table:style-name="ce17" table:formula="of:=IF(OR([.E813]=&quot;W_TX_PAYLOAD&quot;;AND([.G813]&lt;&gt;&quot;&quot;;[.E814]=&quot;&quot;));BIN2HEX([.D81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6789528000000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815]=[.B814];&quot;&quot;;VLOOKUP([.D815];[$Spec.A$1:$Spec.B$1048576];2;0))">
            <text:p/>
          </table:table-cell>
          <table:table-cell table:style-name="ce13" table:formula="of:=IF([.E815]=&quot;W_REGISTER (RF_CH)&quot;;BIN2DEC([.D816]);IF([.E815]=&quot;W_REGISTER (TX_ADDR)&quot;;CONCATENATE(&quot;0x&quot;;BIN2HEX([.D820]);BIN2HEX([.D819]);BIN2HEX([.D818]);BIN2HEX([.D817]);BIN2HEX([.D816]));&quot;&quot;))">
            <text:p/>
          </table:table-cell>
          <table:table-cell table:style-name="ce17" table:formula="of:=IF(OR([.E814]=&quot;W_TX_PAYLOAD&quot;;AND([.G814]&lt;&gt;&quot;&quot;;[.E815]=&quot;&quot;));BIN2HEX([.D81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6802782400000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<text:s/>1000 <text:s/>0011</text:p>
          </table:table-cell>
          <table:table-cell/>
          <table:table-cell table:style-name="ce13" table:formula="of:=IF([.B816]=[.B815];&quot;&quot;;VLOOKUP([.D816];[$Spec.A$1:$Spec.B$1048576];2;0))">
            <text:p/>
          </table:table-cell>
          <table:table-cell table:style-name="ce13" table:formula="of:=IF([.E816]=&quot;W_REGISTER (RF_CH)&quot;;BIN2DEC([.D817]);IF([.E816]=&quot;W_REGISTER (TX_ADDR)&quot;;CONCATENATE(&quot;0x&quot;;BIN2HEX([.D821]);BIN2HEX([.D820]);BIN2HEX([.D819]);BIN2HEX([.D818]);BIN2HEX([.D817]));&quot;&quot;))">
            <text:p/>
          </table:table-cell>
          <table:table-cell table:style-name="ce17" table:formula="of:=IF(OR([.E815]=&quot;W_TX_PAYLOAD&quot;;AND([.G815]&lt;&gt;&quot;&quot;;[.E816]=&quot;&quot;));BIN2HEX([.D81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6814442000000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<text:s/>1110 <text:s/>0000</text:p>
          </table:table-cell>
          <table:table-cell/>
          <table:table-cell table:style-name="ce13" table:formula="of:=IF([.B817]=[.B816];&quot;&quot;;VLOOKUP([.D817];[$Spec.A$1:$Spec.B$1048576];2;0))">
            <text:p/>
          </table:table-cell>
          <table:table-cell table:style-name="ce13" table:formula="of:=IF([.E817]=&quot;W_REGISTER (RF_CH)&quot;;BIN2DEC([.D818]);IF([.E817]=&quot;W_REGISTER (TX_ADDR)&quot;;CONCATENATE(&quot;0x&quot;;BIN2HEX([.D822]);BIN2HEX([.D821]);BIN2HEX([.D820]);BIN2HEX([.D819]);BIN2HEX([.D818]));&quot;&quot;))">
            <text:p/>
          </table:table-cell>
          <table:table-cell table:style-name="ce17" table:formula="of:=IF(OR([.E816]=&quot;W_TX_PAYLOAD&quot;;AND([.G816]&lt;&gt;&quot;&quot;;[.E817]=&quot;&quot;));BIN2HEX([.D81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6826101600000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818]=[.B817];&quot;&quot;;VLOOKUP([.D818];[$Spec.A$1:$Spec.B$1048576];2;0))">
            <text:p/>
          </table:table-cell>
          <table:table-cell table:style-name="ce13" table:formula="of:=IF([.E818]=&quot;W_REGISTER (RF_CH)&quot;;BIN2DEC([.D819]);IF([.E818]=&quot;W_REGISTER (TX_ADDR)&quot;;CONCATENATE(&quot;0x&quot;;BIN2HEX([.D823]);BIN2HEX([.D822]);BIN2HEX([.D821]);BIN2HEX([.D820]);BIN2HEX([.D819]));&quot;&quot;))">
            <text:p/>
          </table:table-cell>
          <table:table-cell table:style-name="ce17" table:formula="of:=IF(OR([.E817]=&quot;W_TX_PAYLOAD&quot;;AND([.G817]&lt;&gt;&quot;&quot;;[.E818]=&quot;&quot;));BIN2HEX([.D81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6837761200000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819]=[.B818];&quot;&quot;;VLOOKUP([.D819];[$Spec.A$1:$Spec.B$1048576];2;0))">
            <text:p/>
          </table:table-cell>
          <table:table-cell table:style-name="ce13" table:formula="of:=IF([.E819]=&quot;W_REGISTER (RF_CH)&quot;;BIN2DEC([.D820]);IF([.E819]=&quot;W_REGISTER (TX_ADDR)&quot;;CONCATENATE(&quot;0x&quot;;BIN2HEX([.D824]);BIN2HEX([.D823]);BIN2HEX([.D822]);BIN2HEX([.D821]);BIN2HEX([.D820]));&quot;&quot;))">
            <text:p/>
          </table:table-cell>
          <table:table-cell table:style-name="ce17" table:formula="of:=IF(OR([.E818]=&quot;W_TX_PAYLOAD&quot;;AND([.G818]&lt;&gt;&quot;&quot;;[.E819]=&quot;&quot;));BIN2HEX([.D81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6849420400000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820]=[.B819];&quot;&quot;;VLOOKUP([.D820];[$Spec.A$1:$Spec.B$1048576];2;0))">
            <text:p/>
          </table:table-cell>
          <table:table-cell table:style-name="ce13" table:formula="of:=IF([.E820]=&quot;W_REGISTER (RF_CH)&quot;;BIN2DEC([.D821]);IF([.E820]=&quot;W_REGISTER (TX_ADDR)&quot;;CONCATENATE(&quot;0x&quot;;BIN2HEX([.D825]);BIN2HEX([.D824]);BIN2HEX([.D823]);BIN2HEX([.D822]);BIN2HEX([.D821]));&quot;&quot;))">
            <text:p/>
          </table:table-cell>
          <table:table-cell table:style-name="ce17" table:formula="of:=IF(OR([.E819]=&quot;W_TX_PAYLOAD&quot;;AND([.G819]&lt;&gt;&quot;&quot;;[.E820]=&quot;&quot;));BIN2HEX([.D82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6861079200000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<text:s/>0000 <text:s/>0011</text:p>
          </table:table-cell>
          <table:table-cell/>
          <table:table-cell table:style-name="ce13" table:formula="of:=IF([.B821]=[.B820];&quot;&quot;;VLOOKUP([.D821];[$Spec.A$1:$Spec.B$1048576];2;0))">
            <text:p/>
          </table:table-cell>
          <table:table-cell table:style-name="ce13" table:formula="of:=IF([.E821]=&quot;W_REGISTER (RF_CH)&quot;;BIN2DEC([.D822]);IF([.E821]=&quot;W_REGISTER (TX_ADDR)&quot;;CONCATENATE(&quot;0x&quot;;BIN2HEX([.D826]);BIN2HEX([.D825]);BIN2HEX([.D824]);BIN2HEX([.D823]);BIN2HEX([.D822]));&quot;&quot;))">
            <text:p/>
          </table:table-cell>
          <table:table-cell table:style-name="ce17" table:formula="of:=IF(OR([.E820]=&quot;W_TX_PAYLOAD&quot;;AND([.G820]&lt;&gt;&quot;&quot;;[.E821]=&quot;&quot;));BIN2HEX([.D82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68737356000000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822]=[.B821];&quot;&quot;;VLOOKUP([.D822];[$Spec.A$1:$Spec.B$1048576];2;0))" office:value-type="string" office:string-value="" calcext:value-type="error">
            <text:p>#N/D</text:p>
          </table:table-cell>
          <table:table-cell table:style-name="ce13" table:formula="of:=IF([.E822]=&quot;W_REGISTER (RF_CH)&quot;;BIN2DEC([.D823]);IF([.E822]=&quot;W_REGISTER (TX_ADDR)&quot;;CONCATENATE(&quot;0x&quot;;BIN2HEX([.D827]);BIN2HEX([.D826]);BIN2HEX([.D825]);BIN2HEX([.D824]);BIN2HEX([.D823]));&quot;&quot;))" office:value-type="string" office:string-value="" calcext:value-type="error">
            <text:p>#N/D</text:p>
          </table:table-cell>
          <table:table-cell table:style-name="ce17" table:formula="of:=IF(OR([.E821]=&quot;W_TX_PAYLOAD&quot;;AND([.G821]&lt;&gt;&quot;&quot;;[.E822]=&quot;&quot;));BIN2HEX([.D82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68853952000000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823]=[.B822];&quot;&quot;;VLOOKUP([.D823];[$Spec.A$1:$Spec.B$1048576];2;0))">
            <text:p/>
          </table:table-cell>
          <table:table-cell table:style-name="ce13" table:formula="of:=IF([.E823]=&quot;W_REGISTER (RF_CH)&quot;;BIN2DEC([.D824]);IF([.E823]=&quot;W_REGISTER (TX_ADDR)&quot;;CONCATENATE(&quot;0x&quot;;BIN2HEX([.D828]);BIN2HEX([.D827]);BIN2HEX([.D826]);BIN2HEX([.D825]);BIN2HEX([.D824]));&quot;&quot;))">
            <text:p/>
          </table:table-cell>
          <table:table-cell table:style-name="ce17" table:formula="of:=IF(OR([.E822]=&quot;W_TX_PAYLOAD&quot;;AND([.G822]&lt;&gt;&quot;&quot;;[.E823]=&quot;&quot;));BIN2HEX([.D82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86015156000000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824]=[.B823];&quot;&quot;;VLOOKUP([.D824];[$Spec.A$1:$Spec.B$1048576];2;0))" office:value-type="string" office:string-value="" calcext:value-type="error">
            <text:p>#N/D</text:p>
          </table:table-cell>
          <table:table-cell table:style-name="ce13" table:formula="of:=IF([.E824]=&quot;W_REGISTER (RF_CH)&quot;;BIN2DEC([.D825]);IF([.E824]=&quot;W_REGISTER (TX_ADDR)&quot;;CONCATENATE(&quot;0x&quot;;BIN2HEX([.D829]);BIN2HEX([.D828]);BIN2HEX([.D827]);BIN2HEX([.D826]);BIN2HEX([.D825]));&quot;&quot;))" office:value-type="string" office:string-value="" calcext:value-type="error">
            <text:p>#N/D</text:p>
          </table:table-cell>
          <table:table-cell table:style-name="ce17" table:formula="of:=IF(OR([.E823]=&quot;W_TX_PAYLOAD&quot;;AND([.G823]&lt;&gt;&quot;&quot;;[.E824]=&quot;&quot;));BIN2HEX([.D82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86126764000000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825]=[.B824];&quot;&quot;;VLOOKUP([.D825];[$Spec.A$1:$Spec.B$1048576];2;0))">
            <text:p/>
          </table:table-cell>
          <table:table-cell table:style-name="ce13" table:formula="of:=IF([.E825]=&quot;W_REGISTER (RF_CH)&quot;;BIN2DEC([.D826]);IF([.E825]=&quot;W_REGISTER (TX_ADDR)&quot;;CONCATENATE(&quot;0x&quot;;BIN2HEX([.D830]);BIN2HEX([.D829]);BIN2HEX([.D828]);BIN2HEX([.D827]);BIN2HEX([.D826]));&quot;&quot;))">
            <text:p/>
          </table:table-cell>
          <table:table-cell table:style-name="ce17" table:formula="of:=IF(OR([.E824]=&quot;W_TX_PAYLOAD&quot;;AND([.G824]&lt;&gt;&quot;&quot;;[.E825]=&quot;&quot;));BIN2HEX([.D82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86259312000000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826]=[.B825];&quot;&quot;;VLOOKUP([.D826];[$Spec.A$1:$Spec.B$1048576];2;0))" office:value-type="string" office:string-value="" calcext:value-type="error">
            <text:p>#N/D</text:p>
          </table:table-cell>
          <table:table-cell table:style-name="ce13" table:formula="of:=IF([.E826]=&quot;W_REGISTER (RF_CH)&quot;;BIN2DEC([.D827]);IF([.E826]=&quot;W_REGISTER (TX_ADDR)&quot;;CONCATENATE(&quot;0x&quot;;BIN2HEX([.D831]);BIN2HEX([.D830]);BIN2HEX([.D829]);BIN2HEX([.D828]);BIN2HEX([.D827]));&quot;&quot;))" office:value-type="string" office:string-value="" calcext:value-type="error">
            <text:p>#N/D</text:p>
          </table:table-cell>
          <table:table-cell table:style-name="ce17" table:formula="of:=IF(OR([.E825]=&quot;W_TX_PAYLOAD&quot;;AND([.G825]&lt;&gt;&quot;&quot;;[.E826]=&quot;&quot;));BIN2HEX([.D82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86403816000000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827]=[.B826];&quot;&quot;;VLOOKUP([.D827];[$Spec.A$1:$Spec.B$1048576];2;0))" office:value-type="string" office:string-value="" calcext:value-type="error">
            <text:p>#N/D</text:p>
          </table:table-cell>
          <table:table-cell table:style-name="ce13" table:formula="of:=IF([.E827]=&quot;W_REGISTER (RF_CH)&quot;;BIN2DEC([.D828]);IF([.E827]=&quot;W_REGISTER (TX_ADDR)&quot;;CONCATENATE(&quot;0x&quot;;BIN2HEX([.D832]);BIN2HEX([.D831]);BIN2HEX([.D830]);BIN2HEX([.D829]);BIN2HEX([.D828]));&quot;&quot;))" office:value-type="string" office:string-value="" calcext:value-type="error">
            <text:p>#N/D</text:p>
          </table:table-cell>
          <table:table-cell table:style-name="ce17" table:formula="of:=IF(OR([.E826]=&quot;W_TX_PAYLOAD&quot;;AND([.G826]&lt;&gt;&quot;&quot;;[.E827]=&quot;&quot;));BIN2HEX([.D82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86520412000000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828]=[.B827];&quot;&quot;;VLOOKUP([.D828];[$Spec.A$1:$Spec.B$1048576];2;0))">
            <text:p/>
          </table:table-cell>
          <table:table-cell table:style-name="ce13" table:formula="of:=IF([.E828]=&quot;W_REGISTER (RF_CH)&quot;;BIN2DEC([.D829]);IF([.E828]=&quot;W_REGISTER (TX_ADDR)&quot;;CONCATENATE(&quot;0x&quot;;BIN2HEX([.D833]);BIN2HEX([.D832]);BIN2HEX([.D831]);BIN2HEX([.D830]);BIN2HEX([.D829]));&quot;&quot;))">
            <text:p/>
          </table:table-cell>
          <table:table-cell table:style-name="ce17" table:formula="of:=IF(OR([.E827]=&quot;W_TX_PAYLOAD&quot;;AND([.G827]&lt;&gt;&quot;&quot;;[.E828]=&quot;&quot;));BIN2HEX([.D82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86658936000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829]=[.B828];&quot;&quot;;VLOOKUP([.D829];[$Spec.A$1:$Spec.B$1048576];2;0))" office:value-type="string" office:string-value="" calcext:value-type="error">
            <text:p>#N/D</text:p>
          </table:table-cell>
          <table:table-cell table:style-name="ce13" table:formula="of:=IF([.E829]=&quot;W_REGISTER (RF_CH)&quot;;BIN2DEC([.D830]);IF([.E829]=&quot;W_REGISTER (TX_ADDR)&quot;;CONCATENATE(&quot;0x&quot;;BIN2HEX([.D834]);BIN2HEX([.D833]);BIN2HEX([.D832]);BIN2HEX([.D831]);BIN2HEX([.D830]));&quot;&quot;))" office:value-type="string" office:string-value="" calcext:value-type="error">
            <text:p>#N/D</text:p>
          </table:table-cell>
          <table:table-cell table:style-name="ce17" table:formula="of:=IF(OR([.E828]=&quot;W_TX_PAYLOAD&quot;;AND([.G828]&lt;&gt;&quot;&quot;;[.E829]=&quot;&quot;));BIN2HEX([.D82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86778520000000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830]=[.B829];&quot;&quot;;VLOOKUP([.D830];[$Spec.A$1:$Spec.B$1048576];2;0))" office:value-type="string" office:string-value="" calcext:value-type="error">
            <text:p>#N/D</text:p>
          </table:table-cell>
          <table:table-cell table:style-name="ce13" table:formula="of:=IF([.E830]=&quot;W_REGISTER (RF_CH)&quot;;BIN2DEC([.D831]);IF([.E830]=&quot;W_REGISTER (TX_ADDR)&quot;;CONCATENATE(&quot;0x&quot;;BIN2HEX([.D835]);BIN2HEX([.D834]);BIN2HEX([.D833]);BIN2HEX([.D832]);BIN2HEX([.D831]));&quot;&quot;))" office:value-type="string" office:string-value="" calcext:value-type="error">
            <text:p>#N/D</text:p>
          </table:table-cell>
          <table:table-cell table:style-name="ce17" table:formula="of:=IF(OR([.E829]=&quot;W_TX_PAYLOAD&quot;;AND([.G829]&lt;&gt;&quot;&quot;;[.E830]=&quot;&quot;));BIN2HEX([.D83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86895112000000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831]=[.B830];&quot;&quot;;VLOOKUP([.D831];[$Spec.A$1:$Spec.B$1048576];2;0))">
            <text:p/>
          </table:table-cell>
          <table:table-cell table:style-name="ce13" table:formula="of:=IF([.E831]=&quot;W_REGISTER (RF_CH)&quot;;BIN2DEC([.D832]);IF([.E831]=&quot;W_REGISTER (TX_ADDR)&quot;;CONCATENATE(&quot;0x&quot;;BIN2HEX([.D836]);BIN2HEX([.D835]);BIN2HEX([.D834]);BIN2HEX([.D833]);BIN2HEX([.D832]));&quot;&quot;))">
            <text:p/>
          </table:table-cell>
          <table:table-cell table:style-name="ce17" table:formula="of:=IF(OR([.E830]=&quot;W_TX_PAYLOAD&quot;;AND([.G830]&lt;&gt;&quot;&quot;;[.E831]=&quot;&quot;));BIN2HEX([.D83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87011700000000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832]=[.B831];&quot;&quot;;VLOOKUP([.D832];[$Spec.A$1:$Spec.B$1048576];2;0))">
            <text:p/>
          </table:table-cell>
          <table:table-cell table:style-name="ce13" table:formula="of:=IF([.E832]=&quot;W_REGISTER (RF_CH)&quot;;BIN2DEC([.D833]);IF([.E832]=&quot;W_REGISTER (TX_ADDR)&quot;;CONCATENATE(&quot;0x&quot;;BIN2HEX([.D837]);BIN2HEX([.D836]);BIN2HEX([.D835]);BIN2HEX([.D834]);BIN2HEX([.D833]));&quot;&quot;))">
            <text:p/>
          </table:table-cell>
          <table:table-cell table:style-name="ce17" table:formula="of:=IF(OR([.E831]=&quot;W_TX_PAYLOAD&quot;;AND([.G831]&lt;&gt;&quot;&quot;;[.E832]=&quot;&quot;));BIN2HEX([.D83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87128296000000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<text:s/>1000 <text:s/>0100</text:p>
          </table:table-cell>
          <table:table-cell/>
          <table:table-cell table:style-name="ce13" table:formula="of:=IF([.B833]=[.B832];&quot;&quot;;VLOOKUP([.D833];[$Spec.A$1:$Spec.B$1048576];2;0))">
            <text:p/>
          </table:table-cell>
          <table:table-cell table:style-name="ce13" table:formula="of:=IF([.E833]=&quot;W_REGISTER (RF_CH)&quot;;BIN2DEC([.D834]);IF([.E833]=&quot;W_REGISTER (TX_ADDR)&quot;;CONCATENATE(&quot;0x&quot;;BIN2HEX([.D838]);BIN2HEX([.D837]);BIN2HEX([.D836]);BIN2HEX([.D835]);BIN2HEX([.D834]));&quot;&quot;))">
            <text:p/>
          </table:table-cell>
          <table:table-cell table:style-name="ce17" table:formula="of:=IF(OR([.E832]=&quot;W_TX_PAYLOAD&quot;;AND([.G832]&lt;&gt;&quot;&quot;;[.E833]=&quot;&quot;));BIN2HEX([.D83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87244888000000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834]=[.B833];&quot;&quot;;VLOOKUP([.D834];[$Spec.A$1:$Spec.B$1048576];2;0))">
            <text:p/>
          </table:table-cell>
          <table:table-cell table:style-name="ce13" table:formula="of:=IF([.E834]=&quot;W_REGISTER (RF_CH)&quot;;BIN2DEC([.D835]);IF([.E834]=&quot;W_REGISTER (TX_ADDR)&quot;;CONCATENATE(&quot;0x&quot;;BIN2HEX([.D839]);BIN2HEX([.D838]);BIN2HEX([.D837]);BIN2HEX([.D836]);BIN2HEX([.D835]));&quot;&quot;))">
            <text:p/>
          </table:table-cell>
          <table:table-cell table:style-name="ce17" table:formula="of:=IF(OR([.E833]=&quot;W_TX_PAYLOAD&quot;;AND([.G833]&lt;&gt;&quot;&quot;;[.E834]=&quot;&quot;));BIN2HEX([.D83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87377428000000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835]=[.B834];&quot;&quot;;VLOOKUP([.D835];[$Spec.A$1:$Spec.B$1048576];2;0))">
            <text:p/>
          </table:table-cell>
          <table:table-cell table:style-name="ce13" table:formula="of:=IF([.E835]=&quot;W_REGISTER (RF_CH)&quot;;BIN2DEC([.D836]);IF([.E835]=&quot;W_REGISTER (TX_ADDR)&quot;;CONCATENATE(&quot;0x&quot;;BIN2HEX([.D840]);BIN2HEX([.D839]);BIN2HEX([.D838]);BIN2HEX([.D837]);BIN2HEX([.D836]));&quot;&quot;))">
            <text:p/>
          </table:table-cell>
          <table:table-cell table:style-name="ce17" table:formula="of:=IF(OR([.E834]=&quot;W_TX_PAYLOAD&quot;;AND([.G834]&lt;&gt;&quot;&quot;;[.E835]=&quot;&quot;));BIN2HEX([.D83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87494020000000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836]=[.B835];&quot;&quot;;VLOOKUP([.D836];[$Spec.A$1:$Spec.B$1048576];2;0))">
            <text:p/>
          </table:table-cell>
          <table:table-cell table:style-name="ce13" table:formula="of:=IF([.E836]=&quot;W_REGISTER (RF_CH)&quot;;BIN2DEC([.D837]);IF([.E836]=&quot;W_REGISTER (TX_ADDR)&quot;;CONCATENATE(&quot;0x&quot;;BIN2HEX([.D841]);BIN2HEX([.D840]);BIN2HEX([.D839]);BIN2HEX([.D838]);BIN2HEX([.D837]));&quot;&quot;))">
            <text:p/>
          </table:table-cell>
          <table:table-cell table:style-name="ce17" table:formula="of:=IF(OR([.E835]=&quot;W_TX_PAYLOAD&quot;;AND([.G835]&lt;&gt;&quot;&quot;;[.E836]=&quot;&quot;));BIN2HEX([.D83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87610608000000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837]=[.B836];&quot;&quot;;VLOOKUP([.D837];[$Spec.A$1:$Spec.B$1048576];2;0))">
            <text:p/>
          </table:table-cell>
          <table:table-cell table:style-name="ce13" table:formula="of:=IF([.E837]=&quot;W_REGISTER (RF_CH)&quot;;BIN2DEC([.D838]);IF([.E837]=&quot;W_REGISTER (TX_ADDR)&quot;;CONCATENATE(&quot;0x&quot;;BIN2HEX([.D842]);BIN2HEX([.D841]);BIN2HEX([.D840]);BIN2HEX([.D839]);BIN2HEX([.D838]));&quot;&quot;))">
            <text:p/>
          </table:table-cell>
          <table:table-cell table:style-name="ce17" table:formula="of:=IF(OR([.E836]=&quot;W_TX_PAYLOAD&quot;;AND([.G836]&lt;&gt;&quot;&quot;;[.E837]=&quot;&quot;));BIN2HEX([.D83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87727200000000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<text:s/>0000 <text:s/>0100</text:p>
          </table:table-cell>
          <table:table-cell/>
          <table:table-cell table:style-name="ce13" table:formula="of:=IF([.B838]=[.B837];&quot;&quot;;VLOOKUP([.D838];[$Spec.A$1:$Spec.B$1048576];2;0))">
            <text:p/>
          </table:table-cell>
          <table:table-cell table:style-name="ce13" table:formula="of:=IF([.E838]=&quot;W_REGISTER (RF_CH)&quot;;BIN2DEC([.D839]);IF([.E838]=&quot;W_REGISTER (TX_ADDR)&quot;;CONCATENATE(&quot;0x&quot;;BIN2HEX([.D843]);BIN2HEX([.D842]);BIN2HEX([.D841]);BIN2HEX([.D840]);BIN2HEX([.D839]));&quot;&quot;))">
            <text:p/>
          </table:table-cell>
          <table:table-cell table:style-name="ce17" table:formula="of:=IF(OR([.E837]=&quot;W_TX_PAYLOAD&quot;;AND([.G837]&lt;&gt;&quot;&quot;;[.E838]=&quot;&quot;));BIN2HEX([.D83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87853756000000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839]=[.B838];&quot;&quot;;VLOOKUP([.D839];[$Spec.A$1:$Spec.B$1048576];2;0))" office:value-type="string" office:string-value="" calcext:value-type="error">
            <text:p>#N/D</text:p>
          </table:table-cell>
          <table:table-cell table:style-name="ce13" table:formula="of:=IF([.E839]=&quot;W_REGISTER (RF_CH)&quot;;BIN2DEC([.D840]);IF([.E839]=&quot;W_REGISTER (TX_ADDR)&quot;;CONCATENATE(&quot;0x&quot;;BIN2HEX([.D844]);BIN2HEX([.D843]);BIN2HEX([.D842]);BIN2HEX([.D841]);BIN2HEX([.D840]));&quot;&quot;))" office:value-type="string" office:string-value="" calcext:value-type="error">
            <text:p>#N/D</text:p>
          </table:table-cell>
          <table:table-cell table:style-name="ce17" table:formula="of:=IF(OR([.E838]=&quot;W_TX_PAYLOAD&quot;;AND([.G838]&lt;&gt;&quot;&quot;;[.E839]=&quot;&quot;));BIN2HEX([.D83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87970344000000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840]=[.B839];&quot;&quot;;VLOOKUP([.D840];[$Spec.A$1:$Spec.B$1048576];2;0))">
            <text:p/>
          </table:table-cell>
          <table:table-cell table:style-name="ce13" table:formula="of:=IF([.E840]=&quot;W_REGISTER (RF_CH)&quot;;BIN2DEC([.D841]);IF([.E840]=&quot;W_REGISTER (TX_ADDR)&quot;;CONCATENATE(&quot;0x&quot;;BIN2HEX([.D845]);BIN2HEX([.D844]);BIN2HEX([.D843]);BIN2HEX([.D842]);BIN2HEX([.D841]));&quot;&quot;))">
            <text:p/>
          </table:table-cell>
          <table:table-cell table:style-name="ce17" table:formula="of:=IF(OR([.E839]=&quot;W_TX_PAYLOAD&quot;;AND([.G839]&lt;&gt;&quot;&quot;;[.E840]=&quot;&quot;));BIN2HEX([.D84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90490104000000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841]=[.B840];&quot;&quot;;VLOOKUP([.D841];[$Spec.A$1:$Spec.B$1048576];2;0))" office:value-type="string" office:string-value="" calcext:value-type="error">
            <text:p>#N/D</text:p>
          </table:table-cell>
          <table:table-cell table:style-name="ce13" table:formula="of:=IF([.E841]=&quot;W_REGISTER (RF_CH)&quot;;BIN2DEC([.D842]);IF([.E841]=&quot;W_REGISTER (TX_ADDR)&quot;;CONCATENATE(&quot;0x&quot;;BIN2HEX([.D846]);BIN2HEX([.D845]);BIN2HEX([.D844]);BIN2HEX([.D843]);BIN2HEX([.D842]));&quot;&quot;))" office:value-type="string" office:string-value="" calcext:value-type="error">
            <text:p>#N/D</text:p>
          </table:table-cell>
          <table:table-cell table:style-name="ce17" table:formula="of:=IF(OR([.E840]=&quot;W_TX_PAYLOAD&quot;;AND([.G840]&lt;&gt;&quot;&quot;;[.E841]=&quot;&quot;));BIN2HEX([.D84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90601720000000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842]=[.B841];&quot;&quot;;VLOOKUP([.D842];[$Spec.A$1:$Spec.B$1048576];2;0))">
            <text:p/>
          </table:table-cell>
          <table:table-cell table:style-name="ce13" table:formula="of:=IF([.E842]=&quot;W_REGISTER (RF_CH)&quot;;BIN2DEC([.D843]);IF([.E842]=&quot;W_REGISTER (TX_ADDR)&quot;;CONCATENATE(&quot;0x&quot;;BIN2HEX([.D847]);BIN2HEX([.D846]);BIN2HEX([.D845]);BIN2HEX([.D844]);BIN2HEX([.D843]));&quot;&quot;))">
            <text:p/>
          </table:table-cell>
          <table:table-cell table:style-name="ce17" table:formula="of:=IF(OR([.E841]=&quot;W_TX_PAYLOAD&quot;;AND([.G841]&lt;&gt;&quot;&quot;;[.E842]=&quot;&quot;));BIN2HEX([.D84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90734276000000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843]=[.B842];&quot;&quot;;VLOOKUP([.D843];[$Spec.A$1:$Spec.B$1048576];2;0))" office:value-type="string" office:string-value="" calcext:value-type="error">
            <text:p>#N/D</text:p>
          </table:table-cell>
          <table:table-cell table:style-name="ce13" table:formula="of:=IF([.E843]=&quot;W_REGISTER (RF_CH)&quot;;BIN2DEC([.D844]);IF([.E843]=&quot;W_REGISTER (TX_ADDR)&quot;;CONCATENATE(&quot;0x&quot;;BIN2HEX([.D848]);BIN2HEX([.D847]);BIN2HEX([.D846]);BIN2HEX([.D845]);BIN2HEX([.D844]));&quot;&quot;))" office:value-type="string" office:string-value="" calcext:value-type="error">
            <text:p>#N/D</text:p>
          </table:table-cell>
          <table:table-cell table:style-name="ce17" table:formula="of:=IF(OR([.E842]=&quot;W_TX_PAYLOAD&quot;;AND([.G842]&lt;&gt;&quot;&quot;;[.E843]=&quot;&quot;));BIN2HEX([.D84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90862840000000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844]=[.B843];&quot;&quot;;VLOOKUP([.D844];[$Spec.A$1:$Spec.B$1048576];2;0))" office:value-type="string" office:string-value="" calcext:value-type="error">
            <text:p>#N/D</text:p>
          </table:table-cell>
          <table:table-cell table:style-name="ce13" table:formula="of:=IF([.E844]=&quot;W_REGISTER (RF_CH)&quot;;BIN2DEC([.D845]);IF([.E844]=&quot;W_REGISTER (TX_ADDR)&quot;;CONCATENATE(&quot;0x&quot;;BIN2HEX([.D849]);BIN2HEX([.D848]);BIN2HEX([.D847]);BIN2HEX([.D846]);BIN2HEX([.D845]));&quot;&quot;))" office:value-type="string" office:string-value="" calcext:value-type="error">
            <text:p>#N/D</text:p>
          </table:table-cell>
          <table:table-cell table:style-name="ce17" table:formula="of:=IF(OR([.E843]=&quot;W_TX_PAYLOAD&quot;;AND([.G843]&lt;&gt;&quot;&quot;;[.E844]=&quot;&quot;));BIN2HEX([.D84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90979448000000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845]=[.B844];&quot;&quot;;VLOOKUP([.D845];[$Spec.A$1:$Spec.B$1048576];2;0))">
            <text:p/>
          </table:table-cell>
          <table:table-cell table:style-name="ce13" table:formula="of:=IF([.E845]=&quot;W_REGISTER (RF_CH)&quot;;BIN2DEC([.D846]);IF([.E845]=&quot;W_REGISTER (TX_ADDR)&quot;;CONCATENATE(&quot;0x&quot;;BIN2HEX([.D850]);BIN2HEX([.D849]);BIN2HEX([.D848]);BIN2HEX([.D847]);BIN2HEX([.D846]));&quot;&quot;))">
            <text:p/>
          </table:table-cell>
          <table:table-cell table:style-name="ce17" table:formula="of:=IF(OR([.E844]=&quot;W_TX_PAYLOAD&quot;;AND([.G844]&lt;&gt;&quot;&quot;;[.E845]=&quot;&quot;));BIN2HEX([.D84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91117976000000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846]=[.B845];&quot;&quot;;VLOOKUP([.D846];[$Spec.A$1:$Spec.B$1048576];2;0))" office:value-type="string" office:string-value="" calcext:value-type="error">
            <text:p>#N/D</text:p>
          </table:table-cell>
          <table:table-cell table:style-name="ce13" table:formula="of:=IF([.E846]=&quot;W_REGISTER (RF_CH)&quot;;BIN2DEC([.D847]);IF([.E846]=&quot;W_REGISTER (TX_ADDR)&quot;;CONCATENATE(&quot;0x&quot;;BIN2HEX([.D851]);BIN2HEX([.D850]);BIN2HEX([.D849]);BIN2HEX([.D848]);BIN2HEX([.D847]));&quot;&quot;))" office:value-type="string" office:string-value="" calcext:value-type="error">
            <text:p>#N/D</text:p>
          </table:table-cell>
          <table:table-cell table:style-name="ce17" table:formula="of:=IF(OR([.E845]=&quot;W_TX_PAYLOAD&quot;;AND([.G845]&lt;&gt;&quot;&quot;;[.E846]=&quot;&quot;));BIN2HEX([.D84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91237568000000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847]=[.B846];&quot;&quot;;VLOOKUP([.D847];[$Spec.A$1:$Spec.B$1048576];2;0))" office:value-type="string" office:string-value="" calcext:value-type="error">
            <text:p>#N/D</text:p>
          </table:table-cell>
          <table:table-cell table:style-name="ce13" table:formula="of:=IF([.E847]=&quot;W_REGISTER (RF_CH)&quot;;BIN2DEC([.D848]);IF([.E847]=&quot;W_REGISTER (TX_ADDR)&quot;;CONCATENATE(&quot;0x&quot;;BIN2HEX([.D852]);BIN2HEX([.D851]);BIN2HEX([.D850]);BIN2HEX([.D849]);BIN2HEX([.D848]));&quot;&quot;))" office:value-type="string" office:string-value="" calcext:value-type="error">
            <text:p>#N/D</text:p>
          </table:table-cell>
          <table:table-cell table:style-name="ce17" table:formula="of:=IF(OR([.E846]=&quot;W_TX_PAYLOAD&quot;;AND([.G846]&lt;&gt;&quot;&quot;;[.E847]=&quot;&quot;));BIN2HEX([.D84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91354160000000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848]=[.B847];&quot;&quot;;VLOOKUP([.D848];[$Spec.A$1:$Spec.B$1048576];2;0))">
            <text:p/>
          </table:table-cell>
          <table:table-cell table:style-name="ce13" table:formula="of:=IF([.E848]=&quot;W_REGISTER (RF_CH)&quot;;BIN2DEC([.D849]);IF([.E848]=&quot;W_REGISTER (TX_ADDR)&quot;;CONCATENATE(&quot;0x&quot;;BIN2HEX([.D853]);BIN2HEX([.D852]);BIN2HEX([.D851]);BIN2HEX([.D850]);BIN2HEX([.D849]));&quot;&quot;))">
            <text:p/>
          </table:table-cell>
          <table:table-cell table:style-name="ce17" table:formula="of:=IF(OR([.E847]=&quot;W_TX_PAYLOAD&quot;;AND([.G847]&lt;&gt;&quot;&quot;;[.E848]=&quot;&quot;));BIN2HEX([.D84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91486700000000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849]=[.B848];&quot;&quot;;VLOOKUP([.D849];[$Spec.A$1:$Spec.B$1048576];2;0))">
            <text:p/>
          </table:table-cell>
          <table:table-cell table:style-name="ce13" table:formula="of:=IF([.E849]=&quot;W_REGISTER (RF_CH)&quot;;BIN2DEC([.D850]);IF([.E849]=&quot;W_REGISTER (TX_ADDR)&quot;;CONCATENATE(&quot;0x&quot;;BIN2HEX([.D854]);BIN2HEX([.D853]);BIN2HEX([.D852]);BIN2HEX([.D851]);BIN2HEX([.D850]));&quot;&quot;))">
            <text:p/>
          </table:table-cell>
          <table:table-cell table:style-name="ce17" table:formula="of:=IF(OR([.E848]=&quot;W_TX_PAYLOAD&quot;;AND([.G848]&lt;&gt;&quot;&quot;;[.E849]=&quot;&quot;));BIN2HEX([.D84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91603300000000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<text:s/>1000 <text:s/>0100</text:p>
          </table:table-cell>
          <table:table-cell/>
          <table:table-cell table:style-name="ce13" table:formula="of:=IF([.B850]=[.B849];&quot;&quot;;VLOOKUP([.D850];[$Spec.A$1:$Spec.B$1048576];2;0))">
            <text:p/>
          </table:table-cell>
          <table:table-cell table:style-name="ce13" table:formula="of:=IF([.E850]=&quot;W_REGISTER (RF_CH)&quot;;BIN2DEC([.D851]);IF([.E850]=&quot;W_REGISTER (TX_ADDR)&quot;;CONCATENATE(&quot;0x&quot;;BIN2HEX([.D855]);BIN2HEX([.D854]);BIN2HEX([.D853]);BIN2HEX([.D852]);BIN2HEX([.D851]));&quot;&quot;))">
            <text:p/>
          </table:table-cell>
          <table:table-cell table:style-name="ce17" table:formula="of:=IF(OR([.E849]=&quot;W_TX_PAYLOAD&quot;;AND([.G849]&lt;&gt;&quot;&quot;;[.E850]=&quot;&quot;));BIN2HEX([.D85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91719896000000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851]=[.B850];&quot;&quot;;VLOOKUP([.D851];[$Spec.A$1:$Spec.B$1048576];2;0))">
            <text:p/>
          </table:table-cell>
          <table:table-cell table:style-name="ce13" table:formula="of:=IF([.E851]=&quot;W_REGISTER (RF_CH)&quot;;BIN2DEC([.D852]);IF([.E851]=&quot;W_REGISTER (TX_ADDR)&quot;;CONCATENATE(&quot;0x&quot;;BIN2HEX([.D856]);BIN2HEX([.D855]);BIN2HEX([.D854]);BIN2HEX([.D853]);BIN2HEX([.D852]));&quot;&quot;))">
            <text:p/>
          </table:table-cell>
          <table:table-cell table:style-name="ce17" table:formula="of:=IF(OR([.E850]=&quot;W_TX_PAYLOAD&quot;;AND([.G850]&lt;&gt;&quot;&quot;;[.E851]=&quot;&quot;));BIN2HEX([.D85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91836492000000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852]=[.B851];&quot;&quot;;VLOOKUP([.D852];[$Spec.A$1:$Spec.B$1048576];2;0))">
            <text:p/>
          </table:table-cell>
          <table:table-cell table:style-name="ce13" table:formula="of:=IF([.E852]=&quot;W_REGISTER (RF_CH)&quot;;BIN2DEC([.D853]);IF([.E852]=&quot;W_REGISTER (TX_ADDR)&quot;;CONCATENATE(&quot;0x&quot;;BIN2HEX([.D857]);BIN2HEX([.D856]);BIN2HEX([.D855]);BIN2HEX([.D854]);BIN2HEX([.D853]));&quot;&quot;))">
            <text:p/>
          </table:table-cell>
          <table:table-cell table:style-name="ce17" table:formula="of:=IF(OR([.E851]=&quot;W_TX_PAYLOAD&quot;;AND([.G851]&lt;&gt;&quot;&quot;;[.E852]=&quot;&quot;));BIN2HEX([.D85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91953088000000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853]=[.B852];&quot;&quot;;VLOOKUP([.D853];[$Spec.A$1:$Spec.B$1048576];2;0))">
            <text:p/>
          </table:table-cell>
          <table:table-cell table:style-name="ce13" table:formula="of:=IF([.E853]=&quot;W_REGISTER (RF_CH)&quot;;BIN2DEC([.D854]);IF([.E853]=&quot;W_REGISTER (TX_ADDR)&quot;;CONCATENATE(&quot;0x&quot;;BIN2HEX([.D858]);BIN2HEX([.D857]);BIN2HEX([.D856]);BIN2HEX([.D855]);BIN2HEX([.D854]));&quot;&quot;))">
            <text:p/>
          </table:table-cell>
          <table:table-cell table:style-name="ce17" table:formula="of:=IF(OR([.E852]=&quot;W_TX_PAYLOAD&quot;;AND([.G852]&lt;&gt;&quot;&quot;;[.E853]=&quot;&quot;));BIN2HEX([.D85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92069680000000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854]=[.B853];&quot;&quot;;VLOOKUP([.D854];[$Spec.A$1:$Spec.B$1048576];2;0))">
            <text:p/>
          </table:table-cell>
          <table:table-cell table:style-name="ce13" table:formula="of:=IF([.E854]=&quot;W_REGISTER (RF_CH)&quot;;BIN2DEC([.D855]);IF([.E854]=&quot;W_REGISTER (TX_ADDR)&quot;;CONCATENATE(&quot;0x&quot;;BIN2HEX([.D859]);BIN2HEX([.D858]);BIN2HEX([.D857]);BIN2HEX([.D856]);BIN2HEX([.D855]));&quot;&quot;))">
            <text:p/>
          </table:table-cell>
          <table:table-cell table:style-name="ce17" table:formula="of:=IF(OR([.E853]=&quot;W_TX_PAYLOAD&quot;;AND([.G853]&lt;&gt;&quot;&quot;;[.E854]=&quot;&quot;));BIN2HEX([.D85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92186280000000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<text:s/>0000 <text:s/>0100</text:p>
          </table:table-cell>
          <table:table-cell/>
          <table:table-cell table:style-name="ce13" table:formula="of:=IF([.B855]=[.B854];&quot;&quot;;VLOOKUP([.D855];[$Spec.A$1:$Spec.B$1048576];2;0))">
            <text:p/>
          </table:table-cell>
          <table:table-cell table:style-name="ce13" table:formula="of:=IF([.E855]=&quot;W_REGISTER (RF_CH)&quot;;BIN2DEC([.D856]);IF([.E855]=&quot;W_REGISTER (TX_ADDR)&quot;;CONCATENATE(&quot;0x&quot;;BIN2HEX([.D860]);BIN2HEX([.D859]);BIN2HEX([.D858]);BIN2HEX([.D857]);BIN2HEX([.D856]));&quot;&quot;))">
            <text:p/>
          </table:table-cell>
          <table:table-cell table:style-name="ce17" table:formula="of:=IF(OR([.E854]=&quot;W_TX_PAYLOAD&quot;;AND([.G854]&lt;&gt;&quot;&quot;;[.E855]=&quot;&quot;));BIN2HEX([.D85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92312840000000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856]=[.B855];&quot;&quot;;VLOOKUP([.D856];[$Spec.A$1:$Spec.B$1048576];2;0))" office:value-type="string" office:string-value="" calcext:value-type="error">
            <text:p>#N/D</text:p>
          </table:table-cell>
          <table:table-cell table:style-name="ce13" table:formula="of:=IF([.E856]=&quot;W_REGISTER (RF_CH)&quot;;BIN2DEC([.D857]);IF([.E856]=&quot;W_REGISTER (TX_ADDR)&quot;;CONCATENATE(&quot;0x&quot;;BIN2HEX([.D861]);BIN2HEX([.D860]);BIN2HEX([.D859]);BIN2HEX([.D858]);BIN2HEX([.D857]));&quot;&quot;))" office:value-type="string" office:string-value="" calcext:value-type="error">
            <text:p>#N/D</text:p>
          </table:table-cell>
          <table:table-cell table:style-name="ce17" table:formula="of:=IF(OR([.E855]=&quot;W_TX_PAYLOAD&quot;;AND([.G855]&lt;&gt;&quot;&quot;;[.E856]=&quot;&quot;));BIN2HEX([.D85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92429436000000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857]=[.B856];&quot;&quot;;VLOOKUP([.D857];[$Spec.A$1:$Spec.B$1048576];2;0))">
            <text:p/>
          </table:table-cell>
          <table:table-cell table:style-name="ce13" table:formula="of:=IF([.E857]=&quot;W_REGISTER (RF_CH)&quot;;BIN2DEC([.D858]);IF([.E857]=&quot;W_REGISTER (TX_ADDR)&quot;;CONCATENATE(&quot;0x&quot;;BIN2HEX([.D862]);BIN2HEX([.D861]);BIN2HEX([.D860]);BIN2HEX([.D859]);BIN2HEX([.D858]));&quot;&quot;))">
            <text:p/>
          </table:table-cell>
          <table:table-cell table:style-name="ce17" table:formula="of:=IF(OR([.E856]=&quot;W_TX_PAYLOAD&quot;;AND([.G856]&lt;&gt;&quot;&quot;;[.E857]=&quot;&quot;));BIN2HEX([.D85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06475232000000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858]=[.B857];&quot;&quot;;VLOOKUP([.D858];[$Spec.A$1:$Spec.B$1048576];2;0))" office:value-type="string" office:string-value="" calcext:value-type="error">
            <text:p>#N/D</text:p>
          </table:table-cell>
          <table:table-cell table:style-name="ce13" table:formula="of:=IF([.E858]=&quot;W_REGISTER (RF_CH)&quot;;BIN2DEC([.D859]);IF([.E858]=&quot;W_REGISTER (TX_ADDR)&quot;;CONCATENATE(&quot;0x&quot;;BIN2HEX([.D863]);BIN2HEX([.D862]);BIN2HEX([.D861]);BIN2HEX([.D860]);BIN2HEX([.D859]));&quot;&quot;))" office:value-type="string" office:string-value="" calcext:value-type="error">
            <text:p>#N/D</text:p>
          </table:table-cell>
          <table:table-cell table:style-name="ce17" table:formula="of:=IF(OR([.E857]=&quot;W_TX_PAYLOAD&quot;;AND([.G857]&lt;&gt;&quot;&quot;;[.E858]=&quot;&quot;));BIN2HEX([.D85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06586848000000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859]=[.B858];&quot;&quot;;VLOOKUP([.D859];[$Spec.A$1:$Spec.B$1048576];2;0))">
            <text:p/>
          </table:table-cell>
          <table:table-cell table:style-name="ce13" table:formula="of:=IF([.E859]=&quot;W_REGISTER (RF_CH)&quot;;BIN2DEC([.D860]);IF([.E859]=&quot;W_REGISTER (TX_ADDR)&quot;;CONCATENATE(&quot;0x&quot;;BIN2HEX([.D864]);BIN2HEX([.D863]);BIN2HEX([.D862]);BIN2HEX([.D861]);BIN2HEX([.D860]));&quot;&quot;))">
            <text:p/>
          </table:table-cell>
          <table:table-cell table:style-name="ce17" table:formula="of:=IF(OR([.E858]=&quot;W_TX_PAYLOAD&quot;;AND([.G858]&lt;&gt;&quot;&quot;;[.E859]=&quot;&quot;));BIN2HEX([.D85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0672537600000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860]=[.B859];&quot;&quot;;VLOOKUP([.D860];[$Spec.A$1:$Spec.B$1048576];2;0))" office:value-type="string" office:string-value="" calcext:value-type="error">
            <text:p>#N/D</text:p>
          </table:table-cell>
          <table:table-cell table:style-name="ce13" table:formula="of:=IF([.E860]=&quot;W_REGISTER (RF_CH)&quot;;BIN2DEC([.D861]);IF([.E860]=&quot;W_REGISTER (TX_ADDR)&quot;;CONCATENATE(&quot;0x&quot;;BIN2HEX([.D865]);BIN2HEX([.D864]);BIN2HEX([.D863]);BIN2HEX([.D862]);BIN2HEX([.D861]));&quot;&quot;))" office:value-type="string" office:string-value="" calcext:value-type="error">
            <text:p>#N/D</text:p>
          </table:table-cell>
          <table:table-cell table:style-name="ce17" table:formula="of:=IF(OR([.E859]=&quot;W_TX_PAYLOAD&quot;;AND([.G859]&lt;&gt;&quot;&quot;;[.E860]=&quot;&quot;));BIN2HEX([.D86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06869880000000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861]=[.B860];&quot;&quot;;VLOOKUP([.D861];[$Spec.A$1:$Spec.B$1048576];2;0))" office:value-type="string" office:string-value="" calcext:value-type="error">
            <text:p>#N/D</text:p>
          </table:table-cell>
          <table:table-cell table:style-name="ce13" table:formula="of:=IF([.E861]=&quot;W_REGISTER (RF_CH)&quot;;BIN2DEC([.D862]);IF([.E861]=&quot;W_REGISTER (TX_ADDR)&quot;;CONCATENATE(&quot;0x&quot;;BIN2HEX([.D866]);BIN2HEX([.D865]);BIN2HEX([.D864]);BIN2HEX([.D863]);BIN2HEX([.D862]));&quot;&quot;))" office:value-type="string" office:string-value="" calcext:value-type="error">
            <text:p>#N/D</text:p>
          </table:table-cell>
          <table:table-cell table:style-name="ce17" table:formula="of:=IF(OR([.E860]=&quot;W_TX_PAYLOAD&quot;;AND([.G860]&lt;&gt;&quot;&quot;;[.E861]=&quot;&quot;));BIN2HEX([.D86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06986472000000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862]=[.B861];&quot;&quot;;VLOOKUP([.D862];[$Spec.A$1:$Spec.B$1048576];2;0))">
            <text:p/>
          </table:table-cell>
          <table:table-cell table:style-name="ce13" table:formula="of:=IF([.E862]=&quot;W_REGISTER (RF_CH)&quot;;BIN2DEC([.D863]);IF([.E862]=&quot;W_REGISTER (TX_ADDR)&quot;;CONCATENATE(&quot;0x&quot;;BIN2HEX([.D867]);BIN2HEX([.D866]);BIN2HEX([.D865]);BIN2HEX([.D864]);BIN2HEX([.D863]));&quot;&quot;))">
            <text:p/>
          </table:table-cell>
          <table:table-cell table:style-name="ce17" table:formula="of:=IF(OR([.E861]=&quot;W_TX_PAYLOAD&quot;;AND([.G861]&lt;&gt;&quot;&quot;;[.E862]=&quot;&quot;));BIN2HEX([.D86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07118020000000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863]=[.B862];&quot;&quot;;VLOOKUP([.D863];[$Spec.A$1:$Spec.B$1048576];2;0))" office:value-type="string" office:string-value="" calcext:value-type="error">
            <text:p>#N/D</text:p>
          </table:table-cell>
          <table:table-cell table:style-name="ce13" table:formula="of:=IF([.E863]=&quot;W_REGISTER (RF_CH)&quot;;BIN2DEC([.D864]);IF([.E863]=&quot;W_REGISTER (TX_ADDR)&quot;;CONCATENATE(&quot;0x&quot;;BIN2HEX([.D868]);BIN2HEX([.D867]);BIN2HEX([.D866]);BIN2HEX([.D865]);BIN2HEX([.D864]));&quot;&quot;))" office:value-type="string" office:string-value="" calcext:value-type="error">
            <text:p>#N/D</text:p>
          </table:table-cell>
          <table:table-cell table:style-name="ce17" table:formula="of:=IF(OR([.E862]=&quot;W_TX_PAYLOAD&quot;;AND([.G862]&lt;&gt;&quot;&quot;;[.E863]=&quot;&quot;));BIN2HEX([.D86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07243584000000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864]=[.B863];&quot;&quot;;VLOOKUP([.D864];[$Spec.A$1:$Spec.B$1048576];2;0))" office:value-type="string" office:string-value="" calcext:value-type="error">
            <text:p>#N/D</text:p>
          </table:table-cell>
          <table:table-cell table:style-name="ce13" table:formula="of:=IF([.E864]=&quot;W_REGISTER (RF_CH)&quot;;BIN2DEC([.D865]);IF([.E864]=&quot;W_REGISTER (TX_ADDR)&quot;;CONCATENATE(&quot;0x&quot;;BIN2HEX([.D869]);BIN2HEX([.D868]);BIN2HEX([.D867]);BIN2HEX([.D866]);BIN2HEX([.D865]));&quot;&quot;))" office:value-type="string" office:string-value="" calcext:value-type="error">
            <text:p>#N/D</text:p>
          </table:table-cell>
          <table:table-cell table:style-name="ce17" table:formula="of:=IF(OR([.E863]=&quot;W_TX_PAYLOAD&quot;;AND([.G863]&lt;&gt;&quot;&quot;;[.E864]=&quot;&quot;));BIN2HEX([.D86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07360176000000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<text:s/>0000 <text:s/>1111</text:p>
          </table:table-cell>
          <table:table-cell/>
          <table:table-cell table:style-name="ce13" table:formula="of:=IF([.B865]=[.B864];&quot;&quot;;VLOOKUP([.D865];[$Spec.A$1:$Spec.B$1048576];2;0))">
            <text:p/>
          </table:table-cell>
          <table:table-cell table:style-name="ce13" table:formula="of:=IF([.E865]=&quot;W_REGISTER (RF_CH)&quot;;BIN2DEC([.D866]);IF([.E865]=&quot;W_REGISTER (TX_ADDR)&quot;;CONCATENATE(&quot;0x&quot;;BIN2HEX([.D870]);BIN2HEX([.D869]);BIN2HEX([.D868]);BIN2HEX([.D867]);BIN2HEX([.D866]));&quot;&quot;))">
            <text:p/>
          </table:table-cell>
          <table:table-cell table:style-name="ce17" table:formula="of:=IF(OR([.E864]=&quot;W_TX_PAYLOAD&quot;;AND([.G864]&lt;&gt;&quot;&quot;;[.E865]=&quot;&quot;));BIN2HEX([.D86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1090164000000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866]=[.B865];&quot;&quot;;VLOOKUP([.D866];[$Spec.A$1:$Spec.B$1048576];2;0))" office:value-type="string" office:string-value="" calcext:value-type="error">
            <text:p>#N/D</text:p>
          </table:table-cell>
          <table:table-cell table:style-name="ce13" table:formula="of:=IF([.E866]=&quot;W_REGISTER (RF_CH)&quot;;BIN2DEC([.D867]);IF([.E866]=&quot;W_REGISTER (TX_ADDR)&quot;;CONCATENATE(&quot;0x&quot;;BIN2HEX([.D871]);BIN2HEX([.D870]);BIN2HEX([.D869]);BIN2HEX([.D868]);BIN2HEX([.D867]));&quot;&quot;))" office:value-type="string" office:string-value="" calcext:value-type="error">
            <text:p>#N/D</text:p>
          </table:table-cell>
          <table:table-cell table:style-name="ce17" table:formula="of:=IF(OR([.E865]=&quot;W_TX_PAYLOAD&quot;;AND([.G865]&lt;&gt;&quot;&quot;;[.E866]=&quot;&quot;));BIN2HEX([.D86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1101325600000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867]=[.B866];&quot;&quot;;VLOOKUP([.D867];[$Spec.A$1:$Spec.B$1048576];2;0))">
            <text:p/>
          </table:table-cell>
          <table:table-cell table:style-name="ce13" table:formula="of:=IF([.E867]=&quot;W_REGISTER (RF_CH)&quot;;BIN2DEC([.D868]);IF([.E867]=&quot;W_REGISTER (TX_ADDR)&quot;;CONCATENATE(&quot;0x&quot;;BIN2HEX([.D872]);BIN2HEX([.D871]);BIN2HEX([.D870]);BIN2HEX([.D869]);BIN2HEX([.D868]));&quot;&quot;))">
            <text:p/>
          </table:table-cell>
          <table:table-cell table:style-name="ce17" table:formula="of:=IF(OR([.E866]=&quot;W_TX_PAYLOAD&quot;;AND([.G866]&lt;&gt;&quot;&quot;;[.E867]=&quot;&quot;));BIN2HEX([.D86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1114380800000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<text:s/>0110 <text:s/>0001</text:p>
          </table:table-cell>
          <table:table-cell/>
          <table:table-cell table:style-name="ce13" table:formula="of:=IF([.B868]=[.B867];&quot;&quot;;VLOOKUP([.D868];[$Spec.A$1:$Spec.B$1048576];2;0))" office:value-type="string" office:string-value="" calcext:value-type="error">
            <text:p>#N/D</text:p>
          </table:table-cell>
          <table:table-cell table:style-name="ce13" table:formula="of:=IF([.E868]=&quot;W_REGISTER (RF_CH)&quot;;BIN2DEC([.D869]);IF([.E868]=&quot;W_REGISTER (TX_ADDR)&quot;;CONCATENATE(&quot;0x&quot;;BIN2HEX([.D873]);BIN2HEX([.D872]);BIN2HEX([.D871]);BIN2HEX([.D870]);BIN2HEX([.D869]));&quot;&quot;))" office:value-type="string" office:string-value="" calcext:value-type="error">
            <text:p>#N/D</text:p>
          </table:table-cell>
          <table:table-cell table:style-name="ce17" table:formula="of:=IF(OR([.E867]=&quot;W_TX_PAYLOAD&quot;;AND([.G867]&lt;&gt;&quot;&quot;;[.E868]=&quot;&quot;));BIN2HEX([.D86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1125542400000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869]=[.B868];&quot;&quot;;VLOOKUP([.D869];[$Spec.A$1:$Spec.B$1048576];2;0))">
            <text:p/>
          </table:table-cell>
          <table:table-cell table:style-name="ce13" table:formula="of:=IF([.E869]=&quot;W_REGISTER (RF_CH)&quot;;BIN2DEC([.D870]);IF([.E869]=&quot;W_REGISTER (TX_ADDR)&quot;;CONCATENATE(&quot;0x&quot;;BIN2HEX([.D874]);BIN2HEX([.D873]);BIN2HEX([.D872]);BIN2HEX([.D871]);BIN2HEX([.D870]));&quot;&quot;))">
            <text:p/>
          </table:table-cell>
          <table:table-cell table:style-name="ce17" table:formula="of:=IF(OR([.E868]=&quot;W_TX_PAYLOAD&quot;;AND([.G868]&lt;&gt;&quot;&quot;;[.E869]=&quot;&quot;));BIN2HEX([.D86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1137600800000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870]=[.B869];&quot;&quot;;VLOOKUP([.D870];[$Spec.A$1:$Spec.B$1048576];2;0))">
            <text:p/>
          </table:table-cell>
          <table:table-cell table:style-name="ce13" table:formula="of:=IF([.E870]=&quot;W_REGISTER (RF_CH)&quot;;BIN2DEC([.D871]);IF([.E870]=&quot;W_REGISTER (TX_ADDR)&quot;;CONCATENATE(&quot;0x&quot;;BIN2HEX([.D875]);BIN2HEX([.D874]);BIN2HEX([.D873]);BIN2HEX([.D872]);BIN2HEX([.D871]));&quot;&quot;))">
            <text:p/>
          </table:table-cell>
          <table:table-cell table:style-name="ce17" table:formula="of:=IF(OR([.E869]=&quot;W_TX_PAYLOAD&quot;;AND([.G869]&lt;&gt;&quot;&quot;;[.E870]=&quot;&quot;));BIN2HEX([.D87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1149261200000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871]=[.B870];&quot;&quot;;VLOOKUP([.D871];[$Spec.A$1:$Spec.B$1048576];2;0))">
            <text:p/>
          </table:table-cell>
          <table:table-cell table:style-name="ce13" table:formula="of:=IF([.E871]=&quot;W_REGISTER (RF_CH)&quot;;BIN2DEC([.D872]);IF([.E871]=&quot;W_REGISTER (TX_ADDR)&quot;;CONCATENATE(&quot;0x&quot;;BIN2HEX([.D876]);BIN2HEX([.D875]);BIN2HEX([.D874]);BIN2HEX([.D873]);BIN2HEX([.D872]));&quot;&quot;))">
            <text:p/>
          </table:table-cell>
          <table:table-cell table:style-name="ce17" table:formula="of:=IF(OR([.E870]=&quot;W_TX_PAYLOAD&quot;;AND([.G870]&lt;&gt;&quot;&quot;;[.E871]=&quot;&quot;));BIN2HEX([.D87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1161120800000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872]=[.B871];&quot;&quot;;VLOOKUP([.D872];[$Spec.A$1:$Spec.B$1048576];2;0))">
            <text:p/>
          </table:table-cell>
          <table:table-cell table:style-name="ce13" table:formula="of:=IF([.E872]=&quot;W_REGISTER (RF_CH)&quot;;BIN2DEC([.D873]);IF([.E872]=&quot;W_REGISTER (TX_ADDR)&quot;;CONCATENATE(&quot;0x&quot;;BIN2HEX([.D877]);BIN2HEX([.D876]);BIN2HEX([.D875]);BIN2HEX([.D874]);BIN2HEX([.D873]));&quot;&quot;))">
            <text:p/>
          </table:table-cell>
          <table:table-cell table:style-name="ce17" table:formula="of:=IF(OR([.E871]=&quot;W_TX_PAYLOAD&quot;;AND([.G871]&lt;&gt;&quot;&quot;;[.E872]=&quot;&quot;));BIN2HEX([.D87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1172880800000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873]=[.B872];&quot;&quot;;VLOOKUP([.D873];[$Spec.A$1:$Spec.B$1048576];2;0))">
            <text:p/>
          </table:table-cell>
          <table:table-cell table:style-name="ce13" table:formula="of:=IF([.E873]=&quot;W_REGISTER (RF_CH)&quot;;BIN2DEC([.D874]);IF([.E873]=&quot;W_REGISTER (TX_ADDR)&quot;;CONCATENATE(&quot;0x&quot;;BIN2HEX([.D878]);BIN2HEX([.D877]);BIN2HEX([.D876]);BIN2HEX([.D875]);BIN2HEX([.D874]));&quot;&quot;))">
            <text:p/>
          </table:table-cell>
          <table:table-cell table:style-name="ce17" table:formula="of:=IF(OR([.E872]=&quot;W_TX_PAYLOAD&quot;;AND([.G872]&lt;&gt;&quot;&quot;;[.E873]=&quot;&quot;));BIN2HEX([.D87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1184740800000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874]=[.B873];&quot;&quot;;VLOOKUP([.D874];[$Spec.A$1:$Spec.B$1048576];2;0))">
            <text:p/>
          </table:table-cell>
          <table:table-cell table:style-name="ce13" table:formula="of:=IF([.E874]=&quot;W_REGISTER (RF_CH)&quot;;BIN2DEC([.D875]);IF([.E874]=&quot;W_REGISTER (TX_ADDR)&quot;;CONCATENATE(&quot;0x&quot;;BIN2HEX([.D879]);BIN2HEX([.D878]);BIN2HEX([.D877]);BIN2HEX([.D876]);BIN2HEX([.D875]));&quot;&quot;))">
            <text:p/>
          </table:table-cell>
          <table:table-cell table:style-name="ce17" table:formula="of:=IF(OR([.E873]=&quot;W_TX_PAYLOAD&quot;;AND([.G873]&lt;&gt;&quot;&quot;;[.E874]=&quot;&quot;));BIN2HEX([.D87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1198095200000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875]=[.B874];&quot;&quot;;VLOOKUP([.D875];[$Spec.A$1:$Spec.B$1048576];2;0))">
            <text:p/>
          </table:table-cell>
          <table:table-cell table:style-name="ce13" table:formula="of:=IF([.E875]=&quot;W_REGISTER (RF_CH)&quot;;BIN2DEC([.D876]);IF([.E875]=&quot;W_REGISTER (TX_ADDR)&quot;;CONCATENATE(&quot;0x&quot;;BIN2HEX([.D880]);BIN2HEX([.D879]);BIN2HEX([.D878]);BIN2HEX([.D877]);BIN2HEX([.D876]));&quot;&quot;))">
            <text:p/>
          </table:table-cell>
          <table:table-cell table:style-name="ce17" table:formula="of:=IF(OR([.E874]=&quot;W_TX_PAYLOAD&quot;;AND([.G874]&lt;&gt;&quot;&quot;;[.E875]=&quot;&quot;));BIN2HEX([.D87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1209855200000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876]=[.B875];&quot;&quot;;VLOOKUP([.D876];[$Spec.A$1:$Spec.B$1048576];2;0))">
            <text:p/>
          </table:table-cell>
          <table:table-cell table:style-name="ce13" table:formula="of:=IF([.E876]=&quot;W_REGISTER (RF_CH)&quot;;BIN2DEC([.D877]);IF([.E876]=&quot;W_REGISTER (TX_ADDR)&quot;;CONCATENATE(&quot;0x&quot;;BIN2HEX([.D881]);BIN2HEX([.D880]);BIN2HEX([.D879]);BIN2HEX([.D878]);BIN2HEX([.D877]));&quot;&quot;))">
            <text:p/>
          </table:table-cell>
          <table:table-cell table:style-name="ce17" table:formula="of:=IF(OR([.E875]=&quot;W_TX_PAYLOAD&quot;;AND([.G875]&lt;&gt;&quot;&quot;;[.E876]=&quot;&quot;));BIN2HEX([.D87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122251200000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877]=[.B876];&quot;&quot;;VLOOKUP([.D877];[$Spec.A$1:$Spec.B$1048576];2;0))" office:value-type="string" office:string-value="" calcext:value-type="error">
            <text:p>#N/D</text:p>
          </table:table-cell>
          <table:table-cell table:style-name="ce13" table:formula="of:=IF([.E877]=&quot;W_REGISTER (RF_CH)&quot;;BIN2DEC([.D878]);IF([.E877]=&quot;W_REGISTER (TX_ADDR)&quot;;CONCATENATE(&quot;0x&quot;;BIN2HEX([.D882]);BIN2HEX([.D881]);BIN2HEX([.D880]);BIN2HEX([.D879]);BIN2HEX([.D878]));&quot;&quot;))" office:value-type="string" office:string-value="" calcext:value-type="error">
            <text:p>#N/D</text:p>
          </table:table-cell>
          <table:table-cell table:style-name="ce17" table:formula="of:=IF(OR([.E876]=&quot;W_TX_PAYLOAD&quot;;AND([.G876]&lt;&gt;&quot;&quot;;[.E877]=&quot;&quot;));BIN2HEX([.D87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1236364400000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878]=[.B877];&quot;&quot;;VLOOKUP([.D878];[$Spec.A$1:$Spec.B$1048576];2;0))" office:value-type="string" office:string-value="" calcext:value-type="error">
            <text:p>#N/D</text:p>
          </table:table-cell>
          <table:table-cell table:style-name="ce13" table:formula="of:=IF([.E878]=&quot;W_REGISTER (RF_CH)&quot;;BIN2DEC([.D879]);IF([.E878]=&quot;W_REGISTER (TX_ADDR)&quot;;CONCATENATE(&quot;0x&quot;;BIN2HEX([.D883]);BIN2HEX([.D882]);BIN2HEX([.D881]);BIN2HEX([.D880]);BIN2HEX([.D879]));&quot;&quot;))" office:value-type="string" office:string-value="" calcext:value-type="error">
            <text:p>#N/D</text:p>
          </table:table-cell>
          <table:table-cell table:style-name="ce17" table:formula="of:=IF(OR([.E877]=&quot;W_TX_PAYLOAD&quot;;AND([.G877]&lt;&gt;&quot;&quot;;[.E878]=&quot;&quot;));BIN2HEX([.D87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1248024000000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879]=[.B878];&quot;&quot;;VLOOKUP([.D879];[$Spec.A$1:$Spec.B$1048576];2;0))">
            <text:p/>
          </table:table-cell>
          <table:table-cell table:style-name="ce13" table:formula="of:=IF([.E879]=&quot;W_REGISTER (RF_CH)&quot;;BIN2DEC([.D880]);IF([.E879]=&quot;W_REGISTER (TX_ADDR)&quot;;CONCATENATE(&quot;0x&quot;;BIN2HEX([.D884]);BIN2HEX([.D883]);BIN2HEX([.D882]);BIN2HEX([.D881]);BIN2HEX([.D880]));&quot;&quot;))">
            <text:p/>
          </table:table-cell>
          <table:table-cell table:style-name="ce17" table:formula="of:=IF(OR([.E878]=&quot;W_TX_PAYLOAD&quot;;AND([.G878]&lt;&gt;&quot;&quot;;[.E879]=&quot;&quot;));BIN2HEX([.D87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12600828000000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880]=[.B879];&quot;&quot;;VLOOKUP([.D880];[$Spec.A$1:$Spec.B$1048576];2;0))" office:value-type="string" office:string-value="" calcext:value-type="error">
            <text:p>#N/D</text:p>
          </table:table-cell>
          <table:table-cell table:style-name="ce13" table:formula="of:=IF([.E880]=&quot;W_REGISTER (RF_CH)&quot;;BIN2DEC([.D881]);IF([.E880]=&quot;W_REGISTER (TX_ADDR)&quot;;CONCATENATE(&quot;0x&quot;;BIN2HEX([.D885]);BIN2HEX([.D884]);BIN2HEX([.D883]);BIN2HEX([.D882]);BIN2HEX([.D881]));&quot;&quot;))" office:value-type="string" office:string-value="" calcext:value-type="error">
            <text:p>#N/D</text:p>
          </table:table-cell>
          <table:table-cell table:style-name="ce17" table:formula="of:=IF(OR([.E879]=&quot;W_TX_PAYLOAD&quot;;AND([.G879]&lt;&gt;&quot;&quot;;[.E880]=&quot;&quot;));BIN2HEX([.D88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12721408000000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881]=[.B880];&quot;&quot;;VLOOKUP([.D881];[$Spec.A$1:$Spec.B$1048576];2;0))" office:value-type="string" office:string-value="" calcext:value-type="error">
            <text:p>#N/D</text:p>
          </table:table-cell>
          <table:table-cell table:style-name="ce13" table:formula="of:=IF([.E881]=&quot;W_REGISTER (RF_CH)&quot;;BIN2DEC([.D882]);IF([.E881]=&quot;W_REGISTER (TX_ADDR)&quot;;CONCATENATE(&quot;0x&quot;;BIN2HEX([.D886]);BIN2HEX([.D885]);BIN2HEX([.D884]);BIN2HEX([.D883]);BIN2HEX([.D882]));&quot;&quot;))" office:value-type="string" office:string-value="" calcext:value-type="error">
            <text:p>#N/D</text:p>
          </table:table-cell>
          <table:table-cell table:style-name="ce17" table:formula="of:=IF(OR([.E880]=&quot;W_TX_PAYLOAD&quot;;AND([.G880]&lt;&gt;&quot;&quot;;[.E881]=&quot;&quot;));BIN2HEX([.D88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1284298800000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882]=[.B881];&quot;&quot;;VLOOKUP([.D882];[$Spec.A$1:$Spec.B$1048576];2;0))" office:value-type="string" office:string-value="" calcext:value-type="error">
            <text:p>#N/D</text:p>
          </table:table-cell>
          <table:table-cell table:style-name="ce13" table:formula="of:=IF([.E882]=&quot;W_REGISTER (RF_CH)&quot;;BIN2DEC([.D883]);IF([.E882]=&quot;W_REGISTER (TX_ADDR)&quot;;CONCATENATE(&quot;0x&quot;;BIN2HEX([.D887]);BIN2HEX([.D886]);BIN2HEX([.D885]);BIN2HEX([.D884]);BIN2HEX([.D883]));&quot;&quot;))" office:value-type="string" office:string-value="" calcext:value-type="error">
            <text:p>#N/D</text:p>
          </table:table-cell>
          <table:table-cell table:style-name="ce17" table:formula="of:=IF(OR([.E881]=&quot;W_TX_PAYLOAD&quot;;AND([.G881]&lt;&gt;&quot;&quot;;[.E882]=&quot;&quot;));BIN2HEX([.D88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1298948000000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883]=[.B882];&quot;&quot;;VLOOKUP([.D883];[$Spec.A$1:$Spec.B$1048576];2;0))" office:value-type="string" office:string-value="" calcext:value-type="error">
            <text:p>#N/D</text:p>
          </table:table-cell>
          <table:table-cell table:style-name="ce13" table:formula="of:=IF([.E883]=&quot;W_REGISTER (RF_CH)&quot;;BIN2DEC([.D884]);IF([.E883]=&quot;W_REGISTER (TX_ADDR)&quot;;CONCATENATE(&quot;0x&quot;;BIN2HEX([.D888]);BIN2HEX([.D887]);BIN2HEX([.D886]);BIN2HEX([.D885]);BIN2HEX([.D884]));&quot;&quot;))" office:value-type="string" office:string-value="" calcext:value-type="error">
            <text:p>#N/D</text:p>
          </table:table-cell>
          <table:table-cell table:style-name="ce17" table:formula="of:=IF(OR([.E882]=&quot;W_TX_PAYLOAD&quot;;AND([.G882]&lt;&gt;&quot;&quot;;[.E883]=&quot;&quot;));BIN2HEX([.D88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1310607600000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884]=[.B883];&quot;&quot;;VLOOKUP([.D884];[$Spec.A$1:$Spec.B$1048576];2;0))">
            <text:p/>
          </table:table-cell>
          <table:table-cell table:style-name="ce13" table:formula="of:=IF([.E884]=&quot;W_REGISTER (RF_CH)&quot;;BIN2DEC([.D885]);IF([.E884]=&quot;W_REGISTER (TX_ADDR)&quot;;CONCATENATE(&quot;0x&quot;;BIN2HEX([.D889]);BIN2HEX([.D888]);BIN2HEX([.D887]);BIN2HEX([.D886]);BIN2HEX([.D885]));&quot;&quot;))">
            <text:p/>
          </table:table-cell>
          <table:table-cell table:style-name="ce17" table:formula="of:=IF(OR([.E883]=&quot;W_TX_PAYLOAD&quot;;AND([.G883]&lt;&gt;&quot;&quot;;[.E884]=&quot;&quot;));BIN2HEX([.D88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1322267200000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885]=[.B884];&quot;&quot;;VLOOKUP([.D885];[$Spec.A$1:$Spec.B$1048576];2;0))">
            <text:p/>
          </table:table-cell>
          <table:table-cell table:style-name="ce13" table:formula="of:=IF([.E885]=&quot;W_REGISTER (RF_CH)&quot;;BIN2DEC([.D886]);IF([.E885]=&quot;W_REGISTER (TX_ADDR)&quot;;CONCATENATE(&quot;0x&quot;;BIN2HEX([.D890]);BIN2HEX([.D889]);BIN2HEX([.D888]);BIN2HEX([.D887]);BIN2HEX([.D886]));&quot;&quot;))">
            <text:p/>
          </table:table-cell>
          <table:table-cell table:style-name="ce17" table:formula="of:=IF(OR([.E884]=&quot;W_TX_PAYLOAD&quot;;AND([.G884]&lt;&gt;&quot;&quot;;[.E885]=&quot;&quot;));BIN2HEX([.D88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1333926800000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/>1000 <text:s/>0011</text:p>
          </table:table-cell>
          <table:table-cell/>
          <table:table-cell table:style-name="ce13" table:formula="of:=IF([.B886]=[.B885];&quot;&quot;;VLOOKUP([.D886];[$Spec.A$1:$Spec.B$1048576];2;0))">
            <text:p/>
          </table:table-cell>
          <table:table-cell table:style-name="ce13" table:formula="of:=IF([.E886]=&quot;W_REGISTER (RF_CH)&quot;;BIN2DEC([.D887]);IF([.E886]=&quot;W_REGISTER (TX_ADDR)&quot;;CONCATENATE(&quot;0x&quot;;BIN2HEX([.D891]);BIN2HEX([.D890]);BIN2HEX([.D889]);BIN2HEX([.D888]);BIN2HEX([.D887]));&quot;&quot;))">
            <text:p/>
          </table:table-cell>
          <table:table-cell table:style-name="ce17" table:formula="of:=IF(OR([.E885]=&quot;W_TX_PAYLOAD&quot;;AND([.G885]&lt;&gt;&quot;&quot;;[.E886]=&quot;&quot;));BIN2HEX([.D88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1345586000000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/>1110 <text:s/>0000</text:p>
          </table:table-cell>
          <table:table-cell/>
          <table:table-cell table:style-name="ce13" table:formula="of:=IF([.B887]=[.B886];&quot;&quot;;VLOOKUP([.D887];[$Spec.A$1:$Spec.B$1048576];2;0))">
            <text:p/>
          </table:table-cell>
          <table:table-cell table:style-name="ce13" table:formula="of:=IF([.E887]=&quot;W_REGISTER (RF_CH)&quot;;BIN2DEC([.D888]);IF([.E887]=&quot;W_REGISTER (TX_ADDR)&quot;;CONCATENATE(&quot;0x&quot;;BIN2HEX([.D892]);BIN2HEX([.D891]);BIN2HEX([.D890]);BIN2HEX([.D889]);BIN2HEX([.D888]));&quot;&quot;))">
            <text:p/>
          </table:table-cell>
          <table:table-cell table:style-name="ce17" table:formula="of:=IF(OR([.E886]=&quot;W_TX_PAYLOAD&quot;;AND([.G886]&lt;&gt;&quot;&quot;;[.E887]=&quot;&quot;));BIN2HEX([.D88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1357245600000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888]=[.B887];&quot;&quot;;VLOOKUP([.D888];[$Spec.A$1:$Spec.B$1048576];2;0))">
            <text:p/>
          </table:table-cell>
          <table:table-cell table:style-name="ce13" table:formula="of:=IF([.E888]=&quot;W_REGISTER (RF_CH)&quot;;BIN2DEC([.D889]);IF([.E888]=&quot;W_REGISTER (TX_ADDR)&quot;;CONCATENATE(&quot;0x&quot;;BIN2HEX([.D893]);BIN2HEX([.D892]);BIN2HEX([.D891]);BIN2HEX([.D890]);BIN2HEX([.D889]));&quot;&quot;))">
            <text:p/>
          </table:table-cell>
          <table:table-cell table:style-name="ce17" table:formula="of:=IF(OR([.E887]=&quot;W_TX_PAYLOAD&quot;;AND([.G887]&lt;&gt;&quot;&quot;;[.E888]=&quot;&quot;));BIN2HEX([.D88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1368905200000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889]=[.B888];&quot;&quot;;VLOOKUP([.D889];[$Spec.A$1:$Spec.B$1048576];2;0))">
            <text:p/>
          </table:table-cell>
          <table:table-cell table:style-name="ce13" table:formula="of:=IF([.E889]=&quot;W_REGISTER (RF_CH)&quot;;BIN2DEC([.D890]);IF([.E889]=&quot;W_REGISTER (TX_ADDR)&quot;;CONCATENATE(&quot;0x&quot;;BIN2HEX([.D894]);BIN2HEX([.D893]);BIN2HEX([.D892]);BIN2HEX([.D891]);BIN2HEX([.D890]));&quot;&quot;))">
            <text:p/>
          </table:table-cell>
          <table:table-cell table:style-name="ce17" table:formula="of:=IF(OR([.E888]=&quot;W_TX_PAYLOAD&quot;;AND([.G888]&lt;&gt;&quot;&quot;;[.E889]=&quot;&quot;));BIN2HEX([.D88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1380564400000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890]=[.B889];&quot;&quot;;VLOOKUP([.D890];[$Spec.A$1:$Spec.B$1048576];2;0))">
            <text:p/>
          </table:table-cell>
          <table:table-cell table:style-name="ce13" table:formula="of:=IF([.E890]=&quot;W_REGISTER (RF_CH)&quot;;BIN2DEC([.D891]);IF([.E890]=&quot;W_REGISTER (TX_ADDR)&quot;;CONCATENATE(&quot;0x&quot;;BIN2HEX([.D895]);BIN2HEX([.D894]);BIN2HEX([.D893]);BIN2HEX([.D892]);BIN2HEX([.D891]));&quot;&quot;))">
            <text:p/>
          </table:table-cell>
          <table:table-cell table:style-name="ce17" table:formula="of:=IF(OR([.E889]=&quot;W_TX_PAYLOAD&quot;;AND([.G889]&lt;&gt;&quot;&quot;;[.E890]=&quot;&quot;));BIN2HEX([.D89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1393819200000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/>0000 <text:s/>0011</text:p>
          </table:table-cell>
          <table:table-cell/>
          <table:table-cell table:style-name="ce13" table:formula="of:=IF([.B891]=[.B890];&quot;&quot;;VLOOKUP([.D891];[$Spec.A$1:$Spec.B$1048576];2;0))">
            <text:p/>
          </table:table-cell>
          <table:table-cell table:style-name="ce13" table:formula="of:=IF([.E891]=&quot;W_REGISTER (RF_CH)&quot;;BIN2DEC([.D892]);IF([.E891]=&quot;W_REGISTER (TX_ADDR)&quot;;CONCATENATE(&quot;0x&quot;;BIN2HEX([.D896]);BIN2HEX([.D895]);BIN2HEX([.D894]);BIN2HEX([.D893]);BIN2HEX([.D892]));&quot;&quot;))">
            <text:p/>
          </table:table-cell>
          <table:table-cell table:style-name="ce17" table:formula="of:=IF(OR([.E890]=&quot;W_TX_PAYLOAD&quot;;AND([.G890]&lt;&gt;&quot;&quot;;[.E891]=&quot;&quot;));BIN2HEX([.D89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1406475200000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892]=[.B891];&quot;&quot;;VLOOKUP([.D892];[$Spec.A$1:$Spec.B$1048576];2;0))" office:value-type="string" office:string-value="" calcext:value-type="error">
            <text:p>#N/D</text:p>
          </table:table-cell>
          <table:table-cell table:style-name="ce13" table:formula="of:=IF([.E892]=&quot;W_REGISTER (RF_CH)&quot;;BIN2DEC([.D893]);IF([.E892]=&quot;W_REGISTER (TX_ADDR)&quot;;CONCATENATE(&quot;0x&quot;;BIN2HEX([.D897]);BIN2HEX([.D896]);BIN2HEX([.D895]);BIN2HEX([.D894]);BIN2HEX([.D893]));&quot;&quot;))" office:value-type="string" office:string-value="" calcext:value-type="error">
            <text:p>#N/D</text:p>
          </table:table-cell>
          <table:table-cell table:style-name="ce17" table:formula="of:=IF(OR([.E891]=&quot;W_TX_PAYLOAD&quot;;AND([.G891]&lt;&gt;&quot;&quot;;[.E892]=&quot;&quot;));BIN2HEX([.D89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1418134800000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893]=[.B892];&quot;&quot;;VLOOKUP([.D893];[$Spec.A$1:$Spec.B$1048576];2;0))">
            <text:p/>
          </table:table-cell>
          <table:table-cell table:style-name="ce13" table:formula="of:=IF([.E893]=&quot;W_REGISTER (RF_CH)&quot;;BIN2DEC([.D894]);IF([.E893]=&quot;W_REGISTER (TX_ADDR)&quot;;CONCATENATE(&quot;0x&quot;;BIN2HEX([.D898]);BIN2HEX([.D897]);BIN2HEX([.D896]);BIN2HEX([.D895]);BIN2HEX([.D894]));&quot;&quot;))">
            <text:p/>
          </table:table-cell>
          <table:table-cell table:style-name="ce17" table:formula="of:=IF(OR([.E892]=&quot;W_TX_PAYLOAD&quot;;AND([.G892]&lt;&gt;&quot;&quot;;[.E893]=&quot;&quot;));BIN2HEX([.D89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28214876000000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894]=[.B893];&quot;&quot;;VLOOKUP([.D894];[$Spec.A$1:$Spec.B$1048576];2;0))" office:value-type="string" office:string-value="" calcext:value-type="error">
            <text:p>#N/D</text:p>
          </table:table-cell>
          <table:table-cell table:style-name="ce13" table:formula="of:=IF([.E894]=&quot;W_REGISTER (RF_CH)&quot;;BIN2DEC([.D895]);IF([.E894]=&quot;W_REGISTER (TX_ADDR)&quot;;CONCATENATE(&quot;0x&quot;;BIN2HEX([.D899]);BIN2HEX([.D898]);BIN2HEX([.D897]);BIN2HEX([.D896]);BIN2HEX([.D895]));&quot;&quot;))" office:value-type="string" office:string-value="" calcext:value-type="error">
            <text:p>#N/D</text:p>
          </table:table-cell>
          <table:table-cell table:style-name="ce17" table:formula="of:=IF(OR([.E893]=&quot;W_TX_PAYLOAD&quot;;AND([.G893]&lt;&gt;&quot;&quot;;[.E894]=&quot;&quot;));BIN2HEX([.D89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28326488000000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895]=[.B894];&quot;&quot;;VLOOKUP([.D895];[$Spec.A$1:$Spec.B$1048576];2;0))">
            <text:p/>
          </table:table-cell>
          <table:table-cell table:style-name="ce13" table:formula="of:=IF([.E895]=&quot;W_REGISTER (RF_CH)&quot;;BIN2DEC([.D896]);IF([.E895]=&quot;W_REGISTER (TX_ADDR)&quot;;CONCATENATE(&quot;0x&quot;;BIN2HEX([.D900]);BIN2HEX([.D899]);BIN2HEX([.D898]);BIN2HEX([.D897]);BIN2HEX([.D896]));&quot;&quot;))">
            <text:p/>
          </table:table-cell>
          <table:table-cell table:style-name="ce17" table:formula="of:=IF(OR([.E894]=&quot;W_TX_PAYLOAD&quot;;AND([.G894]&lt;&gt;&quot;&quot;;[.E895]=&quot;&quot;));BIN2HEX([.D89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28459036000000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896]=[.B895];&quot;&quot;;VLOOKUP([.D896];[$Spec.A$1:$Spec.B$1048576];2;0))" office:value-type="string" office:string-value="" calcext:value-type="error">
            <text:p>#N/D</text:p>
          </table:table-cell>
          <table:table-cell table:style-name="ce13" table:formula="of:=IF([.E896]=&quot;W_REGISTER (RF_CH)&quot;;BIN2DEC([.D897]);IF([.E896]=&quot;W_REGISTER (TX_ADDR)&quot;;CONCATENATE(&quot;0x&quot;;BIN2HEX([.D901]);BIN2HEX([.D900]);BIN2HEX([.D899]);BIN2HEX([.D898]);BIN2HEX([.D897]));&quot;&quot;))" office:value-type="string" office:string-value="" calcext:value-type="error">
            <text:p>#N/D</text:p>
          </table:table-cell>
          <table:table-cell table:style-name="ce17" table:formula="of:=IF(OR([.E895]=&quot;W_TX_PAYLOAD&quot;;AND([.G895]&lt;&gt;&quot;&quot;;[.E896]=&quot;&quot;));BIN2HEX([.D89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2858758800000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897]=[.B896];&quot;&quot;;VLOOKUP([.D897];[$Spec.A$1:$Spec.B$1048576];2;0))" office:value-type="string" office:string-value="" calcext:value-type="error">
            <text:p>#N/D</text:p>
          </table:table-cell>
          <table:table-cell table:style-name="ce13" table:formula="of:=IF([.E897]=&quot;W_REGISTER (RF_CH)&quot;;BIN2DEC([.D898]);IF([.E897]=&quot;W_REGISTER (TX_ADDR)&quot;;CONCATENATE(&quot;0x&quot;;BIN2HEX([.D902]);BIN2HEX([.D901]);BIN2HEX([.D900]);BIN2HEX([.D899]);BIN2HEX([.D898]));&quot;&quot;))" office:value-type="string" office:string-value="" calcext:value-type="error">
            <text:p>#N/D</text:p>
          </table:table-cell>
          <table:table-cell table:style-name="ce17" table:formula="of:=IF(OR([.E896]=&quot;W_TX_PAYLOAD&quot;;AND([.G896]&lt;&gt;&quot;&quot;;[.E897]=&quot;&quot;));BIN2HEX([.D89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2870418000000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898]=[.B897];&quot;&quot;;VLOOKUP([.D898];[$Spec.A$1:$Spec.B$1048576];2;0))">
            <text:p/>
          </table:table-cell>
          <table:table-cell table:style-name="ce13" table:formula="of:=IF([.E898]=&quot;W_REGISTER (RF_CH)&quot;;BIN2DEC([.D899]);IF([.E898]=&quot;W_REGISTER (TX_ADDR)&quot;;CONCATENATE(&quot;0x&quot;;BIN2HEX([.D903]);BIN2HEX([.D902]);BIN2HEX([.D901]);BIN2HEX([.D900]);BIN2HEX([.D899]));&quot;&quot;))">
            <text:p/>
          </table:table-cell>
          <table:table-cell table:style-name="ce17" table:formula="of:=IF(OR([.E897]=&quot;W_TX_PAYLOAD&quot;;AND([.G897]&lt;&gt;&quot;&quot;;[.E898]=&quot;&quot;));BIN2HEX([.D89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28842700000000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899]=[.B898];&quot;&quot;;VLOOKUP([.D899];[$Spec.A$1:$Spec.B$1048576];2;0))" office:value-type="string" office:string-value="" calcext:value-type="error">
            <text:p>#N/D</text:p>
          </table:table-cell>
          <table:table-cell table:style-name="ce13" table:formula="of:=IF([.E899]=&quot;W_REGISTER (RF_CH)&quot;;BIN2DEC([.D900]);IF([.E899]=&quot;W_REGISTER (TX_ADDR)&quot;;CONCATENATE(&quot;0x&quot;;BIN2HEX([.D904]);BIN2HEX([.D903]);BIN2HEX([.D902]);BIN2HEX([.D901]);BIN2HEX([.D900]));&quot;&quot;))" office:value-type="string" office:string-value="" calcext:value-type="error">
            <text:p>#N/D</text:p>
          </table:table-cell>
          <table:table-cell table:style-name="ce17" table:formula="of:=IF(OR([.E898]=&quot;W_TX_PAYLOAD&quot;;AND([.G898]&lt;&gt;&quot;&quot;;[.E899]=&quot;&quot;));BIN2HEX([.D89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28962288000000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900]=[.B899];&quot;&quot;;VLOOKUP([.D900];[$Spec.A$1:$Spec.B$1048576];2;0))" office:value-type="string" office:string-value="" calcext:value-type="error">
            <text:p>#N/D</text:p>
          </table:table-cell>
          <table:table-cell table:style-name="ce13" table:formula="of:=IF([.E900]=&quot;W_REGISTER (RF_CH)&quot;;BIN2DEC([.D901]);IF([.E900]=&quot;W_REGISTER (TX_ADDR)&quot;;CONCATENATE(&quot;0x&quot;;BIN2HEX([.D905]);BIN2HEX([.D904]);BIN2HEX([.D903]);BIN2HEX([.D902]);BIN2HEX([.D901]));&quot;&quot;))" office:value-type="string" office:string-value="" calcext:value-type="error">
            <text:p>#N/D</text:p>
          </table:table-cell>
          <table:table-cell table:style-name="ce17" table:formula="of:=IF(OR([.E899]=&quot;W_TX_PAYLOAD&quot;;AND([.G899]&lt;&gt;&quot;&quot;;[.E900]=&quot;&quot;));BIN2HEX([.D90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29078880000000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901]=[.B900];&quot;&quot;;VLOOKUP([.D901];[$Spec.A$1:$Spec.B$1048576];2;0))">
            <text:p/>
          </table:table-cell>
          <table:table-cell table:style-name="ce13" table:formula="of:=IF([.E901]=&quot;W_REGISTER (RF_CH)&quot;;BIN2DEC([.D902]);IF([.E901]=&quot;W_REGISTER (TX_ADDR)&quot;;CONCATENATE(&quot;0x&quot;;BIN2HEX([.D906]);BIN2HEX([.D905]);BIN2HEX([.D904]);BIN2HEX([.D903]);BIN2HEX([.D902]));&quot;&quot;))">
            <text:p/>
          </table:table-cell>
          <table:table-cell table:style-name="ce17" table:formula="of:=IF(OR([.E900]=&quot;W_TX_PAYLOAD&quot;;AND([.G900]&lt;&gt;&quot;&quot;;[.E901]=&quot;&quot;));BIN2HEX([.D90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29195476000000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902]=[.B901];&quot;&quot;;VLOOKUP([.D902];[$Spec.A$1:$Spec.B$1048576];2;0))">
            <text:p/>
          </table:table-cell>
          <table:table-cell table:style-name="ce13" table:formula="of:=IF([.E902]=&quot;W_REGISTER (RF_CH)&quot;;BIN2DEC([.D903]);IF([.E902]=&quot;W_REGISTER (TX_ADDR)&quot;;CONCATENATE(&quot;0x&quot;;BIN2HEX([.D907]);BIN2HEX([.D906]);BIN2HEX([.D905]);BIN2HEX([.D904]);BIN2HEX([.D903]));&quot;&quot;))">
            <text:p/>
          </table:table-cell>
          <table:table-cell table:style-name="ce17" table:formula="of:=IF(OR([.E901]=&quot;W_TX_PAYLOAD&quot;;AND([.G901]&lt;&gt;&quot;&quot;;[.E902]=&quot;&quot;));BIN2HEX([.D90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29328020000000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s/>1000 <text:s/>0100</text:p>
          </table:table-cell>
          <table:table-cell/>
          <table:table-cell table:style-name="ce13" table:formula="of:=IF([.B903]=[.B902];&quot;&quot;;VLOOKUP([.D903];[$Spec.A$1:$Spec.B$1048576];2;0))">
            <text:p/>
          </table:table-cell>
          <table:table-cell table:style-name="ce13" table:formula="of:=IF([.E903]=&quot;W_REGISTER (RF_CH)&quot;;BIN2DEC([.D904]);IF([.E903]=&quot;W_REGISTER (TX_ADDR)&quot;;CONCATENATE(&quot;0x&quot;;BIN2HEX([.D908]);BIN2HEX([.D907]);BIN2HEX([.D906]);BIN2HEX([.D905]);BIN2HEX([.D904]));&quot;&quot;))">
            <text:p/>
          </table:table-cell>
          <table:table-cell table:style-name="ce17" table:formula="of:=IF(OR([.E902]=&quot;W_TX_PAYLOAD&quot;;AND([.G902]&lt;&gt;&quot;&quot;;[.E903]=&quot;&quot;));BIN2HEX([.D90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29444612000000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904]=[.B903];&quot;&quot;;VLOOKUP([.D904];[$Spec.A$1:$Spec.B$1048576];2;0))">
            <text:p/>
          </table:table-cell>
          <table:table-cell table:style-name="ce13" table:formula="of:=IF([.E904]=&quot;W_REGISTER (RF_CH)&quot;;BIN2DEC([.D905]);IF([.E904]=&quot;W_REGISTER (TX_ADDR)&quot;;CONCATENATE(&quot;0x&quot;;BIN2HEX([.D909]);BIN2HEX([.D908]);BIN2HEX([.D907]);BIN2HEX([.D906]);BIN2HEX([.D905]));&quot;&quot;))">
            <text:p/>
          </table:table-cell>
          <table:table-cell table:style-name="ce17" table:formula="of:=IF(OR([.E903]=&quot;W_TX_PAYLOAD&quot;;AND([.G903]&lt;&gt;&quot;&quot;;[.E904]=&quot;&quot;));BIN2HEX([.D90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29561204000000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905]=[.B904];&quot;&quot;;VLOOKUP([.D905];[$Spec.A$1:$Spec.B$1048576];2;0))">
            <text:p/>
          </table:table-cell>
          <table:table-cell table:style-name="ce13" table:formula="of:=IF([.E905]=&quot;W_REGISTER (RF_CH)&quot;;BIN2DEC([.D906]);IF([.E905]=&quot;W_REGISTER (TX_ADDR)&quot;;CONCATENATE(&quot;0x&quot;;BIN2HEX([.D910]);BIN2HEX([.D909]);BIN2HEX([.D908]);BIN2HEX([.D907]);BIN2HEX([.D906]));&quot;&quot;))">
            <text:p/>
          </table:table-cell>
          <table:table-cell table:style-name="ce17" table:formula="of:=IF(OR([.E904]=&quot;W_TX_PAYLOAD&quot;;AND([.G904]&lt;&gt;&quot;&quot;;[.E905]=&quot;&quot;));BIN2HEX([.D90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29677800000000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906]=[.B905];&quot;&quot;;VLOOKUP([.D906];[$Spec.A$1:$Spec.B$1048576];2;0))">
            <text:p/>
          </table:table-cell>
          <table:table-cell table:style-name="ce13" table:formula="of:=IF([.E906]=&quot;W_REGISTER (RF_CH)&quot;;BIN2DEC([.D907]);IF([.E906]=&quot;W_REGISTER (TX_ADDR)&quot;;CONCATENATE(&quot;0x&quot;;BIN2HEX([.D911]);BIN2HEX([.D910]);BIN2HEX([.D909]);BIN2HEX([.D908]);BIN2HEX([.D907]));&quot;&quot;))">
            <text:p/>
          </table:table-cell>
          <table:table-cell table:style-name="ce17" table:formula="of:=IF(OR([.E905]=&quot;W_TX_PAYLOAD&quot;;AND([.G905]&lt;&gt;&quot;&quot;;[.E906]=&quot;&quot;));BIN2HEX([.D90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29794388000000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907]=[.B906];&quot;&quot;;VLOOKUP([.D907];[$Spec.A$1:$Spec.B$1048576];2;0))">
            <text:p/>
          </table:table-cell>
          <table:table-cell table:style-name="ce13" table:formula="of:=IF([.E907]=&quot;W_REGISTER (RF_CH)&quot;;BIN2DEC([.D908]);IF([.E907]=&quot;W_REGISTER (TX_ADDR)&quot;;CONCATENATE(&quot;0x&quot;;BIN2HEX([.D912]);BIN2HEX([.D911]);BIN2HEX([.D910]);BIN2HEX([.D909]);BIN2HEX([.D908]));&quot;&quot;))">
            <text:p/>
          </table:table-cell>
          <table:table-cell table:style-name="ce17" table:formula="of:=IF(OR([.E906]=&quot;W_TX_PAYLOAD&quot;;AND([.G906]&lt;&gt;&quot;&quot;;[.E907]=&quot;&quot;));BIN2HEX([.D90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29910980000000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s/>0000 <text:s/>0100</text:p>
          </table:table-cell>
          <table:table-cell/>
          <table:table-cell table:style-name="ce13" table:formula="of:=IF([.B908]=[.B907];&quot;&quot;;VLOOKUP([.D908];[$Spec.A$1:$Spec.B$1048576];2;0))">
            <text:p/>
          </table:table-cell>
          <table:table-cell table:style-name="ce13" table:formula="of:=IF([.E908]=&quot;W_REGISTER (RF_CH)&quot;;BIN2DEC([.D909]);IF([.E908]=&quot;W_REGISTER (TX_ADDR)&quot;;CONCATENATE(&quot;0x&quot;;BIN2HEX([.D913]);BIN2HEX([.D912]);BIN2HEX([.D911]);BIN2HEX([.D910]);BIN2HEX([.D909]));&quot;&quot;))">
            <text:p/>
          </table:table-cell>
          <table:table-cell table:style-name="ce17" table:formula="of:=IF(OR([.E907]=&quot;W_TX_PAYLOAD&quot;;AND([.G907]&lt;&gt;&quot;&quot;;[.E908]=&quot;&quot;));BIN2HEX([.D90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30037540000000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909]=[.B908];&quot;&quot;;VLOOKUP([.D909];[$Spec.A$1:$Spec.B$1048576];2;0))" office:value-type="string" office:string-value="" calcext:value-type="error">
            <text:p>#N/D</text:p>
          </table:table-cell>
          <table:table-cell table:style-name="ce13" table:formula="of:=IF([.E909]=&quot;W_REGISTER (RF_CH)&quot;;BIN2DEC([.D910]);IF([.E909]=&quot;W_REGISTER (TX_ADDR)&quot;;CONCATENATE(&quot;0x&quot;;BIN2HEX([.D914]);BIN2HEX([.D913]);BIN2HEX([.D912]);BIN2HEX([.D911]);BIN2HEX([.D910]));&quot;&quot;))" office:value-type="string" office:string-value="" calcext:value-type="error">
            <text:p>#N/D</text:p>
          </table:table-cell>
          <table:table-cell table:style-name="ce17" table:formula="of:=IF(OR([.E908]=&quot;W_TX_PAYLOAD&quot;;AND([.G908]&lt;&gt;&quot;&quot;;[.E909]=&quot;&quot;));BIN2HEX([.D90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30154132000000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910]=[.B909];&quot;&quot;;VLOOKUP([.D910];[$Spec.A$1:$Spec.B$1048576];2;0))">
            <text:p/>
          </table:table-cell>
          <table:table-cell table:style-name="ce13" table:formula="of:=IF([.E910]=&quot;W_REGISTER (RF_CH)&quot;;BIN2DEC([.D911]);IF([.E910]=&quot;W_REGISTER (TX_ADDR)&quot;;CONCATENATE(&quot;0x&quot;;BIN2HEX([.D915]);BIN2HEX([.D914]);BIN2HEX([.D913]);BIN2HEX([.D912]);BIN2HEX([.D911]));&quot;&quot;))">
            <text:p/>
          </table:table-cell>
          <table:table-cell table:style-name="ce17" table:formula="of:=IF(OR([.E909]=&quot;W_TX_PAYLOAD&quot;;AND([.G909]&lt;&gt;&quot;&quot;;[.E910]=&quot;&quot;));BIN2HEX([.D91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32318056000000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911]=[.B910];&quot;&quot;;VLOOKUP([.D911];[$Spec.A$1:$Spec.B$1048576];2;0))" office:value-type="string" office:string-value="" calcext:value-type="error">
            <text:p>#N/D</text:p>
          </table:table-cell>
          <table:table-cell table:style-name="ce13" table:formula="of:=IF([.E911]=&quot;W_REGISTER (RF_CH)&quot;;BIN2DEC([.D912]);IF([.E911]=&quot;W_REGISTER (TX_ADDR)&quot;;CONCATENATE(&quot;0x&quot;;BIN2HEX([.D916]);BIN2HEX([.D915]);BIN2HEX([.D914]);BIN2HEX([.D913]);BIN2HEX([.D912]));&quot;&quot;))" office:value-type="string" office:string-value="" calcext:value-type="error">
            <text:p>#N/D</text:p>
          </table:table-cell>
          <table:table-cell table:style-name="ce17" table:formula="of:=IF(OR([.E910]=&quot;W_TX_PAYLOAD&quot;;AND([.G910]&lt;&gt;&quot;&quot;;[.E911]=&quot;&quot;));BIN2HEX([.D91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32429668000000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912]=[.B911];&quot;&quot;;VLOOKUP([.D912];[$Spec.A$1:$Spec.B$1048576];2;0))">
            <text:p/>
          </table:table-cell>
          <table:table-cell table:style-name="ce13" table:formula="of:=IF([.E912]=&quot;W_REGISTER (RF_CH)&quot;;BIN2DEC([.D913]);IF([.E912]=&quot;W_REGISTER (TX_ADDR)&quot;;CONCATENATE(&quot;0x&quot;;BIN2HEX([.D917]);BIN2HEX([.D916]);BIN2HEX([.D915]);BIN2HEX([.D914]);BIN2HEX([.D913]));&quot;&quot;))">
            <text:p/>
          </table:table-cell>
          <table:table-cell table:style-name="ce17" table:formula="of:=IF(OR([.E911]=&quot;W_TX_PAYLOAD&quot;;AND([.G911]&lt;&gt;&quot;&quot;;[.E912]=&quot;&quot;));BIN2HEX([.D91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3256221600000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913]=[.B912];&quot;&quot;;VLOOKUP([.D913];[$Spec.A$1:$Spec.B$1048576];2;0))" office:value-type="string" office:string-value="" calcext:value-type="error">
            <text:p>#N/D</text:p>
          </table:table-cell>
          <table:table-cell table:style-name="ce13" table:formula="of:=IF([.E913]=&quot;W_REGISTER (RF_CH)&quot;;BIN2DEC([.D914]);IF([.E913]=&quot;W_REGISTER (TX_ADDR)&quot;;CONCATENATE(&quot;0x&quot;;BIN2HEX([.D918]);BIN2HEX([.D917]);BIN2HEX([.D916]);BIN2HEX([.D915]);BIN2HEX([.D914]));&quot;&quot;))" office:value-type="string" office:string-value="" calcext:value-type="error">
            <text:p>#N/D</text:p>
          </table:table-cell>
          <table:table-cell table:style-name="ce17" table:formula="of:=IF(OR([.E912]=&quot;W_TX_PAYLOAD&quot;;AND([.G912]&lt;&gt;&quot;&quot;;[.E913]=&quot;&quot;));BIN2HEX([.D91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32690772000000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914]=[.B913];&quot;&quot;;VLOOKUP([.D914];[$Spec.A$1:$Spec.B$1048576];2;0))" office:value-type="string" office:string-value="" calcext:value-type="error">
            <text:p>#N/D</text:p>
          </table:table-cell>
          <table:table-cell table:style-name="ce13" table:formula="of:=IF([.E914]=&quot;W_REGISTER (RF_CH)&quot;;BIN2DEC([.D915]);IF([.E914]=&quot;W_REGISTER (TX_ADDR)&quot;;CONCATENATE(&quot;0x&quot;;BIN2HEX([.D919]);BIN2HEX([.D918]);BIN2HEX([.D917]);BIN2HEX([.D916]);BIN2HEX([.D915]));&quot;&quot;))" office:value-type="string" office:string-value="" calcext:value-type="error">
            <text:p>#N/D</text:p>
          </table:table-cell>
          <table:table-cell table:style-name="ce17" table:formula="of:=IF(OR([.E913]=&quot;W_TX_PAYLOAD&quot;;AND([.G913]&lt;&gt;&quot;&quot;;[.E914]=&quot;&quot;));BIN2HEX([.D91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32807368000000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915]=[.B914];&quot;&quot;;VLOOKUP([.D915];[$Spec.A$1:$Spec.B$1048576];2;0))">
            <text:p/>
          </table:table-cell>
          <table:table-cell table:style-name="ce13" table:formula="of:=IF([.E915]=&quot;W_REGISTER (RF_CH)&quot;;BIN2DEC([.D916]);IF([.E915]=&quot;W_REGISTER (TX_ADDR)&quot;;CONCATENATE(&quot;0x&quot;;BIN2HEX([.D920]);BIN2HEX([.D919]);BIN2HEX([.D918]);BIN2HEX([.D917]);BIN2HEX([.D916]));&quot;&quot;))">
            <text:p/>
          </table:table-cell>
          <table:table-cell table:style-name="ce17" table:formula="of:=IF(OR([.E914]=&quot;W_TX_PAYLOAD&quot;;AND([.G914]&lt;&gt;&quot;&quot;;[.E915]=&quot;&quot;));BIN2HEX([.D91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32950884000000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916]=[.B915];&quot;&quot;;VLOOKUP([.D916];[$Spec.A$1:$Spec.B$1048576];2;0))" office:value-type="string" office:string-value="" calcext:value-type="error">
            <text:p>#N/D</text:p>
          </table:table-cell>
          <table:table-cell table:style-name="ce13" table:formula="of:=IF([.E916]=&quot;W_REGISTER (RF_CH)&quot;;BIN2DEC([.D917]);IF([.E916]=&quot;W_REGISTER (TX_ADDR)&quot;;CONCATENATE(&quot;0x&quot;;BIN2HEX([.D921]);BIN2HEX([.D920]);BIN2HEX([.D919]);BIN2HEX([.D918]);BIN2HEX([.D917]));&quot;&quot;))" office:value-type="string" office:string-value="" calcext:value-type="error">
            <text:p>#N/D</text:p>
          </table:table-cell>
          <table:table-cell table:style-name="ce17" table:formula="of:=IF(OR([.E915]=&quot;W_TX_PAYLOAD&quot;;AND([.G915]&lt;&gt;&quot;&quot;;[.E916]=&quot;&quot;));BIN2HEX([.D91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33070468000000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917]=[.B916];&quot;&quot;;VLOOKUP([.D917];[$Spec.A$1:$Spec.B$1048576];2;0))" office:value-type="string" office:string-value="" calcext:value-type="error">
            <text:p>#N/D</text:p>
          </table:table-cell>
          <table:table-cell table:style-name="ce13" table:formula="of:=IF([.E917]=&quot;W_REGISTER (RF_CH)&quot;;BIN2DEC([.D918]);IF([.E917]=&quot;W_REGISTER (TX_ADDR)&quot;;CONCATENATE(&quot;0x&quot;;BIN2HEX([.D922]);BIN2HEX([.D921]);BIN2HEX([.D920]);BIN2HEX([.D919]);BIN2HEX([.D918]));&quot;&quot;))" office:value-type="string" office:string-value="" calcext:value-type="error">
            <text:p>#N/D</text:p>
          </table:table-cell>
          <table:table-cell table:style-name="ce17" table:formula="of:=IF(OR([.E916]=&quot;W_TX_PAYLOAD&quot;;AND([.G916]&lt;&gt;&quot;&quot;;[.E917]=&quot;&quot;));BIN2HEX([.D91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33187068000000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918]=[.B917];&quot;&quot;;VLOOKUP([.D918];[$Spec.A$1:$Spec.B$1048576];2;0))">
            <text:p/>
          </table:table-cell>
          <table:table-cell table:style-name="ce13" table:formula="of:=IF([.E918]=&quot;W_REGISTER (RF_CH)&quot;;BIN2DEC([.D919]);IF([.E918]=&quot;W_REGISTER (TX_ADDR)&quot;;CONCATENATE(&quot;0x&quot;;BIN2HEX([.D923]);BIN2HEX([.D922]);BIN2HEX([.D921]);BIN2HEX([.D920]);BIN2HEX([.D919]));&quot;&quot;))">
            <text:p/>
          </table:table-cell>
          <table:table-cell table:style-name="ce17" table:formula="of:=IF(OR([.E917]=&quot;W_TX_PAYLOAD&quot;;AND([.G917]&lt;&gt;&quot;&quot;;[.E918]=&quot;&quot;));BIN2HEX([.D91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33330580000000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919]=[.B918];&quot;&quot;;VLOOKUP([.D919];[$Spec.A$1:$Spec.B$1048576];2;0))">
            <text:p/>
          </table:table-cell>
          <table:table-cell table:style-name="ce13" table:formula="of:=IF([.E919]=&quot;W_REGISTER (RF_CH)&quot;;BIN2DEC([.D920]);IF([.E919]=&quot;W_REGISTER (TX_ADDR)&quot;;CONCATENATE(&quot;0x&quot;;BIN2HEX([.D924]);BIN2HEX([.D923]);BIN2HEX([.D922]);BIN2HEX([.D921]);BIN2HEX([.D920]));&quot;&quot;))">
            <text:p/>
          </table:table-cell>
          <table:table-cell table:style-name="ce17" table:formula="of:=IF(OR([.E918]=&quot;W_TX_PAYLOAD&quot;;AND([.G918]&lt;&gt;&quot;&quot;;[.E919]=&quot;&quot;));BIN2HEX([.D91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33447176000000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<text:s/>1000 <text:s/>0100</text:p>
          </table:table-cell>
          <table:table-cell/>
          <table:table-cell table:style-name="ce13" table:formula="of:=IF([.B920]=[.B919];&quot;&quot;;VLOOKUP([.D920];[$Spec.A$1:$Spec.B$1048576];2;0))">
            <text:p/>
          </table:table-cell>
          <table:table-cell table:style-name="ce13" table:formula="of:=IF([.E920]=&quot;W_REGISTER (RF_CH)&quot;;BIN2DEC([.D921]);IF([.E920]=&quot;W_REGISTER (TX_ADDR)&quot;;CONCATENATE(&quot;0x&quot;;BIN2HEX([.D925]);BIN2HEX([.D924]);BIN2HEX([.D923]);BIN2HEX([.D922]);BIN2HEX([.D921]));&quot;&quot;))">
            <text:p/>
          </table:table-cell>
          <table:table-cell table:style-name="ce17" table:formula="of:=IF(OR([.E919]=&quot;W_TX_PAYLOAD&quot;;AND([.G919]&lt;&gt;&quot;&quot;;[.E920]=&quot;&quot;));BIN2HEX([.D92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33563776000000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921]=[.B920];&quot;&quot;;VLOOKUP([.D921];[$Spec.A$1:$Spec.B$1048576];2;0))">
            <text:p/>
          </table:table-cell>
          <table:table-cell table:style-name="ce13" table:formula="of:=IF([.E921]=&quot;W_REGISTER (RF_CH)&quot;;BIN2DEC([.D922]);IF([.E921]=&quot;W_REGISTER (TX_ADDR)&quot;;CONCATENATE(&quot;0x&quot;;BIN2HEX([.D926]);BIN2HEX([.D925]);BIN2HEX([.D924]);BIN2HEX([.D923]);BIN2HEX([.D922]));&quot;&quot;))">
            <text:p/>
          </table:table-cell>
          <table:table-cell table:style-name="ce17" table:formula="of:=IF(OR([.E920]=&quot;W_TX_PAYLOAD&quot;;AND([.G920]&lt;&gt;&quot;&quot;;[.E921]=&quot;&quot;));BIN2HEX([.D92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33680376000000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922]=[.B921];&quot;&quot;;VLOOKUP([.D922];[$Spec.A$1:$Spec.B$1048576];2;0))">
            <text:p/>
          </table:table-cell>
          <table:table-cell table:style-name="ce13" table:formula="of:=IF([.E922]=&quot;W_REGISTER (RF_CH)&quot;;BIN2DEC([.D923]);IF([.E922]=&quot;W_REGISTER (TX_ADDR)&quot;;CONCATENATE(&quot;0x&quot;;BIN2HEX([.D927]);BIN2HEX([.D926]);BIN2HEX([.D925]);BIN2HEX([.D924]);BIN2HEX([.D923]));&quot;&quot;))">
            <text:p/>
          </table:table-cell>
          <table:table-cell table:style-name="ce17" table:formula="of:=IF(OR([.E921]=&quot;W_TX_PAYLOAD&quot;;AND([.G921]&lt;&gt;&quot;&quot;;[.E922]=&quot;&quot;));BIN2HEX([.D92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33796972000000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923]=[.B922];&quot;&quot;;VLOOKUP([.D923];[$Spec.A$1:$Spec.B$1048576];2;0))">
            <text:p/>
          </table:table-cell>
          <table:table-cell table:style-name="ce13" table:formula="of:=IF([.E923]=&quot;W_REGISTER (RF_CH)&quot;;BIN2DEC([.D924]);IF([.E923]=&quot;W_REGISTER (TX_ADDR)&quot;;CONCATENATE(&quot;0x&quot;;BIN2HEX([.D928]);BIN2HEX([.D927]);BIN2HEX([.D926]);BIN2HEX([.D925]);BIN2HEX([.D924]));&quot;&quot;))">
            <text:p/>
          </table:table-cell>
          <table:table-cell table:style-name="ce17" table:formula="of:=IF(OR([.E922]=&quot;W_TX_PAYLOAD&quot;;AND([.G922]&lt;&gt;&quot;&quot;;[.E923]=&quot;&quot;));BIN2HEX([.D92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33913572000000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924]=[.B923];&quot;&quot;;VLOOKUP([.D924];[$Spec.A$1:$Spec.B$1048576];2;0))">
            <text:p/>
          </table:table-cell>
          <table:table-cell table:style-name="ce13" table:formula="of:=IF([.E924]=&quot;W_REGISTER (RF_CH)&quot;;BIN2DEC([.D925]);IF([.E924]=&quot;W_REGISTER (TX_ADDR)&quot;;CONCATENATE(&quot;0x&quot;;BIN2HEX([.D929]);BIN2HEX([.D928]);BIN2HEX([.D927]);BIN2HEX([.D926]);BIN2HEX([.D925]));&quot;&quot;))">
            <text:p/>
          </table:table-cell>
          <table:table-cell table:style-name="ce17" table:formula="of:=IF(OR([.E923]=&quot;W_TX_PAYLOAD&quot;;AND([.G923]&lt;&gt;&quot;&quot;;[.E924]=&quot;&quot;));BIN2HEX([.D92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34030172000000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<text:s/>0000 <text:s/>0100</text:p>
          </table:table-cell>
          <table:table-cell/>
          <table:table-cell table:style-name="ce13" table:formula="of:=IF([.B925]=[.B924];&quot;&quot;;VLOOKUP([.D925];[$Spec.A$1:$Spec.B$1048576];2;0))">
            <text:p/>
          </table:table-cell>
          <table:table-cell table:style-name="ce13" table:formula="of:=IF([.E925]=&quot;W_REGISTER (RF_CH)&quot;;BIN2DEC([.D926]);IF([.E925]=&quot;W_REGISTER (TX_ADDR)&quot;;CONCATENATE(&quot;0x&quot;;BIN2HEX([.D930]);BIN2HEX([.D929]);BIN2HEX([.D928]);BIN2HEX([.D927]);BIN2HEX([.D926]));&quot;&quot;))">
            <text:p/>
          </table:table-cell>
          <table:table-cell table:style-name="ce17" table:formula="of:=IF(OR([.E924]=&quot;W_TX_PAYLOAD&quot;;AND([.G924]&lt;&gt;&quot;&quot;;[.E925]=&quot;&quot;));BIN2HEX([.D92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34156732000000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926]=[.B925];&quot;&quot;;VLOOKUP([.D926];[$Spec.A$1:$Spec.B$1048576];2;0))" office:value-type="string" office:string-value="" calcext:value-type="error">
            <text:p>#N/D</text:p>
          </table:table-cell>
          <table:table-cell table:style-name="ce13" table:formula="of:=IF([.E926]=&quot;W_REGISTER (RF_CH)&quot;;BIN2DEC([.D927]);IF([.E926]=&quot;W_REGISTER (TX_ADDR)&quot;;CONCATENATE(&quot;0x&quot;;BIN2HEX([.D931]);BIN2HEX([.D930]);BIN2HEX([.D929]);BIN2HEX([.D928]);BIN2HEX([.D927]));&quot;&quot;))" office:value-type="string" office:string-value="" calcext:value-type="error">
            <text:p>#N/D</text:p>
          </table:table-cell>
          <table:table-cell table:style-name="ce17" table:formula="of:=IF(OR([.E925]=&quot;W_TX_PAYLOAD&quot;;AND([.G925]&lt;&gt;&quot;&quot;;[.E926]=&quot;&quot;));BIN2HEX([.D92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34273332000000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927]=[.B926];&quot;&quot;;VLOOKUP([.D927];[$Spec.A$1:$Spec.B$1048576];2;0))">
            <text:p/>
          </table:table-cell>
          <table:table-cell table:style-name="ce13" table:formula="of:=IF([.E927]=&quot;W_REGISTER (RF_CH)&quot;;BIN2DEC([.D928]);IF([.E927]=&quot;W_REGISTER (TX_ADDR)&quot;;CONCATENATE(&quot;0x&quot;;BIN2HEX([.D932]);BIN2HEX([.D931]);BIN2HEX([.D930]);BIN2HEX([.D929]);BIN2HEX([.D928]));&quot;&quot;))">
            <text:p/>
          </table:table-cell>
          <table:table-cell table:style-name="ce17" table:formula="of:=IF(OR([.E926]=&quot;W_TX_PAYLOAD&quot;;AND([.G926]&lt;&gt;&quot;&quot;;[.E927]=&quot;&quot;));BIN2HEX([.D92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48307612000000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928]=[.B927];&quot;&quot;;VLOOKUP([.D928];[$Spec.A$1:$Spec.B$1048576];2;0))" office:value-type="string" office:string-value="" calcext:value-type="error">
            <text:p>#N/D</text:p>
          </table:table-cell>
          <table:table-cell table:style-name="ce13" table:formula="of:=IF([.E928]=&quot;W_REGISTER (RF_CH)&quot;;BIN2DEC([.D929]);IF([.E928]=&quot;W_REGISTER (TX_ADDR)&quot;;CONCATENATE(&quot;0x&quot;;BIN2HEX([.D933]);BIN2HEX([.D932]);BIN2HEX([.D931]);BIN2HEX([.D930]);BIN2HEX([.D929]));&quot;&quot;))" office:value-type="string" office:string-value="" calcext:value-type="error">
            <text:p>#N/D</text:p>
          </table:table-cell>
          <table:table-cell table:style-name="ce17" table:formula="of:=IF(OR([.E927]=&quot;W_TX_PAYLOAD&quot;;AND([.G927]&lt;&gt;&quot;&quot;;[.E928]=&quot;&quot;));BIN2HEX([.D92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48419216000000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929]=[.B928];&quot;&quot;;VLOOKUP([.D929];[$Spec.A$1:$Spec.B$1048576];2;0))">
            <text:p/>
          </table:table-cell>
          <table:table-cell table:style-name="ce13" table:formula="of:=IF([.E929]=&quot;W_REGISTER (RF_CH)&quot;;BIN2DEC([.D930]);IF([.E929]=&quot;W_REGISTER (TX_ADDR)&quot;;CONCATENATE(&quot;0x&quot;;BIN2HEX([.D934]);BIN2HEX([.D933]);BIN2HEX([.D932]);BIN2HEX([.D931]);BIN2HEX([.D930]));&quot;&quot;))">
            <text:p/>
          </table:table-cell>
          <table:table-cell table:style-name="ce17" table:formula="of:=IF(OR([.E928]=&quot;W_TX_PAYLOAD&quot;;AND([.G928]&lt;&gt;&quot;&quot;;[.E929]=&quot;&quot;));BIN2HEX([.D92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48557744000000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930]=[.B929];&quot;&quot;;VLOOKUP([.D930];[$Spec.A$1:$Spec.B$1048576];2;0))" office:value-type="string" office:string-value="" calcext:value-type="error">
            <text:p>#N/D</text:p>
          </table:table-cell>
          <table:table-cell table:style-name="ce13" table:formula="of:=IF([.E930]=&quot;W_REGISTER (RF_CH)&quot;;BIN2DEC([.D931]);IF([.E930]=&quot;W_REGISTER (TX_ADDR)&quot;;CONCATENATE(&quot;0x&quot;;BIN2HEX([.D935]);BIN2HEX([.D934]);BIN2HEX([.D933]);BIN2HEX([.D932]);BIN2HEX([.D931]));&quot;&quot;))" office:value-type="string" office:string-value="" calcext:value-type="error">
            <text:p>#N/D</text:p>
          </table:table-cell>
          <table:table-cell table:style-name="ce17" table:formula="of:=IF(OR([.E929]=&quot;W_TX_PAYLOAD&quot;;AND([.G929]&lt;&gt;&quot;&quot;;[.E930]=&quot;&quot;));BIN2HEX([.D93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48702240000000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931]=[.B930];&quot;&quot;;VLOOKUP([.D931];[$Spec.A$1:$Spec.B$1048576];2;0))" office:value-type="string" office:string-value="" calcext:value-type="error">
            <text:p>#N/D</text:p>
          </table:table-cell>
          <table:table-cell table:style-name="ce13" table:formula="of:=IF([.E931]=&quot;W_REGISTER (RF_CH)&quot;;BIN2DEC([.D932]);IF([.E931]=&quot;W_REGISTER (TX_ADDR)&quot;;CONCATENATE(&quot;0x&quot;;BIN2HEX([.D936]);BIN2HEX([.D935]);BIN2HEX([.D934]);BIN2HEX([.D933]);BIN2HEX([.D932]));&quot;&quot;))" office:value-type="string" office:string-value="" calcext:value-type="error">
            <text:p>#N/D</text:p>
          </table:table-cell>
          <table:table-cell table:style-name="ce17" table:formula="of:=IF(OR([.E930]=&quot;W_TX_PAYLOAD&quot;;AND([.G930]&lt;&gt;&quot;&quot;;[.E931]=&quot;&quot;));BIN2HEX([.D93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48818836000000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932]=[.B931];&quot;&quot;;VLOOKUP([.D932];[$Spec.A$1:$Spec.B$1048576];2;0))">
            <text:p/>
          </table:table-cell>
          <table:table-cell table:style-name="ce13" table:formula="of:=IF([.E932]=&quot;W_REGISTER (RF_CH)&quot;;BIN2DEC([.D933]);IF([.E932]=&quot;W_REGISTER (TX_ADDR)&quot;;CONCATENATE(&quot;0x&quot;;BIN2HEX([.D937]);BIN2HEX([.D936]);BIN2HEX([.D935]);BIN2HEX([.D934]);BIN2HEX([.D933]));&quot;&quot;))">
            <text:p/>
          </table:table-cell>
          <table:table-cell table:style-name="ce17" table:formula="of:=IF(OR([.E931]=&quot;W_TX_PAYLOAD&quot;;AND([.G931]&lt;&gt;&quot;&quot;;[.E932]=&quot;&quot;));BIN2HEX([.D93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48950376000000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933]=[.B932];&quot;&quot;;VLOOKUP([.D933];[$Spec.A$1:$Spec.B$1048576];2;0))" office:value-type="string" office:string-value="" calcext:value-type="error">
            <text:p>#N/D</text:p>
          </table:table-cell>
          <table:table-cell table:style-name="ce13" table:formula="of:=IF([.E933]=&quot;W_REGISTER (RF_CH)&quot;;BIN2DEC([.D934]);IF([.E933]=&quot;W_REGISTER (TX_ADDR)&quot;;CONCATENATE(&quot;0x&quot;;BIN2HEX([.D938]);BIN2HEX([.D937]);BIN2HEX([.D936]);BIN2HEX([.D935]);BIN2HEX([.D934]));&quot;&quot;))" office:value-type="string" office:string-value="" calcext:value-type="error">
            <text:p>#N/D</text:p>
          </table:table-cell>
          <table:table-cell table:style-name="ce17" table:formula="of:=IF(OR([.E932]=&quot;W_TX_PAYLOAD&quot;;AND([.G932]&lt;&gt;&quot;&quot;;[.E933]=&quot;&quot;));BIN2HEX([.D93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49075940000000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934]=[.B933];&quot;&quot;;VLOOKUP([.D934];[$Spec.A$1:$Spec.B$1048576];2;0))" office:value-type="string" office:string-value="" calcext:value-type="error">
            <text:p>#N/D</text:p>
          </table:table-cell>
          <table:table-cell table:style-name="ce13" table:formula="of:=IF([.E934]=&quot;W_REGISTER (RF_CH)&quot;;BIN2DEC([.D935]);IF([.E934]=&quot;W_REGISTER (TX_ADDR)&quot;;CONCATENATE(&quot;0x&quot;;BIN2HEX([.D939]);BIN2HEX([.D938]);BIN2HEX([.D937]);BIN2HEX([.D936]);BIN2HEX([.D935]));&quot;&quot;))" office:value-type="string" office:string-value="" calcext:value-type="error">
            <text:p>#N/D</text:p>
          </table:table-cell>
          <table:table-cell table:style-name="ce17" table:formula="of:=IF(OR([.E933]=&quot;W_TX_PAYLOAD&quot;;AND([.G933]&lt;&gt;&quot;&quot;;[.E934]=&quot;&quot;));BIN2HEX([.D93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49192528000000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<text:s/>0000 <text:s/>1111</text:p>
          </table:table-cell>
          <table:table-cell/>
          <table:table-cell table:style-name="ce13" table:formula="of:=IF([.B935]=[.B934];&quot;&quot;;VLOOKUP([.D935];[$Spec.A$1:$Spec.B$1048576];2;0))">
            <text:p/>
          </table:table-cell>
          <table:table-cell table:style-name="ce13" table:formula="of:=IF([.E935]=&quot;W_REGISTER (RF_CH)&quot;;BIN2DEC([.D936]);IF([.E935]=&quot;W_REGISTER (TX_ADDR)&quot;;CONCATENATE(&quot;0x&quot;;BIN2HEX([.D940]);BIN2HEX([.D939]);BIN2HEX([.D938]);BIN2HEX([.D937]);BIN2HEX([.D936]));&quot;&quot;))">
            <text:p/>
          </table:table-cell>
          <table:table-cell table:style-name="ce17" table:formula="of:=IF(OR([.E934]=&quot;W_TX_PAYLOAD&quot;;AND([.G934]&lt;&gt;&quot;&quot;;[.E935]=&quot;&quot;));BIN2HEX([.D93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5273384400000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936]=[.B935];&quot;&quot;;VLOOKUP([.D936];[$Spec.A$1:$Spec.B$1048576];2;0))" office:value-type="string" office:string-value="" calcext:value-type="error">
            <text:p>#N/D</text:p>
          </table:table-cell>
          <table:table-cell table:style-name="ce13" table:formula="of:=IF([.E936]=&quot;W_REGISTER (RF_CH)&quot;;BIN2DEC([.D937]);IF([.E936]=&quot;W_REGISTER (TX_ADDR)&quot;;CONCATENATE(&quot;0x&quot;;BIN2HEX([.D941]);BIN2HEX([.D940]);BIN2HEX([.D939]);BIN2HEX([.D938]);BIN2HEX([.D937]));&quot;&quot;))" office:value-type="string" office:string-value="" calcext:value-type="error">
            <text:p>#N/D</text:p>
          </table:table-cell>
          <table:table-cell table:style-name="ce17" table:formula="of:=IF(OR([.E935]=&quot;W_TX_PAYLOAD&quot;;AND([.G935]&lt;&gt;&quot;&quot;;[.E936]=&quot;&quot;));BIN2HEX([.D93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5284545200000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937]=[.B936];&quot;&quot;;VLOOKUP([.D937];[$Spec.A$1:$Spec.B$1048576];2;0))">
            <text:p/>
          </table:table-cell>
          <table:table-cell table:style-name="ce13" table:formula="of:=IF([.E937]=&quot;W_REGISTER (RF_CH)&quot;;BIN2DEC([.D938]);IF([.E937]=&quot;W_REGISTER (TX_ADDR)&quot;;CONCATENATE(&quot;0x&quot;;BIN2HEX([.D942]);BIN2HEX([.D941]);BIN2HEX([.D940]);BIN2HEX([.D939]);BIN2HEX([.D938]));&quot;&quot;))">
            <text:p/>
          </table:table-cell>
          <table:table-cell table:style-name="ce17" table:formula="of:=IF(OR([.E936]=&quot;W_TX_PAYLOAD&quot;;AND([.G936]&lt;&gt;&quot;&quot;;[.E937]=&quot;&quot;));BIN2HEX([.D93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52984972000000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938]=[.B937];&quot;&quot;;VLOOKUP([.D938];[$Spec.A$1:$Spec.B$1048576];2;0))" office:value-type="string" office:string-value="" calcext:value-type="error">
            <text:p>#N/D</text:p>
          </table:table-cell>
          <table:table-cell table:style-name="ce13" table:formula="of:=IF([.E938]=&quot;W_REGISTER (RF_CH)&quot;;BIN2DEC([.D939]);IF([.E938]=&quot;W_REGISTER (TX_ADDR)&quot;;CONCATENATE(&quot;0x&quot;;BIN2HEX([.D943]);BIN2HEX([.D942]);BIN2HEX([.D941]);BIN2HEX([.D940]);BIN2HEX([.D939]));&quot;&quot;))" office:value-type="string" office:string-value="" calcext:value-type="error">
            <text:p>#N/D</text:p>
          </table:table-cell>
          <table:table-cell table:style-name="ce17" table:formula="of:=IF(OR([.E937]=&quot;W_TX_PAYLOAD&quot;;AND([.G937]&lt;&gt;&quot;&quot;;[.E938]=&quot;&quot;));BIN2HEX([.D93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53101568000000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939]=[.B938];&quot;&quot;;VLOOKUP([.D939];[$Spec.A$1:$Spec.B$1048576];2;0))">
            <text:p/>
          </table:table-cell>
          <table:table-cell table:style-name="ce13" table:formula="of:=IF([.E939]=&quot;W_REGISTER (RF_CH)&quot;;BIN2DEC([.D940]);IF([.E939]=&quot;W_REGISTER (TX_ADDR)&quot;;CONCATENATE(&quot;0x&quot;;BIN2HEX([.D944]);BIN2HEX([.D943]);BIN2HEX([.D942]);BIN2HEX([.D941]);BIN2HEX([.D940]));&quot;&quot;))">
            <text:p/>
          </table:table-cell>
          <table:table-cell table:style-name="ce17" table:formula="of:=IF(OR([.E938]=&quot;W_TX_PAYLOAD&quot;;AND([.G938]&lt;&gt;&quot;&quot;;[.E939]=&quot;&quot;));BIN2HEX([.D93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53222148000000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940]=[.B939];&quot;&quot;;VLOOKUP([.D940];[$Spec.A$1:$Spec.B$1048576];2;0))" office:value-type="string" office:string-value="" calcext:value-type="error">
            <text:p>#N/D</text:p>
          </table:table-cell>
          <table:table-cell table:style-name="ce13" table:formula="of:=IF([.E940]=&quot;W_REGISTER (RF_CH)&quot;;BIN2DEC([.D941]);IF([.E940]=&quot;W_REGISTER (TX_ADDR)&quot;;CONCATENATE(&quot;0x&quot;;BIN2HEX([.D945]);BIN2HEX([.D944]);BIN2HEX([.D943]);BIN2HEX([.D942]);BIN2HEX([.D941]));&quot;&quot;))" office:value-type="string" office:string-value="" calcext:value-type="error">
            <text:p>#N/D</text:p>
          </table:table-cell>
          <table:table-cell table:style-name="ce17" table:formula="of:=IF(OR([.E939]=&quot;W_TX_PAYLOAD&quot;;AND([.G939]&lt;&gt;&quot;&quot;;[.E940]=&quot;&quot;));BIN2HEX([.D94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53343728000000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941]=[.B940];&quot;&quot;;VLOOKUP([.D941];[$Spec.A$1:$Spec.B$1048576];2;0))" office:value-type="string" office:string-value="" calcext:value-type="error">
            <text:p>#N/D</text:p>
          </table:table-cell>
          <table:table-cell table:style-name="ce13" table:formula="of:=IF([.E941]=&quot;W_REGISTER (RF_CH)&quot;;BIN2DEC([.D942]);IF([.E941]=&quot;W_REGISTER (TX_ADDR)&quot;;CONCATENATE(&quot;0x&quot;;BIN2HEX([.D946]);BIN2HEX([.D945]);BIN2HEX([.D944]);BIN2HEX([.D943]);BIN2HEX([.D942]));&quot;&quot;))" office:value-type="string" office:string-value="" calcext:value-type="error">
            <text:p>#N/D</text:p>
          </table:table-cell>
          <table:table-cell table:style-name="ce17" table:formula="of:=IF(OR([.E940]=&quot;W_TX_PAYLOAD&quot;;AND([.G940]&lt;&gt;&quot;&quot;;[.E941]=&quot;&quot;));BIN2HEX([.D94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53469284000000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942]=[.B941];&quot;&quot;;VLOOKUP([.D942];[$Spec.A$1:$Spec.B$1048576];2;0))" office:value-type="string" office:string-value="" calcext:value-type="error">
            <text:p>#N/D</text:p>
          </table:table-cell>
          <table:table-cell table:style-name="ce13" table:formula="of:=IF([.E942]=&quot;W_REGISTER (RF_CH)&quot;;BIN2DEC([.D943]);IF([.E942]=&quot;W_REGISTER (TX_ADDR)&quot;;CONCATENATE(&quot;0x&quot;;BIN2HEX([.D947]);BIN2HEX([.D946]);BIN2HEX([.D945]);BIN2HEX([.D944]);BIN2HEX([.D943]));&quot;&quot;))" office:value-type="string" office:string-value="" calcext:value-type="error">
            <text:p>#N/D</text:p>
          </table:table-cell>
          <table:table-cell table:style-name="ce17" table:formula="of:=IF(OR([.E941]=&quot;W_TX_PAYLOAD&quot;;AND([.G941]&lt;&gt;&quot;&quot;;[.E942]=&quot;&quot;));BIN2HEX([.D94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53585880000000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<text:s/>0000 <text:s/>1111</text:p>
          </table:table-cell>
          <table:table-cell/>
          <table:table-cell table:style-name="ce13" table:formula="of:=IF([.B943]=[.B942];&quot;&quot;;VLOOKUP([.D943];[$Spec.A$1:$Spec.B$1048576];2;0))">
            <text:p/>
          </table:table-cell>
          <table:table-cell table:style-name="ce13" table:formula="of:=IF([.E943]=&quot;W_REGISTER (RF_CH)&quot;;BIN2DEC([.D944]);IF([.E943]=&quot;W_REGISTER (TX_ADDR)&quot;;CONCATENATE(&quot;0x&quot;;BIN2HEX([.D948]);BIN2HEX([.D947]);BIN2HEX([.D946]);BIN2HEX([.D945]);BIN2HEX([.D944]));&quot;&quot;))">
            <text:p/>
          </table:table-cell>
          <table:table-cell table:style-name="ce17" table:formula="of:=IF(OR([.E942]=&quot;W_TX_PAYLOAD&quot;;AND([.G942]&lt;&gt;&quot;&quot;;[.E943]=&quot;&quot;));BIN2HEX([.D94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6764412400000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944]=[.B943];&quot;&quot;;VLOOKUP([.D944];[$Spec.A$1:$Spec.B$1048576];2;0))" office:value-type="string" office:string-value="" calcext:value-type="error">
            <text:p>#N/D</text:p>
          </table:table-cell>
          <table:table-cell table:style-name="ce13" table:formula="of:=IF([.E944]=&quot;W_REGISTER (RF_CH)&quot;;BIN2DEC([.D945]);IF([.E944]=&quot;W_REGISTER (TX_ADDR)&quot;;CONCATENATE(&quot;0x&quot;;BIN2HEX([.D949]);BIN2HEX([.D948]);BIN2HEX([.D947]);BIN2HEX([.D946]);BIN2HEX([.D945]));&quot;&quot;))" office:value-type="string" office:string-value="" calcext:value-type="error">
            <text:p>#N/D</text:p>
          </table:table-cell>
          <table:table-cell table:style-name="ce17" table:formula="of:=IF(OR([.E943]=&quot;W_TX_PAYLOAD&quot;;AND([.G943]&lt;&gt;&quot;&quot;;[.E944]=&quot;&quot;));BIN2HEX([.D94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6775573600000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945]=[.B944];&quot;&quot;;VLOOKUP([.D945];[$Spec.A$1:$Spec.B$1048576];2;0))">
            <text:p/>
          </table:table-cell>
          <table:table-cell table:style-name="ce13" table:formula="of:=IF([.E945]=&quot;W_REGISTER (RF_CH)&quot;;BIN2DEC([.D946]);IF([.E945]=&quot;W_REGISTER (TX_ADDR)&quot;;CONCATENATE(&quot;0x&quot;;BIN2HEX([.D950]);BIN2HEX([.D949]);BIN2HEX([.D948]);BIN2HEX([.D947]);BIN2HEX([.D946]));&quot;&quot;))">
            <text:p/>
          </table:table-cell>
          <table:table-cell table:style-name="ce17" table:formula="of:=IF(OR([.E944]=&quot;W_TX_PAYLOAD&quot;;AND([.G944]&lt;&gt;&quot;&quot;;[.E945]=&quot;&quot;));BIN2HEX([.D94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67895252000000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946]=[.B945];&quot;&quot;;VLOOKUP([.D946];[$Spec.A$1:$Spec.B$1048576];2;0))" office:value-type="string" office:string-value="" calcext:value-type="error">
            <text:p>#N/D</text:p>
          </table:table-cell>
          <table:table-cell table:style-name="ce13" table:formula="of:=IF([.E946]=&quot;W_REGISTER (RF_CH)&quot;;BIN2DEC([.D947]);IF([.E946]=&quot;W_REGISTER (TX_ADDR)&quot;;CONCATENATE(&quot;0x&quot;;BIN2HEX([.D951]);BIN2HEX([.D950]);BIN2HEX([.D949]);BIN2HEX([.D948]);BIN2HEX([.D947]));&quot;&quot;))" office:value-type="string" office:string-value="" calcext:value-type="error">
            <text:p>#N/D</text:p>
          </table:table-cell>
          <table:table-cell table:style-name="ce17" table:formula="of:=IF(OR([.E945]=&quot;W_TX_PAYLOAD&quot;;AND([.G945]&lt;&gt;&quot;&quot;;[.E946]=&quot;&quot;));BIN2HEX([.D94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68027792000000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947]=[.B946];&quot;&quot;;VLOOKUP([.D947];[$Spec.A$1:$Spec.B$1048576];2;0))">
            <text:p/>
          </table:table-cell>
          <table:table-cell table:style-name="ce13" table:formula="of:=IF([.E947]=&quot;W_REGISTER (RF_CH)&quot;;BIN2DEC([.D948]);IF([.E947]=&quot;W_REGISTER (TX_ADDR)&quot;;CONCATENATE(&quot;0x&quot;;BIN2HEX([.D952]);BIN2HEX([.D951]);BIN2HEX([.D950]);BIN2HEX([.D949]);BIN2HEX([.D948]));&quot;&quot;))">
            <text:p/>
          </table:table-cell>
          <table:table-cell table:style-name="ce17" table:formula="of:=IF(OR([.E946]=&quot;W_TX_PAYLOAD&quot;;AND([.G946]&lt;&gt;&quot;&quot;;[.E947]=&quot;&quot;));BIN2HEX([.D94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68148376000000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948]=[.B947];&quot;&quot;;VLOOKUP([.D948];[$Spec.A$1:$Spec.B$1048576];2;0))" office:value-type="string" office:string-value="" calcext:value-type="error">
            <text:p>#N/D</text:p>
          </table:table-cell>
          <table:table-cell table:style-name="ce13" table:formula="of:=IF([.E948]=&quot;W_REGISTER (RF_CH)&quot;;BIN2DEC([.D949]);IF([.E948]=&quot;W_REGISTER (TX_ADDR)&quot;;CONCATENATE(&quot;0x&quot;;BIN2HEX([.D953]);BIN2HEX([.D952]);BIN2HEX([.D951]);BIN2HEX([.D950]);BIN2HEX([.D949]));&quot;&quot;))" office:value-type="string" office:string-value="" calcext:value-type="error">
            <text:p>#N/D</text:p>
          </table:table-cell>
          <table:table-cell table:style-name="ce17" table:formula="of:=IF(OR([.E947]=&quot;W_TX_PAYLOAD&quot;;AND([.G947]&lt;&gt;&quot;&quot;;[.E948]=&quot;&quot;));BIN2HEX([.D94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68269952000000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949]=[.B948];&quot;&quot;;VLOOKUP([.D949];[$Spec.A$1:$Spec.B$1048576];2;0))" office:value-type="string" office:string-value="" calcext:value-type="error">
            <text:p>#N/D</text:p>
          </table:table-cell>
          <table:table-cell table:style-name="ce13" table:formula="of:=IF([.E949]=&quot;W_REGISTER (RF_CH)&quot;;BIN2DEC([.D950]);IF([.E949]=&quot;W_REGISTER (TX_ADDR)&quot;;CONCATENATE(&quot;0x&quot;;BIN2HEX([.D954]);BIN2HEX([.D953]);BIN2HEX([.D952]);BIN2HEX([.D951]);BIN2HEX([.D950]));&quot;&quot;))" office:value-type="string" office:string-value="" calcext:value-type="error">
            <text:p>#N/D</text:p>
          </table:table-cell>
          <table:table-cell table:style-name="ce17" table:formula="of:=IF(OR([.E948]=&quot;W_TX_PAYLOAD&quot;;AND([.G948]&lt;&gt;&quot;&quot;;[.E949]=&quot;&quot;));BIN2HEX([.D94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68395516000000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950]=[.B949];&quot;&quot;;VLOOKUP([.D950];[$Spec.A$1:$Spec.B$1048576];2;0))" office:value-type="string" office:string-value="" calcext:value-type="error">
            <text:p>#N/D</text:p>
          </table:table-cell>
          <table:table-cell table:style-name="ce13" table:formula="of:=IF([.E950]=&quot;W_REGISTER (RF_CH)&quot;;BIN2DEC([.D951]);IF([.E950]=&quot;W_REGISTER (TX_ADDR)&quot;;CONCATENATE(&quot;0x&quot;;BIN2HEX([.D955]);BIN2HEX([.D954]);BIN2HEX([.D953]);BIN2HEX([.D952]);BIN2HEX([.D951]));&quot;&quot;))" office:value-type="string" office:string-value="" calcext:value-type="error">
            <text:p>#N/D</text:p>
          </table:table-cell>
          <table:table-cell table:style-name="ce17" table:formula="of:=IF(OR([.E949]=&quot;W_TX_PAYLOAD&quot;;AND([.G949]&lt;&gt;&quot;&quot;;[.E950]=&quot;&quot;));BIN2HEX([.D95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68512108000000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<text:s/>0000 <text:s/>1111</text:p>
          </table:table-cell>
          <table:table-cell/>
          <table:table-cell table:style-name="ce13" table:formula="of:=IF([.B951]=[.B950];&quot;&quot;;VLOOKUP([.D951];[$Spec.A$1:$Spec.B$1048576];2;0))">
            <text:p/>
          </table:table-cell>
          <table:table-cell table:style-name="ce13" table:formula="of:=IF([.E951]=&quot;W_REGISTER (RF_CH)&quot;;BIN2DEC([.D952]);IF([.E951]=&quot;W_REGISTER (TX_ADDR)&quot;;CONCATENATE(&quot;0x&quot;;BIN2HEX([.D956]);BIN2HEX([.D955]);BIN2HEX([.D954]);BIN2HEX([.D953]);BIN2HEX([.D952]));&quot;&quot;))">
            <text:p/>
          </table:table-cell>
          <table:table-cell table:style-name="ce17" table:formula="of:=IF(OR([.E950]=&quot;W_TX_PAYLOAD&quot;;AND([.G950]&lt;&gt;&quot;&quot;;[.E951]=&quot;&quot;));BIN2HEX([.D95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68644644000000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952]=[.B951];&quot;&quot;;VLOOKUP([.D952];[$Spec.A$1:$Spec.B$1048576];2;0))" office:value-type="string" office:string-value="" calcext:value-type="error">
            <text:p>#N/D</text:p>
          </table:table-cell>
          <table:table-cell table:style-name="ce13" table:formula="of:=IF([.E952]=&quot;W_REGISTER (RF_CH)&quot;;BIN2DEC([.D953]);IF([.E952]=&quot;W_REGISTER (TX_ADDR)&quot;;CONCATENATE(&quot;0x&quot;;BIN2HEX([.D957]);BIN2HEX([.D956]);BIN2HEX([.D955]);BIN2HEX([.D954]);BIN2HEX([.D953]));&quot;&quot;))" office:value-type="string" office:string-value="" calcext:value-type="error">
            <text:p>#N/D</text:p>
          </table:table-cell>
          <table:table-cell table:style-name="ce17" table:formula="of:=IF(OR([.E951]=&quot;W_TX_PAYLOAD&quot;;AND([.G951]&lt;&gt;&quot;&quot;;[.E952]=&quot;&quot;));BIN2HEX([.D95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68761240000000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953]=[.B952];&quot;&quot;;VLOOKUP([.D953];[$Spec.A$1:$Spec.B$1048576];2;0))">
            <text:p/>
          </table:table-cell>
          <table:table-cell table:style-name="ce13" table:formula="of:=IF([.E953]=&quot;W_REGISTER (RF_CH)&quot;;BIN2DEC([.D954]);IF([.E953]=&quot;W_REGISTER (TX_ADDR)&quot;;CONCATENATE(&quot;0x&quot;;BIN2HEX([.D958]);BIN2HEX([.D957]);BIN2HEX([.D956]);BIN2HEX([.D955]);BIN2HEX([.D954]));&quot;&quot;))">
            <text:p/>
          </table:table-cell>
          <table:table-cell table:style-name="ce17" table:formula="of:=IF(OR([.E952]=&quot;W_TX_PAYLOAD&quot;;AND([.G952]&lt;&gt;&quot;&quot;;[.E953]=&quot;&quot;));BIN2HEX([.D95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68881820000000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954]=[.B953];&quot;&quot;;VLOOKUP([.D954];[$Spec.A$1:$Spec.B$1048576];2;0))" office:value-type="string" office:string-value="" calcext:value-type="error">
            <text:p>#N/D</text:p>
          </table:table-cell>
          <table:table-cell table:style-name="ce13" table:formula="of:=IF([.E954]=&quot;W_REGISTER (RF_CH)&quot;;BIN2DEC([.D955]);IF([.E954]=&quot;W_REGISTER (TX_ADDR)&quot;;CONCATENATE(&quot;0x&quot;;BIN2HEX([.D959]);BIN2HEX([.D958]);BIN2HEX([.D957]);BIN2HEX([.D956]);BIN2HEX([.D955]));&quot;&quot;))" office:value-type="string" office:string-value="" calcext:value-type="error">
            <text:p>#N/D</text:p>
          </table:table-cell>
          <table:table-cell table:style-name="ce17" table:formula="of:=IF(OR([.E953]=&quot;W_TX_PAYLOAD&quot;;AND([.G953]&lt;&gt;&quot;&quot;;[.E954]=&quot;&quot;));BIN2HEX([.D95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69018352000000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955]=[.B954];&quot;&quot;;VLOOKUP([.D955];[$Spec.A$1:$Spec.B$1048576];2;0))" office:value-type="string" office:string-value="" calcext:value-type="error">
            <text:p>#N/D</text:p>
          </table:table-cell>
          <table:table-cell table:style-name="ce13" table:formula="of:=IF([.E955]=&quot;W_REGISTER (RF_CH)&quot;;BIN2DEC([.D956]);IF([.E955]=&quot;W_REGISTER (TX_ADDR)&quot;;CONCATENATE(&quot;0x&quot;;BIN2HEX([.D960]);BIN2HEX([.D959]);BIN2HEX([.D958]);BIN2HEX([.D957]);BIN2HEX([.D956]));&quot;&quot;))" office:value-type="string" office:string-value="" calcext:value-type="error">
            <text:p>#N/D</text:p>
          </table:table-cell>
          <table:table-cell table:style-name="ce17" table:formula="of:=IF(OR([.E954]=&quot;W_TX_PAYLOAD&quot;;AND([.G954]&lt;&gt;&quot;&quot;;[.E955]=&quot;&quot;));BIN2HEX([.D95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69139928000000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956]=[.B955];&quot;&quot;;VLOOKUP([.D956];[$Spec.A$1:$Spec.B$1048576];2;0))" office:value-type="string" office:string-value="" calcext:value-type="error">
            <text:p>#N/D</text:p>
          </table:table-cell>
          <table:table-cell table:style-name="ce13" table:formula="of:=IF([.E956]=&quot;W_REGISTER (RF_CH)&quot;;BIN2DEC([.D957]);IF([.E956]=&quot;W_REGISTER (TX_ADDR)&quot;;CONCATENATE(&quot;0x&quot;;BIN2HEX([.D961]);BIN2HEX([.D960]);BIN2HEX([.D959]);BIN2HEX([.D958]);BIN2HEX([.D957]));&quot;&quot;))" office:value-type="string" office:string-value="" calcext:value-type="error">
            <text:p>#N/D</text:p>
          </table:table-cell>
          <table:table-cell table:style-name="ce17" table:formula="of:=IF(OR([.E955]=&quot;W_TX_PAYLOAD&quot;;AND([.G955]&lt;&gt;&quot;&quot;;[.E956]=&quot;&quot;));BIN2HEX([.D95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6925950800000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957]=[.B956];&quot;&quot;;VLOOKUP([.D957];[$Spec.A$1:$Spec.B$1048576];2;0))" office:value-type="string" office:string-value="" calcext:value-type="error">
            <text:p>#N/D</text:p>
          </table:table-cell>
          <table:table-cell table:style-name="ce13" table:formula="of:=IF([.E957]=&quot;W_REGISTER (RF_CH)&quot;;BIN2DEC([.D958]);IF([.E957]=&quot;W_REGISTER (TX_ADDR)&quot;;CONCATENATE(&quot;0x&quot;;BIN2HEX([.D962]);BIN2HEX([.D961]);BIN2HEX([.D960]);BIN2HEX([.D959]);BIN2HEX([.D958]));&quot;&quot;))" office:value-type="string" office:string-value="" calcext:value-type="error">
            <text:p>#N/D</text:p>
          </table:table-cell>
          <table:table-cell table:style-name="ce17" table:formula="of:=IF(OR([.E956]=&quot;W_TX_PAYLOAD&quot;;AND([.G956]&lt;&gt;&quot;&quot;;[.E957]=&quot;&quot;));BIN2HEX([.D95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6937610400000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958]=[.B957];&quot;&quot;;VLOOKUP([.D958];[$Spec.A$1:$Spec.B$1048576];2;0))">
            <text:p/>
          </table:table-cell>
          <table:table-cell table:style-name="ce13" table:formula="of:=IF([.E958]=&quot;W_REGISTER (RF_CH)&quot;;BIN2DEC([.D959]);IF([.E958]=&quot;W_REGISTER (TX_ADDR)&quot;;CONCATENATE(&quot;0x&quot;;BIN2HEX([.D963]);BIN2HEX([.D962]);BIN2HEX([.D961]);BIN2HEX([.D960]);BIN2HEX([.D959]));&quot;&quot;))">
            <text:p/>
          </table:table-cell>
          <table:table-cell table:style-name="ce17" table:formula="of:=IF(OR([.E957]=&quot;W_TX_PAYLOAD&quot;;AND([.G957]&lt;&gt;&quot;&quot;;[.E958]=&quot;&quot;));BIN2HEX([.D95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6949269200000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959]=[.B958];&quot;&quot;;VLOOKUP([.D959];[$Spec.A$1:$Spec.B$1048576];2;0))">
            <text:p/>
          </table:table-cell>
          <table:table-cell table:style-name="ce13" table:formula="of:=IF([.E959]=&quot;W_REGISTER (RF_CH)&quot;;BIN2DEC([.D960]);IF([.E959]=&quot;W_REGISTER (TX_ADDR)&quot;;CONCATENATE(&quot;0x&quot;;BIN2HEX([.D964]);BIN2HEX([.D963]);BIN2HEX([.D962]);BIN2HEX([.D961]);BIN2HEX([.D960]));&quot;&quot;))">
            <text:p/>
          </table:table-cell>
          <table:table-cell table:style-name="ce17" table:formula="of:=IF(OR([.E958]=&quot;W_TX_PAYLOAD&quot;;AND([.G958]&lt;&gt;&quot;&quot;;[.E959]=&quot;&quot;));BIN2HEX([.D95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6960928800000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s/>1000 <text:s/>0011</text:p>
          </table:table-cell>
          <table:table-cell/>
          <table:table-cell table:style-name="ce13" table:formula="of:=IF([.B960]=[.B959];&quot;&quot;;VLOOKUP([.D960];[$Spec.A$1:$Spec.B$1048576];2;0))">
            <text:p/>
          </table:table-cell>
          <table:table-cell table:style-name="ce13" table:formula="of:=IF([.E960]=&quot;W_REGISTER (RF_CH)&quot;;BIN2DEC([.D961]);IF([.E960]=&quot;W_REGISTER (TX_ADDR)&quot;;CONCATENATE(&quot;0x&quot;;BIN2HEX([.D965]);BIN2HEX([.D964]);BIN2HEX([.D963]);BIN2HEX([.D962]);BIN2HEX([.D961]));&quot;&quot;))">
            <text:p/>
          </table:table-cell>
          <table:table-cell table:style-name="ce17" table:formula="of:=IF(OR([.E959]=&quot;W_TX_PAYLOAD&quot;;AND([.G959]&lt;&gt;&quot;&quot;;[.E960]=&quot;&quot;));BIN2HEX([.D96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6972587600000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s/>1110 <text:s/>0000</text:p>
          </table:table-cell>
          <table:table-cell/>
          <table:table-cell table:style-name="ce13" table:formula="of:=IF([.B961]=[.B960];&quot;&quot;;VLOOKUP([.D961];[$Spec.A$1:$Spec.B$1048576];2;0))">
            <text:p/>
          </table:table-cell>
          <table:table-cell table:style-name="ce13" table:formula="of:=IF([.E961]=&quot;W_REGISTER (RF_CH)&quot;;BIN2DEC([.D962]);IF([.E961]=&quot;W_REGISTER (TX_ADDR)&quot;;CONCATENATE(&quot;0x&quot;;BIN2HEX([.D966]);BIN2HEX([.D965]);BIN2HEX([.D964]);BIN2HEX([.D963]);BIN2HEX([.D962]));&quot;&quot;))">
            <text:p/>
          </table:table-cell>
          <table:table-cell table:style-name="ce17" table:formula="of:=IF(OR([.E960]=&quot;W_TX_PAYLOAD&quot;;AND([.G960]&lt;&gt;&quot;&quot;;[.E961]=&quot;&quot;));BIN2HEX([.D96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6984246800000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962]=[.B961];&quot;&quot;;VLOOKUP([.D962];[$Spec.A$1:$Spec.B$1048576];2;0))">
            <text:p/>
          </table:table-cell>
          <table:table-cell table:style-name="ce13" table:formula="of:=IF([.E962]=&quot;W_REGISTER (RF_CH)&quot;;BIN2DEC([.D963]);IF([.E962]=&quot;W_REGISTER (TX_ADDR)&quot;;CONCATENATE(&quot;0x&quot;;BIN2HEX([.D967]);BIN2HEX([.D966]);BIN2HEX([.D965]);BIN2HEX([.D964]);BIN2HEX([.D963]));&quot;&quot;))">
            <text:p/>
          </table:table-cell>
          <table:table-cell table:style-name="ce17" table:formula="of:=IF(OR([.E961]=&quot;W_TX_PAYLOAD&quot;;AND([.G961]&lt;&gt;&quot;&quot;;[.E962]=&quot;&quot;));BIN2HEX([.D96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6995906400000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963]=[.B962];&quot;&quot;;VLOOKUP([.D963];[$Spec.A$1:$Spec.B$1048576];2;0))">
            <text:p/>
          </table:table-cell>
          <table:table-cell table:style-name="ce13" table:formula="of:=IF([.E963]=&quot;W_REGISTER (RF_CH)&quot;;BIN2DEC([.D964]);IF([.E963]=&quot;W_REGISTER (TX_ADDR)&quot;;CONCATENATE(&quot;0x&quot;;BIN2HEX([.D968]);BIN2HEX([.D967]);BIN2HEX([.D966]);BIN2HEX([.D965]);BIN2HEX([.D964]));&quot;&quot;))">
            <text:p/>
          </table:table-cell>
          <table:table-cell table:style-name="ce17" table:formula="of:=IF(OR([.E962]=&quot;W_TX_PAYLOAD&quot;;AND([.G962]&lt;&gt;&quot;&quot;;[.E963]=&quot;&quot;));BIN2HEX([.D96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7009160400000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964]=[.B963];&quot;&quot;;VLOOKUP([.D964];[$Spec.A$1:$Spec.B$1048576];2;0))">
            <text:p/>
          </table:table-cell>
          <table:table-cell table:style-name="ce13" table:formula="of:=IF([.E964]=&quot;W_REGISTER (RF_CH)&quot;;BIN2DEC([.D965]);IF([.E964]=&quot;W_REGISTER (TX_ADDR)&quot;;CONCATENATE(&quot;0x&quot;;BIN2HEX([.D969]);BIN2HEX([.D968]);BIN2HEX([.D967]);BIN2HEX([.D966]);BIN2HEX([.D965]));&quot;&quot;))">
            <text:p/>
          </table:table-cell>
          <table:table-cell table:style-name="ce17" table:formula="of:=IF(OR([.E963]=&quot;W_TX_PAYLOAD&quot;;AND([.G963]&lt;&gt;&quot;&quot;;[.E964]=&quot;&quot;));BIN2HEX([.D96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7020819600000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s/>0000 <text:s/>0011</text:p>
          </table:table-cell>
          <table:table-cell/>
          <table:table-cell table:style-name="ce13" table:formula="of:=IF([.B965]=[.B964];&quot;&quot;;VLOOKUP([.D965];[$Spec.A$1:$Spec.B$1048576];2;0))">
            <text:p/>
          </table:table-cell>
          <table:table-cell table:style-name="ce13" table:formula="of:=IF([.E965]=&quot;W_REGISTER (RF_CH)&quot;;BIN2DEC([.D966]);IF([.E965]=&quot;W_REGISTER (TX_ADDR)&quot;;CONCATENATE(&quot;0x&quot;;BIN2HEX([.D970]);BIN2HEX([.D969]);BIN2HEX([.D968]);BIN2HEX([.D967]);BIN2HEX([.D966]));&quot;&quot;))">
            <text:p/>
          </table:table-cell>
          <table:table-cell table:style-name="ce17" table:formula="of:=IF(OR([.E964]=&quot;W_TX_PAYLOAD&quot;;AND([.G964]&lt;&gt;&quot;&quot;;[.E965]=&quot;&quot;));BIN2HEX([.D96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7033475600000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966]=[.B965];&quot;&quot;;VLOOKUP([.D966];[$Spec.A$1:$Spec.B$1048576];2;0))" office:value-type="string" office:string-value="" calcext:value-type="error">
            <text:p>#N/D</text:p>
          </table:table-cell>
          <table:table-cell table:style-name="ce13" table:formula="of:=IF([.E966]=&quot;W_REGISTER (RF_CH)&quot;;BIN2DEC([.D967]);IF([.E966]=&quot;W_REGISTER (TX_ADDR)&quot;;CONCATENATE(&quot;0x&quot;;BIN2HEX([.D971]);BIN2HEX([.D970]);BIN2HEX([.D969]);BIN2HEX([.D968]);BIN2HEX([.D967]));&quot;&quot;))" office:value-type="string" office:string-value="" calcext:value-type="error">
            <text:p>#N/D</text:p>
          </table:table-cell>
          <table:table-cell table:style-name="ce17" table:formula="of:=IF(OR([.E965]=&quot;W_TX_PAYLOAD&quot;;AND([.G965]&lt;&gt;&quot;&quot;;[.E966]=&quot;&quot;));BIN2HEX([.D96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7045134800000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967]=[.B966];&quot;&quot;;VLOOKUP([.D967];[$Spec.A$1:$Spec.B$1048576];2;0))">
            <text:p/>
          </table:table-cell>
          <table:table-cell table:style-name="ce13" table:formula="of:=IF([.E967]=&quot;W_REGISTER (RF_CH)&quot;;BIN2DEC([.D968]);IF([.E967]=&quot;W_REGISTER (TX_ADDR)&quot;;CONCATENATE(&quot;0x&quot;;BIN2HEX([.D972]);BIN2HEX([.D971]);BIN2HEX([.D970]);BIN2HEX([.D969]);BIN2HEX([.D968]));&quot;&quot;))">
            <text:p/>
          </table:table-cell>
          <table:table-cell table:style-name="ce17" table:formula="of:=IF(OR([.E966]=&quot;W_TX_PAYLOAD&quot;;AND([.G966]&lt;&gt;&quot;&quot;;[.E967]=&quot;&quot;));BIN2HEX([.D96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88017156000000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968]=[.B967];&quot;&quot;;VLOOKUP([.D968];[$Spec.A$1:$Spec.B$1048576];2;0))" office:value-type="string" office:string-value="" calcext:value-type="error">
            <text:p>#N/D</text:p>
          </table:table-cell>
          <table:table-cell table:style-name="ce13" table:formula="of:=IF([.E968]=&quot;W_REGISTER (RF_CH)&quot;;BIN2DEC([.D969]);IF([.E968]=&quot;W_REGISTER (TX_ADDR)&quot;;CONCATENATE(&quot;0x&quot;;BIN2HEX([.D973]);BIN2HEX([.D972]);BIN2HEX([.D971]);BIN2HEX([.D970]);BIN2HEX([.D969]));&quot;&quot;))" office:value-type="string" office:string-value="" calcext:value-type="error">
            <text:p>#N/D</text:p>
          </table:table-cell>
          <table:table-cell table:style-name="ce17" table:formula="of:=IF(OR([.E967]=&quot;W_TX_PAYLOAD&quot;;AND([.G967]&lt;&gt;&quot;&quot;;[.E968]=&quot;&quot;));BIN2HEX([.D96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88128768000000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969]=[.B968];&quot;&quot;;VLOOKUP([.D969];[$Spec.A$1:$Spec.B$1048576];2;0))">
            <text:p/>
          </table:table-cell>
          <table:table-cell table:style-name="ce13" table:formula="of:=IF([.E969]=&quot;W_REGISTER (RF_CH)&quot;;BIN2DEC([.D970]);IF([.E969]=&quot;W_REGISTER (TX_ADDR)&quot;;CONCATENATE(&quot;0x&quot;;BIN2HEX([.D974]);BIN2HEX([.D973]);BIN2HEX([.D972]);BIN2HEX([.D971]);BIN2HEX([.D970]));&quot;&quot;))">
            <text:p/>
          </table:table-cell>
          <table:table-cell table:style-name="ce17" table:formula="of:=IF(OR([.E968]=&quot;W_TX_PAYLOAD&quot;;AND([.G968]&lt;&gt;&quot;&quot;;[.E969]=&quot;&quot;));BIN2HEX([.D96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88261312000000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970]=[.B969];&quot;&quot;;VLOOKUP([.D970];[$Spec.A$1:$Spec.B$1048576];2;0))" office:value-type="string" office:string-value="" calcext:value-type="error">
            <text:p>#N/D</text:p>
          </table:table-cell>
          <table:table-cell table:style-name="ce13" table:formula="of:=IF([.E970]=&quot;W_REGISTER (RF_CH)&quot;;BIN2DEC([.D971]);IF([.E970]=&quot;W_REGISTER (TX_ADDR)&quot;;CONCATENATE(&quot;0x&quot;;BIN2HEX([.D975]);BIN2HEX([.D974]);BIN2HEX([.D973]);BIN2HEX([.D972]);BIN2HEX([.D971]));&quot;&quot;))" office:value-type="string" office:string-value="" calcext:value-type="error">
            <text:p>#N/D</text:p>
          </table:table-cell>
          <table:table-cell table:style-name="ce17" table:formula="of:=IF(OR([.E969]=&quot;W_TX_PAYLOAD&quot;;AND([.G969]&lt;&gt;&quot;&quot;;[.E970]=&quot;&quot;));BIN2HEX([.D97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884058080000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971]=[.B970];&quot;&quot;;VLOOKUP([.D971];[$Spec.A$1:$Spec.B$1048576];2;0))" office:value-type="string" office:string-value="" calcext:value-type="error">
            <text:p>#N/D</text:p>
          </table:table-cell>
          <table:table-cell table:style-name="ce13" table:formula="of:=IF([.E971]=&quot;W_REGISTER (RF_CH)&quot;;BIN2DEC([.D972]);IF([.E971]=&quot;W_REGISTER (TX_ADDR)&quot;;CONCATENATE(&quot;0x&quot;;BIN2HEX([.D976]);BIN2HEX([.D975]);BIN2HEX([.D974]);BIN2HEX([.D973]);BIN2HEX([.D972]));&quot;&quot;))" office:value-type="string" office:string-value="" calcext:value-type="error">
            <text:p>#N/D</text:p>
          </table:table-cell>
          <table:table-cell table:style-name="ce17" table:formula="of:=IF(OR([.E970]=&quot;W_TX_PAYLOAD&quot;;AND([.G970]&lt;&gt;&quot;&quot;;[.E971]=&quot;&quot;));BIN2HEX([.D97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885224040000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972]=[.B971];&quot;&quot;;VLOOKUP([.D972];[$Spec.A$1:$Spec.B$1048576];2;0))">
            <text:p/>
          </table:table-cell>
          <table:table-cell table:style-name="ce13" table:formula="of:=IF([.E972]=&quot;W_REGISTER (RF_CH)&quot;;BIN2DEC([.D973]);IF([.E972]=&quot;W_REGISTER (TX_ADDR)&quot;;CONCATENATE(&quot;0x&quot;;BIN2HEX([.D977]);BIN2HEX([.D976]);BIN2HEX([.D975]);BIN2HEX([.D974]);BIN2HEX([.D973]));&quot;&quot;))">
            <text:p/>
          </table:table-cell>
          <table:table-cell table:style-name="ce17" table:formula="of:=IF(OR([.E971]=&quot;W_TX_PAYLOAD&quot;;AND([.G971]&lt;&gt;&quot;&quot;;[.E972]=&quot;&quot;));BIN2HEX([.D97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88660920000000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973]=[.B972];&quot;&quot;;VLOOKUP([.D973];[$Spec.A$1:$Spec.B$1048576];2;0))" office:value-type="string" office:string-value="" calcext:value-type="error">
            <text:p>#N/D</text:p>
          </table:table-cell>
          <table:table-cell table:style-name="ce13" table:formula="of:=IF([.E973]=&quot;W_REGISTER (RF_CH)&quot;;BIN2DEC([.D974]);IF([.E973]=&quot;W_REGISTER (TX_ADDR)&quot;;CONCATENATE(&quot;0x&quot;;BIN2HEX([.D978]);BIN2HEX([.D977]);BIN2HEX([.D976]);BIN2HEX([.D975]);BIN2HEX([.D974]));&quot;&quot;))" office:value-type="string" office:string-value="" calcext:value-type="error">
            <text:p>#N/D</text:p>
          </table:table-cell>
          <table:table-cell table:style-name="ce17" table:formula="of:=IF(OR([.E972]=&quot;W_TX_PAYLOAD&quot;;AND([.G972]&lt;&gt;&quot;&quot;;[.E973]=&quot;&quot;));BIN2HEX([.D97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8878049600000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974]=[.B973];&quot;&quot;;VLOOKUP([.D974];[$Spec.A$1:$Spec.B$1048576];2;0))" office:value-type="string" office:string-value="" calcext:value-type="error">
            <text:p>#N/D</text:p>
          </table:table-cell>
          <table:table-cell table:style-name="ce13" table:formula="of:=IF([.E974]=&quot;W_REGISTER (RF_CH)&quot;;BIN2DEC([.D975]);IF([.E974]=&quot;W_REGISTER (TX_ADDR)&quot;;CONCATENATE(&quot;0x&quot;;BIN2HEX([.D979]);BIN2HEX([.D978]);BIN2HEX([.D977]);BIN2HEX([.D976]);BIN2HEX([.D975]));&quot;&quot;))" office:value-type="string" office:string-value="" calcext:value-type="error">
            <text:p>#N/D</text:p>
          </table:table-cell>
          <table:table-cell table:style-name="ce17" table:formula="of:=IF(OR([.E973]=&quot;W_TX_PAYLOAD&quot;;AND([.G973]&lt;&gt;&quot;&quot;;[.E974]=&quot;&quot;));BIN2HEX([.D97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8889708800000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975]=[.B974];&quot;&quot;;VLOOKUP([.D975];[$Spec.A$1:$Spec.B$1048576];2;0))">
            <text:p/>
          </table:table-cell>
          <table:table-cell table:style-name="ce13" table:formula="of:=IF([.E975]=&quot;W_REGISTER (RF_CH)&quot;;BIN2DEC([.D976]);IF([.E975]=&quot;W_REGISTER (TX_ADDR)&quot;;CONCATENATE(&quot;0x&quot;;BIN2HEX([.D980]);BIN2HEX([.D979]);BIN2HEX([.D978]);BIN2HEX([.D977]);BIN2HEX([.D976]));&quot;&quot;))">
            <text:p/>
          </table:table-cell>
          <table:table-cell table:style-name="ce17" table:formula="of:=IF(OR([.E974]=&quot;W_TX_PAYLOAD&quot;;AND([.G974]&lt;&gt;&quot;&quot;;[.E975]=&quot;&quot;));BIN2HEX([.D97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8901368000000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976]=[.B975];&quot;&quot;;VLOOKUP([.D976];[$Spec.A$1:$Spec.B$1048576];2;0))">
            <text:p/>
          </table:table-cell>
          <table:table-cell table:style-name="ce13" table:formula="of:=IF([.E976]=&quot;W_REGISTER (RF_CH)&quot;;BIN2DEC([.D977]);IF([.E976]=&quot;W_REGISTER (TX_ADDR)&quot;;CONCATENATE(&quot;0x&quot;;BIN2HEX([.D981]);BIN2HEX([.D980]);BIN2HEX([.D979]);BIN2HEX([.D978]);BIN2HEX([.D977]));&quot;&quot;))">
            <text:p/>
          </table:table-cell>
          <table:table-cell table:style-name="ce17" table:formula="of:=IF(OR([.E975]=&quot;W_TX_PAYLOAD&quot;;AND([.G975]&lt;&gt;&quot;&quot;;[.E976]=&quot;&quot;));BIN2HEX([.D97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8913027200000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<text:s/>1000 <text:s/>0100</text:p>
          </table:table-cell>
          <table:table-cell/>
          <table:table-cell table:style-name="ce13" table:formula="of:=IF([.B977]=[.B976];&quot;&quot;;VLOOKUP([.D977];[$Spec.A$1:$Spec.B$1048576];2;0))">
            <text:p/>
          </table:table-cell>
          <table:table-cell table:style-name="ce13" table:formula="of:=IF([.E977]=&quot;W_REGISTER (RF_CH)&quot;;BIN2DEC([.D978]);IF([.E977]=&quot;W_REGISTER (TX_ADDR)&quot;;CONCATENATE(&quot;0x&quot;;BIN2HEX([.D982]);BIN2HEX([.D981]);BIN2HEX([.D980]);BIN2HEX([.D979]);BIN2HEX([.D978]));&quot;&quot;))">
            <text:p/>
          </table:table-cell>
          <table:table-cell table:style-name="ce17" table:formula="of:=IF(OR([.E976]=&quot;W_TX_PAYLOAD&quot;;AND([.G976]&lt;&gt;&quot;&quot;;[.E977]=&quot;&quot;));BIN2HEX([.D97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8924686400000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978]=[.B977];&quot;&quot;;VLOOKUP([.D978];[$Spec.A$1:$Spec.B$1048576];2;0))">
            <text:p/>
          </table:table-cell>
          <table:table-cell table:style-name="ce13" table:formula="of:=IF([.E978]=&quot;W_REGISTER (RF_CH)&quot;;BIN2DEC([.D979]);IF([.E978]=&quot;W_REGISTER (TX_ADDR)&quot;;CONCATENATE(&quot;0x&quot;;BIN2HEX([.D983]);BIN2HEX([.D982]);BIN2HEX([.D981]);BIN2HEX([.D980]);BIN2HEX([.D979]));&quot;&quot;))">
            <text:p/>
          </table:table-cell>
          <table:table-cell table:style-name="ce17" table:formula="of:=IF(OR([.E977]=&quot;W_TX_PAYLOAD&quot;;AND([.G977]&lt;&gt;&quot;&quot;;[.E978]=&quot;&quot;));BIN2HEX([.D97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8936345600000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979]=[.B978];&quot;&quot;;VLOOKUP([.D979];[$Spec.A$1:$Spec.B$1048576];2;0))">
            <text:p/>
          </table:table-cell>
          <table:table-cell table:style-name="ce13" table:formula="of:=IF([.E979]=&quot;W_REGISTER (RF_CH)&quot;;BIN2DEC([.D980]);IF([.E979]=&quot;W_REGISTER (TX_ADDR)&quot;;CONCATENATE(&quot;0x&quot;;BIN2HEX([.D984]);BIN2HEX([.D983]);BIN2HEX([.D982]);BIN2HEX([.D981]);BIN2HEX([.D980]));&quot;&quot;))">
            <text:p/>
          </table:table-cell>
          <table:table-cell table:style-name="ce17" table:formula="of:=IF(OR([.E978]=&quot;W_TX_PAYLOAD&quot;;AND([.G978]&lt;&gt;&quot;&quot;;[.E979]=&quot;&quot;));BIN2HEX([.D97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8949599200000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980]=[.B979];&quot;&quot;;VLOOKUP([.D980];[$Spec.A$1:$Spec.B$1048576];2;0))">
            <text:p/>
          </table:table-cell>
          <table:table-cell table:style-name="ce13" table:formula="of:=IF([.E980]=&quot;W_REGISTER (RF_CH)&quot;;BIN2DEC([.D981]);IF([.E980]=&quot;W_REGISTER (TX_ADDR)&quot;;CONCATENATE(&quot;0x&quot;;BIN2HEX([.D985]);BIN2HEX([.D984]);BIN2HEX([.D983]);BIN2HEX([.D982]);BIN2HEX([.D981]));&quot;&quot;))">
            <text:p/>
          </table:table-cell>
          <table:table-cell table:style-name="ce17" table:formula="of:=IF(OR([.E979]=&quot;W_TX_PAYLOAD&quot;;AND([.G979]&lt;&gt;&quot;&quot;;[.E980]=&quot;&quot;));BIN2HEX([.D98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8961258400000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981]=[.B980];&quot;&quot;;VLOOKUP([.D981];[$Spec.A$1:$Spec.B$1048576];2;0))">
            <text:p/>
          </table:table-cell>
          <table:table-cell table:style-name="ce13" table:formula="of:=IF([.E981]=&quot;W_REGISTER (RF_CH)&quot;;BIN2DEC([.D982]);IF([.E981]=&quot;W_REGISTER (TX_ADDR)&quot;;CONCATENATE(&quot;0x&quot;;BIN2HEX([.D986]);BIN2HEX([.D985]);BIN2HEX([.D984]);BIN2HEX([.D983]);BIN2HEX([.D982]));&quot;&quot;))">
            <text:p/>
          </table:table-cell>
          <table:table-cell table:style-name="ce17" table:formula="of:=IF(OR([.E980]=&quot;W_TX_PAYLOAD&quot;;AND([.G980]&lt;&gt;&quot;&quot;;[.E981]=&quot;&quot;));BIN2HEX([.D98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8972917600000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<text:s/>0000 <text:s/>0100</text:p>
          </table:table-cell>
          <table:table-cell/>
          <table:table-cell table:style-name="ce13" table:formula="of:=IF([.B982]=[.B981];&quot;&quot;;VLOOKUP([.D982];[$Spec.A$1:$Spec.B$1048576];2;0))">
            <text:p/>
          </table:table-cell>
          <table:table-cell table:style-name="ce13" table:formula="of:=IF([.E982]=&quot;W_REGISTER (RF_CH)&quot;;BIN2DEC([.D983]);IF([.E982]=&quot;W_REGISTER (TX_ADDR)&quot;;CONCATENATE(&quot;0x&quot;;BIN2HEX([.D987]);BIN2HEX([.D986]);BIN2HEX([.D985]);BIN2HEX([.D984]);BIN2HEX([.D983]));&quot;&quot;))">
            <text:p/>
          </table:table-cell>
          <table:table-cell table:style-name="ce17" table:formula="of:=IF(OR([.E981]=&quot;W_TX_PAYLOAD&quot;;AND([.G981]&lt;&gt;&quot;&quot;;[.E982]=&quot;&quot;));BIN2HEX([.D98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8985573200000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983]=[.B982];&quot;&quot;;VLOOKUP([.D983];[$Spec.A$1:$Spec.B$1048576];2;0))" office:value-type="string" office:string-value="" calcext:value-type="error">
            <text:p>#N/D</text:p>
          </table:table-cell>
          <table:table-cell table:style-name="ce13" table:formula="of:=IF([.E983]=&quot;W_REGISTER (RF_CH)&quot;;BIN2DEC([.D984]);IF([.E983]=&quot;W_REGISTER (TX_ADDR)&quot;;CONCATENATE(&quot;0x&quot;;BIN2HEX([.D988]);BIN2HEX([.D987]);BIN2HEX([.D986]);BIN2HEX([.D985]);BIN2HEX([.D984]));&quot;&quot;))" office:value-type="string" office:string-value="" calcext:value-type="error">
            <text:p>#N/D</text:p>
          </table:table-cell>
          <table:table-cell table:style-name="ce17" table:formula="of:=IF(OR([.E982]=&quot;W_TX_PAYLOAD&quot;;AND([.G982]&lt;&gt;&quot;&quot;;[.E983]=&quot;&quot;));BIN2HEX([.D98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8997232400000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984]=[.B983];&quot;&quot;;VLOOKUP([.D984];[$Spec.A$1:$Spec.B$1048576];2;0))">
            <text:p/>
          </table:table-cell>
          <table:table-cell table:style-name="ce13" table:formula="of:=IF([.E984]=&quot;W_REGISTER (RF_CH)&quot;;BIN2DEC([.D985]);IF([.E984]=&quot;W_REGISTER (TX_ADDR)&quot;;CONCATENATE(&quot;0x&quot;;BIN2HEX([.D989]);BIN2HEX([.D988]);BIN2HEX([.D987]);BIN2HEX([.D986]);BIN2HEX([.D985]));&quot;&quot;))">
            <text:p/>
          </table:table-cell>
          <table:table-cell table:style-name="ce17" table:formula="of:=IF(OR([.E983]=&quot;W_TX_PAYLOAD&quot;;AND([.G983]&lt;&gt;&quot;&quot;;[.E984]=&quot;&quot;));BIN2HEX([.D98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92542900000000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985]=[.B984];&quot;&quot;;VLOOKUP([.D985];[$Spec.A$1:$Spec.B$1048576];2;0))" office:value-type="string" office:string-value="" calcext:value-type="error">
            <text:p>#N/D</text:p>
          </table:table-cell>
          <table:table-cell table:style-name="ce13" table:formula="of:=IF([.E985]=&quot;W_REGISTER (RF_CH)&quot;;BIN2DEC([.D986]);IF([.E985]=&quot;W_REGISTER (TX_ADDR)&quot;;CONCATENATE(&quot;0x&quot;;BIN2HEX([.D990]);BIN2HEX([.D989]);BIN2HEX([.D988]);BIN2HEX([.D987]);BIN2HEX([.D986]));&quot;&quot;))" office:value-type="string" office:string-value="" calcext:value-type="error">
            <text:p>#N/D</text:p>
          </table:table-cell>
          <table:table-cell table:style-name="ce17" table:formula="of:=IF(OR([.E984]=&quot;W_TX_PAYLOAD&quot;;AND([.G984]&lt;&gt;&quot;&quot;;[.E985]=&quot;&quot;));BIN2HEX([.D98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92654516000000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986]=[.B985];&quot;&quot;;VLOOKUP([.D986];[$Spec.A$1:$Spec.B$1048576];2;0))">
            <text:p/>
          </table:table-cell>
          <table:table-cell table:style-name="ce13" table:formula="of:=IF([.E986]=&quot;W_REGISTER (RF_CH)&quot;;BIN2DEC([.D987]);IF([.E986]=&quot;W_REGISTER (TX_ADDR)&quot;;CONCATENATE(&quot;0x&quot;;BIN2HEX([.D991]);BIN2HEX([.D990]);BIN2HEX([.D989]);BIN2HEX([.D988]);BIN2HEX([.D987]));&quot;&quot;))">
            <text:p/>
          </table:table-cell>
          <table:table-cell table:style-name="ce17" table:formula="of:=IF(OR([.E985]=&quot;W_TX_PAYLOAD&quot;;AND([.G985]&lt;&gt;&quot;&quot;;[.E986]=&quot;&quot;));BIN2HEX([.D98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9278706000000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987]=[.B986];&quot;&quot;;VLOOKUP([.D987];[$Spec.A$1:$Spec.B$1048576];2;0))" office:value-type="string" office:string-value="" calcext:value-type="error">
            <text:p>#N/D</text:p>
          </table:table-cell>
          <table:table-cell table:style-name="ce13" table:formula="of:=IF([.E987]=&quot;W_REGISTER (RF_CH)&quot;;BIN2DEC([.D988]);IF([.E987]=&quot;W_REGISTER (TX_ADDR)&quot;;CONCATENATE(&quot;0x&quot;;BIN2HEX([.D992]);BIN2HEX([.D991]);BIN2HEX([.D990]);BIN2HEX([.D989]);BIN2HEX([.D988]));&quot;&quot;))" office:value-type="string" office:string-value="" calcext:value-type="error">
            <text:p>#N/D</text:p>
          </table:table-cell>
          <table:table-cell table:style-name="ce17" table:formula="of:=IF(OR([.E986]=&quot;W_TX_PAYLOAD&quot;;AND([.G986]&lt;&gt;&quot;&quot;;[.E987]=&quot;&quot;));BIN2HEX([.D98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9291561600000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988]=[.B987];&quot;&quot;;VLOOKUP([.D988];[$Spec.A$1:$Spec.B$1048576];2;0))" office:value-type="string" office:string-value="" calcext:value-type="error">
            <text:p>#N/D</text:p>
          </table:table-cell>
          <table:table-cell table:style-name="ce13" table:formula="of:=IF([.E988]=&quot;W_REGISTER (RF_CH)&quot;;BIN2DEC([.D989]);IF([.E988]=&quot;W_REGISTER (TX_ADDR)&quot;;CONCATENATE(&quot;0x&quot;;BIN2HEX([.D993]);BIN2HEX([.D992]);BIN2HEX([.D991]);BIN2HEX([.D990]);BIN2HEX([.D989]));&quot;&quot;))" office:value-type="string" office:string-value="" calcext:value-type="error">
            <text:p>#N/D</text:p>
          </table:table-cell>
          <table:table-cell table:style-name="ce17" table:formula="of:=IF(OR([.E987]=&quot;W_TX_PAYLOAD&quot;;AND([.G987]&lt;&gt;&quot;&quot;;[.E988]=&quot;&quot;));BIN2HEX([.D98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9303221600000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989]=[.B988];&quot;&quot;;VLOOKUP([.D989];[$Spec.A$1:$Spec.B$1048576];2;0))">
            <text:p/>
          </table:table-cell>
          <table:table-cell table:style-name="ce13" table:formula="of:=IF([.E989]=&quot;W_REGISTER (RF_CH)&quot;;BIN2DEC([.D990]);IF([.E989]=&quot;W_REGISTER (TX_ADDR)&quot;;CONCATENATE(&quot;0x&quot;;BIN2HEX([.D994]);BIN2HEX([.D993]);BIN2HEX([.D992]);BIN2HEX([.D991]);BIN2HEX([.D990]));&quot;&quot;))">
            <text:p/>
          </table:table-cell>
          <table:table-cell table:style-name="ce17" table:formula="of:=IF(OR([.E988]=&quot;W_TX_PAYLOAD&quot;;AND([.G988]&lt;&gt;&quot;&quot;;[.E989]=&quot;&quot;));BIN2HEX([.D98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9317571200000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990]=[.B989];&quot;&quot;;VLOOKUP([.D990];[$Spec.A$1:$Spec.B$1048576];2;0))" office:value-type="string" office:string-value="" calcext:value-type="error">
            <text:p>#N/D</text:p>
          </table:table-cell>
          <table:table-cell table:style-name="ce13" table:formula="of:=IF([.E990]=&quot;W_REGISTER (RF_CH)&quot;;BIN2DEC([.D991]);IF([.E990]=&quot;W_REGISTER (TX_ADDR)&quot;;CONCATENATE(&quot;0x&quot;;BIN2HEX([.D995]);BIN2HEX([.D994]);BIN2HEX([.D993]);BIN2HEX([.D992]);BIN2HEX([.D991]));&quot;&quot;))" office:value-type="string" office:string-value="" calcext:value-type="error">
            <text:p>#N/D</text:p>
          </table:table-cell>
          <table:table-cell table:style-name="ce17" table:formula="of:=IF(OR([.E989]=&quot;W_TX_PAYLOAD&quot;;AND([.G989]&lt;&gt;&quot;&quot;;[.E990]=&quot;&quot;));BIN2HEX([.D99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93295288000000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991]=[.B990];&quot;&quot;;VLOOKUP([.D991];[$Spec.A$1:$Spec.B$1048576];2;0))" office:value-type="string" office:string-value="" calcext:value-type="error">
            <text:p>#N/D</text:p>
          </table:table-cell>
          <table:table-cell table:style-name="ce13" table:formula="of:=IF([.E991]=&quot;W_REGISTER (RF_CH)&quot;;BIN2DEC([.D992]);IF([.E991]=&quot;W_REGISTER (TX_ADDR)&quot;;CONCATENATE(&quot;0x&quot;;BIN2HEX([.D996]);BIN2HEX([.D995]);BIN2HEX([.D994]);BIN2HEX([.D993]);BIN2HEX([.D992]));&quot;&quot;))" office:value-type="string" office:string-value="" calcext:value-type="error">
            <text:p>#N/D</text:p>
          </table:table-cell>
          <table:table-cell table:style-name="ce17" table:formula="of:=IF(OR([.E990]=&quot;W_TX_PAYLOAD&quot;;AND([.G990]&lt;&gt;&quot;&quot;;[.E991]=&quot;&quot;));BIN2HEX([.D99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93411880000000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992]=[.B991];&quot;&quot;;VLOOKUP([.D992];[$Spec.A$1:$Spec.B$1048576];2;0))">
            <text:p/>
          </table:table-cell>
          <table:table-cell table:style-name="ce13" table:formula="of:=IF([.E992]=&quot;W_REGISTER (RF_CH)&quot;;BIN2DEC([.D993]);IF([.E992]=&quot;W_REGISTER (TX_ADDR)&quot;;CONCATENATE(&quot;0x&quot;;BIN2HEX([.D997]);BIN2HEX([.D996]);BIN2HEX([.D995]);BIN2HEX([.D994]);BIN2HEX([.D993]));&quot;&quot;))">
            <text:p/>
          </table:table-cell>
          <table:table-cell table:style-name="ce17" table:formula="of:=IF(OR([.E991]=&quot;W_TX_PAYLOAD&quot;;AND([.G991]&lt;&gt;&quot;&quot;;[.E992]=&quot;&quot;));BIN2HEX([.D99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93544420000000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993]=[.B992];&quot;&quot;;VLOOKUP([.D993];[$Spec.A$1:$Spec.B$1048576];2;0))">
            <text:p/>
          </table:table-cell>
          <table:table-cell table:style-name="ce13" table:formula="of:=IF([.E993]=&quot;W_REGISTER (RF_CH)&quot;;BIN2DEC([.D994]);IF([.E993]=&quot;W_REGISTER (TX_ADDR)&quot;;CONCATENATE(&quot;0x&quot;;BIN2HEX([.D998]);BIN2HEX([.D997]);BIN2HEX([.D996]);BIN2HEX([.D995]);BIN2HEX([.D994]));&quot;&quot;))">
            <text:p/>
          </table:table-cell>
          <table:table-cell table:style-name="ce17" table:formula="of:=IF(OR([.E992]=&quot;W_TX_PAYLOAD&quot;;AND([.G992]&lt;&gt;&quot;&quot;;[.E993]=&quot;&quot;));BIN2HEX([.D99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93661012000000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<text:s/>1000 <text:s/>0100</text:p>
          </table:table-cell>
          <table:table-cell/>
          <table:table-cell table:style-name="ce13" table:formula="of:=IF([.B994]=[.B993];&quot;&quot;;VLOOKUP([.D994];[$Spec.A$1:$Spec.B$1048576];2;0))">
            <text:p/>
          </table:table-cell>
          <table:table-cell table:style-name="ce13" table:formula="of:=IF([.E994]=&quot;W_REGISTER (RF_CH)&quot;;BIN2DEC([.D995]);IF([.E994]=&quot;W_REGISTER (TX_ADDR)&quot;;CONCATENATE(&quot;0x&quot;;BIN2HEX([.D999]);BIN2HEX([.D998]);BIN2HEX([.D997]);BIN2HEX([.D996]);BIN2HEX([.D995]));&quot;&quot;))">
            <text:p/>
          </table:table-cell>
          <table:table-cell table:style-name="ce17" table:formula="of:=IF(OR([.E993]=&quot;W_TX_PAYLOAD&quot;;AND([.G993]&lt;&gt;&quot;&quot;;[.E994]=&quot;&quot;));BIN2HEX([.D99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93777604000000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995]=[.B994];&quot;&quot;;VLOOKUP([.D995];[$Spec.A$1:$Spec.B$1048576];2;0))">
            <text:p/>
          </table:table-cell>
          <table:table-cell table:style-name="ce13" table:formula="of:=IF([.E995]=&quot;W_REGISTER (RF_CH)&quot;;BIN2DEC([.D996]);IF([.E995]=&quot;W_REGISTER (TX_ADDR)&quot;;CONCATENATE(&quot;0x&quot;;BIN2HEX([.D1000]);BIN2HEX([.D999]);BIN2HEX([.D998]);BIN2HEX([.D997]);BIN2HEX([.D996]));&quot;&quot;))">
            <text:p/>
          </table:table-cell>
          <table:table-cell table:style-name="ce17" table:formula="of:=IF(OR([.E994]=&quot;W_TX_PAYLOAD&quot;;AND([.G994]&lt;&gt;&quot;&quot;;[.E995]=&quot;&quot;));BIN2HEX([.D99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93894196000000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996]=[.B995];&quot;&quot;;VLOOKUP([.D996];[$Spec.A$1:$Spec.B$1048576];2;0))">
            <text:p/>
          </table:table-cell>
          <table:table-cell table:style-name="ce13" table:formula="of:=IF([.E996]=&quot;W_REGISTER (RF_CH)&quot;;BIN2DEC([.D997]);IF([.E996]=&quot;W_REGISTER (TX_ADDR)&quot;;CONCATENATE(&quot;0x&quot;;BIN2HEX([.D1001]);BIN2HEX([.D1000]);BIN2HEX([.D999]);BIN2HEX([.D998]);BIN2HEX([.D997]));&quot;&quot;))">
            <text:p/>
          </table:table-cell>
          <table:table-cell table:style-name="ce17" table:formula="of:=IF(OR([.E995]=&quot;W_TX_PAYLOAD&quot;;AND([.G995]&lt;&gt;&quot;&quot;;[.E996]=&quot;&quot;));BIN2HEX([.D99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94010788000000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997]=[.B996];&quot;&quot;;VLOOKUP([.D997];[$Spec.A$1:$Spec.B$1048576];2;0))">
            <text:p/>
          </table:table-cell>
          <table:table-cell table:style-name="ce13" table:formula="of:=IF([.E997]=&quot;W_REGISTER (RF_CH)&quot;;BIN2DEC([.D998]);IF([.E997]=&quot;W_REGISTER (TX_ADDR)&quot;;CONCATENATE(&quot;0x&quot;;BIN2HEX([.D1002]);BIN2HEX([.D1001]);BIN2HEX([.D1000]);BIN2HEX([.D999]);BIN2HEX([.D998]));&quot;&quot;))">
            <text:p/>
          </table:table-cell>
          <table:table-cell table:style-name="ce17" table:formula="of:=IF(OR([.E996]=&quot;W_TX_PAYLOAD&quot;;AND([.G996]&lt;&gt;&quot;&quot;;[.E997]=&quot;&quot;));BIN2HEX([.D99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94127380000000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998]=[.B997];&quot;&quot;;VLOOKUP([.D998];[$Spec.A$1:$Spec.B$1048576];2;0))">
            <text:p/>
          </table:table-cell>
          <table:table-cell table:style-name="ce13" table:formula="of:=IF([.E998]=&quot;W_REGISTER (RF_CH)&quot;;BIN2DEC([.D999]);IF([.E998]=&quot;W_REGISTER (TX_ADDR)&quot;;CONCATENATE(&quot;0x&quot;;BIN2HEX([.D1003]);BIN2HEX([.D1002]);BIN2HEX([.D1001]);BIN2HEX([.D1000]);BIN2HEX([.D999]));&quot;&quot;))">
            <text:p/>
          </table:table-cell>
          <table:table-cell table:style-name="ce17" table:formula="of:=IF(OR([.E997]=&quot;W_TX_PAYLOAD&quot;;AND([.G997]&lt;&gt;&quot;&quot;;[.E998]=&quot;&quot;));BIN2HEX([.D99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94243964000000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<text:s/>0000 <text:s/>0100</text:p>
          </table:table-cell>
          <table:table-cell/>
          <table:table-cell table:style-name="ce13" table:formula="of:=IF([.B999]=[.B998];&quot;&quot;;VLOOKUP([.D999];[$Spec.A$1:$Spec.B$1048576];2;0))">
            <text:p/>
          </table:table-cell>
          <table:table-cell table:style-name="ce13" table:formula="of:=IF([.E999]=&quot;W_REGISTER (RF_CH)&quot;;BIN2DEC([.D1000]);IF([.E999]=&quot;W_REGISTER (TX_ADDR)&quot;;CONCATENATE(&quot;0x&quot;;BIN2HEX([.D1004]);BIN2HEX([.D1003]);BIN2HEX([.D1002]);BIN2HEX([.D1001]);BIN2HEX([.D1000]));&quot;&quot;))">
            <text:p/>
          </table:table-cell>
          <table:table-cell table:style-name="ce17" table:formula="of:=IF(OR([.E998]=&quot;W_TX_PAYLOAD&quot;;AND([.G998]&lt;&gt;&quot;&quot;;[.E999]=&quot;&quot;));BIN2HEX([.D99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94370520000000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000]=[.B999];&quot;&quot;;VLOOKUP([.D1000];[$Spec.A$1:$Spec.B$1048576];2;0))" office:value-type="string" office:string-value="" calcext:value-type="error">
            <text:p>#N/D</text:p>
          </table:table-cell>
          <table:table-cell table:style-name="ce13" table:formula="of:=IF([.E1000]=&quot;W_REGISTER (RF_CH)&quot;;BIN2DEC([.D1001]);IF([.E1000]=&quot;W_REGISTER (TX_ADDR)&quot;;CONCATENATE(&quot;0x&quot;;BIN2HEX([.D1005]);BIN2HEX([.D1004]);BIN2HEX([.D1003]);BIN2HEX([.D1002]);BIN2HEX([.D1001]));&quot;&quot;))" office:value-type="string" office:string-value="" calcext:value-type="error">
            <text:p>#N/D</text:p>
          </table:table-cell>
          <table:table-cell table:style-name="ce17" table:formula="of:=IF(OR([.E999]=&quot;W_TX_PAYLOAD&quot;;AND([.G999]&lt;&gt;&quot;&quot;;[.E1000]=&quot;&quot;));BIN2HEX([.D100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694487112000000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1001]=[.B1000];&quot;&quot;;VLOOKUP([.D1001];[$Spec.A$1:$Spec.B$1048576];2;0))">
            <text:p/>
          </table:table-cell>
          <table:table-cell table:style-name="ce13" table:formula="of:=IF([.E1001]=&quot;W_REGISTER (RF_CH)&quot;;BIN2DEC([.D1002]);IF([.E1001]=&quot;W_REGISTER (TX_ADDR)&quot;;CONCATENATE(&quot;0x&quot;;BIN2HEX([.D1006]);BIN2HEX([.D1005]);BIN2HEX([.D1004]);BIN2HEX([.D1003]);BIN2HEX([.D1002]));&quot;&quot;))">
            <text:p/>
          </table:table-cell>
          <table:table-cell table:style-name="ce17" table:formula="of:=IF(OR([.E1000]=&quot;W_TX_PAYLOAD&quot;;AND([.G1000]&lt;&gt;&quot;&quot;;[.E1001]=&quot;&quot;));BIN2HEX([.D100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10472688000000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1002]=[.B1001];&quot;&quot;;VLOOKUP([.D1002];[$Spec.A$1:$Spec.B$1048576];2;0))" office:value-type="string" office:string-value="" calcext:value-type="error">
            <text:p>#N/D</text:p>
          </table:table-cell>
          <table:table-cell table:style-name="ce13" table:formula="of:=IF([.E1002]=&quot;W_REGISTER (RF_CH)&quot;;BIN2DEC([.D1003]);IF([.E1002]=&quot;W_REGISTER (TX_ADDR)&quot;;CONCATENATE(&quot;0x&quot;;BIN2HEX([.D1007]);BIN2HEX([.D1006]);BIN2HEX([.D1005]);BIN2HEX([.D1004]);BIN2HEX([.D1003]));&quot;&quot;))" office:value-type="string" office:string-value="" calcext:value-type="error">
            <text:p>#N/D</text:p>
          </table:table-cell>
          <table:table-cell table:style-name="ce17" table:formula="of:=IF(OR([.E1001]=&quot;W_TX_PAYLOAD&quot;;AND([.G1001]&lt;&gt;&quot;&quot;;[.E1002]=&quot;&quot;));BIN2HEX([.D100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10584304000000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003]=[.B1002];&quot;&quot;;VLOOKUP([.D1003];[$Spec.A$1:$Spec.B$1048576];2;0))">
            <text:p/>
          </table:table-cell>
          <table:table-cell table:style-name="ce13" table:formula="of:=IF([.E1003]=&quot;W_REGISTER (RF_CH)&quot;;BIN2DEC([.D1004]);IF([.E1003]=&quot;W_REGISTER (TX_ADDR)&quot;;CONCATENATE(&quot;0x&quot;;BIN2HEX([.D1008]);BIN2HEX([.D1007]);BIN2HEX([.D1006]);BIN2HEX([.D1005]);BIN2HEX([.D1004]));&quot;&quot;))">
            <text:p/>
          </table:table-cell>
          <table:table-cell table:style-name="ce17" table:formula="of:=IF(OR([.E1002]=&quot;W_TX_PAYLOAD&quot;;AND([.G1002]&lt;&gt;&quot;&quot;;[.E1003]=&quot;&quot;));BIN2HEX([.D100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1072282800000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004]=[.B1003];&quot;&quot;;VLOOKUP([.D1004];[$Spec.A$1:$Spec.B$1048576];2;0))" office:value-type="string" office:string-value="" calcext:value-type="error">
            <text:p>#N/D</text:p>
          </table:table-cell>
          <table:table-cell table:style-name="ce13" table:formula="of:=IF([.E1004]=&quot;W_REGISTER (RF_CH)&quot;;BIN2DEC([.D1005]);IF([.E1004]=&quot;W_REGISTER (TX_ADDR)&quot;;CONCATENATE(&quot;0x&quot;;BIN2HEX([.D1009]);BIN2HEX([.D1008]);BIN2HEX([.D1007]);BIN2HEX([.D1006]);BIN2HEX([.D1005]));&quot;&quot;))" office:value-type="string" office:string-value="" calcext:value-type="error">
            <text:p>#N/D</text:p>
          </table:table-cell>
          <table:table-cell table:style-name="ce17" table:formula="of:=IF(OR([.E1003]=&quot;W_TX_PAYLOAD&quot;;AND([.G1003]&lt;&gt;&quot;&quot;;[.E1004]=&quot;&quot;));BIN2HEX([.D100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10867332000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005]=[.B1004];&quot;&quot;;VLOOKUP([.D1005];[$Spec.A$1:$Spec.B$1048576];2;0))" office:value-type="string" office:string-value="" calcext:value-type="error">
            <text:p>#N/D</text:p>
          </table:table-cell>
          <table:table-cell table:style-name="ce13" table:formula="of:=IF([.E1005]=&quot;W_REGISTER (RF_CH)&quot;;BIN2DEC([.D1006]);IF([.E1005]=&quot;W_REGISTER (TX_ADDR)&quot;;CONCATENATE(&quot;0x&quot;;BIN2HEX([.D1010]);BIN2HEX([.D1009]);BIN2HEX([.D1008]);BIN2HEX([.D1007]);BIN2HEX([.D1006]));&quot;&quot;))" office:value-type="string" office:string-value="" calcext:value-type="error">
            <text:p>#N/D</text:p>
          </table:table-cell>
          <table:table-cell table:style-name="ce17" table:formula="of:=IF(OR([.E1004]=&quot;W_TX_PAYLOAD&quot;;AND([.G1004]&lt;&gt;&quot;&quot;;[.E1005]=&quot;&quot;));BIN2HEX([.D100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10983928000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006]=[.B1005];&quot;&quot;;VLOOKUP([.D1006];[$Spec.A$1:$Spec.B$1048576];2;0))">
            <text:p/>
          </table:table-cell>
          <table:table-cell table:style-name="ce13" table:formula="of:=IF([.E1006]=&quot;W_REGISTER (RF_CH)&quot;;BIN2DEC([.D1007]);IF([.E1006]=&quot;W_REGISTER (TX_ADDR)&quot;;CONCATENATE(&quot;0x&quot;;BIN2HEX([.D1011]);BIN2HEX([.D1010]);BIN2HEX([.D1009]);BIN2HEX([.D1008]);BIN2HEX([.D1007]));&quot;&quot;))">
            <text:p/>
          </table:table-cell>
          <table:table-cell table:style-name="ce17" table:formula="of:=IF(OR([.E1005]=&quot;W_TX_PAYLOAD&quot;;AND([.G1005]&lt;&gt;&quot;&quot;;[.E1006]=&quot;&quot;));BIN2HEX([.D100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111154720000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007]=[.B1006];&quot;&quot;;VLOOKUP([.D1007];[$Spec.A$1:$Spec.B$1048576];2;0))" office:value-type="string" office:string-value="" calcext:value-type="error">
            <text:p>#N/D</text:p>
          </table:table-cell>
          <table:table-cell table:style-name="ce13" table:formula="of:=IF([.E1007]=&quot;W_REGISTER (RF_CH)&quot;;BIN2DEC([.D1008]);IF([.E1007]=&quot;W_REGISTER (TX_ADDR)&quot;;CONCATENATE(&quot;0x&quot;;BIN2HEX([.D1012]);BIN2HEX([.D1011]);BIN2HEX([.D1010]);BIN2HEX([.D1009]);BIN2HEX([.D1008]));&quot;&quot;))" office:value-type="string" office:string-value="" calcext:value-type="error">
            <text:p>#N/D</text:p>
          </table:table-cell>
          <table:table-cell table:style-name="ce17" table:formula="of:=IF(OR([.E1006]=&quot;W_TX_PAYLOAD&quot;;AND([.G1006]&lt;&gt;&quot;&quot;;[.E1007]=&quot;&quot;));BIN2HEX([.D100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11241040000000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008]=[.B1007];&quot;&quot;;VLOOKUP([.D1008];[$Spec.A$1:$Spec.B$1048576];2;0))" office:value-type="string" office:string-value="" calcext:value-type="error">
            <text:p>#N/D</text:p>
          </table:table-cell>
          <table:table-cell table:style-name="ce13" table:formula="of:=IF([.E1008]=&quot;W_REGISTER (RF_CH)&quot;;BIN2DEC([.D1009]);IF([.E1008]=&quot;W_REGISTER (TX_ADDR)&quot;;CONCATENATE(&quot;0x&quot;;BIN2HEX([.D1013]);BIN2HEX([.D1012]);BIN2HEX([.D1011]);BIN2HEX([.D1010]);BIN2HEX([.D1009]));&quot;&quot;))" office:value-type="string" office:string-value="" calcext:value-type="error">
            <text:p>#N/D</text:p>
          </table:table-cell>
          <table:table-cell table:style-name="ce17" table:formula="of:=IF(OR([.E1007]=&quot;W_TX_PAYLOAD&quot;;AND([.G1007]&lt;&gt;&quot;&quot;;[.E1008]=&quot;&quot;));BIN2HEX([.D100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11357636000000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/>0000 <text:s/>1111</text:p>
          </table:table-cell>
          <table:table-cell/>
          <table:table-cell table:style-name="ce13" table:formula="of:=IF([.B1009]=[.B1008];&quot;&quot;;VLOOKUP([.D1009];[$Spec.A$1:$Spec.B$1048576];2;0))">
            <text:p/>
          </table:table-cell>
          <table:table-cell table:style-name="ce13" table:formula="of:=IF([.E1009]=&quot;W_REGISTER (RF_CH)&quot;;BIN2DEC([.D1010]);IF([.E1009]=&quot;W_REGISTER (TX_ADDR)&quot;;CONCATENATE(&quot;0x&quot;;BIN2HEX([.D1014]);BIN2HEX([.D1013]);BIN2HEX([.D1012]);BIN2HEX([.D1011]);BIN2HEX([.D1010]));&quot;&quot;))">
            <text:p/>
          </table:table-cell>
          <table:table-cell table:style-name="ce17" table:formula="of:=IF(OR([.E1008]=&quot;W_TX_PAYLOAD&quot;;AND([.G1008]&lt;&gt;&quot;&quot;;[.E1009]=&quot;&quot;));BIN2HEX([.D100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28865764000000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1010]=[.B1009];&quot;&quot;;VLOOKUP([.D1010];[$Spec.A$1:$Spec.B$1048576];2;0))" office:value-type="string" office:string-value="" calcext:value-type="error">
            <text:p>#N/D</text:p>
          </table:table-cell>
          <table:table-cell table:style-name="ce13" table:formula="of:=IF([.E1010]=&quot;W_REGISTER (RF_CH)&quot;;BIN2DEC([.D1011]);IF([.E1010]=&quot;W_REGISTER (TX_ADDR)&quot;;CONCATENATE(&quot;0x&quot;;BIN2HEX([.D1015]);BIN2HEX([.D1014]);BIN2HEX([.D1013]);BIN2HEX([.D1012]);BIN2HEX([.D1011]));&quot;&quot;))" office:value-type="string" office:string-value="" calcext:value-type="error">
            <text:p>#N/D</text:p>
          </table:table-cell>
          <table:table-cell table:style-name="ce17" table:formula="of:=IF(OR([.E1009]=&quot;W_TX_PAYLOAD&quot;;AND([.G1009]&lt;&gt;&quot;&quot;;[.E1010]=&quot;&quot;));BIN2HEX([.D101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28977376000000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011]=[.B1010];&quot;&quot;;VLOOKUP([.D1011];[$Spec.A$1:$Spec.B$1048576];2;0))">
            <text:p/>
          </table:table-cell>
          <table:table-cell table:style-name="ce13" table:formula="of:=IF([.E1011]=&quot;W_REGISTER (RF_CH)&quot;;BIN2DEC([.D1012]);IF([.E1011]=&quot;W_REGISTER (TX_ADDR)&quot;;CONCATENATE(&quot;0x&quot;;BIN2HEX([.D1016]);BIN2HEX([.D1015]);BIN2HEX([.D1014]);BIN2HEX([.D1013]);BIN2HEX([.D1012]));&quot;&quot;))">
            <text:p/>
          </table:table-cell>
          <table:table-cell table:style-name="ce17" table:formula="of:=IF(OR([.E1010]=&quot;W_TX_PAYLOAD&quot;;AND([.G1010]&lt;&gt;&quot;&quot;;[.E1011]=&quot;&quot;));BIN2HEX([.D101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29116904000000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012]=[.B1011];&quot;&quot;;VLOOKUP([.D1012];[$Spec.A$1:$Spec.B$1048576];2;0))" office:value-type="string" office:string-value="" calcext:value-type="error">
            <text:p>#N/D</text:p>
          </table:table-cell>
          <table:table-cell table:style-name="ce13" table:formula="of:=IF([.E1012]=&quot;W_REGISTER (RF_CH)&quot;;BIN2DEC([.D1013]);IF([.E1012]=&quot;W_REGISTER (TX_ADDR)&quot;;CONCATENATE(&quot;0x&quot;;BIN2HEX([.D1017]);BIN2HEX([.D1016]);BIN2HEX([.D1015]);BIN2HEX([.D1014]);BIN2HEX([.D1013]));&quot;&quot;))" office:value-type="string" office:string-value="" calcext:value-type="error">
            <text:p>#N/D</text:p>
          </table:table-cell>
          <table:table-cell table:style-name="ce17" table:formula="of:=IF(OR([.E1011]=&quot;W_TX_PAYLOAD&quot;;AND([.G1011]&lt;&gt;&quot;&quot;;[.E1012]=&quot;&quot;));BIN2HEX([.D101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29249444000000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013]=[.B1012];&quot;&quot;;VLOOKUP([.D1013];[$Spec.A$1:$Spec.B$1048576];2;0))">
            <text:p/>
          </table:table-cell>
          <table:table-cell table:style-name="ce13" table:formula="of:=IF([.E1013]=&quot;W_REGISTER (RF_CH)&quot;;BIN2DEC([.D1014]);IF([.E1013]=&quot;W_REGISTER (TX_ADDR)&quot;;CONCATENATE(&quot;0x&quot;;BIN2HEX([.D1018]);BIN2HEX([.D1017]);BIN2HEX([.D1016]);BIN2HEX([.D1015]);BIN2HEX([.D1014]));&quot;&quot;))">
            <text:p/>
          </table:table-cell>
          <table:table-cell table:style-name="ce17" table:formula="of:=IF(OR([.E1012]=&quot;W_TX_PAYLOAD&quot;;AND([.G1012]&lt;&gt;&quot;&quot;;[.E1013]=&quot;&quot;));BIN2HEX([.D101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2937002800000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014]=[.B1013];&quot;&quot;;VLOOKUP([.D1014];[$Spec.A$1:$Spec.B$1048576];2;0))" office:value-type="string" office:string-value="" calcext:value-type="error">
            <text:p>#N/D</text:p>
          </table:table-cell>
          <table:table-cell table:style-name="ce13" table:formula="of:=IF([.E1014]=&quot;W_REGISTER (RF_CH)&quot;;BIN2DEC([.D1015]);IF([.E1014]=&quot;W_REGISTER (TX_ADDR)&quot;;CONCATENATE(&quot;0x&quot;;BIN2HEX([.D1019]);BIN2HEX([.D1018]);BIN2HEX([.D1017]);BIN2HEX([.D1016]);BIN2HEX([.D1015]));&quot;&quot;))" office:value-type="string" office:string-value="" calcext:value-type="error">
            <text:p>#N/D</text:p>
          </table:table-cell>
          <table:table-cell table:style-name="ce17" table:formula="of:=IF(OR([.E1013]=&quot;W_TX_PAYLOAD&quot;;AND([.G1013]&lt;&gt;&quot;&quot;;[.E1014]=&quot;&quot;));BIN2HEX([.D101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29491612000000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015]=[.B1014];&quot;&quot;;VLOOKUP([.D1015];[$Spec.A$1:$Spec.B$1048576];2;0))" office:value-type="string" office:string-value="" calcext:value-type="error">
            <text:p>#N/D</text:p>
          </table:table-cell>
          <table:table-cell table:style-name="ce13" table:formula="of:=IF([.E1015]=&quot;W_REGISTER (RF_CH)&quot;;BIN2DEC([.D1016]);IF([.E1015]=&quot;W_REGISTER (TX_ADDR)&quot;;CONCATENATE(&quot;0x&quot;;BIN2HEX([.D1020]);BIN2HEX([.D1019]);BIN2HEX([.D1018]);BIN2HEX([.D1017]);BIN2HEX([.D1016]));&quot;&quot;))" office:value-type="string" office:string-value="" calcext:value-type="error">
            <text:p>#N/D</text:p>
          </table:table-cell>
          <table:table-cell table:style-name="ce17" table:formula="of:=IF(OR([.E1014]=&quot;W_TX_PAYLOAD&quot;;AND([.G1014]&lt;&gt;&quot;&quot;;[.E1015]=&quot;&quot;));BIN2HEX([.D101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29617176000000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016]=[.B1015];&quot;&quot;;VLOOKUP([.D1016];[$Spec.A$1:$Spec.B$1048576];2;0))" office:value-type="string" office:string-value="" calcext:value-type="error">
            <text:p>#N/D</text:p>
          </table:table-cell>
          <table:table-cell table:style-name="ce13" table:formula="of:=IF([.E1016]=&quot;W_REGISTER (RF_CH)&quot;;BIN2DEC([.D1017]);IF([.E1016]=&quot;W_REGISTER (TX_ADDR)&quot;;CONCATENATE(&quot;0x&quot;;BIN2HEX([.D1021]);BIN2HEX([.D1020]);BIN2HEX([.D1019]);BIN2HEX([.D1018]);BIN2HEX([.D1017]));&quot;&quot;))" office:value-type="string" office:string-value="" calcext:value-type="error">
            <text:p>#N/D</text:p>
          </table:table-cell>
          <table:table-cell table:style-name="ce17" table:formula="of:=IF(OR([.E1015]=&quot;W_TX_PAYLOAD&quot;;AND([.G1015]&lt;&gt;&quot;&quot;;[.E1016]=&quot;&quot;));BIN2HEX([.D101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29733772000000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<text:s/>0000 <text:s/>1111</text:p>
          </table:table-cell>
          <table:table-cell/>
          <table:table-cell table:style-name="ce13" table:formula="of:=IF([.B1017]=[.B1016];&quot;&quot;;VLOOKUP([.D1017];[$Spec.A$1:$Spec.B$1048576];2;0))">
            <text:p/>
          </table:table-cell>
          <table:table-cell table:style-name="ce13" table:formula="of:=IF([.E1017]=&quot;W_REGISTER (RF_CH)&quot;;BIN2DEC([.D1018]);IF([.E1017]=&quot;W_REGISTER (TX_ADDR)&quot;;CONCATENATE(&quot;0x&quot;;BIN2HEX([.D1022]);BIN2HEX([.D1021]);BIN2HEX([.D1020]);BIN2HEX([.D1019]);BIN2HEX([.D1018]));&quot;&quot;))">
            <text:p/>
          </table:table-cell>
          <table:table-cell table:style-name="ce17" table:formula="of:=IF(OR([.E1016]=&quot;W_TX_PAYLOAD&quot;;AND([.G1016]&lt;&gt;&quot;&quot;;[.E1017]=&quot;&quot;));BIN2HEX([.D101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29866316000000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018]=[.B1017];&quot;&quot;;VLOOKUP([.D1018];[$Spec.A$1:$Spec.B$1048576];2;0))" office:value-type="string" office:string-value="" calcext:value-type="error">
            <text:p>#N/D</text:p>
          </table:table-cell>
          <table:table-cell table:style-name="ce13" table:formula="of:=IF([.E1018]=&quot;W_REGISTER (RF_CH)&quot;;BIN2DEC([.D1019]);IF([.E1018]=&quot;W_REGISTER (TX_ADDR)&quot;;CONCATENATE(&quot;0x&quot;;BIN2HEX([.D1023]);BIN2HEX([.D1022]);BIN2HEX([.D1021]);BIN2HEX([.D1020]);BIN2HEX([.D1019]));&quot;&quot;))" office:value-type="string" office:string-value="" calcext:value-type="error">
            <text:p>#N/D</text:p>
          </table:table-cell>
          <table:table-cell table:style-name="ce17" table:formula="of:=IF(OR([.E1017]=&quot;W_TX_PAYLOAD&quot;;AND([.G1017]&lt;&gt;&quot;&quot;;[.E1018]=&quot;&quot;));BIN2HEX([.D101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29982916000000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019]=[.B1018];&quot;&quot;;VLOOKUP([.D1019];[$Spec.A$1:$Spec.B$1048576];2;0))">
            <text:p/>
          </table:table-cell>
          <table:table-cell table:style-name="ce13" table:formula="of:=IF([.E1019]=&quot;W_REGISTER (RF_CH)&quot;;BIN2DEC([.D1020]);IF([.E1019]=&quot;W_REGISTER (TX_ADDR)&quot;;CONCATENATE(&quot;0x&quot;;BIN2HEX([.D1024]);BIN2HEX([.D1023]);BIN2HEX([.D1022]);BIN2HEX([.D1021]);BIN2HEX([.D1020]));&quot;&quot;))">
            <text:p/>
          </table:table-cell>
          <table:table-cell table:style-name="ce17" table:formula="of:=IF(OR([.E1018]=&quot;W_TX_PAYLOAD&quot;;AND([.G1018]&lt;&gt;&quot;&quot;;[.E1019]=&quot;&quot;));BIN2HEX([.D101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30103496000000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020]=[.B1019];&quot;&quot;;VLOOKUP([.D1020];[$Spec.A$1:$Spec.B$1048576];2;0))" office:value-type="string" office:string-value="" calcext:value-type="error">
            <text:p>#N/D</text:p>
          </table:table-cell>
          <table:table-cell table:style-name="ce13" table:formula="of:=IF([.E1020]=&quot;W_REGISTER (RF_CH)&quot;;BIN2DEC([.D1021]);IF([.E1020]=&quot;W_REGISTER (TX_ADDR)&quot;;CONCATENATE(&quot;0x&quot;;BIN2HEX([.D1025]);BIN2HEX([.D1024]);BIN2HEX([.D1023]);BIN2HEX([.D1022]);BIN2HEX([.D1021]));&quot;&quot;))" office:value-type="string" office:string-value="" calcext:value-type="error">
            <text:p>#N/D</text:p>
          </table:table-cell>
          <table:table-cell table:style-name="ce17" table:formula="of:=IF(OR([.E1019]=&quot;W_TX_PAYLOAD&quot;;AND([.G1019]&lt;&gt;&quot;&quot;;[.E1020]=&quot;&quot;));BIN2HEX([.D102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3022407600000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021]=[.B1020];&quot;&quot;;VLOOKUP([.D1021];[$Spec.A$1:$Spec.B$1048576];2;0))" office:value-type="string" office:string-value="" calcext:value-type="error">
            <text:p>#N/D</text:p>
          </table:table-cell>
          <table:table-cell table:style-name="ce13" table:formula="of:=IF([.E1021]=&quot;W_REGISTER (RF_CH)&quot;;BIN2DEC([.D1022]);IF([.E1021]=&quot;W_REGISTER (TX_ADDR)&quot;;CONCATENATE(&quot;0x&quot;;BIN2HEX([.D1026]);BIN2HEX([.D1025]);BIN2HEX([.D1024]);BIN2HEX([.D1023]);BIN2HEX([.D1022]));&quot;&quot;))" office:value-type="string" office:string-value="" calcext:value-type="error">
            <text:p>#N/D</text:p>
          </table:table-cell>
          <table:table-cell table:style-name="ce17" table:formula="of:=IF(OR([.E1020]=&quot;W_TX_PAYLOAD&quot;;AND([.G1020]&lt;&gt;&quot;&quot;;[.E1021]=&quot;&quot;));BIN2HEX([.D102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3036160000000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022]=[.B1021];&quot;&quot;;VLOOKUP([.D1022];[$Spec.A$1:$Spec.B$1048576];2;0))" office:value-type="string" office:string-value="" calcext:value-type="error">
            <text:p>#N/D</text:p>
          </table:table-cell>
          <table:table-cell table:style-name="ce13" table:formula="of:=IF([.E1022]=&quot;W_REGISTER (RF_CH)&quot;;BIN2DEC([.D1023]);IF([.E1022]=&quot;W_REGISTER (TX_ADDR)&quot;;CONCATENATE(&quot;0x&quot;;BIN2HEX([.D1027]);BIN2HEX([.D1026]);BIN2HEX([.D1025]);BIN2HEX([.D1024]);BIN2HEX([.D1023]));&quot;&quot;))" office:value-type="string" office:string-value="" calcext:value-type="error">
            <text:p>#N/D</text:p>
          </table:table-cell>
          <table:table-cell table:style-name="ce17" table:formula="of:=IF(OR([.E1021]=&quot;W_TX_PAYLOAD&quot;;AND([.G1021]&lt;&gt;&quot;&quot;;[.E1022]=&quot;&quot;));BIN2HEX([.D102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30481184000000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1023]=[.B1022];&quot;&quot;;VLOOKUP([.D1023];[$Spec.A$1:$Spec.B$1048576];2;0))" office:value-type="string" office:string-value="" calcext:value-type="error">
            <text:p>#N/D</text:p>
          </table:table-cell>
          <table:table-cell table:style-name="ce13" table:formula="of:=IF([.E1023]=&quot;W_REGISTER (RF_CH)&quot;;BIN2DEC([.D1024]);IF([.E1023]=&quot;W_REGISTER (TX_ADDR)&quot;;CONCATENATE(&quot;0x&quot;;BIN2HEX([.D1028]);BIN2HEX([.D1027]);BIN2HEX([.D1026]);BIN2HEX([.D1025]);BIN2HEX([.D1024]));&quot;&quot;))" office:value-type="string" office:string-value="" calcext:value-type="error">
            <text:p>#N/D</text:p>
          </table:table-cell>
          <table:table-cell table:style-name="ce17" table:formula="of:=IF(OR([.E1022]=&quot;W_TX_PAYLOAD&quot;;AND([.G1022]&lt;&gt;&quot;&quot;;[.E1023]=&quot;&quot;));BIN2HEX([.D102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30597776000000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1024]=[.B1023];&quot;&quot;;VLOOKUP([.D1024];[$Spec.A$1:$Spec.B$1048576];2;0))">
            <text:p/>
          </table:table-cell>
          <table:table-cell table:style-name="ce13" table:formula="of:=IF([.E1024]=&quot;W_REGISTER (RF_CH)&quot;;BIN2DEC([.D1025]);IF([.E1024]=&quot;W_REGISTER (TX_ADDR)&quot;;CONCATENATE(&quot;0x&quot;;BIN2HEX([.D1029]);BIN2HEX([.D1028]);BIN2HEX([.D1027]);BIN2HEX([.D1026]);BIN2HEX([.D1025]));&quot;&quot;))">
            <text:p/>
          </table:table-cell>
          <table:table-cell table:style-name="ce17" table:formula="of:=IF(OR([.E1023]=&quot;W_TX_PAYLOAD&quot;;AND([.G1023]&lt;&gt;&quot;&quot;;[.E1024]=&quot;&quot;));BIN2HEX([.D102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30714372000000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1025]=[.B1024];&quot;&quot;;VLOOKUP([.D1025];[$Spec.A$1:$Spec.B$1048576];2;0))">
            <text:p/>
          </table:table-cell>
          <table:table-cell table:style-name="ce13" table:formula="of:=IF([.E1025]=&quot;W_REGISTER (RF_CH)&quot;;BIN2DEC([.D1026]);IF([.E1025]=&quot;W_REGISTER (TX_ADDR)&quot;;CONCATENATE(&quot;0x&quot;;BIN2HEX([.D1030]);BIN2HEX([.D1029]);BIN2HEX([.D1028]);BIN2HEX([.D1027]);BIN2HEX([.D1026]));&quot;&quot;))">
            <text:p/>
          </table:table-cell>
          <table:table-cell table:style-name="ce17" table:formula="of:=IF(OR([.E1024]=&quot;W_TX_PAYLOAD&quot;;AND([.G1024]&lt;&gt;&quot;&quot;;[.E1025]=&quot;&quot;));BIN2HEX([.D102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30830964000000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s/>1000 <text:s/>0011</text:p>
          </table:table-cell>
          <table:table-cell/>
          <table:table-cell table:style-name="ce13" table:formula="of:=IF([.B1026]=[.B1025];&quot;&quot;;VLOOKUP([.D1026];[$Spec.A$1:$Spec.B$1048576];2;0))">
            <text:p/>
          </table:table-cell>
          <table:table-cell table:style-name="ce13" table:formula="of:=IF([.E1026]=&quot;W_REGISTER (RF_CH)&quot;;BIN2DEC([.D1027]);IF([.E1026]=&quot;W_REGISTER (TX_ADDR)&quot;;CONCATENATE(&quot;0x&quot;;BIN2HEX([.D1031]);BIN2HEX([.D1030]);BIN2HEX([.D1029]);BIN2HEX([.D1028]);BIN2HEX([.D1027]));&quot;&quot;))">
            <text:p/>
          </table:table-cell>
          <table:table-cell table:style-name="ce17" table:formula="of:=IF(OR([.E1025]=&quot;W_TX_PAYLOAD&quot;;AND([.G1025]&lt;&gt;&quot;&quot;;[.E1026]=&quot;&quot;));BIN2HEX([.D102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30947556000000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s/>1110 <text:s/>0000</text:p>
          </table:table-cell>
          <table:table-cell/>
          <table:table-cell table:style-name="ce13" table:formula="of:=IF([.B1027]=[.B1026];&quot;&quot;;VLOOKUP([.D1027];[$Spec.A$1:$Spec.B$1048576];2;0))">
            <text:p/>
          </table:table-cell>
          <table:table-cell table:style-name="ce13" table:formula="of:=IF([.E1027]=&quot;W_REGISTER (RF_CH)&quot;;BIN2DEC([.D1028]);IF([.E1027]=&quot;W_REGISTER (TX_ADDR)&quot;;CONCATENATE(&quot;0x&quot;;BIN2HEX([.D1032]);BIN2HEX([.D1031]);BIN2HEX([.D1030]);BIN2HEX([.D1029]);BIN2HEX([.D1028]));&quot;&quot;))">
            <text:p/>
          </table:table-cell>
          <table:table-cell table:style-name="ce17" table:formula="of:=IF(OR([.E1026]=&quot;W_TX_PAYLOAD&quot;;AND([.G1026]&lt;&gt;&quot;&quot;;[.E1027]=&quot;&quot;));BIN2HEX([.D102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31064152000000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1028]=[.B1027];&quot;&quot;;VLOOKUP([.D1028];[$Spec.A$1:$Spec.B$1048576];2;0))">
            <text:p/>
          </table:table-cell>
          <table:table-cell table:style-name="ce13" table:formula="of:=IF([.E1028]=&quot;W_REGISTER (RF_CH)&quot;;BIN2DEC([.D1029]);IF([.E1028]=&quot;W_REGISTER (TX_ADDR)&quot;;CONCATENATE(&quot;0x&quot;;BIN2HEX([.D1033]);BIN2HEX([.D1032]);BIN2HEX([.D1031]);BIN2HEX([.D1030]);BIN2HEX([.D1029]));&quot;&quot;))">
            <text:p/>
          </table:table-cell>
          <table:table-cell table:style-name="ce17" table:formula="of:=IF(OR([.E1027]=&quot;W_TX_PAYLOAD&quot;;AND([.G1027]&lt;&gt;&quot;&quot;;[.E1028]=&quot;&quot;));BIN2HEX([.D102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31180748000000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029]=[.B1028];&quot;&quot;;VLOOKUP([.D1029];[$Spec.A$1:$Spec.B$1048576];2;0))">
            <text:p/>
          </table:table-cell>
          <table:table-cell table:style-name="ce13" table:formula="of:=IF([.E1029]=&quot;W_REGISTER (RF_CH)&quot;;BIN2DEC([.D1030]);IF([.E1029]=&quot;W_REGISTER (TX_ADDR)&quot;;CONCATENATE(&quot;0x&quot;;BIN2HEX([.D1034]);BIN2HEX([.D1033]);BIN2HEX([.D1032]);BIN2HEX([.D1031]);BIN2HEX([.D1030]));&quot;&quot;))">
            <text:p/>
          </table:table-cell>
          <table:table-cell table:style-name="ce17" table:formula="of:=IF(OR([.E1028]=&quot;W_TX_PAYLOAD&quot;;AND([.G1028]&lt;&gt;&quot;&quot;;[.E1029]=&quot;&quot;));BIN2HEX([.D102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31313288000000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030]=[.B1029];&quot;&quot;;VLOOKUP([.D1030];[$Spec.A$1:$Spec.B$1048576];2;0))">
            <text:p/>
          </table:table-cell>
          <table:table-cell table:style-name="ce13" table:formula="of:=IF([.E1030]=&quot;W_REGISTER (RF_CH)&quot;;BIN2DEC([.D1031]);IF([.E1030]=&quot;W_REGISTER (TX_ADDR)&quot;;CONCATENATE(&quot;0x&quot;;BIN2HEX([.D1035]);BIN2HEX([.D1034]);BIN2HEX([.D1033]);BIN2HEX([.D1032]);BIN2HEX([.D1031]));&quot;&quot;))">
            <text:p/>
          </table:table-cell>
          <table:table-cell table:style-name="ce17" table:formula="of:=IF(OR([.E1029]=&quot;W_TX_PAYLOAD&quot;;AND([.G1029]&lt;&gt;&quot;&quot;;[.E1030]=&quot;&quot;));BIN2HEX([.D103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31429884000000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s/>0000 <text:s/>0011</text:p>
          </table:table-cell>
          <table:table-cell/>
          <table:table-cell table:style-name="ce13" table:formula="of:=IF([.B1031]=[.B1030];&quot;&quot;;VLOOKUP([.D1031];[$Spec.A$1:$Spec.B$1048576];2;0))">
            <text:p/>
          </table:table-cell>
          <table:table-cell table:style-name="ce13" table:formula="of:=IF([.E1031]=&quot;W_REGISTER (RF_CH)&quot;;BIN2DEC([.D1032]);IF([.E1031]=&quot;W_REGISTER (TX_ADDR)&quot;;CONCATENATE(&quot;0x&quot;;BIN2HEX([.D1036]);BIN2HEX([.D1035]);BIN2HEX([.D1034]);BIN2HEX([.D1033]);BIN2HEX([.D1032]));&quot;&quot;))">
            <text:p/>
          </table:table-cell>
          <table:table-cell table:style-name="ce17" table:formula="of:=IF(OR([.E1030]=&quot;W_TX_PAYLOAD&quot;;AND([.G1030]&lt;&gt;&quot;&quot;;[.E1031]=&quot;&quot;));BIN2HEX([.D103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31556448000000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032]=[.B1031];&quot;&quot;;VLOOKUP([.D1032];[$Spec.A$1:$Spec.B$1048576];2;0))" office:value-type="string" office:string-value="" calcext:value-type="error">
            <text:p>#N/D</text:p>
          </table:table-cell>
          <table:table-cell table:style-name="ce13" table:formula="of:=IF([.E1032]=&quot;W_REGISTER (RF_CH)&quot;;BIN2DEC([.D1033]);IF([.E1032]=&quot;W_REGISTER (TX_ADDR)&quot;;CONCATENATE(&quot;0x&quot;;BIN2HEX([.D1037]);BIN2HEX([.D1036]);BIN2HEX([.D1035]);BIN2HEX([.D1034]);BIN2HEX([.D1033]));&quot;&quot;))" office:value-type="string" office:string-value="" calcext:value-type="error">
            <text:p>#N/D</text:p>
          </table:table-cell>
          <table:table-cell table:style-name="ce17" table:formula="of:=IF(OR([.E1031]=&quot;W_TX_PAYLOAD&quot;;AND([.G1031]&lt;&gt;&quot;&quot;;[.E1032]=&quot;&quot;));BIN2HEX([.D103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31673040000000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1033]=[.B1032];&quot;&quot;;VLOOKUP([.D1033];[$Spec.A$1:$Spec.B$1048576];2;0))">
            <text:p/>
          </table:table-cell>
          <table:table-cell table:style-name="ce13" table:formula="of:=IF([.E1033]=&quot;W_REGISTER (RF_CH)&quot;;BIN2DEC([.D1034]);IF([.E1033]=&quot;W_REGISTER (TX_ADDR)&quot;;CONCATENATE(&quot;0x&quot;;BIN2HEX([.D1038]);BIN2HEX([.D1037]);BIN2HEX([.D1036]);BIN2HEX([.D1035]);BIN2HEX([.D1034]));&quot;&quot;))">
            <text:p/>
          </table:table-cell>
          <table:table-cell table:style-name="ce17" table:formula="of:=IF(OR([.E1032]=&quot;W_TX_PAYLOAD&quot;;AND([.G1032]&lt;&gt;&quot;&quot;;[.E1033]=&quot;&quot;));BIN2HEX([.D103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49294860000000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1034]=[.B1033];&quot;&quot;;VLOOKUP([.D1034];[$Spec.A$1:$Spec.B$1048576];2;0))" office:value-type="string" office:string-value="" calcext:value-type="error">
            <text:p>#N/D</text:p>
          </table:table-cell>
          <table:table-cell table:style-name="ce13" table:formula="of:=IF([.E1034]=&quot;W_REGISTER (RF_CH)&quot;;BIN2DEC([.D1035]);IF([.E1034]=&quot;W_REGISTER (TX_ADDR)&quot;;CONCATENATE(&quot;0x&quot;;BIN2HEX([.D1039]);BIN2HEX([.D1038]);BIN2HEX([.D1037]);BIN2HEX([.D1036]);BIN2HEX([.D1035]));&quot;&quot;))" office:value-type="string" office:string-value="" calcext:value-type="error">
            <text:p>#N/D</text:p>
          </table:table-cell>
          <table:table-cell table:style-name="ce17" table:formula="of:=IF(OR([.E1033]=&quot;W_TX_PAYLOAD&quot;;AND([.G1033]&lt;&gt;&quot;&quot;;[.E1034]=&quot;&quot;));BIN2HEX([.D103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49406472000000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035]=[.B1034];&quot;&quot;;VLOOKUP([.D1035];[$Spec.A$1:$Spec.B$1048576];2;0))">
            <text:p/>
          </table:table-cell>
          <table:table-cell table:style-name="ce13" table:formula="of:=IF([.E1035]=&quot;W_REGISTER (RF_CH)&quot;;BIN2DEC([.D1036]);IF([.E1035]=&quot;W_REGISTER (TX_ADDR)&quot;;CONCATENATE(&quot;0x&quot;;BIN2HEX([.D1040]);BIN2HEX([.D1039]);BIN2HEX([.D1038]);BIN2HEX([.D1037]);BIN2HEX([.D1036]));&quot;&quot;))">
            <text:p/>
          </table:table-cell>
          <table:table-cell table:style-name="ce17" table:formula="of:=IF(OR([.E1034]=&quot;W_TX_PAYLOAD&quot;;AND([.G1034]&lt;&gt;&quot;&quot;;[.E1035]=&quot;&quot;));BIN2HEX([.D103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49539024000000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036]=[.B1035];&quot;&quot;;VLOOKUP([.D1036];[$Spec.A$1:$Spec.B$1048576];2;0))" office:value-type="string" office:string-value="" calcext:value-type="error">
            <text:p>#N/D</text:p>
          </table:table-cell>
          <table:table-cell table:style-name="ce13" table:formula="of:=IF([.E1036]=&quot;W_REGISTER (RF_CH)&quot;;BIN2DEC([.D1037]);IF([.E1036]=&quot;W_REGISTER (TX_ADDR)&quot;;CONCATENATE(&quot;0x&quot;;BIN2HEX([.D1041]);BIN2HEX([.D1040]);BIN2HEX([.D1039]);BIN2HEX([.D1038]);BIN2HEX([.D1037]));&quot;&quot;))" office:value-type="string" office:string-value="" calcext:value-type="error">
            <text:p>#N/D</text:p>
          </table:table-cell>
          <table:table-cell table:style-name="ce17" table:formula="of:=IF(OR([.E1035]=&quot;W_TX_PAYLOAD&quot;;AND([.G1035]&lt;&gt;&quot;&quot;;[.E1036]=&quot;&quot;));BIN2HEX([.D103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4968352400000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037]=[.B1036];&quot;&quot;;VLOOKUP([.D1037];[$Spec.A$1:$Spec.B$1048576];2;0))" office:value-type="string" office:string-value="" calcext:value-type="error">
            <text:p>#N/D</text:p>
          </table:table-cell>
          <table:table-cell table:style-name="ce13" table:formula="of:=IF([.E1037]=&quot;W_REGISTER (RF_CH)&quot;;BIN2DEC([.D1038]);IF([.E1037]=&quot;W_REGISTER (TX_ADDR)&quot;;CONCATENATE(&quot;0x&quot;;BIN2HEX([.D1042]);BIN2HEX([.D1041]);BIN2HEX([.D1040]);BIN2HEX([.D1039]);BIN2HEX([.D1038]));&quot;&quot;))" office:value-type="string" office:string-value="" calcext:value-type="error">
            <text:p>#N/D</text:p>
          </table:table-cell>
          <table:table-cell table:style-name="ce17" table:formula="of:=IF(OR([.E1036]=&quot;W_TX_PAYLOAD&quot;;AND([.G1036]&lt;&gt;&quot;&quot;;[.E1037]=&quot;&quot;));BIN2HEX([.D103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4980012000000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038]=[.B1037];&quot;&quot;;VLOOKUP([.D1038];[$Spec.A$1:$Spec.B$1048576];2;0))">
            <text:p/>
          </table:table-cell>
          <table:table-cell table:style-name="ce13" table:formula="of:=IF([.E1038]=&quot;W_REGISTER (RF_CH)&quot;;BIN2DEC([.D1039]);IF([.E1038]=&quot;W_REGISTER (TX_ADDR)&quot;;CONCATENATE(&quot;0x&quot;;BIN2HEX([.D1043]);BIN2HEX([.D1042]);BIN2HEX([.D1041]);BIN2HEX([.D1040]);BIN2HEX([.D1039]));&quot;&quot;))">
            <text:p/>
          </table:table-cell>
          <table:table-cell table:style-name="ce17" table:formula="of:=IF(OR([.E1037]=&quot;W_TX_PAYLOAD&quot;;AND([.G1037]&lt;&gt;&quot;&quot;;[.E1038]=&quot;&quot;));BIN2HEX([.D103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49938640000000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039]=[.B1038];&quot;&quot;;VLOOKUP([.D1039];[$Spec.A$1:$Spec.B$1048576];2;0))" office:value-type="string" office:string-value="" calcext:value-type="error">
            <text:p>#N/D</text:p>
          </table:table-cell>
          <table:table-cell table:style-name="ce13" table:formula="of:=IF([.E1039]=&quot;W_REGISTER (RF_CH)&quot;;BIN2DEC([.D1040]);IF([.E1039]=&quot;W_REGISTER (TX_ADDR)&quot;;CONCATENATE(&quot;0x&quot;;BIN2HEX([.D1044]);BIN2HEX([.D1043]);BIN2HEX([.D1042]);BIN2HEX([.D1041]);BIN2HEX([.D1040]));&quot;&quot;))" office:value-type="string" office:string-value="" calcext:value-type="error">
            <text:p>#N/D</text:p>
          </table:table-cell>
          <table:table-cell table:style-name="ce17" table:formula="of:=IF(OR([.E1038]=&quot;W_TX_PAYLOAD&quot;;AND([.G1038]&lt;&gt;&quot;&quot;;[.E1039]=&quot;&quot;));BIN2HEX([.D103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50058224000000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1040]=[.B1039];&quot;&quot;;VLOOKUP([.D1040];[$Spec.A$1:$Spec.B$1048576];2;0))" office:value-type="string" office:string-value="" calcext:value-type="error">
            <text:p>#N/D</text:p>
          </table:table-cell>
          <table:table-cell table:style-name="ce13" table:formula="of:=IF([.E1040]=&quot;W_REGISTER (RF_CH)&quot;;BIN2DEC([.D1041]);IF([.E1040]=&quot;W_REGISTER (TX_ADDR)&quot;;CONCATENATE(&quot;0x&quot;;BIN2HEX([.D1045]);BIN2HEX([.D1044]);BIN2HEX([.D1043]);BIN2HEX([.D1042]);BIN2HEX([.D1041]));&quot;&quot;))" office:value-type="string" office:string-value="" calcext:value-type="error">
            <text:p>#N/D</text:p>
          </table:table-cell>
          <table:table-cell table:style-name="ce17" table:formula="of:=IF(OR([.E1039]=&quot;W_TX_PAYLOAD&quot;;AND([.G1039]&lt;&gt;&quot;&quot;;[.E1040]=&quot;&quot;));BIN2HEX([.D104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50174820000000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1041]=[.B1040];&quot;&quot;;VLOOKUP([.D1041];[$Spec.A$1:$Spec.B$1048576];2;0))">
            <text:p/>
          </table:table-cell>
          <table:table-cell table:style-name="ce13" table:formula="of:=IF([.E1041]=&quot;W_REGISTER (RF_CH)&quot;;BIN2DEC([.D1042]);IF([.E1041]=&quot;W_REGISTER (TX_ADDR)&quot;;CONCATENATE(&quot;0x&quot;;BIN2HEX([.D1046]);BIN2HEX([.D1045]);BIN2HEX([.D1044]);BIN2HEX([.D1043]);BIN2HEX([.D1042]));&quot;&quot;))">
            <text:p/>
          </table:table-cell>
          <table:table-cell table:style-name="ce17" table:formula="of:=IF(OR([.E1040]=&quot;W_TX_PAYLOAD&quot;;AND([.G1040]&lt;&gt;&quot;&quot;;[.E1041]=&quot;&quot;));BIN2HEX([.D104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50291412000000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1042]=[.B1041];&quot;&quot;;VLOOKUP([.D1042];[$Spec.A$1:$Spec.B$1048576];2;0))">
            <text:p/>
          </table:table-cell>
          <table:table-cell table:style-name="ce13" table:formula="of:=IF([.E1042]=&quot;W_REGISTER (RF_CH)&quot;;BIN2DEC([.D1043]);IF([.E1042]=&quot;W_REGISTER (TX_ADDR)&quot;;CONCATENATE(&quot;0x&quot;;BIN2HEX([.D1047]);BIN2HEX([.D1046]);BIN2HEX([.D1045]);BIN2HEX([.D1044]);BIN2HEX([.D1043]));&quot;&quot;))">
            <text:p/>
          </table:table-cell>
          <table:table-cell table:style-name="ce17" table:formula="of:=IF(OR([.E1041]=&quot;W_TX_PAYLOAD&quot;;AND([.G1041]&lt;&gt;&quot;&quot;;[.E1042]=&quot;&quot;));BIN2HEX([.D104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50408004000000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1000 <text:s/>0100</text:p>
          </table:table-cell>
          <table:table-cell/>
          <table:table-cell table:style-name="ce13" table:formula="of:=IF([.B1043]=[.B1042];&quot;&quot;;VLOOKUP([.D1043];[$Spec.A$1:$Spec.B$1048576];2;0))">
            <text:p/>
          </table:table-cell>
          <table:table-cell table:style-name="ce13" table:formula="of:=IF([.E1043]=&quot;W_REGISTER (RF_CH)&quot;;BIN2DEC([.D1044]);IF([.E1043]=&quot;W_REGISTER (TX_ADDR)&quot;;CONCATENATE(&quot;0x&quot;;BIN2HEX([.D1048]);BIN2HEX([.D1047]);BIN2HEX([.D1046]);BIN2HEX([.D1045]);BIN2HEX([.D1044]));&quot;&quot;))">
            <text:p/>
          </table:table-cell>
          <table:table-cell table:style-name="ce17" table:formula="of:=IF(OR([.E1042]=&quot;W_TX_PAYLOAD&quot;;AND([.G1042]&lt;&gt;&quot;&quot;;[.E1043]=&quot;&quot;));BIN2HEX([.D104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50524596000000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044]=[.B1043];&quot;&quot;;VLOOKUP([.D1044];[$Spec.A$1:$Spec.B$1048576];2;0))">
            <text:p/>
          </table:table-cell>
          <table:table-cell table:style-name="ce13" table:formula="of:=IF([.E1044]=&quot;W_REGISTER (RF_CH)&quot;;BIN2DEC([.D1045]);IF([.E1044]=&quot;W_REGISTER (TX_ADDR)&quot;;CONCATENATE(&quot;0x&quot;;BIN2HEX([.D1049]);BIN2HEX([.D1048]);BIN2HEX([.D1047]);BIN2HEX([.D1046]);BIN2HEX([.D1045]));&quot;&quot;))">
            <text:p/>
          </table:table-cell>
          <table:table-cell table:style-name="ce17" table:formula="of:=IF(OR([.E1043]=&quot;W_TX_PAYLOAD&quot;;AND([.G1043]&lt;&gt;&quot;&quot;;[.E1044]=&quot;&quot;));BIN2HEX([.D104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50657140000000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1045]=[.B1044];&quot;&quot;;VLOOKUP([.D1045];[$Spec.A$1:$Spec.B$1048576];2;0))">
            <text:p/>
          </table:table-cell>
          <table:table-cell table:style-name="ce13" table:formula="of:=IF([.E1045]=&quot;W_REGISTER (RF_CH)&quot;;BIN2DEC([.D1046]);IF([.E1045]=&quot;W_REGISTER (TX_ADDR)&quot;;CONCATENATE(&quot;0x&quot;;BIN2HEX([.D1050]);BIN2HEX([.D1049]);BIN2HEX([.D1048]);BIN2HEX([.D1047]);BIN2HEX([.D1046]));&quot;&quot;))">
            <text:p/>
          </table:table-cell>
          <table:table-cell table:style-name="ce17" table:formula="of:=IF(OR([.E1044]=&quot;W_TX_PAYLOAD&quot;;AND([.G1044]&lt;&gt;&quot;&quot;;[.E1045]=&quot;&quot;));BIN2HEX([.D104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50773732000000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046]=[.B1045];&quot;&quot;;VLOOKUP([.D1046];[$Spec.A$1:$Spec.B$1048576];2;0))">
            <text:p/>
          </table:table-cell>
          <table:table-cell table:style-name="ce13" table:formula="of:=IF([.E1046]=&quot;W_REGISTER (RF_CH)&quot;;BIN2DEC([.D1047]);IF([.E1046]=&quot;W_REGISTER (TX_ADDR)&quot;;CONCATENATE(&quot;0x&quot;;BIN2HEX([.D1051]);BIN2HEX([.D1050]);BIN2HEX([.D1049]);BIN2HEX([.D1048]);BIN2HEX([.D1047]));&quot;&quot;))">
            <text:p/>
          </table:table-cell>
          <table:table-cell table:style-name="ce17" table:formula="of:=IF(OR([.E1045]=&quot;W_TX_PAYLOAD&quot;;AND([.G1045]&lt;&gt;&quot;&quot;;[.E1046]=&quot;&quot;));BIN2HEX([.D104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50890328000000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047]=[.B1046];&quot;&quot;;VLOOKUP([.D1047];[$Spec.A$1:$Spec.B$1048576];2;0))">
            <text:p/>
          </table:table-cell>
          <table:table-cell table:style-name="ce13" table:formula="of:=IF([.E1047]=&quot;W_REGISTER (RF_CH)&quot;;BIN2DEC([.D1048]);IF([.E1047]=&quot;W_REGISTER (TX_ADDR)&quot;;CONCATENATE(&quot;0x&quot;;BIN2HEX([.D1052]);BIN2HEX([.D1051]);BIN2HEX([.D1050]);BIN2HEX([.D1049]);BIN2HEX([.D1048]));&quot;&quot;))">
            <text:p/>
          </table:table-cell>
          <table:table-cell table:style-name="ce17" table:formula="of:=IF(OR([.E1046]=&quot;W_TX_PAYLOAD&quot;;AND([.G1046]&lt;&gt;&quot;&quot;;[.E1047]=&quot;&quot;));BIN2HEX([.D104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51006920000000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0000 <text:s/>0100</text:p>
          </table:table-cell>
          <table:table-cell/>
          <table:table-cell table:style-name="ce13" table:formula="of:=IF([.B1048]=[.B1047];&quot;&quot;;VLOOKUP([.D1048];[$Spec.A$1:$Spec.B$1048576];2;0))">
            <text:p/>
          </table:table-cell>
          <table:table-cell table:style-name="ce13" table:formula="of:=IF([.E1048]=&quot;W_REGISTER (RF_CH)&quot;;BIN2DEC([.D1049]);IF([.E1048]=&quot;W_REGISTER (TX_ADDR)&quot;;CONCATENATE(&quot;0x&quot;;BIN2HEX([.D1053]);BIN2HEX([.D1052]);BIN2HEX([.D1051]);BIN2HEX([.D1050]);BIN2HEX([.D1049]));&quot;&quot;))">
            <text:p/>
          </table:table-cell>
          <table:table-cell table:style-name="ce17" table:formula="of:=IF(OR([.E1047]=&quot;W_TX_PAYLOAD&quot;;AND([.G1047]&lt;&gt;&quot;&quot;;[.E1048]=&quot;&quot;));BIN2HEX([.D104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51133476000000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049]=[.B1048];&quot;&quot;;VLOOKUP([.D1049];[$Spec.A$1:$Spec.B$1048576];2;0))" office:value-type="string" office:string-value="" calcext:value-type="error">
            <text:p>#N/D</text:p>
          </table:table-cell>
          <table:table-cell table:style-name="ce13" table:formula="of:=IF([.E1049]=&quot;W_REGISTER (RF_CH)&quot;;BIN2DEC([.D1050]);IF([.E1049]=&quot;W_REGISTER (TX_ADDR)&quot;;CONCATENATE(&quot;0x&quot;;BIN2HEX([.D1054]);BIN2HEX([.D1053]);BIN2HEX([.D1052]);BIN2HEX([.D1051]);BIN2HEX([.D1050]));&quot;&quot;))" office:value-type="string" office:string-value="" calcext:value-type="error">
            <text:p>#N/D</text:p>
          </table:table-cell>
          <table:table-cell table:style-name="ce17" table:formula="of:=IF(OR([.E1048]=&quot;W_TX_PAYLOAD&quot;;AND([.G1048]&lt;&gt;&quot;&quot;;[.E1049]=&quot;&quot;));BIN2HEX([.D104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51250064000000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1050]=[.B1049];&quot;&quot;;VLOOKUP([.D1050];[$Spec.A$1:$Spec.B$1048576];2;0))">
            <text:p/>
          </table:table-cell>
          <table:table-cell table:style-name="ce13" table:formula="of:=IF([.E1050]=&quot;W_REGISTER (RF_CH)&quot;;BIN2DEC([.D1051]);IF([.E1050]=&quot;W_REGISTER (TX_ADDR)&quot;;CONCATENATE(&quot;0x&quot;;BIN2HEX([.D1055]);BIN2HEX([.D1054]);BIN2HEX([.D1053]);BIN2HEX([.D1052]);BIN2HEX([.D1051]));&quot;&quot;))">
            <text:p/>
          </table:table-cell>
          <table:table-cell table:style-name="ce17" table:formula="of:=IF(OR([.E1049]=&quot;W_TX_PAYLOAD&quot;;AND([.G1049]&lt;&gt;&quot;&quot;;[.E1050]=&quot;&quot;));BIN2HEX([.D105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5376982800000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1051]=[.B1050];&quot;&quot;;VLOOKUP([.D1051];[$Spec.A$1:$Spec.B$1048576];2;0))" office:value-type="string" office:string-value="" calcext:value-type="error">
            <text:p>#N/D</text:p>
          </table:table-cell>
          <table:table-cell table:style-name="ce13" table:formula="of:=IF([.E1051]=&quot;W_REGISTER (RF_CH)&quot;;BIN2DEC([.D1052]);IF([.E1051]=&quot;W_REGISTER (TX_ADDR)&quot;;CONCATENATE(&quot;0x&quot;;BIN2HEX([.D1056]);BIN2HEX([.D1055]);BIN2HEX([.D1054]);BIN2HEX([.D1053]);BIN2HEX([.D1052]));&quot;&quot;))" office:value-type="string" office:string-value="" calcext:value-type="error">
            <text:p>#N/D</text:p>
          </table:table-cell>
          <table:table-cell table:style-name="ce17" table:formula="of:=IF(OR([.E1050]=&quot;W_TX_PAYLOAD&quot;;AND([.G1050]&lt;&gt;&quot;&quot;;[.E1051]=&quot;&quot;));BIN2HEX([.D105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5388144000000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052]=[.B1051];&quot;&quot;;VLOOKUP([.D1052];[$Spec.A$1:$Spec.B$1048576];2;0))">
            <text:p/>
          </table:table-cell>
          <table:table-cell table:style-name="ce13" table:formula="of:=IF([.E1052]=&quot;W_REGISTER (RF_CH)&quot;;BIN2DEC([.D1053]);IF([.E1052]=&quot;W_REGISTER (TX_ADDR)&quot;;CONCATENATE(&quot;0x&quot;;BIN2HEX([.D1057]);BIN2HEX([.D1056]);BIN2HEX([.D1055]);BIN2HEX([.D1054]);BIN2HEX([.D1053]));&quot;&quot;))">
            <text:p/>
          </table:table-cell>
          <table:table-cell table:style-name="ce17" table:formula="of:=IF(OR([.E1051]=&quot;W_TX_PAYLOAD&quot;;AND([.G1051]&lt;&gt;&quot;&quot;;[.E1052]=&quot;&quot;));BIN2HEX([.D105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54013992000000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053]=[.B1052];&quot;&quot;;VLOOKUP([.D1053];[$Spec.A$1:$Spec.B$1048576];2;0))" office:value-type="string" office:string-value="" calcext:value-type="error">
            <text:p>#N/D</text:p>
          </table:table-cell>
          <table:table-cell table:style-name="ce13" table:formula="of:=IF([.E1053]=&quot;W_REGISTER (RF_CH)&quot;;BIN2DEC([.D1054]);IF([.E1053]=&quot;W_REGISTER (TX_ADDR)&quot;;CONCATENATE(&quot;0x&quot;;BIN2HEX([.D1058]);BIN2HEX([.D1057]);BIN2HEX([.D1056]);BIN2HEX([.D1055]);BIN2HEX([.D1054]));&quot;&quot;))" office:value-type="string" office:string-value="" calcext:value-type="error">
            <text:p>#N/D</text:p>
          </table:table-cell>
          <table:table-cell table:style-name="ce17" table:formula="of:=IF(OR([.E1052]=&quot;W_TX_PAYLOAD&quot;;AND([.G1052]&lt;&gt;&quot;&quot;;[.E1053]=&quot;&quot;));BIN2HEX([.D105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54142552000000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054]=[.B1053];&quot;&quot;;VLOOKUP([.D1054];[$Spec.A$1:$Spec.B$1048576];2;0))" office:value-type="string" office:string-value="" calcext:value-type="error">
            <text:p>#N/D</text:p>
          </table:table-cell>
          <table:table-cell table:style-name="ce13" table:formula="of:=IF([.E1054]=&quot;W_REGISTER (RF_CH)&quot;;BIN2DEC([.D1055]);IF([.E1054]=&quot;W_REGISTER (TX_ADDR)&quot;;CONCATENATE(&quot;0x&quot;;BIN2HEX([.D1059]);BIN2HEX([.D1058]);BIN2HEX([.D1057]);BIN2HEX([.D1056]);BIN2HEX([.D1055]));&quot;&quot;))" office:value-type="string" office:string-value="" calcext:value-type="error">
            <text:p>#N/D</text:p>
          </table:table-cell>
          <table:table-cell table:style-name="ce17" table:formula="of:=IF(OR([.E1053]=&quot;W_TX_PAYLOAD&quot;;AND([.G1053]&lt;&gt;&quot;&quot;;[.E1054]=&quot;&quot;));BIN2HEX([.D105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54259156000000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055]=[.B1054];&quot;&quot;;VLOOKUP([.D1055];[$Spec.A$1:$Spec.B$1048576];2;0))">
            <text:p/>
          </table:table-cell>
          <table:table-cell table:style-name="ce13" table:formula="of:=IF([.E1055]=&quot;W_REGISTER (RF_CH)&quot;;BIN2DEC([.D1056]);IF([.E1055]=&quot;W_REGISTER (TX_ADDR)&quot;;CONCATENATE(&quot;0x&quot;;BIN2HEX([.D1060]);BIN2HEX([.D1059]);BIN2HEX([.D1058]);BIN2HEX([.D1057]);BIN2HEX([.D1056]));&quot;&quot;))">
            <text:p/>
          </table:table-cell>
          <table:table-cell table:style-name="ce17" table:formula="of:=IF(OR([.E1054]=&quot;W_TX_PAYLOAD&quot;;AND([.G1054]&lt;&gt;&quot;&quot;;[.E1055]=&quot;&quot;));BIN2HEX([.D105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54397680000000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056]=[.B1055];&quot;&quot;;VLOOKUP([.D1056];[$Spec.A$1:$Spec.B$1048576];2;0))" office:value-type="string" office:string-value="" calcext:value-type="error">
            <text:p>#N/D</text:p>
          </table:table-cell>
          <table:table-cell table:style-name="ce13" table:formula="of:=IF([.E1056]=&quot;W_REGISTER (RF_CH)&quot;;BIN2DEC([.D1057]);IF([.E1056]=&quot;W_REGISTER (TX_ADDR)&quot;;CONCATENATE(&quot;0x&quot;;BIN2HEX([.D1061]);BIN2HEX([.D1060]);BIN2HEX([.D1059]);BIN2HEX([.D1058]);BIN2HEX([.D1057]));&quot;&quot;))" office:value-type="string" office:string-value="" calcext:value-type="error">
            <text:p>#N/D</text:p>
          </table:table-cell>
          <table:table-cell table:style-name="ce17" table:formula="of:=IF(OR([.E1055]=&quot;W_TX_PAYLOAD&quot;;AND([.G1055]&lt;&gt;&quot;&quot;;[.E1056]=&quot;&quot;));BIN2HEX([.D105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54517264000000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1057]=[.B1056];&quot;&quot;;VLOOKUP([.D1057];[$Spec.A$1:$Spec.B$1048576];2;0))" office:value-type="string" office:string-value="" calcext:value-type="error">
            <text:p>#N/D</text:p>
          </table:table-cell>
          <table:table-cell table:style-name="ce13" table:formula="of:=IF([.E1057]=&quot;W_REGISTER (RF_CH)&quot;;BIN2DEC([.D1058]);IF([.E1057]=&quot;W_REGISTER (TX_ADDR)&quot;;CONCATENATE(&quot;0x&quot;;BIN2HEX([.D1062]);BIN2HEX([.D1061]);BIN2HEX([.D1060]);BIN2HEX([.D1059]);BIN2HEX([.D1058]));&quot;&quot;))" office:value-type="string" office:string-value="" calcext:value-type="error">
            <text:p>#N/D</text:p>
          </table:table-cell>
          <table:table-cell table:style-name="ce17" table:formula="of:=IF(OR([.E1056]=&quot;W_TX_PAYLOAD&quot;;AND([.G1056]&lt;&gt;&quot;&quot;;[.E1057]=&quot;&quot;));BIN2HEX([.D105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54633856000000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1058]=[.B1057];&quot;&quot;;VLOOKUP([.D1058];[$Spec.A$1:$Spec.B$1048576];2;0))">
            <text:p/>
          </table:table-cell>
          <table:table-cell table:style-name="ce13" table:formula="of:=IF([.E1058]=&quot;W_REGISTER (RF_CH)&quot;;BIN2DEC([.D1059]);IF([.E1058]=&quot;W_REGISTER (TX_ADDR)&quot;;CONCATENATE(&quot;0x&quot;;BIN2HEX([.D1063]);BIN2HEX([.D1062]);BIN2HEX([.D1061]);BIN2HEX([.D1060]);BIN2HEX([.D1059]));&quot;&quot;))">
            <text:p/>
          </table:table-cell>
          <table:table-cell table:style-name="ce17" table:formula="of:=IF(OR([.E1057]=&quot;W_TX_PAYLOAD&quot;;AND([.G1057]&lt;&gt;&quot;&quot;;[.E1058]=&quot;&quot;));BIN2HEX([.D105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54766400000000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1059]=[.B1058];&quot;&quot;;VLOOKUP([.D1059];[$Spec.A$1:$Spec.B$1048576];2;0))">
            <text:p/>
          </table:table-cell>
          <table:table-cell table:style-name="ce13" table:formula="of:=IF([.E1059]=&quot;W_REGISTER (RF_CH)&quot;;BIN2DEC([.D1060]);IF([.E1059]=&quot;W_REGISTER (TX_ADDR)&quot;;CONCATENATE(&quot;0x&quot;;BIN2HEX([.D1064]);BIN2HEX([.D1063]);BIN2HEX([.D1062]);BIN2HEX([.D1061]);BIN2HEX([.D1060]));&quot;&quot;))">
            <text:p/>
          </table:table-cell>
          <table:table-cell table:style-name="ce17" table:formula="of:=IF(OR([.E1058]=&quot;W_TX_PAYLOAD&quot;;AND([.G1058]&lt;&gt;&quot;&quot;;[.E1059]=&quot;&quot;));BIN2HEX([.D105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54882992000000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<text:s/>1000 <text:s/>0100</text:p>
          </table:table-cell>
          <table:table-cell/>
          <table:table-cell table:style-name="ce13" table:formula="of:=IF([.B1060]=[.B1059];&quot;&quot;;VLOOKUP([.D1060];[$Spec.A$1:$Spec.B$1048576];2;0))">
            <text:p/>
          </table:table-cell>
          <table:table-cell table:style-name="ce13" table:formula="of:=IF([.E1060]=&quot;W_REGISTER (RF_CH)&quot;;BIN2DEC([.D1061]);IF([.E1060]=&quot;W_REGISTER (TX_ADDR)&quot;;CONCATENATE(&quot;0x&quot;;BIN2HEX([.D1065]);BIN2HEX([.D1064]);BIN2HEX([.D1063]);BIN2HEX([.D1062]);BIN2HEX([.D1061]));&quot;&quot;))">
            <text:p/>
          </table:table-cell>
          <table:table-cell table:style-name="ce17" table:formula="of:=IF(OR([.E1059]=&quot;W_TX_PAYLOAD&quot;;AND([.G1059]&lt;&gt;&quot;&quot;;[.E1060]=&quot;&quot;));BIN2HEX([.D106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54999588000000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061]=[.B1060];&quot;&quot;;VLOOKUP([.D1061];[$Spec.A$1:$Spec.B$1048576];2;0))">
            <text:p/>
          </table:table-cell>
          <table:table-cell table:style-name="ce13" table:formula="of:=IF([.E1061]=&quot;W_REGISTER (RF_CH)&quot;;BIN2DEC([.D1062]);IF([.E1061]=&quot;W_REGISTER (TX_ADDR)&quot;;CONCATENATE(&quot;0x&quot;;BIN2HEX([.D1066]);BIN2HEX([.D1065]);BIN2HEX([.D1064]);BIN2HEX([.D1063]);BIN2HEX([.D1062]));&quot;&quot;))">
            <text:p/>
          </table:table-cell>
          <table:table-cell table:style-name="ce17" table:formula="of:=IF(OR([.E1060]=&quot;W_TX_PAYLOAD&quot;;AND([.G1060]&lt;&gt;&quot;&quot;;[.E1061]=&quot;&quot;));BIN2HEX([.D106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55116180000000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1062]=[.B1061];&quot;&quot;;VLOOKUP([.D1062];[$Spec.A$1:$Spec.B$1048576];2;0))">
            <text:p/>
          </table:table-cell>
          <table:table-cell table:style-name="ce13" table:formula="of:=IF([.E1062]=&quot;W_REGISTER (RF_CH)&quot;;BIN2DEC([.D1063]);IF([.E1062]=&quot;W_REGISTER (TX_ADDR)&quot;;CONCATENATE(&quot;0x&quot;;BIN2HEX([.D1067]);BIN2HEX([.D1066]);BIN2HEX([.D1065]);BIN2HEX([.D1064]);BIN2HEX([.D1063]));&quot;&quot;))">
            <text:p/>
          </table:table-cell>
          <table:table-cell table:style-name="ce17" table:formula="of:=IF(OR([.E1061]=&quot;W_TX_PAYLOAD&quot;;AND([.G1061]&lt;&gt;&quot;&quot;;[.E1062]=&quot;&quot;));BIN2HEX([.D106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55232772000000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063]=[.B1062];&quot;&quot;;VLOOKUP([.D1063];[$Spec.A$1:$Spec.B$1048576];2;0))">
            <text:p/>
          </table:table-cell>
          <table:table-cell table:style-name="ce13" table:formula="of:=IF([.E1063]=&quot;W_REGISTER (RF_CH)&quot;;BIN2DEC([.D1064]);IF([.E1063]=&quot;W_REGISTER (TX_ADDR)&quot;;CONCATENATE(&quot;0x&quot;;BIN2HEX([.D1068]);BIN2HEX([.D1067]);BIN2HEX([.D1066]);BIN2HEX([.D1065]);BIN2HEX([.D1064]));&quot;&quot;))">
            <text:p/>
          </table:table-cell>
          <table:table-cell table:style-name="ce17" table:formula="of:=IF(OR([.E1062]=&quot;W_TX_PAYLOAD&quot;;AND([.G1062]&lt;&gt;&quot;&quot;;[.E1063]=&quot;&quot;));BIN2HEX([.D106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55349364000000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064]=[.B1063];&quot;&quot;;VLOOKUP([.D1064];[$Spec.A$1:$Spec.B$1048576];2;0))">
            <text:p/>
          </table:table-cell>
          <table:table-cell table:style-name="ce13" table:formula="of:=IF([.E1064]=&quot;W_REGISTER (RF_CH)&quot;;BIN2DEC([.D1065]);IF([.E1064]=&quot;W_REGISTER (TX_ADDR)&quot;;CONCATENATE(&quot;0x&quot;;BIN2HEX([.D1069]);BIN2HEX([.D1068]);BIN2HEX([.D1067]);BIN2HEX([.D1066]);BIN2HEX([.D1065]));&quot;&quot;))">
            <text:p/>
          </table:table-cell>
          <table:table-cell table:style-name="ce17" table:formula="of:=IF(OR([.E1063]=&quot;W_TX_PAYLOAD&quot;;AND([.G1063]&lt;&gt;&quot;&quot;;[.E1064]=&quot;&quot;));BIN2HEX([.D106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55465960000000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<text:s/>0000 <text:s/>0100</text:p>
          </table:table-cell>
          <table:table-cell/>
          <table:table-cell table:style-name="ce13" table:formula="of:=IF([.B1065]=[.B1064];&quot;&quot;;VLOOKUP([.D1065];[$Spec.A$1:$Spec.B$1048576];2;0))">
            <text:p/>
          </table:table-cell>
          <table:table-cell table:style-name="ce13" table:formula="of:=IF([.E1065]=&quot;W_REGISTER (RF_CH)&quot;;BIN2DEC([.D1066]);IF([.E1065]=&quot;W_REGISTER (TX_ADDR)&quot;;CONCATENATE(&quot;0x&quot;;BIN2HEX([.D1070]);BIN2HEX([.D1069]);BIN2HEX([.D1068]);BIN2HEX([.D1067]);BIN2HEX([.D1066]));&quot;&quot;))">
            <text:p/>
          </table:table-cell>
          <table:table-cell table:style-name="ce17" table:formula="of:=IF(OR([.E1064]=&quot;W_TX_PAYLOAD&quot;;AND([.G1064]&lt;&gt;&quot;&quot;;[.E1065]=&quot;&quot;));BIN2HEX([.D106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5559252000000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066]=[.B1065];&quot;&quot;;VLOOKUP([.D1066];[$Spec.A$1:$Spec.B$1048576];2;0))" office:value-type="string" office:string-value="" calcext:value-type="error">
            <text:p>#N/D</text:p>
          </table:table-cell>
          <table:table-cell table:style-name="ce13" table:formula="of:=IF([.E1066]=&quot;W_REGISTER (RF_CH)&quot;;BIN2DEC([.D1067]);IF([.E1066]=&quot;W_REGISTER (TX_ADDR)&quot;;CONCATENATE(&quot;0x&quot;;BIN2HEX([.D1071]);BIN2HEX([.D1070]);BIN2HEX([.D1069]);BIN2HEX([.D1068]);BIN2HEX([.D1067]));&quot;&quot;))" office:value-type="string" office:string-value="" calcext:value-type="error">
            <text:p>#N/D</text:p>
          </table:table-cell>
          <table:table-cell table:style-name="ce17" table:formula="of:=IF(OR([.E1065]=&quot;W_TX_PAYLOAD&quot;;AND([.G1065]&lt;&gt;&quot;&quot;;[.E1066]=&quot;&quot;));BIN2HEX([.D106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5570911600000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1067]=[.B1066];&quot;&quot;;VLOOKUP([.D1067];[$Spec.A$1:$Spec.B$1048576];2;0))">
            <text:p/>
          </table:table-cell>
          <table:table-cell table:style-name="ce13" table:formula="of:=IF([.E1067]=&quot;W_REGISTER (RF_CH)&quot;;BIN2DEC([.D1068]);IF([.E1067]=&quot;W_REGISTER (TX_ADDR)&quot;;CONCATENATE(&quot;0x&quot;;BIN2HEX([.D1072]);BIN2HEX([.D1071]);BIN2HEX([.D1070]);BIN2HEX([.D1069]);BIN2HEX([.D1068]));&quot;&quot;))">
            <text:p/>
          </table:table-cell>
          <table:table-cell table:style-name="ce17" table:formula="of:=IF(OR([.E1066]=&quot;W_TX_PAYLOAD&quot;;AND([.G1066]&lt;&gt;&quot;&quot;;[.E1067]=&quot;&quot;));BIN2HEX([.D106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69754416000000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1068]=[.B1067];&quot;&quot;;VLOOKUP([.D1068];[$Spec.A$1:$Spec.B$1048576];2;0))" office:value-type="string" office:string-value="" calcext:value-type="error">
            <text:p>#N/D</text:p>
          </table:table-cell>
          <table:table-cell table:style-name="ce13" table:formula="of:=IF([.E1068]=&quot;W_REGISTER (RF_CH)&quot;;BIN2DEC([.D1069]);IF([.E1068]=&quot;W_REGISTER (TX_ADDR)&quot;;CONCATENATE(&quot;0x&quot;;BIN2HEX([.D1073]);BIN2HEX([.D1072]);BIN2HEX([.D1071]);BIN2HEX([.D1070]);BIN2HEX([.D1069]));&quot;&quot;))" office:value-type="string" office:string-value="" calcext:value-type="error">
            <text:p>#N/D</text:p>
          </table:table-cell>
          <table:table-cell table:style-name="ce17" table:formula="of:=IF(OR([.E1067]=&quot;W_TX_PAYLOAD&quot;;AND([.G1067]&lt;&gt;&quot;&quot;;[.E1068]=&quot;&quot;));BIN2HEX([.D106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69866028000000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069]=[.B1068];&quot;&quot;;VLOOKUP([.D1069];[$Spec.A$1:$Spec.B$1048576];2;0))">
            <text:p/>
          </table:table-cell>
          <table:table-cell table:style-name="ce13" table:formula="of:=IF([.E1069]=&quot;W_REGISTER (RF_CH)&quot;;BIN2DEC([.D1070]);IF([.E1069]=&quot;W_REGISTER (TX_ADDR)&quot;;CONCATENATE(&quot;0x&quot;;BIN2HEX([.D1074]);BIN2HEX([.D1073]);BIN2HEX([.D1072]);BIN2HEX([.D1071]);BIN2HEX([.D1070]));&quot;&quot;))">
            <text:p/>
          </table:table-cell>
          <table:table-cell table:style-name="ce17" table:formula="of:=IF(OR([.E1068]=&quot;W_TX_PAYLOAD&quot;;AND([.G1068]&lt;&gt;&quot;&quot;;[.E1069]=&quot;&quot;));BIN2HEX([.D106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70004556000000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070]=[.B1069];&quot;&quot;;VLOOKUP([.D1070];[$Spec.A$1:$Spec.B$1048576];2;0))" office:value-type="string" office:string-value="" calcext:value-type="error">
            <text:p>#N/D</text:p>
          </table:table-cell>
          <table:table-cell table:style-name="ce13" table:formula="of:=IF([.E1070]=&quot;W_REGISTER (RF_CH)&quot;;BIN2DEC([.D1071]);IF([.E1070]=&quot;W_REGISTER (TX_ADDR)&quot;;CONCATENATE(&quot;0x&quot;;BIN2HEX([.D1075]);BIN2HEX([.D1074]);BIN2HEX([.D1073]);BIN2HEX([.D1072]);BIN2HEX([.D1071]));&quot;&quot;))" office:value-type="string" office:string-value="" calcext:value-type="error">
            <text:p>#N/D</text:p>
          </table:table-cell>
          <table:table-cell table:style-name="ce17" table:formula="of:=IF(OR([.E1069]=&quot;W_TX_PAYLOAD&quot;;AND([.G1069]&lt;&gt;&quot;&quot;;[.E1070]=&quot;&quot;));BIN2HEX([.D107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70149060000000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071]=[.B1070];&quot;&quot;;VLOOKUP([.D1071];[$Spec.A$1:$Spec.B$1048576];2;0))" office:value-type="string" office:string-value="" calcext:value-type="error">
            <text:p>#N/D</text:p>
          </table:table-cell>
          <table:table-cell table:style-name="ce13" table:formula="of:=IF([.E1071]=&quot;W_REGISTER (RF_CH)&quot;;BIN2DEC([.D1072]);IF([.E1071]=&quot;W_REGISTER (TX_ADDR)&quot;;CONCATENATE(&quot;0x&quot;;BIN2HEX([.D1076]);BIN2HEX([.D1075]);BIN2HEX([.D1074]);BIN2HEX([.D1073]);BIN2HEX([.D1072]));&quot;&quot;))" office:value-type="string" office:string-value="" calcext:value-type="error">
            <text:p>#N/D</text:p>
          </table:table-cell>
          <table:table-cell table:style-name="ce17" table:formula="of:=IF(OR([.E1070]=&quot;W_TX_PAYLOAD&quot;;AND([.G1070]&lt;&gt;&quot;&quot;;[.E1071]=&quot;&quot;));BIN2HEX([.D107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70265652000000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072]=[.B1071];&quot;&quot;;VLOOKUP([.D1072];[$Spec.A$1:$Spec.B$1048576];2;0))">
            <text:p/>
          </table:table-cell>
          <table:table-cell table:style-name="ce13" table:formula="of:=IF([.E1072]=&quot;W_REGISTER (RF_CH)&quot;;BIN2DEC([.D1073]);IF([.E1072]=&quot;W_REGISTER (TX_ADDR)&quot;;CONCATENATE(&quot;0x&quot;;BIN2HEX([.D1077]);BIN2HEX([.D1076]);BIN2HEX([.D1075]);BIN2HEX([.D1074]);BIN2HEX([.D1073]));&quot;&quot;))">
            <text:p/>
          </table:table-cell>
          <table:table-cell table:style-name="ce17" table:formula="of:=IF(OR([.E1071]=&quot;W_TX_PAYLOAD&quot;;AND([.G1071]&lt;&gt;&quot;&quot;;[.E1072]=&quot;&quot;));BIN2HEX([.D107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70397200000000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073]=[.B1072];&quot;&quot;;VLOOKUP([.D1073];[$Spec.A$1:$Spec.B$1048576];2;0))" office:value-type="string" office:string-value="" calcext:value-type="error">
            <text:p>#N/D</text:p>
          </table:table-cell>
          <table:table-cell table:style-name="ce13" table:formula="of:=IF([.E1073]=&quot;W_REGISTER (RF_CH)&quot;;BIN2DEC([.D1074]);IF([.E1073]=&quot;W_REGISTER (TX_ADDR)&quot;;CONCATENATE(&quot;0x&quot;;BIN2HEX([.D1078]);BIN2HEX([.D1077]);BIN2HEX([.D1076]);BIN2HEX([.D1075]);BIN2HEX([.D1074]));&quot;&quot;))" office:value-type="string" office:string-value="" calcext:value-type="error">
            <text:p>#N/D</text:p>
          </table:table-cell>
          <table:table-cell table:style-name="ce17" table:formula="of:=IF(OR([.E1072]=&quot;W_TX_PAYLOAD&quot;;AND([.G1072]&lt;&gt;&quot;&quot;;[.E1073]=&quot;&quot;));BIN2HEX([.D107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7052276000000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074]=[.B1073];&quot;&quot;;VLOOKUP([.D1074];[$Spec.A$1:$Spec.B$1048576];2;0))" office:value-type="string" office:string-value="" calcext:value-type="error">
            <text:p>#N/D</text:p>
          </table:table-cell>
          <table:table-cell table:style-name="ce13" table:formula="of:=IF([.E1074]=&quot;W_REGISTER (RF_CH)&quot;;BIN2DEC([.D1075]);IF([.E1074]=&quot;W_REGISTER (TX_ADDR)&quot;;CONCATENATE(&quot;0x&quot;;BIN2HEX([.D1079]);BIN2HEX([.D1078]);BIN2HEX([.D1077]);BIN2HEX([.D1076]);BIN2HEX([.D1075]));&quot;&quot;))" office:value-type="string" office:string-value="" calcext:value-type="error">
            <text:p>#N/D</text:p>
          </table:table-cell>
          <table:table-cell table:style-name="ce17" table:formula="of:=IF(OR([.E1073]=&quot;W_TX_PAYLOAD&quot;;AND([.G1073]&lt;&gt;&quot;&quot;;[.E1074]=&quot;&quot;));BIN2HEX([.D107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7063935200000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s/>0000 <text:s/>1111</text:p>
          </table:table-cell>
          <table:table-cell/>
          <table:table-cell table:style-name="ce13" table:formula="of:=IF([.B1075]=[.B1074];&quot;&quot;;VLOOKUP([.D1075];[$Spec.A$1:$Spec.B$1048576];2;0))">
            <text:p/>
          </table:table-cell>
          <table:table-cell table:style-name="ce13" table:formula="of:=IF([.E1075]=&quot;W_REGISTER (RF_CH)&quot;;BIN2DEC([.D1076]);IF([.E1075]=&quot;W_REGISTER (TX_ADDR)&quot;;CONCATENATE(&quot;0x&quot;;BIN2HEX([.D1080]);BIN2HEX([.D1079]);BIN2HEX([.D1078]);BIN2HEX([.D1077]);BIN2HEX([.D1076]));&quot;&quot;))">
            <text:p/>
          </table:table-cell>
          <table:table-cell table:style-name="ce17" table:formula="of:=IF(OR([.E1074]=&quot;W_TX_PAYLOAD&quot;;AND([.G1074]&lt;&gt;&quot;&quot;;[.E1075]=&quot;&quot;));BIN2HEX([.D107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74180736000000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1076]=[.B1075];&quot;&quot;;VLOOKUP([.D1076];[$Spec.A$1:$Spec.B$1048576];2;0))" office:value-type="string" office:string-value="" calcext:value-type="error">
            <text:p>#N/D</text:p>
          </table:table-cell>
          <table:table-cell table:style-name="ce13" table:formula="of:=IF([.E1076]=&quot;W_REGISTER (RF_CH)&quot;;BIN2DEC([.D1077]);IF([.E1076]=&quot;W_REGISTER (TX_ADDR)&quot;;CONCATENATE(&quot;0x&quot;;BIN2HEX([.D1081]);BIN2HEX([.D1080]);BIN2HEX([.D1079]);BIN2HEX([.D1078]);BIN2HEX([.D1077]));&quot;&quot;))" office:value-type="string" office:string-value="" calcext:value-type="error">
            <text:p>#N/D</text:p>
          </table:table-cell>
          <table:table-cell table:style-name="ce17" table:formula="of:=IF(OR([.E1075]=&quot;W_TX_PAYLOAD&quot;;AND([.G1075]&lt;&gt;&quot;&quot;;[.E1076]=&quot;&quot;));BIN2HEX([.D107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74292348000000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077]=[.B1076];&quot;&quot;;VLOOKUP([.D1077];[$Spec.A$1:$Spec.B$1048576];2;0))">
            <text:p/>
          </table:table-cell>
          <table:table-cell table:style-name="ce13" table:formula="of:=IF([.E1077]=&quot;W_REGISTER (RF_CH)&quot;;BIN2DEC([.D1078]);IF([.E1077]=&quot;W_REGISTER (TX_ADDR)&quot;;CONCATENATE(&quot;0x&quot;;BIN2HEX([.D1082]);BIN2HEX([.D1081]);BIN2HEX([.D1080]);BIN2HEX([.D1079]);BIN2HEX([.D1078]));&quot;&quot;))">
            <text:p/>
          </table:table-cell>
          <table:table-cell table:style-name="ce17" table:formula="of:=IF(OR([.E1076]=&quot;W_TX_PAYLOAD&quot;;AND([.G1076]&lt;&gt;&quot;&quot;;[.E1077]=&quot;&quot;));BIN2HEX([.D107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74431868000000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078]=[.B1077];&quot;&quot;;VLOOKUP([.D1078];[$Spec.A$1:$Spec.B$1048576];2;0))" office:value-type="string" office:string-value="" calcext:value-type="error">
            <text:p>#N/D</text:p>
          </table:table-cell>
          <table:table-cell table:style-name="ce13" table:formula="of:=IF([.E1078]=&quot;W_REGISTER (RF_CH)&quot;;BIN2DEC([.D1079]);IF([.E1078]=&quot;W_REGISTER (TX_ADDR)&quot;;CONCATENATE(&quot;0x&quot;;BIN2HEX([.D1083]);BIN2HEX([.D1082]);BIN2HEX([.D1081]);BIN2HEX([.D1080]);BIN2HEX([.D1079]));&quot;&quot;))" office:value-type="string" office:string-value="" calcext:value-type="error">
            <text:p>#N/D</text:p>
          </table:table-cell>
          <table:table-cell table:style-name="ce17" table:formula="of:=IF(OR([.E1077]=&quot;W_TX_PAYLOAD&quot;;AND([.G1077]&lt;&gt;&quot;&quot;;[.E1078]=&quot;&quot;));BIN2HEX([.D107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74548460000000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079]=[.B1078];&quot;&quot;;VLOOKUP([.D1079];[$Spec.A$1:$Spec.B$1048576];2;0))">
            <text:p/>
          </table:table-cell>
          <table:table-cell table:style-name="ce13" table:formula="of:=IF([.E1079]=&quot;W_REGISTER (RF_CH)&quot;;BIN2DEC([.D1080]);IF([.E1079]=&quot;W_REGISTER (TX_ADDR)&quot;;CONCATENATE(&quot;0x&quot;;BIN2HEX([.D1084]);BIN2HEX([.D1083]);BIN2HEX([.D1082]);BIN2HEX([.D1081]);BIN2HEX([.D1080]));&quot;&quot;))">
            <text:p/>
          </table:table-cell>
          <table:table-cell table:style-name="ce17" table:formula="of:=IF(OR([.E1078]=&quot;W_TX_PAYLOAD&quot;;AND([.G1078]&lt;&gt;&quot;&quot;;[.E1079]=&quot;&quot;));BIN2HEX([.D107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74669040000000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080]=[.B1079];&quot;&quot;;VLOOKUP([.D1080];[$Spec.A$1:$Spec.B$1048576];2;0))" office:value-type="string" office:string-value="" calcext:value-type="error">
            <text:p>#N/D</text:p>
          </table:table-cell>
          <table:table-cell table:style-name="ce13" table:formula="of:=IF([.E1080]=&quot;W_REGISTER (RF_CH)&quot;;BIN2DEC([.D1081]);IF([.E1080]=&quot;W_REGISTER (TX_ADDR)&quot;;CONCATENATE(&quot;0x&quot;;BIN2HEX([.D1085]);BIN2HEX([.D1084]);BIN2HEX([.D1083]);BIN2HEX([.D1082]);BIN2HEX([.D1081]));&quot;&quot;))" office:value-type="string" office:string-value="" calcext:value-type="error">
            <text:p>#N/D</text:p>
          </table:table-cell>
          <table:table-cell table:style-name="ce17" table:formula="of:=IF(OR([.E1079]=&quot;W_TX_PAYLOAD&quot;;AND([.G1079]&lt;&gt;&quot;&quot;;[.E1080]=&quot;&quot;));BIN2HEX([.D108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74790620000000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081]=[.B1080];&quot;&quot;;VLOOKUP([.D1081];[$Spec.A$1:$Spec.B$1048576];2;0))" office:value-type="string" office:string-value="" calcext:value-type="error">
            <text:p>#N/D</text:p>
          </table:table-cell>
          <table:table-cell table:style-name="ce13" table:formula="of:=IF([.E1081]=&quot;W_REGISTER (RF_CH)&quot;;BIN2DEC([.D1082]);IF([.E1081]=&quot;W_REGISTER (TX_ADDR)&quot;;CONCATENATE(&quot;0x&quot;;BIN2HEX([.D1086]);BIN2HEX([.D1085]);BIN2HEX([.D1084]);BIN2HEX([.D1083]);BIN2HEX([.D1082]));&quot;&quot;))" office:value-type="string" office:string-value="" calcext:value-type="error">
            <text:p>#N/D</text:p>
          </table:table-cell>
          <table:table-cell table:style-name="ce17" table:formula="of:=IF(OR([.E1080]=&quot;W_TX_PAYLOAD&quot;;AND([.G1080]&lt;&gt;&quot;&quot;;[.E1081]=&quot;&quot;));BIN2HEX([.D108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7491618000000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082]=[.B1081];&quot;&quot;;VLOOKUP([.D1082];[$Spec.A$1:$Spec.B$1048576];2;0))" office:value-type="string" office:string-value="" calcext:value-type="error">
            <text:p>#N/D</text:p>
          </table:table-cell>
          <table:table-cell table:style-name="ce13" table:formula="of:=IF([.E1082]=&quot;W_REGISTER (RF_CH)&quot;;BIN2DEC([.D1083]);IF([.E1082]=&quot;W_REGISTER (TX_ADDR)&quot;;CONCATENATE(&quot;0x&quot;;BIN2HEX([.D1087]);BIN2HEX([.D1086]);BIN2HEX([.D1085]);BIN2HEX([.D1084]);BIN2HEX([.D1083]));&quot;&quot;))" office:value-type="string" office:string-value="" calcext:value-type="error">
            <text:p>#N/D</text:p>
          </table:table-cell>
          <table:table-cell table:style-name="ce17" table:formula="of:=IF(OR([.E1081]=&quot;W_TX_PAYLOAD&quot;;AND([.G1081]&lt;&gt;&quot;&quot;;[.E1082]=&quot;&quot;));BIN2HEX([.D108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7503276800000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<text:s/>0000 <text:s/>1111</text:p>
          </table:table-cell>
          <table:table-cell/>
          <table:table-cell table:style-name="ce13" table:formula="of:=IF([.B1083]=[.B1082];&quot;&quot;;VLOOKUP([.D1083];[$Spec.A$1:$Spec.B$1048576];2;0))">
            <text:p/>
          </table:table-cell>
          <table:table-cell table:style-name="ce13" table:formula="of:=IF([.E1083]=&quot;W_REGISTER (RF_CH)&quot;;BIN2DEC([.D1084]);IF([.E1083]=&quot;W_REGISTER (TX_ADDR)&quot;;CONCATENATE(&quot;0x&quot;;BIN2HEX([.D1088]);BIN2HEX([.D1087]);BIN2HEX([.D1086]);BIN2HEX([.D1085]);BIN2HEX([.D1084]));&quot;&quot;))">
            <text:p/>
          </table:table-cell>
          <table:table-cell table:style-name="ce17" table:formula="of:=IF(OR([.E1082]=&quot;W_TX_PAYLOAD&quot;;AND([.G1082]&lt;&gt;&quot;&quot;;[.E1083]=&quot;&quot;));BIN2HEX([.D108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90095908000000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1084]=[.B1083];&quot;&quot;;VLOOKUP([.D1084];[$Spec.A$1:$Spec.B$1048576];2;0))" office:value-type="string" office:string-value="" calcext:value-type="error">
            <text:p>#N/D</text:p>
          </table:table-cell>
          <table:table-cell table:style-name="ce13" table:formula="of:=IF([.E1084]=&quot;W_REGISTER (RF_CH)&quot;;BIN2DEC([.D1085]);IF([.E1084]=&quot;W_REGISTER (TX_ADDR)&quot;;CONCATENATE(&quot;0x&quot;;BIN2HEX([.D1089]);BIN2HEX([.D1088]);BIN2HEX([.D1087]);BIN2HEX([.D1086]);BIN2HEX([.D1085]));&quot;&quot;))" office:value-type="string" office:string-value="" calcext:value-type="error">
            <text:p>#N/D</text:p>
          </table:table-cell>
          <table:table-cell table:style-name="ce17" table:formula="of:=IF(OR([.E1083]=&quot;W_TX_PAYLOAD&quot;;AND([.G1083]&lt;&gt;&quot;&quot;;[.E1084]=&quot;&quot;));BIN2HEX([.D108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90207520000000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085]=[.B1084];&quot;&quot;;VLOOKUP([.D1085];[$Spec.A$1:$Spec.B$1048576];2;0))">
            <text:p/>
          </table:table-cell>
          <table:table-cell table:style-name="ce13" table:formula="of:=IF([.E1085]=&quot;W_REGISTER (RF_CH)&quot;;BIN2DEC([.D1086]);IF([.E1085]=&quot;W_REGISTER (TX_ADDR)&quot;;CONCATENATE(&quot;0x&quot;;BIN2HEX([.D1090]);BIN2HEX([.D1089]);BIN2HEX([.D1088]);BIN2HEX([.D1087]);BIN2HEX([.D1086]));&quot;&quot;))">
            <text:p/>
          </table:table-cell>
          <table:table-cell table:style-name="ce17" table:formula="of:=IF(OR([.E1084]=&quot;W_TX_PAYLOAD&quot;;AND([.G1084]&lt;&gt;&quot;&quot;;[.E1085]=&quot;&quot;));BIN2HEX([.D108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90347048000000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086]=[.B1085];&quot;&quot;;VLOOKUP([.D1086];[$Spec.A$1:$Spec.B$1048576];2;0))" office:value-type="string" office:string-value="" calcext:value-type="error">
            <text:p>#N/D</text:p>
          </table:table-cell>
          <table:table-cell table:style-name="ce13" table:formula="of:=IF([.E1086]=&quot;W_REGISTER (RF_CH)&quot;;BIN2DEC([.D1087]);IF([.E1086]=&quot;W_REGISTER (TX_ADDR)&quot;;CONCATENATE(&quot;0x&quot;;BIN2HEX([.D1091]);BIN2HEX([.D1090]);BIN2HEX([.D1089]);BIN2HEX([.D1088]);BIN2HEX([.D1087]));&quot;&quot;))" office:value-type="string" office:string-value="" calcext:value-type="error">
            <text:p>#N/D</text:p>
          </table:table-cell>
          <table:table-cell table:style-name="ce17" table:formula="of:=IF(OR([.E1085]=&quot;W_TX_PAYLOAD&quot;;AND([.G1085]&lt;&gt;&quot;&quot;;[.E1086]=&quot;&quot;));BIN2HEX([.D108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90479588000000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087]=[.B1086];&quot;&quot;;VLOOKUP([.D1087];[$Spec.A$1:$Spec.B$1048576];2;0))">
            <text:p/>
          </table:table-cell>
          <table:table-cell table:style-name="ce13" table:formula="of:=IF([.E1087]=&quot;W_REGISTER (RF_CH)&quot;;BIN2DEC([.D1088]);IF([.E1087]=&quot;W_REGISTER (TX_ADDR)&quot;;CONCATENATE(&quot;0x&quot;;BIN2HEX([.D1092]);BIN2HEX([.D1091]);BIN2HEX([.D1090]);BIN2HEX([.D1089]);BIN2HEX([.D1088]));&quot;&quot;))">
            <text:p/>
          </table:table-cell>
          <table:table-cell table:style-name="ce17" table:formula="of:=IF(OR([.E1086]=&quot;W_TX_PAYLOAD&quot;;AND([.G1086]&lt;&gt;&quot;&quot;;[.E1087]=&quot;&quot;));BIN2HEX([.D108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90600168000000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088]=[.B1087];&quot;&quot;;VLOOKUP([.D1088];[$Spec.A$1:$Spec.B$1048576];2;0))" office:value-type="string" office:string-value="" calcext:value-type="error">
            <text:p>#N/D</text:p>
          </table:table-cell>
          <table:table-cell table:style-name="ce13" table:formula="of:=IF([.E1088]=&quot;W_REGISTER (RF_CH)&quot;;BIN2DEC([.D1089]);IF([.E1088]=&quot;W_REGISTER (TX_ADDR)&quot;;CONCATENATE(&quot;0x&quot;;BIN2HEX([.D1093]);BIN2HEX([.D1092]);BIN2HEX([.D1091]);BIN2HEX([.D1090]);BIN2HEX([.D1089]));&quot;&quot;))" office:value-type="string" office:string-value="" calcext:value-type="error">
            <text:p>#N/D</text:p>
          </table:table-cell>
          <table:table-cell table:style-name="ce17" table:formula="of:=IF(OR([.E1087]=&quot;W_TX_PAYLOAD&quot;;AND([.G1087]&lt;&gt;&quot;&quot;;[.E1088]=&quot;&quot;));BIN2HEX([.D108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90721748000000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089]=[.B1088];&quot;&quot;;VLOOKUP([.D1089];[$Spec.A$1:$Spec.B$1048576];2;0))" office:value-type="string" office:string-value="" calcext:value-type="error">
            <text:p>#N/D</text:p>
          </table:table-cell>
          <table:table-cell table:style-name="ce13" table:formula="of:=IF([.E1089]=&quot;W_REGISTER (RF_CH)&quot;;BIN2DEC([.D1090]);IF([.E1089]=&quot;W_REGISTER (TX_ADDR)&quot;;CONCATENATE(&quot;0x&quot;;BIN2HEX([.D1094]);BIN2HEX([.D1093]);BIN2HEX([.D1092]);BIN2HEX([.D1091]);BIN2HEX([.D1090]));&quot;&quot;))" office:value-type="string" office:string-value="" calcext:value-type="error">
            <text:p>#N/D</text:p>
          </table:table-cell>
          <table:table-cell table:style-name="ce17" table:formula="of:=IF(OR([.E1088]=&quot;W_TX_PAYLOAD&quot;;AND([.G1088]&lt;&gt;&quot;&quot;;[.E1089]=&quot;&quot;));BIN2HEX([.D108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90847312000000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090]=[.B1089];&quot;&quot;;VLOOKUP([.D1090];[$Spec.A$1:$Spec.B$1048576];2;0))" office:value-type="string" office:string-value="" calcext:value-type="error">
            <text:p>#N/D</text:p>
          </table:table-cell>
          <table:table-cell table:style-name="ce13" table:formula="of:=IF([.E1090]=&quot;W_REGISTER (RF_CH)&quot;;BIN2DEC([.D1091]);IF([.E1090]=&quot;W_REGISTER (TX_ADDR)&quot;;CONCATENATE(&quot;0x&quot;;BIN2HEX([.D1095]);BIN2HEX([.D1094]);BIN2HEX([.D1093]);BIN2HEX([.D1092]);BIN2HEX([.D1091]));&quot;&quot;))" office:value-type="string" office:string-value="" calcext:value-type="error">
            <text:p>#N/D</text:p>
          </table:table-cell>
          <table:table-cell table:style-name="ce17" table:formula="of:=IF(OR([.E1089]=&quot;W_TX_PAYLOAD&quot;;AND([.G1089]&lt;&gt;&quot;&quot;;[.E1090]=&quot;&quot;));BIN2HEX([.D109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90963908000000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s/>0000 <text:s/>1111</text:p>
          </table:table-cell>
          <table:table-cell/>
          <table:table-cell table:style-name="ce13" table:formula="of:=IF([.B1091]=[.B1090];&quot;&quot;;VLOOKUP([.D1091];[$Spec.A$1:$Spec.B$1048576];2;0))">
            <text:p/>
          </table:table-cell>
          <table:table-cell table:style-name="ce13" table:formula="of:=IF([.E1091]=&quot;W_REGISTER (RF_CH)&quot;;BIN2DEC([.D1092]);IF([.E1091]=&quot;W_REGISTER (TX_ADDR)&quot;;CONCATENATE(&quot;0x&quot;;BIN2HEX([.D1096]);BIN2HEX([.D1095]);BIN2HEX([.D1094]);BIN2HEX([.D1093]);BIN2HEX([.D1092]));&quot;&quot;))">
            <text:p/>
          </table:table-cell>
          <table:table-cell table:style-name="ce17" table:formula="of:=IF(OR([.E1090]=&quot;W_TX_PAYLOAD&quot;;AND([.G1090]&lt;&gt;&quot;&quot;;[.E1091]=&quot;&quot;));BIN2HEX([.D109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91096456000000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092]=[.B1091];&quot;&quot;;VLOOKUP([.D1092];[$Spec.A$1:$Spec.B$1048576];2;0))" office:value-type="string" office:string-value="" calcext:value-type="error">
            <text:p>#N/D</text:p>
          </table:table-cell>
          <table:table-cell table:style-name="ce13" table:formula="of:=IF([.E1092]=&quot;W_REGISTER (RF_CH)&quot;;BIN2DEC([.D1093]);IF([.E1092]=&quot;W_REGISTER (TX_ADDR)&quot;;CONCATENATE(&quot;0x&quot;;BIN2HEX([.D1097]);BIN2HEX([.D1096]);BIN2HEX([.D1095]);BIN2HEX([.D1094]);BIN2HEX([.D1093]));&quot;&quot;))" office:value-type="string" office:string-value="" calcext:value-type="error">
            <text:p>#N/D</text:p>
          </table:table-cell>
          <table:table-cell table:style-name="ce17" table:formula="of:=IF(OR([.E1091]=&quot;W_TX_PAYLOAD&quot;;AND([.G1091]&lt;&gt;&quot;&quot;;[.E1092]=&quot;&quot;));BIN2HEX([.D109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91213048000000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093]=[.B1092];&quot;&quot;;VLOOKUP([.D1093];[$Spec.A$1:$Spec.B$1048576];2;0))">
            <text:p/>
          </table:table-cell>
          <table:table-cell table:style-name="ce13" table:formula="of:=IF([.E1093]=&quot;W_REGISTER (RF_CH)&quot;;BIN2DEC([.D1094]);IF([.E1093]=&quot;W_REGISTER (TX_ADDR)&quot;;CONCATENATE(&quot;0x&quot;;BIN2HEX([.D1098]);BIN2HEX([.D1097]);BIN2HEX([.D1096]);BIN2HEX([.D1095]);BIN2HEX([.D1094]));&quot;&quot;))">
            <text:p/>
          </table:table-cell>
          <table:table-cell table:style-name="ce17" table:formula="of:=IF(OR([.E1092]=&quot;W_TX_PAYLOAD&quot;;AND([.G1092]&lt;&gt;&quot;&quot;;[.E1093]=&quot;&quot;));BIN2HEX([.D109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91333632000000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094]=[.B1093];&quot;&quot;;VLOOKUP([.D1094];[$Spec.A$1:$Spec.B$1048576];2;0))" office:value-type="string" office:string-value="" calcext:value-type="error">
            <text:p>#N/D</text:p>
          </table:table-cell>
          <table:table-cell table:style-name="ce13" table:formula="of:=IF([.E1094]=&quot;W_REGISTER (RF_CH)&quot;;BIN2DEC([.D1095]);IF([.E1094]=&quot;W_REGISTER (TX_ADDR)&quot;;CONCATENATE(&quot;0x&quot;;BIN2HEX([.D1099]);BIN2HEX([.D1098]);BIN2HEX([.D1097]);BIN2HEX([.D1096]);BIN2HEX([.D1095]));&quot;&quot;))" office:value-type="string" office:string-value="" calcext:value-type="error">
            <text:p>#N/D</text:p>
          </table:table-cell>
          <table:table-cell table:style-name="ce17" table:formula="of:=IF(OR([.E1093]=&quot;W_TX_PAYLOAD&quot;;AND([.G1093]&lt;&gt;&quot;&quot;;[.E1094]=&quot;&quot;));BIN2HEX([.D109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91454212000000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095]=[.B1094];&quot;&quot;;VLOOKUP([.D1095];[$Spec.A$1:$Spec.B$1048576];2;0))" office:value-type="string" office:string-value="" calcext:value-type="error">
            <text:p>#N/D</text:p>
          </table:table-cell>
          <table:table-cell table:style-name="ce13" table:formula="of:=IF([.E1095]=&quot;W_REGISTER (RF_CH)&quot;;BIN2DEC([.D1096]);IF([.E1095]=&quot;W_REGISTER (TX_ADDR)&quot;;CONCATENATE(&quot;0x&quot;;BIN2HEX([.D1100]);BIN2HEX([.D1099]);BIN2HEX([.D1098]);BIN2HEX([.D1097]);BIN2HEX([.D1096]));&quot;&quot;))" office:value-type="string" office:string-value="" calcext:value-type="error">
            <text:p>#N/D</text:p>
          </table:table-cell>
          <table:table-cell table:style-name="ce17" table:formula="of:=IF(OR([.E1094]=&quot;W_TX_PAYLOAD&quot;;AND([.G1094]&lt;&gt;&quot;&quot;;[.E1095]=&quot;&quot;));BIN2HEX([.D109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91591740000000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096]=[.B1095];&quot;&quot;;VLOOKUP([.D1096];[$Spec.A$1:$Spec.B$1048576];2;0))" office:value-type="string" office:string-value="" calcext:value-type="error">
            <text:p>#N/D</text:p>
          </table:table-cell>
          <table:table-cell table:style-name="ce13" table:formula="of:=IF([.E1096]=&quot;W_REGISTER (RF_CH)&quot;;BIN2DEC([.D1097]);IF([.E1096]=&quot;W_REGISTER (TX_ADDR)&quot;;CONCATENATE(&quot;0x&quot;;BIN2HEX([.D1101]);BIN2HEX([.D1100]);BIN2HEX([.D1099]);BIN2HEX([.D1098]);BIN2HEX([.D1097]));&quot;&quot;))" office:value-type="string" office:string-value="" calcext:value-type="error">
            <text:p>#N/D</text:p>
          </table:table-cell>
          <table:table-cell table:style-name="ce17" table:formula="of:=IF(OR([.E1095]=&quot;W_TX_PAYLOAD&quot;;AND([.G1095]&lt;&gt;&quot;&quot;;[.E1096]=&quot;&quot;));BIN2HEX([.D109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91711324000000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1097]=[.B1096];&quot;&quot;;VLOOKUP([.D1097];[$Spec.A$1:$Spec.B$1048576];2;0))" office:value-type="string" office:string-value="" calcext:value-type="error">
            <text:p>#N/D</text:p>
          </table:table-cell>
          <table:table-cell table:style-name="ce13" table:formula="of:=IF([.E1097]=&quot;W_REGISTER (RF_CH)&quot;;BIN2DEC([.D1098]);IF([.E1097]=&quot;W_REGISTER (TX_ADDR)&quot;;CONCATENATE(&quot;0x&quot;;BIN2HEX([.D1102]);BIN2HEX([.D1101]);BIN2HEX([.D1100]);BIN2HEX([.D1099]);BIN2HEX([.D1098]));&quot;&quot;))" office:value-type="string" office:string-value="" calcext:value-type="error">
            <text:p>#N/D</text:p>
          </table:table-cell>
          <table:table-cell table:style-name="ce17" table:formula="of:=IF(OR([.E1096]=&quot;W_TX_PAYLOAD&quot;;AND([.G1096]&lt;&gt;&quot;&quot;;[.E1097]=&quot;&quot;));BIN2HEX([.D109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91827916000000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1098]=[.B1097];&quot;&quot;;VLOOKUP([.D1098];[$Spec.A$1:$Spec.B$1048576];2;0))">
            <text:p/>
          </table:table-cell>
          <table:table-cell table:style-name="ce13" table:formula="of:=IF([.E1098]=&quot;W_REGISTER (RF_CH)&quot;;BIN2DEC([.D1099]);IF([.E1098]=&quot;W_REGISTER (TX_ADDR)&quot;;CONCATENATE(&quot;0x&quot;;BIN2HEX([.D1103]);BIN2HEX([.D1102]);BIN2HEX([.D1101]);BIN2HEX([.D1100]);BIN2HEX([.D1099]));&quot;&quot;))">
            <text:p/>
          </table:table-cell>
          <table:table-cell table:style-name="ce17" table:formula="of:=IF(OR([.E1097]=&quot;W_TX_PAYLOAD&quot;;AND([.G1097]&lt;&gt;&quot;&quot;;[.E1098]=&quot;&quot;));BIN2HEX([.D109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91944508000000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1099]=[.B1098];&quot;&quot;;VLOOKUP([.D1099];[$Spec.A$1:$Spec.B$1048576];2;0))">
            <text:p/>
          </table:table-cell>
          <table:table-cell table:style-name="ce13" table:formula="of:=IF([.E1099]=&quot;W_REGISTER (RF_CH)&quot;;BIN2DEC([.D1100]);IF([.E1099]=&quot;W_REGISTER (TX_ADDR)&quot;;CONCATENATE(&quot;0x&quot;;BIN2HEX([.D1104]);BIN2HEX([.D1103]);BIN2HEX([.D1102]);BIN2HEX([.D1101]);BIN2HEX([.D1100]));&quot;&quot;))">
            <text:p/>
          </table:table-cell>
          <table:table-cell table:style-name="ce17" table:formula="of:=IF(OR([.E1098]=&quot;W_TX_PAYLOAD&quot;;AND([.G1098]&lt;&gt;&quot;&quot;;[.E1099]=&quot;&quot;));BIN2HEX([.D109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92061108000000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<text:s/>1000 <text:s/>0011</text:p>
          </table:table-cell>
          <table:table-cell/>
          <table:table-cell table:style-name="ce13" table:formula="of:=IF([.B1100]=[.B1099];&quot;&quot;;VLOOKUP([.D1100];[$Spec.A$1:$Spec.B$1048576];2;0))">
            <text:p/>
          </table:table-cell>
          <table:table-cell table:style-name="ce13" table:formula="of:=IF([.E1100]=&quot;W_REGISTER (RF_CH)&quot;;BIN2DEC([.D1101]);IF([.E1100]=&quot;W_REGISTER (TX_ADDR)&quot;;CONCATENATE(&quot;0x&quot;;BIN2HEX([.D1105]);BIN2HEX([.D1104]);BIN2HEX([.D1103]);BIN2HEX([.D1102]);BIN2HEX([.D1101]));&quot;&quot;))">
            <text:p/>
          </table:table-cell>
          <table:table-cell table:style-name="ce17" table:formula="of:=IF(OR([.E1099]=&quot;W_TX_PAYLOAD&quot;;AND([.G1099]&lt;&gt;&quot;&quot;;[.E1100]=&quot;&quot;));BIN2HEX([.D110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92177704000000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<text:s/>1110 <text:s/>0000</text:p>
          </table:table-cell>
          <table:table-cell/>
          <table:table-cell table:style-name="ce13" table:formula="of:=IF([.B1101]=[.B1100];&quot;&quot;;VLOOKUP([.D1101];[$Spec.A$1:$Spec.B$1048576];2;0))">
            <text:p/>
          </table:table-cell>
          <table:table-cell table:style-name="ce13" table:formula="of:=IF([.E1101]=&quot;W_REGISTER (RF_CH)&quot;;BIN2DEC([.D1102]);IF([.E1101]=&quot;W_REGISTER (TX_ADDR)&quot;;CONCATENATE(&quot;0x&quot;;BIN2HEX([.D1106]);BIN2HEX([.D1105]);BIN2HEX([.D1104]);BIN2HEX([.D1103]);BIN2HEX([.D1102]));&quot;&quot;))">
            <text:p/>
          </table:table-cell>
          <table:table-cell table:style-name="ce17" table:formula="of:=IF(OR([.E1100]=&quot;W_TX_PAYLOAD&quot;;AND([.G1100]&lt;&gt;&quot;&quot;;[.E1101]=&quot;&quot;));BIN2HEX([.D110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92294304000000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1102]=[.B1101];&quot;&quot;;VLOOKUP([.D1102];[$Spec.A$1:$Spec.B$1048576];2;0))">
            <text:p/>
          </table:table-cell>
          <table:table-cell table:style-name="ce13" table:formula="of:=IF([.E1102]=&quot;W_REGISTER (RF_CH)&quot;;BIN2DEC([.D1103]);IF([.E1102]=&quot;W_REGISTER (TX_ADDR)&quot;;CONCATENATE(&quot;0x&quot;;BIN2HEX([.D1107]);BIN2HEX([.D1106]);BIN2HEX([.D1105]);BIN2HEX([.D1104]);BIN2HEX([.D1103]));&quot;&quot;))">
            <text:p/>
          </table:table-cell>
          <table:table-cell table:style-name="ce17" table:formula="of:=IF(OR([.E1101]=&quot;W_TX_PAYLOAD&quot;;AND([.G1101]&lt;&gt;&quot;&quot;;[.E1102]=&quot;&quot;));BIN2HEX([.D110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92410900000000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103]=[.B1102];&quot;&quot;;VLOOKUP([.D1103];[$Spec.A$1:$Spec.B$1048576];2;0))">
            <text:p/>
          </table:table-cell>
          <table:table-cell table:style-name="ce13" table:formula="of:=IF([.E1103]=&quot;W_REGISTER (RF_CH)&quot;;BIN2DEC([.D1104]);IF([.E1103]=&quot;W_REGISTER (TX_ADDR)&quot;;CONCATENATE(&quot;0x&quot;;BIN2HEX([.D1108]);BIN2HEX([.D1107]);BIN2HEX([.D1106]);BIN2HEX([.D1105]);BIN2HEX([.D1104]));&quot;&quot;))">
            <text:p/>
          </table:table-cell>
          <table:table-cell table:style-name="ce17" table:formula="of:=IF(OR([.E1102]=&quot;W_TX_PAYLOAD&quot;;AND([.G1102]&lt;&gt;&quot;&quot;;[.E1103]=&quot;&quot;));BIN2HEX([.D110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92543440000000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104]=[.B1103];&quot;&quot;;VLOOKUP([.D1104];[$Spec.A$1:$Spec.B$1048576];2;0))">
            <text:p/>
          </table:table-cell>
          <table:table-cell table:style-name="ce13" table:formula="of:=IF([.E1104]=&quot;W_REGISTER (RF_CH)&quot;;BIN2DEC([.D1105]);IF([.E1104]=&quot;W_REGISTER (TX_ADDR)&quot;;CONCATENATE(&quot;0x&quot;;BIN2HEX([.D1109]);BIN2HEX([.D1108]);BIN2HEX([.D1107]);BIN2HEX([.D1106]);BIN2HEX([.D1105]));&quot;&quot;))">
            <text:p/>
          </table:table-cell>
          <table:table-cell table:style-name="ce17" table:formula="of:=IF(OR([.E1103]=&quot;W_TX_PAYLOAD&quot;;AND([.G1103]&lt;&gt;&quot;&quot;;[.E1104]=&quot;&quot;));BIN2HEX([.D110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92660036000000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<text:s/>0000 <text:s/>0011</text:p>
          </table:table-cell>
          <table:table-cell/>
          <table:table-cell table:style-name="ce13" table:formula="of:=IF([.B1105]=[.B1104];&quot;&quot;;VLOOKUP([.D1105];[$Spec.A$1:$Spec.B$1048576];2;0))">
            <text:p/>
          </table:table-cell>
          <table:table-cell table:style-name="ce13" table:formula="of:=IF([.E1105]=&quot;W_REGISTER (RF_CH)&quot;;BIN2DEC([.D1106]);IF([.E1105]=&quot;W_REGISTER (TX_ADDR)&quot;;CONCATENATE(&quot;0x&quot;;BIN2HEX([.D1110]);BIN2HEX([.D1109]);BIN2HEX([.D1108]);BIN2HEX([.D1107]);BIN2HEX([.D1106]));&quot;&quot;))">
            <text:p/>
          </table:table-cell>
          <table:table-cell table:style-name="ce17" table:formula="of:=IF(OR([.E1104]=&quot;W_TX_PAYLOAD&quot;;AND([.G1104]&lt;&gt;&quot;&quot;;[.E1105]=&quot;&quot;));BIN2HEX([.D110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92786596000000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106]=[.B1105];&quot;&quot;;VLOOKUP([.D1106];[$Spec.A$1:$Spec.B$1048576];2;0))" office:value-type="string" office:string-value="" calcext:value-type="error">
            <text:p>#N/D</text:p>
          </table:table-cell>
          <table:table-cell table:style-name="ce13" table:formula="of:=IF([.E1106]=&quot;W_REGISTER (RF_CH)&quot;;BIN2DEC([.D1107]);IF([.E1106]=&quot;W_REGISTER (TX_ADDR)&quot;;CONCATENATE(&quot;0x&quot;;BIN2HEX([.D1111]);BIN2HEX([.D1110]);BIN2HEX([.D1109]);BIN2HEX([.D1108]);BIN2HEX([.D1107]));&quot;&quot;))" office:value-type="string" office:string-value="" calcext:value-type="error">
            <text:p>#N/D</text:p>
          </table:table-cell>
          <table:table-cell table:style-name="ce17" table:formula="of:=IF(OR([.E1105]=&quot;W_TX_PAYLOAD&quot;;AND([.G1105]&lt;&gt;&quot;&quot;;[.E1106]=&quot;&quot;));BIN2HEX([.D110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92903192000000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1107]=[.B1106];&quot;&quot;;VLOOKUP([.D1107];[$Spec.A$1:$Spec.B$1048576];2;0))">
            <text:p/>
          </table:table-cell>
          <table:table-cell table:style-name="ce13" table:formula="of:=IF([.E1107]=&quot;W_REGISTER (RF_CH)&quot;;BIN2DEC([.D1108]);IF([.E1107]=&quot;W_REGISTER (TX_ADDR)&quot;;CONCATENATE(&quot;0x&quot;;BIN2HEX([.D1112]);BIN2HEX([.D1111]);BIN2HEX([.D1110]);BIN2HEX([.D1109]);BIN2HEX([.D1108]));&quot;&quot;))">
            <text:p/>
          </table:table-cell>
          <table:table-cell table:style-name="ce17" table:formula="of:=IF(OR([.E1106]=&quot;W_TX_PAYLOAD&quot;;AND([.G1106]&lt;&gt;&quot;&quot;;[.E1107]=&quot;&quot;));BIN2HEX([.D110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10525164000000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1108]=[.B1107];&quot;&quot;;VLOOKUP([.D1108];[$Spec.A$1:$Spec.B$1048576];2;0))" office:value-type="string" office:string-value="" calcext:value-type="error">
            <text:p>#N/D</text:p>
          </table:table-cell>
          <table:table-cell table:style-name="ce13" table:formula="of:=IF([.E1108]=&quot;W_REGISTER (RF_CH)&quot;;BIN2DEC([.D1109]);IF([.E1108]=&quot;W_REGISTER (TX_ADDR)&quot;;CONCATENATE(&quot;0x&quot;;BIN2HEX([.D1113]);BIN2HEX([.D1112]);BIN2HEX([.D1111]);BIN2HEX([.D1110]);BIN2HEX([.D1109]));&quot;&quot;))" office:value-type="string" office:string-value="" calcext:value-type="error">
            <text:p>#N/D</text:p>
          </table:table-cell>
          <table:table-cell table:style-name="ce17" table:formula="of:=IF(OR([.E1107]=&quot;W_TX_PAYLOAD&quot;;AND([.G1107]&lt;&gt;&quot;&quot;;[.E1108]=&quot;&quot;));BIN2HEX([.D110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10636780000000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109]=[.B1108];&quot;&quot;;VLOOKUP([.D1109];[$Spec.A$1:$Spec.B$1048576];2;0))">
            <text:p/>
          </table:table-cell>
          <table:table-cell table:style-name="ce13" table:formula="of:=IF([.E1109]=&quot;W_REGISTER (RF_CH)&quot;;BIN2DEC([.D1110]);IF([.E1109]=&quot;W_REGISTER (TX_ADDR)&quot;;CONCATENATE(&quot;0x&quot;;BIN2HEX([.D1114]);BIN2HEX([.D1113]);BIN2HEX([.D1112]);BIN2HEX([.D1111]);BIN2HEX([.D1110]));&quot;&quot;))">
            <text:p/>
          </table:table-cell>
          <table:table-cell table:style-name="ce17" table:formula="of:=IF(OR([.E1108]=&quot;W_TX_PAYLOAD&quot;;AND([.G1108]&lt;&gt;&quot;&quot;;[.E1109]=&quot;&quot;));BIN2HEX([.D110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10769328000000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110]=[.B1109];&quot;&quot;;VLOOKUP([.D1110];[$Spec.A$1:$Spec.B$1048576];2;0))" office:value-type="string" office:string-value="" calcext:value-type="error">
            <text:p>#N/D</text:p>
          </table:table-cell>
          <table:table-cell table:style-name="ce13" table:formula="of:=IF([.E1110]=&quot;W_REGISTER (RF_CH)&quot;;BIN2DEC([.D1111]);IF([.E1110]=&quot;W_REGISTER (TX_ADDR)&quot;;CONCATENATE(&quot;0x&quot;;BIN2HEX([.D1115]);BIN2HEX([.D1114]);BIN2HEX([.D1113]);BIN2HEX([.D1112]);BIN2HEX([.D1111]));&quot;&quot;))" office:value-type="string" office:string-value="" calcext:value-type="error">
            <text:p>#N/D</text:p>
          </table:table-cell>
          <table:table-cell table:style-name="ce17" table:formula="of:=IF(OR([.E1109]=&quot;W_TX_PAYLOAD&quot;;AND([.G1109]&lt;&gt;&quot;&quot;;[.E1110]=&quot;&quot;));BIN2HEX([.D111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10913828000000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111]=[.B1110];&quot;&quot;;VLOOKUP([.D1111];[$Spec.A$1:$Spec.B$1048576];2;0))" office:value-type="string" office:string-value="" calcext:value-type="error">
            <text:p>#N/D</text:p>
          </table:table-cell>
          <table:table-cell table:style-name="ce13" table:formula="of:=IF([.E1111]=&quot;W_REGISTER (RF_CH)&quot;;BIN2DEC([.D1112]);IF([.E1111]=&quot;W_REGISTER (TX_ADDR)&quot;;CONCATENATE(&quot;0x&quot;;BIN2HEX([.D1116]);BIN2HEX([.D1115]);BIN2HEX([.D1114]);BIN2HEX([.D1113]);BIN2HEX([.D1112]));&quot;&quot;))" office:value-type="string" office:string-value="" calcext:value-type="error">
            <text:p>#N/D</text:p>
          </table:table-cell>
          <table:table-cell table:style-name="ce17" table:formula="of:=IF(OR([.E1110]=&quot;W_TX_PAYLOAD&quot;;AND([.G1110]&lt;&gt;&quot;&quot;;[.E1111]=&quot;&quot;));BIN2HEX([.D111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11030432000000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112]=[.B1111];&quot;&quot;;VLOOKUP([.D1112];[$Spec.A$1:$Spec.B$1048576];2;0))">
            <text:p/>
          </table:table-cell>
          <table:table-cell table:style-name="ce13" table:formula="of:=IF([.E1112]=&quot;W_REGISTER (RF_CH)&quot;;BIN2DEC([.D1113]);IF([.E1112]=&quot;W_REGISTER (TX_ADDR)&quot;;CONCATENATE(&quot;0x&quot;;BIN2HEX([.D1117]);BIN2HEX([.D1116]);BIN2HEX([.D1115]);BIN2HEX([.D1114]);BIN2HEX([.D1113]));&quot;&quot;))">
            <text:p/>
          </table:table-cell>
          <table:table-cell table:style-name="ce17" table:formula="of:=IF(OR([.E1111]=&quot;W_TX_PAYLOAD&quot;;AND([.G1111]&lt;&gt;&quot;&quot;;[.E1112]=&quot;&quot;));BIN2HEX([.D111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11168952000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113]=[.B1112];&quot;&quot;;VLOOKUP([.D1113];[$Spec.A$1:$Spec.B$1048576];2;0))" office:value-type="string" office:string-value="" calcext:value-type="error">
            <text:p>#N/D</text:p>
          </table:table-cell>
          <table:table-cell table:style-name="ce13" table:formula="of:=IF([.E1113]=&quot;W_REGISTER (RF_CH)&quot;;BIN2DEC([.D1114]);IF([.E1113]=&quot;W_REGISTER (TX_ADDR)&quot;;CONCATENATE(&quot;0x&quot;;BIN2HEX([.D1118]);BIN2HEX([.D1117]);BIN2HEX([.D1116]);BIN2HEX([.D1115]);BIN2HEX([.D1114]));&quot;&quot;))" office:value-type="string" office:string-value="" calcext:value-type="error">
            <text:p>#N/D</text:p>
          </table:table-cell>
          <table:table-cell table:style-name="ce17" table:formula="of:=IF(OR([.E1112]=&quot;W_TX_PAYLOAD&quot;;AND([.G1112]&lt;&gt;&quot;&quot;;[.E1113]=&quot;&quot;));BIN2HEX([.D111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11288536000000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1114]=[.B1113];&quot;&quot;;VLOOKUP([.D1114];[$Spec.A$1:$Spec.B$1048576];2;0))" office:value-type="string" office:string-value="" calcext:value-type="error">
            <text:p>#N/D</text:p>
          </table:table-cell>
          <table:table-cell table:style-name="ce13" table:formula="of:=IF([.E1114]=&quot;W_REGISTER (RF_CH)&quot;;BIN2DEC([.D1115]);IF([.E1114]=&quot;W_REGISTER (TX_ADDR)&quot;;CONCATENATE(&quot;0x&quot;;BIN2HEX([.D1119]);BIN2HEX([.D1118]);BIN2HEX([.D1117]);BIN2HEX([.D1116]);BIN2HEX([.D1115]));&quot;&quot;))" office:value-type="string" office:string-value="" calcext:value-type="error">
            <text:p>#N/D</text:p>
          </table:table-cell>
          <table:table-cell table:style-name="ce17" table:formula="of:=IF(OR([.E1113]=&quot;W_TX_PAYLOAD&quot;;AND([.G1113]&lt;&gt;&quot;&quot;;[.E1114]=&quot;&quot;));BIN2HEX([.D111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11405132000000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1115]=[.B1114];&quot;&quot;;VLOOKUP([.D1115];[$Spec.A$1:$Spec.B$1048576];2;0))">
            <text:p/>
          </table:table-cell>
          <table:table-cell table:style-name="ce13" table:formula="of:=IF([.E1115]=&quot;W_REGISTER (RF_CH)&quot;;BIN2DEC([.D1116]);IF([.E1115]=&quot;W_REGISTER (TX_ADDR)&quot;;CONCATENATE(&quot;0x&quot;;BIN2HEX([.D1120]);BIN2HEX([.D1119]);BIN2HEX([.D1118]);BIN2HEX([.D1117]);BIN2HEX([.D1116]));&quot;&quot;))">
            <text:p/>
          </table:table-cell>
          <table:table-cell table:style-name="ce17" table:formula="of:=IF(OR([.E1114]=&quot;W_TX_PAYLOAD&quot;;AND([.G1114]&lt;&gt;&quot;&quot;;[.E1115]=&quot;&quot;));BIN2HEX([.D111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11521732000000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1116]=[.B1115];&quot;&quot;;VLOOKUP([.D1116];[$Spec.A$1:$Spec.B$1048576];2;0))">
            <text:p/>
          </table:table-cell>
          <table:table-cell table:style-name="ce13" table:formula="of:=IF([.E1116]=&quot;W_REGISTER (RF_CH)&quot;;BIN2DEC([.D1117]);IF([.E1116]=&quot;W_REGISTER (TX_ADDR)&quot;;CONCATENATE(&quot;0x&quot;;BIN2HEX([.D1121]);BIN2HEX([.D1120]);BIN2HEX([.D1119]);BIN2HEX([.D1118]);BIN2HEX([.D1117]));&quot;&quot;))">
            <text:p/>
          </table:table-cell>
          <table:table-cell table:style-name="ce17" table:formula="of:=IF(OR([.E1115]=&quot;W_TX_PAYLOAD&quot;;AND([.G1115]&lt;&gt;&quot;&quot;;[.E1116]=&quot;&quot;));BIN2HEX([.D111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11638324000000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<text:s/>1000 <text:s/>0100</text:p>
          </table:table-cell>
          <table:table-cell/>
          <table:table-cell table:style-name="ce13" table:formula="of:=IF([.B1117]=[.B1116];&quot;&quot;;VLOOKUP([.D1117];[$Spec.A$1:$Spec.B$1048576];2;0))">
            <text:p/>
          </table:table-cell>
          <table:table-cell table:style-name="ce13" table:formula="of:=IF([.E1117]=&quot;W_REGISTER (RF_CH)&quot;;BIN2DEC([.D1118]);IF([.E1117]=&quot;W_REGISTER (TX_ADDR)&quot;;CONCATENATE(&quot;0x&quot;;BIN2HEX([.D1122]);BIN2HEX([.D1121]);BIN2HEX([.D1120]);BIN2HEX([.D1119]);BIN2HEX([.D1118]));&quot;&quot;))">
            <text:p/>
          </table:table-cell>
          <table:table-cell table:style-name="ce17" table:formula="of:=IF(OR([.E1116]=&quot;W_TX_PAYLOAD&quot;;AND([.G1116]&lt;&gt;&quot;&quot;;[.E1117]=&quot;&quot;));BIN2HEX([.D111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11754916000000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118]=[.B1117];&quot;&quot;;VLOOKUP([.D1118];[$Spec.A$1:$Spec.B$1048576];2;0))">
            <text:p/>
          </table:table-cell>
          <table:table-cell table:style-name="ce13" table:formula="of:=IF([.E1118]=&quot;W_REGISTER (RF_CH)&quot;;BIN2DEC([.D1119]);IF([.E1118]=&quot;W_REGISTER (TX_ADDR)&quot;;CONCATENATE(&quot;0x&quot;;BIN2HEX([.D1123]);BIN2HEX([.D1122]);BIN2HEX([.D1121]);BIN2HEX([.D1120]);BIN2HEX([.D1119]));&quot;&quot;))">
            <text:p/>
          </table:table-cell>
          <table:table-cell table:style-name="ce17" table:formula="of:=IF(OR([.E1117]=&quot;W_TX_PAYLOAD&quot;;AND([.G1117]&lt;&gt;&quot;&quot;;[.E1118]=&quot;&quot;));BIN2HEX([.D111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11887456000000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1119]=[.B1118];&quot;&quot;;VLOOKUP([.D1119];[$Spec.A$1:$Spec.B$1048576];2;0))">
            <text:p/>
          </table:table-cell>
          <table:table-cell table:style-name="ce13" table:formula="of:=IF([.E1119]=&quot;W_REGISTER (RF_CH)&quot;;BIN2DEC([.D1120]);IF([.E1119]=&quot;W_REGISTER (TX_ADDR)&quot;;CONCATENATE(&quot;0x&quot;;BIN2HEX([.D1124]);BIN2HEX([.D1123]);BIN2HEX([.D1122]);BIN2HEX([.D1121]);BIN2HEX([.D1120]));&quot;&quot;))">
            <text:p/>
          </table:table-cell>
          <table:table-cell table:style-name="ce17" table:formula="of:=IF(OR([.E1118]=&quot;W_TX_PAYLOAD&quot;;AND([.G1118]&lt;&gt;&quot;&quot;;[.E1119]=&quot;&quot;));BIN2HEX([.D111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12004044000000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120]=[.B1119];&quot;&quot;;VLOOKUP([.D1120];[$Spec.A$1:$Spec.B$1048576];2;0))">
            <text:p/>
          </table:table-cell>
          <table:table-cell table:style-name="ce13" table:formula="of:=IF([.E1120]=&quot;W_REGISTER (RF_CH)&quot;;BIN2DEC([.D1121]);IF([.E1120]=&quot;W_REGISTER (TX_ADDR)&quot;;CONCATENATE(&quot;0x&quot;;BIN2HEX([.D1125]);BIN2HEX([.D1124]);BIN2HEX([.D1123]);BIN2HEX([.D1122]);BIN2HEX([.D1121]));&quot;&quot;))">
            <text:p/>
          </table:table-cell>
          <table:table-cell table:style-name="ce17" table:formula="of:=IF(OR([.E1119]=&quot;W_TX_PAYLOAD&quot;;AND([.G1119]&lt;&gt;&quot;&quot;;[.E1120]=&quot;&quot;));BIN2HEX([.D112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12120636000000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121]=[.B1120];&quot;&quot;;VLOOKUP([.D1121];[$Spec.A$1:$Spec.B$1048576];2;0))">
            <text:p/>
          </table:table-cell>
          <table:table-cell table:style-name="ce13" table:formula="of:=IF([.E1121]=&quot;W_REGISTER (RF_CH)&quot;;BIN2DEC([.D1122]);IF([.E1121]=&quot;W_REGISTER (TX_ADDR)&quot;;CONCATENATE(&quot;0x&quot;;BIN2HEX([.D1126]);BIN2HEX([.D1125]);BIN2HEX([.D1124]);BIN2HEX([.D1123]);BIN2HEX([.D1122]));&quot;&quot;))">
            <text:p/>
          </table:table-cell>
          <table:table-cell table:style-name="ce17" table:formula="of:=IF(OR([.E1120]=&quot;W_TX_PAYLOAD&quot;;AND([.G1120]&lt;&gt;&quot;&quot;;[.E1121]=&quot;&quot;));BIN2HEX([.D112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12237232000000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<text:s/>0000 <text:s/>0100</text:p>
          </table:table-cell>
          <table:table-cell/>
          <table:table-cell table:style-name="ce13" table:formula="of:=IF([.B1122]=[.B1121];&quot;&quot;;VLOOKUP([.D1122];[$Spec.A$1:$Spec.B$1048576];2;0))">
            <text:p/>
          </table:table-cell>
          <table:table-cell table:style-name="ce13" table:formula="of:=IF([.E1122]=&quot;W_REGISTER (RF_CH)&quot;;BIN2DEC([.D1123]);IF([.E1122]=&quot;W_REGISTER (TX_ADDR)&quot;;CONCATENATE(&quot;0x&quot;;BIN2HEX([.D1127]);BIN2HEX([.D1126]);BIN2HEX([.D1125]);BIN2HEX([.D1124]);BIN2HEX([.D1123]));&quot;&quot;))">
            <text:p/>
          </table:table-cell>
          <table:table-cell table:style-name="ce17" table:formula="of:=IF(OR([.E1121]=&quot;W_TX_PAYLOAD&quot;;AND([.G1121]&lt;&gt;&quot;&quot;;[.E1122]=&quot;&quot;));BIN2HEX([.D112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12363792000000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123]=[.B1122];&quot;&quot;;VLOOKUP([.D1123];[$Spec.A$1:$Spec.B$1048576];2;0))" office:value-type="string" office:string-value="" calcext:value-type="error">
            <text:p>#N/D</text:p>
          </table:table-cell>
          <table:table-cell table:style-name="ce13" table:formula="of:=IF([.E1123]=&quot;W_REGISTER (RF_CH)&quot;;BIN2DEC([.D1124]);IF([.E1123]=&quot;W_REGISTER (TX_ADDR)&quot;;CONCATENATE(&quot;0x&quot;;BIN2HEX([.D1128]);BIN2HEX([.D1127]);BIN2HEX([.D1126]);BIN2HEX([.D1125]);BIN2HEX([.D1124]));&quot;&quot;))" office:value-type="string" office:string-value="" calcext:value-type="error">
            <text:p>#N/D</text:p>
          </table:table-cell>
          <table:table-cell table:style-name="ce17" table:formula="of:=IF(OR([.E1122]=&quot;W_TX_PAYLOAD&quot;;AND([.G1122]&lt;&gt;&quot;&quot;;[.E1123]=&quot;&quot;));BIN2HEX([.D112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12480384000000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1124]=[.B1123];&quot;&quot;;VLOOKUP([.D1124];[$Spec.A$1:$Spec.B$1048576];2;0))">
            <text:p/>
          </table:table-cell>
          <table:table-cell table:style-name="ce13" table:formula="of:=IF([.E1124]=&quot;W_REGISTER (RF_CH)&quot;;BIN2DEC([.D1125]);IF([.E1124]=&quot;W_REGISTER (TX_ADDR)&quot;;CONCATENATE(&quot;0x&quot;;BIN2HEX([.D1129]);BIN2HEX([.D1128]);BIN2HEX([.D1127]);BIN2HEX([.D1126]);BIN2HEX([.D1125]));&quot;&quot;))">
            <text:p/>
          </table:table-cell>
          <table:table-cell table:style-name="ce17" table:formula="of:=IF(OR([.E1123]=&quot;W_TX_PAYLOAD&quot;;AND([.G1123]&lt;&gt;&quot;&quot;;[.E1124]=&quot;&quot;));BIN2HEX([.D112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15000192000000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1125]=[.B1124];&quot;&quot;;VLOOKUP([.D1125];[$Spec.A$1:$Spec.B$1048576];2;0))" office:value-type="string" office:string-value="" calcext:value-type="error">
            <text:p>#N/D</text:p>
          </table:table-cell>
          <table:table-cell table:style-name="ce13" table:formula="of:=IF([.E1125]=&quot;W_REGISTER (RF_CH)&quot;;BIN2DEC([.D1126]);IF([.E1125]=&quot;W_REGISTER (TX_ADDR)&quot;;CONCATENATE(&quot;0x&quot;;BIN2HEX([.D1130]);BIN2HEX([.D1129]);BIN2HEX([.D1128]);BIN2HEX([.D1127]);BIN2HEX([.D1126]));&quot;&quot;))" office:value-type="string" office:string-value="" calcext:value-type="error">
            <text:p>#N/D</text:p>
          </table:table-cell>
          <table:table-cell table:style-name="ce17" table:formula="of:=IF(OR([.E1124]=&quot;W_TX_PAYLOAD&quot;;AND([.G1124]&lt;&gt;&quot;&quot;;[.E1125]=&quot;&quot;));BIN2HEX([.D112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15111808000000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126]=[.B1125];&quot;&quot;;VLOOKUP([.D1126];[$Spec.A$1:$Spec.B$1048576];2;0))">
            <text:p/>
          </table:table-cell>
          <table:table-cell table:style-name="ce13" table:formula="of:=IF([.E1126]=&quot;W_REGISTER (RF_CH)&quot;;BIN2DEC([.D1127]);IF([.E1126]=&quot;W_REGISTER (TX_ADDR)&quot;;CONCATENATE(&quot;0x&quot;;BIN2HEX([.D1131]);BIN2HEX([.D1130]);BIN2HEX([.D1129]);BIN2HEX([.D1128]);BIN2HEX([.D1127]));&quot;&quot;))">
            <text:p/>
          </table:table-cell>
          <table:table-cell table:style-name="ce17" table:formula="of:=IF(OR([.E1125]=&quot;W_TX_PAYLOAD&quot;;AND([.G1125]&lt;&gt;&quot;&quot;;[.E1126]=&quot;&quot;));BIN2HEX([.D112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15244364000000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127]=[.B1126];&quot;&quot;;VLOOKUP([.D1127];[$Spec.A$1:$Spec.B$1048576];2;0))" office:value-type="string" office:string-value="" calcext:value-type="error">
            <text:p>#N/D</text:p>
          </table:table-cell>
          <table:table-cell table:style-name="ce13" table:formula="of:=IF([.E1127]=&quot;W_REGISTER (RF_CH)&quot;;BIN2DEC([.D1128]);IF([.E1127]=&quot;W_REGISTER (TX_ADDR)&quot;;CONCATENATE(&quot;0x&quot;;BIN2HEX([.D1132]);BIN2HEX([.D1131]);BIN2HEX([.D1130]);BIN2HEX([.D1129]);BIN2HEX([.D1128]));&quot;&quot;))" office:value-type="string" office:string-value="" calcext:value-type="error">
            <text:p>#N/D</text:p>
          </table:table-cell>
          <table:table-cell table:style-name="ce17" table:formula="of:=IF(OR([.E1126]=&quot;W_TX_PAYLOAD&quot;;AND([.G1126]&lt;&gt;&quot;&quot;;[.E1127]=&quot;&quot;));BIN2HEX([.D112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15372924000000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128]=[.B1127];&quot;&quot;;VLOOKUP([.D1128];[$Spec.A$1:$Spec.B$1048576];2;0))" office:value-type="string" office:string-value="" calcext:value-type="error">
            <text:p>#N/D</text:p>
          </table:table-cell>
          <table:table-cell table:style-name="ce13" table:formula="of:=IF([.E1128]=&quot;W_REGISTER (RF_CH)&quot;;BIN2DEC([.D1129]);IF([.E1128]=&quot;W_REGISTER (TX_ADDR)&quot;;CONCATENATE(&quot;0x&quot;;BIN2HEX([.D1133]);BIN2HEX([.D1132]);BIN2HEX([.D1131]);BIN2HEX([.D1130]);BIN2HEX([.D1129]));&quot;&quot;))" office:value-type="string" office:string-value="" calcext:value-type="error">
            <text:p>#N/D</text:p>
          </table:table-cell>
          <table:table-cell table:style-name="ce17" table:formula="of:=IF(OR([.E1127]=&quot;W_TX_PAYLOAD&quot;;AND([.G1127]&lt;&gt;&quot;&quot;;[.E1128]=&quot;&quot;));BIN2HEX([.D112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15489528000000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129]=[.B1128];&quot;&quot;;VLOOKUP([.D1129];[$Spec.A$1:$Spec.B$1048576];2;0))">
            <text:p/>
          </table:table-cell>
          <table:table-cell table:style-name="ce13" table:formula="of:=IF([.E1129]=&quot;W_REGISTER (RF_CH)&quot;;BIN2DEC([.D1130]);IF([.E1129]=&quot;W_REGISTER (TX_ADDR)&quot;;CONCATENATE(&quot;0x&quot;;BIN2HEX([.D1134]);BIN2HEX([.D1133]);BIN2HEX([.D1132]);BIN2HEX([.D1131]);BIN2HEX([.D1130]));&quot;&quot;))">
            <text:p/>
          </table:table-cell>
          <table:table-cell table:style-name="ce17" table:formula="of:=IF(OR([.E1128]=&quot;W_TX_PAYLOAD&quot;;AND([.G1128]&lt;&gt;&quot;&quot;;[.E1129]=&quot;&quot;));BIN2HEX([.D112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15628052000000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130]=[.B1129];&quot;&quot;;VLOOKUP([.D1130];[$Spec.A$1:$Spec.B$1048576];2;0))" office:value-type="string" office:string-value="" calcext:value-type="error">
            <text:p>#N/D</text:p>
          </table:table-cell>
          <table:table-cell table:style-name="ce13" table:formula="of:=IF([.E1130]=&quot;W_REGISTER (RF_CH)&quot;;BIN2DEC([.D1131]);IF([.E1130]=&quot;W_REGISTER (TX_ADDR)&quot;;CONCATENATE(&quot;0x&quot;;BIN2HEX([.D1135]);BIN2HEX([.D1134]);BIN2HEX([.D1133]);BIN2HEX([.D1132]);BIN2HEX([.D1131]));&quot;&quot;))" office:value-type="string" office:string-value="" calcext:value-type="error">
            <text:p>#N/D</text:p>
          </table:table-cell>
          <table:table-cell table:style-name="ce17" table:formula="of:=IF(OR([.E1129]=&quot;W_TX_PAYLOAD&quot;;AND([.G1129]&lt;&gt;&quot;&quot;;[.E1130]=&quot;&quot;));BIN2HEX([.D113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15747636000000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1131]=[.B1130];&quot;&quot;;VLOOKUP([.D1131];[$Spec.A$1:$Spec.B$1048576];2;0))" office:value-type="string" office:string-value="" calcext:value-type="error">
            <text:p>#N/D</text:p>
          </table:table-cell>
          <table:table-cell table:style-name="ce13" table:formula="of:=IF([.E1131]=&quot;W_REGISTER (RF_CH)&quot;;BIN2DEC([.D1132]);IF([.E1131]=&quot;W_REGISTER (TX_ADDR)&quot;;CONCATENATE(&quot;0x&quot;;BIN2HEX([.D1136]);BIN2HEX([.D1135]);BIN2HEX([.D1134]);BIN2HEX([.D1133]);BIN2HEX([.D1132]));&quot;&quot;))" office:value-type="string" office:string-value="" calcext:value-type="error">
            <text:p>#N/D</text:p>
          </table:table-cell>
          <table:table-cell table:style-name="ce17" table:formula="of:=IF(OR([.E1130]=&quot;W_TX_PAYLOAD&quot;;AND([.G1130]&lt;&gt;&quot;&quot;;[.E1131]=&quot;&quot;));BIN2HEX([.D113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15864232000000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1132]=[.B1131];&quot;&quot;;VLOOKUP([.D1132];[$Spec.A$1:$Spec.B$1048576];2;0))">
            <text:p/>
          </table:table-cell>
          <table:table-cell table:style-name="ce13" table:formula="of:=IF([.E1132]=&quot;W_REGISTER (RF_CH)&quot;;BIN2DEC([.D1133]);IF([.E1132]=&quot;W_REGISTER (TX_ADDR)&quot;;CONCATENATE(&quot;0x&quot;;BIN2HEX([.D1137]);BIN2HEX([.D1136]);BIN2HEX([.D1135]);BIN2HEX([.D1134]);BIN2HEX([.D1133]));&quot;&quot;))">
            <text:p/>
          </table:table-cell>
          <table:table-cell table:style-name="ce17" table:formula="of:=IF(OR([.E1131]=&quot;W_TX_PAYLOAD&quot;;AND([.G1131]&lt;&gt;&quot;&quot;;[.E1132]=&quot;&quot;));BIN2HEX([.D113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15996776000000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1133]=[.B1132];&quot;&quot;;VLOOKUP([.D1133];[$Spec.A$1:$Spec.B$1048576];2;0))">
            <text:p/>
          </table:table-cell>
          <table:table-cell table:style-name="ce13" table:formula="of:=IF([.E1133]=&quot;W_REGISTER (RF_CH)&quot;;BIN2DEC([.D1134]);IF([.E1133]=&quot;W_REGISTER (TX_ADDR)&quot;;CONCATENATE(&quot;0x&quot;;BIN2HEX([.D1138]);BIN2HEX([.D1137]);BIN2HEX([.D1136]);BIN2HEX([.D1135]);BIN2HEX([.D1134]));&quot;&quot;))">
            <text:p/>
          </table:table-cell>
          <table:table-cell table:style-name="ce17" table:formula="of:=IF(OR([.E1132]=&quot;W_TX_PAYLOAD&quot;;AND([.G1132]&lt;&gt;&quot;&quot;;[.E1133]=&quot;&quot;));BIN2HEX([.D113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16113368000000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<text:s/>1000 <text:s/>0100</text:p>
          </table:table-cell>
          <table:table-cell/>
          <table:table-cell table:style-name="ce13" table:formula="of:=IF([.B1134]=[.B1133];&quot;&quot;;VLOOKUP([.D1134];[$Spec.A$1:$Spec.B$1048576];2;0))">
            <text:p/>
          </table:table-cell>
          <table:table-cell table:style-name="ce13" table:formula="of:=IF([.E1134]=&quot;W_REGISTER (RF_CH)&quot;;BIN2DEC([.D1135]);IF([.E1134]=&quot;W_REGISTER (TX_ADDR)&quot;;CONCATENATE(&quot;0x&quot;;BIN2HEX([.D1139]);BIN2HEX([.D1138]);BIN2HEX([.D1137]);BIN2HEX([.D1136]);BIN2HEX([.D1135]));&quot;&quot;))">
            <text:p/>
          </table:table-cell>
          <table:table-cell table:style-name="ce17" table:formula="of:=IF(OR([.E1133]=&quot;W_TX_PAYLOAD&quot;;AND([.G1133]&lt;&gt;&quot;&quot;;[.E1134]=&quot;&quot;));BIN2HEX([.D113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16229960000000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135]=[.B1134];&quot;&quot;;VLOOKUP([.D1135];[$Spec.A$1:$Spec.B$1048576];2;0))">
            <text:p/>
          </table:table-cell>
          <table:table-cell table:style-name="ce13" table:formula="of:=IF([.E1135]=&quot;W_REGISTER (RF_CH)&quot;;BIN2DEC([.D1136]);IF([.E1135]=&quot;W_REGISTER (TX_ADDR)&quot;;CONCATENATE(&quot;0x&quot;;BIN2HEX([.D1140]);BIN2HEX([.D1139]);BIN2HEX([.D1138]);BIN2HEX([.D1137]);BIN2HEX([.D1136]));&quot;&quot;))">
            <text:p/>
          </table:table-cell>
          <table:table-cell table:style-name="ce17" table:formula="of:=IF(OR([.E1134]=&quot;W_TX_PAYLOAD&quot;;AND([.G1134]&lt;&gt;&quot;&quot;;[.E1135]=&quot;&quot;));BIN2HEX([.D113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16346556000000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1136]=[.B1135];&quot;&quot;;VLOOKUP([.D1136];[$Spec.A$1:$Spec.B$1048576];2;0))">
            <text:p/>
          </table:table-cell>
          <table:table-cell table:style-name="ce13" table:formula="of:=IF([.E1136]=&quot;W_REGISTER (RF_CH)&quot;;BIN2DEC([.D1137]);IF([.E1136]=&quot;W_REGISTER (TX_ADDR)&quot;;CONCATENATE(&quot;0x&quot;;BIN2HEX([.D1141]);BIN2HEX([.D1140]);BIN2HEX([.D1139]);BIN2HEX([.D1138]);BIN2HEX([.D1137]));&quot;&quot;))">
            <text:p/>
          </table:table-cell>
          <table:table-cell table:style-name="ce17" table:formula="of:=IF(OR([.E1135]=&quot;W_TX_PAYLOAD&quot;;AND([.G1135]&lt;&gt;&quot;&quot;;[.E1136]=&quot;&quot;));BIN2HEX([.D113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16463144000000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137]=[.B1136];&quot;&quot;;VLOOKUP([.D1137];[$Spec.A$1:$Spec.B$1048576];2;0))">
            <text:p/>
          </table:table-cell>
          <table:table-cell table:style-name="ce13" table:formula="of:=IF([.E1137]=&quot;W_REGISTER (RF_CH)&quot;;BIN2DEC([.D1138]);IF([.E1137]=&quot;W_REGISTER (TX_ADDR)&quot;;CONCATENATE(&quot;0x&quot;;BIN2HEX([.D1142]);BIN2HEX([.D1141]);BIN2HEX([.D1140]);BIN2HEX([.D1139]);BIN2HEX([.D1138]));&quot;&quot;))">
            <text:p/>
          </table:table-cell>
          <table:table-cell table:style-name="ce17" table:formula="of:=IF(OR([.E1136]=&quot;W_TX_PAYLOAD&quot;;AND([.G1136]&lt;&gt;&quot;&quot;;[.E1137]=&quot;&quot;));BIN2HEX([.D113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16579736000000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138]=[.B1137];&quot;&quot;;VLOOKUP([.D1138];[$Spec.A$1:$Spec.B$1048576];2;0))">
            <text:p/>
          </table:table-cell>
          <table:table-cell table:style-name="ce13" table:formula="of:=IF([.E1138]=&quot;W_REGISTER (RF_CH)&quot;;BIN2DEC([.D1139]);IF([.E1138]=&quot;W_REGISTER (TX_ADDR)&quot;;CONCATENATE(&quot;0x&quot;;BIN2HEX([.D1143]);BIN2HEX([.D1142]);BIN2HEX([.D1141]);BIN2HEX([.D1140]);BIN2HEX([.D1139]));&quot;&quot;))">
            <text:p/>
          </table:table-cell>
          <table:table-cell table:style-name="ce17" table:formula="of:=IF(OR([.E1137]=&quot;W_TX_PAYLOAD&quot;;AND([.G1137]&lt;&gt;&quot;&quot;;[.E1138]=&quot;&quot;));BIN2HEX([.D113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16696328000000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<text:s/>0000 <text:s/>0100</text:p>
          </table:table-cell>
          <table:table-cell/>
          <table:table-cell table:style-name="ce13" table:formula="of:=IF([.B1139]=[.B1138];&quot;&quot;;VLOOKUP([.D1139];[$Spec.A$1:$Spec.B$1048576];2;0))">
            <text:p/>
          </table:table-cell>
          <table:table-cell table:style-name="ce13" table:formula="of:=IF([.E1139]=&quot;W_REGISTER (RF_CH)&quot;;BIN2DEC([.D1140]);IF([.E1139]=&quot;W_REGISTER (TX_ADDR)&quot;;CONCATENATE(&quot;0x&quot;;BIN2HEX([.D1144]);BIN2HEX([.D1143]);BIN2HEX([.D1142]);BIN2HEX([.D1141]);BIN2HEX([.D1140]));&quot;&quot;))">
            <text:p/>
          </table:table-cell>
          <table:table-cell table:style-name="ce17" table:formula="of:=IF(OR([.E1138]=&quot;W_TX_PAYLOAD&quot;;AND([.G1138]&lt;&gt;&quot;&quot;;[.E1139]=&quot;&quot;));BIN2HEX([.D113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16822888000000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140]=[.B1139];&quot;&quot;;VLOOKUP([.D1140];[$Spec.A$1:$Spec.B$1048576];2;0))" office:value-type="string" office:string-value="" calcext:value-type="error">
            <text:p>#N/D</text:p>
          </table:table-cell>
          <table:table-cell table:style-name="ce13" table:formula="of:=IF([.E1140]=&quot;W_REGISTER (RF_CH)&quot;;BIN2DEC([.D1141]);IF([.E1140]=&quot;W_REGISTER (TX_ADDR)&quot;;CONCATENATE(&quot;0x&quot;;BIN2HEX([.D1145]);BIN2HEX([.D1144]);BIN2HEX([.D1143]);BIN2HEX([.D1142]);BIN2HEX([.D1141]));&quot;&quot;))" office:value-type="string" office:string-value="" calcext:value-type="error">
            <text:p>#N/D</text:p>
          </table:table-cell>
          <table:table-cell table:style-name="ce17" table:formula="of:=IF(OR([.E1139]=&quot;W_TX_PAYLOAD&quot;;AND([.G1139]&lt;&gt;&quot;&quot;;[.E1140]=&quot;&quot;));BIN2HEX([.D114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16939480000000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1141]=[.B1140];&quot;&quot;;VLOOKUP([.D1141];[$Spec.A$1:$Spec.B$1048576];2;0))">
            <text:p/>
          </table:table-cell>
          <table:table-cell table:style-name="ce13" table:formula="of:=IF([.E1141]=&quot;W_REGISTER (RF_CH)&quot;;BIN2DEC([.D1142]);IF([.E1141]=&quot;W_REGISTER (TX_ADDR)&quot;;CONCATENATE(&quot;0x&quot;;BIN2HEX([.D1146]);BIN2HEX([.D1145]);BIN2HEX([.D1144]);BIN2HEX([.D1143]);BIN2HEX([.D1142]));&quot;&quot;))">
            <text:p/>
          </table:table-cell>
          <table:table-cell table:style-name="ce17" table:formula="of:=IF(OR([.E1140]=&quot;W_TX_PAYLOAD&quot;;AND([.G1140]&lt;&gt;&quot;&quot;;[.E1141]=&quot;&quot;));BIN2HEX([.D114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30985252000000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1142]=[.B1141];&quot;&quot;;VLOOKUP([.D1142];[$Spec.A$1:$Spec.B$1048576];2;0))" office:value-type="string" office:string-value="" calcext:value-type="error">
            <text:p>#N/D</text:p>
          </table:table-cell>
          <table:table-cell table:style-name="ce13" table:formula="of:=IF([.E1142]=&quot;W_REGISTER (RF_CH)&quot;;BIN2DEC([.D1143]);IF([.E1142]=&quot;W_REGISTER (TX_ADDR)&quot;;CONCATENATE(&quot;0x&quot;;BIN2HEX([.D1147]);BIN2HEX([.D1146]);BIN2HEX([.D1145]);BIN2HEX([.D1144]);BIN2HEX([.D1143]));&quot;&quot;))" office:value-type="string" office:string-value="" calcext:value-type="error">
            <text:p>#N/D</text:p>
          </table:table-cell>
          <table:table-cell table:style-name="ce17" table:formula="of:=IF(OR([.E1141]=&quot;W_TX_PAYLOAD&quot;;AND([.G1141]&lt;&gt;&quot;&quot;;[.E1142]=&quot;&quot;));BIN2HEX([.D114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31096872000000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143]=[.B1142];&quot;&quot;;VLOOKUP([.D1143];[$Spec.A$1:$Spec.B$1048576];2;0))">
            <text:p/>
          </table:table-cell>
          <table:table-cell table:style-name="ce13" table:formula="of:=IF([.E1143]=&quot;W_REGISTER (RF_CH)&quot;;BIN2DEC([.D1144]);IF([.E1143]=&quot;W_REGISTER (TX_ADDR)&quot;;CONCATENATE(&quot;0x&quot;;BIN2HEX([.D1148]);BIN2HEX([.D1147]);BIN2HEX([.D1146]);BIN2HEX([.D1145]);BIN2HEX([.D1144]));&quot;&quot;))">
            <text:p/>
          </table:table-cell>
          <table:table-cell table:style-name="ce17" table:formula="of:=IF(OR([.E1142]=&quot;W_TX_PAYLOAD&quot;;AND([.G1142]&lt;&gt;&quot;&quot;;[.E1143]=&quot;&quot;));BIN2HEX([.D114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3123539600000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144]=[.B1143];&quot;&quot;;VLOOKUP([.D1144];[$Spec.A$1:$Spec.B$1048576];2;0))" office:value-type="string" office:string-value="" calcext:value-type="error">
            <text:p>#N/D</text:p>
          </table:table-cell>
          <table:table-cell table:style-name="ce13" table:formula="of:=IF([.E1144]=&quot;W_REGISTER (RF_CH)&quot;;BIN2DEC([.D1145]);IF([.E1144]=&quot;W_REGISTER (TX_ADDR)&quot;;CONCATENATE(&quot;0x&quot;;BIN2HEX([.D1149]);BIN2HEX([.D1148]);BIN2HEX([.D1147]);BIN2HEX([.D1146]);BIN2HEX([.D1145]));&quot;&quot;))" office:value-type="string" office:string-value="" calcext:value-type="error">
            <text:p>#N/D</text:p>
          </table:table-cell>
          <table:table-cell table:style-name="ce17" table:formula="of:=IF(OR([.E1143]=&quot;W_TX_PAYLOAD&quot;;AND([.G1143]&lt;&gt;&quot;&quot;;[.E1144]=&quot;&quot;));BIN2HEX([.D114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3137990000000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145]=[.B1144];&quot;&quot;;VLOOKUP([.D1145];[$Spec.A$1:$Spec.B$1048576];2;0))" office:value-type="string" office:string-value="" calcext:value-type="error">
            <text:p>#N/D</text:p>
          </table:table-cell>
          <table:table-cell table:style-name="ce13" table:formula="of:=IF([.E1145]=&quot;W_REGISTER (RF_CH)&quot;;BIN2DEC([.D1146]);IF([.E1145]=&quot;W_REGISTER (TX_ADDR)&quot;;CONCATENATE(&quot;0x&quot;;BIN2HEX([.D1150]);BIN2HEX([.D1149]);BIN2HEX([.D1148]);BIN2HEX([.D1147]);BIN2HEX([.D1146]));&quot;&quot;))" office:value-type="string" office:string-value="" calcext:value-type="error">
            <text:p>#N/D</text:p>
          </table:table-cell>
          <table:table-cell table:style-name="ce17" table:formula="of:=IF(OR([.E1144]=&quot;W_TX_PAYLOAD&quot;;AND([.G1144]&lt;&gt;&quot;&quot;;[.E1145]=&quot;&quot;));BIN2HEX([.D114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3149650000000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146]=[.B1145];&quot;&quot;;VLOOKUP([.D1146];[$Spec.A$1:$Spec.B$1048576];2;0))">
            <text:p/>
          </table:table-cell>
          <table:table-cell table:style-name="ce13" table:formula="of:=IF([.E1146]=&quot;W_REGISTER (RF_CH)&quot;;BIN2DEC([.D1147]);IF([.E1146]=&quot;W_REGISTER (TX_ADDR)&quot;;CONCATENATE(&quot;0x&quot;;BIN2HEX([.D1151]);BIN2HEX([.D1150]);BIN2HEX([.D1149]);BIN2HEX([.D1148]);BIN2HEX([.D1147]));&quot;&quot;))">
            <text:p/>
          </table:table-cell>
          <table:table-cell table:style-name="ce17" table:formula="of:=IF(OR([.E1145]=&quot;W_TX_PAYLOAD&quot;;AND([.G1145]&lt;&gt;&quot;&quot;;[.E1146]=&quot;&quot;));BIN2HEX([.D114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31628048000000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147]=[.B1146];&quot;&quot;;VLOOKUP([.D1147];[$Spec.A$1:$Spec.B$1048576];2;0))" office:value-type="string" office:string-value="" calcext:value-type="error">
            <text:p>#N/D</text:p>
          </table:table-cell>
          <table:table-cell table:style-name="ce13" table:formula="of:=IF([.E1147]=&quot;W_REGISTER (RF_CH)&quot;;BIN2DEC([.D1148]);IF([.E1147]=&quot;W_REGISTER (TX_ADDR)&quot;;CONCATENATE(&quot;0x&quot;;BIN2HEX([.D1152]);BIN2HEX([.D1151]);BIN2HEX([.D1150]);BIN2HEX([.D1149]);BIN2HEX([.D1148]));&quot;&quot;))" office:value-type="string" office:string-value="" calcext:value-type="error">
            <text:p>#N/D</text:p>
          </table:table-cell>
          <table:table-cell table:style-name="ce17" table:formula="of:=IF(OR([.E1146]=&quot;W_TX_PAYLOAD&quot;;AND([.G1146]&lt;&gt;&quot;&quot;;[.E1147]=&quot;&quot;));BIN2HEX([.D114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31753616000000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148]=[.B1147];&quot;&quot;;VLOOKUP([.D1148];[$Spec.A$1:$Spec.B$1048576];2;0))" office:value-type="string" office:string-value="" calcext:value-type="error">
            <text:p>#N/D</text:p>
          </table:table-cell>
          <table:table-cell table:style-name="ce13" table:formula="of:=IF([.E1148]=&quot;W_REGISTER (RF_CH)&quot;;BIN2DEC([.D1149]);IF([.E1148]=&quot;W_REGISTER (TX_ADDR)&quot;;CONCATENATE(&quot;0x&quot;;BIN2HEX([.D1153]);BIN2HEX([.D1152]);BIN2HEX([.D1151]);BIN2HEX([.D1150]);BIN2HEX([.D1149]));&quot;&quot;))" office:value-type="string" office:string-value="" calcext:value-type="error">
            <text:p>#N/D</text:p>
          </table:table-cell>
          <table:table-cell table:style-name="ce17" table:formula="of:=IF(OR([.E1147]=&quot;W_TX_PAYLOAD&quot;;AND([.G1147]&lt;&gt;&quot;&quot;;[.E1148]=&quot;&quot;));BIN2HEX([.D114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31870208000000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<text:s/>0000 <text:s/>1111</text:p>
          </table:table-cell>
          <table:table-cell/>
          <table:table-cell table:style-name="ce13" table:formula="of:=IF([.B1149]=[.B1148];&quot;&quot;;VLOOKUP([.D1149];[$Spec.A$1:$Spec.B$1048576];2;0))">
            <text:p/>
          </table:table-cell>
          <table:table-cell table:style-name="ce13" table:formula="of:=IF([.E1149]=&quot;W_REGISTER (RF_CH)&quot;;BIN2DEC([.D1150]);IF([.E1149]=&quot;W_REGISTER (TX_ADDR)&quot;;CONCATENATE(&quot;0x&quot;;BIN2HEX([.D1154]);BIN2HEX([.D1153]);BIN2HEX([.D1152]);BIN2HEX([.D1151]);BIN2HEX([.D1150]));&quot;&quot;))">
            <text:p/>
          </table:table-cell>
          <table:table-cell table:style-name="ce17" table:formula="of:=IF(OR([.E1148]=&quot;W_TX_PAYLOAD&quot;;AND([.G1148]&lt;&gt;&quot;&quot;;[.E1149]=&quot;&quot;));BIN2HEX([.D114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35411688000000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1150]=[.B1149];&quot;&quot;;VLOOKUP([.D1150];[$Spec.A$1:$Spec.B$1048576];2;0))" office:value-type="string" office:string-value="" calcext:value-type="error">
            <text:p>#N/D</text:p>
          </table:table-cell>
          <table:table-cell table:style-name="ce13" table:formula="of:=IF([.E1150]=&quot;W_REGISTER (RF_CH)&quot;;BIN2DEC([.D1151]);IF([.E1150]=&quot;W_REGISTER (TX_ADDR)&quot;;CONCATENATE(&quot;0x&quot;;BIN2HEX([.D1155]);BIN2HEX([.D1154]);BIN2HEX([.D1153]);BIN2HEX([.D1152]);BIN2HEX([.D1151]));&quot;&quot;))" office:value-type="string" office:string-value="" calcext:value-type="error">
            <text:p>#N/D</text:p>
          </table:table-cell>
          <table:table-cell table:style-name="ce17" table:formula="of:=IF(OR([.E1149]=&quot;W_TX_PAYLOAD&quot;;AND([.G1149]&lt;&gt;&quot;&quot;;[.E1150]=&quot;&quot;));BIN2HEX([.D115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35523304000000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151]=[.B1150];&quot;&quot;;VLOOKUP([.D1151];[$Spec.A$1:$Spec.B$1048576];2;0))">
            <text:p/>
          </table:table-cell>
          <table:table-cell table:style-name="ce13" table:formula="of:=IF([.E1151]=&quot;W_REGISTER (RF_CH)&quot;;BIN2DEC([.D1152]);IF([.E1151]=&quot;W_REGISTER (TX_ADDR)&quot;;CONCATENATE(&quot;0x&quot;;BIN2HEX([.D1156]);BIN2HEX([.D1155]);BIN2HEX([.D1154]);BIN2HEX([.D1153]);BIN2HEX([.D1152]));&quot;&quot;))">
            <text:p/>
          </table:table-cell>
          <table:table-cell table:style-name="ce17" table:formula="of:=IF(OR([.E1150]=&quot;W_TX_PAYLOAD&quot;;AND([.G1150]&lt;&gt;&quot;&quot;;[.E1151]=&quot;&quot;));BIN2HEX([.D115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35663828000000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152]=[.B1151];&quot;&quot;;VLOOKUP([.D1152];[$Spec.A$1:$Spec.B$1048576];2;0))" office:value-type="string" office:string-value="" calcext:value-type="error">
            <text:p>#N/D</text:p>
          </table:table-cell>
          <table:table-cell table:style-name="ce13" table:formula="of:=IF([.E1152]=&quot;W_REGISTER (RF_CH)&quot;;BIN2DEC([.D1153]);IF([.E1152]=&quot;W_REGISTER (TX_ADDR)&quot;;CONCATENATE(&quot;0x&quot;;BIN2HEX([.D1157]);BIN2HEX([.D1156]);BIN2HEX([.D1155]);BIN2HEX([.D1154]);BIN2HEX([.D1153]));&quot;&quot;))" office:value-type="string" office:string-value="" calcext:value-type="error">
            <text:p>#N/D</text:p>
          </table:table-cell>
          <table:table-cell table:style-name="ce17" table:formula="of:=IF(OR([.E1151]=&quot;W_TX_PAYLOAD&quot;;AND([.G1151]&lt;&gt;&quot;&quot;;[.E1152]=&quot;&quot;));BIN2HEX([.D115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35780420000000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153]=[.B1152];&quot;&quot;;VLOOKUP([.D1153];[$Spec.A$1:$Spec.B$1048576];2;0))">
            <text:p/>
          </table:table-cell>
          <table:table-cell table:style-name="ce13" table:formula="of:=IF([.E1153]=&quot;W_REGISTER (RF_CH)&quot;;BIN2DEC([.D1154]);IF([.E1153]=&quot;W_REGISTER (TX_ADDR)&quot;;CONCATENATE(&quot;0x&quot;;BIN2HEX([.D1158]);BIN2HEX([.D1157]);BIN2HEX([.D1156]);BIN2HEX([.D1155]);BIN2HEX([.D1154]));&quot;&quot;))">
            <text:p/>
          </table:table-cell>
          <table:table-cell table:style-name="ce17" table:formula="of:=IF(OR([.E1152]=&quot;W_TX_PAYLOAD&quot;;AND([.G1152]&lt;&gt;&quot;&quot;;[.E1153]=&quot;&quot;));BIN2HEX([.D115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35901004000000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154]=[.B1153];&quot;&quot;;VLOOKUP([.D1154];[$Spec.A$1:$Spec.B$1048576];2;0))" office:value-type="string" office:string-value="" calcext:value-type="error">
            <text:p>#N/D</text:p>
          </table:table-cell>
          <table:table-cell table:style-name="ce13" table:formula="of:=IF([.E1154]=&quot;W_REGISTER (RF_CH)&quot;;BIN2DEC([.D1155]);IF([.E1154]=&quot;W_REGISTER (TX_ADDR)&quot;;CONCATENATE(&quot;0x&quot;;BIN2HEX([.D1159]);BIN2HEX([.D1158]);BIN2HEX([.D1157]);BIN2HEX([.D1156]);BIN2HEX([.D1155]));&quot;&quot;))" office:value-type="string" office:string-value="" calcext:value-type="error">
            <text:p>#N/D</text:p>
          </table:table-cell>
          <table:table-cell table:style-name="ce17" table:formula="of:=IF(OR([.E1153]=&quot;W_TX_PAYLOAD&quot;;AND([.G1153]&lt;&gt;&quot;&quot;;[.E1154]=&quot;&quot;));BIN2HEX([.D115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36022580000000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155]=[.B1154];&quot;&quot;;VLOOKUP([.D1155];[$Spec.A$1:$Spec.B$1048576];2;0))" office:value-type="string" office:string-value="" calcext:value-type="error">
            <text:p>#N/D</text:p>
          </table:table-cell>
          <table:table-cell table:style-name="ce13" table:formula="of:=IF([.E1155]=&quot;W_REGISTER (RF_CH)&quot;;BIN2DEC([.D1156]);IF([.E1155]=&quot;W_REGISTER (TX_ADDR)&quot;;CONCATENATE(&quot;0x&quot;;BIN2HEX([.D1160]);BIN2HEX([.D1159]);BIN2HEX([.D1158]);BIN2HEX([.D1157]);BIN2HEX([.D1156]));&quot;&quot;))" office:value-type="string" office:string-value="" calcext:value-type="error">
            <text:p>#N/D</text:p>
          </table:table-cell>
          <table:table-cell table:style-name="ce17" table:formula="of:=IF(OR([.E1154]=&quot;W_TX_PAYLOAD&quot;;AND([.G1154]&lt;&gt;&quot;&quot;;[.E1155]=&quot;&quot;));BIN2HEX([.D115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36148144000000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156]=[.B1155];&quot;&quot;;VLOOKUP([.D1156];[$Spec.A$1:$Spec.B$1048576];2;0))" office:value-type="string" office:string-value="" calcext:value-type="error">
            <text:p>#N/D</text:p>
          </table:table-cell>
          <table:table-cell table:style-name="ce13" table:formula="of:=IF([.E1156]=&quot;W_REGISTER (RF_CH)&quot;;BIN2DEC([.D1157]);IF([.E1156]=&quot;W_REGISTER (TX_ADDR)&quot;;CONCATENATE(&quot;0x&quot;;BIN2HEX([.D1161]);BIN2HEX([.D1160]);BIN2HEX([.D1159]);BIN2HEX([.D1158]);BIN2HEX([.D1157]));&quot;&quot;))" office:value-type="string" office:string-value="" calcext:value-type="error">
            <text:p>#N/D</text:p>
          </table:table-cell>
          <table:table-cell table:style-name="ce17" table:formula="of:=IF(OR([.E1155]=&quot;W_TX_PAYLOAD&quot;;AND([.G1155]&lt;&gt;&quot;&quot;;[.E1156]=&quot;&quot;));BIN2HEX([.D115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36264740000000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s/>0000 <text:s/>1111</text:p>
          </table:table-cell>
          <table:table-cell/>
          <table:table-cell table:style-name="ce13" table:formula="of:=IF([.B1157]=[.B1156];&quot;&quot;;VLOOKUP([.D1157];[$Spec.A$1:$Spec.B$1048576];2;0))">
            <text:p/>
          </table:table-cell>
          <table:table-cell table:style-name="ce13" table:formula="of:=IF([.E1157]=&quot;W_REGISTER (RF_CH)&quot;;BIN2DEC([.D1158]);IF([.E1157]=&quot;W_REGISTER (TX_ADDR)&quot;;CONCATENATE(&quot;0x&quot;;BIN2HEX([.D1162]);BIN2HEX([.D1161]);BIN2HEX([.D1160]);BIN2HEX([.D1159]);BIN2HEX([.D1158]));&quot;&quot;))">
            <text:p/>
          </table:table-cell>
          <table:table-cell table:style-name="ce17" table:formula="of:=IF(OR([.E1156]=&quot;W_TX_PAYLOAD&quot;;AND([.G1156]&lt;&gt;&quot;&quot;;[.E1157]=&quot;&quot;));BIN2HEX([.D115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51327156000000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1158]=[.B1157];&quot;&quot;;VLOOKUP([.D1158];[$Spec.A$1:$Spec.B$1048576];2;0))" office:value-type="string" office:string-value="" calcext:value-type="error">
            <text:p>#N/D</text:p>
          </table:table-cell>
          <table:table-cell table:style-name="ce13" table:formula="of:=IF([.E1158]=&quot;W_REGISTER (RF_CH)&quot;;BIN2DEC([.D1159]);IF([.E1158]=&quot;W_REGISTER (TX_ADDR)&quot;;CONCATENATE(&quot;0x&quot;;BIN2HEX([.D1163]);BIN2HEX([.D1162]);BIN2HEX([.D1161]);BIN2HEX([.D1160]);BIN2HEX([.D1159]));&quot;&quot;))" office:value-type="string" office:string-value="" calcext:value-type="error">
            <text:p>#N/D</text:p>
          </table:table-cell>
          <table:table-cell table:style-name="ce17" table:formula="of:=IF(OR([.E1157]=&quot;W_TX_PAYLOAD&quot;;AND([.G1157]&lt;&gt;&quot;&quot;;[.E1158]=&quot;&quot;));BIN2HEX([.D115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51438768000000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159]=[.B1158];&quot;&quot;;VLOOKUP([.D1159];[$Spec.A$1:$Spec.B$1048576];2;0))">
            <text:p/>
          </table:table-cell>
          <table:table-cell table:style-name="ce13" table:formula="of:=IF([.E1159]=&quot;W_REGISTER (RF_CH)&quot;;BIN2DEC([.D1160]);IF([.E1159]=&quot;W_REGISTER (TX_ADDR)&quot;;CONCATENATE(&quot;0x&quot;;BIN2HEX([.D1164]);BIN2HEX([.D1163]);BIN2HEX([.D1162]);BIN2HEX([.D1161]);BIN2HEX([.D1160]));&quot;&quot;))">
            <text:p/>
          </table:table-cell>
          <table:table-cell table:style-name="ce17" table:formula="of:=IF(OR([.E1158]=&quot;W_TX_PAYLOAD&quot;;AND([.G1158]&lt;&gt;&quot;&quot;;[.E1159]=&quot;&quot;));BIN2HEX([.D115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5157829200000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160]=[.B1159];&quot;&quot;;VLOOKUP([.D1160];[$Spec.A$1:$Spec.B$1048576];2;0))" office:value-type="string" office:string-value="" calcext:value-type="error">
            <text:p>#N/D</text:p>
          </table:table-cell>
          <table:table-cell table:style-name="ce13" table:formula="of:=IF([.E1160]=&quot;W_REGISTER (RF_CH)&quot;;BIN2DEC([.D1161]);IF([.E1160]=&quot;W_REGISTER (TX_ADDR)&quot;;CONCATENATE(&quot;0x&quot;;BIN2HEX([.D1165]);BIN2HEX([.D1164]);BIN2HEX([.D1163]);BIN2HEX([.D1162]);BIN2HEX([.D1161]));&quot;&quot;))" office:value-type="string" office:string-value="" calcext:value-type="error">
            <text:p>#N/D</text:p>
          </table:table-cell>
          <table:table-cell table:style-name="ce17" table:formula="of:=IF(OR([.E1159]=&quot;W_TX_PAYLOAD&quot;;AND([.G1159]&lt;&gt;&quot;&quot;;[.E1160]=&quot;&quot;));BIN2HEX([.D116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5171083600000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161]=[.B1160];&quot;&quot;;VLOOKUP([.D1161];[$Spec.A$1:$Spec.B$1048576];2;0))">
            <text:p/>
          </table:table-cell>
          <table:table-cell table:style-name="ce13" table:formula="of:=IF([.E1161]=&quot;W_REGISTER (RF_CH)&quot;;BIN2DEC([.D1162]);IF([.E1161]=&quot;W_REGISTER (TX_ADDR)&quot;;CONCATENATE(&quot;0x&quot;;BIN2HEX([.D1166]);BIN2HEX([.D1165]);BIN2HEX([.D1164]);BIN2HEX([.D1163]);BIN2HEX([.D1162]));&quot;&quot;))">
            <text:p/>
          </table:table-cell>
          <table:table-cell table:style-name="ce17" table:formula="of:=IF(OR([.E1160]=&quot;W_TX_PAYLOAD&quot;;AND([.G1160]&lt;&gt;&quot;&quot;;[.E1161]=&quot;&quot;));BIN2HEX([.D116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51831420000000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162]=[.B1161];&quot;&quot;;VLOOKUP([.D1162];[$Spec.A$1:$Spec.B$1048576];2;0))" office:value-type="string" office:string-value="" calcext:value-type="error">
            <text:p>#N/D</text:p>
          </table:table-cell>
          <table:table-cell table:style-name="ce13" table:formula="of:=IF([.E1162]=&quot;W_REGISTER (RF_CH)&quot;;BIN2DEC([.D1163]);IF([.E1162]=&quot;W_REGISTER (TX_ADDR)&quot;;CONCATENATE(&quot;0x&quot;;BIN2HEX([.D1167]);BIN2HEX([.D1166]);BIN2HEX([.D1165]);BIN2HEX([.D1164]);BIN2HEX([.D1163]));&quot;&quot;))" office:value-type="string" office:string-value="" calcext:value-type="error">
            <text:p>#N/D</text:p>
          </table:table-cell>
          <table:table-cell table:style-name="ce17" table:formula="of:=IF(OR([.E1161]=&quot;W_TX_PAYLOAD&quot;;AND([.G1161]&lt;&gt;&quot;&quot;;[.E1162]=&quot;&quot;));BIN2HEX([.D116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51953000000000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163]=[.B1162];&quot;&quot;;VLOOKUP([.D1163];[$Spec.A$1:$Spec.B$1048576];2;0))" office:value-type="string" office:string-value="" calcext:value-type="error">
            <text:p>#N/D</text:p>
          </table:table-cell>
          <table:table-cell table:style-name="ce13" table:formula="of:=IF([.E1163]=&quot;W_REGISTER (RF_CH)&quot;;BIN2DEC([.D1164]);IF([.E1163]=&quot;W_REGISTER (TX_ADDR)&quot;;CONCATENATE(&quot;0x&quot;;BIN2HEX([.D1168]);BIN2HEX([.D1167]);BIN2HEX([.D1166]);BIN2HEX([.D1165]);BIN2HEX([.D1164]));&quot;&quot;))" office:value-type="string" office:string-value="" calcext:value-type="error">
            <text:p>#N/D</text:p>
          </table:table-cell>
          <table:table-cell table:style-name="ce17" table:formula="of:=IF(OR([.E1162]=&quot;W_TX_PAYLOAD&quot;;AND([.G1162]&lt;&gt;&quot;&quot;;[.E1163]=&quot;&quot;));BIN2HEX([.D116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52078564000000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164]=[.B1163];&quot;&quot;;VLOOKUP([.D1164];[$Spec.A$1:$Spec.B$1048576];2;0))" office:value-type="string" office:string-value="" calcext:value-type="error">
            <text:p>#N/D</text:p>
          </table:table-cell>
          <table:table-cell table:style-name="ce13" table:formula="of:=IF([.E1164]=&quot;W_REGISTER (RF_CH)&quot;;BIN2DEC([.D1165]);IF([.E1164]=&quot;W_REGISTER (TX_ADDR)&quot;;CONCATENATE(&quot;0x&quot;;BIN2HEX([.D1169]);BIN2HEX([.D1168]);BIN2HEX([.D1167]);BIN2HEX([.D1166]);BIN2HEX([.D1165]));&quot;&quot;))" office:value-type="string" office:string-value="" calcext:value-type="error">
            <text:p>#N/D</text:p>
          </table:table-cell>
          <table:table-cell table:style-name="ce17" table:formula="of:=IF(OR([.E1163]=&quot;W_TX_PAYLOAD&quot;;AND([.G1163]&lt;&gt;&quot;&quot;;[.E1164]=&quot;&quot;));BIN2HEX([.D116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52195160000000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<text:s/>0000 <text:s/>1111</text:p>
          </table:table-cell>
          <table:table-cell/>
          <table:table-cell table:style-name="ce13" table:formula="of:=IF([.B1165]=[.B1164];&quot;&quot;;VLOOKUP([.D1165];[$Spec.A$1:$Spec.B$1048576];2;0))">
            <text:p/>
          </table:table-cell>
          <table:table-cell table:style-name="ce13" table:formula="of:=IF([.E1165]=&quot;W_REGISTER (RF_CH)&quot;;BIN2DEC([.D1166]);IF([.E1165]=&quot;W_REGISTER (TX_ADDR)&quot;;CONCATENATE(&quot;0x&quot;;BIN2HEX([.D1170]);BIN2HEX([.D1169]);BIN2HEX([.D1168]);BIN2HEX([.D1167]);BIN2HEX([.D1166]));&quot;&quot;))">
            <text:p/>
          </table:table-cell>
          <table:table-cell table:style-name="ce17" table:formula="of:=IF(OR([.E1164]=&quot;W_TX_PAYLOAD&quot;;AND([.G1164]&lt;&gt;&quot;&quot;;[.E1165]=&quot;&quot;));BIN2HEX([.D116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52327704000000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166]=[.B1165];&quot;&quot;;VLOOKUP([.D1166];[$Spec.A$1:$Spec.B$1048576];2;0))" office:value-type="string" office:string-value="" calcext:value-type="error">
            <text:p>#N/D</text:p>
          </table:table-cell>
          <table:table-cell table:style-name="ce13" table:formula="of:=IF([.E1166]=&quot;W_REGISTER (RF_CH)&quot;;BIN2DEC([.D1167]);IF([.E1166]=&quot;W_REGISTER (TX_ADDR)&quot;;CONCATENATE(&quot;0x&quot;;BIN2HEX([.D1171]);BIN2HEX([.D1170]);BIN2HEX([.D1169]);BIN2HEX([.D1168]);BIN2HEX([.D1167]));&quot;&quot;))" office:value-type="string" office:string-value="" calcext:value-type="error">
            <text:p>#N/D</text:p>
          </table:table-cell>
          <table:table-cell table:style-name="ce17" table:formula="of:=IF(OR([.E1165]=&quot;W_TX_PAYLOAD&quot;;AND([.G1165]&lt;&gt;&quot;&quot;;[.E1166]=&quot;&quot;));BIN2HEX([.D116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52444300000000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167]=[.B1166];&quot;&quot;;VLOOKUP([.D1167];[$Spec.A$1:$Spec.B$1048576];2;0))">
            <text:p/>
          </table:table-cell>
          <table:table-cell table:style-name="ce13" table:formula="of:=IF([.E1167]=&quot;W_REGISTER (RF_CH)&quot;;BIN2DEC([.D1168]);IF([.E1167]=&quot;W_REGISTER (TX_ADDR)&quot;;CONCATENATE(&quot;0x&quot;;BIN2HEX([.D1172]);BIN2HEX([.D1171]);BIN2HEX([.D1170]);BIN2HEX([.D1169]);BIN2HEX([.D1168]));&quot;&quot;))">
            <text:p/>
          </table:table-cell>
          <table:table-cell table:style-name="ce17" table:formula="of:=IF(OR([.E1166]=&quot;W_TX_PAYLOAD&quot;;AND([.G1166]&lt;&gt;&quot;&quot;;[.E1167]=&quot;&quot;));BIN2HEX([.D116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52564880000000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168]=[.B1167];&quot;&quot;;VLOOKUP([.D1168];[$Spec.A$1:$Spec.B$1048576];2;0))" office:value-type="string" office:string-value="" calcext:value-type="error">
            <text:p>#N/D</text:p>
          </table:table-cell>
          <table:table-cell table:style-name="ce13" table:formula="of:=IF([.E1168]=&quot;W_REGISTER (RF_CH)&quot;;BIN2DEC([.D1169]);IF([.E1168]=&quot;W_REGISTER (TX_ADDR)&quot;;CONCATENATE(&quot;0x&quot;;BIN2HEX([.D1173]);BIN2HEX([.D1172]);BIN2HEX([.D1171]);BIN2HEX([.D1170]);BIN2HEX([.D1169]));&quot;&quot;))" office:value-type="string" office:string-value="" calcext:value-type="error">
            <text:p>#N/D</text:p>
          </table:table-cell>
          <table:table-cell table:style-name="ce17" table:formula="of:=IF(OR([.E1167]=&quot;W_TX_PAYLOAD&quot;;AND([.G1167]&lt;&gt;&quot;&quot;;[.E1168]=&quot;&quot;));BIN2HEX([.D116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52685464000000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169]=[.B1168];&quot;&quot;;VLOOKUP([.D1169];[$Spec.A$1:$Spec.B$1048576];2;0))" office:value-type="string" office:string-value="" calcext:value-type="error">
            <text:p>#N/D</text:p>
          </table:table-cell>
          <table:table-cell table:style-name="ce13" table:formula="of:=IF([.E1169]=&quot;W_REGISTER (RF_CH)&quot;;BIN2DEC([.D1170]);IF([.E1169]=&quot;W_REGISTER (TX_ADDR)&quot;;CONCATENATE(&quot;0x&quot;;BIN2HEX([.D1174]);BIN2HEX([.D1173]);BIN2HEX([.D1172]);BIN2HEX([.D1171]);BIN2HEX([.D1170]));&quot;&quot;))" office:value-type="string" office:string-value="" calcext:value-type="error">
            <text:p>#N/D</text:p>
          </table:table-cell>
          <table:table-cell table:style-name="ce17" table:formula="of:=IF(OR([.E1168]=&quot;W_TX_PAYLOAD&quot;;AND([.G1168]&lt;&gt;&quot;&quot;;[.E1169]=&quot;&quot;));BIN2HEX([.D116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52822992000000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170]=[.B1169];&quot;&quot;;VLOOKUP([.D1170];[$Spec.A$1:$Spec.B$1048576];2;0))" office:value-type="string" office:string-value="" calcext:value-type="error">
            <text:p>#N/D</text:p>
          </table:table-cell>
          <table:table-cell table:style-name="ce13" table:formula="of:=IF([.E1170]=&quot;W_REGISTER (RF_CH)&quot;;BIN2DEC([.D1171]);IF([.E1170]=&quot;W_REGISTER (TX_ADDR)&quot;;CONCATENATE(&quot;0x&quot;;BIN2HEX([.D1175]);BIN2HEX([.D1174]);BIN2HEX([.D1173]);BIN2HEX([.D1172]);BIN2HEX([.D1171]));&quot;&quot;))" office:value-type="string" office:string-value="" calcext:value-type="error">
            <text:p>#N/D</text:p>
          </table:table-cell>
          <table:table-cell table:style-name="ce17" table:formula="of:=IF(OR([.E1169]=&quot;W_TX_PAYLOAD&quot;;AND([.G1169]&lt;&gt;&quot;&quot;;[.E1170]=&quot;&quot;));BIN2HEX([.D117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52942580000000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1171]=[.B1170];&quot;&quot;;VLOOKUP([.D1171];[$Spec.A$1:$Spec.B$1048576];2;0))" office:value-type="string" office:string-value="" calcext:value-type="error">
            <text:p>#N/D</text:p>
          </table:table-cell>
          <table:table-cell table:style-name="ce13" table:formula="of:=IF([.E1171]=&quot;W_REGISTER (RF_CH)&quot;;BIN2DEC([.D1172]);IF([.E1171]=&quot;W_REGISTER (TX_ADDR)&quot;;CONCATENATE(&quot;0x&quot;;BIN2HEX([.D1176]);BIN2HEX([.D1175]);BIN2HEX([.D1174]);BIN2HEX([.D1173]);BIN2HEX([.D1172]));&quot;&quot;))" office:value-type="string" office:string-value="" calcext:value-type="error">
            <text:p>#N/D</text:p>
          </table:table-cell>
          <table:table-cell table:style-name="ce17" table:formula="of:=IF(OR([.E1170]=&quot;W_TX_PAYLOAD&quot;;AND([.G1170]&lt;&gt;&quot;&quot;;[.E1171]=&quot;&quot;));BIN2HEX([.D117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53059176000000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1172]=[.B1171];&quot;&quot;;VLOOKUP([.D1172];[$Spec.A$1:$Spec.B$1048576];2;0))">
            <text:p/>
          </table:table-cell>
          <table:table-cell table:style-name="ce13" table:formula="of:=IF([.E1172]=&quot;W_REGISTER (RF_CH)&quot;;BIN2DEC([.D1173]);IF([.E1172]=&quot;W_REGISTER (TX_ADDR)&quot;;CONCATENATE(&quot;0x&quot;;BIN2HEX([.D1177]);BIN2HEX([.D1176]);BIN2HEX([.D1175]);BIN2HEX([.D1174]);BIN2HEX([.D1173]));&quot;&quot;))">
            <text:p/>
          </table:table-cell>
          <table:table-cell table:style-name="ce17" table:formula="of:=IF(OR([.E1171]=&quot;W_TX_PAYLOAD&quot;;AND([.G1171]&lt;&gt;&quot;&quot;;[.E1172]=&quot;&quot;));BIN2HEX([.D117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53175768000000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1173]=[.B1172];&quot;&quot;;VLOOKUP([.D1173];[$Spec.A$1:$Spec.B$1048576];2;0))">
            <text:p/>
          </table:table-cell>
          <table:table-cell table:style-name="ce13" table:formula="of:=IF([.E1173]=&quot;W_REGISTER (RF_CH)&quot;;BIN2DEC([.D1174]);IF([.E1173]=&quot;W_REGISTER (TX_ADDR)&quot;;CONCATENATE(&quot;0x&quot;;BIN2HEX([.D1178]);BIN2HEX([.D1177]);BIN2HEX([.D1176]);BIN2HEX([.D1175]);BIN2HEX([.D1174]));&quot;&quot;))">
            <text:p/>
          </table:table-cell>
          <table:table-cell table:style-name="ce17" table:formula="of:=IF(OR([.E1172]=&quot;W_TX_PAYLOAD&quot;;AND([.G1172]&lt;&gt;&quot;&quot;;[.E1173]=&quot;&quot;));BIN2HEX([.D117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53292360000000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<text:s/>1000 <text:s/>0011</text:p>
          </table:table-cell>
          <table:table-cell/>
          <table:table-cell table:style-name="ce13" table:formula="of:=IF([.B1174]=[.B1173];&quot;&quot;;VLOOKUP([.D1174];[$Spec.A$1:$Spec.B$1048576];2;0))">
            <text:p/>
          </table:table-cell>
          <table:table-cell table:style-name="ce13" table:formula="of:=IF([.E1174]=&quot;W_REGISTER (RF_CH)&quot;;BIN2DEC([.D1175]);IF([.E1174]=&quot;W_REGISTER (TX_ADDR)&quot;;CONCATENATE(&quot;0x&quot;;BIN2HEX([.D1179]);BIN2HEX([.D1178]);BIN2HEX([.D1177]);BIN2HEX([.D1176]);BIN2HEX([.D1175]));&quot;&quot;))">
            <text:p/>
          </table:table-cell>
          <table:table-cell table:style-name="ce17" table:formula="of:=IF(OR([.E1173]=&quot;W_TX_PAYLOAD&quot;;AND([.G1173]&lt;&gt;&quot;&quot;;[.E1174]=&quot;&quot;));BIN2HEX([.D117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53408952000000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<text:s/>1110 <text:s/>0000</text:p>
          </table:table-cell>
          <table:table-cell/>
          <table:table-cell table:style-name="ce13" table:formula="of:=IF([.B1175]=[.B1174];&quot;&quot;;VLOOKUP([.D1175];[$Spec.A$1:$Spec.B$1048576];2;0))">
            <text:p/>
          </table:table-cell>
          <table:table-cell table:style-name="ce13" table:formula="of:=IF([.E1175]=&quot;W_REGISTER (RF_CH)&quot;;BIN2DEC([.D1176]);IF([.E1175]=&quot;W_REGISTER (TX_ADDR)&quot;;CONCATENATE(&quot;0x&quot;;BIN2HEX([.D1180]);BIN2HEX([.D1179]);BIN2HEX([.D1178]);BIN2HEX([.D1177]);BIN2HEX([.D1176]));&quot;&quot;))">
            <text:p/>
          </table:table-cell>
          <table:table-cell table:style-name="ce17" table:formula="of:=IF(OR([.E1174]=&quot;W_TX_PAYLOAD&quot;;AND([.G1174]&lt;&gt;&quot;&quot;;[.E1175]=&quot;&quot;));BIN2HEX([.D117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53525548000000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1176]=[.B1175];&quot;&quot;;VLOOKUP([.D1176];[$Spec.A$1:$Spec.B$1048576];2;0))">
            <text:p/>
          </table:table-cell>
          <table:table-cell table:style-name="ce13" table:formula="of:=IF([.E1176]=&quot;W_REGISTER (RF_CH)&quot;;BIN2DEC([.D1177]);IF([.E1176]=&quot;W_REGISTER (TX_ADDR)&quot;;CONCATENATE(&quot;0x&quot;;BIN2HEX([.D1181]);BIN2HEX([.D1180]);BIN2HEX([.D1179]);BIN2HEX([.D1178]);BIN2HEX([.D1177]));&quot;&quot;))">
            <text:p/>
          </table:table-cell>
          <table:table-cell table:style-name="ce17" table:formula="of:=IF(OR([.E1175]=&quot;W_TX_PAYLOAD&quot;;AND([.G1175]&lt;&gt;&quot;&quot;;[.E1176]=&quot;&quot;));BIN2HEX([.D117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53642144000000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177]=[.B1176];&quot;&quot;;VLOOKUP([.D1177];[$Spec.A$1:$Spec.B$1048576];2;0))">
            <text:p/>
          </table:table-cell>
          <table:table-cell table:style-name="ce13" table:formula="of:=IF([.E1177]=&quot;W_REGISTER (RF_CH)&quot;;BIN2DEC([.D1178]);IF([.E1177]=&quot;W_REGISTER (TX_ADDR)&quot;;CONCATENATE(&quot;0x&quot;;BIN2HEX([.D1182]);BIN2HEX([.D1181]);BIN2HEX([.D1180]);BIN2HEX([.D1179]);BIN2HEX([.D1178]));&quot;&quot;))">
            <text:p/>
          </table:table-cell>
          <table:table-cell table:style-name="ce17" table:formula="of:=IF(OR([.E1176]=&quot;W_TX_PAYLOAD&quot;;AND([.G1176]&lt;&gt;&quot;&quot;;[.E1177]=&quot;&quot;));BIN2HEX([.D117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53774688000000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178]=[.B1177];&quot;&quot;;VLOOKUP([.D1178];[$Spec.A$1:$Spec.B$1048576];2;0))">
            <text:p/>
          </table:table-cell>
          <table:table-cell table:style-name="ce13" table:formula="of:=IF([.E1178]=&quot;W_REGISTER (RF_CH)&quot;;BIN2DEC([.D1179]);IF([.E1178]=&quot;W_REGISTER (TX_ADDR)&quot;;CONCATENATE(&quot;0x&quot;;BIN2HEX([.D1183]);BIN2HEX([.D1182]);BIN2HEX([.D1181]);BIN2HEX([.D1180]);BIN2HEX([.D1179]));&quot;&quot;))">
            <text:p/>
          </table:table-cell>
          <table:table-cell table:style-name="ce17" table:formula="of:=IF(OR([.E1177]=&quot;W_TX_PAYLOAD&quot;;AND([.G1177]&lt;&gt;&quot;&quot;;[.E1178]=&quot;&quot;));BIN2HEX([.D117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53891280000000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<text:s/>0000 <text:s/>0011</text:p>
          </table:table-cell>
          <table:table-cell/>
          <table:table-cell table:style-name="ce13" table:formula="of:=IF([.B1179]=[.B1178];&quot;&quot;;VLOOKUP([.D1179];[$Spec.A$1:$Spec.B$1048576];2;0))">
            <text:p/>
          </table:table-cell>
          <table:table-cell table:style-name="ce13" table:formula="of:=IF([.E1179]=&quot;W_REGISTER (RF_CH)&quot;;BIN2DEC([.D1180]);IF([.E1179]=&quot;W_REGISTER (TX_ADDR)&quot;;CONCATENATE(&quot;0x&quot;;BIN2HEX([.D1184]);BIN2HEX([.D1183]);BIN2HEX([.D1182]);BIN2HEX([.D1181]);BIN2HEX([.D1180]));&quot;&quot;))">
            <text:p/>
          </table:table-cell>
          <table:table-cell table:style-name="ce17" table:formula="of:=IF(OR([.E1178]=&quot;W_TX_PAYLOAD&quot;;AND([.G1178]&lt;&gt;&quot;&quot;;[.E1179]=&quot;&quot;));BIN2HEX([.D117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54017844000000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180]=[.B1179];&quot;&quot;;VLOOKUP([.D1180];[$Spec.A$1:$Spec.B$1048576];2;0))" office:value-type="string" office:string-value="" calcext:value-type="error">
            <text:p>#N/D</text:p>
          </table:table-cell>
          <table:table-cell table:style-name="ce13" table:formula="of:=IF([.E1180]=&quot;W_REGISTER (RF_CH)&quot;;BIN2DEC([.D1181]);IF([.E1180]=&quot;W_REGISTER (TX_ADDR)&quot;;CONCATENATE(&quot;0x&quot;;BIN2HEX([.D1185]);BIN2HEX([.D1184]);BIN2HEX([.D1183]);BIN2HEX([.D1182]);BIN2HEX([.D1181]));&quot;&quot;))" office:value-type="string" office:string-value="" calcext:value-type="error">
            <text:p>#N/D</text:p>
          </table:table-cell>
          <table:table-cell table:style-name="ce17" table:formula="of:=IF(OR([.E1179]=&quot;W_TX_PAYLOAD&quot;;AND([.G1179]&lt;&gt;&quot;&quot;;[.E1180]=&quot;&quot;));BIN2HEX([.D118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54134440000000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1181]=[.B1180];&quot;&quot;;VLOOKUP([.D1181];[$Spec.A$1:$Spec.B$1048576];2;0))">
            <text:p/>
          </table:table-cell>
          <table:table-cell table:style-name="ce13" table:formula="of:=IF([.E1181]=&quot;W_REGISTER (RF_CH)&quot;;BIN2DEC([.D1182]);IF([.E1181]=&quot;W_REGISTER (TX_ADDR)&quot;;CONCATENATE(&quot;0x&quot;;BIN2HEX([.D1186]);BIN2HEX([.D1185]);BIN2HEX([.D1184]);BIN2HEX([.D1183]);BIN2HEX([.D1182]));&quot;&quot;))">
            <text:p/>
          </table:table-cell>
          <table:table-cell table:style-name="ce17" table:formula="of:=IF(OR([.E1180]=&quot;W_TX_PAYLOAD&quot;;AND([.G1180]&lt;&gt;&quot;&quot;;[.E1181]=&quot;&quot;));BIN2HEX([.D118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7175628000000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1182]=[.B1181];&quot;&quot;;VLOOKUP([.D1182];[$Spec.A$1:$Spec.B$1048576];2;0))" office:value-type="string" office:string-value="" calcext:value-type="error">
            <text:p>#N/D</text:p>
          </table:table-cell>
          <table:table-cell table:style-name="ce13" table:formula="of:=IF([.E1182]=&quot;W_REGISTER (RF_CH)&quot;;BIN2DEC([.D1183]);IF([.E1182]=&quot;W_REGISTER (TX_ADDR)&quot;;CONCATENATE(&quot;0x&quot;;BIN2HEX([.D1187]);BIN2HEX([.D1186]);BIN2HEX([.D1185]);BIN2HEX([.D1184]);BIN2HEX([.D1183]));&quot;&quot;))" office:value-type="string" office:string-value="" calcext:value-type="error">
            <text:p>#N/D</text:p>
          </table:table-cell>
          <table:table-cell table:style-name="ce17" table:formula="of:=IF(OR([.E1181]=&quot;W_TX_PAYLOAD&quot;;AND([.G1181]&lt;&gt;&quot;&quot;;[.E1182]=&quot;&quot;));BIN2HEX([.D118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7186789600000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183]=[.B1182];&quot;&quot;;VLOOKUP([.D1183];[$Spec.A$1:$Spec.B$1048576];2;0))">
            <text:p/>
          </table:table-cell>
          <table:table-cell table:style-name="ce13" table:formula="of:=IF([.E1183]=&quot;W_REGISTER (RF_CH)&quot;;BIN2DEC([.D1184]);IF([.E1183]=&quot;W_REGISTER (TX_ADDR)&quot;;CONCATENATE(&quot;0x&quot;;BIN2HEX([.D1188]);BIN2HEX([.D1187]);BIN2HEX([.D1186]);BIN2HEX([.D1185]);BIN2HEX([.D1184]));&quot;&quot;))">
            <text:p/>
          </table:table-cell>
          <table:table-cell table:style-name="ce17" table:formula="of:=IF(OR([.E1182]=&quot;W_TX_PAYLOAD&quot;;AND([.G1182]&lt;&gt;&quot;&quot;;[.E1183]=&quot;&quot;));BIN2HEX([.D118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72000448000000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184]=[.B1183];&quot;&quot;;VLOOKUP([.D1184];[$Spec.A$1:$Spec.B$1048576];2;0))" office:value-type="string" office:string-value="" calcext:value-type="error">
            <text:p>#N/D</text:p>
          </table:table-cell>
          <table:table-cell table:style-name="ce13" table:formula="of:=IF([.E1184]=&quot;W_REGISTER (RF_CH)&quot;;BIN2DEC([.D1185]);IF([.E1184]=&quot;W_REGISTER (TX_ADDR)&quot;;CONCATENATE(&quot;0x&quot;;BIN2HEX([.D1189]);BIN2HEX([.D1188]);BIN2HEX([.D1187]);BIN2HEX([.D1186]);BIN2HEX([.D1185]));&quot;&quot;))" office:value-type="string" office:string-value="" calcext:value-type="error">
            <text:p>#N/D</text:p>
          </table:table-cell>
          <table:table-cell table:style-name="ce17" table:formula="of:=IF(OR([.E1183]=&quot;W_TX_PAYLOAD&quot;;AND([.G1183]&lt;&gt;&quot;&quot;;[.E1184]=&quot;&quot;));BIN2HEX([.D118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72144956000000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185]=[.B1184];&quot;&quot;;VLOOKUP([.D1185];[$Spec.A$1:$Spec.B$1048576];2;0))" office:value-type="string" office:string-value="" calcext:value-type="error">
            <text:p>#N/D</text:p>
          </table:table-cell>
          <table:table-cell table:style-name="ce13" table:formula="of:=IF([.E1185]=&quot;W_REGISTER (RF_CH)&quot;;BIN2DEC([.D1186]);IF([.E1185]=&quot;W_REGISTER (TX_ADDR)&quot;;CONCATENATE(&quot;0x&quot;;BIN2HEX([.D1190]);BIN2HEX([.D1189]);BIN2HEX([.D1188]);BIN2HEX([.D1187]);BIN2HEX([.D1186]));&quot;&quot;))" office:value-type="string" office:string-value="" calcext:value-type="error">
            <text:p>#N/D</text:p>
          </table:table-cell>
          <table:table-cell table:style-name="ce17" table:formula="of:=IF(OR([.E1184]=&quot;W_TX_PAYLOAD&quot;;AND([.G1184]&lt;&gt;&quot;&quot;;[.E1185]=&quot;&quot;));BIN2HEX([.D118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72261552000000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186]=[.B1185];&quot;&quot;;VLOOKUP([.D1186];[$Spec.A$1:$Spec.B$1048576];2;0))">
            <text:p/>
          </table:table-cell>
          <table:table-cell table:style-name="ce13" table:formula="of:=IF([.E1186]=&quot;W_REGISTER (RF_CH)&quot;;BIN2DEC([.D1187]);IF([.E1186]=&quot;W_REGISTER (TX_ADDR)&quot;;CONCATENATE(&quot;0x&quot;;BIN2HEX([.D1191]);BIN2HEX([.D1190]);BIN2HEX([.D1189]);BIN2HEX([.D1188]);BIN2HEX([.D1187]));&quot;&quot;))">
            <text:p/>
          </table:table-cell>
          <table:table-cell table:style-name="ce17" table:formula="of:=IF(OR([.E1185]=&quot;W_TX_PAYLOAD&quot;;AND([.G1185]&lt;&gt;&quot;&quot;;[.E1186]=&quot;&quot;));BIN2HEX([.D118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72409044000000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<text:s/>0010 <text:s/>0101</text:p>
          </table:table-cell>
          <table:table-cell/>
          <table:table-cell table:style-name="ce13" table:formula="of:=IF([.B1187]=[.B1186];&quot;&quot;;VLOOKUP([.D1187];[$Spec.A$1:$Spec.B$1048576];2;0))" office:value-type="string" office:string-value="" calcext:value-type="error">
            <text:p>#N/D</text:p>
          </table:table-cell>
          <table:table-cell table:style-name="ce13" table:formula="of:=IF([.E1187]=&quot;W_REGISTER (RF_CH)&quot;;BIN2DEC([.D1188]);IF([.E1187]=&quot;W_REGISTER (TX_ADDR)&quot;;CONCATENATE(&quot;0x&quot;;BIN2HEX([.D1192]);BIN2HEX([.D1191]);BIN2HEX([.D1190]);BIN2HEX([.D1189]);BIN2HEX([.D1188]));&quot;&quot;))" office:value-type="string" office:string-value="" calcext:value-type="error">
            <text:p>#N/D</text:p>
          </table:table-cell>
          <table:table-cell table:style-name="ce17" table:formula="of:=IF(OR([.E1186]=&quot;W_TX_PAYLOAD&quot;;AND([.G1186]&lt;&gt;&quot;&quot;;[.E1187]=&quot;&quot;));BIN2HEX([.D118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72525644000000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<text:s/>0011 <text:s/>0000</text:p>
          </table:table-cell>
          <table:table-cell/>
          <table:table-cell table:style-name="ce13" table:formula="of:=IF([.B1188]=[.B1187];&quot;&quot;;VLOOKUP([.D1188];[$Spec.A$1:$Spec.B$1048576];2;0))">
            <text:p/>
          </table:table-cell>
          <table:table-cell table:style-name="ce13" table:formula="of:=IF([.E1188]=&quot;W_REGISTER (RF_CH)&quot;;BIN2DEC([.D1189]);IF([.E1188]=&quot;W_REGISTER (TX_ADDR)&quot;;CONCATENATE(&quot;0x&quot;;BIN2HEX([.D1193]);BIN2HEX([.D1192]);BIN2HEX([.D1191]);BIN2HEX([.D1190]);BIN2HEX([.D1189]));&quot;&quot;))">
            <text:p/>
          </table:table-cell>
          <table:table-cell table:style-name="ce17" table:formula="of:=IF(OR([.E1187]=&quot;W_TX_PAYLOAD&quot;;AND([.G1187]&lt;&gt;&quot;&quot;;[.E1188]=&quot;&quot;));BIN2HEX([.D118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72654196000000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189]=[.B1188];&quot;&quot;;VLOOKUP([.D1189];[$Spec.A$1:$Spec.B$1048576];2;0))" office:value-type="string" office:string-value="" calcext:value-type="error">
            <text:p>#N/D</text:p>
          </table:table-cell>
          <table:table-cell table:style-name="ce13" table:formula="of:=IF([.E1189]=&quot;W_REGISTER (RF_CH)&quot;;BIN2DEC([.D1190]);IF([.E1189]=&quot;W_REGISTER (TX_ADDR)&quot;;CONCATENATE(&quot;0x&quot;;BIN2HEX([.D1194]);BIN2HEX([.D1193]);BIN2HEX([.D1192]);BIN2HEX([.D1191]);BIN2HEX([.D1190]));&quot;&quot;))" office:value-type="string" office:string-value="" calcext:value-type="error">
            <text:p>#N/D</text:p>
          </table:table-cell>
          <table:table-cell table:style-name="ce17" table:formula="of:=IF(OR([.E1188]=&quot;W_TX_PAYLOAD&quot;;AND([.G1188]&lt;&gt;&quot;&quot;;[.E1189]=&quot;&quot;));BIN2HEX([.D118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72773784000000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1190]=[.B1189];&quot;&quot;;VLOOKUP([.D1190];[$Spec.A$1:$Spec.B$1048576];2;0))" office:value-type="string" office:string-value="" calcext:value-type="error">
            <text:p>#N/D</text:p>
          </table:table-cell>
          <table:table-cell table:style-name="ce13" table:formula="of:=IF([.E1190]=&quot;W_REGISTER (RF_CH)&quot;;BIN2DEC([.D1191]);IF([.E1190]=&quot;W_REGISTER (TX_ADDR)&quot;;CONCATENATE(&quot;0x&quot;;BIN2HEX([.D1195]);BIN2HEX([.D1194]);BIN2HEX([.D1193]);BIN2HEX([.D1192]);BIN2HEX([.D1191]));&quot;&quot;))" office:value-type="string" office:string-value="" calcext:value-type="error">
            <text:p>#N/D</text:p>
          </table:table-cell>
          <table:table-cell table:style-name="ce17" table:formula="of:=IF(OR([.E1189]=&quot;W_TX_PAYLOAD&quot;;AND([.G1189]&lt;&gt;&quot;&quot;;[.E1190]=&quot;&quot;));BIN2HEX([.D119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72890376000000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1191]=[.B1190];&quot;&quot;;VLOOKUP([.D1191];[$Spec.A$1:$Spec.B$1048576];2;0))">
            <text:p/>
          </table:table-cell>
          <table:table-cell table:style-name="ce13" table:formula="of:=IF([.E1191]=&quot;W_REGISTER (RF_CH)&quot;;BIN2DEC([.D1192]);IF([.E1191]=&quot;W_REGISTER (TX_ADDR)&quot;;CONCATENATE(&quot;0x&quot;;BIN2HEX([.D1196]);BIN2HEX([.D1195]);BIN2HEX([.D1194]);BIN2HEX([.D1193]);BIN2HEX([.D1192]));&quot;&quot;))">
            <text:p/>
          </table:table-cell>
          <table:table-cell table:style-name="ce17" table:formula="of:=IF(OR([.E1190]=&quot;W_TX_PAYLOAD&quot;;AND([.G1190]&lt;&gt;&quot;&quot;;[.E1191]=&quot;&quot;));BIN2HEX([.D119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73006972000000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1192]=[.B1191];&quot;&quot;;VLOOKUP([.D1192];[$Spec.A$1:$Spec.B$1048576];2;0))">
            <text:p/>
          </table:table-cell>
          <table:table-cell table:style-name="ce13" table:formula="of:=IF([.E1192]=&quot;W_REGISTER (RF_CH)&quot;;BIN2DEC([.D1193]);IF([.E1192]=&quot;W_REGISTER (TX_ADDR)&quot;;CONCATENATE(&quot;0x&quot;;BIN2HEX([.D1197]);BIN2HEX([.D1196]);BIN2HEX([.D1195]);BIN2HEX([.D1194]);BIN2HEX([.D1193]));&quot;&quot;))">
            <text:p/>
          </table:table-cell>
          <table:table-cell table:style-name="ce17" table:formula="of:=IF(OR([.E1191]=&quot;W_TX_PAYLOAD&quot;;AND([.G1191]&lt;&gt;&quot;&quot;;[.E1192]=&quot;&quot;));BIN2HEX([.D119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73139508000000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<text:s/>1000 <text:s/>0100</text:p>
          </table:table-cell>
          <table:table-cell/>
          <table:table-cell table:style-name="ce13" table:formula="of:=IF([.B1193]=[.B1192];&quot;&quot;;VLOOKUP([.D1193];[$Spec.A$1:$Spec.B$1048576];2;0))">
            <text:p/>
          </table:table-cell>
          <table:table-cell table:style-name="ce13" table:formula="of:=IF([.E1193]=&quot;W_REGISTER (RF_CH)&quot;;BIN2DEC([.D1194]);IF([.E1193]=&quot;W_REGISTER (TX_ADDR)&quot;;CONCATENATE(&quot;0x&quot;;BIN2HEX([.D1198]);BIN2HEX([.D1197]);BIN2HEX([.D1196]);BIN2HEX([.D1195]);BIN2HEX([.D1194]));&quot;&quot;))">
            <text:p/>
          </table:table-cell>
          <table:table-cell table:style-name="ce17" table:formula="of:=IF(OR([.E1192]=&quot;W_TX_PAYLOAD&quot;;AND([.G1192]&lt;&gt;&quot;&quot;;[.E1193]=&quot;&quot;));BIN2HEX([.D119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73256100000000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194]=[.B1193];&quot;&quot;;VLOOKUP([.D1194];[$Spec.A$1:$Spec.B$1048576];2;0))">
            <text:p/>
          </table:table-cell>
          <table:table-cell table:style-name="ce13" table:formula="of:=IF([.E1194]=&quot;W_REGISTER (RF_CH)&quot;;BIN2DEC([.D1195]);IF([.E1194]=&quot;W_REGISTER (TX_ADDR)&quot;;CONCATENATE(&quot;0x&quot;;BIN2HEX([.D1199]);BIN2HEX([.D1198]);BIN2HEX([.D1197]);BIN2HEX([.D1196]);BIN2HEX([.D1195]));&quot;&quot;))">
            <text:p/>
          </table:table-cell>
          <table:table-cell table:style-name="ce17" table:formula="of:=IF(OR([.E1193]=&quot;W_TX_PAYLOAD&quot;;AND([.G1193]&lt;&gt;&quot;&quot;;[.E1194]=&quot;&quot;));BIN2HEX([.D119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73372696000000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1195]=[.B1194];&quot;&quot;;VLOOKUP([.D1195];[$Spec.A$1:$Spec.B$1048576];2;0))">
            <text:p/>
          </table:table-cell>
          <table:table-cell table:style-name="ce13" table:formula="of:=IF([.E1195]=&quot;W_REGISTER (RF_CH)&quot;;BIN2DEC([.D1196]);IF([.E1195]=&quot;W_REGISTER (TX_ADDR)&quot;;CONCATENATE(&quot;0x&quot;;BIN2HEX([.D1200]);BIN2HEX([.D1199]);BIN2HEX([.D1198]);BIN2HEX([.D1197]);BIN2HEX([.D1196]));&quot;&quot;))">
            <text:p/>
          </table:table-cell>
          <table:table-cell table:style-name="ce17" table:formula="of:=IF(OR([.E1194]=&quot;W_TX_PAYLOAD&quot;;AND([.G1194]&lt;&gt;&quot;&quot;;[.E1195]=&quot;&quot;));BIN2HEX([.D119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73489288000000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196]=[.B1195];&quot;&quot;;VLOOKUP([.D1196];[$Spec.A$1:$Spec.B$1048576];2;0))">
            <text:p/>
          </table:table-cell>
          <table:table-cell table:style-name="ce13" table:formula="of:=IF([.E1196]=&quot;W_REGISTER (RF_CH)&quot;;BIN2DEC([.D1197]);IF([.E1196]=&quot;W_REGISTER (TX_ADDR)&quot;;CONCATENATE(&quot;0x&quot;;BIN2HEX([.D1201]);BIN2HEX([.D1200]);BIN2HEX([.D1199]);BIN2HEX([.D1198]);BIN2HEX([.D1197]));&quot;&quot;))">
            <text:p/>
          </table:table-cell>
          <table:table-cell table:style-name="ce17" table:formula="of:=IF(OR([.E1195]=&quot;W_TX_PAYLOAD&quot;;AND([.G1195]&lt;&gt;&quot;&quot;;[.E1196]=&quot;&quot;));BIN2HEX([.D119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73605880000000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197]=[.B1196];&quot;&quot;;VLOOKUP([.D1197];[$Spec.A$1:$Spec.B$1048576];2;0))">
            <text:p/>
          </table:table-cell>
          <table:table-cell table:style-name="ce13" table:formula="of:=IF([.E1197]=&quot;W_REGISTER (RF_CH)&quot;;BIN2DEC([.D1198]);IF([.E1197]=&quot;W_REGISTER (TX_ADDR)&quot;;CONCATENATE(&quot;0x&quot;;BIN2HEX([.D1202]);BIN2HEX([.D1201]);BIN2HEX([.D1200]);BIN2HEX([.D1199]);BIN2HEX([.D1198]));&quot;&quot;))">
            <text:p/>
          </table:table-cell>
          <table:table-cell table:style-name="ce17" table:formula="of:=IF(OR([.E1196]=&quot;W_TX_PAYLOAD&quot;;AND([.G1196]&lt;&gt;&quot;&quot;;[.E1197]=&quot;&quot;));BIN2HEX([.D119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73722476000000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<text:s/>0000 <text:s/>0100</text:p>
          </table:table-cell>
          <table:table-cell/>
          <table:table-cell table:style-name="ce13" table:formula="of:=IF([.B1198]=[.B1197];&quot;&quot;;VLOOKUP([.D1198];[$Spec.A$1:$Spec.B$1048576];2;0))">
            <text:p/>
          </table:table-cell>
          <table:table-cell table:style-name="ce13" table:formula="of:=IF([.E1198]=&quot;W_REGISTER (RF_CH)&quot;;BIN2DEC([.D1199]);IF([.E1198]=&quot;W_REGISTER (TX_ADDR)&quot;;CONCATENATE(&quot;0x&quot;;BIN2HEX([.D1203]);BIN2HEX([.D1202]);BIN2HEX([.D1201]);BIN2HEX([.D1200]);BIN2HEX([.D1199]));&quot;&quot;))">
            <text:p/>
          </table:table-cell>
          <table:table-cell table:style-name="ce17" table:formula="of:=IF(OR([.E1197]=&quot;W_TX_PAYLOAD&quot;;AND([.G1197]&lt;&gt;&quot;&quot;;[.E1198]=&quot;&quot;));BIN2HEX([.D119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7384903600000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199]=[.B1198];&quot;&quot;;VLOOKUP([.D1199];[$Spec.A$1:$Spec.B$1048576];2;0))" office:value-type="string" office:string-value="" calcext:value-type="error">
            <text:p>#N/D</text:p>
          </table:table-cell>
          <table:table-cell table:style-name="ce13" table:formula="of:=IF([.E1199]=&quot;W_REGISTER (RF_CH)&quot;;BIN2DEC([.D1200]);IF([.E1199]=&quot;W_REGISTER (TX_ADDR)&quot;;CONCATENATE(&quot;0x&quot;;BIN2HEX([.D1204]);BIN2HEX([.D1203]);BIN2HEX([.D1202]);BIN2HEX([.D1201]);BIN2HEX([.D1200]));&quot;&quot;))" office:value-type="string" office:string-value="" calcext:value-type="error">
            <text:p>#N/D</text:p>
          </table:table-cell>
          <table:table-cell table:style-name="ce17" table:formula="of:=IF(OR([.E1198]=&quot;W_TX_PAYLOAD&quot;;AND([.G1198]&lt;&gt;&quot;&quot;;[.E1199]=&quot;&quot;));BIN2HEX([.D119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7396562800000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1200]=[.B1199];&quot;&quot;;VLOOKUP([.D1200];[$Spec.A$1:$Spec.B$1048576];2;0))">
            <text:p/>
          </table:table-cell>
          <table:table-cell table:style-name="ce13" table:formula="of:=IF([.E1200]=&quot;W_REGISTER (RF_CH)&quot;;BIN2DEC([.D1201]);IF([.E1200]=&quot;W_REGISTER (TX_ADDR)&quot;;CONCATENATE(&quot;0x&quot;;BIN2HEX([.D1205]);BIN2HEX([.D1204]);BIN2HEX([.D1203]);BIN2HEX([.D1202]);BIN2HEX([.D1201]));&quot;&quot;))">
            <text:p/>
          </table:table-cell>
          <table:table-cell table:style-name="ce17" table:formula="of:=IF(OR([.E1199]=&quot;W_TX_PAYLOAD&quot;;AND([.G1199]&lt;&gt;&quot;&quot;;[.E1200]=&quot;&quot;));BIN2HEX([.D120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76231228000000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1201]=[.B1200];&quot;&quot;;VLOOKUP([.D1201];[$Spec.A$1:$Spec.B$1048576];2;0))" office:value-type="string" office:string-value="" calcext:value-type="error">
            <text:p>#N/D</text:p>
          </table:table-cell>
          <table:table-cell table:style-name="ce13" table:formula="of:=IF([.E1201]=&quot;W_REGISTER (RF_CH)&quot;;BIN2DEC([.D1202]);IF([.E1201]=&quot;W_REGISTER (TX_ADDR)&quot;;CONCATENATE(&quot;0x&quot;;BIN2HEX([.D1206]);BIN2HEX([.D1205]);BIN2HEX([.D1204]);BIN2HEX([.D1203]);BIN2HEX([.D1202]));&quot;&quot;))" office:value-type="string" office:string-value="" calcext:value-type="error">
            <text:p>#N/D</text:p>
          </table:table-cell>
          <table:table-cell table:style-name="ce17" table:formula="of:=IF(OR([.E1200]=&quot;W_TX_PAYLOAD&quot;;AND([.G1200]&lt;&gt;&quot;&quot;;[.E1201]=&quot;&quot;));BIN2HEX([.D120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76342844000000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202]=[.B1201];&quot;&quot;;VLOOKUP([.D1202];[$Spec.A$1:$Spec.B$1048576];2;0))">
            <text:p/>
          </table:table-cell>
          <table:table-cell table:style-name="ce13" table:formula="of:=IF([.E1202]=&quot;W_REGISTER (RF_CH)&quot;;BIN2DEC([.D1203]);IF([.E1202]=&quot;W_REGISTER (TX_ADDR)&quot;;CONCATENATE(&quot;0x&quot;;BIN2HEX([.D1207]);BIN2HEX([.D1206]);BIN2HEX([.D1205]);BIN2HEX([.D1204]);BIN2HEX([.D1203]));&quot;&quot;))">
            <text:p/>
          </table:table-cell>
          <table:table-cell table:style-name="ce17" table:formula="of:=IF(OR([.E1201]=&quot;W_TX_PAYLOAD&quot;;AND([.G1201]&lt;&gt;&quot;&quot;;[.E1202]=&quot;&quot;));BIN2HEX([.D120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76475388000000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203]=[.B1202];&quot;&quot;;VLOOKUP([.D1203];[$Spec.A$1:$Spec.B$1048576];2;0))" office:value-type="string" office:string-value="" calcext:value-type="error">
            <text:p>#N/D</text:p>
          </table:table-cell>
          <table:table-cell table:style-name="ce13" table:formula="of:=IF([.E1203]=&quot;W_REGISTER (RF_CH)&quot;;BIN2DEC([.D1204]);IF([.E1203]=&quot;W_REGISTER (TX_ADDR)&quot;;CONCATENATE(&quot;0x&quot;;BIN2HEX([.D1208]);BIN2HEX([.D1207]);BIN2HEX([.D1206]);BIN2HEX([.D1205]);BIN2HEX([.D1204]));&quot;&quot;))" office:value-type="string" office:string-value="" calcext:value-type="error">
            <text:p>#N/D</text:p>
          </table:table-cell>
          <table:table-cell table:style-name="ce17" table:formula="of:=IF(OR([.E1202]=&quot;W_TX_PAYLOAD&quot;;AND([.G1202]&lt;&gt;&quot;&quot;;[.E1203]=&quot;&quot;));BIN2HEX([.D120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76603944000000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204]=[.B1203];&quot;&quot;;VLOOKUP([.D1204];[$Spec.A$1:$Spec.B$1048576];2;0))" office:value-type="string" office:string-value="" calcext:value-type="error">
            <text:p>#N/D</text:p>
          </table:table-cell>
          <table:table-cell table:style-name="ce13" table:formula="of:=IF([.E1204]=&quot;W_REGISTER (RF_CH)&quot;;BIN2DEC([.D1205]);IF([.E1204]=&quot;W_REGISTER (TX_ADDR)&quot;;CONCATENATE(&quot;0x&quot;;BIN2HEX([.D1209]);BIN2HEX([.D1208]);BIN2HEX([.D1207]);BIN2HEX([.D1206]);BIN2HEX([.D1205]));&quot;&quot;))" office:value-type="string" office:string-value="" calcext:value-type="error">
            <text:p>#N/D</text:p>
          </table:table-cell>
          <table:table-cell table:style-name="ce17" table:formula="of:=IF(OR([.E1203]=&quot;W_TX_PAYLOAD&quot;;AND([.G1203]&lt;&gt;&quot;&quot;;[.E1204]=&quot;&quot;));BIN2HEX([.D120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76720548000000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205]=[.B1204];&quot;&quot;;VLOOKUP([.D1205];[$Spec.A$1:$Spec.B$1048576];2;0))">
            <text:p/>
          </table:table-cell>
          <table:table-cell table:style-name="ce13" table:formula="of:=IF([.E1205]=&quot;W_REGISTER (RF_CH)&quot;;BIN2DEC([.D1206]);IF([.E1205]=&quot;W_REGISTER (TX_ADDR)&quot;;CONCATENATE(&quot;0x&quot;;BIN2HEX([.D1210]);BIN2HEX([.D1209]);BIN2HEX([.D1208]);BIN2HEX([.D1207]);BIN2HEX([.D1206]));&quot;&quot;))">
            <text:p/>
          </table:table-cell>
          <table:table-cell table:style-name="ce17" table:formula="of:=IF(OR([.E1204]=&quot;W_TX_PAYLOAD&quot;;AND([.G1204]&lt;&gt;&quot;&quot;;[.E1205]=&quot;&quot;));BIN2HEX([.D120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76859076000000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206]=[.B1205];&quot;&quot;;VLOOKUP([.D1206];[$Spec.A$1:$Spec.B$1048576];2;0))" office:value-type="string" office:string-value="" calcext:value-type="error">
            <text:p>#N/D</text:p>
          </table:table-cell>
          <table:table-cell table:style-name="ce13" table:formula="of:=IF([.E1206]=&quot;W_REGISTER (RF_CH)&quot;;BIN2DEC([.D1207]);IF([.E1206]=&quot;W_REGISTER (TX_ADDR)&quot;;CONCATENATE(&quot;0x&quot;;BIN2HEX([.D1211]);BIN2HEX([.D1210]);BIN2HEX([.D1209]);BIN2HEX([.D1208]);BIN2HEX([.D1207]));&quot;&quot;))" office:value-type="string" office:string-value="" calcext:value-type="error">
            <text:p>#N/D</text:p>
          </table:table-cell>
          <table:table-cell table:style-name="ce17" table:formula="of:=IF(OR([.E1205]=&quot;W_TX_PAYLOAD&quot;;AND([.G1205]&lt;&gt;&quot;&quot;;[.E1206]=&quot;&quot;));BIN2HEX([.D120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76978664000000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1207]=[.B1206];&quot;&quot;;VLOOKUP([.D1207];[$Spec.A$1:$Spec.B$1048576];2;0))" office:value-type="string" office:string-value="" calcext:value-type="error">
            <text:p>#N/D</text:p>
          </table:table-cell>
          <table:table-cell table:style-name="ce13" table:formula="of:=IF([.E1207]=&quot;W_REGISTER (RF_CH)&quot;;BIN2DEC([.D1208]);IF([.E1207]=&quot;W_REGISTER (TX_ADDR)&quot;;CONCATENATE(&quot;0x&quot;;BIN2HEX([.D1212]);BIN2HEX([.D1211]);BIN2HEX([.D1210]);BIN2HEX([.D1209]);BIN2HEX([.D1208]));&quot;&quot;))" office:value-type="string" office:string-value="" calcext:value-type="error">
            <text:p>#N/D</text:p>
          </table:table-cell>
          <table:table-cell table:style-name="ce17" table:formula="of:=IF(OR([.E1206]=&quot;W_TX_PAYLOAD&quot;;AND([.G1206]&lt;&gt;&quot;&quot;;[.E1207]=&quot;&quot;));BIN2HEX([.D120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77095264000000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1208]=[.B1207];&quot;&quot;;VLOOKUP([.D1208];[$Spec.A$1:$Spec.B$1048576];2;0))">
            <text:p/>
          </table:table-cell>
          <table:table-cell table:style-name="ce13" table:formula="of:=IF([.E1208]=&quot;W_REGISTER (RF_CH)&quot;;BIN2DEC([.D1209]);IF([.E1208]=&quot;W_REGISTER (TX_ADDR)&quot;;CONCATENATE(&quot;0x&quot;;BIN2HEX([.D1213]);BIN2HEX([.D1212]);BIN2HEX([.D1211]);BIN2HEX([.D1210]);BIN2HEX([.D1209]));&quot;&quot;))">
            <text:p/>
          </table:table-cell>
          <table:table-cell table:style-name="ce17" table:formula="of:=IF(OR([.E1207]=&quot;W_TX_PAYLOAD&quot;;AND([.G1207]&lt;&gt;&quot;&quot;;[.E1208]=&quot;&quot;));BIN2HEX([.D120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77227804000000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1209]=[.B1208];&quot;&quot;;VLOOKUP([.D1209];[$Spec.A$1:$Spec.B$1048576];2;0))">
            <text:p/>
          </table:table-cell>
          <table:table-cell table:style-name="ce13" table:formula="of:=IF([.E1209]=&quot;W_REGISTER (RF_CH)&quot;;BIN2DEC([.D1210]);IF([.E1209]=&quot;W_REGISTER (TX_ADDR)&quot;;CONCATENATE(&quot;0x&quot;;BIN2HEX([.D1214]);BIN2HEX([.D1213]);BIN2HEX([.D1212]);BIN2HEX([.D1211]);BIN2HEX([.D1210]));&quot;&quot;))">
            <text:p/>
          </table:table-cell>
          <table:table-cell table:style-name="ce17" table:formula="of:=IF(OR([.E1208]=&quot;W_TX_PAYLOAD&quot;;AND([.G1208]&lt;&gt;&quot;&quot;;[.E1209]=&quot;&quot;));BIN2HEX([.D120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77344400000000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s/>1000 <text:s/>0100</text:p>
          </table:table-cell>
          <table:table-cell/>
          <table:table-cell table:style-name="ce13" table:formula="of:=IF([.B1210]=[.B1209];&quot;&quot;;VLOOKUP([.D1210];[$Spec.A$1:$Spec.B$1048576];2;0))">
            <text:p/>
          </table:table-cell>
          <table:table-cell table:style-name="ce13" table:formula="of:=IF([.E1210]=&quot;W_REGISTER (RF_CH)&quot;;BIN2DEC([.D1211]);IF([.E1210]=&quot;W_REGISTER (TX_ADDR)&quot;;CONCATENATE(&quot;0x&quot;;BIN2HEX([.D1215]);BIN2HEX([.D1214]);BIN2HEX([.D1213]);BIN2HEX([.D1212]);BIN2HEX([.D1211]));&quot;&quot;))">
            <text:p/>
          </table:table-cell>
          <table:table-cell table:style-name="ce17" table:formula="of:=IF(OR([.E1209]=&quot;W_TX_PAYLOAD&quot;;AND([.G1209]&lt;&gt;&quot;&quot;;[.E1210]=&quot;&quot;));BIN2HEX([.D121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77460992000000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211]=[.B1210];&quot;&quot;;VLOOKUP([.D1211];[$Spec.A$1:$Spec.B$1048576];2;0))">
            <text:p/>
          </table:table-cell>
          <table:table-cell table:style-name="ce13" table:formula="of:=IF([.E1211]=&quot;W_REGISTER (RF_CH)&quot;;BIN2DEC([.D1212]);IF([.E1211]=&quot;W_REGISTER (TX_ADDR)&quot;;CONCATENATE(&quot;0x&quot;;BIN2HEX([.D1216]);BIN2HEX([.D1215]);BIN2HEX([.D1214]);BIN2HEX([.D1213]);BIN2HEX([.D1212]));&quot;&quot;))">
            <text:p/>
          </table:table-cell>
          <table:table-cell table:style-name="ce17" table:formula="of:=IF(OR([.E1210]=&quot;W_TX_PAYLOAD&quot;;AND([.G1210]&lt;&gt;&quot;&quot;;[.E1211]=&quot;&quot;));BIN2HEX([.D121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77577584000000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1212]=[.B1211];&quot;&quot;;VLOOKUP([.D1212];[$Spec.A$1:$Spec.B$1048576];2;0))">
            <text:p/>
          </table:table-cell>
          <table:table-cell table:style-name="ce13" table:formula="of:=IF([.E1212]=&quot;W_REGISTER (RF_CH)&quot;;BIN2DEC([.D1213]);IF([.E1212]=&quot;W_REGISTER (TX_ADDR)&quot;;CONCATENATE(&quot;0x&quot;;BIN2HEX([.D1217]);BIN2HEX([.D1216]);BIN2HEX([.D1215]);BIN2HEX([.D1214]);BIN2HEX([.D1213]));&quot;&quot;))">
            <text:p/>
          </table:table-cell>
          <table:table-cell table:style-name="ce17" table:formula="of:=IF(OR([.E1211]=&quot;W_TX_PAYLOAD&quot;;AND([.G1211]&lt;&gt;&quot;&quot;;[.E1212]=&quot;&quot;));BIN2HEX([.D121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77694180000000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213]=[.B1212];&quot;&quot;;VLOOKUP([.D1213];[$Spec.A$1:$Spec.B$1048576];2;0))">
            <text:p/>
          </table:table-cell>
          <table:table-cell table:style-name="ce13" table:formula="of:=IF([.E1213]=&quot;W_REGISTER (RF_CH)&quot;;BIN2DEC([.D1214]);IF([.E1213]=&quot;W_REGISTER (TX_ADDR)&quot;;CONCATENATE(&quot;0x&quot;;BIN2HEX([.D1218]);BIN2HEX([.D1217]);BIN2HEX([.D1216]);BIN2HEX([.D1215]);BIN2HEX([.D1214]));&quot;&quot;))">
            <text:p/>
          </table:table-cell>
          <table:table-cell table:style-name="ce17" table:formula="of:=IF(OR([.E1212]=&quot;W_TX_PAYLOAD&quot;;AND([.G1212]&lt;&gt;&quot;&quot;;[.E1213]=&quot;&quot;));BIN2HEX([.D121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77810776000000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214]=[.B1213];&quot;&quot;;VLOOKUP([.D1214];[$Spec.A$1:$Spec.B$1048576];2;0))">
            <text:p/>
          </table:table-cell>
          <table:table-cell table:style-name="ce13" table:formula="of:=IF([.E1214]=&quot;W_REGISTER (RF_CH)&quot;;BIN2DEC([.D1215]);IF([.E1214]=&quot;W_REGISTER (TX_ADDR)&quot;;CONCATENATE(&quot;0x&quot;;BIN2HEX([.D1219]);BIN2HEX([.D1218]);BIN2HEX([.D1217]);BIN2HEX([.D1216]);BIN2HEX([.D1215]));&quot;&quot;))">
            <text:p/>
          </table:table-cell>
          <table:table-cell table:style-name="ce17" table:formula="of:=IF(OR([.E1213]=&quot;W_TX_PAYLOAD&quot;;AND([.G1213]&lt;&gt;&quot;&quot;;[.E1214]=&quot;&quot;));BIN2HEX([.D121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77927368000000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s/>0000 <text:s/>0100</text:p>
          </table:table-cell>
          <table:table-cell/>
          <table:table-cell table:style-name="ce13" table:formula="of:=IF([.B1215]=[.B1214];&quot;&quot;;VLOOKUP([.D1215];[$Spec.A$1:$Spec.B$1048576];2;0))">
            <text:p/>
          </table:table-cell>
          <table:table-cell table:style-name="ce13" table:formula="of:=IF([.E1215]=&quot;W_REGISTER (RF_CH)&quot;;BIN2DEC([.D1216]);IF([.E1215]=&quot;W_REGISTER (TX_ADDR)&quot;;CONCATENATE(&quot;0x&quot;;BIN2HEX([.D1220]);BIN2HEX([.D1219]);BIN2HEX([.D1218]);BIN2HEX([.D1217]);BIN2HEX([.D1216]));&quot;&quot;))">
            <text:p/>
          </table:table-cell>
          <table:table-cell table:style-name="ce17" table:formula="of:=IF(OR([.E1214]=&quot;W_TX_PAYLOAD&quot;;AND([.G1214]&lt;&gt;&quot;&quot;;[.E1215]=&quot;&quot;));BIN2HEX([.D121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78053924000000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216]=[.B1215];&quot;&quot;;VLOOKUP([.D1216];[$Spec.A$1:$Spec.B$1048576];2;0))" office:value-type="string" office:string-value="" calcext:value-type="error">
            <text:p>#N/D</text:p>
          </table:table-cell>
          <table:table-cell table:style-name="ce13" table:formula="of:=IF([.E1216]=&quot;W_REGISTER (RF_CH)&quot;;BIN2DEC([.D1217]);IF([.E1216]=&quot;W_REGISTER (TX_ADDR)&quot;;CONCATENATE(&quot;0x&quot;;BIN2HEX([.D1221]);BIN2HEX([.D1220]);BIN2HEX([.D1219]);BIN2HEX([.D1218]);BIN2HEX([.D1217]));&quot;&quot;))" office:value-type="string" office:string-value="" calcext:value-type="error">
            <text:p>#N/D</text:p>
          </table:table-cell>
          <table:table-cell table:style-name="ce17" table:formula="of:=IF(OR([.E1215]=&quot;W_TX_PAYLOAD&quot;;AND([.G1215]&lt;&gt;&quot;&quot;;[.E1216]=&quot;&quot;));BIN2HEX([.D121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78170512000000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1217]=[.B1216];&quot;&quot;;VLOOKUP([.D1217];[$Spec.A$1:$Spec.B$1048576];2;0))">
            <text:p/>
          </table:table-cell>
          <table:table-cell table:style-name="ce13" table:formula="of:=IF([.E1217]=&quot;W_REGISTER (RF_CH)&quot;;BIN2DEC([.D1218]);IF([.E1217]=&quot;W_REGISTER (TX_ADDR)&quot;;CONCATENATE(&quot;0x&quot;;BIN2HEX([.D1222]);BIN2HEX([.D1221]);BIN2HEX([.D1220]);BIN2HEX([.D1219]);BIN2HEX([.D1218]));&quot;&quot;))">
            <text:p/>
          </table:table-cell>
          <table:table-cell table:style-name="ce17" table:formula="of:=IF(OR([.E1216]=&quot;W_TX_PAYLOAD&quot;;AND([.G1216]&lt;&gt;&quot;&quot;;[.E1217]=&quot;&quot;));BIN2HEX([.D121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92215784000000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1218]=[.B1217];&quot;&quot;;VLOOKUP([.D1218];[$Spec.A$1:$Spec.B$1048576];2;0))" office:value-type="string" office:string-value="" calcext:value-type="error">
            <text:p>#N/D</text:p>
          </table:table-cell>
          <table:table-cell table:style-name="ce13" table:formula="of:=IF([.E1218]=&quot;W_REGISTER (RF_CH)&quot;;BIN2DEC([.D1219]);IF([.E1218]=&quot;W_REGISTER (TX_ADDR)&quot;;CONCATENATE(&quot;0x&quot;;BIN2HEX([.D1223]);BIN2HEX([.D1222]);BIN2HEX([.D1221]);BIN2HEX([.D1220]);BIN2HEX([.D1219]));&quot;&quot;))" office:value-type="string" office:string-value="" calcext:value-type="error">
            <text:p>#N/D</text:p>
          </table:table-cell>
          <table:table-cell table:style-name="ce17" table:formula="of:=IF(OR([.E1217]=&quot;W_TX_PAYLOAD&quot;;AND([.G1217]&lt;&gt;&quot;&quot;;[.E1218]=&quot;&quot;));BIN2HEX([.D121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92327392000000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219]=[.B1218];&quot;&quot;;VLOOKUP([.D1219];[$Spec.A$1:$Spec.B$1048576];2;0))">
            <text:p/>
          </table:table-cell>
          <table:table-cell table:style-name="ce13" table:formula="of:=IF([.E1219]=&quot;W_REGISTER (RF_CH)&quot;;BIN2DEC([.D1220]);IF([.E1219]=&quot;W_REGISTER (TX_ADDR)&quot;;CONCATENATE(&quot;0x&quot;;BIN2HEX([.D1224]);BIN2HEX([.D1223]);BIN2HEX([.D1222]);BIN2HEX([.D1221]);BIN2HEX([.D1220]));&quot;&quot;))">
            <text:p/>
          </table:table-cell>
          <table:table-cell table:style-name="ce17" table:formula="of:=IF(OR([.E1218]=&quot;W_TX_PAYLOAD&quot;;AND([.G1218]&lt;&gt;&quot;&quot;;[.E1219]=&quot;&quot;));BIN2HEX([.D121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92465916000000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220]=[.B1219];&quot;&quot;;VLOOKUP([.D1220];[$Spec.A$1:$Spec.B$1048576];2;0))" office:value-type="string" office:string-value="" calcext:value-type="error">
            <text:p>#N/D</text:p>
          </table:table-cell>
          <table:table-cell table:style-name="ce13" table:formula="of:=IF([.E1220]=&quot;W_REGISTER (RF_CH)&quot;;BIN2DEC([.D1221]);IF([.E1220]=&quot;W_REGISTER (TX_ADDR)&quot;;CONCATENATE(&quot;0x&quot;;BIN2HEX([.D1225]);BIN2HEX([.D1224]);BIN2HEX([.D1223]);BIN2HEX([.D1222]);BIN2HEX([.D1221]));&quot;&quot;))" office:value-type="string" office:string-value="" calcext:value-type="error">
            <text:p>#N/D</text:p>
          </table:table-cell>
          <table:table-cell table:style-name="ce17" table:formula="of:=IF(OR([.E1219]=&quot;W_TX_PAYLOAD&quot;;AND([.G1219]&lt;&gt;&quot;&quot;;[.E1220]=&quot;&quot;));BIN2HEX([.D122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92610420000000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221]=[.B1220];&quot;&quot;;VLOOKUP([.D1221];[$Spec.A$1:$Spec.B$1048576];2;0))" office:value-type="string" office:string-value="" calcext:value-type="error">
            <text:p>#N/D</text:p>
          </table:table-cell>
          <table:table-cell table:style-name="ce13" table:formula="of:=IF([.E1221]=&quot;W_REGISTER (RF_CH)&quot;;BIN2DEC([.D1222]);IF([.E1221]=&quot;W_REGISTER (TX_ADDR)&quot;;CONCATENATE(&quot;0x&quot;;BIN2HEX([.D1226]);BIN2HEX([.D1225]);BIN2HEX([.D1224]);BIN2HEX([.D1223]);BIN2HEX([.D1222]));&quot;&quot;))" office:value-type="string" office:string-value="" calcext:value-type="error">
            <text:p>#N/D</text:p>
          </table:table-cell>
          <table:table-cell table:style-name="ce17" table:formula="of:=IF(OR([.E1220]=&quot;W_TX_PAYLOAD&quot;;AND([.G1220]&lt;&gt;&quot;&quot;;[.E1221]=&quot;&quot;));BIN2HEX([.D122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92727016000000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222]=[.B1221];&quot;&quot;;VLOOKUP([.D1222];[$Spec.A$1:$Spec.B$1048576];2;0))">
            <text:p/>
          </table:table-cell>
          <table:table-cell table:style-name="ce13" table:formula="of:=IF([.E1222]=&quot;W_REGISTER (RF_CH)&quot;;BIN2DEC([.D1223]);IF([.E1222]=&quot;W_REGISTER (TX_ADDR)&quot;;CONCATENATE(&quot;0x&quot;;BIN2HEX([.D1227]);BIN2HEX([.D1226]);BIN2HEX([.D1225]);BIN2HEX([.D1224]);BIN2HEX([.D1223]));&quot;&quot;))">
            <text:p/>
          </table:table-cell>
          <table:table-cell table:style-name="ce17" table:formula="of:=IF(OR([.E1221]=&quot;W_TX_PAYLOAD&quot;;AND([.G1221]&lt;&gt;&quot;&quot;;[.E1222]=&quot;&quot;));BIN2HEX([.D122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9285856000000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223]=[.B1222];&quot;&quot;;VLOOKUP([.D1223];[$Spec.A$1:$Spec.B$1048576];2;0))" office:value-type="string" office:string-value="" calcext:value-type="error">
            <text:p>#N/D</text:p>
          </table:table-cell>
          <table:table-cell table:style-name="ce13" table:formula="of:=IF([.E1223]=&quot;W_REGISTER (RF_CH)&quot;;BIN2DEC([.D1224]);IF([.E1223]=&quot;W_REGISTER (TX_ADDR)&quot;;CONCATENATE(&quot;0x&quot;;BIN2HEX([.D1228]);BIN2HEX([.D1227]);BIN2HEX([.D1226]);BIN2HEX([.D1225]);BIN2HEX([.D1224]));&quot;&quot;))" office:value-type="string" office:string-value="" calcext:value-type="error">
            <text:p>#N/D</text:p>
          </table:table-cell>
          <table:table-cell table:style-name="ce17" table:formula="of:=IF(OR([.E1222]=&quot;W_TX_PAYLOAD&quot;;AND([.G1222]&lt;&gt;&quot;&quot;;[.E1223]=&quot;&quot;));BIN2HEX([.D122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92984124000000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224]=[.B1223];&quot;&quot;;VLOOKUP([.D1224];[$Spec.A$1:$Spec.B$1048576];2;0))" office:value-type="string" office:string-value="" calcext:value-type="error">
            <text:p>#N/D</text:p>
          </table:table-cell>
          <table:table-cell table:style-name="ce13" table:formula="of:=IF([.E1224]=&quot;W_REGISTER (RF_CH)&quot;;BIN2DEC([.D1225]);IF([.E1224]=&quot;W_REGISTER (TX_ADDR)&quot;;CONCATENATE(&quot;0x&quot;;BIN2HEX([.D1229]);BIN2HEX([.D1228]);BIN2HEX([.D1227]);BIN2HEX([.D1226]);BIN2HEX([.D1225]));&quot;&quot;))" office:value-type="string" office:string-value="" calcext:value-type="error">
            <text:p>#N/D</text:p>
          </table:table-cell>
          <table:table-cell table:style-name="ce17" table:formula="of:=IF(OR([.E1223]=&quot;W_TX_PAYLOAD&quot;;AND([.G1223]&lt;&gt;&quot;&quot;;[.E1224]=&quot;&quot;));BIN2HEX([.D122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93100716000000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<text:s/>0000 <text:s/>1111</text:p>
          </table:table-cell>
          <table:table-cell/>
          <table:table-cell table:style-name="ce13" table:formula="of:=IF([.B1225]=[.B1224];&quot;&quot;;VLOOKUP([.D1225];[$Spec.A$1:$Spec.B$1048576];2;0))">
            <text:p/>
          </table:table-cell>
          <table:table-cell table:style-name="ce13" table:formula="of:=IF([.E1225]=&quot;W_REGISTER (RF_CH)&quot;;BIN2DEC([.D1226]);IF([.E1225]=&quot;W_REGISTER (TX_ADDR)&quot;;CONCATENATE(&quot;0x&quot;;BIN2HEX([.D1230]);BIN2HEX([.D1229]);BIN2HEX([.D1228]);BIN2HEX([.D1227]);BIN2HEX([.D1226]));&quot;&quot;))">
            <text:p/>
          </table:table-cell>
          <table:table-cell table:style-name="ce17" table:formula="of:=IF(OR([.E1224]=&quot;W_TX_PAYLOAD&quot;;AND([.G1224]&lt;&gt;&quot;&quot;;[.E1225]=&quot;&quot;));BIN2HEX([.D122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96642088000000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1226]=[.B1225];&quot;&quot;;VLOOKUP([.D1226];[$Spec.A$1:$Spec.B$1048576];2;0))" office:value-type="string" office:string-value="" calcext:value-type="error">
            <text:p>#N/D</text:p>
          </table:table-cell>
          <table:table-cell table:style-name="ce13" table:formula="of:=IF([.E1226]=&quot;W_REGISTER (RF_CH)&quot;;BIN2DEC([.D1227]);IF([.E1226]=&quot;W_REGISTER (TX_ADDR)&quot;;CONCATENATE(&quot;0x&quot;;BIN2HEX([.D1231]);BIN2HEX([.D1230]);BIN2HEX([.D1229]);BIN2HEX([.D1228]);BIN2HEX([.D1227]));&quot;&quot;))" office:value-type="string" office:string-value="" calcext:value-type="error">
            <text:p>#N/D</text:p>
          </table:table-cell>
          <table:table-cell table:style-name="ce17" table:formula="of:=IF(OR([.E1225]=&quot;W_TX_PAYLOAD&quot;;AND([.G1225]&lt;&gt;&quot;&quot;;[.E1226]=&quot;&quot;));BIN2HEX([.D122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96753696000000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227]=[.B1226];&quot;&quot;;VLOOKUP([.D1227];[$Spec.A$1:$Spec.B$1048576];2;0))">
            <text:p/>
          </table:table-cell>
          <table:table-cell table:style-name="ce13" table:formula="of:=IF([.E1227]=&quot;W_REGISTER (RF_CH)&quot;;BIN2DEC([.D1228]);IF([.E1227]=&quot;W_REGISTER (TX_ADDR)&quot;;CONCATENATE(&quot;0x&quot;;BIN2HEX([.D1232]);BIN2HEX([.D1231]);BIN2HEX([.D1230]);BIN2HEX([.D1229]);BIN2HEX([.D1228]));&quot;&quot;))">
            <text:p/>
          </table:table-cell>
          <table:table-cell table:style-name="ce17" table:formula="of:=IF(OR([.E1226]=&quot;W_TX_PAYLOAD&quot;;AND([.G1226]&lt;&gt;&quot;&quot;;[.E1227]=&quot;&quot;));BIN2HEX([.D122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96884248000000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<text:s/>0110 <text:s/>0001</text:p>
          </table:table-cell>
          <table:table-cell/>
          <table:table-cell table:style-name="ce13" table:formula="of:=IF([.B1228]=[.B1227];&quot;&quot;;VLOOKUP([.D1228];[$Spec.A$1:$Spec.B$1048576];2;0))" office:value-type="string" office:string-value="" calcext:value-type="error">
            <text:p>#N/D</text:p>
          </table:table-cell>
          <table:table-cell table:style-name="ce13" table:formula="of:=IF([.E1228]=&quot;W_REGISTER (RF_CH)&quot;;BIN2DEC([.D1229]);IF([.E1228]=&quot;W_REGISTER (TX_ADDR)&quot;;CONCATENATE(&quot;0x&quot;;BIN2HEX([.D1233]);BIN2HEX([.D1232]);BIN2HEX([.D1231]);BIN2HEX([.D1230]);BIN2HEX([.D1229]));&quot;&quot;))" office:value-type="string" office:string-value="" calcext:value-type="error">
            <text:p>#N/D</text:p>
          </table:table-cell>
          <table:table-cell table:style-name="ce17" table:formula="of:=IF(OR([.E1227]=&quot;W_TX_PAYLOAD&quot;;AND([.G1227]&lt;&gt;&quot;&quot;;[.E1228]=&quot;&quot;));BIN2HEX([.D122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96995860000000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229]=[.B1228];&quot;&quot;;VLOOKUP([.D1229];[$Spec.A$1:$Spec.B$1048576];2;0))">
            <text:p/>
          </table:table-cell>
          <table:table-cell table:style-name="ce13" table:formula="of:=IF([.E1229]=&quot;W_REGISTER (RF_CH)&quot;;BIN2DEC([.D1230]);IF([.E1229]=&quot;W_REGISTER (TX_ADDR)&quot;;CONCATENATE(&quot;0x&quot;;BIN2HEX([.D1234]);BIN2HEX([.D1233]);BIN2HEX([.D1232]);BIN2HEX([.D1231]);BIN2HEX([.D1230]));&quot;&quot;))">
            <text:p/>
          </table:table-cell>
          <table:table-cell table:style-name="ce17" table:formula="of:=IF(OR([.E1228]=&quot;W_TX_PAYLOAD&quot;;AND([.G1228]&lt;&gt;&quot;&quot;;[.E1229]=&quot;&quot;));BIN2HEX([.D122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97116444000000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230]=[.B1229];&quot;&quot;;VLOOKUP([.D1230];[$Spec.A$1:$Spec.B$1048576];2;0))">
            <text:p/>
          </table:table-cell>
          <table:table-cell table:style-name="ce13" table:formula="of:=IF([.E1230]=&quot;W_REGISTER (RF_CH)&quot;;BIN2DEC([.D1231]);IF([.E1230]=&quot;W_REGISTER (TX_ADDR)&quot;;CONCATENATE(&quot;0x&quot;;BIN2HEX([.D1235]);BIN2HEX([.D1234]);BIN2HEX([.D1233]);BIN2HEX([.D1232]);BIN2HEX([.D1231]));&quot;&quot;))">
            <text:p/>
          </table:table-cell>
          <table:table-cell table:style-name="ce17" table:formula="of:=IF(OR([.E1229]=&quot;W_TX_PAYLOAD&quot;;AND([.G1229]&lt;&gt;&quot;&quot;;[.E1230]=&quot;&quot;));BIN2HEX([.D123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97233040000000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231]=[.B1230];&quot;&quot;;VLOOKUP([.D1231];[$Spec.A$1:$Spec.B$1048576];2;0))">
            <text:p/>
          </table:table-cell>
          <table:table-cell table:style-name="ce13" table:formula="of:=IF([.E1231]=&quot;W_REGISTER (RF_CH)&quot;;BIN2DEC([.D1232]);IF([.E1231]=&quot;W_REGISTER (TX_ADDR)&quot;;CONCATENATE(&quot;0x&quot;;BIN2HEX([.D1236]);BIN2HEX([.D1235]);BIN2HEX([.D1234]);BIN2HEX([.D1233]);BIN2HEX([.D1232]));&quot;&quot;))">
            <text:p/>
          </table:table-cell>
          <table:table-cell table:style-name="ce17" table:formula="of:=IF(OR([.E1230]=&quot;W_TX_PAYLOAD&quot;;AND([.G1230]&lt;&gt;&quot;&quot;;[.E1231]=&quot;&quot;));BIN2HEX([.D123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97351628000000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232]=[.B1231];&quot;&quot;;VLOOKUP([.D1232];[$Spec.A$1:$Spec.B$1048576];2;0))">
            <text:p/>
          </table:table-cell>
          <table:table-cell table:style-name="ce13" table:formula="of:=IF([.E1232]=&quot;W_REGISTER (RF_CH)&quot;;BIN2DEC([.D1233]);IF([.E1232]=&quot;W_REGISTER (TX_ADDR)&quot;;CONCATENATE(&quot;0x&quot;;BIN2HEX([.D1237]);BIN2HEX([.D1236]);BIN2HEX([.D1235]);BIN2HEX([.D1234]);BIN2HEX([.D1233]));&quot;&quot;))">
            <text:p/>
          </table:table-cell>
          <table:table-cell table:style-name="ce17" table:formula="of:=IF(OR([.E1231]=&quot;W_TX_PAYLOAD&quot;;AND([.G1231]&lt;&gt;&quot;&quot;;[.E1232]=&quot;&quot;));BIN2HEX([.D123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97469228000000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233]=[.B1232];&quot;&quot;;VLOOKUP([.D1233];[$Spec.A$1:$Spec.B$1048576];2;0))">
            <text:p/>
          </table:table-cell>
          <table:table-cell table:style-name="ce13" table:formula="of:=IF([.E1233]=&quot;W_REGISTER (RF_CH)&quot;;BIN2DEC([.D1234]);IF([.E1233]=&quot;W_REGISTER (TX_ADDR)&quot;;CONCATENATE(&quot;0x&quot;;BIN2HEX([.D1238]);BIN2HEX([.D1237]);BIN2HEX([.D1236]);BIN2HEX([.D1235]);BIN2HEX([.D1234]));&quot;&quot;))">
            <text:p/>
          </table:table-cell>
          <table:table-cell table:style-name="ce17" table:formula="of:=IF(OR([.E1232]=&quot;W_TX_PAYLOAD&quot;;AND([.G1232]&lt;&gt;&quot;&quot;;[.E1233]=&quot;&quot;));BIN2HEX([.D123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97587820000000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234]=[.B1233];&quot;&quot;;VLOOKUP([.D1234];[$Spec.A$1:$Spec.B$1048576];2;0))">
            <text:p/>
          </table:table-cell>
          <table:table-cell table:style-name="ce13" table:formula="of:=IF([.E1234]=&quot;W_REGISTER (RF_CH)&quot;;BIN2DEC([.D1235]);IF([.E1234]=&quot;W_REGISTER (TX_ADDR)&quot;;CONCATENATE(&quot;0x&quot;;BIN2HEX([.D1239]);BIN2HEX([.D1238]);BIN2HEX([.D1237]);BIN2HEX([.D1236]);BIN2HEX([.D1235]));&quot;&quot;))">
            <text:p/>
          </table:table-cell>
          <table:table-cell table:style-name="ce17" table:formula="of:=IF(OR([.E1233]=&quot;W_TX_PAYLOAD&quot;;AND([.G1233]&lt;&gt;&quot;&quot;;[.E1234]=&quot;&quot;));BIN2HEX([.D123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97721360000000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235]=[.B1234];&quot;&quot;;VLOOKUP([.D1235];[$Spec.A$1:$Spec.B$1048576];2;0))">
            <text:p/>
          </table:table-cell>
          <table:table-cell table:style-name="ce13" table:formula="of:=IF([.E1235]=&quot;W_REGISTER (RF_CH)&quot;;BIN2DEC([.D1236]);IF([.E1235]=&quot;W_REGISTER (TX_ADDR)&quot;;CONCATENATE(&quot;0x&quot;;BIN2HEX([.D1240]);BIN2HEX([.D1239]);BIN2HEX([.D1238]);BIN2HEX([.D1237]);BIN2HEX([.D1236]));&quot;&quot;))">
            <text:p/>
          </table:table-cell>
          <table:table-cell table:style-name="ce17" table:formula="of:=IF(OR([.E1234]=&quot;W_TX_PAYLOAD&quot;;AND([.G1234]&lt;&gt;&quot;&quot;;[.E1235]=&quot;&quot;));BIN2HEX([.D123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97838952000000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236]=[.B1235];&quot;&quot;;VLOOKUP([.D1236];[$Spec.A$1:$Spec.B$1048576];2;0))">
            <text:p/>
          </table:table-cell>
          <table:table-cell table:style-name="ce13" table:formula="of:=IF([.E1236]=&quot;W_REGISTER (RF_CH)&quot;;BIN2DEC([.D1237]);IF([.E1236]=&quot;W_REGISTER (TX_ADDR)&quot;;CONCATENATE(&quot;0x&quot;;BIN2HEX([.D1241]);BIN2HEX([.D1240]);BIN2HEX([.D1239]);BIN2HEX([.D1238]);BIN2HEX([.D1237]));&quot;&quot;))">
            <text:p/>
          </table:table-cell>
          <table:table-cell table:style-name="ce17" table:formula="of:=IF(OR([.E1235]=&quot;W_TX_PAYLOAD&quot;;AND([.G1235]&lt;&gt;&quot;&quot;;[.E1236]=&quot;&quot;));BIN2HEX([.D123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97965516000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237]=[.B1236];&quot;&quot;;VLOOKUP([.D1237];[$Spec.A$1:$Spec.B$1048576];2;0))" office:value-type="string" office:string-value="" calcext:value-type="error">
            <text:p>#N/D</text:p>
          </table:table-cell>
          <table:table-cell table:style-name="ce13" table:formula="of:=IF([.E1237]=&quot;W_REGISTER (RF_CH)&quot;;BIN2DEC([.D1238]);IF([.E1237]=&quot;W_REGISTER (TX_ADDR)&quot;;CONCATENATE(&quot;0x&quot;;BIN2HEX([.D1242]);BIN2HEX([.D1241]);BIN2HEX([.D1240]);BIN2HEX([.D1239]);BIN2HEX([.D1238]));&quot;&quot;))" office:value-type="string" office:string-value="" calcext:value-type="error">
            <text:p>#N/D</text:p>
          </table:table-cell>
          <table:table-cell table:style-name="ce17" table:formula="of:=IF(OR([.E1236]=&quot;W_TX_PAYLOAD&quot;;AND([.G1236]&lt;&gt;&quot;&quot;;[.E1237]=&quot;&quot;));BIN2HEX([.D123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98104032000000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238]=[.B1237];&quot;&quot;;VLOOKUP([.D1238];[$Spec.A$1:$Spec.B$1048576];2;0))" office:value-type="string" office:string-value="" calcext:value-type="error">
            <text:p>#N/D</text:p>
          </table:table-cell>
          <table:table-cell table:style-name="ce13" table:formula="of:=IF([.E1238]=&quot;W_REGISTER (RF_CH)&quot;;BIN2DEC([.D1239]);IF([.E1238]=&quot;W_REGISTER (TX_ADDR)&quot;;CONCATENATE(&quot;0x&quot;;BIN2HEX([.D1243]);BIN2HEX([.D1242]);BIN2HEX([.D1241]);BIN2HEX([.D1240]);BIN2HEX([.D1239]));&quot;&quot;))" office:value-type="string" office:string-value="" calcext:value-type="error">
            <text:p>#N/D</text:p>
          </table:table-cell>
          <table:table-cell table:style-name="ce17" table:formula="of:=IF(OR([.E1237]=&quot;W_TX_PAYLOAD&quot;;AND([.G1237]&lt;&gt;&quot;&quot;;[.E1238]=&quot;&quot;));BIN2HEX([.D123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98220620000000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239]=[.B1238];&quot;&quot;;VLOOKUP([.D1239];[$Spec.A$1:$Spec.B$1048576];2;0))">
            <text:p/>
          </table:table-cell>
          <table:table-cell table:style-name="ce13" table:formula="of:=IF([.E1239]=&quot;W_REGISTER (RF_CH)&quot;;BIN2DEC([.D1240]);IF([.E1239]=&quot;W_REGISTER (TX_ADDR)&quot;;CONCATENATE(&quot;0x&quot;;BIN2HEX([.D1244]);BIN2HEX([.D1243]);BIN2HEX([.D1242]);BIN2HEX([.D1241]);BIN2HEX([.D1240]));&quot;&quot;))">
            <text:p/>
          </table:table-cell>
          <table:table-cell table:style-name="ce17" table:formula="of:=IF(OR([.E1238]=&quot;W_TX_PAYLOAD&quot;;AND([.G1238]&lt;&gt;&quot;&quot;;[.E1239]=&quot;&quot;));BIN2HEX([.D123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98341196000000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240]=[.B1239];&quot;&quot;;VLOOKUP([.D1240];[$Spec.A$1:$Spec.B$1048576];2;0))" office:value-type="string" office:string-value="" calcext:value-type="error">
            <text:p>#N/D</text:p>
          </table:table-cell>
          <table:table-cell table:style-name="ce13" table:formula="of:=IF([.E1240]=&quot;W_REGISTER (RF_CH)&quot;;BIN2DEC([.D1241]);IF([.E1240]=&quot;W_REGISTER (TX_ADDR)&quot;;CONCATENATE(&quot;0x&quot;;BIN2HEX([.D1245]);BIN2HEX([.D1244]);BIN2HEX([.D1243]);BIN2HEX([.D1242]);BIN2HEX([.D1241]));&quot;&quot;))" office:value-type="string" office:string-value="" calcext:value-type="error">
            <text:p>#N/D</text:p>
          </table:table-cell>
          <table:table-cell table:style-name="ce17" table:formula="of:=IF(OR([.E1239]=&quot;W_TX_PAYLOAD&quot;;AND([.G1239]&lt;&gt;&quot;&quot;;[.E1240]=&quot;&quot;));BIN2HEX([.D124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98461772000000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241]=[.B1240];&quot;&quot;;VLOOKUP([.D1241];[$Spec.A$1:$Spec.B$1048576];2;0))" office:value-type="string" office:string-value="" calcext:value-type="error">
            <text:p>#N/D</text:p>
          </table:table-cell>
          <table:table-cell table:style-name="ce13" table:formula="of:=IF([.E1241]=&quot;W_REGISTER (RF_CH)&quot;;BIN2DEC([.D1242]);IF([.E1241]=&quot;W_REGISTER (TX_ADDR)&quot;;CONCATENATE(&quot;0x&quot;;BIN2HEX([.D1246]);BIN2HEX([.D1245]);BIN2HEX([.D1244]);BIN2HEX([.D1243]);BIN2HEX([.D1242]));&quot;&quot;))" office:value-type="string" office:string-value="" calcext:value-type="error">
            <text:p>#N/D</text:p>
          </table:table-cell>
          <table:table-cell table:style-name="ce17" table:formula="of:=IF(OR([.E1240]=&quot;W_TX_PAYLOAD&quot;;AND([.G1240]&lt;&gt;&quot;&quot;;[.E1241]=&quot;&quot;));BIN2HEX([.D124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9858334800000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242]=[.B1241];&quot;&quot;;VLOOKUP([.D1242];[$Spec.A$1:$Spec.B$1048576];2;0))" office:value-type="string" office:string-value="" calcext:value-type="error">
            <text:p>#N/D</text:p>
          </table:table-cell>
          <table:table-cell table:style-name="ce13" table:formula="of:=IF([.E1242]=&quot;W_REGISTER (RF_CH)&quot;;BIN2DEC([.D1243]);IF([.E1242]=&quot;W_REGISTER (TX_ADDR)&quot;;CONCATENATE(&quot;0x&quot;;BIN2HEX([.D1247]);BIN2HEX([.D1246]);BIN2HEX([.D1245]);BIN2HEX([.D1244]);BIN2HEX([.D1243]));&quot;&quot;))" office:value-type="string" office:string-value="" calcext:value-type="error">
            <text:p>#N/D</text:p>
          </table:table-cell>
          <table:table-cell table:style-name="ce17" table:formula="of:=IF(OR([.E1241]=&quot;W_TX_PAYLOAD&quot;;AND([.G1241]&lt;&gt;&quot;&quot;;[.E1242]=&quot;&quot;));BIN2HEX([.D124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98729836000000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1243]=[.B1242];&quot;&quot;;VLOOKUP([.D1243];[$Spec.A$1:$Spec.B$1048576];2;0))" office:value-type="string" office:string-value="" calcext:value-type="error">
            <text:p>#N/D</text:p>
          </table:table-cell>
          <table:table-cell table:style-name="ce13" table:formula="of:=IF([.E1243]=&quot;W_REGISTER (RF_CH)&quot;;BIN2DEC([.D1244]);IF([.E1243]=&quot;W_REGISTER (TX_ADDR)&quot;;CONCATENATE(&quot;0x&quot;;BIN2HEX([.D1248]);BIN2HEX([.D1247]);BIN2HEX([.D1246]);BIN2HEX([.D1245]);BIN2HEX([.D1244]));&quot;&quot;))" office:value-type="string" office:string-value="" calcext:value-type="error">
            <text:p>#N/D</text:p>
          </table:table-cell>
          <table:table-cell table:style-name="ce17" table:formula="of:=IF(OR([.E1242]=&quot;W_TX_PAYLOAD&quot;;AND([.G1242]&lt;&gt;&quot;&quot;;[.E1243]=&quot;&quot;));BIN2HEX([.D124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98846424000000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1244]=[.B1243];&quot;&quot;;VLOOKUP([.D1244];[$Spec.A$1:$Spec.B$1048576];2;0))">
            <text:p/>
          </table:table-cell>
          <table:table-cell table:style-name="ce13" table:formula="of:=IF([.E1244]=&quot;W_REGISTER (RF_CH)&quot;;BIN2DEC([.D1245]);IF([.E1244]=&quot;W_REGISTER (TX_ADDR)&quot;;CONCATENATE(&quot;0x&quot;;BIN2HEX([.D1249]);BIN2HEX([.D1248]);BIN2HEX([.D1247]);BIN2HEX([.D1246]);BIN2HEX([.D1245]));&quot;&quot;))">
            <text:p/>
          </table:table-cell>
          <table:table-cell table:style-name="ce17" table:formula="of:=IF(OR([.E1243]=&quot;W_TX_PAYLOAD&quot;;AND([.G1243]&lt;&gt;&quot;&quot;;[.E1244]=&quot;&quot;));BIN2HEX([.D124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98963016000000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1245]=[.B1244];&quot;&quot;;VLOOKUP([.D1245];[$Spec.A$1:$Spec.B$1048576];2;0))">
            <text:p/>
          </table:table-cell>
          <table:table-cell table:style-name="ce13" table:formula="of:=IF([.E1245]=&quot;W_REGISTER (RF_CH)&quot;;BIN2DEC([.D1246]);IF([.E1245]=&quot;W_REGISTER (TX_ADDR)&quot;;CONCATENATE(&quot;0x&quot;;BIN2HEX([.D1250]);BIN2HEX([.D1249]);BIN2HEX([.D1248]);BIN2HEX([.D1247]);BIN2HEX([.D1246]));&quot;&quot;))">
            <text:p/>
          </table:table-cell>
          <table:table-cell table:style-name="ce17" table:formula="of:=IF(OR([.E1244]=&quot;W_TX_PAYLOAD&quot;;AND([.G1244]&lt;&gt;&quot;&quot;;[.E1245]=&quot;&quot;));BIN2HEX([.D124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99079608000000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<text:s/>1000 <text:s/>0011</text:p>
          </table:table-cell>
          <table:table-cell/>
          <table:table-cell table:style-name="ce13" table:formula="of:=IF([.B1246]=[.B1245];&quot;&quot;;VLOOKUP([.D1246];[$Spec.A$1:$Spec.B$1048576];2;0))">
            <text:p/>
          </table:table-cell>
          <table:table-cell table:style-name="ce13" table:formula="of:=IF([.E1246]=&quot;W_REGISTER (RF_CH)&quot;;BIN2DEC([.D1247]);IF([.E1246]=&quot;W_REGISTER (TX_ADDR)&quot;;CONCATENATE(&quot;0x&quot;;BIN2HEX([.D1251]);BIN2HEX([.D1250]);BIN2HEX([.D1249]);BIN2HEX([.D1248]);BIN2HEX([.D1247]));&quot;&quot;))">
            <text:p/>
          </table:table-cell>
          <table:table-cell table:style-name="ce17" table:formula="of:=IF(OR([.E1245]=&quot;W_TX_PAYLOAD&quot;;AND([.G1245]&lt;&gt;&quot;&quot;;[.E1246]=&quot;&quot;));BIN2HEX([.D124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99196204000000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<text:s/>1110 <text:s/>0000</text:p>
          </table:table-cell>
          <table:table-cell/>
          <table:table-cell table:style-name="ce13" table:formula="of:=IF([.B1247]=[.B1246];&quot;&quot;;VLOOKUP([.D1247];[$Spec.A$1:$Spec.B$1048576];2;0))">
            <text:p/>
          </table:table-cell>
          <table:table-cell table:style-name="ce13" table:formula="of:=IF([.E1247]=&quot;W_REGISTER (RF_CH)&quot;;BIN2DEC([.D1248]);IF([.E1247]=&quot;W_REGISTER (TX_ADDR)&quot;;CONCATENATE(&quot;0x&quot;;BIN2HEX([.D1252]);BIN2HEX([.D1251]);BIN2HEX([.D1250]);BIN2HEX([.D1249]);BIN2HEX([.D1248]));&quot;&quot;))">
            <text:p/>
          </table:table-cell>
          <table:table-cell table:style-name="ce17" table:formula="of:=IF(OR([.E1246]=&quot;W_TX_PAYLOAD&quot;;AND([.G1246]&lt;&gt;&quot;&quot;;[.E1247]=&quot;&quot;));BIN2HEX([.D124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99312792000000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1248]=[.B1247];&quot;&quot;;VLOOKUP([.D1248];[$Spec.A$1:$Spec.B$1048576];2;0))">
            <text:p/>
          </table:table-cell>
          <table:table-cell table:style-name="ce13" table:formula="of:=IF([.E1248]=&quot;W_REGISTER (RF_CH)&quot;;BIN2DEC([.D1249]);IF([.E1248]=&quot;W_REGISTER (TX_ADDR)&quot;;CONCATENATE(&quot;0x&quot;;BIN2HEX([.D1253]);BIN2HEX([.D1252]);BIN2HEX([.D1251]);BIN2HEX([.D1250]);BIN2HEX([.D1249]));&quot;&quot;))">
            <text:p/>
          </table:table-cell>
          <table:table-cell table:style-name="ce17" table:formula="of:=IF(OR([.E1247]=&quot;W_TX_PAYLOAD&quot;;AND([.G1247]&lt;&gt;&quot;&quot;;[.E1248]=&quot;&quot;));BIN2HEX([.D124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99429384000000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249]=[.B1248];&quot;&quot;;VLOOKUP([.D1249];[$Spec.A$1:$Spec.B$1048576];2;0))">
            <text:p/>
          </table:table-cell>
          <table:table-cell table:style-name="ce13" table:formula="of:=IF([.E1249]=&quot;W_REGISTER (RF_CH)&quot;;BIN2DEC([.D1250]);IF([.E1249]=&quot;W_REGISTER (TX_ADDR)&quot;;CONCATENATE(&quot;0x&quot;;BIN2HEX([.D1254]);BIN2HEX([.D1253]);BIN2HEX([.D1252]);BIN2HEX([.D1251]);BIN2HEX([.D1250]));&quot;&quot;))">
            <text:p/>
          </table:table-cell>
          <table:table-cell table:style-name="ce17" table:formula="of:=IF(OR([.E1248]=&quot;W_TX_PAYLOAD&quot;;AND([.G1248]&lt;&gt;&quot;&quot;;[.E1249]=&quot;&quot;));BIN2HEX([.D124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99545976000000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250]=[.B1249];&quot;&quot;;VLOOKUP([.D1250];[$Spec.A$1:$Spec.B$1048576];2;0))">
            <text:p/>
          </table:table-cell>
          <table:table-cell table:style-name="ce13" table:formula="of:=IF([.E1250]=&quot;W_REGISTER (RF_CH)&quot;;BIN2DEC([.D1251]);IF([.E1250]=&quot;W_REGISTER (TX_ADDR)&quot;;CONCATENATE(&quot;0x&quot;;BIN2HEX([.D1255]);BIN2HEX([.D1254]);BIN2HEX([.D1253]);BIN2HEX([.D1252]);BIN2HEX([.D1251]));&quot;&quot;))">
            <text:p/>
          </table:table-cell>
          <table:table-cell table:style-name="ce17" table:formula="of:=IF(OR([.E1249]=&quot;W_TX_PAYLOAD&quot;;AND([.G1249]&lt;&gt;&quot;&quot;;[.E1250]=&quot;&quot;));BIN2HEX([.D125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99678512000000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<text:s/>0000 <text:s/>0011</text:p>
          </table:table-cell>
          <table:table-cell/>
          <table:table-cell table:style-name="ce13" table:formula="of:=IF([.B1251]=[.B1250];&quot;&quot;;VLOOKUP([.D1251];[$Spec.A$1:$Spec.B$1048576];2;0))">
            <text:p/>
          </table:table-cell>
          <table:table-cell table:style-name="ce13" table:formula="of:=IF([.E1251]=&quot;W_REGISTER (RF_CH)&quot;;BIN2DEC([.D1252]);IF([.E1251]=&quot;W_REGISTER (TX_ADDR)&quot;;CONCATENATE(&quot;0x&quot;;BIN2HEX([.D1256]);BIN2HEX([.D1255]);BIN2HEX([.D1254]);BIN2HEX([.D1253]);BIN2HEX([.D1252]));&quot;&quot;))">
            <text:p/>
          </table:table-cell>
          <table:table-cell table:style-name="ce17" table:formula="of:=IF(OR([.E1250]=&quot;W_TX_PAYLOAD&quot;;AND([.G1250]&lt;&gt;&quot;&quot;;[.E1251]=&quot;&quot;));BIN2HEX([.D125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99805072000000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252]=[.B1251];&quot;&quot;;VLOOKUP([.D1252];[$Spec.A$1:$Spec.B$1048576];2;0))" office:value-type="string" office:string-value="" calcext:value-type="error">
            <text:p>#N/D</text:p>
          </table:table-cell>
          <table:table-cell table:style-name="ce13" table:formula="of:=IF([.E1252]=&quot;W_REGISTER (RF_CH)&quot;;BIN2DEC([.D1253]);IF([.E1252]=&quot;W_REGISTER (TX_ADDR)&quot;;CONCATENATE(&quot;0x&quot;;BIN2HEX([.D1257]);BIN2HEX([.D1256]);BIN2HEX([.D1255]);BIN2HEX([.D1254]);BIN2HEX([.D1253]));&quot;&quot;))" office:value-type="string" office:string-value="" calcext:value-type="error">
            <text:p>#N/D</text:p>
          </table:table-cell>
          <table:table-cell table:style-name="ce17" table:formula="of:=IF(OR([.E1251]=&quot;W_TX_PAYLOAD&quot;;AND([.G1251]&lt;&gt;&quot;&quot;;[.E1252]=&quot;&quot;));BIN2HEX([.D125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99921664000000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1253]=[.B1252];&quot;&quot;;VLOOKUP([.D1253];[$Spec.A$1:$Spec.B$1048576];2;0))">
            <text:p/>
          </table:table-cell>
          <table:table-cell table:style-name="ce13" table:formula="of:=IF([.E1253]=&quot;W_REGISTER (RF_CH)&quot;;BIN2DEC([.D1254]);IF([.E1253]=&quot;W_REGISTER (TX_ADDR)&quot;;CONCATENATE(&quot;0x&quot;;BIN2HEX([.D1258]);BIN2HEX([.D1257]);BIN2HEX([.D1256]);BIN2HEX([.D1255]);BIN2HEX([.D1254]));&quot;&quot;))">
            <text:p/>
          </table:table-cell>
          <table:table-cell table:style-name="ce17" table:formula="of:=IF(OR([.E1252]=&quot;W_TX_PAYLOAD&quot;;AND([.G1252]&lt;&gt;&quot;&quot;;[.E1253]=&quot;&quot;));BIN2HEX([.D125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15424788000000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1254]=[.B1253];&quot;&quot;;VLOOKUP([.D1254];[$Spec.A$1:$Spec.B$1048576];2;0))" office:value-type="string" office:string-value="" calcext:value-type="error">
            <text:p>#N/D</text:p>
          </table:table-cell>
          <table:table-cell table:style-name="ce13" table:formula="of:=IF([.E1254]=&quot;W_REGISTER (RF_CH)&quot;;BIN2DEC([.D1255]);IF([.E1254]=&quot;W_REGISTER (TX_ADDR)&quot;;CONCATENATE(&quot;0x&quot;;BIN2HEX([.D1259]);BIN2HEX([.D1258]);BIN2HEX([.D1257]);BIN2HEX([.D1256]);BIN2HEX([.D1255]));&quot;&quot;))" office:value-type="string" office:string-value="" calcext:value-type="error">
            <text:p>#N/D</text:p>
          </table:table-cell>
          <table:table-cell table:style-name="ce17" table:formula="of:=IF(OR([.E1253]=&quot;W_TX_PAYLOAD&quot;;AND([.G1253]&lt;&gt;&quot;&quot;;[.E1254]=&quot;&quot;));BIN2HEX([.D125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15536400000000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255]=[.B1254];&quot;&quot;;VLOOKUP([.D1255];[$Spec.A$1:$Spec.B$1048576];2;0))">
            <text:p/>
          </table:table-cell>
          <table:table-cell table:style-name="ce13" table:formula="of:=IF([.E1255]=&quot;W_REGISTER (RF_CH)&quot;;BIN2DEC([.D1256]);IF([.E1255]=&quot;W_REGISTER (TX_ADDR)&quot;;CONCATENATE(&quot;0x&quot;;BIN2HEX([.D1260]);BIN2HEX([.D1259]);BIN2HEX([.D1258]);BIN2HEX([.D1257]);BIN2HEX([.D1256]));&quot;&quot;))">
            <text:p/>
          </table:table-cell>
          <table:table-cell table:style-name="ce17" table:formula="of:=IF(OR([.E1254]=&quot;W_TX_PAYLOAD&quot;;AND([.G1254]&lt;&gt;&quot;&quot;;[.E1255]=&quot;&quot;));BIN2HEX([.D125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15668948000000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256]=[.B1255];&quot;&quot;;VLOOKUP([.D1256];[$Spec.A$1:$Spec.B$1048576];2;0))" office:value-type="string" office:string-value="" calcext:value-type="error">
            <text:p>#N/D</text:p>
          </table:table-cell>
          <table:table-cell table:style-name="ce13" table:formula="of:=IF([.E1256]=&quot;W_REGISTER (RF_CH)&quot;;BIN2DEC([.D1257]);IF([.E1256]=&quot;W_REGISTER (TX_ADDR)&quot;;CONCATENATE(&quot;0x&quot;;BIN2HEX([.D1261]);BIN2HEX([.D1260]);BIN2HEX([.D1259]);BIN2HEX([.D1258]);BIN2HEX([.D1257]));&quot;&quot;))" office:value-type="string" office:string-value="" calcext:value-type="error">
            <text:p>#N/D</text:p>
          </table:table-cell>
          <table:table-cell table:style-name="ce17" table:formula="of:=IF(OR([.E1255]=&quot;W_TX_PAYLOAD&quot;;AND([.G1255]&lt;&gt;&quot;&quot;;[.E1256]=&quot;&quot;));BIN2HEX([.D125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15797508000000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257]=[.B1256];&quot;&quot;;VLOOKUP([.D1257];[$Spec.A$1:$Spec.B$1048576];2;0))" office:value-type="string" office:string-value="" calcext:value-type="error">
            <text:p>#N/D</text:p>
          </table:table-cell>
          <table:table-cell table:style-name="ce13" table:formula="of:=IF([.E1257]=&quot;W_REGISTER (RF_CH)&quot;;BIN2DEC([.D1258]);IF([.E1257]=&quot;W_REGISTER (TX_ADDR)&quot;;CONCATENATE(&quot;0x&quot;;BIN2HEX([.D1262]);BIN2HEX([.D1261]);BIN2HEX([.D1260]);BIN2HEX([.D1259]);BIN2HEX([.D1258]));&quot;&quot;))" office:value-type="string" office:string-value="" calcext:value-type="error">
            <text:p>#N/D</text:p>
          </table:table-cell>
          <table:table-cell table:style-name="ce17" table:formula="of:=IF(OR([.E1256]=&quot;W_TX_PAYLOAD&quot;;AND([.G1256]&lt;&gt;&quot;&quot;;[.E1257]=&quot;&quot;));BIN2HEX([.D125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15914100000000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258]=[.B1257];&quot;&quot;;VLOOKUP([.D1258];[$Spec.A$1:$Spec.B$1048576];2;0))">
            <text:p/>
          </table:table-cell>
          <table:table-cell table:style-name="ce13" table:formula="of:=IF([.E1258]=&quot;W_REGISTER (RF_CH)&quot;;BIN2DEC([.D1259]);IF([.E1258]=&quot;W_REGISTER (TX_ADDR)&quot;;CONCATENATE(&quot;0x&quot;;BIN2HEX([.D1263]);BIN2HEX([.D1262]);BIN2HEX([.D1261]);BIN2HEX([.D1260]);BIN2HEX([.D1259]));&quot;&quot;))">
            <text:p/>
          </table:table-cell>
          <table:table-cell table:style-name="ce17" table:formula="of:=IF(OR([.E1257]=&quot;W_TX_PAYLOAD&quot;;AND([.G1257]&lt;&gt;&quot;&quot;;[.E1258]=&quot;&quot;));BIN2HEX([.D125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16068568000000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259]=[.B1258];&quot;&quot;;VLOOKUP([.D1259];[$Spec.A$1:$Spec.B$1048576];2;0))" office:value-type="string" office:string-value="" calcext:value-type="error">
            <text:p>#N/D</text:p>
          </table:table-cell>
          <table:table-cell table:style-name="ce13" table:formula="of:=IF([.E1259]=&quot;W_REGISTER (RF_CH)&quot;;BIN2DEC([.D1260]);IF([.E1259]=&quot;W_REGISTER (TX_ADDR)&quot;;CONCATENATE(&quot;0x&quot;;BIN2HEX([.D1264]);BIN2HEX([.D1263]);BIN2HEX([.D1262]);BIN2HEX([.D1261]);BIN2HEX([.D1260]));&quot;&quot;))" office:value-type="string" office:string-value="" calcext:value-type="error">
            <text:p>#N/D</text:p>
          </table:table-cell>
          <table:table-cell table:style-name="ce17" table:formula="of:=IF(OR([.E1258]=&quot;W_TX_PAYLOAD&quot;;AND([.G1258]&lt;&gt;&quot;&quot;;[.E1259]=&quot;&quot;));BIN2HEX([.D125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16188156000000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1260]=[.B1259];&quot;&quot;;VLOOKUP([.D1260];[$Spec.A$1:$Spec.B$1048576];2;0))" office:value-type="string" office:string-value="" calcext:value-type="error">
            <text:p>#N/D</text:p>
          </table:table-cell>
          <table:table-cell table:style-name="ce13" table:formula="of:=IF([.E1260]=&quot;W_REGISTER (RF_CH)&quot;;BIN2DEC([.D1261]);IF([.E1260]=&quot;W_REGISTER (TX_ADDR)&quot;;CONCATENATE(&quot;0x&quot;;BIN2HEX([.D1265]);BIN2HEX([.D1264]);BIN2HEX([.D1263]);BIN2HEX([.D1262]);BIN2HEX([.D1261]));&quot;&quot;))" office:value-type="string" office:string-value="" calcext:value-type="error">
            <text:p>#N/D</text:p>
          </table:table-cell>
          <table:table-cell table:style-name="ce17" table:formula="of:=IF(OR([.E1259]=&quot;W_TX_PAYLOAD&quot;;AND([.G1259]&lt;&gt;&quot;&quot;;[.E1260]=&quot;&quot;));BIN2HEX([.D126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16304752000000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1261]=[.B1260];&quot;&quot;;VLOOKUP([.D1261];[$Spec.A$1:$Spec.B$1048576];2;0))">
            <text:p/>
          </table:table-cell>
          <table:table-cell table:style-name="ce13" table:formula="of:=IF([.E1261]=&quot;W_REGISTER (RF_CH)&quot;;BIN2DEC([.D1262]);IF([.E1261]=&quot;W_REGISTER (TX_ADDR)&quot;;CONCATENATE(&quot;0x&quot;;BIN2HEX([.D1266]);BIN2HEX([.D1265]);BIN2HEX([.D1264]);BIN2HEX([.D1263]);BIN2HEX([.D1262]));&quot;&quot;))">
            <text:p/>
          </table:table-cell>
          <table:table-cell table:style-name="ce17" table:formula="of:=IF(OR([.E1260]=&quot;W_TX_PAYLOAD&quot;;AND([.G1260]&lt;&gt;&quot;&quot;;[.E1261]=&quot;&quot;));BIN2HEX([.D126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16421348000000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1262]=[.B1261];&quot;&quot;;VLOOKUP([.D1262];[$Spec.A$1:$Spec.B$1048576];2;0))">
            <text:p/>
          </table:table-cell>
          <table:table-cell table:style-name="ce13" table:formula="of:=IF([.E1262]=&quot;W_REGISTER (RF_CH)&quot;;BIN2DEC([.D1263]);IF([.E1262]=&quot;W_REGISTER (TX_ADDR)&quot;;CONCATENATE(&quot;0x&quot;;BIN2HEX([.D1267]);BIN2HEX([.D1266]);BIN2HEX([.D1265]);BIN2HEX([.D1264]);BIN2HEX([.D1263]));&quot;&quot;))">
            <text:p/>
          </table:table-cell>
          <table:table-cell table:style-name="ce17" table:formula="of:=IF(OR([.E1261]=&quot;W_TX_PAYLOAD&quot;;AND([.G1261]&lt;&gt;&quot;&quot;;[.E1262]=&quot;&quot;));BIN2HEX([.D126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16537944000000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<text:s/>1000 <text:s/>0100</text:p>
          </table:table-cell>
          <table:table-cell/>
          <table:table-cell table:style-name="ce13" table:formula="of:=IF([.B1263]=[.B1262];&quot;&quot;;VLOOKUP([.D1263];[$Spec.A$1:$Spec.B$1048576];2;0))">
            <text:p/>
          </table:table-cell>
          <table:table-cell table:style-name="ce13" table:formula="of:=IF([.E1263]=&quot;W_REGISTER (RF_CH)&quot;;BIN2DEC([.D1264]);IF([.E1263]=&quot;W_REGISTER (TX_ADDR)&quot;;CONCATENATE(&quot;0x&quot;;BIN2HEX([.D1268]);BIN2HEX([.D1267]);BIN2HEX([.D1266]);BIN2HEX([.D1265]);BIN2HEX([.D1264]));&quot;&quot;))">
            <text:p/>
          </table:table-cell>
          <table:table-cell table:style-name="ce17" table:formula="of:=IF(OR([.E1262]=&quot;W_TX_PAYLOAD&quot;;AND([.G1262]&lt;&gt;&quot;&quot;;[.E1263]=&quot;&quot;));BIN2HEX([.D126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16654540000000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264]=[.B1263];&quot;&quot;;VLOOKUP([.D1264];[$Spec.A$1:$Spec.B$1048576];2;0))">
            <text:p/>
          </table:table-cell>
          <table:table-cell table:style-name="ce13" table:formula="of:=IF([.E1264]=&quot;W_REGISTER (RF_CH)&quot;;BIN2DEC([.D1265]);IF([.E1264]=&quot;W_REGISTER (TX_ADDR)&quot;;CONCATENATE(&quot;0x&quot;;BIN2HEX([.D1269]);BIN2HEX([.D1268]);BIN2HEX([.D1267]);BIN2HEX([.D1266]);BIN2HEX([.D1265]));&quot;&quot;))">
            <text:p/>
          </table:table-cell>
          <table:table-cell table:style-name="ce17" table:formula="of:=IF(OR([.E1263]=&quot;W_TX_PAYLOAD&quot;;AND([.G1263]&lt;&gt;&quot;&quot;;[.E1264]=&quot;&quot;));BIN2HEX([.D126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16771136000000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1265]=[.B1264];&quot;&quot;;VLOOKUP([.D1265];[$Spec.A$1:$Spec.B$1048576];2;0))">
            <text:p/>
          </table:table-cell>
          <table:table-cell table:style-name="ce13" table:formula="of:=IF([.E1265]=&quot;W_REGISTER (RF_CH)&quot;;BIN2DEC([.D1266]);IF([.E1265]=&quot;W_REGISTER (TX_ADDR)&quot;;CONCATENATE(&quot;0x&quot;;BIN2HEX([.D1270]);BIN2HEX([.D1269]);BIN2HEX([.D1268]);BIN2HEX([.D1267]);BIN2HEX([.D1266]));&quot;&quot;))">
            <text:p/>
          </table:table-cell>
          <table:table-cell table:style-name="ce17" table:formula="of:=IF(OR([.E1264]=&quot;W_TX_PAYLOAD&quot;;AND([.G1264]&lt;&gt;&quot;&quot;;[.E1265]=&quot;&quot;));BIN2HEX([.D126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16887732000000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266]=[.B1265];&quot;&quot;;VLOOKUP([.D1266];[$Spec.A$1:$Spec.B$1048576];2;0))">
            <text:p/>
          </table:table-cell>
          <table:table-cell table:style-name="ce13" table:formula="of:=IF([.E1266]=&quot;W_REGISTER (RF_CH)&quot;;BIN2DEC([.D1267]);IF([.E1266]=&quot;W_REGISTER (TX_ADDR)&quot;;CONCATENATE(&quot;0x&quot;;BIN2HEX([.D1271]);BIN2HEX([.D1270]);BIN2HEX([.D1269]);BIN2HEX([.D1268]);BIN2HEX([.D1267]));&quot;&quot;))">
            <text:p/>
          </table:table-cell>
          <table:table-cell table:style-name="ce17" table:formula="of:=IF(OR([.E1265]=&quot;W_TX_PAYLOAD&quot;;AND([.G1265]&lt;&gt;&quot;&quot;;[.E1266]=&quot;&quot;));BIN2HEX([.D126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17020276000000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267]=[.B1266];&quot;&quot;;VLOOKUP([.D1267];[$Spec.A$1:$Spec.B$1048576];2;0))">
            <text:p/>
          </table:table-cell>
          <table:table-cell table:style-name="ce13" table:formula="of:=IF([.E1267]=&quot;W_REGISTER (RF_CH)&quot;;BIN2DEC([.D1268]);IF([.E1267]=&quot;W_REGISTER (TX_ADDR)&quot;;CONCATENATE(&quot;0x&quot;;BIN2HEX([.D1272]);BIN2HEX([.D1271]);BIN2HEX([.D1270]);BIN2HEX([.D1269]);BIN2HEX([.D1268]));&quot;&quot;))">
            <text:p/>
          </table:table-cell>
          <table:table-cell table:style-name="ce17" table:formula="of:=IF(OR([.E1266]=&quot;W_TX_PAYLOAD&quot;;AND([.G1266]&lt;&gt;&quot;&quot;;[.E1267]=&quot;&quot;));BIN2HEX([.D126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17136872000000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<text:s/>0000 <text:s/>0100</text:p>
          </table:table-cell>
          <table:table-cell/>
          <table:table-cell table:style-name="ce13" table:formula="of:=IF([.B1268]=[.B1267];&quot;&quot;;VLOOKUP([.D1268];[$Spec.A$1:$Spec.B$1048576];2;0))">
            <text:p/>
          </table:table-cell>
          <table:table-cell table:style-name="ce13" table:formula="of:=IF([.E1268]=&quot;W_REGISTER (RF_CH)&quot;;BIN2DEC([.D1269]);IF([.E1268]=&quot;W_REGISTER (TX_ADDR)&quot;;CONCATENATE(&quot;0x&quot;;BIN2HEX([.D1273]);BIN2HEX([.D1272]);BIN2HEX([.D1271]);BIN2HEX([.D1270]);BIN2HEX([.D1269]));&quot;&quot;))">
            <text:p/>
          </table:table-cell>
          <table:table-cell table:style-name="ce17" table:formula="of:=IF(OR([.E1267]=&quot;W_TX_PAYLOAD&quot;;AND([.G1267]&lt;&gt;&quot;&quot;;[.E1268]=&quot;&quot;));BIN2HEX([.D126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172634320000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269]=[.B1268];&quot;&quot;;VLOOKUP([.D1269];[$Spec.A$1:$Spec.B$1048576];2;0))" office:value-type="string" office:string-value="" calcext:value-type="error">
            <text:p>#N/D</text:p>
          </table:table-cell>
          <table:table-cell table:style-name="ce13" table:formula="of:=IF([.E1269]=&quot;W_REGISTER (RF_CH)&quot;;BIN2DEC([.D1270]);IF([.E1269]=&quot;W_REGISTER (TX_ADDR)&quot;;CONCATENATE(&quot;0x&quot;;BIN2HEX([.D1274]);BIN2HEX([.D1273]);BIN2HEX([.D1272]);BIN2HEX([.D1271]);BIN2HEX([.D1270]));&quot;&quot;))" office:value-type="string" office:string-value="" calcext:value-type="error">
            <text:p>#N/D</text:p>
          </table:table-cell>
          <table:table-cell table:style-name="ce17" table:formula="of:=IF(OR([.E1268]=&quot;W_TX_PAYLOAD&quot;;AND([.G1268]&lt;&gt;&quot;&quot;;[.E1269]=&quot;&quot;));BIN2HEX([.D126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173800280000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1270]=[.B1269];&quot;&quot;;VLOOKUP([.D1270];[$Spec.A$1:$Spec.B$1048576];2;0))">
            <text:p/>
          </table:table-cell>
          <table:table-cell table:style-name="ce13" table:formula="of:=IF([.E1270]=&quot;W_REGISTER (RF_CH)&quot;;BIN2DEC([.D1271]);IF([.E1270]=&quot;W_REGISTER (TX_ADDR)&quot;;CONCATENATE(&quot;0x&quot;;BIN2HEX([.D1275]);BIN2HEX([.D1274]);BIN2HEX([.D1273]);BIN2HEX([.D1272]);BIN2HEX([.D1271]));&quot;&quot;))">
            <text:p/>
          </table:table-cell>
          <table:table-cell table:style-name="ce17" table:formula="of:=IF(OR([.E1269]=&quot;W_TX_PAYLOAD&quot;;AND([.G1269]&lt;&gt;&quot;&quot;;[.E1270]=&quot;&quot;));BIN2HEX([.D127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32977240000000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1271]=[.B1270];&quot;&quot;;VLOOKUP([.D1271];[$Spec.A$1:$Spec.B$1048576];2;0))" office:value-type="string" office:string-value="" calcext:value-type="error">
            <text:p>#N/D</text:p>
          </table:table-cell>
          <table:table-cell table:style-name="ce13" table:formula="of:=IF([.E1271]=&quot;W_REGISTER (RF_CH)&quot;;BIN2DEC([.D1272]);IF([.E1271]=&quot;W_REGISTER (TX_ADDR)&quot;;CONCATENATE(&quot;0x&quot;;BIN2HEX([.D1276]);BIN2HEX([.D1275]);BIN2HEX([.D1274]);BIN2HEX([.D1273]);BIN2HEX([.D1272]));&quot;&quot;))" office:value-type="string" office:string-value="" calcext:value-type="error">
            <text:p>#N/D</text:p>
          </table:table-cell>
          <table:table-cell table:style-name="ce17" table:formula="of:=IF(OR([.E1270]=&quot;W_TX_PAYLOAD&quot;;AND([.G1270]&lt;&gt;&quot;&quot;;[.E1271]=&quot;&quot;));BIN2HEX([.D127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33088852000000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272]=[.B1271];&quot;&quot;;VLOOKUP([.D1272];[$Spec.A$1:$Spec.B$1048576];2;0))">
            <text:p/>
          </table:table-cell>
          <table:table-cell table:style-name="ce13" table:formula="of:=IF([.E1272]=&quot;W_REGISTER (RF_CH)&quot;;BIN2DEC([.D1273]);IF([.E1272]=&quot;W_REGISTER (TX_ADDR)&quot;;CONCATENATE(&quot;0x&quot;;BIN2HEX([.D1277]);BIN2HEX([.D1276]);BIN2HEX([.D1275]);BIN2HEX([.D1274]);BIN2HEX([.D1273]));&quot;&quot;))">
            <text:p/>
          </table:table-cell>
          <table:table-cell table:style-name="ce17" table:formula="of:=IF(OR([.E1271]=&quot;W_TX_PAYLOAD&quot;;AND([.G1271]&lt;&gt;&quot;&quot;;[.E1272]=&quot;&quot;));BIN2HEX([.D127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3322737600000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273]=[.B1272];&quot;&quot;;VLOOKUP([.D1273];[$Spec.A$1:$Spec.B$1048576];2;0))" office:value-type="string" office:string-value="" calcext:value-type="error">
            <text:p>#N/D</text:p>
          </table:table-cell>
          <table:table-cell table:style-name="ce13" table:formula="of:=IF([.E1273]=&quot;W_REGISTER (RF_CH)&quot;;BIN2DEC([.D1274]);IF([.E1273]=&quot;W_REGISTER (TX_ADDR)&quot;;CONCATENATE(&quot;0x&quot;;BIN2HEX([.D1278]);BIN2HEX([.D1277]);BIN2HEX([.D1276]);BIN2HEX([.D1275]);BIN2HEX([.D1274]));&quot;&quot;))" office:value-type="string" office:string-value="" calcext:value-type="error">
            <text:p>#N/D</text:p>
          </table:table-cell>
          <table:table-cell table:style-name="ce17" table:formula="of:=IF(OR([.E1272]=&quot;W_TX_PAYLOAD&quot;;AND([.G1272]&lt;&gt;&quot;&quot;;[.E1273]=&quot;&quot;));BIN2HEX([.D127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33371876000000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274]=[.B1273];&quot;&quot;;VLOOKUP([.D1274];[$Spec.A$1:$Spec.B$1048576];2;0))" office:value-type="string" office:string-value="" calcext:value-type="error">
            <text:p>#N/D</text:p>
          </table:table-cell>
          <table:table-cell table:style-name="ce13" table:formula="of:=IF([.E1274]=&quot;W_REGISTER (RF_CH)&quot;;BIN2DEC([.D1275]);IF([.E1274]=&quot;W_REGISTER (TX_ADDR)&quot;;CONCATENATE(&quot;0x&quot;;BIN2HEX([.D1279]);BIN2HEX([.D1278]);BIN2HEX([.D1277]);BIN2HEX([.D1276]);BIN2HEX([.D1275]));&quot;&quot;))" office:value-type="string" office:string-value="" calcext:value-type="error">
            <text:p>#N/D</text:p>
          </table:table-cell>
          <table:table-cell table:style-name="ce17" table:formula="of:=IF(OR([.E1273]=&quot;W_TX_PAYLOAD&quot;;AND([.G1273]&lt;&gt;&quot;&quot;;[.E1274]=&quot;&quot;));BIN2HEX([.D127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33488468000000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275]=[.B1274];&quot;&quot;;VLOOKUP([.D1275];[$Spec.A$1:$Spec.B$1048576];2;0))">
            <text:p/>
          </table:table-cell>
          <table:table-cell table:style-name="ce13" table:formula="of:=IF([.E1275]=&quot;W_REGISTER (RF_CH)&quot;;BIN2DEC([.D1276]);IF([.E1275]=&quot;W_REGISTER (TX_ADDR)&quot;;CONCATENATE(&quot;0x&quot;;BIN2HEX([.D1280]);BIN2HEX([.D1279]);BIN2HEX([.D1278]);BIN2HEX([.D1277]);BIN2HEX([.D1276]));&quot;&quot;))">
            <text:p/>
          </table:table-cell>
          <table:table-cell table:style-name="ce17" table:formula="of:=IF(OR([.E1274]=&quot;W_TX_PAYLOAD&quot;;AND([.G1274]&lt;&gt;&quot;&quot;;[.E1275]=&quot;&quot;));BIN2HEX([.D127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33620008000000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276]=[.B1275];&quot;&quot;;VLOOKUP([.D1276];[$Spec.A$1:$Spec.B$1048576];2;0))" office:value-type="string" office:string-value="" calcext:value-type="error">
            <text:p>#N/D</text:p>
          </table:table-cell>
          <table:table-cell table:style-name="ce13" table:formula="of:=IF([.E1276]=&quot;W_REGISTER (RF_CH)&quot;;BIN2DEC([.D1277]);IF([.E1276]=&quot;W_REGISTER (TX_ADDR)&quot;;CONCATENATE(&quot;0x&quot;;BIN2HEX([.D1281]);BIN2HEX([.D1280]);BIN2HEX([.D1279]);BIN2HEX([.D1278]);BIN2HEX([.D1277]));&quot;&quot;))" office:value-type="string" office:string-value="" calcext:value-type="error">
            <text:p>#N/D</text:p>
          </table:table-cell>
          <table:table-cell table:style-name="ce17" table:formula="of:=IF(OR([.E1275]=&quot;W_TX_PAYLOAD&quot;;AND([.G1275]&lt;&gt;&quot;&quot;;[.E1276]=&quot;&quot;));BIN2HEX([.D127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33745568000000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277]=[.B1276];&quot;&quot;;VLOOKUP([.D1277];[$Spec.A$1:$Spec.B$1048576];2;0))" office:value-type="string" office:string-value="" calcext:value-type="error">
            <text:p>#N/D</text:p>
          </table:table-cell>
          <table:table-cell table:style-name="ce13" table:formula="of:=IF([.E1277]=&quot;W_REGISTER (RF_CH)&quot;;BIN2DEC([.D1278]);IF([.E1277]=&quot;W_REGISTER (TX_ADDR)&quot;;CONCATENATE(&quot;0x&quot;;BIN2HEX([.D1282]);BIN2HEX([.D1281]);BIN2HEX([.D1280]);BIN2HEX([.D1279]);BIN2HEX([.D1278]));&quot;&quot;))" office:value-type="string" office:string-value="" calcext:value-type="error">
            <text:p>#N/D</text:p>
          </table:table-cell>
          <table:table-cell table:style-name="ce17" table:formula="of:=IF(OR([.E1276]=&quot;W_TX_PAYLOAD&quot;;AND([.G1276]&lt;&gt;&quot;&quot;;[.E1277]=&quot;&quot;));BIN2HEX([.D127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33862156000000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<text:s/>0000 <text:s/>1111</text:p>
          </table:table-cell>
          <table:table-cell/>
          <table:table-cell table:style-name="ce13" table:formula="of:=IF([.B1278]=[.B1277];&quot;&quot;;VLOOKUP([.D1278];[$Spec.A$1:$Spec.B$1048576];2;0))">
            <text:p/>
          </table:table-cell>
          <table:table-cell table:style-name="ce13" table:formula="of:=IF([.E1278]=&quot;W_REGISTER (RF_CH)&quot;;BIN2DEC([.D1279]);IF([.E1278]=&quot;W_REGISTER (TX_ADDR)&quot;;CONCATENATE(&quot;0x&quot;;BIN2HEX([.D1283]);BIN2HEX([.D1282]);BIN2HEX([.D1281]);BIN2HEX([.D1280]);BIN2HEX([.D1279]));&quot;&quot;))">
            <text:p/>
          </table:table-cell>
          <table:table-cell table:style-name="ce17" table:formula="of:=IF(OR([.E1277]=&quot;W_TX_PAYLOAD&quot;;AND([.G1277]&lt;&gt;&quot;&quot;;[.E1278]=&quot;&quot;));BIN2HEX([.D127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37458320000000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1279]=[.B1278];&quot;&quot;;VLOOKUP([.D1279];[$Spec.A$1:$Spec.B$1048576];2;0))" office:value-type="string" office:string-value="" calcext:value-type="error">
            <text:p>#N/D</text:p>
          </table:table-cell>
          <table:table-cell table:style-name="ce13" table:formula="of:=IF([.E1279]=&quot;W_REGISTER (RF_CH)&quot;;BIN2DEC([.D1280]);IF([.E1279]=&quot;W_REGISTER (TX_ADDR)&quot;;CONCATENATE(&quot;0x&quot;;BIN2HEX([.D1284]);BIN2HEX([.D1283]);BIN2HEX([.D1282]);BIN2HEX([.D1281]);BIN2HEX([.D1280]));&quot;&quot;))" office:value-type="string" office:string-value="" calcext:value-type="error">
            <text:p>#N/D</text:p>
          </table:table-cell>
          <table:table-cell table:style-name="ce17" table:formula="of:=IF(OR([.E1278]=&quot;W_TX_PAYLOAD&quot;;AND([.G1278]&lt;&gt;&quot;&quot;;[.E1279]=&quot;&quot;));BIN2HEX([.D127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37569932000000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280]=[.B1279];&quot;&quot;;VLOOKUP([.D1280];[$Spec.A$1:$Spec.B$1048576];2;0))">
            <text:p/>
          </table:table-cell>
          <table:table-cell table:style-name="ce13" table:formula="of:=IF([.E1280]=&quot;W_REGISTER (RF_CH)&quot;;BIN2DEC([.D1281]);IF([.E1280]=&quot;W_REGISTER (TX_ADDR)&quot;;CONCATENATE(&quot;0x&quot;;BIN2HEX([.D1285]);BIN2HEX([.D1284]);BIN2HEX([.D1283]);BIN2HEX([.D1282]);BIN2HEX([.D1281]));&quot;&quot;))">
            <text:p/>
          </table:table-cell>
          <table:table-cell table:style-name="ce17" table:formula="of:=IF(OR([.E1279]=&quot;W_TX_PAYLOAD&quot;;AND([.G1279]&lt;&gt;&quot;&quot;;[.E1280]=&quot;&quot;));BIN2HEX([.D128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37709452000000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281]=[.B1280];&quot;&quot;;VLOOKUP([.D1281];[$Spec.A$1:$Spec.B$1048576];2;0))" office:value-type="string" office:string-value="" calcext:value-type="error">
            <text:p>#N/D</text:p>
          </table:table-cell>
          <table:table-cell table:style-name="ce13" table:formula="of:=IF([.E1281]=&quot;W_REGISTER (RF_CH)&quot;;BIN2DEC([.D1282]);IF([.E1281]=&quot;W_REGISTER (TX_ADDR)&quot;;CONCATENATE(&quot;0x&quot;;BIN2HEX([.D1286]);BIN2HEX([.D1285]);BIN2HEX([.D1284]);BIN2HEX([.D1283]);BIN2HEX([.D1282]));&quot;&quot;))" office:value-type="string" office:string-value="" calcext:value-type="error">
            <text:p>#N/D</text:p>
          </table:table-cell>
          <table:table-cell table:style-name="ce17" table:formula="of:=IF(OR([.E1280]=&quot;W_TX_PAYLOAD&quot;;AND([.G1280]&lt;&gt;&quot;&quot;;[.E1281]=&quot;&quot;));BIN2HEX([.D128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37826040000000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282]=[.B1281];&quot;&quot;;VLOOKUP([.D1282];[$Spec.A$1:$Spec.B$1048576];2;0))">
            <text:p/>
          </table:table-cell>
          <table:table-cell table:style-name="ce13" table:formula="of:=IF([.E1282]=&quot;W_REGISTER (RF_CH)&quot;;BIN2DEC([.D1283]);IF([.E1282]=&quot;W_REGISTER (TX_ADDR)&quot;;CONCATENATE(&quot;0x&quot;;BIN2HEX([.D1287]);BIN2HEX([.D1286]);BIN2HEX([.D1285]);BIN2HEX([.D1284]);BIN2HEX([.D1283]));&quot;&quot;))">
            <text:p/>
          </table:table-cell>
          <table:table-cell table:style-name="ce17" table:formula="of:=IF(OR([.E1281]=&quot;W_TX_PAYLOAD&quot;;AND([.G1281]&lt;&gt;&quot;&quot;;[.E1282]=&quot;&quot;));BIN2HEX([.D128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37946620000000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283]=[.B1282];&quot;&quot;;VLOOKUP([.D1283];[$Spec.A$1:$Spec.B$1048576];2;0))" office:value-type="string" office:string-value="" calcext:value-type="error">
            <text:p>#N/D</text:p>
          </table:table-cell>
          <table:table-cell table:style-name="ce13" table:formula="of:=IF([.E1283]=&quot;W_REGISTER (RF_CH)&quot;;BIN2DEC([.D1284]);IF([.E1283]=&quot;W_REGISTER (TX_ADDR)&quot;;CONCATENATE(&quot;0x&quot;;BIN2HEX([.D1288]);BIN2HEX([.D1287]);BIN2HEX([.D1286]);BIN2HEX([.D1285]);BIN2HEX([.D1284]));&quot;&quot;))" office:value-type="string" office:string-value="" calcext:value-type="error">
            <text:p>#N/D</text:p>
          </table:table-cell>
          <table:table-cell table:style-name="ce17" table:formula="of:=IF(OR([.E1282]=&quot;W_TX_PAYLOAD&quot;;AND([.G1282]&lt;&gt;&quot;&quot;;[.E1283]=&quot;&quot;));BIN2HEX([.D128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38068196000000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284]=[.B1283];&quot;&quot;;VLOOKUP([.D1284];[$Spec.A$1:$Spec.B$1048576];2;0))" office:value-type="string" office:string-value="" calcext:value-type="error">
            <text:p>#N/D</text:p>
          </table:table-cell>
          <table:table-cell table:style-name="ce13" table:formula="of:=IF([.E1284]=&quot;W_REGISTER (RF_CH)&quot;;BIN2DEC([.D1285]);IF([.E1284]=&quot;W_REGISTER (TX_ADDR)&quot;;CONCATENATE(&quot;0x&quot;;BIN2HEX([.D1289]);BIN2HEX([.D1288]);BIN2HEX([.D1287]);BIN2HEX([.D1286]);BIN2HEX([.D1285]));&quot;&quot;))" office:value-type="string" office:string-value="" calcext:value-type="error">
            <text:p>#N/D</text:p>
          </table:table-cell>
          <table:table-cell table:style-name="ce17" table:formula="of:=IF(OR([.E1283]=&quot;W_TX_PAYLOAD&quot;;AND([.G1283]&lt;&gt;&quot;&quot;;[.E1284]=&quot;&quot;));BIN2HEX([.D128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38193756000000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285]=[.B1284];&quot;&quot;;VLOOKUP([.D1285];[$Spec.A$1:$Spec.B$1048576];2;0))" office:value-type="string" office:string-value="" calcext:value-type="error">
            <text:p>#N/D</text:p>
          </table:table-cell>
          <table:table-cell table:style-name="ce13" table:formula="of:=IF([.E1285]=&quot;W_REGISTER (RF_CH)&quot;;BIN2DEC([.D1286]);IF([.E1285]=&quot;W_REGISTER (TX_ADDR)&quot;;CONCATENATE(&quot;0x&quot;;BIN2HEX([.D1290]);BIN2HEX([.D1289]);BIN2HEX([.D1288]);BIN2HEX([.D1287]);BIN2HEX([.D1286]));&quot;&quot;))" office:value-type="string" office:string-value="" calcext:value-type="error">
            <text:p>#N/D</text:p>
          </table:table-cell>
          <table:table-cell table:style-name="ce17" table:formula="of:=IF(OR([.E1284]=&quot;W_TX_PAYLOAD&quot;;AND([.G1284]&lt;&gt;&quot;&quot;;[.E1285]=&quot;&quot;));BIN2HEX([.D128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38310344000000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<text:s/>0000 <text:s/>1111</text:p>
          </table:table-cell>
          <table:table-cell/>
          <table:table-cell table:style-name="ce13" table:formula="of:=IF([.B1286]=[.B1285];&quot;&quot;;VLOOKUP([.D1286];[$Spec.A$1:$Spec.B$1048576];2;0))">
            <text:p/>
          </table:table-cell>
          <table:table-cell table:style-name="ce13" table:formula="of:=IF([.E1286]=&quot;W_REGISTER (RF_CH)&quot;;BIN2DEC([.D1287]);IF([.E1286]=&quot;W_REGISTER (TX_ADDR)&quot;;CONCATENATE(&quot;0x&quot;;BIN2HEX([.D1291]);BIN2HEX([.D1290]);BIN2HEX([.D1289]);BIN2HEX([.D1288]);BIN2HEX([.D1287]));&quot;&quot;))">
            <text:p/>
          </table:table-cell>
          <table:table-cell table:style-name="ce17" table:formula="of:=IF(OR([.E1285]=&quot;W_TX_PAYLOAD&quot;;AND([.G1285]&lt;&gt;&quot;&quot;;[.E1286]=&quot;&quot;));BIN2HEX([.D128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53367812000000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1287]=[.B1286];&quot;&quot;;VLOOKUP([.D1287];[$Spec.A$1:$Spec.B$1048576];2;0))" office:value-type="string" office:string-value="" calcext:value-type="error">
            <text:p>#N/D</text:p>
          </table:table-cell>
          <table:table-cell table:style-name="ce13" table:formula="of:=IF([.E1287]=&quot;W_REGISTER (RF_CH)&quot;;BIN2DEC([.D1288]);IF([.E1287]=&quot;W_REGISTER (TX_ADDR)&quot;;CONCATENATE(&quot;0x&quot;;BIN2HEX([.D1292]);BIN2HEX([.D1291]);BIN2HEX([.D1290]);BIN2HEX([.D1289]);BIN2HEX([.D1288]));&quot;&quot;))" office:value-type="string" office:string-value="" calcext:value-type="error">
            <text:p>#N/D</text:p>
          </table:table-cell>
          <table:table-cell table:style-name="ce17" table:formula="of:=IF(OR([.E1286]=&quot;W_TX_PAYLOAD&quot;;AND([.G1286]&lt;&gt;&quot;&quot;;[.E1287]=&quot;&quot;));BIN2HEX([.D128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53479420000000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288]=[.B1287];&quot;&quot;;VLOOKUP([.D1288];[$Spec.A$1:$Spec.B$1048576];2;0))">
            <text:p/>
          </table:table-cell>
          <table:table-cell table:style-name="ce13" table:formula="of:=IF([.E1288]=&quot;W_REGISTER (RF_CH)&quot;;BIN2DEC([.D1289]);IF([.E1288]=&quot;W_REGISTER (TX_ADDR)&quot;;CONCATENATE(&quot;0x&quot;;BIN2HEX([.D1293]);BIN2HEX([.D1292]);BIN2HEX([.D1291]);BIN2HEX([.D1290]);BIN2HEX([.D1289]));&quot;&quot;))">
            <text:p/>
          </table:table-cell>
          <table:table-cell table:style-name="ce17" table:formula="of:=IF(OR([.E1287]=&quot;W_TX_PAYLOAD&quot;;AND([.G1287]&lt;&gt;&quot;&quot;;[.E1288]=&quot;&quot;));BIN2HEX([.D128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53618932000000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289]=[.B1288];&quot;&quot;;VLOOKUP([.D1289];[$Spec.A$1:$Spec.B$1048576];2;0))" office:value-type="string" office:string-value="" calcext:value-type="error">
            <text:p>#N/D</text:p>
          </table:table-cell>
          <table:table-cell table:style-name="ce13" table:formula="of:=IF([.E1289]=&quot;W_REGISTER (RF_CH)&quot;;BIN2DEC([.D1290]);IF([.E1289]=&quot;W_REGISTER (TX_ADDR)&quot;;CONCATENATE(&quot;0x&quot;;BIN2HEX([.D1294]);BIN2HEX([.D1293]);BIN2HEX([.D1292]);BIN2HEX([.D1291]);BIN2HEX([.D1290]));&quot;&quot;))" office:value-type="string" office:string-value="" calcext:value-type="error">
            <text:p>#N/D</text:p>
          </table:table-cell>
          <table:table-cell table:style-name="ce17" table:formula="of:=IF(OR([.E1288]=&quot;W_TX_PAYLOAD&quot;;AND([.G1288]&lt;&gt;&quot;&quot;;[.E1289]=&quot;&quot;));BIN2HEX([.D128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53751468000000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290]=[.B1289];&quot;&quot;;VLOOKUP([.D1290];[$Spec.A$1:$Spec.B$1048576];2;0))">
            <text:p/>
          </table:table-cell>
          <table:table-cell table:style-name="ce13" table:formula="of:=IF([.E1290]=&quot;W_REGISTER (RF_CH)&quot;;BIN2DEC([.D1291]);IF([.E1290]=&quot;W_REGISTER (TX_ADDR)&quot;;CONCATENATE(&quot;0x&quot;;BIN2HEX([.D1295]);BIN2HEX([.D1294]);BIN2HEX([.D1293]);BIN2HEX([.D1292]);BIN2HEX([.D1291]));&quot;&quot;))">
            <text:p/>
          </table:table-cell>
          <table:table-cell table:style-name="ce17" table:formula="of:=IF(OR([.E1289]=&quot;W_TX_PAYLOAD&quot;;AND([.G1289]&lt;&gt;&quot;&quot;;[.E1290]=&quot;&quot;));BIN2HEX([.D129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53872040000000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291]=[.B1290];&quot;&quot;;VLOOKUP([.D1291];[$Spec.A$1:$Spec.B$1048576];2;0))" office:value-type="string" office:string-value="" calcext:value-type="error">
            <text:p>#N/D</text:p>
          </table:table-cell>
          <table:table-cell table:style-name="ce13" table:formula="of:=IF([.E1291]=&quot;W_REGISTER (RF_CH)&quot;;BIN2DEC([.D1292]);IF([.E1291]=&quot;W_REGISTER (TX_ADDR)&quot;;CONCATENATE(&quot;0x&quot;;BIN2HEX([.D1296]);BIN2HEX([.D1295]);BIN2HEX([.D1294]);BIN2HEX([.D1293]);BIN2HEX([.D1292]));&quot;&quot;))" office:value-type="string" office:string-value="" calcext:value-type="error">
            <text:p>#N/D</text:p>
          </table:table-cell>
          <table:table-cell table:style-name="ce17" table:formula="of:=IF(OR([.E1290]=&quot;W_TX_PAYLOAD&quot;;AND([.G1290]&lt;&gt;&quot;&quot;;[.E1291]=&quot;&quot;));BIN2HEX([.D129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53993616000000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292]=[.B1291];&quot;&quot;;VLOOKUP([.D1292];[$Spec.A$1:$Spec.B$1048576];2;0))" office:value-type="string" office:string-value="" calcext:value-type="error">
            <text:p>#N/D</text:p>
          </table:table-cell>
          <table:table-cell table:style-name="ce13" table:formula="of:=IF([.E1292]=&quot;W_REGISTER (RF_CH)&quot;;BIN2DEC([.D1293]);IF([.E1292]=&quot;W_REGISTER (TX_ADDR)&quot;;CONCATENATE(&quot;0x&quot;;BIN2HEX([.D1297]);BIN2HEX([.D1296]);BIN2HEX([.D1295]);BIN2HEX([.D1294]);BIN2HEX([.D1293]));&quot;&quot;))" office:value-type="string" office:string-value="" calcext:value-type="error">
            <text:p>#N/D</text:p>
          </table:table-cell>
          <table:table-cell table:style-name="ce17" table:formula="of:=IF(OR([.E1291]=&quot;W_TX_PAYLOAD&quot;;AND([.G1291]&lt;&gt;&quot;&quot;;[.E1292]=&quot;&quot;));BIN2HEX([.D129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54119168000000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293]=[.B1292];&quot;&quot;;VLOOKUP([.D1293];[$Spec.A$1:$Spec.B$1048576];2;0))" office:value-type="string" office:string-value="" calcext:value-type="error">
            <text:p>#N/D</text:p>
          </table:table-cell>
          <table:table-cell table:style-name="ce13" table:formula="of:=IF([.E1293]=&quot;W_REGISTER (RF_CH)&quot;;BIN2DEC([.D1294]);IF([.E1293]=&quot;W_REGISTER (TX_ADDR)&quot;;CONCATENATE(&quot;0x&quot;;BIN2HEX([.D1298]);BIN2HEX([.D1297]);BIN2HEX([.D1296]);BIN2HEX([.D1295]);BIN2HEX([.D1294]));&quot;&quot;))" office:value-type="string" office:string-value="" calcext:value-type="error">
            <text:p>#N/D</text:p>
          </table:table-cell>
          <table:table-cell table:style-name="ce17" table:formula="of:=IF(OR([.E1292]=&quot;W_TX_PAYLOAD&quot;;AND([.G1292]&lt;&gt;&quot;&quot;;[.E1293]=&quot;&quot;));BIN2HEX([.D129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54235756000000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<text:s/>0000 <text:s/>1111</text:p>
          </table:table-cell>
          <table:table-cell/>
          <table:table-cell table:style-name="ce13" table:formula="of:=IF([.B1294]=[.B1293];&quot;&quot;;VLOOKUP([.D1294];[$Spec.A$1:$Spec.B$1048576];2;0))">
            <text:p/>
          </table:table-cell>
          <table:table-cell table:style-name="ce13" table:formula="of:=IF([.E1294]=&quot;W_REGISTER (RF_CH)&quot;;BIN2DEC([.D1295]);IF([.E1294]=&quot;W_REGISTER (TX_ADDR)&quot;;CONCATENATE(&quot;0x&quot;;BIN2HEX([.D1299]);BIN2HEX([.D1298]);BIN2HEX([.D1297]);BIN2HEX([.D1296]);BIN2HEX([.D1295]));&quot;&quot;))">
            <text:p/>
          </table:table-cell>
          <table:table-cell table:style-name="ce17" table:formula="of:=IF(OR([.E1293]=&quot;W_TX_PAYLOAD&quot;;AND([.G1293]&lt;&gt;&quot;&quot;;[.E1294]=&quot;&quot;));BIN2HEX([.D129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54368288000000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295]=[.B1294];&quot;&quot;;VLOOKUP([.D1295];[$Spec.A$1:$Spec.B$1048576];2;0))" office:value-type="string" office:string-value="" calcext:value-type="error">
            <text:p>#N/D</text:p>
          </table:table-cell>
          <table:table-cell table:style-name="ce13" table:formula="of:=IF([.E1295]=&quot;W_REGISTER (RF_CH)&quot;;BIN2DEC([.D1296]);IF([.E1295]=&quot;W_REGISTER (TX_ADDR)&quot;;CONCATENATE(&quot;0x&quot;;BIN2HEX([.D1300]);BIN2HEX([.D1299]);BIN2HEX([.D1298]);BIN2HEX([.D1297]);BIN2HEX([.D1296]));&quot;&quot;))" office:value-type="string" office:string-value="" calcext:value-type="error">
            <text:p>#N/D</text:p>
          </table:table-cell>
          <table:table-cell table:style-name="ce17" table:formula="of:=IF(OR([.E1294]=&quot;W_TX_PAYLOAD&quot;;AND([.G1294]&lt;&gt;&quot;&quot;;[.E1295]=&quot;&quot;));BIN2HEX([.D129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54484872000000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296]=[.B1295];&quot;&quot;;VLOOKUP([.D1296];[$Spec.A$1:$Spec.B$1048576];2;0))">
            <text:p/>
          </table:table-cell>
          <table:table-cell table:style-name="ce13" table:formula="of:=IF([.E1296]=&quot;W_REGISTER (RF_CH)&quot;;BIN2DEC([.D1297]);IF([.E1296]=&quot;W_REGISTER (TX_ADDR)&quot;;CONCATENATE(&quot;0x&quot;;BIN2HEX([.D1301]);BIN2HEX([.D1300]);BIN2HEX([.D1299]);BIN2HEX([.D1298]);BIN2HEX([.D1297]));&quot;&quot;))">
            <text:p/>
          </table:table-cell>
          <table:table-cell table:style-name="ce17" table:formula="of:=IF(OR([.E1295]=&quot;W_TX_PAYLOAD&quot;;AND([.G1295]&lt;&gt;&quot;&quot;;[.E1296]=&quot;&quot;));BIN2HEX([.D129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54605448000000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297]=[.B1296];&quot;&quot;;VLOOKUP([.D1297];[$Spec.A$1:$Spec.B$1048576];2;0))" office:value-type="string" office:string-value="" calcext:value-type="error">
            <text:p>#N/D</text:p>
          </table:table-cell>
          <table:table-cell table:style-name="ce13" table:formula="of:=IF([.E1297]=&quot;W_REGISTER (RF_CH)&quot;;BIN2DEC([.D1298]);IF([.E1297]=&quot;W_REGISTER (TX_ADDR)&quot;;CONCATENATE(&quot;0x&quot;;BIN2HEX([.D1302]);BIN2HEX([.D1301]);BIN2HEX([.D1300]);BIN2HEX([.D1299]);BIN2HEX([.D1298]));&quot;&quot;))" office:value-type="string" office:string-value="" calcext:value-type="error">
            <text:p>#N/D</text:p>
          </table:table-cell>
          <table:table-cell table:style-name="ce17" table:formula="of:=IF(OR([.E1296]=&quot;W_TX_PAYLOAD&quot;;AND([.G1296]&lt;&gt;&quot;&quot;;[.E1297]=&quot;&quot;));BIN2HEX([.D129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54726024000000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298]=[.B1297];&quot;&quot;;VLOOKUP([.D1298];[$Spec.A$1:$Spec.B$1048576];2;0))" office:value-type="string" office:string-value="" calcext:value-type="error">
            <text:p>#N/D</text:p>
          </table:table-cell>
          <table:table-cell table:style-name="ce13" table:formula="of:=IF([.E1298]=&quot;W_REGISTER (RF_CH)&quot;;BIN2DEC([.D1299]);IF([.E1298]=&quot;W_REGISTER (TX_ADDR)&quot;;CONCATENATE(&quot;0x&quot;;BIN2HEX([.D1303]);BIN2HEX([.D1302]);BIN2HEX([.D1301]);BIN2HEX([.D1300]);BIN2HEX([.D1299]));&quot;&quot;))" office:value-type="string" office:string-value="" calcext:value-type="error">
            <text:p>#N/D</text:p>
          </table:table-cell>
          <table:table-cell table:style-name="ce17" table:formula="of:=IF(OR([.E1297]=&quot;W_TX_PAYLOAD&quot;;AND([.G1297]&lt;&gt;&quot;&quot;;[.E1298]=&quot;&quot;));BIN2HEX([.D129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54863540000000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299]=[.B1298];&quot;&quot;;VLOOKUP([.D1299];[$Spec.A$1:$Spec.B$1048576];2;0))" office:value-type="string" office:string-value="" calcext:value-type="error">
            <text:p>#N/D</text:p>
          </table:table-cell>
          <table:table-cell table:style-name="ce13" table:formula="of:=IF([.E1299]=&quot;W_REGISTER (RF_CH)&quot;;BIN2DEC([.D1300]);IF([.E1299]=&quot;W_REGISTER (TX_ADDR)&quot;;CONCATENATE(&quot;0x&quot;;BIN2HEX([.D1304]);BIN2HEX([.D1303]);BIN2HEX([.D1302]);BIN2HEX([.D1301]);BIN2HEX([.D1300]));&quot;&quot;))" office:value-type="string" office:string-value="" calcext:value-type="error">
            <text:p>#N/D</text:p>
          </table:table-cell>
          <table:table-cell table:style-name="ce17" table:formula="of:=IF(OR([.E1298]=&quot;W_TX_PAYLOAD&quot;;AND([.G1298]&lt;&gt;&quot;&quot;;[.E1299]=&quot;&quot;));BIN2HEX([.D129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54983120000000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1300]=[.B1299];&quot;&quot;;VLOOKUP([.D1300];[$Spec.A$1:$Spec.B$1048576];2;0))" office:value-type="string" office:string-value="" calcext:value-type="error">
            <text:p>#N/D</text:p>
          </table:table-cell>
          <table:table-cell table:style-name="ce13" table:formula="of:=IF([.E1300]=&quot;W_REGISTER (RF_CH)&quot;;BIN2DEC([.D1301]);IF([.E1300]=&quot;W_REGISTER (TX_ADDR)&quot;;CONCATENATE(&quot;0x&quot;;BIN2HEX([.D1305]);BIN2HEX([.D1304]);BIN2HEX([.D1303]);BIN2HEX([.D1302]);BIN2HEX([.D1301]));&quot;&quot;))" office:value-type="string" office:string-value="" calcext:value-type="error">
            <text:p>#N/D</text:p>
          </table:table-cell>
          <table:table-cell table:style-name="ce17" table:formula="of:=IF(OR([.E1299]=&quot;W_TX_PAYLOAD&quot;;AND([.G1299]&lt;&gt;&quot;&quot;;[.E1300]=&quot;&quot;));BIN2HEX([.D130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55099708000000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1301]=[.B1300];&quot;&quot;;VLOOKUP([.D1301];[$Spec.A$1:$Spec.B$1048576];2;0))">
            <text:p/>
          </table:table-cell>
          <table:table-cell table:style-name="ce13" table:formula="of:=IF([.E1301]=&quot;W_REGISTER (RF_CH)&quot;;BIN2DEC([.D1302]);IF([.E1301]=&quot;W_REGISTER (TX_ADDR)&quot;;CONCATENATE(&quot;0x&quot;;BIN2HEX([.D1306]);BIN2HEX([.D1305]);BIN2HEX([.D1304]);BIN2HEX([.D1303]);BIN2HEX([.D1302]));&quot;&quot;))">
            <text:p/>
          </table:table-cell>
          <table:table-cell table:style-name="ce17" table:formula="of:=IF(OR([.E1300]=&quot;W_TX_PAYLOAD&quot;;AND([.G1300]&lt;&gt;&quot;&quot;;[.E1301]=&quot;&quot;));BIN2HEX([.D130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55216292000000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1302]=[.B1301];&quot;&quot;;VLOOKUP([.D1302];[$Spec.A$1:$Spec.B$1048576];2;0))">
            <text:p/>
          </table:table-cell>
          <table:table-cell table:style-name="ce13" table:formula="of:=IF([.E1302]=&quot;W_REGISTER (RF_CH)&quot;;BIN2DEC([.D1303]);IF([.E1302]=&quot;W_REGISTER (TX_ADDR)&quot;;CONCATENATE(&quot;0x&quot;;BIN2HEX([.D1307]);BIN2HEX([.D1306]);BIN2HEX([.D1305]);BIN2HEX([.D1304]);BIN2HEX([.D1303]));&quot;&quot;))">
            <text:p/>
          </table:table-cell>
          <table:table-cell table:style-name="ce17" table:formula="of:=IF(OR([.E1301]=&quot;W_TX_PAYLOAD&quot;;AND([.G1301]&lt;&gt;&quot;&quot;;[.E1302]=&quot;&quot;));BIN2HEX([.D130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55332880000000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<text:s/>1000 <text:s/>0011</text:p>
          </table:table-cell>
          <table:table-cell/>
          <table:table-cell table:style-name="ce13" table:formula="of:=IF([.B1303]=[.B1302];&quot;&quot;;VLOOKUP([.D1303];[$Spec.A$1:$Spec.B$1048576];2;0))">
            <text:p/>
          </table:table-cell>
          <table:table-cell table:style-name="ce13" table:formula="of:=IF([.E1303]=&quot;W_REGISTER (RF_CH)&quot;;BIN2DEC([.D1304]);IF([.E1303]=&quot;W_REGISTER (TX_ADDR)&quot;;CONCATENATE(&quot;0x&quot;;BIN2HEX([.D1308]);BIN2HEX([.D1307]);BIN2HEX([.D1306]);BIN2HEX([.D1305]);BIN2HEX([.D1304]));&quot;&quot;))">
            <text:p/>
          </table:table-cell>
          <table:table-cell table:style-name="ce17" table:formula="of:=IF(OR([.E1302]=&quot;W_TX_PAYLOAD&quot;;AND([.G1302]&lt;&gt;&quot;&quot;;[.E1303]=&quot;&quot;));BIN2HEX([.D130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55449468000000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<text:s/>1110 <text:s/>0000</text:p>
          </table:table-cell>
          <table:table-cell/>
          <table:table-cell table:style-name="ce13" table:formula="of:=IF([.B1304]=[.B1303];&quot;&quot;;VLOOKUP([.D1304];[$Spec.A$1:$Spec.B$1048576];2;0))">
            <text:p/>
          </table:table-cell>
          <table:table-cell table:style-name="ce13" table:formula="of:=IF([.E1304]=&quot;W_REGISTER (RF_CH)&quot;;BIN2DEC([.D1305]);IF([.E1304]=&quot;W_REGISTER (TX_ADDR)&quot;;CONCATENATE(&quot;0x&quot;;BIN2HEX([.D1309]);BIN2HEX([.D1308]);BIN2HEX([.D1307]);BIN2HEX([.D1306]);BIN2HEX([.D1305]));&quot;&quot;))">
            <text:p/>
          </table:table-cell>
          <table:table-cell table:style-name="ce17" table:formula="of:=IF(OR([.E1303]=&quot;W_TX_PAYLOAD&quot;;AND([.G1303]&lt;&gt;&quot;&quot;;[.E1304]=&quot;&quot;));BIN2HEX([.D130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55566056000000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1305]=[.B1304];&quot;&quot;;VLOOKUP([.D1305];[$Spec.A$1:$Spec.B$1048576];2;0))">
            <text:p/>
          </table:table-cell>
          <table:table-cell table:style-name="ce13" table:formula="of:=IF([.E1305]=&quot;W_REGISTER (RF_CH)&quot;;BIN2DEC([.D1306]);IF([.E1305]=&quot;W_REGISTER (TX_ADDR)&quot;;CONCATENATE(&quot;0x&quot;;BIN2HEX([.D1310]);BIN2HEX([.D1309]);BIN2HEX([.D1308]);BIN2HEX([.D1307]);BIN2HEX([.D1306]));&quot;&quot;))">
            <text:p/>
          </table:table-cell>
          <table:table-cell table:style-name="ce17" table:formula="of:=IF(OR([.E1304]=&quot;W_TX_PAYLOAD&quot;;AND([.G1304]&lt;&gt;&quot;&quot;;[.E1305]=&quot;&quot;));BIN2HEX([.D130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55682644000000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306]=[.B1305];&quot;&quot;;VLOOKUP([.D1306];[$Spec.A$1:$Spec.B$1048576];2;0))">
            <text:p/>
          </table:table-cell>
          <table:table-cell table:style-name="ce13" table:formula="of:=IF([.E1306]=&quot;W_REGISTER (RF_CH)&quot;;BIN2DEC([.D1307]);IF([.E1306]=&quot;W_REGISTER (TX_ADDR)&quot;;CONCATENATE(&quot;0x&quot;;BIN2HEX([.D1311]);BIN2HEX([.D1310]);BIN2HEX([.D1309]);BIN2HEX([.D1308]);BIN2HEX([.D1307]));&quot;&quot;))">
            <text:p/>
          </table:table-cell>
          <table:table-cell table:style-name="ce17" table:formula="of:=IF(OR([.E1305]=&quot;W_TX_PAYLOAD&quot;;AND([.G1305]&lt;&gt;&quot;&quot;;[.E1306]=&quot;&quot;));BIN2HEX([.D130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55815180000000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307]=[.B1306];&quot;&quot;;VLOOKUP([.D1307];[$Spec.A$1:$Spec.B$1048576];2;0))">
            <text:p/>
          </table:table-cell>
          <table:table-cell table:style-name="ce13" table:formula="of:=IF([.E1307]=&quot;W_REGISTER (RF_CH)&quot;;BIN2DEC([.D1308]);IF([.E1307]=&quot;W_REGISTER (TX_ADDR)&quot;;CONCATENATE(&quot;0x&quot;;BIN2HEX([.D1312]);BIN2HEX([.D1311]);BIN2HEX([.D1310]);BIN2HEX([.D1309]);BIN2HEX([.D1308]));&quot;&quot;))">
            <text:p/>
          </table:table-cell>
          <table:table-cell table:style-name="ce17" table:formula="of:=IF(OR([.E1306]=&quot;W_TX_PAYLOAD&quot;;AND([.G1306]&lt;&gt;&quot;&quot;;[.E1307]=&quot;&quot;));BIN2HEX([.D130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55931772000000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<text:s/>0000 <text:s/>0011</text:p>
          </table:table-cell>
          <table:table-cell/>
          <table:table-cell table:style-name="ce13" table:formula="of:=IF([.B1308]=[.B1307];&quot;&quot;;VLOOKUP([.D1308];[$Spec.A$1:$Spec.B$1048576];2;0))">
            <text:p/>
          </table:table-cell>
          <table:table-cell table:style-name="ce13" table:formula="of:=IF([.E1308]=&quot;W_REGISTER (RF_CH)&quot;;BIN2DEC([.D1309]);IF([.E1308]=&quot;W_REGISTER (TX_ADDR)&quot;;CONCATENATE(&quot;0x&quot;;BIN2HEX([.D1313]);BIN2HEX([.D1312]);BIN2HEX([.D1311]);BIN2HEX([.D1310]);BIN2HEX([.D1309]));&quot;&quot;))">
            <text:p/>
          </table:table-cell>
          <table:table-cell table:style-name="ce17" table:formula="of:=IF(OR([.E1307]=&quot;W_TX_PAYLOAD&quot;;AND([.G1307]&lt;&gt;&quot;&quot;;[.E1308]=&quot;&quot;));BIN2HEX([.D130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56058328000000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309]=[.B1308];&quot;&quot;;VLOOKUP([.D1309];[$Spec.A$1:$Spec.B$1048576];2;0))" office:value-type="string" office:string-value="" calcext:value-type="error">
            <text:p>#N/D</text:p>
          </table:table-cell>
          <table:table-cell table:style-name="ce13" table:formula="of:=IF([.E1309]=&quot;W_REGISTER (RF_CH)&quot;;BIN2DEC([.D1310]);IF([.E1309]=&quot;W_REGISTER (TX_ADDR)&quot;;CONCATENATE(&quot;0x&quot;;BIN2HEX([.D1314]);BIN2HEX([.D1313]);BIN2HEX([.D1312]);BIN2HEX([.D1311]);BIN2HEX([.D1310]));&quot;&quot;))" office:value-type="string" office:string-value="" calcext:value-type="error">
            <text:p>#N/D</text:p>
          </table:table-cell>
          <table:table-cell table:style-name="ce17" table:formula="of:=IF(OR([.E1308]=&quot;W_TX_PAYLOAD&quot;;AND([.G1308]&lt;&gt;&quot;&quot;;[.E1309]=&quot;&quot;));BIN2HEX([.D130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56174916000000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1310]=[.B1309];&quot;&quot;;VLOOKUP([.D1310];[$Spec.A$1:$Spec.B$1048576];2;0))">
            <text:p/>
          </table:table-cell>
          <table:table-cell table:style-name="ce13" table:formula="of:=IF([.E1310]=&quot;W_REGISTER (RF_CH)&quot;;BIN2DEC([.D1311]);IF([.E1310]=&quot;W_REGISTER (TX_ADDR)&quot;;CONCATENATE(&quot;0x&quot;;BIN2HEX([.D1315]);BIN2HEX([.D1314]);BIN2HEX([.D1313]);BIN2HEX([.D1312]);BIN2HEX([.D1311]));&quot;&quot;))">
            <text:p/>
          </table:table-cell>
          <table:table-cell table:style-name="ce17" table:formula="of:=IF(OR([.E1309]=&quot;W_TX_PAYLOAD&quot;;AND([.G1309]&lt;&gt;&quot;&quot;;[.E1310]=&quot;&quot;));BIN2HEX([.D131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73796280000000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1311]=[.B1310];&quot;&quot;;VLOOKUP([.D1311];[$Spec.A$1:$Spec.B$1048576];2;0))" office:value-type="string" office:string-value="" calcext:value-type="error">
            <text:p>#N/D</text:p>
          </table:table-cell>
          <table:table-cell table:style-name="ce13" table:formula="of:=IF([.E1311]=&quot;W_REGISTER (RF_CH)&quot;;BIN2DEC([.D1312]);IF([.E1311]=&quot;W_REGISTER (TX_ADDR)&quot;;CONCATENATE(&quot;0x&quot;;BIN2HEX([.D1316]);BIN2HEX([.D1315]);BIN2HEX([.D1314]);BIN2HEX([.D1313]);BIN2HEX([.D1312]));&quot;&quot;))" office:value-type="string" office:string-value="" calcext:value-type="error">
            <text:p>#N/D</text:p>
          </table:table-cell>
          <table:table-cell table:style-name="ce17" table:formula="of:=IF(OR([.E1310]=&quot;W_TX_PAYLOAD&quot;;AND([.G1310]&lt;&gt;&quot;&quot;;[.E1311]=&quot;&quot;));BIN2HEX([.D131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73907888000000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312]=[.B1311];&quot;&quot;;VLOOKUP([.D1312];[$Spec.A$1:$Spec.B$1048576];2;0))">
            <text:p/>
          </table:table-cell>
          <table:table-cell table:style-name="ce13" table:formula="of:=IF([.E1312]=&quot;W_REGISTER (RF_CH)&quot;;BIN2DEC([.D1313]);IF([.E1312]=&quot;W_REGISTER (TX_ADDR)&quot;;CONCATENATE(&quot;0x&quot;;BIN2HEX([.D1317]);BIN2HEX([.D1316]);BIN2HEX([.D1315]);BIN2HEX([.D1314]);BIN2HEX([.D1313]));&quot;&quot;))">
            <text:p/>
          </table:table-cell>
          <table:table-cell table:style-name="ce17" table:formula="of:=IF(OR([.E1311]=&quot;W_TX_PAYLOAD&quot;;AND([.G1311]&lt;&gt;&quot;&quot;;[.E1312]=&quot;&quot;));BIN2HEX([.D131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7404043200000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313]=[.B1312];&quot;&quot;;VLOOKUP([.D1313];[$Spec.A$1:$Spec.B$1048576];2;0))" office:value-type="string" office:string-value="" calcext:value-type="error">
            <text:p>#N/D</text:p>
          </table:table-cell>
          <table:table-cell table:style-name="ce13" table:formula="of:=IF([.E1313]=&quot;W_REGISTER (RF_CH)&quot;;BIN2DEC([.D1314]);IF([.E1313]=&quot;W_REGISTER (TX_ADDR)&quot;;CONCATENATE(&quot;0x&quot;;BIN2HEX([.D1318]);BIN2HEX([.D1317]);BIN2HEX([.D1316]);BIN2HEX([.D1315]);BIN2HEX([.D1314]));&quot;&quot;))" office:value-type="string" office:string-value="" calcext:value-type="error">
            <text:p>#N/D</text:p>
          </table:table-cell>
          <table:table-cell table:style-name="ce17" table:formula="of:=IF(OR([.E1312]=&quot;W_TX_PAYLOAD&quot;;AND([.G1312]&lt;&gt;&quot;&quot;;[.E1313]=&quot;&quot;));BIN2HEX([.D131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74184936000000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314]=[.B1313];&quot;&quot;;VLOOKUP([.D1314];[$Spec.A$1:$Spec.B$1048576];2;0))" office:value-type="string" office:string-value="" calcext:value-type="error">
            <text:p>#N/D</text:p>
          </table:table-cell>
          <table:table-cell table:style-name="ce13" table:formula="of:=IF([.E1314]=&quot;W_REGISTER (RF_CH)&quot;;BIN2DEC([.D1315]);IF([.E1314]=&quot;W_REGISTER (TX_ADDR)&quot;;CONCATENATE(&quot;0x&quot;;BIN2HEX([.D1319]);BIN2HEX([.D1318]);BIN2HEX([.D1317]);BIN2HEX([.D1316]);BIN2HEX([.D1315]));&quot;&quot;))" office:value-type="string" office:string-value="" calcext:value-type="error">
            <text:p>#N/D</text:p>
          </table:table-cell>
          <table:table-cell table:style-name="ce17" table:formula="of:=IF(OR([.E1313]=&quot;W_TX_PAYLOAD&quot;;AND([.G1313]&lt;&gt;&quot;&quot;;[.E1314]=&quot;&quot;));BIN2HEX([.D131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74301528000000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315]=[.B1314];&quot;&quot;;VLOOKUP([.D1315];[$Spec.A$1:$Spec.B$1048576];2;0))">
            <text:p/>
          </table:table-cell>
          <table:table-cell table:style-name="ce13" table:formula="of:=IF([.E1315]=&quot;W_REGISTER (RF_CH)&quot;;BIN2DEC([.D1316]);IF([.E1315]=&quot;W_REGISTER (TX_ADDR)&quot;;CONCATENATE(&quot;0x&quot;;BIN2HEX([.D1320]);BIN2HEX([.D1319]);BIN2HEX([.D1318]);BIN2HEX([.D1317]);BIN2HEX([.D1316]));&quot;&quot;))">
            <text:p/>
          </table:table-cell>
          <table:table-cell table:style-name="ce17" table:formula="of:=IF(OR([.E1314]=&quot;W_TX_PAYLOAD&quot;;AND([.G1314]&lt;&gt;&quot;&quot;;[.E1315]=&quot;&quot;));BIN2HEX([.D131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74440052000000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316]=[.B1315];&quot;&quot;;VLOOKUP([.D1316];[$Spec.A$1:$Spec.B$1048576];2;0))" office:value-type="string" office:string-value="" calcext:value-type="error">
            <text:p>#N/D</text:p>
          </table:table-cell>
          <table:table-cell table:style-name="ce13" table:formula="of:=IF([.E1316]=&quot;W_REGISTER (RF_CH)&quot;;BIN2DEC([.D1317]);IF([.E1316]=&quot;W_REGISTER (TX_ADDR)&quot;;CONCATENATE(&quot;0x&quot;;BIN2HEX([.D1321]);BIN2HEX([.D1320]);BIN2HEX([.D1319]);BIN2HEX([.D1318]);BIN2HEX([.D1317]));&quot;&quot;))" office:value-type="string" office:string-value="" calcext:value-type="error">
            <text:p>#N/D</text:p>
          </table:table-cell>
          <table:table-cell table:style-name="ce17" table:formula="of:=IF(OR([.E1315]=&quot;W_TX_PAYLOAD&quot;;AND([.G1315]&lt;&gt;&quot;&quot;;[.E1316]=&quot;&quot;));BIN2HEX([.D131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7455963200000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1317]=[.B1316];&quot;&quot;;VLOOKUP([.D1317];[$Spec.A$1:$Spec.B$1048576];2;0))" office:value-type="string" office:string-value="" calcext:value-type="error">
            <text:p>#N/D</text:p>
          </table:table-cell>
          <table:table-cell table:style-name="ce13" table:formula="of:=IF([.E1317]=&quot;W_REGISTER (RF_CH)&quot;;BIN2DEC([.D1318]);IF([.E1317]=&quot;W_REGISTER (TX_ADDR)&quot;;CONCATENATE(&quot;0x&quot;;BIN2HEX([.D1322]);BIN2HEX([.D1321]);BIN2HEX([.D1320]);BIN2HEX([.D1319]);BIN2HEX([.D1318]));&quot;&quot;))" office:value-type="string" office:string-value="" calcext:value-type="error">
            <text:p>#N/D</text:p>
          </table:table-cell>
          <table:table-cell table:style-name="ce17" table:formula="of:=IF(OR([.E1316]=&quot;W_TX_PAYLOAD&quot;;AND([.G1316]&lt;&gt;&quot;&quot;;[.E1317]=&quot;&quot;));BIN2HEX([.D131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7467622000000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1318]=[.B1317];&quot;&quot;;VLOOKUP([.D1318];[$Spec.A$1:$Spec.B$1048576];2;0))">
            <text:p/>
          </table:table-cell>
          <table:table-cell table:style-name="ce13" table:formula="of:=IF([.E1318]=&quot;W_REGISTER (RF_CH)&quot;;BIN2DEC([.D1319]);IF([.E1318]=&quot;W_REGISTER (TX_ADDR)&quot;;CONCATENATE(&quot;0x&quot;;BIN2HEX([.D1323]);BIN2HEX([.D1322]);BIN2HEX([.D1321]);BIN2HEX([.D1320]);BIN2HEX([.D1319]));&quot;&quot;))">
            <text:p/>
          </table:table-cell>
          <table:table-cell table:style-name="ce17" table:formula="of:=IF(OR([.E1317]=&quot;W_TX_PAYLOAD&quot;;AND([.G1317]&lt;&gt;&quot;&quot;;[.E1318]=&quot;&quot;));BIN2HEX([.D131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7479281200000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1319]=[.B1318];&quot;&quot;;VLOOKUP([.D1319];[$Spec.A$1:$Spec.B$1048576];2;0))">
            <text:p/>
          </table:table-cell>
          <table:table-cell table:style-name="ce13" table:formula="of:=IF([.E1319]=&quot;W_REGISTER (RF_CH)&quot;;BIN2DEC([.D1320]);IF([.E1319]=&quot;W_REGISTER (TX_ADDR)&quot;;CONCATENATE(&quot;0x&quot;;BIN2HEX([.D1324]);BIN2HEX([.D1323]);BIN2HEX([.D1322]);BIN2HEX([.D1321]);BIN2HEX([.D1320]));&quot;&quot;))">
            <text:p/>
          </table:table-cell>
          <table:table-cell table:style-name="ce17" table:formula="of:=IF(OR([.E1318]=&quot;W_TX_PAYLOAD&quot;;AND([.G1318]&lt;&gt;&quot;&quot;;[.E1319]=&quot;&quot;));BIN2HEX([.D131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7490940800000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<text:s/>1000 <text:s/>0100</text:p>
          </table:table-cell>
          <table:table-cell/>
          <table:table-cell table:style-name="ce13" table:formula="of:=IF([.B1320]=[.B1319];&quot;&quot;;VLOOKUP([.D1320];[$Spec.A$1:$Spec.B$1048576];2;0))">
            <text:p/>
          </table:table-cell>
          <table:table-cell table:style-name="ce13" table:formula="of:=IF([.E1320]=&quot;W_REGISTER (RF_CH)&quot;;BIN2DEC([.D1321]);IF([.E1320]=&quot;W_REGISTER (TX_ADDR)&quot;;CONCATENATE(&quot;0x&quot;;BIN2HEX([.D1325]);BIN2HEX([.D1324]);BIN2HEX([.D1323]);BIN2HEX([.D1322]);BIN2HEX([.D1321]));&quot;&quot;))">
            <text:p/>
          </table:table-cell>
          <table:table-cell table:style-name="ce17" table:formula="of:=IF(OR([.E1319]=&quot;W_TX_PAYLOAD&quot;;AND([.G1319]&lt;&gt;&quot;&quot;;[.E1320]=&quot;&quot;));BIN2HEX([.D132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7502600400000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321]=[.B1320];&quot;&quot;;VLOOKUP([.D1321];[$Spec.A$1:$Spec.B$1048576];2;0))">
            <text:p/>
          </table:table-cell>
          <table:table-cell table:style-name="ce13" table:formula="of:=IF([.E1321]=&quot;W_REGISTER (RF_CH)&quot;;BIN2DEC([.D1322]);IF([.E1321]=&quot;W_REGISTER (TX_ADDR)&quot;;CONCATENATE(&quot;0x&quot;;BIN2HEX([.D1326]);BIN2HEX([.D1325]);BIN2HEX([.D1324]);BIN2HEX([.D1323]);BIN2HEX([.D1322]));&quot;&quot;))">
            <text:p/>
          </table:table-cell>
          <table:table-cell table:style-name="ce17" table:formula="of:=IF(OR([.E1320]=&quot;W_TX_PAYLOAD&quot;;AND([.G1320]&lt;&gt;&quot;&quot;;[.E1321]=&quot;&quot;));BIN2HEX([.D132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7514259200000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1322]=[.B1321];&quot;&quot;;VLOOKUP([.D1322];[$Spec.A$1:$Spec.B$1048576];2;0))">
            <text:p/>
          </table:table-cell>
          <table:table-cell table:style-name="ce13" table:formula="of:=IF([.E1322]=&quot;W_REGISTER (RF_CH)&quot;;BIN2DEC([.D1323]);IF([.E1322]=&quot;W_REGISTER (TX_ADDR)&quot;;CONCATENATE(&quot;0x&quot;;BIN2HEX([.D1327]);BIN2HEX([.D1326]);BIN2HEX([.D1325]);BIN2HEX([.D1324]);BIN2HEX([.D1323]));&quot;&quot;))">
            <text:p/>
          </table:table-cell>
          <table:table-cell table:style-name="ce17" table:formula="of:=IF(OR([.E1321]=&quot;W_TX_PAYLOAD&quot;;AND([.G1321]&lt;&gt;&quot;&quot;;[.E1322]=&quot;&quot;));BIN2HEX([.D132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7527513200000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323]=[.B1322];&quot;&quot;;VLOOKUP([.D1323];[$Spec.A$1:$Spec.B$1048576];2;0))">
            <text:p/>
          </table:table-cell>
          <table:table-cell table:style-name="ce13" table:formula="of:=IF([.E1323]=&quot;W_REGISTER (RF_CH)&quot;;BIN2DEC([.D1324]);IF([.E1323]=&quot;W_REGISTER (TX_ADDR)&quot;;CONCATENATE(&quot;0x&quot;;BIN2HEX([.D1328]);BIN2HEX([.D1327]);BIN2HEX([.D1326]);BIN2HEX([.D1325]);BIN2HEX([.D1324]));&quot;&quot;))">
            <text:p/>
          </table:table-cell>
          <table:table-cell table:style-name="ce17" table:formula="of:=IF(OR([.E1322]=&quot;W_TX_PAYLOAD&quot;;AND([.G1322]&lt;&gt;&quot;&quot;;[.E1323]=&quot;&quot;));BIN2HEX([.D132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7539172400000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324]=[.B1323];&quot;&quot;;VLOOKUP([.D1324];[$Spec.A$1:$Spec.B$1048576];2;0))">
            <text:p/>
          </table:table-cell>
          <table:table-cell table:style-name="ce13" table:formula="of:=IF([.E1324]=&quot;W_REGISTER (RF_CH)&quot;;BIN2DEC([.D1325]);IF([.E1324]=&quot;W_REGISTER (TX_ADDR)&quot;;CONCATENATE(&quot;0x&quot;;BIN2HEX([.D1329]);BIN2HEX([.D1328]);BIN2HEX([.D1327]);BIN2HEX([.D1326]);BIN2HEX([.D1325]));&quot;&quot;))">
            <text:p/>
          </table:table-cell>
          <table:table-cell table:style-name="ce17" table:formula="of:=IF(OR([.E1323]=&quot;W_TX_PAYLOAD&quot;;AND([.G1323]&lt;&gt;&quot;&quot;;[.E1324]=&quot;&quot;));BIN2HEX([.D132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7550831200000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<text:s/>0000 <text:s/>0100</text:p>
          </table:table-cell>
          <table:table-cell/>
          <table:table-cell table:style-name="ce13" table:formula="of:=IF([.B1325]=[.B1324];&quot;&quot;;VLOOKUP([.D1325];[$Spec.A$1:$Spec.B$1048576];2;0))">
            <text:p/>
          </table:table-cell>
          <table:table-cell table:style-name="ce13" table:formula="of:=IF([.E1325]=&quot;W_REGISTER (RF_CH)&quot;;BIN2DEC([.D1326]);IF([.E1325]=&quot;W_REGISTER (TX_ADDR)&quot;;CONCATENATE(&quot;0x&quot;;BIN2HEX([.D1330]);BIN2HEX([.D1329]);BIN2HEX([.D1328]);BIN2HEX([.D1327]);BIN2HEX([.D1326]));&quot;&quot;))">
            <text:p/>
          </table:table-cell>
          <table:table-cell table:style-name="ce17" table:formula="of:=IF(OR([.E1324]=&quot;W_TX_PAYLOAD&quot;;AND([.G1324]&lt;&gt;&quot;&quot;;[.E1325]=&quot;&quot;));BIN2HEX([.D132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75634868000000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326]=[.B1325];&quot;&quot;;VLOOKUP([.D1326];[$Spec.A$1:$Spec.B$1048576];2;0))" office:value-type="string" office:string-value="" calcext:value-type="error">
            <text:p>#N/D</text:p>
          </table:table-cell>
          <table:table-cell table:style-name="ce13" table:formula="of:=IF([.E1326]=&quot;W_REGISTER (RF_CH)&quot;;BIN2DEC([.D1327]);IF([.E1326]=&quot;W_REGISTER (TX_ADDR)&quot;;CONCATENATE(&quot;0x&quot;;BIN2HEX([.D1331]);BIN2HEX([.D1330]);BIN2HEX([.D1329]);BIN2HEX([.D1328]);BIN2HEX([.D1327]));&quot;&quot;))" office:value-type="string" office:string-value="" calcext:value-type="error">
            <text:p>#N/D</text:p>
          </table:table-cell>
          <table:table-cell table:style-name="ce17" table:formula="of:=IF(OR([.E1325]=&quot;W_TX_PAYLOAD&quot;;AND([.G1325]&lt;&gt;&quot;&quot;;[.E1326]=&quot;&quot;));BIN2HEX([.D132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75751460000000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1327]=[.B1326];&quot;&quot;;VLOOKUP([.D1327];[$Spec.A$1:$Spec.B$1048576];2;0))">
            <text:p/>
          </table:table-cell>
          <table:table-cell table:style-name="ce13" table:formula="of:=IF([.E1327]=&quot;W_REGISTER (RF_CH)&quot;;BIN2DEC([.D1328]);IF([.E1327]=&quot;W_REGISTER (TX_ADDR)&quot;;CONCATENATE(&quot;0x&quot;;BIN2HEX([.D1332]);BIN2HEX([.D1331]);BIN2HEX([.D1330]);BIN2HEX([.D1329]);BIN2HEX([.D1328]));&quot;&quot;))">
            <text:p/>
          </table:table-cell>
          <table:table-cell table:style-name="ce17" table:formula="of:=IF(OR([.E1326]=&quot;W_TX_PAYLOAD&quot;;AND([.G1326]&lt;&gt;&quot;&quot;;[.E1327]=&quot;&quot;));BIN2HEX([.D132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7827120800000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1328]=[.B1327];&quot;&quot;;VLOOKUP([.D1328];[$Spec.A$1:$Spec.B$1048576];2;0))" office:value-type="string" office:string-value="" calcext:value-type="error">
            <text:p>#N/D</text:p>
          </table:table-cell>
          <table:table-cell table:style-name="ce13" table:formula="of:=IF([.E1328]=&quot;W_REGISTER (RF_CH)&quot;;BIN2DEC([.D1329]);IF([.E1328]=&quot;W_REGISTER (TX_ADDR)&quot;;CONCATENATE(&quot;0x&quot;;BIN2HEX([.D1333]);BIN2HEX([.D1332]);BIN2HEX([.D1331]);BIN2HEX([.D1330]);BIN2HEX([.D1329]));&quot;&quot;))" office:value-type="string" office:string-value="" calcext:value-type="error">
            <text:p>#N/D</text:p>
          </table:table-cell>
          <table:table-cell table:style-name="ce17" table:formula="of:=IF(OR([.E1327]=&quot;W_TX_PAYLOAD&quot;;AND([.G1327]&lt;&gt;&quot;&quot;;[.E1328]=&quot;&quot;));BIN2HEX([.D132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7838282000000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329]=[.B1328];&quot;&quot;;VLOOKUP([.D1329];[$Spec.A$1:$Spec.B$1048576];2;0))">
            <text:p/>
          </table:table-cell>
          <table:table-cell table:style-name="ce13" table:formula="of:=IF([.E1329]=&quot;W_REGISTER (RF_CH)&quot;;BIN2DEC([.D1330]);IF([.E1329]=&quot;W_REGISTER (TX_ADDR)&quot;;CONCATENATE(&quot;0x&quot;;BIN2HEX([.D1334]);BIN2HEX([.D1333]);BIN2HEX([.D1332]);BIN2HEX([.D1331]);BIN2HEX([.D1330]));&quot;&quot;))">
            <text:p/>
          </table:table-cell>
          <table:table-cell table:style-name="ce17" table:formula="of:=IF(OR([.E1328]=&quot;W_TX_PAYLOAD&quot;;AND([.G1328]&lt;&gt;&quot;&quot;;[.E1329]=&quot;&quot;));BIN2HEX([.D132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78515372000000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330]=[.B1329];&quot;&quot;;VLOOKUP([.D1330];[$Spec.A$1:$Spec.B$1048576];2;0))" office:value-type="string" office:string-value="" calcext:value-type="error">
            <text:p>#N/D</text:p>
          </table:table-cell>
          <table:table-cell table:style-name="ce13" table:formula="of:=IF([.E1330]=&quot;W_REGISTER (RF_CH)&quot;;BIN2DEC([.D1331]);IF([.E1330]=&quot;W_REGISTER (TX_ADDR)&quot;;CONCATENATE(&quot;0x&quot;;BIN2HEX([.D1335]);BIN2HEX([.D1334]);BIN2HEX([.D1333]);BIN2HEX([.D1332]);BIN2HEX([.D1331]));&quot;&quot;))" office:value-type="string" office:string-value="" calcext:value-type="error">
            <text:p>#N/D</text:p>
          </table:table-cell>
          <table:table-cell table:style-name="ce17" table:formula="of:=IF(OR([.E1329]=&quot;W_TX_PAYLOAD&quot;;AND([.G1329]&lt;&gt;&quot;&quot;;[.E1330]=&quot;&quot;));BIN2HEX([.D133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78643932000000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331]=[.B1330];&quot;&quot;;VLOOKUP([.D1331];[$Spec.A$1:$Spec.B$1048576];2;0))" office:value-type="string" office:string-value="" calcext:value-type="error">
            <text:p>#N/D</text:p>
          </table:table-cell>
          <table:table-cell table:style-name="ce13" table:formula="of:=IF([.E1331]=&quot;W_REGISTER (RF_CH)&quot;;BIN2DEC([.D1332]);IF([.E1331]=&quot;W_REGISTER (TX_ADDR)&quot;;CONCATENATE(&quot;0x&quot;;BIN2HEX([.D1336]);BIN2HEX([.D1335]);BIN2HEX([.D1334]);BIN2HEX([.D1333]);BIN2HEX([.D1332]));&quot;&quot;))" office:value-type="string" office:string-value="" calcext:value-type="error">
            <text:p>#N/D</text:p>
          </table:table-cell>
          <table:table-cell table:style-name="ce17" table:formula="of:=IF(OR([.E1330]=&quot;W_TX_PAYLOAD&quot;;AND([.G1330]&lt;&gt;&quot;&quot;;[.E1331]=&quot;&quot;));BIN2HEX([.D133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78760532000000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332]=[.B1331];&quot;&quot;;VLOOKUP([.D1332];[$Spec.A$1:$Spec.B$1048576];2;0))">
            <text:p/>
          </table:table-cell>
          <table:table-cell table:style-name="ce13" table:formula="of:=IF([.E1332]=&quot;W_REGISTER (RF_CH)&quot;;BIN2DEC([.D1333]);IF([.E1332]=&quot;W_REGISTER (TX_ADDR)&quot;;CONCATENATE(&quot;0x&quot;;BIN2HEX([.D1337]);BIN2HEX([.D1336]);BIN2HEX([.D1335]);BIN2HEX([.D1334]);BIN2HEX([.D1333]));&quot;&quot;))">
            <text:p/>
          </table:table-cell>
          <table:table-cell table:style-name="ce17" table:formula="of:=IF(OR([.E1331]=&quot;W_TX_PAYLOAD&quot;;AND([.G1331]&lt;&gt;&quot;&quot;;[.E1332]=&quot;&quot;));BIN2HEX([.D133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78899056000000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333]=[.B1332];&quot;&quot;;VLOOKUP([.D1333];[$Spec.A$1:$Spec.B$1048576];2;0))" office:value-type="string" office:string-value="" calcext:value-type="error">
            <text:p>#N/D</text:p>
          </table:table-cell>
          <table:table-cell table:style-name="ce13" table:formula="of:=IF([.E1333]=&quot;W_REGISTER (RF_CH)&quot;;BIN2DEC([.D1334]);IF([.E1333]=&quot;W_REGISTER (TX_ADDR)&quot;;CONCATENATE(&quot;0x&quot;;BIN2HEX([.D1338]);BIN2HEX([.D1337]);BIN2HEX([.D1336]);BIN2HEX([.D1335]);BIN2HEX([.D1334]));&quot;&quot;))" office:value-type="string" office:string-value="" calcext:value-type="error">
            <text:p>#N/D</text:p>
          </table:table-cell>
          <table:table-cell table:style-name="ce17" table:formula="of:=IF(OR([.E1332]=&quot;W_TX_PAYLOAD&quot;;AND([.G1332]&lt;&gt;&quot;&quot;;[.E1333]=&quot;&quot;));BIN2HEX([.D133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7901864400000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1334]=[.B1333];&quot;&quot;;VLOOKUP([.D1334];[$Spec.A$1:$Spec.B$1048576];2;0))" office:value-type="string" office:string-value="" calcext:value-type="error">
            <text:p>#N/D</text:p>
          </table:table-cell>
          <table:table-cell table:style-name="ce13" table:formula="of:=IF([.E1334]=&quot;W_REGISTER (RF_CH)&quot;;BIN2DEC([.D1335]);IF([.E1334]=&quot;W_REGISTER (TX_ADDR)&quot;;CONCATENATE(&quot;0x&quot;;BIN2HEX([.D1339]);BIN2HEX([.D1338]);BIN2HEX([.D1337]);BIN2HEX([.D1336]);BIN2HEX([.D1335]));&quot;&quot;))" office:value-type="string" office:string-value="" calcext:value-type="error">
            <text:p>#N/D</text:p>
          </table:table-cell>
          <table:table-cell table:style-name="ce17" table:formula="of:=IF(OR([.E1333]=&quot;W_TX_PAYLOAD&quot;;AND([.G1333]&lt;&gt;&quot;&quot;;[.E1334]=&quot;&quot;));BIN2HEX([.D133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7913524000000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1335]=[.B1334];&quot;&quot;;VLOOKUP([.D1335];[$Spec.A$1:$Spec.B$1048576];2;0))">
            <text:p/>
          </table:table-cell>
          <table:table-cell table:style-name="ce13" table:formula="of:=IF([.E1335]=&quot;W_REGISTER (RF_CH)&quot;;BIN2DEC([.D1336]);IF([.E1335]=&quot;W_REGISTER (TX_ADDR)&quot;;CONCATENATE(&quot;0x&quot;;BIN2HEX([.D1340]);BIN2HEX([.D1339]);BIN2HEX([.D1338]);BIN2HEX([.D1337]);BIN2HEX([.D1336]));&quot;&quot;))">
            <text:p/>
          </table:table-cell>
          <table:table-cell table:style-name="ce17" table:formula="of:=IF(OR([.E1334]=&quot;W_TX_PAYLOAD&quot;;AND([.G1334]&lt;&gt;&quot;&quot;;[.E1335]=&quot;&quot;));BIN2HEX([.D133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7926778000000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1336]=[.B1335];&quot;&quot;;VLOOKUP([.D1336];[$Spec.A$1:$Spec.B$1048576];2;0))">
            <text:p/>
          </table:table-cell>
          <table:table-cell table:style-name="ce13" table:formula="of:=IF([.E1336]=&quot;W_REGISTER (RF_CH)&quot;;BIN2DEC([.D1337]);IF([.E1336]=&quot;W_REGISTER (TX_ADDR)&quot;;CONCATENATE(&quot;0x&quot;;BIN2HEX([.D1341]);BIN2HEX([.D1340]);BIN2HEX([.D1339]);BIN2HEX([.D1338]);BIN2HEX([.D1337]));&quot;&quot;))">
            <text:p/>
          </table:table-cell>
          <table:table-cell table:style-name="ce17" table:formula="of:=IF(OR([.E1335]=&quot;W_TX_PAYLOAD&quot;;AND([.G1335]&lt;&gt;&quot;&quot;;[.E1336]=&quot;&quot;));BIN2HEX([.D133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7938436800000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<text:s/>1000 <text:s/>0100</text:p>
          </table:table-cell>
          <table:table-cell/>
          <table:table-cell table:style-name="ce13" table:formula="of:=IF([.B1337]=[.B1336];&quot;&quot;;VLOOKUP([.D1337];[$Spec.A$1:$Spec.B$1048576];2;0))">
            <text:p/>
          </table:table-cell>
          <table:table-cell table:style-name="ce13" table:formula="of:=IF([.E1337]=&quot;W_REGISTER (RF_CH)&quot;;BIN2DEC([.D1338]);IF([.E1337]=&quot;W_REGISTER (TX_ADDR)&quot;;CONCATENATE(&quot;0x&quot;;BIN2HEX([.D1342]);BIN2HEX([.D1341]);BIN2HEX([.D1340]);BIN2HEX([.D1339]);BIN2HEX([.D1338]));&quot;&quot;))">
            <text:p/>
          </table:table-cell>
          <table:table-cell table:style-name="ce17" table:formula="of:=IF(OR([.E1336]=&quot;W_TX_PAYLOAD&quot;;AND([.G1336]&lt;&gt;&quot;&quot;;[.E1337]=&quot;&quot;));BIN2HEX([.D133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7950096000000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338]=[.B1337];&quot;&quot;;VLOOKUP([.D1338];[$Spec.A$1:$Spec.B$1048576];2;0))">
            <text:p/>
          </table:table-cell>
          <table:table-cell table:style-name="ce13" table:formula="of:=IF([.E1338]=&quot;W_REGISTER (RF_CH)&quot;;BIN2DEC([.D1339]);IF([.E1338]=&quot;W_REGISTER (TX_ADDR)&quot;;CONCATENATE(&quot;0x&quot;;BIN2HEX([.D1343]);BIN2HEX([.D1342]);BIN2HEX([.D1341]);BIN2HEX([.D1340]);BIN2HEX([.D1339]));&quot;&quot;))">
            <text:p/>
          </table:table-cell>
          <table:table-cell table:style-name="ce17" table:formula="of:=IF(OR([.E1337]=&quot;W_TX_PAYLOAD&quot;;AND([.G1337]&lt;&gt;&quot;&quot;;[.E1338]=&quot;&quot;));BIN2HEX([.D133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7961755200000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1339]=[.B1338];&quot;&quot;;VLOOKUP([.D1339];[$Spec.A$1:$Spec.B$1048576];2;0))">
            <text:p/>
          </table:table-cell>
          <table:table-cell table:style-name="ce13" table:formula="of:=IF([.E1339]=&quot;W_REGISTER (RF_CH)&quot;;BIN2DEC([.D1340]);IF([.E1339]=&quot;W_REGISTER (TX_ADDR)&quot;;CONCATENATE(&quot;0x&quot;;BIN2HEX([.D1344]);BIN2HEX([.D1343]);BIN2HEX([.D1342]);BIN2HEX([.D1341]);BIN2HEX([.D1340]));&quot;&quot;))">
            <text:p/>
          </table:table-cell>
          <table:table-cell table:style-name="ce17" table:formula="of:=IF(OR([.E1338]=&quot;W_TX_PAYLOAD&quot;;AND([.G1338]&lt;&gt;&quot;&quot;;[.E1339]=&quot;&quot;));BIN2HEX([.D133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7973414800000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340]=[.B1339];&quot;&quot;;VLOOKUP([.D1340];[$Spec.A$1:$Spec.B$1048576];2;0))">
            <text:p/>
          </table:table-cell>
          <table:table-cell table:style-name="ce13" table:formula="of:=IF([.E1340]=&quot;W_REGISTER (RF_CH)&quot;;BIN2DEC([.D1341]);IF([.E1340]=&quot;W_REGISTER (TX_ADDR)&quot;;CONCATENATE(&quot;0x&quot;;BIN2HEX([.D1345]);BIN2HEX([.D1344]);BIN2HEX([.D1343]);BIN2HEX([.D1342]);BIN2HEX([.D1341]));&quot;&quot;))">
            <text:p/>
          </table:table-cell>
          <table:table-cell table:style-name="ce17" table:formula="of:=IF(OR([.E1339]=&quot;W_TX_PAYLOAD&quot;;AND([.G1339]&lt;&gt;&quot;&quot;;[.E1340]=&quot;&quot;));BIN2HEX([.D134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7985074000000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341]=[.B1340];&quot;&quot;;VLOOKUP([.D1341];[$Spec.A$1:$Spec.B$1048576];2;0))">
            <text:p/>
          </table:table-cell>
          <table:table-cell table:style-name="ce13" table:formula="of:=IF([.E1341]=&quot;W_REGISTER (RF_CH)&quot;;BIN2DEC([.D1342]);IF([.E1341]=&quot;W_REGISTER (TX_ADDR)&quot;;CONCATENATE(&quot;0x&quot;;BIN2HEX([.D1346]);BIN2HEX([.D1345]);BIN2HEX([.D1344]);BIN2HEX([.D1343]);BIN2HEX([.D1342]));&quot;&quot;))">
            <text:p/>
          </table:table-cell>
          <table:table-cell table:style-name="ce17" table:formula="of:=IF(OR([.E1340]=&quot;W_TX_PAYLOAD&quot;;AND([.G1340]&lt;&gt;&quot;&quot;;[.E1341]=&quot;&quot;));BIN2HEX([.D134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7996733200000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<text:s/>0000 <text:s/>0100</text:p>
          </table:table-cell>
          <table:table-cell/>
          <table:table-cell table:style-name="ce13" table:formula="of:=IF([.B1342]=[.B1341];&quot;&quot;;VLOOKUP([.D1342];[$Spec.A$1:$Spec.B$1048576];2;0))">
            <text:p/>
          </table:table-cell>
          <table:table-cell table:style-name="ce13" table:formula="of:=IF([.E1342]=&quot;W_REGISTER (RF_CH)&quot;;BIN2DEC([.D1343]);IF([.E1342]=&quot;W_REGISTER (TX_ADDR)&quot;;CONCATENATE(&quot;0x&quot;;BIN2HEX([.D1347]);BIN2HEX([.D1346]);BIN2HEX([.D1345]);BIN2HEX([.D1344]);BIN2HEX([.D1343]));&quot;&quot;))">
            <text:p/>
          </table:table-cell>
          <table:table-cell table:style-name="ce17" table:formula="of:=IF(OR([.E1341]=&quot;W_TX_PAYLOAD&quot;;AND([.G1341]&lt;&gt;&quot;&quot;;[.E1342]=&quot;&quot;));BIN2HEX([.D134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80093888000000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343]=[.B1342];&quot;&quot;;VLOOKUP([.D1343];[$Spec.A$1:$Spec.B$1048576];2;0))" office:value-type="string" office:string-value="" calcext:value-type="error">
            <text:p>#N/D</text:p>
          </table:table-cell>
          <table:table-cell table:style-name="ce13" table:formula="of:=IF([.E1343]=&quot;W_REGISTER (RF_CH)&quot;;BIN2DEC([.D1344]);IF([.E1343]=&quot;W_REGISTER (TX_ADDR)&quot;;CONCATENATE(&quot;0x&quot;;BIN2HEX([.D1348]);BIN2HEX([.D1347]);BIN2HEX([.D1346]);BIN2HEX([.D1345]);BIN2HEX([.D1344]));&quot;&quot;))" office:value-type="string" office:string-value="" calcext:value-type="error">
            <text:p>#N/D</text:p>
          </table:table-cell>
          <table:table-cell table:style-name="ce17" table:formula="of:=IF(OR([.E1342]=&quot;W_TX_PAYLOAD&quot;;AND([.G1342]&lt;&gt;&quot;&quot;;[.E1343]=&quot;&quot;));BIN2HEX([.D134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80210480000000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1344]=[.B1343];&quot;&quot;;VLOOKUP([.D1344];[$Spec.A$1:$Spec.B$1048576];2;0))">
            <text:p/>
          </table:table-cell>
          <table:table-cell table:style-name="ce13" table:formula="of:=IF([.E1344]=&quot;W_REGISTER (RF_CH)&quot;;BIN2DEC([.D1345]);IF([.E1344]=&quot;W_REGISTER (TX_ADDR)&quot;;CONCATENATE(&quot;0x&quot;;BIN2HEX([.D1349]);BIN2HEX([.D1348]);BIN2HEX([.D1347]);BIN2HEX([.D1346]);BIN2HEX([.D1345]));&quot;&quot;))">
            <text:p/>
          </table:table-cell>
          <table:table-cell table:style-name="ce17" table:formula="of:=IF(OR([.E1343]=&quot;W_TX_PAYLOAD&quot;;AND([.G1343]&lt;&gt;&quot;&quot;;[.E1344]=&quot;&quot;));BIN2HEX([.D134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94255732000000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1345]=[.B1344];&quot;&quot;;VLOOKUP([.D1345];[$Spec.A$1:$Spec.B$1048576];2;0))" office:value-type="string" office:string-value="" calcext:value-type="error">
            <text:p>#N/D</text:p>
          </table:table-cell>
          <table:table-cell table:style-name="ce13" table:formula="of:=IF([.E1345]=&quot;W_REGISTER (RF_CH)&quot;;BIN2DEC([.D1346]);IF([.E1345]=&quot;W_REGISTER (TX_ADDR)&quot;;CONCATENATE(&quot;0x&quot;;BIN2HEX([.D1350]);BIN2HEX([.D1349]);BIN2HEX([.D1348]);BIN2HEX([.D1347]);BIN2HEX([.D1346]));&quot;&quot;))" office:value-type="string" office:string-value="" calcext:value-type="error">
            <text:p>#N/D</text:p>
          </table:table-cell>
          <table:table-cell table:style-name="ce17" table:formula="of:=IF(OR([.E1344]=&quot;W_TX_PAYLOAD&quot;;AND([.G1344]&lt;&gt;&quot;&quot;;[.E1345]=&quot;&quot;));BIN2HEX([.D134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94367344000000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346]=[.B1345];&quot;&quot;;VLOOKUP([.D1346];[$Spec.A$1:$Spec.B$1048576];2;0))">
            <text:p/>
          </table:table-cell>
          <table:table-cell table:style-name="ce13" table:formula="of:=IF([.E1346]=&quot;W_REGISTER (RF_CH)&quot;;BIN2DEC([.D1347]);IF([.E1346]=&quot;W_REGISTER (TX_ADDR)&quot;;CONCATENATE(&quot;0x&quot;;BIN2HEX([.D1351]);BIN2HEX([.D1350]);BIN2HEX([.D1349]);BIN2HEX([.D1348]);BIN2HEX([.D1347]));&quot;&quot;))">
            <text:p/>
          </table:table-cell>
          <table:table-cell table:style-name="ce17" table:formula="of:=IF(OR([.E1345]=&quot;W_TX_PAYLOAD&quot;;AND([.G1345]&lt;&gt;&quot;&quot;;[.E1346]=&quot;&quot;));BIN2HEX([.D134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94505872000000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347]=[.B1346];&quot;&quot;;VLOOKUP([.D1347];[$Spec.A$1:$Spec.B$1048576];2;0))" office:value-type="string" office:string-value="" calcext:value-type="error">
            <text:p>#N/D</text:p>
          </table:table-cell>
          <table:table-cell table:style-name="ce13" table:formula="of:=IF([.E1347]=&quot;W_REGISTER (RF_CH)&quot;;BIN2DEC([.D1348]);IF([.E1347]=&quot;W_REGISTER (TX_ADDR)&quot;;CONCATENATE(&quot;0x&quot;;BIN2HEX([.D1352]);BIN2HEX([.D1351]);BIN2HEX([.D1350]);BIN2HEX([.D1349]);BIN2HEX([.D1348]));&quot;&quot;))" office:value-type="string" office:string-value="" calcext:value-type="error">
            <text:p>#N/D</text:p>
          </table:table-cell>
          <table:table-cell table:style-name="ce17" table:formula="of:=IF(OR([.E1346]=&quot;W_TX_PAYLOAD&quot;;AND([.G1346]&lt;&gt;&quot;&quot;;[.E1347]=&quot;&quot;));BIN2HEX([.D134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94650368000000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348]=[.B1347];&quot;&quot;;VLOOKUP([.D1348];[$Spec.A$1:$Spec.B$1048576];2;0))" office:value-type="string" office:string-value="" calcext:value-type="error">
            <text:p>#N/D</text:p>
          </table:table-cell>
          <table:table-cell table:style-name="ce13" table:formula="of:=IF([.E1348]=&quot;W_REGISTER (RF_CH)&quot;;BIN2DEC([.D1349]);IF([.E1348]=&quot;W_REGISTER (TX_ADDR)&quot;;CONCATENATE(&quot;0x&quot;;BIN2HEX([.D1353]);BIN2HEX([.D1352]);BIN2HEX([.D1351]);BIN2HEX([.D1350]);BIN2HEX([.D1349]));&quot;&quot;))" office:value-type="string" office:string-value="" calcext:value-type="error">
            <text:p>#N/D</text:p>
          </table:table-cell>
          <table:table-cell table:style-name="ce17" table:formula="of:=IF(OR([.E1347]=&quot;W_TX_PAYLOAD&quot;;AND([.G1347]&lt;&gt;&quot;&quot;;[.E1348]=&quot;&quot;));BIN2HEX([.D134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94766968000000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349]=[.B1348];&quot;&quot;;VLOOKUP([.D1349];[$Spec.A$1:$Spec.B$1048576];2;0))">
            <text:p/>
          </table:table-cell>
          <table:table-cell table:style-name="ce13" table:formula="of:=IF([.E1349]=&quot;W_REGISTER (RF_CH)&quot;;BIN2DEC([.D1350]);IF([.E1349]=&quot;W_REGISTER (TX_ADDR)&quot;;CONCATENATE(&quot;0x&quot;;BIN2HEX([.D1354]);BIN2HEX([.D1353]);BIN2HEX([.D1352]);BIN2HEX([.D1351]);BIN2HEX([.D1350]));&quot;&quot;))">
            <text:p/>
          </table:table-cell>
          <table:table-cell table:style-name="ce17" table:formula="of:=IF(OR([.E1348]=&quot;W_TX_PAYLOAD&quot;;AND([.G1348]&lt;&gt;&quot;&quot;;[.E1349]=&quot;&quot;));BIN2HEX([.D134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94898512000000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350]=[.B1349];&quot;&quot;;VLOOKUP([.D1350];[$Spec.A$1:$Spec.B$1048576];2;0))" office:value-type="string" office:string-value="" calcext:value-type="error">
            <text:p>#N/D</text:p>
          </table:table-cell>
          <table:table-cell table:style-name="ce13" table:formula="of:=IF([.E1350]=&quot;W_REGISTER (RF_CH)&quot;;BIN2DEC([.D1351]);IF([.E1350]=&quot;W_REGISTER (TX_ADDR)&quot;;CONCATENATE(&quot;0x&quot;;BIN2HEX([.D1355]);BIN2HEX([.D1354]);BIN2HEX([.D1353]);BIN2HEX([.D1352]);BIN2HEX([.D1351]));&quot;&quot;))" office:value-type="string" office:string-value="" calcext:value-type="error">
            <text:p>#N/D</text:p>
          </table:table-cell>
          <table:table-cell table:style-name="ce17" table:formula="of:=IF(OR([.E1349]=&quot;W_TX_PAYLOAD&quot;;AND([.G1349]&lt;&gt;&quot;&quot;;[.E1350]=&quot;&quot;));BIN2HEX([.D135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9502407600000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351]=[.B1350];&quot;&quot;;VLOOKUP([.D1351];[$Spec.A$1:$Spec.B$1048576];2;0))" office:value-type="string" office:string-value="" calcext:value-type="error">
            <text:p>#N/D</text:p>
          </table:table-cell>
          <table:table-cell table:style-name="ce13" table:formula="of:=IF([.E1351]=&quot;W_REGISTER (RF_CH)&quot;;BIN2DEC([.D1352]);IF([.E1351]=&quot;W_REGISTER (TX_ADDR)&quot;;CONCATENATE(&quot;0x&quot;;BIN2HEX([.D1356]);BIN2HEX([.D1355]);BIN2HEX([.D1354]);BIN2HEX([.D1353]);BIN2HEX([.D1352]));&quot;&quot;))" office:value-type="string" office:string-value="" calcext:value-type="error">
            <text:p>#N/D</text:p>
          </table:table-cell>
          <table:table-cell table:style-name="ce17" table:formula="of:=IF(OR([.E1350]=&quot;W_TX_PAYLOAD&quot;;AND([.G1350]&lt;&gt;&quot;&quot;;[.E1351]=&quot;&quot;));BIN2HEX([.D135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9514066800000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<text:s/>0000 <text:s/>1111</text:p>
          </table:table-cell>
          <table:table-cell/>
          <table:table-cell table:style-name="ce13" table:formula="of:=IF([.B1352]=[.B1351];&quot;&quot;;VLOOKUP([.D1352];[$Spec.A$1:$Spec.B$1048576];2;0))">
            <text:p/>
          </table:table-cell>
          <table:table-cell table:style-name="ce13" table:formula="of:=IF([.E1352]=&quot;W_REGISTER (RF_CH)&quot;;BIN2DEC([.D1353]);IF([.E1352]=&quot;W_REGISTER (TX_ADDR)&quot;;CONCATENATE(&quot;0x&quot;;BIN2HEX([.D1357]);BIN2HEX([.D1356]);BIN2HEX([.D1355]);BIN2HEX([.D1354]);BIN2HEX([.D1353]));&quot;&quot;))">
            <text:p/>
          </table:table-cell>
          <table:table-cell table:style-name="ce17" table:formula="of:=IF(OR([.E1351]=&quot;W_TX_PAYLOAD&quot;;AND([.G1351]&lt;&gt;&quot;&quot;;[.E1352]=&quot;&quot;));BIN2HEX([.D135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98682108000000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1353]=[.B1352];&quot;&quot;;VLOOKUP([.D1353];[$Spec.A$1:$Spec.B$1048576];2;0))" office:value-type="string" office:string-value="" calcext:value-type="error">
            <text:p>#N/D</text:p>
          </table:table-cell>
          <table:table-cell table:style-name="ce13" table:formula="of:=IF([.E1353]=&quot;W_REGISTER (RF_CH)&quot;;BIN2DEC([.D1354]);IF([.E1353]=&quot;W_REGISTER (TX_ADDR)&quot;;CONCATENATE(&quot;0x&quot;;BIN2HEX([.D1358]);BIN2HEX([.D1357]);BIN2HEX([.D1356]);BIN2HEX([.D1355]);BIN2HEX([.D1354]));&quot;&quot;))" office:value-type="string" office:string-value="" calcext:value-type="error">
            <text:p>#N/D</text:p>
          </table:table-cell>
          <table:table-cell table:style-name="ce17" table:formula="of:=IF(OR([.E1352]=&quot;W_TX_PAYLOAD&quot;;AND([.G1352]&lt;&gt;&quot;&quot;;[.E1353]=&quot;&quot;));BIN2HEX([.D135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98793724000000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354]=[.B1353];&quot;&quot;;VLOOKUP([.D1354];[$Spec.A$1:$Spec.B$1048576];2;0))">
            <text:p/>
          </table:table-cell>
          <table:table-cell table:style-name="ce13" table:formula="of:=IF([.E1354]=&quot;W_REGISTER (RF_CH)&quot;;BIN2DEC([.D1355]);IF([.E1354]=&quot;W_REGISTER (TX_ADDR)&quot;;CONCATENATE(&quot;0x&quot;;BIN2HEX([.D1359]);BIN2HEX([.D1358]);BIN2HEX([.D1357]);BIN2HEX([.D1356]);BIN2HEX([.D1355]));&quot;&quot;))">
            <text:p/>
          </table:table-cell>
          <table:table-cell table:style-name="ce17" table:formula="of:=IF(OR([.E1353]=&quot;W_TX_PAYLOAD&quot;;AND([.G1353]&lt;&gt;&quot;&quot;;[.E1354]=&quot;&quot;));BIN2HEX([.D135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98933248000000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355]=[.B1354];&quot;&quot;;VLOOKUP([.D1355];[$Spec.A$1:$Spec.B$1048576];2;0))" office:value-type="string" office:string-value="" calcext:value-type="error">
            <text:p>#N/D</text:p>
          </table:table-cell>
          <table:table-cell table:style-name="ce13" table:formula="of:=IF([.E1355]=&quot;W_REGISTER (RF_CH)&quot;;BIN2DEC([.D1356]);IF([.E1355]=&quot;W_REGISTER (TX_ADDR)&quot;;CONCATENATE(&quot;0x&quot;;BIN2HEX([.D1360]);BIN2HEX([.D1359]);BIN2HEX([.D1358]);BIN2HEX([.D1357]);BIN2HEX([.D1356]));&quot;&quot;))" office:value-type="string" office:string-value="" calcext:value-type="error">
            <text:p>#N/D</text:p>
          </table:table-cell>
          <table:table-cell table:style-name="ce17" table:formula="of:=IF(OR([.E1354]=&quot;W_TX_PAYLOAD&quot;;AND([.G1354]&lt;&gt;&quot;&quot;;[.E1355]=&quot;&quot;));BIN2HEX([.D135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99049840000000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356]=[.B1355];&quot;&quot;;VLOOKUP([.D1356];[$Spec.A$1:$Spec.B$1048576];2;0))">
            <text:p/>
          </table:table-cell>
          <table:table-cell table:style-name="ce13" table:formula="of:=IF([.E1356]=&quot;W_REGISTER (RF_CH)&quot;;BIN2DEC([.D1357]);IF([.E1356]=&quot;W_REGISTER (TX_ADDR)&quot;;CONCATENATE(&quot;0x&quot;;BIN2HEX([.D1361]);BIN2HEX([.D1360]);BIN2HEX([.D1359]);BIN2HEX([.D1358]);BIN2HEX([.D1357]));&quot;&quot;))">
            <text:p/>
          </table:table-cell>
          <table:table-cell table:style-name="ce17" table:formula="of:=IF(OR([.E1355]=&quot;W_TX_PAYLOAD&quot;;AND([.G1355]&lt;&gt;&quot;&quot;;[.E1356]=&quot;&quot;));BIN2HEX([.D135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99170424000000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357]=[.B1356];&quot;&quot;;VLOOKUP([.D1357];[$Spec.A$1:$Spec.B$1048576];2;0))" office:value-type="string" office:string-value="" calcext:value-type="error">
            <text:p>#N/D</text:p>
          </table:table-cell>
          <table:table-cell table:style-name="ce13" table:formula="of:=IF([.E1357]=&quot;W_REGISTER (RF_CH)&quot;;BIN2DEC([.D1358]);IF([.E1357]=&quot;W_REGISTER (TX_ADDR)&quot;;CONCATENATE(&quot;0x&quot;;BIN2HEX([.D1362]);BIN2HEX([.D1361]);BIN2HEX([.D1360]);BIN2HEX([.D1359]);BIN2HEX([.D1358]));&quot;&quot;))" office:value-type="string" office:string-value="" calcext:value-type="error">
            <text:p>#N/D</text:p>
          </table:table-cell>
          <table:table-cell table:style-name="ce17" table:formula="of:=IF(OR([.E1356]=&quot;W_TX_PAYLOAD&quot;;AND([.G1356]&lt;&gt;&quot;&quot;;[.E1357]=&quot;&quot;));BIN2HEX([.D135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99292000000000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358]=[.B1357];&quot;&quot;;VLOOKUP([.D1358];[$Spec.A$1:$Spec.B$1048576];2;0))" office:value-type="string" office:string-value="" calcext:value-type="error">
            <text:p>#N/D</text:p>
          </table:table-cell>
          <table:table-cell table:style-name="ce13" table:formula="of:=IF([.E1358]=&quot;W_REGISTER (RF_CH)&quot;;BIN2DEC([.D1359]);IF([.E1358]=&quot;W_REGISTER (TX_ADDR)&quot;;CONCATENATE(&quot;0x&quot;;BIN2HEX([.D1363]);BIN2HEX([.D1362]);BIN2HEX([.D1361]);BIN2HEX([.D1360]);BIN2HEX([.D1359]));&quot;&quot;))" office:value-type="string" office:string-value="" calcext:value-type="error">
            <text:p>#N/D</text:p>
          </table:table-cell>
          <table:table-cell table:style-name="ce17" table:formula="of:=IF(OR([.E1357]=&quot;W_TX_PAYLOAD&quot;;AND([.G1357]&lt;&gt;&quot;&quot;;[.E1358]=&quot;&quot;));BIN2HEX([.D135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99417564000000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359]=[.B1358];&quot;&quot;;VLOOKUP([.D1359];[$Spec.A$1:$Spec.B$1048576];2;0))" office:value-type="string" office:string-value="" calcext:value-type="error">
            <text:p>#N/D</text:p>
          </table:table-cell>
          <table:table-cell table:style-name="ce13" table:formula="of:=IF([.E1359]=&quot;W_REGISTER (RF_CH)&quot;;BIN2DEC([.D1360]);IF([.E1359]=&quot;W_REGISTER (TX_ADDR)&quot;;CONCATENATE(&quot;0x&quot;;BIN2HEX([.D1364]);BIN2HEX([.D1363]);BIN2HEX([.D1362]);BIN2HEX([.D1361]);BIN2HEX([.D1360]));&quot;&quot;))" office:value-type="string" office:string-value="" calcext:value-type="error">
            <text:p>#N/D</text:p>
          </table:table-cell>
          <table:table-cell table:style-name="ce17" table:formula="of:=IF(OR([.E1358]=&quot;W_TX_PAYLOAD&quot;;AND([.G1358]&lt;&gt;&quot;&quot;;[.E1359]=&quot;&quot;));BIN2HEX([.D135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999534160000000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<text:s/>0000 <text:s/>1111</text:p>
          </table:table-cell>
          <table:table-cell/>
          <table:table-cell table:style-name="ce13" table:formula="of:=IF([.B1360]=[.B1359];&quot;&quot;;VLOOKUP([.D1360];[$Spec.A$1:$Spec.B$1048576];2;0))">
            <text:p/>
          </table:table-cell>
          <table:table-cell table:style-name="ce13" table:formula="of:=IF([.E1360]=&quot;W_REGISTER (RF_CH)&quot;;BIN2DEC([.D1361]);IF([.E1360]=&quot;W_REGISTER (TX_ADDR)&quot;;CONCATENATE(&quot;0x&quot;;BIN2HEX([.D1365]);BIN2HEX([.D1364]);BIN2HEX([.D1363]);BIN2HEX([.D1362]);BIN2HEX([.D1361]));&quot;&quot;))">
            <text:p/>
          </table:table-cell>
          <table:table-cell table:style-name="ce17" table:formula="of:=IF(OR([.E1359]=&quot;W_TX_PAYLOAD&quot;;AND([.G1359]&lt;&gt;&quot;&quot;;[.E1360]=&quot;&quot;));BIN2HEX([.D136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15035564000000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1361]=[.B1360];&quot;&quot;;VLOOKUP([.D1361];[$Spec.A$1:$Spec.B$1048576];2;0))" office:value-type="string" office:string-value="" calcext:value-type="error">
            <text:p>#N/D</text:p>
          </table:table-cell>
          <table:table-cell table:style-name="ce13" table:formula="of:=IF([.E1361]=&quot;W_REGISTER (RF_CH)&quot;;BIN2DEC([.D1362]);IF([.E1361]=&quot;W_REGISTER (TX_ADDR)&quot;;CONCATENATE(&quot;0x&quot;;BIN2HEX([.D1366]);BIN2HEX([.D1365]);BIN2HEX([.D1364]);BIN2HEX([.D1363]);BIN2HEX([.D1362]));&quot;&quot;))" office:value-type="string" office:string-value="" calcext:value-type="error">
            <text:p>#N/D</text:p>
          </table:table-cell>
          <table:table-cell table:style-name="ce17" table:formula="of:=IF(OR([.E1360]=&quot;W_TX_PAYLOAD&quot;;AND([.G1360]&lt;&gt;&quot;&quot;;[.E1361]=&quot;&quot;));BIN2HEX([.D136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15147172000000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362]=[.B1361];&quot;&quot;;VLOOKUP([.D1362];[$Spec.A$1:$Spec.B$1048576];2;0))">
            <text:p/>
          </table:table-cell>
          <table:table-cell table:style-name="ce13" table:formula="of:=IF([.E1362]=&quot;W_REGISTER (RF_CH)&quot;;BIN2DEC([.D1363]);IF([.E1362]=&quot;W_REGISTER (TX_ADDR)&quot;;CONCATENATE(&quot;0x&quot;;BIN2HEX([.D1367]);BIN2HEX([.D1366]);BIN2HEX([.D1365]);BIN2HEX([.D1364]);BIN2HEX([.D1363]));&quot;&quot;))">
            <text:p/>
          </table:table-cell>
          <table:table-cell table:style-name="ce17" table:formula="of:=IF(OR([.E1361]=&quot;W_TX_PAYLOAD&quot;;AND([.G1361]&lt;&gt;&quot;&quot;;[.E1362]=&quot;&quot;));BIN2HEX([.D136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15286696000000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363]=[.B1362];&quot;&quot;;VLOOKUP([.D1363];[$Spec.A$1:$Spec.B$1048576];2;0))" office:value-type="string" office:string-value="" calcext:value-type="error">
            <text:p>#N/D</text:p>
          </table:table-cell>
          <table:table-cell table:style-name="ce13" table:formula="of:=IF([.E1363]=&quot;W_REGISTER (RF_CH)&quot;;BIN2DEC([.D1364]);IF([.E1363]=&quot;W_REGISTER (TX_ADDR)&quot;;CONCATENATE(&quot;0x&quot;;BIN2HEX([.D1368]);BIN2HEX([.D1367]);BIN2HEX([.D1366]);BIN2HEX([.D1365]);BIN2HEX([.D1364]));&quot;&quot;))" office:value-type="string" office:string-value="" calcext:value-type="error">
            <text:p>#N/D</text:p>
          </table:table-cell>
          <table:table-cell table:style-name="ce17" table:formula="of:=IF(OR([.E1362]=&quot;W_TX_PAYLOAD&quot;;AND([.G1362]&lt;&gt;&quot;&quot;;[.E1363]=&quot;&quot;));BIN2HEX([.D136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15403296000000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364]=[.B1363];&quot;&quot;;VLOOKUP([.D1364];[$Spec.A$1:$Spec.B$1048576];2;0))">
            <text:p/>
          </table:table-cell>
          <table:table-cell table:style-name="ce13" table:formula="of:=IF([.E1364]=&quot;W_REGISTER (RF_CH)&quot;;BIN2DEC([.D1365]);IF([.E1364]=&quot;W_REGISTER (TX_ADDR)&quot;;CONCATENATE(&quot;0x&quot;;BIN2HEX([.D1369]);BIN2HEX([.D1368]);BIN2HEX([.D1367]);BIN2HEX([.D1366]);BIN2HEX([.D1365]));&quot;&quot;))">
            <text:p/>
          </table:table-cell>
          <table:table-cell table:style-name="ce17" table:formula="of:=IF(OR([.E1363]=&quot;W_TX_PAYLOAD&quot;;AND([.G1363]&lt;&gt;&quot;&quot;;[.E1364]=&quot;&quot;));BIN2HEX([.D136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15523876000000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365]=[.B1364];&quot;&quot;;VLOOKUP([.D1365];[$Spec.A$1:$Spec.B$1048576];2;0))" office:value-type="string" office:string-value="" calcext:value-type="error">
            <text:p>#N/D</text:p>
          </table:table-cell>
          <table:table-cell table:style-name="ce13" table:formula="of:=IF([.E1365]=&quot;W_REGISTER (RF_CH)&quot;;BIN2DEC([.D1366]);IF([.E1365]=&quot;W_REGISTER (TX_ADDR)&quot;;CONCATENATE(&quot;0x&quot;;BIN2HEX([.D1370]);BIN2HEX([.D1369]);BIN2HEX([.D1368]);BIN2HEX([.D1367]);BIN2HEX([.D1366]));&quot;&quot;))" office:value-type="string" office:string-value="" calcext:value-type="error">
            <text:p>#N/D</text:p>
          </table:table-cell>
          <table:table-cell table:style-name="ce17" table:formula="of:=IF(OR([.E1364]=&quot;W_TX_PAYLOAD&quot;;AND([.G1364]&lt;&gt;&quot;&quot;;[.E1365]=&quot;&quot;));BIN2HEX([.D136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15645456000000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366]=[.B1365];&quot;&quot;;VLOOKUP([.D1366];[$Spec.A$1:$Spec.B$1048576];2;0))" office:value-type="string" office:string-value="" calcext:value-type="error">
            <text:p>#N/D</text:p>
          </table:table-cell>
          <table:table-cell table:style-name="ce13" table:formula="of:=IF([.E1366]=&quot;W_REGISTER (RF_CH)&quot;;BIN2DEC([.D1367]);IF([.E1366]=&quot;W_REGISTER (TX_ADDR)&quot;;CONCATENATE(&quot;0x&quot;;BIN2HEX([.D1371]);BIN2HEX([.D1370]);BIN2HEX([.D1369]);BIN2HEX([.D1368]);BIN2HEX([.D1367]));&quot;&quot;))" office:value-type="string" office:string-value="" calcext:value-type="error">
            <text:p>#N/D</text:p>
          </table:table-cell>
          <table:table-cell table:style-name="ce17" table:formula="of:=IF(OR([.E1365]=&quot;W_TX_PAYLOAD&quot;;AND([.G1365]&lt;&gt;&quot;&quot;;[.E1366]=&quot;&quot;));BIN2HEX([.D136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15771016000000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367]=[.B1366];&quot;&quot;;VLOOKUP([.D1367];[$Spec.A$1:$Spec.B$1048576];2;0))" office:value-type="string" office:string-value="" calcext:value-type="error">
            <text:p>#N/D</text:p>
          </table:table-cell>
          <table:table-cell table:style-name="ce13" table:formula="of:=IF([.E1367]=&quot;W_REGISTER (RF_CH)&quot;;BIN2DEC([.D1368]);IF([.E1367]=&quot;W_REGISTER (TX_ADDR)&quot;;CONCATENATE(&quot;0x&quot;;BIN2HEX([.D1372]);BIN2HEX([.D1371]);BIN2HEX([.D1370]);BIN2HEX([.D1369]);BIN2HEX([.D1368]));&quot;&quot;))" office:value-type="string" office:string-value="" calcext:value-type="error">
            <text:p>#N/D</text:p>
          </table:table-cell>
          <table:table-cell table:style-name="ce17" table:formula="of:=IF(OR([.E1366]=&quot;W_TX_PAYLOAD&quot;;AND([.G1366]&lt;&gt;&quot;&quot;;[.E1367]=&quot;&quot;));BIN2HEX([.D136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15887608000000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<text:s/>0000 <text:s/>1111</text:p>
          </table:table-cell>
          <table:table-cell/>
          <table:table-cell table:style-name="ce13" table:formula="of:=IF([.B1368]=[.B1367];&quot;&quot;;VLOOKUP([.D1368];[$Spec.A$1:$Spec.B$1048576];2;0))">
            <text:p/>
          </table:table-cell>
          <table:table-cell table:style-name="ce13" table:formula="of:=IF([.E1368]=&quot;W_REGISTER (RF_CH)&quot;;BIN2DEC([.D1369]);IF([.E1368]=&quot;W_REGISTER (TX_ADDR)&quot;;CONCATENATE(&quot;0x&quot;;BIN2HEX([.D1373]);BIN2HEX([.D1372]);BIN2HEX([.D1371]);BIN2HEX([.D1370]);BIN2HEX([.D1369]));&quot;&quot;))">
            <text:p/>
          </table:table-cell>
          <table:table-cell table:style-name="ce17" table:formula="of:=IF(OR([.E1367]=&quot;W_TX_PAYLOAD&quot;;AND([.G1367]&lt;&gt;&quot;&quot;;[.E1368]=&quot;&quot;));BIN2HEX([.D136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16036088000000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369]=[.B1368];&quot;&quot;;VLOOKUP([.D1369];[$Spec.A$1:$Spec.B$1048576];2;0))" office:value-type="string" office:string-value="" calcext:value-type="error">
            <text:p>#N/D</text:p>
          </table:table-cell>
          <table:table-cell table:style-name="ce13" table:formula="of:=IF([.E1369]=&quot;W_REGISTER (RF_CH)&quot;;BIN2DEC([.D1370]);IF([.E1369]=&quot;W_REGISTER (TX_ADDR)&quot;;CONCATENATE(&quot;0x&quot;;BIN2HEX([.D1374]);BIN2HEX([.D1373]);BIN2HEX([.D1372]);BIN2HEX([.D1371]);BIN2HEX([.D1370]));&quot;&quot;))" office:value-type="string" office:string-value="" calcext:value-type="error">
            <text:p>#N/D</text:p>
          </table:table-cell>
          <table:table-cell table:style-name="ce17" table:formula="of:=IF(OR([.E1368]=&quot;W_TX_PAYLOAD&quot;;AND([.G1368]&lt;&gt;&quot;&quot;;[.E1369]=&quot;&quot;));BIN2HEX([.D136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16152684000000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370]=[.B1369];&quot;&quot;;VLOOKUP([.D1370];[$Spec.A$1:$Spec.B$1048576];2;0))">
            <text:p/>
          </table:table-cell>
          <table:table-cell table:style-name="ce13" table:formula="of:=IF([.E1370]=&quot;W_REGISTER (RF_CH)&quot;;BIN2DEC([.D1371]);IF([.E1370]=&quot;W_REGISTER (TX_ADDR)&quot;;CONCATENATE(&quot;0x&quot;;BIN2HEX([.D1375]);BIN2HEX([.D1374]);BIN2HEX([.D1373]);BIN2HEX([.D1372]);BIN2HEX([.D1371]));&quot;&quot;))">
            <text:p/>
          </table:table-cell>
          <table:table-cell table:style-name="ce17" table:formula="of:=IF(OR([.E1369]=&quot;W_TX_PAYLOAD&quot;;AND([.G1369]&lt;&gt;&quot;&quot;;[.E1370]=&quot;&quot;));BIN2HEX([.D137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16273264000000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371]=[.B1370];&quot;&quot;;VLOOKUP([.D1371];[$Spec.A$1:$Spec.B$1048576];2;0))" office:value-type="string" office:string-value="" calcext:value-type="error">
            <text:p>#N/D</text:p>
          </table:table-cell>
          <table:table-cell table:style-name="ce13" table:formula="of:=IF([.E1371]=&quot;W_REGISTER (RF_CH)&quot;;BIN2DEC([.D1372]);IF([.E1371]=&quot;W_REGISTER (TX_ADDR)&quot;;CONCATENATE(&quot;0x&quot;;BIN2HEX([.D1376]);BIN2HEX([.D1375]);BIN2HEX([.D1374]);BIN2HEX([.D1373]);BIN2HEX([.D1372]));&quot;&quot;))" office:value-type="string" office:string-value="" calcext:value-type="error">
            <text:p>#N/D</text:p>
          </table:table-cell>
          <table:table-cell table:style-name="ce17" table:formula="of:=IF(OR([.E1370]=&quot;W_TX_PAYLOAD&quot;;AND([.G1370]&lt;&gt;&quot;&quot;;[.E1371]=&quot;&quot;));BIN2HEX([.D137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16393840000000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372]=[.B1371];&quot;&quot;;VLOOKUP([.D1372];[$Spec.A$1:$Spec.B$1048576];2;0))" office:value-type="string" office:string-value="" calcext:value-type="error">
            <text:p>#N/D</text:p>
          </table:table-cell>
          <table:table-cell table:style-name="ce13" table:formula="of:=IF([.E1372]=&quot;W_REGISTER (RF_CH)&quot;;BIN2DEC([.D1373]);IF([.E1372]=&quot;W_REGISTER (TX_ADDR)&quot;;CONCATENATE(&quot;0x&quot;;BIN2HEX([.D1377]);BIN2HEX([.D1376]);BIN2HEX([.D1375]);BIN2HEX([.D1374]);BIN2HEX([.D1373]));&quot;&quot;))" office:value-type="string" office:string-value="" calcext:value-type="error">
            <text:p>#N/D</text:p>
          </table:table-cell>
          <table:table-cell table:style-name="ce17" table:formula="of:=IF(OR([.E1371]=&quot;W_TX_PAYLOAD&quot;;AND([.G1371]&lt;&gt;&quot;&quot;;[.E1372]=&quot;&quot;));BIN2HEX([.D137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16515420000000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373]=[.B1372];&quot;&quot;;VLOOKUP([.D1373];[$Spec.A$1:$Spec.B$1048576];2;0))" office:value-type="string" office:string-value="" calcext:value-type="error">
            <text:p>#N/D</text:p>
          </table:table-cell>
          <table:table-cell table:style-name="ce13" table:formula="of:=IF([.E1373]=&quot;W_REGISTER (RF_CH)&quot;;BIN2DEC([.D1374]);IF([.E1373]=&quot;W_REGISTER (TX_ADDR)&quot;;CONCATENATE(&quot;0x&quot;;BIN2HEX([.D1378]);BIN2HEX([.D1377]);BIN2HEX([.D1376]);BIN2HEX([.D1375]);BIN2HEX([.D1374]));&quot;&quot;))" office:value-type="string" office:string-value="" calcext:value-type="error">
            <text:p>#N/D</text:p>
          </table:table-cell>
          <table:table-cell table:style-name="ce17" table:formula="of:=IF(OR([.E1372]=&quot;W_TX_PAYLOAD&quot;;AND([.G1372]&lt;&gt;&quot;&quot;;[.E1373]=&quot;&quot;));BIN2HEX([.D137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16635000000000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1374]=[.B1373];&quot;&quot;;VLOOKUP([.D1374];[$Spec.A$1:$Spec.B$1048576];2;0))" office:value-type="string" office:string-value="" calcext:value-type="error">
            <text:p>#N/D</text:p>
          </table:table-cell>
          <table:table-cell table:style-name="ce13" table:formula="of:=IF([.E1374]=&quot;W_REGISTER (RF_CH)&quot;;BIN2DEC([.D1375]);IF([.E1374]=&quot;W_REGISTER (TX_ADDR)&quot;;CONCATENATE(&quot;0x&quot;;BIN2HEX([.D1379]);BIN2HEX([.D1378]);BIN2HEX([.D1377]);BIN2HEX([.D1376]);BIN2HEX([.D1375]));&quot;&quot;))" office:value-type="string" office:string-value="" calcext:value-type="error">
            <text:p>#N/D</text:p>
          </table:table-cell>
          <table:table-cell table:style-name="ce17" table:formula="of:=IF(OR([.E1373]=&quot;W_TX_PAYLOAD&quot;;AND([.G1373]&lt;&gt;&quot;&quot;;[.E1374]=&quot;&quot;));BIN2HEX([.D137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16751596000000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1375]=[.B1374];&quot;&quot;;VLOOKUP([.D1375];[$Spec.A$1:$Spec.B$1048576];2;0))">
            <text:p/>
          </table:table-cell>
          <table:table-cell table:style-name="ce13" table:formula="of:=IF([.E1375]=&quot;W_REGISTER (RF_CH)&quot;;BIN2DEC([.D1376]);IF([.E1375]=&quot;W_REGISTER (TX_ADDR)&quot;;CONCATENATE(&quot;0x&quot;;BIN2HEX([.D1380]);BIN2HEX([.D1379]);BIN2HEX([.D1378]);BIN2HEX([.D1377]);BIN2HEX([.D1376]));&quot;&quot;))">
            <text:p/>
          </table:table-cell>
          <table:table-cell table:style-name="ce17" table:formula="of:=IF(OR([.E1374]=&quot;W_TX_PAYLOAD&quot;;AND([.G1374]&lt;&gt;&quot;&quot;;[.E1375]=&quot;&quot;));BIN2HEX([.D137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16868188000000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1376]=[.B1375];&quot;&quot;;VLOOKUP([.D1376];[$Spec.A$1:$Spec.B$1048576];2;0))">
            <text:p/>
          </table:table-cell>
          <table:table-cell table:style-name="ce13" table:formula="of:=IF([.E1376]=&quot;W_REGISTER (RF_CH)&quot;;BIN2DEC([.D1377]);IF([.E1376]=&quot;W_REGISTER (TX_ADDR)&quot;;CONCATENATE(&quot;0x&quot;;BIN2HEX([.D1381]);BIN2HEX([.D1380]);BIN2HEX([.D1379]);BIN2HEX([.D1378]);BIN2HEX([.D1377]));&quot;&quot;))">
            <text:p/>
          </table:table-cell>
          <table:table-cell table:style-name="ce17" table:formula="of:=IF(OR([.E1375]=&quot;W_TX_PAYLOAD&quot;;AND([.G1375]&lt;&gt;&quot;&quot;;[.E1376]=&quot;&quot;));BIN2HEX([.D137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16984780000000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1000 <text:s/>0011</text:p>
          </table:table-cell>
          <table:table-cell/>
          <table:table-cell table:style-name="ce13" table:formula="of:=IF([.B1377]=[.B1376];&quot;&quot;;VLOOKUP([.D1377];[$Spec.A$1:$Spec.B$1048576];2;0))">
            <text:p/>
          </table:table-cell>
          <table:table-cell table:style-name="ce13" table:formula="of:=IF([.E1377]=&quot;W_REGISTER (RF_CH)&quot;;BIN2DEC([.D1378]);IF([.E1377]=&quot;W_REGISTER (TX_ADDR)&quot;;CONCATENATE(&quot;0x&quot;;BIN2HEX([.D1382]);BIN2HEX([.D1381]);BIN2HEX([.D1380]);BIN2HEX([.D1379]);BIN2HEX([.D1378]));&quot;&quot;))">
            <text:p/>
          </table:table-cell>
          <table:table-cell table:style-name="ce17" table:formula="of:=IF(OR([.E1376]=&quot;W_TX_PAYLOAD&quot;;AND([.G1376]&lt;&gt;&quot;&quot;;[.E1377]=&quot;&quot;));BIN2HEX([.D137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17117320000000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1110 <text:s/>0000</text:p>
          </table:table-cell>
          <table:table-cell/>
          <table:table-cell table:style-name="ce13" table:formula="of:=IF([.B1378]=[.B1377];&quot;&quot;;VLOOKUP([.D1378];[$Spec.A$1:$Spec.B$1048576];2;0))">
            <text:p/>
          </table:table-cell>
          <table:table-cell table:style-name="ce13" table:formula="of:=IF([.E1378]=&quot;W_REGISTER (RF_CH)&quot;;BIN2DEC([.D1379]);IF([.E1378]=&quot;W_REGISTER (TX_ADDR)&quot;;CONCATENATE(&quot;0x&quot;;BIN2HEX([.D1383]);BIN2HEX([.D1382]);BIN2HEX([.D1381]);BIN2HEX([.D1380]);BIN2HEX([.D1379]));&quot;&quot;))">
            <text:p/>
          </table:table-cell>
          <table:table-cell table:style-name="ce17" table:formula="of:=IF(OR([.E1377]=&quot;W_TX_PAYLOAD&quot;;AND([.G1377]&lt;&gt;&quot;&quot;;[.E1378]=&quot;&quot;));BIN2HEX([.D137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17233912000000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1379]=[.B1378];&quot;&quot;;VLOOKUP([.D1379];[$Spec.A$1:$Spec.B$1048576];2;0))">
            <text:p/>
          </table:table-cell>
          <table:table-cell table:style-name="ce13" table:formula="of:=IF([.E1379]=&quot;W_REGISTER (RF_CH)&quot;;BIN2DEC([.D1380]);IF([.E1379]=&quot;W_REGISTER (TX_ADDR)&quot;;CONCATENATE(&quot;0x&quot;;BIN2HEX([.D1384]);BIN2HEX([.D1383]);BIN2HEX([.D1382]);BIN2HEX([.D1381]);BIN2HEX([.D1380]));&quot;&quot;))">
            <text:p/>
          </table:table-cell>
          <table:table-cell table:style-name="ce17" table:formula="of:=IF(OR([.E1378]=&quot;W_TX_PAYLOAD&quot;;AND([.G1378]&lt;&gt;&quot;&quot;;[.E1379]=&quot;&quot;));BIN2HEX([.D137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17350500000000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380]=[.B1379];&quot;&quot;;VLOOKUP([.D1380];[$Spec.A$1:$Spec.B$1048576];2;0))">
            <text:p/>
          </table:table-cell>
          <table:table-cell table:style-name="ce13" table:formula="of:=IF([.E1380]=&quot;W_REGISTER (RF_CH)&quot;;BIN2DEC([.D1381]);IF([.E1380]=&quot;W_REGISTER (TX_ADDR)&quot;;CONCATENATE(&quot;0x&quot;;BIN2HEX([.D1385]);BIN2HEX([.D1384]);BIN2HEX([.D1383]);BIN2HEX([.D1382]);BIN2HEX([.D1381]));&quot;&quot;))">
            <text:p/>
          </table:table-cell>
          <table:table-cell table:style-name="ce17" table:formula="of:=IF(OR([.E1379]=&quot;W_TX_PAYLOAD&quot;;AND([.G1379]&lt;&gt;&quot;&quot;;[.E1380]=&quot;&quot;));BIN2HEX([.D138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17467092000000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381]=[.B1380];&quot;&quot;;VLOOKUP([.D1381];[$Spec.A$1:$Spec.B$1048576];2;0))">
            <text:p/>
          </table:table-cell>
          <table:table-cell table:style-name="ce13" table:formula="of:=IF([.E1381]=&quot;W_REGISTER (RF_CH)&quot;;BIN2DEC([.D1382]);IF([.E1381]=&quot;W_REGISTER (TX_ADDR)&quot;;CONCATENATE(&quot;0x&quot;;BIN2HEX([.D1386]);BIN2HEX([.D1385]);BIN2HEX([.D1384]);BIN2HEX([.D1383]);BIN2HEX([.D1382]));&quot;&quot;))">
            <text:p/>
          </table:table-cell>
          <table:table-cell table:style-name="ce17" table:formula="of:=IF(OR([.E1380]=&quot;W_TX_PAYLOAD&quot;;AND([.G1380]&lt;&gt;&quot;&quot;;[.E1381]=&quot;&quot;));BIN2HEX([.D138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17583688000000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0000 <text:s/>0011</text:p>
          </table:table-cell>
          <table:table-cell/>
          <table:table-cell table:style-name="ce13" table:formula="of:=IF([.B1382]=[.B1381];&quot;&quot;;VLOOKUP([.D1382];[$Spec.A$1:$Spec.B$1048576];2;0))">
            <text:p/>
          </table:table-cell>
          <table:table-cell table:style-name="ce13" table:formula="of:=IF([.E1382]=&quot;W_REGISTER (RF_CH)&quot;;BIN2DEC([.D1383]);IF([.E1382]=&quot;W_REGISTER (TX_ADDR)&quot;;CONCATENATE(&quot;0x&quot;;BIN2HEX([.D1387]);BIN2HEX([.D1386]);BIN2HEX([.D1385]);BIN2HEX([.D1384]);BIN2HEX([.D1383]));&quot;&quot;))">
            <text:p/>
          </table:table-cell>
          <table:table-cell table:style-name="ce17" table:formula="of:=IF(OR([.E1381]=&quot;W_TX_PAYLOAD&quot;;AND([.G1381]&lt;&gt;&quot;&quot;;[.E1382]=&quot;&quot;));BIN2HEX([.D138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17710252000000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383]=[.B1382];&quot;&quot;;VLOOKUP([.D1383];[$Spec.A$1:$Spec.B$1048576];2;0))" office:value-type="string" office:string-value="" calcext:value-type="error">
            <text:p>#N/D</text:p>
          </table:table-cell>
          <table:table-cell table:style-name="ce13" table:formula="of:=IF([.E1383]=&quot;W_REGISTER (RF_CH)&quot;;BIN2DEC([.D1384]);IF([.E1383]=&quot;W_REGISTER (TX_ADDR)&quot;;CONCATENATE(&quot;0x&quot;;BIN2HEX([.D1388]);BIN2HEX([.D1387]);BIN2HEX([.D1386]);BIN2HEX([.D1385]);BIN2HEX([.D1384]));&quot;&quot;))" office:value-type="string" office:string-value="" calcext:value-type="error">
            <text:p>#N/D</text:p>
          </table:table-cell>
          <table:table-cell table:style-name="ce17" table:formula="of:=IF(OR([.E1382]=&quot;W_TX_PAYLOAD&quot;;AND([.G1382]&lt;&gt;&quot;&quot;;[.E1383]=&quot;&quot;));BIN2HEX([.D138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17826848000000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1384]=[.B1383];&quot;&quot;;VLOOKUP([.D1384];[$Spec.A$1:$Spec.B$1048576];2;0))">
            <text:p/>
          </table:table-cell>
          <table:table-cell table:style-name="ce13" table:formula="of:=IF([.E1384]=&quot;W_REGISTER (RF_CH)&quot;;BIN2DEC([.D1385]);IF([.E1384]=&quot;W_REGISTER (TX_ADDR)&quot;;CONCATENATE(&quot;0x&quot;;BIN2HEX([.D1389]);BIN2HEX([.D1388]);BIN2HEX([.D1387]);BIN2HEX([.D1386]);BIN2HEX([.D1385]));&quot;&quot;))">
            <text:p/>
          </table:table-cell>
          <table:table-cell table:style-name="ce17" table:formula="of:=IF(OR([.E1383]=&quot;W_TX_PAYLOAD&quot;;AND([.G1383]&lt;&gt;&quot;&quot;;[.E1384]=&quot;&quot;));BIN2HEX([.D138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34985980000000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1385]=[.B1384];&quot;&quot;;VLOOKUP([.D1385];[$Spec.A$1:$Spec.B$1048576];2;0))" office:value-type="string" office:string-value="" calcext:value-type="error">
            <text:p>#N/D</text:p>
          </table:table-cell>
          <table:table-cell table:style-name="ce13" table:formula="of:=IF([.E1385]=&quot;W_REGISTER (RF_CH)&quot;;BIN2DEC([.D1386]);IF([.E1385]=&quot;W_REGISTER (TX_ADDR)&quot;;CONCATENATE(&quot;0x&quot;;BIN2HEX([.D1390]);BIN2HEX([.D1389]);BIN2HEX([.D1388]);BIN2HEX([.D1387]);BIN2HEX([.D1386]));&quot;&quot;))" office:value-type="string" office:string-value="" calcext:value-type="error">
            <text:p>#N/D</text:p>
          </table:table-cell>
          <table:table-cell table:style-name="ce17" table:formula="of:=IF(OR([.E1384]=&quot;W_TX_PAYLOAD&quot;;AND([.G1384]&lt;&gt;&quot;&quot;;[.E1385]=&quot;&quot;));BIN2HEX([.D138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35097592000000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386]=[.B1385];&quot;&quot;;VLOOKUP([.D1386];[$Spec.A$1:$Spec.B$1048576];2;0))">
            <text:p/>
          </table:table-cell>
          <table:table-cell table:style-name="ce13" table:formula="of:=IF([.E1386]=&quot;W_REGISTER (RF_CH)&quot;;BIN2DEC([.D1387]);IF([.E1386]=&quot;W_REGISTER (TX_ADDR)&quot;;CONCATENATE(&quot;0x&quot;;BIN2HEX([.D1391]);BIN2HEX([.D1390]);BIN2HEX([.D1389]);BIN2HEX([.D1388]);BIN2HEX([.D1387]));&quot;&quot;))">
            <text:p/>
          </table:table-cell>
          <table:table-cell table:style-name="ce17" table:formula="of:=IF(OR([.E1385]=&quot;W_TX_PAYLOAD&quot;;AND([.G1385]&lt;&gt;&quot;&quot;;[.E1386]=&quot;&quot;));BIN2HEX([.D138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35230140000000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387]=[.B1386];&quot;&quot;;VLOOKUP([.D1387];[$Spec.A$1:$Spec.B$1048576];2;0))" office:value-type="string" office:string-value="" calcext:value-type="error">
            <text:p>#N/D</text:p>
          </table:table-cell>
          <table:table-cell table:style-name="ce13" table:formula="of:=IF([.E1387]=&quot;W_REGISTER (RF_CH)&quot;;BIN2DEC([.D1388]);IF([.E1387]=&quot;W_REGISTER (TX_ADDR)&quot;;CONCATENATE(&quot;0x&quot;;BIN2HEX([.D1392]);BIN2HEX([.D1391]);BIN2HEX([.D1390]);BIN2HEX([.D1389]);BIN2HEX([.D1388]));&quot;&quot;))" office:value-type="string" office:string-value="" calcext:value-type="error">
            <text:p>#N/D</text:p>
          </table:table-cell>
          <table:table-cell table:style-name="ce17" table:formula="of:=IF(OR([.E1386]=&quot;W_TX_PAYLOAD&quot;;AND([.G1386]&lt;&gt;&quot;&quot;;[.E1387]=&quot;&quot;));BIN2HEX([.D138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35374648000000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388]=[.B1387];&quot;&quot;;VLOOKUP([.D1388];[$Spec.A$1:$Spec.B$1048576];2;0))" office:value-type="string" office:string-value="" calcext:value-type="error">
            <text:p>#N/D</text:p>
          </table:table-cell>
          <table:table-cell table:style-name="ce13" table:formula="of:=IF([.E1388]=&quot;W_REGISTER (RF_CH)&quot;;BIN2DEC([.D1389]);IF([.E1388]=&quot;W_REGISTER (TX_ADDR)&quot;;CONCATENATE(&quot;0x&quot;;BIN2HEX([.D1393]);BIN2HEX([.D1392]);BIN2HEX([.D1391]);BIN2HEX([.D1390]);BIN2HEX([.D1389]));&quot;&quot;))" office:value-type="string" office:string-value="" calcext:value-type="error">
            <text:p>#N/D</text:p>
          </table:table-cell>
          <table:table-cell table:style-name="ce17" table:formula="of:=IF(OR([.E1387]=&quot;W_TX_PAYLOAD&quot;;AND([.G1387]&lt;&gt;&quot;&quot;;[.E1388]=&quot;&quot;));BIN2HEX([.D138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35491244000000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389]=[.B1388];&quot;&quot;;VLOOKUP([.D1389];[$Spec.A$1:$Spec.B$1048576];2;0))">
            <text:p/>
          </table:table-cell>
          <table:table-cell table:style-name="ce13" table:formula="of:=IF([.E1389]=&quot;W_REGISTER (RF_CH)&quot;;BIN2DEC([.D1390]);IF([.E1389]=&quot;W_REGISTER (TX_ADDR)&quot;;CONCATENATE(&quot;0x&quot;;BIN2HEX([.D1394]);BIN2HEX([.D1393]);BIN2HEX([.D1392]);BIN2HEX([.D1391]);BIN2HEX([.D1390]));&quot;&quot;))">
            <text:p/>
          </table:table-cell>
          <table:table-cell table:style-name="ce17" table:formula="of:=IF(OR([.E1388]=&quot;W_TX_PAYLOAD&quot;;AND([.G1388]&lt;&gt;&quot;&quot;;[.E1389]=&quot;&quot;));BIN2HEX([.D138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35629768000000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390]=[.B1389];&quot;&quot;;VLOOKUP([.D1390];[$Spec.A$1:$Spec.B$1048576];2;0))" office:value-type="string" office:string-value="" calcext:value-type="error">
            <text:p>#N/D</text:p>
          </table:table-cell>
          <table:table-cell table:style-name="ce13" table:formula="of:=IF([.E1390]=&quot;W_REGISTER (RF_CH)&quot;;BIN2DEC([.D1391]);IF([.E1390]=&quot;W_REGISTER (TX_ADDR)&quot;;CONCATENATE(&quot;0x&quot;;BIN2HEX([.D1395]);BIN2HEX([.D1394]);BIN2HEX([.D1393]);BIN2HEX([.D1392]);BIN2HEX([.D1391]));&quot;&quot;))" office:value-type="string" office:string-value="" calcext:value-type="error">
            <text:p>#N/D</text:p>
          </table:table-cell>
          <table:table-cell table:style-name="ce17" table:formula="of:=IF(OR([.E1389]=&quot;W_TX_PAYLOAD&quot;;AND([.G1389]&lt;&gt;&quot;&quot;;[.E1390]=&quot;&quot;));BIN2HEX([.D139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35749352000000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1391]=[.B1390];&quot;&quot;;VLOOKUP([.D1391];[$Spec.A$1:$Spec.B$1048576];2;0))" office:value-type="string" office:string-value="" calcext:value-type="error">
            <text:p>#N/D</text:p>
          </table:table-cell>
          <table:table-cell table:style-name="ce13" table:formula="of:=IF([.E1391]=&quot;W_REGISTER (RF_CH)&quot;;BIN2DEC([.D1392]);IF([.E1391]=&quot;W_REGISTER (TX_ADDR)&quot;;CONCATENATE(&quot;0x&quot;;BIN2HEX([.D1396]);BIN2HEX([.D1395]);BIN2HEX([.D1394]);BIN2HEX([.D1393]);BIN2HEX([.D1392]));&quot;&quot;))" office:value-type="string" office:string-value="" calcext:value-type="error">
            <text:p>#N/D</text:p>
          </table:table-cell>
          <table:table-cell table:style-name="ce17" table:formula="of:=IF(OR([.E1390]=&quot;W_TX_PAYLOAD&quot;;AND([.G1390]&lt;&gt;&quot;&quot;;[.E1391]=&quot;&quot;));BIN2HEX([.D139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35865944000000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1392]=[.B1391];&quot;&quot;;VLOOKUP([.D1392];[$Spec.A$1:$Spec.B$1048576];2;0))">
            <text:p/>
          </table:table-cell>
          <table:table-cell table:style-name="ce13" table:formula="of:=IF([.E1392]=&quot;W_REGISTER (RF_CH)&quot;;BIN2DEC([.D1393]);IF([.E1392]=&quot;W_REGISTER (TX_ADDR)&quot;;CONCATENATE(&quot;0x&quot;;BIN2HEX([.D1397]);BIN2HEX([.D1396]);BIN2HEX([.D1395]);BIN2HEX([.D1394]);BIN2HEX([.D1393]));&quot;&quot;))">
            <text:p/>
          </table:table-cell>
          <table:table-cell table:style-name="ce17" table:formula="of:=IF(OR([.E1391]=&quot;W_TX_PAYLOAD&quot;;AND([.G1391]&lt;&gt;&quot;&quot;;[.E1392]=&quot;&quot;));BIN2HEX([.D139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35982540000000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1393]=[.B1392];&quot;&quot;;VLOOKUP([.D1393];[$Spec.A$1:$Spec.B$1048576];2;0))">
            <text:p/>
          </table:table-cell>
          <table:table-cell table:style-name="ce13" table:formula="of:=IF([.E1393]=&quot;W_REGISTER (RF_CH)&quot;;BIN2DEC([.D1394]);IF([.E1393]=&quot;W_REGISTER (TX_ADDR)&quot;;CONCATENATE(&quot;0x&quot;;BIN2HEX([.D1398]);BIN2HEX([.D1397]);BIN2HEX([.D1396]);BIN2HEX([.D1395]);BIN2HEX([.D1394]));&quot;&quot;))">
            <text:p/>
          </table:table-cell>
          <table:table-cell table:style-name="ce17" table:formula="of:=IF(OR([.E1392]=&quot;W_TX_PAYLOAD&quot;;AND([.G1392]&lt;&gt;&quot;&quot;;[.E1393]=&quot;&quot;));BIN2HEX([.D139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36099136000000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<text:s/>1000 <text:s/>0100</text:p>
          </table:table-cell>
          <table:table-cell/>
          <table:table-cell table:style-name="ce13" table:formula="of:=IF([.B1394]=[.B1393];&quot;&quot;;VLOOKUP([.D1394];[$Spec.A$1:$Spec.B$1048576];2;0))">
            <text:p/>
          </table:table-cell>
          <table:table-cell table:style-name="ce13" table:formula="of:=IF([.E1394]=&quot;W_REGISTER (RF_CH)&quot;;BIN2DEC([.D1395]);IF([.E1394]=&quot;W_REGISTER (TX_ADDR)&quot;;CONCATENATE(&quot;0x&quot;;BIN2HEX([.D1399]);BIN2HEX([.D1398]);BIN2HEX([.D1397]);BIN2HEX([.D1396]);BIN2HEX([.D1395]));&quot;&quot;))">
            <text:p/>
          </table:table-cell>
          <table:table-cell table:style-name="ce17" table:formula="of:=IF(OR([.E1393]=&quot;W_TX_PAYLOAD&quot;;AND([.G1393]&lt;&gt;&quot;&quot;;[.E1394]=&quot;&quot;));BIN2HEX([.D139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36215732000000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395]=[.B1394];&quot;&quot;;VLOOKUP([.D1395];[$Spec.A$1:$Spec.B$1048576];2;0))">
            <text:p/>
          </table:table-cell>
          <table:table-cell table:style-name="ce13" table:formula="of:=IF([.E1395]=&quot;W_REGISTER (RF_CH)&quot;;BIN2DEC([.D1396]);IF([.E1395]=&quot;W_REGISTER (TX_ADDR)&quot;;CONCATENATE(&quot;0x&quot;;BIN2HEX([.D1400]);BIN2HEX([.D1399]);BIN2HEX([.D1398]);BIN2HEX([.D1397]);BIN2HEX([.D1396]));&quot;&quot;))">
            <text:p/>
          </table:table-cell>
          <table:table-cell table:style-name="ce17" table:formula="of:=IF(OR([.E1394]=&quot;W_TX_PAYLOAD&quot;;AND([.G1394]&lt;&gt;&quot;&quot;;[.E1395]=&quot;&quot;));BIN2HEX([.D139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36332328000000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1396]=[.B1395];&quot;&quot;;VLOOKUP([.D1396];[$Spec.A$1:$Spec.B$1048576];2;0))">
            <text:p/>
          </table:table-cell>
          <table:table-cell table:style-name="ce13" table:formula="of:=IF([.E1396]=&quot;W_REGISTER (RF_CH)&quot;;BIN2DEC([.D1397]);IF([.E1396]=&quot;W_REGISTER (TX_ADDR)&quot;;CONCATENATE(&quot;0x&quot;;BIN2HEX([.D1401]);BIN2HEX([.D1400]);BIN2HEX([.D1399]);BIN2HEX([.D1398]);BIN2HEX([.D1397]));&quot;&quot;))">
            <text:p/>
          </table:table-cell>
          <table:table-cell table:style-name="ce17" table:formula="of:=IF(OR([.E1395]=&quot;W_TX_PAYLOAD&quot;;AND([.G1395]&lt;&gt;&quot;&quot;;[.E1396]=&quot;&quot;));BIN2HEX([.D139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36464868000000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397]=[.B1396];&quot;&quot;;VLOOKUP([.D1397];[$Spec.A$1:$Spec.B$1048576];2;0))">
            <text:p/>
          </table:table-cell>
          <table:table-cell table:style-name="ce13" table:formula="of:=IF([.E1397]=&quot;W_REGISTER (RF_CH)&quot;;BIN2DEC([.D1398]);IF([.E1397]=&quot;W_REGISTER (TX_ADDR)&quot;;CONCATENATE(&quot;0x&quot;;BIN2HEX([.D1402]);BIN2HEX([.D1401]);BIN2HEX([.D1400]);BIN2HEX([.D1399]);BIN2HEX([.D1398]));&quot;&quot;))">
            <text:p/>
          </table:table-cell>
          <table:table-cell table:style-name="ce17" table:formula="of:=IF(OR([.E1396]=&quot;W_TX_PAYLOAD&quot;;AND([.G1396]&lt;&gt;&quot;&quot;;[.E1397]=&quot;&quot;));BIN2HEX([.D139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36581464000000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398]=[.B1397];&quot;&quot;;VLOOKUP([.D1398];[$Spec.A$1:$Spec.B$1048576];2;0))">
            <text:p/>
          </table:table-cell>
          <table:table-cell table:style-name="ce13" table:formula="of:=IF([.E1398]=&quot;W_REGISTER (RF_CH)&quot;;BIN2DEC([.D1399]);IF([.E1398]=&quot;W_REGISTER (TX_ADDR)&quot;;CONCATENATE(&quot;0x&quot;;BIN2HEX([.D1403]);BIN2HEX([.D1402]);BIN2HEX([.D1401]);BIN2HEX([.D1400]);BIN2HEX([.D1399]));&quot;&quot;))">
            <text:p/>
          </table:table-cell>
          <table:table-cell table:style-name="ce17" table:formula="of:=IF(OR([.E1397]=&quot;W_TX_PAYLOAD&quot;;AND([.G1397]&lt;&gt;&quot;&quot;;[.E1398]=&quot;&quot;));BIN2HEX([.D139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36698056000000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<text:s/>0000 <text:s/>0100</text:p>
          </table:table-cell>
          <table:table-cell/>
          <table:table-cell table:style-name="ce13" table:formula="of:=IF([.B1399]=[.B1398];&quot;&quot;;VLOOKUP([.D1399];[$Spec.A$1:$Spec.B$1048576];2;0))">
            <text:p/>
          </table:table-cell>
          <table:table-cell table:style-name="ce13" table:formula="of:=IF([.E1399]=&quot;W_REGISTER (RF_CH)&quot;;BIN2DEC([.D1400]);IF([.E1399]=&quot;W_REGISTER (TX_ADDR)&quot;;CONCATENATE(&quot;0x&quot;;BIN2HEX([.D1404]);BIN2HEX([.D1403]);BIN2HEX([.D1402]);BIN2HEX([.D1401]);BIN2HEX([.D1400]));&quot;&quot;))">
            <text:p/>
          </table:table-cell>
          <table:table-cell table:style-name="ce17" table:formula="of:=IF(OR([.E1398]=&quot;W_TX_PAYLOAD&quot;;AND([.G1398]&lt;&gt;&quot;&quot;;[.E1399]=&quot;&quot;));BIN2HEX([.D139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36824616000000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400]=[.B1399];&quot;&quot;;VLOOKUP([.D1400];[$Spec.A$1:$Spec.B$1048576];2;0))" office:value-type="string" office:string-value="" calcext:value-type="error">
            <text:p>#N/D</text:p>
          </table:table-cell>
          <table:table-cell table:style-name="ce13" table:formula="of:=IF([.E1400]=&quot;W_REGISTER (RF_CH)&quot;;BIN2DEC([.D1401]);IF([.E1400]=&quot;W_REGISTER (TX_ADDR)&quot;;CONCATENATE(&quot;0x&quot;;BIN2HEX([.D1405]);BIN2HEX([.D1404]);BIN2HEX([.D1403]);BIN2HEX([.D1402]);BIN2HEX([.D1401]));&quot;&quot;))" office:value-type="string" office:string-value="" calcext:value-type="error">
            <text:p>#N/D</text:p>
          </table:table-cell>
          <table:table-cell table:style-name="ce17" table:formula="of:=IF(OR([.E1399]=&quot;W_TX_PAYLOAD&quot;;AND([.G1399]&lt;&gt;&quot;&quot;;[.E1400]=&quot;&quot;));BIN2HEX([.D140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36941212000000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1401]=[.B1400];&quot;&quot;;VLOOKUP([.D1401];[$Spec.A$1:$Spec.B$1048576];2;0))">
            <text:p/>
          </table:table-cell>
          <table:table-cell table:style-name="ce13" table:formula="of:=IF([.E1401]=&quot;W_REGISTER (RF_CH)&quot;;BIN2DEC([.D1402]);IF([.E1401]=&quot;W_REGISTER (TX_ADDR)&quot;;CONCATENATE(&quot;0x&quot;;BIN2HEX([.D1406]);BIN2HEX([.D1405]);BIN2HEX([.D1404]);BIN2HEX([.D1403]);BIN2HEX([.D1402]));&quot;&quot;))">
            <text:p/>
          </table:table-cell>
          <table:table-cell table:style-name="ce17" table:formula="of:=IF(OR([.E1400]=&quot;W_TX_PAYLOAD&quot;;AND([.G1400]&lt;&gt;&quot;&quot;;[.E1401]=&quot;&quot;));BIN2HEX([.D140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39511808000000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1402]=[.B1401];&quot;&quot;;VLOOKUP([.D1402];[$Spec.A$1:$Spec.B$1048576];2;0))" office:value-type="string" office:string-value="" calcext:value-type="error">
            <text:p>#N/D</text:p>
          </table:table-cell>
          <table:table-cell table:style-name="ce13" table:formula="of:=IF([.E1402]=&quot;W_REGISTER (RF_CH)&quot;;BIN2DEC([.D1403]);IF([.E1402]=&quot;W_REGISTER (TX_ADDR)&quot;;CONCATENATE(&quot;0x&quot;;BIN2HEX([.D1407]);BIN2HEX([.D1406]);BIN2HEX([.D1405]);BIN2HEX([.D1404]);BIN2HEX([.D1403]));&quot;&quot;))" office:value-type="string" office:string-value="" calcext:value-type="error">
            <text:p>#N/D</text:p>
          </table:table-cell>
          <table:table-cell table:style-name="ce17" table:formula="of:=IF(OR([.E1401]=&quot;W_TX_PAYLOAD&quot;;AND([.G1401]&lt;&gt;&quot;&quot;;[.E1402]=&quot;&quot;));BIN2HEX([.D140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39623420000000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403]=[.B1402];&quot;&quot;;VLOOKUP([.D1403];[$Spec.A$1:$Spec.B$1048576];2;0))">
            <text:p/>
          </table:table-cell>
          <table:table-cell table:style-name="ce13" table:formula="of:=IF([.E1403]=&quot;W_REGISTER (RF_CH)&quot;;BIN2DEC([.D1404]);IF([.E1403]=&quot;W_REGISTER (TX_ADDR)&quot;;CONCATENATE(&quot;0x&quot;;BIN2HEX([.D1408]);BIN2HEX([.D1407]);BIN2HEX([.D1406]);BIN2HEX([.D1405]);BIN2HEX([.D1404]));&quot;&quot;))">
            <text:p/>
          </table:table-cell>
          <table:table-cell table:style-name="ce17" table:formula="of:=IF(OR([.E1402]=&quot;W_TX_PAYLOAD&quot;;AND([.G1402]&lt;&gt;&quot;&quot;;[.E1403]=&quot;&quot;));BIN2HEX([.D140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39755976000000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404]=[.B1403];&quot;&quot;;VLOOKUP([.D1404];[$Spec.A$1:$Spec.B$1048576];2;0))" office:value-type="string" office:string-value="" calcext:value-type="error">
            <text:p>#N/D</text:p>
          </table:table-cell>
          <table:table-cell table:style-name="ce13" table:formula="of:=IF([.E1404]=&quot;W_REGISTER (RF_CH)&quot;;BIN2DEC([.D1405]);IF([.E1404]=&quot;W_REGISTER (TX_ADDR)&quot;;CONCATENATE(&quot;0x&quot;;BIN2HEX([.D1409]);BIN2HEX([.D1408]);BIN2HEX([.D1407]);BIN2HEX([.D1406]);BIN2HEX([.D1405]));&quot;&quot;))" office:value-type="string" office:string-value="" calcext:value-type="error">
            <text:p>#N/D</text:p>
          </table:table-cell>
          <table:table-cell table:style-name="ce17" table:formula="of:=IF(OR([.E1403]=&quot;W_TX_PAYLOAD&quot;;AND([.G1403]&lt;&gt;&quot;&quot;;[.E1404]=&quot;&quot;));BIN2HEX([.D140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39884536000000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405]=[.B1404];&quot;&quot;;VLOOKUP([.D1405];[$Spec.A$1:$Spec.B$1048576];2;0))" office:value-type="string" office:string-value="" calcext:value-type="error">
            <text:p>#N/D</text:p>
          </table:table-cell>
          <table:table-cell table:style-name="ce13" table:formula="of:=IF([.E1405]=&quot;W_REGISTER (RF_CH)&quot;;BIN2DEC([.D1406]);IF([.E1405]=&quot;W_REGISTER (TX_ADDR)&quot;;CONCATENATE(&quot;0x&quot;;BIN2HEX([.D1410]);BIN2HEX([.D1409]);BIN2HEX([.D1408]);BIN2HEX([.D1407]);BIN2HEX([.D1406]));&quot;&quot;))" office:value-type="string" office:string-value="" calcext:value-type="error">
            <text:p>#N/D</text:p>
          </table:table-cell>
          <table:table-cell table:style-name="ce17" table:formula="of:=IF(OR([.E1404]=&quot;W_TX_PAYLOAD&quot;;AND([.G1404]&lt;&gt;&quot;&quot;;[.E1405]=&quot;&quot;));BIN2HEX([.D140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40001136000000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406]=[.B1405];&quot;&quot;;VLOOKUP([.D1406];[$Spec.A$1:$Spec.B$1048576];2;0))">
            <text:p/>
          </table:table-cell>
          <table:table-cell table:style-name="ce13" table:formula="of:=IF([.E1406]=&quot;W_REGISTER (RF_CH)&quot;;BIN2DEC([.D1407]);IF([.E1406]=&quot;W_REGISTER (TX_ADDR)&quot;;CONCATENATE(&quot;0x&quot;;BIN2HEX([.D1411]);BIN2HEX([.D1410]);BIN2HEX([.D1409]);BIN2HEX([.D1408]);BIN2HEX([.D1407]));&quot;&quot;))">
            <text:p/>
          </table:table-cell>
          <table:table-cell table:style-name="ce17" table:formula="of:=IF(OR([.E1405]=&quot;W_TX_PAYLOAD&quot;;AND([.G1405]&lt;&gt;&quot;&quot;;[.E1406]=&quot;&quot;));BIN2HEX([.D140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401446320000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407]=[.B1406];&quot;&quot;;VLOOKUP([.D1407];[$Spec.A$1:$Spec.B$1048576];2;0))" office:value-type="string" office:string-value="" calcext:value-type="error">
            <text:p>#N/D</text:p>
          </table:table-cell>
          <table:table-cell table:style-name="ce13" table:formula="of:=IF([.E1407]=&quot;W_REGISTER (RF_CH)&quot;;BIN2DEC([.D1408]);IF([.E1407]=&quot;W_REGISTER (TX_ADDR)&quot;;CONCATENATE(&quot;0x&quot;;BIN2HEX([.D1412]);BIN2HEX([.D1411]);BIN2HEX([.D1410]);BIN2HEX([.D1409]);BIN2HEX([.D1408]));&quot;&quot;))" office:value-type="string" office:string-value="" calcext:value-type="error">
            <text:p>#N/D</text:p>
          </table:table-cell>
          <table:table-cell table:style-name="ce17" table:formula="of:=IF(OR([.E1406]=&quot;W_TX_PAYLOAD&quot;;AND([.G1406]&lt;&gt;&quot;&quot;;[.E1407]=&quot;&quot;));BIN2HEX([.D140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40264212000000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1408]=[.B1407];&quot;&quot;;VLOOKUP([.D1408];[$Spec.A$1:$Spec.B$1048576];2;0))" office:value-type="string" office:string-value="" calcext:value-type="error">
            <text:p>#N/D</text:p>
          </table:table-cell>
          <table:table-cell table:style-name="ce13" table:formula="of:=IF([.E1408]=&quot;W_REGISTER (RF_CH)&quot;;BIN2DEC([.D1409]);IF([.E1408]=&quot;W_REGISTER (TX_ADDR)&quot;;CONCATENATE(&quot;0x&quot;;BIN2HEX([.D1413]);BIN2HEX([.D1412]);BIN2HEX([.D1411]);BIN2HEX([.D1410]);BIN2HEX([.D1409]));&quot;&quot;))" office:value-type="string" office:string-value="" calcext:value-type="error">
            <text:p>#N/D</text:p>
          </table:table-cell>
          <table:table-cell table:style-name="ce17" table:formula="of:=IF(OR([.E1407]=&quot;W_TX_PAYLOAD&quot;;AND([.G1407]&lt;&gt;&quot;&quot;;[.E1408]=&quot;&quot;));BIN2HEX([.D140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40380808000000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1409]=[.B1408];&quot;&quot;;VLOOKUP([.D1409];[$Spec.A$1:$Spec.B$1048576];2;0))">
            <text:p/>
          </table:table-cell>
          <table:table-cell table:style-name="ce13" table:formula="of:=IF([.E1409]=&quot;W_REGISTER (RF_CH)&quot;;BIN2DEC([.D1410]);IF([.E1409]=&quot;W_REGISTER (TX_ADDR)&quot;;CONCATENATE(&quot;0x&quot;;BIN2HEX([.D1414]);BIN2HEX([.D1413]);BIN2HEX([.D1412]);BIN2HEX([.D1411]);BIN2HEX([.D1410]));&quot;&quot;))">
            <text:p/>
          </table:table-cell>
          <table:table-cell table:style-name="ce17" table:formula="of:=IF(OR([.E1408]=&quot;W_TX_PAYLOAD&quot;;AND([.G1408]&lt;&gt;&quot;&quot;;[.E1409]=&quot;&quot;));BIN2HEX([.D140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40513348000000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1410]=[.B1409];&quot;&quot;;VLOOKUP([.D1410];[$Spec.A$1:$Spec.B$1048576];2;0))">
            <text:p/>
          </table:table-cell>
          <table:table-cell table:style-name="ce13" table:formula="of:=IF([.E1410]=&quot;W_REGISTER (RF_CH)&quot;;BIN2DEC([.D1411]);IF([.E1410]=&quot;W_REGISTER (TX_ADDR)&quot;;CONCATENATE(&quot;0x&quot;;BIN2HEX([.D1415]);BIN2HEX([.D1414]);BIN2HEX([.D1413]);BIN2HEX([.D1412]);BIN2HEX([.D1411]));&quot;&quot;))">
            <text:p/>
          </table:table-cell>
          <table:table-cell table:style-name="ce17" table:formula="of:=IF(OR([.E1409]=&quot;W_TX_PAYLOAD&quot;;AND([.G1409]&lt;&gt;&quot;&quot;;[.E1410]=&quot;&quot;));BIN2HEX([.D141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40629936000000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<text:s/>1000 <text:s/>0100</text:p>
          </table:table-cell>
          <table:table-cell/>
          <table:table-cell table:style-name="ce13" table:formula="of:=IF([.B1411]=[.B1410];&quot;&quot;;VLOOKUP([.D1411];[$Spec.A$1:$Spec.B$1048576];2;0))">
            <text:p/>
          </table:table-cell>
          <table:table-cell table:style-name="ce13" table:formula="of:=IF([.E1411]=&quot;W_REGISTER (RF_CH)&quot;;BIN2DEC([.D1412]);IF([.E1411]=&quot;W_REGISTER (TX_ADDR)&quot;;CONCATENATE(&quot;0x&quot;;BIN2HEX([.D1416]);BIN2HEX([.D1415]);BIN2HEX([.D1414]);BIN2HEX([.D1413]);BIN2HEX([.D1412]));&quot;&quot;))">
            <text:p/>
          </table:table-cell>
          <table:table-cell table:style-name="ce17" table:formula="of:=IF(OR([.E1410]=&quot;W_TX_PAYLOAD&quot;;AND([.G1410]&lt;&gt;&quot;&quot;;[.E1411]=&quot;&quot;));BIN2HEX([.D141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40746528000000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412]=[.B1411];&quot;&quot;;VLOOKUP([.D1412];[$Spec.A$1:$Spec.B$1048576];2;0))">
            <text:p/>
          </table:table-cell>
          <table:table-cell table:style-name="ce13" table:formula="of:=IF([.E1412]=&quot;W_REGISTER (RF_CH)&quot;;BIN2DEC([.D1413]);IF([.E1412]=&quot;W_REGISTER (TX_ADDR)&quot;;CONCATENATE(&quot;0x&quot;;BIN2HEX([.D1417]);BIN2HEX([.D1416]);BIN2HEX([.D1415]);BIN2HEX([.D1414]);BIN2HEX([.D1413]));&quot;&quot;))">
            <text:p/>
          </table:table-cell>
          <table:table-cell table:style-name="ce17" table:formula="of:=IF(OR([.E1411]=&quot;W_TX_PAYLOAD&quot;;AND([.G1411]&lt;&gt;&quot;&quot;;[.E1412]=&quot;&quot;));BIN2HEX([.D141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40863116000000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1413]=[.B1412];&quot;&quot;;VLOOKUP([.D1413];[$Spec.A$1:$Spec.B$1048576];2;0))">
            <text:p/>
          </table:table-cell>
          <table:table-cell table:style-name="ce13" table:formula="of:=IF([.E1413]=&quot;W_REGISTER (RF_CH)&quot;;BIN2DEC([.D1414]);IF([.E1413]=&quot;W_REGISTER (TX_ADDR)&quot;;CONCATENATE(&quot;0x&quot;;BIN2HEX([.D1418]);BIN2HEX([.D1417]);BIN2HEX([.D1416]);BIN2HEX([.D1415]);BIN2HEX([.D1414]));&quot;&quot;))">
            <text:p/>
          </table:table-cell>
          <table:table-cell table:style-name="ce17" table:formula="of:=IF(OR([.E1412]=&quot;W_TX_PAYLOAD&quot;;AND([.G1412]&lt;&gt;&quot;&quot;;[.E1413]=&quot;&quot;));BIN2HEX([.D141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40979708000000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414]=[.B1413];&quot;&quot;;VLOOKUP([.D1414];[$Spec.A$1:$Spec.B$1048576];2;0))">
            <text:p/>
          </table:table-cell>
          <table:table-cell table:style-name="ce13" table:formula="of:=IF([.E1414]=&quot;W_REGISTER (RF_CH)&quot;;BIN2DEC([.D1415]);IF([.E1414]=&quot;W_REGISTER (TX_ADDR)&quot;;CONCATENATE(&quot;0x&quot;;BIN2HEX([.D1419]);BIN2HEX([.D1418]);BIN2HEX([.D1417]);BIN2HEX([.D1416]);BIN2HEX([.D1415]));&quot;&quot;))">
            <text:p/>
          </table:table-cell>
          <table:table-cell table:style-name="ce17" table:formula="of:=IF(OR([.E1413]=&quot;W_TX_PAYLOAD&quot;;AND([.G1413]&lt;&gt;&quot;&quot;;[.E1414]=&quot;&quot;));BIN2HEX([.D141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41096296000000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415]=[.B1414];&quot;&quot;;VLOOKUP([.D1415];[$Spec.A$1:$Spec.B$1048576];2;0))">
            <text:p/>
          </table:table-cell>
          <table:table-cell table:style-name="ce13" table:formula="of:=IF([.E1415]=&quot;W_REGISTER (RF_CH)&quot;;BIN2DEC([.D1416]);IF([.E1415]=&quot;W_REGISTER (TX_ADDR)&quot;;CONCATENATE(&quot;0x&quot;;BIN2HEX([.D1420]);BIN2HEX([.D1419]);BIN2HEX([.D1418]);BIN2HEX([.D1417]);BIN2HEX([.D1416]));&quot;&quot;))">
            <text:p/>
          </table:table-cell>
          <table:table-cell table:style-name="ce17" table:formula="of:=IF(OR([.E1414]=&quot;W_TX_PAYLOAD&quot;;AND([.G1414]&lt;&gt;&quot;&quot;;[.E1415]=&quot;&quot;));BIN2HEX([.D141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41212888000000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<text:s/>0000 <text:s/>0100</text:p>
          </table:table-cell>
          <table:table-cell/>
          <table:table-cell table:style-name="ce13" table:formula="of:=IF([.B1416]=[.B1415];&quot;&quot;;VLOOKUP([.D1416];[$Spec.A$1:$Spec.B$1048576];2;0))">
            <text:p/>
          </table:table-cell>
          <table:table-cell table:style-name="ce13" table:formula="of:=IF([.E1416]=&quot;W_REGISTER (RF_CH)&quot;;BIN2DEC([.D1417]);IF([.E1416]=&quot;W_REGISTER (TX_ADDR)&quot;;CONCATENATE(&quot;0x&quot;;BIN2HEX([.D1421]);BIN2HEX([.D1420]);BIN2HEX([.D1419]);BIN2HEX([.D1418]);BIN2HEX([.D1417]));&quot;&quot;))">
            <text:p/>
          </table:table-cell>
          <table:table-cell table:style-name="ce17" table:formula="of:=IF(OR([.E1415]=&quot;W_TX_PAYLOAD&quot;;AND([.G1415]&lt;&gt;&quot;&quot;;[.E1416]=&quot;&quot;));BIN2HEX([.D141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41339444000000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417]=[.B1416];&quot;&quot;;VLOOKUP([.D1417];[$Spec.A$1:$Spec.B$1048576];2;0))" office:value-type="string" office:string-value="" calcext:value-type="error">
            <text:p>#N/D</text:p>
          </table:table-cell>
          <table:table-cell table:style-name="ce13" table:formula="of:=IF([.E1417]=&quot;W_REGISTER (RF_CH)&quot;;BIN2DEC([.D1418]);IF([.E1417]=&quot;W_REGISTER (TX_ADDR)&quot;;CONCATENATE(&quot;0x&quot;;BIN2HEX([.D1422]);BIN2HEX([.D1421]);BIN2HEX([.D1420]);BIN2HEX([.D1419]);BIN2HEX([.D1418]));&quot;&quot;))" office:value-type="string" office:string-value="" calcext:value-type="error">
            <text:p>#N/D</text:p>
          </table:table-cell>
          <table:table-cell table:style-name="ce17" table:formula="of:=IF(OR([.E1416]=&quot;W_TX_PAYLOAD&quot;;AND([.G1416]&lt;&gt;&quot;&quot;;[.E1417]=&quot;&quot;));BIN2HEX([.D141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41456040000000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1418]=[.B1417];&quot;&quot;;VLOOKUP([.D1418];[$Spec.A$1:$Spec.B$1048576];2;0))">
            <text:p/>
          </table:table-cell>
          <table:table-cell table:style-name="ce13" table:formula="of:=IF([.E1418]=&quot;W_REGISTER (RF_CH)&quot;;BIN2DEC([.D1419]);IF([.E1418]=&quot;W_REGISTER (TX_ADDR)&quot;;CONCATENATE(&quot;0x&quot;;BIN2HEX([.D1423]);BIN2HEX([.D1422]);BIN2HEX([.D1421]);BIN2HEX([.D1420]);BIN2HEX([.D1419]));&quot;&quot;))">
            <text:p/>
          </table:table-cell>
          <table:table-cell table:style-name="ce17" table:formula="of:=IF(OR([.E1417]=&quot;W_TX_PAYLOAD&quot;;AND([.G1417]&lt;&gt;&quot;&quot;;[.E1418]=&quot;&quot;));BIN2HEX([.D141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55501228000000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1419]=[.B1418];&quot;&quot;;VLOOKUP([.D1419];[$Spec.A$1:$Spec.B$1048576];2;0))" office:value-type="string" office:string-value="" calcext:value-type="error">
            <text:p>#N/D</text:p>
          </table:table-cell>
          <table:table-cell table:style-name="ce13" table:formula="of:=IF([.E1419]=&quot;W_REGISTER (RF_CH)&quot;;BIN2DEC([.D1420]);IF([.E1419]=&quot;W_REGISTER (TX_ADDR)&quot;;CONCATENATE(&quot;0x&quot;;BIN2HEX([.D1424]);BIN2HEX([.D1423]);BIN2HEX([.D1422]);BIN2HEX([.D1421]);BIN2HEX([.D1420]));&quot;&quot;))" office:value-type="string" office:string-value="" calcext:value-type="error">
            <text:p>#N/D</text:p>
          </table:table-cell>
          <table:table-cell table:style-name="ce17" table:formula="of:=IF(OR([.E1418]=&quot;W_TX_PAYLOAD&quot;;AND([.G1418]&lt;&gt;&quot;&quot;;[.E1419]=&quot;&quot;));BIN2HEX([.D141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55612836000000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420]=[.B1419];&quot;&quot;;VLOOKUP([.D1420];[$Spec.A$1:$Spec.B$1048576];2;0))">
            <text:p/>
          </table:table-cell>
          <table:table-cell table:style-name="ce13" table:formula="of:=IF([.E1420]=&quot;W_REGISTER (RF_CH)&quot;;BIN2DEC([.D1421]);IF([.E1420]=&quot;W_REGISTER (TX_ADDR)&quot;;CONCATENATE(&quot;0x&quot;;BIN2HEX([.D1425]);BIN2HEX([.D1424]);BIN2HEX([.D1423]);BIN2HEX([.D1422]);BIN2HEX([.D1421]));&quot;&quot;))">
            <text:p/>
          </table:table-cell>
          <table:table-cell table:style-name="ce17" table:formula="of:=IF(OR([.E1419]=&quot;W_TX_PAYLOAD&quot;;AND([.G1419]&lt;&gt;&quot;&quot;;[.E1420]=&quot;&quot;));BIN2HEX([.D142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55751360000000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421]=[.B1420];&quot;&quot;;VLOOKUP([.D1421];[$Spec.A$1:$Spec.B$1048576];2;0))" office:value-type="string" office:string-value="" calcext:value-type="error">
            <text:p>#N/D</text:p>
          </table:table-cell>
          <table:table-cell table:style-name="ce13" table:formula="of:=IF([.E1421]=&quot;W_REGISTER (RF_CH)&quot;;BIN2DEC([.D1422]);IF([.E1421]=&quot;W_REGISTER (TX_ADDR)&quot;;CONCATENATE(&quot;0x&quot;;BIN2HEX([.D1426]);BIN2HEX([.D1425]);BIN2HEX([.D1424]);BIN2HEX([.D1423]);BIN2HEX([.D1422]));&quot;&quot;))" office:value-type="string" office:string-value="" calcext:value-type="error">
            <text:p>#N/D</text:p>
          </table:table-cell>
          <table:table-cell table:style-name="ce17" table:formula="of:=IF(OR([.E1420]=&quot;W_TX_PAYLOAD&quot;;AND([.G1420]&lt;&gt;&quot;&quot;;[.E1421]=&quot;&quot;));BIN2HEX([.D142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55895856000000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422]=[.B1421];&quot;&quot;;VLOOKUP([.D1422];[$Spec.A$1:$Spec.B$1048576];2;0))" office:value-type="string" office:string-value="" calcext:value-type="error">
            <text:p>#N/D</text:p>
          </table:table-cell>
          <table:table-cell table:style-name="ce13" table:formula="of:=IF([.E1422]=&quot;W_REGISTER (RF_CH)&quot;;BIN2DEC([.D1423]);IF([.E1422]=&quot;W_REGISTER (TX_ADDR)&quot;;CONCATENATE(&quot;0x&quot;;BIN2HEX([.D1427]);BIN2HEX([.D1426]);BIN2HEX([.D1425]);BIN2HEX([.D1424]);BIN2HEX([.D1423]));&quot;&quot;))" office:value-type="string" office:string-value="" calcext:value-type="error">
            <text:p>#N/D</text:p>
          </table:table-cell>
          <table:table-cell table:style-name="ce17" table:formula="of:=IF(OR([.E1421]=&quot;W_TX_PAYLOAD&quot;;AND([.G1421]&lt;&gt;&quot;&quot;;[.E1422]=&quot;&quot;));BIN2HEX([.D142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56012448000000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423]=[.B1422];&quot;&quot;;VLOOKUP([.D1423];[$Spec.A$1:$Spec.B$1048576];2;0))">
            <text:p/>
          </table:table-cell>
          <table:table-cell table:style-name="ce13" table:formula="of:=IF([.E1423]=&quot;W_REGISTER (RF_CH)&quot;;BIN2DEC([.D1424]);IF([.E1423]=&quot;W_REGISTER (TX_ADDR)&quot;;CONCATENATE(&quot;0x&quot;;BIN2HEX([.D1428]);BIN2HEX([.D1427]);BIN2HEX([.D1426]);BIN2HEX([.D1425]);BIN2HEX([.D1424]));&quot;&quot;))">
            <text:p/>
          </table:table-cell>
          <table:table-cell table:style-name="ce17" table:formula="of:=IF(OR([.E1422]=&quot;W_TX_PAYLOAD&quot;;AND([.G1422]&lt;&gt;&quot;&quot;;[.E1423]=&quot;&quot;));BIN2HEX([.D142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56143988000000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424]=[.B1423];&quot;&quot;;VLOOKUP([.D1424];[$Spec.A$1:$Spec.B$1048576];2;0))" office:value-type="string" office:string-value="" calcext:value-type="error">
            <text:p>#N/D</text:p>
          </table:table-cell>
          <table:table-cell table:style-name="ce13" table:formula="of:=IF([.E1424]=&quot;W_REGISTER (RF_CH)&quot;;BIN2DEC([.D1425]);IF([.E1424]=&quot;W_REGISTER (TX_ADDR)&quot;;CONCATENATE(&quot;0x&quot;;BIN2HEX([.D1429]);BIN2HEX([.D1428]);BIN2HEX([.D1427]);BIN2HEX([.D1426]);BIN2HEX([.D1425]));&quot;&quot;))" office:value-type="string" office:string-value="" calcext:value-type="error">
            <text:p>#N/D</text:p>
          </table:table-cell>
          <table:table-cell table:style-name="ce17" table:formula="of:=IF(OR([.E1423]=&quot;W_TX_PAYLOAD&quot;;AND([.G1423]&lt;&gt;&quot;&quot;;[.E1424]=&quot;&quot;));BIN2HEX([.D142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56269548000000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425]=[.B1424];&quot;&quot;;VLOOKUP([.D1425];[$Spec.A$1:$Spec.B$1048576];2;0))" office:value-type="string" office:string-value="" calcext:value-type="error">
            <text:p>#N/D</text:p>
          </table:table-cell>
          <table:table-cell table:style-name="ce13" table:formula="of:=IF([.E1425]=&quot;W_REGISTER (RF_CH)&quot;;BIN2DEC([.D1426]);IF([.E1425]=&quot;W_REGISTER (TX_ADDR)&quot;;CONCATENATE(&quot;0x&quot;;BIN2HEX([.D1430]);BIN2HEX([.D1429]);BIN2HEX([.D1428]);BIN2HEX([.D1427]);BIN2HEX([.D1426]));&quot;&quot;))" office:value-type="string" office:string-value="" calcext:value-type="error">
            <text:p>#N/D</text:p>
          </table:table-cell>
          <table:table-cell table:style-name="ce17" table:formula="of:=IF(OR([.E1424]=&quot;W_TX_PAYLOAD&quot;;AND([.G1424]&lt;&gt;&quot;&quot;;[.E1425]=&quot;&quot;));BIN2HEX([.D142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56386136000000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<text:s/>0000 <text:s/>1111</text:p>
          </table:table-cell>
          <table:table-cell/>
          <table:table-cell table:style-name="ce13" table:formula="of:=IF([.B1426]=[.B1425];&quot;&quot;;VLOOKUP([.D1426];[$Spec.A$1:$Spec.B$1048576];2;0))">
            <text:p/>
          </table:table-cell>
          <table:table-cell table:style-name="ce13" table:formula="of:=IF([.E1426]=&quot;W_REGISTER (RF_CH)&quot;;BIN2DEC([.D1427]);IF([.E1426]=&quot;W_REGISTER (TX_ADDR)&quot;;CONCATENATE(&quot;0x&quot;;BIN2HEX([.D1431]);BIN2HEX([.D1430]);BIN2HEX([.D1429]);BIN2HEX([.D1428]);BIN2HEX([.D1427]));&quot;&quot;))">
            <text:p/>
          </table:table-cell>
          <table:table-cell table:style-name="ce17" table:formula="of:=IF(OR([.E1425]=&quot;W_TX_PAYLOAD&quot;;AND([.G1425]&lt;&gt;&quot;&quot;;[.E1426]=&quot;&quot;));BIN2HEX([.D142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59927488000000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1427]=[.B1426];&quot;&quot;;VLOOKUP([.D1427];[$Spec.A$1:$Spec.B$1048576];2;0))" office:value-type="string" office:string-value="" calcext:value-type="error">
            <text:p>#N/D</text:p>
          </table:table-cell>
          <table:table-cell table:style-name="ce13" table:formula="of:=IF([.E1427]=&quot;W_REGISTER (RF_CH)&quot;;BIN2DEC([.D1428]);IF([.E1427]=&quot;W_REGISTER (TX_ADDR)&quot;;CONCATENATE(&quot;0x&quot;;BIN2HEX([.D1432]);BIN2HEX([.D1431]);BIN2HEX([.D1430]);BIN2HEX([.D1429]);BIN2HEX([.D1428]));&quot;&quot;))" office:value-type="string" office:string-value="" calcext:value-type="error">
            <text:p>#N/D</text:p>
          </table:table-cell>
          <table:table-cell table:style-name="ce17" table:formula="of:=IF(OR([.E1426]=&quot;W_TX_PAYLOAD&quot;;AND([.G1426]&lt;&gt;&quot;&quot;;[.E1427]=&quot;&quot;));BIN2HEX([.D142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60039096000000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428]=[.B1427];&quot;&quot;;VLOOKUP([.D1428];[$Spec.A$1:$Spec.B$1048576];2;0))">
            <text:p/>
          </table:table-cell>
          <table:table-cell table:style-name="ce13" table:formula="of:=IF([.E1428]=&quot;W_REGISTER (RF_CH)&quot;;BIN2DEC([.D1429]);IF([.E1428]=&quot;W_REGISTER (TX_ADDR)&quot;;CONCATENATE(&quot;0x&quot;;BIN2HEX([.D1433]);BIN2HEX([.D1432]);BIN2HEX([.D1431]);BIN2HEX([.D1430]);BIN2HEX([.D1429]));&quot;&quot;))">
            <text:p/>
          </table:table-cell>
          <table:table-cell table:style-name="ce17" table:formula="of:=IF(OR([.E1427]=&quot;W_TX_PAYLOAD&quot;;AND([.G1427]&lt;&gt;&quot;&quot;;[.E1428]=&quot;&quot;));BIN2HEX([.D142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60178620000000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429]=[.B1428];&quot;&quot;;VLOOKUP([.D1429];[$Spec.A$1:$Spec.B$1048576];2;0))" office:value-type="string" office:string-value="" calcext:value-type="error">
            <text:p>#N/D</text:p>
          </table:table-cell>
          <table:table-cell table:style-name="ce13" table:formula="of:=IF([.E1429]=&quot;W_REGISTER (RF_CH)&quot;;BIN2DEC([.D1430]);IF([.E1429]=&quot;W_REGISTER (TX_ADDR)&quot;;CONCATENATE(&quot;0x&quot;;BIN2HEX([.D1434]);BIN2HEX([.D1433]);BIN2HEX([.D1432]);BIN2HEX([.D1431]);BIN2HEX([.D1430]));&quot;&quot;))" office:value-type="string" office:string-value="" calcext:value-type="error">
            <text:p>#N/D</text:p>
          </table:table-cell>
          <table:table-cell table:style-name="ce17" table:formula="of:=IF(OR([.E1428]=&quot;W_TX_PAYLOAD&quot;;AND([.G1428]&lt;&gt;&quot;&quot;;[.E1429]=&quot;&quot;));BIN2HEX([.D142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60295212000000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430]=[.B1429];&quot;&quot;;VLOOKUP([.D1430];[$Spec.A$1:$Spec.B$1048576];2;0))">
            <text:p/>
          </table:table-cell>
          <table:table-cell table:style-name="ce13" table:formula="of:=IF([.E1430]=&quot;W_REGISTER (RF_CH)&quot;;BIN2DEC([.D1431]);IF([.E1430]=&quot;W_REGISTER (TX_ADDR)&quot;;CONCATENATE(&quot;0x&quot;;BIN2HEX([.D1435]);BIN2HEX([.D1434]);BIN2HEX([.D1433]);BIN2HEX([.D1432]);BIN2HEX([.D1431]));&quot;&quot;))">
            <text:p/>
          </table:table-cell>
          <table:table-cell table:style-name="ce17" table:formula="of:=IF(OR([.E1429]=&quot;W_TX_PAYLOAD&quot;;AND([.G1429]&lt;&gt;&quot;&quot;;[.E1430]=&quot;&quot;));BIN2HEX([.D143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60415792000000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431]=[.B1430];&quot;&quot;;VLOOKUP([.D1431];[$Spec.A$1:$Spec.B$1048576];2;0))" office:value-type="string" office:string-value="" calcext:value-type="error">
            <text:p>#N/D</text:p>
          </table:table-cell>
          <table:table-cell table:style-name="ce13" table:formula="of:=IF([.E1431]=&quot;W_REGISTER (RF_CH)&quot;;BIN2DEC([.D1432]);IF([.E1431]=&quot;W_REGISTER (TX_ADDR)&quot;;CONCATENATE(&quot;0x&quot;;BIN2HEX([.D1436]);BIN2HEX([.D1435]);BIN2HEX([.D1434]);BIN2HEX([.D1433]);BIN2HEX([.D1432]));&quot;&quot;))" office:value-type="string" office:string-value="" calcext:value-type="error">
            <text:p>#N/D</text:p>
          </table:table-cell>
          <table:table-cell table:style-name="ce17" table:formula="of:=IF(OR([.E1430]=&quot;W_TX_PAYLOAD&quot;;AND([.G1430]&lt;&gt;&quot;&quot;;[.E1431]=&quot;&quot;));BIN2HEX([.D143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60537372000000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432]=[.B1431];&quot;&quot;;VLOOKUP([.D1432];[$Spec.A$1:$Spec.B$1048576];2;0))" office:value-type="string" office:string-value="" calcext:value-type="error">
            <text:p>#N/D</text:p>
          </table:table-cell>
          <table:table-cell table:style-name="ce13" table:formula="of:=IF([.E1432]=&quot;W_REGISTER (RF_CH)&quot;;BIN2DEC([.D1433]);IF([.E1432]=&quot;W_REGISTER (TX_ADDR)&quot;;CONCATENATE(&quot;0x&quot;;BIN2HEX([.D1437]);BIN2HEX([.D1436]);BIN2HEX([.D1435]);BIN2HEX([.D1434]);BIN2HEX([.D1433]));&quot;&quot;))" office:value-type="string" office:string-value="" calcext:value-type="error">
            <text:p>#N/D</text:p>
          </table:table-cell>
          <table:table-cell table:style-name="ce17" table:formula="of:=IF(OR([.E1431]=&quot;W_TX_PAYLOAD&quot;;AND([.G1431]&lt;&gt;&quot;&quot;;[.E1432]=&quot;&quot;));BIN2HEX([.D143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60662932000000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433]=[.B1432];&quot;&quot;;VLOOKUP([.D1433];[$Spec.A$1:$Spec.B$1048576];2;0))" office:value-type="string" office:string-value="" calcext:value-type="error">
            <text:p>#N/D</text:p>
          </table:table-cell>
          <table:table-cell table:style-name="ce13" table:formula="of:=IF([.E1433]=&quot;W_REGISTER (RF_CH)&quot;;BIN2DEC([.D1434]);IF([.E1433]=&quot;W_REGISTER (TX_ADDR)&quot;;CONCATENATE(&quot;0x&quot;;BIN2HEX([.D1438]);BIN2HEX([.D1437]);BIN2HEX([.D1436]);BIN2HEX([.D1435]);BIN2HEX([.D1434]));&quot;&quot;))" office:value-type="string" office:string-value="" calcext:value-type="error">
            <text:p>#N/D</text:p>
          </table:table-cell>
          <table:table-cell table:style-name="ce17" table:formula="of:=IF(OR([.E1432]=&quot;W_TX_PAYLOAD&quot;;AND([.G1432]&lt;&gt;&quot;&quot;;[.E1433]=&quot;&quot;));BIN2HEX([.D143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60779520000000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<text:s/>0000 <text:s/>1111</text:p>
          </table:table-cell>
          <table:table-cell/>
          <table:table-cell table:style-name="ce13" table:formula="of:=IF([.B1434]=[.B1433];&quot;&quot;;VLOOKUP([.D1434];[$Spec.A$1:$Spec.B$1048576];2;0))">
            <text:p/>
          </table:table-cell>
          <table:table-cell table:style-name="ce13" table:formula="of:=IF([.E1434]=&quot;W_REGISTER (RF_CH)&quot;;BIN2DEC([.D1435]);IF([.E1434]=&quot;W_REGISTER (TX_ADDR)&quot;;CONCATENATE(&quot;0x&quot;;BIN2HEX([.D1439]);BIN2HEX([.D1438]);BIN2HEX([.D1437]);BIN2HEX([.D1436]);BIN2HEX([.D1435]));&quot;&quot;))">
            <text:p/>
          </table:table-cell>
          <table:table-cell table:style-name="ce17" table:formula="of:=IF(OR([.E1433]=&quot;W_TX_PAYLOAD&quot;;AND([.G1433]&lt;&gt;&quot;&quot;;[.E1434]=&quot;&quot;));BIN2HEX([.D143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75842684000000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1435]=[.B1434];&quot;&quot;;VLOOKUP([.D1435];[$Spec.A$1:$Spec.B$1048576];2;0))" office:value-type="string" office:string-value="" calcext:value-type="error">
            <text:p>#N/D</text:p>
          </table:table-cell>
          <table:table-cell table:style-name="ce13" table:formula="of:=IF([.E1435]=&quot;W_REGISTER (RF_CH)&quot;;BIN2DEC([.D1436]);IF([.E1435]=&quot;W_REGISTER (TX_ADDR)&quot;;CONCATENATE(&quot;0x&quot;;BIN2HEX([.D1440]);BIN2HEX([.D1439]);BIN2HEX([.D1438]);BIN2HEX([.D1437]);BIN2HEX([.D1436]));&quot;&quot;))" office:value-type="string" office:string-value="" calcext:value-type="error">
            <text:p>#N/D</text:p>
          </table:table-cell>
          <table:table-cell table:style-name="ce17" table:formula="of:=IF(OR([.E1434]=&quot;W_TX_PAYLOAD&quot;;AND([.G1434]&lt;&gt;&quot;&quot;;[.E1435]=&quot;&quot;));BIN2HEX([.D143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75954296000000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436]=[.B1435];&quot;&quot;;VLOOKUP([.D1436];[$Spec.A$1:$Spec.B$1048576];2;0))">
            <text:p/>
          </table:table-cell>
          <table:table-cell table:style-name="ce13" table:formula="of:=IF([.E1436]=&quot;W_REGISTER (RF_CH)&quot;;BIN2DEC([.D1437]);IF([.E1436]=&quot;W_REGISTER (TX_ADDR)&quot;;CONCATENATE(&quot;0x&quot;;BIN2HEX([.D1441]);BIN2HEX([.D1440]);BIN2HEX([.D1439]);BIN2HEX([.D1438]);BIN2HEX([.D1437]));&quot;&quot;))">
            <text:p/>
          </table:table-cell>
          <table:table-cell table:style-name="ce17" table:formula="of:=IF(OR([.E1435]=&quot;W_TX_PAYLOAD&quot;;AND([.G1435]&lt;&gt;&quot;&quot;;[.E1436]=&quot;&quot;));BIN2HEX([.D143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76093816000000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437]=[.B1436];&quot;&quot;;VLOOKUP([.D1437];[$Spec.A$1:$Spec.B$1048576];2;0))" office:value-type="string" office:string-value="" calcext:value-type="error">
            <text:p>#N/D</text:p>
          </table:table-cell>
          <table:table-cell table:style-name="ce13" table:formula="of:=IF([.E1437]=&quot;W_REGISTER (RF_CH)&quot;;BIN2DEC([.D1438]);IF([.E1437]=&quot;W_REGISTER (TX_ADDR)&quot;;CONCATENATE(&quot;0x&quot;;BIN2HEX([.D1442]);BIN2HEX([.D1441]);BIN2HEX([.D1440]);BIN2HEX([.D1439]);BIN2HEX([.D1438]));&quot;&quot;))" office:value-type="string" office:string-value="" calcext:value-type="error">
            <text:p>#N/D</text:p>
          </table:table-cell>
          <table:table-cell table:style-name="ce17" table:formula="of:=IF(OR([.E1436]=&quot;W_TX_PAYLOAD&quot;;AND([.G1436]&lt;&gt;&quot;&quot;;[.E1437]=&quot;&quot;));BIN2HEX([.D143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76226364000000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438]=[.B1437];&quot;&quot;;VLOOKUP([.D1438];[$Spec.A$1:$Spec.B$1048576];2;0))">
            <text:p/>
          </table:table-cell>
          <table:table-cell table:style-name="ce13" table:formula="of:=IF([.E1438]=&quot;W_REGISTER (RF_CH)&quot;;BIN2DEC([.D1439]);IF([.E1438]=&quot;W_REGISTER (TX_ADDR)&quot;;CONCATENATE(&quot;0x&quot;;BIN2HEX([.D1443]);BIN2HEX([.D1442]);BIN2HEX([.D1441]);BIN2HEX([.D1440]);BIN2HEX([.D1439]));&quot;&quot;))">
            <text:p/>
          </table:table-cell>
          <table:table-cell table:style-name="ce17" table:formula="of:=IF(OR([.E1437]=&quot;W_TX_PAYLOAD&quot;;AND([.G1437]&lt;&gt;&quot;&quot;;[.E1438]=&quot;&quot;));BIN2HEX([.D143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76346948000000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439]=[.B1438];&quot;&quot;;VLOOKUP([.D1439];[$Spec.A$1:$Spec.B$1048576];2;0))" office:value-type="string" office:string-value="" calcext:value-type="error">
            <text:p>#N/D</text:p>
          </table:table-cell>
          <table:table-cell table:style-name="ce13" table:formula="of:=IF([.E1439]=&quot;W_REGISTER (RF_CH)&quot;;BIN2DEC([.D1440]);IF([.E1439]=&quot;W_REGISTER (TX_ADDR)&quot;;CONCATENATE(&quot;0x&quot;;BIN2HEX([.D1444]);BIN2HEX([.D1443]);BIN2HEX([.D1442]);BIN2HEX([.D1441]);BIN2HEX([.D1440]));&quot;&quot;))" office:value-type="string" office:string-value="" calcext:value-type="error">
            <text:p>#N/D</text:p>
          </table:table-cell>
          <table:table-cell table:style-name="ce17" table:formula="of:=IF(OR([.E1438]=&quot;W_TX_PAYLOAD&quot;;AND([.G1438]&lt;&gt;&quot;&quot;;[.E1439]=&quot;&quot;));BIN2HEX([.D143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76468528000000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440]=[.B1439];&quot;&quot;;VLOOKUP([.D1440];[$Spec.A$1:$Spec.B$1048576];2;0))" office:value-type="string" office:string-value="" calcext:value-type="error">
            <text:p>#N/D</text:p>
          </table:table-cell>
          <table:table-cell table:style-name="ce13" table:formula="of:=IF([.E1440]=&quot;W_REGISTER (RF_CH)&quot;;BIN2DEC([.D1441]);IF([.E1440]=&quot;W_REGISTER (TX_ADDR)&quot;;CONCATENATE(&quot;0x&quot;;BIN2HEX([.D1445]);BIN2HEX([.D1444]);BIN2HEX([.D1443]);BIN2HEX([.D1442]);BIN2HEX([.D1441]));&quot;&quot;))" office:value-type="string" office:string-value="" calcext:value-type="error">
            <text:p>#N/D</text:p>
          </table:table-cell>
          <table:table-cell table:style-name="ce17" table:formula="of:=IF(OR([.E1439]=&quot;W_TX_PAYLOAD&quot;;AND([.G1439]&lt;&gt;&quot;&quot;;[.E1440]=&quot;&quot;));BIN2HEX([.D144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76594092000000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441]=[.B1440];&quot;&quot;;VLOOKUP([.D1441];[$Spec.A$1:$Spec.B$1048576];2;0))" office:value-type="string" office:string-value="" calcext:value-type="error">
            <text:p>#N/D</text:p>
          </table:table-cell>
          <table:table-cell table:style-name="ce13" table:formula="of:=IF([.E1441]=&quot;W_REGISTER (RF_CH)&quot;;BIN2DEC([.D1442]);IF([.E1441]=&quot;W_REGISTER (TX_ADDR)&quot;;CONCATENATE(&quot;0x&quot;;BIN2HEX([.D1446]);BIN2HEX([.D1445]);BIN2HEX([.D1444]);BIN2HEX([.D1443]);BIN2HEX([.D1442]));&quot;&quot;))" office:value-type="string" office:string-value="" calcext:value-type="error">
            <text:p>#N/D</text:p>
          </table:table-cell>
          <table:table-cell table:style-name="ce17" table:formula="of:=IF(OR([.E1440]=&quot;W_TX_PAYLOAD&quot;;AND([.G1440]&lt;&gt;&quot;&quot;;[.E1441]=&quot;&quot;));BIN2HEX([.D144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76710688000000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<text:s/>0000 <text:s/>1111</text:p>
          </table:table-cell>
          <table:table-cell/>
          <table:table-cell table:style-name="ce13" table:formula="of:=IF([.B1442]=[.B1441];&quot;&quot;;VLOOKUP([.D1442];[$Spec.A$1:$Spec.B$1048576];2;0))">
            <text:p/>
          </table:table-cell>
          <table:table-cell table:style-name="ce13" table:formula="of:=IF([.E1442]=&quot;W_REGISTER (RF_CH)&quot;;BIN2DEC([.D1443]);IF([.E1442]=&quot;W_REGISTER (TX_ADDR)&quot;;CONCATENATE(&quot;0x&quot;;BIN2HEX([.D1447]);BIN2HEX([.D1446]);BIN2HEX([.D1445]);BIN2HEX([.D1444]);BIN2HEX([.D1443]));&quot;&quot;))">
            <text:p/>
          </table:table-cell>
          <table:table-cell table:style-name="ce17" table:formula="of:=IF(OR([.E1441]=&quot;W_TX_PAYLOAD&quot;;AND([.G1441]&lt;&gt;&quot;&quot;;[.E1442]=&quot;&quot;));BIN2HEX([.D144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76843232000000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443]=[.B1442];&quot;&quot;;VLOOKUP([.D1443];[$Spec.A$1:$Spec.B$1048576];2;0))" office:value-type="string" office:string-value="" calcext:value-type="error">
            <text:p>#N/D</text:p>
          </table:table-cell>
          <table:table-cell table:style-name="ce13" table:formula="of:=IF([.E1443]=&quot;W_REGISTER (RF_CH)&quot;;BIN2DEC([.D1444]);IF([.E1443]=&quot;W_REGISTER (TX_ADDR)&quot;;CONCATENATE(&quot;0x&quot;;BIN2HEX([.D1448]);BIN2HEX([.D1447]);BIN2HEX([.D1446]);BIN2HEX([.D1445]);BIN2HEX([.D1444]));&quot;&quot;))" office:value-type="string" office:string-value="" calcext:value-type="error">
            <text:p>#N/D</text:p>
          </table:table-cell>
          <table:table-cell table:style-name="ce17" table:formula="of:=IF(OR([.E1442]=&quot;W_TX_PAYLOAD&quot;;AND([.G1442]&lt;&gt;&quot;&quot;;[.E1443]=&quot;&quot;));BIN2HEX([.D144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76959824000000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444]=[.B1443];&quot;&quot;;VLOOKUP([.D1444];[$Spec.A$1:$Spec.B$1048576];2;0))">
            <text:p/>
          </table:table-cell>
          <table:table-cell table:style-name="ce13" table:formula="of:=IF([.E1444]=&quot;W_REGISTER (RF_CH)&quot;;BIN2DEC([.D1445]);IF([.E1444]=&quot;W_REGISTER (TX_ADDR)&quot;;CONCATENATE(&quot;0x&quot;;BIN2HEX([.D1449]);BIN2HEX([.D1448]);BIN2HEX([.D1447]);BIN2HEX([.D1446]);BIN2HEX([.D1445]));&quot;&quot;))">
            <text:p/>
          </table:table-cell>
          <table:table-cell table:style-name="ce17" table:formula="of:=IF(OR([.E1443]=&quot;W_TX_PAYLOAD&quot;;AND([.G1443]&lt;&gt;&quot;&quot;;[.E1444]=&quot;&quot;));BIN2HEX([.D144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77080408000000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445]=[.B1444];&quot;&quot;;VLOOKUP([.D1445];[$Spec.A$1:$Spec.B$1048576];2;0))" office:value-type="string" office:string-value="" calcext:value-type="error">
            <text:p>#N/D</text:p>
          </table:table-cell>
          <table:table-cell table:style-name="ce13" table:formula="of:=IF([.E1445]=&quot;W_REGISTER (RF_CH)&quot;;BIN2DEC([.D1446]);IF([.E1445]=&quot;W_REGISTER (TX_ADDR)&quot;;CONCATENATE(&quot;0x&quot;;BIN2HEX([.D1450]);BIN2HEX([.D1449]);BIN2HEX([.D1448]);BIN2HEX([.D1447]);BIN2HEX([.D1446]));&quot;&quot;))" office:value-type="string" office:string-value="" calcext:value-type="error">
            <text:p>#N/D</text:p>
          </table:table-cell>
          <table:table-cell table:style-name="ce17" table:formula="of:=IF(OR([.E1444]=&quot;W_TX_PAYLOAD&quot;;AND([.G1444]&lt;&gt;&quot;&quot;;[.E1445]=&quot;&quot;));BIN2HEX([.D144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77216944000000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446]=[.B1445];&quot;&quot;;VLOOKUP([.D1446];[$Spec.A$1:$Spec.B$1048576];2;0))" office:value-type="string" office:string-value="" calcext:value-type="error">
            <text:p>#N/D</text:p>
          </table:table-cell>
          <table:table-cell table:style-name="ce13" table:formula="of:=IF([.E1446]=&quot;W_REGISTER (RF_CH)&quot;;BIN2DEC([.D1447]);IF([.E1446]=&quot;W_REGISTER (TX_ADDR)&quot;;CONCATENATE(&quot;0x&quot;;BIN2HEX([.D1451]);BIN2HEX([.D1450]);BIN2HEX([.D1449]);BIN2HEX([.D1448]);BIN2HEX([.D1447]));&quot;&quot;))" office:value-type="string" office:string-value="" calcext:value-type="error">
            <text:p>#N/D</text:p>
          </table:table-cell>
          <table:table-cell table:style-name="ce17" table:formula="of:=IF(OR([.E1445]=&quot;W_TX_PAYLOAD&quot;;AND([.G1445]&lt;&gt;&quot;&quot;;[.E1446]=&quot;&quot;));BIN2HEX([.D144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77338520000000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447]=[.B1446];&quot;&quot;;VLOOKUP([.D1447];[$Spec.A$1:$Spec.B$1048576];2;0))" office:value-type="string" office:string-value="" calcext:value-type="error">
            <text:p>#N/D</text:p>
          </table:table-cell>
          <table:table-cell table:style-name="ce13" table:formula="of:=IF([.E1447]=&quot;W_REGISTER (RF_CH)&quot;;BIN2DEC([.D1448]);IF([.E1447]=&quot;W_REGISTER (TX_ADDR)&quot;;CONCATENATE(&quot;0x&quot;;BIN2HEX([.D1452]);BIN2HEX([.D1451]);BIN2HEX([.D1450]);BIN2HEX([.D1449]);BIN2HEX([.D1448]));&quot;&quot;))" office:value-type="string" office:string-value="" calcext:value-type="error">
            <text:p>#N/D</text:p>
          </table:table-cell>
          <table:table-cell table:style-name="ce17" table:formula="of:=IF(OR([.E1446]=&quot;W_TX_PAYLOAD&quot;;AND([.G1446]&lt;&gt;&quot;&quot;;[.E1447]=&quot;&quot;));BIN2HEX([.D144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77458104000000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1448]=[.B1447];&quot;&quot;;VLOOKUP([.D1448];[$Spec.A$1:$Spec.B$1048576];2;0))" office:value-type="string" office:string-value="" calcext:value-type="error">
            <text:p>#N/D</text:p>
          </table:table-cell>
          <table:table-cell table:style-name="ce13" table:formula="of:=IF([.E1448]=&quot;W_REGISTER (RF_CH)&quot;;BIN2DEC([.D1449]);IF([.E1448]=&quot;W_REGISTER (TX_ADDR)&quot;;CONCATENATE(&quot;0x&quot;;BIN2HEX([.D1453]);BIN2HEX([.D1452]);BIN2HEX([.D1451]);BIN2HEX([.D1450]);BIN2HEX([.D1449]));&quot;&quot;))" office:value-type="string" office:string-value="" calcext:value-type="error">
            <text:p>#N/D</text:p>
          </table:table-cell>
          <table:table-cell table:style-name="ce17" table:formula="of:=IF(OR([.E1447]=&quot;W_TX_PAYLOAD&quot;;AND([.G1447]&lt;&gt;&quot;&quot;;[.E1448]=&quot;&quot;));BIN2HEX([.D144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77574696000000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1449]=[.B1448];&quot;&quot;;VLOOKUP([.D1449];[$Spec.A$1:$Spec.B$1048576];2;0))">
            <text:p/>
          </table:table-cell>
          <table:table-cell table:style-name="ce13" table:formula="of:=IF([.E1449]=&quot;W_REGISTER (RF_CH)&quot;;BIN2DEC([.D1450]);IF([.E1449]=&quot;W_REGISTER (TX_ADDR)&quot;;CONCATENATE(&quot;0x&quot;;BIN2HEX([.D1454]);BIN2HEX([.D1453]);BIN2HEX([.D1452]);BIN2HEX([.D1451]);BIN2HEX([.D1450]));&quot;&quot;))">
            <text:p/>
          </table:table-cell>
          <table:table-cell table:style-name="ce17" table:formula="of:=IF(OR([.E1448]=&quot;W_TX_PAYLOAD&quot;;AND([.G1448]&lt;&gt;&quot;&quot;;[.E1449]=&quot;&quot;));BIN2HEX([.D144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77691292000000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1450]=[.B1449];&quot;&quot;;VLOOKUP([.D1450];[$Spec.A$1:$Spec.B$1048576];2;0))">
            <text:p/>
          </table:table-cell>
          <table:table-cell table:style-name="ce13" table:formula="of:=IF([.E1450]=&quot;W_REGISTER (RF_CH)&quot;;BIN2DEC([.D1451]);IF([.E1450]=&quot;W_REGISTER (TX_ADDR)&quot;;CONCATENATE(&quot;0x&quot;;BIN2HEX([.D1455]);BIN2HEX([.D1454]);BIN2HEX([.D1453]);BIN2HEX([.D1452]);BIN2HEX([.D1451]));&quot;&quot;))">
            <text:p/>
          </table:table-cell>
          <table:table-cell table:style-name="ce17" table:formula="of:=IF(OR([.E1449]=&quot;W_TX_PAYLOAD&quot;;AND([.G1449]&lt;&gt;&quot;&quot;;[.E1450]=&quot;&quot;));BIN2HEX([.D145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77807888000000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<text:s/>1000 <text:s/>0011</text:p>
          </table:table-cell>
          <table:table-cell/>
          <table:table-cell table:style-name="ce13" table:formula="of:=IF([.B1451]=[.B1450];&quot;&quot;;VLOOKUP([.D1451];[$Spec.A$1:$Spec.B$1048576];2;0))">
            <text:p/>
          </table:table-cell>
          <table:table-cell table:style-name="ce13" table:formula="of:=IF([.E1451]=&quot;W_REGISTER (RF_CH)&quot;;BIN2DEC([.D1452]);IF([.E1451]=&quot;W_REGISTER (TX_ADDR)&quot;;CONCATENATE(&quot;0x&quot;;BIN2HEX([.D1456]);BIN2HEX([.D1455]);BIN2HEX([.D1454]);BIN2HEX([.D1453]);BIN2HEX([.D1452]));&quot;&quot;))">
            <text:p/>
          </table:table-cell>
          <table:table-cell table:style-name="ce17" table:formula="of:=IF(OR([.E1450]=&quot;W_TX_PAYLOAD&quot;;AND([.G1450]&lt;&gt;&quot;&quot;;[.E1451]=&quot;&quot;));BIN2HEX([.D145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77924484000000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<text:s/>1110 <text:s/>0000</text:p>
          </table:table-cell>
          <table:table-cell/>
          <table:table-cell table:style-name="ce13" table:formula="of:=IF([.B1452]=[.B1451];&quot;&quot;;VLOOKUP([.D1452];[$Spec.A$1:$Spec.B$1048576];2;0))">
            <text:p/>
          </table:table-cell>
          <table:table-cell table:style-name="ce13" table:formula="of:=IF([.E1452]=&quot;W_REGISTER (RF_CH)&quot;;BIN2DEC([.D1453]);IF([.E1452]=&quot;W_REGISTER (TX_ADDR)&quot;;CONCATENATE(&quot;0x&quot;;BIN2HEX([.D1457]);BIN2HEX([.D1456]);BIN2HEX([.D1455]);BIN2HEX([.D1454]);BIN2HEX([.D1453]));&quot;&quot;))">
            <text:p/>
          </table:table-cell>
          <table:table-cell table:style-name="ce17" table:formula="of:=IF(OR([.E1451]=&quot;W_TX_PAYLOAD&quot;;AND([.G1451]&lt;&gt;&quot;&quot;;[.E1452]=&quot;&quot;));BIN2HEX([.D145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78041080000000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1453]=[.B1452];&quot;&quot;;VLOOKUP([.D1453];[$Spec.A$1:$Spec.B$1048576];2;0))">
            <text:p/>
          </table:table-cell>
          <table:table-cell table:style-name="ce13" table:formula="of:=IF([.E1453]=&quot;W_REGISTER (RF_CH)&quot;;BIN2DEC([.D1454]);IF([.E1453]=&quot;W_REGISTER (TX_ADDR)&quot;;CONCATENATE(&quot;0x&quot;;BIN2HEX([.D1458]);BIN2HEX([.D1457]);BIN2HEX([.D1456]);BIN2HEX([.D1455]);BIN2HEX([.D1454]));&quot;&quot;))">
            <text:p/>
          </table:table-cell>
          <table:table-cell table:style-name="ce17" table:formula="of:=IF(OR([.E1452]=&quot;W_TX_PAYLOAD&quot;;AND([.G1452]&lt;&gt;&quot;&quot;;[.E1453]=&quot;&quot;));BIN2HEX([.D145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78157676000000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454]=[.B1453];&quot;&quot;;VLOOKUP([.D1454];[$Spec.A$1:$Spec.B$1048576];2;0))">
            <text:p/>
          </table:table-cell>
          <table:table-cell table:style-name="ce13" table:formula="of:=IF([.E1454]=&quot;W_REGISTER (RF_CH)&quot;;BIN2DEC([.D1455]);IF([.E1454]=&quot;W_REGISTER (TX_ADDR)&quot;;CONCATENATE(&quot;0x&quot;;BIN2HEX([.D1459]);BIN2HEX([.D1458]);BIN2HEX([.D1457]);BIN2HEX([.D1456]);BIN2HEX([.D1455]));&quot;&quot;))">
            <text:p/>
          </table:table-cell>
          <table:table-cell table:style-name="ce17" table:formula="of:=IF(OR([.E1453]=&quot;W_TX_PAYLOAD&quot;;AND([.G1453]&lt;&gt;&quot;&quot;;[.E1454]=&quot;&quot;));BIN2HEX([.D145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78290220000000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455]=[.B1454];&quot;&quot;;VLOOKUP([.D1455];[$Spec.A$1:$Spec.B$1048576];2;0))">
            <text:p/>
          </table:table-cell>
          <table:table-cell table:style-name="ce13" table:formula="of:=IF([.E1455]=&quot;W_REGISTER (RF_CH)&quot;;BIN2DEC([.D1456]);IF([.E1455]=&quot;W_REGISTER (TX_ADDR)&quot;;CONCATENATE(&quot;0x&quot;;BIN2HEX([.D1460]);BIN2HEX([.D1459]);BIN2HEX([.D1458]);BIN2HEX([.D1457]);BIN2HEX([.D1456]));&quot;&quot;))">
            <text:p/>
          </table:table-cell>
          <table:table-cell table:style-name="ce17" table:formula="of:=IF(OR([.E1454]=&quot;W_TX_PAYLOAD&quot;;AND([.G1454]&lt;&gt;&quot;&quot;;[.E1455]=&quot;&quot;));BIN2HEX([.D145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78406816000000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<text:s/>0000 <text:s/>0011</text:p>
          </table:table-cell>
          <table:table-cell/>
          <table:table-cell table:style-name="ce13" table:formula="of:=IF([.B1456]=[.B1455];&quot;&quot;;VLOOKUP([.D1456];[$Spec.A$1:$Spec.B$1048576];2;0))">
            <text:p/>
          </table:table-cell>
          <table:table-cell table:style-name="ce13" table:formula="of:=IF([.E1456]=&quot;W_REGISTER (RF_CH)&quot;;BIN2DEC([.D1457]);IF([.E1456]=&quot;W_REGISTER (TX_ADDR)&quot;;CONCATENATE(&quot;0x&quot;;BIN2HEX([.D1461]);BIN2HEX([.D1460]);BIN2HEX([.D1459]);BIN2HEX([.D1458]);BIN2HEX([.D1457]));&quot;&quot;))">
            <text:p/>
          </table:table-cell>
          <table:table-cell table:style-name="ce17" table:formula="of:=IF(OR([.E1455]=&quot;W_TX_PAYLOAD&quot;;AND([.G1455]&lt;&gt;&quot;&quot;;[.E1456]=&quot;&quot;));BIN2HEX([.D145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78533376000000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457]=[.B1456];&quot;&quot;;VLOOKUP([.D1457];[$Spec.A$1:$Spec.B$1048576];2;0))" office:value-type="string" office:string-value="" calcext:value-type="error">
            <text:p>#N/D</text:p>
          </table:table-cell>
          <table:table-cell table:style-name="ce13" table:formula="of:=IF([.E1457]=&quot;W_REGISTER (RF_CH)&quot;;BIN2DEC([.D1458]);IF([.E1457]=&quot;W_REGISTER (TX_ADDR)&quot;;CONCATENATE(&quot;0x&quot;;BIN2HEX([.D1462]);BIN2HEX([.D1461]);BIN2HEX([.D1460]);BIN2HEX([.D1459]);BIN2HEX([.D1458]));&quot;&quot;))" office:value-type="string" office:string-value="" calcext:value-type="error">
            <text:p>#N/D</text:p>
          </table:table-cell>
          <table:table-cell table:style-name="ce17" table:formula="of:=IF(OR([.E1456]=&quot;W_TX_PAYLOAD&quot;;AND([.G1456]&lt;&gt;&quot;&quot;;[.E1457]=&quot;&quot;));BIN2HEX([.D145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78649968000000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1458]=[.B1457];&quot;&quot;;VLOOKUP([.D1458];[$Spec.A$1:$Spec.B$1048576];2;0))">
            <text:p/>
          </table:table-cell>
          <table:table-cell table:style-name="ce13" table:formula="of:=IF([.E1458]=&quot;W_REGISTER (RF_CH)&quot;;BIN2DEC([.D1459]);IF([.E1458]=&quot;W_REGISTER (TX_ADDR)&quot;;CONCATENATE(&quot;0x&quot;;BIN2HEX([.D1463]);BIN2HEX([.D1462]);BIN2HEX([.D1461]);BIN2HEX([.D1460]);BIN2HEX([.D1459]));&quot;&quot;))">
            <text:p/>
          </table:table-cell>
          <table:table-cell table:style-name="ce17" table:formula="of:=IF(OR([.E1457]=&quot;W_TX_PAYLOAD&quot;;AND([.G1457]&lt;&gt;&quot;&quot;;[.E1458]=&quot;&quot;));BIN2HEX([.D145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962158360000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1459]=[.B1458];&quot;&quot;;VLOOKUP([.D1459];[$Spec.A$1:$Spec.B$1048576];2;0))" office:value-type="string" office:string-value="" calcext:value-type="error">
            <text:p>#N/D</text:p>
          </table:table-cell>
          <table:table-cell table:style-name="ce13" table:formula="of:=IF([.E1459]=&quot;W_REGISTER (RF_CH)&quot;;BIN2DEC([.D1460]);IF([.E1459]=&quot;W_REGISTER (TX_ADDR)&quot;;CONCATENATE(&quot;0x&quot;;BIN2HEX([.D1464]);BIN2HEX([.D1463]);BIN2HEX([.D1462]);BIN2HEX([.D1461]);BIN2HEX([.D1460]));&quot;&quot;))" office:value-type="string" office:string-value="" calcext:value-type="error">
            <text:p>#N/D</text:p>
          </table:table-cell>
          <table:table-cell table:style-name="ce17" table:formula="of:=IF(OR([.E1458]=&quot;W_TX_PAYLOAD&quot;;AND([.G1458]&lt;&gt;&quot;&quot;;[.E1459]=&quot;&quot;));BIN2HEX([.D145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963274480000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460]=[.B1459];&quot;&quot;;VLOOKUP([.D1460];[$Spec.A$1:$Spec.B$1048576];2;0))">
            <text:p/>
          </table:table-cell>
          <table:table-cell table:style-name="ce13" table:formula="of:=IF([.E1460]=&quot;W_REGISTER (RF_CH)&quot;;BIN2DEC([.D1461]);IF([.E1460]=&quot;W_REGISTER (TX_ADDR)&quot;;CONCATENATE(&quot;0x&quot;;BIN2HEX([.D1465]);BIN2HEX([.D1464]);BIN2HEX([.D1463]);BIN2HEX([.D1462]);BIN2HEX([.D1461]));&quot;&quot;))">
            <text:p/>
          </table:table-cell>
          <table:table-cell table:style-name="ce17" table:formula="of:=IF(OR([.E1459]=&quot;W_TX_PAYLOAD&quot;;AND([.G1459]&lt;&gt;&quot;&quot;;[.E1460]=&quot;&quot;));BIN2HEX([.D146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96459996000000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461]=[.B1460];&quot;&quot;;VLOOKUP([.D1461];[$Spec.A$1:$Spec.B$1048576];2;0))" office:value-type="string" office:string-value="" calcext:value-type="error">
            <text:p>#N/D</text:p>
          </table:table-cell>
          <table:table-cell table:style-name="ce13" table:formula="of:=IF([.E1461]=&quot;W_REGISTER (RF_CH)&quot;;BIN2DEC([.D1462]);IF([.E1461]=&quot;W_REGISTER (TX_ADDR)&quot;;CONCATENATE(&quot;0x&quot;;BIN2HEX([.D1466]);BIN2HEX([.D1465]);BIN2HEX([.D1464]);BIN2HEX([.D1463]);BIN2HEX([.D1462]));&quot;&quot;))" office:value-type="string" office:string-value="" calcext:value-type="error">
            <text:p>#N/D</text:p>
          </table:table-cell>
          <table:table-cell table:style-name="ce17" table:formula="of:=IF(OR([.E1460]=&quot;W_TX_PAYLOAD&quot;;AND([.G1460]&lt;&gt;&quot;&quot;;[.E1461]=&quot;&quot;));BIN2HEX([.D146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9660450000000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462]=[.B1461];&quot;&quot;;VLOOKUP([.D1462];[$Spec.A$1:$Spec.B$1048576];2;0))" office:value-type="string" office:string-value="" calcext:value-type="error">
            <text:p>#N/D</text:p>
          </table:table-cell>
          <table:table-cell table:style-name="ce13" table:formula="of:=IF([.E1462]=&quot;W_REGISTER (RF_CH)&quot;;BIN2DEC([.D1463]);IF([.E1462]=&quot;W_REGISTER (TX_ADDR)&quot;;CONCATENATE(&quot;0x&quot;;BIN2HEX([.D1467]);BIN2HEX([.D1466]);BIN2HEX([.D1465]);BIN2HEX([.D1464]);BIN2HEX([.D1463]));&quot;&quot;))" office:value-type="string" office:string-value="" calcext:value-type="error">
            <text:p>#N/D</text:p>
          </table:table-cell>
          <table:table-cell table:style-name="ce17" table:formula="of:=IF(OR([.E1461]=&quot;W_TX_PAYLOAD&quot;;AND([.G1461]&lt;&gt;&quot;&quot;;[.E1462]=&quot;&quot;));BIN2HEX([.D146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9672109600000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463]=[.B1462];&quot;&quot;;VLOOKUP([.D1463];[$Spec.A$1:$Spec.B$1048576];2;0))">
            <text:p/>
          </table:table-cell>
          <table:table-cell table:style-name="ce13" table:formula="of:=IF([.E1463]=&quot;W_REGISTER (RF_CH)&quot;;BIN2DEC([.D1464]);IF([.E1463]=&quot;W_REGISTER (TX_ADDR)&quot;;CONCATENATE(&quot;0x&quot;;BIN2HEX([.D1468]);BIN2HEX([.D1467]);BIN2HEX([.D1466]);BIN2HEX([.D1465]);BIN2HEX([.D1464]));&quot;&quot;))">
            <text:p/>
          </table:table-cell>
          <table:table-cell table:style-name="ce17" table:formula="of:=IF(OR([.E1462]=&quot;W_TX_PAYLOAD&quot;;AND([.G1462]&lt;&gt;&quot;&quot;;[.E1463]=&quot;&quot;));BIN2HEX([.D146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96859620000000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464]=[.B1463];&quot;&quot;;VLOOKUP([.D1464];[$Spec.A$1:$Spec.B$1048576];2;0))" office:value-type="string" office:string-value="" calcext:value-type="error">
            <text:p>#N/D</text:p>
          </table:table-cell>
          <table:table-cell table:style-name="ce13" table:formula="of:=IF([.E1464]=&quot;W_REGISTER (RF_CH)&quot;;BIN2DEC([.D1465]);IF([.E1464]=&quot;W_REGISTER (TX_ADDR)&quot;;CONCATENATE(&quot;0x&quot;;BIN2HEX([.D1469]);BIN2HEX([.D1468]);BIN2HEX([.D1467]);BIN2HEX([.D1466]);BIN2HEX([.D1465]));&quot;&quot;))" office:value-type="string" office:string-value="" calcext:value-type="error">
            <text:p>#N/D</text:p>
          </table:table-cell>
          <table:table-cell table:style-name="ce17" table:formula="of:=IF(OR([.E1463]=&quot;W_TX_PAYLOAD&quot;;AND([.G1463]&lt;&gt;&quot;&quot;;[.E1464]=&quot;&quot;));BIN2HEX([.D146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96979200000000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1465]=[.B1464];&quot;&quot;;VLOOKUP([.D1465];[$Spec.A$1:$Spec.B$1048576];2;0))" office:value-type="string" office:string-value="" calcext:value-type="error">
            <text:p>#N/D</text:p>
          </table:table-cell>
          <table:table-cell table:style-name="ce13" table:formula="of:=IF([.E1465]=&quot;W_REGISTER (RF_CH)&quot;;BIN2DEC([.D1466]);IF([.E1465]=&quot;W_REGISTER (TX_ADDR)&quot;;CONCATENATE(&quot;0x&quot;;BIN2HEX([.D1470]);BIN2HEX([.D1469]);BIN2HEX([.D1468]);BIN2HEX([.D1467]);BIN2HEX([.D1466]));&quot;&quot;))" office:value-type="string" office:string-value="" calcext:value-type="error">
            <text:p>#N/D</text:p>
          </table:table-cell>
          <table:table-cell table:style-name="ce17" table:formula="of:=IF(OR([.E1464]=&quot;W_TX_PAYLOAD&quot;;AND([.G1464]&lt;&gt;&quot;&quot;;[.E1465]=&quot;&quot;));BIN2HEX([.D146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97095792000000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1466]=[.B1465];&quot;&quot;;VLOOKUP([.D1466];[$Spec.A$1:$Spec.B$1048576];2;0))">
            <text:p/>
          </table:table-cell>
          <table:table-cell table:style-name="ce13" table:formula="of:=IF([.E1466]=&quot;W_REGISTER (RF_CH)&quot;;BIN2DEC([.D1467]);IF([.E1466]=&quot;W_REGISTER (TX_ADDR)&quot;;CONCATENATE(&quot;0x&quot;;BIN2HEX([.D1471]);BIN2HEX([.D1470]);BIN2HEX([.D1469]);BIN2HEX([.D1468]);BIN2HEX([.D1467]));&quot;&quot;))">
            <text:p/>
          </table:table-cell>
          <table:table-cell table:style-name="ce17" table:formula="of:=IF(OR([.E1465]=&quot;W_TX_PAYLOAD&quot;;AND([.G1465]&lt;&gt;&quot;&quot;;[.E1466]=&quot;&quot;));BIN2HEX([.D146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97212388000000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1467]=[.B1466];&quot;&quot;;VLOOKUP([.D1467];[$Spec.A$1:$Spec.B$1048576];2;0))">
            <text:p/>
          </table:table-cell>
          <table:table-cell table:style-name="ce13" table:formula="of:=IF([.E1467]=&quot;W_REGISTER (RF_CH)&quot;;BIN2DEC([.D1468]);IF([.E1467]=&quot;W_REGISTER (TX_ADDR)&quot;;CONCATENATE(&quot;0x&quot;;BIN2HEX([.D1472]);BIN2HEX([.D1471]);BIN2HEX([.D1470]);BIN2HEX([.D1469]);BIN2HEX([.D1468]));&quot;&quot;))">
            <text:p/>
          </table:table-cell>
          <table:table-cell table:style-name="ce17" table:formula="of:=IF(OR([.E1466]=&quot;W_TX_PAYLOAD&quot;;AND([.G1466]&lt;&gt;&quot;&quot;;[.E1467]=&quot;&quot;));BIN2HEX([.D146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97328980000000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<text:s/>1000 <text:s/>0100</text:p>
          </table:table-cell>
          <table:table-cell/>
          <table:table-cell table:style-name="ce13" table:formula="of:=IF([.B1468]=[.B1467];&quot;&quot;;VLOOKUP([.D1468];[$Spec.A$1:$Spec.B$1048576];2;0))">
            <text:p/>
          </table:table-cell>
          <table:table-cell table:style-name="ce13" table:formula="of:=IF([.E1468]=&quot;W_REGISTER (RF_CH)&quot;;BIN2DEC([.D1469]);IF([.E1468]=&quot;W_REGISTER (TX_ADDR)&quot;;CONCATENATE(&quot;0x&quot;;BIN2HEX([.D1473]);BIN2HEX([.D1472]);BIN2HEX([.D1471]);BIN2HEX([.D1470]);BIN2HEX([.D1469]));&quot;&quot;))">
            <text:p/>
          </table:table-cell>
          <table:table-cell table:style-name="ce17" table:formula="of:=IF(OR([.E1467]=&quot;W_TX_PAYLOAD&quot;;AND([.G1467]&lt;&gt;&quot;&quot;;[.E1468]=&quot;&quot;));BIN2HEX([.D146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97445572000000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469]=[.B1468];&quot;&quot;;VLOOKUP([.D1469];[$Spec.A$1:$Spec.B$1048576];2;0))">
            <text:p/>
          </table:table-cell>
          <table:table-cell table:style-name="ce13" table:formula="of:=IF([.E1469]=&quot;W_REGISTER (RF_CH)&quot;;BIN2DEC([.D1470]);IF([.E1469]=&quot;W_REGISTER (TX_ADDR)&quot;;CONCATENATE(&quot;0x&quot;;BIN2HEX([.D1474]);BIN2HEX([.D1473]);BIN2HEX([.D1472]);BIN2HEX([.D1471]);BIN2HEX([.D1470]));&quot;&quot;))">
            <text:p/>
          </table:table-cell>
          <table:table-cell table:style-name="ce17" table:formula="of:=IF(OR([.E1468]=&quot;W_TX_PAYLOAD&quot;;AND([.G1468]&lt;&gt;&quot;&quot;;[.E1469]=&quot;&quot;));BIN2HEX([.D146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97562168000000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1470]=[.B1469];&quot;&quot;;VLOOKUP([.D1470];[$Spec.A$1:$Spec.B$1048576];2;0))">
            <text:p/>
          </table:table-cell>
          <table:table-cell table:style-name="ce13" table:formula="of:=IF([.E1470]=&quot;W_REGISTER (RF_CH)&quot;;BIN2DEC([.D1471]);IF([.E1470]=&quot;W_REGISTER (TX_ADDR)&quot;;CONCATENATE(&quot;0x&quot;;BIN2HEX([.D1475]);BIN2HEX([.D1474]);BIN2HEX([.D1473]);BIN2HEX([.D1472]);BIN2HEX([.D1471]));&quot;&quot;))">
            <text:p/>
          </table:table-cell>
          <table:table-cell table:style-name="ce17" table:formula="of:=IF(OR([.E1469]=&quot;W_TX_PAYLOAD&quot;;AND([.G1469]&lt;&gt;&quot;&quot;;[.E1470]=&quot;&quot;));BIN2HEX([.D147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97694712000000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471]=[.B1470];&quot;&quot;;VLOOKUP([.D1471];[$Spec.A$1:$Spec.B$1048576];2;0))">
            <text:p/>
          </table:table-cell>
          <table:table-cell table:style-name="ce13" table:formula="of:=IF([.E1471]=&quot;W_REGISTER (RF_CH)&quot;;BIN2DEC([.D1472]);IF([.E1471]=&quot;W_REGISTER (TX_ADDR)&quot;;CONCATENATE(&quot;0x&quot;;BIN2HEX([.D1476]);BIN2HEX([.D1475]);BIN2HEX([.D1474]);BIN2HEX([.D1473]);BIN2HEX([.D1472]));&quot;&quot;))">
            <text:p/>
          </table:table-cell>
          <table:table-cell table:style-name="ce17" table:formula="of:=IF(OR([.E1470]=&quot;W_TX_PAYLOAD&quot;;AND([.G1470]&lt;&gt;&quot;&quot;;[.E1471]=&quot;&quot;));BIN2HEX([.D147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97811308000000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472]=[.B1471];&quot;&quot;;VLOOKUP([.D1472];[$Spec.A$1:$Spec.B$1048576];2;0))">
            <text:p/>
          </table:table-cell>
          <table:table-cell table:style-name="ce13" table:formula="of:=IF([.E1472]=&quot;W_REGISTER (RF_CH)&quot;;BIN2DEC([.D1473]);IF([.E1472]=&quot;W_REGISTER (TX_ADDR)&quot;;CONCATENATE(&quot;0x&quot;;BIN2HEX([.D1477]);BIN2HEX([.D1476]);BIN2HEX([.D1475]);BIN2HEX([.D1474]);BIN2HEX([.D1473]));&quot;&quot;))">
            <text:p/>
          </table:table-cell>
          <table:table-cell table:style-name="ce17" table:formula="of:=IF(OR([.E1471]=&quot;W_TX_PAYLOAD&quot;;AND([.G1471]&lt;&gt;&quot;&quot;;[.E1472]=&quot;&quot;));BIN2HEX([.D147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97927900000000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<text:s/>0000 <text:s/>0100</text:p>
          </table:table-cell>
          <table:table-cell/>
          <table:table-cell table:style-name="ce13" table:formula="of:=IF([.B1473]=[.B1472];&quot;&quot;;VLOOKUP([.D1473];[$Spec.A$1:$Spec.B$1048576];2;0))">
            <text:p/>
          </table:table-cell>
          <table:table-cell table:style-name="ce13" table:formula="of:=IF([.E1473]=&quot;W_REGISTER (RF_CH)&quot;;BIN2DEC([.D1474]);IF([.E1473]=&quot;W_REGISTER (TX_ADDR)&quot;;CONCATENATE(&quot;0x&quot;;BIN2HEX([.D1478]);BIN2HEX([.D1477]);BIN2HEX([.D1476]);BIN2HEX([.D1475]);BIN2HEX([.D1474]));&quot;&quot;))">
            <text:p/>
          </table:table-cell>
          <table:table-cell table:style-name="ce17" table:formula="of:=IF(OR([.E1472]=&quot;W_TX_PAYLOAD&quot;;AND([.G1472]&lt;&gt;&quot;&quot;;[.E1473]=&quot;&quot;));BIN2HEX([.D147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98054456000000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474]=[.B1473];&quot;&quot;;VLOOKUP([.D1474];[$Spec.A$1:$Spec.B$1048576];2;0))" office:value-type="string" office:string-value="" calcext:value-type="error">
            <text:p>#N/D</text:p>
          </table:table-cell>
          <table:table-cell table:style-name="ce13" table:formula="of:=IF([.E1474]=&quot;W_REGISTER (RF_CH)&quot;;BIN2DEC([.D1475]);IF([.E1474]=&quot;W_REGISTER (TX_ADDR)&quot;;CONCATENATE(&quot;0x&quot;;BIN2HEX([.D1479]);BIN2HEX([.D1478]);BIN2HEX([.D1477]);BIN2HEX([.D1476]);BIN2HEX([.D1475]));&quot;&quot;))" office:value-type="string" office:string-value="" calcext:value-type="error">
            <text:p>#N/D</text:p>
          </table:table-cell>
          <table:table-cell table:style-name="ce17" table:formula="of:=IF(OR([.E1473]=&quot;W_TX_PAYLOAD&quot;;AND([.G1473]&lt;&gt;&quot;&quot;;[.E1474]=&quot;&quot;));BIN2HEX([.D147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098171052000000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1475]=[.B1474];&quot;&quot;;VLOOKUP([.D1475];[$Spec.A$1:$Spec.B$1048576];2;0))">
            <text:p/>
          </table:table-cell>
          <table:table-cell table:style-name="ce13" table:formula="of:=IF([.E1475]=&quot;W_REGISTER (RF_CH)&quot;;BIN2DEC([.D1476]);IF([.E1475]=&quot;W_REGISTER (TX_ADDR)&quot;;CONCATENATE(&quot;0x&quot;;BIN2HEX([.D1480]);BIN2HEX([.D1479]);BIN2HEX([.D1478]);BIN2HEX([.D1477]);BIN2HEX([.D1476]));&quot;&quot;))">
            <text:p/>
          </table:table-cell>
          <table:table-cell table:style-name="ce17" table:formula="of:=IF(OR([.E1474]=&quot;W_TX_PAYLOAD&quot;;AND([.G1474]&lt;&gt;&quot;&quot;;[.E1475]=&quot;&quot;));BIN2HEX([.D147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00741648000000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1476]=[.B1475];&quot;&quot;;VLOOKUP([.D1476];[$Spec.A$1:$Spec.B$1048576];2;0))" office:value-type="string" office:string-value="" calcext:value-type="error">
            <text:p>#N/D</text:p>
          </table:table-cell>
          <table:table-cell table:style-name="ce13" table:formula="of:=IF([.E1476]=&quot;W_REGISTER (RF_CH)&quot;;BIN2DEC([.D1477]);IF([.E1476]=&quot;W_REGISTER (TX_ADDR)&quot;;CONCATENATE(&quot;0x&quot;;BIN2HEX([.D1481]);BIN2HEX([.D1480]);BIN2HEX([.D1479]);BIN2HEX([.D1478]);BIN2HEX([.D1477]));&quot;&quot;))" office:value-type="string" office:string-value="" calcext:value-type="error">
            <text:p>#N/D</text:p>
          </table:table-cell>
          <table:table-cell table:style-name="ce17" table:formula="of:=IF(OR([.E1475]=&quot;W_TX_PAYLOAD&quot;;AND([.G1475]&lt;&gt;&quot;&quot;;[.E1476]=&quot;&quot;));BIN2HEX([.D147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00853264000000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477]=[.B1476];&quot;&quot;;VLOOKUP([.D1477];[$Spec.A$1:$Spec.B$1048576];2;0))">
            <text:p/>
          </table:table-cell>
          <table:table-cell table:style-name="ce13" table:formula="of:=IF([.E1477]=&quot;W_REGISTER (RF_CH)&quot;;BIN2DEC([.D1478]);IF([.E1477]=&quot;W_REGISTER (TX_ADDR)&quot;;CONCATENATE(&quot;0x&quot;;BIN2HEX([.D1482]);BIN2HEX([.D1481]);BIN2HEX([.D1480]);BIN2HEX([.D1479]);BIN2HEX([.D1478]));&quot;&quot;))">
            <text:p/>
          </table:table-cell>
          <table:table-cell table:style-name="ce17" table:formula="of:=IF(OR([.E1476]=&quot;W_TX_PAYLOAD&quot;;AND([.G1476]&lt;&gt;&quot;&quot;;[.E1477]=&quot;&quot;));BIN2HEX([.D147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00985820000000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478]=[.B1477];&quot;&quot;;VLOOKUP([.D1478];[$Spec.A$1:$Spec.B$1048576];2;0))" office:value-type="string" office:string-value="" calcext:value-type="error">
            <text:p>#N/D</text:p>
          </table:table-cell>
          <table:table-cell table:style-name="ce13" table:formula="of:=IF([.E1478]=&quot;W_REGISTER (RF_CH)&quot;;BIN2DEC([.D1479]);IF([.E1478]=&quot;W_REGISTER (TX_ADDR)&quot;;CONCATENATE(&quot;0x&quot;;BIN2HEX([.D1483]);BIN2HEX([.D1482]);BIN2HEX([.D1481]);BIN2HEX([.D1480]);BIN2HEX([.D1479]));&quot;&quot;))" office:value-type="string" office:string-value="" calcext:value-type="error">
            <text:p>#N/D</text:p>
          </table:table-cell>
          <table:table-cell table:style-name="ce17" table:formula="of:=IF(OR([.E1477]=&quot;W_TX_PAYLOAD&quot;;AND([.G1477]&lt;&gt;&quot;&quot;;[.E1478]=&quot;&quot;));BIN2HEX([.D147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0111437600000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479]=[.B1478];&quot;&quot;;VLOOKUP([.D1479];[$Spec.A$1:$Spec.B$1048576];2;0))" office:value-type="string" office:string-value="" calcext:value-type="error">
            <text:p>#N/D</text:p>
          </table:table-cell>
          <table:table-cell table:style-name="ce13" table:formula="of:=IF([.E1479]=&quot;W_REGISTER (RF_CH)&quot;;BIN2DEC([.D1480]);IF([.E1479]=&quot;W_REGISTER (TX_ADDR)&quot;;CONCATENATE(&quot;0x&quot;;BIN2HEX([.D1484]);BIN2HEX([.D1483]);BIN2HEX([.D1482]);BIN2HEX([.D1481]);BIN2HEX([.D1480]));&quot;&quot;))" office:value-type="string" office:string-value="" calcext:value-type="error">
            <text:p>#N/D</text:p>
          </table:table-cell>
          <table:table-cell table:style-name="ce17" table:formula="of:=IF(OR([.E1478]=&quot;W_TX_PAYLOAD&quot;;AND([.G1478]&lt;&gt;&quot;&quot;;[.E1479]=&quot;&quot;));BIN2HEX([.D147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0123098000000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480]=[.B1479];&quot;&quot;;VLOOKUP([.D1480];[$Spec.A$1:$Spec.B$1048576];2;0))">
            <text:p/>
          </table:table-cell>
          <table:table-cell table:style-name="ce13" table:formula="of:=IF([.E1480]=&quot;W_REGISTER (RF_CH)&quot;;BIN2DEC([.D1481]);IF([.E1480]=&quot;W_REGISTER (TX_ADDR)&quot;;CONCATENATE(&quot;0x&quot;;BIN2HEX([.D1485]);BIN2HEX([.D1484]);BIN2HEX([.D1483]);BIN2HEX([.D1482]);BIN2HEX([.D1481]));&quot;&quot;))">
            <text:p/>
          </table:table-cell>
          <table:table-cell table:style-name="ce17" table:formula="of:=IF(OR([.E1479]=&quot;W_TX_PAYLOAD&quot;;AND([.G1479]&lt;&gt;&quot;&quot;;[.E1480]=&quot;&quot;));BIN2HEX([.D148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01374484000000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481]=[.B1480];&quot;&quot;;VLOOKUP([.D1481];[$Spec.A$1:$Spec.B$1048576];2;0))" office:value-type="string" office:string-value="" calcext:value-type="error">
            <text:p>#N/D</text:p>
          </table:table-cell>
          <table:table-cell table:style-name="ce13" table:formula="of:=IF([.E1481]=&quot;W_REGISTER (RF_CH)&quot;;BIN2DEC([.D1482]);IF([.E1481]=&quot;W_REGISTER (TX_ADDR)&quot;;CONCATENATE(&quot;0x&quot;;BIN2HEX([.D1486]);BIN2HEX([.D1485]);BIN2HEX([.D1484]);BIN2HEX([.D1483]);BIN2HEX([.D1482]));&quot;&quot;))" office:value-type="string" office:string-value="" calcext:value-type="error">
            <text:p>#N/D</text:p>
          </table:table-cell>
          <table:table-cell table:style-name="ce17" table:formula="of:=IF(OR([.E1480]=&quot;W_TX_PAYLOAD&quot;;AND([.G1480]&lt;&gt;&quot;&quot;;[.E1481]=&quot;&quot;));BIN2HEX([.D148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01494068000000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1482]=[.B1481];&quot;&quot;;VLOOKUP([.D1482];[$Spec.A$1:$Spec.B$1048576];2;0))" office:value-type="string" office:string-value="" calcext:value-type="error">
            <text:p>#N/D</text:p>
          </table:table-cell>
          <table:table-cell table:style-name="ce13" table:formula="of:=IF([.E1482]=&quot;W_REGISTER (RF_CH)&quot;;BIN2DEC([.D1483]);IF([.E1482]=&quot;W_REGISTER (TX_ADDR)&quot;;CONCATENATE(&quot;0x&quot;;BIN2HEX([.D1487]);BIN2HEX([.D1486]);BIN2HEX([.D1485]);BIN2HEX([.D1484]);BIN2HEX([.D1483]));&quot;&quot;))" office:value-type="string" office:string-value="" calcext:value-type="error">
            <text:p>#N/D</text:p>
          </table:table-cell>
          <table:table-cell table:style-name="ce17" table:formula="of:=IF(OR([.E1481]=&quot;W_TX_PAYLOAD&quot;;AND([.G1481]&lt;&gt;&quot;&quot;;[.E1482]=&quot;&quot;));BIN2HEX([.D148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01610664000000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1483]=[.B1482];&quot;&quot;;VLOOKUP([.D1483];[$Spec.A$1:$Spec.B$1048576];2;0))">
            <text:p/>
          </table:table-cell>
          <table:table-cell table:style-name="ce13" table:formula="of:=IF([.E1483]=&quot;W_REGISTER (RF_CH)&quot;;BIN2DEC([.D1484]);IF([.E1483]=&quot;W_REGISTER (TX_ADDR)&quot;;CONCATENATE(&quot;0x&quot;;BIN2HEX([.D1488]);BIN2HEX([.D1487]);BIN2HEX([.D1486]);BIN2HEX([.D1485]);BIN2HEX([.D1484]));&quot;&quot;))">
            <text:p/>
          </table:table-cell>
          <table:table-cell table:style-name="ce17" table:formula="of:=IF(OR([.E1482]=&quot;W_TX_PAYLOAD&quot;;AND([.G1482]&lt;&gt;&quot;&quot;;[.E1483]=&quot;&quot;));BIN2HEX([.D148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01743204000000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1484]=[.B1483];&quot;&quot;;VLOOKUP([.D1484];[$Spec.A$1:$Spec.B$1048576];2;0))">
            <text:p/>
          </table:table-cell>
          <table:table-cell table:style-name="ce13" table:formula="of:=IF([.E1484]=&quot;W_REGISTER (RF_CH)&quot;;BIN2DEC([.D1485]);IF([.E1484]=&quot;W_REGISTER (TX_ADDR)&quot;;CONCATENATE(&quot;0x&quot;;BIN2HEX([.D1489]);BIN2HEX([.D1488]);BIN2HEX([.D1487]);BIN2HEX([.D1486]);BIN2HEX([.D1485]));&quot;&quot;))">
            <text:p/>
          </table:table-cell>
          <table:table-cell table:style-name="ce17" table:formula="of:=IF(OR([.E1483]=&quot;W_TX_PAYLOAD&quot;;AND([.G1483]&lt;&gt;&quot;&quot;;[.E1484]=&quot;&quot;));BIN2HEX([.D148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01859796000000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<text:s/>1000 <text:s/>0100</text:p>
          </table:table-cell>
          <table:table-cell/>
          <table:table-cell table:style-name="ce13" table:formula="of:=IF([.B1485]=[.B1484];&quot;&quot;;VLOOKUP([.D1485];[$Spec.A$1:$Spec.B$1048576];2;0))">
            <text:p/>
          </table:table-cell>
          <table:table-cell table:style-name="ce13" table:formula="of:=IF([.E1485]=&quot;W_REGISTER (RF_CH)&quot;;BIN2DEC([.D1486]);IF([.E1485]=&quot;W_REGISTER (TX_ADDR)&quot;;CONCATENATE(&quot;0x&quot;;BIN2HEX([.D1490]);BIN2HEX([.D1489]);BIN2HEX([.D1488]);BIN2HEX([.D1487]);BIN2HEX([.D1486]));&quot;&quot;))">
            <text:p/>
          </table:table-cell>
          <table:table-cell table:style-name="ce17" table:formula="of:=IF(OR([.E1484]=&quot;W_TX_PAYLOAD&quot;;AND([.G1484]&lt;&gt;&quot;&quot;;[.E1485]=&quot;&quot;));BIN2HEX([.D148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01976388000000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486]=[.B1485];&quot;&quot;;VLOOKUP([.D1486];[$Spec.A$1:$Spec.B$1048576];2;0))">
            <text:p/>
          </table:table-cell>
          <table:table-cell table:style-name="ce13" table:formula="of:=IF([.E1486]=&quot;W_REGISTER (RF_CH)&quot;;BIN2DEC([.D1487]);IF([.E1486]=&quot;W_REGISTER (TX_ADDR)&quot;;CONCATENATE(&quot;0x&quot;;BIN2HEX([.D1491]);BIN2HEX([.D1490]);BIN2HEX([.D1489]);BIN2HEX([.D1488]);BIN2HEX([.D1487]));&quot;&quot;))">
            <text:p/>
          </table:table-cell>
          <table:table-cell table:style-name="ce17" table:formula="of:=IF(OR([.E1485]=&quot;W_TX_PAYLOAD&quot;;AND([.G1485]&lt;&gt;&quot;&quot;;[.E1486]=&quot;&quot;));BIN2HEX([.D148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02092984000000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1487]=[.B1486];&quot;&quot;;VLOOKUP([.D1487];[$Spec.A$1:$Spec.B$1048576];2;0))">
            <text:p/>
          </table:table-cell>
          <table:table-cell table:style-name="ce13" table:formula="of:=IF([.E1487]=&quot;W_REGISTER (RF_CH)&quot;;BIN2DEC([.D1488]);IF([.E1487]=&quot;W_REGISTER (TX_ADDR)&quot;;CONCATENATE(&quot;0x&quot;;BIN2HEX([.D1492]);BIN2HEX([.D1491]);BIN2HEX([.D1490]);BIN2HEX([.D1489]);BIN2HEX([.D1488]));&quot;&quot;))">
            <text:p/>
          </table:table-cell>
          <table:table-cell table:style-name="ce17" table:formula="of:=IF(OR([.E1486]=&quot;W_TX_PAYLOAD&quot;;AND([.G1486]&lt;&gt;&quot;&quot;;[.E1487]=&quot;&quot;));BIN2HEX([.D148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02209576000000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488]=[.B1487];&quot;&quot;;VLOOKUP([.D1488];[$Spec.A$1:$Spec.B$1048576];2;0))">
            <text:p/>
          </table:table-cell>
          <table:table-cell table:style-name="ce13" table:formula="of:=IF([.E1488]=&quot;W_REGISTER (RF_CH)&quot;;BIN2DEC([.D1489]);IF([.E1488]=&quot;W_REGISTER (TX_ADDR)&quot;;CONCATENATE(&quot;0x&quot;;BIN2HEX([.D1493]);BIN2HEX([.D1492]);BIN2HEX([.D1491]);BIN2HEX([.D1490]);BIN2HEX([.D1489]));&quot;&quot;))">
            <text:p/>
          </table:table-cell>
          <table:table-cell table:style-name="ce17" table:formula="of:=IF(OR([.E1487]=&quot;W_TX_PAYLOAD&quot;;AND([.G1487]&lt;&gt;&quot;&quot;;[.E1488]=&quot;&quot;));BIN2HEX([.D148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02326168000000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489]=[.B1488];&quot;&quot;;VLOOKUP([.D1489];[$Spec.A$1:$Spec.B$1048576];2;0))">
            <text:p/>
          </table:table-cell>
          <table:table-cell table:style-name="ce13" table:formula="of:=IF([.E1489]=&quot;W_REGISTER (RF_CH)&quot;;BIN2DEC([.D1490]);IF([.E1489]=&quot;W_REGISTER (TX_ADDR)&quot;;CONCATENATE(&quot;0x&quot;;BIN2HEX([.D1494]);BIN2HEX([.D1493]);BIN2HEX([.D1492]);BIN2HEX([.D1491]);BIN2HEX([.D1490]));&quot;&quot;))">
            <text:p/>
          </table:table-cell>
          <table:table-cell table:style-name="ce17" table:formula="of:=IF(OR([.E1488]=&quot;W_TX_PAYLOAD&quot;;AND([.G1488]&lt;&gt;&quot;&quot;;[.E1489]=&quot;&quot;));BIN2HEX([.D148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02442760000000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<text:s/>0000 <text:s/>0100</text:p>
          </table:table-cell>
          <table:table-cell/>
          <table:table-cell table:style-name="ce13" table:formula="of:=IF([.B1490]=[.B1489];&quot;&quot;;VLOOKUP([.D1490];[$Spec.A$1:$Spec.B$1048576];2;0))">
            <text:p/>
          </table:table-cell>
          <table:table-cell table:style-name="ce13" table:formula="of:=IF([.E1490]=&quot;W_REGISTER (RF_CH)&quot;;BIN2DEC([.D1491]);IF([.E1490]=&quot;W_REGISTER (TX_ADDR)&quot;;CONCATENATE(&quot;0x&quot;;BIN2HEX([.D1495]);BIN2HEX([.D1494]);BIN2HEX([.D1493]);BIN2HEX([.D1492]);BIN2HEX([.D1491]));&quot;&quot;))">
            <text:p/>
          </table:table-cell>
          <table:table-cell table:style-name="ce17" table:formula="of:=IF(OR([.E1489]=&quot;W_TX_PAYLOAD&quot;;AND([.G1489]&lt;&gt;&quot;&quot;;[.E1490]=&quot;&quot;));BIN2HEX([.D149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02569320000000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491]=[.B1490];&quot;&quot;;VLOOKUP([.D1491];[$Spec.A$1:$Spec.B$1048576];2;0))" office:value-type="string" office:string-value="" calcext:value-type="error">
            <text:p>#N/D</text:p>
          </table:table-cell>
          <table:table-cell table:style-name="ce13" table:formula="of:=IF([.E1491]=&quot;W_REGISTER (RF_CH)&quot;;BIN2DEC([.D1492]);IF([.E1491]=&quot;W_REGISTER (TX_ADDR)&quot;;CONCATENATE(&quot;0x&quot;;BIN2HEX([.D1496]);BIN2HEX([.D1495]);BIN2HEX([.D1494]);BIN2HEX([.D1493]);BIN2HEX([.D1492]));&quot;&quot;))" office:value-type="string" office:string-value="" calcext:value-type="error">
            <text:p>#N/D</text:p>
          </table:table-cell>
          <table:table-cell table:style-name="ce17" table:formula="of:=IF(OR([.E1490]=&quot;W_TX_PAYLOAD&quot;;AND([.G1490]&lt;&gt;&quot;&quot;;[.E1491]=&quot;&quot;));BIN2HEX([.D149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02685912000000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1492]=[.B1491];&quot;&quot;;VLOOKUP([.D1492];[$Spec.A$1:$Spec.B$1048576];2;0))">
            <text:p/>
          </table:table-cell>
          <table:table-cell table:style-name="ce13" table:formula="of:=IF([.E1492]=&quot;W_REGISTER (RF_CH)&quot;;BIN2DEC([.D1493]);IF([.E1492]=&quot;W_REGISTER (TX_ADDR)&quot;;CONCATENATE(&quot;0x&quot;;BIN2HEX([.D1497]);BIN2HEX([.D1496]);BIN2HEX([.D1495]);BIN2HEX([.D1494]);BIN2HEX([.D1493]));&quot;&quot;))">
            <text:p/>
          </table:table-cell>
          <table:table-cell table:style-name="ce17" table:formula="of:=IF(OR([.E1491]=&quot;W_TX_PAYLOAD&quot;;AND([.G1491]&lt;&gt;&quot;&quot;;[.E1492]=&quot;&quot;));BIN2HEX([.D149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18217280000000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1493]=[.B1492];&quot;&quot;;VLOOKUP([.D1493];[$Spec.A$1:$Spec.B$1048576];2;0))" office:value-type="string" office:string-value="" calcext:value-type="error">
            <text:p>#N/D</text:p>
          </table:table-cell>
          <table:table-cell table:style-name="ce13" table:formula="of:=IF([.E1493]=&quot;W_REGISTER (RF_CH)&quot;;BIN2DEC([.D1494]);IF([.E1493]=&quot;W_REGISTER (TX_ADDR)&quot;;CONCATENATE(&quot;0x&quot;;BIN2HEX([.D1498]);BIN2HEX([.D1497]);BIN2HEX([.D1496]);BIN2HEX([.D1495]);BIN2HEX([.D1494]));&quot;&quot;))" office:value-type="string" office:string-value="" calcext:value-type="error">
            <text:p>#N/D</text:p>
          </table:table-cell>
          <table:table-cell table:style-name="ce17" table:formula="of:=IF(OR([.E1492]=&quot;W_TX_PAYLOAD&quot;;AND([.G1492]&lt;&gt;&quot;&quot;;[.E1493]=&quot;&quot;));BIN2HEX([.D149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18328900000000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494]=[.B1493];&quot;&quot;;VLOOKUP([.D1494];[$Spec.A$1:$Spec.B$1048576];2;0))">
            <text:p/>
          </table:table-cell>
          <table:table-cell table:style-name="ce13" table:formula="of:=IF([.E1494]=&quot;W_REGISTER (RF_CH)&quot;;BIN2DEC([.D1495]);IF([.E1494]=&quot;W_REGISTER (TX_ADDR)&quot;;CONCATENATE(&quot;0x&quot;;BIN2HEX([.D1499]);BIN2HEX([.D1498]);BIN2HEX([.D1497]);BIN2HEX([.D1496]);BIN2HEX([.D1495]));&quot;&quot;))">
            <text:p/>
          </table:table-cell>
          <table:table-cell table:style-name="ce17" table:formula="of:=IF(OR([.E1493]=&quot;W_TX_PAYLOAD&quot;;AND([.G1493]&lt;&gt;&quot;&quot;;[.E1494]=&quot;&quot;));BIN2HEX([.D149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18468428000000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495]=[.B1494];&quot;&quot;;VLOOKUP([.D1495];[$Spec.A$1:$Spec.B$1048576];2;0))" office:value-type="string" office:string-value="" calcext:value-type="error">
            <text:p>#N/D</text:p>
          </table:table-cell>
          <table:table-cell table:style-name="ce13" table:formula="of:=IF([.E1495]=&quot;W_REGISTER (RF_CH)&quot;;BIN2DEC([.D1496]);IF([.E1495]=&quot;W_REGISTER (TX_ADDR)&quot;;CONCATENATE(&quot;0x&quot;;BIN2HEX([.D1500]);BIN2HEX([.D1499]);BIN2HEX([.D1498]);BIN2HEX([.D1497]);BIN2HEX([.D1496]));&quot;&quot;))" office:value-type="string" office:string-value="" calcext:value-type="error">
            <text:p>#N/D</text:p>
          </table:table-cell>
          <table:table-cell table:style-name="ce17" table:formula="of:=IF(OR([.E1494]=&quot;W_TX_PAYLOAD&quot;;AND([.G1494]&lt;&gt;&quot;&quot;;[.E1495]=&quot;&quot;));BIN2HEX([.D149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1859698400000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496]=[.B1495];&quot;&quot;;VLOOKUP([.D1496];[$Spec.A$1:$Spec.B$1048576];2;0))" office:value-type="string" office:string-value="" calcext:value-type="error">
            <text:p>#N/D</text:p>
          </table:table-cell>
          <table:table-cell table:style-name="ce13" table:formula="of:=IF([.E1496]=&quot;W_REGISTER (RF_CH)&quot;;BIN2DEC([.D1497]);IF([.E1496]=&quot;W_REGISTER (TX_ADDR)&quot;;CONCATENATE(&quot;0x&quot;;BIN2HEX([.D1501]);BIN2HEX([.D1500]);BIN2HEX([.D1499]);BIN2HEX([.D1498]);BIN2HEX([.D1497]));&quot;&quot;))" office:value-type="string" office:string-value="" calcext:value-type="error">
            <text:p>#N/D</text:p>
          </table:table-cell>
          <table:table-cell table:style-name="ce17" table:formula="of:=IF(OR([.E1495]=&quot;W_TX_PAYLOAD&quot;;AND([.G1495]&lt;&gt;&quot;&quot;;[.E1496]=&quot;&quot;));BIN2HEX([.D149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1871358000000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497]=[.B1496];&quot;&quot;;VLOOKUP([.D1497];[$Spec.A$1:$Spec.B$1048576];2;0))">
            <text:p/>
          </table:table-cell>
          <table:table-cell table:style-name="ce13" table:formula="of:=IF([.E1497]=&quot;W_REGISTER (RF_CH)&quot;;BIN2DEC([.D1498]);IF([.E1497]=&quot;W_REGISTER (TX_ADDR)&quot;;CONCATENATE(&quot;0x&quot;;BIN2HEX([.D1502]);BIN2HEX([.D1501]);BIN2HEX([.D1500]);BIN2HEX([.D1499]);BIN2HEX([.D1498]));&quot;&quot;))">
            <text:p/>
          </table:table-cell>
          <table:table-cell table:style-name="ce17" table:formula="of:=IF(OR([.E1496]=&quot;W_TX_PAYLOAD&quot;;AND([.G1496]&lt;&gt;&quot;&quot;;[.E1497]=&quot;&quot;));BIN2HEX([.D149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18845120000000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498]=[.B1497];&quot;&quot;;VLOOKUP([.D1498];[$Spec.A$1:$Spec.B$1048576];2;0))" office:value-type="string" office:string-value="" calcext:value-type="error">
            <text:p>#N/D</text:p>
          </table:table-cell>
          <table:table-cell table:style-name="ce13" table:formula="of:=IF([.E1498]=&quot;W_REGISTER (RF_CH)&quot;;BIN2DEC([.D1499]);IF([.E1498]=&quot;W_REGISTER (TX_ADDR)&quot;;CONCATENATE(&quot;0x&quot;;BIN2HEX([.D1503]);BIN2HEX([.D1502]);BIN2HEX([.D1501]);BIN2HEX([.D1500]);BIN2HEX([.D1499]));&quot;&quot;))" office:value-type="string" office:string-value="" calcext:value-type="error">
            <text:p>#N/D</text:p>
          </table:table-cell>
          <table:table-cell table:style-name="ce17" table:formula="of:=IF(OR([.E1497]=&quot;W_TX_PAYLOAD&quot;;AND([.G1497]&lt;&gt;&quot;&quot;;[.E1498]=&quot;&quot;));BIN2HEX([.D149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18970684000000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499]=[.B1498];&quot;&quot;;VLOOKUP([.D1499];[$Spec.A$1:$Spec.B$1048576];2;0))" office:value-type="string" office:string-value="" calcext:value-type="error">
            <text:p>#N/D</text:p>
          </table:table-cell>
          <table:table-cell table:style-name="ce13" table:formula="of:=IF([.E1499]=&quot;W_REGISTER (RF_CH)&quot;;BIN2DEC([.D1500]);IF([.E1499]=&quot;W_REGISTER (TX_ADDR)&quot;;CONCATENATE(&quot;0x&quot;;BIN2HEX([.D1504]);BIN2HEX([.D1503]);BIN2HEX([.D1502]);BIN2HEX([.D1501]);BIN2HEX([.D1500]));&quot;&quot;))" office:value-type="string" office:string-value="" calcext:value-type="error">
            <text:p>#N/D</text:p>
          </table:table-cell>
          <table:table-cell table:style-name="ce17" table:formula="of:=IF(OR([.E1498]=&quot;W_TX_PAYLOAD&quot;;AND([.G1498]&lt;&gt;&quot;&quot;;[.E1499]=&quot;&quot;));BIN2HEX([.D149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19103228000000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<text:s/>0000 <text:s/>1111</text:p>
          </table:table-cell>
          <table:table-cell/>
          <table:table-cell table:style-name="ce13" table:formula="of:=IF([.B1500]=[.B1499];&quot;&quot;;VLOOKUP([.D1500];[$Spec.A$1:$Spec.B$1048576];2;0))">
            <text:p/>
          </table:table-cell>
          <table:table-cell table:style-name="ce13" table:formula="of:=IF([.E1500]=&quot;W_REGISTER (RF_CH)&quot;;BIN2DEC([.D1501]);IF([.E1500]=&quot;W_REGISTER (TX_ADDR)&quot;;CONCATENATE(&quot;0x&quot;;BIN2HEX([.D1505]);BIN2HEX([.D1504]);BIN2HEX([.D1503]);BIN2HEX([.D1502]);BIN2HEX([.D1501]));&quot;&quot;))">
            <text:p/>
          </table:table-cell>
          <table:table-cell table:style-name="ce17" table:formula="of:=IF(OR([.E1499]=&quot;W_TX_PAYLOAD&quot;;AND([.G1499]&lt;&gt;&quot;&quot;;[.E1500]=&quot;&quot;));BIN2HEX([.D150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37057192000000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1501]=[.B1500];&quot;&quot;;VLOOKUP([.D1501];[$Spec.A$1:$Spec.B$1048576];2;0))" office:value-type="string" office:string-value="" calcext:value-type="error">
            <text:p>#N/D</text:p>
          </table:table-cell>
          <table:table-cell table:style-name="ce13" table:formula="of:=IF([.E1501]=&quot;W_REGISTER (RF_CH)&quot;;BIN2DEC([.D1502]);IF([.E1501]=&quot;W_REGISTER (TX_ADDR)&quot;;CONCATENATE(&quot;0x&quot;;BIN2HEX([.D1506]);BIN2HEX([.D1505]);BIN2HEX([.D1504]);BIN2HEX([.D1503]);BIN2HEX([.D1502]));&quot;&quot;))" office:value-type="string" office:string-value="" calcext:value-type="error">
            <text:p>#N/D</text:p>
          </table:table-cell>
          <table:table-cell table:style-name="ce17" table:formula="of:=IF(OR([.E1500]=&quot;W_TX_PAYLOAD&quot;;AND([.G1500]&lt;&gt;&quot;&quot;;[.E1501]=&quot;&quot;));BIN2HEX([.D150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37168808000000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502]=[.B1501];&quot;&quot;;VLOOKUP([.D1502];[$Spec.A$1:$Spec.B$1048576];2;0))">
            <text:p/>
          </table:table-cell>
          <table:table-cell table:style-name="ce13" table:formula="of:=IF([.E1502]=&quot;W_REGISTER (RF_CH)&quot;;BIN2DEC([.D1503]);IF([.E1502]=&quot;W_REGISTER (TX_ADDR)&quot;;CONCATENATE(&quot;0x&quot;;BIN2HEX([.D1507]);BIN2HEX([.D1506]);BIN2HEX([.D1505]);BIN2HEX([.D1504]);BIN2HEX([.D1503]));&quot;&quot;))">
            <text:p/>
          </table:table-cell>
          <table:table-cell table:style-name="ce17" table:formula="of:=IF(OR([.E1501]=&quot;W_TX_PAYLOAD&quot;;AND([.G1501]&lt;&gt;&quot;&quot;;[.E1502]=&quot;&quot;));BIN2HEX([.D150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37300356000000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<text:s/>0110 <text:s/>0001</text:p>
          </table:table-cell>
          <table:table-cell/>
          <table:table-cell table:style-name="ce13" table:formula="of:=IF([.B1503]=[.B1502];&quot;&quot;;VLOOKUP([.D1503];[$Spec.A$1:$Spec.B$1048576];2;0))" office:value-type="string" office:string-value="" calcext:value-type="error">
            <text:p>#N/D</text:p>
          </table:table-cell>
          <table:table-cell table:style-name="ce13" table:formula="of:=IF([.E1503]=&quot;W_REGISTER (RF_CH)&quot;;BIN2DEC([.D1504]);IF([.E1503]=&quot;W_REGISTER (TX_ADDR)&quot;;CONCATENATE(&quot;0x&quot;;BIN2HEX([.D1508]);BIN2HEX([.D1507]);BIN2HEX([.D1506]);BIN2HEX([.D1505]);BIN2HEX([.D1504]));&quot;&quot;))" office:value-type="string" office:string-value="" calcext:value-type="error">
            <text:p>#N/D</text:p>
          </table:table-cell>
          <table:table-cell table:style-name="ce17" table:formula="of:=IF(OR([.E1502]=&quot;W_TX_PAYLOAD&quot;;AND([.G1502]&lt;&gt;&quot;&quot;;[.E1503]=&quot;&quot;));BIN2HEX([.D150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37427920000000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504]=[.B1503];&quot;&quot;;VLOOKUP([.D1504];[$Spec.A$1:$Spec.B$1048576];2;0))">
            <text:p/>
          </table:table-cell>
          <table:table-cell table:style-name="ce13" table:formula="of:=IF([.E1504]=&quot;W_REGISTER (RF_CH)&quot;;BIN2DEC([.D1505]);IF([.E1504]=&quot;W_REGISTER (TX_ADDR)&quot;;CONCATENATE(&quot;0x&quot;;BIN2HEX([.D1509]);BIN2HEX([.D1508]);BIN2HEX([.D1507]);BIN2HEX([.D1506]);BIN2HEX([.D1505]));&quot;&quot;))">
            <text:p/>
          </table:table-cell>
          <table:table-cell table:style-name="ce17" table:formula="of:=IF(OR([.E1503]=&quot;W_TX_PAYLOAD&quot;;AND([.G1503]&lt;&gt;&quot;&quot;;[.E1504]=&quot;&quot;));BIN2HEX([.D150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37548512000000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505]=[.B1504];&quot;&quot;;VLOOKUP([.D1505];[$Spec.A$1:$Spec.B$1048576];2;0))">
            <text:p/>
          </table:table-cell>
          <table:table-cell table:style-name="ce13" table:formula="of:=IF([.E1505]=&quot;W_REGISTER (RF_CH)&quot;;BIN2DEC([.D1506]);IF([.E1505]=&quot;W_REGISTER (TX_ADDR)&quot;;CONCATENATE(&quot;0x&quot;;BIN2HEX([.D1510]);BIN2HEX([.D1509]);BIN2HEX([.D1508]);BIN2HEX([.D1507]);BIN2HEX([.D1506]));&quot;&quot;))">
            <text:p/>
          </table:table-cell>
          <table:table-cell table:style-name="ce17" table:formula="of:=IF(OR([.E1504]=&quot;W_TX_PAYLOAD&quot;;AND([.G1504]&lt;&gt;&quot;&quot;;[.E1505]=&quot;&quot;));BIN2HEX([.D150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37665116000000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506]=[.B1505];&quot;&quot;;VLOOKUP([.D1506];[$Spec.A$1:$Spec.B$1048576];2;0))">
            <text:p/>
          </table:table-cell>
          <table:table-cell table:style-name="ce13" table:formula="of:=IF([.E1506]=&quot;W_REGISTER (RF_CH)&quot;;BIN2DEC([.D1507]);IF([.E1506]=&quot;W_REGISTER (TX_ADDR)&quot;;CONCATENATE(&quot;0x&quot;;BIN2HEX([.D1511]);BIN2HEX([.D1510]);BIN2HEX([.D1509]);BIN2HEX([.D1508]);BIN2HEX([.D1507]));&quot;&quot;))">
            <text:p/>
          </table:table-cell>
          <table:table-cell table:style-name="ce17" table:formula="of:=IF(OR([.E1505]=&quot;W_TX_PAYLOAD&quot;;AND([.G1505]&lt;&gt;&quot;&quot;;[.E1506]=&quot;&quot;));BIN2HEX([.D150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37783712000000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507]=[.B1506];&quot;&quot;;VLOOKUP([.D1507];[$Spec.A$1:$Spec.B$1048576];2;0))">
            <text:p/>
          </table:table-cell>
          <table:table-cell table:style-name="ce13" table:formula="of:=IF([.E1507]=&quot;W_REGISTER (RF_CH)&quot;;BIN2DEC([.D1508]);IF([.E1507]=&quot;W_REGISTER (TX_ADDR)&quot;;CONCATENATE(&quot;0x&quot;;BIN2HEX([.D1512]);BIN2HEX([.D1511]);BIN2HEX([.D1510]);BIN2HEX([.D1509]);BIN2HEX([.D1508]));&quot;&quot;))">
            <text:p/>
          </table:table-cell>
          <table:table-cell table:style-name="ce17" table:formula="of:=IF(OR([.E1506]=&quot;W_TX_PAYLOAD&quot;;AND([.G1506]&lt;&gt;&quot;&quot;;[.E1507]=&quot;&quot;));BIN2HEX([.D150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37901312000000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508]=[.B1507];&quot;&quot;;VLOOKUP([.D1508];[$Spec.A$1:$Spec.B$1048576];2;0))">
            <text:p/>
          </table:table-cell>
          <table:table-cell table:style-name="ce13" table:formula="of:=IF([.E1508]=&quot;W_REGISTER (RF_CH)&quot;;BIN2DEC([.D1509]);IF([.E1508]=&quot;W_REGISTER (TX_ADDR)&quot;;CONCATENATE(&quot;0x&quot;;BIN2HEX([.D1513]);BIN2HEX([.D1512]);BIN2HEX([.D1511]);BIN2HEX([.D1510]);BIN2HEX([.D1509]));&quot;&quot;))">
            <text:p/>
          </table:table-cell>
          <table:table-cell table:style-name="ce17" table:formula="of:=IF(OR([.E1507]=&quot;W_TX_PAYLOAD&quot;;AND([.G1507]&lt;&gt;&quot;&quot;;[.E1508]=&quot;&quot;));BIN2HEX([.D150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38019908000000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509]=[.B1508];&quot;&quot;;VLOOKUP([.D1509];[$Spec.A$1:$Spec.B$1048576];2;0))">
            <text:p/>
          </table:table-cell>
          <table:table-cell table:style-name="ce13" table:formula="of:=IF([.E1509]=&quot;W_REGISTER (RF_CH)&quot;;BIN2DEC([.D1510]);IF([.E1509]=&quot;W_REGISTER (TX_ADDR)&quot;;CONCATENATE(&quot;0x&quot;;BIN2HEX([.D1514]);BIN2HEX([.D1513]);BIN2HEX([.D1512]);BIN2HEX([.D1511]);BIN2HEX([.D1510]));&quot;&quot;))">
            <text:p/>
          </table:table-cell>
          <table:table-cell table:style-name="ce17" table:formula="of:=IF(OR([.E1508]=&quot;W_TX_PAYLOAD&quot;;AND([.G1508]&lt;&gt;&quot;&quot;;[.E1509]=&quot;&quot;));BIN2HEX([.D150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38137512000000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510]=[.B1509];&quot;&quot;;VLOOKUP([.D1510];[$Spec.A$1:$Spec.B$1048576];2;0))">
            <text:p/>
          </table:table-cell>
          <table:table-cell table:style-name="ce13" table:formula="of:=IF([.E1510]=&quot;W_REGISTER (RF_CH)&quot;;BIN2DEC([.D1511]);IF([.E1510]=&quot;W_REGISTER (TX_ADDR)&quot;;CONCATENATE(&quot;0x&quot;;BIN2HEX([.D1515]);BIN2HEX([.D1514]);BIN2HEX([.D1513]);BIN2HEX([.D1512]);BIN2HEX([.D1511]));&quot;&quot;))">
            <text:p/>
          </table:table-cell>
          <table:table-cell table:style-name="ce17" table:formula="of:=IF(OR([.E1509]=&quot;W_TX_PAYLOAD&quot;;AND([.G1509]&lt;&gt;&quot;&quot;;[.E1510]=&quot;&quot;));BIN2HEX([.D151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38255112000000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511]=[.B1510];&quot;&quot;;VLOOKUP([.D1511];[$Spec.A$1:$Spec.B$1048576];2;0))">
            <text:p/>
          </table:table-cell>
          <table:table-cell table:style-name="ce13" table:formula="of:=IF([.E1511]=&quot;W_REGISTER (RF_CH)&quot;;BIN2DEC([.D1512]);IF([.E1511]=&quot;W_REGISTER (TX_ADDR)&quot;;CONCATENATE(&quot;0x&quot;;BIN2HEX([.D1516]);BIN2HEX([.D1515]);BIN2HEX([.D1514]);BIN2HEX([.D1513]);BIN2HEX([.D1512]));&quot;&quot;))">
            <text:p/>
          </table:table-cell>
          <table:table-cell table:style-name="ce17" table:formula="of:=IF(OR([.E1510]=&quot;W_TX_PAYLOAD&quot;;AND([.G1510]&lt;&gt;&quot;&quot;;[.E1511]=&quot;&quot;));BIN2HEX([.D151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38381680000000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512]=[.B1511];&quot;&quot;;VLOOKUP([.D1512];[$Spec.A$1:$Spec.B$1048576];2;0))" office:value-type="string" office:string-value="" calcext:value-type="error">
            <text:p>#N/D</text:p>
          </table:table-cell>
          <table:table-cell table:style-name="ce13" table:formula="of:=IF([.E1512]=&quot;W_REGISTER (RF_CH)&quot;;BIN2DEC([.D1513]);IF([.E1512]=&quot;W_REGISTER (TX_ADDR)&quot;;CONCATENATE(&quot;0x&quot;;BIN2HEX([.D1517]);BIN2HEX([.D1516]);BIN2HEX([.D1515]);BIN2HEX([.D1514]);BIN2HEX([.D1513]));&quot;&quot;))" office:value-type="string" office:string-value="" calcext:value-type="error">
            <text:p>#N/D</text:p>
          </table:table-cell>
          <table:table-cell table:style-name="ce17" table:formula="of:=IF(OR([.E1511]=&quot;W_TX_PAYLOAD&quot;;AND([.G1511]&lt;&gt;&quot;&quot;;[.E1512]=&quot;&quot;));BIN2HEX([.D151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38536156000000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513]=[.B1512];&quot;&quot;;VLOOKUP([.D1513];[$Spec.A$1:$Spec.B$1048576];2;0))" office:value-type="string" office:string-value="" calcext:value-type="error">
            <text:p>#N/D</text:p>
          </table:table-cell>
          <table:table-cell table:style-name="ce13" table:formula="of:=IF([.E1513]=&quot;W_REGISTER (RF_CH)&quot;;BIN2DEC([.D1514]);IF([.E1513]=&quot;W_REGISTER (TX_ADDR)&quot;;CONCATENATE(&quot;0x&quot;;BIN2HEX([.D1518]);BIN2HEX([.D1517]);BIN2HEX([.D1516]);BIN2HEX([.D1515]);BIN2HEX([.D1514]));&quot;&quot;))" office:value-type="string" office:string-value="" calcext:value-type="error">
            <text:p>#N/D</text:p>
          </table:table-cell>
          <table:table-cell table:style-name="ce17" table:formula="of:=IF(OR([.E1512]=&quot;W_TX_PAYLOAD&quot;;AND([.G1512]&lt;&gt;&quot;&quot;;[.E1513]=&quot;&quot;));BIN2HEX([.D151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38652756000000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514]=[.B1513];&quot;&quot;;VLOOKUP([.D1514];[$Spec.A$1:$Spec.B$1048576];2;0))">
            <text:p/>
          </table:table-cell>
          <table:table-cell table:style-name="ce13" table:formula="of:=IF([.E1514]=&quot;W_REGISTER (RF_CH)&quot;;BIN2DEC([.D1515]);IF([.E1514]=&quot;W_REGISTER (TX_ADDR)&quot;;CONCATENATE(&quot;0x&quot;;BIN2HEX([.D1519]);BIN2HEX([.D1518]);BIN2HEX([.D1517]);BIN2HEX([.D1516]);BIN2HEX([.D1515]));&quot;&quot;))">
            <text:p/>
          </table:table-cell>
          <table:table-cell table:style-name="ce17" table:formula="of:=IF(OR([.E1513]=&quot;W_TX_PAYLOAD&quot;;AND([.G1513]&lt;&gt;&quot;&quot;;[.E1514]=&quot;&quot;));BIN2HEX([.D151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38773340000000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515]=[.B1514];&quot;&quot;;VLOOKUP([.D1515];[$Spec.A$1:$Spec.B$1048576];2;0))" office:value-type="string" office:string-value="" calcext:value-type="error">
            <text:p>#N/D</text:p>
          </table:table-cell>
          <table:table-cell table:style-name="ce13" table:formula="of:=IF([.E1515]=&quot;W_REGISTER (RF_CH)&quot;;BIN2DEC([.D1516]);IF([.E1515]=&quot;W_REGISTER (TX_ADDR)&quot;;CONCATENATE(&quot;0x&quot;;BIN2HEX([.D1520]);BIN2HEX([.D1519]);BIN2HEX([.D1518]);BIN2HEX([.D1517]);BIN2HEX([.D1516]));&quot;&quot;))" office:value-type="string" office:string-value="" calcext:value-type="error">
            <text:p>#N/D</text:p>
          </table:table-cell>
          <table:table-cell table:style-name="ce17" table:formula="of:=IF(OR([.E1514]=&quot;W_TX_PAYLOAD&quot;;AND([.G1514]&lt;&gt;&quot;&quot;;[.E1515]=&quot;&quot;));BIN2HEX([.D151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38893920000000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516]=[.B1515];&quot;&quot;;VLOOKUP([.D1516];[$Spec.A$1:$Spec.B$1048576];2;0))" office:value-type="string" office:string-value="" calcext:value-type="error">
            <text:p>#N/D</text:p>
          </table:table-cell>
          <table:table-cell table:style-name="ce13" table:formula="of:=IF([.E1516]=&quot;W_REGISTER (RF_CH)&quot;;BIN2DEC([.D1517]);IF([.E1516]=&quot;W_REGISTER (TX_ADDR)&quot;;CONCATENATE(&quot;0x&quot;;BIN2HEX([.D1521]);BIN2HEX([.D1520]);BIN2HEX([.D1519]);BIN2HEX([.D1518]);BIN2HEX([.D1517]));&quot;&quot;))" office:value-type="string" office:string-value="" calcext:value-type="error">
            <text:p>#N/D</text:p>
          </table:table-cell>
          <table:table-cell table:style-name="ce17" table:formula="of:=IF(OR([.E1515]=&quot;W_TX_PAYLOAD&quot;;AND([.G1515]&lt;&gt;&quot;&quot;;[.E1516]=&quot;&quot;));BIN2HEX([.D151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39015504000000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517]=[.B1516];&quot;&quot;;VLOOKUP([.D1517];[$Spec.A$1:$Spec.B$1048576];2;0))" office:value-type="string" office:string-value="" calcext:value-type="error">
            <text:p>#N/D</text:p>
          </table:table-cell>
          <table:table-cell table:style-name="ce13" table:formula="of:=IF([.E1517]=&quot;W_REGISTER (RF_CH)&quot;;BIN2DEC([.D1518]);IF([.E1517]=&quot;W_REGISTER (TX_ADDR)&quot;;CONCATENATE(&quot;0x&quot;;BIN2HEX([.D1522]);BIN2HEX([.D1521]);BIN2HEX([.D1520]);BIN2HEX([.D1519]);BIN2HEX([.D1518]));&quot;&quot;))" office:value-type="string" office:string-value="" calcext:value-type="error">
            <text:p>#N/D</text:p>
          </table:table-cell>
          <table:table-cell table:style-name="ce17" table:formula="of:=IF(OR([.E1516]=&quot;W_TX_PAYLOAD&quot;;AND([.G1516]&lt;&gt;&quot;&quot;;[.E1517]=&quot;&quot;));BIN2HEX([.D151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39135092000000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1518]=[.B1517];&quot;&quot;;VLOOKUP([.D1518];[$Spec.A$1:$Spec.B$1048576];2;0))" office:value-type="string" office:string-value="" calcext:value-type="error">
            <text:p>#N/D</text:p>
          </table:table-cell>
          <table:table-cell table:style-name="ce13" table:formula="of:=IF([.E1518]=&quot;W_REGISTER (RF_CH)&quot;;BIN2DEC([.D1519]);IF([.E1518]=&quot;W_REGISTER (TX_ADDR)&quot;;CONCATENATE(&quot;0x&quot;;BIN2HEX([.D1523]);BIN2HEX([.D1522]);BIN2HEX([.D1521]);BIN2HEX([.D1520]);BIN2HEX([.D1519]));&quot;&quot;))" office:value-type="string" office:string-value="" calcext:value-type="error">
            <text:p>#N/D</text:p>
          </table:table-cell>
          <table:table-cell table:style-name="ce17" table:formula="of:=IF(OR([.E1517]=&quot;W_TX_PAYLOAD&quot;;AND([.G1517]&lt;&gt;&quot;&quot;;[.E1518]=&quot;&quot;));BIN2HEX([.D151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39251684000000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1519]=[.B1518];&quot;&quot;;VLOOKUP([.D1519];[$Spec.A$1:$Spec.B$1048576];2;0))">
            <text:p/>
          </table:table-cell>
          <table:table-cell table:style-name="ce13" table:formula="of:=IF([.E1519]=&quot;W_REGISTER (RF_CH)&quot;;BIN2DEC([.D1520]);IF([.E1519]=&quot;W_REGISTER (TX_ADDR)&quot;;CONCATENATE(&quot;0x&quot;;BIN2HEX([.D1524]);BIN2HEX([.D1523]);BIN2HEX([.D1522]);BIN2HEX([.D1521]);BIN2HEX([.D1520]));&quot;&quot;))">
            <text:p/>
          </table:table-cell>
          <table:table-cell table:style-name="ce17" table:formula="of:=IF(OR([.E1518]=&quot;W_TX_PAYLOAD&quot;;AND([.G1518]&lt;&gt;&quot;&quot;;[.E1519]=&quot;&quot;));BIN2HEX([.D151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39368276000000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1520]=[.B1519];&quot;&quot;;VLOOKUP([.D1520];[$Spec.A$1:$Spec.B$1048576];2;0))">
            <text:p/>
          </table:table-cell>
          <table:table-cell table:style-name="ce13" table:formula="of:=IF([.E1520]=&quot;W_REGISTER (RF_CH)&quot;;BIN2DEC([.D1521]);IF([.E1520]=&quot;W_REGISTER (TX_ADDR)&quot;;CONCATENATE(&quot;0x&quot;;BIN2HEX([.D1525]);BIN2HEX([.D1524]);BIN2HEX([.D1523]);BIN2HEX([.D1522]);BIN2HEX([.D1521]));&quot;&quot;))">
            <text:p/>
          </table:table-cell>
          <table:table-cell table:style-name="ce17" table:formula="of:=IF(OR([.E1519]=&quot;W_TX_PAYLOAD&quot;;AND([.G1519]&lt;&gt;&quot;&quot;;[.E1520]=&quot;&quot;));BIN2HEX([.D152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39500816000000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<text:s/>1000 <text:s/>0011</text:p>
          </table:table-cell>
          <table:table-cell/>
          <table:table-cell table:style-name="ce13" table:formula="of:=IF([.B1521]=[.B1520];&quot;&quot;;VLOOKUP([.D1521];[$Spec.A$1:$Spec.B$1048576];2;0))">
            <text:p/>
          </table:table-cell>
          <table:table-cell table:style-name="ce13" table:formula="of:=IF([.E1521]=&quot;W_REGISTER (RF_CH)&quot;;BIN2DEC([.D1522]);IF([.E1521]=&quot;W_REGISTER (TX_ADDR)&quot;;CONCATENATE(&quot;0x&quot;;BIN2HEX([.D1526]);BIN2HEX([.D1525]);BIN2HEX([.D1524]);BIN2HEX([.D1523]);BIN2HEX([.D1522]));&quot;&quot;))">
            <text:p/>
          </table:table-cell>
          <table:table-cell table:style-name="ce17" table:formula="of:=IF(OR([.E1520]=&quot;W_TX_PAYLOAD&quot;;AND([.G1520]&lt;&gt;&quot;&quot;;[.E1521]=&quot;&quot;));BIN2HEX([.D152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39617408000000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<text:s/>1110 <text:s/>0000</text:p>
          </table:table-cell>
          <table:table-cell/>
          <table:table-cell table:style-name="ce13" table:formula="of:=IF([.B1522]=[.B1521];&quot;&quot;;VLOOKUP([.D1522];[$Spec.A$1:$Spec.B$1048576];2;0))">
            <text:p/>
          </table:table-cell>
          <table:table-cell table:style-name="ce13" table:formula="of:=IF([.E1522]=&quot;W_REGISTER (RF_CH)&quot;;BIN2DEC([.D1523]);IF([.E1522]=&quot;W_REGISTER (TX_ADDR)&quot;;CONCATENATE(&quot;0x&quot;;BIN2HEX([.D1527]);BIN2HEX([.D1526]);BIN2HEX([.D1525]);BIN2HEX([.D1524]);BIN2HEX([.D1523]));&quot;&quot;))">
            <text:p/>
          </table:table-cell>
          <table:table-cell table:style-name="ce17" table:formula="of:=IF(OR([.E1521]=&quot;W_TX_PAYLOAD&quot;;AND([.G1521]&lt;&gt;&quot;&quot;;[.E1522]=&quot;&quot;));BIN2HEX([.D152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39734000000000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1523]=[.B1522];&quot;&quot;;VLOOKUP([.D1523];[$Spec.A$1:$Spec.B$1048576];2;0))">
            <text:p/>
          </table:table-cell>
          <table:table-cell table:style-name="ce13" table:formula="of:=IF([.E1523]=&quot;W_REGISTER (RF_CH)&quot;;BIN2DEC([.D1524]);IF([.E1523]=&quot;W_REGISTER (TX_ADDR)&quot;;CONCATENATE(&quot;0x&quot;;BIN2HEX([.D1528]);BIN2HEX([.D1527]);BIN2HEX([.D1526]);BIN2HEX([.D1525]);BIN2HEX([.D1524]));&quot;&quot;))">
            <text:p/>
          </table:table-cell>
          <table:table-cell table:style-name="ce17" table:formula="of:=IF(OR([.E1522]=&quot;W_TX_PAYLOAD&quot;;AND([.G1522]&lt;&gt;&quot;&quot;;[.E1523]=&quot;&quot;));BIN2HEX([.D152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39850596000000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524]=[.B1523];&quot;&quot;;VLOOKUP([.D1524];[$Spec.A$1:$Spec.B$1048576];2;0))">
            <text:p/>
          </table:table-cell>
          <table:table-cell table:style-name="ce13" table:formula="of:=IF([.E1524]=&quot;W_REGISTER (RF_CH)&quot;;BIN2DEC([.D1525]);IF([.E1524]=&quot;W_REGISTER (TX_ADDR)&quot;;CONCATENATE(&quot;0x&quot;;BIN2HEX([.D1529]);BIN2HEX([.D1528]);BIN2HEX([.D1527]);BIN2HEX([.D1526]);BIN2HEX([.D1525]));&quot;&quot;))">
            <text:p/>
          </table:table-cell>
          <table:table-cell table:style-name="ce17" table:formula="of:=IF(OR([.E1523]=&quot;W_TX_PAYLOAD&quot;;AND([.G1523]&lt;&gt;&quot;&quot;;[.E1524]=&quot;&quot;));BIN2HEX([.D152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39967188000000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525]=[.B1524];&quot;&quot;;VLOOKUP([.D1525];[$Spec.A$1:$Spec.B$1048576];2;0))">
            <text:p/>
          </table:table-cell>
          <table:table-cell table:style-name="ce13" table:formula="of:=IF([.E1525]=&quot;W_REGISTER (RF_CH)&quot;;BIN2DEC([.D1526]);IF([.E1525]=&quot;W_REGISTER (TX_ADDR)&quot;;CONCATENATE(&quot;0x&quot;;BIN2HEX([.D1530]);BIN2HEX([.D1529]);BIN2HEX([.D1528]);BIN2HEX([.D1527]);BIN2HEX([.D1526]));&quot;&quot;))">
            <text:p/>
          </table:table-cell>
          <table:table-cell table:style-name="ce17" table:formula="of:=IF(OR([.E1524]=&quot;W_TX_PAYLOAD&quot;;AND([.G1524]&lt;&gt;&quot;&quot;;[.E1525]=&quot;&quot;));BIN2HEX([.D152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40083780000000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<text:s/>0000 <text:s/>0011</text:p>
          </table:table-cell>
          <table:table-cell/>
          <table:table-cell table:style-name="ce13" table:formula="of:=IF([.B1526]=[.B1525];&quot;&quot;;VLOOKUP([.D1526];[$Spec.A$1:$Spec.B$1048576];2;0))">
            <text:p/>
          </table:table-cell>
          <table:table-cell table:style-name="ce13" table:formula="of:=IF([.E1526]=&quot;W_REGISTER (RF_CH)&quot;;BIN2DEC([.D1527]);IF([.E1526]=&quot;W_REGISTER (TX_ADDR)&quot;;CONCATENATE(&quot;0x&quot;;BIN2HEX([.D1531]);BIN2HEX([.D1530]);BIN2HEX([.D1529]);BIN2HEX([.D1528]);BIN2HEX([.D1527]));&quot;&quot;))">
            <text:p/>
          </table:table-cell>
          <table:table-cell table:style-name="ce17" table:formula="of:=IF(OR([.E1525]=&quot;W_TX_PAYLOAD&quot;;AND([.G1525]&lt;&gt;&quot;&quot;;[.E1526]=&quot;&quot;));BIN2HEX([.D152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40210340000000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527]=[.B1526];&quot;&quot;;VLOOKUP([.D1527];[$Spec.A$1:$Spec.B$1048576];2;0))" office:value-type="string" office:string-value="" calcext:value-type="error">
            <text:p>#N/D</text:p>
          </table:table-cell>
          <table:table-cell table:style-name="ce13" table:formula="of:=IF([.E1527]=&quot;W_REGISTER (RF_CH)&quot;;BIN2DEC([.D1528]);IF([.E1527]=&quot;W_REGISTER (TX_ADDR)&quot;;CONCATENATE(&quot;0x&quot;;BIN2HEX([.D1532]);BIN2HEX([.D1531]);BIN2HEX([.D1530]);BIN2HEX([.D1529]);BIN2HEX([.D1528]));&quot;&quot;))" office:value-type="string" office:string-value="" calcext:value-type="error">
            <text:p>#N/D</text:p>
          </table:table-cell>
          <table:table-cell table:style-name="ce17" table:formula="of:=IF(OR([.E1526]=&quot;W_TX_PAYLOAD&quot;;AND([.G1526]&lt;&gt;&quot;&quot;;[.E1527]=&quot;&quot;));BIN2HEX([.D152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40326932000000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1528]=[.B1527];&quot;&quot;;VLOOKUP([.D1528];[$Spec.A$1:$Spec.B$1048576];2;0))">
            <text:p/>
          </table:table-cell>
          <table:table-cell table:style-name="ce13" table:formula="of:=IF([.E1528]=&quot;W_REGISTER (RF_CH)&quot;;BIN2DEC([.D1529]);IF([.E1528]=&quot;W_REGISTER (TX_ADDR)&quot;;CONCATENATE(&quot;0x&quot;;BIN2HEX([.D1533]);BIN2HEX([.D1532]);BIN2HEX([.D1531]);BIN2HEX([.D1530]);BIN2HEX([.D1529]));&quot;&quot;))">
            <text:p/>
          </table:table-cell>
          <table:table-cell table:style-name="ce17" table:formula="of:=IF(OR([.E1527]=&quot;W_TX_PAYLOAD&quot;;AND([.G1527]&lt;&gt;&quot;&quot;;[.E1528]=&quot;&quot;));BIN2HEX([.D152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57486308000000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1529]=[.B1528];&quot;&quot;;VLOOKUP([.D1529];[$Spec.A$1:$Spec.B$1048576];2;0))" office:value-type="string" office:string-value="" calcext:value-type="error">
            <text:p>#N/D</text:p>
          </table:table-cell>
          <table:table-cell table:style-name="ce13" table:formula="of:=IF([.E1529]=&quot;W_REGISTER (RF_CH)&quot;;BIN2DEC([.D1530]);IF([.E1529]=&quot;W_REGISTER (TX_ADDR)&quot;;CONCATENATE(&quot;0x&quot;;BIN2HEX([.D1534]);BIN2HEX([.D1533]);BIN2HEX([.D1532]);BIN2HEX([.D1531]);BIN2HEX([.D1530]));&quot;&quot;))" office:value-type="string" office:string-value="" calcext:value-type="error">
            <text:p>#N/D</text:p>
          </table:table-cell>
          <table:table-cell table:style-name="ce17" table:formula="of:=IF(OR([.E1528]=&quot;W_TX_PAYLOAD&quot;;AND([.G1528]&lt;&gt;&quot;&quot;;[.E1529]=&quot;&quot;));BIN2HEX([.D152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57597924000000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530]=[.B1529];&quot;&quot;;VLOOKUP([.D1530];[$Spec.A$1:$Spec.B$1048576];2;0))">
            <text:p/>
          </table:table-cell>
          <table:table-cell table:style-name="ce13" table:formula="of:=IF([.E1530]=&quot;W_REGISTER (RF_CH)&quot;;BIN2DEC([.D1531]);IF([.E1530]=&quot;W_REGISTER (TX_ADDR)&quot;;CONCATENATE(&quot;0x&quot;;BIN2HEX([.D1535]);BIN2HEX([.D1534]);BIN2HEX([.D1533]);BIN2HEX([.D1532]);BIN2HEX([.D1531]));&quot;&quot;))">
            <text:p/>
          </table:table-cell>
          <table:table-cell table:style-name="ce17" table:formula="of:=IF(OR([.E1529]=&quot;W_TX_PAYLOAD&quot;;AND([.G1529]&lt;&gt;&quot;&quot;;[.E1530]=&quot;&quot;));BIN2HEX([.D153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57730480000000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531]=[.B1530];&quot;&quot;;VLOOKUP([.D1531];[$Spec.A$1:$Spec.B$1048576];2;0))" office:value-type="string" office:string-value="" calcext:value-type="error">
            <text:p>#N/D</text:p>
          </table:table-cell>
          <table:table-cell table:style-name="ce13" table:formula="of:=IF([.E1531]=&quot;W_REGISTER (RF_CH)&quot;;BIN2DEC([.D1532]);IF([.E1531]=&quot;W_REGISTER (TX_ADDR)&quot;;CONCATENATE(&quot;0x&quot;;BIN2HEX([.D1536]);BIN2HEX([.D1535]);BIN2HEX([.D1534]);BIN2HEX([.D1533]);BIN2HEX([.D1532]));&quot;&quot;))" office:value-type="string" office:string-value="" calcext:value-type="error">
            <text:p>#N/D</text:p>
          </table:table-cell>
          <table:table-cell table:style-name="ce17" table:formula="of:=IF(OR([.E1530]=&quot;W_TX_PAYLOAD&quot;;AND([.G1530]&lt;&gt;&quot;&quot;;[.E1531]=&quot;&quot;));BIN2HEX([.D153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57874984000000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532]=[.B1531];&quot;&quot;;VLOOKUP([.D1532];[$Spec.A$1:$Spec.B$1048576];2;0))" office:value-type="string" office:string-value="" calcext:value-type="error">
            <text:p>#N/D</text:p>
          </table:table-cell>
          <table:table-cell table:style-name="ce13" table:formula="of:=IF([.E1532]=&quot;W_REGISTER (RF_CH)&quot;;BIN2DEC([.D1533]);IF([.E1532]=&quot;W_REGISTER (TX_ADDR)&quot;;CONCATENATE(&quot;0x&quot;;BIN2HEX([.D1537]);BIN2HEX([.D1536]);BIN2HEX([.D1535]);BIN2HEX([.D1534]);BIN2HEX([.D1533]));&quot;&quot;))" office:value-type="string" office:string-value="" calcext:value-type="error">
            <text:p>#N/D</text:p>
          </table:table-cell>
          <table:table-cell table:style-name="ce17" table:formula="of:=IF(OR([.E1531]=&quot;W_TX_PAYLOAD&quot;;AND([.G1531]&lt;&gt;&quot;&quot;;[.E1532]=&quot;&quot;));BIN2HEX([.D153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57991584000000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533]=[.B1532];&quot;&quot;;VLOOKUP([.D1533];[$Spec.A$1:$Spec.B$1048576];2;0))">
            <text:p/>
          </table:table-cell>
          <table:table-cell table:style-name="ce13" table:formula="of:=IF([.E1533]=&quot;W_REGISTER (RF_CH)&quot;;BIN2DEC([.D1534]);IF([.E1533]=&quot;W_REGISTER (TX_ADDR)&quot;;CONCATENATE(&quot;0x&quot;;BIN2HEX([.D1538]);BIN2HEX([.D1537]);BIN2HEX([.D1536]);BIN2HEX([.D1535]);BIN2HEX([.D1534]));&quot;&quot;))">
            <text:p/>
          </table:table-cell>
          <table:table-cell table:style-name="ce17" table:formula="of:=IF(OR([.E1532]=&quot;W_TX_PAYLOAD&quot;;AND([.G1532]&lt;&gt;&quot;&quot;;[.E1533]=&quot;&quot;));BIN2HEX([.D153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58130112000000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534]=[.B1533];&quot;&quot;;VLOOKUP([.D1534];[$Spec.A$1:$Spec.B$1048576];2;0))" office:value-type="string" office:string-value="" calcext:value-type="error">
            <text:p>#N/D</text:p>
          </table:table-cell>
          <table:table-cell table:style-name="ce13" table:formula="of:=IF([.E1534]=&quot;W_REGISTER (RF_CH)&quot;;BIN2DEC([.D1535]);IF([.E1534]=&quot;W_REGISTER (TX_ADDR)&quot;;CONCATENATE(&quot;0x&quot;;BIN2HEX([.D1539]);BIN2HEX([.D1538]);BIN2HEX([.D1537]);BIN2HEX([.D1536]);BIN2HEX([.D1535]));&quot;&quot;))" office:value-type="string" office:string-value="" calcext:value-type="error">
            <text:p>#N/D</text:p>
          </table:table-cell>
          <table:table-cell table:style-name="ce17" table:formula="of:=IF(OR([.E1533]=&quot;W_TX_PAYLOAD&quot;;AND([.G1533]&lt;&gt;&quot;&quot;;[.E1534]=&quot;&quot;));BIN2HEX([.D153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5824969600000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1535]=[.B1534];&quot;&quot;;VLOOKUP([.D1535];[$Spec.A$1:$Spec.B$1048576];2;0))" office:value-type="string" office:string-value="" calcext:value-type="error">
            <text:p>#N/D</text:p>
          </table:table-cell>
          <table:table-cell table:style-name="ce13" table:formula="of:=IF([.E1535]=&quot;W_REGISTER (RF_CH)&quot;;BIN2DEC([.D1536]);IF([.E1535]=&quot;W_REGISTER (TX_ADDR)&quot;;CONCATENATE(&quot;0x&quot;;BIN2HEX([.D1540]);BIN2HEX([.D1539]);BIN2HEX([.D1538]);BIN2HEX([.D1537]);BIN2HEX([.D1536]));&quot;&quot;))" office:value-type="string" office:string-value="" calcext:value-type="error">
            <text:p>#N/D</text:p>
          </table:table-cell>
          <table:table-cell table:style-name="ce17" table:formula="of:=IF(OR([.E1534]=&quot;W_TX_PAYLOAD&quot;;AND([.G1534]&lt;&gt;&quot;&quot;;[.E1535]=&quot;&quot;));BIN2HEX([.D153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5836628800000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1536]=[.B1535];&quot;&quot;;VLOOKUP([.D1536];[$Spec.A$1:$Spec.B$1048576];2;0))">
            <text:p/>
          </table:table-cell>
          <table:table-cell table:style-name="ce13" table:formula="of:=IF([.E1536]=&quot;W_REGISTER (RF_CH)&quot;;BIN2DEC([.D1537]);IF([.E1536]=&quot;W_REGISTER (TX_ADDR)&quot;;CONCATENATE(&quot;0x&quot;;BIN2HEX([.D1541]);BIN2HEX([.D1540]);BIN2HEX([.D1539]);BIN2HEX([.D1538]);BIN2HEX([.D1537]));&quot;&quot;))">
            <text:p/>
          </table:table-cell>
          <table:table-cell table:style-name="ce17" table:formula="of:=IF(OR([.E1535]=&quot;W_TX_PAYLOAD&quot;;AND([.G1535]&lt;&gt;&quot;&quot;;[.E1536]=&quot;&quot;));BIN2HEX([.D153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5848288000000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1537]=[.B1536];&quot;&quot;;VLOOKUP([.D1537];[$Spec.A$1:$Spec.B$1048576];2;0))">
            <text:p/>
          </table:table-cell>
          <table:table-cell table:style-name="ce13" table:formula="of:=IF([.E1537]=&quot;W_REGISTER (RF_CH)&quot;;BIN2DEC([.D1538]);IF([.E1537]=&quot;W_REGISTER (TX_ADDR)&quot;;CONCATENATE(&quot;0x&quot;;BIN2HEX([.D1542]);BIN2HEX([.D1541]);BIN2HEX([.D1540]);BIN2HEX([.D1539]);BIN2HEX([.D1538]));&quot;&quot;))">
            <text:p/>
          </table:table-cell>
          <table:table-cell table:style-name="ce17" table:formula="of:=IF(OR([.E1536]=&quot;W_TX_PAYLOAD&quot;;AND([.G1536]&lt;&gt;&quot;&quot;;[.E1537]=&quot;&quot;));BIN2HEX([.D153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5859947600000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<text:s/>1000 <text:s/>0100</text:p>
          </table:table-cell>
          <table:table-cell/>
          <table:table-cell table:style-name="ce13" table:formula="of:=IF([.B1538]=[.B1537];&quot;&quot;;VLOOKUP([.D1538];[$Spec.A$1:$Spec.B$1048576];2;0))">
            <text:p/>
          </table:table-cell>
          <table:table-cell table:style-name="ce13" table:formula="of:=IF([.E1538]=&quot;W_REGISTER (RF_CH)&quot;;BIN2DEC([.D1539]);IF([.E1538]=&quot;W_REGISTER (TX_ADDR)&quot;;CONCATENATE(&quot;0x&quot;;BIN2HEX([.D1543]);BIN2HEX([.D1542]);BIN2HEX([.D1541]);BIN2HEX([.D1540]);BIN2HEX([.D1539]));&quot;&quot;))">
            <text:p/>
          </table:table-cell>
          <table:table-cell table:style-name="ce17" table:formula="of:=IF(OR([.E1537]=&quot;W_TX_PAYLOAD&quot;;AND([.G1537]&lt;&gt;&quot;&quot;;[.E1538]=&quot;&quot;));BIN2HEX([.D153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5871607200000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539]=[.B1538];&quot;&quot;;VLOOKUP([.D1539];[$Spec.A$1:$Spec.B$1048576];2;0))">
            <text:p/>
          </table:table-cell>
          <table:table-cell table:style-name="ce13" table:formula="of:=IF([.E1539]=&quot;W_REGISTER (RF_CH)&quot;;BIN2DEC([.D1540]);IF([.E1539]=&quot;W_REGISTER (TX_ADDR)&quot;;CONCATENATE(&quot;0x&quot;;BIN2HEX([.D1544]);BIN2HEX([.D1543]);BIN2HEX([.D1542]);BIN2HEX([.D1541]);BIN2HEX([.D1540]));&quot;&quot;))">
            <text:p/>
          </table:table-cell>
          <table:table-cell table:style-name="ce17" table:formula="of:=IF(OR([.E1538]=&quot;W_TX_PAYLOAD&quot;;AND([.G1538]&lt;&gt;&quot;&quot;;[.E1539]=&quot;&quot;));BIN2HEX([.D153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5883266400000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1540]=[.B1539];&quot;&quot;;VLOOKUP([.D1540];[$Spec.A$1:$Spec.B$1048576];2;0))">
            <text:p/>
          </table:table-cell>
          <table:table-cell table:style-name="ce13" table:formula="of:=IF([.E1540]=&quot;W_REGISTER (RF_CH)&quot;;BIN2DEC([.D1541]);IF([.E1540]=&quot;W_REGISTER (TX_ADDR)&quot;;CONCATENATE(&quot;0x&quot;;BIN2HEX([.D1545]);BIN2HEX([.D1544]);BIN2HEX([.D1543]);BIN2HEX([.D1542]);BIN2HEX([.D1541]));&quot;&quot;))">
            <text:p/>
          </table:table-cell>
          <table:table-cell table:style-name="ce17" table:formula="of:=IF(OR([.E1539]=&quot;W_TX_PAYLOAD&quot;;AND([.G1539]&lt;&gt;&quot;&quot;;[.E1540]=&quot;&quot;));BIN2HEX([.D154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5896520400000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541]=[.B1540];&quot;&quot;;VLOOKUP([.D1541];[$Spec.A$1:$Spec.B$1048576];2;0))">
            <text:p/>
          </table:table-cell>
          <table:table-cell table:style-name="ce13" table:formula="of:=IF([.E1541]=&quot;W_REGISTER (RF_CH)&quot;;BIN2DEC([.D1542]);IF([.E1541]=&quot;W_REGISTER (TX_ADDR)&quot;;CONCATENATE(&quot;0x&quot;;BIN2HEX([.D1546]);BIN2HEX([.D1545]);BIN2HEX([.D1544]);BIN2HEX([.D1543]);BIN2HEX([.D1542]));&quot;&quot;))">
            <text:p/>
          </table:table-cell>
          <table:table-cell table:style-name="ce17" table:formula="of:=IF(OR([.E1540]=&quot;W_TX_PAYLOAD&quot;;AND([.G1540]&lt;&gt;&quot;&quot;;[.E1541]=&quot;&quot;));BIN2HEX([.D154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5908180000000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542]=[.B1541];&quot;&quot;;VLOOKUP([.D1542];[$Spec.A$1:$Spec.B$1048576];2;0))">
            <text:p/>
          </table:table-cell>
          <table:table-cell table:style-name="ce13" table:formula="of:=IF([.E1542]=&quot;W_REGISTER (RF_CH)&quot;;BIN2DEC([.D1543]);IF([.E1542]=&quot;W_REGISTER (TX_ADDR)&quot;;CONCATENATE(&quot;0x&quot;;BIN2HEX([.D1547]);BIN2HEX([.D1546]);BIN2HEX([.D1545]);BIN2HEX([.D1544]);BIN2HEX([.D1543]));&quot;&quot;))">
            <text:p/>
          </table:table-cell>
          <table:table-cell table:style-name="ce17" table:formula="of:=IF(OR([.E1541]=&quot;W_TX_PAYLOAD&quot;;AND([.G1541]&lt;&gt;&quot;&quot;;[.E1542]=&quot;&quot;));BIN2HEX([.D154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5919838800000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<text:s/>0000 <text:s/>0100</text:p>
          </table:table-cell>
          <table:table-cell/>
          <table:table-cell table:style-name="ce13" table:formula="of:=IF([.B1543]=[.B1542];&quot;&quot;;VLOOKUP([.D1543];[$Spec.A$1:$Spec.B$1048576];2;0))">
            <text:p/>
          </table:table-cell>
          <table:table-cell table:style-name="ce13" table:formula="of:=IF([.E1543]=&quot;W_REGISTER (RF_CH)&quot;;BIN2DEC([.D1544]);IF([.E1543]=&quot;W_REGISTER (TX_ADDR)&quot;;CONCATENATE(&quot;0x&quot;;BIN2HEX([.D1548]);BIN2HEX([.D1547]);BIN2HEX([.D1546]);BIN2HEX([.D1545]);BIN2HEX([.D1544]));&quot;&quot;))">
            <text:p/>
          </table:table-cell>
          <table:table-cell table:style-name="ce17" table:formula="of:=IF(OR([.E1542]=&quot;W_TX_PAYLOAD&quot;;AND([.G1542]&lt;&gt;&quot;&quot;;[.E1543]=&quot;&quot;));BIN2HEX([.D154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59324948000000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544]=[.B1543];&quot;&quot;;VLOOKUP([.D1544];[$Spec.A$1:$Spec.B$1048576];2;0))" office:value-type="string" office:string-value="" calcext:value-type="error">
            <text:p>#N/D</text:p>
          </table:table-cell>
          <table:table-cell table:style-name="ce13" table:formula="of:=IF([.E1544]=&quot;W_REGISTER (RF_CH)&quot;;BIN2DEC([.D1545]);IF([.E1544]=&quot;W_REGISTER (TX_ADDR)&quot;;CONCATENATE(&quot;0x&quot;;BIN2HEX([.D1549]);BIN2HEX([.D1548]);BIN2HEX([.D1547]);BIN2HEX([.D1546]);BIN2HEX([.D1545]));&quot;&quot;))" office:value-type="string" office:string-value="" calcext:value-type="error">
            <text:p>#N/D</text:p>
          </table:table-cell>
          <table:table-cell table:style-name="ce17" table:formula="of:=IF(OR([.E1543]=&quot;W_TX_PAYLOAD&quot;;AND([.G1543]&lt;&gt;&quot;&quot;;[.E1544]=&quot;&quot;));BIN2HEX([.D154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59441540000000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1545]=[.B1544];&quot;&quot;;VLOOKUP([.D1545];[$Spec.A$1:$Spec.B$1048576];2;0))">
            <text:p/>
          </table:table-cell>
          <table:table-cell table:style-name="ce13" table:formula="of:=IF([.E1545]=&quot;W_REGISTER (RF_CH)&quot;;BIN2DEC([.D1546]);IF([.E1545]=&quot;W_REGISTER (TX_ADDR)&quot;;CONCATENATE(&quot;0x&quot;;BIN2HEX([.D1550]);BIN2HEX([.D1549]);BIN2HEX([.D1548]);BIN2HEX([.D1547]);BIN2HEX([.D1546]));&quot;&quot;))">
            <text:p/>
          </table:table-cell>
          <table:table-cell table:style-name="ce17" table:formula="of:=IF(OR([.E1544]=&quot;W_TX_PAYLOAD&quot;;AND([.G1544]&lt;&gt;&quot;&quot;;[.E1545]=&quot;&quot;));BIN2HEX([.D154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61961364000000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1546]=[.B1545];&quot;&quot;;VLOOKUP([.D1546];[$Spec.A$1:$Spec.B$1048576];2;0))" office:value-type="string" office:string-value="" calcext:value-type="error">
            <text:p>#N/D</text:p>
          </table:table-cell>
          <table:table-cell table:style-name="ce13" table:formula="of:=IF([.E1546]=&quot;W_REGISTER (RF_CH)&quot;;BIN2DEC([.D1547]);IF([.E1546]=&quot;W_REGISTER (TX_ADDR)&quot;;CONCATENATE(&quot;0x&quot;;BIN2HEX([.D1551]);BIN2HEX([.D1550]);BIN2HEX([.D1549]);BIN2HEX([.D1548]);BIN2HEX([.D1547]));&quot;&quot;))" office:value-type="string" office:string-value="" calcext:value-type="error">
            <text:p>#N/D</text:p>
          </table:table-cell>
          <table:table-cell table:style-name="ce17" table:formula="of:=IF(OR([.E1545]=&quot;W_TX_PAYLOAD&quot;;AND([.G1545]&lt;&gt;&quot;&quot;;[.E1546]=&quot;&quot;));BIN2HEX([.D154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62072980000000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547]=[.B1546];&quot;&quot;;VLOOKUP([.D1547];[$Spec.A$1:$Spec.B$1048576];2;0))">
            <text:p/>
          </table:table-cell>
          <table:table-cell table:style-name="ce13" table:formula="of:=IF([.E1547]=&quot;W_REGISTER (RF_CH)&quot;;BIN2DEC([.D1548]);IF([.E1547]=&quot;W_REGISTER (TX_ADDR)&quot;;CONCATENATE(&quot;0x&quot;;BIN2HEX([.D1552]);BIN2HEX([.D1551]);BIN2HEX([.D1550]);BIN2HEX([.D1549]);BIN2HEX([.D1548]));&quot;&quot;))">
            <text:p/>
          </table:table-cell>
          <table:table-cell table:style-name="ce17" table:formula="of:=IF(OR([.E1546]=&quot;W_TX_PAYLOAD&quot;;AND([.G1546]&lt;&gt;&quot;&quot;;[.E1547]=&quot;&quot;));BIN2HEX([.D154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62211508000000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548]=[.B1547];&quot;&quot;;VLOOKUP([.D1548];[$Spec.A$1:$Spec.B$1048576];2;0))" office:value-type="string" office:string-value="" calcext:value-type="error">
            <text:p>#N/D</text:p>
          </table:table-cell>
          <table:table-cell table:style-name="ce13" table:formula="of:=IF([.E1548]=&quot;W_REGISTER (RF_CH)&quot;;BIN2DEC([.D1549]);IF([.E1548]=&quot;W_REGISTER (TX_ADDR)&quot;;CONCATENATE(&quot;0x&quot;;BIN2HEX([.D1553]);BIN2HEX([.D1552]);BIN2HEX([.D1551]);BIN2HEX([.D1550]);BIN2HEX([.D1549]));&quot;&quot;))" office:value-type="string" office:string-value="" calcext:value-type="error">
            <text:p>#N/D</text:p>
          </table:table-cell>
          <table:table-cell table:style-name="ce17" table:formula="of:=IF(OR([.E1547]=&quot;W_TX_PAYLOAD&quot;;AND([.G1547]&lt;&gt;&quot;&quot;;[.E1548]=&quot;&quot;));BIN2HEX([.D154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62340064000000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549]=[.B1548];&quot;&quot;;VLOOKUP([.D1549];[$Spec.A$1:$Spec.B$1048576];2;0))" office:value-type="string" office:string-value="" calcext:value-type="error">
            <text:p>#N/D</text:p>
          </table:table-cell>
          <table:table-cell table:style-name="ce13" table:formula="of:=IF([.E1549]=&quot;W_REGISTER (RF_CH)&quot;;BIN2DEC([.D1550]);IF([.E1549]=&quot;W_REGISTER (TX_ADDR)&quot;;CONCATENATE(&quot;0x&quot;;BIN2HEX([.D1554]);BIN2HEX([.D1553]);BIN2HEX([.D1552]);BIN2HEX([.D1551]);BIN2HEX([.D1550]));&quot;&quot;))" office:value-type="string" office:string-value="" calcext:value-type="error">
            <text:p>#N/D</text:p>
          </table:table-cell>
          <table:table-cell table:style-name="ce17" table:formula="of:=IF(OR([.E1548]=&quot;W_TX_PAYLOAD&quot;;AND([.G1548]&lt;&gt;&quot;&quot;;[.E1549]=&quot;&quot;));BIN2HEX([.D154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62456664000000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550]=[.B1549];&quot;&quot;;VLOOKUP([.D1550];[$Spec.A$1:$Spec.B$1048576];2;0))">
            <text:p/>
          </table:table-cell>
          <table:table-cell table:style-name="ce13" table:formula="of:=IF([.E1550]=&quot;W_REGISTER (RF_CH)&quot;;BIN2DEC([.D1551]);IF([.E1550]=&quot;W_REGISTER (TX_ADDR)&quot;;CONCATENATE(&quot;0x&quot;;BIN2HEX([.D1555]);BIN2HEX([.D1554]);BIN2HEX([.D1553]);BIN2HEX([.D1552]);BIN2HEX([.D1551]));&quot;&quot;))">
            <text:p/>
          </table:table-cell>
          <table:table-cell table:style-name="ce17" table:formula="of:=IF(OR([.E1549]=&quot;W_TX_PAYLOAD&quot;;AND([.G1549]&lt;&gt;&quot;&quot;;[.E1550]=&quot;&quot;));BIN2HEX([.D155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62588212000000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551]=[.B1550];&quot;&quot;;VLOOKUP([.D1551];[$Spec.A$1:$Spec.B$1048576];2;0))" office:value-type="string" office:string-value="" calcext:value-type="error">
            <text:p>#N/D</text:p>
          </table:table-cell>
          <table:table-cell table:style-name="ce13" table:formula="of:=IF([.E1551]=&quot;W_REGISTER (RF_CH)&quot;;BIN2DEC([.D1552]);IF([.E1551]=&quot;W_REGISTER (TX_ADDR)&quot;;CONCATENATE(&quot;0x&quot;;BIN2HEX([.D1556]);BIN2HEX([.D1555]);BIN2HEX([.D1554]);BIN2HEX([.D1553]);BIN2HEX([.D1552]));&quot;&quot;))" office:value-type="string" office:string-value="" calcext:value-type="error">
            <text:p>#N/D</text:p>
          </table:table-cell>
          <table:table-cell table:style-name="ce17" table:formula="of:=IF(OR([.E1550]=&quot;W_TX_PAYLOAD&quot;;AND([.G1550]&lt;&gt;&quot;&quot;;[.E1551]=&quot;&quot;));BIN2HEX([.D155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62713776000000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552]=[.B1551];&quot;&quot;;VLOOKUP([.D1552];[$Spec.A$1:$Spec.B$1048576];2;0))" office:value-type="string" office:string-value="" calcext:value-type="error">
            <text:p>#N/D</text:p>
          </table:table-cell>
          <table:table-cell table:style-name="ce13" table:formula="of:=IF([.E1552]=&quot;W_REGISTER (RF_CH)&quot;;BIN2DEC([.D1553]);IF([.E1552]=&quot;W_REGISTER (TX_ADDR)&quot;;CONCATENATE(&quot;0x&quot;;BIN2HEX([.D1557]);BIN2HEX([.D1556]);BIN2HEX([.D1555]);BIN2HEX([.D1554]);BIN2HEX([.D1553]));&quot;&quot;))" office:value-type="string" office:string-value="" calcext:value-type="error">
            <text:p>#N/D</text:p>
          </table:table-cell>
          <table:table-cell table:style-name="ce17" table:formula="of:=IF(OR([.E1551]=&quot;W_TX_PAYLOAD&quot;;AND([.G1551]&lt;&gt;&quot;&quot;;[.E1552]=&quot;&quot;));BIN2HEX([.D155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62830372000000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<text:s/>0000 <text:s/>1111</text:p>
          </table:table-cell>
          <table:table-cell/>
          <table:table-cell table:style-name="ce13" table:formula="of:=IF([.B1553]=[.B1552];&quot;&quot;;VLOOKUP([.D1553];[$Spec.A$1:$Spec.B$1048576];2;0))">
            <text:p/>
          </table:table-cell>
          <table:table-cell table:style-name="ce13" table:formula="of:=IF([.E1553]=&quot;W_REGISTER (RF_CH)&quot;;BIN2DEC([.D1554]);IF([.E1553]=&quot;W_REGISTER (TX_ADDR)&quot;;CONCATENATE(&quot;0x&quot;;BIN2HEX([.D1558]);BIN2HEX([.D1557]);BIN2HEX([.D1556]);BIN2HEX([.D1555]);BIN2HEX([.D1554]));&quot;&quot;))">
            <text:p/>
          </table:table-cell>
          <table:table-cell table:style-name="ce17" table:formula="of:=IF(OR([.E1552]=&quot;W_TX_PAYLOAD&quot;;AND([.G1552]&lt;&gt;&quot;&quot;;[.E1553]=&quot;&quot;));BIN2HEX([.D155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77900696000000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1554]=[.B1553];&quot;&quot;;VLOOKUP([.D1554];[$Spec.A$1:$Spec.B$1048576];2;0))" office:value-type="string" office:string-value="" calcext:value-type="error">
            <text:p>#N/D</text:p>
          </table:table-cell>
          <table:table-cell table:style-name="ce13" table:formula="of:=IF([.E1554]=&quot;W_REGISTER (RF_CH)&quot;;BIN2DEC([.D1555]);IF([.E1554]=&quot;W_REGISTER (TX_ADDR)&quot;;CONCATENATE(&quot;0x&quot;;BIN2HEX([.D1559]);BIN2HEX([.D1558]);BIN2HEX([.D1557]);BIN2HEX([.D1556]);BIN2HEX([.D1555]));&quot;&quot;))" office:value-type="string" office:string-value="" calcext:value-type="error">
            <text:p>#N/D</text:p>
          </table:table-cell>
          <table:table-cell table:style-name="ce17" table:formula="of:=IF(OR([.E1553]=&quot;W_TX_PAYLOAD&quot;;AND([.G1553]&lt;&gt;&quot;&quot;;[.E1554]=&quot;&quot;));BIN2HEX([.D155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78012312000000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555]=[.B1554];&quot;&quot;;VLOOKUP([.D1555];[$Spec.A$1:$Spec.B$1048576];2;0))">
            <text:p/>
          </table:table-cell>
          <table:table-cell table:style-name="ce13" table:formula="of:=IF([.E1555]=&quot;W_REGISTER (RF_CH)&quot;;BIN2DEC([.D1556]);IF([.E1555]=&quot;W_REGISTER (TX_ADDR)&quot;;CONCATENATE(&quot;0x&quot;;BIN2HEX([.D1560]);BIN2HEX([.D1559]);BIN2HEX([.D1558]);BIN2HEX([.D1557]);BIN2HEX([.D1556]));&quot;&quot;))">
            <text:p/>
          </table:table-cell>
          <table:table-cell table:style-name="ce17" table:formula="of:=IF(OR([.E1554]=&quot;W_TX_PAYLOAD&quot;;AND([.G1554]&lt;&gt;&quot;&quot;;[.E1555]=&quot;&quot;));BIN2HEX([.D155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78142868000000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<text:s/>0110 <text:s/>0001</text:p>
          </table:table-cell>
          <table:table-cell/>
          <table:table-cell table:style-name="ce13" table:formula="of:=IF([.B1556]=[.B1555];&quot;&quot;;VLOOKUP([.D1556];[$Spec.A$1:$Spec.B$1048576];2;0))" office:value-type="string" office:string-value="" calcext:value-type="error">
            <text:p>#N/D</text:p>
          </table:table-cell>
          <table:table-cell table:style-name="ce13" table:formula="of:=IF([.E1556]=&quot;W_REGISTER (RF_CH)&quot;;BIN2DEC([.D1557]);IF([.E1556]=&quot;W_REGISTER (TX_ADDR)&quot;;CONCATENATE(&quot;0x&quot;;BIN2HEX([.D1561]);BIN2HEX([.D1560]);BIN2HEX([.D1559]);BIN2HEX([.D1558]);BIN2HEX([.D1557]));&quot;&quot;))" office:value-type="string" office:string-value="" calcext:value-type="error">
            <text:p>#N/D</text:p>
          </table:table-cell>
          <table:table-cell table:style-name="ce17" table:formula="of:=IF(OR([.E1555]=&quot;W_TX_PAYLOAD&quot;;AND([.G1555]&lt;&gt;&quot;&quot;;[.E1556]=&quot;&quot;));BIN2HEX([.D155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78270428000000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557]=[.B1556];&quot;&quot;;VLOOKUP([.D1557];[$Spec.A$1:$Spec.B$1048576];2;0))">
            <text:p/>
          </table:table-cell>
          <table:table-cell table:style-name="ce13" table:formula="of:=IF([.E1557]=&quot;W_REGISTER (RF_CH)&quot;;BIN2DEC([.D1558]);IF([.E1557]=&quot;W_REGISTER (TX_ADDR)&quot;;CONCATENATE(&quot;0x&quot;;BIN2HEX([.D1562]);BIN2HEX([.D1561]);BIN2HEX([.D1560]);BIN2HEX([.D1559]);BIN2HEX([.D1558]));&quot;&quot;))">
            <text:p/>
          </table:table-cell>
          <table:table-cell table:style-name="ce17" table:formula="of:=IF(OR([.E1556]=&quot;W_TX_PAYLOAD&quot;;AND([.G1556]&lt;&gt;&quot;&quot;;[.E1557]=&quot;&quot;));BIN2HEX([.D155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78391016000000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558]=[.B1557];&quot;&quot;;VLOOKUP([.D1558];[$Spec.A$1:$Spec.B$1048576];2;0))">
            <text:p/>
          </table:table-cell>
          <table:table-cell table:style-name="ce13" table:formula="of:=IF([.E1558]=&quot;W_REGISTER (RF_CH)&quot;;BIN2DEC([.D1559]);IF([.E1558]=&quot;W_REGISTER (TX_ADDR)&quot;;CONCATENATE(&quot;0x&quot;;BIN2HEX([.D1563]);BIN2HEX([.D1562]);BIN2HEX([.D1561]);BIN2HEX([.D1560]);BIN2HEX([.D1559]));&quot;&quot;))">
            <text:p/>
          </table:table-cell>
          <table:table-cell table:style-name="ce17" table:formula="of:=IF(OR([.E1557]=&quot;W_TX_PAYLOAD&quot;;AND([.G1557]&lt;&gt;&quot;&quot;;[.E1558]=&quot;&quot;));BIN2HEX([.D155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78507620000000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559]=[.B1558];&quot;&quot;;VLOOKUP([.D1559];[$Spec.A$1:$Spec.B$1048576];2;0))">
            <text:p/>
          </table:table-cell>
          <table:table-cell table:style-name="ce13" table:formula="of:=IF([.E1559]=&quot;W_REGISTER (RF_CH)&quot;;BIN2DEC([.D1560]);IF([.E1559]=&quot;W_REGISTER (TX_ADDR)&quot;;CONCATENATE(&quot;0x&quot;;BIN2HEX([.D1564]);BIN2HEX([.D1563]);BIN2HEX([.D1562]);BIN2HEX([.D1561]);BIN2HEX([.D1560]));&quot;&quot;))">
            <text:p/>
          </table:table-cell>
          <table:table-cell table:style-name="ce17" table:formula="of:=IF(OR([.E1558]=&quot;W_TX_PAYLOAD&quot;;AND([.G1558]&lt;&gt;&quot;&quot;;[.E1559]=&quot;&quot;));BIN2HEX([.D155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78626216000000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560]=[.B1559];&quot;&quot;;VLOOKUP([.D1560];[$Spec.A$1:$Spec.B$1048576];2;0))">
            <text:p/>
          </table:table-cell>
          <table:table-cell table:style-name="ce13" table:formula="of:=IF([.E1560]=&quot;W_REGISTER (RF_CH)&quot;;BIN2DEC([.D1561]);IF([.E1560]=&quot;W_REGISTER (TX_ADDR)&quot;;CONCATENATE(&quot;0x&quot;;BIN2HEX([.D1565]);BIN2HEX([.D1564]);BIN2HEX([.D1563]);BIN2HEX([.D1562]);BIN2HEX([.D1561]));&quot;&quot;))">
            <text:p/>
          </table:table-cell>
          <table:table-cell table:style-name="ce17" table:formula="of:=IF(OR([.E1559]=&quot;W_TX_PAYLOAD&quot;;AND([.G1559]&lt;&gt;&quot;&quot;;[.E1560]=&quot;&quot;));BIN2HEX([.D156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78743812000000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561]=[.B1560];&quot;&quot;;VLOOKUP([.D1561];[$Spec.A$1:$Spec.B$1048576];2;0))">
            <text:p/>
          </table:table-cell>
          <table:table-cell table:style-name="ce13" table:formula="of:=IF([.E1561]=&quot;W_REGISTER (RF_CH)&quot;;BIN2DEC([.D1562]);IF([.E1561]=&quot;W_REGISTER (TX_ADDR)&quot;;CONCATENATE(&quot;0x&quot;;BIN2HEX([.D1566]);BIN2HEX([.D1565]);BIN2HEX([.D1564]);BIN2HEX([.D1563]);BIN2HEX([.D1562]));&quot;&quot;))">
            <text:p/>
          </table:table-cell>
          <table:table-cell table:style-name="ce17" table:formula="of:=IF(OR([.E1560]=&quot;W_TX_PAYLOAD&quot;;AND([.G1560]&lt;&gt;&quot;&quot;;[.E1561]=&quot;&quot;));BIN2HEX([.D156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78862408000000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562]=[.B1561];&quot;&quot;;VLOOKUP([.D1562];[$Spec.A$1:$Spec.B$1048576];2;0))">
            <text:p/>
          </table:table-cell>
          <table:table-cell table:style-name="ce13" table:formula="of:=IF([.E1562]=&quot;W_REGISTER (RF_CH)&quot;;BIN2DEC([.D1563]);IF([.E1562]=&quot;W_REGISTER (TX_ADDR)&quot;;CONCATENATE(&quot;0x&quot;;BIN2HEX([.D1567]);BIN2HEX([.D1566]);BIN2HEX([.D1565]);BIN2HEX([.D1564]);BIN2HEX([.D1563]));&quot;&quot;))">
            <text:p/>
          </table:table-cell>
          <table:table-cell table:style-name="ce17" table:formula="of:=IF(OR([.E1561]=&quot;W_TX_PAYLOAD&quot;;AND([.G1561]&lt;&gt;&quot;&quot;;[.E1562]=&quot;&quot;));BIN2HEX([.D156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78980004000000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563]=[.B1562];&quot;&quot;;VLOOKUP([.D1563];[$Spec.A$1:$Spec.B$1048576];2;0))">
            <text:p/>
          </table:table-cell>
          <table:table-cell table:style-name="ce13" table:formula="of:=IF([.E1563]=&quot;W_REGISTER (RF_CH)&quot;;BIN2DEC([.D1564]);IF([.E1563]=&quot;W_REGISTER (TX_ADDR)&quot;;CONCATENATE(&quot;0x&quot;;BIN2HEX([.D1568]);BIN2HEX([.D1567]);BIN2HEX([.D1566]);BIN2HEX([.D1565]);BIN2HEX([.D1564]));&quot;&quot;))">
            <text:p/>
          </table:table-cell>
          <table:table-cell table:style-name="ce17" table:formula="of:=IF(OR([.E1562]=&quot;W_TX_PAYLOAD&quot;;AND([.G1562]&lt;&gt;&quot;&quot;;[.E1563]=&quot;&quot;));BIN2HEX([.D156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79097600000000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564]=[.B1563];&quot;&quot;;VLOOKUP([.D1564];[$Spec.A$1:$Spec.B$1048576];2;0))">
            <text:p/>
          </table:table-cell>
          <table:table-cell table:style-name="ce13" table:formula="of:=IF([.E1564]=&quot;W_REGISTER (RF_CH)&quot;;BIN2DEC([.D1565]);IF([.E1564]=&quot;W_REGISTER (TX_ADDR)&quot;;CONCATENATE(&quot;0x&quot;;BIN2HEX([.D1569]);BIN2HEX([.D1568]);BIN2HEX([.D1567]);BIN2HEX([.D1566]);BIN2HEX([.D1565]));&quot;&quot;))">
            <text:p/>
          </table:table-cell>
          <table:table-cell table:style-name="ce17" table:formula="of:=IF(OR([.E1563]=&quot;W_TX_PAYLOAD&quot;;AND([.G1563]&lt;&gt;&quot;&quot;;[.E1564]=&quot;&quot;));BIN2HEX([.D156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79224168000000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565]=[.B1564];&quot;&quot;;VLOOKUP([.D1565];[$Spec.A$1:$Spec.B$1048576];2;0))" office:value-type="string" office:string-value="" calcext:value-type="error">
            <text:p>#N/D</text:p>
          </table:table-cell>
          <table:table-cell table:style-name="ce13" table:formula="of:=IF([.E1565]=&quot;W_REGISTER (RF_CH)&quot;;BIN2DEC([.D1566]);IF([.E1565]=&quot;W_REGISTER (TX_ADDR)&quot;;CONCATENATE(&quot;0x&quot;;BIN2HEX([.D1570]);BIN2HEX([.D1569]);BIN2HEX([.D1568]);BIN2HEX([.D1567]);BIN2HEX([.D1566]));&quot;&quot;))" office:value-type="string" office:string-value="" calcext:value-type="error">
            <text:p>#N/D</text:p>
          </table:table-cell>
          <table:table-cell table:style-name="ce17" table:formula="of:=IF(OR([.E1564]=&quot;W_TX_PAYLOAD&quot;;AND([.G1564]&lt;&gt;&quot;&quot;;[.E1565]=&quot;&quot;));BIN2HEX([.D156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793786440000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566]=[.B1565];&quot;&quot;;VLOOKUP([.D1566];[$Spec.A$1:$Spec.B$1048576];2;0))" office:value-type="string" office:string-value="" calcext:value-type="error">
            <text:p>#N/D</text:p>
          </table:table-cell>
          <table:table-cell table:style-name="ce13" table:formula="of:=IF([.E1566]=&quot;W_REGISTER (RF_CH)&quot;;BIN2DEC([.D1567]);IF([.E1566]=&quot;W_REGISTER (TX_ADDR)&quot;;CONCATENATE(&quot;0x&quot;;BIN2HEX([.D1571]);BIN2HEX([.D1570]);BIN2HEX([.D1569]);BIN2HEX([.D1568]);BIN2HEX([.D1567]));&quot;&quot;))" office:value-type="string" office:string-value="" calcext:value-type="error">
            <text:p>#N/D</text:p>
          </table:table-cell>
          <table:table-cell table:style-name="ce17" table:formula="of:=IF(OR([.E1565]=&quot;W_TX_PAYLOAD&quot;;AND([.G1565]&lt;&gt;&quot;&quot;;[.E1566]=&quot;&quot;));BIN2HEX([.D156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794952440000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567]=[.B1566];&quot;&quot;;VLOOKUP([.D1567];[$Spec.A$1:$Spec.B$1048576];2;0))">
            <text:p/>
          </table:table-cell>
          <table:table-cell table:style-name="ce13" table:formula="of:=IF([.E1567]=&quot;W_REGISTER (RF_CH)&quot;;BIN2DEC([.D1568]);IF([.E1567]=&quot;W_REGISTER (TX_ADDR)&quot;;CONCATENATE(&quot;0x&quot;;BIN2HEX([.D1572]);BIN2HEX([.D1571]);BIN2HEX([.D1570]);BIN2HEX([.D1569]);BIN2HEX([.D1568]));&quot;&quot;))">
            <text:p/>
          </table:table-cell>
          <table:table-cell table:style-name="ce17" table:formula="of:=IF(OR([.E1566]=&quot;W_TX_PAYLOAD&quot;;AND([.G1566]&lt;&gt;&quot;&quot;;[.E1567]=&quot;&quot;));BIN2HEX([.D156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79615824000000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568]=[.B1567];&quot;&quot;;VLOOKUP([.D1568];[$Spec.A$1:$Spec.B$1048576];2;0))" office:value-type="string" office:string-value="" calcext:value-type="error">
            <text:p>#N/D</text:p>
          </table:table-cell>
          <table:table-cell table:style-name="ce13" table:formula="of:=IF([.E1568]=&quot;W_REGISTER (RF_CH)&quot;;BIN2DEC([.D1569]);IF([.E1568]=&quot;W_REGISTER (TX_ADDR)&quot;;CONCATENATE(&quot;0x&quot;;BIN2HEX([.D1573]);BIN2HEX([.D1572]);BIN2HEX([.D1571]);BIN2HEX([.D1570]);BIN2HEX([.D1569]));&quot;&quot;))" office:value-type="string" office:string-value="" calcext:value-type="error">
            <text:p>#N/D</text:p>
          </table:table-cell>
          <table:table-cell table:style-name="ce17" table:formula="of:=IF(OR([.E1567]=&quot;W_TX_PAYLOAD&quot;;AND([.G1567]&lt;&gt;&quot;&quot;;[.E1568]=&quot;&quot;));BIN2HEX([.D156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79736408000000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569]=[.B1568];&quot;&quot;;VLOOKUP([.D1569];[$Spec.A$1:$Spec.B$1048576];2;0))" office:value-type="string" office:string-value="" calcext:value-type="error">
            <text:p>#N/D</text:p>
          </table:table-cell>
          <table:table-cell table:style-name="ce13" table:formula="of:=IF([.E1569]=&quot;W_REGISTER (RF_CH)&quot;;BIN2DEC([.D1570]);IF([.E1569]=&quot;W_REGISTER (TX_ADDR)&quot;;CONCATENATE(&quot;0x&quot;;BIN2HEX([.D1574]);BIN2HEX([.D1573]);BIN2HEX([.D1572]);BIN2HEX([.D1571]);BIN2HEX([.D1570]));&quot;&quot;))" office:value-type="string" office:string-value="" calcext:value-type="error">
            <text:p>#N/D</text:p>
          </table:table-cell>
          <table:table-cell table:style-name="ce17" table:formula="of:=IF(OR([.E1568]=&quot;W_TX_PAYLOAD&quot;;AND([.G1568]&lt;&gt;&quot;&quot;;[.E1569]=&quot;&quot;));BIN2HEX([.D156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79857988000000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570]=[.B1569];&quot;&quot;;VLOOKUP([.D1570];[$Spec.A$1:$Spec.B$1048576];2;0))" office:value-type="string" office:string-value="" calcext:value-type="error">
            <text:p>#N/D</text:p>
          </table:table-cell>
          <table:table-cell table:style-name="ce13" table:formula="of:=IF([.E1570]=&quot;W_REGISTER (RF_CH)&quot;;BIN2DEC([.D1571]);IF([.E1570]=&quot;W_REGISTER (TX_ADDR)&quot;;CONCATENATE(&quot;0x&quot;;BIN2HEX([.D1575]);BIN2HEX([.D1574]);BIN2HEX([.D1573]);BIN2HEX([.D1572]);BIN2HEX([.D1571]));&quot;&quot;))" office:value-type="string" office:string-value="" calcext:value-type="error">
            <text:p>#N/D</text:p>
          </table:table-cell>
          <table:table-cell table:style-name="ce17" table:formula="of:=IF(OR([.E1569]=&quot;W_TX_PAYLOAD&quot;;AND([.G1569]&lt;&gt;&quot;&quot;;[.E1570]=&quot;&quot;));BIN2HEX([.D157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79977572000000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1571]=[.B1570];&quot;&quot;;VLOOKUP([.D1571];[$Spec.A$1:$Spec.B$1048576];2;0))" office:value-type="string" office:string-value="" calcext:value-type="error">
            <text:p>#N/D</text:p>
          </table:table-cell>
          <table:table-cell table:style-name="ce13" table:formula="of:=IF([.E1571]=&quot;W_REGISTER (RF_CH)&quot;;BIN2DEC([.D1572]);IF([.E1571]=&quot;W_REGISTER (TX_ADDR)&quot;;CONCATENATE(&quot;0x&quot;;BIN2HEX([.D1576]);BIN2HEX([.D1575]);BIN2HEX([.D1574]);BIN2HEX([.D1573]);BIN2HEX([.D1572]));&quot;&quot;))" office:value-type="string" office:string-value="" calcext:value-type="error">
            <text:p>#N/D</text:p>
          </table:table-cell>
          <table:table-cell table:style-name="ce17" table:formula="of:=IF(OR([.E1570]=&quot;W_TX_PAYLOAD&quot;;AND([.G1570]&lt;&gt;&quot;&quot;;[.E1571]=&quot;&quot;));BIN2HEX([.D157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80094164000000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1572]=[.B1571];&quot;&quot;;VLOOKUP([.D1572];[$Spec.A$1:$Spec.B$1048576];2;0))">
            <text:p/>
          </table:table-cell>
          <table:table-cell table:style-name="ce13" table:formula="of:=IF([.E1572]=&quot;W_REGISTER (RF_CH)&quot;;BIN2DEC([.D1573]);IF([.E1572]=&quot;W_REGISTER (TX_ADDR)&quot;;CONCATENATE(&quot;0x&quot;;BIN2HEX([.D1577]);BIN2HEX([.D1576]);BIN2HEX([.D1575]);BIN2HEX([.D1574]);BIN2HEX([.D1573]));&quot;&quot;))">
            <text:p/>
          </table:table-cell>
          <table:table-cell table:style-name="ce17" table:formula="of:=IF(OR([.E1571]=&quot;W_TX_PAYLOAD&quot;;AND([.G1571]&lt;&gt;&quot;&quot;;[.E1572]=&quot;&quot;));BIN2HEX([.D157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80210760000000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1573]=[.B1572];&quot;&quot;;VLOOKUP([.D1573];[$Spec.A$1:$Spec.B$1048576];2;0))">
            <text:p/>
          </table:table-cell>
          <table:table-cell table:style-name="ce13" table:formula="of:=IF([.E1573]=&quot;W_REGISTER (RF_CH)&quot;;BIN2DEC([.D1574]);IF([.E1573]=&quot;W_REGISTER (TX_ADDR)&quot;;CONCATENATE(&quot;0x&quot;;BIN2HEX([.D1578]);BIN2HEX([.D1577]);BIN2HEX([.D1576]);BIN2HEX([.D1575]);BIN2HEX([.D1574]));&quot;&quot;))">
            <text:p/>
          </table:table-cell>
          <table:table-cell table:style-name="ce17" table:formula="of:=IF(OR([.E1572]=&quot;W_TX_PAYLOAD&quot;;AND([.G1572]&lt;&gt;&quot;&quot;;[.E1573]=&quot;&quot;));BIN2HEX([.D157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80343296000000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<text:s/>1000 <text:s/>0011</text:p>
          </table:table-cell>
          <table:table-cell/>
          <table:table-cell table:style-name="ce13" table:formula="of:=IF([.B1574]=[.B1573];&quot;&quot;;VLOOKUP([.D1574];[$Spec.A$1:$Spec.B$1048576];2;0))">
            <text:p/>
          </table:table-cell>
          <table:table-cell table:style-name="ce13" table:formula="of:=IF([.E1574]=&quot;W_REGISTER (RF_CH)&quot;;BIN2DEC([.D1575]);IF([.E1574]=&quot;W_REGISTER (TX_ADDR)&quot;;CONCATENATE(&quot;0x&quot;;BIN2HEX([.D1579]);BIN2HEX([.D1578]);BIN2HEX([.D1577]);BIN2HEX([.D1576]);BIN2HEX([.D1575]));&quot;&quot;))">
            <text:p/>
          </table:table-cell>
          <table:table-cell table:style-name="ce17" table:formula="of:=IF(OR([.E1573]=&quot;W_TX_PAYLOAD&quot;;AND([.G1573]&lt;&gt;&quot;&quot;;[.E1574]=&quot;&quot;));BIN2HEX([.D157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80459888000000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<text:s/>1110 <text:s/>0000</text:p>
          </table:table-cell>
          <table:table-cell/>
          <table:table-cell table:style-name="ce13" table:formula="of:=IF([.B1575]=[.B1574];&quot;&quot;;VLOOKUP([.D1575];[$Spec.A$1:$Spec.B$1048576];2;0))">
            <text:p/>
          </table:table-cell>
          <table:table-cell table:style-name="ce13" table:formula="of:=IF([.E1575]=&quot;W_REGISTER (RF_CH)&quot;;BIN2DEC([.D1576]);IF([.E1575]=&quot;W_REGISTER (TX_ADDR)&quot;;CONCATENATE(&quot;0x&quot;;BIN2HEX([.D1580]);BIN2HEX([.D1579]);BIN2HEX([.D1578]);BIN2HEX([.D1577]);BIN2HEX([.D1576]));&quot;&quot;))">
            <text:p/>
          </table:table-cell>
          <table:table-cell table:style-name="ce17" table:formula="of:=IF(OR([.E1574]=&quot;W_TX_PAYLOAD&quot;;AND([.G1574]&lt;&gt;&quot;&quot;;[.E1575]=&quot;&quot;));BIN2HEX([.D157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80576480000000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1576]=[.B1575];&quot;&quot;;VLOOKUP([.D1576];[$Spec.A$1:$Spec.B$1048576];2;0))">
            <text:p/>
          </table:table-cell>
          <table:table-cell table:style-name="ce13" table:formula="of:=IF([.E1576]=&quot;W_REGISTER (RF_CH)&quot;;BIN2DEC([.D1577]);IF([.E1576]=&quot;W_REGISTER (TX_ADDR)&quot;;CONCATENATE(&quot;0x&quot;;BIN2HEX([.D1581]);BIN2HEX([.D1580]);BIN2HEX([.D1579]);BIN2HEX([.D1578]);BIN2HEX([.D1577]));&quot;&quot;))">
            <text:p/>
          </table:table-cell>
          <table:table-cell table:style-name="ce17" table:formula="of:=IF(OR([.E1575]=&quot;W_TX_PAYLOAD&quot;;AND([.G1575]&lt;&gt;&quot;&quot;;[.E1576]=&quot;&quot;));BIN2HEX([.D157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80693072000000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577]=[.B1576];&quot;&quot;;VLOOKUP([.D1577];[$Spec.A$1:$Spec.B$1048576];2;0))">
            <text:p/>
          </table:table-cell>
          <table:table-cell table:style-name="ce13" table:formula="of:=IF([.E1577]=&quot;W_REGISTER (RF_CH)&quot;;BIN2DEC([.D1578]);IF([.E1577]=&quot;W_REGISTER (TX_ADDR)&quot;;CONCATENATE(&quot;0x&quot;;BIN2HEX([.D1582]);BIN2HEX([.D1581]);BIN2HEX([.D1580]);BIN2HEX([.D1579]);BIN2HEX([.D1578]));&quot;&quot;))">
            <text:p/>
          </table:table-cell>
          <table:table-cell table:style-name="ce17" table:formula="of:=IF(OR([.E1576]=&quot;W_TX_PAYLOAD&quot;;AND([.G1576]&lt;&gt;&quot;&quot;;[.E1577]=&quot;&quot;));BIN2HEX([.D157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80809668000000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578]=[.B1577];&quot;&quot;;VLOOKUP([.D1578];[$Spec.A$1:$Spec.B$1048576];2;0))">
            <text:p/>
          </table:table-cell>
          <table:table-cell table:style-name="ce13" table:formula="of:=IF([.E1578]=&quot;W_REGISTER (RF_CH)&quot;;BIN2DEC([.D1579]);IF([.E1578]=&quot;W_REGISTER (TX_ADDR)&quot;;CONCATENATE(&quot;0x&quot;;BIN2HEX([.D1583]);BIN2HEX([.D1582]);BIN2HEX([.D1581]);BIN2HEX([.D1580]);BIN2HEX([.D1579]));&quot;&quot;))">
            <text:p/>
          </table:table-cell>
          <table:table-cell table:style-name="ce17" table:formula="of:=IF(OR([.E1577]=&quot;W_TX_PAYLOAD&quot;;AND([.G1577]&lt;&gt;&quot;&quot;;[.E1578]=&quot;&quot;));BIN2HEX([.D157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80926260000000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<text:s/>0000 <text:s/>0011</text:p>
          </table:table-cell>
          <table:table-cell/>
          <table:table-cell table:style-name="ce13" table:formula="of:=IF([.B1579]=[.B1578];&quot;&quot;;VLOOKUP([.D1579];[$Spec.A$1:$Spec.B$1048576];2;0))">
            <text:p/>
          </table:table-cell>
          <table:table-cell table:style-name="ce13" table:formula="of:=IF([.E1579]=&quot;W_REGISTER (RF_CH)&quot;;BIN2DEC([.D1580]);IF([.E1579]=&quot;W_REGISTER (TX_ADDR)&quot;;CONCATENATE(&quot;0x&quot;;BIN2HEX([.D1584]);BIN2HEX([.D1583]);BIN2HEX([.D1582]);BIN2HEX([.D1581]);BIN2HEX([.D1580]));&quot;&quot;))">
            <text:p/>
          </table:table-cell>
          <table:table-cell table:style-name="ce17" table:formula="of:=IF(OR([.E1578]=&quot;W_TX_PAYLOAD&quot;;AND([.G1578]&lt;&gt;&quot;&quot;;[.E1579]=&quot;&quot;));BIN2HEX([.D157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81052820000000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580]=[.B1579];&quot;&quot;;VLOOKUP([.D1580];[$Spec.A$1:$Spec.B$1048576];2;0))" office:value-type="string" office:string-value="" calcext:value-type="error">
            <text:p>#N/D</text:p>
          </table:table-cell>
          <table:table-cell table:style-name="ce13" table:formula="of:=IF([.E1580]=&quot;W_REGISTER (RF_CH)&quot;;BIN2DEC([.D1581]);IF([.E1580]=&quot;W_REGISTER (TX_ADDR)&quot;;CONCATENATE(&quot;0x&quot;;BIN2HEX([.D1585]);BIN2HEX([.D1584]);BIN2HEX([.D1583]);BIN2HEX([.D1582]);BIN2HEX([.D1581]));&quot;&quot;))" office:value-type="string" office:string-value="" calcext:value-type="error">
            <text:p>#N/D</text:p>
          </table:table-cell>
          <table:table-cell table:style-name="ce17" table:formula="of:=IF(OR([.E1579]=&quot;W_TX_PAYLOAD&quot;;AND([.G1579]&lt;&gt;&quot;&quot;;[.E1580]=&quot;&quot;));BIN2HEX([.D158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81169412000000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1581]=[.B1580];&quot;&quot;;VLOOKUP([.D1581];[$Spec.A$1:$Spec.B$1048576];2;0))">
            <text:p/>
          </table:table-cell>
          <table:table-cell table:style-name="ce13" table:formula="of:=IF([.E1581]=&quot;W_REGISTER (RF_CH)&quot;;BIN2DEC([.D1582]);IF([.E1581]=&quot;W_REGISTER (TX_ADDR)&quot;;CONCATENATE(&quot;0x&quot;;BIN2HEX([.D1586]);BIN2HEX([.D1585]);BIN2HEX([.D1584]);BIN2HEX([.D1583]);BIN2HEX([.D1582]));&quot;&quot;))">
            <text:p/>
          </table:table-cell>
          <table:table-cell table:style-name="ce17" table:formula="of:=IF(OR([.E1580]=&quot;W_TX_PAYLOAD&quot;;AND([.G1580]&lt;&gt;&quot;&quot;;[.E1581]=&quot;&quot;));BIN2HEX([.D158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98283068000000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1582]=[.B1581];&quot;&quot;;VLOOKUP([.D1582];[$Spec.A$1:$Spec.B$1048576];2;0))" office:value-type="string" office:string-value="" calcext:value-type="error">
            <text:p>#N/D</text:p>
          </table:table-cell>
          <table:table-cell table:style-name="ce13" table:formula="of:=IF([.E1582]=&quot;W_REGISTER (RF_CH)&quot;;BIN2DEC([.D1583]);IF([.E1582]=&quot;W_REGISTER (TX_ADDR)&quot;;CONCATENATE(&quot;0x&quot;;BIN2HEX([.D1587]);BIN2HEX([.D1586]);BIN2HEX([.D1585]);BIN2HEX([.D1584]);BIN2HEX([.D1583]));&quot;&quot;))" office:value-type="string" office:string-value="" calcext:value-type="error">
            <text:p>#N/D</text:p>
          </table:table-cell>
          <table:table-cell table:style-name="ce17" table:formula="of:=IF(OR([.E1581]=&quot;W_TX_PAYLOAD&quot;;AND([.G1581]&lt;&gt;&quot;&quot;;[.E1582]=&quot;&quot;));BIN2HEX([.D158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98394684000000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583]=[.B1582];&quot;&quot;;VLOOKUP([.D1583];[$Spec.A$1:$Spec.B$1048576];2;0))">
            <text:p/>
          </table:table-cell>
          <table:table-cell table:style-name="ce13" table:formula="of:=IF([.E1583]=&quot;W_REGISTER (RF_CH)&quot;;BIN2DEC([.D1584]);IF([.E1583]=&quot;W_REGISTER (TX_ADDR)&quot;;CONCATENATE(&quot;0x&quot;;BIN2HEX([.D1588]);BIN2HEX([.D1587]);BIN2HEX([.D1586]);BIN2HEX([.D1585]);BIN2HEX([.D1584]));&quot;&quot;))">
            <text:p/>
          </table:table-cell>
          <table:table-cell table:style-name="ce17" table:formula="of:=IF(OR([.E1582]=&quot;W_TX_PAYLOAD&quot;;AND([.G1582]&lt;&gt;&quot;&quot;;[.E1583]=&quot;&quot;));BIN2HEX([.D158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98527228000000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584]=[.B1583];&quot;&quot;;VLOOKUP([.D1584];[$Spec.A$1:$Spec.B$1048576];2;0))" office:value-type="string" office:string-value="" calcext:value-type="error">
            <text:p>#N/D</text:p>
          </table:table-cell>
          <table:table-cell table:style-name="ce13" table:formula="of:=IF([.E1584]=&quot;W_REGISTER (RF_CH)&quot;;BIN2DEC([.D1585]);IF([.E1584]=&quot;W_REGISTER (TX_ADDR)&quot;;CONCATENATE(&quot;0x&quot;;BIN2HEX([.D1589]);BIN2HEX([.D1588]);BIN2HEX([.D1587]);BIN2HEX([.D1586]);BIN2HEX([.D1585]));&quot;&quot;))" office:value-type="string" office:string-value="" calcext:value-type="error">
            <text:p>#N/D</text:p>
          </table:table-cell>
          <table:table-cell table:style-name="ce17" table:formula="of:=IF(OR([.E1583]=&quot;W_TX_PAYLOAD&quot;;AND([.G1583]&lt;&gt;&quot;&quot;;[.E1584]=&quot;&quot;));BIN2HEX([.D158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98671732000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585]=[.B1584];&quot;&quot;;VLOOKUP([.D1585];[$Spec.A$1:$Spec.B$1048576];2;0))" office:value-type="string" office:string-value="" calcext:value-type="error">
            <text:p>#N/D</text:p>
          </table:table-cell>
          <table:table-cell table:style-name="ce13" table:formula="of:=IF([.E1585]=&quot;W_REGISTER (RF_CH)&quot;;BIN2DEC([.D1586]);IF([.E1585]=&quot;W_REGISTER (TX_ADDR)&quot;;CONCATENATE(&quot;0x&quot;;BIN2HEX([.D1590]);BIN2HEX([.D1589]);BIN2HEX([.D1588]);BIN2HEX([.D1587]);BIN2HEX([.D1586]));&quot;&quot;))" office:value-type="string" office:string-value="" calcext:value-type="error">
            <text:p>#N/D</text:p>
          </table:table-cell>
          <table:table-cell table:style-name="ce17" table:formula="of:=IF(OR([.E1584]=&quot;W_TX_PAYLOAD&quot;;AND([.G1584]&lt;&gt;&quot;&quot;;[.E1585]=&quot;&quot;));BIN2HEX([.D158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98788328000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586]=[.B1585];&quot;&quot;;VLOOKUP([.D1586];[$Spec.A$1:$Spec.B$1048576];2;0))">
            <text:p/>
          </table:table-cell>
          <table:table-cell table:style-name="ce13" table:formula="of:=IF([.E1586]=&quot;W_REGISTER (RF_CH)&quot;;BIN2DEC([.D1587]);IF([.E1586]=&quot;W_REGISTER (TX_ADDR)&quot;;CONCATENATE(&quot;0x&quot;;BIN2HEX([.D1591]);BIN2HEX([.D1590]);BIN2HEX([.D1589]);BIN2HEX([.D1588]);BIN2HEX([.D1587]));&quot;&quot;))">
            <text:p/>
          </table:table-cell>
          <table:table-cell table:style-name="ce17" table:formula="of:=IF(OR([.E1585]=&quot;W_TX_PAYLOAD&quot;;AND([.G1585]&lt;&gt;&quot;&quot;;[.E1586]=&quot;&quot;));BIN2HEX([.D158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98926852000000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587]=[.B1586];&quot;&quot;;VLOOKUP([.D1587];[$Spec.A$1:$Spec.B$1048576];2;0))" office:value-type="string" office:string-value="" calcext:value-type="error">
            <text:p>#N/D</text:p>
          </table:table-cell>
          <table:table-cell table:style-name="ce13" table:formula="of:=IF([.E1587]=&quot;W_REGISTER (RF_CH)&quot;;BIN2DEC([.D1588]);IF([.E1587]=&quot;W_REGISTER (TX_ADDR)&quot;;CONCATENATE(&quot;0x&quot;;BIN2HEX([.D1592]);BIN2HEX([.D1591]);BIN2HEX([.D1590]);BIN2HEX([.D1589]);BIN2HEX([.D1588]));&quot;&quot;))" office:value-type="string" office:string-value="" calcext:value-type="error">
            <text:p>#N/D</text:p>
          </table:table-cell>
          <table:table-cell table:style-name="ce17" table:formula="of:=IF(OR([.E1586]=&quot;W_TX_PAYLOAD&quot;;AND([.G1586]&lt;&gt;&quot;&quot;;[.E1587]=&quot;&quot;));BIN2HEX([.D158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99046436000000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1588]=[.B1587];&quot;&quot;;VLOOKUP([.D1588];[$Spec.A$1:$Spec.B$1048576];2;0))" office:value-type="string" office:string-value="" calcext:value-type="error">
            <text:p>#N/D</text:p>
          </table:table-cell>
          <table:table-cell table:style-name="ce13" table:formula="of:=IF([.E1588]=&quot;W_REGISTER (RF_CH)&quot;;BIN2DEC([.D1589]);IF([.E1588]=&quot;W_REGISTER (TX_ADDR)&quot;;CONCATENATE(&quot;0x&quot;;BIN2HEX([.D1593]);BIN2HEX([.D1592]);BIN2HEX([.D1591]);BIN2HEX([.D1590]);BIN2HEX([.D1589]));&quot;&quot;))" office:value-type="string" office:string-value="" calcext:value-type="error">
            <text:p>#N/D</text:p>
          </table:table-cell>
          <table:table-cell table:style-name="ce17" table:formula="of:=IF(OR([.E1587]=&quot;W_TX_PAYLOAD&quot;;AND([.G1587]&lt;&gt;&quot;&quot;;[.E1588]=&quot;&quot;));BIN2HEX([.D158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99163032000000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1589]=[.B1588];&quot;&quot;;VLOOKUP([.D1589];[$Spec.A$1:$Spec.B$1048576];2;0))">
            <text:p/>
          </table:table-cell>
          <table:table-cell table:style-name="ce13" table:formula="of:=IF([.E1589]=&quot;W_REGISTER (RF_CH)&quot;;BIN2DEC([.D1590]);IF([.E1589]=&quot;W_REGISTER (TX_ADDR)&quot;;CONCATENATE(&quot;0x&quot;;BIN2HEX([.D1594]);BIN2HEX([.D1593]);BIN2HEX([.D1592]);BIN2HEX([.D1591]);BIN2HEX([.D1590]));&quot;&quot;))">
            <text:p/>
          </table:table-cell>
          <table:table-cell table:style-name="ce17" table:formula="of:=IF(OR([.E1588]=&quot;W_TX_PAYLOAD&quot;;AND([.G1588]&lt;&gt;&quot;&quot;;[.E1589]=&quot;&quot;));BIN2HEX([.D158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99279624000000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1590]=[.B1589];&quot;&quot;;VLOOKUP([.D1590];[$Spec.A$1:$Spec.B$1048576];2;0))">
            <text:p/>
          </table:table-cell>
          <table:table-cell table:style-name="ce13" table:formula="of:=IF([.E1590]=&quot;W_REGISTER (RF_CH)&quot;;BIN2DEC([.D1591]);IF([.E1590]=&quot;W_REGISTER (TX_ADDR)&quot;;CONCATENATE(&quot;0x&quot;;BIN2HEX([.D1595]);BIN2HEX([.D1594]);BIN2HEX([.D1593]);BIN2HEX([.D1592]);BIN2HEX([.D1591]));&quot;&quot;))">
            <text:p/>
          </table:table-cell>
          <table:table-cell table:style-name="ce17" table:formula="of:=IF(OR([.E1589]=&quot;W_TX_PAYLOAD&quot;;AND([.G1589]&lt;&gt;&quot;&quot;;[.E1590]=&quot;&quot;));BIN2HEX([.D159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99396220000000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s/>1000 <text:s/>0100</text:p>
          </table:table-cell>
          <table:table-cell/>
          <table:table-cell table:style-name="ce13" table:formula="of:=IF([.B1591]=[.B1590];&quot;&quot;;VLOOKUP([.D1591];[$Spec.A$1:$Spec.B$1048576];2;0))">
            <text:p/>
          </table:table-cell>
          <table:table-cell table:style-name="ce13" table:formula="of:=IF([.E1591]=&quot;W_REGISTER (RF_CH)&quot;;BIN2DEC([.D1592]);IF([.E1591]=&quot;W_REGISTER (TX_ADDR)&quot;;CONCATENATE(&quot;0x&quot;;BIN2HEX([.D1596]);BIN2HEX([.D1595]);BIN2HEX([.D1594]);BIN2HEX([.D1593]);BIN2HEX([.D1592]));&quot;&quot;))">
            <text:p/>
          </table:table-cell>
          <table:table-cell table:style-name="ce17" table:formula="of:=IF(OR([.E1590]=&quot;W_TX_PAYLOAD&quot;;AND([.G1590]&lt;&gt;&quot;&quot;;[.E1591]=&quot;&quot;));BIN2HEX([.D159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99512812000000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592]=[.B1591];&quot;&quot;;VLOOKUP([.D1592];[$Spec.A$1:$Spec.B$1048576];2;0))">
            <text:p/>
          </table:table-cell>
          <table:table-cell table:style-name="ce13" table:formula="of:=IF([.E1592]=&quot;W_REGISTER (RF_CH)&quot;;BIN2DEC([.D1593]);IF([.E1592]=&quot;W_REGISTER (TX_ADDR)&quot;;CONCATENATE(&quot;0x&quot;;BIN2HEX([.D1597]);BIN2HEX([.D1596]);BIN2HEX([.D1595]);BIN2HEX([.D1594]);BIN2HEX([.D1593]));&quot;&quot;))">
            <text:p/>
          </table:table-cell>
          <table:table-cell table:style-name="ce17" table:formula="of:=IF(OR([.E1591]=&quot;W_TX_PAYLOAD&quot;;AND([.G1591]&lt;&gt;&quot;&quot;;[.E1592]=&quot;&quot;));BIN2HEX([.D159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99629404000000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1593]=[.B1592];&quot;&quot;;VLOOKUP([.D1593];[$Spec.A$1:$Spec.B$1048576];2;0))">
            <text:p/>
          </table:table-cell>
          <table:table-cell table:style-name="ce13" table:formula="of:=IF([.E1593]=&quot;W_REGISTER (RF_CH)&quot;;BIN2DEC([.D1594]);IF([.E1593]=&quot;W_REGISTER (TX_ADDR)&quot;;CONCATENATE(&quot;0x&quot;;BIN2HEX([.D1598]);BIN2HEX([.D1597]);BIN2HEX([.D1596]);BIN2HEX([.D1595]);BIN2HEX([.D1594]));&quot;&quot;))">
            <text:p/>
          </table:table-cell>
          <table:table-cell table:style-name="ce17" table:formula="of:=IF(OR([.E1592]=&quot;W_TX_PAYLOAD&quot;;AND([.G1592]&lt;&gt;&quot;&quot;;[.E1593]=&quot;&quot;));BIN2HEX([.D159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99761944000000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594]=[.B1593];&quot;&quot;;VLOOKUP([.D1594];[$Spec.A$1:$Spec.B$1048576];2;0))">
            <text:p/>
          </table:table-cell>
          <table:table-cell table:style-name="ce13" table:formula="of:=IF([.E1594]=&quot;W_REGISTER (RF_CH)&quot;;BIN2DEC([.D1595]);IF([.E1594]=&quot;W_REGISTER (TX_ADDR)&quot;;CONCATENATE(&quot;0x&quot;;BIN2HEX([.D1599]);BIN2HEX([.D1598]);BIN2HEX([.D1597]);BIN2HEX([.D1596]);BIN2HEX([.D1595]));&quot;&quot;))">
            <text:p/>
          </table:table-cell>
          <table:table-cell table:style-name="ce17" table:formula="of:=IF(OR([.E1593]=&quot;W_TX_PAYLOAD&quot;;AND([.G1593]&lt;&gt;&quot;&quot;;[.E1594]=&quot;&quot;));BIN2HEX([.D159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99878536000000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595]=[.B1594];&quot;&quot;;VLOOKUP([.D1595];[$Spec.A$1:$Spec.B$1048576];2;0))">
            <text:p/>
          </table:table-cell>
          <table:table-cell table:style-name="ce13" table:formula="of:=IF([.E1595]=&quot;W_REGISTER (RF_CH)&quot;;BIN2DEC([.D1596]);IF([.E1595]=&quot;W_REGISTER (TX_ADDR)&quot;;CONCATENATE(&quot;0x&quot;;BIN2HEX([.D1600]);BIN2HEX([.D1599]);BIN2HEX([.D1598]);BIN2HEX([.D1597]);BIN2HEX([.D1596]));&quot;&quot;))">
            <text:p/>
          </table:table-cell>
          <table:table-cell table:style-name="ce17" table:formula="of:=IF(OR([.E1594]=&quot;W_TX_PAYLOAD&quot;;AND([.G1594]&lt;&gt;&quot;&quot;;[.E1595]=&quot;&quot;));BIN2HEX([.D159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99995132000000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s/>0000 <text:s/>0100</text:p>
          </table:table-cell>
          <table:table-cell/>
          <table:table-cell table:style-name="ce13" table:formula="of:=IF([.B1596]=[.B1595];&quot;&quot;;VLOOKUP([.D1596];[$Spec.A$1:$Spec.B$1048576];2;0))">
            <text:p/>
          </table:table-cell>
          <table:table-cell table:style-name="ce13" table:formula="of:=IF([.E1596]=&quot;W_REGISTER (RF_CH)&quot;;BIN2DEC([.D1597]);IF([.E1596]=&quot;W_REGISTER (TX_ADDR)&quot;;CONCATENATE(&quot;0x&quot;;BIN2HEX([.D1601]);BIN2HEX([.D1600]);BIN2HEX([.D1599]);BIN2HEX([.D1598]);BIN2HEX([.D1597]));&quot;&quot;))">
            <text:p/>
          </table:table-cell>
          <table:table-cell table:style-name="ce17" table:formula="of:=IF(OR([.E1595]=&quot;W_TX_PAYLOAD&quot;;AND([.G1595]&lt;&gt;&quot;&quot;;[.E1596]=&quot;&quot;));BIN2HEX([.D159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00121692000000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597]=[.B1596];&quot;&quot;;VLOOKUP([.D1597];[$Spec.A$1:$Spec.B$1048576];2;0))" office:value-type="string" office:string-value="" calcext:value-type="error">
            <text:p>#N/D</text:p>
          </table:table-cell>
          <table:table-cell table:style-name="ce13" table:formula="of:=IF([.E1597]=&quot;W_REGISTER (RF_CH)&quot;;BIN2DEC([.D1598]);IF([.E1597]=&quot;W_REGISTER (TX_ADDR)&quot;;CONCATENATE(&quot;0x&quot;;BIN2HEX([.D1602]);BIN2HEX([.D1601]);BIN2HEX([.D1600]);BIN2HEX([.D1599]);BIN2HEX([.D1598]));&quot;&quot;))" office:value-type="string" office:string-value="" calcext:value-type="error">
            <text:p>#N/D</text:p>
          </table:table-cell>
          <table:table-cell table:style-name="ce17" table:formula="of:=IF(OR([.E1596]=&quot;W_TX_PAYLOAD&quot;;AND([.G1596]&lt;&gt;&quot;&quot;;[.E1597]=&quot;&quot;));BIN2HEX([.D159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00238284000000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1598]=[.B1597];&quot;&quot;;VLOOKUP([.D1598];[$Spec.A$1:$Spec.B$1048576];2;0))">
            <text:p/>
          </table:table-cell>
          <table:table-cell table:style-name="ce13" table:formula="of:=IF([.E1598]=&quot;W_REGISTER (RF_CH)&quot;;BIN2DEC([.D1599]);IF([.E1598]=&quot;W_REGISTER (TX_ADDR)&quot;;CONCATENATE(&quot;0x&quot;;BIN2HEX([.D1603]);BIN2HEX([.D1602]);BIN2HEX([.D1601]);BIN2HEX([.D1600]);BIN2HEX([.D1599]));&quot;&quot;))">
            <text:p/>
          </table:table-cell>
          <table:table-cell table:style-name="ce17" table:formula="of:=IF(OR([.E1597]=&quot;W_TX_PAYLOAD&quot;;AND([.G1597]&lt;&gt;&quot;&quot;;[.E1598]=&quot;&quot;));BIN2HEX([.D159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02808952000000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1599]=[.B1598];&quot;&quot;;VLOOKUP([.D1599];[$Spec.A$1:$Spec.B$1048576];2;0))" office:value-type="string" office:string-value="" calcext:value-type="error">
            <text:p>#N/D</text:p>
          </table:table-cell>
          <table:table-cell table:style-name="ce13" table:formula="of:=IF([.E1599]=&quot;W_REGISTER (RF_CH)&quot;;BIN2DEC([.D1600]);IF([.E1599]=&quot;W_REGISTER (TX_ADDR)&quot;;CONCATENATE(&quot;0x&quot;;BIN2HEX([.D1604]);BIN2HEX([.D1603]);BIN2HEX([.D1602]);BIN2HEX([.D1601]);BIN2HEX([.D1600]));&quot;&quot;))" office:value-type="string" office:string-value="" calcext:value-type="error">
            <text:p>#N/D</text:p>
          </table:table-cell>
          <table:table-cell table:style-name="ce17" table:formula="of:=IF(OR([.E1598]=&quot;W_TX_PAYLOAD&quot;;AND([.G1598]&lt;&gt;&quot;&quot;;[.E1599]=&quot;&quot;));BIN2HEX([.D159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02920568000000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600]=[.B1599];&quot;&quot;;VLOOKUP([.D1600];[$Spec.A$1:$Spec.B$1048576];2;0))">
            <text:p/>
          </table:table-cell>
          <table:table-cell table:style-name="ce13" table:formula="of:=IF([.E1600]=&quot;W_REGISTER (RF_CH)&quot;;BIN2DEC([.D1601]);IF([.E1600]=&quot;W_REGISTER (TX_ADDR)&quot;;CONCATENATE(&quot;0x&quot;;BIN2HEX([.D1605]);BIN2HEX([.D1604]);BIN2HEX([.D1603]);BIN2HEX([.D1602]);BIN2HEX([.D1601]));&quot;&quot;))">
            <text:p/>
          </table:table-cell>
          <table:table-cell table:style-name="ce17" table:formula="of:=IF(OR([.E1599]=&quot;W_TX_PAYLOAD&quot;;AND([.G1599]&lt;&gt;&quot;&quot;;[.E1600]=&quot;&quot;));BIN2HEX([.D160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03053120000000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601]=[.B1600];&quot;&quot;;VLOOKUP([.D1601];[$Spec.A$1:$Spec.B$1048576];2;0))" office:value-type="string" office:string-value="" calcext:value-type="error">
            <text:p>#N/D</text:p>
          </table:table-cell>
          <table:table-cell table:style-name="ce13" table:formula="of:=IF([.E1601]=&quot;W_REGISTER (RF_CH)&quot;;BIN2DEC([.D1602]);IF([.E1601]=&quot;W_REGISTER (TX_ADDR)&quot;;CONCATENATE(&quot;0x&quot;;BIN2HEX([.D1606]);BIN2HEX([.D1605]);BIN2HEX([.D1604]);BIN2HEX([.D1603]);BIN2HEX([.D1602]));&quot;&quot;))" office:value-type="string" office:string-value="" calcext:value-type="error">
            <text:p>#N/D</text:p>
          </table:table-cell>
          <table:table-cell table:style-name="ce17" table:formula="of:=IF(OR([.E1600]=&quot;W_TX_PAYLOAD&quot;;AND([.G1600]&lt;&gt;&quot;&quot;;[.E1601]=&quot;&quot;));BIN2HEX([.D160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0318168800000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602]=[.B1601];&quot;&quot;;VLOOKUP([.D1602];[$Spec.A$1:$Spec.B$1048576];2;0))" office:value-type="string" office:string-value="" calcext:value-type="error">
            <text:p>#N/D</text:p>
          </table:table-cell>
          <table:table-cell table:style-name="ce13" table:formula="of:=IF([.E1602]=&quot;W_REGISTER (RF_CH)&quot;;BIN2DEC([.D1603]);IF([.E1602]=&quot;W_REGISTER (TX_ADDR)&quot;;CONCATENATE(&quot;0x&quot;;BIN2HEX([.D1607]);BIN2HEX([.D1606]);BIN2HEX([.D1605]);BIN2HEX([.D1604]);BIN2HEX([.D1603]));&quot;&quot;))" office:value-type="string" office:string-value="" calcext:value-type="error">
            <text:p>#N/D</text:p>
          </table:table-cell>
          <table:table-cell table:style-name="ce17" table:formula="of:=IF(OR([.E1601]=&quot;W_TX_PAYLOAD&quot;;AND([.G1601]&lt;&gt;&quot;&quot;;[.E1602]=&quot;&quot;));BIN2HEX([.D160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0329828800000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603]=[.B1602];&quot;&quot;;VLOOKUP([.D1603];[$Spec.A$1:$Spec.B$1048576];2;0))">
            <text:p/>
          </table:table-cell>
          <table:table-cell table:style-name="ce13" table:formula="of:=IF([.E1603]=&quot;W_REGISTER (RF_CH)&quot;;BIN2DEC([.D1604]);IF([.E1603]=&quot;W_REGISTER (TX_ADDR)&quot;;CONCATENATE(&quot;0x&quot;;BIN2HEX([.D1608]);BIN2HEX([.D1607]);BIN2HEX([.D1606]);BIN2HEX([.D1605]);BIN2HEX([.D1604]));&quot;&quot;))">
            <text:p/>
          </table:table-cell>
          <table:table-cell table:style-name="ce17" table:formula="of:=IF(OR([.E1602]=&quot;W_TX_PAYLOAD&quot;;AND([.G1602]&lt;&gt;&quot;&quot;;[.E1603]=&quot;&quot;));BIN2HEX([.D160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03441804000000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604]=[.B1603];&quot;&quot;;VLOOKUP([.D1604];[$Spec.A$1:$Spec.B$1048576];2;0))" office:value-type="string" office:string-value="" calcext:value-type="error">
            <text:p>#N/D</text:p>
          </table:table-cell>
          <table:table-cell table:style-name="ce13" table:formula="of:=IF([.E1604]=&quot;W_REGISTER (RF_CH)&quot;;BIN2DEC([.D1605]);IF([.E1604]=&quot;W_REGISTER (TX_ADDR)&quot;;CONCATENATE(&quot;0x&quot;;BIN2HEX([.D1609]);BIN2HEX([.D1608]);BIN2HEX([.D1607]);BIN2HEX([.D1606]);BIN2HEX([.D1605]));&quot;&quot;))" office:value-type="string" office:string-value="" calcext:value-type="error">
            <text:p>#N/D</text:p>
          </table:table-cell>
          <table:table-cell table:style-name="ce17" table:formula="of:=IF(OR([.E1603]=&quot;W_TX_PAYLOAD&quot;;AND([.G1603]&lt;&gt;&quot;&quot;;[.E1604]=&quot;&quot;));BIN2HEX([.D160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03561392000000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1605]=[.B1604];&quot;&quot;;VLOOKUP([.D1605];[$Spec.A$1:$Spec.B$1048576];2;0))" office:value-type="string" office:string-value="" calcext:value-type="error">
            <text:p>#N/D</text:p>
          </table:table-cell>
          <table:table-cell table:style-name="ce13" table:formula="of:=IF([.E1605]=&quot;W_REGISTER (RF_CH)&quot;;BIN2DEC([.D1606]);IF([.E1605]=&quot;W_REGISTER (TX_ADDR)&quot;;CONCATENATE(&quot;0x&quot;;BIN2HEX([.D1610]);BIN2HEX([.D1609]);BIN2HEX([.D1608]);BIN2HEX([.D1607]);BIN2HEX([.D1606]));&quot;&quot;))" office:value-type="string" office:string-value="" calcext:value-type="error">
            <text:p>#N/D</text:p>
          </table:table-cell>
          <table:table-cell table:style-name="ce17" table:formula="of:=IF(OR([.E1604]=&quot;W_TX_PAYLOAD&quot;;AND([.G1604]&lt;&gt;&quot;&quot;;[.E1605]=&quot;&quot;));BIN2HEX([.D160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03677992000000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1606]=[.B1605];&quot;&quot;;VLOOKUP([.D1606];[$Spec.A$1:$Spec.B$1048576];2;0))">
            <text:p/>
          </table:table-cell>
          <table:table-cell table:style-name="ce13" table:formula="of:=IF([.E1606]=&quot;W_REGISTER (RF_CH)&quot;;BIN2DEC([.D1607]);IF([.E1606]=&quot;W_REGISTER (TX_ADDR)&quot;;CONCATENATE(&quot;0x&quot;;BIN2HEX([.D1611]);BIN2HEX([.D1610]);BIN2HEX([.D1609]);BIN2HEX([.D1608]);BIN2HEX([.D1607]));&quot;&quot;))">
            <text:p/>
          </table:table-cell>
          <table:table-cell table:style-name="ce17" table:formula="of:=IF(OR([.E1605]=&quot;W_TX_PAYLOAD&quot;;AND([.G1605]&lt;&gt;&quot;&quot;;[.E1606]=&quot;&quot;));BIN2HEX([.D160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03810536000000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1607]=[.B1606];&quot;&quot;;VLOOKUP([.D1607];[$Spec.A$1:$Spec.B$1048576];2;0))">
            <text:p/>
          </table:table-cell>
          <table:table-cell table:style-name="ce13" table:formula="of:=IF([.E1607]=&quot;W_REGISTER (RF_CH)&quot;;BIN2DEC([.D1608]);IF([.E1607]=&quot;W_REGISTER (TX_ADDR)&quot;;CONCATENATE(&quot;0x&quot;;BIN2HEX([.D1612]);BIN2HEX([.D1611]);BIN2HEX([.D1610]);BIN2HEX([.D1609]);BIN2HEX([.D1608]));&quot;&quot;))">
            <text:p/>
          </table:table-cell>
          <table:table-cell table:style-name="ce17" table:formula="of:=IF(OR([.E1606]=&quot;W_TX_PAYLOAD&quot;;AND([.G1606]&lt;&gt;&quot;&quot;;[.E1607]=&quot;&quot;));BIN2HEX([.D160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03927128000000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<text:s/>1000 <text:s/>0100</text:p>
          </table:table-cell>
          <table:table-cell/>
          <table:table-cell table:style-name="ce13" table:formula="of:=IF([.B1608]=[.B1607];&quot;&quot;;VLOOKUP([.D1608];[$Spec.A$1:$Spec.B$1048576];2;0))">
            <text:p/>
          </table:table-cell>
          <table:table-cell table:style-name="ce13" table:formula="of:=IF([.E1608]=&quot;W_REGISTER (RF_CH)&quot;;BIN2DEC([.D1609]);IF([.E1608]=&quot;W_REGISTER (TX_ADDR)&quot;;CONCATENATE(&quot;0x&quot;;BIN2HEX([.D1613]);BIN2HEX([.D1612]);BIN2HEX([.D1611]);BIN2HEX([.D1610]);BIN2HEX([.D1609]));&quot;&quot;))">
            <text:p/>
          </table:table-cell>
          <table:table-cell table:style-name="ce17" table:formula="of:=IF(OR([.E1607]=&quot;W_TX_PAYLOAD&quot;;AND([.G1607]&lt;&gt;&quot;&quot;;[.E1608]=&quot;&quot;));BIN2HEX([.D160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04043724000000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609]=[.B1608];&quot;&quot;;VLOOKUP([.D1609];[$Spec.A$1:$Spec.B$1048576];2;0))">
            <text:p/>
          </table:table-cell>
          <table:table-cell table:style-name="ce13" table:formula="of:=IF([.E1609]=&quot;W_REGISTER (RF_CH)&quot;;BIN2DEC([.D1610]);IF([.E1609]=&quot;W_REGISTER (TX_ADDR)&quot;;CONCATENATE(&quot;0x&quot;;BIN2HEX([.D1614]);BIN2HEX([.D1613]);BIN2HEX([.D1612]);BIN2HEX([.D1611]);BIN2HEX([.D1610]));&quot;&quot;))">
            <text:p/>
          </table:table-cell>
          <table:table-cell table:style-name="ce17" table:formula="of:=IF(OR([.E1608]=&quot;W_TX_PAYLOAD&quot;;AND([.G1608]&lt;&gt;&quot;&quot;;[.E1609]=&quot;&quot;));BIN2HEX([.D160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04160320000000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1610]=[.B1609];&quot;&quot;;VLOOKUP([.D1610];[$Spec.A$1:$Spec.B$1048576];2;0))">
            <text:p/>
          </table:table-cell>
          <table:table-cell table:style-name="ce13" table:formula="of:=IF([.E1610]=&quot;W_REGISTER (RF_CH)&quot;;BIN2DEC([.D1611]);IF([.E1610]=&quot;W_REGISTER (TX_ADDR)&quot;;CONCATENATE(&quot;0x&quot;;BIN2HEX([.D1615]);BIN2HEX([.D1614]);BIN2HEX([.D1613]);BIN2HEX([.D1612]);BIN2HEX([.D1611]));&quot;&quot;))">
            <text:p/>
          </table:table-cell>
          <table:table-cell table:style-name="ce17" table:formula="of:=IF(OR([.E1609]=&quot;W_TX_PAYLOAD&quot;;AND([.G1609]&lt;&gt;&quot;&quot;;[.E1610]=&quot;&quot;));BIN2HEX([.D161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04276916000000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611]=[.B1610];&quot;&quot;;VLOOKUP([.D1611];[$Spec.A$1:$Spec.B$1048576];2;0))">
            <text:p/>
          </table:table-cell>
          <table:table-cell table:style-name="ce13" table:formula="of:=IF([.E1611]=&quot;W_REGISTER (RF_CH)&quot;;BIN2DEC([.D1612]);IF([.E1611]=&quot;W_REGISTER (TX_ADDR)&quot;;CONCATENATE(&quot;0x&quot;;BIN2HEX([.D1616]);BIN2HEX([.D1615]);BIN2HEX([.D1614]);BIN2HEX([.D1613]);BIN2HEX([.D1612]));&quot;&quot;))">
            <text:p/>
          </table:table-cell>
          <table:table-cell table:style-name="ce17" table:formula="of:=IF(OR([.E1610]=&quot;W_TX_PAYLOAD&quot;;AND([.G1610]&lt;&gt;&quot;&quot;;[.E1611]=&quot;&quot;));BIN2HEX([.D161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04393512000000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612]=[.B1611];&quot;&quot;;VLOOKUP([.D1612];[$Spec.A$1:$Spec.B$1048576];2;0))">
            <text:p/>
          </table:table-cell>
          <table:table-cell table:style-name="ce13" table:formula="of:=IF([.E1612]=&quot;W_REGISTER (RF_CH)&quot;;BIN2DEC([.D1613]);IF([.E1612]=&quot;W_REGISTER (TX_ADDR)&quot;;CONCATENATE(&quot;0x&quot;;BIN2HEX([.D1617]);BIN2HEX([.D1616]);BIN2HEX([.D1615]);BIN2HEX([.D1614]);BIN2HEX([.D1613]));&quot;&quot;))">
            <text:p/>
          </table:table-cell>
          <table:table-cell table:style-name="ce17" table:formula="of:=IF(OR([.E1611]=&quot;W_TX_PAYLOAD&quot;;AND([.G1611]&lt;&gt;&quot;&quot;;[.E1612]=&quot;&quot;));BIN2HEX([.D161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04510108000000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<text:s/>0000 <text:s/>0100</text:p>
          </table:table-cell>
          <table:table-cell/>
          <table:table-cell table:style-name="ce13" table:formula="of:=IF([.B1613]=[.B1612];&quot;&quot;;VLOOKUP([.D1613];[$Spec.A$1:$Spec.B$1048576];2;0))">
            <text:p/>
          </table:table-cell>
          <table:table-cell table:style-name="ce13" table:formula="of:=IF([.E1613]=&quot;W_REGISTER (RF_CH)&quot;;BIN2DEC([.D1614]);IF([.E1613]=&quot;W_REGISTER (TX_ADDR)&quot;;CONCATENATE(&quot;0x&quot;;BIN2HEX([.D1618]);BIN2HEX([.D1617]);BIN2HEX([.D1616]);BIN2HEX([.D1615]);BIN2HEX([.D1614]));&quot;&quot;))">
            <text:p/>
          </table:table-cell>
          <table:table-cell table:style-name="ce17" table:formula="of:=IF(OR([.E1612]=&quot;W_TX_PAYLOAD&quot;;AND([.G1612]&lt;&gt;&quot;&quot;;[.E1613]=&quot;&quot;));BIN2HEX([.D161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04636668000000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614]=[.B1613];&quot;&quot;;VLOOKUP([.D1614];[$Spec.A$1:$Spec.B$1048576];2;0))" office:value-type="string" office:string-value="" calcext:value-type="error">
            <text:p>#N/D</text:p>
          </table:table-cell>
          <table:table-cell table:style-name="ce13" table:formula="of:=IF([.E1614]=&quot;W_REGISTER (RF_CH)&quot;;BIN2DEC([.D1615]);IF([.E1614]=&quot;W_REGISTER (TX_ADDR)&quot;;CONCATENATE(&quot;0x&quot;;BIN2HEX([.D1619]);BIN2HEX([.D1618]);BIN2HEX([.D1617]);BIN2HEX([.D1616]);BIN2HEX([.D1615]));&quot;&quot;))" office:value-type="string" office:string-value="" calcext:value-type="error">
            <text:p>#N/D</text:p>
          </table:table-cell>
          <table:table-cell table:style-name="ce17" table:formula="of:=IF(OR([.E1613]=&quot;W_TX_PAYLOAD&quot;;AND([.G1613]&lt;&gt;&quot;&quot;;[.E1614]=&quot;&quot;));BIN2HEX([.D161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04753260000000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1615]=[.B1614];&quot;&quot;;VLOOKUP([.D1615];[$Spec.A$1:$Spec.B$1048576];2;0))">
            <text:p/>
          </table:table-cell>
          <table:table-cell table:style-name="ce13" table:formula="of:=IF([.E1615]=&quot;W_REGISTER (RF_CH)&quot;;BIN2DEC([.D1616]);IF([.E1615]=&quot;W_REGISTER (TX_ADDR)&quot;;CONCATENATE(&quot;0x&quot;;BIN2HEX([.D1620]);BIN2HEX([.D1619]);BIN2HEX([.D1618]);BIN2HEX([.D1617]);BIN2HEX([.D1616]));&quot;&quot;))">
            <text:p/>
          </table:table-cell>
          <table:table-cell table:style-name="ce17" table:formula="of:=IF(OR([.E1614]=&quot;W_TX_PAYLOAD&quot;;AND([.G1614]&lt;&gt;&quot;&quot;;[.E1615]=&quot;&quot;));BIN2HEX([.D161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18798736000000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1616]=[.B1615];&quot;&quot;;VLOOKUP([.D1616];[$Spec.A$1:$Spec.B$1048576];2;0))" office:value-type="string" office:string-value="" calcext:value-type="error">
            <text:p>#N/D</text:p>
          </table:table-cell>
          <table:table-cell table:style-name="ce13" table:formula="of:=IF([.E1616]=&quot;W_REGISTER (RF_CH)&quot;;BIN2DEC([.D1617]);IF([.E1616]=&quot;W_REGISTER (TX_ADDR)&quot;;CONCATENATE(&quot;0x&quot;;BIN2HEX([.D1621]);BIN2HEX([.D1620]);BIN2HEX([.D1619]);BIN2HEX([.D1618]);BIN2HEX([.D1617]));&quot;&quot;))" office:value-type="string" office:string-value="" calcext:value-type="error">
            <text:p>#N/D</text:p>
          </table:table-cell>
          <table:table-cell table:style-name="ce17" table:formula="of:=IF(OR([.E1615]=&quot;W_TX_PAYLOAD&quot;;AND([.G1615]&lt;&gt;&quot;&quot;;[.E1616]=&quot;&quot;));BIN2HEX([.D161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18910352000000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617]=[.B1616];&quot;&quot;;VLOOKUP([.D1617];[$Spec.A$1:$Spec.B$1048576];2;0))">
            <text:p/>
          </table:table-cell>
          <table:table-cell table:style-name="ce13" table:formula="of:=IF([.E1617]=&quot;W_REGISTER (RF_CH)&quot;;BIN2DEC([.D1618]);IF([.E1617]=&quot;W_REGISTER (TX_ADDR)&quot;;CONCATENATE(&quot;0x&quot;;BIN2HEX([.D1622]);BIN2HEX([.D1621]);BIN2HEX([.D1620]);BIN2HEX([.D1619]);BIN2HEX([.D1618]));&quot;&quot;))">
            <text:p/>
          </table:table-cell>
          <table:table-cell table:style-name="ce17" table:formula="of:=IF(OR([.E1616]=&quot;W_TX_PAYLOAD&quot;;AND([.G1616]&lt;&gt;&quot;&quot;;[.E1617]=&quot;&quot;));BIN2HEX([.D161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19064828000000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618]=[.B1617];&quot;&quot;;VLOOKUP([.D1618];[$Spec.A$1:$Spec.B$1048576];2;0))" office:value-type="string" office:string-value="" calcext:value-type="error">
            <text:p>#N/D</text:p>
          </table:table-cell>
          <table:table-cell table:style-name="ce13" table:formula="of:=IF([.E1618]=&quot;W_REGISTER (RF_CH)&quot;;BIN2DEC([.D1619]);IF([.E1618]=&quot;W_REGISTER (TX_ADDR)&quot;;CONCATENATE(&quot;0x&quot;;BIN2HEX([.D1623]);BIN2HEX([.D1622]);BIN2HEX([.D1621]);BIN2HEX([.D1620]);BIN2HEX([.D1619]));&quot;&quot;))" office:value-type="string" office:string-value="" calcext:value-type="error">
            <text:p>#N/D</text:p>
          </table:table-cell>
          <table:table-cell table:style-name="ce17" table:formula="of:=IF(OR([.E1617]=&quot;W_TX_PAYLOAD&quot;;AND([.G1617]&lt;&gt;&quot;&quot;;[.E1618]=&quot;&quot;));BIN2HEX([.D161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19193380000000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619]=[.B1618];&quot;&quot;;VLOOKUP([.D1619];[$Spec.A$1:$Spec.B$1048576];2;0))" office:value-type="string" office:string-value="" calcext:value-type="error">
            <text:p>#N/D</text:p>
          </table:table-cell>
          <table:table-cell table:style-name="ce13" table:formula="of:=IF([.E1619]=&quot;W_REGISTER (RF_CH)&quot;;BIN2DEC([.D1620]);IF([.E1619]=&quot;W_REGISTER (TX_ADDR)&quot;;CONCATENATE(&quot;0x&quot;;BIN2HEX([.D1624]);BIN2HEX([.D1623]);BIN2HEX([.D1622]);BIN2HEX([.D1621]);BIN2HEX([.D1620]));&quot;&quot;))" office:value-type="string" office:string-value="" calcext:value-type="error">
            <text:p>#N/D</text:p>
          </table:table-cell>
          <table:table-cell table:style-name="ce17" table:formula="of:=IF(OR([.E1618]=&quot;W_TX_PAYLOAD&quot;;AND([.G1618]&lt;&gt;&quot;&quot;;[.E1619]=&quot;&quot;));BIN2HEX([.D161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19309980000000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620]=[.B1619];&quot;&quot;;VLOOKUP([.D1620];[$Spec.A$1:$Spec.B$1048576];2;0))">
            <text:p/>
          </table:table-cell>
          <table:table-cell table:style-name="ce13" table:formula="of:=IF([.E1620]=&quot;W_REGISTER (RF_CH)&quot;;BIN2DEC([.D1621]);IF([.E1620]=&quot;W_REGISTER (TX_ADDR)&quot;;CONCATENATE(&quot;0x&quot;;BIN2HEX([.D1625]);BIN2HEX([.D1624]);BIN2HEX([.D1623]);BIN2HEX([.D1622]);BIN2HEX([.D1621]));&quot;&quot;))">
            <text:p/>
          </table:table-cell>
          <table:table-cell table:style-name="ce17" table:formula="of:=IF(OR([.E1619]=&quot;W_TX_PAYLOAD&quot;;AND([.G1619]&lt;&gt;&quot;&quot;;[.E1620]=&quot;&quot;));BIN2HEX([.D162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19441524000000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621]=[.B1620];&quot;&quot;;VLOOKUP([.D1621];[$Spec.A$1:$Spec.B$1048576];2;0))" office:value-type="string" office:string-value="" calcext:value-type="error">
            <text:p>#N/D</text:p>
          </table:table-cell>
          <table:table-cell table:style-name="ce13" table:formula="of:=IF([.E1621]=&quot;W_REGISTER (RF_CH)&quot;;BIN2DEC([.D1622]);IF([.E1621]=&quot;W_REGISTER (TX_ADDR)&quot;;CONCATENATE(&quot;0x&quot;;BIN2HEX([.D1626]);BIN2HEX([.D1625]);BIN2HEX([.D1624]);BIN2HEX([.D1623]);BIN2HEX([.D1622]));&quot;&quot;))" office:value-type="string" office:string-value="" calcext:value-type="error">
            <text:p>#N/D</text:p>
          </table:table-cell>
          <table:table-cell table:style-name="ce17" table:formula="of:=IF(OR([.E1620]=&quot;W_TX_PAYLOAD&quot;;AND([.G1620]&lt;&gt;&quot;&quot;;[.E1621]=&quot;&quot;));BIN2HEX([.D162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19567088000000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622]=[.B1621];&quot;&quot;;VLOOKUP([.D1622];[$Spec.A$1:$Spec.B$1048576];2;0))" office:value-type="string" office:string-value="" calcext:value-type="error">
            <text:p>#N/D</text:p>
          </table:table-cell>
          <table:table-cell table:style-name="ce13" table:formula="of:=IF([.E1622]=&quot;W_REGISTER (RF_CH)&quot;;BIN2DEC([.D1623]);IF([.E1622]=&quot;W_REGISTER (TX_ADDR)&quot;;CONCATENATE(&quot;0x&quot;;BIN2HEX([.D1627]);BIN2HEX([.D1626]);BIN2HEX([.D1625]);BIN2HEX([.D1624]);BIN2HEX([.D1623]));&quot;&quot;))" office:value-type="string" office:string-value="" calcext:value-type="error">
            <text:p>#N/D</text:p>
          </table:table-cell>
          <table:table-cell table:style-name="ce17" table:formula="of:=IF(OR([.E1621]=&quot;W_TX_PAYLOAD&quot;;AND([.G1621]&lt;&gt;&quot;&quot;;[.E1622]=&quot;&quot;));BIN2HEX([.D162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19683684000000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<text:s/>0000 <text:s/>1111</text:p>
          </table:table-cell>
          <table:table-cell/>
          <table:table-cell table:style-name="ce13" table:formula="of:=IF([.B1623]=[.B1622];&quot;&quot;;VLOOKUP([.D1623];[$Spec.A$1:$Spec.B$1048576];2;0))">
            <text:p/>
          </table:table-cell>
          <table:table-cell table:style-name="ce13" table:formula="of:=IF([.E1623]=&quot;W_REGISTER (RF_CH)&quot;;BIN2DEC([.D1624]);IF([.E1623]=&quot;W_REGISTER (TX_ADDR)&quot;;CONCATENATE(&quot;0x&quot;;BIN2HEX([.D1628]);BIN2HEX([.D1627]);BIN2HEX([.D1626]);BIN2HEX([.D1625]);BIN2HEX([.D1624]));&quot;&quot;))">
            <text:p/>
          </table:table-cell>
          <table:table-cell table:style-name="ce17" table:formula="of:=IF(OR([.E1622]=&quot;W_TX_PAYLOAD&quot;;AND([.G1622]&lt;&gt;&quot;&quot;;[.E1623]=&quot;&quot;));BIN2HEX([.D162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23170312000000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1624]=[.B1623];&quot;&quot;;VLOOKUP([.D1624];[$Spec.A$1:$Spec.B$1048576];2;0))" office:value-type="string" office:string-value="" calcext:value-type="error">
            <text:p>#N/D</text:p>
          </table:table-cell>
          <table:table-cell table:style-name="ce13" table:formula="of:=IF([.E1624]=&quot;W_REGISTER (RF_CH)&quot;;BIN2DEC([.D1625]);IF([.E1624]=&quot;W_REGISTER (TX_ADDR)&quot;;CONCATENATE(&quot;0x&quot;;BIN2HEX([.D1629]);BIN2HEX([.D1628]);BIN2HEX([.D1627]);BIN2HEX([.D1626]);BIN2HEX([.D1625]));&quot;&quot;))" office:value-type="string" office:string-value="" calcext:value-type="error">
            <text:p>#N/D</text:p>
          </table:table-cell>
          <table:table-cell table:style-name="ce17" table:formula="of:=IF(OR([.E1623]=&quot;W_TX_PAYLOAD&quot;;AND([.G1623]&lt;&gt;&quot;&quot;;[.E1624]=&quot;&quot;));BIN2HEX([.D162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23281920000000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625]=[.B1624];&quot;&quot;;VLOOKUP([.D1625];[$Spec.A$1:$Spec.B$1048576];2;0))">
            <text:p/>
          </table:table-cell>
          <table:table-cell table:style-name="ce13" table:formula="of:=IF([.E1625]=&quot;W_REGISTER (RF_CH)&quot;;BIN2DEC([.D1626]);IF([.E1625]=&quot;W_REGISTER (TX_ADDR)&quot;;CONCATENATE(&quot;0x&quot;;BIN2HEX([.D1630]);BIN2HEX([.D1629]);BIN2HEX([.D1628]);BIN2HEX([.D1627]);BIN2HEX([.D1626]));&quot;&quot;))">
            <text:p/>
          </table:table-cell>
          <table:table-cell table:style-name="ce17" table:formula="of:=IF(OR([.E1624]=&quot;W_TX_PAYLOAD&quot;;AND([.G1624]&lt;&gt;&quot;&quot;;[.E1625]=&quot;&quot;));BIN2HEX([.D162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23412476000000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<text:s/>0110 <text:s/>0001</text:p>
          </table:table-cell>
          <table:table-cell/>
          <table:table-cell table:style-name="ce13" table:formula="of:=IF([.B1626]=[.B1625];&quot;&quot;;VLOOKUP([.D1626];[$Spec.A$1:$Spec.B$1048576];2;0))" office:value-type="string" office:string-value="" calcext:value-type="error">
            <text:p>#N/D</text:p>
          </table:table-cell>
          <table:table-cell table:style-name="ce13" table:formula="of:=IF([.E1626]=&quot;W_REGISTER (RF_CH)&quot;;BIN2DEC([.D1627]);IF([.E1626]=&quot;W_REGISTER (TX_ADDR)&quot;;CONCATENATE(&quot;0x&quot;;BIN2HEX([.D1631]);BIN2HEX([.D1630]);BIN2HEX([.D1629]);BIN2HEX([.D1628]);BIN2HEX([.D1627]));&quot;&quot;))" office:value-type="string" office:string-value="" calcext:value-type="error">
            <text:p>#N/D</text:p>
          </table:table-cell>
          <table:table-cell table:style-name="ce17" table:formula="of:=IF(OR([.E1625]=&quot;W_TX_PAYLOAD&quot;;AND([.G1625]&lt;&gt;&quot;&quot;;[.E1626]=&quot;&quot;));BIN2HEX([.D162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23524088000000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627]=[.B1626];&quot;&quot;;VLOOKUP([.D1627];[$Spec.A$1:$Spec.B$1048576];2;0))">
            <text:p/>
          </table:table-cell>
          <table:table-cell table:style-name="ce13" table:formula="of:=IF([.E1627]=&quot;W_REGISTER (RF_CH)&quot;;BIN2DEC([.D1628]);IF([.E1627]=&quot;W_REGISTER (TX_ADDR)&quot;;CONCATENATE(&quot;0x&quot;;BIN2HEX([.D1632]);BIN2HEX([.D1631]);BIN2HEX([.D1630]);BIN2HEX([.D1629]);BIN2HEX([.D1628]));&quot;&quot;))">
            <text:p/>
          </table:table-cell>
          <table:table-cell table:style-name="ce17" table:formula="of:=IF(OR([.E1626]=&quot;W_TX_PAYLOAD&quot;;AND([.G1626]&lt;&gt;&quot;&quot;;[.E1627]=&quot;&quot;));BIN2HEX([.D162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23644676000000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628]=[.B1627];&quot;&quot;;VLOOKUP([.D1628];[$Spec.A$1:$Spec.B$1048576];2;0))">
            <text:p/>
          </table:table-cell>
          <table:table-cell table:style-name="ce13" table:formula="of:=IF([.E1628]=&quot;W_REGISTER (RF_CH)&quot;;BIN2DEC([.D1629]);IF([.E1628]=&quot;W_REGISTER (TX_ADDR)&quot;;CONCATENATE(&quot;0x&quot;;BIN2HEX([.D1633]);BIN2HEX([.D1632]);BIN2HEX([.D1631]);BIN2HEX([.D1630]);BIN2HEX([.D1629]));&quot;&quot;))">
            <text:p/>
          </table:table-cell>
          <table:table-cell table:style-name="ce17" table:formula="of:=IF(OR([.E1627]=&quot;W_TX_PAYLOAD&quot;;AND([.G1627]&lt;&gt;&quot;&quot;;[.E1628]=&quot;&quot;));BIN2HEX([.D162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23761276000000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629]=[.B1628];&quot;&quot;;VLOOKUP([.D1629];[$Spec.A$1:$Spec.B$1048576];2;0))">
            <text:p/>
          </table:table-cell>
          <table:table-cell table:style-name="ce13" table:formula="of:=IF([.E1629]=&quot;W_REGISTER (RF_CH)&quot;;BIN2DEC([.D1630]);IF([.E1629]=&quot;W_REGISTER (TX_ADDR)&quot;;CONCATENATE(&quot;0x&quot;;BIN2HEX([.D1634]);BIN2HEX([.D1633]);BIN2HEX([.D1632]);BIN2HEX([.D1631]);BIN2HEX([.D1630]));&quot;&quot;))">
            <text:p/>
          </table:table-cell>
          <table:table-cell table:style-name="ce17" table:formula="of:=IF(OR([.E1628]=&quot;W_TX_PAYLOAD&quot;;AND([.G1628]&lt;&gt;&quot;&quot;;[.E1629]=&quot;&quot;));BIN2HEX([.D162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23879868000000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630]=[.B1629];&quot;&quot;;VLOOKUP([.D1630];[$Spec.A$1:$Spec.B$1048576];2;0))">
            <text:p/>
          </table:table-cell>
          <table:table-cell table:style-name="ce13" table:formula="of:=IF([.E1630]=&quot;W_REGISTER (RF_CH)&quot;;BIN2DEC([.D1631]);IF([.E1630]=&quot;W_REGISTER (TX_ADDR)&quot;;CONCATENATE(&quot;0x&quot;;BIN2HEX([.D1635]);BIN2HEX([.D1634]);BIN2HEX([.D1633]);BIN2HEX([.D1632]);BIN2HEX([.D1631]));&quot;&quot;))">
            <text:p/>
          </table:table-cell>
          <table:table-cell table:style-name="ce17" table:formula="of:=IF(OR([.E1629]=&quot;W_TX_PAYLOAD&quot;;AND([.G1629]&lt;&gt;&quot;&quot;;[.E1630]=&quot;&quot;));BIN2HEX([.D163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23997468000000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631]=[.B1630];&quot;&quot;;VLOOKUP([.D1631];[$Spec.A$1:$Spec.B$1048576];2;0))">
            <text:p/>
          </table:table-cell>
          <table:table-cell table:style-name="ce13" table:formula="of:=IF([.E1631]=&quot;W_REGISTER (RF_CH)&quot;;BIN2DEC([.D1632]);IF([.E1631]=&quot;W_REGISTER (TX_ADDR)&quot;;CONCATENATE(&quot;0x&quot;;BIN2HEX([.D1636]);BIN2HEX([.D1635]);BIN2HEX([.D1634]);BIN2HEX([.D1633]);BIN2HEX([.D1632]));&quot;&quot;))">
            <text:p/>
          </table:table-cell>
          <table:table-cell table:style-name="ce17" table:formula="of:=IF(OR([.E1630]=&quot;W_TX_PAYLOAD&quot;;AND([.G1630]&lt;&gt;&quot;&quot;;[.E1631]=&quot;&quot;));BIN2HEX([.D163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24116060000000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632]=[.B1631];&quot;&quot;;VLOOKUP([.D1632];[$Spec.A$1:$Spec.B$1048576];2;0))">
            <text:p/>
          </table:table-cell>
          <table:table-cell table:style-name="ce13" table:formula="of:=IF([.E1632]=&quot;W_REGISTER (RF_CH)&quot;;BIN2DEC([.D1633]);IF([.E1632]=&quot;W_REGISTER (TX_ADDR)&quot;;CONCATENATE(&quot;0x&quot;;BIN2HEX([.D1637]);BIN2HEX([.D1636]);BIN2HEX([.D1635]);BIN2HEX([.D1634]);BIN2HEX([.D1633]));&quot;&quot;))">
            <text:p/>
          </table:table-cell>
          <table:table-cell table:style-name="ce17" table:formula="of:=IF(OR([.E1631]=&quot;W_TX_PAYLOAD&quot;;AND([.G1631]&lt;&gt;&quot;&quot;;[.E1632]=&quot;&quot;));BIN2HEX([.D163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24249600000000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633]=[.B1632];&quot;&quot;;VLOOKUP([.D1633];[$Spec.A$1:$Spec.B$1048576];2;0))">
            <text:p/>
          </table:table-cell>
          <table:table-cell table:style-name="ce13" table:formula="of:=IF([.E1633]=&quot;W_REGISTER (RF_CH)&quot;;BIN2DEC([.D1634]);IF([.E1633]=&quot;W_REGISTER (TX_ADDR)&quot;;CONCATENATE(&quot;0x&quot;;BIN2HEX([.D1638]);BIN2HEX([.D1637]);BIN2HEX([.D1636]);BIN2HEX([.D1635]);BIN2HEX([.D1634]));&quot;&quot;))">
            <text:p/>
          </table:table-cell>
          <table:table-cell table:style-name="ce17" table:formula="of:=IF(OR([.E1632]=&quot;W_TX_PAYLOAD&quot;;AND([.G1632]&lt;&gt;&quot;&quot;;[.E1633]=&quot;&quot;));BIN2HEX([.D163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24367192000000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634]=[.B1633];&quot;&quot;;VLOOKUP([.D1634];[$Spec.A$1:$Spec.B$1048576];2;0))">
            <text:p/>
          </table:table-cell>
          <table:table-cell table:style-name="ce13" table:formula="of:=IF([.E1634]=&quot;W_REGISTER (RF_CH)&quot;;BIN2DEC([.D1635]);IF([.E1634]=&quot;W_REGISTER (TX_ADDR)&quot;;CONCATENATE(&quot;0x&quot;;BIN2HEX([.D1639]);BIN2HEX([.D1638]);BIN2HEX([.D1637]);BIN2HEX([.D1636]);BIN2HEX([.D1635]));&quot;&quot;))">
            <text:p/>
          </table:table-cell>
          <table:table-cell table:style-name="ce17" table:formula="of:=IF(OR([.E1633]=&quot;W_TX_PAYLOAD&quot;;AND([.G1633]&lt;&gt;&quot;&quot;;[.E1634]=&quot;&quot;));BIN2HEX([.D163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24493760000000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635]=[.B1634];&quot;&quot;;VLOOKUP([.D1635];[$Spec.A$1:$Spec.B$1048576];2;0))" office:value-type="string" office:string-value="" calcext:value-type="error">
            <text:p>#N/D</text:p>
          </table:table-cell>
          <table:table-cell table:style-name="ce13" table:formula="of:=IF([.E1635]=&quot;W_REGISTER (RF_CH)&quot;;BIN2DEC([.D1636]);IF([.E1635]=&quot;W_REGISTER (TX_ADDR)&quot;;CONCATENATE(&quot;0x&quot;;BIN2HEX([.D1640]);BIN2HEX([.D1639]);BIN2HEX([.D1638]);BIN2HEX([.D1637]);BIN2HEX([.D1636]));&quot;&quot;))" office:value-type="string" office:string-value="" calcext:value-type="error">
            <text:p>#N/D</text:p>
          </table:table-cell>
          <table:table-cell table:style-name="ce17" table:formula="of:=IF(OR([.E1634]=&quot;W_TX_PAYLOAD&quot;;AND([.G1634]&lt;&gt;&quot;&quot;;[.E1635]=&quot;&quot;));BIN2HEX([.D163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24632284000000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636]=[.B1635];&quot;&quot;;VLOOKUP([.D1636];[$Spec.A$1:$Spec.B$1048576];2;0))" office:value-type="string" office:string-value="" calcext:value-type="error">
            <text:p>#N/D</text:p>
          </table:table-cell>
          <table:table-cell table:style-name="ce13" table:formula="of:=IF([.E1636]=&quot;W_REGISTER (RF_CH)&quot;;BIN2DEC([.D1637]);IF([.E1636]=&quot;W_REGISTER (TX_ADDR)&quot;;CONCATENATE(&quot;0x&quot;;BIN2HEX([.D1641]);BIN2HEX([.D1640]);BIN2HEX([.D1639]);BIN2HEX([.D1638]);BIN2HEX([.D1637]));&quot;&quot;))" office:value-type="string" office:string-value="" calcext:value-type="error">
            <text:p>#N/D</text:p>
          </table:table-cell>
          <table:table-cell table:style-name="ce17" table:formula="of:=IF(OR([.E1635]=&quot;W_TX_PAYLOAD&quot;;AND([.G1635]&lt;&gt;&quot;&quot;;[.E1636]=&quot;&quot;));BIN2HEX([.D163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24748880000000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637]=[.B1636];&quot;&quot;;VLOOKUP([.D1637];[$Spec.A$1:$Spec.B$1048576];2;0))">
            <text:p/>
          </table:table-cell>
          <table:table-cell table:style-name="ce13" table:formula="of:=IF([.E1637]=&quot;W_REGISTER (RF_CH)&quot;;BIN2DEC([.D1638]);IF([.E1637]=&quot;W_REGISTER (TX_ADDR)&quot;;CONCATENATE(&quot;0x&quot;;BIN2HEX([.D1642]);BIN2HEX([.D1641]);BIN2HEX([.D1640]);BIN2HEX([.D1639]);BIN2HEX([.D1638]));&quot;&quot;))">
            <text:p/>
          </table:table-cell>
          <table:table-cell table:style-name="ce17" table:formula="of:=IF(OR([.E1636]=&quot;W_TX_PAYLOAD&quot;;AND([.G1636]&lt;&gt;&quot;&quot;;[.E1637]=&quot;&quot;));BIN2HEX([.D163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24869460000000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638]=[.B1637];&quot;&quot;;VLOOKUP([.D1638];[$Spec.A$1:$Spec.B$1048576];2;0))" office:value-type="string" office:string-value="" calcext:value-type="error">
            <text:p>#N/D</text:p>
          </table:table-cell>
          <table:table-cell table:style-name="ce13" table:formula="of:=IF([.E1638]=&quot;W_REGISTER (RF_CH)&quot;;BIN2DEC([.D1639]);IF([.E1638]=&quot;W_REGISTER (TX_ADDR)&quot;;CONCATENATE(&quot;0x&quot;;BIN2HEX([.D1643]);BIN2HEX([.D1642]);BIN2HEX([.D1641]);BIN2HEX([.D1640]);BIN2HEX([.D1639]));&quot;&quot;))" office:value-type="string" office:string-value="" calcext:value-type="error">
            <text:p>#N/D</text:p>
          </table:table-cell>
          <table:table-cell table:style-name="ce17" table:formula="of:=IF(OR([.E1637]=&quot;W_TX_PAYLOAD&quot;;AND([.G1637]&lt;&gt;&quot;&quot;;[.E1638]=&quot;&quot;));BIN2HEX([.D163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24990040000000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639]=[.B1638];&quot;&quot;;VLOOKUP([.D1639];[$Spec.A$1:$Spec.B$1048576];2;0))" office:value-type="string" office:string-value="" calcext:value-type="error">
            <text:p>#N/D</text:p>
          </table:table-cell>
          <table:table-cell table:style-name="ce13" table:formula="of:=IF([.E1639]=&quot;W_REGISTER (RF_CH)&quot;;BIN2DEC([.D1640]);IF([.E1639]=&quot;W_REGISTER (TX_ADDR)&quot;;CONCATENATE(&quot;0x&quot;;BIN2HEX([.D1644]);BIN2HEX([.D1643]);BIN2HEX([.D1642]);BIN2HEX([.D1641]);BIN2HEX([.D1640]));&quot;&quot;))" office:value-type="string" office:string-value="" calcext:value-type="error">
            <text:p>#N/D</text:p>
          </table:table-cell>
          <table:table-cell table:style-name="ce17" table:formula="of:=IF(OR([.E1638]=&quot;W_TX_PAYLOAD&quot;;AND([.G1638]&lt;&gt;&quot;&quot;;[.E1639]=&quot;&quot;));BIN2HEX([.D163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25111616000000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640]=[.B1639];&quot;&quot;;VLOOKUP([.D1640];[$Spec.A$1:$Spec.B$1048576];2;0))" office:value-type="string" office:string-value="" calcext:value-type="error">
            <text:p>#N/D</text:p>
          </table:table-cell>
          <table:table-cell table:style-name="ce13" table:formula="of:=IF([.E1640]=&quot;W_REGISTER (RF_CH)&quot;;BIN2DEC([.D1641]);IF([.E1640]=&quot;W_REGISTER (TX_ADDR)&quot;;CONCATENATE(&quot;0x&quot;;BIN2HEX([.D1645]);BIN2HEX([.D1644]);BIN2HEX([.D1643]);BIN2HEX([.D1642]);BIN2HEX([.D1641]));&quot;&quot;))" office:value-type="string" office:string-value="" calcext:value-type="error">
            <text:p>#N/D</text:p>
          </table:table-cell>
          <table:table-cell table:style-name="ce17" table:formula="of:=IF(OR([.E1639]=&quot;W_TX_PAYLOAD&quot;;AND([.G1639]&lt;&gt;&quot;&quot;;[.E1640]=&quot;&quot;));BIN2HEX([.D164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25258112000000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1641]=[.B1640];&quot;&quot;;VLOOKUP([.D1641];[$Spec.A$1:$Spec.B$1048576];2;0))" office:value-type="string" office:string-value="" calcext:value-type="error">
            <text:p>#N/D</text:p>
          </table:table-cell>
          <table:table-cell table:style-name="ce13" table:formula="of:=IF([.E1641]=&quot;W_REGISTER (RF_CH)&quot;;BIN2DEC([.D1642]);IF([.E1641]=&quot;W_REGISTER (TX_ADDR)&quot;;CONCATENATE(&quot;0x&quot;;BIN2HEX([.D1646]);BIN2HEX([.D1645]);BIN2HEX([.D1644]);BIN2HEX([.D1643]);BIN2HEX([.D1642]));&quot;&quot;))" office:value-type="string" office:string-value="" calcext:value-type="error">
            <text:p>#N/D</text:p>
          </table:table-cell>
          <table:table-cell table:style-name="ce17" table:formula="of:=IF(OR([.E1640]=&quot;W_TX_PAYLOAD&quot;;AND([.G1640]&lt;&gt;&quot;&quot;;[.E1641]=&quot;&quot;));BIN2HEX([.D164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25374704000000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1642]=[.B1641];&quot;&quot;;VLOOKUP([.D1642];[$Spec.A$1:$Spec.B$1048576];2;0))">
            <text:p/>
          </table:table-cell>
          <table:table-cell table:style-name="ce13" table:formula="of:=IF([.E1642]=&quot;W_REGISTER (RF_CH)&quot;;BIN2DEC([.D1643]);IF([.E1642]=&quot;W_REGISTER (TX_ADDR)&quot;;CONCATENATE(&quot;0x&quot;;BIN2HEX([.D1647]);BIN2HEX([.D1646]);BIN2HEX([.D1645]);BIN2HEX([.D1644]);BIN2HEX([.D1643]));&quot;&quot;))">
            <text:p/>
          </table:table-cell>
          <table:table-cell table:style-name="ce17" table:formula="of:=IF(OR([.E1641]=&quot;W_TX_PAYLOAD&quot;;AND([.G1641]&lt;&gt;&quot;&quot;;[.E1642]=&quot;&quot;));BIN2HEX([.D164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25491300000000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1643]=[.B1642];&quot;&quot;;VLOOKUP([.D1643];[$Spec.A$1:$Spec.B$1048576];2;0))">
            <text:p/>
          </table:table-cell>
          <table:table-cell table:style-name="ce13" table:formula="of:=IF([.E1643]=&quot;W_REGISTER (RF_CH)&quot;;BIN2DEC([.D1644]);IF([.E1643]=&quot;W_REGISTER (TX_ADDR)&quot;;CONCATENATE(&quot;0x&quot;;BIN2HEX([.D1648]);BIN2HEX([.D1647]);BIN2HEX([.D1646]);BIN2HEX([.D1645]);BIN2HEX([.D1644]));&quot;&quot;))">
            <text:p/>
          </table:table-cell>
          <table:table-cell table:style-name="ce17" table:formula="of:=IF(OR([.E1642]=&quot;W_TX_PAYLOAD&quot;;AND([.G1642]&lt;&gt;&quot;&quot;;[.E1643]=&quot;&quot;));BIN2HEX([.D164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25607896000000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<text:s/>1000 <text:s/>0011</text:p>
          </table:table-cell>
          <table:table-cell/>
          <table:table-cell table:style-name="ce13" table:formula="of:=IF([.B1644]=[.B1643];&quot;&quot;;VLOOKUP([.D1644];[$Spec.A$1:$Spec.B$1048576];2;0))">
            <text:p/>
          </table:table-cell>
          <table:table-cell table:style-name="ce13" table:formula="of:=IF([.E1644]=&quot;W_REGISTER (RF_CH)&quot;;BIN2DEC([.D1645]);IF([.E1644]=&quot;W_REGISTER (TX_ADDR)&quot;;CONCATENATE(&quot;0x&quot;;BIN2HEX([.D1649]);BIN2HEX([.D1648]);BIN2HEX([.D1647]);BIN2HEX([.D1646]);BIN2HEX([.D1645]));&quot;&quot;))">
            <text:p/>
          </table:table-cell>
          <table:table-cell table:style-name="ce17" table:formula="of:=IF(OR([.E1643]=&quot;W_TX_PAYLOAD&quot;;AND([.G1643]&lt;&gt;&quot;&quot;;[.E1644]=&quot;&quot;));BIN2HEX([.D164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25724492000000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<text:s/>1110 <text:s/>0000</text:p>
          </table:table-cell>
          <table:table-cell/>
          <table:table-cell table:style-name="ce13" table:formula="of:=IF([.B1645]=[.B1644];&quot;&quot;;VLOOKUP([.D1645];[$Spec.A$1:$Spec.B$1048576];2;0))">
            <text:p/>
          </table:table-cell>
          <table:table-cell table:style-name="ce13" table:formula="of:=IF([.E1645]=&quot;W_REGISTER (RF_CH)&quot;;BIN2DEC([.D1646]);IF([.E1645]=&quot;W_REGISTER (TX_ADDR)&quot;;CONCATENATE(&quot;0x&quot;;BIN2HEX([.D1650]);BIN2HEX([.D1649]);BIN2HEX([.D1648]);BIN2HEX([.D1647]);BIN2HEX([.D1646]));&quot;&quot;))">
            <text:p/>
          </table:table-cell>
          <table:table-cell table:style-name="ce17" table:formula="of:=IF(OR([.E1644]=&quot;W_TX_PAYLOAD&quot;;AND([.G1644]&lt;&gt;&quot;&quot;;[.E1645]=&quot;&quot;));BIN2HEX([.D164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25841088000000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1646]=[.B1645];&quot;&quot;;VLOOKUP([.D1646];[$Spec.A$1:$Spec.B$1048576];2;0))">
            <text:p/>
          </table:table-cell>
          <table:table-cell table:style-name="ce13" table:formula="of:=IF([.E1646]=&quot;W_REGISTER (RF_CH)&quot;;BIN2DEC([.D1647]);IF([.E1646]=&quot;W_REGISTER (TX_ADDR)&quot;;CONCATENATE(&quot;0x&quot;;BIN2HEX([.D1651]);BIN2HEX([.D1650]);BIN2HEX([.D1649]);BIN2HEX([.D1648]);BIN2HEX([.D1647]));&quot;&quot;))">
            <text:p/>
          </table:table-cell>
          <table:table-cell table:style-name="ce17" table:formula="of:=IF(OR([.E1645]=&quot;W_TX_PAYLOAD&quot;;AND([.G1645]&lt;&gt;&quot;&quot;;[.E1646]=&quot;&quot;));BIN2HEX([.D164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25957680000000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647]=[.B1646];&quot;&quot;;VLOOKUP([.D1647];[$Spec.A$1:$Spec.B$1048576];2;0))">
            <text:p/>
          </table:table-cell>
          <table:table-cell table:style-name="ce13" table:formula="of:=IF([.E1647]=&quot;W_REGISTER (RF_CH)&quot;;BIN2DEC([.D1648]);IF([.E1647]=&quot;W_REGISTER (TX_ADDR)&quot;;CONCATENATE(&quot;0x&quot;;BIN2HEX([.D1652]);BIN2HEX([.D1651]);BIN2HEX([.D1650]);BIN2HEX([.D1649]);BIN2HEX([.D1648]));&quot;&quot;))">
            <text:p/>
          </table:table-cell>
          <table:table-cell table:style-name="ce17" table:formula="of:=IF(OR([.E1646]=&quot;W_TX_PAYLOAD&quot;;AND([.G1646]&lt;&gt;&quot;&quot;;[.E1647]=&quot;&quot;));BIN2HEX([.D164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26074272000000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648]=[.B1647];&quot;&quot;;VLOOKUP([.D1648];[$Spec.A$1:$Spec.B$1048576];2;0))">
            <text:p/>
          </table:table-cell>
          <table:table-cell table:style-name="ce13" table:formula="of:=IF([.E1648]=&quot;W_REGISTER (RF_CH)&quot;;BIN2DEC([.D1649]);IF([.E1648]=&quot;W_REGISTER (TX_ADDR)&quot;;CONCATENATE(&quot;0x&quot;;BIN2HEX([.D1653]);BIN2HEX([.D1652]);BIN2HEX([.D1651]);BIN2HEX([.D1650]);BIN2HEX([.D1649]));&quot;&quot;))">
            <text:p/>
          </table:table-cell>
          <table:table-cell table:style-name="ce17" table:formula="of:=IF(OR([.E1647]=&quot;W_TX_PAYLOAD&quot;;AND([.G1647]&lt;&gt;&quot;&quot;;[.E1648]=&quot;&quot;));BIN2HEX([.D164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26190864000000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<text:s/>0000 <text:s/>0011</text:p>
          </table:table-cell>
          <table:table-cell/>
          <table:table-cell table:style-name="ce13" table:formula="of:=IF([.B1649]=[.B1648];&quot;&quot;;VLOOKUP([.D1649];[$Spec.A$1:$Spec.B$1048576];2;0))">
            <text:p/>
          </table:table-cell>
          <table:table-cell table:style-name="ce13" table:formula="of:=IF([.E1649]=&quot;W_REGISTER (RF_CH)&quot;;BIN2DEC([.D1650]);IF([.E1649]=&quot;W_REGISTER (TX_ADDR)&quot;;CONCATENATE(&quot;0x&quot;;BIN2HEX([.D1654]);BIN2HEX([.D1653]);BIN2HEX([.D1652]);BIN2HEX([.D1651]);BIN2HEX([.D1650]));&quot;&quot;))">
            <text:p/>
          </table:table-cell>
          <table:table-cell table:style-name="ce17" table:formula="of:=IF(OR([.E1648]=&quot;W_TX_PAYLOAD&quot;;AND([.G1648]&lt;&gt;&quot;&quot;;[.E1649]=&quot;&quot;));BIN2HEX([.D164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26333376000000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650]=[.B1649];&quot;&quot;;VLOOKUP([.D1650];[$Spec.A$1:$Spec.B$1048576];2;0))" office:value-type="string" office:string-value="" calcext:value-type="error">
            <text:p>#N/D</text:p>
          </table:table-cell>
          <table:table-cell table:style-name="ce13" table:formula="of:=IF([.E1650]=&quot;W_REGISTER (RF_CH)&quot;;BIN2DEC([.D1651]);IF([.E1650]=&quot;W_REGISTER (TX_ADDR)&quot;;CONCATENATE(&quot;0x&quot;;BIN2HEX([.D1655]);BIN2HEX([.D1654]);BIN2HEX([.D1653]);BIN2HEX([.D1652]);BIN2HEX([.D1651]));&quot;&quot;))" office:value-type="string" office:string-value="" calcext:value-type="error">
            <text:p>#N/D</text:p>
          </table:table-cell>
          <table:table-cell table:style-name="ce17" table:formula="of:=IF(OR([.E1649]=&quot;W_TX_PAYLOAD&quot;;AND([.G1649]&lt;&gt;&quot;&quot;;[.E1650]=&quot;&quot;));BIN2HEX([.D165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26449968000000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1651]=[.B1650];&quot;&quot;;VLOOKUP([.D1651];[$Spec.A$1:$Spec.B$1048576];2;0))">
            <text:p/>
          </table:table-cell>
          <table:table-cell table:style-name="ce13" table:formula="of:=IF([.E1651]=&quot;W_REGISTER (RF_CH)&quot;;BIN2DEC([.D1652]);IF([.E1651]=&quot;W_REGISTER (TX_ADDR)&quot;;CONCATENATE(&quot;0x&quot;;BIN2HEX([.D1656]);BIN2HEX([.D1655]);BIN2HEX([.D1654]);BIN2HEX([.D1653]);BIN2HEX([.D1652]));&quot;&quot;))">
            <text:p/>
          </table:table-cell>
          <table:table-cell table:style-name="ce17" table:formula="of:=IF(OR([.E1650]=&quot;W_TX_PAYLOAD&quot;;AND([.G1650]&lt;&gt;&quot;&quot;;[.E1651]=&quot;&quot;));BIN2HEX([.D165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40466692000000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1652]=[.B1651];&quot;&quot;;VLOOKUP([.D1652];[$Spec.A$1:$Spec.B$1048576];2;0))" office:value-type="string" office:string-value="" calcext:value-type="error">
            <text:p>#N/D</text:p>
          </table:table-cell>
          <table:table-cell table:style-name="ce13" table:formula="of:=IF([.E1652]=&quot;W_REGISTER (RF_CH)&quot;;BIN2DEC([.D1653]);IF([.E1652]=&quot;W_REGISTER (TX_ADDR)&quot;;CONCATENATE(&quot;0x&quot;;BIN2HEX([.D1657]);BIN2HEX([.D1656]);BIN2HEX([.D1655]);BIN2HEX([.D1654]);BIN2HEX([.D1653]));&quot;&quot;))" office:value-type="string" office:string-value="" calcext:value-type="error">
            <text:p>#N/D</text:p>
          </table:table-cell>
          <table:table-cell table:style-name="ce17" table:formula="of:=IF(OR([.E1651]=&quot;W_TX_PAYLOAD&quot;;AND([.G1651]&lt;&gt;&quot;&quot;;[.E1652]=&quot;&quot;));BIN2HEX([.D165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40594256000000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653]=[.B1652];&quot;&quot;;VLOOKUP([.D1653];[$Spec.A$1:$Spec.B$1048576];2;0))">
            <text:p/>
          </table:table-cell>
          <table:table-cell table:style-name="ce13" table:formula="of:=IF([.E1653]=&quot;W_REGISTER (RF_CH)&quot;;BIN2DEC([.D1654]);IF([.E1653]=&quot;W_REGISTER (TX_ADDR)&quot;;CONCATENATE(&quot;0x&quot;;BIN2HEX([.D1658]);BIN2HEX([.D1657]);BIN2HEX([.D1656]);BIN2HEX([.D1655]);BIN2HEX([.D1654]));&quot;&quot;))">
            <text:p/>
          </table:table-cell>
          <table:table-cell table:style-name="ce17" table:formula="of:=IF(OR([.E1652]=&quot;W_TX_PAYLOAD&quot;;AND([.G1652]&lt;&gt;&quot;&quot;;[.E1653]=&quot;&quot;));BIN2HEX([.D165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40726804000000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654]=[.B1653];&quot;&quot;;VLOOKUP([.D1654];[$Spec.A$1:$Spec.B$1048576];2;0))" office:value-type="string" office:string-value="" calcext:value-type="error">
            <text:p>#N/D</text:p>
          </table:table-cell>
          <table:table-cell table:style-name="ce13" table:formula="of:=IF([.E1654]=&quot;W_REGISTER (RF_CH)&quot;;BIN2DEC([.D1655]);IF([.E1654]=&quot;W_REGISTER (TX_ADDR)&quot;;CONCATENATE(&quot;0x&quot;;BIN2HEX([.D1659]);BIN2HEX([.D1658]);BIN2HEX([.D1657]);BIN2HEX([.D1656]);BIN2HEX([.D1655]));&quot;&quot;))" office:value-type="string" office:string-value="" calcext:value-type="error">
            <text:p>#N/D</text:p>
          </table:table-cell>
          <table:table-cell table:style-name="ce17" table:formula="of:=IF(OR([.E1653]=&quot;W_TX_PAYLOAD&quot;;AND([.G1653]&lt;&gt;&quot;&quot;;[.E1654]=&quot;&quot;));BIN2HEX([.D165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40855356000000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655]=[.B1654];&quot;&quot;;VLOOKUP([.D1655];[$Spec.A$1:$Spec.B$1048576];2;0))" office:value-type="string" office:string-value="" calcext:value-type="error">
            <text:p>#N/D</text:p>
          </table:table-cell>
          <table:table-cell table:style-name="ce13" table:formula="of:=IF([.E1655]=&quot;W_REGISTER (RF_CH)&quot;;BIN2DEC([.D1656]);IF([.E1655]=&quot;W_REGISTER (TX_ADDR)&quot;;CONCATENATE(&quot;0x&quot;;BIN2HEX([.D1660]);BIN2HEX([.D1659]);BIN2HEX([.D1658]);BIN2HEX([.D1657]);BIN2HEX([.D1656]));&quot;&quot;))" office:value-type="string" office:string-value="" calcext:value-type="error">
            <text:p>#N/D</text:p>
          </table:table-cell>
          <table:table-cell table:style-name="ce17" table:formula="of:=IF(OR([.E1654]=&quot;W_TX_PAYLOAD&quot;;AND([.G1654]&lt;&gt;&quot;&quot;;[.E1655]=&quot;&quot;));BIN2HEX([.D165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40971956000000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656]=[.B1655];&quot;&quot;;VLOOKUP([.D1656];[$Spec.A$1:$Spec.B$1048576];2;0))">
            <text:p/>
          </table:table-cell>
          <table:table-cell table:style-name="ce13" table:formula="of:=IF([.E1656]=&quot;W_REGISTER (RF_CH)&quot;;BIN2DEC([.D1657]);IF([.E1656]=&quot;W_REGISTER (TX_ADDR)&quot;;CONCATENATE(&quot;0x&quot;;BIN2HEX([.D1661]);BIN2HEX([.D1660]);BIN2HEX([.D1659]);BIN2HEX([.D1658]);BIN2HEX([.D1657]));&quot;&quot;))">
            <text:p/>
          </table:table-cell>
          <table:table-cell table:style-name="ce17" table:formula="of:=IF(OR([.E1655]=&quot;W_TX_PAYLOAD&quot;;AND([.G1655]&lt;&gt;&quot;&quot;;[.E1656]=&quot;&quot;));BIN2HEX([.D165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41119452000000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<text:s/>0010 <text:s/>0101</text:p>
          </table:table-cell>
          <table:table-cell/>
          <table:table-cell table:style-name="ce13" table:formula="of:=IF([.B1657]=[.B1656];&quot;&quot;;VLOOKUP([.D1657];[$Spec.A$1:$Spec.B$1048576];2;0))" office:value-type="string" office:string-value="" calcext:value-type="error">
            <text:p>#N/D</text:p>
          </table:table-cell>
          <table:table-cell table:style-name="ce13" table:formula="of:=IF([.E1657]=&quot;W_REGISTER (RF_CH)&quot;;BIN2DEC([.D1658]);IF([.E1657]=&quot;W_REGISTER (TX_ADDR)&quot;;CONCATENATE(&quot;0x&quot;;BIN2HEX([.D1662]);BIN2HEX([.D1661]);BIN2HEX([.D1660]);BIN2HEX([.D1659]);BIN2HEX([.D1658]));&quot;&quot;))" office:value-type="string" office:string-value="" calcext:value-type="error">
            <text:p>#N/D</text:p>
          </table:table-cell>
          <table:table-cell table:style-name="ce17" table:formula="of:=IF(OR([.E1656]=&quot;W_TX_PAYLOAD&quot;;AND([.G1656]&lt;&gt;&quot;&quot;;[.E1657]=&quot;&quot;));BIN2HEX([.D165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41236044000000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<text:s/>0100 <text:s/>0110</text:p>
          </table:table-cell>
          <table:table-cell/>
          <table:table-cell table:style-name="ce13" table:formula="of:=IF([.B1658]=[.B1657];&quot;&quot;;VLOOKUP([.D1658];[$Spec.A$1:$Spec.B$1048576];2;0))">
            <text:p/>
          </table:table-cell>
          <table:table-cell table:style-name="ce13" table:formula="of:=IF([.E1658]=&quot;W_REGISTER (RF_CH)&quot;;BIN2DEC([.D1659]);IF([.E1658]=&quot;W_REGISTER (TX_ADDR)&quot;;CONCATENATE(&quot;0x&quot;;BIN2HEX([.D1663]);BIN2HEX([.D1662]);BIN2HEX([.D1661]);BIN2HEX([.D1660]);BIN2HEX([.D1659]));&quot;&quot;))">
            <text:p/>
          </table:table-cell>
          <table:table-cell table:style-name="ce17" table:formula="of:=IF(OR([.E1657]=&quot;W_TX_PAYLOAD&quot;;AND([.G1657]&lt;&gt;&quot;&quot;;[.E1658]=&quot;&quot;));BIN2HEX([.D165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41364600000000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659]=[.B1658];&quot;&quot;;VLOOKUP([.D1659];[$Spec.A$1:$Spec.B$1048576];2;0))" office:value-type="string" office:string-value="" calcext:value-type="error">
            <text:p>#N/D</text:p>
          </table:table-cell>
          <table:table-cell table:style-name="ce13" table:formula="of:=IF([.E1659]=&quot;W_REGISTER (RF_CH)&quot;;BIN2DEC([.D1660]);IF([.E1659]=&quot;W_REGISTER (TX_ADDR)&quot;;CONCATENATE(&quot;0x&quot;;BIN2HEX([.D1664]);BIN2HEX([.D1663]);BIN2HEX([.D1662]);BIN2HEX([.D1661]);BIN2HEX([.D1660]));&quot;&quot;))" office:value-type="string" office:string-value="" calcext:value-type="error">
            <text:p>#N/D</text:p>
          </table:table-cell>
          <table:table-cell table:style-name="ce17" table:formula="of:=IF(OR([.E1658]=&quot;W_TX_PAYLOAD&quot;;AND([.G1658]&lt;&gt;&quot;&quot;;[.E1659]=&quot;&quot;));BIN2HEX([.D165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41484188000000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1660]=[.B1659];&quot;&quot;;VLOOKUP([.D1660];[$Spec.A$1:$Spec.B$1048576];2;0))" office:value-type="string" office:string-value="" calcext:value-type="error">
            <text:p>#N/D</text:p>
          </table:table-cell>
          <table:table-cell table:style-name="ce13" table:formula="of:=IF([.E1660]=&quot;W_REGISTER (RF_CH)&quot;;BIN2DEC([.D1661]);IF([.E1660]=&quot;W_REGISTER (TX_ADDR)&quot;;CONCATENATE(&quot;0x&quot;;BIN2HEX([.D1665]);BIN2HEX([.D1664]);BIN2HEX([.D1663]);BIN2HEX([.D1662]);BIN2HEX([.D1661]));&quot;&quot;))" office:value-type="string" office:string-value="" calcext:value-type="error">
            <text:p>#N/D</text:p>
          </table:table-cell>
          <table:table-cell table:style-name="ce17" table:formula="of:=IF(OR([.E1659]=&quot;W_TX_PAYLOAD&quot;;AND([.G1659]&lt;&gt;&quot;&quot;;[.E1660]=&quot;&quot;));BIN2HEX([.D166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41616728000000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1661]=[.B1660];&quot;&quot;;VLOOKUP([.D1661];[$Spec.A$1:$Spec.B$1048576];2;0))">
            <text:p/>
          </table:table-cell>
          <table:table-cell table:style-name="ce13" table:formula="of:=IF([.E1661]=&quot;W_REGISTER (RF_CH)&quot;;BIN2DEC([.D1662]);IF([.E1661]=&quot;W_REGISTER (TX_ADDR)&quot;;CONCATENATE(&quot;0x&quot;;BIN2HEX([.D1666]);BIN2HEX([.D1665]);BIN2HEX([.D1664]);BIN2HEX([.D1663]);BIN2HEX([.D1662]));&quot;&quot;))">
            <text:p/>
          </table:table-cell>
          <table:table-cell table:style-name="ce17" table:formula="of:=IF(OR([.E1660]=&quot;W_TX_PAYLOAD&quot;;AND([.G1660]&lt;&gt;&quot;&quot;;[.E1661]=&quot;&quot;));BIN2HEX([.D166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41733320000000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1662]=[.B1661];&quot;&quot;;VLOOKUP([.D1662];[$Spec.A$1:$Spec.B$1048576];2;0))">
            <text:p/>
          </table:table-cell>
          <table:table-cell table:style-name="ce13" table:formula="of:=IF([.E1662]=&quot;W_REGISTER (RF_CH)&quot;;BIN2DEC([.D1663]);IF([.E1662]=&quot;W_REGISTER (TX_ADDR)&quot;;CONCATENATE(&quot;0x&quot;;BIN2HEX([.D1667]);BIN2HEX([.D1666]);BIN2HEX([.D1665]);BIN2HEX([.D1664]);BIN2HEX([.D1663]));&quot;&quot;))">
            <text:p/>
          </table:table-cell>
          <table:table-cell table:style-name="ce17" table:formula="of:=IF(OR([.E1661]=&quot;W_TX_PAYLOAD&quot;;AND([.G1661]&lt;&gt;&quot;&quot;;[.E1662]=&quot;&quot;));BIN2HEX([.D166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41849912000000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<text:s/>1000 <text:s/>0100</text:p>
          </table:table-cell>
          <table:table-cell/>
          <table:table-cell table:style-name="ce13" table:formula="of:=IF([.B1663]=[.B1662];&quot;&quot;;VLOOKUP([.D1663];[$Spec.A$1:$Spec.B$1048576];2;0))">
            <text:p/>
          </table:table-cell>
          <table:table-cell table:style-name="ce13" table:formula="of:=IF([.E1663]=&quot;W_REGISTER (RF_CH)&quot;;BIN2DEC([.D1664]);IF([.E1663]=&quot;W_REGISTER (TX_ADDR)&quot;;CONCATENATE(&quot;0x&quot;;BIN2HEX([.D1668]);BIN2HEX([.D1667]);BIN2HEX([.D1666]);BIN2HEX([.D1665]);BIN2HEX([.D1664]));&quot;&quot;))">
            <text:p/>
          </table:table-cell>
          <table:table-cell table:style-name="ce17" table:formula="of:=IF(OR([.E1662]=&quot;W_TX_PAYLOAD&quot;;AND([.G1662]&lt;&gt;&quot;&quot;;[.E1663]=&quot;&quot;));BIN2HEX([.D166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41966500000000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664]=[.B1663];&quot;&quot;;VLOOKUP([.D1664];[$Spec.A$1:$Spec.B$1048576];2;0))">
            <text:p/>
          </table:table-cell>
          <table:table-cell table:style-name="ce13" table:formula="of:=IF([.E1664]=&quot;W_REGISTER (RF_CH)&quot;;BIN2DEC([.D1665]);IF([.E1664]=&quot;W_REGISTER (TX_ADDR)&quot;;CONCATENATE(&quot;0x&quot;;BIN2HEX([.D1669]);BIN2HEX([.D1668]);BIN2HEX([.D1667]);BIN2HEX([.D1666]);BIN2HEX([.D1665]));&quot;&quot;))">
            <text:p/>
          </table:table-cell>
          <table:table-cell table:style-name="ce17" table:formula="of:=IF(OR([.E1663]=&quot;W_TX_PAYLOAD&quot;;AND([.G1663]&lt;&gt;&quot;&quot;;[.E1664]=&quot;&quot;));BIN2HEX([.D166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42083096000000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1665]=[.B1664];&quot;&quot;;VLOOKUP([.D1665];[$Spec.A$1:$Spec.B$1048576];2;0))">
            <text:p/>
          </table:table-cell>
          <table:table-cell table:style-name="ce13" table:formula="of:=IF([.E1665]=&quot;W_REGISTER (RF_CH)&quot;;BIN2DEC([.D1666]);IF([.E1665]=&quot;W_REGISTER (TX_ADDR)&quot;;CONCATENATE(&quot;0x&quot;;BIN2HEX([.D1670]);BIN2HEX([.D1669]);BIN2HEX([.D1668]);BIN2HEX([.D1667]);BIN2HEX([.D1666]));&quot;&quot;))">
            <text:p/>
          </table:table-cell>
          <table:table-cell table:style-name="ce17" table:formula="of:=IF(OR([.E1664]=&quot;W_TX_PAYLOAD&quot;;AND([.G1664]&lt;&gt;&quot;&quot;;[.E1665]=&quot;&quot;));BIN2HEX([.D166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42199688000000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666]=[.B1665];&quot;&quot;;VLOOKUP([.D1666];[$Spec.A$1:$Spec.B$1048576];2;0))">
            <text:p/>
          </table:table-cell>
          <table:table-cell table:style-name="ce13" table:formula="of:=IF([.E1666]=&quot;W_REGISTER (RF_CH)&quot;;BIN2DEC([.D1667]);IF([.E1666]=&quot;W_REGISTER (TX_ADDR)&quot;;CONCATENATE(&quot;0x&quot;;BIN2HEX([.D1671]);BIN2HEX([.D1670]);BIN2HEX([.D1669]);BIN2HEX([.D1668]);BIN2HEX([.D1667]));&quot;&quot;))">
            <text:p/>
          </table:table-cell>
          <table:table-cell table:style-name="ce17" table:formula="of:=IF(OR([.E1665]=&quot;W_TX_PAYLOAD&quot;;AND([.G1665]&lt;&gt;&quot;&quot;;[.E1666]=&quot;&quot;));BIN2HEX([.D166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42316284000000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667]=[.B1666];&quot;&quot;;VLOOKUP([.D1667];[$Spec.A$1:$Spec.B$1048576];2;0))">
            <text:p/>
          </table:table-cell>
          <table:table-cell table:style-name="ce13" table:formula="of:=IF([.E1667]=&quot;W_REGISTER (RF_CH)&quot;;BIN2DEC([.D1668]);IF([.E1667]=&quot;W_REGISTER (TX_ADDR)&quot;;CONCATENATE(&quot;0x&quot;;BIN2HEX([.D1672]);BIN2HEX([.D1671]);BIN2HEX([.D1670]);BIN2HEX([.D1669]);BIN2HEX([.D1668]));&quot;&quot;))">
            <text:p/>
          </table:table-cell>
          <table:table-cell table:style-name="ce17" table:formula="of:=IF(OR([.E1666]=&quot;W_TX_PAYLOAD&quot;;AND([.G1666]&lt;&gt;&quot;&quot;;[.E1667]=&quot;&quot;));BIN2HEX([.D166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42432876000000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<text:s/>0000 <text:s/>0100</text:p>
          </table:table-cell>
          <table:table-cell/>
          <table:table-cell table:style-name="ce13" table:formula="of:=IF([.B1668]=[.B1667];&quot;&quot;;VLOOKUP([.D1668];[$Spec.A$1:$Spec.B$1048576];2;0))">
            <text:p/>
          </table:table-cell>
          <table:table-cell table:style-name="ce13" table:formula="of:=IF([.E1668]=&quot;W_REGISTER (RF_CH)&quot;;BIN2DEC([.D1669]);IF([.E1668]=&quot;W_REGISTER (TX_ADDR)&quot;;CONCATENATE(&quot;0x&quot;;BIN2HEX([.D1673]);BIN2HEX([.D1672]);BIN2HEX([.D1671]);BIN2HEX([.D1670]);BIN2HEX([.D1669]));&quot;&quot;))">
            <text:p/>
          </table:table-cell>
          <table:table-cell table:style-name="ce17" table:formula="of:=IF(OR([.E1667]=&quot;W_TX_PAYLOAD&quot;;AND([.G1667]&lt;&gt;&quot;&quot;;[.E1668]=&quot;&quot;));BIN2HEX([.D166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4257538800000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669]=[.B1668];&quot;&quot;;VLOOKUP([.D1669];[$Spec.A$1:$Spec.B$1048576];2;0))" office:value-type="string" office:string-value="" calcext:value-type="error">
            <text:p>#N/D</text:p>
          </table:table-cell>
          <table:table-cell table:style-name="ce13" table:formula="of:=IF([.E1669]=&quot;W_REGISTER (RF_CH)&quot;;BIN2DEC([.D1670]);IF([.E1669]=&quot;W_REGISTER (TX_ADDR)&quot;;CONCATENATE(&quot;0x&quot;;BIN2HEX([.D1674]);BIN2HEX([.D1673]);BIN2HEX([.D1672]);BIN2HEX([.D1671]);BIN2HEX([.D1670]));&quot;&quot;))" office:value-type="string" office:string-value="" calcext:value-type="error">
            <text:p>#N/D</text:p>
          </table:table-cell>
          <table:table-cell table:style-name="ce17" table:formula="of:=IF(OR([.E1668]=&quot;W_TX_PAYLOAD&quot;;AND([.G1668]&lt;&gt;&quot;&quot;;[.E1669]=&quot;&quot;));BIN2HEX([.D166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4269198000000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1670]=[.B1669];&quot;&quot;;VLOOKUP([.D1670];[$Spec.A$1:$Spec.B$1048576];2;0))">
            <text:p/>
          </table:table-cell>
          <table:table-cell table:style-name="ce13" table:formula="of:=IF([.E1670]=&quot;W_REGISTER (RF_CH)&quot;;BIN2DEC([.D1671]);IF([.E1670]=&quot;W_REGISTER (TX_ADDR)&quot;;CONCATENATE(&quot;0x&quot;;BIN2HEX([.D1675]);BIN2HEX([.D1674]);BIN2HEX([.D1673]);BIN2HEX([.D1672]);BIN2HEX([.D1671]));&quot;&quot;))">
            <text:p/>
          </table:table-cell>
          <table:table-cell table:style-name="ce17" table:formula="of:=IF(OR([.E1669]=&quot;W_TX_PAYLOAD&quot;;AND([.G1669]&lt;&gt;&quot;&quot;;[.E1670]=&quot;&quot;));BIN2HEX([.D167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44636656000000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1671]=[.B1670];&quot;&quot;;VLOOKUP([.D1671];[$Spec.A$1:$Spec.B$1048576];2;0))" office:value-type="string" office:string-value="" calcext:value-type="error">
            <text:p>#N/D</text:p>
          </table:table-cell>
          <table:table-cell table:style-name="ce13" table:formula="of:=IF([.E1671]=&quot;W_REGISTER (RF_CH)&quot;;BIN2DEC([.D1672]);IF([.E1671]=&quot;W_REGISTER (TX_ADDR)&quot;;CONCATENATE(&quot;0x&quot;;BIN2HEX([.D1676]);BIN2HEX([.D1675]);BIN2HEX([.D1674]);BIN2HEX([.D1673]);BIN2HEX([.D1672]));&quot;&quot;))" office:value-type="string" office:string-value="" calcext:value-type="error">
            <text:p>#N/D</text:p>
          </table:table-cell>
          <table:table-cell table:style-name="ce17" table:formula="of:=IF(OR([.E1670]=&quot;W_TX_PAYLOAD&quot;;AND([.G1670]&lt;&gt;&quot;&quot;;[.E1671]=&quot;&quot;));BIN2HEX([.D167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44748272000000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672]=[.B1671];&quot;&quot;;VLOOKUP([.D1672];[$Spec.A$1:$Spec.B$1048576];2;0))">
            <text:p/>
          </table:table-cell>
          <table:table-cell table:style-name="ce13" table:formula="of:=IF([.E1672]=&quot;W_REGISTER (RF_CH)&quot;;BIN2DEC([.D1673]);IF([.E1672]=&quot;W_REGISTER (TX_ADDR)&quot;;CONCATENATE(&quot;0x&quot;;BIN2HEX([.D1677]);BIN2HEX([.D1676]);BIN2HEX([.D1675]);BIN2HEX([.D1674]);BIN2HEX([.D1673]));&quot;&quot;))">
            <text:p/>
          </table:table-cell>
          <table:table-cell table:style-name="ce17" table:formula="of:=IF(OR([.E1671]=&quot;W_TX_PAYLOAD&quot;;AND([.G1671]&lt;&gt;&quot;&quot;;[.E1672]=&quot;&quot;));BIN2HEX([.D167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44880820000000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673]=[.B1672];&quot;&quot;;VLOOKUP([.D1673];[$Spec.A$1:$Spec.B$1048576];2;0))" office:value-type="string" office:string-value="" calcext:value-type="error">
            <text:p>#N/D</text:p>
          </table:table-cell>
          <table:table-cell table:style-name="ce13" table:formula="of:=IF([.E1673]=&quot;W_REGISTER (RF_CH)&quot;;BIN2DEC([.D1674]);IF([.E1673]=&quot;W_REGISTER (TX_ADDR)&quot;;CONCATENATE(&quot;0x&quot;;BIN2HEX([.D1678]);BIN2HEX([.D1677]);BIN2HEX([.D1676]);BIN2HEX([.D1675]);BIN2HEX([.D1674]));&quot;&quot;))" office:value-type="string" office:string-value="" calcext:value-type="error">
            <text:p>#N/D</text:p>
          </table:table-cell>
          <table:table-cell table:style-name="ce17" table:formula="of:=IF(OR([.E1672]=&quot;W_TX_PAYLOAD&quot;;AND([.G1672]&lt;&gt;&quot;&quot;;[.E1673]=&quot;&quot;));BIN2HEX([.D167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45009372000000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674]=[.B1673];&quot;&quot;;VLOOKUP([.D1674];[$Spec.A$1:$Spec.B$1048576];2;0))" office:value-type="string" office:string-value="" calcext:value-type="error">
            <text:p>#N/D</text:p>
          </table:table-cell>
          <table:table-cell table:style-name="ce13" table:formula="of:=IF([.E1674]=&quot;W_REGISTER (RF_CH)&quot;;BIN2DEC([.D1675]);IF([.E1674]=&quot;W_REGISTER (TX_ADDR)&quot;;CONCATENATE(&quot;0x&quot;;BIN2HEX([.D1679]);BIN2HEX([.D1678]);BIN2HEX([.D1677]);BIN2HEX([.D1676]);BIN2HEX([.D1675]));&quot;&quot;))" office:value-type="string" office:string-value="" calcext:value-type="error">
            <text:p>#N/D</text:p>
          </table:table-cell>
          <table:table-cell table:style-name="ce17" table:formula="of:=IF(OR([.E1673]=&quot;W_TX_PAYLOAD&quot;;AND([.G1673]&lt;&gt;&quot;&quot;;[.E1674]=&quot;&quot;));BIN2HEX([.D167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45125968000000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675]=[.B1674];&quot;&quot;;VLOOKUP([.D1675];[$Spec.A$1:$Spec.B$1048576];2;0))">
            <text:p/>
          </table:table-cell>
          <table:table-cell table:style-name="ce13" table:formula="of:=IF([.E1675]=&quot;W_REGISTER (RF_CH)&quot;;BIN2DEC([.D1676]);IF([.E1675]=&quot;W_REGISTER (TX_ADDR)&quot;;CONCATENATE(&quot;0x&quot;;BIN2HEX([.D1680]);BIN2HEX([.D1679]);BIN2HEX([.D1678]);BIN2HEX([.D1677]);BIN2HEX([.D1676]));&quot;&quot;))">
            <text:p/>
          </table:table-cell>
          <table:table-cell table:style-name="ce17" table:formula="of:=IF(OR([.E1674]=&quot;W_TX_PAYLOAD&quot;;AND([.G1674]&lt;&gt;&quot;&quot;;[.E1675]=&quot;&quot;));BIN2HEX([.D167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45264492000000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676]=[.B1675];&quot;&quot;;VLOOKUP([.D1676];[$Spec.A$1:$Spec.B$1048576];2;0))" office:value-type="string" office:string-value="" calcext:value-type="error">
            <text:p>#N/D</text:p>
          </table:table-cell>
          <table:table-cell table:style-name="ce13" table:formula="of:=IF([.E1676]=&quot;W_REGISTER (RF_CH)&quot;;BIN2DEC([.D1677]);IF([.E1676]=&quot;W_REGISTER (TX_ADDR)&quot;;CONCATENATE(&quot;0x&quot;;BIN2HEX([.D1681]);BIN2HEX([.D1680]);BIN2HEX([.D1679]);BIN2HEX([.D1678]);BIN2HEX([.D1677]));&quot;&quot;))" office:value-type="string" office:string-value="" calcext:value-type="error">
            <text:p>#N/D</text:p>
          </table:table-cell>
          <table:table-cell table:style-name="ce17" table:formula="of:=IF(OR([.E1675]=&quot;W_TX_PAYLOAD&quot;;AND([.G1675]&lt;&gt;&quot;&quot;;[.E1676]=&quot;&quot;));BIN2HEX([.D167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45384080000000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1677]=[.B1676];&quot;&quot;;VLOOKUP([.D1677];[$Spec.A$1:$Spec.B$1048576];2;0))" office:value-type="string" office:string-value="" calcext:value-type="error">
            <text:p>#N/D</text:p>
          </table:table-cell>
          <table:table-cell table:style-name="ce13" table:formula="of:=IF([.E1677]=&quot;W_REGISTER (RF_CH)&quot;;BIN2DEC([.D1678]);IF([.E1677]=&quot;W_REGISTER (TX_ADDR)&quot;;CONCATENATE(&quot;0x&quot;;BIN2HEX([.D1682]);BIN2HEX([.D1681]);BIN2HEX([.D1680]);BIN2HEX([.D1679]);BIN2HEX([.D1678]));&quot;&quot;))" office:value-type="string" office:string-value="" calcext:value-type="error">
            <text:p>#N/D</text:p>
          </table:table-cell>
          <table:table-cell table:style-name="ce17" table:formula="of:=IF(OR([.E1676]=&quot;W_TX_PAYLOAD&quot;;AND([.G1676]&lt;&gt;&quot;&quot;;[.E1677]=&quot;&quot;));BIN2HEX([.D167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45500684000000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1678]=[.B1677];&quot;&quot;;VLOOKUP([.D1678];[$Spec.A$1:$Spec.B$1048576];2;0))">
            <text:p/>
          </table:table-cell>
          <table:table-cell table:style-name="ce13" table:formula="of:=IF([.E1678]=&quot;W_REGISTER (RF_CH)&quot;;BIN2DEC([.D1679]);IF([.E1678]=&quot;W_REGISTER (TX_ADDR)&quot;;CONCATENATE(&quot;0x&quot;;BIN2HEX([.D1683]);BIN2HEX([.D1682]);BIN2HEX([.D1681]);BIN2HEX([.D1680]);BIN2HEX([.D1679]));&quot;&quot;))">
            <text:p/>
          </table:table-cell>
          <table:table-cell table:style-name="ce17" table:formula="of:=IF(OR([.E1677]=&quot;W_TX_PAYLOAD&quot;;AND([.G1677]&lt;&gt;&quot;&quot;;[.E1678]=&quot;&quot;));BIN2HEX([.D167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45644200000000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1679]=[.B1678];&quot;&quot;;VLOOKUP([.D1679];[$Spec.A$1:$Spec.B$1048576];2;0))">
            <text:p/>
          </table:table-cell>
          <table:table-cell table:style-name="ce13" table:formula="of:=IF([.E1679]=&quot;W_REGISTER (RF_CH)&quot;;BIN2DEC([.D1680]);IF([.E1679]=&quot;W_REGISTER (TX_ADDR)&quot;;CONCATENATE(&quot;0x&quot;;BIN2HEX([.D1684]);BIN2HEX([.D1683]);BIN2HEX([.D1682]);BIN2HEX([.D1681]);BIN2HEX([.D1680]));&quot;&quot;))">
            <text:p/>
          </table:table-cell>
          <table:table-cell table:style-name="ce17" table:formula="of:=IF(OR([.E1678]=&quot;W_TX_PAYLOAD&quot;;AND([.G1678]&lt;&gt;&quot;&quot;;[.E1679]=&quot;&quot;));BIN2HEX([.D167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45760796000000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<text:s/>1000 <text:s/>0100</text:p>
          </table:table-cell>
          <table:table-cell/>
          <table:table-cell table:style-name="ce13" table:formula="of:=IF([.B1680]=[.B1679];&quot;&quot;;VLOOKUP([.D1680];[$Spec.A$1:$Spec.B$1048576];2;0))">
            <text:p/>
          </table:table-cell>
          <table:table-cell table:style-name="ce13" table:formula="of:=IF([.E1680]=&quot;W_REGISTER (RF_CH)&quot;;BIN2DEC([.D1681]);IF([.E1680]=&quot;W_REGISTER (TX_ADDR)&quot;;CONCATENATE(&quot;0x&quot;;BIN2HEX([.D1685]);BIN2HEX([.D1684]);BIN2HEX([.D1683]);BIN2HEX([.D1682]);BIN2HEX([.D1681]));&quot;&quot;))">
            <text:p/>
          </table:table-cell>
          <table:table-cell table:style-name="ce17" table:formula="of:=IF(OR([.E1679]=&quot;W_TX_PAYLOAD&quot;;AND([.G1679]&lt;&gt;&quot;&quot;;[.E1680]=&quot;&quot;));BIN2HEX([.D168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45877392000000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681]=[.B1680];&quot;&quot;;VLOOKUP([.D1681];[$Spec.A$1:$Spec.B$1048576];2;0))">
            <text:p/>
          </table:table-cell>
          <table:table-cell table:style-name="ce13" table:formula="of:=IF([.E1681]=&quot;W_REGISTER (RF_CH)&quot;;BIN2DEC([.D1682]);IF([.E1681]=&quot;W_REGISTER (TX_ADDR)&quot;;CONCATENATE(&quot;0x&quot;;BIN2HEX([.D1686]);BIN2HEX([.D1685]);BIN2HEX([.D1684]);BIN2HEX([.D1683]);BIN2HEX([.D1682]));&quot;&quot;))">
            <text:p/>
          </table:table-cell>
          <table:table-cell table:style-name="ce17" table:formula="of:=IF(OR([.E1680]=&quot;W_TX_PAYLOAD&quot;;AND([.G1680]&lt;&gt;&quot;&quot;;[.E1681]=&quot;&quot;));BIN2HEX([.D168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45993984000000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1682]=[.B1681];&quot;&quot;;VLOOKUP([.D1682];[$Spec.A$1:$Spec.B$1048576];2;0))">
            <text:p/>
          </table:table-cell>
          <table:table-cell table:style-name="ce13" table:formula="of:=IF([.E1682]=&quot;W_REGISTER (RF_CH)&quot;;BIN2DEC([.D1683]);IF([.E1682]=&quot;W_REGISTER (TX_ADDR)&quot;;CONCATENATE(&quot;0x&quot;;BIN2HEX([.D1687]);BIN2HEX([.D1686]);BIN2HEX([.D1685]);BIN2HEX([.D1684]);BIN2HEX([.D1683]));&quot;&quot;))">
            <text:p/>
          </table:table-cell>
          <table:table-cell table:style-name="ce17" table:formula="of:=IF(OR([.E1681]=&quot;W_TX_PAYLOAD&quot;;AND([.G1681]&lt;&gt;&quot;&quot;;[.E1682]=&quot;&quot;));BIN2HEX([.D168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46110576000000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683]=[.B1682];&quot;&quot;;VLOOKUP([.D1683];[$Spec.A$1:$Spec.B$1048576];2;0))">
            <text:p/>
          </table:table-cell>
          <table:table-cell table:style-name="ce13" table:formula="of:=IF([.E1683]=&quot;W_REGISTER (RF_CH)&quot;;BIN2DEC([.D1684]);IF([.E1683]=&quot;W_REGISTER (TX_ADDR)&quot;;CONCATENATE(&quot;0x&quot;;BIN2HEX([.D1688]);BIN2HEX([.D1687]);BIN2HEX([.D1686]);BIN2HEX([.D1685]);BIN2HEX([.D1684]));&quot;&quot;))">
            <text:p/>
          </table:table-cell>
          <table:table-cell table:style-name="ce17" table:formula="of:=IF(OR([.E1682]=&quot;W_TX_PAYLOAD&quot;;AND([.G1682]&lt;&gt;&quot;&quot;;[.E1683]=&quot;&quot;));BIN2HEX([.D168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46227176000000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684]=[.B1683];&quot;&quot;;VLOOKUP([.D1684];[$Spec.A$1:$Spec.B$1048576];2;0))">
            <text:p/>
          </table:table-cell>
          <table:table-cell table:style-name="ce13" table:formula="of:=IF([.E1684]=&quot;W_REGISTER (RF_CH)&quot;;BIN2DEC([.D1685]);IF([.E1684]=&quot;W_REGISTER (TX_ADDR)&quot;;CONCATENATE(&quot;0x&quot;;BIN2HEX([.D1689]);BIN2HEX([.D1688]);BIN2HEX([.D1687]);BIN2HEX([.D1686]);BIN2HEX([.D1685]));&quot;&quot;))">
            <text:p/>
          </table:table-cell>
          <table:table-cell table:style-name="ce17" table:formula="of:=IF(OR([.E1683]=&quot;W_TX_PAYLOAD&quot;;AND([.G1683]&lt;&gt;&quot;&quot;;[.E1684]=&quot;&quot;));BIN2HEX([.D168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46343772000000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<text:s/>0000 <text:s/>0100</text:p>
          </table:table-cell>
          <table:table-cell/>
          <table:table-cell table:style-name="ce13" table:formula="of:=IF([.B1685]=[.B1684];&quot;&quot;;VLOOKUP([.D1685];[$Spec.A$1:$Spec.B$1048576];2;0))">
            <text:p/>
          </table:table-cell>
          <table:table-cell table:style-name="ce13" table:formula="of:=IF([.E1685]=&quot;W_REGISTER (RF_CH)&quot;;BIN2DEC([.D1686]);IF([.E1685]=&quot;W_REGISTER (TX_ADDR)&quot;;CONCATENATE(&quot;0x&quot;;BIN2HEX([.D1690]);BIN2HEX([.D1689]);BIN2HEX([.D1688]);BIN2HEX([.D1687]);BIN2HEX([.D1686]));&quot;&quot;))">
            <text:p/>
          </table:table-cell>
          <table:table-cell table:style-name="ce17" table:formula="of:=IF(OR([.E1684]=&quot;W_TX_PAYLOAD&quot;;AND([.G1684]&lt;&gt;&quot;&quot;;[.E1685]=&quot;&quot;));BIN2HEX([.D168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46470332000000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686]=[.B1685];&quot;&quot;;VLOOKUP([.D1686];[$Spec.A$1:$Spec.B$1048576];2;0))" office:value-type="string" office:string-value="" calcext:value-type="error">
            <text:p>#N/D</text:p>
          </table:table-cell>
          <table:table-cell table:style-name="ce13" table:formula="of:=IF([.E1686]=&quot;W_REGISTER (RF_CH)&quot;;BIN2DEC([.D1687]);IF([.E1686]=&quot;W_REGISTER (TX_ADDR)&quot;;CONCATENATE(&quot;0x&quot;;BIN2HEX([.D1691]);BIN2HEX([.D1690]);BIN2HEX([.D1689]);BIN2HEX([.D1688]);BIN2HEX([.D1687]));&quot;&quot;))" office:value-type="string" office:string-value="" calcext:value-type="error">
            <text:p>#N/D</text:p>
          </table:table-cell>
          <table:table-cell table:style-name="ce17" table:formula="of:=IF(OR([.E1685]=&quot;W_TX_PAYLOAD&quot;;AND([.G1685]&lt;&gt;&quot;&quot;;[.E1686]=&quot;&quot;));BIN2HEX([.D168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46586928000000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1687]=[.B1686];&quot;&quot;;VLOOKUP([.D1687];[$Spec.A$1:$Spec.B$1048576];2;0))">
            <text:p/>
          </table:table-cell>
          <table:table-cell table:style-name="ce13" table:formula="of:=IF([.E1687]=&quot;W_REGISTER (RF_CH)&quot;;BIN2DEC([.D1688]);IF([.E1687]=&quot;W_REGISTER (TX_ADDR)&quot;;CONCATENATE(&quot;0x&quot;;BIN2HEX([.D1692]);BIN2HEX([.D1691]);BIN2HEX([.D1690]);BIN2HEX([.D1689]);BIN2HEX([.D1688]));&quot;&quot;))">
            <text:p/>
          </table:table-cell>
          <table:table-cell table:style-name="ce17" table:formula="of:=IF(OR([.E1686]=&quot;W_TX_PAYLOAD&quot;;AND([.G1686]&lt;&gt;&quot;&quot;;[.E1687]=&quot;&quot;));BIN2HEX([.D168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60621328000000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1688]=[.B1687];&quot;&quot;;VLOOKUP([.D1688];[$Spec.A$1:$Spec.B$1048576];2;0))" office:value-type="string" office:string-value="" calcext:value-type="error">
            <text:p>#N/D</text:p>
          </table:table-cell>
          <table:table-cell table:style-name="ce13" table:formula="of:=IF([.E1688]=&quot;W_REGISTER (RF_CH)&quot;;BIN2DEC([.D1689]);IF([.E1688]=&quot;W_REGISTER (TX_ADDR)&quot;;CONCATENATE(&quot;0x&quot;;BIN2HEX([.D1693]);BIN2HEX([.D1692]);BIN2HEX([.D1691]);BIN2HEX([.D1690]);BIN2HEX([.D1689]));&quot;&quot;))" office:value-type="string" office:string-value="" calcext:value-type="error">
            <text:p>#N/D</text:p>
          </table:table-cell>
          <table:table-cell table:style-name="ce17" table:formula="of:=IF(OR([.E1687]=&quot;W_TX_PAYLOAD&quot;;AND([.G1687]&lt;&gt;&quot;&quot;;[.E1688]=&quot;&quot;));BIN2HEX([.D168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60732944000000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689]=[.B1688];&quot;&quot;;VLOOKUP([.D1689];[$Spec.A$1:$Spec.B$1048576];2;0))">
            <text:p/>
          </table:table-cell>
          <table:table-cell table:style-name="ce13" table:formula="of:=IF([.E1689]=&quot;W_REGISTER (RF_CH)&quot;;BIN2DEC([.D1690]);IF([.E1689]=&quot;W_REGISTER (TX_ADDR)&quot;;CONCATENATE(&quot;0x&quot;;BIN2HEX([.D1694]);BIN2HEX([.D1693]);BIN2HEX([.D1692]);BIN2HEX([.D1691]);BIN2HEX([.D1690]));&quot;&quot;))">
            <text:p/>
          </table:table-cell>
          <table:table-cell table:style-name="ce17" table:formula="of:=IF(OR([.E1688]=&quot;W_TX_PAYLOAD&quot;;AND([.G1688]&lt;&gt;&quot;&quot;;[.E1689]=&quot;&quot;));BIN2HEX([.D168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60871468000000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690]=[.B1689];&quot;&quot;;VLOOKUP([.D1690];[$Spec.A$1:$Spec.B$1048576];2;0))" office:value-type="string" office:string-value="" calcext:value-type="error">
            <text:p>#N/D</text:p>
          </table:table-cell>
          <table:table-cell table:style-name="ce13" table:formula="of:=IF([.E1690]=&quot;W_REGISTER (RF_CH)&quot;;BIN2DEC([.D1691]);IF([.E1690]=&quot;W_REGISTER (TX_ADDR)&quot;;CONCATENATE(&quot;0x&quot;;BIN2HEX([.D1695]);BIN2HEX([.D1694]);BIN2HEX([.D1693]);BIN2HEX([.D1692]);BIN2HEX([.D1691]));&quot;&quot;))" office:value-type="string" office:string-value="" calcext:value-type="error">
            <text:p>#N/D</text:p>
          </table:table-cell>
          <table:table-cell table:style-name="ce17" table:formula="of:=IF(OR([.E1689]=&quot;W_TX_PAYLOAD&quot;;AND([.G1689]&lt;&gt;&quot;&quot;;[.E1690]=&quot;&quot;));BIN2HEX([.D169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61015964000000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691]=[.B1690];&quot;&quot;;VLOOKUP([.D1691];[$Spec.A$1:$Spec.B$1048576];2;0))" office:value-type="string" office:string-value="" calcext:value-type="error">
            <text:p>#N/D</text:p>
          </table:table-cell>
          <table:table-cell table:style-name="ce13" table:formula="of:=IF([.E1691]=&quot;W_REGISTER (RF_CH)&quot;;BIN2DEC([.D1692]);IF([.E1691]=&quot;W_REGISTER (TX_ADDR)&quot;;CONCATENATE(&quot;0x&quot;;BIN2HEX([.D1696]);BIN2HEX([.D1695]);BIN2HEX([.D1694]);BIN2HEX([.D1693]);BIN2HEX([.D1692]));&quot;&quot;))" office:value-type="string" office:string-value="" calcext:value-type="error">
            <text:p>#N/D</text:p>
          </table:table-cell>
          <table:table-cell table:style-name="ce17" table:formula="of:=IF(OR([.E1690]=&quot;W_TX_PAYLOAD&quot;;AND([.G1690]&lt;&gt;&quot;&quot;;[.E1691]=&quot;&quot;));BIN2HEX([.D169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61132556000000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692]=[.B1691];&quot;&quot;;VLOOKUP([.D1692];[$Spec.A$1:$Spec.B$1048576];2;0))">
            <text:p/>
          </table:table-cell>
          <table:table-cell table:style-name="ce13" table:formula="of:=IF([.E1692]=&quot;W_REGISTER (RF_CH)&quot;;BIN2DEC([.D1693]);IF([.E1692]=&quot;W_REGISTER (TX_ADDR)&quot;;CONCATENATE(&quot;0x&quot;;BIN2HEX([.D1697]);BIN2HEX([.D1696]);BIN2HEX([.D1695]);BIN2HEX([.D1694]);BIN2HEX([.D1693]));&quot;&quot;))">
            <text:p/>
          </table:table-cell>
          <table:table-cell table:style-name="ce17" table:formula="of:=IF(OR([.E1691]=&quot;W_TX_PAYLOAD&quot;;AND([.G1691]&lt;&gt;&quot;&quot;;[.E1692]=&quot;&quot;));BIN2HEX([.D169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61264104000000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693]=[.B1692];&quot;&quot;;VLOOKUP([.D1693];[$Spec.A$1:$Spec.B$1048576];2;0))" office:value-type="string" office:string-value="" calcext:value-type="error">
            <text:p>#N/D</text:p>
          </table:table-cell>
          <table:table-cell table:style-name="ce13" table:formula="of:=IF([.E1693]=&quot;W_REGISTER (RF_CH)&quot;;BIN2DEC([.D1694]);IF([.E1693]=&quot;W_REGISTER (TX_ADDR)&quot;;CONCATENATE(&quot;0x&quot;;BIN2HEX([.D1698]);BIN2HEX([.D1697]);BIN2HEX([.D1696]);BIN2HEX([.D1695]);BIN2HEX([.D1694]));&quot;&quot;))" office:value-type="string" office:string-value="" calcext:value-type="error">
            <text:p>#N/D</text:p>
          </table:table-cell>
          <table:table-cell table:style-name="ce17" table:formula="of:=IF(OR([.E1692]=&quot;W_TX_PAYLOAD&quot;;AND([.G1692]&lt;&gt;&quot;&quot;;[.E1693]=&quot;&quot;));BIN2HEX([.D169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6138966400000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694]=[.B1693];&quot;&quot;;VLOOKUP([.D1694];[$Spec.A$1:$Spec.B$1048576];2;0))" office:value-type="string" office:string-value="" calcext:value-type="error">
            <text:p>#N/D</text:p>
          </table:table-cell>
          <table:table-cell table:style-name="ce13" table:formula="of:=IF([.E1694]=&quot;W_REGISTER (RF_CH)&quot;;BIN2DEC([.D1695]);IF([.E1694]=&quot;W_REGISTER (TX_ADDR)&quot;;CONCATENATE(&quot;0x&quot;;BIN2HEX([.D1699]);BIN2HEX([.D1698]);BIN2HEX([.D1697]);BIN2HEX([.D1696]);BIN2HEX([.D1695]));&quot;&quot;))" office:value-type="string" office:string-value="" calcext:value-type="error">
            <text:p>#N/D</text:p>
          </table:table-cell>
          <table:table-cell table:style-name="ce17" table:formula="of:=IF(OR([.E1693]=&quot;W_TX_PAYLOAD&quot;;AND([.G1693]&lt;&gt;&quot;&quot;;[.E1694]=&quot;&quot;));BIN2HEX([.D169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6150625600000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<text:s/>0000 <text:s/>1111</text:p>
          </table:table-cell>
          <table:table-cell/>
          <table:table-cell table:style-name="ce13" table:formula="of:=IF([.B1695]=[.B1694];&quot;&quot;;VLOOKUP([.D1695];[$Spec.A$1:$Spec.B$1048576];2;0))">
            <text:p/>
          </table:table-cell>
          <table:table-cell table:style-name="ce13" table:formula="of:=IF([.E1695]=&quot;W_REGISTER (RF_CH)&quot;;BIN2DEC([.D1696]);IF([.E1695]=&quot;W_REGISTER (TX_ADDR)&quot;;CONCATENATE(&quot;0x&quot;;BIN2HEX([.D1700]);BIN2HEX([.D1699]);BIN2HEX([.D1698]);BIN2HEX([.D1697]);BIN2HEX([.D1696]));&quot;&quot;))">
            <text:p/>
          </table:table-cell>
          <table:table-cell table:style-name="ce17" table:formula="of:=IF(OR([.E1694]=&quot;W_TX_PAYLOAD&quot;;AND([.G1694]&lt;&gt;&quot;&quot;;[.E1695]=&quot;&quot;));BIN2HEX([.D169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65047744000000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1696]=[.B1695];&quot;&quot;;VLOOKUP([.D1696];[$Spec.A$1:$Spec.B$1048576];2;0))" office:value-type="string" office:string-value="" calcext:value-type="error">
            <text:p>#N/D</text:p>
          </table:table-cell>
          <table:table-cell table:style-name="ce13" table:formula="of:=IF([.E1696]=&quot;W_REGISTER (RF_CH)&quot;;BIN2DEC([.D1697]);IF([.E1696]=&quot;W_REGISTER (TX_ADDR)&quot;;CONCATENATE(&quot;0x&quot;;BIN2HEX([.D1701]);BIN2HEX([.D1700]);BIN2HEX([.D1699]);BIN2HEX([.D1698]);BIN2HEX([.D1697]));&quot;&quot;))" office:value-type="string" office:string-value="" calcext:value-type="error">
            <text:p>#N/D</text:p>
          </table:table-cell>
          <table:table-cell table:style-name="ce17" table:formula="of:=IF(OR([.E1695]=&quot;W_TX_PAYLOAD&quot;;AND([.G1695]&lt;&gt;&quot;&quot;;[.E1696]=&quot;&quot;));BIN2HEX([.D169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65159356000000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697]=[.B1696];&quot;&quot;;VLOOKUP([.D1697];[$Spec.A$1:$Spec.B$1048576];2;0))">
            <text:p/>
          </table:table-cell>
          <table:table-cell table:style-name="ce13" table:formula="of:=IF([.E1697]=&quot;W_REGISTER (RF_CH)&quot;;BIN2DEC([.D1698]);IF([.E1697]=&quot;W_REGISTER (TX_ADDR)&quot;;CONCATENATE(&quot;0x&quot;;BIN2HEX([.D1702]);BIN2HEX([.D1701]);BIN2HEX([.D1700]);BIN2HEX([.D1699]);BIN2HEX([.D1698]));&quot;&quot;))">
            <text:p/>
          </table:table-cell>
          <table:table-cell table:style-name="ce17" table:formula="of:=IF(OR([.E1696]=&quot;W_TX_PAYLOAD&quot;;AND([.G1696]&lt;&gt;&quot;&quot;;[.E1697]=&quot;&quot;));BIN2HEX([.D169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65289912000000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s/>0110 <text:s/>0001</text:p>
          </table:table-cell>
          <table:table-cell/>
          <table:table-cell table:style-name="ce13" table:formula="of:=IF([.B1698]=[.B1697];&quot;&quot;;VLOOKUP([.D1698];[$Spec.A$1:$Spec.B$1048576];2;0))" office:value-type="string" office:string-value="" calcext:value-type="error">
            <text:p>#N/D</text:p>
          </table:table-cell>
          <table:table-cell table:style-name="ce13" table:formula="of:=IF([.E1698]=&quot;W_REGISTER (RF_CH)&quot;;BIN2DEC([.D1699]);IF([.E1698]=&quot;W_REGISTER (TX_ADDR)&quot;;CONCATENATE(&quot;0x&quot;;BIN2HEX([.D1703]);BIN2HEX([.D1702]);BIN2HEX([.D1701]);BIN2HEX([.D1700]);BIN2HEX([.D1699]));&quot;&quot;))" office:value-type="string" office:string-value="" calcext:value-type="error">
            <text:p>#N/D</text:p>
          </table:table-cell>
          <table:table-cell table:style-name="ce17" table:formula="of:=IF(OR([.E1697]=&quot;W_TX_PAYLOAD&quot;;AND([.G1697]&lt;&gt;&quot;&quot;;[.E1698]=&quot;&quot;));BIN2HEX([.D169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65401532000000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699]=[.B1698];&quot;&quot;;VLOOKUP([.D1699];[$Spec.A$1:$Spec.B$1048576];2;0))">
            <text:p/>
          </table:table-cell>
          <table:table-cell table:style-name="ce13" table:formula="of:=IF([.E1699]=&quot;W_REGISTER (RF_CH)&quot;;BIN2DEC([.D1700]);IF([.E1699]=&quot;W_REGISTER (TX_ADDR)&quot;;CONCATENATE(&quot;0x&quot;;BIN2HEX([.D1704]);BIN2HEX([.D1703]);BIN2HEX([.D1702]);BIN2HEX([.D1701]);BIN2HEX([.D1700]));&quot;&quot;))">
            <text:p/>
          </table:table-cell>
          <table:table-cell table:style-name="ce17" table:formula="of:=IF(OR([.E1698]=&quot;W_TX_PAYLOAD&quot;;AND([.G1698]&lt;&gt;&quot;&quot;;[.E1699]=&quot;&quot;));BIN2HEX([.D169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65522120000000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700]=[.B1699];&quot;&quot;;VLOOKUP([.D1700];[$Spec.A$1:$Spec.B$1048576];2;0))">
            <text:p/>
          </table:table-cell>
          <table:table-cell table:style-name="ce13" table:formula="of:=IF([.E1700]=&quot;W_REGISTER (RF_CH)&quot;;BIN2DEC([.D1701]);IF([.E1700]=&quot;W_REGISTER (TX_ADDR)&quot;;CONCATENATE(&quot;0x&quot;;BIN2HEX([.D1705]);BIN2HEX([.D1704]);BIN2HEX([.D1703]);BIN2HEX([.D1702]);BIN2HEX([.D1701]));&quot;&quot;))">
            <text:p/>
          </table:table-cell>
          <table:table-cell table:style-name="ce17" table:formula="of:=IF(OR([.E1699]=&quot;W_TX_PAYLOAD&quot;;AND([.G1699]&lt;&gt;&quot;&quot;;[.E1700]=&quot;&quot;));BIN2HEX([.D170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65638724000000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701]=[.B1700];&quot;&quot;;VLOOKUP([.D1701];[$Spec.A$1:$Spec.B$1048576];2;0))">
            <text:p/>
          </table:table-cell>
          <table:table-cell table:style-name="ce13" table:formula="of:=IF([.E1701]=&quot;W_REGISTER (RF_CH)&quot;;BIN2DEC([.D1702]);IF([.E1701]=&quot;W_REGISTER (TX_ADDR)&quot;;CONCATENATE(&quot;0x&quot;;BIN2HEX([.D1706]);BIN2HEX([.D1705]);BIN2HEX([.D1704]);BIN2HEX([.D1703]);BIN2HEX([.D1702]));&quot;&quot;))">
            <text:p/>
          </table:table-cell>
          <table:table-cell table:style-name="ce17" table:formula="of:=IF(OR([.E1700]=&quot;W_TX_PAYLOAD&quot;;AND([.G1700]&lt;&gt;&quot;&quot;;[.E1701]=&quot;&quot;));BIN2HEX([.D170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65757316000000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702]=[.B1701];&quot;&quot;;VLOOKUP([.D1702];[$Spec.A$1:$Spec.B$1048576];2;0))">
            <text:p/>
          </table:table-cell>
          <table:table-cell table:style-name="ce13" table:formula="of:=IF([.E1702]=&quot;W_REGISTER (RF_CH)&quot;;BIN2DEC([.D1703]);IF([.E1702]=&quot;W_REGISTER (TX_ADDR)&quot;;CONCATENATE(&quot;0x&quot;;BIN2HEX([.D1707]);BIN2HEX([.D1706]);BIN2HEX([.D1705]);BIN2HEX([.D1704]);BIN2HEX([.D1703]));&quot;&quot;))">
            <text:p/>
          </table:table-cell>
          <table:table-cell table:style-name="ce17" table:formula="of:=IF(OR([.E1701]=&quot;W_TX_PAYLOAD&quot;;AND([.G1701]&lt;&gt;&quot;&quot;;[.E1702]=&quot;&quot;));BIN2HEX([.D170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65874916000000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703]=[.B1702];&quot;&quot;;VLOOKUP([.D1703];[$Spec.A$1:$Spec.B$1048576];2;0))">
            <text:p/>
          </table:table-cell>
          <table:table-cell table:style-name="ce13" table:formula="of:=IF([.E1703]=&quot;W_REGISTER (RF_CH)&quot;;BIN2DEC([.D1704]);IF([.E1703]=&quot;W_REGISTER (TX_ADDR)&quot;;CONCATENATE(&quot;0x&quot;;BIN2HEX([.D1708]);BIN2HEX([.D1707]);BIN2HEX([.D1706]);BIN2HEX([.D1705]);BIN2HEX([.D1704]));&quot;&quot;))">
            <text:p/>
          </table:table-cell>
          <table:table-cell table:style-name="ce17" table:formula="of:=IF(OR([.E1702]=&quot;W_TX_PAYLOAD&quot;;AND([.G1702]&lt;&gt;&quot;&quot;;[.E1703]=&quot;&quot;));BIN2HEX([.D170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66020416000000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704]=[.B1703];&quot;&quot;;VLOOKUP([.D1704];[$Spec.A$1:$Spec.B$1048576];2;0))">
            <text:p/>
          </table:table-cell>
          <table:table-cell table:style-name="ce13" table:formula="of:=IF([.E1704]=&quot;W_REGISTER (RF_CH)&quot;;BIN2DEC([.D1705]);IF([.E1704]=&quot;W_REGISTER (TX_ADDR)&quot;;CONCATENATE(&quot;0x&quot;;BIN2HEX([.D1709]);BIN2HEX([.D1708]);BIN2HEX([.D1707]);BIN2HEX([.D1706]);BIN2HEX([.D1705]));&quot;&quot;))">
            <text:p/>
          </table:table-cell>
          <table:table-cell table:style-name="ce17" table:formula="of:=IF(OR([.E1703]=&quot;W_TX_PAYLOAD&quot;;AND([.G1703]&lt;&gt;&quot;&quot;;[.E1704]=&quot;&quot;));BIN2HEX([.D170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66138016000000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705]=[.B1704];&quot;&quot;;VLOOKUP([.D1705];[$Spec.A$1:$Spec.B$1048576];2;0))">
            <text:p/>
          </table:table-cell>
          <table:table-cell table:style-name="ce13" table:formula="of:=IF([.E1705]=&quot;W_REGISTER (RF_CH)&quot;;BIN2DEC([.D1706]);IF([.E1705]=&quot;W_REGISTER (TX_ADDR)&quot;;CONCATENATE(&quot;0x&quot;;BIN2HEX([.D1710]);BIN2HEX([.D1709]);BIN2HEX([.D1708]);BIN2HEX([.D1707]);BIN2HEX([.D1706]));&quot;&quot;))">
            <text:p/>
          </table:table-cell>
          <table:table-cell table:style-name="ce17" table:formula="of:=IF(OR([.E1704]=&quot;W_TX_PAYLOAD&quot;;AND([.G1704]&lt;&gt;&quot;&quot;;[.E1705]=&quot;&quot;));BIN2HEX([.D170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66255612000000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706]=[.B1705];&quot;&quot;;VLOOKUP([.D1706];[$Spec.A$1:$Spec.B$1048576];2;0))">
            <text:p/>
          </table:table-cell>
          <table:table-cell table:style-name="ce13" table:formula="of:=IF([.E1706]=&quot;W_REGISTER (RF_CH)&quot;;BIN2DEC([.D1707]);IF([.E1706]=&quot;W_REGISTER (TX_ADDR)&quot;;CONCATENATE(&quot;0x&quot;;BIN2HEX([.D1711]);BIN2HEX([.D1710]);BIN2HEX([.D1709]);BIN2HEX([.D1708]);BIN2HEX([.D1707]));&quot;&quot;))">
            <text:p/>
          </table:table-cell>
          <table:table-cell table:style-name="ce17" table:formula="of:=IF(OR([.E1705]=&quot;W_TX_PAYLOAD&quot;;AND([.G1705]&lt;&gt;&quot;&quot;;[.E1706]=&quot;&quot;));BIN2HEX([.D170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66382176000000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707]=[.B1706];&quot;&quot;;VLOOKUP([.D1707];[$Spec.A$1:$Spec.B$1048576];2;0))" office:value-type="string" office:string-value="" calcext:value-type="error">
            <text:p>#N/D</text:p>
          </table:table-cell>
          <table:table-cell table:style-name="ce13" table:formula="of:=IF([.E1707]=&quot;W_REGISTER (RF_CH)&quot;;BIN2DEC([.D1708]);IF([.E1707]=&quot;W_REGISTER (TX_ADDR)&quot;;CONCATENATE(&quot;0x&quot;;BIN2HEX([.D1712]);BIN2HEX([.D1711]);BIN2HEX([.D1710]);BIN2HEX([.D1709]);BIN2HEX([.D1708]));&quot;&quot;))" office:value-type="string" office:string-value="" calcext:value-type="error">
            <text:p>#N/D</text:p>
          </table:table-cell>
          <table:table-cell table:style-name="ce17" table:formula="of:=IF(OR([.E1706]=&quot;W_TX_PAYLOAD&quot;;AND([.G1706]&lt;&gt;&quot;&quot;;[.E1707]=&quot;&quot;));BIN2HEX([.D170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66520700000000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708]=[.B1707];&quot;&quot;;VLOOKUP([.D1708];[$Spec.A$1:$Spec.B$1048576];2;0))" office:value-type="string" office:string-value="" calcext:value-type="error">
            <text:p>#N/D</text:p>
          </table:table-cell>
          <table:table-cell table:style-name="ce13" table:formula="of:=IF([.E1708]=&quot;W_REGISTER (RF_CH)&quot;;BIN2DEC([.D1709]);IF([.E1708]=&quot;W_REGISTER (TX_ADDR)&quot;;CONCATENATE(&quot;0x&quot;;BIN2HEX([.D1713]);BIN2HEX([.D1712]);BIN2HEX([.D1711]);BIN2HEX([.D1710]);BIN2HEX([.D1709]));&quot;&quot;))" office:value-type="string" office:string-value="" calcext:value-type="error">
            <text:p>#N/D</text:p>
          </table:table-cell>
          <table:table-cell table:style-name="ce17" table:formula="of:=IF(OR([.E1707]=&quot;W_TX_PAYLOAD&quot;;AND([.G1707]&lt;&gt;&quot;&quot;;[.E1708]=&quot;&quot;));BIN2HEX([.D170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66637300000000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709]=[.B1708];&quot;&quot;;VLOOKUP([.D1709];[$Spec.A$1:$Spec.B$1048576];2;0))">
            <text:p/>
          </table:table-cell>
          <table:table-cell table:style-name="ce13" table:formula="of:=IF([.E1709]=&quot;W_REGISTER (RF_CH)&quot;;BIN2DEC([.D1710]);IF([.E1709]=&quot;W_REGISTER (TX_ADDR)&quot;;CONCATENATE(&quot;0x&quot;;BIN2HEX([.D1714]);BIN2HEX([.D1713]);BIN2HEX([.D1712]);BIN2HEX([.D1711]);BIN2HEX([.D1710]));&quot;&quot;))">
            <text:p/>
          </table:table-cell>
          <table:table-cell table:style-name="ce17" table:formula="of:=IF(OR([.E1708]=&quot;W_TX_PAYLOAD&quot;;AND([.G1708]&lt;&gt;&quot;&quot;;[.E1709]=&quot;&quot;));BIN2HEX([.D170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66757880000000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710]=[.B1709];&quot;&quot;;VLOOKUP([.D1710];[$Spec.A$1:$Spec.B$1048576];2;0))" office:value-type="string" office:string-value="" calcext:value-type="error">
            <text:p>#N/D</text:p>
          </table:table-cell>
          <table:table-cell table:style-name="ce13" table:formula="of:=IF([.E1710]=&quot;W_REGISTER (RF_CH)&quot;;BIN2DEC([.D1711]);IF([.E1710]=&quot;W_REGISTER (TX_ADDR)&quot;;CONCATENATE(&quot;0x&quot;;BIN2HEX([.D1715]);BIN2HEX([.D1714]);BIN2HEX([.D1713]);BIN2HEX([.D1712]);BIN2HEX([.D1711]));&quot;&quot;))" office:value-type="string" office:string-value="" calcext:value-type="error">
            <text:p>#N/D</text:p>
          </table:table-cell>
          <table:table-cell table:style-name="ce17" table:formula="of:=IF(OR([.E1709]=&quot;W_TX_PAYLOAD&quot;;AND([.G1709]&lt;&gt;&quot;&quot;;[.E1710]=&quot;&quot;));BIN2HEX([.D171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66878460000000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711]=[.B1710];&quot;&quot;;VLOOKUP([.D1711];[$Spec.A$1:$Spec.B$1048576];2;0))" office:value-type="string" office:string-value="" calcext:value-type="error">
            <text:p>#N/D</text:p>
          </table:table-cell>
          <table:table-cell table:style-name="ce13" table:formula="of:=IF([.E1711]=&quot;W_REGISTER (RF_CH)&quot;;BIN2DEC([.D1712]);IF([.E1711]=&quot;W_REGISTER (TX_ADDR)&quot;;CONCATENATE(&quot;0x&quot;;BIN2HEX([.D1716]);BIN2HEX([.D1715]);BIN2HEX([.D1714]);BIN2HEX([.D1713]);BIN2HEX([.D1712]));&quot;&quot;))" office:value-type="string" office:string-value="" calcext:value-type="error">
            <text:p>#N/D</text:p>
          </table:table-cell>
          <table:table-cell table:style-name="ce17" table:formula="of:=IF(OR([.E1710]=&quot;W_TX_PAYLOAD&quot;;AND([.G1710]&lt;&gt;&quot;&quot;;[.E1711]=&quot;&quot;));BIN2HEX([.D171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67000044000000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712]=[.B1711];&quot;&quot;;VLOOKUP([.D1712];[$Spec.A$1:$Spec.B$1048576];2;0))" office:value-type="string" office:string-value="" calcext:value-type="error">
            <text:p>#N/D</text:p>
          </table:table-cell>
          <table:table-cell table:style-name="ce13" table:formula="of:=IF([.E1712]=&quot;W_REGISTER (RF_CH)&quot;;BIN2DEC([.D1713]);IF([.E1712]=&quot;W_REGISTER (TX_ADDR)&quot;;CONCATENATE(&quot;0x&quot;;BIN2HEX([.D1717]);BIN2HEX([.D1716]);BIN2HEX([.D1715]);BIN2HEX([.D1714]);BIN2HEX([.D1713]));&quot;&quot;))" office:value-type="string" office:string-value="" calcext:value-type="error">
            <text:p>#N/D</text:p>
          </table:table-cell>
          <table:table-cell table:style-name="ce17" table:formula="of:=IF(OR([.E1711]=&quot;W_TX_PAYLOAD&quot;;AND([.G1711]&lt;&gt;&quot;&quot;;[.E1712]=&quot;&quot;));BIN2HEX([.D171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67135572000000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1713]=[.B1712];&quot;&quot;;VLOOKUP([.D1713];[$Spec.A$1:$Spec.B$1048576];2;0))" office:value-type="string" office:string-value="" calcext:value-type="error">
            <text:p>#N/D</text:p>
          </table:table-cell>
          <table:table-cell table:style-name="ce13" table:formula="of:=IF([.E1713]=&quot;W_REGISTER (RF_CH)&quot;;BIN2DEC([.D1714]);IF([.E1713]=&quot;W_REGISTER (TX_ADDR)&quot;;CONCATENATE(&quot;0x&quot;;BIN2HEX([.D1718]);BIN2HEX([.D1717]);BIN2HEX([.D1716]);BIN2HEX([.D1715]);BIN2HEX([.D1714]));&quot;&quot;))" office:value-type="string" office:string-value="" calcext:value-type="error">
            <text:p>#N/D</text:p>
          </table:table-cell>
          <table:table-cell table:style-name="ce17" table:formula="of:=IF(OR([.E1712]=&quot;W_TX_PAYLOAD&quot;;AND([.G1712]&lt;&gt;&quot;&quot;;[.E1713]=&quot;&quot;));BIN2HEX([.D171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67252168000000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1714]=[.B1713];&quot;&quot;;VLOOKUP([.D1714];[$Spec.A$1:$Spec.B$1048576];2;0))">
            <text:p/>
          </table:table-cell>
          <table:table-cell table:style-name="ce13" table:formula="of:=IF([.E1714]=&quot;W_REGISTER (RF_CH)&quot;;BIN2DEC([.D1715]);IF([.E1714]=&quot;W_REGISTER (TX_ADDR)&quot;;CONCATENATE(&quot;0x&quot;;BIN2HEX([.D1719]);BIN2HEX([.D1718]);BIN2HEX([.D1717]);BIN2HEX([.D1716]);BIN2HEX([.D1715]));&quot;&quot;))">
            <text:p/>
          </table:table-cell>
          <table:table-cell table:style-name="ce17" table:formula="of:=IF(OR([.E1713]=&quot;W_TX_PAYLOAD&quot;;AND([.G1713]&lt;&gt;&quot;&quot;;[.E1714]=&quot;&quot;));BIN2HEX([.D171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67368760000000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1715]=[.B1714];&quot;&quot;;VLOOKUP([.D1715];[$Spec.A$1:$Spec.B$1048576];2;0))">
            <text:p/>
          </table:table-cell>
          <table:table-cell table:style-name="ce13" table:formula="of:=IF([.E1715]=&quot;W_REGISTER (RF_CH)&quot;;BIN2DEC([.D1716]);IF([.E1715]=&quot;W_REGISTER (TX_ADDR)&quot;;CONCATENATE(&quot;0x&quot;;BIN2HEX([.D1720]);BIN2HEX([.D1719]);BIN2HEX([.D1718]);BIN2HEX([.D1717]);BIN2HEX([.D1716]));&quot;&quot;))">
            <text:p/>
          </table:table-cell>
          <table:table-cell table:style-name="ce17" table:formula="of:=IF(OR([.E1714]=&quot;W_TX_PAYLOAD&quot;;AND([.G1714]&lt;&gt;&quot;&quot;;[.E1715]=&quot;&quot;));BIN2HEX([.D171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67485356000000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<text:s/>1000 <text:s/>0100</text:p>
          </table:table-cell>
          <table:table-cell/>
          <table:table-cell table:style-name="ce13" table:formula="of:=IF([.B1716]=[.B1715];&quot;&quot;;VLOOKUP([.D1716];[$Spec.A$1:$Spec.B$1048576];2;0))">
            <text:p/>
          </table:table-cell>
          <table:table-cell table:style-name="ce13" table:formula="of:=IF([.E1716]=&quot;W_REGISTER (RF_CH)&quot;;BIN2DEC([.D1717]);IF([.E1716]=&quot;W_REGISTER (TX_ADDR)&quot;;CONCATENATE(&quot;0x&quot;;BIN2HEX([.D1721]);BIN2HEX([.D1720]);BIN2HEX([.D1719]);BIN2HEX([.D1718]);BIN2HEX([.D1717]));&quot;&quot;))">
            <text:p/>
          </table:table-cell>
          <table:table-cell table:style-name="ce17" table:formula="of:=IF(OR([.E1715]=&quot;W_TX_PAYLOAD&quot;;AND([.G1715]&lt;&gt;&quot;&quot;;[.E1716]=&quot;&quot;));BIN2HEX([.D171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67601948000000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717]=[.B1716];&quot;&quot;;VLOOKUP([.D1717];[$Spec.A$1:$Spec.B$1048576];2;0))">
            <text:p/>
          </table:table-cell>
          <table:table-cell table:style-name="ce13" table:formula="of:=IF([.E1717]=&quot;W_REGISTER (RF_CH)&quot;;BIN2DEC([.D1718]);IF([.E1717]=&quot;W_REGISTER (TX_ADDR)&quot;;CONCATENATE(&quot;0x&quot;;BIN2HEX([.D1722]);BIN2HEX([.D1721]);BIN2HEX([.D1720]);BIN2HEX([.D1719]);BIN2HEX([.D1718]));&quot;&quot;))">
            <text:p/>
          </table:table-cell>
          <table:table-cell table:style-name="ce17" table:formula="of:=IF(OR([.E1716]=&quot;W_TX_PAYLOAD&quot;;AND([.G1716]&lt;&gt;&quot;&quot;;[.E1717]=&quot;&quot;));BIN2HEX([.D171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67718544000000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1718]=[.B1717];&quot;&quot;;VLOOKUP([.D1718];[$Spec.A$1:$Spec.B$1048576];2;0))">
            <text:p/>
          </table:table-cell>
          <table:table-cell table:style-name="ce13" table:formula="of:=IF([.E1718]=&quot;W_REGISTER (RF_CH)&quot;;BIN2DEC([.D1719]);IF([.E1718]=&quot;W_REGISTER (TX_ADDR)&quot;;CONCATENATE(&quot;0x&quot;;BIN2HEX([.D1723]);BIN2HEX([.D1722]);BIN2HEX([.D1721]);BIN2HEX([.D1720]);BIN2HEX([.D1719]));&quot;&quot;))">
            <text:p/>
          </table:table-cell>
          <table:table-cell table:style-name="ce17" table:formula="of:=IF(OR([.E1717]=&quot;W_TX_PAYLOAD&quot;;AND([.G1717]&lt;&gt;&quot;&quot;;[.E1718]=&quot;&quot;));BIN2HEX([.D171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67835136000000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719]=[.B1718];&quot;&quot;;VLOOKUP([.D1719];[$Spec.A$1:$Spec.B$1048576];2;0))">
            <text:p/>
          </table:table-cell>
          <table:table-cell table:style-name="ce13" table:formula="of:=IF([.E1719]=&quot;W_REGISTER (RF_CH)&quot;;BIN2DEC([.D1720]);IF([.E1719]=&quot;W_REGISTER (TX_ADDR)&quot;;CONCATENATE(&quot;0x&quot;;BIN2HEX([.D1724]);BIN2HEX([.D1723]);BIN2HEX([.D1722]);BIN2HEX([.D1721]);BIN2HEX([.D1720]));&quot;&quot;))">
            <text:p/>
          </table:table-cell>
          <table:table-cell table:style-name="ce17" table:formula="of:=IF(OR([.E1718]=&quot;W_TX_PAYLOAD&quot;;AND([.G1718]&lt;&gt;&quot;&quot;;[.E1719]=&quot;&quot;));BIN2HEX([.D171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67951728000000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720]=[.B1719];&quot;&quot;;VLOOKUP([.D1720];[$Spec.A$1:$Spec.B$1048576];2;0))">
            <text:p/>
          </table:table-cell>
          <table:table-cell table:style-name="ce13" table:formula="of:=IF([.E1720]=&quot;W_REGISTER (RF_CH)&quot;;BIN2DEC([.D1721]);IF([.E1720]=&quot;W_REGISTER (TX_ADDR)&quot;;CONCATENATE(&quot;0x&quot;;BIN2HEX([.D1725]);BIN2HEX([.D1724]);BIN2HEX([.D1723]);BIN2HEX([.D1722]);BIN2HEX([.D1721]));&quot;&quot;))">
            <text:p/>
          </table:table-cell>
          <table:table-cell table:style-name="ce17" table:formula="of:=IF(OR([.E1719]=&quot;W_TX_PAYLOAD&quot;;AND([.G1719]&lt;&gt;&quot;&quot;;[.E1720]=&quot;&quot;));BIN2HEX([.D172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68084272000000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<text:s/>0000 <text:s/>0100</text:p>
          </table:table-cell>
          <table:table-cell/>
          <table:table-cell table:style-name="ce13" table:formula="of:=IF([.B1721]=[.B1720];&quot;&quot;;VLOOKUP([.D1721];[$Spec.A$1:$Spec.B$1048576];2;0))">
            <text:p/>
          </table:table-cell>
          <table:table-cell table:style-name="ce13" table:formula="of:=IF([.E1721]=&quot;W_REGISTER (RF_CH)&quot;;BIN2DEC([.D1722]);IF([.E1721]=&quot;W_REGISTER (TX_ADDR)&quot;;CONCATENATE(&quot;0x&quot;;BIN2HEX([.D1726]);BIN2HEX([.D1725]);BIN2HEX([.D1724]);BIN2HEX([.D1723]);BIN2HEX([.D1722]));&quot;&quot;))">
            <text:p/>
          </table:table-cell>
          <table:table-cell table:style-name="ce17" table:formula="of:=IF(OR([.E1720]=&quot;W_TX_PAYLOAD&quot;;AND([.G1720]&lt;&gt;&quot;&quot;;[.E1721]=&quot;&quot;));BIN2HEX([.D172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68210832000000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722]=[.B1721];&quot;&quot;;VLOOKUP([.D1722];[$Spec.A$1:$Spec.B$1048576];2;0))" office:value-type="string" office:string-value="" calcext:value-type="error">
            <text:p>#N/D</text:p>
          </table:table-cell>
          <table:table-cell table:style-name="ce13" table:formula="of:=IF([.E1722]=&quot;W_REGISTER (RF_CH)&quot;;BIN2DEC([.D1723]);IF([.E1722]=&quot;W_REGISTER (TX_ADDR)&quot;;CONCATENATE(&quot;0x&quot;;BIN2HEX([.D1727]);BIN2HEX([.D1726]);BIN2HEX([.D1725]);BIN2HEX([.D1724]);BIN2HEX([.D1723]));&quot;&quot;))" office:value-type="string" office:string-value="" calcext:value-type="error">
            <text:p>#N/D</text:p>
          </table:table-cell>
          <table:table-cell table:style-name="ce17" table:formula="of:=IF(OR([.E1721]=&quot;W_TX_PAYLOAD&quot;;AND([.G1721]&lt;&gt;&quot;&quot;;[.E1722]=&quot;&quot;));BIN2HEX([.D172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68327428000000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1723]=[.B1722];&quot;&quot;;VLOOKUP([.D1723];[$Spec.A$1:$Spec.B$1048576];2;0))">
            <text:p/>
          </table:table-cell>
          <table:table-cell table:style-name="ce13" table:formula="of:=IF([.E1723]=&quot;W_REGISTER (RF_CH)&quot;;BIN2DEC([.D1724]);IF([.E1723]=&quot;W_REGISTER (TX_ADDR)&quot;;CONCATENATE(&quot;0x&quot;;BIN2HEX([.D1728]);BIN2HEX([.D1727]);BIN2HEX([.D1726]);BIN2HEX([.D1725]);BIN2HEX([.D1724]));&quot;&quot;))">
            <text:p/>
          </table:table-cell>
          <table:table-cell table:style-name="ce17" table:formula="of:=IF(OR([.E1722]=&quot;W_TX_PAYLOAD&quot;;AND([.G1722]&lt;&gt;&quot;&quot;;[.E1723]=&quot;&quot;));BIN2HEX([.D172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82363000000000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1724]=[.B1723];&quot;&quot;;VLOOKUP([.D1724];[$Spec.A$1:$Spec.B$1048576];2;0))" office:value-type="string" office:string-value="" calcext:value-type="error">
            <text:p>#N/D</text:p>
          </table:table-cell>
          <table:table-cell table:style-name="ce13" table:formula="of:=IF([.E1724]=&quot;W_REGISTER (RF_CH)&quot;;BIN2DEC([.D1725]);IF([.E1724]=&quot;W_REGISTER (TX_ADDR)&quot;;CONCATENATE(&quot;0x&quot;;BIN2HEX([.D1729]);BIN2HEX([.D1728]);BIN2HEX([.D1727]);BIN2HEX([.D1726]);BIN2HEX([.D1725]));&quot;&quot;))" office:value-type="string" office:string-value="" calcext:value-type="error">
            <text:p>#N/D</text:p>
          </table:table-cell>
          <table:table-cell table:style-name="ce17" table:formula="of:=IF(OR([.E1723]=&quot;W_TX_PAYLOAD&quot;;AND([.G1723]&lt;&gt;&quot;&quot;;[.E1724]=&quot;&quot;));BIN2HEX([.D172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82474608000000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725]=[.B1724];&quot;&quot;;VLOOKUP([.D1725];[$Spec.A$1:$Spec.B$1048576];2;0))">
            <text:p/>
          </table:table-cell>
          <table:table-cell table:style-name="ce13" table:formula="of:=IF([.E1725]=&quot;W_REGISTER (RF_CH)&quot;;BIN2DEC([.D1726]);IF([.E1725]=&quot;W_REGISTER (TX_ADDR)&quot;;CONCATENATE(&quot;0x&quot;;BIN2HEX([.D1730]);BIN2HEX([.D1729]);BIN2HEX([.D1728]);BIN2HEX([.D1727]);BIN2HEX([.D1726]));&quot;&quot;))">
            <text:p/>
          </table:table-cell>
          <table:table-cell table:style-name="ce17" table:formula="of:=IF(OR([.E1724]=&quot;W_TX_PAYLOAD&quot;;AND([.G1724]&lt;&gt;&quot;&quot;;[.E1725]=&quot;&quot;));BIN2HEX([.D172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826071520000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726]=[.B1725];&quot;&quot;;VLOOKUP([.D1726];[$Spec.A$1:$Spec.B$1048576];2;0))" office:value-type="string" office:string-value="" calcext:value-type="error">
            <text:p>#N/D</text:p>
          </table:table-cell>
          <table:table-cell table:style-name="ce13" table:formula="of:=IF([.E1726]=&quot;W_REGISTER (RF_CH)&quot;;BIN2DEC([.D1727]);IF([.E1726]=&quot;W_REGISTER (TX_ADDR)&quot;;CONCATENATE(&quot;0x&quot;;BIN2HEX([.D1731]);BIN2HEX([.D1730]);BIN2HEX([.D1729]);BIN2HEX([.D1728]);BIN2HEX([.D1727]));&quot;&quot;))" office:value-type="string" office:string-value="" calcext:value-type="error">
            <text:p>#N/D</text:p>
          </table:table-cell>
          <table:table-cell table:style-name="ce17" table:formula="of:=IF(OR([.E1725]=&quot;W_TX_PAYLOAD&quot;;AND([.G1725]&lt;&gt;&quot;&quot;;[.E1726]=&quot;&quot;));BIN2HEX([.D172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82735704000000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727]=[.B1726];&quot;&quot;;VLOOKUP([.D1727];[$Spec.A$1:$Spec.B$1048576];2;0))" office:value-type="string" office:string-value="" calcext:value-type="error">
            <text:p>#N/D</text:p>
          </table:table-cell>
          <table:table-cell table:style-name="ce13" table:formula="of:=IF([.E1727]=&quot;W_REGISTER (RF_CH)&quot;;BIN2DEC([.D1728]);IF([.E1727]=&quot;W_REGISTER (TX_ADDR)&quot;;CONCATENATE(&quot;0x&quot;;BIN2HEX([.D1732]);BIN2HEX([.D1731]);BIN2HEX([.D1730]);BIN2HEX([.D1729]);BIN2HEX([.D1728]));&quot;&quot;))" office:value-type="string" office:string-value="" calcext:value-type="error">
            <text:p>#N/D</text:p>
          </table:table-cell>
          <table:table-cell table:style-name="ce17" table:formula="of:=IF(OR([.E1726]=&quot;W_TX_PAYLOAD&quot;;AND([.G1726]&lt;&gt;&quot;&quot;;[.E1727]=&quot;&quot;));BIN2HEX([.D172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82852300000000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728]=[.B1727];&quot;&quot;;VLOOKUP([.D1728];[$Spec.A$1:$Spec.B$1048576];2;0))">
            <text:p/>
          </table:table-cell>
          <table:table-cell table:style-name="ce13" table:formula="of:=IF([.E1728]=&quot;W_REGISTER (RF_CH)&quot;;BIN2DEC([.D1729]);IF([.E1728]=&quot;W_REGISTER (TX_ADDR)&quot;;CONCATENATE(&quot;0x&quot;;BIN2HEX([.D1733]);BIN2HEX([.D1732]);BIN2HEX([.D1731]);BIN2HEX([.D1730]);BIN2HEX([.D1729]));&quot;&quot;))">
            <text:p/>
          </table:table-cell>
          <table:table-cell table:style-name="ce17" table:formula="of:=IF(OR([.E1727]=&quot;W_TX_PAYLOAD&quot;;AND([.G1727]&lt;&gt;&quot;&quot;;[.E1728]=&quot;&quot;));BIN2HEX([.D172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82990820000000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729]=[.B1728];&quot;&quot;;VLOOKUP([.D1729];[$Spec.A$1:$Spec.B$1048576];2;0))" office:value-type="string" office:string-value="" calcext:value-type="error">
            <text:p>#N/D</text:p>
          </table:table-cell>
          <table:table-cell table:style-name="ce13" table:formula="of:=IF([.E1729]=&quot;W_REGISTER (RF_CH)&quot;;BIN2DEC([.D1730]);IF([.E1729]=&quot;W_REGISTER (TX_ADDR)&quot;;CONCATENATE(&quot;0x&quot;;BIN2HEX([.D1734]);BIN2HEX([.D1733]);BIN2HEX([.D1732]);BIN2HEX([.D1731]);BIN2HEX([.D1730]));&quot;&quot;))" office:value-type="string" office:string-value="" calcext:value-type="error">
            <text:p>#N/D</text:p>
          </table:table-cell>
          <table:table-cell table:style-name="ce17" table:formula="of:=IF(OR([.E1728]=&quot;W_TX_PAYLOAD&quot;;AND([.G1728]&lt;&gt;&quot;&quot;;[.E1729]=&quot;&quot;));BIN2HEX([.D172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83110400000000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1730]=[.B1729];&quot;&quot;;VLOOKUP([.D1730];[$Spec.A$1:$Spec.B$1048576];2;0))" office:value-type="string" office:string-value="" calcext:value-type="error">
            <text:p>#N/D</text:p>
          </table:table-cell>
          <table:table-cell table:style-name="ce13" table:formula="of:=IF([.E1730]=&quot;W_REGISTER (RF_CH)&quot;;BIN2DEC([.D1731]);IF([.E1730]=&quot;W_REGISTER (TX_ADDR)&quot;;CONCATENATE(&quot;0x&quot;;BIN2HEX([.D1735]);BIN2HEX([.D1734]);BIN2HEX([.D1733]);BIN2HEX([.D1732]);BIN2HEX([.D1731]));&quot;&quot;))" office:value-type="string" office:string-value="" calcext:value-type="error">
            <text:p>#N/D</text:p>
          </table:table-cell>
          <table:table-cell table:style-name="ce17" table:formula="of:=IF(OR([.E1729]=&quot;W_TX_PAYLOAD&quot;;AND([.G1729]&lt;&gt;&quot;&quot;;[.E1730]=&quot;&quot;));BIN2HEX([.D173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83226992000000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1731]=[.B1730];&quot;&quot;;VLOOKUP([.D1731];[$Spec.A$1:$Spec.B$1048576];2;0))">
            <text:p/>
          </table:table-cell>
          <table:table-cell table:style-name="ce13" table:formula="of:=IF([.E1731]=&quot;W_REGISTER (RF_CH)&quot;;BIN2DEC([.D1732]);IF([.E1731]=&quot;W_REGISTER (TX_ADDR)&quot;;CONCATENATE(&quot;0x&quot;;BIN2HEX([.D1736]);BIN2HEX([.D1735]);BIN2HEX([.D1734]);BIN2HEX([.D1733]);BIN2HEX([.D1732]));&quot;&quot;))">
            <text:p/>
          </table:table-cell>
          <table:table-cell table:style-name="ce17" table:formula="of:=IF(OR([.E1730]=&quot;W_TX_PAYLOAD&quot;;AND([.G1730]&lt;&gt;&quot;&quot;;[.E1731]=&quot;&quot;));BIN2HEX([.D173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83359536000000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1732]=[.B1731];&quot;&quot;;VLOOKUP([.D1732];[$Spec.A$1:$Spec.B$1048576];2;0))">
            <text:p/>
          </table:table-cell>
          <table:table-cell table:style-name="ce13" table:formula="of:=IF([.E1732]=&quot;W_REGISTER (RF_CH)&quot;;BIN2DEC([.D1733]);IF([.E1732]=&quot;W_REGISTER (TX_ADDR)&quot;;CONCATENATE(&quot;0x&quot;;BIN2HEX([.D1737]);BIN2HEX([.D1736]);BIN2HEX([.D1735]);BIN2HEX([.D1734]);BIN2HEX([.D1733]));&quot;&quot;))">
            <text:p/>
          </table:table-cell>
          <table:table-cell table:style-name="ce17" table:formula="of:=IF(OR([.E1731]=&quot;W_TX_PAYLOAD&quot;;AND([.G1731]&lt;&gt;&quot;&quot;;[.E1732]=&quot;&quot;));BIN2HEX([.D173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83476124000000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1000 <text:s/>0100</text:p>
          </table:table-cell>
          <table:table-cell/>
          <table:table-cell table:style-name="ce13" table:formula="of:=IF([.B1733]=[.B1732];&quot;&quot;;VLOOKUP([.D1733];[$Spec.A$1:$Spec.B$1048576];2;0))">
            <text:p/>
          </table:table-cell>
          <table:table-cell table:style-name="ce13" table:formula="of:=IF([.E1733]=&quot;W_REGISTER (RF_CH)&quot;;BIN2DEC([.D1734]);IF([.E1733]=&quot;W_REGISTER (TX_ADDR)&quot;;CONCATENATE(&quot;0x&quot;;BIN2HEX([.D1738]);BIN2HEX([.D1737]);BIN2HEX([.D1736]);BIN2HEX([.D1735]);BIN2HEX([.D1734]));&quot;&quot;))">
            <text:p/>
          </table:table-cell>
          <table:table-cell table:style-name="ce17" table:formula="of:=IF(OR([.E1732]=&quot;W_TX_PAYLOAD&quot;;AND([.G1732]&lt;&gt;&quot;&quot;;[.E1733]=&quot;&quot;));BIN2HEX([.D173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83592716000000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734]=[.B1733];&quot;&quot;;VLOOKUP([.D1734];[$Spec.A$1:$Spec.B$1048576];2;0))">
            <text:p/>
          </table:table-cell>
          <table:table-cell table:style-name="ce13" table:formula="of:=IF([.E1734]=&quot;W_REGISTER (RF_CH)&quot;;BIN2DEC([.D1735]);IF([.E1734]=&quot;W_REGISTER (TX_ADDR)&quot;;CONCATENATE(&quot;0x&quot;;BIN2HEX([.D1739]);BIN2HEX([.D1738]);BIN2HEX([.D1737]);BIN2HEX([.D1736]);BIN2HEX([.D1735]));&quot;&quot;))">
            <text:p/>
          </table:table-cell>
          <table:table-cell table:style-name="ce17" table:formula="of:=IF(OR([.E1733]=&quot;W_TX_PAYLOAD&quot;;AND([.G1733]&lt;&gt;&quot;&quot;;[.E1734]=&quot;&quot;));BIN2HEX([.D173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83709308000000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1735]=[.B1734];&quot;&quot;;VLOOKUP([.D1735];[$Spec.A$1:$Spec.B$1048576];2;0))">
            <text:p/>
          </table:table-cell>
          <table:table-cell table:style-name="ce13" table:formula="of:=IF([.E1735]=&quot;W_REGISTER (RF_CH)&quot;;BIN2DEC([.D1736]);IF([.E1735]=&quot;W_REGISTER (TX_ADDR)&quot;;CONCATENATE(&quot;0x&quot;;BIN2HEX([.D1740]);BIN2HEX([.D1739]);BIN2HEX([.D1738]);BIN2HEX([.D1737]);BIN2HEX([.D1736]));&quot;&quot;))">
            <text:p/>
          </table:table-cell>
          <table:table-cell table:style-name="ce17" table:formula="of:=IF(OR([.E1734]=&quot;W_TX_PAYLOAD&quot;;AND([.G1734]&lt;&gt;&quot;&quot;;[.E1735]=&quot;&quot;));BIN2HEX([.D173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83825900000000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736]=[.B1735];&quot;&quot;;VLOOKUP([.D1736];[$Spec.A$1:$Spec.B$1048576];2;0))">
            <text:p/>
          </table:table-cell>
          <table:table-cell table:style-name="ce13" table:formula="of:=IF([.E1736]=&quot;W_REGISTER (RF_CH)&quot;;BIN2DEC([.D1737]);IF([.E1736]=&quot;W_REGISTER (TX_ADDR)&quot;;CONCATENATE(&quot;0x&quot;;BIN2HEX([.D1741]);BIN2HEX([.D1740]);BIN2HEX([.D1739]);BIN2HEX([.D1738]);BIN2HEX([.D1737]));&quot;&quot;))">
            <text:p/>
          </table:table-cell>
          <table:table-cell table:style-name="ce17" table:formula="of:=IF(OR([.E1735]=&quot;W_TX_PAYLOAD&quot;;AND([.G1735]&lt;&gt;&quot;&quot;;[.E1736]=&quot;&quot;));BIN2HEX([.D173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83942496000000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737]=[.B1736];&quot;&quot;;VLOOKUP([.D1737];[$Spec.A$1:$Spec.B$1048576];2;0))">
            <text:p/>
          </table:table-cell>
          <table:table-cell table:style-name="ce13" table:formula="of:=IF([.E1737]=&quot;W_REGISTER (RF_CH)&quot;;BIN2DEC([.D1738]);IF([.E1737]=&quot;W_REGISTER (TX_ADDR)&quot;;CONCATENATE(&quot;0x&quot;;BIN2HEX([.D1742]);BIN2HEX([.D1741]);BIN2HEX([.D1740]);BIN2HEX([.D1739]);BIN2HEX([.D1738]));&quot;&quot;))">
            <text:p/>
          </table:table-cell>
          <table:table-cell table:style-name="ce17" table:formula="of:=IF(OR([.E1736]=&quot;W_TX_PAYLOAD&quot;;AND([.G1736]&lt;&gt;&quot;&quot;;[.E1737]=&quot;&quot;));BIN2HEX([.D173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84059084000000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0000 <text:s/>0100</text:p>
          </table:table-cell>
          <table:table-cell/>
          <table:table-cell table:style-name="ce13" table:formula="of:=IF([.B1738]=[.B1737];&quot;&quot;;VLOOKUP([.D1738];[$Spec.A$1:$Spec.B$1048576];2;0))">
            <text:p/>
          </table:table-cell>
          <table:table-cell table:style-name="ce13" table:formula="of:=IF([.E1738]=&quot;W_REGISTER (RF_CH)&quot;;BIN2DEC([.D1739]);IF([.E1738]=&quot;W_REGISTER (TX_ADDR)&quot;;CONCATENATE(&quot;0x&quot;;BIN2HEX([.D1743]);BIN2HEX([.D1742]);BIN2HEX([.D1741]);BIN2HEX([.D1740]);BIN2HEX([.D1739]));&quot;&quot;))">
            <text:p/>
          </table:table-cell>
          <table:table-cell table:style-name="ce17" table:formula="of:=IF(OR([.E1737]=&quot;W_TX_PAYLOAD&quot;;AND([.G1737]&lt;&gt;&quot;&quot;;[.E1738]=&quot;&quot;));BIN2HEX([.D173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841856440000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739]=[.B1738];&quot;&quot;;VLOOKUP([.D1739];[$Spec.A$1:$Spec.B$1048576];2;0))" office:value-type="string" office:string-value="" calcext:value-type="error">
            <text:p>#N/D</text:p>
          </table:table-cell>
          <table:table-cell table:style-name="ce13" table:formula="of:=IF([.E1739]=&quot;W_REGISTER (RF_CH)&quot;;BIN2DEC([.D1740]);IF([.E1739]=&quot;W_REGISTER (TX_ADDR)&quot;;CONCATENATE(&quot;0x&quot;;BIN2HEX([.D1744]);BIN2HEX([.D1743]);BIN2HEX([.D1742]);BIN2HEX([.D1741]);BIN2HEX([.D1740]));&quot;&quot;))" office:value-type="string" office:string-value="" calcext:value-type="error">
            <text:p>#N/D</text:p>
          </table:table-cell>
          <table:table-cell table:style-name="ce17" table:formula="of:=IF(OR([.E1738]=&quot;W_TX_PAYLOAD&quot;;AND([.G1738]&lt;&gt;&quot;&quot;;[.E1739]=&quot;&quot;));BIN2HEX([.D173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2843022360000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1740]=[.B1739];&quot;&quot;;VLOOKUP([.D1740];[$Spec.A$1:$Spec.B$1048576];2;0))">
            <text:p/>
          </table:table-cell>
          <table:table-cell table:style-name="ce13" table:formula="of:=IF([.E1740]=&quot;W_REGISTER (RF_CH)&quot;;BIN2DEC([.D1741]);IF([.E1740]=&quot;W_REGISTER (TX_ADDR)&quot;;CONCATENATE(&quot;0x&quot;;BIN2HEX([.D1745]);BIN2HEX([.D1744]);BIN2HEX([.D1743]);BIN2HEX([.D1742]);BIN2HEX([.D1741]));&quot;&quot;))">
            <text:p/>
          </table:table-cell>
          <table:table-cell table:style-name="ce17" table:formula="of:=IF(OR([.E1739]=&quot;W_TX_PAYLOAD&quot;;AND([.G1739]&lt;&gt;&quot;&quot;;[.E1740]=&quot;&quot;));BIN2HEX([.D174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00325172000000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1741]=[.B1740];&quot;&quot;;VLOOKUP([.D1741];[$Spec.A$1:$Spec.B$1048576];2;0))" office:value-type="string" office:string-value="" calcext:value-type="error">
            <text:p>#N/D</text:p>
          </table:table-cell>
          <table:table-cell table:style-name="ce13" table:formula="of:=IF([.E1741]=&quot;W_REGISTER (RF_CH)&quot;;BIN2DEC([.D1742]);IF([.E1741]=&quot;W_REGISTER (TX_ADDR)&quot;;CONCATENATE(&quot;0x&quot;;BIN2HEX([.D1746]);BIN2HEX([.D1745]);BIN2HEX([.D1744]);BIN2HEX([.D1743]);BIN2HEX([.D1742]));&quot;&quot;))" office:value-type="string" office:string-value="" calcext:value-type="error">
            <text:p>#N/D</text:p>
          </table:table-cell>
          <table:table-cell table:style-name="ce17" table:formula="of:=IF(OR([.E1740]=&quot;W_TX_PAYLOAD&quot;;AND([.G1740]&lt;&gt;&quot;&quot;;[.E1741]=&quot;&quot;));BIN2HEX([.D174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00436780000000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742]=[.B1741];&quot;&quot;;VLOOKUP([.D1742];[$Spec.A$1:$Spec.B$1048576];2;0))">
            <text:p/>
          </table:table-cell>
          <table:table-cell table:style-name="ce13" table:formula="of:=IF([.E1742]=&quot;W_REGISTER (RF_CH)&quot;;BIN2DEC([.D1743]);IF([.E1742]=&quot;W_REGISTER (TX_ADDR)&quot;;CONCATENATE(&quot;0x&quot;;BIN2HEX([.D1747]);BIN2HEX([.D1746]);BIN2HEX([.D1745]);BIN2HEX([.D1744]);BIN2HEX([.D1743]));&quot;&quot;))">
            <text:p/>
          </table:table-cell>
          <table:table-cell table:style-name="ce17" table:formula="of:=IF(OR([.E1741]=&quot;W_TX_PAYLOAD&quot;;AND([.G1741]&lt;&gt;&quot;&quot;;[.E1742]=&quot;&quot;));BIN2HEX([.D174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00575304000000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743]=[.B1742];&quot;&quot;;VLOOKUP([.D1743];[$Spec.A$1:$Spec.B$1048576];2;0))" office:value-type="string" office:string-value="" calcext:value-type="error">
            <text:p>#N/D</text:p>
          </table:table-cell>
          <table:table-cell table:style-name="ce13" table:formula="of:=IF([.E1743]=&quot;W_REGISTER (RF_CH)&quot;;BIN2DEC([.D1744]);IF([.E1743]=&quot;W_REGISTER (TX_ADDR)&quot;;CONCATENATE(&quot;0x&quot;;BIN2HEX([.D1748]);BIN2HEX([.D1747]);BIN2HEX([.D1746]);BIN2HEX([.D1745]);BIN2HEX([.D1744]));&quot;&quot;))" office:value-type="string" office:string-value="" calcext:value-type="error">
            <text:p>#N/D</text:p>
          </table:table-cell>
          <table:table-cell table:style-name="ce17" table:formula="of:=IF(OR([.E1742]=&quot;W_TX_PAYLOAD&quot;;AND([.G1742]&lt;&gt;&quot;&quot;;[.E1743]=&quot;&quot;));BIN2HEX([.D174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00719804000000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744]=[.B1743];&quot;&quot;;VLOOKUP([.D1744];[$Spec.A$1:$Spec.B$1048576];2;0))" office:value-type="string" office:string-value="" calcext:value-type="error">
            <text:p>#N/D</text:p>
          </table:table-cell>
          <table:table-cell table:style-name="ce13" table:formula="of:=IF([.E1744]=&quot;W_REGISTER (RF_CH)&quot;;BIN2DEC([.D1745]);IF([.E1744]=&quot;W_REGISTER (TX_ADDR)&quot;;CONCATENATE(&quot;0x&quot;;BIN2HEX([.D1749]);BIN2HEX([.D1748]);BIN2HEX([.D1747]);BIN2HEX([.D1746]);BIN2HEX([.D1745]));&quot;&quot;))" office:value-type="string" office:string-value="" calcext:value-type="error">
            <text:p>#N/D</text:p>
          </table:table-cell>
          <table:table-cell table:style-name="ce17" table:formula="of:=IF(OR([.E1743]=&quot;W_TX_PAYLOAD&quot;;AND([.G1743]&lt;&gt;&quot;&quot;;[.E1744]=&quot;&quot;));BIN2HEX([.D174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00836400000000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745]=[.B1744];&quot;&quot;;VLOOKUP([.D1745];[$Spec.A$1:$Spec.B$1048576];2;0))">
            <text:p/>
          </table:table-cell>
          <table:table-cell table:style-name="ce13" table:formula="of:=IF([.E1745]=&quot;W_REGISTER (RF_CH)&quot;;BIN2DEC([.D1746]);IF([.E1745]=&quot;W_REGISTER (TX_ADDR)&quot;;CONCATENATE(&quot;0x&quot;;BIN2HEX([.D1750]);BIN2HEX([.D1749]);BIN2HEX([.D1748]);BIN2HEX([.D1747]);BIN2HEX([.D1746]));&quot;&quot;))">
            <text:p/>
          </table:table-cell>
          <table:table-cell table:style-name="ce17" table:formula="of:=IF(OR([.E1744]=&quot;W_TX_PAYLOAD&quot;;AND([.G1744]&lt;&gt;&quot;&quot;;[.E1745]=&quot;&quot;));BIN2HEX([.D174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00967944000000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746]=[.B1745];&quot;&quot;;VLOOKUP([.D1746];[$Spec.A$1:$Spec.B$1048576];2;0))" office:value-type="string" office:string-value="" calcext:value-type="error">
            <text:p>#N/D</text:p>
          </table:table-cell>
          <table:table-cell table:style-name="ce13" table:formula="of:=IF([.E1746]=&quot;W_REGISTER (RF_CH)&quot;;BIN2DEC([.D1747]);IF([.E1746]=&quot;W_REGISTER (TX_ADDR)&quot;;CONCATENATE(&quot;0x&quot;;BIN2HEX([.D1751]);BIN2HEX([.D1750]);BIN2HEX([.D1749]);BIN2HEX([.D1748]);BIN2HEX([.D1747]));&quot;&quot;))" office:value-type="string" office:string-value="" calcext:value-type="error">
            <text:p>#N/D</text:p>
          </table:table-cell>
          <table:table-cell table:style-name="ce17" table:formula="of:=IF(OR([.E1745]=&quot;W_TX_PAYLOAD&quot;;AND([.G1745]&lt;&gt;&quot;&quot;;[.E1746]=&quot;&quot;));BIN2HEX([.D174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01093504000000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747]=[.B1746];&quot;&quot;;VLOOKUP([.D1747];[$Spec.A$1:$Spec.B$1048576];2;0))" office:value-type="string" office:string-value="" calcext:value-type="error">
            <text:p>#N/D</text:p>
          </table:table-cell>
          <table:table-cell table:style-name="ce13" table:formula="of:=IF([.E1747]=&quot;W_REGISTER (RF_CH)&quot;;BIN2DEC([.D1748]);IF([.E1747]=&quot;W_REGISTER (TX_ADDR)&quot;;CONCATENATE(&quot;0x&quot;;BIN2HEX([.D1752]);BIN2HEX([.D1751]);BIN2HEX([.D1750]);BIN2HEX([.D1749]);BIN2HEX([.D1748]));&quot;&quot;))" office:value-type="string" office:string-value="" calcext:value-type="error">
            <text:p>#N/D</text:p>
          </table:table-cell>
          <table:table-cell table:style-name="ce17" table:formula="of:=IF(OR([.E1746]=&quot;W_TX_PAYLOAD&quot;;AND([.G1746]&lt;&gt;&quot;&quot;;[.E1747]=&quot;&quot;));BIN2HEX([.D174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01210096000000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<text:s/>0000 <text:s/>1111</text:p>
          </table:table-cell>
          <table:table-cell/>
          <table:table-cell table:style-name="ce13" table:formula="of:=IF([.B1748]=[.B1747];&quot;&quot;;VLOOKUP([.D1748];[$Spec.A$1:$Spec.B$1048576];2;0))">
            <text:p/>
          </table:table-cell>
          <table:table-cell table:style-name="ce13" table:formula="of:=IF([.E1748]=&quot;W_REGISTER (RF_CH)&quot;;BIN2DEC([.D1749]);IF([.E1748]=&quot;W_REGISTER (TX_ADDR)&quot;;CONCATENATE(&quot;0x&quot;;BIN2HEX([.D1753]);BIN2HEX([.D1752]);BIN2HEX([.D1751]);BIN2HEX([.D1750]);BIN2HEX([.D1749]));&quot;&quot;))">
            <text:p/>
          </table:table-cell>
          <table:table-cell table:style-name="ce17" table:formula="of:=IF(OR([.E1747]=&quot;W_TX_PAYLOAD&quot;;AND([.G1747]&lt;&gt;&quot;&quot;;[.E1748]=&quot;&quot;));BIN2HEX([.D174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04806368000000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1749]=[.B1748];&quot;&quot;;VLOOKUP([.D1749];[$Spec.A$1:$Spec.B$1048576];2;0))" office:value-type="string" office:string-value="" calcext:value-type="error">
            <text:p>#N/D</text:p>
          </table:table-cell>
          <table:table-cell table:style-name="ce13" table:formula="of:=IF([.E1749]=&quot;W_REGISTER (RF_CH)&quot;;BIN2DEC([.D1750]);IF([.E1749]=&quot;W_REGISTER (TX_ADDR)&quot;;CONCATENATE(&quot;0x&quot;;BIN2HEX([.D1754]);BIN2HEX([.D1753]);BIN2HEX([.D1752]);BIN2HEX([.D1751]);BIN2HEX([.D1750]));&quot;&quot;))" office:value-type="string" office:string-value="" calcext:value-type="error">
            <text:p>#N/D</text:p>
          </table:table-cell>
          <table:table-cell table:style-name="ce17" table:formula="of:=IF(OR([.E1748]=&quot;W_TX_PAYLOAD&quot;;AND([.G1748]&lt;&gt;&quot;&quot;;[.E1749]=&quot;&quot;));BIN2HEX([.D174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04917980000000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750]=[.B1749];&quot;&quot;;VLOOKUP([.D1750];[$Spec.A$1:$Spec.B$1048576];2;0))">
            <text:p/>
          </table:table-cell>
          <table:table-cell table:style-name="ce13" table:formula="of:=IF([.E1750]=&quot;W_REGISTER (RF_CH)&quot;;BIN2DEC([.D1751]);IF([.E1750]=&quot;W_REGISTER (TX_ADDR)&quot;;CONCATENATE(&quot;0x&quot;;BIN2HEX([.D1755]);BIN2HEX([.D1754]);BIN2HEX([.D1753]);BIN2HEX([.D1752]);BIN2HEX([.D1751]));&quot;&quot;))">
            <text:p/>
          </table:table-cell>
          <table:table-cell table:style-name="ce17" table:formula="of:=IF(OR([.E1749]=&quot;W_TX_PAYLOAD&quot;;AND([.G1749]&lt;&gt;&quot;&quot;;[.E1750]=&quot;&quot;));BIN2HEX([.D175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05057504000000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751]=[.B1750];&quot;&quot;;VLOOKUP([.D1751];[$Spec.A$1:$Spec.B$1048576];2;0))" office:value-type="string" office:string-value="" calcext:value-type="error">
            <text:p>#N/D</text:p>
          </table:table-cell>
          <table:table-cell table:style-name="ce13" table:formula="of:=IF([.E1751]=&quot;W_REGISTER (RF_CH)&quot;;BIN2DEC([.D1752]);IF([.E1751]=&quot;W_REGISTER (TX_ADDR)&quot;;CONCATENATE(&quot;0x&quot;;BIN2HEX([.D1756]);BIN2HEX([.D1755]);BIN2HEX([.D1754]);BIN2HEX([.D1753]);BIN2HEX([.D1752]));&quot;&quot;))" office:value-type="string" office:string-value="" calcext:value-type="error">
            <text:p>#N/D</text:p>
          </table:table-cell>
          <table:table-cell table:style-name="ce17" table:formula="of:=IF(OR([.E1750]=&quot;W_TX_PAYLOAD&quot;;AND([.G1750]&lt;&gt;&quot;&quot;;[.E1751]=&quot;&quot;));BIN2HEX([.D175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05174096000000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752]=[.B1751];&quot;&quot;;VLOOKUP([.D1752];[$Spec.A$1:$Spec.B$1048576];2;0))">
            <text:p/>
          </table:table-cell>
          <table:table-cell table:style-name="ce13" table:formula="of:=IF([.E1752]=&quot;W_REGISTER (RF_CH)&quot;;BIN2DEC([.D1753]);IF([.E1752]=&quot;W_REGISTER (TX_ADDR)&quot;;CONCATENATE(&quot;0x&quot;;BIN2HEX([.D1757]);BIN2HEX([.D1756]);BIN2HEX([.D1755]);BIN2HEX([.D1754]);BIN2HEX([.D1753]));&quot;&quot;))">
            <text:p/>
          </table:table-cell>
          <table:table-cell table:style-name="ce17" table:formula="of:=IF(OR([.E1751]=&quot;W_TX_PAYLOAD&quot;;AND([.G1751]&lt;&gt;&quot;&quot;;[.E1752]=&quot;&quot;));BIN2HEX([.D175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05294672000000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753]=[.B1752];&quot;&quot;;VLOOKUP([.D1753];[$Spec.A$1:$Spec.B$1048576];2;0))" office:value-type="string" office:string-value="" calcext:value-type="error">
            <text:p>#N/D</text:p>
          </table:table-cell>
          <table:table-cell table:style-name="ce13" table:formula="of:=IF([.E1753]=&quot;W_REGISTER (RF_CH)&quot;;BIN2DEC([.D1754]);IF([.E1753]=&quot;W_REGISTER (TX_ADDR)&quot;;CONCATENATE(&quot;0x&quot;;BIN2HEX([.D1758]);BIN2HEX([.D1757]);BIN2HEX([.D1756]);BIN2HEX([.D1755]);BIN2HEX([.D1754]));&quot;&quot;))" office:value-type="string" office:string-value="" calcext:value-type="error">
            <text:p>#N/D</text:p>
          </table:table-cell>
          <table:table-cell table:style-name="ce17" table:formula="of:=IF(OR([.E1752]=&quot;W_TX_PAYLOAD&quot;;AND([.G1752]&lt;&gt;&quot;&quot;;[.E1753]=&quot;&quot;));BIN2HEX([.D175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05416248000000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754]=[.B1753];&quot;&quot;;VLOOKUP([.D1754];[$Spec.A$1:$Spec.B$1048576];2;0))" office:value-type="string" office:string-value="" calcext:value-type="error">
            <text:p>#N/D</text:p>
          </table:table-cell>
          <table:table-cell table:style-name="ce13" table:formula="of:=IF([.E1754]=&quot;W_REGISTER (RF_CH)&quot;;BIN2DEC([.D1755]);IF([.E1754]=&quot;W_REGISTER (TX_ADDR)&quot;;CONCATENATE(&quot;0x&quot;;BIN2HEX([.D1759]);BIN2HEX([.D1758]);BIN2HEX([.D1757]);BIN2HEX([.D1756]);BIN2HEX([.D1755]));&quot;&quot;))" office:value-type="string" office:string-value="" calcext:value-type="error">
            <text:p>#N/D</text:p>
          </table:table-cell>
          <table:table-cell table:style-name="ce17" table:formula="of:=IF(OR([.E1753]=&quot;W_TX_PAYLOAD&quot;;AND([.G1753]&lt;&gt;&quot;&quot;;[.E1754]=&quot;&quot;));BIN2HEX([.D175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05541812000000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755]=[.B1754];&quot;&quot;;VLOOKUP([.D1755];[$Spec.A$1:$Spec.B$1048576];2;0))" office:value-type="string" office:string-value="" calcext:value-type="error">
            <text:p>#N/D</text:p>
          </table:table-cell>
          <table:table-cell table:style-name="ce13" table:formula="of:=IF([.E1755]=&quot;W_REGISTER (RF_CH)&quot;;BIN2DEC([.D1756]);IF([.E1755]=&quot;W_REGISTER (TX_ADDR)&quot;;CONCATENATE(&quot;0x&quot;;BIN2HEX([.D1760]);BIN2HEX([.D1759]);BIN2HEX([.D1758]);BIN2HEX([.D1757]);BIN2HEX([.D1756]));&quot;&quot;))" office:value-type="string" office:string-value="" calcext:value-type="error">
            <text:p>#N/D</text:p>
          </table:table-cell>
          <table:table-cell table:style-name="ce17" table:formula="of:=IF(OR([.E1754]=&quot;W_TX_PAYLOAD&quot;;AND([.G1754]&lt;&gt;&quot;&quot;;[.E1755]=&quot;&quot;));BIN2HEX([.D175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05658404000000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<text:s/>0000 <text:s/>1111</text:p>
          </table:table-cell>
          <table:table-cell/>
          <table:table-cell table:style-name="ce13" table:formula="of:=IF([.B1756]=[.B1755];&quot;&quot;;VLOOKUP([.D1756];[$Spec.A$1:$Spec.B$1048576];2;0))">
            <text:p/>
          </table:table-cell>
          <table:table-cell table:style-name="ce13" table:formula="of:=IF([.E1756]=&quot;W_REGISTER (RF_CH)&quot;;BIN2DEC([.D1757]);IF([.E1756]=&quot;W_REGISTER (TX_ADDR)&quot;;CONCATENATE(&quot;0x&quot;;BIN2HEX([.D1761]);BIN2HEX([.D1760]);BIN2HEX([.D1759]);BIN2HEX([.D1758]);BIN2HEX([.D1757]));&quot;&quot;))">
            <text:p/>
          </table:table-cell>
          <table:table-cell table:style-name="ce17" table:formula="of:=IF(OR([.E1755]=&quot;W_TX_PAYLOAD&quot;;AND([.G1755]&lt;&gt;&quot;&quot;;[.E1756]=&quot;&quot;));BIN2HEX([.D175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22688740000000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1757]=[.B1756];&quot;&quot;;VLOOKUP([.D1757];[$Spec.A$1:$Spec.B$1048576];2;0))" office:value-type="string" office:string-value="" calcext:value-type="error">
            <text:p>#N/D</text:p>
          </table:table-cell>
          <table:table-cell table:style-name="ce13" table:formula="of:=IF([.E1757]=&quot;W_REGISTER (RF_CH)&quot;;BIN2DEC([.D1758]);IF([.E1757]=&quot;W_REGISTER (TX_ADDR)&quot;;CONCATENATE(&quot;0x&quot;;BIN2HEX([.D1762]);BIN2HEX([.D1761]);BIN2HEX([.D1760]);BIN2HEX([.D1759]);BIN2HEX([.D1758]));&quot;&quot;))" office:value-type="string" office:string-value="" calcext:value-type="error">
            <text:p>#N/D</text:p>
          </table:table-cell>
          <table:table-cell table:style-name="ce17" table:formula="of:=IF(OR([.E1756]=&quot;W_TX_PAYLOAD&quot;;AND([.G1756]&lt;&gt;&quot;&quot;;[.E1757]=&quot;&quot;));BIN2HEX([.D175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22800352000000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758]=[.B1757];&quot;&quot;;VLOOKUP([.D1758];[$Spec.A$1:$Spec.B$1048576];2;0))">
            <text:p/>
          </table:table-cell>
          <table:table-cell table:style-name="ce13" table:formula="of:=IF([.E1758]=&quot;W_REGISTER (RF_CH)&quot;;BIN2DEC([.D1759]);IF([.E1758]=&quot;W_REGISTER (TX_ADDR)&quot;;CONCATENATE(&quot;0x&quot;;BIN2HEX([.D1763]);BIN2HEX([.D1762]);BIN2HEX([.D1761]);BIN2HEX([.D1760]);BIN2HEX([.D1759]));&quot;&quot;))">
            <text:p/>
          </table:table-cell>
          <table:table-cell table:style-name="ce17" table:formula="of:=IF(OR([.E1757]=&quot;W_TX_PAYLOAD&quot;;AND([.G1757]&lt;&gt;&quot;&quot;;[.E1758]=&quot;&quot;));BIN2HEX([.D175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22939876000000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759]=[.B1758];&quot;&quot;;VLOOKUP([.D1759];[$Spec.A$1:$Spec.B$1048576];2;0))" office:value-type="string" office:string-value="" calcext:value-type="error">
            <text:p>#N/D</text:p>
          </table:table-cell>
          <table:table-cell table:style-name="ce13" table:formula="of:=IF([.E1759]=&quot;W_REGISTER (RF_CH)&quot;;BIN2DEC([.D1760]);IF([.E1759]=&quot;W_REGISTER (TX_ADDR)&quot;;CONCATENATE(&quot;0x&quot;;BIN2HEX([.D1764]);BIN2HEX([.D1763]);BIN2HEX([.D1762]);BIN2HEX([.D1761]);BIN2HEX([.D1760]));&quot;&quot;))" office:value-type="string" office:string-value="" calcext:value-type="error">
            <text:p>#N/D</text:p>
          </table:table-cell>
          <table:table-cell table:style-name="ce17" table:formula="of:=IF(OR([.E1758]=&quot;W_TX_PAYLOAD&quot;;AND([.G1758]&lt;&gt;&quot;&quot;;[.E1759]=&quot;&quot;));BIN2HEX([.D175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23056476000000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760]=[.B1759];&quot;&quot;;VLOOKUP([.D1760];[$Spec.A$1:$Spec.B$1048576];2;0))">
            <text:p/>
          </table:table-cell>
          <table:table-cell table:style-name="ce13" table:formula="of:=IF([.E1760]=&quot;W_REGISTER (RF_CH)&quot;;BIN2DEC([.D1761]);IF([.E1760]=&quot;W_REGISTER (TX_ADDR)&quot;;CONCATENATE(&quot;0x&quot;;BIN2HEX([.D1765]);BIN2HEX([.D1764]);BIN2HEX([.D1763]);BIN2HEX([.D1762]);BIN2HEX([.D1761]));&quot;&quot;))">
            <text:p/>
          </table:table-cell>
          <table:table-cell table:style-name="ce17" table:formula="of:=IF(OR([.E1759]=&quot;W_TX_PAYLOAD&quot;;AND([.G1759]&lt;&gt;&quot;&quot;;[.E1760]=&quot;&quot;));BIN2HEX([.D176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23193008000000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761]=[.B1760];&quot;&quot;;VLOOKUP([.D1761];[$Spec.A$1:$Spec.B$1048576];2;0))" office:value-type="string" office:string-value="" calcext:value-type="error">
            <text:p>#N/D</text:p>
          </table:table-cell>
          <table:table-cell table:style-name="ce13" table:formula="of:=IF([.E1761]=&quot;W_REGISTER (RF_CH)&quot;;BIN2DEC([.D1762]);IF([.E1761]=&quot;W_REGISTER (TX_ADDR)&quot;;CONCATENATE(&quot;0x&quot;;BIN2HEX([.D1766]);BIN2HEX([.D1765]);BIN2HEX([.D1764]);BIN2HEX([.D1763]);BIN2HEX([.D1762]));&quot;&quot;))" office:value-type="string" office:string-value="" calcext:value-type="error">
            <text:p>#N/D</text:p>
          </table:table-cell>
          <table:table-cell table:style-name="ce17" table:formula="of:=IF(OR([.E1760]=&quot;W_TX_PAYLOAD&quot;;AND([.G1760]&lt;&gt;&quot;&quot;;[.E1761]=&quot;&quot;));BIN2HEX([.D176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23314588000000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762]=[.B1761];&quot;&quot;;VLOOKUP([.D1762];[$Spec.A$1:$Spec.B$1048576];2;0))" office:value-type="string" office:string-value="" calcext:value-type="error">
            <text:p>#N/D</text:p>
          </table:table-cell>
          <table:table-cell table:style-name="ce13" table:formula="of:=IF([.E1762]=&quot;W_REGISTER (RF_CH)&quot;;BIN2DEC([.D1763]);IF([.E1762]=&quot;W_REGISTER (TX_ADDR)&quot;;CONCATENATE(&quot;0x&quot;;BIN2HEX([.D1767]);BIN2HEX([.D1766]);BIN2HEX([.D1765]);BIN2HEX([.D1764]);BIN2HEX([.D1763]));&quot;&quot;))" office:value-type="string" office:string-value="" calcext:value-type="error">
            <text:p>#N/D</text:p>
          </table:table-cell>
          <table:table-cell table:style-name="ce17" table:formula="of:=IF(OR([.E1761]=&quot;W_TX_PAYLOAD&quot;;AND([.G1761]&lt;&gt;&quot;&quot;;[.E1762]=&quot;&quot;));BIN2HEX([.D176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23440160000000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763]=[.B1762];&quot;&quot;;VLOOKUP([.D1763];[$Spec.A$1:$Spec.B$1048576];2;0))" office:value-type="string" office:string-value="" calcext:value-type="error">
            <text:p>#N/D</text:p>
          </table:table-cell>
          <table:table-cell table:style-name="ce13" table:formula="of:=IF([.E1763]=&quot;W_REGISTER (RF_CH)&quot;;BIN2DEC([.D1764]);IF([.E1763]=&quot;W_REGISTER (TX_ADDR)&quot;;CONCATENATE(&quot;0x&quot;;BIN2HEX([.D1768]);BIN2HEX([.D1767]);BIN2HEX([.D1766]);BIN2HEX([.D1765]);BIN2HEX([.D1764]));&quot;&quot;))" office:value-type="string" office:string-value="" calcext:value-type="error">
            <text:p>#N/D</text:p>
          </table:table-cell>
          <table:table-cell table:style-name="ce17" table:formula="of:=IF(OR([.E1762]=&quot;W_TX_PAYLOAD&quot;;AND([.G1762]&lt;&gt;&quot;&quot;;[.E1763]=&quot;&quot;));BIN2HEX([.D176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23556752000000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<text:s/>0000 <text:s/>1111</text:p>
          </table:table-cell>
          <table:table-cell/>
          <table:table-cell table:style-name="ce13" table:formula="of:=IF([.B1764]=[.B1763];&quot;&quot;;VLOOKUP([.D1764];[$Spec.A$1:$Spec.B$1048576];2;0))">
            <text:p/>
          </table:table-cell>
          <table:table-cell table:style-name="ce13" table:formula="of:=IF([.E1764]=&quot;W_REGISTER (RF_CH)&quot;;BIN2DEC([.D1765]);IF([.E1764]=&quot;W_REGISTER (TX_ADDR)&quot;;CONCATENATE(&quot;0x&quot;;BIN2HEX([.D1769]);BIN2HEX([.D1768]);BIN2HEX([.D1767]);BIN2HEX([.D1766]);BIN2HEX([.D1765]));&quot;&quot;))">
            <text:p/>
          </table:table-cell>
          <table:table-cell table:style-name="ce17" table:formula="of:=IF(OR([.E1763]=&quot;W_TX_PAYLOAD&quot;;AND([.G1763]&lt;&gt;&quot;&quot;;[.E1764]=&quot;&quot;));BIN2HEX([.D176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2368929600000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765]=[.B1764];&quot;&quot;;VLOOKUP([.D1765];[$Spec.A$1:$Spec.B$1048576];2;0))" office:value-type="string" office:string-value="" calcext:value-type="error">
            <text:p>#N/D</text:p>
          </table:table-cell>
          <table:table-cell table:style-name="ce13" table:formula="of:=IF([.E1765]=&quot;W_REGISTER (RF_CH)&quot;;BIN2DEC([.D1766]);IF([.E1765]=&quot;W_REGISTER (TX_ADDR)&quot;;CONCATENATE(&quot;0x&quot;;BIN2HEX([.D1770]);BIN2HEX([.D1769]);BIN2HEX([.D1768]);BIN2HEX([.D1767]);BIN2HEX([.D1766]));&quot;&quot;))" office:value-type="string" office:string-value="" calcext:value-type="error">
            <text:p>#N/D</text:p>
          </table:table-cell>
          <table:table-cell table:style-name="ce17" table:formula="of:=IF(OR([.E1764]=&quot;W_TX_PAYLOAD&quot;;AND([.G1764]&lt;&gt;&quot;&quot;;[.E1765]=&quot;&quot;));BIN2HEX([.D176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2380589200000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766]=[.B1765];&quot;&quot;;VLOOKUP([.D1766];[$Spec.A$1:$Spec.B$1048576];2;0))">
            <text:p/>
          </table:table-cell>
          <table:table-cell table:style-name="ce13" table:formula="of:=IF([.E1766]=&quot;W_REGISTER (RF_CH)&quot;;BIN2DEC([.D1767]);IF([.E1766]=&quot;W_REGISTER (TX_ADDR)&quot;;CONCATENATE(&quot;0x&quot;;BIN2HEX([.D1771]);BIN2HEX([.D1770]);BIN2HEX([.D1769]);BIN2HEX([.D1768]);BIN2HEX([.D1767]));&quot;&quot;))">
            <text:p/>
          </table:table-cell>
          <table:table-cell table:style-name="ce17" table:formula="of:=IF(OR([.E1765]=&quot;W_TX_PAYLOAD&quot;;AND([.G1765]&lt;&gt;&quot;&quot;;[.E1766]=&quot;&quot;));BIN2HEX([.D176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23926480000000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767]=[.B1766];&quot;&quot;;VLOOKUP([.D1767];[$Spec.A$1:$Spec.B$1048576];2;0))" office:value-type="string" office:string-value="" calcext:value-type="error">
            <text:p>#N/D</text:p>
          </table:table-cell>
          <table:table-cell table:style-name="ce13" table:formula="of:=IF([.E1767]=&quot;W_REGISTER (RF_CH)&quot;;BIN2DEC([.D1768]);IF([.E1767]=&quot;W_REGISTER (TX_ADDR)&quot;;CONCATENATE(&quot;0x&quot;;BIN2HEX([.D1772]);BIN2HEX([.D1771]);BIN2HEX([.D1770]);BIN2HEX([.D1769]);BIN2HEX([.D1768]));&quot;&quot;))" office:value-type="string" office:string-value="" calcext:value-type="error">
            <text:p>#N/D</text:p>
          </table:table-cell>
          <table:table-cell table:style-name="ce17" table:formula="of:=IF(OR([.E1766]=&quot;W_TX_PAYLOAD&quot;;AND([.G1766]&lt;&gt;&quot;&quot;;[.E1767]=&quot;&quot;));BIN2HEX([.D176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24047060000000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768]=[.B1767];&quot;&quot;;VLOOKUP([.D1768];[$Spec.A$1:$Spec.B$1048576];2;0))" office:value-type="string" office:string-value="" calcext:value-type="error">
            <text:p>#N/D</text:p>
          </table:table-cell>
          <table:table-cell table:style-name="ce13" table:formula="of:=IF([.E1768]=&quot;W_REGISTER (RF_CH)&quot;;BIN2DEC([.D1769]);IF([.E1768]=&quot;W_REGISTER (TX_ADDR)&quot;;CONCATENATE(&quot;0x&quot;;BIN2HEX([.D1773]);BIN2HEX([.D1772]);BIN2HEX([.D1771]);BIN2HEX([.D1770]);BIN2HEX([.D1769]));&quot;&quot;))" office:value-type="string" office:string-value="" calcext:value-type="error">
            <text:p>#N/D</text:p>
          </table:table-cell>
          <table:table-cell table:style-name="ce17" table:formula="of:=IF(OR([.E1767]=&quot;W_TX_PAYLOAD&quot;;AND([.G1767]&lt;&gt;&quot;&quot;;[.E1768]=&quot;&quot;));BIN2HEX([.D176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24184588000000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769]=[.B1768];&quot;&quot;;VLOOKUP([.D1769];[$Spec.A$1:$Spec.B$1048576];2;0))" office:value-type="string" office:string-value="" calcext:value-type="error">
            <text:p>#N/D</text:p>
          </table:table-cell>
          <table:table-cell table:style-name="ce13" table:formula="of:=IF([.E1769]=&quot;W_REGISTER (RF_CH)&quot;;BIN2DEC([.D1770]);IF([.E1769]=&quot;W_REGISTER (TX_ADDR)&quot;;CONCATENATE(&quot;0x&quot;;BIN2HEX([.D1774]);BIN2HEX([.D1773]);BIN2HEX([.D1772]);BIN2HEX([.D1771]);BIN2HEX([.D1770]));&quot;&quot;))" office:value-type="string" office:string-value="" calcext:value-type="error">
            <text:p>#N/D</text:p>
          </table:table-cell>
          <table:table-cell table:style-name="ce17" table:formula="of:=IF(OR([.E1768]=&quot;W_TX_PAYLOAD&quot;;AND([.G1768]&lt;&gt;&quot;&quot;;[.E1769]=&quot;&quot;));BIN2HEX([.D176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24304172000000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1770]=[.B1769];&quot;&quot;;VLOOKUP([.D1770];[$Spec.A$1:$Spec.B$1048576];2;0))" office:value-type="string" office:string-value="" calcext:value-type="error">
            <text:p>#N/D</text:p>
          </table:table-cell>
          <table:table-cell table:style-name="ce13" table:formula="of:=IF([.E1770]=&quot;W_REGISTER (RF_CH)&quot;;BIN2DEC([.D1771]);IF([.E1770]=&quot;W_REGISTER (TX_ADDR)&quot;;CONCATENATE(&quot;0x&quot;;BIN2HEX([.D1775]);BIN2HEX([.D1774]);BIN2HEX([.D1773]);BIN2HEX([.D1772]);BIN2HEX([.D1771]));&quot;&quot;))" office:value-type="string" office:string-value="" calcext:value-type="error">
            <text:p>#N/D</text:p>
          </table:table-cell>
          <table:table-cell table:style-name="ce17" table:formula="of:=IF(OR([.E1769]=&quot;W_TX_PAYLOAD&quot;;AND([.G1769]&lt;&gt;&quot;&quot;;[.E1770]=&quot;&quot;));BIN2HEX([.D177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24420764000000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1771]=[.B1770];&quot;&quot;;VLOOKUP([.D1771];[$Spec.A$1:$Spec.B$1048576];2;0))">
            <text:p/>
          </table:table-cell>
          <table:table-cell table:style-name="ce13" table:formula="of:=IF([.E1771]=&quot;W_REGISTER (RF_CH)&quot;;BIN2DEC([.D1772]);IF([.E1771]=&quot;W_REGISTER (TX_ADDR)&quot;;CONCATENATE(&quot;0x&quot;;BIN2HEX([.D1776]);BIN2HEX([.D1775]);BIN2HEX([.D1774]);BIN2HEX([.D1773]);BIN2HEX([.D1772]));&quot;&quot;))">
            <text:p/>
          </table:table-cell>
          <table:table-cell table:style-name="ce17" table:formula="of:=IF(OR([.E1770]=&quot;W_TX_PAYLOAD&quot;;AND([.G1770]&lt;&gt;&quot;&quot;;[.E1771]=&quot;&quot;));BIN2HEX([.D177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24537356000000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1772]=[.B1771];&quot;&quot;;VLOOKUP([.D1772];[$Spec.A$1:$Spec.B$1048576];2;0))">
            <text:p/>
          </table:table-cell>
          <table:table-cell table:style-name="ce13" table:formula="of:=IF([.E1772]=&quot;W_REGISTER (RF_CH)&quot;;BIN2DEC([.D1773]);IF([.E1772]=&quot;W_REGISTER (TX_ADDR)&quot;;CONCATENATE(&quot;0x&quot;;BIN2HEX([.D1777]);BIN2HEX([.D1776]);BIN2HEX([.D1775]);BIN2HEX([.D1774]);BIN2HEX([.D1773]));&quot;&quot;))">
            <text:p/>
          </table:table-cell>
          <table:table-cell table:style-name="ce17" table:formula="of:=IF(OR([.E1771]=&quot;W_TX_PAYLOAD&quot;;AND([.G1771]&lt;&gt;&quot;&quot;;[.E1772]=&quot;&quot;));BIN2HEX([.D177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24653952000000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<text:s/>1000 <text:s/>0011</text:p>
          </table:table-cell>
          <table:table-cell/>
          <table:table-cell table:style-name="ce13" table:formula="of:=IF([.B1773]=[.B1772];&quot;&quot;;VLOOKUP([.D1773];[$Spec.A$1:$Spec.B$1048576];2;0))">
            <text:p/>
          </table:table-cell>
          <table:table-cell table:style-name="ce13" table:formula="of:=IF([.E1773]=&quot;W_REGISTER (RF_CH)&quot;;BIN2DEC([.D1774]);IF([.E1773]=&quot;W_REGISTER (TX_ADDR)&quot;;CONCATENATE(&quot;0x&quot;;BIN2HEX([.D1778]);BIN2HEX([.D1777]);BIN2HEX([.D1776]);BIN2HEX([.D1775]);BIN2HEX([.D1774]));&quot;&quot;))">
            <text:p/>
          </table:table-cell>
          <table:table-cell table:style-name="ce17" table:formula="of:=IF(OR([.E1772]=&quot;W_TX_PAYLOAD&quot;;AND([.G1772]&lt;&gt;&quot;&quot;;[.E1773]=&quot;&quot;));BIN2HEX([.D177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24770544000000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<text:s/>1110 <text:s/>0000</text:p>
          </table:table-cell>
          <table:table-cell/>
          <table:table-cell table:style-name="ce13" table:formula="of:=IF([.B1774]=[.B1773];&quot;&quot;;VLOOKUP([.D1774];[$Spec.A$1:$Spec.B$1048576];2;0))">
            <text:p/>
          </table:table-cell>
          <table:table-cell table:style-name="ce13" table:formula="of:=IF([.E1774]=&quot;W_REGISTER (RF_CH)&quot;;BIN2DEC([.D1775]);IF([.E1774]=&quot;W_REGISTER (TX_ADDR)&quot;;CONCATENATE(&quot;0x&quot;;BIN2HEX([.D1779]);BIN2HEX([.D1778]);BIN2HEX([.D1777]);BIN2HEX([.D1776]);BIN2HEX([.D1775]));&quot;&quot;))">
            <text:p/>
          </table:table-cell>
          <table:table-cell table:style-name="ce17" table:formula="of:=IF(OR([.E1773]=&quot;W_TX_PAYLOAD&quot;;AND([.G1773]&lt;&gt;&quot;&quot;;[.E1774]=&quot;&quot;));BIN2HEX([.D177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24887132000000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1775]=[.B1774];&quot;&quot;;VLOOKUP([.D1775];[$Spec.A$1:$Spec.B$1048576];2;0))">
            <text:p/>
          </table:table-cell>
          <table:table-cell table:style-name="ce13" table:formula="of:=IF([.E1775]=&quot;W_REGISTER (RF_CH)&quot;;BIN2DEC([.D1776]);IF([.E1775]=&quot;W_REGISTER (TX_ADDR)&quot;;CONCATENATE(&quot;0x&quot;;BIN2HEX([.D1780]);BIN2HEX([.D1779]);BIN2HEX([.D1778]);BIN2HEX([.D1777]);BIN2HEX([.D1776]));&quot;&quot;))">
            <text:p/>
          </table:table-cell>
          <table:table-cell table:style-name="ce17" table:formula="of:=IF(OR([.E1774]=&quot;W_TX_PAYLOAD&quot;;AND([.G1774]&lt;&gt;&quot;&quot;;[.E1775]=&quot;&quot;));BIN2HEX([.D177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25003728000000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776]=[.B1775];&quot;&quot;;VLOOKUP([.D1776];[$Spec.A$1:$Spec.B$1048576];2;0))">
            <text:p/>
          </table:table-cell>
          <table:table-cell table:style-name="ce13" table:formula="of:=IF([.E1776]=&quot;W_REGISTER (RF_CH)&quot;;BIN2DEC([.D1777]);IF([.E1776]=&quot;W_REGISTER (TX_ADDR)&quot;;CONCATENATE(&quot;0x&quot;;BIN2HEX([.D1781]);BIN2HEX([.D1780]);BIN2HEX([.D1779]);BIN2HEX([.D1778]);BIN2HEX([.D1777]));&quot;&quot;))">
            <text:p/>
          </table:table-cell>
          <table:table-cell table:style-name="ce17" table:formula="of:=IF(OR([.E1775]=&quot;W_TX_PAYLOAD&quot;;AND([.G1775]&lt;&gt;&quot;&quot;;[.E1776]=&quot;&quot;));BIN2HEX([.D177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25120324000000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777]=[.B1776];&quot;&quot;;VLOOKUP([.D1777];[$Spec.A$1:$Spec.B$1048576];2;0))">
            <text:p/>
          </table:table-cell>
          <table:table-cell table:style-name="ce13" table:formula="of:=IF([.E1777]=&quot;W_REGISTER (RF_CH)&quot;;BIN2DEC([.D1778]);IF([.E1777]=&quot;W_REGISTER (TX_ADDR)&quot;;CONCATENATE(&quot;0x&quot;;BIN2HEX([.D1782]);BIN2HEX([.D1781]);BIN2HEX([.D1780]);BIN2HEX([.D1779]);BIN2HEX([.D1778]));&quot;&quot;))">
            <text:p/>
          </table:table-cell>
          <table:table-cell table:style-name="ce17" table:formula="of:=IF(OR([.E1776]=&quot;W_TX_PAYLOAD&quot;;AND([.G1776]&lt;&gt;&quot;&quot;;[.E1777]=&quot;&quot;));BIN2HEX([.D177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25252860000000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<text:s/>0000 <text:s/>0011</text:p>
          </table:table-cell>
          <table:table-cell/>
          <table:table-cell table:style-name="ce13" table:formula="of:=IF([.B1778]=[.B1777];&quot;&quot;;VLOOKUP([.D1778];[$Spec.A$1:$Spec.B$1048576];2;0))">
            <text:p/>
          </table:table-cell>
          <table:table-cell table:style-name="ce13" table:formula="of:=IF([.E1778]=&quot;W_REGISTER (RF_CH)&quot;;BIN2DEC([.D1779]);IF([.E1778]=&quot;W_REGISTER (TX_ADDR)&quot;;CONCATENATE(&quot;0x&quot;;BIN2HEX([.D1783]);BIN2HEX([.D1782]);BIN2HEX([.D1781]);BIN2HEX([.D1780]);BIN2HEX([.D1779]));&quot;&quot;))">
            <text:p/>
          </table:table-cell>
          <table:table-cell table:style-name="ce17" table:formula="of:=IF(OR([.E1777]=&quot;W_TX_PAYLOAD&quot;;AND([.G1777]&lt;&gt;&quot;&quot;;[.E1778]=&quot;&quot;));BIN2HEX([.D177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25379420000000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779]=[.B1778];&quot;&quot;;VLOOKUP([.D1779];[$Spec.A$1:$Spec.B$1048576];2;0))" office:value-type="string" office:string-value="" calcext:value-type="error">
            <text:p>#N/D</text:p>
          </table:table-cell>
          <table:table-cell table:style-name="ce13" table:formula="of:=IF([.E1779]=&quot;W_REGISTER (RF_CH)&quot;;BIN2DEC([.D1780]);IF([.E1779]=&quot;W_REGISTER (TX_ADDR)&quot;;CONCATENATE(&quot;0x&quot;;BIN2HEX([.D1784]);BIN2HEX([.D1783]);BIN2HEX([.D1782]);BIN2HEX([.D1781]);BIN2HEX([.D1780]));&quot;&quot;))" office:value-type="string" office:string-value="" calcext:value-type="error">
            <text:p>#N/D</text:p>
          </table:table-cell>
          <table:table-cell table:style-name="ce17" table:formula="of:=IF(OR([.E1778]=&quot;W_TX_PAYLOAD&quot;;AND([.G1778]&lt;&gt;&quot;&quot;;[.E1779]=&quot;&quot;));BIN2HEX([.D177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25496016000000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1780]=[.B1779];&quot;&quot;;VLOOKUP([.D1780];[$Spec.A$1:$Spec.B$1048576];2;0))">
            <text:p/>
          </table:table-cell>
          <table:table-cell table:style-name="ce13" table:formula="of:=IF([.E1780]=&quot;W_REGISTER (RF_CH)&quot;;BIN2DEC([.D1781]);IF([.E1780]=&quot;W_REGISTER (TX_ADDR)&quot;;CONCATENATE(&quot;0x&quot;;BIN2HEX([.D1785]);BIN2HEX([.D1784]);BIN2HEX([.D1783]);BIN2HEX([.D1782]);BIN2HEX([.D1781]));&quot;&quot;))">
            <text:p/>
          </table:table-cell>
          <table:table-cell table:style-name="ce17" table:formula="of:=IF(OR([.E1779]=&quot;W_TX_PAYLOAD&quot;;AND([.G1779]&lt;&gt;&quot;&quot;;[.E1780]=&quot;&quot;));BIN2HEX([.D178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41153160000000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1781]=[.B1780];&quot;&quot;;VLOOKUP([.D1781];[$Spec.A$1:$Spec.B$1048576];2;0))" office:value-type="string" office:string-value="" calcext:value-type="error">
            <text:p>#N/D</text:p>
          </table:table-cell>
          <table:table-cell table:style-name="ce13" table:formula="of:=IF([.E1781]=&quot;W_REGISTER (RF_CH)&quot;;BIN2DEC([.D1782]);IF([.E1781]=&quot;W_REGISTER (TX_ADDR)&quot;;CONCATENATE(&quot;0x&quot;;BIN2HEX([.D1786]);BIN2HEX([.D1785]);BIN2HEX([.D1784]);BIN2HEX([.D1783]);BIN2HEX([.D1782]));&quot;&quot;))" office:value-type="string" office:string-value="" calcext:value-type="error">
            <text:p>#N/D</text:p>
          </table:table-cell>
          <table:table-cell table:style-name="ce17" table:formula="of:=IF(OR([.E1780]=&quot;W_TX_PAYLOAD&quot;;AND([.G1780]&lt;&gt;&quot;&quot;;[.E1781]=&quot;&quot;));BIN2HEX([.D178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41264776000000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782]=[.B1781];&quot;&quot;;VLOOKUP([.D1782];[$Spec.A$1:$Spec.B$1048576];2;0))">
            <text:p/>
          </table:table-cell>
          <table:table-cell table:style-name="ce13" table:formula="of:=IF([.E1782]=&quot;W_REGISTER (RF_CH)&quot;;BIN2DEC([.D1783]);IF([.E1782]=&quot;W_REGISTER (TX_ADDR)&quot;;CONCATENATE(&quot;0x&quot;;BIN2HEX([.D1787]);BIN2HEX([.D1786]);BIN2HEX([.D1785]);BIN2HEX([.D1784]);BIN2HEX([.D1783]));&quot;&quot;))">
            <text:p/>
          </table:table-cell>
          <table:table-cell table:style-name="ce17" table:formula="of:=IF(OR([.E1781]=&quot;W_TX_PAYLOAD&quot;;AND([.G1781]&lt;&gt;&quot;&quot;;[.E1782]=&quot;&quot;));BIN2HEX([.D178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41397324000000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783]=[.B1782];&quot;&quot;;VLOOKUP([.D1783];[$Spec.A$1:$Spec.B$1048576];2;0))" office:value-type="string" office:string-value="" calcext:value-type="error">
            <text:p>#N/D</text:p>
          </table:table-cell>
          <table:table-cell table:style-name="ce13" table:formula="of:=IF([.E1783]=&quot;W_REGISTER (RF_CH)&quot;;BIN2DEC([.D1784]);IF([.E1783]=&quot;W_REGISTER (TX_ADDR)&quot;;CONCATENATE(&quot;0x&quot;;BIN2HEX([.D1788]);BIN2HEX([.D1787]);BIN2HEX([.D1786]);BIN2HEX([.D1785]);BIN2HEX([.D1784]));&quot;&quot;))" office:value-type="string" office:string-value="" calcext:value-type="error">
            <text:p>#N/D</text:p>
          </table:table-cell>
          <table:table-cell table:style-name="ce17" table:formula="of:=IF(OR([.E1782]=&quot;W_TX_PAYLOAD&quot;;AND([.G1782]&lt;&gt;&quot;&quot;;[.E1783]=&quot;&quot;));BIN2HEX([.D178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41541824000000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784]=[.B1783];&quot;&quot;;VLOOKUP([.D1784];[$Spec.A$1:$Spec.B$1048576];2;0))" office:value-type="string" office:string-value="" calcext:value-type="error">
            <text:p>#N/D</text:p>
          </table:table-cell>
          <table:table-cell table:style-name="ce13" table:formula="of:=IF([.E1784]=&quot;W_REGISTER (RF_CH)&quot;;BIN2DEC([.D1785]);IF([.E1784]=&quot;W_REGISTER (TX_ADDR)&quot;;CONCATENATE(&quot;0x&quot;;BIN2HEX([.D1789]);BIN2HEX([.D1788]);BIN2HEX([.D1787]);BIN2HEX([.D1786]);BIN2HEX([.D1785]));&quot;&quot;))" office:value-type="string" office:string-value="" calcext:value-type="error">
            <text:p>#N/D</text:p>
          </table:table-cell>
          <table:table-cell table:style-name="ce17" table:formula="of:=IF(OR([.E1783]=&quot;W_TX_PAYLOAD&quot;;AND([.G1783]&lt;&gt;&quot;&quot;;[.E1784]=&quot;&quot;));BIN2HEX([.D178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41658416000000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785]=[.B1784];&quot;&quot;;VLOOKUP([.D1785];[$Spec.A$1:$Spec.B$1048576];2;0))">
            <text:p/>
          </table:table-cell>
          <table:table-cell table:style-name="ce13" table:formula="of:=IF([.E1785]=&quot;W_REGISTER (RF_CH)&quot;;BIN2DEC([.D1786]);IF([.E1785]=&quot;W_REGISTER (TX_ADDR)&quot;;CONCATENATE(&quot;0x&quot;;BIN2HEX([.D1790]);BIN2HEX([.D1789]);BIN2HEX([.D1788]);BIN2HEX([.D1787]);BIN2HEX([.D1786]));&quot;&quot;))">
            <text:p/>
          </table:table-cell>
          <table:table-cell table:style-name="ce17" table:formula="of:=IF(OR([.E1784]=&quot;W_TX_PAYLOAD&quot;;AND([.G1784]&lt;&gt;&quot;&quot;;[.E1785]=&quot;&quot;));BIN2HEX([.D178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41796944000000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786]=[.B1785];&quot;&quot;;VLOOKUP([.D1786];[$Spec.A$1:$Spec.B$1048576];2;0))" office:value-type="string" office:string-value="" calcext:value-type="error">
            <text:p>#N/D</text:p>
          </table:table-cell>
          <table:table-cell table:style-name="ce13" table:formula="of:=IF([.E1786]=&quot;W_REGISTER (RF_CH)&quot;;BIN2DEC([.D1787]);IF([.E1786]=&quot;W_REGISTER (TX_ADDR)&quot;;CONCATENATE(&quot;0x&quot;;BIN2HEX([.D1791]);BIN2HEX([.D1790]);BIN2HEX([.D1789]);BIN2HEX([.D1788]);BIN2HEX([.D1787]));&quot;&quot;))" office:value-type="string" office:string-value="" calcext:value-type="error">
            <text:p>#N/D</text:p>
          </table:table-cell>
          <table:table-cell table:style-name="ce17" table:formula="of:=IF(OR([.E1785]=&quot;W_TX_PAYLOAD&quot;;AND([.G1785]&lt;&gt;&quot;&quot;;[.E1786]=&quot;&quot;));BIN2HEX([.D178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41916524000000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1787]=[.B1786];&quot;&quot;;VLOOKUP([.D1787];[$Spec.A$1:$Spec.B$1048576];2;0))" office:value-type="string" office:string-value="" calcext:value-type="error">
            <text:p>#N/D</text:p>
          </table:table-cell>
          <table:table-cell table:style-name="ce13" table:formula="of:=IF([.E1787]=&quot;W_REGISTER (RF_CH)&quot;;BIN2DEC([.D1788]);IF([.E1787]=&quot;W_REGISTER (TX_ADDR)&quot;;CONCATENATE(&quot;0x&quot;;BIN2HEX([.D1792]);BIN2HEX([.D1791]);BIN2HEX([.D1790]);BIN2HEX([.D1789]);BIN2HEX([.D1788]));&quot;&quot;))" office:value-type="string" office:string-value="" calcext:value-type="error">
            <text:p>#N/D</text:p>
          </table:table-cell>
          <table:table-cell table:style-name="ce17" table:formula="of:=IF(OR([.E1786]=&quot;W_TX_PAYLOAD&quot;;AND([.G1786]&lt;&gt;&quot;&quot;;[.E1787]=&quot;&quot;));BIN2HEX([.D178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42033120000000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1788]=[.B1787];&quot;&quot;;VLOOKUP([.D1788];[$Spec.A$1:$Spec.B$1048576];2;0))">
            <text:p/>
          </table:table-cell>
          <table:table-cell table:style-name="ce13" table:formula="of:=IF([.E1788]=&quot;W_REGISTER (RF_CH)&quot;;BIN2DEC([.D1789]);IF([.E1788]=&quot;W_REGISTER (TX_ADDR)&quot;;CONCATENATE(&quot;0x&quot;;BIN2HEX([.D1793]);BIN2HEX([.D1792]);BIN2HEX([.D1791]);BIN2HEX([.D1790]);BIN2HEX([.D1789]));&quot;&quot;))">
            <text:p/>
          </table:table-cell>
          <table:table-cell table:style-name="ce17" table:formula="of:=IF(OR([.E1787]=&quot;W_TX_PAYLOAD&quot;;AND([.G1787]&lt;&gt;&quot;&quot;;[.E1788]=&quot;&quot;));BIN2HEX([.D178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42149716000000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1789]=[.B1788];&quot;&quot;;VLOOKUP([.D1789];[$Spec.A$1:$Spec.B$1048576];2;0))">
            <text:p/>
          </table:table-cell>
          <table:table-cell table:style-name="ce13" table:formula="of:=IF([.E1789]=&quot;W_REGISTER (RF_CH)&quot;;BIN2DEC([.D1790]);IF([.E1789]=&quot;W_REGISTER (TX_ADDR)&quot;;CONCATENATE(&quot;0x&quot;;BIN2HEX([.D1794]);BIN2HEX([.D1793]);BIN2HEX([.D1792]);BIN2HEX([.D1791]);BIN2HEX([.D1790]));&quot;&quot;))">
            <text:p/>
          </table:table-cell>
          <table:table-cell table:style-name="ce17" table:formula="of:=IF(OR([.E1788]=&quot;W_TX_PAYLOAD&quot;;AND([.G1788]&lt;&gt;&quot;&quot;;[.E1789]=&quot;&quot;));BIN2HEX([.D178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42266308000000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<text:s/>1000 <text:s/>0100</text:p>
          </table:table-cell>
          <table:table-cell/>
          <table:table-cell table:style-name="ce13" table:formula="of:=IF([.B1790]=[.B1789];&quot;&quot;;VLOOKUP([.D1790];[$Spec.A$1:$Spec.B$1048576];2;0))">
            <text:p/>
          </table:table-cell>
          <table:table-cell table:style-name="ce13" table:formula="of:=IF([.E1790]=&quot;W_REGISTER (RF_CH)&quot;;BIN2DEC([.D1791]);IF([.E1790]=&quot;W_REGISTER (TX_ADDR)&quot;;CONCATENATE(&quot;0x&quot;;BIN2HEX([.D1795]);BIN2HEX([.D1794]);BIN2HEX([.D1793]);BIN2HEX([.D1792]);BIN2HEX([.D1791]));&quot;&quot;))">
            <text:p/>
          </table:table-cell>
          <table:table-cell table:style-name="ce17" table:formula="of:=IF(OR([.E1789]=&quot;W_TX_PAYLOAD&quot;;AND([.G1789]&lt;&gt;&quot;&quot;;[.E1790]=&quot;&quot;));BIN2HEX([.D179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42382904000000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791]=[.B1790];&quot;&quot;;VLOOKUP([.D1791];[$Spec.A$1:$Spec.B$1048576];2;0))">
            <text:p/>
          </table:table-cell>
          <table:table-cell table:style-name="ce13" table:formula="of:=IF([.E1791]=&quot;W_REGISTER (RF_CH)&quot;;BIN2DEC([.D1792]);IF([.E1791]=&quot;W_REGISTER (TX_ADDR)&quot;;CONCATENATE(&quot;0x&quot;;BIN2HEX([.D1796]);BIN2HEX([.D1795]);BIN2HEX([.D1794]);BIN2HEX([.D1793]);BIN2HEX([.D1792]));&quot;&quot;))">
            <text:p/>
          </table:table-cell>
          <table:table-cell table:style-name="ce17" table:formula="of:=IF(OR([.E1790]=&quot;W_TX_PAYLOAD&quot;;AND([.G1790]&lt;&gt;&quot;&quot;;[.E1791]=&quot;&quot;));BIN2HEX([.D179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42499500000000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1792]=[.B1791];&quot;&quot;;VLOOKUP([.D1792];[$Spec.A$1:$Spec.B$1048576];2;0))">
            <text:p/>
          </table:table-cell>
          <table:table-cell table:style-name="ce13" table:formula="of:=IF([.E1792]=&quot;W_REGISTER (RF_CH)&quot;;BIN2DEC([.D1793]);IF([.E1792]=&quot;W_REGISTER (TX_ADDR)&quot;;CONCATENATE(&quot;0x&quot;;BIN2HEX([.D1797]);BIN2HEX([.D1796]);BIN2HEX([.D1795]);BIN2HEX([.D1794]);BIN2HEX([.D1793]));&quot;&quot;))">
            <text:p/>
          </table:table-cell>
          <table:table-cell table:style-name="ce17" table:formula="of:=IF(OR([.E1791]=&quot;W_TX_PAYLOAD&quot;;AND([.G1791]&lt;&gt;&quot;&quot;;[.E1792]=&quot;&quot;));BIN2HEX([.D179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42632044000000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793]=[.B1792];&quot;&quot;;VLOOKUP([.D1793];[$Spec.A$1:$Spec.B$1048576];2;0))">
            <text:p/>
          </table:table-cell>
          <table:table-cell table:style-name="ce13" table:formula="of:=IF([.E1793]=&quot;W_REGISTER (RF_CH)&quot;;BIN2DEC([.D1794]);IF([.E1793]=&quot;W_REGISTER (TX_ADDR)&quot;;CONCATENATE(&quot;0x&quot;;BIN2HEX([.D1798]);BIN2HEX([.D1797]);BIN2HEX([.D1796]);BIN2HEX([.D1795]);BIN2HEX([.D1794]));&quot;&quot;))">
            <text:p/>
          </table:table-cell>
          <table:table-cell table:style-name="ce17" table:formula="of:=IF(OR([.E1792]=&quot;W_TX_PAYLOAD&quot;;AND([.G1792]&lt;&gt;&quot;&quot;;[.E1793]=&quot;&quot;));BIN2HEX([.D179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42748640000000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794]=[.B1793];&quot;&quot;;VLOOKUP([.D1794];[$Spec.A$1:$Spec.B$1048576];2;0))">
            <text:p/>
          </table:table-cell>
          <table:table-cell table:style-name="ce13" table:formula="of:=IF([.E1794]=&quot;W_REGISTER (RF_CH)&quot;;BIN2DEC([.D1795]);IF([.E1794]=&quot;W_REGISTER (TX_ADDR)&quot;;CONCATENATE(&quot;0x&quot;;BIN2HEX([.D1799]);BIN2HEX([.D1798]);BIN2HEX([.D1797]);BIN2HEX([.D1796]);BIN2HEX([.D1795]));&quot;&quot;))">
            <text:p/>
          </table:table-cell>
          <table:table-cell table:style-name="ce17" table:formula="of:=IF(OR([.E1793]=&quot;W_TX_PAYLOAD&quot;;AND([.G1793]&lt;&gt;&quot;&quot;;[.E1794]=&quot;&quot;));BIN2HEX([.D179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42865236000000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<text:s/>0000 <text:s/>0100</text:p>
          </table:table-cell>
          <table:table-cell/>
          <table:table-cell table:style-name="ce13" table:formula="of:=IF([.B1795]=[.B1794];&quot;&quot;;VLOOKUP([.D1795];[$Spec.A$1:$Spec.B$1048576];2;0))">
            <text:p/>
          </table:table-cell>
          <table:table-cell table:style-name="ce13" table:formula="of:=IF([.E1795]=&quot;W_REGISTER (RF_CH)&quot;;BIN2DEC([.D1796]);IF([.E1795]=&quot;W_REGISTER (TX_ADDR)&quot;;CONCATENATE(&quot;0x&quot;;BIN2HEX([.D1800]);BIN2HEX([.D1799]);BIN2HEX([.D1798]);BIN2HEX([.D1797]);BIN2HEX([.D1796]));&quot;&quot;))">
            <text:p/>
          </table:table-cell>
          <table:table-cell table:style-name="ce17" table:formula="of:=IF(OR([.E1794]=&quot;W_TX_PAYLOAD&quot;;AND([.G1794]&lt;&gt;&quot;&quot;;[.E1795]=&quot;&quot;));BIN2HEX([.D179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42991800000000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796]=[.B1795];&quot;&quot;;VLOOKUP([.D1796];[$Spec.A$1:$Spec.B$1048576];2;0))" office:value-type="string" office:string-value="" calcext:value-type="error">
            <text:p>#N/D</text:p>
          </table:table-cell>
          <table:table-cell table:style-name="ce13" table:formula="of:=IF([.E1796]=&quot;W_REGISTER (RF_CH)&quot;;BIN2DEC([.D1797]);IF([.E1796]=&quot;W_REGISTER (TX_ADDR)&quot;;CONCATENATE(&quot;0x&quot;;BIN2HEX([.D1801]);BIN2HEX([.D1800]);BIN2HEX([.D1799]);BIN2HEX([.D1798]);BIN2HEX([.D1797]));&quot;&quot;))" office:value-type="string" office:string-value="" calcext:value-type="error">
            <text:p>#N/D</text:p>
          </table:table-cell>
          <table:table-cell table:style-name="ce17" table:formula="of:=IF(OR([.E1795]=&quot;W_TX_PAYLOAD&quot;;AND([.G1795]&lt;&gt;&quot;&quot;;[.E1796]=&quot;&quot;));BIN2HEX([.D179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43108396000000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1797]=[.B1796];&quot;&quot;;VLOOKUP([.D1797];[$Spec.A$1:$Spec.B$1048576];2;0))">
            <text:p/>
          </table:table-cell>
          <table:table-cell table:style-name="ce13" table:formula="of:=IF([.E1797]=&quot;W_REGISTER (RF_CH)&quot;;BIN2DEC([.D1798]);IF([.E1797]=&quot;W_REGISTER (TX_ADDR)&quot;;CONCATENATE(&quot;0x&quot;;BIN2HEX([.D1802]);BIN2HEX([.D1801]);BIN2HEX([.D1800]);BIN2HEX([.D1799]);BIN2HEX([.D1798]));&quot;&quot;))">
            <text:p/>
          </table:table-cell>
          <table:table-cell table:style-name="ce17" table:formula="of:=IF(OR([.E1796]=&quot;W_TX_PAYLOAD&quot;;AND([.G1796]&lt;&gt;&quot;&quot;;[.E1797]=&quot;&quot;));BIN2HEX([.D179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45678996000000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1798]=[.B1797];&quot;&quot;;VLOOKUP([.D1798];[$Spec.A$1:$Spec.B$1048576];2;0))" office:value-type="string" office:string-value="" calcext:value-type="error">
            <text:p>#N/D</text:p>
          </table:table-cell>
          <table:table-cell table:style-name="ce13" table:formula="of:=IF([.E1798]=&quot;W_REGISTER (RF_CH)&quot;;BIN2DEC([.D1799]);IF([.E1798]=&quot;W_REGISTER (TX_ADDR)&quot;;CONCATENATE(&quot;0x&quot;;BIN2HEX([.D1803]);BIN2HEX([.D1802]);BIN2HEX([.D1801]);BIN2HEX([.D1800]);BIN2HEX([.D1799]));&quot;&quot;))" office:value-type="string" office:string-value="" calcext:value-type="error">
            <text:p>#N/D</text:p>
          </table:table-cell>
          <table:table-cell table:style-name="ce17" table:formula="of:=IF(OR([.E1797]=&quot;W_TX_PAYLOAD&quot;;AND([.G1797]&lt;&gt;&quot;&quot;;[.E1798]=&quot;&quot;));BIN2HEX([.D179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45790608000000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799]=[.B1798];&quot;&quot;;VLOOKUP([.D1799];[$Spec.A$1:$Spec.B$1048576];2;0))">
            <text:p/>
          </table:table-cell>
          <table:table-cell table:style-name="ce13" table:formula="of:=IF([.E1799]=&quot;W_REGISTER (RF_CH)&quot;;BIN2DEC([.D1800]);IF([.E1799]=&quot;W_REGISTER (TX_ADDR)&quot;;CONCATENATE(&quot;0x&quot;;BIN2HEX([.D1804]);BIN2HEX([.D1803]);BIN2HEX([.D1802]);BIN2HEX([.D1801]);BIN2HEX([.D1800]));&quot;&quot;))">
            <text:p/>
          </table:table-cell>
          <table:table-cell table:style-name="ce17" table:formula="of:=IF(OR([.E1798]=&quot;W_TX_PAYLOAD&quot;;AND([.G1798]&lt;&gt;&quot;&quot;;[.E1799]=&quot;&quot;));BIN2HEX([.D179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45923156000000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800]=[.B1799];&quot;&quot;;VLOOKUP([.D1800];[$Spec.A$1:$Spec.B$1048576];2;0))" office:value-type="string" office:string-value="" calcext:value-type="error">
            <text:p>#N/D</text:p>
          </table:table-cell>
          <table:table-cell table:style-name="ce13" table:formula="of:=IF([.E1800]=&quot;W_REGISTER (RF_CH)&quot;;BIN2DEC([.D1801]);IF([.E1800]=&quot;W_REGISTER (TX_ADDR)&quot;;CONCATENATE(&quot;0x&quot;;BIN2HEX([.D1805]);BIN2HEX([.D1804]);BIN2HEX([.D1803]);BIN2HEX([.D1802]);BIN2HEX([.D1801]));&quot;&quot;))" office:value-type="string" office:string-value="" calcext:value-type="error">
            <text:p>#N/D</text:p>
          </table:table-cell>
          <table:table-cell table:style-name="ce17" table:formula="of:=IF(OR([.E1799]=&quot;W_TX_PAYLOAD&quot;;AND([.G1799]&lt;&gt;&quot;&quot;;[.E1800]=&quot;&quot;));BIN2HEX([.D180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46051716000000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801]=[.B1800];&quot;&quot;;VLOOKUP([.D1801];[$Spec.A$1:$Spec.B$1048576];2;0))" office:value-type="string" office:string-value="" calcext:value-type="error">
            <text:p>#N/D</text:p>
          </table:table-cell>
          <table:table-cell table:style-name="ce13" table:formula="of:=IF([.E1801]=&quot;W_REGISTER (RF_CH)&quot;;BIN2DEC([.D1802]);IF([.E1801]=&quot;W_REGISTER (TX_ADDR)&quot;;CONCATENATE(&quot;0x&quot;;BIN2HEX([.D1806]);BIN2HEX([.D1805]);BIN2HEX([.D1804]);BIN2HEX([.D1803]);BIN2HEX([.D1802]));&quot;&quot;))" office:value-type="string" office:string-value="" calcext:value-type="error">
            <text:p>#N/D</text:p>
          </table:table-cell>
          <table:table-cell table:style-name="ce17" table:formula="of:=IF(OR([.E1800]=&quot;W_TX_PAYLOAD&quot;;AND([.G1800]&lt;&gt;&quot;&quot;;[.E1801]=&quot;&quot;));BIN2HEX([.D180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46168320000000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802]=[.B1801];&quot;&quot;;VLOOKUP([.D1802];[$Spec.A$1:$Spec.B$1048576];2;0))">
            <text:p/>
          </table:table-cell>
          <table:table-cell table:style-name="ce13" table:formula="of:=IF([.E1802]=&quot;W_REGISTER (RF_CH)&quot;;BIN2DEC([.D1803]);IF([.E1802]=&quot;W_REGISTER (TX_ADDR)&quot;;CONCATENATE(&quot;0x&quot;;BIN2HEX([.D1807]);BIN2HEX([.D1806]);BIN2HEX([.D1805]);BIN2HEX([.D1804]);BIN2HEX([.D1803]));&quot;&quot;))">
            <text:p/>
          </table:table-cell>
          <table:table-cell table:style-name="ce17" table:formula="of:=IF(OR([.E1801]=&quot;W_TX_PAYLOAD&quot;;AND([.G1801]&lt;&gt;&quot;&quot;;[.E1802]=&quot;&quot;));BIN2HEX([.D180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46311820000000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803]=[.B1802];&quot;&quot;;VLOOKUP([.D1803];[$Spec.A$1:$Spec.B$1048576];2;0))" office:value-type="string" office:string-value="" calcext:value-type="error">
            <text:p>#N/D</text:p>
          </table:table-cell>
          <table:table-cell table:style-name="ce13" table:formula="of:=IF([.E1803]=&quot;W_REGISTER (RF_CH)&quot;;BIN2DEC([.D1804]);IF([.E1803]=&quot;W_REGISTER (TX_ADDR)&quot;;CONCATENATE(&quot;0x&quot;;BIN2HEX([.D1808]);BIN2HEX([.D1807]);BIN2HEX([.D1806]);BIN2HEX([.D1805]);BIN2HEX([.D1804]));&quot;&quot;))" office:value-type="string" office:string-value="" calcext:value-type="error">
            <text:p>#N/D</text:p>
          </table:table-cell>
          <table:table-cell table:style-name="ce17" table:formula="of:=IF(OR([.E1802]=&quot;W_TX_PAYLOAD&quot;;AND([.G1802]&lt;&gt;&quot;&quot;;[.E1803]=&quot;&quot;));BIN2HEX([.D180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4643140000000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s/>1010 <text:s/>0000</text:p>
          </table:table-cell>
          <table:table-cell/>
          <table:table-cell table:style-name="ce13" table:formula="of:=IF([.B1804]=[.B1803];&quot;&quot;;VLOOKUP([.D1804];[$Spec.A$1:$Spec.B$1048576];2;0))" office:value-type="string" office:string-value="" calcext:value-type="error">
            <text:p>#N/D</text:p>
          </table:table-cell>
          <table:table-cell table:style-name="ce13" table:formula="of:=IF([.E1804]=&quot;W_REGISTER (RF_CH)&quot;;BIN2DEC([.D1805]);IF([.E1804]=&quot;W_REGISTER (TX_ADDR)&quot;;CONCATENATE(&quot;0x&quot;;BIN2HEX([.D1809]);BIN2HEX([.D1808]);BIN2HEX([.D1807]);BIN2HEX([.D1806]);BIN2HEX([.D1805]));&quot;&quot;))" office:value-type="string" office:string-value="" calcext:value-type="error">
            <text:p>#N/D</text:p>
          </table:table-cell>
          <table:table-cell table:style-name="ce17" table:formula="of:=IF(OR([.E1803]=&quot;W_TX_PAYLOAD&quot;;AND([.G1803]&lt;&gt;&quot;&quot;;[.E1804]=&quot;&quot;));BIN2HEX([.D180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4654799200000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s/>1100 <text:s/>0100</text:p>
          </table:table-cell>
          <table:table-cell/>
          <table:table-cell table:style-name="ce13" table:formula="of:=IF([.B1805]=[.B1804];&quot;&quot;;VLOOKUP([.D1805];[$Spec.A$1:$Spec.B$1048576];2;0))">
            <text:p/>
          </table:table-cell>
          <table:table-cell table:style-name="ce13" table:formula="of:=IF([.E1805]=&quot;W_REGISTER (RF_CH)&quot;;BIN2DEC([.D1806]);IF([.E1805]=&quot;W_REGISTER (TX_ADDR)&quot;;CONCATENATE(&quot;0x&quot;;BIN2HEX([.D1810]);BIN2HEX([.D1809]);BIN2HEX([.D1808]);BIN2HEX([.D1807]);BIN2HEX([.D1806]));&quot;&quot;))">
            <text:p/>
          </table:table-cell>
          <table:table-cell table:style-name="ce17" table:formula="of:=IF(OR([.E1804]=&quot;W_TX_PAYLOAD&quot;;AND([.G1804]&lt;&gt;&quot;&quot;;[.E1805]=&quot;&quot;));BIN2HEX([.D180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4668054000000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s/>0000 <text:s/>0000</text:p>
          </table:table-cell>
          <table:table-cell/>
          <table:table-cell table:style-name="ce13" table:formula="of:=IF([.B1806]=[.B1805];&quot;&quot;;VLOOKUP([.D1806];[$Spec.A$1:$Spec.B$1048576];2;0))">
            <text:p/>
          </table:table-cell>
          <table:table-cell table:style-name="ce13" table:formula="of:=IF([.E1806]=&quot;W_REGISTER (RF_CH)&quot;;BIN2DEC([.D1807]);IF([.E1806]=&quot;W_REGISTER (TX_ADDR)&quot;;CONCATENATE(&quot;0x&quot;;BIN2HEX([.D1811]);BIN2HEX([.D1810]);BIN2HEX([.D1809]);BIN2HEX([.D1808]);BIN2HEX([.D1807]));&quot;&quot;))">
            <text:p/>
          </table:table-cell>
          <table:table-cell table:style-name="ce17" table:formula="of:=IF(OR([.E1805]=&quot;W_TX_PAYLOAD&quot;;AND([.G1805]&lt;&gt;&quot;&quot;;[.E1806]=&quot;&quot;));BIN2HEX([.D180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4679713200000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s/>1000 <text:s/>0100</text:p>
          </table:table-cell>
          <table:table-cell/>
          <table:table-cell table:style-name="ce13" table:formula="of:=IF([.B1807]=[.B1806];&quot;&quot;;VLOOKUP([.D1807];[$Spec.A$1:$Spec.B$1048576];2;0))">
            <text:p/>
          </table:table-cell>
          <table:table-cell table:style-name="ce13" table:formula="of:=IF([.E1807]=&quot;W_REGISTER (RF_CH)&quot;;BIN2DEC([.D1808]);IF([.E1807]=&quot;W_REGISTER (TX_ADDR)&quot;;CONCATENATE(&quot;0x&quot;;BIN2HEX([.D1812]);BIN2HEX([.D1811]);BIN2HEX([.D1810]);BIN2HEX([.D1809]);BIN2HEX([.D1808]));&quot;&quot;))">
            <text:p/>
          </table:table-cell>
          <table:table-cell table:style-name="ce17" table:formula="of:=IF(OR([.E1806]=&quot;W_TX_PAYLOAD&quot;;AND([.G1806]&lt;&gt;&quot;&quot;;[.E1807]=&quot;&quot;));BIN2HEX([.D180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4691372800000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808]=[.B1807];&quot;&quot;;VLOOKUP([.D1808];[$Spec.A$1:$Spec.B$1048576];2;0))">
            <text:p/>
          </table:table-cell>
          <table:table-cell table:style-name="ce13" table:formula="of:=IF([.E1808]=&quot;W_REGISTER (RF_CH)&quot;;BIN2DEC([.D1809]);IF([.E1808]=&quot;W_REGISTER (TX_ADDR)&quot;;CONCATENATE(&quot;0x&quot;;BIN2HEX([.D1813]);BIN2HEX([.D1812]);BIN2HEX([.D1811]);BIN2HEX([.D1810]);BIN2HEX([.D1809]));&quot;&quot;))">
            <text:p/>
          </table:table-cell>
          <table:table-cell table:style-name="ce17" table:formula="of:=IF(OR([.E1807]=&quot;W_TX_PAYLOAD&quot;;AND([.G1807]&lt;&gt;&quot;&quot;;[.E1808]=&quot;&quot;));BIN2HEX([.D180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4703032400000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s/>0110 <text:s/>0000</text:p>
          </table:table-cell>
          <table:table-cell/>
          <table:table-cell table:style-name="ce13" table:formula="of:=IF([.B1809]=[.B1808];&quot;&quot;;VLOOKUP([.D1809];[$Spec.A$1:$Spec.B$1048576];2;0))">
            <text:p/>
          </table:table-cell>
          <table:table-cell table:style-name="ce13" table:formula="of:=IF([.E1809]=&quot;W_REGISTER (RF_CH)&quot;;BIN2DEC([.D1810]);IF([.E1809]=&quot;W_REGISTER (TX_ADDR)&quot;;CONCATENATE(&quot;0x&quot;;BIN2HEX([.D1814]);BIN2HEX([.D1813]);BIN2HEX([.D1812]);BIN2HEX([.D1811]);BIN2HEX([.D1810]));&quot;&quot;))">
            <text:p/>
          </table:table-cell>
          <table:table-cell table:style-name="ce17" table:formula="of:=IF(OR([.E1808]=&quot;W_TX_PAYLOAD&quot;;AND([.G1808]&lt;&gt;&quot;&quot;;[.E1809]=&quot;&quot;));BIN2HEX([.D180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4714691600000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810]=[.B1809];&quot;&quot;;VLOOKUP([.D1810];[$Spec.A$1:$Spec.B$1048576];2;0))">
            <text:p/>
          </table:table-cell>
          <table:table-cell table:style-name="ce13" table:formula="of:=IF([.E1810]=&quot;W_REGISTER (RF_CH)&quot;;BIN2DEC([.D1811]);IF([.E1810]=&quot;W_REGISTER (TX_ADDR)&quot;;CONCATENATE(&quot;0x&quot;;BIN2HEX([.D1815]);BIN2HEX([.D1814]);BIN2HEX([.D1813]);BIN2HEX([.D1812]);BIN2HEX([.D1811]));&quot;&quot;))">
            <text:p/>
          </table:table-cell>
          <table:table-cell table:style-name="ce17" table:formula="of:=IF(OR([.E1809]=&quot;W_TX_PAYLOAD&quot;;AND([.G1809]&lt;&gt;&quot;&quot;;[.E1810]=&quot;&quot;));BIN2HEX([.D181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4726351600000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811]=[.B1810];&quot;&quot;;VLOOKUP([.D1811];[$Spec.A$1:$Spec.B$1048576];2;0))">
            <text:p/>
          </table:table-cell>
          <table:table-cell table:style-name="ce13" table:formula="of:=IF([.E1811]=&quot;W_REGISTER (RF_CH)&quot;;BIN2DEC([.D1812]);IF([.E1811]=&quot;W_REGISTER (TX_ADDR)&quot;;CONCATENATE(&quot;0x&quot;;BIN2HEX([.D1816]);BIN2HEX([.D1815]);BIN2HEX([.D1814]);BIN2HEX([.D1813]);BIN2HEX([.D1812]));&quot;&quot;))">
            <text:p/>
          </table:table-cell>
          <table:table-cell table:style-name="ce17" table:formula="of:=IF(OR([.E1810]=&quot;W_TX_PAYLOAD&quot;;AND([.G1810]&lt;&gt;&quot;&quot;;[.E1811]=&quot;&quot;));BIN2HEX([.D181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4738010400000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s/>0000 <text:s/>0100</text:p>
          </table:table-cell>
          <table:table-cell/>
          <table:table-cell table:style-name="ce13" table:formula="of:=IF([.B1812]=[.B1811];&quot;&quot;;VLOOKUP([.D1812];[$Spec.A$1:$Spec.B$1048576];2;0))">
            <text:p/>
          </table:table-cell>
          <table:table-cell table:style-name="ce13" table:formula="of:=IF([.E1812]=&quot;W_REGISTER (RF_CH)&quot;;BIN2DEC([.D1813]);IF([.E1812]=&quot;W_REGISTER (TX_ADDR)&quot;;CONCATENATE(&quot;0x&quot;;BIN2HEX([.D1817]);BIN2HEX([.D1816]);BIN2HEX([.D1815]);BIN2HEX([.D1814]);BIN2HEX([.D1813]));&quot;&quot;))">
            <text:p/>
          </table:table-cell>
          <table:table-cell table:style-name="ce17" table:formula="of:=IF(OR([.E1811]=&quot;W_TX_PAYLOAD&quot;;AND([.G1811]&lt;&gt;&quot;&quot;;[.E1812]=&quot;&quot;));BIN2HEX([.D181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47506664000000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813]=[.B1812];&quot;&quot;;VLOOKUP([.D1813];[$Spec.A$1:$Spec.B$1048576];2;0))" office:value-type="string" office:string-value="" calcext:value-type="error">
            <text:p>#N/D</text:p>
          </table:table-cell>
          <table:table-cell table:style-name="ce13" table:formula="of:=IF([.E1813]=&quot;W_REGISTER (RF_CH)&quot;;BIN2DEC([.D1814]);IF([.E1813]=&quot;W_REGISTER (TX_ADDR)&quot;;CONCATENATE(&quot;0x&quot;;BIN2HEX([.D1818]);BIN2HEX([.D1817]);BIN2HEX([.D1816]);BIN2HEX([.D1815]);BIN2HEX([.D1814]));&quot;&quot;))" office:value-type="string" office:string-value="" calcext:value-type="error">
            <text:p>#N/D</text:p>
          </table:table-cell>
          <table:table-cell table:style-name="ce17" table:formula="of:=IF(OR([.E1812]=&quot;W_TX_PAYLOAD&quot;;AND([.G1812]&lt;&gt;&quot;&quot;;[.E1813]=&quot;&quot;));BIN2HEX([.D181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47623256000000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<text:s/>0000 <text:s/>1110</text:p>
          </table:table-cell>
          <table:table-cell/>
          <table:table-cell table:style-name="ce13" table:formula="of:=IF([.B1814]=[.B1813];&quot;&quot;;VLOOKUP([.D1814];[$Spec.A$1:$Spec.B$1048576];2;0))">
            <text:p/>
          </table:table-cell>
          <table:table-cell table:style-name="ce13" table:formula="of:=IF([.E1814]=&quot;W_REGISTER (RF_CH)&quot;;BIN2DEC([.D1815]);IF([.E1814]=&quot;W_REGISTER (TX_ADDR)&quot;;CONCATENATE(&quot;0x&quot;;BIN2HEX([.D1819]);BIN2HEX([.D1818]);BIN2HEX([.D1817]);BIN2HEX([.D1816]);BIN2HEX([.D1815]));&quot;&quot;))">
            <text:p/>
          </table:table-cell>
          <table:table-cell table:style-name="ce17" table:formula="of:=IF(OR([.E1813]=&quot;W_TX_PAYLOAD&quot;;AND([.G1813]&lt;&gt;&quot;&quot;;[.E1814]=&quot;&quot;));BIN2HEX([.D181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61668648000000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1815]=[.B1814];&quot;&quot;;VLOOKUP([.D1815];[$Spec.A$1:$Spec.B$1048576];2;0))" office:value-type="string" office:string-value="" calcext:value-type="error">
            <text:p>#N/D</text:p>
          </table:table-cell>
          <table:table-cell table:style-name="ce13" table:formula="of:=IF([.E1815]=&quot;W_REGISTER (RF_CH)&quot;;BIN2DEC([.D1816]);IF([.E1815]=&quot;W_REGISTER (TX_ADDR)&quot;;CONCATENATE(&quot;0x&quot;;BIN2HEX([.D1820]);BIN2HEX([.D1819]);BIN2HEX([.D1818]);BIN2HEX([.D1817]);BIN2HEX([.D1816]));&quot;&quot;))" office:value-type="string" office:string-value="" calcext:value-type="error">
            <text:p>#N/D</text:p>
          </table:table-cell>
          <table:table-cell table:style-name="ce17" table:formula="of:=IF(OR([.E1814]=&quot;W_TX_PAYLOAD&quot;;AND([.G1814]&lt;&gt;&quot;&quot;;[.E1815]=&quot;&quot;));BIN2HEX([.D181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61780260000000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816]=[.B1815];&quot;&quot;;VLOOKUP([.D1816];[$Spec.A$1:$Spec.B$1048576];2;0))">
            <text:p/>
          </table:table-cell>
          <table:table-cell table:style-name="ce13" table:formula="of:=IF([.E1816]=&quot;W_REGISTER (RF_CH)&quot;;BIN2DEC([.D1817]);IF([.E1816]=&quot;W_REGISTER (TX_ADDR)&quot;;CONCATENATE(&quot;0x&quot;;BIN2HEX([.D1821]);BIN2HEX([.D1820]);BIN2HEX([.D1819]);BIN2HEX([.D1818]);BIN2HEX([.D1817]));&quot;&quot;))">
            <text:p/>
          </table:table-cell>
          <table:table-cell table:style-name="ce17" table:formula="of:=IF(OR([.E1815]=&quot;W_TX_PAYLOAD&quot;;AND([.G1815]&lt;&gt;&quot;&quot;;[.E1816]=&quot;&quot;));BIN2HEX([.D181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61934740000000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<text:s/>1110 <text:s/>0001</text:p>
          </table:table-cell>
          <table:table-cell/>
          <table:table-cell table:style-name="ce13" table:formula="of:=IF([.B1817]=[.B1816];&quot;&quot;;VLOOKUP([.D1817];[$Spec.A$1:$Spec.B$1048576];2;0))" office:value-type="string" office:string-value="" calcext:value-type="error">
            <text:p>#N/D</text:p>
          </table:table-cell>
          <table:table-cell table:style-name="ce13" table:formula="of:=IF([.E1817]=&quot;W_REGISTER (RF_CH)&quot;;BIN2DEC([.D1818]);IF([.E1817]=&quot;W_REGISTER (TX_ADDR)&quot;;CONCATENATE(&quot;0x&quot;;BIN2HEX([.D1822]);BIN2HEX([.D1821]);BIN2HEX([.D1820]);BIN2HEX([.D1819]);BIN2HEX([.D1818]));&quot;&quot;))" office:value-type="string" office:string-value="" calcext:value-type="error">
            <text:p>#N/D</text:p>
          </table:table-cell>
          <table:table-cell table:style-name="ce17" table:formula="of:=IF(OR([.E1816]=&quot;W_TX_PAYLOAD&quot;;AND([.G1816]&lt;&gt;&quot;&quot;;[.E1817]=&quot;&quot;));BIN2HEX([.D181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62063288000000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818]=[.B1817];&quot;&quot;;VLOOKUP([.D1818];[$Spec.A$1:$Spec.B$1048576];2;0))" office:value-type="string" office:string-value="" calcext:value-type="error">
            <text:p>#N/D</text:p>
          </table:table-cell>
          <table:table-cell table:style-name="ce13" table:formula="of:=IF([.E1818]=&quot;W_REGISTER (RF_CH)&quot;;BIN2DEC([.D1819]);IF([.E1818]=&quot;W_REGISTER (TX_ADDR)&quot;;CONCATENATE(&quot;0x&quot;;BIN2HEX([.D1823]);BIN2HEX([.D1822]);BIN2HEX([.D1821]);BIN2HEX([.D1820]);BIN2HEX([.D1819]));&quot;&quot;))" office:value-type="string" office:string-value="" calcext:value-type="error">
            <text:p>#N/D</text:p>
          </table:table-cell>
          <table:table-cell table:style-name="ce17" table:formula="of:=IF(OR([.E1817]=&quot;W_TX_PAYLOAD&quot;;AND([.G1817]&lt;&gt;&quot;&quot;;[.E1818]=&quot;&quot;));BIN2HEX([.D181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62179888000000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819]=[.B1818];&quot;&quot;;VLOOKUP([.D1819];[$Spec.A$1:$Spec.B$1048576];2;0))">
            <text:p/>
          </table:table-cell>
          <table:table-cell table:style-name="ce13" table:formula="of:=IF([.E1819]=&quot;W_REGISTER (RF_CH)&quot;;BIN2DEC([.D1820]);IF([.E1819]=&quot;W_REGISTER (TX_ADDR)&quot;;CONCATENATE(&quot;0x&quot;;BIN2HEX([.D1824]);BIN2HEX([.D1823]);BIN2HEX([.D1822]);BIN2HEX([.D1821]);BIN2HEX([.D1820]));&quot;&quot;))">
            <text:p/>
          </table:table-cell>
          <table:table-cell table:style-name="ce17" table:formula="of:=IF(OR([.E1818]=&quot;W_TX_PAYLOAD&quot;;AND([.G1818]&lt;&gt;&quot;&quot;;[.E1819]=&quot;&quot;));BIN2HEX([.D181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62311432000000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820]=[.B1819];&quot;&quot;;VLOOKUP([.D1820];[$Spec.A$1:$Spec.B$1048576];2;0))" office:value-type="string" office:string-value="" calcext:value-type="error">
            <text:p>#N/D</text:p>
          </table:table-cell>
          <table:table-cell table:style-name="ce13" table:formula="of:=IF([.E1820]=&quot;W_REGISTER (RF_CH)&quot;;BIN2DEC([.D1821]);IF([.E1820]=&quot;W_REGISTER (TX_ADDR)&quot;;CONCATENATE(&quot;0x&quot;;BIN2HEX([.D1825]);BIN2HEX([.D1824]);BIN2HEX([.D1823]);BIN2HEX([.D1822]);BIN2HEX([.D1821]));&quot;&quot;))" office:value-type="string" office:string-value="" calcext:value-type="error">
            <text:p>#N/D</text:p>
          </table:table-cell>
          <table:table-cell table:style-name="ce17" table:formula="of:=IF(OR([.E1819]=&quot;W_TX_PAYLOAD&quot;;AND([.G1819]&lt;&gt;&quot;&quot;;[.E1820]=&quot;&quot;));BIN2HEX([.D182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62436996000000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821]=[.B1820];&quot;&quot;;VLOOKUP([.D1821];[$Spec.A$1:$Spec.B$1048576];2;0))" office:value-type="string" office:string-value="" calcext:value-type="error">
            <text:p>#N/D</text:p>
          </table:table-cell>
          <table:table-cell table:style-name="ce13" table:formula="of:=IF([.E1821]=&quot;W_REGISTER (RF_CH)&quot;;BIN2DEC([.D1822]);IF([.E1821]=&quot;W_REGISTER (TX_ADDR)&quot;;CONCATENATE(&quot;0x&quot;;BIN2HEX([.D1826]);BIN2HEX([.D1825]);BIN2HEX([.D1824]);BIN2HEX([.D1823]);BIN2HEX([.D1822]));&quot;&quot;))" office:value-type="string" office:string-value="" calcext:value-type="error">
            <text:p>#N/D</text:p>
          </table:table-cell>
          <table:table-cell table:style-name="ce17" table:formula="of:=IF(OR([.E1820]=&quot;W_TX_PAYLOAD&quot;;AND([.G1820]&lt;&gt;&quot;&quot;;[.E1821]=&quot;&quot;));BIN2HEX([.D182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62553588000000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<text:s/>0000 <text:s/>1111</text:p>
          </table:table-cell>
          <table:table-cell/>
          <table:table-cell table:style-name="ce13" table:formula="of:=IF([.B1822]=[.B1821];&quot;&quot;;VLOOKUP([.D1822];[$Spec.A$1:$Spec.B$1048576];2;0))">
            <text:p/>
          </table:table-cell>
          <table:table-cell table:style-name="ce13" table:formula="of:=IF([.E1822]=&quot;W_REGISTER (RF_CH)&quot;;BIN2DEC([.D1823]);IF([.E1822]=&quot;W_REGISTER (TX_ADDR)&quot;;CONCATENATE(&quot;0x&quot;;BIN2HEX([.D1827]);BIN2HEX([.D1826]);BIN2HEX([.D1825]);BIN2HEX([.D1824]);BIN2HEX([.D1823]));&quot;&quot;))">
            <text:p/>
          </table:table-cell>
          <table:table-cell table:style-name="ce17" table:formula="of:=IF(OR([.E1821]=&quot;W_TX_PAYLOAD&quot;;AND([.G1821]&lt;&gt;&quot;&quot;;[.E1822]=&quot;&quot;));BIN2HEX([.D182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66040232000000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<text:s/>0000 <text:s/>0111</text:p>
          </table:table-cell>
          <table:table-cell/>
          <table:table-cell table:style-name="ce13" table:formula="of:=IF([.B1823]=[.B1822];&quot;&quot;;VLOOKUP([.D1823];[$Spec.A$1:$Spec.B$1048576];2;0))" office:value-type="string" office:string-value="" calcext:value-type="error">
            <text:p>#N/D</text:p>
          </table:table-cell>
          <table:table-cell table:style-name="ce13" table:formula="of:=IF([.E1823]=&quot;W_REGISTER (RF_CH)&quot;;BIN2DEC([.D1824]);IF([.E1823]=&quot;W_REGISTER (TX_ADDR)&quot;;CONCATENATE(&quot;0x&quot;;BIN2HEX([.D1828]);BIN2HEX([.D1827]);BIN2HEX([.D1826]);BIN2HEX([.D1825]);BIN2HEX([.D1824]));&quot;&quot;))" office:value-type="string" office:string-value="" calcext:value-type="error">
            <text:p>#N/D</text:p>
          </table:table-cell>
          <table:table-cell table:style-name="ce17" table:formula="of:=IF(OR([.E1822]=&quot;W_TX_PAYLOAD&quot;;AND([.G1822]&lt;&gt;&quot;&quot;;[.E1823]=&quot;&quot;));BIN2HEX([.D182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66151844000000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<text:s/>1111 <text:s/>1111</text:p>
          </table:table-cell>
          <table:table-cell/>
          <table:table-cell table:style-name="ce13" table:formula="of:=IF([.B1824]=[.B1823];&quot;&quot;;VLOOKUP([.D1824];[$Spec.A$1:$Spec.B$1048576];2;0))">
            <text:p/>
          </table:table-cell>
          <table:table-cell table:style-name="ce13" table:formula="of:=IF([.E1824]=&quot;W_REGISTER (RF_CH)&quot;;BIN2DEC([.D1825]);IF([.E1824]=&quot;W_REGISTER (TX_ADDR)&quot;;CONCATENATE(&quot;0x&quot;;BIN2HEX([.D1829]);BIN2HEX([.D1828]);BIN2HEX([.D1827]);BIN2HEX([.D1826]);BIN2HEX([.D1825]));&quot;&quot;))">
            <text:p/>
          </table:table-cell>
          <table:table-cell table:style-name="ce17" table:formula="of:=IF(OR([.E1823]=&quot;W_TX_PAYLOAD&quot;;AND([.G1823]&lt;&gt;&quot;&quot;;[.E1824]=&quot;&quot;));BIN2HEX([.D182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66291372000000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<text:s/>0010 <text:s/>0111</text:p>
          </table:table-cell>
          <table:table-cell/>
          <table:table-cell table:style-name="ce13" table:formula="of:=IF([.B1825]=[.B1824];&quot;&quot;;VLOOKUP([.D1825];[$Spec.A$1:$Spec.B$1048576];2;0))" office:value-type="string" office:string-value="" calcext:value-type="error">
            <text:p>#N/D</text:p>
          </table:table-cell>
          <table:table-cell table:style-name="ce13" table:formula="of:=IF([.E1825]=&quot;W_REGISTER (RF_CH)&quot;;BIN2DEC([.D1826]);IF([.E1825]=&quot;W_REGISTER (TX_ADDR)&quot;;CONCATENATE(&quot;0x&quot;;BIN2HEX([.D1830]);BIN2HEX([.D1829]);BIN2HEX([.D1828]);BIN2HEX([.D1827]);BIN2HEX([.D1826]));&quot;&quot;))" office:value-type="string" office:string-value="" calcext:value-type="error">
            <text:p>#N/D</text:p>
          </table:table-cell>
          <table:table-cell table:style-name="ce17" table:formula="of:=IF(OR([.E1824]=&quot;W_TX_PAYLOAD&quot;;AND([.G1824]&lt;&gt;&quot;&quot;;[.E1825]=&quot;&quot;));BIN2HEX([.D182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66407972000000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<text:s/>0111 <text:s/>0000</text:p>
          </table:table-cell>
          <table:table-cell/>
          <table:table-cell table:style-name="ce13" table:formula="of:=IF([.B1826]=[.B1825];&quot;&quot;;VLOOKUP([.D1826];[$Spec.A$1:$Spec.B$1048576];2;0))">
            <text:p/>
          </table:table-cell>
          <table:table-cell table:style-name="ce13" table:formula="of:=IF([.E1826]=&quot;W_REGISTER (RF_CH)&quot;;BIN2DEC([.D1827]);IF([.E1826]=&quot;W_REGISTER (TX_ADDR)&quot;;CONCATENATE(&quot;0x&quot;;BIN2HEX([.D1831]);BIN2HEX([.D1830]);BIN2HEX([.D1829]);BIN2HEX([.D1828]);BIN2HEX([.D1827]));&quot;&quot;))">
            <text:p/>
          </table:table-cell>
          <table:table-cell table:style-name="ce17" table:formula="of:=IF(OR([.E1825]=&quot;W_TX_PAYLOAD&quot;;AND([.G1825]&lt;&gt;&quot;&quot;;[.E1826]=&quot;&quot;));BIN2HEX([.D182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66528552000000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827]=[.B1826];&quot;&quot;;VLOOKUP([.D1827];[$Spec.A$1:$Spec.B$1048576];2;0))" office:value-type="string" office:string-value="" calcext:value-type="error">
            <text:p>#N/D</text:p>
          </table:table-cell>
          <table:table-cell table:style-name="ce13" table:formula="of:=IF([.E1827]=&quot;W_REGISTER (RF_CH)&quot;;BIN2DEC([.D1828]);IF([.E1827]=&quot;W_REGISTER (TX_ADDR)&quot;;CONCATENATE(&quot;0x&quot;;BIN2HEX([.D1832]);BIN2HEX([.D1831]);BIN2HEX([.D1830]);BIN2HEX([.D1829]);BIN2HEX([.D1828]));&quot;&quot;))" office:value-type="string" office:string-value="" calcext:value-type="error">
            <text:p>#N/D</text:p>
          </table:table-cell>
          <table:table-cell table:style-name="ce17" table:formula="of:=IF(OR([.E1826]=&quot;W_TX_PAYLOAD&quot;;AND([.G1826]&lt;&gt;&quot;&quot;;[.E1827]=&quot;&quot;));BIN2HEX([.D182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66650136000000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<text:s/>1110 <text:s/>0010</text:p>
          </table:table-cell>
          <table:table-cell/>
          <table:table-cell table:style-name="ce13" table:formula="of:=IF([.B1828]=[.B1827];&quot;&quot;;VLOOKUP([.D1828];[$Spec.A$1:$Spec.B$1048576];2;0))" office:value-type="string" office:string-value="" calcext:value-type="error">
            <text:p>#N/D</text:p>
          </table:table-cell>
          <table:table-cell table:style-name="ce13" table:formula="of:=IF([.E1828]=&quot;W_REGISTER (RF_CH)&quot;;BIN2DEC([.D1829]);IF([.E1828]=&quot;W_REGISTER (TX_ADDR)&quot;;CONCATENATE(&quot;0x&quot;;BIN2HEX([.D1833]);BIN2HEX([.D1832]);BIN2HEX([.D1831]);BIN2HEX([.D1830]);BIN2HEX([.D1829]));&quot;&quot;))" office:value-type="string" office:string-value="" calcext:value-type="error">
            <text:p>#N/D</text:p>
          </table:table-cell>
          <table:table-cell table:style-name="ce17" table:formula="of:=IF(OR([.E1827]=&quot;W_TX_PAYLOAD&quot;;AND([.G1827]&lt;&gt;&quot;&quot;;[.E1828]=&quot;&quot;));BIN2HEX([.D182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66775700000000</text:p>
          </table:table-cell>
          <table:table-cell/>
          <table:table-cell office:value-type="string" calcext:value-type="string">
            <text:p><text:s/>0010 <text:s/>0000</text:p>
          </table:table-cell>
          <table:table-cell/>
          <table:table-cell table:style-name="ce13" table:formula="of:=IF([.B1829]=[.B1828];&quot;&quot;;VLOOKUP([.D1829];[$Spec.A$1:$Spec.B$1048576];2;0))" office:value-type="string" office:string-value="" calcext:value-type="error">
            <text:p>#N/D</text:p>
          </table:table-cell>
          <table:table-cell table:style-name="ce13" table:formula="of:=IF([.E1829]=&quot;W_REGISTER (RF_CH)&quot;;BIN2DEC([.D1830]);IF([.E1829]=&quot;W_REGISTER (TX_ADDR)&quot;;CONCATENATE(&quot;0x&quot;;BIN2HEX([.D1834]);BIN2HEX([.D1833]);BIN2HEX([.D1832]);BIN2HEX([.D1831]);BIN2HEX([.D1830]));&quot;&quot;))" office:value-type="string" office:string-value="" calcext:value-type="error">
            <text:p>#N/D</text:p>
          </table:table-cell>
          <table:table-cell table:style-name="ce17" table:formula="of:=IF(OR([.E1828]=&quot;W_TX_PAYLOAD&quot;;AND([.G1828]&lt;&gt;&quot;&quot;;[.E1829]=&quot;&quot;));BIN2HEX([.D182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366892296000000</text:p>
          </table:table-cell>
          <table:table-cell/>
          <table:table-cell office:value-type="string" calcext:value-type="string">
            <text:p><text:s/>0000 <text:s/>1111</text:p>
          </table:table-cell>
          <table:table-cell/>
          <table:table-cell table:style-name="ce13" table:formula="of:=IF([.B1830]=[.B1829];&quot;&quot;;VLOOKUP([.D1830];[$Spec.A$1:$Spec.B$1048576];2;0))">
            <text:p/>
          </table:table-cell>
          <table:table-cell table:style-name="ce13" table:formula="of:=IF([.E1830]=&quot;W_REGISTER (RF_CH)&quot;;BIN2DEC([.D1831]);IF([.E1830]=&quot;W_REGISTER (TX_ADDR)&quot;;CONCATENATE(&quot;0x&quot;;BIN2HEX([.D1835]);BIN2HEX([.D1834]);BIN2HEX([.D1833]);BIN2HEX([.D1832]);BIN2HEX([.D1831]));&quot;&quot;))">
            <text:p/>
          </table:table-cell>
          <table:table-cell table:style-name="ce17" table:formula="of:=IF(OR([.E1829]=&quot;W_TX_PAYLOAD&quot;;AND([.G1829]&lt;&gt;&quot;&quot;;[.E1830]=&quot;&quot;));BIN2HEX([.D183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31]=[.B1830];&quot;&quot;;VLOOKUP([.D1831];[$Spec.A$1:$Spec.B$1048576];2;0))">
            <text:p/>
          </table:table-cell>
          <table:table-cell table:style-name="ce13" table:formula="of:=IF([.E1831]=&quot;W_REGISTER (RF_CH)&quot;;BIN2DEC([.D1832]);IF([.E1831]=&quot;W_REGISTER (TX_ADDR)&quot;;CONCATENATE(&quot;0x&quot;;BIN2HEX([.D1836]);BIN2HEX([.D1835]);BIN2HEX([.D1834]);BIN2HEX([.D1833]);BIN2HEX([.D1832]));&quot;&quot;))">
            <text:p/>
          </table:table-cell>
          <table:table-cell table:style-name="ce17" table:formula="of:=IF(OR([.E1830]=&quot;W_TX_PAYLOAD&quot;;AND([.G1830]&lt;&gt;&quot;&quot;;[.E1831]=&quot;&quot;));BIN2HEX([.D183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32]=[.B1831];&quot;&quot;;VLOOKUP([.D1832];[$Spec.A$1:$Spec.B$1048576];2;0))">
            <text:p/>
          </table:table-cell>
          <table:table-cell table:style-name="ce13" table:formula="of:=IF([.E1832]=&quot;W_REGISTER (RF_CH)&quot;;BIN2DEC([.D1833]);IF([.E1832]=&quot;W_REGISTER (TX_ADDR)&quot;;CONCATENATE(&quot;0x&quot;;BIN2HEX([.D1837]);BIN2HEX([.D1836]);BIN2HEX([.D1835]);BIN2HEX([.D1834]);BIN2HEX([.D1833]));&quot;&quot;))">
            <text:p/>
          </table:table-cell>
          <table:table-cell table:style-name="ce17" table:formula="of:=IF(OR([.E1831]=&quot;W_TX_PAYLOAD&quot;;AND([.G1831]&lt;&gt;&quot;&quot;;[.E1832]=&quot;&quot;));BIN2HEX([.D183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33]=[.B1832];&quot;&quot;;VLOOKUP([.D1833];[$Spec.A$1:$Spec.B$1048576];2;0))">
            <text:p/>
          </table:table-cell>
          <table:table-cell table:style-name="ce13" table:formula="of:=IF([.E1833]=&quot;W_REGISTER (RF_CH)&quot;;BIN2DEC([.D1834]);IF([.E1833]=&quot;W_REGISTER (TX_ADDR)&quot;;CONCATENATE(&quot;0x&quot;;BIN2HEX([.D1838]);BIN2HEX([.D1837]);BIN2HEX([.D1836]);BIN2HEX([.D1835]);BIN2HEX([.D1834]));&quot;&quot;))">
            <text:p/>
          </table:table-cell>
          <table:table-cell table:style-name="ce17" table:formula="of:=IF(OR([.E1832]=&quot;W_TX_PAYLOAD&quot;;AND([.G1832]&lt;&gt;&quot;&quot;;[.E1833]=&quot;&quot;));BIN2HEX([.D183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34]=[.B1833];&quot;&quot;;VLOOKUP([.D1834];[$Spec.A$1:$Spec.B$1048576];2;0))">
            <text:p/>
          </table:table-cell>
          <table:table-cell table:style-name="ce13" table:formula="of:=IF([.E1834]=&quot;W_REGISTER (RF_CH)&quot;;BIN2DEC([.D1835]);IF([.E1834]=&quot;W_REGISTER (TX_ADDR)&quot;;CONCATENATE(&quot;0x&quot;;BIN2HEX([.D1839]);BIN2HEX([.D1838]);BIN2HEX([.D1837]);BIN2HEX([.D1836]);BIN2HEX([.D1835]));&quot;&quot;))">
            <text:p/>
          </table:table-cell>
          <table:table-cell table:style-name="ce17" table:formula="of:=IF(OR([.E1833]=&quot;W_TX_PAYLOAD&quot;;AND([.G1833]&lt;&gt;&quot;&quot;;[.E1834]=&quot;&quot;));BIN2HEX([.D183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35]=[.B1834];&quot;&quot;;VLOOKUP([.D1835];[$Spec.A$1:$Spec.B$1048576];2;0))">
            <text:p/>
          </table:table-cell>
          <table:table-cell table:style-name="ce13" table:formula="of:=IF([.E1835]=&quot;W_REGISTER (RF_CH)&quot;;BIN2DEC([.D1836]);IF([.E1835]=&quot;W_REGISTER (TX_ADDR)&quot;;CONCATENATE(&quot;0x&quot;;BIN2HEX([.D1840]);BIN2HEX([.D1839]);BIN2HEX([.D1838]);BIN2HEX([.D1837]);BIN2HEX([.D1836]));&quot;&quot;))">
            <text:p/>
          </table:table-cell>
          <table:table-cell table:style-name="ce17" table:formula="of:=IF(OR([.E1834]=&quot;W_TX_PAYLOAD&quot;;AND([.G1834]&lt;&gt;&quot;&quot;;[.E1835]=&quot;&quot;));BIN2HEX([.D183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36]=[.B1835];&quot;&quot;;VLOOKUP([.D1836];[$Spec.A$1:$Spec.B$1048576];2;0))">
            <text:p/>
          </table:table-cell>
          <table:table-cell table:style-name="ce13" table:formula="of:=IF([.E1836]=&quot;W_REGISTER (RF_CH)&quot;;BIN2DEC([.D1837]);IF([.E1836]=&quot;W_REGISTER (TX_ADDR)&quot;;CONCATENATE(&quot;0x&quot;;BIN2HEX([.D1841]);BIN2HEX([.D1840]);BIN2HEX([.D1839]);BIN2HEX([.D1838]);BIN2HEX([.D1837]));&quot;&quot;))">
            <text:p/>
          </table:table-cell>
          <table:table-cell table:style-name="ce17" table:formula="of:=IF(OR([.E1835]=&quot;W_TX_PAYLOAD&quot;;AND([.G1835]&lt;&gt;&quot;&quot;;[.E1836]=&quot;&quot;));BIN2HEX([.D183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37]=[.B1836];&quot;&quot;;VLOOKUP([.D1837];[$Spec.A$1:$Spec.B$1048576];2;0))">
            <text:p/>
          </table:table-cell>
          <table:table-cell table:style-name="ce13" table:formula="of:=IF([.E1837]=&quot;W_REGISTER (RF_CH)&quot;;BIN2DEC([.D1838]);IF([.E1837]=&quot;W_REGISTER (TX_ADDR)&quot;;CONCATENATE(&quot;0x&quot;;BIN2HEX([.D1842]);BIN2HEX([.D1841]);BIN2HEX([.D1840]);BIN2HEX([.D1839]);BIN2HEX([.D1838]));&quot;&quot;))">
            <text:p/>
          </table:table-cell>
          <table:table-cell table:style-name="ce17" table:formula="of:=IF(OR([.E1836]=&quot;W_TX_PAYLOAD&quot;;AND([.G1836]&lt;&gt;&quot;&quot;;[.E1837]=&quot;&quot;));BIN2HEX([.D183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38]=[.B1837];&quot;&quot;;VLOOKUP([.D1838];[$Spec.A$1:$Spec.B$1048576];2;0))">
            <text:p/>
          </table:table-cell>
          <table:table-cell table:style-name="ce13" table:formula="of:=IF([.E1838]=&quot;W_REGISTER (RF_CH)&quot;;BIN2DEC([.D1839]);IF([.E1838]=&quot;W_REGISTER (TX_ADDR)&quot;;CONCATENATE(&quot;0x&quot;;BIN2HEX([.D1843]);BIN2HEX([.D1842]);BIN2HEX([.D1841]);BIN2HEX([.D1840]);BIN2HEX([.D1839]));&quot;&quot;))">
            <text:p/>
          </table:table-cell>
          <table:table-cell table:style-name="ce17" table:formula="of:=IF(OR([.E1837]=&quot;W_TX_PAYLOAD&quot;;AND([.G1837]&lt;&gt;&quot;&quot;;[.E1838]=&quot;&quot;));BIN2HEX([.D183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39]=[.B1838];&quot;&quot;;VLOOKUP([.D1839];[$Spec.A$1:$Spec.B$1048576];2;0))">
            <text:p/>
          </table:table-cell>
          <table:table-cell table:style-name="ce13" table:formula="of:=IF([.E1839]=&quot;W_REGISTER (RF_CH)&quot;;BIN2DEC([.D1840]);IF([.E1839]=&quot;W_REGISTER (TX_ADDR)&quot;;CONCATENATE(&quot;0x&quot;;BIN2HEX([.D1844]);BIN2HEX([.D1843]);BIN2HEX([.D1842]);BIN2HEX([.D1841]);BIN2HEX([.D1840]));&quot;&quot;))">
            <text:p/>
          </table:table-cell>
          <table:table-cell table:style-name="ce17" table:formula="of:=IF(OR([.E1838]=&quot;W_TX_PAYLOAD&quot;;AND([.G1838]&lt;&gt;&quot;&quot;;[.E1839]=&quot;&quot;));BIN2HEX([.D183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40]=[.B1839];&quot;&quot;;VLOOKUP([.D1840];[$Spec.A$1:$Spec.B$1048576];2;0))">
            <text:p/>
          </table:table-cell>
          <table:table-cell table:style-name="ce13" table:formula="of:=IF([.E1840]=&quot;W_REGISTER (RF_CH)&quot;;BIN2DEC([.D1841]);IF([.E1840]=&quot;W_REGISTER (TX_ADDR)&quot;;CONCATENATE(&quot;0x&quot;;BIN2HEX([.D1845]);BIN2HEX([.D1844]);BIN2HEX([.D1843]);BIN2HEX([.D1842]);BIN2HEX([.D1841]));&quot;&quot;))">
            <text:p/>
          </table:table-cell>
          <table:table-cell table:style-name="ce17" table:formula="of:=IF(OR([.E1839]=&quot;W_TX_PAYLOAD&quot;;AND([.G1839]&lt;&gt;&quot;&quot;;[.E1840]=&quot;&quot;));BIN2HEX([.D184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41]=[.B1840];&quot;&quot;;VLOOKUP([.D1841];[$Spec.A$1:$Spec.B$1048576];2;0))">
            <text:p/>
          </table:table-cell>
          <table:table-cell table:style-name="ce13" table:formula="of:=IF([.E1841]=&quot;W_REGISTER (RF_CH)&quot;;BIN2DEC([.D1842]);IF([.E1841]=&quot;W_REGISTER (TX_ADDR)&quot;;CONCATENATE(&quot;0x&quot;;BIN2HEX([.D1846]);BIN2HEX([.D1845]);BIN2HEX([.D1844]);BIN2HEX([.D1843]);BIN2HEX([.D1842]));&quot;&quot;))">
            <text:p/>
          </table:table-cell>
          <table:table-cell table:style-name="ce17" table:formula="of:=IF(OR([.E1840]=&quot;W_TX_PAYLOAD&quot;;AND([.G1840]&lt;&gt;&quot;&quot;;[.E1841]=&quot;&quot;));BIN2HEX([.D184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42]=[.B1841];&quot;&quot;;VLOOKUP([.D1842];[$Spec.A$1:$Spec.B$1048576];2;0))">
            <text:p/>
          </table:table-cell>
          <table:table-cell table:style-name="ce13" table:formula="of:=IF([.E1842]=&quot;W_REGISTER (RF_CH)&quot;;BIN2DEC([.D1843]);IF([.E1842]=&quot;W_REGISTER (TX_ADDR)&quot;;CONCATENATE(&quot;0x&quot;;BIN2HEX([.D1847]);BIN2HEX([.D1846]);BIN2HEX([.D1845]);BIN2HEX([.D1844]);BIN2HEX([.D1843]));&quot;&quot;))">
            <text:p/>
          </table:table-cell>
          <table:table-cell table:style-name="ce17" table:formula="of:=IF(OR([.E1841]=&quot;W_TX_PAYLOAD&quot;;AND([.G1841]&lt;&gt;&quot;&quot;;[.E1842]=&quot;&quot;));BIN2HEX([.D184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43]=[.B1842];&quot;&quot;;VLOOKUP([.D1843];[$Spec.A$1:$Spec.B$1048576];2;0))">
            <text:p/>
          </table:table-cell>
          <table:table-cell table:style-name="ce13" table:formula="of:=IF([.E1843]=&quot;W_REGISTER (RF_CH)&quot;;BIN2DEC([.D1844]);IF([.E1843]=&quot;W_REGISTER (TX_ADDR)&quot;;CONCATENATE(&quot;0x&quot;;BIN2HEX([.D1848]);BIN2HEX([.D1847]);BIN2HEX([.D1846]);BIN2HEX([.D1845]);BIN2HEX([.D1844]));&quot;&quot;))">
            <text:p/>
          </table:table-cell>
          <table:table-cell table:style-name="ce17" table:formula="of:=IF(OR([.E1842]=&quot;W_TX_PAYLOAD&quot;;AND([.G1842]&lt;&gt;&quot;&quot;;[.E1843]=&quot;&quot;));BIN2HEX([.D184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44]=[.B1843];&quot;&quot;;VLOOKUP([.D1844];[$Spec.A$1:$Spec.B$1048576];2;0))">
            <text:p/>
          </table:table-cell>
          <table:table-cell table:style-name="ce13" table:formula="of:=IF([.E1844]=&quot;W_REGISTER (RF_CH)&quot;;BIN2DEC([.D1845]);IF([.E1844]=&quot;W_REGISTER (TX_ADDR)&quot;;CONCATENATE(&quot;0x&quot;;BIN2HEX([.D1849]);BIN2HEX([.D1848]);BIN2HEX([.D1847]);BIN2HEX([.D1846]);BIN2HEX([.D1845]));&quot;&quot;))">
            <text:p/>
          </table:table-cell>
          <table:table-cell table:style-name="ce17" table:formula="of:=IF(OR([.E1843]=&quot;W_TX_PAYLOAD&quot;;AND([.G1843]&lt;&gt;&quot;&quot;;[.E1844]=&quot;&quot;));BIN2HEX([.D184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45]=[.B1844];&quot;&quot;;VLOOKUP([.D1845];[$Spec.A$1:$Spec.B$1048576];2;0))">
            <text:p/>
          </table:table-cell>
          <table:table-cell table:style-name="ce13" table:formula="of:=IF([.E1845]=&quot;W_REGISTER (RF_CH)&quot;;BIN2DEC([.D1846]);IF([.E1845]=&quot;W_REGISTER (TX_ADDR)&quot;;CONCATENATE(&quot;0x&quot;;BIN2HEX([.D1850]);BIN2HEX([.D1849]);BIN2HEX([.D1848]);BIN2HEX([.D1847]);BIN2HEX([.D1846]));&quot;&quot;))">
            <text:p/>
          </table:table-cell>
          <table:table-cell table:style-name="ce17" table:formula="of:=IF(OR([.E1844]=&quot;W_TX_PAYLOAD&quot;;AND([.G1844]&lt;&gt;&quot;&quot;;[.E1845]=&quot;&quot;));BIN2HEX([.D184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46]=[.B1845];&quot;&quot;;VLOOKUP([.D1846];[$Spec.A$1:$Spec.B$1048576];2;0))">
            <text:p/>
          </table:table-cell>
          <table:table-cell table:style-name="ce13" table:formula="of:=IF([.E1846]=&quot;W_REGISTER (RF_CH)&quot;;BIN2DEC([.D1847]);IF([.E1846]=&quot;W_REGISTER (TX_ADDR)&quot;;CONCATENATE(&quot;0x&quot;;BIN2HEX([.D1851]);BIN2HEX([.D1850]);BIN2HEX([.D1849]);BIN2HEX([.D1848]);BIN2HEX([.D1847]));&quot;&quot;))">
            <text:p/>
          </table:table-cell>
          <table:table-cell table:style-name="ce17" table:formula="of:=IF(OR([.E1845]=&quot;W_TX_PAYLOAD&quot;;AND([.G1845]&lt;&gt;&quot;&quot;;[.E1846]=&quot;&quot;));BIN2HEX([.D184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47]=[.B1846];&quot;&quot;;VLOOKUP([.D1847];[$Spec.A$1:$Spec.B$1048576];2;0))">
            <text:p/>
          </table:table-cell>
          <table:table-cell table:style-name="ce13" table:formula="of:=IF([.E1847]=&quot;W_REGISTER (RF_CH)&quot;;BIN2DEC([.D1848]);IF([.E1847]=&quot;W_REGISTER (TX_ADDR)&quot;;CONCATENATE(&quot;0x&quot;;BIN2HEX([.D1852]);BIN2HEX([.D1851]);BIN2HEX([.D1850]);BIN2HEX([.D1849]);BIN2HEX([.D1848]));&quot;&quot;))">
            <text:p/>
          </table:table-cell>
          <table:table-cell table:style-name="ce17" table:formula="of:=IF(OR([.E1846]=&quot;W_TX_PAYLOAD&quot;;AND([.G1846]&lt;&gt;&quot;&quot;;[.E1847]=&quot;&quot;));BIN2HEX([.D184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48]=[.B1847];&quot;&quot;;VLOOKUP([.D1848];[$Spec.A$1:$Spec.B$1048576];2;0))">
            <text:p/>
          </table:table-cell>
          <table:table-cell table:style-name="ce13" table:formula="of:=IF([.E1848]=&quot;W_REGISTER (RF_CH)&quot;;BIN2DEC([.D1849]);IF([.E1848]=&quot;W_REGISTER (TX_ADDR)&quot;;CONCATENATE(&quot;0x&quot;;BIN2HEX([.D1853]);BIN2HEX([.D1852]);BIN2HEX([.D1851]);BIN2HEX([.D1850]);BIN2HEX([.D1849]));&quot;&quot;))">
            <text:p/>
          </table:table-cell>
          <table:table-cell table:style-name="ce17" table:formula="of:=IF(OR([.E1847]=&quot;W_TX_PAYLOAD&quot;;AND([.G1847]&lt;&gt;&quot;&quot;;[.E1848]=&quot;&quot;));BIN2HEX([.D184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49]=[.B1848];&quot;&quot;;VLOOKUP([.D1849];[$Spec.A$1:$Spec.B$1048576];2;0))">
            <text:p/>
          </table:table-cell>
          <table:table-cell table:style-name="ce13" table:formula="of:=IF([.E1849]=&quot;W_REGISTER (RF_CH)&quot;;BIN2DEC([.D1850]);IF([.E1849]=&quot;W_REGISTER (TX_ADDR)&quot;;CONCATENATE(&quot;0x&quot;;BIN2HEX([.D1854]);BIN2HEX([.D1853]);BIN2HEX([.D1852]);BIN2HEX([.D1851]);BIN2HEX([.D1850]));&quot;&quot;))">
            <text:p/>
          </table:table-cell>
          <table:table-cell table:style-name="ce17" table:formula="of:=IF(OR([.E1848]=&quot;W_TX_PAYLOAD&quot;;AND([.G1848]&lt;&gt;&quot;&quot;;[.E1849]=&quot;&quot;));BIN2HEX([.D184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50]=[.B1849];&quot;&quot;;VLOOKUP([.D1850];[$Spec.A$1:$Spec.B$1048576];2;0))">
            <text:p/>
          </table:table-cell>
          <table:table-cell table:style-name="ce13" table:formula="of:=IF([.E1850]=&quot;W_REGISTER (RF_CH)&quot;;BIN2DEC([.D1851]);IF([.E1850]=&quot;W_REGISTER (TX_ADDR)&quot;;CONCATENATE(&quot;0x&quot;;BIN2HEX([.D1855]);BIN2HEX([.D1854]);BIN2HEX([.D1853]);BIN2HEX([.D1852]);BIN2HEX([.D1851]));&quot;&quot;))">
            <text:p/>
          </table:table-cell>
          <table:table-cell table:style-name="ce17" table:formula="of:=IF(OR([.E1849]=&quot;W_TX_PAYLOAD&quot;;AND([.G1849]&lt;&gt;&quot;&quot;;[.E1850]=&quot;&quot;));BIN2HEX([.D185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51]=[.B1850];&quot;&quot;;VLOOKUP([.D1851];[$Spec.A$1:$Spec.B$1048576];2;0))">
            <text:p/>
          </table:table-cell>
          <table:table-cell table:style-name="ce13" table:formula="of:=IF([.E1851]=&quot;W_REGISTER (RF_CH)&quot;;BIN2DEC([.D1852]);IF([.E1851]=&quot;W_REGISTER (TX_ADDR)&quot;;CONCATENATE(&quot;0x&quot;;BIN2HEX([.D1856]);BIN2HEX([.D1855]);BIN2HEX([.D1854]);BIN2HEX([.D1853]);BIN2HEX([.D1852]));&quot;&quot;))">
            <text:p/>
          </table:table-cell>
          <table:table-cell table:style-name="ce17" table:formula="of:=IF(OR([.E1850]=&quot;W_TX_PAYLOAD&quot;;AND([.G1850]&lt;&gt;&quot;&quot;;[.E1851]=&quot;&quot;));BIN2HEX([.D185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52]=[.B1851];&quot;&quot;;VLOOKUP([.D1852];[$Spec.A$1:$Spec.B$1048576];2;0))">
            <text:p/>
          </table:table-cell>
          <table:table-cell table:style-name="ce13" table:formula="of:=IF([.E1852]=&quot;W_REGISTER (RF_CH)&quot;;BIN2DEC([.D1853]);IF([.E1852]=&quot;W_REGISTER (TX_ADDR)&quot;;CONCATENATE(&quot;0x&quot;;BIN2HEX([.D1857]);BIN2HEX([.D1856]);BIN2HEX([.D1855]);BIN2HEX([.D1854]);BIN2HEX([.D1853]));&quot;&quot;))">
            <text:p/>
          </table:table-cell>
          <table:table-cell table:style-name="ce17" table:formula="of:=IF(OR([.E1851]=&quot;W_TX_PAYLOAD&quot;;AND([.G1851]&lt;&gt;&quot;&quot;;[.E1852]=&quot;&quot;));BIN2HEX([.D185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53]=[.B1852];&quot;&quot;;VLOOKUP([.D1853];[$Spec.A$1:$Spec.B$1048576];2;0))">
            <text:p/>
          </table:table-cell>
          <table:table-cell table:style-name="ce13" table:formula="of:=IF([.E1853]=&quot;W_REGISTER (RF_CH)&quot;;BIN2DEC([.D1854]);IF([.E1853]=&quot;W_REGISTER (TX_ADDR)&quot;;CONCATENATE(&quot;0x&quot;;BIN2HEX([.D1858]);BIN2HEX([.D1857]);BIN2HEX([.D1856]);BIN2HEX([.D1855]);BIN2HEX([.D1854]));&quot;&quot;))">
            <text:p/>
          </table:table-cell>
          <table:table-cell table:style-name="ce17" table:formula="of:=IF(OR([.E1852]=&quot;W_TX_PAYLOAD&quot;;AND([.G1852]&lt;&gt;&quot;&quot;;[.E1853]=&quot;&quot;));BIN2HEX([.D185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54]=[.B1853];&quot;&quot;;VLOOKUP([.D1854];[$Spec.A$1:$Spec.B$1048576];2;0))">
            <text:p/>
          </table:table-cell>
          <table:table-cell table:style-name="ce13" table:formula="of:=IF([.E1854]=&quot;W_REGISTER (RF_CH)&quot;;BIN2DEC([.D1855]);IF([.E1854]=&quot;W_REGISTER (TX_ADDR)&quot;;CONCATENATE(&quot;0x&quot;;BIN2HEX([.D1859]);BIN2HEX([.D1858]);BIN2HEX([.D1857]);BIN2HEX([.D1856]);BIN2HEX([.D1855]));&quot;&quot;))">
            <text:p/>
          </table:table-cell>
          <table:table-cell table:style-name="ce17" table:formula="of:=IF(OR([.E1853]=&quot;W_TX_PAYLOAD&quot;;AND([.G1853]&lt;&gt;&quot;&quot;;[.E1854]=&quot;&quot;));BIN2HEX([.D185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55]=[.B1854];&quot;&quot;;VLOOKUP([.D1855];[$Spec.A$1:$Spec.B$1048576];2;0))">
            <text:p/>
          </table:table-cell>
          <table:table-cell table:style-name="ce13" table:formula="of:=IF([.E1855]=&quot;W_REGISTER (RF_CH)&quot;;BIN2DEC([.D1856]);IF([.E1855]=&quot;W_REGISTER (TX_ADDR)&quot;;CONCATENATE(&quot;0x&quot;;BIN2HEX([.D1860]);BIN2HEX([.D1859]);BIN2HEX([.D1858]);BIN2HEX([.D1857]);BIN2HEX([.D1856]));&quot;&quot;))">
            <text:p/>
          </table:table-cell>
          <table:table-cell table:style-name="ce17" table:formula="of:=IF(OR([.E1854]=&quot;W_TX_PAYLOAD&quot;;AND([.G1854]&lt;&gt;&quot;&quot;;[.E1855]=&quot;&quot;));BIN2HEX([.D185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56]=[.B1855];&quot;&quot;;VLOOKUP([.D1856];[$Spec.A$1:$Spec.B$1048576];2;0))">
            <text:p/>
          </table:table-cell>
          <table:table-cell table:style-name="ce13" table:formula="of:=IF([.E1856]=&quot;W_REGISTER (RF_CH)&quot;;BIN2DEC([.D1857]);IF([.E1856]=&quot;W_REGISTER (TX_ADDR)&quot;;CONCATENATE(&quot;0x&quot;;BIN2HEX([.D1861]);BIN2HEX([.D1860]);BIN2HEX([.D1859]);BIN2HEX([.D1858]);BIN2HEX([.D1857]));&quot;&quot;))">
            <text:p/>
          </table:table-cell>
          <table:table-cell table:style-name="ce17" table:formula="of:=IF(OR([.E1855]=&quot;W_TX_PAYLOAD&quot;;AND([.G1855]&lt;&gt;&quot;&quot;;[.E1856]=&quot;&quot;));BIN2HEX([.D185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57]=[.B1856];&quot;&quot;;VLOOKUP([.D1857];[$Spec.A$1:$Spec.B$1048576];2;0))">
            <text:p/>
          </table:table-cell>
          <table:table-cell table:style-name="ce13" table:formula="of:=IF([.E1857]=&quot;W_REGISTER (RF_CH)&quot;;BIN2DEC([.D1858]);IF([.E1857]=&quot;W_REGISTER (TX_ADDR)&quot;;CONCATENATE(&quot;0x&quot;;BIN2HEX([.D1862]);BIN2HEX([.D1861]);BIN2HEX([.D1860]);BIN2HEX([.D1859]);BIN2HEX([.D1858]));&quot;&quot;))">
            <text:p/>
          </table:table-cell>
          <table:table-cell table:style-name="ce17" table:formula="of:=IF(OR([.E1856]=&quot;W_TX_PAYLOAD&quot;;AND([.G1856]&lt;&gt;&quot;&quot;;[.E1857]=&quot;&quot;));BIN2HEX([.D185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58]=[.B1857];&quot;&quot;;VLOOKUP([.D1858];[$Spec.A$1:$Spec.B$1048576];2;0))">
            <text:p/>
          </table:table-cell>
          <table:table-cell table:style-name="ce13" table:formula="of:=IF([.E1858]=&quot;W_REGISTER (RF_CH)&quot;;BIN2DEC([.D1859]);IF([.E1858]=&quot;W_REGISTER (TX_ADDR)&quot;;CONCATENATE(&quot;0x&quot;;BIN2HEX([.D1863]);BIN2HEX([.D1862]);BIN2HEX([.D1861]);BIN2HEX([.D1860]);BIN2HEX([.D1859]));&quot;&quot;))">
            <text:p/>
          </table:table-cell>
          <table:table-cell table:style-name="ce17" table:formula="of:=IF(OR([.E1857]=&quot;W_TX_PAYLOAD&quot;;AND([.G1857]&lt;&gt;&quot;&quot;;[.E1858]=&quot;&quot;));BIN2HEX([.D185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59]=[.B1858];&quot;&quot;;VLOOKUP([.D1859];[$Spec.A$1:$Spec.B$1048576];2;0))">
            <text:p/>
          </table:table-cell>
          <table:table-cell table:style-name="ce13" table:formula="of:=IF([.E1859]=&quot;W_REGISTER (RF_CH)&quot;;BIN2DEC([.D1860]);IF([.E1859]=&quot;W_REGISTER (TX_ADDR)&quot;;CONCATENATE(&quot;0x&quot;;BIN2HEX([.D1864]);BIN2HEX([.D1863]);BIN2HEX([.D1862]);BIN2HEX([.D1861]);BIN2HEX([.D1860]));&quot;&quot;))">
            <text:p/>
          </table:table-cell>
          <table:table-cell table:style-name="ce17" table:formula="of:=IF(OR([.E1858]=&quot;W_TX_PAYLOAD&quot;;AND([.G1858]&lt;&gt;&quot;&quot;;[.E1859]=&quot;&quot;));BIN2HEX([.D185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60]=[.B1859];&quot;&quot;;VLOOKUP([.D1860];[$Spec.A$1:$Spec.B$1048576];2;0))">
            <text:p/>
          </table:table-cell>
          <table:table-cell table:style-name="ce13" table:formula="of:=IF([.E1860]=&quot;W_REGISTER (RF_CH)&quot;;BIN2DEC([.D1861]);IF([.E1860]=&quot;W_REGISTER (TX_ADDR)&quot;;CONCATENATE(&quot;0x&quot;;BIN2HEX([.D1865]);BIN2HEX([.D1864]);BIN2HEX([.D1863]);BIN2HEX([.D1862]);BIN2HEX([.D1861]));&quot;&quot;))">
            <text:p/>
          </table:table-cell>
          <table:table-cell table:style-name="ce17" table:formula="of:=IF(OR([.E1859]=&quot;W_TX_PAYLOAD&quot;;AND([.G1859]&lt;&gt;&quot;&quot;;[.E1860]=&quot;&quot;));BIN2HEX([.D186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61]=[.B1860];&quot;&quot;;VLOOKUP([.D1861];[$Spec.A$1:$Spec.B$1048576];2;0))">
            <text:p/>
          </table:table-cell>
          <table:table-cell table:style-name="ce13" table:formula="of:=IF([.E1861]=&quot;W_REGISTER (RF_CH)&quot;;BIN2DEC([.D1862]);IF([.E1861]=&quot;W_REGISTER (TX_ADDR)&quot;;CONCATENATE(&quot;0x&quot;;BIN2HEX([.D1866]);BIN2HEX([.D1865]);BIN2HEX([.D1864]);BIN2HEX([.D1863]);BIN2HEX([.D1862]));&quot;&quot;))">
            <text:p/>
          </table:table-cell>
          <table:table-cell table:style-name="ce17" table:formula="of:=IF(OR([.E1860]=&quot;W_TX_PAYLOAD&quot;;AND([.G1860]&lt;&gt;&quot;&quot;;[.E1861]=&quot;&quot;));BIN2HEX([.D186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62]=[.B1861];&quot;&quot;;VLOOKUP([.D1862];[$Spec.A$1:$Spec.B$1048576];2;0))">
            <text:p/>
          </table:table-cell>
          <table:table-cell table:style-name="ce13" table:formula="of:=IF([.E1862]=&quot;W_REGISTER (RF_CH)&quot;;BIN2DEC([.D1863]);IF([.E1862]=&quot;W_REGISTER (TX_ADDR)&quot;;CONCATENATE(&quot;0x&quot;;BIN2HEX([.D1867]);BIN2HEX([.D1866]);BIN2HEX([.D1865]);BIN2HEX([.D1864]);BIN2HEX([.D1863]));&quot;&quot;))">
            <text:p/>
          </table:table-cell>
          <table:table-cell table:style-name="ce17" table:formula="of:=IF(OR([.E1861]=&quot;W_TX_PAYLOAD&quot;;AND([.G1861]&lt;&gt;&quot;&quot;;[.E1862]=&quot;&quot;));BIN2HEX([.D186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63]=[.B1862];&quot;&quot;;VLOOKUP([.D1863];[$Spec.A$1:$Spec.B$1048576];2;0))">
            <text:p/>
          </table:table-cell>
          <table:table-cell table:style-name="ce13" table:formula="of:=IF([.E1863]=&quot;W_REGISTER (RF_CH)&quot;;BIN2DEC([.D1864]);IF([.E1863]=&quot;W_REGISTER (TX_ADDR)&quot;;CONCATENATE(&quot;0x&quot;;BIN2HEX([.D1868]);BIN2HEX([.D1867]);BIN2HEX([.D1866]);BIN2HEX([.D1865]);BIN2HEX([.D1864]));&quot;&quot;))">
            <text:p/>
          </table:table-cell>
          <table:table-cell table:style-name="ce17" table:formula="of:=IF(OR([.E1862]=&quot;W_TX_PAYLOAD&quot;;AND([.G1862]&lt;&gt;&quot;&quot;;[.E1863]=&quot;&quot;));BIN2HEX([.D186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64]=[.B1863];&quot;&quot;;VLOOKUP([.D1864];[$Spec.A$1:$Spec.B$1048576];2;0))">
            <text:p/>
          </table:table-cell>
          <table:table-cell table:style-name="ce13" table:formula="of:=IF([.E1864]=&quot;W_REGISTER (RF_CH)&quot;;BIN2DEC([.D1865]);IF([.E1864]=&quot;W_REGISTER (TX_ADDR)&quot;;CONCATENATE(&quot;0x&quot;;BIN2HEX([.D1869]);BIN2HEX([.D1868]);BIN2HEX([.D1867]);BIN2HEX([.D1866]);BIN2HEX([.D1865]));&quot;&quot;))">
            <text:p/>
          </table:table-cell>
          <table:table-cell table:style-name="ce17" table:formula="of:=IF(OR([.E1863]=&quot;W_TX_PAYLOAD&quot;;AND([.G1863]&lt;&gt;&quot;&quot;;[.E1864]=&quot;&quot;));BIN2HEX([.D186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65]=[.B1864];&quot;&quot;;VLOOKUP([.D1865];[$Spec.A$1:$Spec.B$1048576];2;0))">
            <text:p/>
          </table:table-cell>
          <table:table-cell table:style-name="ce13" table:formula="of:=IF([.E1865]=&quot;W_REGISTER (RF_CH)&quot;;BIN2DEC([.D1866]);IF([.E1865]=&quot;W_REGISTER (TX_ADDR)&quot;;CONCATENATE(&quot;0x&quot;;BIN2HEX([.D1870]);BIN2HEX([.D1869]);BIN2HEX([.D1868]);BIN2HEX([.D1867]);BIN2HEX([.D1866]));&quot;&quot;))">
            <text:p/>
          </table:table-cell>
          <table:table-cell table:style-name="ce17" table:formula="of:=IF(OR([.E1864]=&quot;W_TX_PAYLOAD&quot;;AND([.G1864]&lt;&gt;&quot;&quot;;[.E1865]=&quot;&quot;));BIN2HEX([.D186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66]=[.B1865];&quot;&quot;;VLOOKUP([.D1866];[$Spec.A$1:$Spec.B$1048576];2;0))">
            <text:p/>
          </table:table-cell>
          <table:table-cell table:style-name="ce13" table:formula="of:=IF([.E1866]=&quot;W_REGISTER (RF_CH)&quot;;BIN2DEC([.D1867]);IF([.E1866]=&quot;W_REGISTER (TX_ADDR)&quot;;CONCATENATE(&quot;0x&quot;;BIN2HEX([.D1871]);BIN2HEX([.D1870]);BIN2HEX([.D1869]);BIN2HEX([.D1868]);BIN2HEX([.D1867]));&quot;&quot;))">
            <text:p/>
          </table:table-cell>
          <table:table-cell table:style-name="ce17" table:formula="of:=IF(OR([.E1865]=&quot;W_TX_PAYLOAD&quot;;AND([.G1865]&lt;&gt;&quot;&quot;;[.E1866]=&quot;&quot;));BIN2HEX([.D186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67]=[.B1866];&quot;&quot;;VLOOKUP([.D1867];[$Spec.A$1:$Spec.B$1048576];2;0))">
            <text:p/>
          </table:table-cell>
          <table:table-cell table:style-name="ce13" table:formula="of:=IF([.E1867]=&quot;W_REGISTER (RF_CH)&quot;;BIN2DEC([.D1868]);IF([.E1867]=&quot;W_REGISTER (TX_ADDR)&quot;;CONCATENATE(&quot;0x&quot;;BIN2HEX([.D1872]);BIN2HEX([.D1871]);BIN2HEX([.D1870]);BIN2HEX([.D1869]);BIN2HEX([.D1868]));&quot;&quot;))">
            <text:p/>
          </table:table-cell>
          <table:table-cell table:style-name="ce17" table:formula="of:=IF(OR([.E1866]=&quot;W_TX_PAYLOAD&quot;;AND([.G1866]&lt;&gt;&quot;&quot;;[.E1867]=&quot;&quot;));BIN2HEX([.D186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68]=[.B1867];&quot;&quot;;VLOOKUP([.D1868];[$Spec.A$1:$Spec.B$1048576];2;0))">
            <text:p/>
          </table:table-cell>
          <table:table-cell table:style-name="ce13" table:formula="of:=IF([.E1868]=&quot;W_REGISTER (RF_CH)&quot;;BIN2DEC([.D1869]);IF([.E1868]=&quot;W_REGISTER (TX_ADDR)&quot;;CONCATENATE(&quot;0x&quot;;BIN2HEX([.D1873]);BIN2HEX([.D1872]);BIN2HEX([.D1871]);BIN2HEX([.D1870]);BIN2HEX([.D1869]));&quot;&quot;))">
            <text:p/>
          </table:table-cell>
          <table:table-cell table:style-name="ce17" table:formula="of:=IF(OR([.E1867]=&quot;W_TX_PAYLOAD&quot;;AND([.G1867]&lt;&gt;&quot;&quot;;[.E1868]=&quot;&quot;));BIN2HEX([.D186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69]=[.B1868];&quot;&quot;;VLOOKUP([.D1869];[$Spec.A$1:$Spec.B$1048576];2;0))">
            <text:p/>
          </table:table-cell>
          <table:table-cell table:style-name="ce13" table:formula="of:=IF([.E1869]=&quot;W_REGISTER (RF_CH)&quot;;BIN2DEC([.D1870]);IF([.E1869]=&quot;W_REGISTER (TX_ADDR)&quot;;CONCATENATE(&quot;0x&quot;;BIN2HEX([.D1874]);BIN2HEX([.D1873]);BIN2HEX([.D1872]);BIN2HEX([.D1871]);BIN2HEX([.D1870]));&quot;&quot;))">
            <text:p/>
          </table:table-cell>
          <table:table-cell table:style-name="ce17" table:formula="of:=IF(OR([.E1868]=&quot;W_TX_PAYLOAD&quot;;AND([.G1868]&lt;&gt;&quot;&quot;;[.E1869]=&quot;&quot;));BIN2HEX([.D186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70]=[.B1869];&quot;&quot;;VLOOKUP([.D1870];[$Spec.A$1:$Spec.B$1048576];2;0))">
            <text:p/>
          </table:table-cell>
          <table:table-cell table:style-name="ce13" table:formula="of:=IF([.E1870]=&quot;W_REGISTER (RF_CH)&quot;;BIN2DEC([.D1871]);IF([.E1870]=&quot;W_REGISTER (TX_ADDR)&quot;;CONCATENATE(&quot;0x&quot;;BIN2HEX([.D1875]);BIN2HEX([.D1874]);BIN2HEX([.D1873]);BIN2HEX([.D1872]);BIN2HEX([.D1871]));&quot;&quot;))">
            <text:p/>
          </table:table-cell>
          <table:table-cell table:style-name="ce17" table:formula="of:=IF(OR([.E1869]=&quot;W_TX_PAYLOAD&quot;;AND([.G1869]&lt;&gt;&quot;&quot;;[.E1870]=&quot;&quot;));BIN2HEX([.D187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71]=[.B1870];&quot;&quot;;VLOOKUP([.D1871];[$Spec.A$1:$Spec.B$1048576];2;0))">
            <text:p/>
          </table:table-cell>
          <table:table-cell table:style-name="ce13" table:formula="of:=IF([.E1871]=&quot;W_REGISTER (RF_CH)&quot;;BIN2DEC([.D1872]);IF([.E1871]=&quot;W_REGISTER (TX_ADDR)&quot;;CONCATENATE(&quot;0x&quot;;BIN2HEX([.D1876]);BIN2HEX([.D1875]);BIN2HEX([.D1874]);BIN2HEX([.D1873]);BIN2HEX([.D1872]));&quot;&quot;))">
            <text:p/>
          </table:table-cell>
          <table:table-cell table:style-name="ce17" table:formula="of:=IF(OR([.E1870]=&quot;W_TX_PAYLOAD&quot;;AND([.G1870]&lt;&gt;&quot;&quot;;[.E1871]=&quot;&quot;));BIN2HEX([.D187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72]=[.B1871];&quot;&quot;;VLOOKUP([.D1872];[$Spec.A$1:$Spec.B$1048576];2;0))">
            <text:p/>
          </table:table-cell>
          <table:table-cell table:style-name="ce13" table:formula="of:=IF([.E1872]=&quot;W_REGISTER (RF_CH)&quot;;BIN2DEC([.D1873]);IF([.E1872]=&quot;W_REGISTER (TX_ADDR)&quot;;CONCATENATE(&quot;0x&quot;;BIN2HEX([.D1877]);BIN2HEX([.D1876]);BIN2HEX([.D1875]);BIN2HEX([.D1874]);BIN2HEX([.D1873]));&quot;&quot;))">
            <text:p/>
          </table:table-cell>
          <table:table-cell table:style-name="ce17" table:formula="of:=IF(OR([.E1871]=&quot;W_TX_PAYLOAD&quot;;AND([.G1871]&lt;&gt;&quot;&quot;;[.E1872]=&quot;&quot;));BIN2HEX([.D187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73]=[.B1872];&quot;&quot;;VLOOKUP([.D1873];[$Spec.A$1:$Spec.B$1048576];2;0))">
            <text:p/>
          </table:table-cell>
          <table:table-cell table:style-name="ce13" table:formula="of:=IF([.E1873]=&quot;W_REGISTER (RF_CH)&quot;;BIN2DEC([.D1874]);IF([.E1873]=&quot;W_REGISTER (TX_ADDR)&quot;;CONCATENATE(&quot;0x&quot;;BIN2HEX([.D1878]);BIN2HEX([.D1877]);BIN2HEX([.D1876]);BIN2HEX([.D1875]);BIN2HEX([.D1874]));&quot;&quot;))">
            <text:p/>
          </table:table-cell>
          <table:table-cell table:style-name="ce17" table:formula="of:=IF(OR([.E1872]=&quot;W_TX_PAYLOAD&quot;;AND([.G1872]&lt;&gt;&quot;&quot;;[.E1873]=&quot;&quot;));BIN2HEX([.D187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74]=[.B1873];&quot;&quot;;VLOOKUP([.D1874];[$Spec.A$1:$Spec.B$1048576];2;0))">
            <text:p/>
          </table:table-cell>
          <table:table-cell table:style-name="ce13" table:formula="of:=IF([.E1874]=&quot;W_REGISTER (RF_CH)&quot;;BIN2DEC([.D1875]);IF([.E1874]=&quot;W_REGISTER (TX_ADDR)&quot;;CONCATENATE(&quot;0x&quot;;BIN2HEX([.D1879]);BIN2HEX([.D1878]);BIN2HEX([.D1877]);BIN2HEX([.D1876]);BIN2HEX([.D1875]));&quot;&quot;))">
            <text:p/>
          </table:table-cell>
          <table:table-cell table:style-name="ce17" table:formula="of:=IF(OR([.E1873]=&quot;W_TX_PAYLOAD&quot;;AND([.G1873]&lt;&gt;&quot;&quot;;[.E1874]=&quot;&quot;));BIN2HEX([.D187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75]=[.B1874];&quot;&quot;;VLOOKUP([.D1875];[$Spec.A$1:$Spec.B$1048576];2;0))">
            <text:p/>
          </table:table-cell>
          <table:table-cell table:style-name="ce13" table:formula="of:=IF([.E1875]=&quot;W_REGISTER (RF_CH)&quot;;BIN2DEC([.D1876]);IF([.E1875]=&quot;W_REGISTER (TX_ADDR)&quot;;CONCATENATE(&quot;0x&quot;;BIN2HEX([.D1880]);BIN2HEX([.D1879]);BIN2HEX([.D1878]);BIN2HEX([.D1877]);BIN2HEX([.D1876]));&quot;&quot;))">
            <text:p/>
          </table:table-cell>
          <table:table-cell table:style-name="ce17" table:formula="of:=IF(OR([.E1874]=&quot;W_TX_PAYLOAD&quot;;AND([.G1874]&lt;&gt;&quot;&quot;;[.E1875]=&quot;&quot;));BIN2HEX([.D187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76]=[.B1875];&quot;&quot;;VLOOKUP([.D1876];[$Spec.A$1:$Spec.B$1048576];2;0))">
            <text:p/>
          </table:table-cell>
          <table:table-cell table:style-name="ce13" table:formula="of:=IF([.E1876]=&quot;W_REGISTER (RF_CH)&quot;;BIN2DEC([.D1877]);IF([.E1876]=&quot;W_REGISTER (TX_ADDR)&quot;;CONCATENATE(&quot;0x&quot;;BIN2HEX([.D1881]);BIN2HEX([.D1880]);BIN2HEX([.D1879]);BIN2HEX([.D1878]);BIN2HEX([.D1877]));&quot;&quot;))">
            <text:p/>
          </table:table-cell>
          <table:table-cell table:style-name="ce17" table:formula="of:=IF(OR([.E1875]=&quot;W_TX_PAYLOAD&quot;;AND([.G1875]&lt;&gt;&quot;&quot;;[.E1876]=&quot;&quot;));BIN2HEX([.D187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77]=[.B1876];&quot;&quot;;VLOOKUP([.D1877];[$Spec.A$1:$Spec.B$1048576];2;0))">
            <text:p/>
          </table:table-cell>
          <table:table-cell table:style-name="ce13" table:formula="of:=IF([.E1877]=&quot;W_REGISTER (RF_CH)&quot;;BIN2DEC([.D1878]);IF([.E1877]=&quot;W_REGISTER (TX_ADDR)&quot;;CONCATENATE(&quot;0x&quot;;BIN2HEX([.D1882]);BIN2HEX([.D1881]);BIN2HEX([.D1880]);BIN2HEX([.D1879]);BIN2HEX([.D1878]));&quot;&quot;))">
            <text:p/>
          </table:table-cell>
          <table:table-cell table:style-name="ce17" table:formula="of:=IF(OR([.E1876]=&quot;W_TX_PAYLOAD&quot;;AND([.G1876]&lt;&gt;&quot;&quot;;[.E1877]=&quot;&quot;));BIN2HEX([.D187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78]=[.B1877];&quot;&quot;;VLOOKUP([.D1878];[$Spec.A$1:$Spec.B$1048576];2;0))">
            <text:p/>
          </table:table-cell>
          <table:table-cell table:style-name="ce13" table:formula="of:=IF([.E1878]=&quot;W_REGISTER (RF_CH)&quot;;BIN2DEC([.D1879]);IF([.E1878]=&quot;W_REGISTER (TX_ADDR)&quot;;CONCATENATE(&quot;0x&quot;;BIN2HEX([.D1883]);BIN2HEX([.D1882]);BIN2HEX([.D1881]);BIN2HEX([.D1880]);BIN2HEX([.D1879]));&quot;&quot;))">
            <text:p/>
          </table:table-cell>
          <table:table-cell table:style-name="ce17" table:formula="of:=IF(OR([.E1877]=&quot;W_TX_PAYLOAD&quot;;AND([.G1877]&lt;&gt;&quot;&quot;;[.E1878]=&quot;&quot;));BIN2HEX([.D187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79]=[.B1878];&quot;&quot;;VLOOKUP([.D1879];[$Spec.A$1:$Spec.B$1048576];2;0))">
            <text:p/>
          </table:table-cell>
          <table:table-cell table:style-name="ce13" table:formula="of:=IF([.E1879]=&quot;W_REGISTER (RF_CH)&quot;;BIN2DEC([.D1880]);IF([.E1879]=&quot;W_REGISTER (TX_ADDR)&quot;;CONCATENATE(&quot;0x&quot;;BIN2HEX([.D1884]);BIN2HEX([.D1883]);BIN2HEX([.D1882]);BIN2HEX([.D1881]);BIN2HEX([.D1880]));&quot;&quot;))">
            <text:p/>
          </table:table-cell>
          <table:table-cell table:style-name="ce17" table:formula="of:=IF(OR([.E1878]=&quot;W_TX_PAYLOAD&quot;;AND([.G1878]&lt;&gt;&quot;&quot;;[.E1879]=&quot;&quot;));BIN2HEX([.D187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80]=[.B1879];&quot;&quot;;VLOOKUP([.D1880];[$Spec.A$1:$Spec.B$1048576];2;0))">
            <text:p/>
          </table:table-cell>
          <table:table-cell table:style-name="ce13" table:formula="of:=IF([.E1880]=&quot;W_REGISTER (RF_CH)&quot;;BIN2DEC([.D1881]);IF([.E1880]=&quot;W_REGISTER (TX_ADDR)&quot;;CONCATENATE(&quot;0x&quot;;BIN2HEX([.D1885]);BIN2HEX([.D1884]);BIN2HEX([.D1883]);BIN2HEX([.D1882]);BIN2HEX([.D1881]));&quot;&quot;))">
            <text:p/>
          </table:table-cell>
          <table:table-cell table:style-name="ce17" table:formula="of:=IF(OR([.E1879]=&quot;W_TX_PAYLOAD&quot;;AND([.G1879]&lt;&gt;&quot;&quot;;[.E1880]=&quot;&quot;));BIN2HEX([.D188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81]=[.B1880];&quot;&quot;;VLOOKUP([.D1881];[$Spec.A$1:$Spec.B$1048576];2;0))">
            <text:p/>
          </table:table-cell>
          <table:table-cell table:style-name="ce13" table:formula="of:=IF([.E1881]=&quot;W_REGISTER (RF_CH)&quot;;BIN2DEC([.D1882]);IF([.E1881]=&quot;W_REGISTER (TX_ADDR)&quot;;CONCATENATE(&quot;0x&quot;;BIN2HEX([.D1886]);BIN2HEX([.D1885]);BIN2HEX([.D1884]);BIN2HEX([.D1883]);BIN2HEX([.D1882]));&quot;&quot;))">
            <text:p/>
          </table:table-cell>
          <table:table-cell table:style-name="ce17" table:formula="of:=IF(OR([.E1880]=&quot;W_TX_PAYLOAD&quot;;AND([.G1880]&lt;&gt;&quot;&quot;;[.E1881]=&quot;&quot;));BIN2HEX([.D188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82]=[.B1881];&quot;&quot;;VLOOKUP([.D1882];[$Spec.A$1:$Spec.B$1048576];2;0))">
            <text:p/>
          </table:table-cell>
          <table:table-cell table:style-name="ce13" table:formula="of:=IF([.E1882]=&quot;W_REGISTER (RF_CH)&quot;;BIN2DEC([.D1883]);IF([.E1882]=&quot;W_REGISTER (TX_ADDR)&quot;;CONCATENATE(&quot;0x&quot;;BIN2HEX([.D1887]);BIN2HEX([.D1886]);BIN2HEX([.D1885]);BIN2HEX([.D1884]);BIN2HEX([.D1883]));&quot;&quot;))">
            <text:p/>
          </table:table-cell>
          <table:table-cell table:style-name="ce17" table:formula="of:=IF(OR([.E1881]=&quot;W_TX_PAYLOAD&quot;;AND([.G1881]&lt;&gt;&quot;&quot;;[.E1882]=&quot;&quot;));BIN2HEX([.D188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83]=[.B1882];&quot;&quot;;VLOOKUP([.D1883];[$Spec.A$1:$Spec.B$1048576];2;0))">
            <text:p/>
          </table:table-cell>
          <table:table-cell table:style-name="ce13" table:formula="of:=IF([.E1883]=&quot;W_REGISTER (RF_CH)&quot;;BIN2DEC([.D1884]);IF([.E1883]=&quot;W_REGISTER (TX_ADDR)&quot;;CONCATENATE(&quot;0x&quot;;BIN2HEX([.D1888]);BIN2HEX([.D1887]);BIN2HEX([.D1886]);BIN2HEX([.D1885]);BIN2HEX([.D1884]));&quot;&quot;))">
            <text:p/>
          </table:table-cell>
          <table:table-cell table:style-name="ce17" table:formula="of:=IF(OR([.E1882]=&quot;W_TX_PAYLOAD&quot;;AND([.G1882]&lt;&gt;&quot;&quot;;[.E1883]=&quot;&quot;));BIN2HEX([.D188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84]=[.B1883];&quot;&quot;;VLOOKUP([.D1884];[$Spec.A$1:$Spec.B$1048576];2;0))">
            <text:p/>
          </table:table-cell>
          <table:table-cell table:style-name="ce13" table:formula="of:=IF([.E1884]=&quot;W_REGISTER (RF_CH)&quot;;BIN2DEC([.D1885]);IF([.E1884]=&quot;W_REGISTER (TX_ADDR)&quot;;CONCATENATE(&quot;0x&quot;;BIN2HEX([.D1889]);BIN2HEX([.D1888]);BIN2HEX([.D1887]);BIN2HEX([.D1886]);BIN2HEX([.D1885]));&quot;&quot;))">
            <text:p/>
          </table:table-cell>
          <table:table-cell table:style-name="ce17" table:formula="of:=IF(OR([.E1883]=&quot;W_TX_PAYLOAD&quot;;AND([.G1883]&lt;&gt;&quot;&quot;;[.E1884]=&quot;&quot;));BIN2HEX([.D188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85]=[.B1884];&quot;&quot;;VLOOKUP([.D1885];[$Spec.A$1:$Spec.B$1048576];2;0))">
            <text:p/>
          </table:table-cell>
          <table:table-cell table:style-name="ce13" table:formula="of:=IF([.E1885]=&quot;W_REGISTER (RF_CH)&quot;;BIN2DEC([.D1886]);IF([.E1885]=&quot;W_REGISTER (TX_ADDR)&quot;;CONCATENATE(&quot;0x&quot;;BIN2HEX([.D1890]);BIN2HEX([.D1889]);BIN2HEX([.D1888]);BIN2HEX([.D1887]);BIN2HEX([.D1886]));&quot;&quot;))">
            <text:p/>
          </table:table-cell>
          <table:table-cell table:style-name="ce17" table:formula="of:=IF(OR([.E1884]=&quot;W_TX_PAYLOAD&quot;;AND([.G1884]&lt;&gt;&quot;&quot;;[.E1885]=&quot;&quot;));BIN2HEX([.D188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86]=[.B1885];&quot;&quot;;VLOOKUP([.D1886];[$Spec.A$1:$Spec.B$1048576];2;0))">
            <text:p/>
          </table:table-cell>
          <table:table-cell table:style-name="ce13" table:formula="of:=IF([.E1886]=&quot;W_REGISTER (RF_CH)&quot;;BIN2DEC([.D1887]);IF([.E1886]=&quot;W_REGISTER (TX_ADDR)&quot;;CONCATENATE(&quot;0x&quot;;BIN2HEX([.D1891]);BIN2HEX([.D1890]);BIN2HEX([.D1889]);BIN2HEX([.D1888]);BIN2HEX([.D1887]));&quot;&quot;))">
            <text:p/>
          </table:table-cell>
          <table:table-cell table:style-name="ce17" table:formula="of:=IF(OR([.E1885]=&quot;W_TX_PAYLOAD&quot;;AND([.G1885]&lt;&gt;&quot;&quot;;[.E1886]=&quot;&quot;));BIN2HEX([.D188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87]=[.B1886];&quot;&quot;;VLOOKUP([.D1887];[$Spec.A$1:$Spec.B$1048576];2;0))">
            <text:p/>
          </table:table-cell>
          <table:table-cell table:style-name="ce13" table:formula="of:=IF([.E1887]=&quot;W_REGISTER (RF_CH)&quot;;BIN2DEC([.D1888]);IF([.E1887]=&quot;W_REGISTER (TX_ADDR)&quot;;CONCATENATE(&quot;0x&quot;;BIN2HEX([.D1892]);BIN2HEX([.D1891]);BIN2HEX([.D1890]);BIN2HEX([.D1889]);BIN2HEX([.D1888]));&quot;&quot;))">
            <text:p/>
          </table:table-cell>
          <table:table-cell table:style-name="ce17" table:formula="of:=IF(OR([.E1886]=&quot;W_TX_PAYLOAD&quot;;AND([.G1886]&lt;&gt;&quot;&quot;;[.E1887]=&quot;&quot;));BIN2HEX([.D188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88]=[.B1887];&quot;&quot;;VLOOKUP([.D1888];[$Spec.A$1:$Spec.B$1048576];2;0))">
            <text:p/>
          </table:table-cell>
          <table:table-cell table:style-name="ce13" table:formula="of:=IF([.E1888]=&quot;W_REGISTER (RF_CH)&quot;;BIN2DEC([.D1889]);IF([.E1888]=&quot;W_REGISTER (TX_ADDR)&quot;;CONCATENATE(&quot;0x&quot;;BIN2HEX([.D1893]);BIN2HEX([.D1892]);BIN2HEX([.D1891]);BIN2HEX([.D1890]);BIN2HEX([.D1889]));&quot;&quot;))">
            <text:p/>
          </table:table-cell>
          <table:table-cell table:style-name="ce17" table:formula="of:=IF(OR([.E1887]=&quot;W_TX_PAYLOAD&quot;;AND([.G1887]&lt;&gt;&quot;&quot;;[.E1888]=&quot;&quot;));BIN2HEX([.D188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89]=[.B1888];&quot;&quot;;VLOOKUP([.D1889];[$Spec.A$1:$Spec.B$1048576];2;0))">
            <text:p/>
          </table:table-cell>
          <table:table-cell table:style-name="ce13" table:formula="of:=IF([.E1889]=&quot;W_REGISTER (RF_CH)&quot;;BIN2DEC([.D1890]);IF([.E1889]=&quot;W_REGISTER (TX_ADDR)&quot;;CONCATENATE(&quot;0x&quot;;BIN2HEX([.D1894]);BIN2HEX([.D1893]);BIN2HEX([.D1892]);BIN2HEX([.D1891]);BIN2HEX([.D1890]));&quot;&quot;))">
            <text:p/>
          </table:table-cell>
          <table:table-cell table:style-name="ce17" table:formula="of:=IF(OR([.E1888]=&quot;W_TX_PAYLOAD&quot;;AND([.G1888]&lt;&gt;&quot;&quot;;[.E1889]=&quot;&quot;));BIN2HEX([.D188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90]=[.B1889];&quot;&quot;;VLOOKUP([.D1890];[$Spec.A$1:$Spec.B$1048576];2;0))">
            <text:p/>
          </table:table-cell>
          <table:table-cell table:style-name="ce13" table:formula="of:=IF([.E1890]=&quot;W_REGISTER (RF_CH)&quot;;BIN2DEC([.D1891]);IF([.E1890]=&quot;W_REGISTER (TX_ADDR)&quot;;CONCATENATE(&quot;0x&quot;;BIN2HEX([.D1895]);BIN2HEX([.D1894]);BIN2HEX([.D1893]);BIN2HEX([.D1892]);BIN2HEX([.D1891]));&quot;&quot;))">
            <text:p/>
          </table:table-cell>
          <table:table-cell table:style-name="ce17" table:formula="of:=IF(OR([.E1889]=&quot;W_TX_PAYLOAD&quot;;AND([.G1889]&lt;&gt;&quot;&quot;;[.E1890]=&quot;&quot;));BIN2HEX([.D189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91]=[.B1890];&quot;&quot;;VLOOKUP([.D1891];[$Spec.A$1:$Spec.B$1048576];2;0))">
            <text:p/>
          </table:table-cell>
          <table:table-cell table:style-name="ce13" table:formula="of:=IF([.E1891]=&quot;W_REGISTER (RF_CH)&quot;;BIN2DEC([.D1892]);IF([.E1891]=&quot;W_REGISTER (TX_ADDR)&quot;;CONCATENATE(&quot;0x&quot;;BIN2HEX([.D1896]);BIN2HEX([.D1895]);BIN2HEX([.D1894]);BIN2HEX([.D1893]);BIN2HEX([.D1892]));&quot;&quot;))">
            <text:p/>
          </table:table-cell>
          <table:table-cell table:style-name="ce17" table:formula="of:=IF(OR([.E1890]=&quot;W_TX_PAYLOAD&quot;;AND([.G1890]&lt;&gt;&quot;&quot;;[.E1891]=&quot;&quot;));BIN2HEX([.D189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92]=[.B1891];&quot;&quot;;VLOOKUP([.D1892];[$Spec.A$1:$Spec.B$1048576];2;0))">
            <text:p/>
          </table:table-cell>
          <table:table-cell table:style-name="ce13" table:formula="of:=IF([.E1892]=&quot;W_REGISTER (RF_CH)&quot;;BIN2DEC([.D1893]);IF([.E1892]=&quot;W_REGISTER (TX_ADDR)&quot;;CONCATENATE(&quot;0x&quot;;BIN2HEX([.D1897]);BIN2HEX([.D1896]);BIN2HEX([.D1895]);BIN2HEX([.D1894]);BIN2HEX([.D1893]));&quot;&quot;))">
            <text:p/>
          </table:table-cell>
          <table:table-cell table:style-name="ce17" table:formula="of:=IF(OR([.E1891]=&quot;W_TX_PAYLOAD&quot;;AND([.G1891]&lt;&gt;&quot;&quot;;[.E1892]=&quot;&quot;));BIN2HEX([.D189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93]=[.B1892];&quot;&quot;;VLOOKUP([.D1893];[$Spec.A$1:$Spec.B$1048576];2;0))">
            <text:p/>
          </table:table-cell>
          <table:table-cell table:style-name="ce13" table:formula="of:=IF([.E1893]=&quot;W_REGISTER (RF_CH)&quot;;BIN2DEC([.D1894]);IF([.E1893]=&quot;W_REGISTER (TX_ADDR)&quot;;CONCATENATE(&quot;0x&quot;;BIN2HEX([.D1898]);BIN2HEX([.D1897]);BIN2HEX([.D1896]);BIN2HEX([.D1895]);BIN2HEX([.D1894]));&quot;&quot;))">
            <text:p/>
          </table:table-cell>
          <table:table-cell table:style-name="ce17" table:formula="of:=IF(OR([.E1892]=&quot;W_TX_PAYLOAD&quot;;AND([.G1892]&lt;&gt;&quot;&quot;;[.E1893]=&quot;&quot;));BIN2HEX([.D189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94]=[.B1893];&quot;&quot;;VLOOKUP([.D1894];[$Spec.A$1:$Spec.B$1048576];2;0))">
            <text:p/>
          </table:table-cell>
          <table:table-cell table:style-name="ce13" table:formula="of:=IF([.E1894]=&quot;W_REGISTER (RF_CH)&quot;;BIN2DEC([.D1895]);IF([.E1894]=&quot;W_REGISTER (TX_ADDR)&quot;;CONCATENATE(&quot;0x&quot;;BIN2HEX([.D1899]);BIN2HEX([.D1898]);BIN2HEX([.D1897]);BIN2HEX([.D1896]);BIN2HEX([.D1895]));&quot;&quot;))">
            <text:p/>
          </table:table-cell>
          <table:table-cell table:style-name="ce17" table:formula="of:=IF(OR([.E1893]=&quot;W_TX_PAYLOAD&quot;;AND([.G1893]&lt;&gt;&quot;&quot;;[.E1894]=&quot;&quot;));BIN2HEX([.D189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95]=[.B1894];&quot;&quot;;VLOOKUP([.D1895];[$Spec.A$1:$Spec.B$1048576];2;0))">
            <text:p/>
          </table:table-cell>
          <table:table-cell table:style-name="ce13" table:formula="of:=IF([.E1895]=&quot;W_REGISTER (RF_CH)&quot;;BIN2DEC([.D1896]);IF([.E1895]=&quot;W_REGISTER (TX_ADDR)&quot;;CONCATENATE(&quot;0x&quot;;BIN2HEX([.D1900]);BIN2HEX([.D1899]);BIN2HEX([.D1898]);BIN2HEX([.D1897]);BIN2HEX([.D1896]));&quot;&quot;))">
            <text:p/>
          </table:table-cell>
          <table:table-cell table:style-name="ce17" table:formula="of:=IF(OR([.E1894]=&quot;W_TX_PAYLOAD&quot;;AND([.G1894]&lt;&gt;&quot;&quot;;[.E1895]=&quot;&quot;));BIN2HEX([.D189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96]=[.B1895];&quot;&quot;;VLOOKUP([.D1896];[$Spec.A$1:$Spec.B$1048576];2;0))">
            <text:p/>
          </table:table-cell>
          <table:table-cell table:style-name="ce13" table:formula="of:=IF([.E1896]=&quot;W_REGISTER (RF_CH)&quot;;BIN2DEC([.D1897]);IF([.E1896]=&quot;W_REGISTER (TX_ADDR)&quot;;CONCATENATE(&quot;0x&quot;;BIN2HEX([.D1901]);BIN2HEX([.D1900]);BIN2HEX([.D1899]);BIN2HEX([.D1898]);BIN2HEX([.D1897]));&quot;&quot;))">
            <text:p/>
          </table:table-cell>
          <table:table-cell table:style-name="ce17" table:formula="of:=IF(OR([.E1895]=&quot;W_TX_PAYLOAD&quot;;AND([.G1895]&lt;&gt;&quot;&quot;;[.E1896]=&quot;&quot;));BIN2HEX([.D189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97]=[.B1896];&quot;&quot;;VLOOKUP([.D1897];[$Spec.A$1:$Spec.B$1048576];2;0))">
            <text:p/>
          </table:table-cell>
          <table:table-cell table:style-name="ce13" table:formula="of:=IF([.E1897]=&quot;W_REGISTER (RF_CH)&quot;;BIN2DEC([.D1898]);IF([.E1897]=&quot;W_REGISTER (TX_ADDR)&quot;;CONCATENATE(&quot;0x&quot;;BIN2HEX([.D1902]);BIN2HEX([.D1901]);BIN2HEX([.D1900]);BIN2HEX([.D1899]);BIN2HEX([.D1898]));&quot;&quot;))">
            <text:p/>
          </table:table-cell>
          <table:table-cell table:style-name="ce17" table:formula="of:=IF(OR([.E1896]=&quot;W_TX_PAYLOAD&quot;;AND([.G1896]&lt;&gt;&quot;&quot;;[.E1897]=&quot;&quot;));BIN2HEX([.D189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98]=[.B1897];&quot;&quot;;VLOOKUP([.D1898];[$Spec.A$1:$Spec.B$1048576];2;0))">
            <text:p/>
          </table:table-cell>
          <table:table-cell table:style-name="ce13" table:formula="of:=IF([.E1898]=&quot;W_REGISTER (RF_CH)&quot;;BIN2DEC([.D1899]);IF([.E1898]=&quot;W_REGISTER (TX_ADDR)&quot;;CONCATENATE(&quot;0x&quot;;BIN2HEX([.D1903]);BIN2HEX([.D1902]);BIN2HEX([.D1901]);BIN2HEX([.D1900]);BIN2HEX([.D1899]));&quot;&quot;))">
            <text:p/>
          </table:table-cell>
          <table:table-cell table:style-name="ce17" table:formula="of:=IF(OR([.E1897]=&quot;W_TX_PAYLOAD&quot;;AND([.G1897]&lt;&gt;&quot;&quot;;[.E1898]=&quot;&quot;));BIN2HEX([.D189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899]=[.B1898];&quot;&quot;;VLOOKUP([.D1899];[$Spec.A$1:$Spec.B$1048576];2;0))">
            <text:p/>
          </table:table-cell>
          <table:table-cell table:style-name="ce13" table:formula="of:=IF([.E1899]=&quot;W_REGISTER (RF_CH)&quot;;BIN2DEC([.D1900]);IF([.E1899]=&quot;W_REGISTER (TX_ADDR)&quot;;CONCATENATE(&quot;0x&quot;;BIN2HEX([.D1904]);BIN2HEX([.D1903]);BIN2HEX([.D1902]);BIN2HEX([.D1901]);BIN2HEX([.D1900]));&quot;&quot;))">
            <text:p/>
          </table:table-cell>
          <table:table-cell table:style-name="ce17" table:formula="of:=IF(OR([.E1898]=&quot;W_TX_PAYLOAD&quot;;AND([.G1898]&lt;&gt;&quot;&quot;;[.E1899]=&quot;&quot;));BIN2HEX([.D189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00]=[.B1899];&quot;&quot;;VLOOKUP([.D1900];[$Spec.A$1:$Spec.B$1048576];2;0))">
            <text:p/>
          </table:table-cell>
          <table:table-cell table:style-name="ce13" table:formula="of:=IF([.E1900]=&quot;W_REGISTER (RF_CH)&quot;;BIN2DEC([.D1901]);IF([.E1900]=&quot;W_REGISTER (TX_ADDR)&quot;;CONCATENATE(&quot;0x&quot;;BIN2HEX([.D1905]);BIN2HEX([.D1904]);BIN2HEX([.D1903]);BIN2HEX([.D1902]);BIN2HEX([.D1901]));&quot;&quot;))">
            <text:p/>
          </table:table-cell>
          <table:table-cell table:style-name="ce17" table:formula="of:=IF(OR([.E1899]=&quot;W_TX_PAYLOAD&quot;;AND([.G1899]&lt;&gt;&quot;&quot;;[.E1900]=&quot;&quot;));BIN2HEX([.D190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01]=[.B1900];&quot;&quot;;VLOOKUP([.D1901];[$Spec.A$1:$Spec.B$1048576];2;0))">
            <text:p/>
          </table:table-cell>
          <table:table-cell table:style-name="ce13" table:formula="of:=IF([.E1901]=&quot;W_REGISTER (RF_CH)&quot;;BIN2DEC([.D1902]);IF([.E1901]=&quot;W_REGISTER (TX_ADDR)&quot;;CONCATENATE(&quot;0x&quot;;BIN2HEX([.D1906]);BIN2HEX([.D1905]);BIN2HEX([.D1904]);BIN2HEX([.D1903]);BIN2HEX([.D1902]));&quot;&quot;))">
            <text:p/>
          </table:table-cell>
          <table:table-cell table:style-name="ce17" table:formula="of:=IF(OR([.E1900]=&quot;W_TX_PAYLOAD&quot;;AND([.G1900]&lt;&gt;&quot;&quot;;[.E1901]=&quot;&quot;));BIN2HEX([.D190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02]=[.B1901];&quot;&quot;;VLOOKUP([.D1902];[$Spec.A$1:$Spec.B$1048576];2;0))">
            <text:p/>
          </table:table-cell>
          <table:table-cell table:style-name="ce13" table:formula="of:=IF([.E1902]=&quot;W_REGISTER (RF_CH)&quot;;BIN2DEC([.D1903]);IF([.E1902]=&quot;W_REGISTER (TX_ADDR)&quot;;CONCATENATE(&quot;0x&quot;;BIN2HEX([.D1907]);BIN2HEX([.D1906]);BIN2HEX([.D1905]);BIN2HEX([.D1904]);BIN2HEX([.D1903]));&quot;&quot;))">
            <text:p/>
          </table:table-cell>
          <table:table-cell table:style-name="ce17" table:formula="of:=IF(OR([.E1901]=&quot;W_TX_PAYLOAD&quot;;AND([.G1901]&lt;&gt;&quot;&quot;;[.E1902]=&quot;&quot;));BIN2HEX([.D190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03]=[.B1902];&quot;&quot;;VLOOKUP([.D1903];[$Spec.A$1:$Spec.B$1048576];2;0))">
            <text:p/>
          </table:table-cell>
          <table:table-cell table:style-name="ce13" table:formula="of:=IF([.E1903]=&quot;W_REGISTER (RF_CH)&quot;;BIN2DEC([.D1904]);IF([.E1903]=&quot;W_REGISTER (TX_ADDR)&quot;;CONCATENATE(&quot;0x&quot;;BIN2HEX([.D1908]);BIN2HEX([.D1907]);BIN2HEX([.D1906]);BIN2HEX([.D1905]);BIN2HEX([.D1904]));&quot;&quot;))">
            <text:p/>
          </table:table-cell>
          <table:table-cell table:style-name="ce17" table:formula="of:=IF(OR([.E1902]=&quot;W_TX_PAYLOAD&quot;;AND([.G1902]&lt;&gt;&quot;&quot;;[.E1903]=&quot;&quot;));BIN2HEX([.D190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04]=[.B1903];&quot;&quot;;VLOOKUP([.D1904];[$Spec.A$1:$Spec.B$1048576];2;0))">
            <text:p/>
          </table:table-cell>
          <table:table-cell table:style-name="ce13" table:formula="of:=IF([.E1904]=&quot;W_REGISTER (RF_CH)&quot;;BIN2DEC([.D1905]);IF([.E1904]=&quot;W_REGISTER (TX_ADDR)&quot;;CONCATENATE(&quot;0x&quot;;BIN2HEX([.D1909]);BIN2HEX([.D1908]);BIN2HEX([.D1907]);BIN2HEX([.D1906]);BIN2HEX([.D1905]));&quot;&quot;))">
            <text:p/>
          </table:table-cell>
          <table:table-cell table:style-name="ce17" table:formula="of:=IF(OR([.E1903]=&quot;W_TX_PAYLOAD&quot;;AND([.G1903]&lt;&gt;&quot;&quot;;[.E1904]=&quot;&quot;));BIN2HEX([.D190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05]=[.B1904];&quot;&quot;;VLOOKUP([.D1905];[$Spec.A$1:$Spec.B$1048576];2;0))">
            <text:p/>
          </table:table-cell>
          <table:table-cell table:style-name="ce13" table:formula="of:=IF([.E1905]=&quot;W_REGISTER (RF_CH)&quot;;BIN2DEC([.D1906]);IF([.E1905]=&quot;W_REGISTER (TX_ADDR)&quot;;CONCATENATE(&quot;0x&quot;;BIN2HEX([.D1910]);BIN2HEX([.D1909]);BIN2HEX([.D1908]);BIN2HEX([.D1907]);BIN2HEX([.D1906]));&quot;&quot;))">
            <text:p/>
          </table:table-cell>
          <table:table-cell table:style-name="ce17" table:formula="of:=IF(OR([.E1904]=&quot;W_TX_PAYLOAD&quot;;AND([.G1904]&lt;&gt;&quot;&quot;;[.E1905]=&quot;&quot;));BIN2HEX([.D190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06]=[.B1905];&quot;&quot;;VLOOKUP([.D1906];[$Spec.A$1:$Spec.B$1048576];2;0))">
            <text:p/>
          </table:table-cell>
          <table:table-cell table:style-name="ce13" table:formula="of:=IF([.E1906]=&quot;W_REGISTER (RF_CH)&quot;;BIN2DEC([.D1907]);IF([.E1906]=&quot;W_REGISTER (TX_ADDR)&quot;;CONCATENATE(&quot;0x&quot;;BIN2HEX([.D1911]);BIN2HEX([.D1910]);BIN2HEX([.D1909]);BIN2HEX([.D1908]);BIN2HEX([.D1907]));&quot;&quot;))">
            <text:p/>
          </table:table-cell>
          <table:table-cell table:style-name="ce17" table:formula="of:=IF(OR([.E1905]=&quot;W_TX_PAYLOAD&quot;;AND([.G1905]&lt;&gt;&quot;&quot;;[.E1906]=&quot;&quot;));BIN2HEX([.D190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07]=[.B1906];&quot;&quot;;VLOOKUP([.D1907];[$Spec.A$1:$Spec.B$1048576];2;0))">
            <text:p/>
          </table:table-cell>
          <table:table-cell table:style-name="ce13" table:formula="of:=IF([.E1907]=&quot;W_REGISTER (RF_CH)&quot;;BIN2DEC([.D1908]);IF([.E1907]=&quot;W_REGISTER (TX_ADDR)&quot;;CONCATENATE(&quot;0x&quot;;BIN2HEX([.D1912]);BIN2HEX([.D1911]);BIN2HEX([.D1910]);BIN2HEX([.D1909]);BIN2HEX([.D1908]));&quot;&quot;))">
            <text:p/>
          </table:table-cell>
          <table:table-cell table:style-name="ce17" table:formula="of:=IF(OR([.E1906]=&quot;W_TX_PAYLOAD&quot;;AND([.G1906]&lt;&gt;&quot;&quot;;[.E1907]=&quot;&quot;));BIN2HEX([.D190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08]=[.B1907];&quot;&quot;;VLOOKUP([.D1908];[$Spec.A$1:$Spec.B$1048576];2;0))">
            <text:p/>
          </table:table-cell>
          <table:table-cell table:style-name="ce13" table:formula="of:=IF([.E1908]=&quot;W_REGISTER (RF_CH)&quot;;BIN2DEC([.D1909]);IF([.E1908]=&quot;W_REGISTER (TX_ADDR)&quot;;CONCATENATE(&quot;0x&quot;;BIN2HEX([.D1913]);BIN2HEX([.D1912]);BIN2HEX([.D1911]);BIN2HEX([.D1910]);BIN2HEX([.D1909]));&quot;&quot;))">
            <text:p/>
          </table:table-cell>
          <table:table-cell table:style-name="ce17" table:formula="of:=IF(OR([.E1907]=&quot;W_TX_PAYLOAD&quot;;AND([.G1907]&lt;&gt;&quot;&quot;;[.E1908]=&quot;&quot;));BIN2HEX([.D190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09]=[.B1908];&quot;&quot;;VLOOKUP([.D1909];[$Spec.A$1:$Spec.B$1048576];2;0))">
            <text:p/>
          </table:table-cell>
          <table:table-cell table:style-name="ce13" table:formula="of:=IF([.E1909]=&quot;W_REGISTER (RF_CH)&quot;;BIN2DEC([.D1910]);IF([.E1909]=&quot;W_REGISTER (TX_ADDR)&quot;;CONCATENATE(&quot;0x&quot;;BIN2HEX([.D1914]);BIN2HEX([.D1913]);BIN2HEX([.D1912]);BIN2HEX([.D1911]);BIN2HEX([.D1910]));&quot;&quot;))">
            <text:p/>
          </table:table-cell>
          <table:table-cell table:style-name="ce17" table:formula="of:=IF(OR([.E1908]=&quot;W_TX_PAYLOAD&quot;;AND([.G1908]&lt;&gt;&quot;&quot;;[.E1909]=&quot;&quot;));BIN2HEX([.D190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10]=[.B1909];&quot;&quot;;VLOOKUP([.D1910];[$Spec.A$1:$Spec.B$1048576];2;0))">
            <text:p/>
          </table:table-cell>
          <table:table-cell table:style-name="ce13" table:formula="of:=IF([.E1910]=&quot;W_REGISTER (RF_CH)&quot;;BIN2DEC([.D1911]);IF([.E1910]=&quot;W_REGISTER (TX_ADDR)&quot;;CONCATENATE(&quot;0x&quot;;BIN2HEX([.D1915]);BIN2HEX([.D1914]);BIN2HEX([.D1913]);BIN2HEX([.D1912]);BIN2HEX([.D1911]));&quot;&quot;))">
            <text:p/>
          </table:table-cell>
          <table:table-cell table:style-name="ce17" table:formula="of:=IF(OR([.E1909]=&quot;W_TX_PAYLOAD&quot;;AND([.G1909]&lt;&gt;&quot;&quot;;[.E1910]=&quot;&quot;));BIN2HEX([.D191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11]=[.B1910];&quot;&quot;;VLOOKUP([.D1911];[$Spec.A$1:$Spec.B$1048576];2;0))">
            <text:p/>
          </table:table-cell>
          <table:table-cell table:style-name="ce13" table:formula="of:=IF([.E1911]=&quot;W_REGISTER (RF_CH)&quot;;BIN2DEC([.D1912]);IF([.E1911]=&quot;W_REGISTER (TX_ADDR)&quot;;CONCATENATE(&quot;0x&quot;;BIN2HEX([.D1916]);BIN2HEX([.D1915]);BIN2HEX([.D1914]);BIN2HEX([.D1913]);BIN2HEX([.D1912]));&quot;&quot;))">
            <text:p/>
          </table:table-cell>
          <table:table-cell table:style-name="ce17" table:formula="of:=IF(OR([.E1910]=&quot;W_TX_PAYLOAD&quot;;AND([.G1910]&lt;&gt;&quot;&quot;;[.E1911]=&quot;&quot;));BIN2HEX([.D191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12]=[.B1911];&quot;&quot;;VLOOKUP([.D1912];[$Spec.A$1:$Spec.B$1048576];2;0))">
            <text:p/>
          </table:table-cell>
          <table:table-cell table:style-name="ce13" table:formula="of:=IF([.E1912]=&quot;W_REGISTER (RF_CH)&quot;;BIN2DEC([.D1913]);IF([.E1912]=&quot;W_REGISTER (TX_ADDR)&quot;;CONCATENATE(&quot;0x&quot;;BIN2HEX([.D1917]);BIN2HEX([.D1916]);BIN2HEX([.D1915]);BIN2HEX([.D1914]);BIN2HEX([.D1913]));&quot;&quot;))">
            <text:p/>
          </table:table-cell>
          <table:table-cell table:style-name="ce17" table:formula="of:=IF(OR([.E1911]=&quot;W_TX_PAYLOAD&quot;;AND([.G1911]&lt;&gt;&quot;&quot;;[.E1912]=&quot;&quot;));BIN2HEX([.D191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13]=[.B1912];&quot;&quot;;VLOOKUP([.D1913];[$Spec.A$1:$Spec.B$1048576];2;0))">
            <text:p/>
          </table:table-cell>
          <table:table-cell table:style-name="ce13" table:formula="of:=IF([.E1913]=&quot;W_REGISTER (RF_CH)&quot;;BIN2DEC([.D1914]);IF([.E1913]=&quot;W_REGISTER (TX_ADDR)&quot;;CONCATENATE(&quot;0x&quot;;BIN2HEX([.D1918]);BIN2HEX([.D1917]);BIN2HEX([.D1916]);BIN2HEX([.D1915]);BIN2HEX([.D1914]));&quot;&quot;))">
            <text:p/>
          </table:table-cell>
          <table:table-cell table:style-name="ce17" table:formula="of:=IF(OR([.E1912]=&quot;W_TX_PAYLOAD&quot;;AND([.G1912]&lt;&gt;&quot;&quot;;[.E1913]=&quot;&quot;));BIN2HEX([.D191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14]=[.B1913];&quot;&quot;;VLOOKUP([.D1914];[$Spec.A$1:$Spec.B$1048576];2;0))">
            <text:p/>
          </table:table-cell>
          <table:table-cell table:style-name="ce13" table:formula="of:=IF([.E1914]=&quot;W_REGISTER (RF_CH)&quot;;BIN2DEC([.D1915]);IF([.E1914]=&quot;W_REGISTER (TX_ADDR)&quot;;CONCATENATE(&quot;0x&quot;;BIN2HEX([.D1919]);BIN2HEX([.D1918]);BIN2HEX([.D1917]);BIN2HEX([.D1916]);BIN2HEX([.D1915]));&quot;&quot;))">
            <text:p/>
          </table:table-cell>
          <table:table-cell table:style-name="ce17" table:formula="of:=IF(OR([.E1913]=&quot;W_TX_PAYLOAD&quot;;AND([.G1913]&lt;&gt;&quot;&quot;;[.E1914]=&quot;&quot;));BIN2HEX([.D191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15]=[.B1914];&quot;&quot;;VLOOKUP([.D1915];[$Spec.A$1:$Spec.B$1048576];2;0))">
            <text:p/>
          </table:table-cell>
          <table:table-cell table:style-name="ce13" table:formula="of:=IF([.E1915]=&quot;W_REGISTER (RF_CH)&quot;;BIN2DEC([.D1916]);IF([.E1915]=&quot;W_REGISTER (TX_ADDR)&quot;;CONCATENATE(&quot;0x&quot;;BIN2HEX([.D1920]);BIN2HEX([.D1919]);BIN2HEX([.D1918]);BIN2HEX([.D1917]);BIN2HEX([.D1916]));&quot;&quot;))">
            <text:p/>
          </table:table-cell>
          <table:table-cell table:style-name="ce17" table:formula="of:=IF(OR([.E1914]=&quot;W_TX_PAYLOAD&quot;;AND([.G1914]&lt;&gt;&quot;&quot;;[.E1915]=&quot;&quot;));BIN2HEX([.D191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16]=[.B1915];&quot;&quot;;VLOOKUP([.D1916];[$Spec.A$1:$Spec.B$1048576];2;0))">
            <text:p/>
          </table:table-cell>
          <table:table-cell table:style-name="ce13" table:formula="of:=IF([.E1916]=&quot;W_REGISTER (RF_CH)&quot;;BIN2DEC([.D1917]);IF([.E1916]=&quot;W_REGISTER (TX_ADDR)&quot;;CONCATENATE(&quot;0x&quot;;BIN2HEX([.D1921]);BIN2HEX([.D1920]);BIN2HEX([.D1919]);BIN2HEX([.D1918]);BIN2HEX([.D1917]));&quot;&quot;))">
            <text:p/>
          </table:table-cell>
          <table:table-cell table:style-name="ce17" table:formula="of:=IF(OR([.E1915]=&quot;W_TX_PAYLOAD&quot;;AND([.G1915]&lt;&gt;&quot;&quot;;[.E1916]=&quot;&quot;));BIN2HEX([.D191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17]=[.B1916];&quot;&quot;;VLOOKUP([.D1917];[$Spec.A$1:$Spec.B$1048576];2;0))">
            <text:p/>
          </table:table-cell>
          <table:table-cell table:style-name="ce13" table:formula="of:=IF([.E1917]=&quot;W_REGISTER (RF_CH)&quot;;BIN2DEC([.D1918]);IF([.E1917]=&quot;W_REGISTER (TX_ADDR)&quot;;CONCATENATE(&quot;0x&quot;;BIN2HEX([.D1922]);BIN2HEX([.D1921]);BIN2HEX([.D1920]);BIN2HEX([.D1919]);BIN2HEX([.D1918]));&quot;&quot;))">
            <text:p/>
          </table:table-cell>
          <table:table-cell table:style-name="ce17" table:formula="of:=IF(OR([.E1916]=&quot;W_TX_PAYLOAD&quot;;AND([.G1916]&lt;&gt;&quot;&quot;;[.E1917]=&quot;&quot;));BIN2HEX([.D191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18]=[.B1917];&quot;&quot;;VLOOKUP([.D1918];[$Spec.A$1:$Spec.B$1048576];2;0))">
            <text:p/>
          </table:table-cell>
          <table:table-cell table:style-name="ce13" table:formula="of:=IF([.E1918]=&quot;W_REGISTER (RF_CH)&quot;;BIN2DEC([.D1919]);IF([.E1918]=&quot;W_REGISTER (TX_ADDR)&quot;;CONCATENATE(&quot;0x&quot;;BIN2HEX([.D1923]);BIN2HEX([.D1922]);BIN2HEX([.D1921]);BIN2HEX([.D1920]);BIN2HEX([.D1919]));&quot;&quot;))">
            <text:p/>
          </table:table-cell>
          <table:table-cell table:style-name="ce17" table:formula="of:=IF(OR([.E1917]=&quot;W_TX_PAYLOAD&quot;;AND([.G1917]&lt;&gt;&quot;&quot;;[.E1918]=&quot;&quot;));BIN2HEX([.D191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19]=[.B1918];&quot;&quot;;VLOOKUP([.D1919];[$Spec.A$1:$Spec.B$1048576];2;0))">
            <text:p/>
          </table:table-cell>
          <table:table-cell table:style-name="ce13" table:formula="of:=IF([.E1919]=&quot;W_REGISTER (RF_CH)&quot;;BIN2DEC([.D1920]);IF([.E1919]=&quot;W_REGISTER (TX_ADDR)&quot;;CONCATENATE(&quot;0x&quot;;BIN2HEX([.D1924]);BIN2HEX([.D1923]);BIN2HEX([.D1922]);BIN2HEX([.D1921]);BIN2HEX([.D1920]));&quot;&quot;))">
            <text:p/>
          </table:table-cell>
          <table:table-cell table:style-name="ce17" table:formula="of:=IF(OR([.E1918]=&quot;W_TX_PAYLOAD&quot;;AND([.G1918]&lt;&gt;&quot;&quot;;[.E1919]=&quot;&quot;));BIN2HEX([.D191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20]=[.B1919];&quot;&quot;;VLOOKUP([.D1920];[$Spec.A$1:$Spec.B$1048576];2;0))">
            <text:p/>
          </table:table-cell>
          <table:table-cell table:style-name="ce13" table:formula="of:=IF([.E1920]=&quot;W_REGISTER (RF_CH)&quot;;BIN2DEC([.D1921]);IF([.E1920]=&quot;W_REGISTER (TX_ADDR)&quot;;CONCATENATE(&quot;0x&quot;;BIN2HEX([.D1925]);BIN2HEX([.D1924]);BIN2HEX([.D1923]);BIN2HEX([.D1922]);BIN2HEX([.D1921]));&quot;&quot;))">
            <text:p/>
          </table:table-cell>
          <table:table-cell table:style-name="ce17" table:formula="of:=IF(OR([.E1919]=&quot;W_TX_PAYLOAD&quot;;AND([.G1919]&lt;&gt;&quot;&quot;;[.E1920]=&quot;&quot;));BIN2HEX([.D192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21]=[.B1920];&quot;&quot;;VLOOKUP([.D1921];[$Spec.A$1:$Spec.B$1048576];2;0))">
            <text:p/>
          </table:table-cell>
          <table:table-cell table:style-name="ce13" table:formula="of:=IF([.E1921]=&quot;W_REGISTER (RF_CH)&quot;;BIN2DEC([.D1922]);IF([.E1921]=&quot;W_REGISTER (TX_ADDR)&quot;;CONCATENATE(&quot;0x&quot;;BIN2HEX([.D1926]);BIN2HEX([.D1925]);BIN2HEX([.D1924]);BIN2HEX([.D1923]);BIN2HEX([.D1922]));&quot;&quot;))">
            <text:p/>
          </table:table-cell>
          <table:table-cell table:style-name="ce17" table:formula="of:=IF(OR([.E1920]=&quot;W_TX_PAYLOAD&quot;;AND([.G1920]&lt;&gt;&quot;&quot;;[.E1921]=&quot;&quot;));BIN2HEX([.D192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22]=[.B1921];&quot;&quot;;VLOOKUP([.D1922];[$Spec.A$1:$Spec.B$1048576];2;0))">
            <text:p/>
          </table:table-cell>
          <table:table-cell table:style-name="ce13" table:formula="of:=IF([.E1922]=&quot;W_REGISTER (RF_CH)&quot;;BIN2DEC([.D1923]);IF([.E1922]=&quot;W_REGISTER (TX_ADDR)&quot;;CONCATENATE(&quot;0x&quot;;BIN2HEX([.D1927]);BIN2HEX([.D1926]);BIN2HEX([.D1925]);BIN2HEX([.D1924]);BIN2HEX([.D1923]));&quot;&quot;))">
            <text:p/>
          </table:table-cell>
          <table:table-cell table:style-name="ce17" table:formula="of:=IF(OR([.E1921]=&quot;W_TX_PAYLOAD&quot;;AND([.G1921]&lt;&gt;&quot;&quot;;[.E1922]=&quot;&quot;));BIN2HEX([.D192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23]=[.B1922];&quot;&quot;;VLOOKUP([.D1923];[$Spec.A$1:$Spec.B$1048576];2;0))">
            <text:p/>
          </table:table-cell>
          <table:table-cell table:style-name="ce13" table:formula="of:=IF([.E1923]=&quot;W_REGISTER (RF_CH)&quot;;BIN2DEC([.D1924]);IF([.E1923]=&quot;W_REGISTER (TX_ADDR)&quot;;CONCATENATE(&quot;0x&quot;;BIN2HEX([.D1928]);BIN2HEX([.D1927]);BIN2HEX([.D1926]);BIN2HEX([.D1925]);BIN2HEX([.D1924]));&quot;&quot;))">
            <text:p/>
          </table:table-cell>
          <table:table-cell table:style-name="ce17" table:formula="of:=IF(OR([.E1922]=&quot;W_TX_PAYLOAD&quot;;AND([.G1922]&lt;&gt;&quot;&quot;;[.E1923]=&quot;&quot;));BIN2HEX([.D192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24]=[.B1923];&quot;&quot;;VLOOKUP([.D1924];[$Spec.A$1:$Spec.B$1048576];2;0))">
            <text:p/>
          </table:table-cell>
          <table:table-cell table:style-name="ce13" table:formula="of:=IF([.E1924]=&quot;W_REGISTER (RF_CH)&quot;;BIN2DEC([.D1925]);IF([.E1924]=&quot;W_REGISTER (TX_ADDR)&quot;;CONCATENATE(&quot;0x&quot;;BIN2HEX([.D1929]);BIN2HEX([.D1928]);BIN2HEX([.D1927]);BIN2HEX([.D1926]);BIN2HEX([.D1925]));&quot;&quot;))">
            <text:p/>
          </table:table-cell>
          <table:table-cell table:style-name="ce17" table:formula="of:=IF(OR([.E1923]=&quot;W_TX_PAYLOAD&quot;;AND([.G1923]&lt;&gt;&quot;&quot;;[.E1924]=&quot;&quot;));BIN2HEX([.D192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25]=[.B1924];&quot;&quot;;VLOOKUP([.D1925];[$Spec.A$1:$Spec.B$1048576];2;0))">
            <text:p/>
          </table:table-cell>
          <table:table-cell table:style-name="ce13" table:formula="of:=IF([.E1925]=&quot;W_REGISTER (RF_CH)&quot;;BIN2DEC([.D1926]);IF([.E1925]=&quot;W_REGISTER (TX_ADDR)&quot;;CONCATENATE(&quot;0x&quot;;BIN2HEX([.D1930]);BIN2HEX([.D1929]);BIN2HEX([.D1928]);BIN2HEX([.D1927]);BIN2HEX([.D1926]));&quot;&quot;))">
            <text:p/>
          </table:table-cell>
          <table:table-cell table:style-name="ce17" table:formula="of:=IF(OR([.E1924]=&quot;W_TX_PAYLOAD&quot;;AND([.G1924]&lt;&gt;&quot;&quot;;[.E1925]=&quot;&quot;));BIN2HEX([.D192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26]=[.B1925];&quot;&quot;;VLOOKUP([.D1926];[$Spec.A$1:$Spec.B$1048576];2;0))">
            <text:p/>
          </table:table-cell>
          <table:table-cell table:style-name="ce13" table:formula="of:=IF([.E1926]=&quot;W_REGISTER (RF_CH)&quot;;BIN2DEC([.D1927]);IF([.E1926]=&quot;W_REGISTER (TX_ADDR)&quot;;CONCATENATE(&quot;0x&quot;;BIN2HEX([.D1931]);BIN2HEX([.D1930]);BIN2HEX([.D1929]);BIN2HEX([.D1928]);BIN2HEX([.D1927]));&quot;&quot;))">
            <text:p/>
          </table:table-cell>
          <table:table-cell table:style-name="ce17" table:formula="of:=IF(OR([.E1925]=&quot;W_TX_PAYLOAD&quot;;AND([.G1925]&lt;&gt;&quot;&quot;;[.E1926]=&quot;&quot;));BIN2HEX([.D192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27]=[.B1926];&quot;&quot;;VLOOKUP([.D1927];[$Spec.A$1:$Spec.B$1048576];2;0))">
            <text:p/>
          </table:table-cell>
          <table:table-cell table:style-name="ce13" table:formula="of:=IF([.E1927]=&quot;W_REGISTER (RF_CH)&quot;;BIN2DEC([.D1928]);IF([.E1927]=&quot;W_REGISTER (TX_ADDR)&quot;;CONCATENATE(&quot;0x&quot;;BIN2HEX([.D1932]);BIN2HEX([.D1931]);BIN2HEX([.D1930]);BIN2HEX([.D1929]);BIN2HEX([.D1928]));&quot;&quot;))">
            <text:p/>
          </table:table-cell>
          <table:table-cell table:style-name="ce17" table:formula="of:=IF(OR([.E1926]=&quot;W_TX_PAYLOAD&quot;;AND([.G1926]&lt;&gt;&quot;&quot;;[.E1927]=&quot;&quot;));BIN2HEX([.D192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28]=[.B1927];&quot;&quot;;VLOOKUP([.D1928];[$Spec.A$1:$Spec.B$1048576];2;0))">
            <text:p/>
          </table:table-cell>
          <table:table-cell table:style-name="ce13" table:formula="of:=IF([.E1928]=&quot;W_REGISTER (RF_CH)&quot;;BIN2DEC([.D1929]);IF([.E1928]=&quot;W_REGISTER (TX_ADDR)&quot;;CONCATENATE(&quot;0x&quot;;BIN2HEX([.D1933]);BIN2HEX([.D1932]);BIN2HEX([.D1931]);BIN2HEX([.D1930]);BIN2HEX([.D1929]));&quot;&quot;))">
            <text:p/>
          </table:table-cell>
          <table:table-cell table:style-name="ce17" table:formula="of:=IF(OR([.E1927]=&quot;W_TX_PAYLOAD&quot;;AND([.G1927]&lt;&gt;&quot;&quot;;[.E1928]=&quot;&quot;));BIN2HEX([.D192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29]=[.B1928];&quot;&quot;;VLOOKUP([.D1929];[$Spec.A$1:$Spec.B$1048576];2;0))">
            <text:p/>
          </table:table-cell>
          <table:table-cell table:style-name="ce13" table:formula="of:=IF([.E1929]=&quot;W_REGISTER (RF_CH)&quot;;BIN2DEC([.D1930]);IF([.E1929]=&quot;W_REGISTER (TX_ADDR)&quot;;CONCATENATE(&quot;0x&quot;;BIN2HEX([.D1934]);BIN2HEX([.D1933]);BIN2HEX([.D1932]);BIN2HEX([.D1931]);BIN2HEX([.D1930]));&quot;&quot;))">
            <text:p/>
          </table:table-cell>
          <table:table-cell table:style-name="ce17" table:formula="of:=IF(OR([.E1928]=&quot;W_TX_PAYLOAD&quot;;AND([.G1928]&lt;&gt;&quot;&quot;;[.E1929]=&quot;&quot;));BIN2HEX([.D192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30]=[.B1929];&quot;&quot;;VLOOKUP([.D1930];[$Spec.A$1:$Spec.B$1048576];2;0))">
            <text:p/>
          </table:table-cell>
          <table:table-cell table:style-name="ce13" table:formula="of:=IF([.E1930]=&quot;W_REGISTER (RF_CH)&quot;;BIN2DEC([.D1931]);IF([.E1930]=&quot;W_REGISTER (TX_ADDR)&quot;;CONCATENATE(&quot;0x&quot;;BIN2HEX([.D1935]);BIN2HEX([.D1934]);BIN2HEX([.D1933]);BIN2HEX([.D1932]);BIN2HEX([.D1931]));&quot;&quot;))">
            <text:p/>
          </table:table-cell>
          <table:table-cell table:style-name="ce17" table:formula="of:=IF(OR([.E1929]=&quot;W_TX_PAYLOAD&quot;;AND([.G1929]&lt;&gt;&quot;&quot;;[.E1930]=&quot;&quot;));BIN2HEX([.D193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31]=[.B1930];&quot;&quot;;VLOOKUP([.D1931];[$Spec.A$1:$Spec.B$1048576];2;0))">
            <text:p/>
          </table:table-cell>
          <table:table-cell table:style-name="ce13" table:formula="of:=IF([.E1931]=&quot;W_REGISTER (RF_CH)&quot;;BIN2DEC([.D1932]);IF([.E1931]=&quot;W_REGISTER (TX_ADDR)&quot;;CONCATENATE(&quot;0x&quot;;BIN2HEX([.D1936]);BIN2HEX([.D1935]);BIN2HEX([.D1934]);BIN2HEX([.D1933]);BIN2HEX([.D1932]));&quot;&quot;))">
            <text:p/>
          </table:table-cell>
          <table:table-cell table:style-name="ce17" table:formula="of:=IF(OR([.E1930]=&quot;W_TX_PAYLOAD&quot;;AND([.G1930]&lt;&gt;&quot;&quot;;[.E1931]=&quot;&quot;));BIN2HEX([.D193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32]=[.B1931];&quot;&quot;;VLOOKUP([.D1932];[$Spec.A$1:$Spec.B$1048576];2;0))">
            <text:p/>
          </table:table-cell>
          <table:table-cell table:style-name="ce13" table:formula="of:=IF([.E1932]=&quot;W_REGISTER (RF_CH)&quot;;BIN2DEC([.D1933]);IF([.E1932]=&quot;W_REGISTER (TX_ADDR)&quot;;CONCATENATE(&quot;0x&quot;;BIN2HEX([.D1937]);BIN2HEX([.D1936]);BIN2HEX([.D1935]);BIN2HEX([.D1934]);BIN2HEX([.D1933]));&quot;&quot;))">
            <text:p/>
          </table:table-cell>
          <table:table-cell table:style-name="ce17" table:formula="of:=IF(OR([.E1931]=&quot;W_TX_PAYLOAD&quot;;AND([.G1931]&lt;&gt;&quot;&quot;;[.E1932]=&quot;&quot;));BIN2HEX([.D193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33]=[.B1932];&quot;&quot;;VLOOKUP([.D1933];[$Spec.A$1:$Spec.B$1048576];2;0))">
            <text:p/>
          </table:table-cell>
          <table:table-cell table:style-name="ce13" table:formula="of:=IF([.E1933]=&quot;W_REGISTER (RF_CH)&quot;;BIN2DEC([.D1934]);IF([.E1933]=&quot;W_REGISTER (TX_ADDR)&quot;;CONCATENATE(&quot;0x&quot;;BIN2HEX([.D1938]);BIN2HEX([.D1937]);BIN2HEX([.D1936]);BIN2HEX([.D1935]);BIN2HEX([.D1934]));&quot;&quot;))">
            <text:p/>
          </table:table-cell>
          <table:table-cell table:style-name="ce17" table:formula="of:=IF(OR([.E1932]=&quot;W_TX_PAYLOAD&quot;;AND([.G1932]&lt;&gt;&quot;&quot;;[.E1933]=&quot;&quot;));BIN2HEX([.D193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34]=[.B1933];&quot;&quot;;VLOOKUP([.D1934];[$Spec.A$1:$Spec.B$1048576];2;0))">
            <text:p/>
          </table:table-cell>
          <table:table-cell table:style-name="ce13" table:formula="of:=IF([.E1934]=&quot;W_REGISTER (RF_CH)&quot;;BIN2DEC([.D1935]);IF([.E1934]=&quot;W_REGISTER (TX_ADDR)&quot;;CONCATENATE(&quot;0x&quot;;BIN2HEX([.D1939]);BIN2HEX([.D1938]);BIN2HEX([.D1937]);BIN2HEX([.D1936]);BIN2HEX([.D1935]));&quot;&quot;))">
            <text:p/>
          </table:table-cell>
          <table:table-cell table:style-name="ce17" table:formula="of:=IF(OR([.E1933]=&quot;W_TX_PAYLOAD&quot;;AND([.G1933]&lt;&gt;&quot;&quot;;[.E1934]=&quot;&quot;));BIN2HEX([.D193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35]=[.B1934];&quot;&quot;;VLOOKUP([.D1935];[$Spec.A$1:$Spec.B$1048576];2;0))">
            <text:p/>
          </table:table-cell>
          <table:table-cell table:style-name="ce13" table:formula="of:=IF([.E1935]=&quot;W_REGISTER (RF_CH)&quot;;BIN2DEC([.D1936]);IF([.E1935]=&quot;W_REGISTER (TX_ADDR)&quot;;CONCATENATE(&quot;0x&quot;;BIN2HEX([.D1940]);BIN2HEX([.D1939]);BIN2HEX([.D1938]);BIN2HEX([.D1937]);BIN2HEX([.D1936]));&quot;&quot;))">
            <text:p/>
          </table:table-cell>
          <table:table-cell table:style-name="ce17" table:formula="of:=IF(OR([.E1934]=&quot;W_TX_PAYLOAD&quot;;AND([.G1934]&lt;&gt;&quot;&quot;;[.E1935]=&quot;&quot;));BIN2HEX([.D193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36]=[.B1935];&quot;&quot;;VLOOKUP([.D1936];[$Spec.A$1:$Spec.B$1048576];2;0))">
            <text:p/>
          </table:table-cell>
          <table:table-cell table:style-name="ce13" table:formula="of:=IF([.E1936]=&quot;W_REGISTER (RF_CH)&quot;;BIN2DEC([.D1937]);IF([.E1936]=&quot;W_REGISTER (TX_ADDR)&quot;;CONCATENATE(&quot;0x&quot;;BIN2HEX([.D1941]);BIN2HEX([.D1940]);BIN2HEX([.D1939]);BIN2HEX([.D1938]);BIN2HEX([.D1937]));&quot;&quot;))">
            <text:p/>
          </table:table-cell>
          <table:table-cell table:style-name="ce17" table:formula="of:=IF(OR([.E1935]=&quot;W_TX_PAYLOAD&quot;;AND([.G1935]&lt;&gt;&quot;&quot;;[.E1936]=&quot;&quot;));BIN2HEX([.D193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37]=[.B1936];&quot;&quot;;VLOOKUP([.D1937];[$Spec.A$1:$Spec.B$1048576];2;0))">
            <text:p/>
          </table:table-cell>
          <table:table-cell table:style-name="ce13" table:formula="of:=IF([.E1937]=&quot;W_REGISTER (RF_CH)&quot;;BIN2DEC([.D1938]);IF([.E1937]=&quot;W_REGISTER (TX_ADDR)&quot;;CONCATENATE(&quot;0x&quot;;BIN2HEX([.D1942]);BIN2HEX([.D1941]);BIN2HEX([.D1940]);BIN2HEX([.D1939]);BIN2HEX([.D1938]));&quot;&quot;))">
            <text:p/>
          </table:table-cell>
          <table:table-cell table:style-name="ce17" table:formula="of:=IF(OR([.E1936]=&quot;W_TX_PAYLOAD&quot;;AND([.G1936]&lt;&gt;&quot;&quot;;[.E1937]=&quot;&quot;));BIN2HEX([.D193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38]=[.B1937];&quot;&quot;;VLOOKUP([.D1938];[$Spec.A$1:$Spec.B$1048576];2;0))">
            <text:p/>
          </table:table-cell>
          <table:table-cell table:style-name="ce13" table:formula="of:=IF([.E1938]=&quot;W_REGISTER (RF_CH)&quot;;BIN2DEC([.D1939]);IF([.E1938]=&quot;W_REGISTER (TX_ADDR)&quot;;CONCATENATE(&quot;0x&quot;;BIN2HEX([.D1943]);BIN2HEX([.D1942]);BIN2HEX([.D1941]);BIN2HEX([.D1940]);BIN2HEX([.D1939]));&quot;&quot;))">
            <text:p/>
          </table:table-cell>
          <table:table-cell table:style-name="ce17" table:formula="of:=IF(OR([.E1937]=&quot;W_TX_PAYLOAD&quot;;AND([.G1937]&lt;&gt;&quot;&quot;;[.E1938]=&quot;&quot;));BIN2HEX([.D193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39]=[.B1938];&quot;&quot;;VLOOKUP([.D1939];[$Spec.A$1:$Spec.B$1048576];2;0))">
            <text:p/>
          </table:table-cell>
          <table:table-cell table:style-name="ce13" table:formula="of:=IF([.E1939]=&quot;W_REGISTER (RF_CH)&quot;;BIN2DEC([.D1940]);IF([.E1939]=&quot;W_REGISTER (TX_ADDR)&quot;;CONCATENATE(&quot;0x&quot;;BIN2HEX([.D1944]);BIN2HEX([.D1943]);BIN2HEX([.D1942]);BIN2HEX([.D1941]);BIN2HEX([.D1940]));&quot;&quot;))">
            <text:p/>
          </table:table-cell>
          <table:table-cell table:style-name="ce17" table:formula="of:=IF(OR([.E1938]=&quot;W_TX_PAYLOAD&quot;;AND([.G1938]&lt;&gt;&quot;&quot;;[.E1939]=&quot;&quot;));BIN2HEX([.D193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40]=[.B1939];&quot;&quot;;VLOOKUP([.D1940];[$Spec.A$1:$Spec.B$1048576];2;0))">
            <text:p/>
          </table:table-cell>
          <table:table-cell table:style-name="ce13" table:formula="of:=IF([.E1940]=&quot;W_REGISTER (RF_CH)&quot;;BIN2DEC([.D1941]);IF([.E1940]=&quot;W_REGISTER (TX_ADDR)&quot;;CONCATENATE(&quot;0x&quot;;BIN2HEX([.D1945]);BIN2HEX([.D1944]);BIN2HEX([.D1943]);BIN2HEX([.D1942]);BIN2HEX([.D1941]));&quot;&quot;))">
            <text:p/>
          </table:table-cell>
          <table:table-cell table:style-name="ce17" table:formula="of:=IF(OR([.E1939]=&quot;W_TX_PAYLOAD&quot;;AND([.G1939]&lt;&gt;&quot;&quot;;[.E1940]=&quot;&quot;));BIN2HEX([.D194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41]=[.B1940];&quot;&quot;;VLOOKUP([.D1941];[$Spec.A$1:$Spec.B$1048576];2;0))">
            <text:p/>
          </table:table-cell>
          <table:table-cell table:style-name="ce13" table:formula="of:=IF([.E1941]=&quot;W_REGISTER (RF_CH)&quot;;BIN2DEC([.D1942]);IF([.E1941]=&quot;W_REGISTER (TX_ADDR)&quot;;CONCATENATE(&quot;0x&quot;;BIN2HEX([.D1946]);BIN2HEX([.D1945]);BIN2HEX([.D1944]);BIN2HEX([.D1943]);BIN2HEX([.D1942]));&quot;&quot;))">
            <text:p/>
          </table:table-cell>
          <table:table-cell table:style-name="ce17" table:formula="of:=IF(OR([.E1940]=&quot;W_TX_PAYLOAD&quot;;AND([.G1940]&lt;&gt;&quot;&quot;;[.E1941]=&quot;&quot;));BIN2HEX([.D194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42]=[.B1941];&quot;&quot;;VLOOKUP([.D1942];[$Spec.A$1:$Spec.B$1048576];2;0))">
            <text:p/>
          </table:table-cell>
          <table:table-cell table:style-name="ce13" table:formula="of:=IF([.E1942]=&quot;W_REGISTER (RF_CH)&quot;;BIN2DEC([.D1943]);IF([.E1942]=&quot;W_REGISTER (TX_ADDR)&quot;;CONCATENATE(&quot;0x&quot;;BIN2HEX([.D1947]);BIN2HEX([.D1946]);BIN2HEX([.D1945]);BIN2HEX([.D1944]);BIN2HEX([.D1943]));&quot;&quot;))">
            <text:p/>
          </table:table-cell>
          <table:table-cell table:style-name="ce17" table:formula="of:=IF(OR([.E1941]=&quot;W_TX_PAYLOAD&quot;;AND([.G1941]&lt;&gt;&quot;&quot;;[.E1942]=&quot;&quot;));BIN2HEX([.D194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43]=[.B1942];&quot;&quot;;VLOOKUP([.D1943];[$Spec.A$1:$Spec.B$1048576];2;0))">
            <text:p/>
          </table:table-cell>
          <table:table-cell table:style-name="ce13" table:formula="of:=IF([.E1943]=&quot;W_REGISTER (RF_CH)&quot;;BIN2DEC([.D1944]);IF([.E1943]=&quot;W_REGISTER (TX_ADDR)&quot;;CONCATENATE(&quot;0x&quot;;BIN2HEX([.D1948]);BIN2HEX([.D1947]);BIN2HEX([.D1946]);BIN2HEX([.D1945]);BIN2HEX([.D1944]));&quot;&quot;))">
            <text:p/>
          </table:table-cell>
          <table:table-cell table:style-name="ce17" table:formula="of:=IF(OR([.E1942]=&quot;W_TX_PAYLOAD&quot;;AND([.G1942]&lt;&gt;&quot;&quot;;[.E1943]=&quot;&quot;));BIN2HEX([.D194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44]=[.B1943];&quot;&quot;;VLOOKUP([.D1944];[$Spec.A$1:$Spec.B$1048576];2;0))">
            <text:p/>
          </table:table-cell>
          <table:table-cell table:style-name="ce13" table:formula="of:=IF([.E1944]=&quot;W_REGISTER (RF_CH)&quot;;BIN2DEC([.D1945]);IF([.E1944]=&quot;W_REGISTER (TX_ADDR)&quot;;CONCATENATE(&quot;0x&quot;;BIN2HEX([.D1949]);BIN2HEX([.D1948]);BIN2HEX([.D1947]);BIN2HEX([.D1946]);BIN2HEX([.D1945]));&quot;&quot;))">
            <text:p/>
          </table:table-cell>
          <table:table-cell table:style-name="ce17" table:formula="of:=IF(OR([.E1943]=&quot;W_TX_PAYLOAD&quot;;AND([.G1943]&lt;&gt;&quot;&quot;;[.E1944]=&quot;&quot;));BIN2HEX([.D194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45]=[.B1944];&quot;&quot;;VLOOKUP([.D1945];[$Spec.A$1:$Spec.B$1048576];2;0))">
            <text:p/>
          </table:table-cell>
          <table:table-cell table:style-name="ce13" table:formula="of:=IF([.E1945]=&quot;W_REGISTER (RF_CH)&quot;;BIN2DEC([.D1946]);IF([.E1945]=&quot;W_REGISTER (TX_ADDR)&quot;;CONCATENATE(&quot;0x&quot;;BIN2HEX([.D1950]);BIN2HEX([.D1949]);BIN2HEX([.D1948]);BIN2HEX([.D1947]);BIN2HEX([.D1946]));&quot;&quot;))">
            <text:p/>
          </table:table-cell>
          <table:table-cell table:style-name="ce17" table:formula="of:=IF(OR([.E1944]=&quot;W_TX_PAYLOAD&quot;;AND([.G1944]&lt;&gt;&quot;&quot;;[.E1945]=&quot;&quot;));BIN2HEX([.D194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46]=[.B1945];&quot;&quot;;VLOOKUP([.D1946];[$Spec.A$1:$Spec.B$1048576];2;0))">
            <text:p/>
          </table:table-cell>
          <table:table-cell table:style-name="ce13" table:formula="of:=IF([.E1946]=&quot;W_REGISTER (RF_CH)&quot;;BIN2DEC([.D1947]);IF([.E1946]=&quot;W_REGISTER (TX_ADDR)&quot;;CONCATENATE(&quot;0x&quot;;BIN2HEX([.D1951]);BIN2HEX([.D1950]);BIN2HEX([.D1949]);BIN2HEX([.D1948]);BIN2HEX([.D1947]));&quot;&quot;))">
            <text:p/>
          </table:table-cell>
          <table:table-cell table:style-name="ce17" table:formula="of:=IF(OR([.E1945]=&quot;W_TX_PAYLOAD&quot;;AND([.G1945]&lt;&gt;&quot;&quot;;[.E1946]=&quot;&quot;));BIN2HEX([.D194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47]=[.B1946];&quot;&quot;;VLOOKUP([.D1947];[$Spec.A$1:$Spec.B$1048576];2;0))">
            <text:p/>
          </table:table-cell>
          <table:table-cell table:style-name="ce13" table:formula="of:=IF([.E1947]=&quot;W_REGISTER (RF_CH)&quot;;BIN2DEC([.D1948]);IF([.E1947]=&quot;W_REGISTER (TX_ADDR)&quot;;CONCATENATE(&quot;0x&quot;;BIN2HEX([.D1952]);BIN2HEX([.D1951]);BIN2HEX([.D1950]);BIN2HEX([.D1949]);BIN2HEX([.D1948]));&quot;&quot;))">
            <text:p/>
          </table:table-cell>
          <table:table-cell table:style-name="ce17" table:formula="of:=IF(OR([.E1946]=&quot;W_TX_PAYLOAD&quot;;AND([.G1946]&lt;&gt;&quot;&quot;;[.E1947]=&quot;&quot;));BIN2HEX([.D194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48]=[.B1947];&quot;&quot;;VLOOKUP([.D1948];[$Spec.A$1:$Spec.B$1048576];2;0))">
            <text:p/>
          </table:table-cell>
          <table:table-cell table:style-name="ce13" table:formula="of:=IF([.E1948]=&quot;W_REGISTER (RF_CH)&quot;;BIN2DEC([.D1949]);IF([.E1948]=&quot;W_REGISTER (TX_ADDR)&quot;;CONCATENATE(&quot;0x&quot;;BIN2HEX([.D1953]);BIN2HEX([.D1952]);BIN2HEX([.D1951]);BIN2HEX([.D1950]);BIN2HEX([.D1949]));&quot;&quot;))">
            <text:p/>
          </table:table-cell>
          <table:table-cell table:style-name="ce17" table:formula="of:=IF(OR([.E1947]=&quot;W_TX_PAYLOAD&quot;;AND([.G1947]&lt;&gt;&quot;&quot;;[.E1948]=&quot;&quot;));BIN2HEX([.D194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49]=[.B1948];&quot;&quot;;VLOOKUP([.D1949];[$Spec.A$1:$Spec.B$1048576];2;0))">
            <text:p/>
          </table:table-cell>
          <table:table-cell table:style-name="ce13" table:formula="of:=IF([.E1949]=&quot;W_REGISTER (RF_CH)&quot;;BIN2DEC([.D1950]);IF([.E1949]=&quot;W_REGISTER (TX_ADDR)&quot;;CONCATENATE(&quot;0x&quot;;BIN2HEX([.D1954]);BIN2HEX([.D1953]);BIN2HEX([.D1952]);BIN2HEX([.D1951]);BIN2HEX([.D1950]));&quot;&quot;))">
            <text:p/>
          </table:table-cell>
          <table:table-cell table:style-name="ce17" table:formula="of:=IF(OR([.E1948]=&quot;W_TX_PAYLOAD&quot;;AND([.G1948]&lt;&gt;&quot;&quot;;[.E1949]=&quot;&quot;));BIN2HEX([.D194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50]=[.B1949];&quot;&quot;;VLOOKUP([.D1950];[$Spec.A$1:$Spec.B$1048576];2;0))">
            <text:p/>
          </table:table-cell>
          <table:table-cell table:style-name="ce13" table:formula="of:=IF([.E1950]=&quot;W_REGISTER (RF_CH)&quot;;BIN2DEC([.D1951]);IF([.E1950]=&quot;W_REGISTER (TX_ADDR)&quot;;CONCATENATE(&quot;0x&quot;;BIN2HEX([.D1955]);BIN2HEX([.D1954]);BIN2HEX([.D1953]);BIN2HEX([.D1952]);BIN2HEX([.D1951]));&quot;&quot;))">
            <text:p/>
          </table:table-cell>
          <table:table-cell table:style-name="ce17" table:formula="of:=IF(OR([.E1949]=&quot;W_TX_PAYLOAD&quot;;AND([.G1949]&lt;&gt;&quot;&quot;;[.E1950]=&quot;&quot;));BIN2HEX([.D195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51]=[.B1950];&quot;&quot;;VLOOKUP([.D1951];[$Spec.A$1:$Spec.B$1048576];2;0))">
            <text:p/>
          </table:table-cell>
          <table:table-cell table:style-name="ce13" table:formula="of:=IF([.E1951]=&quot;W_REGISTER (RF_CH)&quot;;BIN2DEC([.D1952]);IF([.E1951]=&quot;W_REGISTER (TX_ADDR)&quot;;CONCATENATE(&quot;0x&quot;;BIN2HEX([.D1956]);BIN2HEX([.D1955]);BIN2HEX([.D1954]);BIN2HEX([.D1953]);BIN2HEX([.D1952]));&quot;&quot;))">
            <text:p/>
          </table:table-cell>
          <table:table-cell table:style-name="ce17" table:formula="of:=IF(OR([.E1950]=&quot;W_TX_PAYLOAD&quot;;AND([.G1950]&lt;&gt;&quot;&quot;;[.E1951]=&quot;&quot;));BIN2HEX([.D195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52]=[.B1951];&quot;&quot;;VLOOKUP([.D1952];[$Spec.A$1:$Spec.B$1048576];2;0))">
            <text:p/>
          </table:table-cell>
          <table:table-cell table:style-name="ce13" table:formula="of:=IF([.E1952]=&quot;W_REGISTER (RF_CH)&quot;;BIN2DEC([.D1953]);IF([.E1952]=&quot;W_REGISTER (TX_ADDR)&quot;;CONCATENATE(&quot;0x&quot;;BIN2HEX([.D1957]);BIN2HEX([.D1956]);BIN2HEX([.D1955]);BIN2HEX([.D1954]);BIN2HEX([.D1953]));&quot;&quot;))">
            <text:p/>
          </table:table-cell>
          <table:table-cell table:style-name="ce17" table:formula="of:=IF(OR([.E1951]=&quot;W_TX_PAYLOAD&quot;;AND([.G1951]&lt;&gt;&quot;&quot;;[.E1952]=&quot;&quot;));BIN2HEX([.D195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53]=[.B1952];&quot;&quot;;VLOOKUP([.D1953];[$Spec.A$1:$Spec.B$1048576];2;0))">
            <text:p/>
          </table:table-cell>
          <table:table-cell table:style-name="ce13" table:formula="of:=IF([.E1953]=&quot;W_REGISTER (RF_CH)&quot;;BIN2DEC([.D1954]);IF([.E1953]=&quot;W_REGISTER (TX_ADDR)&quot;;CONCATENATE(&quot;0x&quot;;BIN2HEX([.D1958]);BIN2HEX([.D1957]);BIN2HEX([.D1956]);BIN2HEX([.D1955]);BIN2HEX([.D1954]));&quot;&quot;))">
            <text:p/>
          </table:table-cell>
          <table:table-cell table:style-name="ce17" table:formula="of:=IF(OR([.E1952]=&quot;W_TX_PAYLOAD&quot;;AND([.G1952]&lt;&gt;&quot;&quot;;[.E1953]=&quot;&quot;));BIN2HEX([.D195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54]=[.B1953];&quot;&quot;;VLOOKUP([.D1954];[$Spec.A$1:$Spec.B$1048576];2;0))">
            <text:p/>
          </table:table-cell>
          <table:table-cell table:style-name="ce13" table:formula="of:=IF([.E1954]=&quot;W_REGISTER (RF_CH)&quot;;BIN2DEC([.D1955]);IF([.E1954]=&quot;W_REGISTER (TX_ADDR)&quot;;CONCATENATE(&quot;0x&quot;;BIN2HEX([.D1959]);BIN2HEX([.D1958]);BIN2HEX([.D1957]);BIN2HEX([.D1956]);BIN2HEX([.D1955]));&quot;&quot;))">
            <text:p/>
          </table:table-cell>
          <table:table-cell table:style-name="ce17" table:formula="of:=IF(OR([.E1953]=&quot;W_TX_PAYLOAD&quot;;AND([.G1953]&lt;&gt;&quot;&quot;;[.E1954]=&quot;&quot;));BIN2HEX([.D195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55]=[.B1954];&quot;&quot;;VLOOKUP([.D1955];[$Spec.A$1:$Spec.B$1048576];2;0))">
            <text:p/>
          </table:table-cell>
          <table:table-cell table:style-name="ce13" table:formula="of:=IF([.E1955]=&quot;W_REGISTER (RF_CH)&quot;;BIN2DEC([.D1956]);IF([.E1955]=&quot;W_REGISTER (TX_ADDR)&quot;;CONCATENATE(&quot;0x&quot;;BIN2HEX([.D1960]);BIN2HEX([.D1959]);BIN2HEX([.D1958]);BIN2HEX([.D1957]);BIN2HEX([.D1956]));&quot;&quot;))">
            <text:p/>
          </table:table-cell>
          <table:table-cell table:style-name="ce17" table:formula="of:=IF(OR([.E1954]=&quot;W_TX_PAYLOAD&quot;;AND([.G1954]&lt;&gt;&quot;&quot;;[.E1955]=&quot;&quot;));BIN2HEX([.D195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56]=[.B1955];&quot;&quot;;VLOOKUP([.D1956];[$Spec.A$1:$Spec.B$1048576];2;0))">
            <text:p/>
          </table:table-cell>
          <table:table-cell table:style-name="ce13" table:formula="of:=IF([.E1956]=&quot;W_REGISTER (RF_CH)&quot;;BIN2DEC([.D1957]);IF([.E1956]=&quot;W_REGISTER (TX_ADDR)&quot;;CONCATENATE(&quot;0x&quot;;BIN2HEX([.D1961]);BIN2HEX([.D1960]);BIN2HEX([.D1959]);BIN2HEX([.D1958]);BIN2HEX([.D1957]));&quot;&quot;))">
            <text:p/>
          </table:table-cell>
          <table:table-cell table:style-name="ce17" table:formula="of:=IF(OR([.E1955]=&quot;W_TX_PAYLOAD&quot;;AND([.G1955]&lt;&gt;&quot;&quot;;[.E1956]=&quot;&quot;));BIN2HEX([.D195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57]=[.B1956];&quot;&quot;;VLOOKUP([.D1957];[$Spec.A$1:$Spec.B$1048576];2;0))">
            <text:p/>
          </table:table-cell>
          <table:table-cell table:style-name="ce13" table:formula="of:=IF([.E1957]=&quot;W_REGISTER (RF_CH)&quot;;BIN2DEC([.D1958]);IF([.E1957]=&quot;W_REGISTER (TX_ADDR)&quot;;CONCATENATE(&quot;0x&quot;;BIN2HEX([.D1962]);BIN2HEX([.D1961]);BIN2HEX([.D1960]);BIN2HEX([.D1959]);BIN2HEX([.D1958]));&quot;&quot;))">
            <text:p/>
          </table:table-cell>
          <table:table-cell table:style-name="ce17" table:formula="of:=IF(OR([.E1956]=&quot;W_TX_PAYLOAD&quot;;AND([.G1956]&lt;&gt;&quot;&quot;;[.E1957]=&quot;&quot;));BIN2HEX([.D195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58]=[.B1957];&quot;&quot;;VLOOKUP([.D1958];[$Spec.A$1:$Spec.B$1048576];2;0))">
            <text:p/>
          </table:table-cell>
          <table:table-cell table:style-name="ce13" table:formula="of:=IF([.E1958]=&quot;W_REGISTER (RF_CH)&quot;;BIN2DEC([.D1959]);IF([.E1958]=&quot;W_REGISTER (TX_ADDR)&quot;;CONCATENATE(&quot;0x&quot;;BIN2HEX([.D1963]);BIN2HEX([.D1962]);BIN2HEX([.D1961]);BIN2HEX([.D1960]);BIN2HEX([.D1959]));&quot;&quot;))">
            <text:p/>
          </table:table-cell>
          <table:table-cell table:style-name="ce17" table:formula="of:=IF(OR([.E1957]=&quot;W_TX_PAYLOAD&quot;;AND([.G1957]&lt;&gt;&quot;&quot;;[.E1958]=&quot;&quot;));BIN2HEX([.D195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59]=[.B1958];&quot;&quot;;VLOOKUP([.D1959];[$Spec.A$1:$Spec.B$1048576];2;0))">
            <text:p/>
          </table:table-cell>
          <table:table-cell table:style-name="ce13" table:formula="of:=IF([.E1959]=&quot;W_REGISTER (RF_CH)&quot;;BIN2DEC([.D1960]);IF([.E1959]=&quot;W_REGISTER (TX_ADDR)&quot;;CONCATENATE(&quot;0x&quot;;BIN2HEX([.D1964]);BIN2HEX([.D1963]);BIN2HEX([.D1962]);BIN2HEX([.D1961]);BIN2HEX([.D1960]));&quot;&quot;))">
            <text:p/>
          </table:table-cell>
          <table:table-cell table:style-name="ce17" table:formula="of:=IF(OR([.E1958]=&quot;W_TX_PAYLOAD&quot;;AND([.G1958]&lt;&gt;&quot;&quot;;[.E1959]=&quot;&quot;));BIN2HEX([.D195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60]=[.B1959];&quot;&quot;;VLOOKUP([.D1960];[$Spec.A$1:$Spec.B$1048576];2;0))">
            <text:p/>
          </table:table-cell>
          <table:table-cell table:style-name="ce13" table:formula="of:=IF([.E1960]=&quot;W_REGISTER (RF_CH)&quot;;BIN2DEC([.D1961]);IF([.E1960]=&quot;W_REGISTER (TX_ADDR)&quot;;CONCATENATE(&quot;0x&quot;;BIN2HEX([.D1965]);BIN2HEX([.D1964]);BIN2HEX([.D1963]);BIN2HEX([.D1962]);BIN2HEX([.D1961]));&quot;&quot;))">
            <text:p/>
          </table:table-cell>
          <table:table-cell table:style-name="ce17" table:formula="of:=IF(OR([.E1959]=&quot;W_TX_PAYLOAD&quot;;AND([.G1959]&lt;&gt;&quot;&quot;;[.E1960]=&quot;&quot;));BIN2HEX([.D196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61]=[.B1960];&quot;&quot;;VLOOKUP([.D1961];[$Spec.A$1:$Spec.B$1048576];2;0))">
            <text:p/>
          </table:table-cell>
          <table:table-cell table:style-name="ce13" table:formula="of:=IF([.E1961]=&quot;W_REGISTER (RF_CH)&quot;;BIN2DEC([.D1962]);IF([.E1961]=&quot;W_REGISTER (TX_ADDR)&quot;;CONCATENATE(&quot;0x&quot;;BIN2HEX([.D1966]);BIN2HEX([.D1965]);BIN2HEX([.D1964]);BIN2HEX([.D1963]);BIN2HEX([.D1962]));&quot;&quot;))">
            <text:p/>
          </table:table-cell>
          <table:table-cell table:style-name="ce17" table:formula="of:=IF(OR([.E1960]=&quot;W_TX_PAYLOAD&quot;;AND([.G1960]&lt;&gt;&quot;&quot;;[.E1961]=&quot;&quot;));BIN2HEX([.D196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62]=[.B1961];&quot;&quot;;VLOOKUP([.D1962];[$Spec.A$1:$Spec.B$1048576];2;0))">
            <text:p/>
          </table:table-cell>
          <table:table-cell table:style-name="ce13" table:formula="of:=IF([.E1962]=&quot;W_REGISTER (RF_CH)&quot;;BIN2DEC([.D1963]);IF([.E1962]=&quot;W_REGISTER (TX_ADDR)&quot;;CONCATENATE(&quot;0x&quot;;BIN2HEX([.D1967]);BIN2HEX([.D1966]);BIN2HEX([.D1965]);BIN2HEX([.D1964]);BIN2HEX([.D1963]));&quot;&quot;))">
            <text:p/>
          </table:table-cell>
          <table:table-cell table:style-name="ce17" table:formula="of:=IF(OR([.E1961]=&quot;W_TX_PAYLOAD&quot;;AND([.G1961]&lt;&gt;&quot;&quot;;[.E1962]=&quot;&quot;));BIN2HEX([.D196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63]=[.B1962];&quot;&quot;;VLOOKUP([.D1963];[$Spec.A$1:$Spec.B$1048576];2;0))">
            <text:p/>
          </table:table-cell>
          <table:table-cell table:style-name="ce13" table:formula="of:=IF([.E1963]=&quot;W_REGISTER (RF_CH)&quot;;BIN2DEC([.D1964]);IF([.E1963]=&quot;W_REGISTER (TX_ADDR)&quot;;CONCATENATE(&quot;0x&quot;;BIN2HEX([.D1968]);BIN2HEX([.D1967]);BIN2HEX([.D1966]);BIN2HEX([.D1965]);BIN2HEX([.D1964]));&quot;&quot;))">
            <text:p/>
          </table:table-cell>
          <table:table-cell table:style-name="ce17" table:formula="of:=IF(OR([.E1962]=&quot;W_TX_PAYLOAD&quot;;AND([.G1962]&lt;&gt;&quot;&quot;;[.E1963]=&quot;&quot;));BIN2HEX([.D196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64]=[.B1963];&quot;&quot;;VLOOKUP([.D1964];[$Spec.A$1:$Spec.B$1048576];2;0))">
            <text:p/>
          </table:table-cell>
          <table:table-cell table:style-name="ce13" table:formula="of:=IF([.E1964]=&quot;W_REGISTER (RF_CH)&quot;;BIN2DEC([.D1965]);IF([.E1964]=&quot;W_REGISTER (TX_ADDR)&quot;;CONCATENATE(&quot;0x&quot;;BIN2HEX([.D1969]);BIN2HEX([.D1968]);BIN2HEX([.D1967]);BIN2HEX([.D1966]);BIN2HEX([.D1965]));&quot;&quot;))">
            <text:p/>
          </table:table-cell>
          <table:table-cell table:style-name="ce17" table:formula="of:=IF(OR([.E1963]=&quot;W_TX_PAYLOAD&quot;;AND([.G1963]&lt;&gt;&quot;&quot;;[.E1964]=&quot;&quot;));BIN2HEX([.D196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65]=[.B1964];&quot;&quot;;VLOOKUP([.D1965];[$Spec.A$1:$Spec.B$1048576];2;0))">
            <text:p/>
          </table:table-cell>
          <table:table-cell table:style-name="ce13" table:formula="of:=IF([.E1965]=&quot;W_REGISTER (RF_CH)&quot;;BIN2DEC([.D1966]);IF([.E1965]=&quot;W_REGISTER (TX_ADDR)&quot;;CONCATENATE(&quot;0x&quot;;BIN2HEX([.D1970]);BIN2HEX([.D1969]);BIN2HEX([.D1968]);BIN2HEX([.D1967]);BIN2HEX([.D1966]));&quot;&quot;))">
            <text:p/>
          </table:table-cell>
          <table:table-cell table:style-name="ce17" table:formula="of:=IF(OR([.E1964]=&quot;W_TX_PAYLOAD&quot;;AND([.G1964]&lt;&gt;&quot;&quot;;[.E1965]=&quot;&quot;));BIN2HEX([.D196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66]=[.B1965];&quot;&quot;;VLOOKUP([.D1966];[$Spec.A$1:$Spec.B$1048576];2;0))">
            <text:p/>
          </table:table-cell>
          <table:table-cell table:style-name="ce13" table:formula="of:=IF([.E1966]=&quot;W_REGISTER (RF_CH)&quot;;BIN2DEC([.D1967]);IF([.E1966]=&quot;W_REGISTER (TX_ADDR)&quot;;CONCATENATE(&quot;0x&quot;;BIN2HEX([.D1971]);BIN2HEX([.D1970]);BIN2HEX([.D1969]);BIN2HEX([.D1968]);BIN2HEX([.D1967]));&quot;&quot;))">
            <text:p/>
          </table:table-cell>
          <table:table-cell table:style-name="ce17" table:formula="of:=IF(OR([.E1965]=&quot;W_TX_PAYLOAD&quot;;AND([.G1965]&lt;&gt;&quot;&quot;;[.E1966]=&quot;&quot;));BIN2HEX([.D196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67]=[.B1966];&quot;&quot;;VLOOKUP([.D1967];[$Spec.A$1:$Spec.B$1048576];2;0))">
            <text:p/>
          </table:table-cell>
          <table:table-cell table:style-name="ce13" table:formula="of:=IF([.E1967]=&quot;W_REGISTER (RF_CH)&quot;;BIN2DEC([.D1968]);IF([.E1967]=&quot;W_REGISTER (TX_ADDR)&quot;;CONCATENATE(&quot;0x&quot;;BIN2HEX([.D1972]);BIN2HEX([.D1971]);BIN2HEX([.D1970]);BIN2HEX([.D1969]);BIN2HEX([.D1968]));&quot;&quot;))">
            <text:p/>
          </table:table-cell>
          <table:table-cell table:style-name="ce17" table:formula="of:=IF(OR([.E1966]=&quot;W_TX_PAYLOAD&quot;;AND([.G1966]&lt;&gt;&quot;&quot;;[.E1967]=&quot;&quot;));BIN2HEX([.D196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68]=[.B1967];&quot;&quot;;VLOOKUP([.D1968];[$Spec.A$1:$Spec.B$1048576];2;0))">
            <text:p/>
          </table:table-cell>
          <table:table-cell table:style-name="ce13" table:formula="of:=IF([.E1968]=&quot;W_REGISTER (RF_CH)&quot;;BIN2DEC([.D1969]);IF([.E1968]=&quot;W_REGISTER (TX_ADDR)&quot;;CONCATENATE(&quot;0x&quot;;BIN2HEX([.D1973]);BIN2HEX([.D1972]);BIN2HEX([.D1971]);BIN2HEX([.D1970]);BIN2HEX([.D1969]));&quot;&quot;))">
            <text:p/>
          </table:table-cell>
          <table:table-cell table:style-name="ce17" table:formula="of:=IF(OR([.E1967]=&quot;W_TX_PAYLOAD&quot;;AND([.G1967]&lt;&gt;&quot;&quot;;[.E1968]=&quot;&quot;));BIN2HEX([.D196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69]=[.B1968];&quot;&quot;;VLOOKUP([.D1969];[$Spec.A$1:$Spec.B$1048576];2;0))">
            <text:p/>
          </table:table-cell>
          <table:table-cell table:style-name="ce13" table:formula="of:=IF([.E1969]=&quot;W_REGISTER (RF_CH)&quot;;BIN2DEC([.D1970]);IF([.E1969]=&quot;W_REGISTER (TX_ADDR)&quot;;CONCATENATE(&quot;0x&quot;;BIN2HEX([.D1974]);BIN2HEX([.D1973]);BIN2HEX([.D1972]);BIN2HEX([.D1971]);BIN2HEX([.D1970]));&quot;&quot;))">
            <text:p/>
          </table:table-cell>
          <table:table-cell table:style-name="ce17" table:formula="of:=IF(OR([.E1968]=&quot;W_TX_PAYLOAD&quot;;AND([.G1968]&lt;&gt;&quot;&quot;;[.E1969]=&quot;&quot;));BIN2HEX([.D196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70]=[.B1969];&quot;&quot;;VLOOKUP([.D1970];[$Spec.A$1:$Spec.B$1048576];2;0))">
            <text:p/>
          </table:table-cell>
          <table:table-cell table:style-name="ce13" table:formula="of:=IF([.E1970]=&quot;W_REGISTER (RF_CH)&quot;;BIN2DEC([.D1971]);IF([.E1970]=&quot;W_REGISTER (TX_ADDR)&quot;;CONCATENATE(&quot;0x&quot;;BIN2HEX([.D1975]);BIN2HEX([.D1974]);BIN2HEX([.D1973]);BIN2HEX([.D1972]);BIN2HEX([.D1971]));&quot;&quot;))">
            <text:p/>
          </table:table-cell>
          <table:table-cell table:style-name="ce17" table:formula="of:=IF(OR([.E1969]=&quot;W_TX_PAYLOAD&quot;;AND([.G1969]&lt;&gt;&quot;&quot;;[.E1970]=&quot;&quot;));BIN2HEX([.D197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71]=[.B1970];&quot;&quot;;VLOOKUP([.D1971];[$Spec.A$1:$Spec.B$1048576];2;0))">
            <text:p/>
          </table:table-cell>
          <table:table-cell table:style-name="ce13" table:formula="of:=IF([.E1971]=&quot;W_REGISTER (RF_CH)&quot;;BIN2DEC([.D1972]);IF([.E1971]=&quot;W_REGISTER (TX_ADDR)&quot;;CONCATENATE(&quot;0x&quot;;BIN2HEX([.D1976]);BIN2HEX([.D1975]);BIN2HEX([.D1974]);BIN2HEX([.D1973]);BIN2HEX([.D1972]));&quot;&quot;))">
            <text:p/>
          </table:table-cell>
          <table:table-cell table:style-name="ce17" table:formula="of:=IF(OR([.E1970]=&quot;W_TX_PAYLOAD&quot;;AND([.G1970]&lt;&gt;&quot;&quot;;[.E1971]=&quot;&quot;));BIN2HEX([.D197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72]=[.B1971];&quot;&quot;;VLOOKUP([.D1972];[$Spec.A$1:$Spec.B$1048576];2;0))">
            <text:p/>
          </table:table-cell>
          <table:table-cell table:style-name="ce13" table:formula="of:=IF([.E1972]=&quot;W_REGISTER (RF_CH)&quot;;BIN2DEC([.D1973]);IF([.E1972]=&quot;W_REGISTER (TX_ADDR)&quot;;CONCATENATE(&quot;0x&quot;;BIN2HEX([.D1977]);BIN2HEX([.D1976]);BIN2HEX([.D1975]);BIN2HEX([.D1974]);BIN2HEX([.D1973]));&quot;&quot;))">
            <text:p/>
          </table:table-cell>
          <table:table-cell table:style-name="ce17" table:formula="of:=IF(OR([.E1971]=&quot;W_TX_PAYLOAD&quot;;AND([.G1971]&lt;&gt;&quot;&quot;;[.E1972]=&quot;&quot;));BIN2HEX([.D197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73]=[.B1972];&quot;&quot;;VLOOKUP([.D1973];[$Spec.A$1:$Spec.B$1048576];2;0))">
            <text:p/>
          </table:table-cell>
          <table:table-cell table:style-name="ce13" table:formula="of:=IF([.E1973]=&quot;W_REGISTER (RF_CH)&quot;;BIN2DEC([.D1974]);IF([.E1973]=&quot;W_REGISTER (TX_ADDR)&quot;;CONCATENATE(&quot;0x&quot;;BIN2HEX([.D1978]);BIN2HEX([.D1977]);BIN2HEX([.D1976]);BIN2HEX([.D1975]);BIN2HEX([.D1974]));&quot;&quot;))">
            <text:p/>
          </table:table-cell>
          <table:table-cell table:style-name="ce17" table:formula="of:=IF(OR([.E1972]=&quot;W_TX_PAYLOAD&quot;;AND([.G1972]&lt;&gt;&quot;&quot;;[.E1973]=&quot;&quot;));BIN2HEX([.D197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74]=[.B1973];&quot;&quot;;VLOOKUP([.D1974];[$Spec.A$1:$Spec.B$1048576];2;0))">
            <text:p/>
          </table:table-cell>
          <table:table-cell table:style-name="ce13" table:formula="of:=IF([.E1974]=&quot;W_REGISTER (RF_CH)&quot;;BIN2DEC([.D1975]);IF([.E1974]=&quot;W_REGISTER (TX_ADDR)&quot;;CONCATENATE(&quot;0x&quot;;BIN2HEX([.D1979]);BIN2HEX([.D1978]);BIN2HEX([.D1977]);BIN2HEX([.D1976]);BIN2HEX([.D1975]));&quot;&quot;))">
            <text:p/>
          </table:table-cell>
          <table:table-cell table:style-name="ce17" table:formula="of:=IF(OR([.E1973]=&quot;W_TX_PAYLOAD&quot;;AND([.G1973]&lt;&gt;&quot;&quot;;[.E1974]=&quot;&quot;));BIN2HEX([.D197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75]=[.B1974];&quot;&quot;;VLOOKUP([.D1975];[$Spec.A$1:$Spec.B$1048576];2;0))">
            <text:p/>
          </table:table-cell>
          <table:table-cell table:style-name="ce13" table:formula="of:=IF([.E1975]=&quot;W_REGISTER (RF_CH)&quot;;BIN2DEC([.D1976]);IF([.E1975]=&quot;W_REGISTER (TX_ADDR)&quot;;CONCATENATE(&quot;0x&quot;;BIN2HEX([.D1980]);BIN2HEX([.D1979]);BIN2HEX([.D1978]);BIN2HEX([.D1977]);BIN2HEX([.D1976]));&quot;&quot;))">
            <text:p/>
          </table:table-cell>
          <table:table-cell table:style-name="ce17" table:formula="of:=IF(OR([.E1974]=&quot;W_TX_PAYLOAD&quot;;AND([.G1974]&lt;&gt;&quot;&quot;;[.E1975]=&quot;&quot;));BIN2HEX([.D197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76]=[.B1975];&quot;&quot;;VLOOKUP([.D1976];[$Spec.A$1:$Spec.B$1048576];2;0))">
            <text:p/>
          </table:table-cell>
          <table:table-cell table:style-name="ce13" table:formula="of:=IF([.E1976]=&quot;W_REGISTER (RF_CH)&quot;;BIN2DEC([.D1977]);IF([.E1976]=&quot;W_REGISTER (TX_ADDR)&quot;;CONCATENATE(&quot;0x&quot;;BIN2HEX([.D1981]);BIN2HEX([.D1980]);BIN2HEX([.D1979]);BIN2HEX([.D1978]);BIN2HEX([.D1977]));&quot;&quot;))">
            <text:p/>
          </table:table-cell>
          <table:table-cell table:style-name="ce17" table:formula="of:=IF(OR([.E1975]=&quot;W_TX_PAYLOAD&quot;;AND([.G1975]&lt;&gt;&quot;&quot;;[.E1976]=&quot;&quot;));BIN2HEX([.D197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77]=[.B1976];&quot;&quot;;VLOOKUP([.D1977];[$Spec.A$1:$Spec.B$1048576];2;0))">
            <text:p/>
          </table:table-cell>
          <table:table-cell table:style-name="ce13" table:formula="of:=IF([.E1977]=&quot;W_REGISTER (RF_CH)&quot;;BIN2DEC([.D1978]);IF([.E1977]=&quot;W_REGISTER (TX_ADDR)&quot;;CONCATENATE(&quot;0x&quot;;BIN2HEX([.D1982]);BIN2HEX([.D1981]);BIN2HEX([.D1980]);BIN2HEX([.D1979]);BIN2HEX([.D1978]));&quot;&quot;))">
            <text:p/>
          </table:table-cell>
          <table:table-cell table:style-name="ce17" table:formula="of:=IF(OR([.E1976]=&quot;W_TX_PAYLOAD&quot;;AND([.G1976]&lt;&gt;&quot;&quot;;[.E1977]=&quot;&quot;));BIN2HEX([.D197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78]=[.B1977];&quot;&quot;;VLOOKUP([.D1978];[$Spec.A$1:$Spec.B$1048576];2;0))">
            <text:p/>
          </table:table-cell>
          <table:table-cell table:style-name="ce13" table:formula="of:=IF([.E1978]=&quot;W_REGISTER (RF_CH)&quot;;BIN2DEC([.D1979]);IF([.E1978]=&quot;W_REGISTER (TX_ADDR)&quot;;CONCATENATE(&quot;0x&quot;;BIN2HEX([.D1983]);BIN2HEX([.D1982]);BIN2HEX([.D1981]);BIN2HEX([.D1980]);BIN2HEX([.D1979]));&quot;&quot;))">
            <text:p/>
          </table:table-cell>
          <table:table-cell table:style-name="ce17" table:formula="of:=IF(OR([.E1977]=&quot;W_TX_PAYLOAD&quot;;AND([.G1977]&lt;&gt;&quot;&quot;;[.E1978]=&quot;&quot;));BIN2HEX([.D197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79]=[.B1978];&quot;&quot;;VLOOKUP([.D1979];[$Spec.A$1:$Spec.B$1048576];2;0))">
            <text:p/>
          </table:table-cell>
          <table:table-cell table:style-name="ce13" table:formula="of:=IF([.E1979]=&quot;W_REGISTER (RF_CH)&quot;;BIN2DEC([.D1980]);IF([.E1979]=&quot;W_REGISTER (TX_ADDR)&quot;;CONCATENATE(&quot;0x&quot;;BIN2HEX([.D1984]);BIN2HEX([.D1983]);BIN2HEX([.D1982]);BIN2HEX([.D1981]);BIN2HEX([.D1980]));&quot;&quot;))">
            <text:p/>
          </table:table-cell>
          <table:table-cell table:style-name="ce17" table:formula="of:=IF(OR([.E1978]=&quot;W_TX_PAYLOAD&quot;;AND([.G1978]&lt;&gt;&quot;&quot;;[.E1979]=&quot;&quot;));BIN2HEX([.D197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80]=[.B1979];&quot;&quot;;VLOOKUP([.D1980];[$Spec.A$1:$Spec.B$1048576];2;0))">
            <text:p/>
          </table:table-cell>
          <table:table-cell table:style-name="ce13" table:formula="of:=IF([.E1980]=&quot;W_REGISTER (RF_CH)&quot;;BIN2DEC([.D1981]);IF([.E1980]=&quot;W_REGISTER (TX_ADDR)&quot;;CONCATENATE(&quot;0x&quot;;BIN2HEX([.D1985]);BIN2HEX([.D1984]);BIN2HEX([.D1983]);BIN2HEX([.D1982]);BIN2HEX([.D1981]));&quot;&quot;))">
            <text:p/>
          </table:table-cell>
          <table:table-cell table:style-name="ce17" table:formula="of:=IF(OR([.E1979]=&quot;W_TX_PAYLOAD&quot;;AND([.G1979]&lt;&gt;&quot;&quot;;[.E1980]=&quot;&quot;));BIN2HEX([.D198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81]=[.B1980];&quot;&quot;;VLOOKUP([.D1981];[$Spec.A$1:$Spec.B$1048576];2;0))">
            <text:p/>
          </table:table-cell>
          <table:table-cell table:style-name="ce13" table:formula="of:=IF([.E1981]=&quot;W_REGISTER (RF_CH)&quot;;BIN2DEC([.D1982]);IF([.E1981]=&quot;W_REGISTER (TX_ADDR)&quot;;CONCATENATE(&quot;0x&quot;;BIN2HEX([.D1986]);BIN2HEX([.D1985]);BIN2HEX([.D1984]);BIN2HEX([.D1983]);BIN2HEX([.D1982]));&quot;&quot;))">
            <text:p/>
          </table:table-cell>
          <table:table-cell table:style-name="ce17" table:formula="of:=IF(OR([.E1980]=&quot;W_TX_PAYLOAD&quot;;AND([.G1980]&lt;&gt;&quot;&quot;;[.E1981]=&quot;&quot;));BIN2HEX([.D198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82]=[.B1981];&quot;&quot;;VLOOKUP([.D1982];[$Spec.A$1:$Spec.B$1048576];2;0))">
            <text:p/>
          </table:table-cell>
          <table:table-cell table:style-name="ce13" table:formula="of:=IF([.E1982]=&quot;W_REGISTER (RF_CH)&quot;;BIN2DEC([.D1983]);IF([.E1982]=&quot;W_REGISTER (TX_ADDR)&quot;;CONCATENATE(&quot;0x&quot;;BIN2HEX([.D1987]);BIN2HEX([.D1986]);BIN2HEX([.D1985]);BIN2HEX([.D1984]);BIN2HEX([.D1983]));&quot;&quot;))">
            <text:p/>
          </table:table-cell>
          <table:table-cell table:style-name="ce17" table:formula="of:=IF(OR([.E1981]=&quot;W_TX_PAYLOAD&quot;;AND([.G1981]&lt;&gt;&quot;&quot;;[.E1982]=&quot;&quot;));BIN2HEX([.D198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83]=[.B1982];&quot;&quot;;VLOOKUP([.D1983];[$Spec.A$1:$Spec.B$1048576];2;0))">
            <text:p/>
          </table:table-cell>
          <table:table-cell table:style-name="ce13" table:formula="of:=IF([.E1983]=&quot;W_REGISTER (RF_CH)&quot;;BIN2DEC([.D1984]);IF([.E1983]=&quot;W_REGISTER (TX_ADDR)&quot;;CONCATENATE(&quot;0x&quot;;BIN2HEX([.D1988]);BIN2HEX([.D1987]);BIN2HEX([.D1986]);BIN2HEX([.D1985]);BIN2HEX([.D1984]));&quot;&quot;))">
            <text:p/>
          </table:table-cell>
          <table:table-cell table:style-name="ce17" table:formula="of:=IF(OR([.E1982]=&quot;W_TX_PAYLOAD&quot;;AND([.G1982]&lt;&gt;&quot;&quot;;[.E1983]=&quot;&quot;));BIN2HEX([.D198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84]=[.B1983];&quot;&quot;;VLOOKUP([.D1984];[$Spec.A$1:$Spec.B$1048576];2;0))">
            <text:p/>
          </table:table-cell>
          <table:table-cell table:style-name="ce13" table:formula="of:=IF([.E1984]=&quot;W_REGISTER (RF_CH)&quot;;BIN2DEC([.D1985]);IF([.E1984]=&quot;W_REGISTER (TX_ADDR)&quot;;CONCATENATE(&quot;0x&quot;;BIN2HEX([.D1989]);BIN2HEX([.D1988]);BIN2HEX([.D1987]);BIN2HEX([.D1986]);BIN2HEX([.D1985]));&quot;&quot;))">
            <text:p/>
          </table:table-cell>
          <table:table-cell table:style-name="ce17" table:formula="of:=IF(OR([.E1983]=&quot;W_TX_PAYLOAD&quot;;AND([.G1983]&lt;&gt;&quot;&quot;;[.E1984]=&quot;&quot;));BIN2HEX([.D198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85]=[.B1984];&quot;&quot;;VLOOKUP([.D1985];[$Spec.A$1:$Spec.B$1048576];2;0))">
            <text:p/>
          </table:table-cell>
          <table:table-cell table:style-name="ce13" table:formula="of:=IF([.E1985]=&quot;W_REGISTER (RF_CH)&quot;;BIN2DEC([.D1986]);IF([.E1985]=&quot;W_REGISTER (TX_ADDR)&quot;;CONCATENATE(&quot;0x&quot;;BIN2HEX([.D1990]);BIN2HEX([.D1989]);BIN2HEX([.D1988]);BIN2HEX([.D1987]);BIN2HEX([.D1986]));&quot;&quot;))">
            <text:p/>
          </table:table-cell>
          <table:table-cell table:style-name="ce17" table:formula="of:=IF(OR([.E1984]=&quot;W_TX_PAYLOAD&quot;;AND([.G1984]&lt;&gt;&quot;&quot;;[.E1985]=&quot;&quot;));BIN2HEX([.D198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86]=[.B1985];&quot;&quot;;VLOOKUP([.D1986];[$Spec.A$1:$Spec.B$1048576];2;0))">
            <text:p/>
          </table:table-cell>
          <table:table-cell table:style-name="ce13" table:formula="of:=IF([.E1986]=&quot;W_REGISTER (RF_CH)&quot;;BIN2DEC([.D1987]);IF([.E1986]=&quot;W_REGISTER (TX_ADDR)&quot;;CONCATENATE(&quot;0x&quot;;BIN2HEX([.D1991]);BIN2HEX([.D1990]);BIN2HEX([.D1989]);BIN2HEX([.D1988]);BIN2HEX([.D1987]));&quot;&quot;))">
            <text:p/>
          </table:table-cell>
          <table:table-cell table:style-name="ce17" table:formula="of:=IF(OR([.E1985]=&quot;W_TX_PAYLOAD&quot;;AND([.G1985]&lt;&gt;&quot;&quot;;[.E1986]=&quot;&quot;));BIN2HEX([.D198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87]=[.B1986];&quot;&quot;;VLOOKUP([.D1987];[$Spec.A$1:$Spec.B$1048576];2;0))">
            <text:p/>
          </table:table-cell>
          <table:table-cell table:style-name="ce13" table:formula="of:=IF([.E1987]=&quot;W_REGISTER (RF_CH)&quot;;BIN2DEC([.D1988]);IF([.E1987]=&quot;W_REGISTER (TX_ADDR)&quot;;CONCATENATE(&quot;0x&quot;;BIN2HEX([.D1992]);BIN2HEX([.D1991]);BIN2HEX([.D1990]);BIN2HEX([.D1989]);BIN2HEX([.D1988]));&quot;&quot;))">
            <text:p/>
          </table:table-cell>
          <table:table-cell table:style-name="ce17" table:formula="of:=IF(OR([.E1986]=&quot;W_TX_PAYLOAD&quot;;AND([.G1986]&lt;&gt;&quot;&quot;;[.E1987]=&quot;&quot;));BIN2HEX([.D198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88]=[.B1987];&quot;&quot;;VLOOKUP([.D1988];[$Spec.A$1:$Spec.B$1048576];2;0))">
            <text:p/>
          </table:table-cell>
          <table:table-cell table:style-name="ce13" table:formula="of:=IF([.E1988]=&quot;W_REGISTER (RF_CH)&quot;;BIN2DEC([.D1989]);IF([.E1988]=&quot;W_REGISTER (TX_ADDR)&quot;;CONCATENATE(&quot;0x&quot;;BIN2HEX([.D1993]);BIN2HEX([.D1992]);BIN2HEX([.D1991]);BIN2HEX([.D1990]);BIN2HEX([.D1989]));&quot;&quot;))">
            <text:p/>
          </table:table-cell>
          <table:table-cell table:style-name="ce17" table:formula="of:=IF(OR([.E1987]=&quot;W_TX_PAYLOAD&quot;;AND([.G1987]&lt;&gt;&quot;&quot;;[.E1988]=&quot;&quot;));BIN2HEX([.D198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89]=[.B1988];&quot;&quot;;VLOOKUP([.D1989];[$Spec.A$1:$Spec.B$1048576];2;0))">
            <text:p/>
          </table:table-cell>
          <table:table-cell table:style-name="ce13" table:formula="of:=IF([.E1989]=&quot;W_REGISTER (RF_CH)&quot;;BIN2DEC([.D1990]);IF([.E1989]=&quot;W_REGISTER (TX_ADDR)&quot;;CONCATENATE(&quot;0x&quot;;BIN2HEX([.D1994]);BIN2HEX([.D1993]);BIN2HEX([.D1992]);BIN2HEX([.D1991]);BIN2HEX([.D1990]));&quot;&quot;))">
            <text:p/>
          </table:table-cell>
          <table:table-cell table:style-name="ce17" table:formula="of:=IF(OR([.E1988]=&quot;W_TX_PAYLOAD&quot;;AND([.G1988]&lt;&gt;&quot;&quot;;[.E1989]=&quot;&quot;));BIN2HEX([.D198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90]=[.B1989];&quot;&quot;;VLOOKUP([.D1990];[$Spec.A$1:$Spec.B$1048576];2;0))">
            <text:p/>
          </table:table-cell>
          <table:table-cell table:style-name="ce13" table:formula="of:=IF([.E1990]=&quot;W_REGISTER (RF_CH)&quot;;BIN2DEC([.D1991]);IF([.E1990]=&quot;W_REGISTER (TX_ADDR)&quot;;CONCATENATE(&quot;0x&quot;;BIN2HEX([.D1995]);BIN2HEX([.D1994]);BIN2HEX([.D1993]);BIN2HEX([.D1992]);BIN2HEX([.D1991]));&quot;&quot;))">
            <text:p/>
          </table:table-cell>
          <table:table-cell table:style-name="ce17" table:formula="of:=IF(OR([.E1989]=&quot;W_TX_PAYLOAD&quot;;AND([.G1989]&lt;&gt;&quot;&quot;;[.E1990]=&quot;&quot;));BIN2HEX([.D199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91]=[.B1990];&quot;&quot;;VLOOKUP([.D1991];[$Spec.A$1:$Spec.B$1048576];2;0))">
            <text:p/>
          </table:table-cell>
          <table:table-cell table:style-name="ce13" table:formula="of:=IF([.E1991]=&quot;W_REGISTER (RF_CH)&quot;;BIN2DEC([.D1992]);IF([.E1991]=&quot;W_REGISTER (TX_ADDR)&quot;;CONCATENATE(&quot;0x&quot;;BIN2HEX([.D1996]);BIN2HEX([.D1995]);BIN2HEX([.D1994]);BIN2HEX([.D1993]);BIN2HEX([.D1992]));&quot;&quot;))">
            <text:p/>
          </table:table-cell>
          <table:table-cell table:style-name="ce17" table:formula="of:=IF(OR([.E1990]=&quot;W_TX_PAYLOAD&quot;;AND([.G1990]&lt;&gt;&quot;&quot;;[.E1991]=&quot;&quot;));BIN2HEX([.D199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92]=[.B1991];&quot;&quot;;VLOOKUP([.D1992];[$Spec.A$1:$Spec.B$1048576];2;0))">
            <text:p/>
          </table:table-cell>
          <table:table-cell table:style-name="ce13" table:formula="of:=IF([.E1992]=&quot;W_REGISTER (RF_CH)&quot;;BIN2DEC([.D1993]);IF([.E1992]=&quot;W_REGISTER (TX_ADDR)&quot;;CONCATENATE(&quot;0x&quot;;BIN2HEX([.D1997]);BIN2HEX([.D1996]);BIN2HEX([.D1995]);BIN2HEX([.D1994]);BIN2HEX([.D1993]));&quot;&quot;))">
            <text:p/>
          </table:table-cell>
          <table:table-cell table:style-name="ce17" table:formula="of:=IF(OR([.E1991]=&quot;W_TX_PAYLOAD&quot;;AND([.G1991]&lt;&gt;&quot;&quot;;[.E1992]=&quot;&quot;));BIN2HEX([.D199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93]=[.B1992];&quot;&quot;;VLOOKUP([.D1993];[$Spec.A$1:$Spec.B$1048576];2;0))">
            <text:p/>
          </table:table-cell>
          <table:table-cell table:style-name="ce13" table:formula="of:=IF([.E1993]=&quot;W_REGISTER (RF_CH)&quot;;BIN2DEC([.D1994]);IF([.E1993]=&quot;W_REGISTER (TX_ADDR)&quot;;CONCATENATE(&quot;0x&quot;;BIN2HEX([.D1998]);BIN2HEX([.D1997]);BIN2HEX([.D1996]);BIN2HEX([.D1995]);BIN2HEX([.D1994]));&quot;&quot;))">
            <text:p/>
          </table:table-cell>
          <table:table-cell table:style-name="ce17" table:formula="of:=IF(OR([.E1992]=&quot;W_TX_PAYLOAD&quot;;AND([.G1992]&lt;&gt;&quot;&quot;;[.E1993]=&quot;&quot;));BIN2HEX([.D199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94]=[.B1993];&quot;&quot;;VLOOKUP([.D1994];[$Spec.A$1:$Spec.B$1048576];2;0))">
            <text:p/>
          </table:table-cell>
          <table:table-cell table:style-name="ce13" table:formula="of:=IF([.E1994]=&quot;W_REGISTER (RF_CH)&quot;;BIN2DEC([.D1995]);IF([.E1994]=&quot;W_REGISTER (TX_ADDR)&quot;;CONCATENATE(&quot;0x&quot;;BIN2HEX([.D1999]);BIN2HEX([.D1998]);BIN2HEX([.D1997]);BIN2HEX([.D1996]);BIN2HEX([.D1995]));&quot;&quot;))">
            <text:p/>
          </table:table-cell>
          <table:table-cell table:style-name="ce17" table:formula="of:=IF(OR([.E1993]=&quot;W_TX_PAYLOAD&quot;;AND([.G1993]&lt;&gt;&quot;&quot;;[.E1994]=&quot;&quot;));BIN2HEX([.D199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95]=[.B1994];&quot;&quot;;VLOOKUP([.D1995];[$Spec.A$1:$Spec.B$1048576];2;0))">
            <text:p/>
          </table:table-cell>
          <table:table-cell table:style-name="ce13" table:formula="of:=IF([.E1995]=&quot;W_REGISTER (RF_CH)&quot;;BIN2DEC([.D1996]);IF([.E1995]=&quot;W_REGISTER (TX_ADDR)&quot;;CONCATENATE(&quot;0x&quot;;BIN2HEX([.D2000]);BIN2HEX([.D1999]);BIN2HEX([.D1998]);BIN2HEX([.D1997]);BIN2HEX([.D1996]));&quot;&quot;))">
            <text:p/>
          </table:table-cell>
          <table:table-cell table:style-name="ce17" table:formula="of:=IF(OR([.E1994]=&quot;W_TX_PAYLOAD&quot;;AND([.G1994]&lt;&gt;&quot;&quot;;[.E1995]=&quot;&quot;));BIN2HEX([.D199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96]=[.B1995];&quot;&quot;;VLOOKUP([.D1996];[$Spec.A$1:$Spec.B$1048576];2;0))">
            <text:p/>
          </table:table-cell>
          <table:table-cell table:style-name="ce13" table:formula="of:=IF([.E1996]=&quot;W_REGISTER (RF_CH)&quot;;BIN2DEC([.D1997]);IF([.E1996]=&quot;W_REGISTER (TX_ADDR)&quot;;CONCATENATE(&quot;0x&quot;;BIN2HEX([.D2001]);BIN2HEX([.D2000]);BIN2HEX([.D1999]);BIN2HEX([.D1998]);BIN2HEX([.D1997]));&quot;&quot;))">
            <text:p/>
          </table:table-cell>
          <table:table-cell table:style-name="ce17" table:formula="of:=IF(OR([.E1995]=&quot;W_TX_PAYLOAD&quot;;AND([.G1995]&lt;&gt;&quot;&quot;;[.E1996]=&quot;&quot;));BIN2HEX([.D199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97]=[.B1996];&quot;&quot;;VLOOKUP([.D1997];[$Spec.A$1:$Spec.B$1048576];2;0))">
            <text:p/>
          </table:table-cell>
          <table:table-cell table:style-name="ce13" table:formula="of:=IF([.E1997]=&quot;W_REGISTER (RF_CH)&quot;;BIN2DEC([.D1998]);IF([.E1997]=&quot;W_REGISTER (TX_ADDR)&quot;;CONCATENATE(&quot;0x&quot;;BIN2HEX([.D2002]);BIN2HEX([.D2001]);BIN2HEX([.D2000]);BIN2HEX([.D1999]);BIN2HEX([.D1998]));&quot;&quot;))">
            <text:p/>
          </table:table-cell>
          <table:table-cell table:style-name="ce17" table:formula="of:=IF(OR([.E1996]=&quot;W_TX_PAYLOAD&quot;;AND([.G1996]&lt;&gt;&quot;&quot;;[.E1997]=&quot;&quot;));BIN2HEX([.D199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98]=[.B1997];&quot;&quot;;VLOOKUP([.D1998];[$Spec.A$1:$Spec.B$1048576];2;0))">
            <text:p/>
          </table:table-cell>
          <table:table-cell table:style-name="ce13" table:formula="of:=IF([.E1998]=&quot;W_REGISTER (RF_CH)&quot;;BIN2DEC([.D1999]);IF([.E1998]=&quot;W_REGISTER (TX_ADDR)&quot;;CONCATENATE(&quot;0x&quot;;BIN2HEX([.D2003]);BIN2HEX([.D2002]);BIN2HEX([.D2001]);BIN2HEX([.D2000]);BIN2HEX([.D1999]));&quot;&quot;))">
            <text:p/>
          </table:table-cell>
          <table:table-cell table:style-name="ce17" table:formula="of:=IF(OR([.E1997]=&quot;W_TX_PAYLOAD&quot;;AND([.G1997]&lt;&gt;&quot;&quot;;[.E1998]=&quot;&quot;));BIN2HEX([.D199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1999]=[.B1998];&quot;&quot;;VLOOKUP([.D1999];[$Spec.A$1:$Spec.B$1048576];2;0))">
            <text:p/>
          </table:table-cell>
          <table:table-cell table:style-name="ce13" table:formula="of:=IF([.E1999]=&quot;W_REGISTER (RF_CH)&quot;;BIN2DEC([.D2000]);IF([.E1999]=&quot;W_REGISTER (TX_ADDR)&quot;;CONCATENATE(&quot;0x&quot;;BIN2HEX([.D2004]);BIN2HEX([.D2003]);BIN2HEX([.D2002]);BIN2HEX([.D2001]);BIN2HEX([.D2000]));&quot;&quot;))">
            <text:p/>
          </table:table-cell>
          <table:table-cell table:style-name="ce17" table:formula="of:=IF(OR([.E1998]=&quot;W_TX_PAYLOAD&quot;;AND([.G1998]&lt;&gt;&quot;&quot;;[.E1999]=&quot;&quot;));BIN2HEX([.D199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00]=[.B1999];&quot;&quot;;VLOOKUP([.D2000];[$Spec.A$1:$Spec.B$1048576];2;0))">
            <text:p/>
          </table:table-cell>
          <table:table-cell table:style-name="ce13" table:formula="of:=IF([.E2000]=&quot;W_REGISTER (RF_CH)&quot;;BIN2DEC([.D2001]);IF([.E2000]=&quot;W_REGISTER (TX_ADDR)&quot;;CONCATENATE(&quot;0x&quot;;BIN2HEX([.D2005]);BIN2HEX([.D2004]);BIN2HEX([.D2003]);BIN2HEX([.D2002]);BIN2HEX([.D2001]));&quot;&quot;))">
            <text:p/>
          </table:table-cell>
          <table:table-cell table:style-name="ce17" table:formula="of:=IF(OR([.E1999]=&quot;W_TX_PAYLOAD&quot;;AND([.G1999]&lt;&gt;&quot;&quot;;[.E2000]=&quot;&quot;));BIN2HEX([.D200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01]=[.B2000];&quot;&quot;;VLOOKUP([.D2001];[$Spec.A$1:$Spec.B$1048576];2;0))">
            <text:p/>
          </table:table-cell>
          <table:table-cell table:style-name="ce13" table:formula="of:=IF([.E2001]=&quot;W_REGISTER (RF_CH)&quot;;BIN2DEC([.D2002]);IF([.E2001]=&quot;W_REGISTER (TX_ADDR)&quot;;CONCATENATE(&quot;0x&quot;;BIN2HEX([.D2006]);BIN2HEX([.D2005]);BIN2HEX([.D2004]);BIN2HEX([.D2003]);BIN2HEX([.D2002]));&quot;&quot;))">
            <text:p/>
          </table:table-cell>
          <table:table-cell table:style-name="ce17" table:formula="of:=IF(OR([.E2000]=&quot;W_TX_PAYLOAD&quot;;AND([.G2000]&lt;&gt;&quot;&quot;;[.E2001]=&quot;&quot;));BIN2HEX([.D200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02]=[.B2001];&quot;&quot;;VLOOKUP([.D2002];[$Spec.A$1:$Spec.B$1048576];2;0))">
            <text:p/>
          </table:table-cell>
          <table:table-cell table:style-name="ce13" table:formula="of:=IF([.E2002]=&quot;W_REGISTER (RF_CH)&quot;;BIN2DEC([.D2003]);IF([.E2002]=&quot;W_REGISTER (TX_ADDR)&quot;;CONCATENATE(&quot;0x&quot;;BIN2HEX([.D2007]);BIN2HEX([.D2006]);BIN2HEX([.D2005]);BIN2HEX([.D2004]);BIN2HEX([.D2003]));&quot;&quot;))">
            <text:p/>
          </table:table-cell>
          <table:table-cell table:style-name="ce17" table:formula="of:=IF(OR([.E2001]=&quot;W_TX_PAYLOAD&quot;;AND([.G2001]&lt;&gt;&quot;&quot;;[.E2002]=&quot;&quot;));BIN2HEX([.D200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03]=[.B2002];&quot;&quot;;VLOOKUP([.D2003];[$Spec.A$1:$Spec.B$1048576];2;0))">
            <text:p/>
          </table:table-cell>
          <table:table-cell table:style-name="ce13" table:formula="of:=IF([.E2003]=&quot;W_REGISTER (RF_CH)&quot;;BIN2DEC([.D2004]);IF([.E2003]=&quot;W_REGISTER (TX_ADDR)&quot;;CONCATENATE(&quot;0x&quot;;BIN2HEX([.D2008]);BIN2HEX([.D2007]);BIN2HEX([.D2006]);BIN2HEX([.D2005]);BIN2HEX([.D2004]));&quot;&quot;))">
            <text:p/>
          </table:table-cell>
          <table:table-cell table:style-name="ce17" table:formula="of:=IF(OR([.E2002]=&quot;W_TX_PAYLOAD&quot;;AND([.G2002]&lt;&gt;&quot;&quot;;[.E2003]=&quot;&quot;));BIN2HEX([.D200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04]=[.B2003];&quot;&quot;;VLOOKUP([.D2004];[$Spec.A$1:$Spec.B$1048576];2;0))">
            <text:p/>
          </table:table-cell>
          <table:table-cell table:style-name="ce13" table:formula="of:=IF([.E2004]=&quot;W_REGISTER (RF_CH)&quot;;BIN2DEC([.D2005]);IF([.E2004]=&quot;W_REGISTER (TX_ADDR)&quot;;CONCATENATE(&quot;0x&quot;;BIN2HEX([.D2009]);BIN2HEX([.D2008]);BIN2HEX([.D2007]);BIN2HEX([.D2006]);BIN2HEX([.D2005]));&quot;&quot;))">
            <text:p/>
          </table:table-cell>
          <table:table-cell table:style-name="ce17" table:formula="of:=IF(OR([.E2003]=&quot;W_TX_PAYLOAD&quot;;AND([.G2003]&lt;&gt;&quot;&quot;;[.E2004]=&quot;&quot;));BIN2HEX([.D200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05]=[.B2004];&quot;&quot;;VLOOKUP([.D2005];[$Spec.A$1:$Spec.B$1048576];2;0))">
            <text:p/>
          </table:table-cell>
          <table:table-cell table:style-name="ce13" table:formula="of:=IF([.E2005]=&quot;W_REGISTER (RF_CH)&quot;;BIN2DEC([.D2006]);IF([.E2005]=&quot;W_REGISTER (TX_ADDR)&quot;;CONCATENATE(&quot;0x&quot;;BIN2HEX([.D2010]);BIN2HEX([.D2009]);BIN2HEX([.D2008]);BIN2HEX([.D2007]);BIN2HEX([.D2006]));&quot;&quot;))">
            <text:p/>
          </table:table-cell>
          <table:table-cell table:style-name="ce17" table:formula="of:=IF(OR([.E2004]=&quot;W_TX_PAYLOAD&quot;;AND([.G2004]&lt;&gt;&quot;&quot;;[.E2005]=&quot;&quot;));BIN2HEX([.D200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06]=[.B2005];&quot;&quot;;VLOOKUP([.D2006];[$Spec.A$1:$Spec.B$1048576];2;0))">
            <text:p/>
          </table:table-cell>
          <table:table-cell table:style-name="ce13" table:formula="of:=IF([.E2006]=&quot;W_REGISTER (RF_CH)&quot;;BIN2DEC([.D2007]);IF([.E2006]=&quot;W_REGISTER (TX_ADDR)&quot;;CONCATENATE(&quot;0x&quot;;BIN2HEX([.D2011]);BIN2HEX([.D2010]);BIN2HEX([.D2009]);BIN2HEX([.D2008]);BIN2HEX([.D2007]));&quot;&quot;))">
            <text:p/>
          </table:table-cell>
          <table:table-cell table:style-name="ce17" table:formula="of:=IF(OR([.E2005]=&quot;W_TX_PAYLOAD&quot;;AND([.G2005]&lt;&gt;&quot;&quot;;[.E2006]=&quot;&quot;));BIN2HEX([.D200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07]=[.B2006];&quot;&quot;;VLOOKUP([.D2007];[$Spec.A$1:$Spec.B$1048576];2;0))">
            <text:p/>
          </table:table-cell>
          <table:table-cell table:style-name="ce13" table:formula="of:=IF([.E2007]=&quot;W_REGISTER (RF_CH)&quot;;BIN2DEC([.D2008]);IF([.E2007]=&quot;W_REGISTER (TX_ADDR)&quot;;CONCATENATE(&quot;0x&quot;;BIN2HEX([.D2012]);BIN2HEX([.D2011]);BIN2HEX([.D2010]);BIN2HEX([.D2009]);BIN2HEX([.D2008]));&quot;&quot;))">
            <text:p/>
          </table:table-cell>
          <table:table-cell table:style-name="ce17" table:formula="of:=IF(OR([.E2006]=&quot;W_TX_PAYLOAD&quot;;AND([.G2006]&lt;&gt;&quot;&quot;;[.E2007]=&quot;&quot;));BIN2HEX([.D200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08]=[.B2007];&quot;&quot;;VLOOKUP([.D2008];[$Spec.A$1:$Spec.B$1048576];2;0))">
            <text:p/>
          </table:table-cell>
          <table:table-cell table:style-name="ce13" table:formula="of:=IF([.E2008]=&quot;W_REGISTER (RF_CH)&quot;;BIN2DEC([.D2009]);IF([.E2008]=&quot;W_REGISTER (TX_ADDR)&quot;;CONCATENATE(&quot;0x&quot;;BIN2HEX([.D2013]);BIN2HEX([.D2012]);BIN2HEX([.D2011]);BIN2HEX([.D2010]);BIN2HEX([.D2009]));&quot;&quot;))">
            <text:p/>
          </table:table-cell>
          <table:table-cell table:style-name="ce17" table:formula="of:=IF(OR([.E2007]=&quot;W_TX_PAYLOAD&quot;;AND([.G2007]&lt;&gt;&quot;&quot;;[.E2008]=&quot;&quot;));BIN2HEX([.D200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09]=[.B2008];&quot;&quot;;VLOOKUP([.D2009];[$Spec.A$1:$Spec.B$1048576];2;0))">
            <text:p/>
          </table:table-cell>
          <table:table-cell table:style-name="ce13" table:formula="of:=IF([.E2009]=&quot;W_REGISTER (RF_CH)&quot;;BIN2DEC([.D2010]);IF([.E2009]=&quot;W_REGISTER (TX_ADDR)&quot;;CONCATENATE(&quot;0x&quot;;BIN2HEX([.D2014]);BIN2HEX([.D2013]);BIN2HEX([.D2012]);BIN2HEX([.D2011]);BIN2HEX([.D2010]));&quot;&quot;))">
            <text:p/>
          </table:table-cell>
          <table:table-cell table:style-name="ce17" table:formula="of:=IF(OR([.E2008]=&quot;W_TX_PAYLOAD&quot;;AND([.G2008]&lt;&gt;&quot;&quot;;[.E2009]=&quot;&quot;));BIN2HEX([.D200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10]=[.B2009];&quot;&quot;;VLOOKUP([.D2010];[$Spec.A$1:$Spec.B$1048576];2;0))">
            <text:p/>
          </table:table-cell>
          <table:table-cell table:style-name="ce13" table:formula="of:=IF([.E2010]=&quot;W_REGISTER (RF_CH)&quot;;BIN2DEC([.D2011]);IF([.E2010]=&quot;W_REGISTER (TX_ADDR)&quot;;CONCATENATE(&quot;0x&quot;;BIN2HEX([.D2015]);BIN2HEX([.D2014]);BIN2HEX([.D2013]);BIN2HEX([.D2012]);BIN2HEX([.D2011]));&quot;&quot;))">
            <text:p/>
          </table:table-cell>
          <table:table-cell table:style-name="ce17" table:formula="of:=IF(OR([.E2009]=&quot;W_TX_PAYLOAD&quot;;AND([.G2009]&lt;&gt;&quot;&quot;;[.E2010]=&quot;&quot;));BIN2HEX([.D201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11]=[.B2010];&quot;&quot;;VLOOKUP([.D2011];[$Spec.A$1:$Spec.B$1048576];2;0))">
            <text:p/>
          </table:table-cell>
          <table:table-cell table:style-name="ce13" table:formula="of:=IF([.E2011]=&quot;W_REGISTER (RF_CH)&quot;;BIN2DEC([.D2012]);IF([.E2011]=&quot;W_REGISTER (TX_ADDR)&quot;;CONCATENATE(&quot;0x&quot;;BIN2HEX([.D2016]);BIN2HEX([.D2015]);BIN2HEX([.D2014]);BIN2HEX([.D2013]);BIN2HEX([.D2012]));&quot;&quot;))">
            <text:p/>
          </table:table-cell>
          <table:table-cell table:style-name="ce17" table:formula="of:=IF(OR([.E2010]=&quot;W_TX_PAYLOAD&quot;;AND([.G2010]&lt;&gt;&quot;&quot;;[.E2011]=&quot;&quot;));BIN2HEX([.D201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12]=[.B2011];&quot;&quot;;VLOOKUP([.D2012];[$Spec.A$1:$Spec.B$1048576];2;0))">
            <text:p/>
          </table:table-cell>
          <table:table-cell table:style-name="ce13" table:formula="of:=IF([.E2012]=&quot;W_REGISTER (RF_CH)&quot;;BIN2DEC([.D2013]);IF([.E2012]=&quot;W_REGISTER (TX_ADDR)&quot;;CONCATENATE(&quot;0x&quot;;BIN2HEX([.D2017]);BIN2HEX([.D2016]);BIN2HEX([.D2015]);BIN2HEX([.D2014]);BIN2HEX([.D2013]));&quot;&quot;))">
            <text:p/>
          </table:table-cell>
          <table:table-cell table:style-name="ce17" table:formula="of:=IF(OR([.E2011]=&quot;W_TX_PAYLOAD&quot;;AND([.G2011]&lt;&gt;&quot;&quot;;[.E2012]=&quot;&quot;));BIN2HEX([.D201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13]=[.B2012];&quot;&quot;;VLOOKUP([.D2013];[$Spec.A$1:$Spec.B$1048576];2;0))">
            <text:p/>
          </table:table-cell>
          <table:table-cell table:style-name="ce13" table:formula="of:=IF([.E2013]=&quot;W_REGISTER (RF_CH)&quot;;BIN2DEC([.D2014]);IF([.E2013]=&quot;W_REGISTER (TX_ADDR)&quot;;CONCATENATE(&quot;0x&quot;;BIN2HEX([.D2018]);BIN2HEX([.D2017]);BIN2HEX([.D2016]);BIN2HEX([.D2015]);BIN2HEX([.D2014]));&quot;&quot;))">
            <text:p/>
          </table:table-cell>
          <table:table-cell table:style-name="ce17" table:formula="of:=IF(OR([.E2012]=&quot;W_TX_PAYLOAD&quot;;AND([.G2012]&lt;&gt;&quot;&quot;;[.E2013]=&quot;&quot;));BIN2HEX([.D201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14]=[.B2013];&quot;&quot;;VLOOKUP([.D2014];[$Spec.A$1:$Spec.B$1048576];2;0))">
            <text:p/>
          </table:table-cell>
          <table:table-cell table:style-name="ce13" table:formula="of:=IF([.E2014]=&quot;W_REGISTER (RF_CH)&quot;;BIN2DEC([.D2015]);IF([.E2014]=&quot;W_REGISTER (TX_ADDR)&quot;;CONCATENATE(&quot;0x&quot;;BIN2HEX([.D2019]);BIN2HEX([.D2018]);BIN2HEX([.D2017]);BIN2HEX([.D2016]);BIN2HEX([.D2015]));&quot;&quot;))">
            <text:p/>
          </table:table-cell>
          <table:table-cell table:style-name="ce17" table:formula="of:=IF(OR([.E2013]=&quot;W_TX_PAYLOAD&quot;;AND([.G2013]&lt;&gt;&quot;&quot;;[.E2014]=&quot;&quot;));BIN2HEX([.D201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15]=[.B2014];&quot;&quot;;VLOOKUP([.D2015];[$Spec.A$1:$Spec.B$1048576];2;0))">
            <text:p/>
          </table:table-cell>
          <table:table-cell table:style-name="ce13" table:formula="of:=IF([.E2015]=&quot;W_REGISTER (RF_CH)&quot;;BIN2DEC([.D2016]);IF([.E2015]=&quot;W_REGISTER (TX_ADDR)&quot;;CONCATENATE(&quot;0x&quot;;BIN2HEX([.D2020]);BIN2HEX([.D2019]);BIN2HEX([.D2018]);BIN2HEX([.D2017]);BIN2HEX([.D2016]));&quot;&quot;))">
            <text:p/>
          </table:table-cell>
          <table:table-cell table:style-name="ce17" table:formula="of:=IF(OR([.E2014]=&quot;W_TX_PAYLOAD&quot;;AND([.G2014]&lt;&gt;&quot;&quot;;[.E2015]=&quot;&quot;));BIN2HEX([.D201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16]=[.B2015];&quot;&quot;;VLOOKUP([.D2016];[$Spec.A$1:$Spec.B$1048576];2;0))">
            <text:p/>
          </table:table-cell>
          <table:table-cell table:style-name="ce13" table:formula="of:=IF([.E2016]=&quot;W_REGISTER (RF_CH)&quot;;BIN2DEC([.D2017]);IF([.E2016]=&quot;W_REGISTER (TX_ADDR)&quot;;CONCATENATE(&quot;0x&quot;;BIN2HEX([.D2021]);BIN2HEX([.D2020]);BIN2HEX([.D2019]);BIN2HEX([.D2018]);BIN2HEX([.D2017]));&quot;&quot;))">
            <text:p/>
          </table:table-cell>
          <table:table-cell table:style-name="ce17" table:formula="of:=IF(OR([.E2015]=&quot;W_TX_PAYLOAD&quot;;AND([.G2015]&lt;&gt;&quot;&quot;;[.E2016]=&quot;&quot;));BIN2HEX([.D201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17]=[.B2016];&quot;&quot;;VLOOKUP([.D2017];[$Spec.A$1:$Spec.B$1048576];2;0))">
            <text:p/>
          </table:table-cell>
          <table:table-cell table:style-name="ce13" table:formula="of:=IF([.E2017]=&quot;W_REGISTER (RF_CH)&quot;;BIN2DEC([.D2018]);IF([.E2017]=&quot;W_REGISTER (TX_ADDR)&quot;;CONCATENATE(&quot;0x&quot;;BIN2HEX([.D2022]);BIN2HEX([.D2021]);BIN2HEX([.D2020]);BIN2HEX([.D2019]);BIN2HEX([.D2018]));&quot;&quot;))">
            <text:p/>
          </table:table-cell>
          <table:table-cell table:style-name="ce17" table:formula="of:=IF(OR([.E2016]=&quot;W_TX_PAYLOAD&quot;;AND([.G2016]&lt;&gt;&quot;&quot;;[.E2017]=&quot;&quot;));BIN2HEX([.D201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18]=[.B2017];&quot;&quot;;VLOOKUP([.D2018];[$Spec.A$1:$Spec.B$1048576];2;0))">
            <text:p/>
          </table:table-cell>
          <table:table-cell table:style-name="ce13" table:formula="of:=IF([.E2018]=&quot;W_REGISTER (RF_CH)&quot;;BIN2DEC([.D2019]);IF([.E2018]=&quot;W_REGISTER (TX_ADDR)&quot;;CONCATENATE(&quot;0x&quot;;BIN2HEX([.D2023]);BIN2HEX([.D2022]);BIN2HEX([.D2021]);BIN2HEX([.D2020]);BIN2HEX([.D2019]));&quot;&quot;))">
            <text:p/>
          </table:table-cell>
          <table:table-cell table:style-name="ce17" table:formula="of:=IF(OR([.E2017]=&quot;W_TX_PAYLOAD&quot;;AND([.G2017]&lt;&gt;&quot;&quot;;[.E2018]=&quot;&quot;));BIN2HEX([.D201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19]=[.B2018];&quot;&quot;;VLOOKUP([.D2019];[$Spec.A$1:$Spec.B$1048576];2;0))">
            <text:p/>
          </table:table-cell>
          <table:table-cell table:style-name="ce13" table:formula="of:=IF([.E2019]=&quot;W_REGISTER (RF_CH)&quot;;BIN2DEC([.D2020]);IF([.E2019]=&quot;W_REGISTER (TX_ADDR)&quot;;CONCATENATE(&quot;0x&quot;;BIN2HEX([.D2024]);BIN2HEX([.D2023]);BIN2HEX([.D2022]);BIN2HEX([.D2021]);BIN2HEX([.D2020]));&quot;&quot;))">
            <text:p/>
          </table:table-cell>
          <table:table-cell table:style-name="ce17" table:formula="of:=IF(OR([.E2018]=&quot;W_TX_PAYLOAD&quot;;AND([.G2018]&lt;&gt;&quot;&quot;;[.E2019]=&quot;&quot;));BIN2HEX([.D201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20]=[.B2019];&quot;&quot;;VLOOKUP([.D2020];[$Spec.A$1:$Spec.B$1048576];2;0))">
            <text:p/>
          </table:table-cell>
          <table:table-cell table:style-name="ce13" table:formula="of:=IF([.E2020]=&quot;W_REGISTER (RF_CH)&quot;;BIN2DEC([.D2021]);IF([.E2020]=&quot;W_REGISTER (TX_ADDR)&quot;;CONCATENATE(&quot;0x&quot;;BIN2HEX([.D2025]);BIN2HEX([.D2024]);BIN2HEX([.D2023]);BIN2HEX([.D2022]);BIN2HEX([.D2021]));&quot;&quot;))">
            <text:p/>
          </table:table-cell>
          <table:table-cell table:style-name="ce17" table:formula="of:=IF(OR([.E2019]=&quot;W_TX_PAYLOAD&quot;;AND([.G2019]&lt;&gt;&quot;&quot;;[.E2020]=&quot;&quot;));BIN2HEX([.D202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21]=[.B2020];&quot;&quot;;VLOOKUP([.D2021];[$Spec.A$1:$Spec.B$1048576];2;0))">
            <text:p/>
          </table:table-cell>
          <table:table-cell table:style-name="ce13" table:formula="of:=IF([.E2021]=&quot;W_REGISTER (RF_CH)&quot;;BIN2DEC([.D2022]);IF([.E2021]=&quot;W_REGISTER (TX_ADDR)&quot;;CONCATENATE(&quot;0x&quot;;BIN2HEX([.D2026]);BIN2HEX([.D2025]);BIN2HEX([.D2024]);BIN2HEX([.D2023]);BIN2HEX([.D2022]));&quot;&quot;))">
            <text:p/>
          </table:table-cell>
          <table:table-cell table:style-name="ce17" table:formula="of:=IF(OR([.E2020]=&quot;W_TX_PAYLOAD&quot;;AND([.G2020]&lt;&gt;&quot;&quot;;[.E2021]=&quot;&quot;));BIN2HEX([.D202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22]=[.B2021];&quot;&quot;;VLOOKUP([.D2022];[$Spec.A$1:$Spec.B$1048576];2;0))">
            <text:p/>
          </table:table-cell>
          <table:table-cell table:style-name="ce13" table:formula="of:=IF([.E2022]=&quot;W_REGISTER (RF_CH)&quot;;BIN2DEC([.D2023]);IF([.E2022]=&quot;W_REGISTER (TX_ADDR)&quot;;CONCATENATE(&quot;0x&quot;;BIN2HEX([.D2027]);BIN2HEX([.D2026]);BIN2HEX([.D2025]);BIN2HEX([.D2024]);BIN2HEX([.D2023]));&quot;&quot;))">
            <text:p/>
          </table:table-cell>
          <table:table-cell table:style-name="ce17" table:formula="of:=IF(OR([.E2021]=&quot;W_TX_PAYLOAD&quot;;AND([.G2021]&lt;&gt;&quot;&quot;;[.E2022]=&quot;&quot;));BIN2HEX([.D202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23]=[.B2022];&quot;&quot;;VLOOKUP([.D2023];[$Spec.A$1:$Spec.B$1048576];2;0))">
            <text:p/>
          </table:table-cell>
          <table:table-cell table:style-name="ce13" table:formula="of:=IF([.E2023]=&quot;W_REGISTER (RF_CH)&quot;;BIN2DEC([.D2024]);IF([.E2023]=&quot;W_REGISTER (TX_ADDR)&quot;;CONCATENATE(&quot;0x&quot;;BIN2HEX([.D2028]);BIN2HEX([.D2027]);BIN2HEX([.D2026]);BIN2HEX([.D2025]);BIN2HEX([.D2024]));&quot;&quot;))">
            <text:p/>
          </table:table-cell>
          <table:table-cell table:style-name="ce17" table:formula="of:=IF(OR([.E2022]=&quot;W_TX_PAYLOAD&quot;;AND([.G2022]&lt;&gt;&quot;&quot;;[.E2023]=&quot;&quot;));BIN2HEX([.D202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24]=[.B2023];&quot;&quot;;VLOOKUP([.D2024];[$Spec.A$1:$Spec.B$1048576];2;0))">
            <text:p/>
          </table:table-cell>
          <table:table-cell table:style-name="ce13" table:formula="of:=IF([.E2024]=&quot;W_REGISTER (RF_CH)&quot;;BIN2DEC([.D2025]);IF([.E2024]=&quot;W_REGISTER (TX_ADDR)&quot;;CONCATENATE(&quot;0x&quot;;BIN2HEX([.D2029]);BIN2HEX([.D2028]);BIN2HEX([.D2027]);BIN2HEX([.D2026]);BIN2HEX([.D2025]));&quot;&quot;))">
            <text:p/>
          </table:table-cell>
          <table:table-cell table:style-name="ce17" table:formula="of:=IF(OR([.E2023]=&quot;W_TX_PAYLOAD&quot;;AND([.G2023]&lt;&gt;&quot;&quot;;[.E2024]=&quot;&quot;));BIN2HEX([.D202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25]=[.B2024];&quot;&quot;;VLOOKUP([.D2025];[$Spec.A$1:$Spec.B$1048576];2;0))">
            <text:p/>
          </table:table-cell>
          <table:table-cell table:style-name="ce13" table:formula="of:=IF([.E2025]=&quot;W_REGISTER (RF_CH)&quot;;BIN2DEC([.D2026]);IF([.E2025]=&quot;W_REGISTER (TX_ADDR)&quot;;CONCATENATE(&quot;0x&quot;;BIN2HEX([.D2030]);BIN2HEX([.D2029]);BIN2HEX([.D2028]);BIN2HEX([.D2027]);BIN2HEX([.D2026]));&quot;&quot;))">
            <text:p/>
          </table:table-cell>
          <table:table-cell table:style-name="ce17" table:formula="of:=IF(OR([.E2024]=&quot;W_TX_PAYLOAD&quot;;AND([.G2024]&lt;&gt;&quot;&quot;;[.E2025]=&quot;&quot;));BIN2HEX([.D202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26]=[.B2025];&quot;&quot;;VLOOKUP([.D2026];[$Spec.A$1:$Spec.B$1048576];2;0))">
            <text:p/>
          </table:table-cell>
          <table:table-cell table:style-name="ce13" table:formula="of:=IF([.E2026]=&quot;W_REGISTER (RF_CH)&quot;;BIN2DEC([.D2027]);IF([.E2026]=&quot;W_REGISTER (TX_ADDR)&quot;;CONCATENATE(&quot;0x&quot;;BIN2HEX([.D2031]);BIN2HEX([.D2030]);BIN2HEX([.D2029]);BIN2HEX([.D2028]);BIN2HEX([.D2027]));&quot;&quot;))">
            <text:p/>
          </table:table-cell>
          <table:table-cell table:style-name="ce17" table:formula="of:=IF(OR([.E2025]=&quot;W_TX_PAYLOAD&quot;;AND([.G2025]&lt;&gt;&quot;&quot;;[.E2026]=&quot;&quot;));BIN2HEX([.D202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27]=[.B2026];&quot;&quot;;VLOOKUP([.D2027];[$Spec.A$1:$Spec.B$1048576];2;0))">
            <text:p/>
          </table:table-cell>
          <table:table-cell table:style-name="ce13" table:formula="of:=IF([.E2027]=&quot;W_REGISTER (RF_CH)&quot;;BIN2DEC([.D2028]);IF([.E2027]=&quot;W_REGISTER (TX_ADDR)&quot;;CONCATENATE(&quot;0x&quot;;BIN2HEX([.D2032]);BIN2HEX([.D2031]);BIN2HEX([.D2030]);BIN2HEX([.D2029]);BIN2HEX([.D2028]));&quot;&quot;))">
            <text:p/>
          </table:table-cell>
          <table:table-cell table:style-name="ce17" table:formula="of:=IF(OR([.E2026]=&quot;W_TX_PAYLOAD&quot;;AND([.G2026]&lt;&gt;&quot;&quot;;[.E2027]=&quot;&quot;));BIN2HEX([.D202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28]=[.B2027];&quot;&quot;;VLOOKUP([.D2028];[$Spec.A$1:$Spec.B$1048576];2;0))">
            <text:p/>
          </table:table-cell>
          <table:table-cell table:style-name="ce13" table:formula="of:=IF([.E2028]=&quot;W_REGISTER (RF_CH)&quot;;BIN2DEC([.D2029]);IF([.E2028]=&quot;W_REGISTER (TX_ADDR)&quot;;CONCATENATE(&quot;0x&quot;;BIN2HEX([.D2033]);BIN2HEX([.D2032]);BIN2HEX([.D2031]);BIN2HEX([.D2030]);BIN2HEX([.D2029]));&quot;&quot;))">
            <text:p/>
          </table:table-cell>
          <table:table-cell table:style-name="ce17" table:formula="of:=IF(OR([.E2027]=&quot;W_TX_PAYLOAD&quot;;AND([.G2027]&lt;&gt;&quot;&quot;;[.E2028]=&quot;&quot;));BIN2HEX([.D202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29]=[.B2028];&quot;&quot;;VLOOKUP([.D2029];[$Spec.A$1:$Spec.B$1048576];2;0))">
            <text:p/>
          </table:table-cell>
          <table:table-cell table:style-name="ce13" table:formula="of:=IF([.E2029]=&quot;W_REGISTER (RF_CH)&quot;;BIN2DEC([.D2030]);IF([.E2029]=&quot;W_REGISTER (TX_ADDR)&quot;;CONCATENATE(&quot;0x&quot;;BIN2HEX([.D2034]);BIN2HEX([.D2033]);BIN2HEX([.D2032]);BIN2HEX([.D2031]);BIN2HEX([.D2030]));&quot;&quot;))">
            <text:p/>
          </table:table-cell>
          <table:table-cell table:style-name="ce17" table:formula="of:=IF(OR([.E2028]=&quot;W_TX_PAYLOAD&quot;;AND([.G2028]&lt;&gt;&quot;&quot;;[.E2029]=&quot;&quot;));BIN2HEX([.D202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30]=[.B2029];&quot;&quot;;VLOOKUP([.D2030];[$Spec.A$1:$Spec.B$1048576];2;0))">
            <text:p/>
          </table:table-cell>
          <table:table-cell table:style-name="ce13" table:formula="of:=IF([.E2030]=&quot;W_REGISTER (RF_CH)&quot;;BIN2DEC([.D2031]);IF([.E2030]=&quot;W_REGISTER (TX_ADDR)&quot;;CONCATENATE(&quot;0x&quot;;BIN2HEX([.D2035]);BIN2HEX([.D2034]);BIN2HEX([.D2033]);BIN2HEX([.D2032]);BIN2HEX([.D2031]));&quot;&quot;))">
            <text:p/>
          </table:table-cell>
          <table:table-cell table:style-name="ce17" table:formula="of:=IF(OR([.E2029]=&quot;W_TX_PAYLOAD&quot;;AND([.G2029]&lt;&gt;&quot;&quot;;[.E2030]=&quot;&quot;));BIN2HEX([.D203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31]=[.B2030];&quot;&quot;;VLOOKUP([.D2031];[$Spec.A$1:$Spec.B$1048576];2;0))">
            <text:p/>
          </table:table-cell>
          <table:table-cell table:style-name="ce13" table:formula="of:=IF([.E2031]=&quot;W_REGISTER (RF_CH)&quot;;BIN2DEC([.D2032]);IF([.E2031]=&quot;W_REGISTER (TX_ADDR)&quot;;CONCATENATE(&quot;0x&quot;;BIN2HEX([.D2036]);BIN2HEX([.D2035]);BIN2HEX([.D2034]);BIN2HEX([.D2033]);BIN2HEX([.D2032]));&quot;&quot;))">
            <text:p/>
          </table:table-cell>
          <table:table-cell table:style-name="ce17" table:formula="of:=IF(OR([.E2030]=&quot;W_TX_PAYLOAD&quot;;AND([.G2030]&lt;&gt;&quot;&quot;;[.E2031]=&quot;&quot;));BIN2HEX([.D203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32]=[.B2031];&quot;&quot;;VLOOKUP([.D2032];[$Spec.A$1:$Spec.B$1048576];2;0))">
            <text:p/>
          </table:table-cell>
          <table:table-cell table:style-name="ce13" table:formula="of:=IF([.E2032]=&quot;W_REGISTER (RF_CH)&quot;;BIN2DEC([.D2033]);IF([.E2032]=&quot;W_REGISTER (TX_ADDR)&quot;;CONCATENATE(&quot;0x&quot;;BIN2HEX([.D2037]);BIN2HEX([.D2036]);BIN2HEX([.D2035]);BIN2HEX([.D2034]);BIN2HEX([.D2033]));&quot;&quot;))">
            <text:p/>
          </table:table-cell>
          <table:table-cell table:style-name="ce17" table:formula="of:=IF(OR([.E2031]=&quot;W_TX_PAYLOAD&quot;;AND([.G2031]&lt;&gt;&quot;&quot;;[.E2032]=&quot;&quot;));BIN2HEX([.D203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33]=[.B2032];&quot;&quot;;VLOOKUP([.D2033];[$Spec.A$1:$Spec.B$1048576];2;0))">
            <text:p/>
          </table:table-cell>
          <table:table-cell table:style-name="ce13" table:formula="of:=IF([.E2033]=&quot;W_REGISTER (RF_CH)&quot;;BIN2DEC([.D2034]);IF([.E2033]=&quot;W_REGISTER (TX_ADDR)&quot;;CONCATENATE(&quot;0x&quot;;BIN2HEX([.D2038]);BIN2HEX([.D2037]);BIN2HEX([.D2036]);BIN2HEX([.D2035]);BIN2HEX([.D2034]));&quot;&quot;))">
            <text:p/>
          </table:table-cell>
          <table:table-cell table:style-name="ce17" table:formula="of:=IF(OR([.E2032]=&quot;W_TX_PAYLOAD&quot;;AND([.G2032]&lt;&gt;&quot;&quot;;[.E2033]=&quot;&quot;));BIN2HEX([.D203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34]=[.B2033];&quot;&quot;;VLOOKUP([.D2034];[$Spec.A$1:$Spec.B$1048576];2;0))">
            <text:p/>
          </table:table-cell>
          <table:table-cell table:style-name="ce13" table:formula="of:=IF([.E2034]=&quot;W_REGISTER (RF_CH)&quot;;BIN2DEC([.D2035]);IF([.E2034]=&quot;W_REGISTER (TX_ADDR)&quot;;CONCATENATE(&quot;0x&quot;;BIN2HEX([.D2039]);BIN2HEX([.D2038]);BIN2HEX([.D2037]);BIN2HEX([.D2036]);BIN2HEX([.D2035]));&quot;&quot;))">
            <text:p/>
          </table:table-cell>
          <table:table-cell table:style-name="ce17" table:formula="of:=IF(OR([.E2033]=&quot;W_TX_PAYLOAD&quot;;AND([.G2033]&lt;&gt;&quot;&quot;;[.E2034]=&quot;&quot;));BIN2HEX([.D203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35]=[.B2034];&quot;&quot;;VLOOKUP([.D2035];[$Spec.A$1:$Spec.B$1048576];2;0))">
            <text:p/>
          </table:table-cell>
          <table:table-cell table:style-name="ce13" table:formula="of:=IF([.E2035]=&quot;W_REGISTER (RF_CH)&quot;;BIN2DEC([.D2036]);IF([.E2035]=&quot;W_REGISTER (TX_ADDR)&quot;;CONCATENATE(&quot;0x&quot;;BIN2HEX([.D2040]);BIN2HEX([.D2039]);BIN2HEX([.D2038]);BIN2HEX([.D2037]);BIN2HEX([.D2036]));&quot;&quot;))">
            <text:p/>
          </table:table-cell>
          <table:table-cell table:style-name="ce17" table:formula="of:=IF(OR([.E2034]=&quot;W_TX_PAYLOAD&quot;;AND([.G2034]&lt;&gt;&quot;&quot;;[.E2035]=&quot;&quot;));BIN2HEX([.D203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36]=[.B2035];&quot;&quot;;VLOOKUP([.D2036];[$Spec.A$1:$Spec.B$1048576];2;0))">
            <text:p/>
          </table:table-cell>
          <table:table-cell table:style-name="ce13" table:formula="of:=IF([.E2036]=&quot;W_REGISTER (RF_CH)&quot;;BIN2DEC([.D2037]);IF([.E2036]=&quot;W_REGISTER (TX_ADDR)&quot;;CONCATENATE(&quot;0x&quot;;BIN2HEX([.D2041]);BIN2HEX([.D2040]);BIN2HEX([.D2039]);BIN2HEX([.D2038]);BIN2HEX([.D2037]));&quot;&quot;))">
            <text:p/>
          </table:table-cell>
          <table:table-cell table:style-name="ce17" table:formula="of:=IF(OR([.E2035]=&quot;W_TX_PAYLOAD&quot;;AND([.G2035]&lt;&gt;&quot;&quot;;[.E2036]=&quot;&quot;));BIN2HEX([.D203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37]=[.B2036];&quot;&quot;;VLOOKUP([.D2037];[$Spec.A$1:$Spec.B$1048576];2;0))">
            <text:p/>
          </table:table-cell>
          <table:table-cell table:style-name="ce13" table:formula="of:=IF([.E2037]=&quot;W_REGISTER (RF_CH)&quot;;BIN2DEC([.D2038]);IF([.E2037]=&quot;W_REGISTER (TX_ADDR)&quot;;CONCATENATE(&quot;0x&quot;;BIN2HEX([.D2042]);BIN2HEX([.D2041]);BIN2HEX([.D2040]);BIN2HEX([.D2039]);BIN2HEX([.D2038]));&quot;&quot;))">
            <text:p/>
          </table:table-cell>
          <table:table-cell table:style-name="ce17" table:formula="of:=IF(OR([.E2036]=&quot;W_TX_PAYLOAD&quot;;AND([.G2036]&lt;&gt;&quot;&quot;;[.E2037]=&quot;&quot;));BIN2HEX([.D203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38]=[.B2037];&quot;&quot;;VLOOKUP([.D2038];[$Spec.A$1:$Spec.B$1048576];2;0))">
            <text:p/>
          </table:table-cell>
          <table:table-cell table:style-name="ce13" table:formula="of:=IF([.E2038]=&quot;W_REGISTER (RF_CH)&quot;;BIN2DEC([.D2039]);IF([.E2038]=&quot;W_REGISTER (TX_ADDR)&quot;;CONCATENATE(&quot;0x&quot;;BIN2HEX([.D2043]);BIN2HEX([.D2042]);BIN2HEX([.D2041]);BIN2HEX([.D2040]);BIN2HEX([.D2039]));&quot;&quot;))">
            <text:p/>
          </table:table-cell>
          <table:table-cell table:style-name="ce17" table:formula="of:=IF(OR([.E2037]=&quot;W_TX_PAYLOAD&quot;;AND([.G2037]&lt;&gt;&quot;&quot;;[.E2038]=&quot;&quot;));BIN2HEX([.D203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39]=[.B2038];&quot;&quot;;VLOOKUP([.D2039];[$Spec.A$1:$Spec.B$1048576];2;0))">
            <text:p/>
          </table:table-cell>
          <table:table-cell table:style-name="ce13" table:formula="of:=IF([.E2039]=&quot;W_REGISTER (RF_CH)&quot;;BIN2DEC([.D2040]);IF([.E2039]=&quot;W_REGISTER (TX_ADDR)&quot;;CONCATENATE(&quot;0x&quot;;BIN2HEX([.D2044]);BIN2HEX([.D2043]);BIN2HEX([.D2042]);BIN2HEX([.D2041]);BIN2HEX([.D2040]));&quot;&quot;))">
            <text:p/>
          </table:table-cell>
          <table:table-cell table:style-name="ce17" table:formula="of:=IF(OR([.E2038]=&quot;W_TX_PAYLOAD&quot;;AND([.G2038]&lt;&gt;&quot;&quot;;[.E2039]=&quot;&quot;));BIN2HEX([.D203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40]=[.B2039];&quot;&quot;;VLOOKUP([.D2040];[$Spec.A$1:$Spec.B$1048576];2;0))">
            <text:p/>
          </table:table-cell>
          <table:table-cell table:style-name="ce13" table:formula="of:=IF([.E2040]=&quot;W_REGISTER (RF_CH)&quot;;BIN2DEC([.D2041]);IF([.E2040]=&quot;W_REGISTER (TX_ADDR)&quot;;CONCATENATE(&quot;0x&quot;;BIN2HEX([.D2045]);BIN2HEX([.D2044]);BIN2HEX([.D2043]);BIN2HEX([.D2042]);BIN2HEX([.D2041]));&quot;&quot;))">
            <text:p/>
          </table:table-cell>
          <table:table-cell table:style-name="ce17" table:formula="of:=IF(OR([.E2039]=&quot;W_TX_PAYLOAD&quot;;AND([.G2039]&lt;&gt;&quot;&quot;;[.E2040]=&quot;&quot;));BIN2HEX([.D204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41]=[.B2040];&quot;&quot;;VLOOKUP([.D2041];[$Spec.A$1:$Spec.B$1048576];2;0))">
            <text:p/>
          </table:table-cell>
          <table:table-cell table:style-name="ce13" table:formula="of:=IF([.E2041]=&quot;W_REGISTER (RF_CH)&quot;;BIN2DEC([.D2042]);IF([.E2041]=&quot;W_REGISTER (TX_ADDR)&quot;;CONCATENATE(&quot;0x&quot;;BIN2HEX([.D2046]);BIN2HEX([.D2045]);BIN2HEX([.D2044]);BIN2HEX([.D2043]);BIN2HEX([.D2042]));&quot;&quot;))">
            <text:p/>
          </table:table-cell>
          <table:table-cell table:style-name="ce17" table:formula="of:=IF(OR([.E2040]=&quot;W_TX_PAYLOAD&quot;;AND([.G2040]&lt;&gt;&quot;&quot;;[.E2041]=&quot;&quot;));BIN2HEX([.D204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42]=[.B2041];&quot;&quot;;VLOOKUP([.D2042];[$Spec.A$1:$Spec.B$1048576];2;0))">
            <text:p/>
          </table:table-cell>
          <table:table-cell table:style-name="ce13" table:formula="of:=IF([.E2042]=&quot;W_REGISTER (RF_CH)&quot;;BIN2DEC([.D2043]);IF([.E2042]=&quot;W_REGISTER (TX_ADDR)&quot;;CONCATENATE(&quot;0x&quot;;BIN2HEX([.D2047]);BIN2HEX([.D2046]);BIN2HEX([.D2045]);BIN2HEX([.D2044]);BIN2HEX([.D2043]));&quot;&quot;))">
            <text:p/>
          </table:table-cell>
          <table:table-cell table:style-name="ce17" table:formula="of:=IF(OR([.E2041]=&quot;W_TX_PAYLOAD&quot;;AND([.G2041]&lt;&gt;&quot;&quot;;[.E2042]=&quot;&quot;));BIN2HEX([.D204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43]=[.B2042];&quot;&quot;;VLOOKUP([.D2043];[$Spec.A$1:$Spec.B$1048576];2;0))">
            <text:p/>
          </table:table-cell>
          <table:table-cell table:style-name="ce13" table:formula="of:=IF([.E2043]=&quot;W_REGISTER (RF_CH)&quot;;BIN2DEC([.D2044]);IF([.E2043]=&quot;W_REGISTER (TX_ADDR)&quot;;CONCATENATE(&quot;0x&quot;;BIN2HEX([.D2048]);BIN2HEX([.D2047]);BIN2HEX([.D2046]);BIN2HEX([.D2045]);BIN2HEX([.D2044]));&quot;&quot;))">
            <text:p/>
          </table:table-cell>
          <table:table-cell table:style-name="ce17" table:formula="of:=IF(OR([.E2042]=&quot;W_TX_PAYLOAD&quot;;AND([.G2042]&lt;&gt;&quot;&quot;;[.E2043]=&quot;&quot;));BIN2HEX([.D204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44]=[.B2043];&quot;&quot;;VLOOKUP([.D2044];[$Spec.A$1:$Spec.B$1048576];2;0))">
            <text:p/>
          </table:table-cell>
          <table:table-cell table:style-name="ce13" table:formula="of:=IF([.E2044]=&quot;W_REGISTER (RF_CH)&quot;;BIN2DEC([.D2045]);IF([.E2044]=&quot;W_REGISTER (TX_ADDR)&quot;;CONCATENATE(&quot;0x&quot;;BIN2HEX([.D2049]);BIN2HEX([.D2048]);BIN2HEX([.D2047]);BIN2HEX([.D2046]);BIN2HEX([.D2045]));&quot;&quot;))">
            <text:p/>
          </table:table-cell>
          <table:table-cell table:style-name="ce17" table:formula="of:=IF(OR([.E2043]=&quot;W_TX_PAYLOAD&quot;;AND([.G2043]&lt;&gt;&quot;&quot;;[.E2044]=&quot;&quot;));BIN2HEX([.D204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45]=[.B2044];&quot;&quot;;VLOOKUP([.D2045];[$Spec.A$1:$Spec.B$1048576];2;0))">
            <text:p/>
          </table:table-cell>
          <table:table-cell table:style-name="ce13" table:formula="of:=IF([.E2045]=&quot;W_REGISTER (RF_CH)&quot;;BIN2DEC([.D2046]);IF([.E2045]=&quot;W_REGISTER (TX_ADDR)&quot;;CONCATENATE(&quot;0x&quot;;BIN2HEX([.D2050]);BIN2HEX([.D2049]);BIN2HEX([.D2048]);BIN2HEX([.D2047]);BIN2HEX([.D2046]));&quot;&quot;))">
            <text:p/>
          </table:table-cell>
          <table:table-cell table:style-name="ce17" table:formula="of:=IF(OR([.E2044]=&quot;W_TX_PAYLOAD&quot;;AND([.G2044]&lt;&gt;&quot;&quot;;[.E2045]=&quot;&quot;));BIN2HEX([.D204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46]=[.B2045];&quot;&quot;;VLOOKUP([.D2046];[$Spec.A$1:$Spec.B$1048576];2;0))">
            <text:p/>
          </table:table-cell>
          <table:table-cell table:style-name="ce13" table:formula="of:=IF([.E2046]=&quot;W_REGISTER (RF_CH)&quot;;BIN2DEC([.D2047]);IF([.E2046]=&quot;W_REGISTER (TX_ADDR)&quot;;CONCATENATE(&quot;0x&quot;;BIN2HEX([.D2051]);BIN2HEX([.D2050]);BIN2HEX([.D2049]);BIN2HEX([.D2048]);BIN2HEX([.D2047]));&quot;&quot;))">
            <text:p/>
          </table:table-cell>
          <table:table-cell table:style-name="ce17" table:formula="of:=IF(OR([.E2045]=&quot;W_TX_PAYLOAD&quot;;AND([.G2045]&lt;&gt;&quot;&quot;;[.E2046]=&quot;&quot;));BIN2HEX([.D204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47]=[.B2046];&quot;&quot;;VLOOKUP([.D2047];[$Spec.A$1:$Spec.B$1048576];2;0))">
            <text:p/>
          </table:table-cell>
          <table:table-cell table:style-name="ce13" table:formula="of:=IF([.E2047]=&quot;W_REGISTER (RF_CH)&quot;;BIN2DEC([.D2048]);IF([.E2047]=&quot;W_REGISTER (TX_ADDR)&quot;;CONCATENATE(&quot;0x&quot;;BIN2HEX([.D2052]);BIN2HEX([.D2051]);BIN2HEX([.D2050]);BIN2HEX([.D2049]);BIN2HEX([.D2048]));&quot;&quot;))">
            <text:p/>
          </table:table-cell>
          <table:table-cell table:style-name="ce17" table:formula="of:=IF(OR([.E2046]=&quot;W_TX_PAYLOAD&quot;;AND([.G2046]&lt;&gt;&quot;&quot;;[.E2047]=&quot;&quot;));BIN2HEX([.D204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48]=[.B2047];&quot;&quot;;VLOOKUP([.D2048];[$Spec.A$1:$Spec.B$1048576];2;0))">
            <text:p/>
          </table:table-cell>
          <table:table-cell table:style-name="ce13" table:formula="of:=IF([.E2048]=&quot;W_REGISTER (RF_CH)&quot;;BIN2DEC([.D2049]);IF([.E2048]=&quot;W_REGISTER (TX_ADDR)&quot;;CONCATENATE(&quot;0x&quot;;BIN2HEX([.D2053]);BIN2HEX([.D2052]);BIN2HEX([.D2051]);BIN2HEX([.D2050]);BIN2HEX([.D2049]));&quot;&quot;))">
            <text:p/>
          </table:table-cell>
          <table:table-cell table:style-name="ce17" table:formula="of:=IF(OR([.E2047]=&quot;W_TX_PAYLOAD&quot;;AND([.G2047]&lt;&gt;&quot;&quot;;[.E2048]=&quot;&quot;));BIN2HEX([.D204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49]=[.B2048];&quot;&quot;;VLOOKUP([.D2049];[$Spec.A$1:$Spec.B$1048576];2;0))">
            <text:p/>
          </table:table-cell>
          <table:table-cell table:style-name="ce13" table:formula="of:=IF([.E2049]=&quot;W_REGISTER (RF_CH)&quot;;BIN2DEC([.D2050]);IF([.E2049]=&quot;W_REGISTER (TX_ADDR)&quot;;CONCATENATE(&quot;0x&quot;;BIN2HEX([.D2054]);BIN2HEX([.D2053]);BIN2HEX([.D2052]);BIN2HEX([.D2051]);BIN2HEX([.D2050]));&quot;&quot;))">
            <text:p/>
          </table:table-cell>
          <table:table-cell table:style-name="ce17" table:formula="of:=IF(OR([.E2048]=&quot;W_TX_PAYLOAD&quot;;AND([.G2048]&lt;&gt;&quot;&quot;;[.E2049]=&quot;&quot;));BIN2HEX([.D204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50]=[.B2049];&quot;&quot;;VLOOKUP([.D2050];[$Spec.A$1:$Spec.B$1048576];2;0))">
            <text:p/>
          </table:table-cell>
          <table:table-cell table:style-name="ce13" table:formula="of:=IF([.E2050]=&quot;W_REGISTER (RF_CH)&quot;;BIN2DEC([.D2051]);IF([.E2050]=&quot;W_REGISTER (TX_ADDR)&quot;;CONCATENATE(&quot;0x&quot;;BIN2HEX([.D2055]);BIN2HEX([.D2054]);BIN2HEX([.D2053]);BIN2HEX([.D2052]);BIN2HEX([.D2051]));&quot;&quot;))">
            <text:p/>
          </table:table-cell>
          <table:table-cell table:style-name="ce17" table:formula="of:=IF(OR([.E2049]=&quot;W_TX_PAYLOAD&quot;;AND([.G2049]&lt;&gt;&quot;&quot;;[.E2050]=&quot;&quot;));BIN2HEX([.D205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51]=[.B2050];&quot;&quot;;VLOOKUP([.D2051];[$Spec.A$1:$Spec.B$1048576];2;0))">
            <text:p/>
          </table:table-cell>
          <table:table-cell table:style-name="ce13" table:formula="of:=IF([.E2051]=&quot;W_REGISTER (RF_CH)&quot;;BIN2DEC([.D2052]);IF([.E2051]=&quot;W_REGISTER (TX_ADDR)&quot;;CONCATENATE(&quot;0x&quot;;BIN2HEX([.D2056]);BIN2HEX([.D2055]);BIN2HEX([.D2054]);BIN2HEX([.D2053]);BIN2HEX([.D2052]));&quot;&quot;))">
            <text:p/>
          </table:table-cell>
          <table:table-cell table:style-name="ce17" table:formula="of:=IF(OR([.E2050]=&quot;W_TX_PAYLOAD&quot;;AND([.G2050]&lt;&gt;&quot;&quot;;[.E2051]=&quot;&quot;));BIN2HEX([.D205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52]=[.B2051];&quot;&quot;;VLOOKUP([.D2052];[$Spec.A$1:$Spec.B$1048576];2;0))">
            <text:p/>
          </table:table-cell>
          <table:table-cell table:style-name="ce13" table:formula="of:=IF([.E2052]=&quot;W_REGISTER (RF_CH)&quot;;BIN2DEC([.D2053]);IF([.E2052]=&quot;W_REGISTER (TX_ADDR)&quot;;CONCATENATE(&quot;0x&quot;;BIN2HEX([.D2057]);BIN2HEX([.D2056]);BIN2HEX([.D2055]);BIN2HEX([.D2054]);BIN2HEX([.D2053]));&quot;&quot;))">
            <text:p/>
          </table:table-cell>
          <table:table-cell table:style-name="ce17" table:formula="of:=IF(OR([.E2051]=&quot;W_TX_PAYLOAD&quot;;AND([.G2051]&lt;&gt;&quot;&quot;;[.E2052]=&quot;&quot;));BIN2HEX([.D205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53]=[.B2052];&quot;&quot;;VLOOKUP([.D2053];[$Spec.A$1:$Spec.B$1048576];2;0))">
            <text:p/>
          </table:table-cell>
          <table:table-cell table:style-name="ce13" table:formula="of:=IF([.E2053]=&quot;W_REGISTER (RF_CH)&quot;;BIN2DEC([.D2054]);IF([.E2053]=&quot;W_REGISTER (TX_ADDR)&quot;;CONCATENATE(&quot;0x&quot;;BIN2HEX([.D2058]);BIN2HEX([.D2057]);BIN2HEX([.D2056]);BIN2HEX([.D2055]);BIN2HEX([.D2054]));&quot;&quot;))">
            <text:p/>
          </table:table-cell>
          <table:table-cell table:style-name="ce17" table:formula="of:=IF(OR([.E2052]=&quot;W_TX_PAYLOAD&quot;;AND([.G2052]&lt;&gt;&quot;&quot;;[.E2053]=&quot;&quot;));BIN2HEX([.D205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54]=[.B2053];&quot;&quot;;VLOOKUP([.D2054];[$Spec.A$1:$Spec.B$1048576];2;0))">
            <text:p/>
          </table:table-cell>
          <table:table-cell table:style-name="ce13" table:formula="of:=IF([.E2054]=&quot;W_REGISTER (RF_CH)&quot;;BIN2DEC([.D2055]);IF([.E2054]=&quot;W_REGISTER (TX_ADDR)&quot;;CONCATENATE(&quot;0x&quot;;BIN2HEX([.D2059]);BIN2HEX([.D2058]);BIN2HEX([.D2057]);BIN2HEX([.D2056]);BIN2HEX([.D2055]));&quot;&quot;))">
            <text:p/>
          </table:table-cell>
          <table:table-cell table:style-name="ce17" table:formula="of:=IF(OR([.E2053]=&quot;W_TX_PAYLOAD&quot;;AND([.G2053]&lt;&gt;&quot;&quot;;[.E2054]=&quot;&quot;));BIN2HEX([.D205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55]=[.B2054];&quot;&quot;;VLOOKUP([.D2055];[$Spec.A$1:$Spec.B$1048576];2;0))">
            <text:p/>
          </table:table-cell>
          <table:table-cell table:style-name="ce13" table:formula="of:=IF([.E2055]=&quot;W_REGISTER (RF_CH)&quot;;BIN2DEC([.D2056]);IF([.E2055]=&quot;W_REGISTER (TX_ADDR)&quot;;CONCATENATE(&quot;0x&quot;;BIN2HEX([.D2060]);BIN2HEX([.D2059]);BIN2HEX([.D2058]);BIN2HEX([.D2057]);BIN2HEX([.D2056]));&quot;&quot;))">
            <text:p/>
          </table:table-cell>
          <table:table-cell table:style-name="ce17" table:formula="of:=IF(OR([.E2054]=&quot;W_TX_PAYLOAD&quot;;AND([.G2054]&lt;&gt;&quot;&quot;;[.E2055]=&quot;&quot;));BIN2HEX([.D205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56]=[.B2055];&quot;&quot;;VLOOKUP([.D2056];[$Spec.A$1:$Spec.B$1048576];2;0))">
            <text:p/>
          </table:table-cell>
          <table:table-cell table:style-name="ce13" table:formula="of:=IF([.E2056]=&quot;W_REGISTER (RF_CH)&quot;;BIN2DEC([.D2057]);IF([.E2056]=&quot;W_REGISTER (TX_ADDR)&quot;;CONCATENATE(&quot;0x&quot;;BIN2HEX([.D2061]);BIN2HEX([.D2060]);BIN2HEX([.D2059]);BIN2HEX([.D2058]);BIN2HEX([.D2057]));&quot;&quot;))">
            <text:p/>
          </table:table-cell>
          <table:table-cell table:style-name="ce17" table:formula="of:=IF(OR([.E2055]=&quot;W_TX_PAYLOAD&quot;;AND([.G2055]&lt;&gt;&quot;&quot;;[.E2056]=&quot;&quot;));BIN2HEX([.D205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57]=[.B2056];&quot;&quot;;VLOOKUP([.D2057];[$Spec.A$1:$Spec.B$1048576];2;0))">
            <text:p/>
          </table:table-cell>
          <table:table-cell table:style-name="ce13" table:formula="of:=IF([.E2057]=&quot;W_REGISTER (RF_CH)&quot;;BIN2DEC([.D2058]);IF([.E2057]=&quot;W_REGISTER (TX_ADDR)&quot;;CONCATENATE(&quot;0x&quot;;BIN2HEX([.D2062]);BIN2HEX([.D2061]);BIN2HEX([.D2060]);BIN2HEX([.D2059]);BIN2HEX([.D2058]));&quot;&quot;))">
            <text:p/>
          </table:table-cell>
          <table:table-cell table:style-name="ce17" table:formula="of:=IF(OR([.E2056]=&quot;W_TX_PAYLOAD&quot;;AND([.G2056]&lt;&gt;&quot;&quot;;[.E2057]=&quot;&quot;));BIN2HEX([.D205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58]=[.B2057];&quot;&quot;;VLOOKUP([.D2058];[$Spec.A$1:$Spec.B$1048576];2;0))">
            <text:p/>
          </table:table-cell>
          <table:table-cell table:style-name="ce13" table:formula="of:=IF([.E2058]=&quot;W_REGISTER (RF_CH)&quot;;BIN2DEC([.D2059]);IF([.E2058]=&quot;W_REGISTER (TX_ADDR)&quot;;CONCATENATE(&quot;0x&quot;;BIN2HEX([.D2063]);BIN2HEX([.D2062]);BIN2HEX([.D2061]);BIN2HEX([.D2060]);BIN2HEX([.D2059]));&quot;&quot;))">
            <text:p/>
          </table:table-cell>
          <table:table-cell table:style-name="ce17" table:formula="of:=IF(OR([.E2057]=&quot;W_TX_PAYLOAD&quot;;AND([.G2057]&lt;&gt;&quot;&quot;;[.E2058]=&quot;&quot;));BIN2HEX([.D205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59]=[.B2058];&quot;&quot;;VLOOKUP([.D2059];[$Spec.A$1:$Spec.B$1048576];2;0))">
            <text:p/>
          </table:table-cell>
          <table:table-cell table:style-name="ce13" table:formula="of:=IF([.E2059]=&quot;W_REGISTER (RF_CH)&quot;;BIN2DEC([.D2060]);IF([.E2059]=&quot;W_REGISTER (TX_ADDR)&quot;;CONCATENATE(&quot;0x&quot;;BIN2HEX([.D2064]);BIN2HEX([.D2063]);BIN2HEX([.D2062]);BIN2HEX([.D2061]);BIN2HEX([.D2060]));&quot;&quot;))">
            <text:p/>
          </table:table-cell>
          <table:table-cell table:style-name="ce17" table:formula="of:=IF(OR([.E2058]=&quot;W_TX_PAYLOAD&quot;;AND([.G2058]&lt;&gt;&quot;&quot;;[.E2059]=&quot;&quot;));BIN2HEX([.D205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60]=[.B2059];&quot;&quot;;VLOOKUP([.D2060];[$Spec.A$1:$Spec.B$1048576];2;0))">
            <text:p/>
          </table:table-cell>
          <table:table-cell table:style-name="ce13" table:formula="of:=IF([.E2060]=&quot;W_REGISTER (RF_CH)&quot;;BIN2DEC([.D2061]);IF([.E2060]=&quot;W_REGISTER (TX_ADDR)&quot;;CONCATENATE(&quot;0x&quot;;BIN2HEX([.D2065]);BIN2HEX([.D2064]);BIN2HEX([.D2063]);BIN2HEX([.D2062]);BIN2HEX([.D2061]));&quot;&quot;))">
            <text:p/>
          </table:table-cell>
          <table:table-cell table:style-name="ce17" table:formula="of:=IF(OR([.E2059]=&quot;W_TX_PAYLOAD&quot;;AND([.G2059]&lt;&gt;&quot;&quot;;[.E2060]=&quot;&quot;));BIN2HEX([.D206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61]=[.B2060];&quot;&quot;;VLOOKUP([.D2061];[$Spec.A$1:$Spec.B$1048576];2;0))">
            <text:p/>
          </table:table-cell>
          <table:table-cell table:style-name="ce13" table:formula="of:=IF([.E2061]=&quot;W_REGISTER (RF_CH)&quot;;BIN2DEC([.D2062]);IF([.E2061]=&quot;W_REGISTER (TX_ADDR)&quot;;CONCATENATE(&quot;0x&quot;;BIN2HEX([.D2066]);BIN2HEX([.D2065]);BIN2HEX([.D2064]);BIN2HEX([.D2063]);BIN2HEX([.D2062]));&quot;&quot;))">
            <text:p/>
          </table:table-cell>
          <table:table-cell table:style-name="ce17" table:formula="of:=IF(OR([.E2060]=&quot;W_TX_PAYLOAD&quot;;AND([.G2060]&lt;&gt;&quot;&quot;;[.E2061]=&quot;&quot;));BIN2HEX([.D206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62]=[.B2061];&quot;&quot;;VLOOKUP([.D2062];[$Spec.A$1:$Spec.B$1048576];2;0))">
            <text:p/>
          </table:table-cell>
          <table:table-cell table:style-name="ce13" table:formula="of:=IF([.E2062]=&quot;W_REGISTER (RF_CH)&quot;;BIN2DEC([.D2063]);IF([.E2062]=&quot;W_REGISTER (TX_ADDR)&quot;;CONCATENATE(&quot;0x&quot;;BIN2HEX([.D2067]);BIN2HEX([.D2066]);BIN2HEX([.D2065]);BIN2HEX([.D2064]);BIN2HEX([.D2063]));&quot;&quot;))">
            <text:p/>
          </table:table-cell>
          <table:table-cell table:style-name="ce17" table:formula="of:=IF(OR([.E2061]=&quot;W_TX_PAYLOAD&quot;;AND([.G2061]&lt;&gt;&quot;&quot;;[.E2062]=&quot;&quot;));BIN2HEX([.D206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63]=[.B2062];&quot;&quot;;VLOOKUP([.D2063];[$Spec.A$1:$Spec.B$1048576];2;0))">
            <text:p/>
          </table:table-cell>
          <table:table-cell table:style-name="ce13" table:formula="of:=IF([.E2063]=&quot;W_REGISTER (RF_CH)&quot;;BIN2DEC([.D2064]);IF([.E2063]=&quot;W_REGISTER (TX_ADDR)&quot;;CONCATENATE(&quot;0x&quot;;BIN2HEX([.D2068]);BIN2HEX([.D2067]);BIN2HEX([.D2066]);BIN2HEX([.D2065]);BIN2HEX([.D2064]));&quot;&quot;))">
            <text:p/>
          </table:table-cell>
          <table:table-cell table:style-name="ce17" table:formula="of:=IF(OR([.E2062]=&quot;W_TX_PAYLOAD&quot;;AND([.G2062]&lt;&gt;&quot;&quot;;[.E2063]=&quot;&quot;));BIN2HEX([.D206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64]=[.B2063];&quot;&quot;;VLOOKUP([.D2064];[$Spec.A$1:$Spec.B$1048576];2;0))">
            <text:p/>
          </table:table-cell>
          <table:table-cell table:style-name="ce13" table:formula="of:=IF([.E2064]=&quot;W_REGISTER (RF_CH)&quot;;BIN2DEC([.D2065]);IF([.E2064]=&quot;W_REGISTER (TX_ADDR)&quot;;CONCATENATE(&quot;0x&quot;;BIN2HEX([.D2069]);BIN2HEX([.D2068]);BIN2HEX([.D2067]);BIN2HEX([.D2066]);BIN2HEX([.D2065]));&quot;&quot;))">
            <text:p/>
          </table:table-cell>
          <table:table-cell table:style-name="ce17" table:formula="of:=IF(OR([.E2063]=&quot;W_TX_PAYLOAD&quot;;AND([.G2063]&lt;&gt;&quot;&quot;;[.E2064]=&quot;&quot;));BIN2HEX([.D206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65]=[.B2064];&quot;&quot;;VLOOKUP([.D2065];[$Spec.A$1:$Spec.B$1048576];2;0))">
            <text:p/>
          </table:table-cell>
          <table:table-cell table:style-name="ce13" table:formula="of:=IF([.E2065]=&quot;W_REGISTER (RF_CH)&quot;;BIN2DEC([.D2066]);IF([.E2065]=&quot;W_REGISTER (TX_ADDR)&quot;;CONCATENATE(&quot;0x&quot;;BIN2HEX([.D2070]);BIN2HEX([.D2069]);BIN2HEX([.D2068]);BIN2HEX([.D2067]);BIN2HEX([.D2066]));&quot;&quot;))">
            <text:p/>
          </table:table-cell>
          <table:table-cell table:style-name="ce17" table:formula="of:=IF(OR([.E2064]=&quot;W_TX_PAYLOAD&quot;;AND([.G2064]&lt;&gt;&quot;&quot;;[.E2065]=&quot;&quot;));BIN2HEX([.D206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66]=[.B2065];&quot;&quot;;VLOOKUP([.D2066];[$Spec.A$1:$Spec.B$1048576];2;0))">
            <text:p/>
          </table:table-cell>
          <table:table-cell table:style-name="ce13" table:formula="of:=IF([.E2066]=&quot;W_REGISTER (RF_CH)&quot;;BIN2DEC([.D2067]);IF([.E2066]=&quot;W_REGISTER (TX_ADDR)&quot;;CONCATENATE(&quot;0x&quot;;BIN2HEX([.D2071]);BIN2HEX([.D2070]);BIN2HEX([.D2069]);BIN2HEX([.D2068]);BIN2HEX([.D2067]));&quot;&quot;))">
            <text:p/>
          </table:table-cell>
          <table:table-cell table:style-name="ce17" table:formula="of:=IF(OR([.E2065]=&quot;W_TX_PAYLOAD&quot;;AND([.G2065]&lt;&gt;&quot;&quot;;[.E2066]=&quot;&quot;));BIN2HEX([.D206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67]=[.B2066];&quot;&quot;;VLOOKUP([.D2067];[$Spec.A$1:$Spec.B$1048576];2;0))">
            <text:p/>
          </table:table-cell>
          <table:table-cell table:style-name="ce13" table:formula="of:=IF([.E2067]=&quot;W_REGISTER (RF_CH)&quot;;BIN2DEC([.D2068]);IF([.E2067]=&quot;W_REGISTER (TX_ADDR)&quot;;CONCATENATE(&quot;0x&quot;;BIN2HEX([.D2072]);BIN2HEX([.D2071]);BIN2HEX([.D2070]);BIN2HEX([.D2069]);BIN2HEX([.D2068]));&quot;&quot;))">
            <text:p/>
          </table:table-cell>
          <table:table-cell table:style-name="ce17" table:formula="of:=IF(OR([.E2066]=&quot;W_TX_PAYLOAD&quot;;AND([.G2066]&lt;&gt;&quot;&quot;;[.E2067]=&quot;&quot;));BIN2HEX([.D206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68]=[.B2067];&quot;&quot;;VLOOKUP([.D2068];[$Spec.A$1:$Spec.B$1048576];2;0))">
            <text:p/>
          </table:table-cell>
          <table:table-cell table:style-name="ce13" table:formula="of:=IF([.E2068]=&quot;W_REGISTER (RF_CH)&quot;;BIN2DEC([.D2069]);IF([.E2068]=&quot;W_REGISTER (TX_ADDR)&quot;;CONCATENATE(&quot;0x&quot;;BIN2HEX([.D2073]);BIN2HEX([.D2072]);BIN2HEX([.D2071]);BIN2HEX([.D2070]);BIN2HEX([.D2069]));&quot;&quot;))">
            <text:p/>
          </table:table-cell>
          <table:table-cell table:style-name="ce17" table:formula="of:=IF(OR([.E2067]=&quot;W_TX_PAYLOAD&quot;;AND([.G2067]&lt;&gt;&quot;&quot;;[.E2068]=&quot;&quot;));BIN2HEX([.D206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69]=[.B2068];&quot;&quot;;VLOOKUP([.D2069];[$Spec.A$1:$Spec.B$1048576];2;0))">
            <text:p/>
          </table:table-cell>
          <table:table-cell table:style-name="ce13" table:formula="of:=IF([.E2069]=&quot;W_REGISTER (RF_CH)&quot;;BIN2DEC([.D2070]);IF([.E2069]=&quot;W_REGISTER (TX_ADDR)&quot;;CONCATENATE(&quot;0x&quot;;BIN2HEX([.D2074]);BIN2HEX([.D2073]);BIN2HEX([.D2072]);BIN2HEX([.D2071]);BIN2HEX([.D2070]));&quot;&quot;))">
            <text:p/>
          </table:table-cell>
          <table:table-cell table:style-name="ce17" table:formula="of:=IF(OR([.E2068]=&quot;W_TX_PAYLOAD&quot;;AND([.G2068]&lt;&gt;&quot;&quot;;[.E2069]=&quot;&quot;));BIN2HEX([.D206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70]=[.B2069];&quot;&quot;;VLOOKUP([.D2070];[$Spec.A$1:$Spec.B$1048576];2;0))">
            <text:p/>
          </table:table-cell>
          <table:table-cell table:style-name="ce13" table:formula="of:=IF([.E2070]=&quot;W_REGISTER (RF_CH)&quot;;BIN2DEC([.D2071]);IF([.E2070]=&quot;W_REGISTER (TX_ADDR)&quot;;CONCATENATE(&quot;0x&quot;;BIN2HEX([.D2075]);BIN2HEX([.D2074]);BIN2HEX([.D2073]);BIN2HEX([.D2072]);BIN2HEX([.D2071]));&quot;&quot;))">
            <text:p/>
          </table:table-cell>
          <table:table-cell table:style-name="ce17" table:formula="of:=IF(OR([.E2069]=&quot;W_TX_PAYLOAD&quot;;AND([.G2069]&lt;&gt;&quot;&quot;;[.E2070]=&quot;&quot;));BIN2HEX([.D207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71]=[.B2070];&quot;&quot;;VLOOKUP([.D2071];[$Spec.A$1:$Spec.B$1048576];2;0))">
            <text:p/>
          </table:table-cell>
          <table:table-cell table:style-name="ce13" table:formula="of:=IF([.E2071]=&quot;W_REGISTER (RF_CH)&quot;;BIN2DEC([.D2072]);IF([.E2071]=&quot;W_REGISTER (TX_ADDR)&quot;;CONCATENATE(&quot;0x&quot;;BIN2HEX([.D2076]);BIN2HEX([.D2075]);BIN2HEX([.D2074]);BIN2HEX([.D2073]);BIN2HEX([.D2072]));&quot;&quot;))">
            <text:p/>
          </table:table-cell>
          <table:table-cell table:style-name="ce17" table:formula="of:=IF(OR([.E2070]=&quot;W_TX_PAYLOAD&quot;;AND([.G2070]&lt;&gt;&quot;&quot;;[.E2071]=&quot;&quot;));BIN2HEX([.D207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72]=[.B2071];&quot;&quot;;VLOOKUP([.D2072];[$Spec.A$1:$Spec.B$1048576];2;0))">
            <text:p/>
          </table:table-cell>
          <table:table-cell table:style-name="ce13" table:formula="of:=IF([.E2072]=&quot;W_REGISTER (RF_CH)&quot;;BIN2DEC([.D2073]);IF([.E2072]=&quot;W_REGISTER (TX_ADDR)&quot;;CONCATENATE(&quot;0x&quot;;BIN2HEX([.D2077]);BIN2HEX([.D2076]);BIN2HEX([.D2075]);BIN2HEX([.D2074]);BIN2HEX([.D2073]));&quot;&quot;))">
            <text:p/>
          </table:table-cell>
          <table:table-cell table:style-name="ce17" table:formula="of:=IF(OR([.E2071]=&quot;W_TX_PAYLOAD&quot;;AND([.G2071]&lt;&gt;&quot;&quot;;[.E2072]=&quot;&quot;));BIN2HEX([.D207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73]=[.B2072];&quot;&quot;;VLOOKUP([.D2073];[$Spec.A$1:$Spec.B$1048576];2;0))">
            <text:p/>
          </table:table-cell>
          <table:table-cell table:style-name="ce13" table:formula="of:=IF([.E2073]=&quot;W_REGISTER (RF_CH)&quot;;BIN2DEC([.D2074]);IF([.E2073]=&quot;W_REGISTER (TX_ADDR)&quot;;CONCATENATE(&quot;0x&quot;;BIN2HEX([.D2078]);BIN2HEX([.D2077]);BIN2HEX([.D2076]);BIN2HEX([.D2075]);BIN2HEX([.D2074]));&quot;&quot;))">
            <text:p/>
          </table:table-cell>
          <table:table-cell table:style-name="ce17" table:formula="of:=IF(OR([.E2072]=&quot;W_TX_PAYLOAD&quot;;AND([.G2072]&lt;&gt;&quot;&quot;;[.E2073]=&quot;&quot;));BIN2HEX([.D207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74]=[.B2073];&quot;&quot;;VLOOKUP([.D2074];[$Spec.A$1:$Spec.B$1048576];2;0))">
            <text:p/>
          </table:table-cell>
          <table:table-cell table:style-name="ce13" table:formula="of:=IF([.E2074]=&quot;W_REGISTER (RF_CH)&quot;;BIN2DEC([.D2075]);IF([.E2074]=&quot;W_REGISTER (TX_ADDR)&quot;;CONCATENATE(&quot;0x&quot;;BIN2HEX([.D2079]);BIN2HEX([.D2078]);BIN2HEX([.D2077]);BIN2HEX([.D2076]);BIN2HEX([.D2075]));&quot;&quot;))">
            <text:p/>
          </table:table-cell>
          <table:table-cell table:style-name="ce17" table:formula="of:=IF(OR([.E2073]=&quot;W_TX_PAYLOAD&quot;;AND([.G2073]&lt;&gt;&quot;&quot;;[.E2074]=&quot;&quot;));BIN2HEX([.D207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75]=[.B2074];&quot;&quot;;VLOOKUP([.D2075];[$Spec.A$1:$Spec.B$1048576];2;0))">
            <text:p/>
          </table:table-cell>
          <table:table-cell table:style-name="ce13" table:formula="of:=IF([.E2075]=&quot;W_REGISTER (RF_CH)&quot;;BIN2DEC([.D2076]);IF([.E2075]=&quot;W_REGISTER (TX_ADDR)&quot;;CONCATENATE(&quot;0x&quot;;BIN2HEX([.D2080]);BIN2HEX([.D2079]);BIN2HEX([.D2078]);BIN2HEX([.D2077]);BIN2HEX([.D2076]));&quot;&quot;))">
            <text:p/>
          </table:table-cell>
          <table:table-cell table:style-name="ce17" table:formula="of:=IF(OR([.E2074]=&quot;W_TX_PAYLOAD&quot;;AND([.G2074]&lt;&gt;&quot;&quot;;[.E2075]=&quot;&quot;));BIN2HEX([.D207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76]=[.B2075];&quot;&quot;;VLOOKUP([.D2076];[$Spec.A$1:$Spec.B$1048576];2;0))">
            <text:p/>
          </table:table-cell>
          <table:table-cell table:style-name="ce13" table:formula="of:=IF([.E2076]=&quot;W_REGISTER (RF_CH)&quot;;BIN2DEC([.D2077]);IF([.E2076]=&quot;W_REGISTER (TX_ADDR)&quot;;CONCATENATE(&quot;0x&quot;;BIN2HEX([.D2081]);BIN2HEX([.D2080]);BIN2HEX([.D2079]);BIN2HEX([.D2078]);BIN2HEX([.D2077]));&quot;&quot;))">
            <text:p/>
          </table:table-cell>
          <table:table-cell table:style-name="ce17" table:formula="of:=IF(OR([.E2075]=&quot;W_TX_PAYLOAD&quot;;AND([.G2075]&lt;&gt;&quot;&quot;;[.E2076]=&quot;&quot;));BIN2HEX([.D207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77]=[.B2076];&quot;&quot;;VLOOKUP([.D2077];[$Spec.A$1:$Spec.B$1048576];2;0))">
            <text:p/>
          </table:table-cell>
          <table:table-cell table:style-name="ce13" table:formula="of:=IF([.E2077]=&quot;W_REGISTER (RF_CH)&quot;;BIN2DEC([.D2078]);IF([.E2077]=&quot;W_REGISTER (TX_ADDR)&quot;;CONCATENATE(&quot;0x&quot;;BIN2HEX([.D2082]);BIN2HEX([.D2081]);BIN2HEX([.D2080]);BIN2HEX([.D2079]);BIN2HEX([.D2078]));&quot;&quot;))">
            <text:p/>
          </table:table-cell>
          <table:table-cell table:style-name="ce17" table:formula="of:=IF(OR([.E2076]=&quot;W_TX_PAYLOAD&quot;;AND([.G2076]&lt;&gt;&quot;&quot;;[.E2077]=&quot;&quot;));BIN2HEX([.D207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78]=[.B2077];&quot;&quot;;VLOOKUP([.D2078];[$Spec.A$1:$Spec.B$1048576];2;0))">
            <text:p/>
          </table:table-cell>
          <table:table-cell table:style-name="ce13" table:formula="of:=IF([.E2078]=&quot;W_REGISTER (RF_CH)&quot;;BIN2DEC([.D2079]);IF([.E2078]=&quot;W_REGISTER (TX_ADDR)&quot;;CONCATENATE(&quot;0x&quot;;BIN2HEX([.D2083]);BIN2HEX([.D2082]);BIN2HEX([.D2081]);BIN2HEX([.D2080]);BIN2HEX([.D2079]));&quot;&quot;))">
            <text:p/>
          </table:table-cell>
          <table:table-cell table:style-name="ce17" table:formula="of:=IF(OR([.E2077]=&quot;W_TX_PAYLOAD&quot;;AND([.G2077]&lt;&gt;&quot;&quot;;[.E2078]=&quot;&quot;));BIN2HEX([.D207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79]=[.B2078];&quot;&quot;;VLOOKUP([.D2079];[$Spec.A$1:$Spec.B$1048576];2;0))">
            <text:p/>
          </table:table-cell>
          <table:table-cell table:style-name="ce13" table:formula="of:=IF([.E2079]=&quot;W_REGISTER (RF_CH)&quot;;BIN2DEC([.D2080]);IF([.E2079]=&quot;W_REGISTER (TX_ADDR)&quot;;CONCATENATE(&quot;0x&quot;;BIN2HEX([.D2084]);BIN2HEX([.D2083]);BIN2HEX([.D2082]);BIN2HEX([.D2081]);BIN2HEX([.D2080]));&quot;&quot;))">
            <text:p/>
          </table:table-cell>
          <table:table-cell table:style-name="ce17" table:formula="of:=IF(OR([.E2078]=&quot;W_TX_PAYLOAD&quot;;AND([.G2078]&lt;&gt;&quot;&quot;;[.E2079]=&quot;&quot;));BIN2HEX([.D207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80]=[.B2079];&quot;&quot;;VLOOKUP([.D2080];[$Spec.A$1:$Spec.B$1048576];2;0))">
            <text:p/>
          </table:table-cell>
          <table:table-cell table:style-name="ce13" table:formula="of:=IF([.E2080]=&quot;W_REGISTER (RF_CH)&quot;;BIN2DEC([.D2081]);IF([.E2080]=&quot;W_REGISTER (TX_ADDR)&quot;;CONCATENATE(&quot;0x&quot;;BIN2HEX([.D2085]);BIN2HEX([.D2084]);BIN2HEX([.D2083]);BIN2HEX([.D2082]);BIN2HEX([.D2081]));&quot;&quot;))">
            <text:p/>
          </table:table-cell>
          <table:table-cell table:style-name="ce17" table:formula="of:=IF(OR([.E2079]=&quot;W_TX_PAYLOAD&quot;;AND([.G2079]&lt;&gt;&quot;&quot;;[.E2080]=&quot;&quot;));BIN2HEX([.D208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81]=[.B2080];&quot;&quot;;VLOOKUP([.D2081];[$Spec.A$1:$Spec.B$1048576];2;0))">
            <text:p/>
          </table:table-cell>
          <table:table-cell table:style-name="ce13" table:formula="of:=IF([.E2081]=&quot;W_REGISTER (RF_CH)&quot;;BIN2DEC([.D2082]);IF([.E2081]=&quot;W_REGISTER (TX_ADDR)&quot;;CONCATENATE(&quot;0x&quot;;BIN2HEX([.D2086]);BIN2HEX([.D2085]);BIN2HEX([.D2084]);BIN2HEX([.D2083]);BIN2HEX([.D2082]));&quot;&quot;))">
            <text:p/>
          </table:table-cell>
          <table:table-cell table:style-name="ce17" table:formula="of:=IF(OR([.E2080]=&quot;W_TX_PAYLOAD&quot;;AND([.G2080]&lt;&gt;&quot;&quot;;[.E2081]=&quot;&quot;));BIN2HEX([.D208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82]=[.B2081];&quot;&quot;;VLOOKUP([.D2082];[$Spec.A$1:$Spec.B$1048576];2;0))">
            <text:p/>
          </table:table-cell>
          <table:table-cell table:style-name="ce13" table:formula="of:=IF([.E2082]=&quot;W_REGISTER (RF_CH)&quot;;BIN2DEC([.D2083]);IF([.E2082]=&quot;W_REGISTER (TX_ADDR)&quot;;CONCATENATE(&quot;0x&quot;;BIN2HEX([.D2087]);BIN2HEX([.D2086]);BIN2HEX([.D2085]);BIN2HEX([.D2084]);BIN2HEX([.D2083]));&quot;&quot;))">
            <text:p/>
          </table:table-cell>
          <table:table-cell table:style-name="ce17" table:formula="of:=IF(OR([.E2081]=&quot;W_TX_PAYLOAD&quot;;AND([.G2081]&lt;&gt;&quot;&quot;;[.E2082]=&quot;&quot;));BIN2HEX([.D208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83]=[.B2082];&quot;&quot;;VLOOKUP([.D2083];[$Spec.A$1:$Spec.B$1048576];2;0))">
            <text:p/>
          </table:table-cell>
          <table:table-cell table:style-name="ce13" table:formula="of:=IF([.E2083]=&quot;W_REGISTER (RF_CH)&quot;;BIN2DEC([.D2084]);IF([.E2083]=&quot;W_REGISTER (TX_ADDR)&quot;;CONCATENATE(&quot;0x&quot;;BIN2HEX([.D2088]);BIN2HEX([.D2087]);BIN2HEX([.D2086]);BIN2HEX([.D2085]);BIN2HEX([.D2084]));&quot;&quot;))">
            <text:p/>
          </table:table-cell>
          <table:table-cell table:style-name="ce17" table:formula="of:=IF(OR([.E2082]=&quot;W_TX_PAYLOAD&quot;;AND([.G2082]&lt;&gt;&quot;&quot;;[.E2083]=&quot;&quot;));BIN2HEX([.D208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84]=[.B2083];&quot;&quot;;VLOOKUP([.D2084];[$Spec.A$1:$Spec.B$1048576];2;0))">
            <text:p/>
          </table:table-cell>
          <table:table-cell table:style-name="ce13" table:formula="of:=IF([.E2084]=&quot;W_REGISTER (RF_CH)&quot;;BIN2DEC([.D2085]);IF([.E2084]=&quot;W_REGISTER (TX_ADDR)&quot;;CONCATENATE(&quot;0x&quot;;BIN2HEX([.D2089]);BIN2HEX([.D2088]);BIN2HEX([.D2087]);BIN2HEX([.D2086]);BIN2HEX([.D2085]));&quot;&quot;))">
            <text:p/>
          </table:table-cell>
          <table:table-cell table:style-name="ce17" table:formula="of:=IF(OR([.E2083]=&quot;W_TX_PAYLOAD&quot;;AND([.G2083]&lt;&gt;&quot;&quot;;[.E2084]=&quot;&quot;));BIN2HEX([.D208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85]=[.B2084];&quot;&quot;;VLOOKUP([.D2085];[$Spec.A$1:$Spec.B$1048576];2;0))">
            <text:p/>
          </table:table-cell>
          <table:table-cell table:style-name="ce13" table:formula="of:=IF([.E2085]=&quot;W_REGISTER (RF_CH)&quot;;BIN2DEC([.D2086]);IF([.E2085]=&quot;W_REGISTER (TX_ADDR)&quot;;CONCATENATE(&quot;0x&quot;;BIN2HEX([.D2090]);BIN2HEX([.D2089]);BIN2HEX([.D2088]);BIN2HEX([.D2087]);BIN2HEX([.D2086]));&quot;&quot;))">
            <text:p/>
          </table:table-cell>
          <table:table-cell table:style-name="ce17" table:formula="of:=IF(OR([.E2084]=&quot;W_TX_PAYLOAD&quot;;AND([.G2084]&lt;&gt;&quot;&quot;;[.E2085]=&quot;&quot;));BIN2HEX([.D208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86]=[.B2085];&quot;&quot;;VLOOKUP([.D2086];[$Spec.A$1:$Spec.B$1048576];2;0))">
            <text:p/>
          </table:table-cell>
          <table:table-cell table:style-name="ce13" table:formula="of:=IF([.E2086]=&quot;W_REGISTER (RF_CH)&quot;;BIN2DEC([.D2087]);IF([.E2086]=&quot;W_REGISTER (TX_ADDR)&quot;;CONCATENATE(&quot;0x&quot;;BIN2HEX([.D2091]);BIN2HEX([.D2090]);BIN2HEX([.D2089]);BIN2HEX([.D2088]);BIN2HEX([.D2087]));&quot;&quot;))">
            <text:p/>
          </table:table-cell>
          <table:table-cell table:style-name="ce17" table:formula="of:=IF(OR([.E2085]=&quot;W_TX_PAYLOAD&quot;;AND([.G2085]&lt;&gt;&quot;&quot;;[.E2086]=&quot;&quot;));BIN2HEX([.D208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87]=[.B2086];&quot;&quot;;VLOOKUP([.D2087];[$Spec.A$1:$Spec.B$1048576];2;0))">
            <text:p/>
          </table:table-cell>
          <table:table-cell table:style-name="ce13" table:formula="of:=IF([.E2087]=&quot;W_REGISTER (RF_CH)&quot;;BIN2DEC([.D2088]);IF([.E2087]=&quot;W_REGISTER (TX_ADDR)&quot;;CONCATENATE(&quot;0x&quot;;BIN2HEX([.D2092]);BIN2HEX([.D2091]);BIN2HEX([.D2090]);BIN2HEX([.D2089]);BIN2HEX([.D2088]));&quot;&quot;))">
            <text:p/>
          </table:table-cell>
          <table:table-cell table:style-name="ce17" table:formula="of:=IF(OR([.E2086]=&quot;W_TX_PAYLOAD&quot;;AND([.G2086]&lt;&gt;&quot;&quot;;[.E2087]=&quot;&quot;));BIN2HEX([.D208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88]=[.B2087];&quot;&quot;;VLOOKUP([.D2088];[$Spec.A$1:$Spec.B$1048576];2;0))">
            <text:p/>
          </table:table-cell>
          <table:table-cell table:style-name="ce13" table:formula="of:=IF([.E2088]=&quot;W_REGISTER (RF_CH)&quot;;BIN2DEC([.D2089]);IF([.E2088]=&quot;W_REGISTER (TX_ADDR)&quot;;CONCATENATE(&quot;0x&quot;;BIN2HEX([.D2093]);BIN2HEX([.D2092]);BIN2HEX([.D2091]);BIN2HEX([.D2090]);BIN2HEX([.D2089]));&quot;&quot;))">
            <text:p/>
          </table:table-cell>
          <table:table-cell table:style-name="ce17" table:formula="of:=IF(OR([.E2087]=&quot;W_TX_PAYLOAD&quot;;AND([.G2087]&lt;&gt;&quot;&quot;;[.E2088]=&quot;&quot;));BIN2HEX([.D208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89]=[.B2088];&quot;&quot;;VLOOKUP([.D2089];[$Spec.A$1:$Spec.B$1048576];2;0))">
            <text:p/>
          </table:table-cell>
          <table:table-cell table:style-name="ce13" table:formula="of:=IF([.E2089]=&quot;W_REGISTER (RF_CH)&quot;;BIN2DEC([.D2090]);IF([.E2089]=&quot;W_REGISTER (TX_ADDR)&quot;;CONCATENATE(&quot;0x&quot;;BIN2HEX([.D2094]);BIN2HEX([.D2093]);BIN2HEX([.D2092]);BIN2HEX([.D2091]);BIN2HEX([.D2090]));&quot;&quot;))">
            <text:p/>
          </table:table-cell>
          <table:table-cell table:style-name="ce17" table:formula="of:=IF(OR([.E2088]=&quot;W_TX_PAYLOAD&quot;;AND([.G2088]&lt;&gt;&quot;&quot;;[.E2089]=&quot;&quot;));BIN2HEX([.D208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90]=[.B2089];&quot;&quot;;VLOOKUP([.D2090];[$Spec.A$1:$Spec.B$1048576];2;0))">
            <text:p/>
          </table:table-cell>
          <table:table-cell table:style-name="ce13" table:formula="of:=IF([.E2090]=&quot;W_REGISTER (RF_CH)&quot;;BIN2DEC([.D2091]);IF([.E2090]=&quot;W_REGISTER (TX_ADDR)&quot;;CONCATENATE(&quot;0x&quot;;BIN2HEX([.D2095]);BIN2HEX([.D2094]);BIN2HEX([.D2093]);BIN2HEX([.D2092]);BIN2HEX([.D2091]));&quot;&quot;))">
            <text:p/>
          </table:table-cell>
          <table:table-cell table:style-name="ce17" table:formula="of:=IF(OR([.E2089]=&quot;W_TX_PAYLOAD&quot;;AND([.G2089]&lt;&gt;&quot;&quot;;[.E2090]=&quot;&quot;));BIN2HEX([.D209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91]=[.B2090];&quot;&quot;;VLOOKUP([.D2091];[$Spec.A$1:$Spec.B$1048576];2;0))">
            <text:p/>
          </table:table-cell>
          <table:table-cell table:style-name="ce13" table:formula="of:=IF([.E2091]=&quot;W_REGISTER (RF_CH)&quot;;BIN2DEC([.D2092]);IF([.E2091]=&quot;W_REGISTER (TX_ADDR)&quot;;CONCATENATE(&quot;0x&quot;;BIN2HEX([.D2096]);BIN2HEX([.D2095]);BIN2HEX([.D2094]);BIN2HEX([.D2093]);BIN2HEX([.D2092]));&quot;&quot;))">
            <text:p/>
          </table:table-cell>
          <table:table-cell table:style-name="ce17" table:formula="of:=IF(OR([.E2090]=&quot;W_TX_PAYLOAD&quot;;AND([.G2090]&lt;&gt;&quot;&quot;;[.E2091]=&quot;&quot;));BIN2HEX([.D209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92]=[.B2091];&quot;&quot;;VLOOKUP([.D2092];[$Spec.A$1:$Spec.B$1048576];2;0))">
            <text:p/>
          </table:table-cell>
          <table:table-cell table:style-name="ce13" table:formula="of:=IF([.E2092]=&quot;W_REGISTER (RF_CH)&quot;;BIN2DEC([.D2093]);IF([.E2092]=&quot;W_REGISTER (TX_ADDR)&quot;;CONCATENATE(&quot;0x&quot;;BIN2HEX([.D2097]);BIN2HEX([.D2096]);BIN2HEX([.D2095]);BIN2HEX([.D2094]);BIN2HEX([.D2093]));&quot;&quot;))">
            <text:p/>
          </table:table-cell>
          <table:table-cell table:style-name="ce17" table:formula="of:=IF(OR([.E2091]=&quot;W_TX_PAYLOAD&quot;;AND([.G2091]&lt;&gt;&quot;&quot;;[.E2092]=&quot;&quot;));BIN2HEX([.D209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93]=[.B2092];&quot;&quot;;VLOOKUP([.D2093];[$Spec.A$1:$Spec.B$1048576];2;0))">
            <text:p/>
          </table:table-cell>
          <table:table-cell table:style-name="ce13" table:formula="of:=IF([.E2093]=&quot;W_REGISTER (RF_CH)&quot;;BIN2DEC([.D2094]);IF([.E2093]=&quot;W_REGISTER (TX_ADDR)&quot;;CONCATENATE(&quot;0x&quot;;BIN2HEX([.D2098]);BIN2HEX([.D2097]);BIN2HEX([.D2096]);BIN2HEX([.D2095]);BIN2HEX([.D2094]));&quot;&quot;))">
            <text:p/>
          </table:table-cell>
          <table:table-cell table:style-name="ce17" table:formula="of:=IF(OR([.E2092]=&quot;W_TX_PAYLOAD&quot;;AND([.G2092]&lt;&gt;&quot;&quot;;[.E2093]=&quot;&quot;));BIN2HEX([.D209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94]=[.B2093];&quot;&quot;;VLOOKUP([.D2094];[$Spec.A$1:$Spec.B$1048576];2;0))">
            <text:p/>
          </table:table-cell>
          <table:table-cell table:style-name="ce13" table:formula="of:=IF([.E2094]=&quot;W_REGISTER (RF_CH)&quot;;BIN2DEC([.D2095]);IF([.E2094]=&quot;W_REGISTER (TX_ADDR)&quot;;CONCATENATE(&quot;0x&quot;;BIN2HEX([.D2099]);BIN2HEX([.D2098]);BIN2HEX([.D2097]);BIN2HEX([.D2096]);BIN2HEX([.D2095]));&quot;&quot;))">
            <text:p/>
          </table:table-cell>
          <table:table-cell table:style-name="ce17" table:formula="of:=IF(OR([.E2093]=&quot;W_TX_PAYLOAD&quot;;AND([.G2093]&lt;&gt;&quot;&quot;;[.E2094]=&quot;&quot;));BIN2HEX([.D209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95]=[.B2094];&quot;&quot;;VLOOKUP([.D2095];[$Spec.A$1:$Spec.B$1048576];2;0))">
            <text:p/>
          </table:table-cell>
          <table:table-cell table:style-name="ce13" table:formula="of:=IF([.E2095]=&quot;W_REGISTER (RF_CH)&quot;;BIN2DEC([.D2096]);IF([.E2095]=&quot;W_REGISTER (TX_ADDR)&quot;;CONCATENATE(&quot;0x&quot;;BIN2HEX([.D2100]);BIN2HEX([.D2099]);BIN2HEX([.D2098]);BIN2HEX([.D2097]);BIN2HEX([.D2096]));&quot;&quot;))">
            <text:p/>
          </table:table-cell>
          <table:table-cell table:style-name="ce17" table:formula="of:=IF(OR([.E2094]=&quot;W_TX_PAYLOAD&quot;;AND([.G2094]&lt;&gt;&quot;&quot;;[.E2095]=&quot;&quot;));BIN2HEX([.D209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96]=[.B2095];&quot;&quot;;VLOOKUP([.D2096];[$Spec.A$1:$Spec.B$1048576];2;0))">
            <text:p/>
          </table:table-cell>
          <table:table-cell table:style-name="ce13" table:formula="of:=IF([.E2096]=&quot;W_REGISTER (RF_CH)&quot;;BIN2DEC([.D2097]);IF([.E2096]=&quot;W_REGISTER (TX_ADDR)&quot;;CONCATENATE(&quot;0x&quot;;BIN2HEX([.D2101]);BIN2HEX([.D2100]);BIN2HEX([.D2099]);BIN2HEX([.D2098]);BIN2HEX([.D2097]));&quot;&quot;))">
            <text:p/>
          </table:table-cell>
          <table:table-cell table:style-name="ce17" table:formula="of:=IF(OR([.E2095]=&quot;W_TX_PAYLOAD&quot;;AND([.G2095]&lt;&gt;&quot;&quot;;[.E2096]=&quot;&quot;));BIN2HEX([.D209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97]=[.B2096];&quot;&quot;;VLOOKUP([.D2097];[$Spec.A$1:$Spec.B$1048576];2;0))">
            <text:p/>
          </table:table-cell>
          <table:table-cell table:style-name="ce13" table:formula="of:=IF([.E2097]=&quot;W_REGISTER (RF_CH)&quot;;BIN2DEC([.D2098]);IF([.E2097]=&quot;W_REGISTER (TX_ADDR)&quot;;CONCATENATE(&quot;0x&quot;;BIN2HEX([.D2102]);BIN2HEX([.D2101]);BIN2HEX([.D2100]);BIN2HEX([.D2099]);BIN2HEX([.D2098]));&quot;&quot;))">
            <text:p/>
          </table:table-cell>
          <table:table-cell table:style-name="ce17" table:formula="of:=IF(OR([.E2096]=&quot;W_TX_PAYLOAD&quot;;AND([.G2096]&lt;&gt;&quot;&quot;;[.E2097]=&quot;&quot;));BIN2HEX([.D209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98]=[.B2097];&quot;&quot;;VLOOKUP([.D2098];[$Spec.A$1:$Spec.B$1048576];2;0))">
            <text:p/>
          </table:table-cell>
          <table:table-cell table:style-name="ce13" table:formula="of:=IF([.E2098]=&quot;W_REGISTER (RF_CH)&quot;;BIN2DEC([.D2099]);IF([.E2098]=&quot;W_REGISTER (TX_ADDR)&quot;;CONCATENATE(&quot;0x&quot;;BIN2HEX([.D2103]);BIN2HEX([.D2102]);BIN2HEX([.D2101]);BIN2HEX([.D2100]);BIN2HEX([.D2099]));&quot;&quot;))">
            <text:p/>
          </table:table-cell>
          <table:table-cell table:style-name="ce17" table:formula="of:=IF(OR([.E2097]=&quot;W_TX_PAYLOAD&quot;;AND([.G2097]&lt;&gt;&quot;&quot;;[.E2098]=&quot;&quot;));BIN2HEX([.D209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099]=[.B2098];&quot;&quot;;VLOOKUP([.D2099];[$Spec.A$1:$Spec.B$1048576];2;0))">
            <text:p/>
          </table:table-cell>
          <table:table-cell table:style-name="ce13" table:formula="of:=IF([.E2099]=&quot;W_REGISTER (RF_CH)&quot;;BIN2DEC([.D2100]);IF([.E2099]=&quot;W_REGISTER (TX_ADDR)&quot;;CONCATENATE(&quot;0x&quot;;BIN2HEX([.D2104]);BIN2HEX([.D2103]);BIN2HEX([.D2102]);BIN2HEX([.D2101]);BIN2HEX([.D2100]));&quot;&quot;))">
            <text:p/>
          </table:table-cell>
          <table:table-cell table:style-name="ce17" table:formula="of:=IF(OR([.E2098]=&quot;W_TX_PAYLOAD&quot;;AND([.G2098]&lt;&gt;&quot;&quot;;[.E2099]=&quot;&quot;));BIN2HEX([.D209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00]=[.B2099];&quot;&quot;;VLOOKUP([.D2100];[$Spec.A$1:$Spec.B$1048576];2;0))">
            <text:p/>
          </table:table-cell>
          <table:table-cell table:style-name="ce13" table:formula="of:=IF([.E2100]=&quot;W_REGISTER (RF_CH)&quot;;BIN2DEC([.D2101]);IF([.E2100]=&quot;W_REGISTER (TX_ADDR)&quot;;CONCATENATE(&quot;0x&quot;;BIN2HEX([.D2105]);BIN2HEX([.D2104]);BIN2HEX([.D2103]);BIN2HEX([.D2102]);BIN2HEX([.D2101]));&quot;&quot;))">
            <text:p/>
          </table:table-cell>
          <table:table-cell table:style-name="ce17" table:formula="of:=IF(OR([.E2099]=&quot;W_TX_PAYLOAD&quot;;AND([.G2099]&lt;&gt;&quot;&quot;;[.E2100]=&quot;&quot;));BIN2HEX([.D210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01]=[.B2100];&quot;&quot;;VLOOKUP([.D2101];[$Spec.A$1:$Spec.B$1048576];2;0))">
            <text:p/>
          </table:table-cell>
          <table:table-cell table:style-name="ce13" table:formula="of:=IF([.E2101]=&quot;W_REGISTER (RF_CH)&quot;;BIN2DEC([.D2102]);IF([.E2101]=&quot;W_REGISTER (TX_ADDR)&quot;;CONCATENATE(&quot;0x&quot;;BIN2HEX([.D2106]);BIN2HEX([.D2105]);BIN2HEX([.D2104]);BIN2HEX([.D2103]);BIN2HEX([.D2102]));&quot;&quot;))">
            <text:p/>
          </table:table-cell>
          <table:table-cell table:style-name="ce17" table:formula="of:=IF(OR([.E2100]=&quot;W_TX_PAYLOAD&quot;;AND([.G2100]&lt;&gt;&quot;&quot;;[.E2101]=&quot;&quot;));BIN2HEX([.D210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02]=[.B2101];&quot;&quot;;VLOOKUP([.D2102];[$Spec.A$1:$Spec.B$1048576];2;0))">
            <text:p/>
          </table:table-cell>
          <table:table-cell table:style-name="ce13" table:formula="of:=IF([.E2102]=&quot;W_REGISTER (RF_CH)&quot;;BIN2DEC([.D2103]);IF([.E2102]=&quot;W_REGISTER (TX_ADDR)&quot;;CONCATENATE(&quot;0x&quot;;BIN2HEX([.D2107]);BIN2HEX([.D2106]);BIN2HEX([.D2105]);BIN2HEX([.D2104]);BIN2HEX([.D2103]));&quot;&quot;))">
            <text:p/>
          </table:table-cell>
          <table:table-cell table:style-name="ce17" table:formula="of:=IF(OR([.E2101]=&quot;W_TX_PAYLOAD&quot;;AND([.G2101]&lt;&gt;&quot;&quot;;[.E2102]=&quot;&quot;));BIN2HEX([.D210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03]=[.B2102];&quot;&quot;;VLOOKUP([.D2103];[$Spec.A$1:$Spec.B$1048576];2;0))">
            <text:p/>
          </table:table-cell>
          <table:table-cell table:style-name="ce13" table:formula="of:=IF([.E2103]=&quot;W_REGISTER (RF_CH)&quot;;BIN2DEC([.D2104]);IF([.E2103]=&quot;W_REGISTER (TX_ADDR)&quot;;CONCATENATE(&quot;0x&quot;;BIN2HEX([.D2108]);BIN2HEX([.D2107]);BIN2HEX([.D2106]);BIN2HEX([.D2105]);BIN2HEX([.D2104]));&quot;&quot;))">
            <text:p/>
          </table:table-cell>
          <table:table-cell table:style-name="ce17" table:formula="of:=IF(OR([.E2102]=&quot;W_TX_PAYLOAD&quot;;AND([.G2102]&lt;&gt;&quot;&quot;;[.E2103]=&quot;&quot;));BIN2HEX([.D210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04]=[.B2103];&quot;&quot;;VLOOKUP([.D2104];[$Spec.A$1:$Spec.B$1048576];2;0))">
            <text:p/>
          </table:table-cell>
          <table:table-cell table:style-name="ce13" table:formula="of:=IF([.E2104]=&quot;W_REGISTER (RF_CH)&quot;;BIN2DEC([.D2105]);IF([.E2104]=&quot;W_REGISTER (TX_ADDR)&quot;;CONCATENATE(&quot;0x&quot;;BIN2HEX([.D2109]);BIN2HEX([.D2108]);BIN2HEX([.D2107]);BIN2HEX([.D2106]);BIN2HEX([.D2105]));&quot;&quot;))">
            <text:p/>
          </table:table-cell>
          <table:table-cell table:style-name="ce17" table:formula="of:=IF(OR([.E2103]=&quot;W_TX_PAYLOAD&quot;;AND([.G2103]&lt;&gt;&quot;&quot;;[.E2104]=&quot;&quot;));BIN2HEX([.D210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05]=[.B2104];&quot;&quot;;VLOOKUP([.D2105];[$Spec.A$1:$Spec.B$1048576];2;0))">
            <text:p/>
          </table:table-cell>
          <table:table-cell table:style-name="ce13" table:formula="of:=IF([.E2105]=&quot;W_REGISTER (RF_CH)&quot;;BIN2DEC([.D2106]);IF([.E2105]=&quot;W_REGISTER (TX_ADDR)&quot;;CONCATENATE(&quot;0x&quot;;BIN2HEX([.D2110]);BIN2HEX([.D2109]);BIN2HEX([.D2108]);BIN2HEX([.D2107]);BIN2HEX([.D2106]));&quot;&quot;))">
            <text:p/>
          </table:table-cell>
          <table:table-cell table:style-name="ce17" table:formula="of:=IF(OR([.E2104]=&quot;W_TX_PAYLOAD&quot;;AND([.G2104]&lt;&gt;&quot;&quot;;[.E2105]=&quot;&quot;));BIN2HEX([.D210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06]=[.B2105];&quot;&quot;;VLOOKUP([.D2106];[$Spec.A$1:$Spec.B$1048576];2;0))">
            <text:p/>
          </table:table-cell>
          <table:table-cell table:style-name="ce13" table:formula="of:=IF([.E2106]=&quot;W_REGISTER (RF_CH)&quot;;BIN2DEC([.D2107]);IF([.E2106]=&quot;W_REGISTER (TX_ADDR)&quot;;CONCATENATE(&quot;0x&quot;;BIN2HEX([.D2111]);BIN2HEX([.D2110]);BIN2HEX([.D2109]);BIN2HEX([.D2108]);BIN2HEX([.D2107]));&quot;&quot;))">
            <text:p/>
          </table:table-cell>
          <table:table-cell table:style-name="ce17" table:formula="of:=IF(OR([.E2105]=&quot;W_TX_PAYLOAD&quot;;AND([.G2105]&lt;&gt;&quot;&quot;;[.E2106]=&quot;&quot;));BIN2HEX([.D210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07]=[.B2106];&quot;&quot;;VLOOKUP([.D2107];[$Spec.A$1:$Spec.B$1048576];2;0))">
            <text:p/>
          </table:table-cell>
          <table:table-cell table:style-name="ce13" table:formula="of:=IF([.E2107]=&quot;W_REGISTER (RF_CH)&quot;;BIN2DEC([.D2108]);IF([.E2107]=&quot;W_REGISTER (TX_ADDR)&quot;;CONCATENATE(&quot;0x&quot;;BIN2HEX([.D2112]);BIN2HEX([.D2111]);BIN2HEX([.D2110]);BIN2HEX([.D2109]);BIN2HEX([.D2108]));&quot;&quot;))">
            <text:p/>
          </table:table-cell>
          <table:table-cell table:style-name="ce17" table:formula="of:=IF(OR([.E2106]=&quot;W_TX_PAYLOAD&quot;;AND([.G2106]&lt;&gt;&quot;&quot;;[.E2107]=&quot;&quot;));BIN2HEX([.D210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08]=[.B2107];&quot;&quot;;VLOOKUP([.D2108];[$Spec.A$1:$Spec.B$1048576];2;0))">
            <text:p/>
          </table:table-cell>
          <table:table-cell table:style-name="ce13" table:formula="of:=IF([.E2108]=&quot;W_REGISTER (RF_CH)&quot;;BIN2DEC([.D2109]);IF([.E2108]=&quot;W_REGISTER (TX_ADDR)&quot;;CONCATENATE(&quot;0x&quot;;BIN2HEX([.D2113]);BIN2HEX([.D2112]);BIN2HEX([.D2111]);BIN2HEX([.D2110]);BIN2HEX([.D2109]));&quot;&quot;))">
            <text:p/>
          </table:table-cell>
          <table:table-cell table:style-name="ce17" table:formula="of:=IF(OR([.E2107]=&quot;W_TX_PAYLOAD&quot;;AND([.G2107]&lt;&gt;&quot;&quot;;[.E2108]=&quot;&quot;));BIN2HEX([.D210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09]=[.B2108];&quot;&quot;;VLOOKUP([.D2109];[$Spec.A$1:$Spec.B$1048576];2;0))">
            <text:p/>
          </table:table-cell>
          <table:table-cell table:style-name="ce13" table:formula="of:=IF([.E2109]=&quot;W_REGISTER (RF_CH)&quot;;BIN2DEC([.D2110]);IF([.E2109]=&quot;W_REGISTER (TX_ADDR)&quot;;CONCATENATE(&quot;0x&quot;;BIN2HEX([.D2114]);BIN2HEX([.D2113]);BIN2HEX([.D2112]);BIN2HEX([.D2111]);BIN2HEX([.D2110]));&quot;&quot;))">
            <text:p/>
          </table:table-cell>
          <table:table-cell table:style-name="ce17" table:formula="of:=IF(OR([.E2108]=&quot;W_TX_PAYLOAD&quot;;AND([.G2108]&lt;&gt;&quot;&quot;;[.E2109]=&quot;&quot;));BIN2HEX([.D210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10]=[.B2109];&quot;&quot;;VLOOKUP([.D2110];[$Spec.A$1:$Spec.B$1048576];2;0))">
            <text:p/>
          </table:table-cell>
          <table:table-cell table:style-name="ce13" table:formula="of:=IF([.E2110]=&quot;W_REGISTER (RF_CH)&quot;;BIN2DEC([.D2111]);IF([.E2110]=&quot;W_REGISTER (TX_ADDR)&quot;;CONCATENATE(&quot;0x&quot;;BIN2HEX([.D2115]);BIN2HEX([.D2114]);BIN2HEX([.D2113]);BIN2HEX([.D2112]);BIN2HEX([.D2111]));&quot;&quot;))">
            <text:p/>
          </table:table-cell>
          <table:table-cell table:style-name="ce17" table:formula="of:=IF(OR([.E2109]=&quot;W_TX_PAYLOAD&quot;;AND([.G2109]&lt;&gt;&quot;&quot;;[.E2110]=&quot;&quot;));BIN2HEX([.D211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11]=[.B2110];&quot;&quot;;VLOOKUP([.D2111];[$Spec.A$1:$Spec.B$1048576];2;0))">
            <text:p/>
          </table:table-cell>
          <table:table-cell table:style-name="ce13" table:formula="of:=IF([.E2111]=&quot;W_REGISTER (RF_CH)&quot;;BIN2DEC([.D2112]);IF([.E2111]=&quot;W_REGISTER (TX_ADDR)&quot;;CONCATENATE(&quot;0x&quot;;BIN2HEX([.D2116]);BIN2HEX([.D2115]);BIN2HEX([.D2114]);BIN2HEX([.D2113]);BIN2HEX([.D2112]));&quot;&quot;))">
            <text:p/>
          </table:table-cell>
          <table:table-cell table:style-name="ce17" table:formula="of:=IF(OR([.E2110]=&quot;W_TX_PAYLOAD&quot;;AND([.G2110]&lt;&gt;&quot;&quot;;[.E2111]=&quot;&quot;));BIN2HEX([.D211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12]=[.B2111];&quot;&quot;;VLOOKUP([.D2112];[$Spec.A$1:$Spec.B$1048576];2;0))">
            <text:p/>
          </table:table-cell>
          <table:table-cell table:style-name="ce13" table:formula="of:=IF([.E2112]=&quot;W_REGISTER (RF_CH)&quot;;BIN2DEC([.D2113]);IF([.E2112]=&quot;W_REGISTER (TX_ADDR)&quot;;CONCATENATE(&quot;0x&quot;;BIN2HEX([.D2117]);BIN2HEX([.D2116]);BIN2HEX([.D2115]);BIN2HEX([.D2114]);BIN2HEX([.D2113]));&quot;&quot;))">
            <text:p/>
          </table:table-cell>
          <table:table-cell table:style-name="ce17" table:formula="of:=IF(OR([.E2111]=&quot;W_TX_PAYLOAD&quot;;AND([.G2111]&lt;&gt;&quot;&quot;;[.E2112]=&quot;&quot;));BIN2HEX([.D211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13]=[.B2112];&quot;&quot;;VLOOKUP([.D2113];[$Spec.A$1:$Spec.B$1048576];2;0))">
            <text:p/>
          </table:table-cell>
          <table:table-cell table:style-name="ce13" table:formula="of:=IF([.E2113]=&quot;W_REGISTER (RF_CH)&quot;;BIN2DEC([.D2114]);IF([.E2113]=&quot;W_REGISTER (TX_ADDR)&quot;;CONCATENATE(&quot;0x&quot;;BIN2HEX([.D2118]);BIN2HEX([.D2117]);BIN2HEX([.D2116]);BIN2HEX([.D2115]);BIN2HEX([.D2114]));&quot;&quot;))">
            <text:p/>
          </table:table-cell>
          <table:table-cell table:style-name="ce17" table:formula="of:=IF(OR([.E2112]=&quot;W_TX_PAYLOAD&quot;;AND([.G2112]&lt;&gt;&quot;&quot;;[.E2113]=&quot;&quot;));BIN2HEX([.D211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14]=[.B2113];&quot;&quot;;VLOOKUP([.D2114];[$Spec.A$1:$Spec.B$1048576];2;0))">
            <text:p/>
          </table:table-cell>
          <table:table-cell table:style-name="ce13" table:formula="of:=IF([.E2114]=&quot;W_REGISTER (RF_CH)&quot;;BIN2DEC([.D2115]);IF([.E2114]=&quot;W_REGISTER (TX_ADDR)&quot;;CONCATENATE(&quot;0x&quot;;BIN2HEX([.D2119]);BIN2HEX([.D2118]);BIN2HEX([.D2117]);BIN2HEX([.D2116]);BIN2HEX([.D2115]));&quot;&quot;))">
            <text:p/>
          </table:table-cell>
          <table:table-cell table:style-name="ce17" table:formula="of:=IF(OR([.E2113]=&quot;W_TX_PAYLOAD&quot;;AND([.G2113]&lt;&gt;&quot;&quot;;[.E2114]=&quot;&quot;));BIN2HEX([.D211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15]=[.B2114];&quot;&quot;;VLOOKUP([.D2115];[$Spec.A$1:$Spec.B$1048576];2;0))">
            <text:p/>
          </table:table-cell>
          <table:table-cell table:style-name="ce13" table:formula="of:=IF([.E2115]=&quot;W_REGISTER (RF_CH)&quot;;BIN2DEC([.D2116]);IF([.E2115]=&quot;W_REGISTER (TX_ADDR)&quot;;CONCATENATE(&quot;0x&quot;;BIN2HEX([.D2120]);BIN2HEX([.D2119]);BIN2HEX([.D2118]);BIN2HEX([.D2117]);BIN2HEX([.D2116]));&quot;&quot;))">
            <text:p/>
          </table:table-cell>
          <table:table-cell table:style-name="ce17" table:formula="of:=IF(OR([.E2114]=&quot;W_TX_PAYLOAD&quot;;AND([.G2114]&lt;&gt;&quot;&quot;;[.E2115]=&quot;&quot;));BIN2HEX([.D211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16]=[.B2115];&quot;&quot;;VLOOKUP([.D2116];[$Spec.A$1:$Spec.B$1048576];2;0))">
            <text:p/>
          </table:table-cell>
          <table:table-cell table:style-name="ce13" table:formula="of:=IF([.E2116]=&quot;W_REGISTER (RF_CH)&quot;;BIN2DEC([.D2117]);IF([.E2116]=&quot;W_REGISTER (TX_ADDR)&quot;;CONCATENATE(&quot;0x&quot;;BIN2HEX([.D2121]);BIN2HEX([.D2120]);BIN2HEX([.D2119]);BIN2HEX([.D2118]);BIN2HEX([.D2117]));&quot;&quot;))">
            <text:p/>
          </table:table-cell>
          <table:table-cell table:style-name="ce17" table:formula="of:=IF(OR([.E2115]=&quot;W_TX_PAYLOAD&quot;;AND([.G2115]&lt;&gt;&quot;&quot;;[.E2116]=&quot;&quot;));BIN2HEX([.D211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17]=[.B2116];&quot;&quot;;VLOOKUP([.D2117];[$Spec.A$1:$Spec.B$1048576];2;0))">
            <text:p/>
          </table:table-cell>
          <table:table-cell table:style-name="ce13" table:formula="of:=IF([.E2117]=&quot;W_REGISTER (RF_CH)&quot;;BIN2DEC([.D2118]);IF([.E2117]=&quot;W_REGISTER (TX_ADDR)&quot;;CONCATENATE(&quot;0x&quot;;BIN2HEX([.D2122]);BIN2HEX([.D2121]);BIN2HEX([.D2120]);BIN2HEX([.D2119]);BIN2HEX([.D2118]));&quot;&quot;))">
            <text:p/>
          </table:table-cell>
          <table:table-cell table:style-name="ce17" table:formula="of:=IF(OR([.E2116]=&quot;W_TX_PAYLOAD&quot;;AND([.G2116]&lt;&gt;&quot;&quot;;[.E2117]=&quot;&quot;));BIN2HEX([.D211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18]=[.B2117];&quot;&quot;;VLOOKUP([.D2118];[$Spec.A$1:$Spec.B$1048576];2;0))">
            <text:p/>
          </table:table-cell>
          <table:table-cell table:style-name="ce13" table:formula="of:=IF([.E2118]=&quot;W_REGISTER (RF_CH)&quot;;BIN2DEC([.D2119]);IF([.E2118]=&quot;W_REGISTER (TX_ADDR)&quot;;CONCATENATE(&quot;0x&quot;;BIN2HEX([.D2123]);BIN2HEX([.D2122]);BIN2HEX([.D2121]);BIN2HEX([.D2120]);BIN2HEX([.D2119]));&quot;&quot;))">
            <text:p/>
          </table:table-cell>
          <table:table-cell table:style-name="ce17" table:formula="of:=IF(OR([.E2117]=&quot;W_TX_PAYLOAD&quot;;AND([.G2117]&lt;&gt;&quot;&quot;;[.E2118]=&quot;&quot;));BIN2HEX([.D211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19]=[.B2118];&quot;&quot;;VLOOKUP([.D2119];[$Spec.A$1:$Spec.B$1048576];2;0))">
            <text:p/>
          </table:table-cell>
          <table:table-cell table:style-name="ce13" table:formula="of:=IF([.E2119]=&quot;W_REGISTER (RF_CH)&quot;;BIN2DEC([.D2120]);IF([.E2119]=&quot;W_REGISTER (TX_ADDR)&quot;;CONCATENATE(&quot;0x&quot;;BIN2HEX([.D2124]);BIN2HEX([.D2123]);BIN2HEX([.D2122]);BIN2HEX([.D2121]);BIN2HEX([.D2120]));&quot;&quot;))">
            <text:p/>
          </table:table-cell>
          <table:table-cell table:style-name="ce17" table:formula="of:=IF(OR([.E2118]=&quot;W_TX_PAYLOAD&quot;;AND([.G2118]&lt;&gt;&quot;&quot;;[.E2119]=&quot;&quot;));BIN2HEX([.D211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20]=[.B2119];&quot;&quot;;VLOOKUP([.D2120];[$Spec.A$1:$Spec.B$1048576];2;0))">
            <text:p/>
          </table:table-cell>
          <table:table-cell table:style-name="ce13" table:formula="of:=IF([.E2120]=&quot;W_REGISTER (RF_CH)&quot;;BIN2DEC([.D2121]);IF([.E2120]=&quot;W_REGISTER (TX_ADDR)&quot;;CONCATENATE(&quot;0x&quot;;BIN2HEX([.D2125]);BIN2HEX([.D2124]);BIN2HEX([.D2123]);BIN2HEX([.D2122]);BIN2HEX([.D2121]));&quot;&quot;))">
            <text:p/>
          </table:table-cell>
          <table:table-cell table:style-name="ce17" table:formula="of:=IF(OR([.E2119]=&quot;W_TX_PAYLOAD&quot;;AND([.G2119]&lt;&gt;&quot;&quot;;[.E2120]=&quot;&quot;));BIN2HEX([.D212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21]=[.B2120];&quot;&quot;;VLOOKUP([.D2121];[$Spec.A$1:$Spec.B$1048576];2;0))">
            <text:p/>
          </table:table-cell>
          <table:table-cell table:style-name="ce13" table:formula="of:=IF([.E2121]=&quot;W_REGISTER (RF_CH)&quot;;BIN2DEC([.D2122]);IF([.E2121]=&quot;W_REGISTER (TX_ADDR)&quot;;CONCATENATE(&quot;0x&quot;;BIN2HEX([.D2126]);BIN2HEX([.D2125]);BIN2HEX([.D2124]);BIN2HEX([.D2123]);BIN2HEX([.D2122]));&quot;&quot;))">
            <text:p/>
          </table:table-cell>
          <table:table-cell table:style-name="ce17" table:formula="of:=IF(OR([.E2120]=&quot;W_TX_PAYLOAD&quot;;AND([.G2120]&lt;&gt;&quot;&quot;;[.E2121]=&quot;&quot;));BIN2HEX([.D212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22]=[.B2121];&quot;&quot;;VLOOKUP([.D2122];[$Spec.A$1:$Spec.B$1048576];2;0))">
            <text:p/>
          </table:table-cell>
          <table:table-cell table:style-name="ce13" table:formula="of:=IF([.E2122]=&quot;W_REGISTER (RF_CH)&quot;;BIN2DEC([.D2123]);IF([.E2122]=&quot;W_REGISTER (TX_ADDR)&quot;;CONCATENATE(&quot;0x&quot;;BIN2HEX([.D2127]);BIN2HEX([.D2126]);BIN2HEX([.D2125]);BIN2HEX([.D2124]);BIN2HEX([.D2123]));&quot;&quot;))">
            <text:p/>
          </table:table-cell>
          <table:table-cell table:style-name="ce17" table:formula="of:=IF(OR([.E2121]=&quot;W_TX_PAYLOAD&quot;;AND([.G2121]&lt;&gt;&quot;&quot;;[.E2122]=&quot;&quot;));BIN2HEX([.D212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23]=[.B2122];&quot;&quot;;VLOOKUP([.D2123];[$Spec.A$1:$Spec.B$1048576];2;0))">
            <text:p/>
          </table:table-cell>
          <table:table-cell table:style-name="ce13" table:formula="of:=IF([.E2123]=&quot;W_REGISTER (RF_CH)&quot;;BIN2DEC([.D2124]);IF([.E2123]=&quot;W_REGISTER (TX_ADDR)&quot;;CONCATENATE(&quot;0x&quot;;BIN2HEX([.D2128]);BIN2HEX([.D2127]);BIN2HEX([.D2126]);BIN2HEX([.D2125]);BIN2HEX([.D2124]));&quot;&quot;))">
            <text:p/>
          </table:table-cell>
          <table:table-cell table:style-name="ce17" table:formula="of:=IF(OR([.E2122]=&quot;W_TX_PAYLOAD&quot;;AND([.G2122]&lt;&gt;&quot;&quot;;[.E2123]=&quot;&quot;));BIN2HEX([.D212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24]=[.B2123];&quot;&quot;;VLOOKUP([.D2124];[$Spec.A$1:$Spec.B$1048576];2;0))">
            <text:p/>
          </table:table-cell>
          <table:table-cell table:style-name="ce13" table:formula="of:=IF([.E2124]=&quot;W_REGISTER (RF_CH)&quot;;BIN2DEC([.D2125]);IF([.E2124]=&quot;W_REGISTER (TX_ADDR)&quot;;CONCATENATE(&quot;0x&quot;;BIN2HEX([.D2129]);BIN2HEX([.D2128]);BIN2HEX([.D2127]);BIN2HEX([.D2126]);BIN2HEX([.D2125]));&quot;&quot;))">
            <text:p/>
          </table:table-cell>
          <table:table-cell table:style-name="ce17" table:formula="of:=IF(OR([.E2123]=&quot;W_TX_PAYLOAD&quot;;AND([.G2123]&lt;&gt;&quot;&quot;;[.E2124]=&quot;&quot;));BIN2HEX([.D212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25]=[.B2124];&quot;&quot;;VLOOKUP([.D2125];[$Spec.A$1:$Spec.B$1048576];2;0))">
            <text:p/>
          </table:table-cell>
          <table:table-cell table:style-name="ce13" table:formula="of:=IF([.E2125]=&quot;W_REGISTER (RF_CH)&quot;;BIN2DEC([.D2126]);IF([.E2125]=&quot;W_REGISTER (TX_ADDR)&quot;;CONCATENATE(&quot;0x&quot;;BIN2HEX([.D2130]);BIN2HEX([.D2129]);BIN2HEX([.D2128]);BIN2HEX([.D2127]);BIN2HEX([.D2126]));&quot;&quot;))">
            <text:p/>
          </table:table-cell>
          <table:table-cell table:style-name="ce17" table:formula="of:=IF(OR([.E2124]=&quot;W_TX_PAYLOAD&quot;;AND([.G2124]&lt;&gt;&quot;&quot;;[.E2125]=&quot;&quot;));BIN2HEX([.D212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26]=[.B2125];&quot;&quot;;VLOOKUP([.D2126];[$Spec.A$1:$Spec.B$1048576];2;0))">
            <text:p/>
          </table:table-cell>
          <table:table-cell table:style-name="ce13" table:formula="of:=IF([.E2126]=&quot;W_REGISTER (RF_CH)&quot;;BIN2DEC([.D2127]);IF([.E2126]=&quot;W_REGISTER (TX_ADDR)&quot;;CONCATENATE(&quot;0x&quot;;BIN2HEX([.D2131]);BIN2HEX([.D2130]);BIN2HEX([.D2129]);BIN2HEX([.D2128]);BIN2HEX([.D2127]));&quot;&quot;))">
            <text:p/>
          </table:table-cell>
          <table:table-cell table:style-name="ce17" table:formula="of:=IF(OR([.E2125]=&quot;W_TX_PAYLOAD&quot;;AND([.G2125]&lt;&gt;&quot;&quot;;[.E2126]=&quot;&quot;));BIN2HEX([.D212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27]=[.B2126];&quot;&quot;;VLOOKUP([.D2127];[$Spec.A$1:$Spec.B$1048576];2;0))">
            <text:p/>
          </table:table-cell>
          <table:table-cell table:style-name="ce13" table:formula="of:=IF([.E2127]=&quot;W_REGISTER (RF_CH)&quot;;BIN2DEC([.D2128]);IF([.E2127]=&quot;W_REGISTER (TX_ADDR)&quot;;CONCATENATE(&quot;0x&quot;;BIN2HEX([.D2132]);BIN2HEX([.D2131]);BIN2HEX([.D2130]);BIN2HEX([.D2129]);BIN2HEX([.D2128]));&quot;&quot;))">
            <text:p/>
          </table:table-cell>
          <table:table-cell table:style-name="ce17" table:formula="of:=IF(OR([.E2126]=&quot;W_TX_PAYLOAD&quot;;AND([.G2126]&lt;&gt;&quot;&quot;;[.E2127]=&quot;&quot;));BIN2HEX([.D212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28]=[.B2127];&quot;&quot;;VLOOKUP([.D2128];[$Spec.A$1:$Spec.B$1048576];2;0))">
            <text:p/>
          </table:table-cell>
          <table:table-cell table:style-name="ce13" table:formula="of:=IF([.E2128]=&quot;W_REGISTER (RF_CH)&quot;;BIN2DEC([.D2129]);IF([.E2128]=&quot;W_REGISTER (TX_ADDR)&quot;;CONCATENATE(&quot;0x&quot;;BIN2HEX([.D2133]);BIN2HEX([.D2132]);BIN2HEX([.D2131]);BIN2HEX([.D2130]);BIN2HEX([.D2129]));&quot;&quot;))">
            <text:p/>
          </table:table-cell>
          <table:table-cell table:style-name="ce17" table:formula="of:=IF(OR([.E2127]=&quot;W_TX_PAYLOAD&quot;;AND([.G2127]&lt;&gt;&quot;&quot;;[.E2128]=&quot;&quot;));BIN2HEX([.D212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29]=[.B2128];&quot;&quot;;VLOOKUP([.D2129];[$Spec.A$1:$Spec.B$1048576];2;0))">
            <text:p/>
          </table:table-cell>
          <table:table-cell table:style-name="ce13" table:formula="of:=IF([.E2129]=&quot;W_REGISTER (RF_CH)&quot;;BIN2DEC([.D2130]);IF([.E2129]=&quot;W_REGISTER (TX_ADDR)&quot;;CONCATENATE(&quot;0x&quot;;BIN2HEX([.D2134]);BIN2HEX([.D2133]);BIN2HEX([.D2132]);BIN2HEX([.D2131]);BIN2HEX([.D2130]));&quot;&quot;))">
            <text:p/>
          </table:table-cell>
          <table:table-cell table:style-name="ce17" table:formula="of:=IF(OR([.E2128]=&quot;W_TX_PAYLOAD&quot;;AND([.G2128]&lt;&gt;&quot;&quot;;[.E2129]=&quot;&quot;));BIN2HEX([.D212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30]=[.B2129];&quot;&quot;;VLOOKUP([.D2130];[$Spec.A$1:$Spec.B$1048576];2;0))">
            <text:p/>
          </table:table-cell>
          <table:table-cell table:style-name="ce13" table:formula="of:=IF([.E2130]=&quot;W_REGISTER (RF_CH)&quot;;BIN2DEC([.D2131]);IF([.E2130]=&quot;W_REGISTER (TX_ADDR)&quot;;CONCATENATE(&quot;0x&quot;;BIN2HEX([.D2135]);BIN2HEX([.D2134]);BIN2HEX([.D2133]);BIN2HEX([.D2132]);BIN2HEX([.D2131]));&quot;&quot;))">
            <text:p/>
          </table:table-cell>
          <table:table-cell table:style-name="ce17" table:formula="of:=IF(OR([.E2129]=&quot;W_TX_PAYLOAD&quot;;AND([.G2129]&lt;&gt;&quot;&quot;;[.E2130]=&quot;&quot;));BIN2HEX([.D213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31]=[.B2130];&quot;&quot;;VLOOKUP([.D2131];[$Spec.A$1:$Spec.B$1048576];2;0))">
            <text:p/>
          </table:table-cell>
          <table:table-cell table:style-name="ce13" table:formula="of:=IF([.E2131]=&quot;W_REGISTER (RF_CH)&quot;;BIN2DEC([.D2132]);IF([.E2131]=&quot;W_REGISTER (TX_ADDR)&quot;;CONCATENATE(&quot;0x&quot;;BIN2HEX([.D2136]);BIN2HEX([.D2135]);BIN2HEX([.D2134]);BIN2HEX([.D2133]);BIN2HEX([.D2132]));&quot;&quot;))">
            <text:p/>
          </table:table-cell>
          <table:table-cell table:style-name="ce17" table:formula="of:=IF(OR([.E2130]=&quot;W_TX_PAYLOAD&quot;;AND([.G2130]&lt;&gt;&quot;&quot;;[.E2131]=&quot;&quot;));BIN2HEX([.D213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32]=[.B2131];&quot;&quot;;VLOOKUP([.D2132];[$Spec.A$1:$Spec.B$1048576];2;0))">
            <text:p/>
          </table:table-cell>
          <table:table-cell table:style-name="ce13" table:formula="of:=IF([.E2132]=&quot;W_REGISTER (RF_CH)&quot;;BIN2DEC([.D2133]);IF([.E2132]=&quot;W_REGISTER (TX_ADDR)&quot;;CONCATENATE(&quot;0x&quot;;BIN2HEX([.D2137]);BIN2HEX([.D2136]);BIN2HEX([.D2135]);BIN2HEX([.D2134]);BIN2HEX([.D2133]));&quot;&quot;))">
            <text:p/>
          </table:table-cell>
          <table:table-cell table:style-name="ce17" table:formula="of:=IF(OR([.E2131]=&quot;W_TX_PAYLOAD&quot;;AND([.G2131]&lt;&gt;&quot;&quot;;[.E2132]=&quot;&quot;));BIN2HEX([.D213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33]=[.B2132];&quot;&quot;;VLOOKUP([.D2133];[$Spec.A$1:$Spec.B$1048576];2;0))">
            <text:p/>
          </table:table-cell>
          <table:table-cell table:style-name="ce13" table:formula="of:=IF([.E2133]=&quot;W_REGISTER (RF_CH)&quot;;BIN2DEC([.D2134]);IF([.E2133]=&quot;W_REGISTER (TX_ADDR)&quot;;CONCATENATE(&quot;0x&quot;;BIN2HEX([.D2138]);BIN2HEX([.D2137]);BIN2HEX([.D2136]);BIN2HEX([.D2135]);BIN2HEX([.D2134]));&quot;&quot;))">
            <text:p/>
          </table:table-cell>
          <table:table-cell table:style-name="ce17" table:formula="of:=IF(OR([.E2132]=&quot;W_TX_PAYLOAD&quot;;AND([.G2132]&lt;&gt;&quot;&quot;;[.E2133]=&quot;&quot;));BIN2HEX([.D213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34]=[.B2133];&quot;&quot;;VLOOKUP([.D2134];[$Spec.A$1:$Spec.B$1048576];2;0))">
            <text:p/>
          </table:table-cell>
          <table:table-cell table:style-name="ce13" table:formula="of:=IF([.E2134]=&quot;W_REGISTER (RF_CH)&quot;;BIN2DEC([.D2135]);IF([.E2134]=&quot;W_REGISTER (TX_ADDR)&quot;;CONCATENATE(&quot;0x&quot;;BIN2HEX([.D2139]);BIN2HEX([.D2138]);BIN2HEX([.D2137]);BIN2HEX([.D2136]);BIN2HEX([.D2135]));&quot;&quot;))">
            <text:p/>
          </table:table-cell>
          <table:table-cell table:style-name="ce17" table:formula="of:=IF(OR([.E2133]=&quot;W_TX_PAYLOAD&quot;;AND([.G2133]&lt;&gt;&quot;&quot;;[.E2134]=&quot;&quot;));BIN2HEX([.D213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35]=[.B2134];&quot;&quot;;VLOOKUP([.D2135];[$Spec.A$1:$Spec.B$1048576];2;0))">
            <text:p/>
          </table:table-cell>
          <table:table-cell table:style-name="ce13" table:formula="of:=IF([.E2135]=&quot;W_REGISTER (RF_CH)&quot;;BIN2DEC([.D2136]);IF([.E2135]=&quot;W_REGISTER (TX_ADDR)&quot;;CONCATENATE(&quot;0x&quot;;BIN2HEX([.D2140]);BIN2HEX([.D2139]);BIN2HEX([.D2138]);BIN2HEX([.D2137]);BIN2HEX([.D2136]));&quot;&quot;))">
            <text:p/>
          </table:table-cell>
          <table:table-cell table:style-name="ce17" table:formula="of:=IF(OR([.E2134]=&quot;W_TX_PAYLOAD&quot;;AND([.G2134]&lt;&gt;&quot;&quot;;[.E2135]=&quot;&quot;));BIN2HEX([.D213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36]=[.B2135];&quot;&quot;;VLOOKUP([.D2136];[$Spec.A$1:$Spec.B$1048576];2;0))">
            <text:p/>
          </table:table-cell>
          <table:table-cell table:style-name="ce13" table:formula="of:=IF([.E2136]=&quot;W_REGISTER (RF_CH)&quot;;BIN2DEC([.D2137]);IF([.E2136]=&quot;W_REGISTER (TX_ADDR)&quot;;CONCATENATE(&quot;0x&quot;;BIN2HEX([.D2141]);BIN2HEX([.D2140]);BIN2HEX([.D2139]);BIN2HEX([.D2138]);BIN2HEX([.D2137]));&quot;&quot;))">
            <text:p/>
          </table:table-cell>
          <table:table-cell table:style-name="ce17" table:formula="of:=IF(OR([.E2135]=&quot;W_TX_PAYLOAD&quot;;AND([.G2135]&lt;&gt;&quot;&quot;;[.E2136]=&quot;&quot;));BIN2HEX([.D213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37]=[.B2136];&quot;&quot;;VLOOKUP([.D2137];[$Spec.A$1:$Spec.B$1048576];2;0))">
            <text:p/>
          </table:table-cell>
          <table:table-cell table:style-name="ce13" table:formula="of:=IF([.E2137]=&quot;W_REGISTER (RF_CH)&quot;;BIN2DEC([.D2138]);IF([.E2137]=&quot;W_REGISTER (TX_ADDR)&quot;;CONCATENATE(&quot;0x&quot;;BIN2HEX([.D2142]);BIN2HEX([.D2141]);BIN2HEX([.D2140]);BIN2HEX([.D2139]);BIN2HEX([.D2138]));&quot;&quot;))">
            <text:p/>
          </table:table-cell>
          <table:table-cell table:style-name="ce17" table:formula="of:=IF(OR([.E2136]=&quot;W_TX_PAYLOAD&quot;;AND([.G2136]&lt;&gt;&quot;&quot;;[.E2137]=&quot;&quot;));BIN2HEX([.D213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38]=[.B2137];&quot;&quot;;VLOOKUP([.D2138];[$Spec.A$1:$Spec.B$1048576];2;0))">
            <text:p/>
          </table:table-cell>
          <table:table-cell table:style-name="ce13" table:formula="of:=IF([.E2138]=&quot;W_REGISTER (RF_CH)&quot;;BIN2DEC([.D2139]);IF([.E2138]=&quot;W_REGISTER (TX_ADDR)&quot;;CONCATENATE(&quot;0x&quot;;BIN2HEX([.D2143]);BIN2HEX([.D2142]);BIN2HEX([.D2141]);BIN2HEX([.D2140]);BIN2HEX([.D2139]));&quot;&quot;))">
            <text:p/>
          </table:table-cell>
          <table:table-cell table:style-name="ce17" table:formula="of:=IF(OR([.E2137]=&quot;W_TX_PAYLOAD&quot;;AND([.G2137]&lt;&gt;&quot;&quot;;[.E2138]=&quot;&quot;));BIN2HEX([.D213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39]=[.B2138];&quot;&quot;;VLOOKUP([.D2139];[$Spec.A$1:$Spec.B$1048576];2;0))">
            <text:p/>
          </table:table-cell>
          <table:table-cell table:style-name="ce13" table:formula="of:=IF([.E2139]=&quot;W_REGISTER (RF_CH)&quot;;BIN2DEC([.D2140]);IF([.E2139]=&quot;W_REGISTER (TX_ADDR)&quot;;CONCATENATE(&quot;0x&quot;;BIN2HEX([.D2144]);BIN2HEX([.D2143]);BIN2HEX([.D2142]);BIN2HEX([.D2141]);BIN2HEX([.D2140]));&quot;&quot;))">
            <text:p/>
          </table:table-cell>
          <table:table-cell table:style-name="ce17" table:formula="of:=IF(OR([.E2138]=&quot;W_TX_PAYLOAD&quot;;AND([.G2138]&lt;&gt;&quot;&quot;;[.E2139]=&quot;&quot;));BIN2HEX([.D213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40]=[.B2139];&quot;&quot;;VLOOKUP([.D2140];[$Spec.A$1:$Spec.B$1048576];2;0))">
            <text:p/>
          </table:table-cell>
          <table:table-cell table:style-name="ce13" table:formula="of:=IF([.E2140]=&quot;W_REGISTER (RF_CH)&quot;;BIN2DEC([.D2141]);IF([.E2140]=&quot;W_REGISTER (TX_ADDR)&quot;;CONCATENATE(&quot;0x&quot;;BIN2HEX([.D2145]);BIN2HEX([.D2144]);BIN2HEX([.D2143]);BIN2HEX([.D2142]);BIN2HEX([.D2141]));&quot;&quot;))">
            <text:p/>
          </table:table-cell>
          <table:table-cell table:style-name="ce17" table:formula="of:=IF(OR([.E2139]=&quot;W_TX_PAYLOAD&quot;;AND([.G2139]&lt;&gt;&quot;&quot;;[.E2140]=&quot;&quot;));BIN2HEX([.D214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41]=[.B2140];&quot;&quot;;VLOOKUP([.D2141];[$Spec.A$1:$Spec.B$1048576];2;0))">
            <text:p/>
          </table:table-cell>
          <table:table-cell table:style-name="ce13" table:formula="of:=IF([.E2141]=&quot;W_REGISTER (RF_CH)&quot;;BIN2DEC([.D2142]);IF([.E2141]=&quot;W_REGISTER (TX_ADDR)&quot;;CONCATENATE(&quot;0x&quot;;BIN2HEX([.D2146]);BIN2HEX([.D2145]);BIN2HEX([.D2144]);BIN2HEX([.D2143]);BIN2HEX([.D2142]));&quot;&quot;))">
            <text:p/>
          </table:table-cell>
          <table:table-cell table:style-name="ce17" table:formula="of:=IF(OR([.E2140]=&quot;W_TX_PAYLOAD&quot;;AND([.G2140]&lt;&gt;&quot;&quot;;[.E2141]=&quot;&quot;));BIN2HEX([.D214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42]=[.B2141];&quot;&quot;;VLOOKUP([.D2142];[$Spec.A$1:$Spec.B$1048576];2;0))">
            <text:p/>
          </table:table-cell>
          <table:table-cell table:style-name="ce13" table:formula="of:=IF([.E2142]=&quot;W_REGISTER (RF_CH)&quot;;BIN2DEC([.D2143]);IF([.E2142]=&quot;W_REGISTER (TX_ADDR)&quot;;CONCATENATE(&quot;0x&quot;;BIN2HEX([.D2147]);BIN2HEX([.D2146]);BIN2HEX([.D2145]);BIN2HEX([.D2144]);BIN2HEX([.D2143]));&quot;&quot;))">
            <text:p/>
          </table:table-cell>
          <table:table-cell table:style-name="ce17" table:formula="of:=IF(OR([.E2141]=&quot;W_TX_PAYLOAD&quot;;AND([.G2141]&lt;&gt;&quot;&quot;;[.E2142]=&quot;&quot;));BIN2HEX([.D214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43]=[.B2142];&quot;&quot;;VLOOKUP([.D2143];[$Spec.A$1:$Spec.B$1048576];2;0))">
            <text:p/>
          </table:table-cell>
          <table:table-cell table:style-name="ce13" table:formula="of:=IF([.E2143]=&quot;W_REGISTER (RF_CH)&quot;;BIN2DEC([.D2144]);IF([.E2143]=&quot;W_REGISTER (TX_ADDR)&quot;;CONCATENATE(&quot;0x&quot;;BIN2HEX([.D2148]);BIN2HEX([.D2147]);BIN2HEX([.D2146]);BIN2HEX([.D2145]);BIN2HEX([.D2144]));&quot;&quot;))">
            <text:p/>
          </table:table-cell>
          <table:table-cell table:style-name="ce17" table:formula="of:=IF(OR([.E2142]=&quot;W_TX_PAYLOAD&quot;;AND([.G2142]&lt;&gt;&quot;&quot;;[.E2143]=&quot;&quot;));BIN2HEX([.D214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44]=[.B2143];&quot;&quot;;VLOOKUP([.D2144];[$Spec.A$1:$Spec.B$1048576];2;0))">
            <text:p/>
          </table:table-cell>
          <table:table-cell table:style-name="ce13" table:formula="of:=IF([.E2144]=&quot;W_REGISTER (RF_CH)&quot;;BIN2DEC([.D2145]);IF([.E2144]=&quot;W_REGISTER (TX_ADDR)&quot;;CONCATENATE(&quot;0x&quot;;BIN2HEX([.D2149]);BIN2HEX([.D2148]);BIN2HEX([.D2147]);BIN2HEX([.D2146]);BIN2HEX([.D2145]));&quot;&quot;))">
            <text:p/>
          </table:table-cell>
          <table:table-cell table:style-name="ce17" table:formula="of:=IF(OR([.E2143]=&quot;W_TX_PAYLOAD&quot;;AND([.G2143]&lt;&gt;&quot;&quot;;[.E2144]=&quot;&quot;));BIN2HEX([.D214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45]=[.B2144];&quot;&quot;;VLOOKUP([.D2145];[$Spec.A$1:$Spec.B$1048576];2;0))">
            <text:p/>
          </table:table-cell>
          <table:table-cell table:style-name="ce13" table:formula="of:=IF([.E2145]=&quot;W_REGISTER (RF_CH)&quot;;BIN2DEC([.D2146]);IF([.E2145]=&quot;W_REGISTER (TX_ADDR)&quot;;CONCATENATE(&quot;0x&quot;;BIN2HEX([.D2150]);BIN2HEX([.D2149]);BIN2HEX([.D2148]);BIN2HEX([.D2147]);BIN2HEX([.D2146]));&quot;&quot;))">
            <text:p/>
          </table:table-cell>
          <table:table-cell table:style-name="ce17" table:formula="of:=IF(OR([.E2144]=&quot;W_TX_PAYLOAD&quot;;AND([.G2144]&lt;&gt;&quot;&quot;;[.E2145]=&quot;&quot;));BIN2HEX([.D214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46]=[.B2145];&quot;&quot;;VLOOKUP([.D2146];[$Spec.A$1:$Spec.B$1048576];2;0))">
            <text:p/>
          </table:table-cell>
          <table:table-cell table:style-name="ce13" table:formula="of:=IF([.E2146]=&quot;W_REGISTER (RF_CH)&quot;;BIN2DEC([.D2147]);IF([.E2146]=&quot;W_REGISTER (TX_ADDR)&quot;;CONCATENATE(&quot;0x&quot;;BIN2HEX([.D2151]);BIN2HEX([.D2150]);BIN2HEX([.D2149]);BIN2HEX([.D2148]);BIN2HEX([.D2147]));&quot;&quot;))">
            <text:p/>
          </table:table-cell>
          <table:table-cell table:style-name="ce17" table:formula="of:=IF(OR([.E2145]=&quot;W_TX_PAYLOAD&quot;;AND([.G2145]&lt;&gt;&quot;&quot;;[.E2146]=&quot;&quot;));BIN2HEX([.D214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47]=[.B2146];&quot;&quot;;VLOOKUP([.D2147];[$Spec.A$1:$Spec.B$1048576];2;0))">
            <text:p/>
          </table:table-cell>
          <table:table-cell table:style-name="ce13" table:formula="of:=IF([.E2147]=&quot;W_REGISTER (RF_CH)&quot;;BIN2DEC([.D2148]);IF([.E2147]=&quot;W_REGISTER (TX_ADDR)&quot;;CONCATENATE(&quot;0x&quot;;BIN2HEX([.D2152]);BIN2HEX([.D2151]);BIN2HEX([.D2150]);BIN2HEX([.D2149]);BIN2HEX([.D2148]));&quot;&quot;))">
            <text:p/>
          </table:table-cell>
          <table:table-cell table:style-name="ce17" table:formula="of:=IF(OR([.E2146]=&quot;W_TX_PAYLOAD&quot;;AND([.G2146]&lt;&gt;&quot;&quot;;[.E2147]=&quot;&quot;));BIN2HEX([.D214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48]=[.B2147];&quot;&quot;;VLOOKUP([.D2148];[$Spec.A$1:$Spec.B$1048576];2;0))">
            <text:p/>
          </table:table-cell>
          <table:table-cell table:style-name="ce13" table:formula="of:=IF([.E2148]=&quot;W_REGISTER (RF_CH)&quot;;BIN2DEC([.D2149]);IF([.E2148]=&quot;W_REGISTER (TX_ADDR)&quot;;CONCATENATE(&quot;0x&quot;;BIN2HEX([.D2153]);BIN2HEX([.D2152]);BIN2HEX([.D2151]);BIN2HEX([.D2150]);BIN2HEX([.D2149]));&quot;&quot;))">
            <text:p/>
          </table:table-cell>
          <table:table-cell table:style-name="ce17" table:formula="of:=IF(OR([.E2147]=&quot;W_TX_PAYLOAD&quot;;AND([.G2147]&lt;&gt;&quot;&quot;;[.E2148]=&quot;&quot;));BIN2HEX([.D214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49]=[.B2148];&quot;&quot;;VLOOKUP([.D2149];[$Spec.A$1:$Spec.B$1048576];2;0))">
            <text:p/>
          </table:table-cell>
          <table:table-cell table:style-name="ce13" table:formula="of:=IF([.E2149]=&quot;W_REGISTER (RF_CH)&quot;;BIN2DEC([.D2150]);IF([.E2149]=&quot;W_REGISTER (TX_ADDR)&quot;;CONCATENATE(&quot;0x&quot;;BIN2HEX([.D2154]);BIN2HEX([.D2153]);BIN2HEX([.D2152]);BIN2HEX([.D2151]);BIN2HEX([.D2150]));&quot;&quot;))">
            <text:p/>
          </table:table-cell>
          <table:table-cell table:style-name="ce17" table:formula="of:=IF(OR([.E2148]=&quot;W_TX_PAYLOAD&quot;;AND([.G2148]&lt;&gt;&quot;&quot;;[.E2149]=&quot;&quot;));BIN2HEX([.D214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50]=[.B2149];&quot;&quot;;VLOOKUP([.D2150];[$Spec.A$1:$Spec.B$1048576];2;0))">
            <text:p/>
          </table:table-cell>
          <table:table-cell table:style-name="ce13" table:formula="of:=IF([.E2150]=&quot;W_REGISTER (RF_CH)&quot;;BIN2DEC([.D2151]);IF([.E2150]=&quot;W_REGISTER (TX_ADDR)&quot;;CONCATENATE(&quot;0x&quot;;BIN2HEX([.D2155]);BIN2HEX([.D2154]);BIN2HEX([.D2153]);BIN2HEX([.D2152]);BIN2HEX([.D2151]));&quot;&quot;))">
            <text:p/>
          </table:table-cell>
          <table:table-cell table:style-name="ce17" table:formula="of:=IF(OR([.E2149]=&quot;W_TX_PAYLOAD&quot;;AND([.G2149]&lt;&gt;&quot;&quot;;[.E2150]=&quot;&quot;));BIN2HEX([.D215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51]=[.B2150];&quot;&quot;;VLOOKUP([.D2151];[$Spec.A$1:$Spec.B$1048576];2;0))">
            <text:p/>
          </table:table-cell>
          <table:table-cell table:style-name="ce13" table:formula="of:=IF([.E2151]=&quot;W_REGISTER (RF_CH)&quot;;BIN2DEC([.D2152]);IF([.E2151]=&quot;W_REGISTER (TX_ADDR)&quot;;CONCATENATE(&quot;0x&quot;;BIN2HEX([.D2156]);BIN2HEX([.D2155]);BIN2HEX([.D2154]);BIN2HEX([.D2153]);BIN2HEX([.D2152]));&quot;&quot;))">
            <text:p/>
          </table:table-cell>
          <table:table-cell table:style-name="ce17" table:formula="of:=IF(OR([.E2150]=&quot;W_TX_PAYLOAD&quot;;AND([.G2150]&lt;&gt;&quot;&quot;;[.E2151]=&quot;&quot;));BIN2HEX([.D215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52]=[.B2151];&quot;&quot;;VLOOKUP([.D2152];[$Spec.A$1:$Spec.B$1048576];2;0))">
            <text:p/>
          </table:table-cell>
          <table:table-cell table:style-name="ce13" table:formula="of:=IF([.E2152]=&quot;W_REGISTER (RF_CH)&quot;;BIN2DEC([.D2153]);IF([.E2152]=&quot;W_REGISTER (TX_ADDR)&quot;;CONCATENATE(&quot;0x&quot;;BIN2HEX([.D2157]);BIN2HEX([.D2156]);BIN2HEX([.D2155]);BIN2HEX([.D2154]);BIN2HEX([.D2153]));&quot;&quot;))">
            <text:p/>
          </table:table-cell>
          <table:table-cell table:style-name="ce17" table:formula="of:=IF(OR([.E2151]=&quot;W_TX_PAYLOAD&quot;;AND([.G2151]&lt;&gt;&quot;&quot;;[.E2152]=&quot;&quot;));BIN2HEX([.D215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53]=[.B2152];&quot;&quot;;VLOOKUP([.D2153];[$Spec.A$1:$Spec.B$1048576];2;0))">
            <text:p/>
          </table:table-cell>
          <table:table-cell table:style-name="ce13" table:formula="of:=IF([.E2153]=&quot;W_REGISTER (RF_CH)&quot;;BIN2DEC([.D2154]);IF([.E2153]=&quot;W_REGISTER (TX_ADDR)&quot;;CONCATENATE(&quot;0x&quot;;BIN2HEX([.D2158]);BIN2HEX([.D2157]);BIN2HEX([.D2156]);BIN2HEX([.D2155]);BIN2HEX([.D2154]));&quot;&quot;))">
            <text:p/>
          </table:table-cell>
          <table:table-cell table:style-name="ce17" table:formula="of:=IF(OR([.E2152]=&quot;W_TX_PAYLOAD&quot;;AND([.G2152]&lt;&gt;&quot;&quot;;[.E2153]=&quot;&quot;));BIN2HEX([.D215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54]=[.B2153];&quot;&quot;;VLOOKUP([.D2154];[$Spec.A$1:$Spec.B$1048576];2;0))">
            <text:p/>
          </table:table-cell>
          <table:table-cell table:style-name="ce13" table:formula="of:=IF([.E2154]=&quot;W_REGISTER (RF_CH)&quot;;BIN2DEC([.D2155]);IF([.E2154]=&quot;W_REGISTER (TX_ADDR)&quot;;CONCATENATE(&quot;0x&quot;;BIN2HEX([.D2159]);BIN2HEX([.D2158]);BIN2HEX([.D2157]);BIN2HEX([.D2156]);BIN2HEX([.D2155]));&quot;&quot;))">
            <text:p/>
          </table:table-cell>
          <table:table-cell table:style-name="ce17" table:formula="of:=IF(OR([.E2153]=&quot;W_TX_PAYLOAD&quot;;AND([.G2153]&lt;&gt;&quot;&quot;;[.E2154]=&quot;&quot;));BIN2HEX([.D215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55]=[.B2154];&quot;&quot;;VLOOKUP([.D2155];[$Spec.A$1:$Spec.B$1048576];2;0))">
            <text:p/>
          </table:table-cell>
          <table:table-cell table:style-name="ce13" table:formula="of:=IF([.E2155]=&quot;W_REGISTER (RF_CH)&quot;;BIN2DEC([.D2156]);IF([.E2155]=&quot;W_REGISTER (TX_ADDR)&quot;;CONCATENATE(&quot;0x&quot;;BIN2HEX([.D2160]);BIN2HEX([.D2159]);BIN2HEX([.D2158]);BIN2HEX([.D2157]);BIN2HEX([.D2156]));&quot;&quot;))">
            <text:p/>
          </table:table-cell>
          <table:table-cell table:style-name="ce17" table:formula="of:=IF(OR([.E2154]=&quot;W_TX_PAYLOAD&quot;;AND([.G2154]&lt;&gt;&quot;&quot;;[.E2155]=&quot;&quot;));BIN2HEX([.D215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56]=[.B2155];&quot;&quot;;VLOOKUP([.D2156];[$Spec.A$1:$Spec.B$1048576];2;0))">
            <text:p/>
          </table:table-cell>
          <table:table-cell table:style-name="ce13" table:formula="of:=IF([.E2156]=&quot;W_REGISTER (RF_CH)&quot;;BIN2DEC([.D2157]);IF([.E2156]=&quot;W_REGISTER (TX_ADDR)&quot;;CONCATENATE(&quot;0x&quot;;BIN2HEX([.D2161]);BIN2HEX([.D2160]);BIN2HEX([.D2159]);BIN2HEX([.D2158]);BIN2HEX([.D2157]));&quot;&quot;))">
            <text:p/>
          </table:table-cell>
          <table:table-cell table:style-name="ce17" table:formula="of:=IF(OR([.E2155]=&quot;W_TX_PAYLOAD&quot;;AND([.G2155]&lt;&gt;&quot;&quot;;[.E2156]=&quot;&quot;));BIN2HEX([.D215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57]=[.B2156];&quot;&quot;;VLOOKUP([.D2157];[$Spec.A$1:$Spec.B$1048576];2;0))">
            <text:p/>
          </table:table-cell>
          <table:table-cell table:style-name="ce13" table:formula="of:=IF([.E2157]=&quot;W_REGISTER (RF_CH)&quot;;BIN2DEC([.D2158]);IF([.E2157]=&quot;W_REGISTER (TX_ADDR)&quot;;CONCATENATE(&quot;0x&quot;;BIN2HEX([.D2162]);BIN2HEX([.D2161]);BIN2HEX([.D2160]);BIN2HEX([.D2159]);BIN2HEX([.D2158]));&quot;&quot;))">
            <text:p/>
          </table:table-cell>
          <table:table-cell table:style-name="ce17" table:formula="of:=IF(OR([.E2156]=&quot;W_TX_PAYLOAD&quot;;AND([.G2156]&lt;&gt;&quot;&quot;;[.E2157]=&quot;&quot;));BIN2HEX([.D215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58]=[.B2157];&quot;&quot;;VLOOKUP([.D2158];[$Spec.A$1:$Spec.B$1048576];2;0))">
            <text:p/>
          </table:table-cell>
          <table:table-cell table:style-name="ce13" table:formula="of:=IF([.E2158]=&quot;W_REGISTER (RF_CH)&quot;;BIN2DEC([.D2159]);IF([.E2158]=&quot;W_REGISTER (TX_ADDR)&quot;;CONCATENATE(&quot;0x&quot;;BIN2HEX([.D2163]);BIN2HEX([.D2162]);BIN2HEX([.D2161]);BIN2HEX([.D2160]);BIN2HEX([.D2159]));&quot;&quot;))">
            <text:p/>
          </table:table-cell>
          <table:table-cell table:style-name="ce17" table:formula="of:=IF(OR([.E2157]=&quot;W_TX_PAYLOAD&quot;;AND([.G2157]&lt;&gt;&quot;&quot;;[.E2158]=&quot;&quot;));BIN2HEX([.D215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59]=[.B2158];&quot;&quot;;VLOOKUP([.D2159];[$Spec.A$1:$Spec.B$1048576];2;0))">
            <text:p/>
          </table:table-cell>
          <table:table-cell table:style-name="ce13" table:formula="of:=IF([.E2159]=&quot;W_REGISTER (RF_CH)&quot;;BIN2DEC([.D2160]);IF([.E2159]=&quot;W_REGISTER (TX_ADDR)&quot;;CONCATENATE(&quot;0x&quot;;BIN2HEX([.D2164]);BIN2HEX([.D2163]);BIN2HEX([.D2162]);BIN2HEX([.D2161]);BIN2HEX([.D2160]));&quot;&quot;))">
            <text:p/>
          </table:table-cell>
          <table:table-cell table:style-name="ce17" table:formula="of:=IF(OR([.E2158]=&quot;W_TX_PAYLOAD&quot;;AND([.G2158]&lt;&gt;&quot;&quot;;[.E2159]=&quot;&quot;));BIN2HEX([.D215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60]=[.B2159];&quot;&quot;;VLOOKUP([.D2160];[$Spec.A$1:$Spec.B$1048576];2;0))">
            <text:p/>
          </table:table-cell>
          <table:table-cell table:style-name="ce13" table:formula="of:=IF([.E2160]=&quot;W_REGISTER (RF_CH)&quot;;BIN2DEC([.D2161]);IF([.E2160]=&quot;W_REGISTER (TX_ADDR)&quot;;CONCATENATE(&quot;0x&quot;;BIN2HEX([.D2165]);BIN2HEX([.D2164]);BIN2HEX([.D2163]);BIN2HEX([.D2162]);BIN2HEX([.D2161]));&quot;&quot;))">
            <text:p/>
          </table:table-cell>
          <table:table-cell table:style-name="ce17" table:formula="of:=IF(OR([.E2159]=&quot;W_TX_PAYLOAD&quot;;AND([.G2159]&lt;&gt;&quot;&quot;;[.E2160]=&quot;&quot;));BIN2HEX([.D216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61]=[.B2160];&quot;&quot;;VLOOKUP([.D2161];[$Spec.A$1:$Spec.B$1048576];2;0))">
            <text:p/>
          </table:table-cell>
          <table:table-cell table:style-name="ce13" table:formula="of:=IF([.E2161]=&quot;W_REGISTER (RF_CH)&quot;;BIN2DEC([.D2162]);IF([.E2161]=&quot;W_REGISTER (TX_ADDR)&quot;;CONCATENATE(&quot;0x&quot;;BIN2HEX([.D2166]);BIN2HEX([.D2165]);BIN2HEX([.D2164]);BIN2HEX([.D2163]);BIN2HEX([.D2162]));&quot;&quot;))">
            <text:p/>
          </table:table-cell>
          <table:table-cell table:style-name="ce17" table:formula="of:=IF(OR([.E2160]=&quot;W_TX_PAYLOAD&quot;;AND([.G2160]&lt;&gt;&quot;&quot;;[.E2161]=&quot;&quot;));BIN2HEX([.D216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62]=[.B2161];&quot;&quot;;VLOOKUP([.D2162];[$Spec.A$1:$Spec.B$1048576];2;0))">
            <text:p/>
          </table:table-cell>
          <table:table-cell table:style-name="ce13" table:formula="of:=IF([.E2162]=&quot;W_REGISTER (RF_CH)&quot;;BIN2DEC([.D2163]);IF([.E2162]=&quot;W_REGISTER (TX_ADDR)&quot;;CONCATENATE(&quot;0x&quot;;BIN2HEX([.D2167]);BIN2HEX([.D2166]);BIN2HEX([.D2165]);BIN2HEX([.D2164]);BIN2HEX([.D2163]));&quot;&quot;))">
            <text:p/>
          </table:table-cell>
          <table:table-cell table:style-name="ce17" table:formula="of:=IF(OR([.E2161]=&quot;W_TX_PAYLOAD&quot;;AND([.G2161]&lt;&gt;&quot;&quot;;[.E2162]=&quot;&quot;));BIN2HEX([.D216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63]=[.B2162];&quot;&quot;;VLOOKUP([.D2163];[$Spec.A$1:$Spec.B$1048576];2;0))">
            <text:p/>
          </table:table-cell>
          <table:table-cell table:style-name="ce13" table:formula="of:=IF([.E2163]=&quot;W_REGISTER (RF_CH)&quot;;BIN2DEC([.D2164]);IF([.E2163]=&quot;W_REGISTER (TX_ADDR)&quot;;CONCATENATE(&quot;0x&quot;;BIN2HEX([.D2168]);BIN2HEX([.D2167]);BIN2HEX([.D2166]);BIN2HEX([.D2165]);BIN2HEX([.D2164]));&quot;&quot;))">
            <text:p/>
          </table:table-cell>
          <table:table-cell table:style-name="ce17" table:formula="of:=IF(OR([.E2162]=&quot;W_TX_PAYLOAD&quot;;AND([.G2162]&lt;&gt;&quot;&quot;;[.E2163]=&quot;&quot;));BIN2HEX([.D216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64]=[.B2163];&quot;&quot;;VLOOKUP([.D2164];[$Spec.A$1:$Spec.B$1048576];2;0))">
            <text:p/>
          </table:table-cell>
          <table:table-cell table:style-name="ce13" table:formula="of:=IF([.E2164]=&quot;W_REGISTER (RF_CH)&quot;;BIN2DEC([.D2165]);IF([.E2164]=&quot;W_REGISTER (TX_ADDR)&quot;;CONCATENATE(&quot;0x&quot;;BIN2HEX([.D2169]);BIN2HEX([.D2168]);BIN2HEX([.D2167]);BIN2HEX([.D2166]);BIN2HEX([.D2165]));&quot;&quot;))">
            <text:p/>
          </table:table-cell>
          <table:table-cell table:style-name="ce17" table:formula="of:=IF(OR([.E2163]=&quot;W_TX_PAYLOAD&quot;;AND([.G2163]&lt;&gt;&quot;&quot;;[.E2164]=&quot;&quot;));BIN2HEX([.D216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65]=[.B2164];&quot;&quot;;VLOOKUP([.D2165];[$Spec.A$1:$Spec.B$1048576];2;0))">
            <text:p/>
          </table:table-cell>
          <table:table-cell table:style-name="ce13" table:formula="of:=IF([.E2165]=&quot;W_REGISTER (RF_CH)&quot;;BIN2DEC([.D2166]);IF([.E2165]=&quot;W_REGISTER (TX_ADDR)&quot;;CONCATENATE(&quot;0x&quot;;BIN2HEX([.D2170]);BIN2HEX([.D2169]);BIN2HEX([.D2168]);BIN2HEX([.D2167]);BIN2HEX([.D2166]));&quot;&quot;))">
            <text:p/>
          </table:table-cell>
          <table:table-cell table:style-name="ce17" table:formula="of:=IF(OR([.E2164]=&quot;W_TX_PAYLOAD&quot;;AND([.G2164]&lt;&gt;&quot;&quot;;[.E2165]=&quot;&quot;));BIN2HEX([.D216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66]=[.B2165];&quot;&quot;;VLOOKUP([.D2166];[$Spec.A$1:$Spec.B$1048576];2;0))">
            <text:p/>
          </table:table-cell>
          <table:table-cell table:style-name="ce13" table:formula="of:=IF([.E2166]=&quot;W_REGISTER (RF_CH)&quot;;BIN2DEC([.D2167]);IF([.E2166]=&quot;W_REGISTER (TX_ADDR)&quot;;CONCATENATE(&quot;0x&quot;;BIN2HEX([.D2171]);BIN2HEX([.D2170]);BIN2HEX([.D2169]);BIN2HEX([.D2168]);BIN2HEX([.D2167]));&quot;&quot;))">
            <text:p/>
          </table:table-cell>
          <table:table-cell table:style-name="ce17" table:formula="of:=IF(OR([.E2165]=&quot;W_TX_PAYLOAD&quot;;AND([.G2165]&lt;&gt;&quot;&quot;;[.E2166]=&quot;&quot;));BIN2HEX([.D216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67]=[.B2166];&quot;&quot;;VLOOKUP([.D2167];[$Spec.A$1:$Spec.B$1048576];2;0))">
            <text:p/>
          </table:table-cell>
          <table:table-cell table:style-name="ce13" table:formula="of:=IF([.E2167]=&quot;W_REGISTER (RF_CH)&quot;;BIN2DEC([.D2168]);IF([.E2167]=&quot;W_REGISTER (TX_ADDR)&quot;;CONCATENATE(&quot;0x&quot;;BIN2HEX([.D2172]);BIN2HEX([.D2171]);BIN2HEX([.D2170]);BIN2HEX([.D2169]);BIN2HEX([.D2168]));&quot;&quot;))">
            <text:p/>
          </table:table-cell>
          <table:table-cell table:style-name="ce17" table:formula="of:=IF(OR([.E2166]=&quot;W_TX_PAYLOAD&quot;;AND([.G2166]&lt;&gt;&quot;&quot;;[.E2167]=&quot;&quot;));BIN2HEX([.D216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68]=[.B2167];&quot;&quot;;VLOOKUP([.D2168];[$Spec.A$1:$Spec.B$1048576];2;0))">
            <text:p/>
          </table:table-cell>
          <table:table-cell table:style-name="ce13" table:formula="of:=IF([.E2168]=&quot;W_REGISTER (RF_CH)&quot;;BIN2DEC([.D2169]);IF([.E2168]=&quot;W_REGISTER (TX_ADDR)&quot;;CONCATENATE(&quot;0x&quot;;BIN2HEX([.D2173]);BIN2HEX([.D2172]);BIN2HEX([.D2171]);BIN2HEX([.D2170]);BIN2HEX([.D2169]));&quot;&quot;))">
            <text:p/>
          </table:table-cell>
          <table:table-cell table:style-name="ce17" table:formula="of:=IF(OR([.E2167]=&quot;W_TX_PAYLOAD&quot;;AND([.G2167]&lt;&gt;&quot;&quot;;[.E2168]=&quot;&quot;));BIN2HEX([.D216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69]=[.B2168];&quot;&quot;;VLOOKUP([.D2169];[$Spec.A$1:$Spec.B$1048576];2;0))">
            <text:p/>
          </table:table-cell>
          <table:table-cell table:style-name="ce13" table:formula="of:=IF([.E2169]=&quot;W_REGISTER (RF_CH)&quot;;BIN2DEC([.D2170]);IF([.E2169]=&quot;W_REGISTER (TX_ADDR)&quot;;CONCATENATE(&quot;0x&quot;;BIN2HEX([.D2174]);BIN2HEX([.D2173]);BIN2HEX([.D2172]);BIN2HEX([.D2171]);BIN2HEX([.D2170]));&quot;&quot;))">
            <text:p/>
          </table:table-cell>
          <table:table-cell table:style-name="ce17" table:formula="of:=IF(OR([.E2168]=&quot;W_TX_PAYLOAD&quot;;AND([.G2168]&lt;&gt;&quot;&quot;;[.E2169]=&quot;&quot;));BIN2HEX([.D216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70]=[.B2169];&quot;&quot;;VLOOKUP([.D2170];[$Spec.A$1:$Spec.B$1048576];2;0))">
            <text:p/>
          </table:table-cell>
          <table:table-cell table:style-name="ce13" table:formula="of:=IF([.E2170]=&quot;W_REGISTER (RF_CH)&quot;;BIN2DEC([.D2171]);IF([.E2170]=&quot;W_REGISTER (TX_ADDR)&quot;;CONCATENATE(&quot;0x&quot;;BIN2HEX([.D2175]);BIN2HEX([.D2174]);BIN2HEX([.D2173]);BIN2HEX([.D2172]);BIN2HEX([.D2171]));&quot;&quot;))">
            <text:p/>
          </table:table-cell>
          <table:table-cell table:style-name="ce17" table:formula="of:=IF(OR([.E2169]=&quot;W_TX_PAYLOAD&quot;;AND([.G2169]&lt;&gt;&quot;&quot;;[.E2170]=&quot;&quot;));BIN2HEX([.D217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71]=[.B2170];&quot;&quot;;VLOOKUP([.D2171];[$Spec.A$1:$Spec.B$1048576];2;0))">
            <text:p/>
          </table:table-cell>
          <table:table-cell table:style-name="ce13" table:formula="of:=IF([.E2171]=&quot;W_REGISTER (RF_CH)&quot;;BIN2DEC([.D2172]);IF([.E2171]=&quot;W_REGISTER (TX_ADDR)&quot;;CONCATENATE(&quot;0x&quot;;BIN2HEX([.D2176]);BIN2HEX([.D2175]);BIN2HEX([.D2174]);BIN2HEX([.D2173]);BIN2HEX([.D2172]));&quot;&quot;))">
            <text:p/>
          </table:table-cell>
          <table:table-cell table:style-name="ce17" table:formula="of:=IF(OR([.E2170]=&quot;W_TX_PAYLOAD&quot;;AND([.G2170]&lt;&gt;&quot;&quot;;[.E2171]=&quot;&quot;));BIN2HEX([.D217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72]=[.B2171];&quot;&quot;;VLOOKUP([.D2172];[$Spec.A$1:$Spec.B$1048576];2;0))">
            <text:p/>
          </table:table-cell>
          <table:table-cell table:style-name="ce13" table:formula="of:=IF([.E2172]=&quot;W_REGISTER (RF_CH)&quot;;BIN2DEC([.D2173]);IF([.E2172]=&quot;W_REGISTER (TX_ADDR)&quot;;CONCATENATE(&quot;0x&quot;;BIN2HEX([.D2177]);BIN2HEX([.D2176]);BIN2HEX([.D2175]);BIN2HEX([.D2174]);BIN2HEX([.D2173]));&quot;&quot;))">
            <text:p/>
          </table:table-cell>
          <table:table-cell table:style-name="ce17" table:formula="of:=IF(OR([.E2171]=&quot;W_TX_PAYLOAD&quot;;AND([.G2171]&lt;&gt;&quot;&quot;;[.E2172]=&quot;&quot;));BIN2HEX([.D217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73]=[.B2172];&quot;&quot;;VLOOKUP([.D2173];[$Spec.A$1:$Spec.B$1048576];2;0))">
            <text:p/>
          </table:table-cell>
          <table:table-cell table:style-name="ce13" table:formula="of:=IF([.E2173]=&quot;W_REGISTER (RF_CH)&quot;;BIN2DEC([.D2174]);IF([.E2173]=&quot;W_REGISTER (TX_ADDR)&quot;;CONCATENATE(&quot;0x&quot;;BIN2HEX([.D2178]);BIN2HEX([.D2177]);BIN2HEX([.D2176]);BIN2HEX([.D2175]);BIN2HEX([.D2174]));&quot;&quot;))">
            <text:p/>
          </table:table-cell>
          <table:table-cell table:style-name="ce17" table:formula="of:=IF(OR([.E2172]=&quot;W_TX_PAYLOAD&quot;;AND([.G2172]&lt;&gt;&quot;&quot;;[.E2173]=&quot;&quot;));BIN2HEX([.D217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74]=[.B2173];&quot;&quot;;VLOOKUP([.D2174];[$Spec.A$1:$Spec.B$1048576];2;0))">
            <text:p/>
          </table:table-cell>
          <table:table-cell table:style-name="ce13" table:formula="of:=IF([.E2174]=&quot;W_REGISTER (RF_CH)&quot;;BIN2DEC([.D2175]);IF([.E2174]=&quot;W_REGISTER (TX_ADDR)&quot;;CONCATENATE(&quot;0x&quot;;BIN2HEX([.D2179]);BIN2HEX([.D2178]);BIN2HEX([.D2177]);BIN2HEX([.D2176]);BIN2HEX([.D2175]));&quot;&quot;))">
            <text:p/>
          </table:table-cell>
          <table:table-cell table:style-name="ce17" table:formula="of:=IF(OR([.E2173]=&quot;W_TX_PAYLOAD&quot;;AND([.G2173]&lt;&gt;&quot;&quot;;[.E2174]=&quot;&quot;));BIN2HEX([.D217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75]=[.B2174];&quot;&quot;;VLOOKUP([.D2175];[$Spec.A$1:$Spec.B$1048576];2;0))">
            <text:p/>
          </table:table-cell>
          <table:table-cell table:style-name="ce13" table:formula="of:=IF([.E2175]=&quot;W_REGISTER (RF_CH)&quot;;BIN2DEC([.D2176]);IF([.E2175]=&quot;W_REGISTER (TX_ADDR)&quot;;CONCATENATE(&quot;0x&quot;;BIN2HEX([.D2180]);BIN2HEX([.D2179]);BIN2HEX([.D2178]);BIN2HEX([.D2177]);BIN2HEX([.D2176]));&quot;&quot;))">
            <text:p/>
          </table:table-cell>
          <table:table-cell table:style-name="ce17" table:formula="of:=IF(OR([.E2174]=&quot;W_TX_PAYLOAD&quot;;AND([.G2174]&lt;&gt;&quot;&quot;;[.E2175]=&quot;&quot;));BIN2HEX([.D217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76]=[.B2175];&quot;&quot;;VLOOKUP([.D2176];[$Spec.A$1:$Spec.B$1048576];2;0))">
            <text:p/>
          </table:table-cell>
          <table:table-cell table:style-name="ce13" table:formula="of:=IF([.E2176]=&quot;W_REGISTER (RF_CH)&quot;;BIN2DEC([.D2177]);IF([.E2176]=&quot;W_REGISTER (TX_ADDR)&quot;;CONCATENATE(&quot;0x&quot;;BIN2HEX([.D2181]);BIN2HEX([.D2180]);BIN2HEX([.D2179]);BIN2HEX([.D2178]);BIN2HEX([.D2177]));&quot;&quot;))">
            <text:p/>
          </table:table-cell>
          <table:table-cell table:style-name="ce17" table:formula="of:=IF(OR([.E2175]=&quot;W_TX_PAYLOAD&quot;;AND([.G2175]&lt;&gt;&quot;&quot;;[.E2176]=&quot;&quot;));BIN2HEX([.D217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77]=[.B2176];&quot;&quot;;VLOOKUP([.D2177];[$Spec.A$1:$Spec.B$1048576];2;0))">
            <text:p/>
          </table:table-cell>
          <table:table-cell table:style-name="ce13" table:formula="of:=IF([.E2177]=&quot;W_REGISTER (RF_CH)&quot;;BIN2DEC([.D2178]);IF([.E2177]=&quot;W_REGISTER (TX_ADDR)&quot;;CONCATENATE(&quot;0x&quot;;BIN2HEX([.D2182]);BIN2HEX([.D2181]);BIN2HEX([.D2180]);BIN2HEX([.D2179]);BIN2HEX([.D2178]));&quot;&quot;))">
            <text:p/>
          </table:table-cell>
          <table:table-cell table:style-name="ce17" table:formula="of:=IF(OR([.E2176]=&quot;W_TX_PAYLOAD&quot;;AND([.G2176]&lt;&gt;&quot;&quot;;[.E2177]=&quot;&quot;));BIN2HEX([.D217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78]=[.B2177];&quot;&quot;;VLOOKUP([.D2178];[$Spec.A$1:$Spec.B$1048576];2;0))">
            <text:p/>
          </table:table-cell>
          <table:table-cell table:style-name="ce13" table:formula="of:=IF([.E2178]=&quot;W_REGISTER (RF_CH)&quot;;BIN2DEC([.D2179]);IF([.E2178]=&quot;W_REGISTER (TX_ADDR)&quot;;CONCATENATE(&quot;0x&quot;;BIN2HEX([.D2183]);BIN2HEX([.D2182]);BIN2HEX([.D2181]);BIN2HEX([.D2180]);BIN2HEX([.D2179]));&quot;&quot;))">
            <text:p/>
          </table:table-cell>
          <table:table-cell table:style-name="ce17" table:formula="of:=IF(OR([.E2177]=&quot;W_TX_PAYLOAD&quot;;AND([.G2177]&lt;&gt;&quot;&quot;;[.E2178]=&quot;&quot;));BIN2HEX([.D217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79]=[.B2178];&quot;&quot;;VLOOKUP([.D2179];[$Spec.A$1:$Spec.B$1048576];2;0))">
            <text:p/>
          </table:table-cell>
          <table:table-cell table:style-name="ce13" table:formula="of:=IF([.E2179]=&quot;W_REGISTER (RF_CH)&quot;;BIN2DEC([.D2180]);IF([.E2179]=&quot;W_REGISTER (TX_ADDR)&quot;;CONCATENATE(&quot;0x&quot;;BIN2HEX([.D2184]);BIN2HEX([.D2183]);BIN2HEX([.D2182]);BIN2HEX([.D2181]);BIN2HEX([.D2180]));&quot;&quot;))">
            <text:p/>
          </table:table-cell>
          <table:table-cell table:style-name="ce17" table:formula="of:=IF(OR([.E2178]=&quot;W_TX_PAYLOAD&quot;;AND([.G2178]&lt;&gt;&quot;&quot;;[.E2179]=&quot;&quot;));BIN2HEX([.D217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80]=[.B2179];&quot;&quot;;VLOOKUP([.D2180];[$Spec.A$1:$Spec.B$1048576];2;0))">
            <text:p/>
          </table:table-cell>
          <table:table-cell table:style-name="ce13" table:formula="of:=IF([.E2180]=&quot;W_REGISTER (RF_CH)&quot;;BIN2DEC([.D2181]);IF([.E2180]=&quot;W_REGISTER (TX_ADDR)&quot;;CONCATENATE(&quot;0x&quot;;BIN2HEX([.D2185]);BIN2HEX([.D2184]);BIN2HEX([.D2183]);BIN2HEX([.D2182]);BIN2HEX([.D2181]));&quot;&quot;))">
            <text:p/>
          </table:table-cell>
          <table:table-cell table:style-name="ce17" table:formula="of:=IF(OR([.E2179]=&quot;W_TX_PAYLOAD&quot;;AND([.G2179]&lt;&gt;&quot;&quot;;[.E2180]=&quot;&quot;));BIN2HEX([.D218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81]=[.B2180];&quot;&quot;;VLOOKUP([.D2181];[$Spec.A$1:$Spec.B$1048576];2;0))">
            <text:p/>
          </table:table-cell>
          <table:table-cell table:style-name="ce13" table:formula="of:=IF([.E2181]=&quot;W_REGISTER (RF_CH)&quot;;BIN2DEC([.D2182]);IF([.E2181]=&quot;W_REGISTER (TX_ADDR)&quot;;CONCATENATE(&quot;0x&quot;;BIN2HEX([.D2186]);BIN2HEX([.D2185]);BIN2HEX([.D2184]);BIN2HEX([.D2183]);BIN2HEX([.D2182]));&quot;&quot;))">
            <text:p/>
          </table:table-cell>
          <table:table-cell table:style-name="ce17" table:formula="of:=IF(OR([.E2180]=&quot;W_TX_PAYLOAD&quot;;AND([.G2180]&lt;&gt;&quot;&quot;;[.E2181]=&quot;&quot;));BIN2HEX([.D218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82]=[.B2181];&quot;&quot;;VLOOKUP([.D2182];[$Spec.A$1:$Spec.B$1048576];2;0))">
            <text:p/>
          </table:table-cell>
          <table:table-cell table:style-name="ce13" table:formula="of:=IF([.E2182]=&quot;W_REGISTER (RF_CH)&quot;;BIN2DEC([.D2183]);IF([.E2182]=&quot;W_REGISTER (TX_ADDR)&quot;;CONCATENATE(&quot;0x&quot;;BIN2HEX([.D2187]);BIN2HEX([.D2186]);BIN2HEX([.D2185]);BIN2HEX([.D2184]);BIN2HEX([.D2183]));&quot;&quot;))">
            <text:p/>
          </table:table-cell>
          <table:table-cell table:style-name="ce17" table:formula="of:=IF(OR([.E2181]=&quot;W_TX_PAYLOAD&quot;;AND([.G2181]&lt;&gt;&quot;&quot;;[.E2182]=&quot;&quot;));BIN2HEX([.D218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83]=[.B2182];&quot;&quot;;VLOOKUP([.D2183];[$Spec.A$1:$Spec.B$1048576];2;0))">
            <text:p/>
          </table:table-cell>
          <table:table-cell table:style-name="ce13" table:formula="of:=IF([.E2183]=&quot;W_REGISTER (RF_CH)&quot;;BIN2DEC([.D2184]);IF([.E2183]=&quot;W_REGISTER (TX_ADDR)&quot;;CONCATENATE(&quot;0x&quot;;BIN2HEX([.D2188]);BIN2HEX([.D2187]);BIN2HEX([.D2186]);BIN2HEX([.D2185]);BIN2HEX([.D2184]));&quot;&quot;))">
            <text:p/>
          </table:table-cell>
          <table:table-cell table:style-name="ce17" table:formula="of:=IF(OR([.E2182]=&quot;W_TX_PAYLOAD&quot;;AND([.G2182]&lt;&gt;&quot;&quot;;[.E2183]=&quot;&quot;));BIN2HEX([.D218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84]=[.B2183];&quot;&quot;;VLOOKUP([.D2184];[$Spec.A$1:$Spec.B$1048576];2;0))">
            <text:p/>
          </table:table-cell>
          <table:table-cell table:style-name="ce13" table:formula="of:=IF([.E2184]=&quot;W_REGISTER (RF_CH)&quot;;BIN2DEC([.D2185]);IF([.E2184]=&quot;W_REGISTER (TX_ADDR)&quot;;CONCATENATE(&quot;0x&quot;;BIN2HEX([.D2189]);BIN2HEX([.D2188]);BIN2HEX([.D2187]);BIN2HEX([.D2186]);BIN2HEX([.D2185]));&quot;&quot;))">
            <text:p/>
          </table:table-cell>
          <table:table-cell table:style-name="ce17" table:formula="of:=IF(OR([.E2183]=&quot;W_TX_PAYLOAD&quot;;AND([.G2183]&lt;&gt;&quot;&quot;;[.E2184]=&quot;&quot;));BIN2HEX([.D218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85]=[.B2184];&quot;&quot;;VLOOKUP([.D2185];[$Spec.A$1:$Spec.B$1048576];2;0))">
            <text:p/>
          </table:table-cell>
          <table:table-cell table:style-name="ce13" table:formula="of:=IF([.E2185]=&quot;W_REGISTER (RF_CH)&quot;;BIN2DEC([.D2186]);IF([.E2185]=&quot;W_REGISTER (TX_ADDR)&quot;;CONCATENATE(&quot;0x&quot;;BIN2HEX([.D2190]);BIN2HEX([.D2189]);BIN2HEX([.D2188]);BIN2HEX([.D2187]);BIN2HEX([.D2186]));&quot;&quot;))">
            <text:p/>
          </table:table-cell>
          <table:table-cell table:style-name="ce17" table:formula="of:=IF(OR([.E2184]=&quot;W_TX_PAYLOAD&quot;;AND([.G2184]&lt;&gt;&quot;&quot;;[.E2185]=&quot;&quot;));BIN2HEX([.D218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86]=[.B2185];&quot;&quot;;VLOOKUP([.D2186];[$Spec.A$1:$Spec.B$1048576];2;0))">
            <text:p/>
          </table:table-cell>
          <table:table-cell table:style-name="ce13" table:formula="of:=IF([.E2186]=&quot;W_REGISTER (RF_CH)&quot;;BIN2DEC([.D2187]);IF([.E2186]=&quot;W_REGISTER (TX_ADDR)&quot;;CONCATENATE(&quot;0x&quot;;BIN2HEX([.D2191]);BIN2HEX([.D2190]);BIN2HEX([.D2189]);BIN2HEX([.D2188]);BIN2HEX([.D2187]));&quot;&quot;))">
            <text:p/>
          </table:table-cell>
          <table:table-cell table:style-name="ce17" table:formula="of:=IF(OR([.E2185]=&quot;W_TX_PAYLOAD&quot;;AND([.G2185]&lt;&gt;&quot;&quot;;[.E2186]=&quot;&quot;));BIN2HEX([.D218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87]=[.B2186];&quot;&quot;;VLOOKUP([.D2187];[$Spec.A$1:$Spec.B$1048576];2;0))">
            <text:p/>
          </table:table-cell>
          <table:table-cell table:style-name="ce13" table:formula="of:=IF([.E2187]=&quot;W_REGISTER (RF_CH)&quot;;BIN2DEC([.D2188]);IF([.E2187]=&quot;W_REGISTER (TX_ADDR)&quot;;CONCATENATE(&quot;0x&quot;;BIN2HEX([.D2192]);BIN2HEX([.D2191]);BIN2HEX([.D2190]);BIN2HEX([.D2189]);BIN2HEX([.D2188]));&quot;&quot;))">
            <text:p/>
          </table:table-cell>
          <table:table-cell table:style-name="ce17" table:formula="of:=IF(OR([.E2186]=&quot;W_TX_PAYLOAD&quot;;AND([.G2186]&lt;&gt;&quot;&quot;;[.E2187]=&quot;&quot;));BIN2HEX([.D218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88]=[.B2187];&quot;&quot;;VLOOKUP([.D2188];[$Spec.A$1:$Spec.B$1048576];2;0))">
            <text:p/>
          </table:table-cell>
          <table:table-cell table:style-name="ce13" table:formula="of:=IF([.E2188]=&quot;W_REGISTER (RF_CH)&quot;;BIN2DEC([.D2189]);IF([.E2188]=&quot;W_REGISTER (TX_ADDR)&quot;;CONCATENATE(&quot;0x&quot;;BIN2HEX([.D2193]);BIN2HEX([.D2192]);BIN2HEX([.D2191]);BIN2HEX([.D2190]);BIN2HEX([.D2189]));&quot;&quot;))">
            <text:p/>
          </table:table-cell>
          <table:table-cell table:style-name="ce17" table:formula="of:=IF(OR([.E2187]=&quot;W_TX_PAYLOAD&quot;;AND([.G2187]&lt;&gt;&quot;&quot;;[.E2188]=&quot;&quot;));BIN2HEX([.D218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89]=[.B2188];&quot;&quot;;VLOOKUP([.D2189];[$Spec.A$1:$Spec.B$1048576];2;0))">
            <text:p/>
          </table:table-cell>
          <table:table-cell table:style-name="ce13" table:formula="of:=IF([.E2189]=&quot;W_REGISTER (RF_CH)&quot;;BIN2DEC([.D2190]);IF([.E2189]=&quot;W_REGISTER (TX_ADDR)&quot;;CONCATENATE(&quot;0x&quot;;BIN2HEX([.D2194]);BIN2HEX([.D2193]);BIN2HEX([.D2192]);BIN2HEX([.D2191]);BIN2HEX([.D2190]));&quot;&quot;))">
            <text:p/>
          </table:table-cell>
          <table:table-cell table:style-name="ce17" table:formula="of:=IF(OR([.E2188]=&quot;W_TX_PAYLOAD&quot;;AND([.G2188]&lt;&gt;&quot;&quot;;[.E2189]=&quot;&quot;));BIN2HEX([.D218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90]=[.B2189];&quot;&quot;;VLOOKUP([.D2190];[$Spec.A$1:$Spec.B$1048576];2;0))">
            <text:p/>
          </table:table-cell>
          <table:table-cell table:style-name="ce13" table:formula="of:=IF([.E2190]=&quot;W_REGISTER (RF_CH)&quot;;BIN2DEC([.D2191]);IF([.E2190]=&quot;W_REGISTER (TX_ADDR)&quot;;CONCATENATE(&quot;0x&quot;;BIN2HEX([.D2195]);BIN2HEX([.D2194]);BIN2HEX([.D2193]);BIN2HEX([.D2192]);BIN2HEX([.D2191]));&quot;&quot;))">
            <text:p/>
          </table:table-cell>
          <table:table-cell table:style-name="ce17" table:formula="of:=IF(OR([.E2189]=&quot;W_TX_PAYLOAD&quot;;AND([.G2189]&lt;&gt;&quot;&quot;;[.E2190]=&quot;&quot;));BIN2HEX([.D219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91]=[.B2190];&quot;&quot;;VLOOKUP([.D2191];[$Spec.A$1:$Spec.B$1048576];2;0))">
            <text:p/>
          </table:table-cell>
          <table:table-cell table:style-name="ce13" table:formula="of:=IF([.E2191]=&quot;W_REGISTER (RF_CH)&quot;;BIN2DEC([.D2192]);IF([.E2191]=&quot;W_REGISTER (TX_ADDR)&quot;;CONCATENATE(&quot;0x&quot;;BIN2HEX([.D2196]);BIN2HEX([.D2195]);BIN2HEX([.D2194]);BIN2HEX([.D2193]);BIN2HEX([.D2192]));&quot;&quot;))">
            <text:p/>
          </table:table-cell>
          <table:table-cell table:style-name="ce17" table:formula="of:=IF(OR([.E2190]=&quot;W_TX_PAYLOAD&quot;;AND([.G2190]&lt;&gt;&quot;&quot;;[.E2191]=&quot;&quot;));BIN2HEX([.D219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92]=[.B2191];&quot;&quot;;VLOOKUP([.D2192];[$Spec.A$1:$Spec.B$1048576];2;0))">
            <text:p/>
          </table:table-cell>
          <table:table-cell table:style-name="ce13" table:formula="of:=IF([.E2192]=&quot;W_REGISTER (RF_CH)&quot;;BIN2DEC([.D2193]);IF([.E2192]=&quot;W_REGISTER (TX_ADDR)&quot;;CONCATENATE(&quot;0x&quot;;BIN2HEX([.D2197]);BIN2HEX([.D2196]);BIN2HEX([.D2195]);BIN2HEX([.D2194]);BIN2HEX([.D2193]));&quot;&quot;))">
            <text:p/>
          </table:table-cell>
          <table:table-cell table:style-name="ce17" table:formula="of:=IF(OR([.E2191]=&quot;W_TX_PAYLOAD&quot;;AND([.G2191]&lt;&gt;&quot;&quot;;[.E2192]=&quot;&quot;));BIN2HEX([.D219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93]=[.B2192];&quot;&quot;;VLOOKUP([.D2193];[$Spec.A$1:$Spec.B$1048576];2;0))">
            <text:p/>
          </table:table-cell>
          <table:table-cell table:style-name="ce13" table:formula="of:=IF([.E2193]=&quot;W_REGISTER (RF_CH)&quot;;BIN2DEC([.D2194]);IF([.E2193]=&quot;W_REGISTER (TX_ADDR)&quot;;CONCATENATE(&quot;0x&quot;;BIN2HEX([.D2198]);BIN2HEX([.D2197]);BIN2HEX([.D2196]);BIN2HEX([.D2195]);BIN2HEX([.D2194]));&quot;&quot;))">
            <text:p/>
          </table:table-cell>
          <table:table-cell table:style-name="ce17" table:formula="of:=IF(OR([.E2192]=&quot;W_TX_PAYLOAD&quot;;AND([.G2192]&lt;&gt;&quot;&quot;;[.E2193]=&quot;&quot;));BIN2HEX([.D219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94]=[.B2193];&quot;&quot;;VLOOKUP([.D2194];[$Spec.A$1:$Spec.B$1048576];2;0))">
            <text:p/>
          </table:table-cell>
          <table:table-cell table:style-name="ce13" table:formula="of:=IF([.E2194]=&quot;W_REGISTER (RF_CH)&quot;;BIN2DEC([.D2195]);IF([.E2194]=&quot;W_REGISTER (TX_ADDR)&quot;;CONCATENATE(&quot;0x&quot;;BIN2HEX([.D2199]);BIN2HEX([.D2198]);BIN2HEX([.D2197]);BIN2HEX([.D2196]);BIN2HEX([.D2195]));&quot;&quot;))">
            <text:p/>
          </table:table-cell>
          <table:table-cell table:style-name="ce17" table:formula="of:=IF(OR([.E2193]=&quot;W_TX_PAYLOAD&quot;;AND([.G2193]&lt;&gt;&quot;&quot;;[.E2194]=&quot;&quot;));BIN2HEX([.D219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95]=[.B2194];&quot;&quot;;VLOOKUP([.D2195];[$Spec.A$1:$Spec.B$1048576];2;0))">
            <text:p/>
          </table:table-cell>
          <table:table-cell table:style-name="ce13" table:formula="of:=IF([.E2195]=&quot;W_REGISTER (RF_CH)&quot;;BIN2DEC([.D2196]);IF([.E2195]=&quot;W_REGISTER (TX_ADDR)&quot;;CONCATENATE(&quot;0x&quot;;BIN2HEX([.D2200]);BIN2HEX([.D2199]);BIN2HEX([.D2198]);BIN2HEX([.D2197]);BIN2HEX([.D2196]));&quot;&quot;))">
            <text:p/>
          </table:table-cell>
          <table:table-cell table:style-name="ce17" table:formula="of:=IF(OR([.E2194]=&quot;W_TX_PAYLOAD&quot;;AND([.G2194]&lt;&gt;&quot;&quot;;[.E2195]=&quot;&quot;));BIN2HEX([.D219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96]=[.B2195];&quot;&quot;;VLOOKUP([.D2196];[$Spec.A$1:$Spec.B$1048576];2;0))">
            <text:p/>
          </table:table-cell>
          <table:table-cell table:style-name="ce13" table:formula="of:=IF([.E2196]=&quot;W_REGISTER (RF_CH)&quot;;BIN2DEC([.D2197]);IF([.E2196]=&quot;W_REGISTER (TX_ADDR)&quot;;CONCATENATE(&quot;0x&quot;;BIN2HEX([.D2201]);BIN2HEX([.D2200]);BIN2HEX([.D2199]);BIN2HEX([.D2198]);BIN2HEX([.D2197]));&quot;&quot;))">
            <text:p/>
          </table:table-cell>
          <table:table-cell table:style-name="ce17" table:formula="of:=IF(OR([.E2195]=&quot;W_TX_PAYLOAD&quot;;AND([.G2195]&lt;&gt;&quot;&quot;;[.E2196]=&quot;&quot;));BIN2HEX([.D219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97]=[.B2196];&quot;&quot;;VLOOKUP([.D2197];[$Spec.A$1:$Spec.B$1048576];2;0))">
            <text:p/>
          </table:table-cell>
          <table:table-cell table:style-name="ce13" table:formula="of:=IF([.E2197]=&quot;W_REGISTER (RF_CH)&quot;;BIN2DEC([.D2198]);IF([.E2197]=&quot;W_REGISTER (TX_ADDR)&quot;;CONCATENATE(&quot;0x&quot;;BIN2HEX([.D2202]);BIN2HEX([.D2201]);BIN2HEX([.D2200]);BIN2HEX([.D2199]);BIN2HEX([.D2198]));&quot;&quot;))">
            <text:p/>
          </table:table-cell>
          <table:table-cell table:style-name="ce17" table:formula="of:=IF(OR([.E2196]=&quot;W_TX_PAYLOAD&quot;;AND([.G2196]&lt;&gt;&quot;&quot;;[.E2197]=&quot;&quot;));BIN2HEX([.D219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98]=[.B2197];&quot;&quot;;VLOOKUP([.D2198];[$Spec.A$1:$Spec.B$1048576];2;0))">
            <text:p/>
          </table:table-cell>
          <table:table-cell table:style-name="ce13" table:formula="of:=IF([.E2198]=&quot;W_REGISTER (RF_CH)&quot;;BIN2DEC([.D2199]);IF([.E2198]=&quot;W_REGISTER (TX_ADDR)&quot;;CONCATENATE(&quot;0x&quot;;BIN2HEX([.D2203]);BIN2HEX([.D2202]);BIN2HEX([.D2201]);BIN2HEX([.D2200]);BIN2HEX([.D2199]));&quot;&quot;))">
            <text:p/>
          </table:table-cell>
          <table:table-cell table:style-name="ce17" table:formula="of:=IF(OR([.E2197]=&quot;W_TX_PAYLOAD&quot;;AND([.G2197]&lt;&gt;&quot;&quot;;[.E2198]=&quot;&quot;));BIN2HEX([.D219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199]=[.B2198];&quot;&quot;;VLOOKUP([.D2199];[$Spec.A$1:$Spec.B$1048576];2;0))">
            <text:p/>
          </table:table-cell>
          <table:table-cell table:style-name="ce13" table:formula="of:=IF([.E2199]=&quot;W_REGISTER (RF_CH)&quot;;BIN2DEC([.D2200]);IF([.E2199]=&quot;W_REGISTER (TX_ADDR)&quot;;CONCATENATE(&quot;0x&quot;;BIN2HEX([.D2204]);BIN2HEX([.D2203]);BIN2HEX([.D2202]);BIN2HEX([.D2201]);BIN2HEX([.D2200]));&quot;&quot;))">
            <text:p/>
          </table:table-cell>
          <table:table-cell table:style-name="ce17" table:formula="of:=IF(OR([.E2198]=&quot;W_TX_PAYLOAD&quot;;AND([.G2198]&lt;&gt;&quot;&quot;;[.E2199]=&quot;&quot;));BIN2HEX([.D219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00]=[.B2199];&quot;&quot;;VLOOKUP([.D2200];[$Spec.A$1:$Spec.B$1048576];2;0))">
            <text:p/>
          </table:table-cell>
          <table:table-cell table:style-name="ce13" table:formula="of:=IF([.E2200]=&quot;W_REGISTER (RF_CH)&quot;;BIN2DEC([.D2201]);IF([.E2200]=&quot;W_REGISTER (TX_ADDR)&quot;;CONCATENATE(&quot;0x&quot;;BIN2HEX([.D2205]);BIN2HEX([.D2204]);BIN2HEX([.D2203]);BIN2HEX([.D2202]);BIN2HEX([.D2201]));&quot;&quot;))">
            <text:p/>
          </table:table-cell>
          <table:table-cell table:style-name="ce17" table:formula="of:=IF(OR([.E2199]=&quot;W_TX_PAYLOAD&quot;;AND([.G2199]&lt;&gt;&quot;&quot;;[.E2200]=&quot;&quot;));BIN2HEX([.D220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01]=[.B2200];&quot;&quot;;VLOOKUP([.D2201];[$Spec.A$1:$Spec.B$1048576];2;0))">
            <text:p/>
          </table:table-cell>
          <table:table-cell table:style-name="ce13" table:formula="of:=IF([.E2201]=&quot;W_REGISTER (RF_CH)&quot;;BIN2DEC([.D2202]);IF([.E2201]=&quot;W_REGISTER (TX_ADDR)&quot;;CONCATENATE(&quot;0x&quot;;BIN2HEX([.D2206]);BIN2HEX([.D2205]);BIN2HEX([.D2204]);BIN2HEX([.D2203]);BIN2HEX([.D2202]));&quot;&quot;))">
            <text:p/>
          </table:table-cell>
          <table:table-cell table:style-name="ce17" table:formula="of:=IF(OR([.E2200]=&quot;W_TX_PAYLOAD&quot;;AND([.G2200]&lt;&gt;&quot;&quot;;[.E2201]=&quot;&quot;));BIN2HEX([.D220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02]=[.B2201];&quot;&quot;;VLOOKUP([.D2202];[$Spec.A$1:$Spec.B$1048576];2;0))">
            <text:p/>
          </table:table-cell>
          <table:table-cell table:style-name="ce13" table:formula="of:=IF([.E2202]=&quot;W_REGISTER (RF_CH)&quot;;BIN2DEC([.D2203]);IF([.E2202]=&quot;W_REGISTER (TX_ADDR)&quot;;CONCATENATE(&quot;0x&quot;;BIN2HEX([.D2207]);BIN2HEX([.D2206]);BIN2HEX([.D2205]);BIN2HEX([.D2204]);BIN2HEX([.D2203]));&quot;&quot;))">
            <text:p/>
          </table:table-cell>
          <table:table-cell table:style-name="ce17" table:formula="of:=IF(OR([.E2201]=&quot;W_TX_PAYLOAD&quot;;AND([.G2201]&lt;&gt;&quot;&quot;;[.E2202]=&quot;&quot;));BIN2HEX([.D220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03]=[.B2202];&quot;&quot;;VLOOKUP([.D2203];[$Spec.A$1:$Spec.B$1048576];2;0))">
            <text:p/>
          </table:table-cell>
          <table:table-cell table:style-name="ce13" table:formula="of:=IF([.E2203]=&quot;W_REGISTER (RF_CH)&quot;;BIN2DEC([.D2204]);IF([.E2203]=&quot;W_REGISTER (TX_ADDR)&quot;;CONCATENATE(&quot;0x&quot;;BIN2HEX([.D2208]);BIN2HEX([.D2207]);BIN2HEX([.D2206]);BIN2HEX([.D2205]);BIN2HEX([.D2204]));&quot;&quot;))">
            <text:p/>
          </table:table-cell>
          <table:table-cell table:style-name="ce17" table:formula="of:=IF(OR([.E2202]=&quot;W_TX_PAYLOAD&quot;;AND([.G2202]&lt;&gt;&quot;&quot;;[.E2203]=&quot;&quot;));BIN2HEX([.D220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04]=[.B2203];&quot;&quot;;VLOOKUP([.D2204];[$Spec.A$1:$Spec.B$1048576];2;0))">
            <text:p/>
          </table:table-cell>
          <table:table-cell table:style-name="ce13" table:formula="of:=IF([.E2204]=&quot;W_REGISTER (RF_CH)&quot;;BIN2DEC([.D2205]);IF([.E2204]=&quot;W_REGISTER (TX_ADDR)&quot;;CONCATENATE(&quot;0x&quot;;BIN2HEX([.D2209]);BIN2HEX([.D2208]);BIN2HEX([.D2207]);BIN2HEX([.D2206]);BIN2HEX([.D2205]));&quot;&quot;))">
            <text:p/>
          </table:table-cell>
          <table:table-cell table:style-name="ce17" table:formula="of:=IF(OR([.E2203]=&quot;W_TX_PAYLOAD&quot;;AND([.G2203]&lt;&gt;&quot;&quot;;[.E2204]=&quot;&quot;));BIN2HEX([.D220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05]=[.B2204];&quot;&quot;;VLOOKUP([.D2205];[$Spec.A$1:$Spec.B$1048576];2;0))">
            <text:p/>
          </table:table-cell>
          <table:table-cell table:style-name="ce13" table:formula="of:=IF([.E2205]=&quot;W_REGISTER (RF_CH)&quot;;BIN2DEC([.D2206]);IF([.E2205]=&quot;W_REGISTER (TX_ADDR)&quot;;CONCATENATE(&quot;0x&quot;;BIN2HEX([.D2210]);BIN2HEX([.D2209]);BIN2HEX([.D2208]);BIN2HEX([.D2207]);BIN2HEX([.D2206]));&quot;&quot;))">
            <text:p/>
          </table:table-cell>
          <table:table-cell table:style-name="ce17" table:formula="of:=IF(OR([.E2204]=&quot;W_TX_PAYLOAD&quot;;AND([.G2204]&lt;&gt;&quot;&quot;;[.E2205]=&quot;&quot;));BIN2HEX([.D220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06]=[.B2205];&quot;&quot;;VLOOKUP([.D2206];[$Spec.A$1:$Spec.B$1048576];2;0))">
            <text:p/>
          </table:table-cell>
          <table:table-cell table:style-name="ce13" table:formula="of:=IF([.E2206]=&quot;W_REGISTER (RF_CH)&quot;;BIN2DEC([.D2207]);IF([.E2206]=&quot;W_REGISTER (TX_ADDR)&quot;;CONCATENATE(&quot;0x&quot;;BIN2HEX([.D2211]);BIN2HEX([.D2210]);BIN2HEX([.D2209]);BIN2HEX([.D2208]);BIN2HEX([.D2207]));&quot;&quot;))">
            <text:p/>
          </table:table-cell>
          <table:table-cell table:style-name="ce17" table:formula="of:=IF(OR([.E2205]=&quot;W_TX_PAYLOAD&quot;;AND([.G2205]&lt;&gt;&quot;&quot;;[.E2206]=&quot;&quot;));BIN2HEX([.D220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07]=[.B2206];&quot;&quot;;VLOOKUP([.D2207];[$Spec.A$1:$Spec.B$1048576];2;0))">
            <text:p/>
          </table:table-cell>
          <table:table-cell table:style-name="ce13" table:formula="of:=IF([.E2207]=&quot;W_REGISTER (RF_CH)&quot;;BIN2DEC([.D2208]);IF([.E2207]=&quot;W_REGISTER (TX_ADDR)&quot;;CONCATENATE(&quot;0x&quot;;BIN2HEX([.D2212]);BIN2HEX([.D2211]);BIN2HEX([.D2210]);BIN2HEX([.D2209]);BIN2HEX([.D2208]));&quot;&quot;))">
            <text:p/>
          </table:table-cell>
          <table:table-cell table:style-name="ce17" table:formula="of:=IF(OR([.E2206]=&quot;W_TX_PAYLOAD&quot;;AND([.G2206]&lt;&gt;&quot;&quot;;[.E2207]=&quot;&quot;));BIN2HEX([.D220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08]=[.B2207];&quot;&quot;;VLOOKUP([.D2208];[$Spec.A$1:$Spec.B$1048576];2;0))">
            <text:p/>
          </table:table-cell>
          <table:table-cell table:style-name="ce13" table:formula="of:=IF([.E2208]=&quot;W_REGISTER (RF_CH)&quot;;BIN2DEC([.D2209]);IF([.E2208]=&quot;W_REGISTER (TX_ADDR)&quot;;CONCATENATE(&quot;0x&quot;;BIN2HEX([.D2213]);BIN2HEX([.D2212]);BIN2HEX([.D2211]);BIN2HEX([.D2210]);BIN2HEX([.D2209]));&quot;&quot;))">
            <text:p/>
          </table:table-cell>
          <table:table-cell table:style-name="ce17" table:formula="of:=IF(OR([.E2207]=&quot;W_TX_PAYLOAD&quot;;AND([.G2207]&lt;&gt;&quot;&quot;;[.E2208]=&quot;&quot;));BIN2HEX([.D220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09]=[.B2208];&quot;&quot;;VLOOKUP([.D2209];[$Spec.A$1:$Spec.B$1048576];2;0))">
            <text:p/>
          </table:table-cell>
          <table:table-cell table:style-name="ce13" table:formula="of:=IF([.E2209]=&quot;W_REGISTER (RF_CH)&quot;;BIN2DEC([.D2210]);IF([.E2209]=&quot;W_REGISTER (TX_ADDR)&quot;;CONCATENATE(&quot;0x&quot;;BIN2HEX([.D2214]);BIN2HEX([.D2213]);BIN2HEX([.D2212]);BIN2HEX([.D2211]);BIN2HEX([.D2210]));&quot;&quot;))">
            <text:p/>
          </table:table-cell>
          <table:table-cell table:style-name="ce17" table:formula="of:=IF(OR([.E2208]=&quot;W_TX_PAYLOAD&quot;;AND([.G2208]&lt;&gt;&quot;&quot;;[.E2209]=&quot;&quot;));BIN2HEX([.D220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10]=[.B2209];&quot;&quot;;VLOOKUP([.D2210];[$Spec.A$1:$Spec.B$1048576];2;0))">
            <text:p/>
          </table:table-cell>
          <table:table-cell table:style-name="ce13" table:formula="of:=IF([.E2210]=&quot;W_REGISTER (RF_CH)&quot;;BIN2DEC([.D2211]);IF([.E2210]=&quot;W_REGISTER (TX_ADDR)&quot;;CONCATENATE(&quot;0x&quot;;BIN2HEX([.D2215]);BIN2HEX([.D2214]);BIN2HEX([.D2213]);BIN2HEX([.D2212]);BIN2HEX([.D2211]));&quot;&quot;))">
            <text:p/>
          </table:table-cell>
          <table:table-cell table:style-name="ce17" table:formula="of:=IF(OR([.E2209]=&quot;W_TX_PAYLOAD&quot;;AND([.G2209]&lt;&gt;&quot;&quot;;[.E2210]=&quot;&quot;));BIN2HEX([.D221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11]=[.B2210];&quot;&quot;;VLOOKUP([.D2211];[$Spec.A$1:$Spec.B$1048576];2;0))">
            <text:p/>
          </table:table-cell>
          <table:table-cell table:style-name="ce13" table:formula="of:=IF([.E2211]=&quot;W_REGISTER (RF_CH)&quot;;BIN2DEC([.D2212]);IF([.E2211]=&quot;W_REGISTER (TX_ADDR)&quot;;CONCATENATE(&quot;0x&quot;;BIN2HEX([.D2216]);BIN2HEX([.D2215]);BIN2HEX([.D2214]);BIN2HEX([.D2213]);BIN2HEX([.D2212]));&quot;&quot;))">
            <text:p/>
          </table:table-cell>
          <table:table-cell table:style-name="ce17" table:formula="of:=IF(OR([.E2210]=&quot;W_TX_PAYLOAD&quot;;AND([.G2210]&lt;&gt;&quot;&quot;;[.E2211]=&quot;&quot;));BIN2HEX([.D221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12]=[.B2211];&quot;&quot;;VLOOKUP([.D2212];[$Spec.A$1:$Spec.B$1048576];2;0))">
            <text:p/>
          </table:table-cell>
          <table:table-cell table:style-name="ce13" table:formula="of:=IF([.E2212]=&quot;W_REGISTER (RF_CH)&quot;;BIN2DEC([.D2213]);IF([.E2212]=&quot;W_REGISTER (TX_ADDR)&quot;;CONCATENATE(&quot;0x&quot;;BIN2HEX([.D2217]);BIN2HEX([.D2216]);BIN2HEX([.D2215]);BIN2HEX([.D2214]);BIN2HEX([.D2213]));&quot;&quot;))">
            <text:p/>
          </table:table-cell>
          <table:table-cell table:style-name="ce17" table:formula="of:=IF(OR([.E2211]=&quot;W_TX_PAYLOAD&quot;;AND([.G2211]&lt;&gt;&quot;&quot;;[.E2212]=&quot;&quot;));BIN2HEX([.D221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13]=[.B2212];&quot;&quot;;VLOOKUP([.D2213];[$Spec.A$1:$Spec.B$1048576];2;0))">
            <text:p/>
          </table:table-cell>
          <table:table-cell table:style-name="ce13" table:formula="of:=IF([.E2213]=&quot;W_REGISTER (RF_CH)&quot;;BIN2DEC([.D2214]);IF([.E2213]=&quot;W_REGISTER (TX_ADDR)&quot;;CONCATENATE(&quot;0x&quot;;BIN2HEX([.D2218]);BIN2HEX([.D2217]);BIN2HEX([.D2216]);BIN2HEX([.D2215]);BIN2HEX([.D2214]));&quot;&quot;))">
            <text:p/>
          </table:table-cell>
          <table:table-cell table:style-name="ce17" table:formula="of:=IF(OR([.E2212]=&quot;W_TX_PAYLOAD&quot;;AND([.G2212]&lt;&gt;&quot;&quot;;[.E2213]=&quot;&quot;));BIN2HEX([.D221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14]=[.B2213];&quot;&quot;;VLOOKUP([.D2214];[$Spec.A$1:$Spec.B$1048576];2;0))">
            <text:p/>
          </table:table-cell>
          <table:table-cell table:style-name="ce13" table:formula="of:=IF([.E2214]=&quot;W_REGISTER (RF_CH)&quot;;BIN2DEC([.D2215]);IF([.E2214]=&quot;W_REGISTER (TX_ADDR)&quot;;CONCATENATE(&quot;0x&quot;;BIN2HEX([.D2219]);BIN2HEX([.D2218]);BIN2HEX([.D2217]);BIN2HEX([.D2216]);BIN2HEX([.D2215]));&quot;&quot;))">
            <text:p/>
          </table:table-cell>
          <table:table-cell table:style-name="ce17" table:formula="of:=IF(OR([.E2213]=&quot;W_TX_PAYLOAD&quot;;AND([.G2213]&lt;&gt;&quot;&quot;;[.E2214]=&quot;&quot;));BIN2HEX([.D221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15]=[.B2214];&quot;&quot;;VLOOKUP([.D2215];[$Spec.A$1:$Spec.B$1048576];2;0))">
            <text:p/>
          </table:table-cell>
          <table:table-cell table:style-name="ce13" table:formula="of:=IF([.E2215]=&quot;W_REGISTER (RF_CH)&quot;;BIN2DEC([.D2216]);IF([.E2215]=&quot;W_REGISTER (TX_ADDR)&quot;;CONCATENATE(&quot;0x&quot;;BIN2HEX([.D2220]);BIN2HEX([.D2219]);BIN2HEX([.D2218]);BIN2HEX([.D2217]);BIN2HEX([.D2216]));&quot;&quot;))">
            <text:p/>
          </table:table-cell>
          <table:table-cell table:style-name="ce17" table:formula="of:=IF(OR([.E2214]=&quot;W_TX_PAYLOAD&quot;;AND([.G2214]&lt;&gt;&quot;&quot;;[.E2215]=&quot;&quot;));BIN2HEX([.D221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16]=[.B2215];&quot;&quot;;VLOOKUP([.D2216];[$Spec.A$1:$Spec.B$1048576];2;0))">
            <text:p/>
          </table:table-cell>
          <table:table-cell table:style-name="ce13" table:formula="of:=IF([.E2216]=&quot;W_REGISTER (RF_CH)&quot;;BIN2DEC([.D2217]);IF([.E2216]=&quot;W_REGISTER (TX_ADDR)&quot;;CONCATENATE(&quot;0x&quot;;BIN2HEX([.D2221]);BIN2HEX([.D2220]);BIN2HEX([.D2219]);BIN2HEX([.D2218]);BIN2HEX([.D2217]));&quot;&quot;))">
            <text:p/>
          </table:table-cell>
          <table:table-cell table:style-name="ce17" table:formula="of:=IF(OR([.E2215]=&quot;W_TX_PAYLOAD&quot;;AND([.G2215]&lt;&gt;&quot;&quot;;[.E2216]=&quot;&quot;));BIN2HEX([.D221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17]=[.B2216];&quot;&quot;;VLOOKUP([.D2217];[$Spec.A$1:$Spec.B$1048576];2;0))">
            <text:p/>
          </table:table-cell>
          <table:table-cell table:style-name="ce13" table:formula="of:=IF([.E2217]=&quot;W_REGISTER (RF_CH)&quot;;BIN2DEC([.D2218]);IF([.E2217]=&quot;W_REGISTER (TX_ADDR)&quot;;CONCATENATE(&quot;0x&quot;;BIN2HEX([.D2222]);BIN2HEX([.D2221]);BIN2HEX([.D2220]);BIN2HEX([.D2219]);BIN2HEX([.D2218]));&quot;&quot;))">
            <text:p/>
          </table:table-cell>
          <table:table-cell table:style-name="ce17" table:formula="of:=IF(OR([.E2216]=&quot;W_TX_PAYLOAD&quot;;AND([.G2216]&lt;&gt;&quot;&quot;;[.E2217]=&quot;&quot;));BIN2HEX([.D221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18]=[.B2217];&quot;&quot;;VLOOKUP([.D2218];[$Spec.A$1:$Spec.B$1048576];2;0))">
            <text:p/>
          </table:table-cell>
          <table:table-cell table:style-name="ce13" table:formula="of:=IF([.E2218]=&quot;W_REGISTER (RF_CH)&quot;;BIN2DEC([.D2219]);IF([.E2218]=&quot;W_REGISTER (TX_ADDR)&quot;;CONCATENATE(&quot;0x&quot;;BIN2HEX([.D2223]);BIN2HEX([.D2222]);BIN2HEX([.D2221]);BIN2HEX([.D2220]);BIN2HEX([.D2219]));&quot;&quot;))">
            <text:p/>
          </table:table-cell>
          <table:table-cell table:style-name="ce17" table:formula="of:=IF(OR([.E2217]=&quot;W_TX_PAYLOAD&quot;;AND([.G2217]&lt;&gt;&quot;&quot;;[.E2218]=&quot;&quot;));BIN2HEX([.D221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19]=[.B2218];&quot;&quot;;VLOOKUP([.D2219];[$Spec.A$1:$Spec.B$1048576];2;0))">
            <text:p/>
          </table:table-cell>
          <table:table-cell table:style-name="ce13" table:formula="of:=IF([.E2219]=&quot;W_REGISTER (RF_CH)&quot;;BIN2DEC([.D2220]);IF([.E2219]=&quot;W_REGISTER (TX_ADDR)&quot;;CONCATENATE(&quot;0x&quot;;BIN2HEX([.D2224]);BIN2HEX([.D2223]);BIN2HEX([.D2222]);BIN2HEX([.D2221]);BIN2HEX([.D2220]));&quot;&quot;))">
            <text:p/>
          </table:table-cell>
          <table:table-cell table:style-name="ce17" table:formula="of:=IF(OR([.E2218]=&quot;W_TX_PAYLOAD&quot;;AND([.G2218]&lt;&gt;&quot;&quot;;[.E2219]=&quot;&quot;));BIN2HEX([.D221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20]=[.B2219];&quot;&quot;;VLOOKUP([.D2220];[$Spec.A$1:$Spec.B$1048576];2;0))">
            <text:p/>
          </table:table-cell>
          <table:table-cell table:style-name="ce13" table:formula="of:=IF([.E2220]=&quot;W_REGISTER (RF_CH)&quot;;BIN2DEC([.D2221]);IF([.E2220]=&quot;W_REGISTER (TX_ADDR)&quot;;CONCATENATE(&quot;0x&quot;;BIN2HEX([.D2225]);BIN2HEX([.D2224]);BIN2HEX([.D2223]);BIN2HEX([.D2222]);BIN2HEX([.D2221]));&quot;&quot;))">
            <text:p/>
          </table:table-cell>
          <table:table-cell table:style-name="ce17" table:formula="of:=IF(OR([.E2219]=&quot;W_TX_PAYLOAD&quot;;AND([.G2219]&lt;&gt;&quot;&quot;;[.E2220]=&quot;&quot;));BIN2HEX([.D222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21]=[.B2220];&quot;&quot;;VLOOKUP([.D2221];[$Spec.A$1:$Spec.B$1048576];2;0))">
            <text:p/>
          </table:table-cell>
          <table:table-cell table:style-name="ce13" table:formula="of:=IF([.E2221]=&quot;W_REGISTER (RF_CH)&quot;;BIN2DEC([.D2222]);IF([.E2221]=&quot;W_REGISTER (TX_ADDR)&quot;;CONCATENATE(&quot;0x&quot;;BIN2HEX([.D2226]);BIN2HEX([.D2225]);BIN2HEX([.D2224]);BIN2HEX([.D2223]);BIN2HEX([.D2222]));&quot;&quot;))">
            <text:p/>
          </table:table-cell>
          <table:table-cell table:style-name="ce17" table:formula="of:=IF(OR([.E2220]=&quot;W_TX_PAYLOAD&quot;;AND([.G2220]&lt;&gt;&quot;&quot;;[.E2221]=&quot;&quot;));BIN2HEX([.D222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22]=[.B2221];&quot;&quot;;VLOOKUP([.D2222];[$Spec.A$1:$Spec.B$1048576];2;0))">
            <text:p/>
          </table:table-cell>
          <table:table-cell table:style-name="ce13" table:formula="of:=IF([.E2222]=&quot;W_REGISTER (RF_CH)&quot;;BIN2DEC([.D2223]);IF([.E2222]=&quot;W_REGISTER (TX_ADDR)&quot;;CONCATENATE(&quot;0x&quot;;BIN2HEX([.D2227]);BIN2HEX([.D2226]);BIN2HEX([.D2225]);BIN2HEX([.D2224]);BIN2HEX([.D2223]));&quot;&quot;))">
            <text:p/>
          </table:table-cell>
          <table:table-cell table:style-name="ce17" table:formula="of:=IF(OR([.E2221]=&quot;W_TX_PAYLOAD&quot;;AND([.G2221]&lt;&gt;&quot;&quot;;[.E2222]=&quot;&quot;));BIN2HEX([.D222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23]=[.B2222];&quot;&quot;;VLOOKUP([.D2223];[$Spec.A$1:$Spec.B$1048576];2;0))">
            <text:p/>
          </table:table-cell>
          <table:table-cell table:style-name="ce13" table:formula="of:=IF([.E2223]=&quot;W_REGISTER (RF_CH)&quot;;BIN2DEC([.D2224]);IF([.E2223]=&quot;W_REGISTER (TX_ADDR)&quot;;CONCATENATE(&quot;0x&quot;;BIN2HEX([.D2228]);BIN2HEX([.D2227]);BIN2HEX([.D2226]);BIN2HEX([.D2225]);BIN2HEX([.D2224]));&quot;&quot;))">
            <text:p/>
          </table:table-cell>
          <table:table-cell table:style-name="ce17" table:formula="of:=IF(OR([.E2222]=&quot;W_TX_PAYLOAD&quot;;AND([.G2222]&lt;&gt;&quot;&quot;;[.E2223]=&quot;&quot;));BIN2HEX([.D222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24]=[.B2223];&quot;&quot;;VLOOKUP([.D2224];[$Spec.A$1:$Spec.B$1048576];2;0))">
            <text:p/>
          </table:table-cell>
          <table:table-cell table:style-name="ce13" table:formula="of:=IF([.E2224]=&quot;W_REGISTER (RF_CH)&quot;;BIN2DEC([.D2225]);IF([.E2224]=&quot;W_REGISTER (TX_ADDR)&quot;;CONCATENATE(&quot;0x&quot;;BIN2HEX([.D2229]);BIN2HEX([.D2228]);BIN2HEX([.D2227]);BIN2HEX([.D2226]);BIN2HEX([.D2225]));&quot;&quot;))">
            <text:p/>
          </table:table-cell>
          <table:table-cell table:style-name="ce17" table:formula="of:=IF(OR([.E2223]=&quot;W_TX_PAYLOAD&quot;;AND([.G2223]&lt;&gt;&quot;&quot;;[.E2224]=&quot;&quot;));BIN2HEX([.D222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25]=[.B2224];&quot;&quot;;VLOOKUP([.D2225];[$Spec.A$1:$Spec.B$1048576];2;0))">
            <text:p/>
          </table:table-cell>
          <table:table-cell table:style-name="ce13" table:formula="of:=IF([.E2225]=&quot;W_REGISTER (RF_CH)&quot;;BIN2DEC([.D2226]);IF([.E2225]=&quot;W_REGISTER (TX_ADDR)&quot;;CONCATENATE(&quot;0x&quot;;BIN2HEX([.D2230]);BIN2HEX([.D2229]);BIN2HEX([.D2228]);BIN2HEX([.D2227]);BIN2HEX([.D2226]));&quot;&quot;))">
            <text:p/>
          </table:table-cell>
          <table:table-cell table:style-name="ce17" table:formula="of:=IF(OR([.E2224]=&quot;W_TX_PAYLOAD&quot;;AND([.G2224]&lt;&gt;&quot;&quot;;[.E2225]=&quot;&quot;));BIN2HEX([.D222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26]=[.B2225];&quot;&quot;;VLOOKUP([.D2226];[$Spec.A$1:$Spec.B$1048576];2;0))">
            <text:p/>
          </table:table-cell>
          <table:table-cell table:style-name="ce13" table:formula="of:=IF([.E2226]=&quot;W_REGISTER (RF_CH)&quot;;BIN2DEC([.D2227]);IF([.E2226]=&quot;W_REGISTER (TX_ADDR)&quot;;CONCATENATE(&quot;0x&quot;;BIN2HEX([.D2231]);BIN2HEX([.D2230]);BIN2HEX([.D2229]);BIN2HEX([.D2228]);BIN2HEX([.D2227]));&quot;&quot;))">
            <text:p/>
          </table:table-cell>
          <table:table-cell table:style-name="ce17" table:formula="of:=IF(OR([.E2225]=&quot;W_TX_PAYLOAD&quot;;AND([.G2225]&lt;&gt;&quot;&quot;;[.E2226]=&quot;&quot;));BIN2HEX([.D222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27]=[.B2226];&quot;&quot;;VLOOKUP([.D2227];[$Spec.A$1:$Spec.B$1048576];2;0))">
            <text:p/>
          </table:table-cell>
          <table:table-cell table:style-name="ce13" table:formula="of:=IF([.E2227]=&quot;W_REGISTER (RF_CH)&quot;;BIN2DEC([.D2228]);IF([.E2227]=&quot;W_REGISTER (TX_ADDR)&quot;;CONCATENATE(&quot;0x&quot;;BIN2HEX([.D2232]);BIN2HEX([.D2231]);BIN2HEX([.D2230]);BIN2HEX([.D2229]);BIN2HEX([.D2228]));&quot;&quot;))">
            <text:p/>
          </table:table-cell>
          <table:table-cell table:style-name="ce17" table:formula="of:=IF(OR([.E2226]=&quot;W_TX_PAYLOAD&quot;;AND([.G2226]&lt;&gt;&quot;&quot;;[.E2227]=&quot;&quot;));BIN2HEX([.D222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28]=[.B2227];&quot;&quot;;VLOOKUP([.D2228];[$Spec.A$1:$Spec.B$1048576];2;0))">
            <text:p/>
          </table:table-cell>
          <table:table-cell table:style-name="ce13" table:formula="of:=IF([.E2228]=&quot;W_REGISTER (RF_CH)&quot;;BIN2DEC([.D2229]);IF([.E2228]=&quot;W_REGISTER (TX_ADDR)&quot;;CONCATENATE(&quot;0x&quot;;BIN2HEX([.D2233]);BIN2HEX([.D2232]);BIN2HEX([.D2231]);BIN2HEX([.D2230]);BIN2HEX([.D2229]));&quot;&quot;))">
            <text:p/>
          </table:table-cell>
          <table:table-cell table:style-name="ce17" table:formula="of:=IF(OR([.E2227]=&quot;W_TX_PAYLOAD&quot;;AND([.G2227]&lt;&gt;&quot;&quot;;[.E2228]=&quot;&quot;));BIN2HEX([.D222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29]=[.B2228];&quot;&quot;;VLOOKUP([.D2229];[$Spec.A$1:$Spec.B$1048576];2;0))">
            <text:p/>
          </table:table-cell>
          <table:table-cell table:style-name="ce13" table:formula="of:=IF([.E2229]=&quot;W_REGISTER (RF_CH)&quot;;BIN2DEC([.D2230]);IF([.E2229]=&quot;W_REGISTER (TX_ADDR)&quot;;CONCATENATE(&quot;0x&quot;;BIN2HEX([.D2234]);BIN2HEX([.D2233]);BIN2HEX([.D2232]);BIN2HEX([.D2231]);BIN2HEX([.D2230]));&quot;&quot;))">
            <text:p/>
          </table:table-cell>
          <table:table-cell table:style-name="ce17" table:formula="of:=IF(OR([.E2228]=&quot;W_TX_PAYLOAD&quot;;AND([.G2228]&lt;&gt;&quot;&quot;;[.E2229]=&quot;&quot;));BIN2HEX([.D222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30]=[.B2229];&quot;&quot;;VLOOKUP([.D2230];[$Spec.A$1:$Spec.B$1048576];2;0))">
            <text:p/>
          </table:table-cell>
          <table:table-cell table:style-name="ce13" table:formula="of:=IF([.E2230]=&quot;W_REGISTER (RF_CH)&quot;;BIN2DEC([.D2231]);IF([.E2230]=&quot;W_REGISTER (TX_ADDR)&quot;;CONCATENATE(&quot;0x&quot;;BIN2HEX([.D2235]);BIN2HEX([.D2234]);BIN2HEX([.D2233]);BIN2HEX([.D2232]);BIN2HEX([.D2231]));&quot;&quot;))">
            <text:p/>
          </table:table-cell>
          <table:table-cell table:style-name="ce17" table:formula="of:=IF(OR([.E2229]=&quot;W_TX_PAYLOAD&quot;;AND([.G2229]&lt;&gt;&quot;&quot;;[.E2230]=&quot;&quot;));BIN2HEX([.D223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31]=[.B2230];&quot;&quot;;VLOOKUP([.D2231];[$Spec.A$1:$Spec.B$1048576];2;0))">
            <text:p/>
          </table:table-cell>
          <table:table-cell table:style-name="ce13" table:formula="of:=IF([.E2231]=&quot;W_REGISTER (RF_CH)&quot;;BIN2DEC([.D2232]);IF([.E2231]=&quot;W_REGISTER (TX_ADDR)&quot;;CONCATENATE(&quot;0x&quot;;BIN2HEX([.D2236]);BIN2HEX([.D2235]);BIN2HEX([.D2234]);BIN2HEX([.D2233]);BIN2HEX([.D2232]));&quot;&quot;))">
            <text:p/>
          </table:table-cell>
          <table:table-cell table:style-name="ce17" table:formula="of:=IF(OR([.E2230]=&quot;W_TX_PAYLOAD&quot;;AND([.G2230]&lt;&gt;&quot;&quot;;[.E2231]=&quot;&quot;));BIN2HEX([.D223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32]=[.B2231];&quot;&quot;;VLOOKUP([.D2232];[$Spec.A$1:$Spec.B$1048576];2;0))">
            <text:p/>
          </table:table-cell>
          <table:table-cell table:style-name="ce13" table:formula="of:=IF([.E2232]=&quot;W_REGISTER (RF_CH)&quot;;BIN2DEC([.D2233]);IF([.E2232]=&quot;W_REGISTER (TX_ADDR)&quot;;CONCATENATE(&quot;0x&quot;;BIN2HEX([.D2237]);BIN2HEX([.D2236]);BIN2HEX([.D2235]);BIN2HEX([.D2234]);BIN2HEX([.D2233]));&quot;&quot;))">
            <text:p/>
          </table:table-cell>
          <table:table-cell table:style-name="ce17" table:formula="of:=IF(OR([.E2231]=&quot;W_TX_PAYLOAD&quot;;AND([.G2231]&lt;&gt;&quot;&quot;;[.E2232]=&quot;&quot;));BIN2HEX([.D223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33]=[.B2232];&quot;&quot;;VLOOKUP([.D2233];[$Spec.A$1:$Spec.B$1048576];2;0))">
            <text:p/>
          </table:table-cell>
          <table:table-cell table:style-name="ce13" table:formula="of:=IF([.E2233]=&quot;W_REGISTER (RF_CH)&quot;;BIN2DEC([.D2234]);IF([.E2233]=&quot;W_REGISTER (TX_ADDR)&quot;;CONCATENATE(&quot;0x&quot;;BIN2HEX([.D2238]);BIN2HEX([.D2237]);BIN2HEX([.D2236]);BIN2HEX([.D2235]);BIN2HEX([.D2234]));&quot;&quot;))">
            <text:p/>
          </table:table-cell>
          <table:table-cell table:style-name="ce17" table:formula="of:=IF(OR([.E2232]=&quot;W_TX_PAYLOAD&quot;;AND([.G2232]&lt;&gt;&quot;&quot;;[.E2233]=&quot;&quot;));BIN2HEX([.D223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34]=[.B2233];&quot;&quot;;VLOOKUP([.D2234];[$Spec.A$1:$Spec.B$1048576];2;0))">
            <text:p/>
          </table:table-cell>
          <table:table-cell table:style-name="ce13" table:formula="of:=IF([.E2234]=&quot;W_REGISTER (RF_CH)&quot;;BIN2DEC([.D2235]);IF([.E2234]=&quot;W_REGISTER (TX_ADDR)&quot;;CONCATENATE(&quot;0x&quot;;BIN2HEX([.D2239]);BIN2HEX([.D2238]);BIN2HEX([.D2237]);BIN2HEX([.D2236]);BIN2HEX([.D2235]));&quot;&quot;))">
            <text:p/>
          </table:table-cell>
          <table:table-cell table:style-name="ce17" table:formula="of:=IF(OR([.E2233]=&quot;W_TX_PAYLOAD&quot;;AND([.G2233]&lt;&gt;&quot;&quot;;[.E2234]=&quot;&quot;));BIN2HEX([.D223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35]=[.B2234];&quot;&quot;;VLOOKUP([.D2235];[$Spec.A$1:$Spec.B$1048576];2;0))">
            <text:p/>
          </table:table-cell>
          <table:table-cell table:style-name="ce13" table:formula="of:=IF([.E2235]=&quot;W_REGISTER (RF_CH)&quot;;BIN2DEC([.D2236]);IF([.E2235]=&quot;W_REGISTER (TX_ADDR)&quot;;CONCATENATE(&quot;0x&quot;;BIN2HEX([.D2240]);BIN2HEX([.D2239]);BIN2HEX([.D2238]);BIN2HEX([.D2237]);BIN2HEX([.D2236]));&quot;&quot;))">
            <text:p/>
          </table:table-cell>
          <table:table-cell table:style-name="ce17" table:formula="of:=IF(OR([.E2234]=&quot;W_TX_PAYLOAD&quot;;AND([.G2234]&lt;&gt;&quot;&quot;;[.E2235]=&quot;&quot;));BIN2HEX([.D223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36]=[.B2235];&quot;&quot;;VLOOKUP([.D2236];[$Spec.A$1:$Spec.B$1048576];2;0))">
            <text:p/>
          </table:table-cell>
          <table:table-cell table:style-name="ce13" table:formula="of:=IF([.E2236]=&quot;W_REGISTER (RF_CH)&quot;;BIN2DEC([.D2237]);IF([.E2236]=&quot;W_REGISTER (TX_ADDR)&quot;;CONCATENATE(&quot;0x&quot;;BIN2HEX([.D2241]);BIN2HEX([.D2240]);BIN2HEX([.D2239]);BIN2HEX([.D2238]);BIN2HEX([.D2237]));&quot;&quot;))">
            <text:p/>
          </table:table-cell>
          <table:table-cell table:style-name="ce17" table:formula="of:=IF(OR([.E2235]=&quot;W_TX_PAYLOAD&quot;;AND([.G2235]&lt;&gt;&quot;&quot;;[.E2236]=&quot;&quot;));BIN2HEX([.D223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37]=[.B2236];&quot;&quot;;VLOOKUP([.D2237];[$Spec.A$1:$Spec.B$1048576];2;0))">
            <text:p/>
          </table:table-cell>
          <table:table-cell table:style-name="ce13" table:formula="of:=IF([.E2237]=&quot;W_REGISTER (RF_CH)&quot;;BIN2DEC([.D2238]);IF([.E2237]=&quot;W_REGISTER (TX_ADDR)&quot;;CONCATENATE(&quot;0x&quot;;BIN2HEX([.D2242]);BIN2HEX([.D2241]);BIN2HEX([.D2240]);BIN2HEX([.D2239]);BIN2HEX([.D2238]));&quot;&quot;))">
            <text:p/>
          </table:table-cell>
          <table:table-cell table:style-name="ce17" table:formula="of:=IF(OR([.E2236]=&quot;W_TX_PAYLOAD&quot;;AND([.G2236]&lt;&gt;&quot;&quot;;[.E2237]=&quot;&quot;));BIN2HEX([.D223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38]=[.B2237];&quot;&quot;;VLOOKUP([.D2238];[$Spec.A$1:$Spec.B$1048576];2;0))">
            <text:p/>
          </table:table-cell>
          <table:table-cell table:style-name="ce13" table:formula="of:=IF([.E2238]=&quot;W_REGISTER (RF_CH)&quot;;BIN2DEC([.D2239]);IF([.E2238]=&quot;W_REGISTER (TX_ADDR)&quot;;CONCATENATE(&quot;0x&quot;;BIN2HEX([.D2243]);BIN2HEX([.D2242]);BIN2HEX([.D2241]);BIN2HEX([.D2240]);BIN2HEX([.D2239]));&quot;&quot;))">
            <text:p/>
          </table:table-cell>
          <table:table-cell table:style-name="ce17" table:formula="of:=IF(OR([.E2237]=&quot;W_TX_PAYLOAD&quot;;AND([.G2237]&lt;&gt;&quot;&quot;;[.E2238]=&quot;&quot;));BIN2HEX([.D223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39]=[.B2238];&quot;&quot;;VLOOKUP([.D2239];[$Spec.A$1:$Spec.B$1048576];2;0))">
            <text:p/>
          </table:table-cell>
          <table:table-cell table:style-name="ce13" table:formula="of:=IF([.E2239]=&quot;W_REGISTER (RF_CH)&quot;;BIN2DEC([.D2240]);IF([.E2239]=&quot;W_REGISTER (TX_ADDR)&quot;;CONCATENATE(&quot;0x&quot;;BIN2HEX([.D2244]);BIN2HEX([.D2243]);BIN2HEX([.D2242]);BIN2HEX([.D2241]);BIN2HEX([.D2240]));&quot;&quot;))">
            <text:p/>
          </table:table-cell>
          <table:table-cell table:style-name="ce17" table:formula="of:=IF(OR([.E2238]=&quot;W_TX_PAYLOAD&quot;;AND([.G2238]&lt;&gt;&quot;&quot;;[.E2239]=&quot;&quot;));BIN2HEX([.D223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40]=[.B2239];&quot;&quot;;VLOOKUP([.D2240];[$Spec.A$1:$Spec.B$1048576];2;0))">
            <text:p/>
          </table:table-cell>
          <table:table-cell table:style-name="ce13" table:formula="of:=IF([.E2240]=&quot;W_REGISTER (RF_CH)&quot;;BIN2DEC([.D2241]);IF([.E2240]=&quot;W_REGISTER (TX_ADDR)&quot;;CONCATENATE(&quot;0x&quot;;BIN2HEX([.D2245]);BIN2HEX([.D2244]);BIN2HEX([.D2243]);BIN2HEX([.D2242]);BIN2HEX([.D2241]));&quot;&quot;))">
            <text:p/>
          </table:table-cell>
          <table:table-cell table:style-name="ce17" table:formula="of:=IF(OR([.E2239]=&quot;W_TX_PAYLOAD&quot;;AND([.G2239]&lt;&gt;&quot;&quot;;[.E2240]=&quot;&quot;));BIN2HEX([.D224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41]=[.B2240];&quot;&quot;;VLOOKUP([.D2241];[$Spec.A$1:$Spec.B$1048576];2;0))">
            <text:p/>
          </table:table-cell>
          <table:table-cell table:style-name="ce13" table:formula="of:=IF([.E2241]=&quot;W_REGISTER (RF_CH)&quot;;BIN2DEC([.D2242]);IF([.E2241]=&quot;W_REGISTER (TX_ADDR)&quot;;CONCATENATE(&quot;0x&quot;;BIN2HEX([.D2246]);BIN2HEX([.D2245]);BIN2HEX([.D2244]);BIN2HEX([.D2243]);BIN2HEX([.D2242]));&quot;&quot;))">
            <text:p/>
          </table:table-cell>
          <table:table-cell table:style-name="ce17" table:formula="of:=IF(OR([.E2240]=&quot;W_TX_PAYLOAD&quot;;AND([.G2240]&lt;&gt;&quot;&quot;;[.E2241]=&quot;&quot;));BIN2HEX([.D224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42]=[.B2241];&quot;&quot;;VLOOKUP([.D2242];[$Spec.A$1:$Spec.B$1048576];2;0))">
            <text:p/>
          </table:table-cell>
          <table:table-cell table:style-name="ce13" table:formula="of:=IF([.E2242]=&quot;W_REGISTER (RF_CH)&quot;;BIN2DEC([.D2243]);IF([.E2242]=&quot;W_REGISTER (TX_ADDR)&quot;;CONCATENATE(&quot;0x&quot;;BIN2HEX([.D2247]);BIN2HEX([.D2246]);BIN2HEX([.D2245]);BIN2HEX([.D2244]);BIN2HEX([.D2243]));&quot;&quot;))">
            <text:p/>
          </table:table-cell>
          <table:table-cell table:style-name="ce17" table:formula="of:=IF(OR([.E2241]=&quot;W_TX_PAYLOAD&quot;;AND([.G2241]&lt;&gt;&quot;&quot;;[.E2242]=&quot;&quot;));BIN2HEX([.D224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43]=[.B2242];&quot;&quot;;VLOOKUP([.D2243];[$Spec.A$1:$Spec.B$1048576];2;0))">
            <text:p/>
          </table:table-cell>
          <table:table-cell table:style-name="ce13" table:formula="of:=IF([.E2243]=&quot;W_REGISTER (RF_CH)&quot;;BIN2DEC([.D2244]);IF([.E2243]=&quot;W_REGISTER (TX_ADDR)&quot;;CONCATENATE(&quot;0x&quot;;BIN2HEX([.D2248]);BIN2HEX([.D2247]);BIN2HEX([.D2246]);BIN2HEX([.D2245]);BIN2HEX([.D2244]));&quot;&quot;))">
            <text:p/>
          </table:table-cell>
          <table:table-cell table:style-name="ce17" table:formula="of:=IF(OR([.E2242]=&quot;W_TX_PAYLOAD&quot;;AND([.G2242]&lt;&gt;&quot;&quot;;[.E2243]=&quot;&quot;));BIN2HEX([.D224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44]=[.B2243];&quot;&quot;;VLOOKUP([.D2244];[$Spec.A$1:$Spec.B$1048576];2;0))">
            <text:p/>
          </table:table-cell>
          <table:table-cell table:style-name="ce13" table:formula="of:=IF([.E2244]=&quot;W_REGISTER (RF_CH)&quot;;BIN2DEC([.D2245]);IF([.E2244]=&quot;W_REGISTER (TX_ADDR)&quot;;CONCATENATE(&quot;0x&quot;;BIN2HEX([.D2249]);BIN2HEX([.D2248]);BIN2HEX([.D2247]);BIN2HEX([.D2246]);BIN2HEX([.D2245]));&quot;&quot;))">
            <text:p/>
          </table:table-cell>
          <table:table-cell table:style-name="ce17" table:formula="of:=IF(OR([.E2243]=&quot;W_TX_PAYLOAD&quot;;AND([.G2243]&lt;&gt;&quot;&quot;;[.E2244]=&quot;&quot;));BIN2HEX([.D224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45]=[.B2244];&quot;&quot;;VLOOKUP([.D2245];[$Spec.A$1:$Spec.B$1048576];2;0))">
            <text:p/>
          </table:table-cell>
          <table:table-cell table:style-name="ce13" table:formula="of:=IF([.E2245]=&quot;W_REGISTER (RF_CH)&quot;;BIN2DEC([.D2246]);IF([.E2245]=&quot;W_REGISTER (TX_ADDR)&quot;;CONCATENATE(&quot;0x&quot;;BIN2HEX([.D2250]);BIN2HEX([.D2249]);BIN2HEX([.D2248]);BIN2HEX([.D2247]);BIN2HEX([.D2246]));&quot;&quot;))">
            <text:p/>
          </table:table-cell>
          <table:table-cell table:style-name="ce17" table:formula="of:=IF(OR([.E2244]=&quot;W_TX_PAYLOAD&quot;;AND([.G2244]&lt;&gt;&quot;&quot;;[.E2245]=&quot;&quot;));BIN2HEX([.D224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46]=[.B2245];&quot;&quot;;VLOOKUP([.D2246];[$Spec.A$1:$Spec.B$1048576];2;0))">
            <text:p/>
          </table:table-cell>
          <table:table-cell table:style-name="ce13" table:formula="of:=IF([.E2246]=&quot;W_REGISTER (RF_CH)&quot;;BIN2DEC([.D2247]);IF([.E2246]=&quot;W_REGISTER (TX_ADDR)&quot;;CONCATENATE(&quot;0x&quot;;BIN2HEX([.D2251]);BIN2HEX([.D2250]);BIN2HEX([.D2249]);BIN2HEX([.D2248]);BIN2HEX([.D2247]));&quot;&quot;))">
            <text:p/>
          </table:table-cell>
          <table:table-cell table:style-name="ce17" table:formula="of:=IF(OR([.E2245]=&quot;W_TX_PAYLOAD&quot;;AND([.G2245]&lt;&gt;&quot;&quot;;[.E2246]=&quot;&quot;));BIN2HEX([.D224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47]=[.B2246];&quot;&quot;;VLOOKUP([.D2247];[$Spec.A$1:$Spec.B$1048576];2;0))">
            <text:p/>
          </table:table-cell>
          <table:table-cell table:style-name="ce13" table:formula="of:=IF([.E2247]=&quot;W_REGISTER (RF_CH)&quot;;BIN2DEC([.D2248]);IF([.E2247]=&quot;W_REGISTER (TX_ADDR)&quot;;CONCATENATE(&quot;0x&quot;;BIN2HEX([.D2252]);BIN2HEX([.D2251]);BIN2HEX([.D2250]);BIN2HEX([.D2249]);BIN2HEX([.D2248]));&quot;&quot;))">
            <text:p/>
          </table:table-cell>
          <table:table-cell table:style-name="ce17" table:formula="of:=IF(OR([.E2246]=&quot;W_TX_PAYLOAD&quot;;AND([.G2246]&lt;&gt;&quot;&quot;;[.E2247]=&quot;&quot;));BIN2HEX([.D224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48]=[.B2247];&quot;&quot;;VLOOKUP([.D2248];[$Spec.A$1:$Spec.B$1048576];2;0))">
            <text:p/>
          </table:table-cell>
          <table:table-cell table:style-name="ce13" table:formula="of:=IF([.E2248]=&quot;W_REGISTER (RF_CH)&quot;;BIN2DEC([.D2249]);IF([.E2248]=&quot;W_REGISTER (TX_ADDR)&quot;;CONCATENATE(&quot;0x&quot;;BIN2HEX([.D2253]);BIN2HEX([.D2252]);BIN2HEX([.D2251]);BIN2HEX([.D2250]);BIN2HEX([.D2249]));&quot;&quot;))">
            <text:p/>
          </table:table-cell>
          <table:table-cell table:style-name="ce17" table:formula="of:=IF(OR([.E2247]=&quot;W_TX_PAYLOAD&quot;;AND([.G2247]&lt;&gt;&quot;&quot;;[.E2248]=&quot;&quot;));BIN2HEX([.D224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49]=[.B2248];&quot;&quot;;VLOOKUP([.D2249];[$Spec.A$1:$Spec.B$1048576];2;0))">
            <text:p/>
          </table:table-cell>
          <table:table-cell table:style-name="ce13" table:formula="of:=IF([.E2249]=&quot;W_REGISTER (RF_CH)&quot;;BIN2DEC([.D2250]);IF([.E2249]=&quot;W_REGISTER (TX_ADDR)&quot;;CONCATENATE(&quot;0x&quot;;BIN2HEX([.D2254]);BIN2HEX([.D2253]);BIN2HEX([.D2252]);BIN2HEX([.D2251]);BIN2HEX([.D2250]));&quot;&quot;))">
            <text:p/>
          </table:table-cell>
          <table:table-cell table:style-name="ce17" table:formula="of:=IF(OR([.E2248]=&quot;W_TX_PAYLOAD&quot;;AND([.G2248]&lt;&gt;&quot;&quot;;[.E2249]=&quot;&quot;));BIN2HEX([.D224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50]=[.B2249];&quot;&quot;;VLOOKUP([.D2250];[$Spec.A$1:$Spec.B$1048576];2;0))">
            <text:p/>
          </table:table-cell>
          <table:table-cell table:style-name="ce13" table:formula="of:=IF([.E2250]=&quot;W_REGISTER (RF_CH)&quot;;BIN2DEC([.D2251]);IF([.E2250]=&quot;W_REGISTER (TX_ADDR)&quot;;CONCATENATE(&quot;0x&quot;;BIN2HEX([.D2255]);BIN2HEX([.D2254]);BIN2HEX([.D2253]);BIN2HEX([.D2252]);BIN2HEX([.D2251]));&quot;&quot;))">
            <text:p/>
          </table:table-cell>
          <table:table-cell table:style-name="ce17" table:formula="of:=IF(OR([.E2249]=&quot;W_TX_PAYLOAD&quot;;AND([.G2249]&lt;&gt;&quot;&quot;;[.E2250]=&quot;&quot;));BIN2HEX([.D225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51]=[.B2250];&quot;&quot;;VLOOKUP([.D2251];[$Spec.A$1:$Spec.B$1048576];2;0))">
            <text:p/>
          </table:table-cell>
          <table:table-cell table:style-name="ce13" table:formula="of:=IF([.E2251]=&quot;W_REGISTER (RF_CH)&quot;;BIN2DEC([.D2252]);IF([.E2251]=&quot;W_REGISTER (TX_ADDR)&quot;;CONCATENATE(&quot;0x&quot;;BIN2HEX([.D2256]);BIN2HEX([.D2255]);BIN2HEX([.D2254]);BIN2HEX([.D2253]);BIN2HEX([.D2252]));&quot;&quot;))">
            <text:p/>
          </table:table-cell>
          <table:table-cell table:style-name="ce17" table:formula="of:=IF(OR([.E2250]=&quot;W_TX_PAYLOAD&quot;;AND([.G2250]&lt;&gt;&quot;&quot;;[.E2251]=&quot;&quot;));BIN2HEX([.D225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52]=[.B2251];&quot;&quot;;VLOOKUP([.D2252];[$Spec.A$1:$Spec.B$1048576];2;0))">
            <text:p/>
          </table:table-cell>
          <table:table-cell table:style-name="ce13" table:formula="of:=IF([.E2252]=&quot;W_REGISTER (RF_CH)&quot;;BIN2DEC([.D2253]);IF([.E2252]=&quot;W_REGISTER (TX_ADDR)&quot;;CONCATENATE(&quot;0x&quot;;BIN2HEX([.D2257]);BIN2HEX([.D2256]);BIN2HEX([.D2255]);BIN2HEX([.D2254]);BIN2HEX([.D2253]));&quot;&quot;))">
            <text:p/>
          </table:table-cell>
          <table:table-cell table:style-name="ce17" table:formula="of:=IF(OR([.E2251]=&quot;W_TX_PAYLOAD&quot;;AND([.G2251]&lt;&gt;&quot;&quot;;[.E2252]=&quot;&quot;));BIN2HEX([.D225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53]=[.B2252];&quot;&quot;;VLOOKUP([.D2253];[$Spec.A$1:$Spec.B$1048576];2;0))">
            <text:p/>
          </table:table-cell>
          <table:table-cell table:style-name="ce13" table:formula="of:=IF([.E2253]=&quot;W_REGISTER (RF_CH)&quot;;BIN2DEC([.D2254]);IF([.E2253]=&quot;W_REGISTER (TX_ADDR)&quot;;CONCATENATE(&quot;0x&quot;;BIN2HEX([.D2258]);BIN2HEX([.D2257]);BIN2HEX([.D2256]);BIN2HEX([.D2255]);BIN2HEX([.D2254]));&quot;&quot;))">
            <text:p/>
          </table:table-cell>
          <table:table-cell table:style-name="ce17" table:formula="of:=IF(OR([.E2252]=&quot;W_TX_PAYLOAD&quot;;AND([.G2252]&lt;&gt;&quot;&quot;;[.E2253]=&quot;&quot;));BIN2HEX([.D225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54]=[.B2253];&quot;&quot;;VLOOKUP([.D2254];[$Spec.A$1:$Spec.B$1048576];2;0))">
            <text:p/>
          </table:table-cell>
          <table:table-cell table:style-name="ce13" table:formula="of:=IF([.E2254]=&quot;W_REGISTER (RF_CH)&quot;;BIN2DEC([.D2255]);IF([.E2254]=&quot;W_REGISTER (TX_ADDR)&quot;;CONCATENATE(&quot;0x&quot;;BIN2HEX([.D2259]);BIN2HEX([.D2258]);BIN2HEX([.D2257]);BIN2HEX([.D2256]);BIN2HEX([.D2255]));&quot;&quot;))">
            <text:p/>
          </table:table-cell>
          <table:table-cell table:style-name="ce17" table:formula="of:=IF(OR([.E2253]=&quot;W_TX_PAYLOAD&quot;;AND([.G2253]&lt;&gt;&quot;&quot;;[.E2254]=&quot;&quot;));BIN2HEX([.D225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55]=[.B2254];&quot;&quot;;VLOOKUP([.D2255];[$Spec.A$1:$Spec.B$1048576];2;0))">
            <text:p/>
          </table:table-cell>
          <table:table-cell table:style-name="ce13" table:formula="of:=IF([.E2255]=&quot;W_REGISTER (RF_CH)&quot;;BIN2DEC([.D2256]);IF([.E2255]=&quot;W_REGISTER (TX_ADDR)&quot;;CONCATENATE(&quot;0x&quot;;BIN2HEX([.D2260]);BIN2HEX([.D2259]);BIN2HEX([.D2258]);BIN2HEX([.D2257]);BIN2HEX([.D2256]));&quot;&quot;))">
            <text:p/>
          </table:table-cell>
          <table:table-cell table:style-name="ce17" table:formula="of:=IF(OR([.E2254]=&quot;W_TX_PAYLOAD&quot;;AND([.G2254]&lt;&gt;&quot;&quot;;[.E2255]=&quot;&quot;));BIN2HEX([.D225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56]=[.B2255];&quot;&quot;;VLOOKUP([.D2256];[$Spec.A$1:$Spec.B$1048576];2;0))">
            <text:p/>
          </table:table-cell>
          <table:table-cell table:style-name="ce13" table:formula="of:=IF([.E2256]=&quot;W_REGISTER (RF_CH)&quot;;BIN2DEC([.D2257]);IF([.E2256]=&quot;W_REGISTER (TX_ADDR)&quot;;CONCATENATE(&quot;0x&quot;;BIN2HEX([.D2261]);BIN2HEX([.D2260]);BIN2HEX([.D2259]);BIN2HEX([.D2258]);BIN2HEX([.D2257]));&quot;&quot;))">
            <text:p/>
          </table:table-cell>
          <table:table-cell table:style-name="ce17" table:formula="of:=IF(OR([.E2255]=&quot;W_TX_PAYLOAD&quot;;AND([.G2255]&lt;&gt;&quot;&quot;;[.E2256]=&quot;&quot;));BIN2HEX([.D225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57]=[.B2256];&quot;&quot;;VLOOKUP([.D2257];[$Spec.A$1:$Spec.B$1048576];2;0))">
            <text:p/>
          </table:table-cell>
          <table:table-cell table:style-name="ce13" table:formula="of:=IF([.E2257]=&quot;W_REGISTER (RF_CH)&quot;;BIN2DEC([.D2258]);IF([.E2257]=&quot;W_REGISTER (TX_ADDR)&quot;;CONCATENATE(&quot;0x&quot;;BIN2HEX([.D2262]);BIN2HEX([.D2261]);BIN2HEX([.D2260]);BIN2HEX([.D2259]);BIN2HEX([.D2258]));&quot;&quot;))">
            <text:p/>
          </table:table-cell>
          <table:table-cell table:style-name="ce17" table:formula="of:=IF(OR([.E2256]=&quot;W_TX_PAYLOAD&quot;;AND([.G2256]&lt;&gt;&quot;&quot;;[.E2257]=&quot;&quot;));BIN2HEX([.D225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58]=[.B2257];&quot;&quot;;VLOOKUP([.D2258];[$Spec.A$1:$Spec.B$1048576];2;0))">
            <text:p/>
          </table:table-cell>
          <table:table-cell table:style-name="ce13" table:formula="of:=IF([.E2258]=&quot;W_REGISTER (RF_CH)&quot;;BIN2DEC([.D2259]);IF([.E2258]=&quot;W_REGISTER (TX_ADDR)&quot;;CONCATENATE(&quot;0x&quot;;BIN2HEX([.D2263]);BIN2HEX([.D2262]);BIN2HEX([.D2261]);BIN2HEX([.D2260]);BIN2HEX([.D2259]));&quot;&quot;))">
            <text:p/>
          </table:table-cell>
          <table:table-cell table:style-name="ce17" table:formula="of:=IF(OR([.E2257]=&quot;W_TX_PAYLOAD&quot;;AND([.G2257]&lt;&gt;&quot;&quot;;[.E2258]=&quot;&quot;));BIN2HEX([.D225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59]=[.B2258];&quot;&quot;;VLOOKUP([.D2259];[$Spec.A$1:$Spec.B$1048576];2;0))">
            <text:p/>
          </table:table-cell>
          <table:table-cell table:style-name="ce13" table:formula="of:=IF([.E2259]=&quot;W_REGISTER (RF_CH)&quot;;BIN2DEC([.D2260]);IF([.E2259]=&quot;W_REGISTER (TX_ADDR)&quot;;CONCATENATE(&quot;0x&quot;;BIN2HEX([.D2264]);BIN2HEX([.D2263]);BIN2HEX([.D2262]);BIN2HEX([.D2261]);BIN2HEX([.D2260]));&quot;&quot;))">
            <text:p/>
          </table:table-cell>
          <table:table-cell table:style-name="ce17" table:formula="of:=IF(OR([.E2258]=&quot;W_TX_PAYLOAD&quot;;AND([.G2258]&lt;&gt;&quot;&quot;;[.E2259]=&quot;&quot;));BIN2HEX([.D225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60]=[.B2259];&quot;&quot;;VLOOKUP([.D2260];[$Spec.A$1:$Spec.B$1048576];2;0))">
            <text:p/>
          </table:table-cell>
          <table:table-cell table:style-name="ce13" table:formula="of:=IF([.E2260]=&quot;W_REGISTER (RF_CH)&quot;;BIN2DEC([.D2261]);IF([.E2260]=&quot;W_REGISTER (TX_ADDR)&quot;;CONCATENATE(&quot;0x&quot;;BIN2HEX([.D2265]);BIN2HEX([.D2264]);BIN2HEX([.D2263]);BIN2HEX([.D2262]);BIN2HEX([.D2261]));&quot;&quot;))">
            <text:p/>
          </table:table-cell>
          <table:table-cell table:style-name="ce17" table:formula="of:=IF(OR([.E2259]=&quot;W_TX_PAYLOAD&quot;;AND([.G2259]&lt;&gt;&quot;&quot;;[.E2260]=&quot;&quot;));BIN2HEX([.D226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61]=[.B2260];&quot;&quot;;VLOOKUP([.D2261];[$Spec.A$1:$Spec.B$1048576];2;0))">
            <text:p/>
          </table:table-cell>
          <table:table-cell table:style-name="ce13" table:formula="of:=IF([.E2261]=&quot;W_REGISTER (RF_CH)&quot;;BIN2DEC([.D2262]);IF([.E2261]=&quot;W_REGISTER (TX_ADDR)&quot;;CONCATENATE(&quot;0x&quot;;BIN2HEX([.D2266]);BIN2HEX([.D2265]);BIN2HEX([.D2264]);BIN2HEX([.D2263]);BIN2HEX([.D2262]));&quot;&quot;))">
            <text:p/>
          </table:table-cell>
          <table:table-cell table:style-name="ce17" table:formula="of:=IF(OR([.E2260]=&quot;W_TX_PAYLOAD&quot;;AND([.G2260]&lt;&gt;&quot;&quot;;[.E2261]=&quot;&quot;));BIN2HEX([.D226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62]=[.B2261];&quot;&quot;;VLOOKUP([.D2262];[$Spec.A$1:$Spec.B$1048576];2;0))">
            <text:p/>
          </table:table-cell>
          <table:table-cell table:style-name="ce13" table:formula="of:=IF([.E2262]=&quot;W_REGISTER (RF_CH)&quot;;BIN2DEC([.D2263]);IF([.E2262]=&quot;W_REGISTER (TX_ADDR)&quot;;CONCATENATE(&quot;0x&quot;;BIN2HEX([.D2267]);BIN2HEX([.D2266]);BIN2HEX([.D2265]);BIN2HEX([.D2264]);BIN2HEX([.D2263]));&quot;&quot;))">
            <text:p/>
          </table:table-cell>
          <table:table-cell table:style-name="ce17" table:formula="of:=IF(OR([.E2261]=&quot;W_TX_PAYLOAD&quot;;AND([.G2261]&lt;&gt;&quot;&quot;;[.E2262]=&quot;&quot;));BIN2HEX([.D226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63]=[.B2262];&quot;&quot;;VLOOKUP([.D2263];[$Spec.A$1:$Spec.B$1048576];2;0))">
            <text:p/>
          </table:table-cell>
          <table:table-cell table:style-name="ce13" table:formula="of:=IF([.E2263]=&quot;W_REGISTER (RF_CH)&quot;;BIN2DEC([.D2264]);IF([.E2263]=&quot;W_REGISTER (TX_ADDR)&quot;;CONCATENATE(&quot;0x&quot;;BIN2HEX([.D2268]);BIN2HEX([.D2267]);BIN2HEX([.D2266]);BIN2HEX([.D2265]);BIN2HEX([.D2264]));&quot;&quot;))">
            <text:p/>
          </table:table-cell>
          <table:table-cell table:style-name="ce17" table:formula="of:=IF(OR([.E2262]=&quot;W_TX_PAYLOAD&quot;;AND([.G2262]&lt;&gt;&quot;&quot;;[.E2263]=&quot;&quot;));BIN2HEX([.D226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64]=[.B2263];&quot;&quot;;VLOOKUP([.D2264];[$Spec.A$1:$Spec.B$1048576];2;0))">
            <text:p/>
          </table:table-cell>
          <table:table-cell table:style-name="ce13" table:formula="of:=IF([.E2264]=&quot;W_REGISTER (RF_CH)&quot;;BIN2DEC([.D2265]);IF([.E2264]=&quot;W_REGISTER (TX_ADDR)&quot;;CONCATENATE(&quot;0x&quot;;BIN2HEX([.D2269]);BIN2HEX([.D2268]);BIN2HEX([.D2267]);BIN2HEX([.D2266]);BIN2HEX([.D2265]));&quot;&quot;))">
            <text:p/>
          </table:table-cell>
          <table:table-cell table:style-name="ce17" table:formula="of:=IF(OR([.E2263]=&quot;W_TX_PAYLOAD&quot;;AND([.G2263]&lt;&gt;&quot;&quot;;[.E2264]=&quot;&quot;));BIN2HEX([.D226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65]=[.B2264];&quot;&quot;;VLOOKUP([.D2265];[$Spec.A$1:$Spec.B$1048576];2;0))">
            <text:p/>
          </table:table-cell>
          <table:table-cell table:style-name="ce13" table:formula="of:=IF([.E2265]=&quot;W_REGISTER (RF_CH)&quot;;BIN2DEC([.D2266]);IF([.E2265]=&quot;W_REGISTER (TX_ADDR)&quot;;CONCATENATE(&quot;0x&quot;;BIN2HEX([.D2270]);BIN2HEX([.D2269]);BIN2HEX([.D2268]);BIN2HEX([.D2267]);BIN2HEX([.D2266]));&quot;&quot;))">
            <text:p/>
          </table:table-cell>
          <table:table-cell table:style-name="ce17" table:formula="of:=IF(OR([.E2264]=&quot;W_TX_PAYLOAD&quot;;AND([.G2264]&lt;&gt;&quot;&quot;;[.E2265]=&quot;&quot;));BIN2HEX([.D226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66]=[.B2265];&quot;&quot;;VLOOKUP([.D2266];[$Spec.A$1:$Spec.B$1048576];2;0))">
            <text:p/>
          </table:table-cell>
          <table:table-cell table:style-name="ce13" table:formula="of:=IF([.E2266]=&quot;W_REGISTER (RF_CH)&quot;;BIN2DEC([.D2267]);IF([.E2266]=&quot;W_REGISTER (TX_ADDR)&quot;;CONCATENATE(&quot;0x&quot;;BIN2HEX([.D2271]);BIN2HEX([.D2270]);BIN2HEX([.D2269]);BIN2HEX([.D2268]);BIN2HEX([.D2267]));&quot;&quot;))">
            <text:p/>
          </table:table-cell>
          <table:table-cell table:style-name="ce17" table:formula="of:=IF(OR([.E2265]=&quot;W_TX_PAYLOAD&quot;;AND([.G2265]&lt;&gt;&quot;&quot;;[.E2266]=&quot;&quot;));BIN2HEX([.D226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67]=[.B2266];&quot;&quot;;VLOOKUP([.D2267];[$Spec.A$1:$Spec.B$1048576];2;0))">
            <text:p/>
          </table:table-cell>
          <table:table-cell table:style-name="ce13" table:formula="of:=IF([.E2267]=&quot;W_REGISTER (RF_CH)&quot;;BIN2DEC([.D2268]);IF([.E2267]=&quot;W_REGISTER (TX_ADDR)&quot;;CONCATENATE(&quot;0x&quot;;BIN2HEX([.D2272]);BIN2HEX([.D2271]);BIN2HEX([.D2270]);BIN2HEX([.D2269]);BIN2HEX([.D2268]));&quot;&quot;))">
            <text:p/>
          </table:table-cell>
          <table:table-cell table:style-name="ce17" table:formula="of:=IF(OR([.E2266]=&quot;W_TX_PAYLOAD&quot;;AND([.G2266]&lt;&gt;&quot;&quot;;[.E2267]=&quot;&quot;));BIN2HEX([.D226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68]=[.B2267];&quot;&quot;;VLOOKUP([.D2268];[$Spec.A$1:$Spec.B$1048576];2;0))">
            <text:p/>
          </table:table-cell>
          <table:table-cell table:style-name="ce13" table:formula="of:=IF([.E2268]=&quot;W_REGISTER (RF_CH)&quot;;BIN2DEC([.D2269]);IF([.E2268]=&quot;W_REGISTER (TX_ADDR)&quot;;CONCATENATE(&quot;0x&quot;;BIN2HEX([.D2273]);BIN2HEX([.D2272]);BIN2HEX([.D2271]);BIN2HEX([.D2270]);BIN2HEX([.D2269]));&quot;&quot;))">
            <text:p/>
          </table:table-cell>
          <table:table-cell table:style-name="ce17" table:formula="of:=IF(OR([.E2267]=&quot;W_TX_PAYLOAD&quot;;AND([.G2267]&lt;&gt;&quot;&quot;;[.E2268]=&quot;&quot;));BIN2HEX([.D226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69]=[.B2268];&quot;&quot;;VLOOKUP([.D2269];[$Spec.A$1:$Spec.B$1048576];2;0))">
            <text:p/>
          </table:table-cell>
          <table:table-cell table:style-name="ce13" table:formula="of:=IF([.E2269]=&quot;W_REGISTER (RF_CH)&quot;;BIN2DEC([.D2270]);IF([.E2269]=&quot;W_REGISTER (TX_ADDR)&quot;;CONCATENATE(&quot;0x&quot;;BIN2HEX([.D2274]);BIN2HEX([.D2273]);BIN2HEX([.D2272]);BIN2HEX([.D2271]);BIN2HEX([.D2270]));&quot;&quot;))">
            <text:p/>
          </table:table-cell>
          <table:table-cell table:style-name="ce17" table:formula="of:=IF(OR([.E2268]=&quot;W_TX_PAYLOAD&quot;;AND([.G2268]&lt;&gt;&quot;&quot;;[.E2269]=&quot;&quot;));BIN2HEX([.D226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70]=[.B2269];&quot;&quot;;VLOOKUP([.D2270];[$Spec.A$1:$Spec.B$1048576];2;0))">
            <text:p/>
          </table:table-cell>
          <table:table-cell table:style-name="ce13" table:formula="of:=IF([.E2270]=&quot;W_REGISTER (RF_CH)&quot;;BIN2DEC([.D2271]);IF([.E2270]=&quot;W_REGISTER (TX_ADDR)&quot;;CONCATENATE(&quot;0x&quot;;BIN2HEX([.D2275]);BIN2HEX([.D2274]);BIN2HEX([.D2273]);BIN2HEX([.D2272]);BIN2HEX([.D2271]));&quot;&quot;))">
            <text:p/>
          </table:table-cell>
          <table:table-cell table:style-name="ce17" table:formula="of:=IF(OR([.E2269]=&quot;W_TX_PAYLOAD&quot;;AND([.G2269]&lt;&gt;&quot;&quot;;[.E2270]=&quot;&quot;));BIN2HEX([.D227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71]=[.B2270];&quot;&quot;;VLOOKUP([.D2271];[$Spec.A$1:$Spec.B$1048576];2;0))">
            <text:p/>
          </table:table-cell>
          <table:table-cell table:style-name="ce13" table:formula="of:=IF([.E2271]=&quot;W_REGISTER (RF_CH)&quot;;BIN2DEC([.D2272]);IF([.E2271]=&quot;W_REGISTER (TX_ADDR)&quot;;CONCATENATE(&quot;0x&quot;;BIN2HEX([.D2276]);BIN2HEX([.D2275]);BIN2HEX([.D2274]);BIN2HEX([.D2273]);BIN2HEX([.D2272]));&quot;&quot;))">
            <text:p/>
          </table:table-cell>
          <table:table-cell table:style-name="ce17" table:formula="of:=IF(OR([.E2270]=&quot;W_TX_PAYLOAD&quot;;AND([.G2270]&lt;&gt;&quot;&quot;;[.E2271]=&quot;&quot;));BIN2HEX([.D227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72]=[.B2271];&quot;&quot;;VLOOKUP([.D2272];[$Spec.A$1:$Spec.B$1048576];2;0))">
            <text:p/>
          </table:table-cell>
          <table:table-cell table:style-name="ce13" table:formula="of:=IF([.E2272]=&quot;W_REGISTER (RF_CH)&quot;;BIN2DEC([.D2273]);IF([.E2272]=&quot;W_REGISTER (TX_ADDR)&quot;;CONCATENATE(&quot;0x&quot;;BIN2HEX([.D2277]);BIN2HEX([.D2276]);BIN2HEX([.D2275]);BIN2HEX([.D2274]);BIN2HEX([.D2273]));&quot;&quot;))">
            <text:p/>
          </table:table-cell>
          <table:table-cell table:style-name="ce17" table:formula="of:=IF(OR([.E2271]=&quot;W_TX_PAYLOAD&quot;;AND([.G2271]&lt;&gt;&quot;&quot;;[.E2272]=&quot;&quot;));BIN2HEX([.D227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73]=[.B2272];&quot;&quot;;VLOOKUP([.D2273];[$Spec.A$1:$Spec.B$1048576];2;0))">
            <text:p/>
          </table:table-cell>
          <table:table-cell table:style-name="ce13" table:formula="of:=IF([.E2273]=&quot;W_REGISTER (RF_CH)&quot;;BIN2DEC([.D2274]);IF([.E2273]=&quot;W_REGISTER (TX_ADDR)&quot;;CONCATENATE(&quot;0x&quot;;BIN2HEX([.D2278]);BIN2HEX([.D2277]);BIN2HEX([.D2276]);BIN2HEX([.D2275]);BIN2HEX([.D2274]));&quot;&quot;))">
            <text:p/>
          </table:table-cell>
          <table:table-cell table:style-name="ce17" table:formula="of:=IF(OR([.E2272]=&quot;W_TX_PAYLOAD&quot;;AND([.G2272]&lt;&gt;&quot;&quot;;[.E2273]=&quot;&quot;));BIN2HEX([.D227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74]=[.B2273];&quot;&quot;;VLOOKUP([.D2274];[$Spec.A$1:$Spec.B$1048576];2;0))">
            <text:p/>
          </table:table-cell>
          <table:table-cell table:style-name="ce13" table:formula="of:=IF([.E2274]=&quot;W_REGISTER (RF_CH)&quot;;BIN2DEC([.D2275]);IF([.E2274]=&quot;W_REGISTER (TX_ADDR)&quot;;CONCATENATE(&quot;0x&quot;;BIN2HEX([.D2279]);BIN2HEX([.D2278]);BIN2HEX([.D2277]);BIN2HEX([.D2276]);BIN2HEX([.D2275]));&quot;&quot;))">
            <text:p/>
          </table:table-cell>
          <table:table-cell table:style-name="ce17" table:formula="of:=IF(OR([.E2273]=&quot;W_TX_PAYLOAD&quot;;AND([.G2273]&lt;&gt;&quot;&quot;;[.E2274]=&quot;&quot;));BIN2HEX([.D227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75]=[.B2274];&quot;&quot;;VLOOKUP([.D2275];[$Spec.A$1:$Spec.B$1048576];2;0))">
            <text:p/>
          </table:table-cell>
          <table:table-cell table:style-name="ce13" table:formula="of:=IF([.E2275]=&quot;W_REGISTER (RF_CH)&quot;;BIN2DEC([.D2276]);IF([.E2275]=&quot;W_REGISTER (TX_ADDR)&quot;;CONCATENATE(&quot;0x&quot;;BIN2HEX([.D2280]);BIN2HEX([.D2279]);BIN2HEX([.D2278]);BIN2HEX([.D2277]);BIN2HEX([.D2276]));&quot;&quot;))">
            <text:p/>
          </table:table-cell>
          <table:table-cell table:style-name="ce17" table:formula="of:=IF(OR([.E2274]=&quot;W_TX_PAYLOAD&quot;;AND([.G2274]&lt;&gt;&quot;&quot;;[.E2275]=&quot;&quot;));BIN2HEX([.D227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76]=[.B2275];&quot;&quot;;VLOOKUP([.D2276];[$Spec.A$1:$Spec.B$1048576];2;0))">
            <text:p/>
          </table:table-cell>
          <table:table-cell table:style-name="ce13" table:formula="of:=IF([.E2276]=&quot;W_REGISTER (RF_CH)&quot;;BIN2DEC([.D2277]);IF([.E2276]=&quot;W_REGISTER (TX_ADDR)&quot;;CONCATENATE(&quot;0x&quot;;BIN2HEX([.D2281]);BIN2HEX([.D2280]);BIN2HEX([.D2279]);BIN2HEX([.D2278]);BIN2HEX([.D2277]));&quot;&quot;))">
            <text:p/>
          </table:table-cell>
          <table:table-cell table:style-name="ce17" table:formula="of:=IF(OR([.E2275]=&quot;W_TX_PAYLOAD&quot;;AND([.G2275]&lt;&gt;&quot;&quot;;[.E2276]=&quot;&quot;));BIN2HEX([.D227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77]=[.B2276];&quot;&quot;;VLOOKUP([.D2277];[$Spec.A$1:$Spec.B$1048576];2;0))">
            <text:p/>
          </table:table-cell>
          <table:table-cell table:style-name="ce13" table:formula="of:=IF([.E2277]=&quot;W_REGISTER (RF_CH)&quot;;BIN2DEC([.D2278]);IF([.E2277]=&quot;W_REGISTER (TX_ADDR)&quot;;CONCATENATE(&quot;0x&quot;;BIN2HEX([.D2282]);BIN2HEX([.D2281]);BIN2HEX([.D2280]);BIN2HEX([.D2279]);BIN2HEX([.D2278]));&quot;&quot;))">
            <text:p/>
          </table:table-cell>
          <table:table-cell table:style-name="ce17" table:formula="of:=IF(OR([.E2276]=&quot;W_TX_PAYLOAD&quot;;AND([.G2276]&lt;&gt;&quot;&quot;;[.E2277]=&quot;&quot;));BIN2HEX([.D227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78]=[.B2277];&quot;&quot;;VLOOKUP([.D2278];[$Spec.A$1:$Spec.B$1048576];2;0))">
            <text:p/>
          </table:table-cell>
          <table:table-cell table:style-name="ce13" table:formula="of:=IF([.E2278]=&quot;W_REGISTER (RF_CH)&quot;;BIN2DEC([.D2279]);IF([.E2278]=&quot;W_REGISTER (TX_ADDR)&quot;;CONCATENATE(&quot;0x&quot;;BIN2HEX([.D2283]);BIN2HEX([.D2282]);BIN2HEX([.D2281]);BIN2HEX([.D2280]);BIN2HEX([.D2279]));&quot;&quot;))">
            <text:p/>
          </table:table-cell>
          <table:table-cell table:style-name="ce17" table:formula="of:=IF(OR([.E2277]=&quot;W_TX_PAYLOAD&quot;;AND([.G2277]&lt;&gt;&quot;&quot;;[.E2278]=&quot;&quot;));BIN2HEX([.D227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79]=[.B2278];&quot;&quot;;VLOOKUP([.D2279];[$Spec.A$1:$Spec.B$1048576];2;0))">
            <text:p/>
          </table:table-cell>
          <table:table-cell table:style-name="ce13" table:formula="of:=IF([.E2279]=&quot;W_REGISTER (RF_CH)&quot;;BIN2DEC([.D2280]);IF([.E2279]=&quot;W_REGISTER (TX_ADDR)&quot;;CONCATENATE(&quot;0x&quot;;BIN2HEX([.D2284]);BIN2HEX([.D2283]);BIN2HEX([.D2282]);BIN2HEX([.D2281]);BIN2HEX([.D2280]));&quot;&quot;))">
            <text:p/>
          </table:table-cell>
          <table:table-cell table:style-name="ce17" table:formula="of:=IF(OR([.E2278]=&quot;W_TX_PAYLOAD&quot;;AND([.G2278]&lt;&gt;&quot;&quot;;[.E2279]=&quot;&quot;));BIN2HEX([.D227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80]=[.B2279];&quot;&quot;;VLOOKUP([.D2280];[$Spec.A$1:$Spec.B$1048576];2;0))">
            <text:p/>
          </table:table-cell>
          <table:table-cell table:style-name="ce13" table:formula="of:=IF([.E2280]=&quot;W_REGISTER (RF_CH)&quot;;BIN2DEC([.D2281]);IF([.E2280]=&quot;W_REGISTER (TX_ADDR)&quot;;CONCATENATE(&quot;0x&quot;;BIN2HEX([.D2285]);BIN2HEX([.D2284]);BIN2HEX([.D2283]);BIN2HEX([.D2282]);BIN2HEX([.D2281]));&quot;&quot;))">
            <text:p/>
          </table:table-cell>
          <table:table-cell table:style-name="ce17" table:formula="of:=IF(OR([.E2279]=&quot;W_TX_PAYLOAD&quot;;AND([.G2279]&lt;&gt;&quot;&quot;;[.E2280]=&quot;&quot;));BIN2HEX([.D228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81]=[.B2280];&quot;&quot;;VLOOKUP([.D2281];[$Spec.A$1:$Spec.B$1048576];2;0))">
            <text:p/>
          </table:table-cell>
          <table:table-cell table:style-name="ce13" table:formula="of:=IF([.E2281]=&quot;W_REGISTER (RF_CH)&quot;;BIN2DEC([.D2282]);IF([.E2281]=&quot;W_REGISTER (TX_ADDR)&quot;;CONCATENATE(&quot;0x&quot;;BIN2HEX([.D2286]);BIN2HEX([.D2285]);BIN2HEX([.D2284]);BIN2HEX([.D2283]);BIN2HEX([.D2282]));&quot;&quot;))">
            <text:p/>
          </table:table-cell>
          <table:table-cell table:style-name="ce17" table:formula="of:=IF(OR([.E2280]=&quot;W_TX_PAYLOAD&quot;;AND([.G2280]&lt;&gt;&quot;&quot;;[.E2281]=&quot;&quot;));BIN2HEX([.D228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82]=[.B2281];&quot;&quot;;VLOOKUP([.D2282];[$Spec.A$1:$Spec.B$1048576];2;0))">
            <text:p/>
          </table:table-cell>
          <table:table-cell table:style-name="ce13" table:formula="of:=IF([.E2282]=&quot;W_REGISTER (RF_CH)&quot;;BIN2DEC([.D2283]);IF([.E2282]=&quot;W_REGISTER (TX_ADDR)&quot;;CONCATENATE(&quot;0x&quot;;BIN2HEX([.D2287]);BIN2HEX([.D2286]);BIN2HEX([.D2285]);BIN2HEX([.D2284]);BIN2HEX([.D2283]));&quot;&quot;))">
            <text:p/>
          </table:table-cell>
          <table:table-cell table:style-name="ce17" table:formula="of:=IF(OR([.E2281]=&quot;W_TX_PAYLOAD&quot;;AND([.G2281]&lt;&gt;&quot;&quot;;[.E2282]=&quot;&quot;));BIN2HEX([.D228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83]=[.B2282];&quot;&quot;;VLOOKUP([.D2283];[$Spec.A$1:$Spec.B$1048576];2;0))">
            <text:p/>
          </table:table-cell>
          <table:table-cell table:style-name="ce13" table:formula="of:=IF([.E2283]=&quot;W_REGISTER (RF_CH)&quot;;BIN2DEC([.D2284]);IF([.E2283]=&quot;W_REGISTER (TX_ADDR)&quot;;CONCATENATE(&quot;0x&quot;;BIN2HEX([.D2288]);BIN2HEX([.D2287]);BIN2HEX([.D2286]);BIN2HEX([.D2285]);BIN2HEX([.D2284]));&quot;&quot;))">
            <text:p/>
          </table:table-cell>
          <table:table-cell table:style-name="ce17" table:formula="of:=IF(OR([.E2282]=&quot;W_TX_PAYLOAD&quot;;AND([.G2282]&lt;&gt;&quot;&quot;;[.E2283]=&quot;&quot;));BIN2HEX([.D228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84]=[.B2283];&quot;&quot;;VLOOKUP([.D2284];[$Spec.A$1:$Spec.B$1048576];2;0))">
            <text:p/>
          </table:table-cell>
          <table:table-cell table:style-name="ce13" table:formula="of:=IF([.E2284]=&quot;W_REGISTER (RF_CH)&quot;;BIN2DEC([.D2285]);IF([.E2284]=&quot;W_REGISTER (TX_ADDR)&quot;;CONCATENATE(&quot;0x&quot;;BIN2HEX([.D2289]);BIN2HEX([.D2288]);BIN2HEX([.D2287]);BIN2HEX([.D2286]);BIN2HEX([.D2285]));&quot;&quot;))">
            <text:p/>
          </table:table-cell>
          <table:table-cell table:style-name="ce17" table:formula="of:=IF(OR([.E2283]=&quot;W_TX_PAYLOAD&quot;;AND([.G2283]&lt;&gt;&quot;&quot;;[.E2284]=&quot;&quot;));BIN2HEX([.D228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85]=[.B2284];&quot;&quot;;VLOOKUP([.D2285];[$Spec.A$1:$Spec.B$1048576];2;0))">
            <text:p/>
          </table:table-cell>
          <table:table-cell table:style-name="ce13" table:formula="of:=IF([.E2285]=&quot;W_REGISTER (RF_CH)&quot;;BIN2DEC([.D2286]);IF([.E2285]=&quot;W_REGISTER (TX_ADDR)&quot;;CONCATENATE(&quot;0x&quot;;BIN2HEX([.D2290]);BIN2HEX([.D2289]);BIN2HEX([.D2288]);BIN2HEX([.D2287]);BIN2HEX([.D2286]));&quot;&quot;))">
            <text:p/>
          </table:table-cell>
          <table:table-cell table:style-name="ce17" table:formula="of:=IF(OR([.E2284]=&quot;W_TX_PAYLOAD&quot;;AND([.G2284]&lt;&gt;&quot;&quot;;[.E2285]=&quot;&quot;));BIN2HEX([.D2285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86]=[.B2285];&quot;&quot;;VLOOKUP([.D2286];[$Spec.A$1:$Spec.B$1048576];2;0))">
            <text:p/>
          </table:table-cell>
          <table:table-cell table:style-name="ce13" table:formula="of:=IF([.E2286]=&quot;W_REGISTER (RF_CH)&quot;;BIN2DEC([.D2287]);IF([.E2286]=&quot;W_REGISTER (TX_ADDR)&quot;;CONCATENATE(&quot;0x&quot;;BIN2HEX([.D2291]);BIN2HEX([.D2290]);BIN2HEX([.D2289]);BIN2HEX([.D2288]);BIN2HEX([.D2287]));&quot;&quot;))">
            <text:p/>
          </table:table-cell>
          <table:table-cell table:style-name="ce17" table:formula="of:=IF(OR([.E2285]=&quot;W_TX_PAYLOAD&quot;;AND([.G2285]&lt;&gt;&quot;&quot;;[.E2286]=&quot;&quot;));BIN2HEX([.D2286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87]=[.B2286];&quot;&quot;;VLOOKUP([.D2287];[$Spec.A$1:$Spec.B$1048576];2;0))">
            <text:p/>
          </table:table-cell>
          <table:table-cell table:style-name="ce13" table:formula="of:=IF([.E2287]=&quot;W_REGISTER (RF_CH)&quot;;BIN2DEC([.D2288]);IF([.E2287]=&quot;W_REGISTER (TX_ADDR)&quot;;CONCATENATE(&quot;0x&quot;;BIN2HEX([.D2292]);BIN2HEX([.D2291]);BIN2HEX([.D2290]);BIN2HEX([.D2289]);BIN2HEX([.D2288]));&quot;&quot;))">
            <text:p/>
          </table:table-cell>
          <table:table-cell table:style-name="ce17" table:formula="of:=IF(OR([.E2286]=&quot;W_TX_PAYLOAD&quot;;AND([.G2286]&lt;&gt;&quot;&quot;;[.E2287]=&quot;&quot;));BIN2HEX([.D2287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88]=[.B2287];&quot;&quot;;VLOOKUP([.D2288];[$Spec.A$1:$Spec.B$1048576];2;0))">
            <text:p/>
          </table:table-cell>
          <table:table-cell table:style-name="ce13" table:formula="of:=IF([.E2288]=&quot;W_REGISTER (RF_CH)&quot;;BIN2DEC([.D2289]);IF([.E2288]=&quot;W_REGISTER (TX_ADDR)&quot;;CONCATENATE(&quot;0x&quot;;BIN2HEX([.D2293]);BIN2HEX([.D2292]);BIN2HEX([.D2291]);BIN2HEX([.D2290]);BIN2HEX([.D2289]));&quot;&quot;))">
            <text:p/>
          </table:table-cell>
          <table:table-cell table:style-name="ce17" table:formula="of:=IF(OR([.E2287]=&quot;W_TX_PAYLOAD&quot;;AND([.G2287]&lt;&gt;&quot;&quot;;[.E2288]=&quot;&quot;));BIN2HEX([.D2288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89]=[.B2288];&quot;&quot;;VLOOKUP([.D2289];[$Spec.A$1:$Spec.B$1048576];2;0))">
            <text:p/>
          </table:table-cell>
          <table:table-cell table:style-name="ce13" table:formula="of:=IF([.E2289]=&quot;W_REGISTER (RF_CH)&quot;;BIN2DEC([.D2290]);IF([.E2289]=&quot;W_REGISTER (TX_ADDR)&quot;;CONCATENATE(&quot;0x&quot;;BIN2HEX([.D2294]);BIN2HEX([.D2293]);BIN2HEX([.D2292]);BIN2HEX([.D2291]);BIN2HEX([.D2290]));&quot;&quot;))">
            <text:p/>
          </table:table-cell>
          <table:table-cell table:style-name="ce17" table:formula="of:=IF(OR([.E2288]=&quot;W_TX_PAYLOAD&quot;;AND([.G2288]&lt;&gt;&quot;&quot;;[.E2289]=&quot;&quot;));BIN2HEX([.D2289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90]=[.B2289];&quot;&quot;;VLOOKUP([.D2290];[$Spec.A$1:$Spec.B$1048576];2;0))">
            <text:p/>
          </table:table-cell>
          <table:table-cell table:style-name="ce13" table:formula="of:=IF([.E2290]=&quot;W_REGISTER (RF_CH)&quot;;BIN2DEC([.D2291]);IF([.E2290]=&quot;W_REGISTER (TX_ADDR)&quot;;CONCATENATE(&quot;0x&quot;;BIN2HEX([.D2295]);BIN2HEX([.D2294]);BIN2HEX([.D2293]);BIN2HEX([.D2292]);BIN2HEX([.D2291]));&quot;&quot;))">
            <text:p/>
          </table:table-cell>
          <table:table-cell table:style-name="ce17" table:formula="of:=IF(OR([.E2289]=&quot;W_TX_PAYLOAD&quot;;AND([.G2289]&lt;&gt;&quot;&quot;;[.E2290]=&quot;&quot;));BIN2HEX([.D2290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91]=[.B2290];&quot;&quot;;VLOOKUP([.D2291];[$Spec.A$1:$Spec.B$1048576];2;0))">
            <text:p/>
          </table:table-cell>
          <table:table-cell table:style-name="ce13" table:formula="of:=IF([.E2291]=&quot;W_REGISTER (RF_CH)&quot;;BIN2DEC([.D2292]);IF([.E2291]=&quot;W_REGISTER (TX_ADDR)&quot;;CONCATENATE(&quot;0x&quot;;BIN2HEX([.D2296]);BIN2HEX([.D2295]);BIN2HEX([.D2294]);BIN2HEX([.D2293]);BIN2HEX([.D2292]));&quot;&quot;))">
            <text:p/>
          </table:table-cell>
          <table:table-cell table:style-name="ce17" table:formula="of:=IF(OR([.E2290]=&quot;W_TX_PAYLOAD&quot;;AND([.G2290]&lt;&gt;&quot;&quot;;[.E2291]=&quot;&quot;));BIN2HEX([.D2291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92]=[.B2291];&quot;&quot;;VLOOKUP([.D2292];[$Spec.A$1:$Spec.B$1048576];2;0))">
            <text:p/>
          </table:table-cell>
          <table:table-cell table:style-name="ce13" table:formula="of:=IF([.E2292]=&quot;W_REGISTER (RF_CH)&quot;;BIN2DEC([.D2293]);IF([.E2292]=&quot;W_REGISTER (TX_ADDR)&quot;;CONCATENATE(&quot;0x&quot;;BIN2HEX([.D2297]);BIN2HEX([.D2296]);BIN2HEX([.D2295]);BIN2HEX([.D2294]);BIN2HEX([.D2293]));&quot;&quot;))">
            <text:p/>
          </table:table-cell>
          <table:table-cell table:style-name="ce17" table:formula="of:=IF(OR([.E2291]=&quot;W_TX_PAYLOAD&quot;;AND([.G2291]&lt;&gt;&quot;&quot;;[.E2292]=&quot;&quot;));BIN2HEX([.D2292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93]=[.B2292];&quot;&quot;;VLOOKUP([.D2293];[$Spec.A$1:$Spec.B$1048576];2;0))">
            <text:p/>
          </table:table-cell>
          <table:table-cell table:style-name="ce13" table:formula="of:=IF([.E2293]=&quot;W_REGISTER (RF_CH)&quot;;BIN2DEC([.D2294]);IF([.E2293]=&quot;W_REGISTER (TX_ADDR)&quot;;CONCATENATE(&quot;0x&quot;;BIN2HEX([.D2298]);BIN2HEX([.D2297]);BIN2HEX([.D2296]);BIN2HEX([.D2295]);BIN2HEX([.D2294]));&quot;&quot;))">
            <text:p/>
          </table:table-cell>
          <table:table-cell table:style-name="ce17" table:formula="of:=IF(OR([.E2292]=&quot;W_TX_PAYLOAD&quot;;AND([.G2292]&lt;&gt;&quot;&quot;;[.E2293]=&quot;&quot;));BIN2HEX([.D2293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table:formula="of:=IF([.B2294]=[.B2293];&quot;&quot;;VLOOKUP([.D2294];[$Spec.A$1:$Spec.B$1048576];2;0))">
            <text:p/>
          </table:table-cell>
          <table:table-cell table:style-name="ce13" table:formula="of:=IF([.E2294]=&quot;W_REGISTER (RF_CH)&quot;;BIN2DEC([.D2295]);IF([.E2294]=&quot;W_REGISTER (TX_ADDR)&quot;;CONCATENATE(&quot;0x&quot;;BIN2HEX([.D2299]);BIN2HEX([.D2298]);BIN2HEX([.D2297]);BIN2HEX([.D2296]);BIN2HEX([.D2295]));&quot;&quot;))">
            <text:p/>
          </table:table-cell>
          <table:table-cell table:style-name="ce17" table:formula="of:=IF(OR([.E2293]=&quot;W_TX_PAYLOAD&quot;;AND([.G2293]&lt;&gt;&quot;&quot;;[.E2294]=&quot;&quot;));BIN2HEX([.D2294]);&quot;&quot;)" office:value-type="string" office:string-value="" calcext:value-type="error">
            <text:p>#N/D</text:p>
          </table:table-cell>
          <table:table-cell table:number-columns-repeated="2"/>
        </table:table-row>
        <table:table-row table:style-name="ro1" table:number-rows-repeated="104628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pec" table:style-name="ta1">
        <table:table-column table:style-name="co8" table:default-cell-style-name="ce24"/>
        <table:table-column table:style-name="co10" table:default-cell-style-name="ce24"/>
        <table:table-column table:style-name="co8" table:number-columns-repeated="2" table:default-cell-style-name="ce24"/>
        <table:table-row table:style-name="ro1">
          <table:table-cell office:value-type="string" calcext:value-type="string">
            <text:p>00000111</text:p>
          </table:table-cell>
          <table:table-cell table:style-name="Default" office:value-type="string" calcext:value-type="string">
            <text:p>R_REGISTER (STATU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100001</text:p>
          </table:table-cell>
          <table:table-cell office:value-type="string" calcext:value-type="string">
            <text:p>FLUSH_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00000</text:p>
          </table:table-cell>
          <table:table-cell table:style-name="Default" office:value-type="string" calcext:value-type="string">
            <text:p>W_TX_PAY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00000</text:p>
          </table:table-cell>
          <table:table-cell office:value-type="string" calcext:value-type="string">
            <text:p>W_REGISTER (CONFIG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00001</text:p>
          </table:table-cell>
          <table:table-cell office:value-type="string" calcext:value-type="string">
            <text:p>W_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00010</text:p>
          </table:table-cell>
          <table:table-cell office:value-type="string" calcext:value-type="string">
            <text:p>W_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00011</text:p>
          </table:table-cell>
          <table:table-cell office:value-type="string" calcext:value-type="string">
            <text:p>W_REGISTER (SETUP_AW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00100</text:p>
          </table:table-cell>
          <table:table-cell office:value-type="string" calcext:value-type="string">
            <text:p>W_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00101</text:p>
          </table:table-cell>
          <table:table-cell office:value-type="string" calcext:value-type="string">
            <text:p>W_REGISTER (RF_CH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00110</text:p>
          </table:table-cell>
          <table:table-cell office:value-type="string" calcext:value-type="string">
            <text:p>W_REGISTER(RF_SETUP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00111</text:p>
          </table:table-cell>
          <table:table-cell office:value-type="string" calcext:value-type="string">
            <text:p>W_REGISTER (STATU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01000</text:p>
          </table:table-cell>
          <table:table-cell office:value-type="string" calcext:value-type="string">
            <text:p>W_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01001</text:p>
          </table:table-cell>
          <table:table-cell office:value-type="string" calcext:value-type="string">
            <text:p>W_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01010</text:p>
          </table:table-cell>
          <table:table-cell office:value-type="string" calcext:value-type="string">
            <text:p>W_REGISTER (OBSERVE_TX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01011</text:p>
          </table:table-cell>
          <table:table-cell office:value-type="string" calcext:value-type="string">
            <text:p>W_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01100</text:p>
          </table:table-cell>
          <table:table-cell office:value-type="string" calcext:value-type="string">
            <text:p>W_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01101</text:p>
          </table:table-cell>
          <table:table-cell office:value-type="string" calcext:value-type="string">
            <text:p>W_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01110</text:p>
          </table:table-cell>
          <table:table-cell office:value-type="string" calcext:value-type="string">
            <text:p>W_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01111</text:p>
          </table:table-cell>
          <table:table-cell office:value-type="string" calcext:value-type="string">
            <text:p>W_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10000</text:p>
          </table:table-cell>
          <table:table-cell office:value-type="string" calcext:value-type="string">
            <text:p>W_REGISTER (TX_ADD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10001</text:p>
          </table:table-cell>
          <table:table-cell office:value-type="string" calcext:value-type="string">
            <text:p>W_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10010</text:p>
          </table:table-cell>
          <table:table-cell office:value-type="string" calcext:value-type="string">
            <text:p>W_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10011</text:p>
          </table:table-cell>
          <table:table-cell office:value-type="string" calcext:value-type="string">
            <text:p>W_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10100</text:p>
          </table:table-cell>
          <table:table-cell office:value-type="string" calcext:value-type="string">
            <text:p>W_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10101</text:p>
          </table:table-cell>
          <table:table-cell office:value-type="string" calcext:value-type="string">
            <text:p>W_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10110</text:p>
          </table:table-cell>
          <table:table-cell office:value-type="string" calcext:value-type="string">
            <text:p>W_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10111</text:p>
          </table:table-cell>
          <table:table-cell office:value-type="string" calcext:value-type="string">
            <text:p>W_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11000</text:p>
          </table:table-cell>
          <table:table-cell office:value-type="string" calcext:value-type="string">
            <text:p>W_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11001</text:p>
          </table:table-cell>
          <table:table-cell office:value-type="string" calcext:value-type="string">
            <text:p>W_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11010</text:p>
          </table:table-cell>
          <table:table-cell office:value-type="string" calcext:value-type="string">
            <text:p>W_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11011</text:p>
          </table:table-cell>
          <table:table-cell office:value-type="string" calcext:value-type="string">
            <text:p>W_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11100</text:p>
          </table:table-cell>
          <table:table-cell office:value-type="string" calcext:value-type="string">
            <text:p>W_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11101</text:p>
          </table:table-cell>
          <table:table-cell office:value-type="string" calcext:value-type="string">
            <text:p>W_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11110</text:p>
          </table:table-cell>
          <table:table-cell office:value-type="string" calcext:value-type="string">
            <text:p>W_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11111</text:p>
          </table:table-cell>
          <table:table-cell office:value-type="string" calcext:value-type="string">
            <text:p>W_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010000</text:p>
          </table:table-cell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100001</text:p>
          </table:table-cell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100010</text:p>
          </table:table-cell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 table:number-rows-repeated="104853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pnj_init.A1:pnj_init.I229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7">00/00/0000</text:date>, <text:time style:data-style-name="N2" text:time-value="23:48:30.7606457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7T16:55:50.991657674</dc:date>
    <meta:editing-duration>P1DT22H53M42S</meta:editing-duration>
    <meta:editing-cycles>12</meta:editing-cycles>
    <meta:generator>LibreOffice/6.1.5.2$Linux_X86_64 LibreOffice_project/10$Build-2</meta:generator>
    <meta:document-statistic meta:table-count="2" meta:cell-count="12725" meta:object-count="0"/>
  </office:meta>
</office:document-meta>
</file>